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ft5" table:style-name="ta1">
        <table:table-column table:style-name="co1" table:number-columns-repeated="6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76.2633" calcext:value-type="float">
            <text:p>76.2633</text:p>
          </table:table-cell>
          <table:table-cell office:value-type="float" office:value="290.439" calcext:value-type="float">
            <text:p>290.439</text:p>
          </table:table-cell>
          <table:table-cell office:value-type="float" office:value="45.6423" calcext:value-type="float">
            <text:p>45.6423</text:p>
          </table:table-cell>
          <table:table-cell office:value-type="float" office:value="76.9222" calcext:value-type="float">
            <text:p>76.9222</text:p>
          </table:table-cell>
          <table:table-cell office:value-type="float" office:value="279.671" calcext:value-type="float">
            <text:p>279.671</text:p>
          </table:table-cell>
          <table:table-cell office:value-type="float" office:value="47.248" calcext:value-type="float">
            <text:p>47.248</text:p>
          </table:table-cell>
          <table:table-cell/>
          <table:table-cell table:formula="of:=([.D1]-[.A1])/0.0166667" office:value-type="float" office:value="39.5339209321583" calcext:value-type="float">
            <text:p>39.5339209321583</text:p>
          </table:table-cell>
          <table:table-cell table:formula="of:=ABS([.E1]-[.B1])/0.0166667" office:value-type="float" office:value="646.078707842586" calcext:value-type="float">
            <text:p>646.078707842586</text:p>
          </table:table-cell>
          <table:table-cell table:formula="of:=([.F1]-[.C1])/0.0166667" office:value-type="float" office:value="96.3418073163853" calcext:value-type="float">
            <text:p>96.3418073163853</text:p>
          </table:table-cell>
          <table:table-cell table:formula="of:=DEGREES(ATAN(ABS([.F1]-[.C1])/ABS([.E1]-[.B1])))" office:value-type="float" office:value="8.48132270509885" calcext:value-type="float">
            <text:p>8.48132270509885</text:p>
          </table:table-cell>
          <table:table-cell table:formula="of:=SQRT(POWER([.H1];2)+POWER([.I1];2)+POWER([.J1];2))" office:value-type="float" office:value="654.417581876284" calcext:value-type="float">
            <text:p>654.417581876284</text:p>
          </table:table-cell>
        </table:table-row>
        <table:table-row table:style-name="ro1">
          <table:table-cell office:value-type="float" office:value="76.0645" calcext:value-type="float">
            <text:p>76.0645</text:p>
          </table:table-cell>
          <table:table-cell office:value-type="float" office:value="297.456" calcext:value-type="float">
            <text:p>297.456</text:p>
          </table:table-cell>
          <table:table-cell office:value-type="float" office:value="44.594" calcext:value-type="float">
            <text:p>44.594</text:p>
          </table:table-cell>
          <table:table-cell office:value-type="float" office:value="76.7517" calcext:value-type="float">
            <text:p>76.7517</text:p>
          </table:table-cell>
          <table:table-cell office:value-type="float" office:value="287.73" calcext:value-type="float">
            <text:p>287.73</text:p>
          </table:table-cell>
          <table:table-cell office:value-type="float" office:value="46.0433" calcext:value-type="float">
            <text:p>46.0433</text:p>
          </table:table-cell>
          <table:table-cell/>
          <table:table-cell table:formula="of:=([.D2]-[.A2])/0.0166667" office:value-type="float" office:value="41.2319175361652" calcext:value-type="float">
            <text:p>41.2319175361652</text:p>
          </table:table-cell>
          <table:table-cell table:formula="of:=ABS([.E2]-[.B2])/0.0166667" office:value-type="float" office:value="583.558832882334" calcext:value-type="float">
            <text:p>583.558832882334</text:p>
          </table:table-cell>
          <table:table-cell table:formula="of:=([.F2]-[.C2])/0.0166667" office:value-type="float" office:value="86.9578260843479" calcext:value-type="float">
            <text:p>86.9578260843479</text:p>
          </table:table-cell>
          <table:table-cell table:formula="of:=DEGREES(ATAN(ABS([.F2]-[.C2])/ABS([.E2]-[.B2])))" office:value-type="float" office:value="8.47544855652481" calcext:value-type="float">
            <text:p>8.47544855652481</text:p>
          </table:table-cell>
          <table:table-cell table:formula="of:=SQRT(POWER([.H2];2)+POWER([.I2];2)+POWER([.J2];2))" office:value-type="float" office:value="591.441160197713" calcext:value-type="float">
            <text:p>591.441160197713</text:p>
          </table:table-cell>
        </table:table-row>
        <table:table-row table:style-name="ro1">
          <table:table-cell office:value-type="float" office:value="75.8022" calcext:value-type="float">
            <text:p>75.8022</text:p>
          </table:table-cell>
          <table:table-cell office:value-type="float" office:value="297.499" calcext:value-type="float">
            <text:p>297.499</text:p>
          </table:table-cell>
          <table:table-cell office:value-type="float" office:value="44.3312" calcext:value-type="float">
            <text:p>44.3312</text:p>
          </table:table-cell>
          <table:table-cell office:value-type="float" office:value="76.495" calcext:value-type="float">
            <text:p>76.495</text:p>
          </table:table-cell>
          <table:table-cell office:value-type="float" office:value="287.768" calcext:value-type="float">
            <text:p>287.768</text:p>
          </table:table-cell>
          <table:table-cell office:value-type="float" office:value="45.7866" calcext:value-type="float">
            <text:p>45.7866</text:p>
          </table:table-cell>
          <table:table-cell/>
          <table:table-cell table:formula="of:=([.D3]-[.A3])/0.0166667" office:value-type="float" office:value="41.5679168641666" calcext:value-type="float">
            <text:p>41.5679168641666</text:p>
          </table:table-cell>
          <table:table-cell table:formula="of:=ABS([.E3]-[.B3])/0.0166667" office:value-type="float" office:value="583.858832282339" calcext:value-type="float">
            <text:p>583.858832282339</text:p>
          </table:table-cell>
          <table:table-cell table:formula="of:=([.F3]-[.C3])/0.0166667" office:value-type="float" office:value="87.3238253523491" calcext:value-type="float">
            <text:p>87.3238253523491</text:p>
          </table:table-cell>
          <table:table-cell table:formula="of:=DEGREES(ATAN(ABS([.F3]-[.C3])/ABS([.E3]-[.B3])))" office:value-type="float" office:value="8.50629084254012" calcext:value-type="float">
            <text:p>8.50629084254012</text:p>
          </table:table-cell>
          <table:table-cell table:formula="of:=SQRT(POWER([.H3];2)+POWER([.I3];2)+POWER([.J3];2))" office:value-type="float" office:value="591.814564049154" calcext:value-type="float">
            <text:p>591.814564049154</text:p>
          </table:table-cell>
        </table:table-row>
        <table:table-row table:style-name="ro1">
          <table:table-cell office:value-type="float" office:value="76.3008" calcext:value-type="float">
            <text:p>76.3008</text:p>
          </table:table-cell>
          <table:table-cell office:value-type="float" office:value="294.701" calcext:value-type="float">
            <text:p>294.701</text:p>
          </table:table-cell>
          <table:table-cell office:value-type="float" office:value="44.7469" calcext:value-type="float">
            <text:p>44.7469</text:p>
          </table:table-cell>
          <table:table-cell office:value-type="float" office:value="76.9793" calcext:value-type="float">
            <text:p>76.9793</text:p>
          </table:table-cell>
          <table:table-cell office:value-type="float" office:value="285.141" calcext:value-type="float">
            <text:p>285.141</text:p>
          </table:table-cell>
          <table:table-cell office:value-type="float" office:value="45.9248" calcext:value-type="float">
            <text:p>45.9248</text:p>
          </table:table-cell>
          <table:table-cell/>
          <table:table-cell table:formula="of:=([.D4]-[.A4])/0.0166667" office:value-type="float" office:value="40.7099185801628" calcext:value-type="float">
            <text:p>40.7099185801628</text:p>
          </table:table-cell>
          <table:table-cell table:formula="of:=ABS([.E4]-[.B4])/0.0166667" office:value-type="float" office:value="573.598852802295" calcext:value-type="float">
            <text:p>573.598852802295</text:p>
          </table:table-cell>
          <table:table-cell table:formula="of:=([.F4]-[.C4])/0.0166667" office:value-type="float" office:value="70.6738586522828" calcext:value-type="float">
            <text:p>70.6738586522828</text:p>
          </table:table-cell>
          <table:table-cell table:formula="of:=DEGREES(ATAN(ABS([.F4]-[.C4])/ABS([.E4]-[.B4])))" office:value-type="float" office:value="7.02408579927481" calcext:value-type="float">
            <text:p>7.02408579927481</text:p>
          </table:table-cell>
          <table:table-cell table:formula="of:=SQRT(POWER([.H4];2)+POWER([.I4];2)+POWER([.J4];2))" office:value-type="float" office:value="579.368393773525" calcext:value-type="float">
            <text:p>579.368393773525</text:p>
          </table:table-cell>
        </table:table-row>
        <table:table-row table:style-name="ro1">
          <table:table-cell office:value-type="float" office:value="76.7795" calcext:value-type="float">
            <text:p>76.7795</text:p>
          </table:table-cell>
          <table:table-cell office:value-type="float" office:value="290.424" calcext:value-type="float">
            <text:p>290.424</text:p>
          </table:table-cell>
          <table:table-cell office:value-type="float" office:value="45.8945" calcext:value-type="float">
            <text:p>45.8945</text:p>
          </table:table-cell>
          <table:table-cell office:value-type="float" office:value="77.4419" calcext:value-type="float">
            <text:p>77.4419</text:p>
          </table:table-cell>
          <table:table-cell office:value-type="float" office:value="280.989" calcext:value-type="float">
            <text:p>280.989</text:p>
          </table:table-cell>
          <table:table-cell office:value-type="float" office:value="47.2955" calcext:value-type="float">
            <text:p>47.2955</text:p>
          </table:table-cell>
          <table:table-cell/>
          <table:table-cell table:formula="of:=([.D5]-[.A5])/0.0166667" office:value-type="float" office:value="39.7439205121593" calcext:value-type="float">
            <text:p>39.7439205121593</text:p>
          </table:table-cell>
          <table:table-cell table:formula="of:=ABS([.E5]-[.B5])/0.0166667" office:value-type="float" office:value="566.098867802265" calcext:value-type="float">
            <text:p>566.098867802265</text:p>
          </table:table-cell>
          <table:table-cell table:formula="of:=([.F5]-[.C5])/0.0166667" office:value-type="float" office:value="84.059831880336" calcext:value-type="float">
            <text:p>84.059831880336</text:p>
          </table:table-cell>
          <table:table-cell table:formula="of:=DEGREES(ATAN(ABS([.F5]-[.C5])/ABS([.E5]-[.B5])))" office:value-type="float" office:value="8.44611536977503" calcext:value-type="float">
            <text:p>8.44611536977503</text:p>
          </table:table-cell>
          <table:table-cell table:formula="of:=SQRT(POWER([.H5];2)+POWER([.I5];2)+POWER([.J5];2))" office:value-type="float" office:value="573.684201177297" calcext:value-type="float">
            <text:p>573.684201177297</text:p>
          </table:table-cell>
        </table:table-row>
        <table:table-row table:style-name="ro1">
          <table:table-cell office:value-type="float" office:value="76.3264" calcext:value-type="float">
            <text:p>76.3264</text:p>
          </table:table-cell>
          <table:table-cell office:value-type="float" office:value="297.474" calcext:value-type="float">
            <text:p>297.474</text:p>
          </table:table-cell>
          <table:table-cell office:value-type="float" office:value="44.5888" calcext:value-type="float">
            <text:p>44.5888</text:p>
          </table:table-cell>
          <table:table-cell office:value-type="float" office:value="77.2495" calcext:value-type="float">
            <text:p>77.2495</text:p>
          </table:table-cell>
          <table:table-cell office:value-type="float" office:value="286.404" calcext:value-type="float">
            <text:p>286.404</text:p>
          </table:table-cell>
          <table:table-cell office:value-type="float" office:value="46.2372" calcext:value-type="float">
            <text:p>46.2372</text:p>
          </table:table-cell>
          <table:table-cell/>
          <table:table-cell table:formula="of:=([.D6]-[.A6])/0.0166667" office:value-type="float" office:value="55.385889228221" calcext:value-type="float">
            <text:p>55.385889228221</text:p>
          </table:table-cell>
          <table:table-cell table:formula="of:=ABS([.E6]-[.B6])/0.0166667" office:value-type="float" office:value="664.198671602656" calcext:value-type="float">
            <text:p>664.198671602656</text:p>
          </table:table-cell>
          <table:table-cell table:formula="of:=([.F6]-[.C6])/0.0166667" office:value-type="float" office:value="98.9038021923958" calcext:value-type="float">
            <text:p>98.9038021923958</text:p>
          </table:table-cell>
          <table:table-cell table:formula="of:=DEGREES(ATAN(ABS([.F6]-[.C6])/ABS([.E6]-[.B6])))" office:value-type="float" office:value="8.46950708377276" calcext:value-type="float">
            <text:p>8.46950708377276</text:p>
          </table:table-cell>
          <table:table-cell table:formula="of:=SQRT(POWER([.H6];2)+POWER([.I6];2)+POWER([.J6];2))" office:value-type="float" office:value="673.802221851818" calcext:value-type="float">
            <text:p>673.802221851818</text:p>
          </table:table-cell>
        </table:table-row>
        <table:table-row table:style-name="ro1">
          <table:table-cell office:value-type="float" office:value="77.0822" calcext:value-type="float">
            <text:p>77.0822</text:p>
          </table:table-cell>
          <table:table-cell office:value-type="float" office:value="294.75" calcext:value-type="float">
            <text:p>294.75</text:p>
          </table:table-cell>
          <table:table-cell office:value-type="float" office:value="44.7324" calcext:value-type="float">
            <text:p>44.7324</text:p>
          </table:table-cell>
          <table:table-cell office:value-type="float" office:value="77.9826" calcext:value-type="float">
            <text:p>77.9826</text:p>
          </table:table-cell>
          <table:table-cell office:value-type="float" office:value="283.812" calcext:value-type="float">
            <text:p>283.812</text:p>
          </table:table-cell>
          <table:table-cell office:value-type="float" office:value="46.3674" calcext:value-type="float">
            <text:p>46.3674</text:p>
          </table:table-cell>
          <table:table-cell/>
          <table:table-cell table:formula="of:=([.D7]-[.A7])/0.0166667" office:value-type="float" office:value="54.0238919522164" calcext:value-type="float">
            <text:p>54.0238919522164</text:p>
          </table:table-cell>
          <table:table-cell table:formula="of:=ABS([.E7]-[.B7])/0.0166667" office:value-type="float" office:value="656.278687442624" calcext:value-type="float">
            <text:p>656.278687442624</text:p>
          </table:table-cell>
          <table:table-cell table:formula="of:=([.F7]-[.C7])/0.0166667" office:value-type="float" office:value="98.0998038003927" calcext:value-type="float">
            <text:p>98.0998038003927</text:p>
          </table:table-cell>
          <table:table-cell table:formula="of:=DEGREES(ATAN(ABS([.F7]-[.C7])/ABS([.E7]-[.B7])))" office:value-type="float" office:value="8.50156247893134" calcext:value-type="float">
            <text:p>8.50156247893134</text:p>
          </table:table-cell>
          <table:table-cell table:formula="of:=SQRT(POWER([.H7];2)+POWER([.I7];2)+POWER([.J7];2))" office:value-type="float" office:value="665.765625425911" calcext:value-type="float">
            <text:p>665.765625425911</text:p>
          </table:table-cell>
        </table:table-row>
        <table:table-row table:style-name="ro1">
          <table:table-cell office:value-type="float" office:value="77.28" calcext:value-type="float">
            <text:p>77.28</text:p>
          </table:table-cell>
          <table:table-cell office:value-type="float" office:value="289.082" calcext:value-type="float">
            <text:p>289.082</text:p>
          </table:table-cell>
          <table:table-cell office:value-type="float" office:value="46.0901" calcext:value-type="float">
            <text:p>46.0901</text:p>
          </table:table-cell>
          <table:table-cell office:value-type="float" office:value="77.9475" calcext:value-type="float">
            <text:p>77.9475</text:p>
          </table:table-cell>
          <table:table-cell office:value-type="float" office:value="281.027" calcext:value-type="float">
            <text:p>281.027</text:p>
          </table:table-cell>
          <table:table-cell office:value-type="float" office:value="47.2851" calcext:value-type="float">
            <text:p>47.2851</text:p>
          </table:table-cell>
          <table:table-cell/>
          <table:table-cell table:formula="of:=([.D8]-[.A8])/0.0166667" office:value-type="float" office:value="40.0499199001604" calcext:value-type="float">
            <text:p>40.0499199001604</text:p>
          </table:table-cell>
          <table:table-cell table:formula="of:=ABS([.E8]-[.B8])/0.0166667" office:value-type="float" office:value="483.299033401934" calcext:value-type="float">
            <text:p>483.299033401934</text:p>
          </table:table-cell>
          <table:table-cell table:formula="of:=([.F8]-[.C8])/0.0166667" office:value-type="float" office:value="71.6998566002868" calcext:value-type="float">
            <text:p>71.6998566002868</text:p>
          </table:table-cell>
          <table:table-cell table:formula="of:=DEGREES(ATAN(ABS([.F8]-[.C8])/ABS([.E8]-[.B8])))" office:value-type="float" office:value="8.43856918364232" calcext:value-type="float">
            <text:p>8.43856918364232</text:p>
          </table:table-cell>
          <table:table-cell table:formula="of:=SQRT(POWER([.H8];2)+POWER([.I8];2)+POWER([.J8];2))" office:value-type="float" office:value="490.227315852304" calcext:value-type="float">
            <text:p>490.227315852304</text:p>
          </table:table-cell>
        </table:table-row>
        <table:table-row table:style-name="ro1">
          <table:table-cell office:value-type="float" office:value="77.5863" calcext:value-type="float">
            <text:p>77.5863</text:p>
          </table:table-cell>
          <table:table-cell office:value-type="float" office:value="293.266" calcext:value-type="float">
            <text:p>293.266</text:p>
          </table:table-cell>
          <table:table-cell office:value-type="float" office:value="45.4634" calcext:value-type="float">
            <text:p>45.4634</text:p>
          </table:table-cell>
          <table:table-cell office:value-type="float" office:value="78.7443" calcext:value-type="float">
            <text:p>78.7443</text:p>
          </table:table-cell>
          <table:table-cell office:value-type="float" office:value="283.703" calcext:value-type="float">
            <text:p>283.703</text:p>
          </table:table-cell>
          <table:table-cell office:value-type="float" office:value="47.1298" calcext:value-type="float">
            <text:p>47.1298</text:p>
          </table:table-cell>
          <table:table-cell/>
          <table:table-cell table:formula="of:=([.D9]-[.A9])/0.0166667" office:value-type="float" office:value="69.479861040278" calcext:value-type="float">
            <text:p>69.479861040278</text:p>
          </table:table-cell>
          <table:table-cell table:formula="of:=ABS([.E9]-[.B9])/0.0166667" office:value-type="float" office:value="573.778852442298" calcext:value-type="float">
            <text:p>573.778852442298</text:p>
          </table:table-cell>
          <table:table-cell table:formula="of:=([.F9]-[.C9])/0.0166667" office:value-type="float" office:value="99.9838000324001" calcext:value-type="float">
            <text:p>99.9838000324001</text:p>
          </table:table-cell>
          <table:table-cell table:formula="of:=DEGREES(ATAN(ABS([.F9]-[.C9])/ABS([.E9]-[.B9])))" office:value-type="float" office:value="9.88482002724233" calcext:value-type="float">
            <text:p>9.88482002724233</text:p>
          </table:table-cell>
          <table:table-cell table:formula="of:=SQRT(POWER([.H9];2)+POWER([.I9];2)+POWER([.J9];2))" office:value-type="float" office:value="586.554671679542" calcext:value-type="float">
            <text:p>586.554671679542</text:p>
          </table:table-cell>
        </table:table-row>
        <table:table-row table:style-name="ro1">
          <table:table-cell office:value-type="float" office:value="76.3137" calcext:value-type="float">
            <text:p>76.3137</text:p>
          </table:table-cell>
          <table:table-cell office:value-type="float" office:value="296.053" calcext:value-type="float">
            <text:p>296.053</text:p>
          </table:table-cell>
          <table:table-cell office:value-type="float" office:value="44.8016" calcext:value-type="float">
            <text:p>44.8016</text:p>
          </table:table-cell>
          <table:table-cell office:value-type="float" office:value="77.0083" calcext:value-type="float">
            <text:p>77.0083</text:p>
          </table:table-cell>
          <table:table-cell office:value-type="float" office:value="287.755" calcext:value-type="float">
            <text:p>287.755</text:p>
          </table:table-cell>
          <table:table-cell office:value-type="float" office:value="46.0372" calcext:value-type="float">
            <text:p>46.0372</text:p>
          </table:table-cell>
          <table:table-cell/>
          <table:table-cell table:formula="of:=([.D10]-[.A10])/0.0166667" office:value-type="float" office:value="41.6759166481672" calcext:value-type="float">
            <text:p>41.6759166481672</text:p>
          </table:table-cell>
          <table:table-cell table:formula="of:=ABS([.E10]-[.B10])/0.0166667" office:value-type="float" office:value="497.879004241992" calcext:value-type="float">
            <text:p>497.879004241992</text:p>
          </table:table-cell>
          <table:table-cell table:formula="of:=([.F10]-[.C10])/0.0166667" office:value-type="float" office:value="74.1358517282964" calcext:value-type="float">
            <text:p>74.1358517282964</text:p>
          </table:table-cell>
          <table:table-cell table:formula="of:=DEGREES(ATAN(ABS([.F10]-[.C10])/ABS([.E10]-[.B10])))" office:value-type="float" office:value="8.46930498316824" calcext:value-type="float">
            <text:p>8.46930498316824</text:p>
          </table:table-cell>
          <table:table-cell table:formula="of:=SQRT(POWER([.H10];2)+POWER([.I10];2)+POWER([.J10];2))" office:value-type="float" office:value="505.090595244994" calcext:value-type="float">
            <text:p>505.090595244994</text:p>
          </table:table-cell>
        </table:table-row>
        <table:table-row table:style-name="ro1">
          <table:table-cell office:value-type="float" office:value="76.3263" calcext:value-type="float">
            <text:p>76.3263</text:p>
          </table:table-cell>
          <table:table-cell office:value-type="float" office:value="297.542" calcext:value-type="float">
            <text:p>297.542</text:p>
          </table:table-cell>
          <table:table-cell office:value-type="float" office:value="44.3199" calcext:value-type="float">
            <text:p>44.3199</text:p>
          </table:table-cell>
          <table:table-cell office:value-type="float" office:value="77.2498" calcext:value-type="float">
            <text:p>77.2498</text:p>
          </table:table-cell>
          <table:table-cell office:value-type="float" office:value="286.518" calcext:value-type="float">
            <text:p>286.518</text:p>
          </table:table-cell>
          <table:table-cell office:value-type="float" office:value="45.7147" calcext:value-type="float">
            <text:p>45.7147</text:p>
          </table:table-cell>
          <table:table-cell/>
          <table:table-cell table:formula="of:=([.D11]-[.A11])/0.0166667" office:value-type="float" office:value="55.409889180221" calcext:value-type="float">
            <text:p>55.409889180221</text:p>
          </table:table-cell>
          <table:table-cell table:formula="of:=ABS([.E11]-[.B11])/0.0166667" office:value-type="float" office:value="661.438677122646" calcext:value-type="float">
            <text:p>661.438677122646</text:p>
          </table:table-cell>
          <table:table-cell table:formula="of:=([.F11]-[.C11])/0.0166667" office:value-type="float" office:value="83.687832624335" calcext:value-type="float">
            <text:p>83.687832624335</text:p>
          </table:table-cell>
          <table:table-cell table:formula="of:=DEGREES(ATAN(ABS([.F11]-[.C11])/ABS([.E11]-[.B11])))" office:value-type="float" office:value="7.21097261689497" calcext:value-type="float">
            <text:p>7.21097261689497</text:p>
          </table:table-cell>
          <table:table-cell table:formula="of:=SQRT(POWER([.H11];2)+POWER([.I11];2)+POWER([.J11];2))" office:value-type="float" office:value="669.01048776688" calcext:value-type="float">
            <text:p>669.01048776688</text:p>
          </table:table-cell>
        </table:table-row>
        <table:table-row table:style-name="ro1">
          <table:table-cell office:value-type="float" office:value="76.064" calcext:value-type="float">
            <text:p>76.064</text:p>
          </table:table-cell>
          <table:table-cell office:value-type="float" office:value="297.58" calcext:value-type="float">
            <text:p>297.58</text:p>
          </table:table-cell>
          <table:table-cell office:value-type="float" office:value="44.0578" calcext:value-type="float">
            <text:p>44.0578</text:p>
          </table:table-cell>
          <table:table-cell office:value-type="float" office:value="76.7655" calcext:value-type="float">
            <text:p>76.7655</text:p>
          </table:table-cell>
          <table:table-cell office:value-type="float" office:value="289.283" calcext:value-type="float">
            <text:p>289.283</text:p>
          </table:table-cell>
          <table:table-cell office:value-type="float" office:value="45.0478" calcext:value-type="float">
            <text:p>45.0478</text:p>
          </table:table-cell>
          <table:table-cell/>
          <table:table-cell table:formula="of:=([.D12]-[.A12])/0.0166667" office:value-type="float" office:value="42.089915820169" calcext:value-type="float">
            <text:p>42.089915820169</text:p>
          </table:table-cell>
          <table:table-cell table:formula="of:=ABS([.E12]-[.B12])/0.0166667" office:value-type="float" office:value="497.819004361989" calcext:value-type="float">
            <text:p>497.819004361989</text:p>
          </table:table-cell>
          <table:table-cell table:formula="of:=([.F12]-[.C12])/0.0166667" office:value-type="float" office:value="59.3998812002377" calcext:value-type="float">
            <text:p>59.3998812002377</text:p>
          </table:table-cell>
          <table:table-cell table:formula="of:=DEGREES(ATAN(ABS([.F12]-[.C12])/ABS([.E12]-[.B12])))" office:value-type="float" office:value="6.80437561942347" calcext:value-type="float">
            <text:p>6.80437561942347</text:p>
          </table:table-cell>
          <table:table-cell table:formula="of:=SQRT(POWER([.H12];2)+POWER([.I12];2)+POWER([.J12];2))" office:value-type="float" office:value="503.113971187756" calcext:value-type="float">
            <text:p>503.113971187756</text:p>
          </table:table-cell>
        </table:table-row>
        <table:table-row table:style-name="ro1">
          <table:table-cell office:value-type="float" office:value="75.8022" calcext:value-type="float">
            <text:p>75.8022</text:p>
          </table:table-cell>
          <table:table-cell office:value-type="float" office:value="297.499" calcext:value-type="float">
            <text:p>297.499</text:p>
          </table:table-cell>
          <table:table-cell office:value-type="float" office:value="44.3312" calcext:value-type="float">
            <text:p>44.3312</text:p>
          </table:table-cell>
          <table:table-cell office:value-type="float" office:value="76.7241" calcext:value-type="float">
            <text:p>76.7241</text:p>
          </table:table-cell>
          <table:table-cell office:value-type="float" office:value="285.121" calcext:value-type="float">
            <text:p>285.121</text:p>
          </table:table-cell>
          <table:table-cell office:value-type="float" office:value="45.9301" calcext:value-type="float">
            <text:p>45.9301</text:p>
          </table:table-cell>
          <table:table-cell/>
          <table:table-cell table:formula="of:=([.D13]-[.A13])/0.0166667" office:value-type="float" office:value="55.3138893722217" calcext:value-type="float">
            <text:p>55.3138893722217</text:p>
          </table:table-cell>
          <table:table-cell table:formula="of:=ABS([.E13]-[.B13])/0.0166667" office:value-type="float" office:value="742.678514642973" calcext:value-type="float">
            <text:p>742.678514642973</text:p>
          </table:table-cell>
          <table:table-cell table:formula="of:=([.F13]-[.C13])/0.0166667" office:value-type="float" office:value="95.9338081323838" calcext:value-type="float">
            <text:p>95.9338081323838</text:p>
          </table:table-cell>
          <table:table-cell table:formula="of:=DEGREES(ATAN(ABS([.F13]-[.C13])/ABS([.E13]-[.B13])))" office:value-type="float" office:value="7.36029562452937" calcext:value-type="float">
            <text:p>7.36029562452937</text:p>
          </table:table-cell>
          <table:table-cell table:formula="of:=SQRT(POWER([.H13];2)+POWER([.I13];2)+POWER([.J13];2))" office:value-type="float" office:value="750.889005121633" calcext:value-type="float">
            <text:p>750.889005121633</text:p>
          </table:table-cell>
        </table:table-row>
        <table:table-row table:style-name="ro1">
          <table:table-cell office:value-type="float" office:value="77.3114" calcext:value-type="float">
            <text:p>77.3114</text:p>
          </table:table-cell>
          <table:table-cell office:value-type="float" office:value="291.973" calcext:value-type="float">
            <text:p>291.973</text:p>
          </table:table-cell>
          <table:table-cell office:value-type="float" office:value="45.1475" calcext:value-type="float">
            <text:p>45.1475</text:p>
          </table:table-cell>
          <table:table-cell office:value-type="float" office:value="78.2192" calcext:value-type="float">
            <text:p>78.2192</text:p>
          </table:table-cell>
          <table:table-cell office:value-type="float" office:value="282.494" calcext:value-type="float">
            <text:p>282.494</text:p>
          </table:table-cell>
          <table:table-cell office:value-type="float" office:value="46.5631" calcext:value-type="float">
            <text:p>46.5631</text:p>
          </table:table-cell>
          <table:table-cell/>
          <table:table-cell table:formula="of:=([.D14]-[.A14])/0.0166667" office:value-type="float" office:value="54.4678910642176" calcext:value-type="float">
            <text:p>54.4678910642176</text:p>
          </table:table-cell>
          <table:table-cell table:formula="of:=ABS([.E14]-[.B14])/0.0166667" office:value-type="float" office:value="568.738862522274" calcext:value-type="float">
            <text:p>568.738862522274</text:p>
          </table:table-cell>
          <table:table-cell table:formula="of:=([.F14]-[.C14])/0.0166667" office:value-type="float" office:value="84.9358301283396" calcext:value-type="float">
            <text:p>84.9358301283396</text:p>
          </table:table-cell>
          <table:table-cell table:formula="of:=DEGREES(ATAN(ABS([.F14]-[.C14])/ABS([.E14]-[.B14])))" office:value-type="float" office:value="8.49381524268086" calcext:value-type="float">
            <text:p>8.49381524268086</text:p>
          </table:table-cell>
          <table:table-cell table:formula="of:=SQRT(POWER([.H14];2)+POWER([.I14];2)+POWER([.J14];2))" office:value-type="float" office:value="577.619892437669" calcext:value-type="float">
            <text:p>577.619892437669</text:p>
          </table:table-cell>
        </table:table-row>
        <table:table-row table:style-name="ro1">
          <table:table-cell office:value-type="float" office:value="75.8019" calcext:value-type="float">
            <text:p>75.8019</text:p>
          </table:table-cell>
          <table:table-cell office:value-type="float" office:value="297.562" calcext:value-type="float">
            <text:p>297.562</text:p>
          </table:table-cell>
          <table:table-cell office:value-type="float" office:value="44.063" calcext:value-type="float">
            <text:p>44.063</text:p>
          </table:table-cell>
          <table:table-cell office:value-type="float" office:value="76.7516" calcext:value-type="float">
            <text:p>76.7516</text:p>
          </table:table-cell>
          <table:table-cell office:value-type="float" office:value="287.903" calcext:value-type="float">
            <text:p>287.903</text:p>
          </table:table-cell>
          <table:table-cell office:value-type="float" office:value="45.2568" calcext:value-type="float">
            <text:p>45.2568</text:p>
          </table:table-cell>
          <table:table-cell/>
          <table:table-cell table:formula="of:=([.D15]-[.A15])/0.0166667" office:value-type="float" office:value="56.9818860362275" calcext:value-type="float">
            <text:p>56.9818860362275</text:p>
          </table:table-cell>
          <table:table-cell table:formula="of:=ABS([.E15]-[.B15])/0.0166667" office:value-type="float" office:value="579.538840922318" calcext:value-type="float">
            <text:p>579.538840922318</text:p>
          </table:table-cell>
          <table:table-cell table:formula="of:=([.F15]-[.C15])/0.0166667" office:value-type="float" office:value="71.6278567442863" calcext:value-type="float">
            <text:p>71.6278567442863</text:p>
          </table:table-cell>
          <table:table-cell table:formula="of:=DEGREES(ATAN(ABS([.F15]-[.C15])/ABS([.E15]-[.B15])))" office:value-type="float" office:value="7.0457166070777" calcext:value-type="float">
            <text:p>7.0457166070777</text:p>
          </table:table-cell>
          <table:table-cell table:formula="of:=SQRT(POWER([.H15];2)+POWER([.I15];2)+POWER([.J15];2))" office:value-type="float" office:value="586.722040949212" calcext:value-type="float">
            <text:p>586.722040949212</text:p>
          </table:table-cell>
        </table:table-row>
        <table:table-row table:style-name="ro1">
          <table:table-cell office:value-type="float" office:value="76.5612" calcext:value-type="float">
            <text:p>76.5612</text:p>
          </table:table-cell>
          <table:table-cell office:value-type="float" office:value="294.781" calcext:value-type="float">
            <text:p>294.781</text:p>
          </table:table-cell>
          <table:table-cell office:value-type="float" office:value="44.4753" calcext:value-type="float">
            <text:p>44.4753</text:p>
          </table:table-cell>
          <table:table-cell office:value-type="float" office:value="77.5059" calcext:value-type="float">
            <text:p>77.5059</text:p>
          </table:table-cell>
          <table:table-cell office:value-type="float" office:value="286.543" calcext:value-type="float">
            <text:p>286.543</text:p>
          </table:table-cell>
          <table:table-cell office:value-type="float" office:value="45.7086" calcext:value-type="float">
            <text:p>45.7086</text:p>
          </table:table-cell>
          <table:table-cell/>
          <table:table-cell table:formula="of:=([.D16]-[.A16])/0.0166667" office:value-type="float" office:value="56.6818866362266" calcext:value-type="float">
            <text:p>56.6818866362266</text:p>
          </table:table-cell>
          <table:table-cell table:formula="of:=ABS([.E16]-[.B16])/0.0166667" office:value-type="float" office:value="494.279011441977" calcext:value-type="float">
            <text:p>494.279011441977</text:p>
          </table:table-cell>
          <table:table-cell table:formula="of:=([.F16]-[.C16])/0.0166667" office:value-type="float" office:value="73.997852004296" calcext:value-type="float">
            <text:p>73.997852004296</text:p>
          </table:table-cell>
          <table:table-cell table:formula="of:=DEGREES(ATAN(ABS([.F16]-[.C16])/ABS([.E16]-[.B16])))" office:value-type="float" office:value="8.51444007881461" calcext:value-type="float">
            <text:p>8.51444007881461</text:p>
          </table:table-cell>
          <table:table-cell table:formula="of:=SQRT(POWER([.H16];2)+POWER([.I16];2)+POWER([.J16];2))" office:value-type="float" office:value="502.991311580975" calcext:value-type="float">
            <text:p>502.991311580975</text:p>
          </table:table-cell>
        </table:table-row>
        <table:table-row table:style-name="ro1">
          <table:table-cell office:value-type="float" office:value="77.265" calcext:value-type="float">
            <text:p>77.265</text:p>
          </table:table-cell>
          <table:table-cell office:value-type="float" office:value="287.826" calcext:value-type="float">
            <text:p>287.826</text:p>
          </table:table-cell>
          <table:table-cell office:value-type="float" office:value="45.7708" calcext:value-type="float">
            <text:p>45.7708</text:p>
          </table:table-cell>
          <table:table-cell office:value-type="float" office:value="77.931" calcext:value-type="float">
            <text:p>77.931</text:p>
          </table:table-cell>
          <table:table-cell office:value-type="float" office:value="279.805" calcext:value-type="float">
            <text:p>279.805</text:p>
          </table:table-cell>
          <table:table-cell office:value-type="float" office:value="46.9697" calcext:value-type="float">
            <text:p>46.9697</text:p>
          </table:table-cell>
          <table:table-cell/>
          <table:table-cell table:formula="of:=([.D17]-[.A17])/0.0166667" office:value-type="float" office:value="39.9599200801596" calcext:value-type="float">
            <text:p>39.9599200801596</text:p>
          </table:table-cell>
          <table:table-cell table:formula="of:=ABS([.E17]-[.B17])/0.0166667" office:value-type="float" office:value="481.259037481926" calcext:value-type="float">
            <text:p>481.259037481926</text:p>
          </table:table-cell>
          <table:table-cell table:formula="of:=([.F17]-[.C17])/0.0166667" office:value-type="float" office:value="71.9338561322878" calcext:value-type="float">
            <text:p>71.9338561322878</text:p>
          </table:table-cell>
          <table:table-cell table:formula="of:=DEGREES(ATAN(ABS([.F17]-[.C17])/ABS([.E17]-[.B17])))" office:value-type="float" office:value="8.50107265293451" calcext:value-type="float">
            <text:p>8.50107265293451</text:p>
          </table:table-cell>
          <table:table-cell table:formula="of:=SQRT(POWER([.H17];2)+POWER([.I17];2)+POWER([.J17];2))" office:value-type="float" office:value="488.243316420105" calcext:value-type="float">
            <text:p>488.243316420105</text:p>
          </table:table-cell>
        </table:table-row>
        <table:table-row table:style-name="ro1">
          <table:table-cell office:value-type="float" office:value="76.7655" calcext:value-type="float">
            <text:p>76.7655</text:p>
          </table:table-cell>
          <table:table-cell office:value-type="float" office:value="289.283" calcext:value-type="float">
            <text:p>289.283</text:p>
          </table:table-cell>
          <table:table-cell office:value-type="float" office:value="45.0478" calcext:value-type="float">
            <text:p>45.0478</text:p>
          </table:table-cell>
          <table:table-cell office:value-type="float" office:value="77.4276" calcext:value-type="float">
            <text:p>77.4276</text:p>
          </table:table-cell>
          <table:table-cell office:value-type="float" office:value="280.041" calcext:value-type="float">
            <text:p>280.041</text:p>
          </table:table-cell>
          <table:table-cell office:value-type="float" office:value="45.6918" calcext:value-type="float">
            <text:p>45.6918</text:p>
          </table:table-cell>
          <table:table-cell/>
          <table:table-cell table:formula="of:=([.D18]-[.A18])/0.0166667" office:value-type="float" office:value="39.7259205481586" calcext:value-type="float">
            <text:p>39.7259205481586</text:p>
          </table:table-cell>
          <table:table-cell table:formula="of:=ABS([.E18]-[.B18])/0.0166667" office:value-type="float" office:value="554.518890962219" calcext:value-type="float">
            <text:p>554.518890962219</text:p>
          </table:table-cell>
          <table:table-cell table:formula="of:=([.F18]-[.C18])/0.0166667" office:value-type="float" office:value="38.6399227201545" calcext:value-type="float">
            <text:p>38.6399227201545</text:p>
          </table:table-cell>
          <table:table-cell table:formula="of:=DEGREES(ATAN(ABS([.F18]-[.C18])/ABS([.E18]-[.B18])))" office:value-type="float" office:value="3.9860348837376" calcext:value-type="float">
            <text:p>3.9860348837376</text:p>
          </table:table-cell>
          <table:table-cell table:formula="of:=SQRT(POWER([.H18];2)+POWER([.I18];2)+POWER([.J18];2))" office:value-type="float" office:value="557.281251097853" calcext:value-type="float">
            <text:p>557.281251097853</text:p>
          </table:table-cell>
        </table:table-row>
        <table:table-row table:style-name="ro1">
          <table:table-cell office:value-type="float" office:value="75.8127" calcext:value-type="float">
            <text:p>75.8127</text:p>
          </table:table-cell>
          <table:table-cell office:value-type="float" office:value="299.056" calcext:value-type="float">
            <text:p>299.056</text:p>
          </table:table-cell>
          <table:table-cell office:value-type="float" office:value="43.5779" calcext:value-type="float">
            <text:p>43.5779</text:p>
          </table:table-cell>
          <table:table-cell office:value-type="float" office:value="76.7516" calcext:value-type="float">
            <text:p>76.7516</text:p>
          </table:table-cell>
          <table:table-cell office:value-type="float" office:value="287.967" calcext:value-type="float">
            <text:p>287.967</text:p>
          </table:table-cell>
          <table:table-cell office:value-type="float" office:value="44.9934" calcext:value-type="float">
            <text:p>44.9934</text:p>
          </table:table-cell>
          <table:table-cell/>
          <table:table-cell table:formula="of:=([.D19]-[.A19])/0.0166667" office:value-type="float" office:value="56.3338873322247" calcext:value-type="float">
            <text:p>56.3338873322247</text:p>
          </table:table-cell>
          <table:table-cell table:formula="of:=ABS([.E19]-[.B19])/0.0166667" office:value-type="float" office:value="665.338669322661" calcext:value-type="float">
            <text:p>665.338669322661</text:p>
          </table:table-cell>
          <table:table-cell table:formula="of:=([.F19]-[.C19])/0.0166667" office:value-type="float" office:value="84.9298301403398" calcext:value-type="float">
            <text:p>84.9298301403398</text:p>
          </table:table-cell>
          <table:table-cell table:formula="of:=DEGREES(ATAN(ABS([.F19]-[.C19])/ABS([.E19]-[.B19])))" office:value-type="float" office:value="7.27441001534456" calcext:value-type="float">
            <text:p>7.27441001534456</text:p>
          </table:table-cell>
          <table:table-cell table:formula="of:=SQRT(POWER([.H19];2)+POWER([.I19];2)+POWER([.J19];2))" office:value-type="float" office:value="673.098898978209" calcext:value-type="float">
            <text:p>673.098898978209</text:p>
          </table:table-cell>
        </table:table-row>
        <table:table-row table:style-name="ro1">
          <table:table-cell office:value-type="float" office:value="76.2754" calcext:value-type="float">
            <text:p>76.2754</text:p>
          </table:table-cell>
          <table:table-cell office:value-type="float" office:value="291.953" calcext:value-type="float">
            <text:p>291.953</text:p>
          </table:table-cell>
          <table:table-cell office:value-type="float" office:value="44.9043" calcext:value-type="float">
            <text:p>44.9043</text:p>
          </table:table-cell>
          <table:table-cell office:value-type="float" office:value="76.9364" calcext:value-type="float">
            <text:p>76.9364</text:p>
          </table:table-cell>
          <table:table-cell office:value-type="float" office:value="281.112" calcext:value-type="float">
            <text:p>281.112</text:p>
          </table:table-cell>
          <table:table-cell office:value-type="float" office:value="46.5327" calcext:value-type="float">
            <text:p>46.5327</text:p>
          </table:table-cell>
          <table:table-cell/>
          <table:table-cell table:formula="of:=([.D20]-[.A20])/0.0166667" office:value-type="float" office:value="39.6599206801587" calcext:value-type="float">
            <text:p>39.6599206801587</text:p>
          </table:table-cell>
          <table:table-cell table:formula="of:=ABS([.E20]-[.B20])/0.0166667" office:value-type="float" office:value="650.458699082599" calcext:value-type="float">
            <text:p>650.458699082599</text:p>
          </table:table-cell>
          <table:table-cell table:formula="of:=([.F20]-[.C20])/0.0166667" office:value-type="float" office:value="97.7038045923908" calcext:value-type="float">
            <text:p>97.7038045923908</text:p>
          </table:table-cell>
          <table:table-cell table:formula="of:=DEGREES(ATAN(ABS([.F20]-[.C20])/ABS([.E20]-[.B20])))" office:value-type="float" office:value="8.5423950622239" calcext:value-type="float">
            <text:p>8.5423950622239</text:p>
          </table:table-cell>
          <table:table-cell table:formula="of:=SQRT(POWER([.H20];2)+POWER([.I20];2)+POWER([.J20];2))" office:value-type="float" office:value="658.950272746291" calcext:value-type="float">
            <text:p>658.950272746291</text:p>
          </table:table-cell>
        </table:table-row>
        <table:table-row table:style-name="ro1">
          <table:table-cell office:value-type="float" office:value="76.5747" calcext:value-type="float">
            <text:p>76.5747</text:p>
          </table:table-cell>
          <table:table-cell office:value-type="float" office:value="296.195" calcext:value-type="float">
            <text:p>296.195</text:p>
          </table:table-cell>
          <table:table-cell office:value-type="float" office:value="44.262" calcext:value-type="float">
            <text:p>44.262</text:p>
          </table:table-cell>
          <table:table-cell office:value-type="float" office:value="77.7452" calcext:value-type="float">
            <text:p>77.7452</text:p>
          </table:table-cell>
          <table:table-cell office:value-type="float" office:value="285.204" calcext:value-type="float">
            <text:p>285.204</text:p>
          </table:table-cell>
          <table:table-cell office:value-type="float" office:value="45.9083" calcext:value-type="float">
            <text:p>45.9083</text:p>
          </table:table-cell>
          <table:table-cell/>
          <table:table-cell table:formula="of:=([.D21]-[.A21])/0.0166667" office:value-type="float" office:value="70.2298595402803" calcext:value-type="float">
            <text:p>70.2298595402803</text:p>
          </table:table-cell>
          <table:table-cell table:formula="of:=ABS([.E21]-[.B21])/0.0166667" office:value-type="float" office:value="659.458681082637" calcext:value-type="float">
            <text:p>659.458681082637</text:p>
          </table:table-cell>
          <table:table-cell table:formula="of:=([.F21]-[.C21])/0.0166667" office:value-type="float" office:value="98.7778024443949" calcext:value-type="float">
            <text:p>98.7778024443949</text:p>
          </table:table-cell>
          <table:table-cell table:formula="of:=DEGREES(ATAN(ABS([.F21]-[.C21])/ABS([.E21]-[.B21])))" office:value-type="float" office:value="8.51878431978403" calcext:value-type="float">
            <text:p>8.51878431978403</text:p>
          </table:table-cell>
          <table:table-cell table:formula="of:=SQRT(POWER([.H21];2)+POWER([.I21];2)+POWER([.J21];2))" office:value-type="float" office:value="670.503571565463" calcext:value-type="float">
            <text:p>670.503571565463</text:p>
          </table:table-cell>
        </table:table-row>
        <table:table-row table:style-name="ro1">
          <table:table-cell office:value-type="float" office:value="76.275" calcext:value-type="float">
            <text:p>76.275</text:p>
          </table:table-cell>
          <table:table-cell office:value-type="float" office:value="292.072" calcext:value-type="float">
            <text:p>292.072</text:p>
          </table:table-cell>
          <table:table-cell office:value-type="float" office:value="44.3744" calcext:value-type="float">
            <text:p>44.3744</text:p>
          </table:table-cell>
          <table:table-cell office:value-type="float" office:value="76.6831" calcext:value-type="float">
            <text:p>76.6831</text:p>
          </table:table-cell>
          <table:table-cell office:value-type="float" office:value="281.304" calcext:value-type="float">
            <text:p>281.304</text:p>
          </table:table-cell>
          <table:table-cell office:value-type="float" office:value="45.5054" calcext:value-type="float">
            <text:p>45.5054</text:p>
          </table:table-cell>
          <table:table-cell/>
          <table:table-cell table:formula="of:=([.D22]-[.A22])/0.0166667" office:value-type="float" office:value="24.4859510280974" calcext:value-type="float">
            <text:p>24.4859510280974</text:p>
          </table:table-cell>
          <table:table-cell table:formula="of:=ABS([.E22]-[.B22])/0.0166667" office:value-type="float" office:value="646.078707842586" calcext:value-type="float">
            <text:p>646.078707842586</text:p>
          </table:table-cell>
          <table:table-cell table:formula="of:=([.F22]-[.C22])/0.0166667" office:value-type="float" office:value="67.8598642802715" calcext:value-type="float">
            <text:p>67.8598642802715</text:p>
          </table:table-cell>
          <table:table-cell table:formula="of:=DEGREES(ATAN(ABS([.F22]-[.C22])/ABS([.E22]-[.B22])))" office:value-type="float" office:value="5.99598758902799" calcext:value-type="float">
            <text:p>5.99598758902799</text:p>
          </table:table-cell>
          <table:table-cell table:formula="of:=SQRT(POWER([.H22];2)+POWER([.I22];2)+POWER([.J22];2))" office:value-type="float" office:value="650.094008359893" calcext:value-type="float">
            <text:p>650.094008359893</text:p>
          </table:table-cell>
        </table:table-row>
        <table:table-row table:style-name="ro1">
          <table:table-cell office:value-type="float" office:value="76.7654" calcext:value-type="float">
            <text:p>76.7654</text:p>
          </table:table-cell>
          <table:table-cell office:value-type="float" office:value="289.336" calcext:value-type="float">
            <text:p>289.336</text:p>
          </table:table-cell>
          <table:table-cell office:value-type="float" office:value="44.7853" calcext:value-type="float">
            <text:p>44.7853</text:p>
          </table:table-cell>
          <table:table-cell office:value-type="float" office:value="77.4273" calcext:value-type="float">
            <text:p>77.4273</text:p>
          </table:table-cell>
          <table:table-cell office:value-type="float" office:value="279.981" calcext:value-type="float">
            <text:p>279.981</text:p>
          </table:table-cell>
          <table:table-cell office:value-type="float" office:value="45.9505" calcext:value-type="float">
            <text:p>45.9505</text:p>
          </table:table-cell>
          <table:table-cell/>
          <table:table-cell table:formula="of:=([.D23]-[.A23])/0.0166667" office:value-type="float" office:value="39.713920572159" calcext:value-type="float">
            <text:p>39.713920572159</text:p>
          </table:table-cell>
          <table:table-cell table:formula="of:=ABS([.E23]-[.B23])/0.0166667" office:value-type="float" office:value="561.298877402246" calcext:value-type="float">
            <text:p>561.298877402246</text:p>
          </table:table-cell>
          <table:table-cell table:formula="of:=([.F23]-[.C23])/0.0166667" office:value-type="float" office:value="69.9118601762796" calcext:value-type="float">
            <text:p>69.9118601762796</text:p>
          </table:table-cell>
          <table:table-cell table:formula="of:=DEGREES(ATAN(ABS([.F23]-[.C23])/ABS([.E23]-[.B23])))" office:value-type="float" office:value="7.09983808593355" calcext:value-type="float">
            <text:p>7.09983808593355</text:p>
          </table:table-cell>
          <table:table-cell table:formula="of:=SQRT(POWER([.H23];2)+POWER([.I23];2)+POWER([.J23];2))" office:value-type="float" office:value="567.028476757157" calcext:value-type="float">
            <text:p>567.028476757157</text:p>
          </table:table-cell>
        </table:table-row>
        <table:table-row table:style-name="ro1">
          <table:table-cell office:value-type="float" office:value="77.5056" calcext:value-type="float">
            <text:p>77.5056</text:p>
          </table:table-cell>
          <table:table-cell office:value-type="float" office:value="286.48" calcext:value-type="float">
            <text:p>286.48</text:p>
          </table:table-cell>
          <table:table-cell office:value-type="float" office:value="45.9708" calcext:value-type="float">
            <text:p>45.9708</text:p>
          </table:table-cell>
          <table:table-cell office:value-type="float" office:value="78.3811" calcext:value-type="float">
            <text:p>78.3811</text:p>
          </table:table-cell>
          <table:table-cell office:value-type="float" office:value="275.966" calcext:value-type="float">
            <text:p>275.966</text:p>
          </table:table-cell>
          <table:table-cell office:value-type="float" office:value="47.2953" calcext:value-type="float">
            <text:p>47.2953</text:p>
          </table:table-cell>
          <table:table-cell/>
          <table:table-cell table:formula="of:=([.D24]-[.A24])/0.0166667" office:value-type="float" office:value="52.5298949402103" calcext:value-type="float">
            <text:p>52.5298949402103</text:p>
          </table:table-cell>
          <table:table-cell table:formula="of:=ABS([.E24]-[.B24])/0.0166667" office:value-type="float" office:value="630.838738322524" calcext:value-type="float">
            <text:p>630.838738322524</text:p>
          </table:table-cell>
          <table:table-cell table:formula="of:=([.F24]-[.C24])/0.0166667" office:value-type="float" office:value="79.4698410603179" calcext:value-type="float">
            <text:p>79.4698410603179</text:p>
          </table:table-cell>
          <table:table-cell table:formula="of:=DEGREES(ATAN(ABS([.F24]-[.C24])/ABS([.E24]-[.B24])))" office:value-type="float" office:value="7.18000751166525" calcext:value-type="float">
            <text:p>7.18000751166525</text:p>
          </table:table-cell>
          <table:table-cell table:formula="of:=SQRT(POWER([.H24];2)+POWER([.I24];2)+POWER([.J24];2))" office:value-type="float" office:value="637.990877104787" calcext:value-type="float">
            <text:p>637.990877104787</text:p>
          </table:table-cell>
        </table:table-row>
        <table:table-row table:style-name="ro1">
          <table:table-cell office:value-type="float" office:value="76.5747" calcext:value-type="float">
            <text:p>76.5747</text:p>
          </table:table-cell>
          <table:table-cell office:value-type="float" office:value="296.195" calcext:value-type="float">
            <text:p>296.195</text:p>
          </table:table-cell>
          <table:table-cell office:value-type="float" office:value="44.262" calcext:value-type="float">
            <text:p>44.262</text:p>
          </table:table-cell>
          <table:table-cell office:value-type="float" office:value="77.49" calcext:value-type="float">
            <text:p>77.49</text:p>
          </table:table-cell>
          <table:table-cell office:value-type="float" office:value="285.236" calcext:value-type="float">
            <text:p>285.236</text:p>
          </table:table-cell>
          <table:table-cell office:value-type="float" office:value="45.6536" calcext:value-type="float">
            <text:p>45.6536</text:p>
          </table:table-cell>
          <table:table-cell/>
          <table:table-cell table:formula="of:=([.D25]-[.A25])/0.0166667" office:value-type="float" office:value="54.9178901642189" calcext:value-type="float">
            <text:p>54.9178901642189</text:p>
          </table:table-cell>
          <table:table-cell table:formula="of:=ABS([.E25]-[.B25])/0.0166667" office:value-type="float" office:value="657.53868492263" calcext:value-type="float">
            <text:p>657.53868492263</text:p>
          </table:table-cell>
          <table:table-cell table:formula="of:=([.F25]-[.C25])/0.0166667" office:value-type="float" office:value="83.4958330083338" calcext:value-type="float">
            <text:p>83.4958330083338</text:p>
          </table:table-cell>
          <table:table-cell table:formula="of:=DEGREES(ATAN(ABS([.F25]-[.C25])/ABS([.E25]-[.B25])))" office:value-type="float" office:value="7.23682402161332" calcext:value-type="float">
            <text:p>7.23682402161332</text:p>
          </table:table-cell>
          <table:table-cell table:formula="of:=SQRT(POWER([.H25];2)+POWER([.I25];2)+POWER([.J25];2))" office:value-type="float" office:value="665.089957043126" calcext:value-type="float">
            <text:p>665.089957043126</text:p>
          </table:table-cell>
        </table:table-row>
        <table:table-row table:style-name="ro1">
          <table:table-cell office:value-type="float" office:value="77.0526" calcext:value-type="float">
            <text:p>77.0526</text:p>
          </table:table-cell>
          <table:table-cell office:value-type="float" office:value="292.074" calcext:value-type="float">
            <text:p>292.074</text:p>
          </table:table-cell>
          <table:table-cell office:value-type="float" office:value="44.6229" calcext:value-type="float">
            <text:p>44.6229</text:p>
          </table:table-cell>
          <table:table-cell office:value-type="float" office:value="77.9668" calcext:value-type="float">
            <text:p>77.9668</text:p>
          </table:table-cell>
          <table:table-cell office:value-type="float" office:value="282.692" calcext:value-type="float">
            <text:p>282.692</text:p>
          </table:table-cell>
          <table:table-cell office:value-type="float" office:value="45.5325" calcext:value-type="float">
            <text:p>45.5325</text:p>
          </table:table-cell>
          <table:table-cell/>
          <table:table-cell table:formula="of:=([.D26]-[.A26])/0.0166667" office:value-type="float" office:value="54.8518902962199" calcext:value-type="float">
            <text:p>54.8518902962199</text:p>
          </table:table-cell>
          <table:table-cell table:formula="of:=ABS([.E26]-[.B26])/0.0166667" office:value-type="float" office:value="562.918874162252" calcext:value-type="float">
            <text:p>562.918874162252</text:p>
          </table:table-cell>
          <table:table-cell table:formula="of:=([.F26]-[.C26])/0.0166667" office:value-type="float" office:value="54.5758908482182" calcext:value-type="float">
            <text:p>54.5758908482182</text:p>
          </table:table-cell>
          <table:table-cell table:formula="of:=DEGREES(ATAN(ABS([.F26]-[.C26])/ABS([.E26]-[.B26])))" office:value-type="float" office:value="5.53761084735351" calcext:value-type="float">
            <text:p>5.53761084735351</text:p>
          </table:table-cell>
          <table:table-cell table:formula="of:=SQRT(POWER([.H26];2)+POWER([.I26];2)+POWER([.J26];2))" office:value-type="float" office:value="568.212034912182" calcext:value-type="float">
            <text:p>568.212034912182</text:p>
          </table:table-cell>
        </table:table-row>
        <table:table-row table:style-name="ro1">
          <table:table-cell office:value-type="float" office:value="76.7794" calcext:value-type="float">
            <text:p>76.7794</text:p>
          </table:table-cell>
          <table:table-cell office:value-type="float" office:value="290.601" calcext:value-type="float">
            <text:p>290.601</text:p>
          </table:table-cell>
          <table:table-cell office:value-type="float" office:value="45.1034" calcext:value-type="float">
            <text:p>45.1034</text:p>
          </table:table-cell>
          <table:table-cell office:value-type="float" office:value="77.427" calcext:value-type="float">
            <text:p>77.427</text:p>
          </table:table-cell>
          <table:table-cell office:value-type="float" office:value="279.873" calcext:value-type="float">
            <text:p>279.873</text:p>
          </table:table-cell>
          <table:table-cell office:value-type="float" office:value="46.4657" calcext:value-type="float">
            <text:p>46.4657</text:p>
          </table:table-cell>
          <table:table-cell/>
          <table:table-cell table:formula="of:=([.D27]-[.A27])/0.0166667" office:value-type="float" office:value="38.8559222881561" calcext:value-type="float">
            <text:p>38.8559222881561</text:p>
          </table:table-cell>
          <table:table-cell table:formula="of:=ABS([.E27]-[.B27])/0.0166667" office:value-type="float" office:value="643.678712642575" calcext:value-type="float">
            <text:p>643.678712642575</text:p>
          </table:table-cell>
          <table:table-cell table:formula="of:=([.F27]-[.C27])/0.0166667" office:value-type="float" office:value="81.7378365243268" calcext:value-type="float">
            <text:p>81.7378365243268</text:p>
          </table:table-cell>
          <table:table-cell table:formula="of:=DEGREES(ATAN(ABS([.F27]-[.C27])/ABS([.E27]-[.B27])))" office:value-type="float" office:value="7.23699711190973" calcext:value-type="float">
            <text:p>7.23699711190973</text:p>
          </table:table-cell>
          <table:table-cell table:formula="of:=SQRT(POWER([.H27];2)+POWER([.I27];2)+POWER([.J27];2))" office:value-type="float" office:value="650.010108941195" calcext:value-type="float">
            <text:p>650.010108941195</text:p>
          </table:table-cell>
        </table:table-row>
        <table:table-row table:style-name="ro1">
          <table:table-cell office:value-type="float" office:value="76.3127" calcext:value-type="float">
            <text:p>76.3127</text:p>
          </table:table-cell>
          <table:table-cell office:value-type="float" office:value="296.35" calcext:value-type="float">
            <text:p>296.35</text:p>
          </table:table-cell>
          <table:table-cell office:value-type="float" office:value="43.4658" calcext:value-type="float">
            <text:p>43.4658</text:p>
          </table:table-cell>
          <table:table-cell office:value-type="float" office:value="76.4945" calcext:value-type="float">
            <text:p>76.4945</text:p>
          </table:table-cell>
          <table:table-cell office:value-type="float" office:value="287.999" calcext:value-type="float">
            <text:p>287.999</text:p>
          </table:table-cell>
          <table:table-cell office:value-type="float" office:value="44.737" calcext:value-type="float">
            <text:p>44.737</text:p>
          </table:table-cell>
          <table:table-cell/>
          <table:table-cell table:formula="of:=([.D28]-[.A28])/0.0166667" office:value-type="float" office:value="10.9079781840434" calcext:value-type="float">
            <text:p>10.9079781840434</text:p>
          </table:table-cell>
          <table:table-cell table:formula="of:=ABS([.E28]-[.B28])/0.0166667" office:value-type="float" office:value="501.058997882004" calcext:value-type="float">
            <text:p>501.058997882004</text:p>
          </table:table-cell>
          <table:table-cell table:formula="of:=([.F28]-[.C28])/0.0166667" office:value-type="float" office:value="76.2718474563051" calcext:value-type="float">
            <text:p>76.2718474563051</text:p>
          </table:table-cell>
          <table:table-cell table:formula="of:=DEGREES(ATAN(ABS([.F28]-[.C28])/ABS([.E28]-[.B28])))" office:value-type="float" office:value="8.65519488370781" calcext:value-type="float">
            <text:p>8.65519488370781</text:p>
          </table:table-cell>
          <table:table-cell table:formula="of:=SQRT(POWER([.H28];2)+POWER([.I28];2)+POWER([.J28];2))" office:value-type="float" office:value="506.948220295702" calcext:value-type="float">
            <text:p>506.948220295702</text:p>
          </table:table-cell>
        </table:table-row>
        <table:table-row table:style-name="ro1">
          <table:table-cell office:value-type="float" office:value="76.5343" calcext:value-type="float">
            <text:p>76.5343</text:p>
          </table:table-cell>
          <table:table-cell office:value-type="float" office:value="292.031" calcext:value-type="float">
            <text:p>292.031</text:p>
          </table:table-cell>
          <table:table-cell office:value-type="float" office:value="44.6341" calcext:value-type="float">
            <text:p>44.6341</text:p>
          </table:table-cell>
          <table:table-cell office:value-type="float" office:value="77.1896" calcext:value-type="float">
            <text:p>77.1896</text:p>
          </table:table-cell>
          <table:table-cell office:value-type="float" office:value="281.241" calcext:value-type="float">
            <text:p>281.241</text:p>
          </table:table-cell>
          <table:table-cell office:value-type="float" office:value="46.0108" calcext:value-type="float">
            <text:p>46.0108</text:p>
          </table:table-cell>
          <table:table-cell/>
          <table:table-cell table:formula="of:=([.D29]-[.A29])/0.0166667" office:value-type="float" office:value="39.3179213641571" calcext:value-type="float">
            <text:p>39.3179213641571</text:p>
          </table:table-cell>
          <table:table-cell table:formula="of:=ABS([.E29]-[.B29])/0.0166667" office:value-type="float" office:value="647.398705202591" calcext:value-type="float">
            <text:p>647.398705202591</text:p>
          </table:table-cell>
          <table:table-cell table:formula="of:=([.F29]-[.C29])/0.0166667" office:value-type="float" office:value="82.6018347963308" calcext:value-type="float">
            <text:p>82.6018347963308</text:p>
          </table:table-cell>
          <table:table-cell table:formula="of:=DEGREES(ATAN(ABS([.F29]-[.C29])/ABS([.E29]-[.B29])))" office:value-type="float" office:value="7.27110290104419" calcext:value-type="float">
            <text:p>7.27110290104419</text:p>
          </table:table-cell>
          <table:table-cell table:formula="of:=SQRT(POWER([.H29];2)+POWER([.I29];2)+POWER([.J29];2))" office:value-type="float" office:value="653.830288033607" calcext:value-type="float">
            <text:p>653.830288033607</text:p>
          </table:table-cell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294.94" calcext:value-type="float">
            <text:p>294.94</text:p>
          </table:table-cell>
          <table:table-cell office:value-type="float" office:value="43.6809" calcext:value-type="float">
            <text:p>43.6809</text:p>
          </table:table-cell>
          <table:table-cell office:value-type="float" office:value="76.9795" calcext:value-type="float">
            <text:p>76.9795</text:p>
          </table:table-cell>
          <table:table-cell office:value-type="float" office:value="285.372" calcext:value-type="float">
            <text:p>285.372</text:p>
          </table:table-cell>
          <table:table-cell office:value-type="float" office:value="44.8804" calcext:value-type="float">
            <text:p>44.8804</text:p>
          </table:table-cell>
          <table:table-cell/>
          <table:table-cell table:formula="of:=([.D30]-[.A30])/0.0166667" office:value-type="float" office:value="40.7699184601634" calcext:value-type="float">
            <text:p>40.7699184601634</text:p>
          </table:table-cell>
          <table:table-cell table:formula="of:=ABS([.E30]-[.B30])/0.0166667" office:value-type="float" office:value="574.078851842295" calcext:value-type="float">
            <text:p>574.078851842295</text:p>
          </table:table-cell>
          <table:table-cell table:formula="of:=([.F30]-[.C30])/0.0166667" office:value-type="float" office:value="71.9698560602879" calcext:value-type="float">
            <text:p>71.9698560602879</text:p>
          </table:table-cell>
          <table:table-cell table:formula="of:=DEGREES(ATAN(ABS([.F30]-[.C30])/ABS([.E30]-[.B30])))" office:value-type="float" office:value="7.14565192302698" calcext:value-type="float">
            <text:p>7.14565192302698</text:p>
          </table:table-cell>
          <table:table-cell table:formula="of:=SQRT(POWER([.H30];2)+POWER([.I30];2)+POWER([.J30];2))" office:value-type="float" office:value="580.007219407789" calcext:value-type="float">
            <text:p>580.007219407789</text:p>
          </table:table-cell>
        </table:table-row>
        <table:table-row table:style-name="ro1">
          <table:table-cell office:value-type="float" office:value="76.3129" calcext:value-type="float">
            <text:p>76.3129</text:p>
          </table:table-cell>
          <table:table-cell office:value-type="float" office:value="296.3" calcext:value-type="float">
            <text:p>296.3</text:p>
          </table:table-cell>
          <table:table-cell office:value-type="float" office:value="43.7319" calcext:value-type="float">
            <text:p>43.7319</text:p>
          </table:table-cell>
          <table:table-cell office:value-type="float" office:value="76.9794" calcext:value-type="float">
            <text:p>76.9794</text:p>
          </table:table-cell>
          <table:table-cell office:value-type="float" office:value="285.31" calcext:value-type="float">
            <text:p>285.31</text:p>
          </table:table-cell>
          <table:table-cell office:value-type="float" office:value="45.1423" calcext:value-type="float">
            <text:p>45.1423</text:p>
          </table:table-cell>
          <table:table-cell/>
          <table:table-cell table:formula="of:=([.D31]-[.A31])/0.0166667" office:value-type="float" office:value="39.9899200201599" calcext:value-type="float">
            <text:p>39.9899200201599</text:p>
          </table:table-cell>
          <table:table-cell table:formula="of:=ABS([.E31]-[.B31])/0.0166667" office:value-type="float" office:value="659.398681202638" calcext:value-type="float">
            <text:p>659.398681202638</text:p>
          </table:table-cell>
          <table:table-cell table:formula="of:=([.F31]-[.C31])/0.0166667" office:value-type="float" office:value="84.6238307523382" calcext:value-type="float">
            <text:p>84.6238307523382</text:p>
          </table:table-cell>
          <table:table-cell table:formula="of:=DEGREES(ATAN(ABS([.F31]-[.C31])/ABS([.E31]-[.B31])))" office:value-type="float" office:value="7.31307172791036" calcext:value-type="float">
            <text:p>7.31307172791036</text:p>
          </table:table-cell>
          <table:table-cell table:formula="of:=SQRT(POWER([.H31];2)+POWER([.I31];2)+POWER([.J31];2))" office:value-type="float" office:value="666.00826361705" calcext:value-type="float">
            <text:p>666.00826361705</text:p>
          </table:table-cell>
        </table:table-row>
        <table:table-row table:style-name="ro1">
          <table:table-cell office:value-type="float" office:value="77.3119" calcext:value-type="float">
            <text:p>77.3119</text:p>
          </table:table-cell>
          <table:table-cell office:value-type="float" office:value="292.152" calcext:value-type="float">
            <text:p>292.152</text:p>
          </table:table-cell>
          <table:table-cell office:value-type="float" office:value="44.3527" calcext:value-type="float">
            <text:p>44.3527</text:p>
          </table:table-cell>
          <table:table-cell office:value-type="float" office:value="78.4564" calcext:value-type="float">
            <text:p>78.4564</text:p>
          </table:table-cell>
          <table:table-cell office:value-type="float" office:value="281.398" calcext:value-type="float">
            <text:p>281.398</text:p>
          </table:table-cell>
          <table:table-cell office:value-type="float" office:value="45.7252" calcext:value-type="float">
            <text:p>45.7252</text:p>
          </table:table-cell>
          <table:table-cell/>
          <table:table-cell table:formula="of:=([.D32]-[.A32])/0.0166667" office:value-type="float" office:value="68.6698626602752" calcext:value-type="float">
            <text:p>68.6698626602752</text:p>
          </table:table-cell>
          <table:table-cell table:formula="of:=ABS([.E32]-[.B32])/0.0166667" office:value-type="float" office:value="645.238709522579" calcext:value-type="float">
            <text:p>645.238709522579</text:p>
          </table:table-cell>
          <table:table-cell table:formula="of:=([.F32]-[.C32])/0.0166667" office:value-type="float" office:value="82.3498353003295" calcext:value-type="float">
            <text:p>82.3498353003295</text:p>
          </table:table-cell>
          <table:table-cell table:formula="of:=DEGREES(ATAN(ABS([.F32]-[.C32])/ABS([.E32]-[.B32])))" office:value-type="float" office:value="7.27316452562667" calcext:value-type="float">
            <text:p>7.27316452562667</text:p>
          </table:table-cell>
          <table:table-cell table:formula="of:=SQRT(POWER([.H32];2)+POWER([.I32];2)+POWER([.J32];2))" office:value-type="float" office:value="654.087178958688" calcext:value-type="float">
            <text:p>654.087178958688</text:p>
          </table:table-cell>
        </table:table-row>
        <table:table-row table:style-name="ro1">
          <table:table-cell office:value-type="float" office:value="76.3004" calcext:value-type="float">
            <text:p>76.3004</text:p>
          </table:table-cell>
          <table:table-cell office:value-type="float" office:value="294.823" calcext:value-type="float">
            <text:p>294.823</text:p>
          </table:table-cell>
          <table:table-cell office:value-type="float" office:value="44.2138" calcext:value-type="float">
            <text:p>44.2138</text:p>
          </table:table-cell>
          <table:table-cell office:value-type="float" office:value="77.2197" calcext:value-type="float">
            <text:p>77.2197</text:p>
          </table:table-cell>
          <table:table-cell office:value-type="float" office:value="283.922" calcext:value-type="float">
            <text:p>283.922</text:p>
          </table:table-cell>
          <table:table-cell office:value-type="float" office:value="45.6034" calcext:value-type="float">
            <text:p>45.6034</text:p>
          </table:table-cell>
          <table:table-cell/>
          <table:table-cell table:formula="of:=([.D33]-[.A33])/0.0166667" office:value-type="float" office:value="55.1578896842211" calcext:value-type="float">
            <text:p>55.1578896842211</text:p>
          </table:table-cell>
          <table:table-cell table:formula="of:=ABS([.E33]-[.B33])/0.0166667" office:value-type="float" office:value="654.058691882614" calcext:value-type="float">
            <text:p>654.058691882614</text:p>
          </table:table-cell>
          <table:table-cell table:formula="of:=([.F33]-[.C33])/0.0166667" office:value-type="float" office:value="83.3758332483336" calcext:value-type="float">
            <text:p>83.3758332483336</text:p>
          </table:table-cell>
          <table:table-cell table:formula="of:=DEGREES(ATAN(ABS([.F33]-[.C33])/ABS([.E33]-[.B33])))" office:value-type="float" office:value="7.26457323043313" calcext:value-type="float">
            <text:p>7.26457323043313</text:p>
          </table:table-cell>
          <table:table-cell table:formula="of:=SQRT(POWER([.H33];2)+POWER([.I33];2)+POWER([.J33];2))" office:value-type="float" office:value="661.654513164889" calcext:value-type="float">
            <text:p>661.654513164889</text:p>
          </table:table-cell>
        </table:table-row>
        <table:table-row table:style-name="ro1">
          <table:table-cell office:value-type="float" office:value="76.3129" calcext:value-type="float">
            <text:p>76.3129</text:p>
          </table:table-cell>
          <table:table-cell office:value-type="float" office:value="296.3" calcext:value-type="float">
            <text:p>296.3</text:p>
          </table:table-cell>
          <table:table-cell office:value-type="float" office:value="43.7319" calcext:value-type="float">
            <text:p>43.7319</text:p>
          </table:table-cell>
          <table:table-cell office:value-type="float" office:value="77.2198" calcext:value-type="float">
            <text:p>77.2198</text:p>
          </table:table-cell>
          <table:table-cell office:value-type="float" office:value="283.978" calcext:value-type="float">
            <text:p>283.978</text:p>
          </table:table-cell>
          <table:table-cell office:value-type="float" office:value="45.3433" calcext:value-type="float">
            <text:p>45.3433</text:p>
          </table:table-cell>
          <table:table-cell/>
          <table:table-cell table:formula="of:=([.D34]-[.A34])/0.0166667" office:value-type="float" office:value="54.4138911722181" calcext:value-type="float">
            <text:p>54.4138911722181</text:p>
          </table:table-cell>
          <table:table-cell table:formula="of:=ABS([.E34]-[.B34])/0.0166667" office:value-type="float" office:value="739.318521362957" calcext:value-type="float">
            <text:p>739.318521362957</text:p>
          </table:table-cell>
          <table:table-cell table:formula="of:=([.F34]-[.C34])/0.0166667" office:value-type="float" office:value="96.6838066323865" calcext:value-type="float">
            <text:p>96.6838066323865</text:p>
          </table:table-cell>
          <table:table-cell table:formula="of:=DEGREES(ATAN(ABS([.F34]-[.C34])/ABS([.E34]-[.B34])))" office:value-type="float" office:value="7.45053040372876" calcext:value-type="float">
            <text:p>7.45053040372876</text:p>
          </table:table-cell>
          <table:table-cell table:formula="of:=SQRT(POWER([.H34];2)+POWER([.I34];2)+POWER([.J34];2))" office:value-type="float" office:value="747.596486112489" calcext:value-type="float">
            <text:p>747.596486112489</text:p>
          </table:table-cell>
        </table:table-row>
        <table:table-row table:style-name="ro1">
          <table:table-cell office:value-type="float" office:value="76.3131" calcext:value-type="float">
            <text:p>76.3131</text:p>
          </table:table-cell>
          <table:table-cell office:value-type="float" office:value="296.238" calcext:value-type="float">
            <text:p>296.238</text:p>
          </table:table-cell>
          <table:table-cell office:value-type="float" office:value="43.9996" calcext:value-type="float">
            <text:p>43.9996</text:p>
          </table:table-cell>
          <table:table-cell office:value-type="float" office:value="77.4903" calcext:value-type="float">
            <text:p>77.4903</text:p>
          </table:table-cell>
          <table:table-cell office:value-type="float" office:value="285.298" calcext:value-type="float">
            <text:p>285.298</text:p>
          </table:table-cell>
          <table:table-cell office:value-type="float" office:value="45.3919" calcext:value-type="float">
            <text:p>45.3919</text:p>
          </table:table-cell>
          <table:table-cell/>
          <table:table-cell table:formula="of:=([.D35]-[.A35])/0.0166667" office:value-type="float" office:value="70.6318587362825" calcext:value-type="float">
            <text:p>70.6318587362825</text:p>
          </table:table-cell>
          <table:table-cell table:formula="of:=ABS([.E35]-[.B35])/0.0166667" office:value-type="float" office:value="656.398687202626" calcext:value-type="float">
            <text:p>656.398687202626</text:p>
          </table:table-cell>
          <table:table-cell table:formula="of:=([.F35]-[.C35])/0.0166667" office:value-type="float" office:value="83.5378329243341" calcext:value-type="float">
            <text:p>83.5378329243341</text:p>
          </table:table-cell>
          <table:table-cell table:formula="of:=DEGREES(ATAN(ABS([.F35]-[.C35])/ABS([.E35]-[.B35])))" office:value-type="float" office:value="7.2528666439505" calcext:value-type="float">
            <text:p>7.2528666439505</text:p>
          </table:table-cell>
          <table:table-cell table:formula="of:=SQRT(POWER([.H35];2)+POWER([.I35];2)+POWER([.J35];2))" office:value-type="float" office:value="665.452226354053" calcext:value-type="float">
            <text:p>665.452226354053</text:p>
          </table:table-cell>
        </table:table-row>
        <table:table-row table:style-name="ro1">
          <table:table-cell office:value-type="float" office:value="77.0085" calcext:value-type="float">
            <text:p>77.0085</text:p>
          </table:table-cell>
          <table:table-cell office:value-type="float" office:value="288.038" calcext:value-type="float">
            <text:p>288.038</text:p>
          </table:table-cell>
          <table:table-cell office:value-type="float" office:value="44.7263" calcext:value-type="float">
            <text:p>44.7263</text:p>
          </table:table-cell>
          <table:table-cell office:value-type="float" office:value="77.8992" calcext:value-type="float">
            <text:p>77.8992</text:p>
          </table:table-cell>
          <table:table-cell office:value-type="float" office:value="277.496" calcext:value-type="float">
            <text:p>277.496</text:p>
          </table:table-cell>
          <table:table-cell office:value-type="float" office:value="45.8285" calcext:value-type="float">
            <text:p>45.8285</text:p>
          </table:table-cell>
          <table:table-cell/>
          <table:table-cell table:formula="of:=([.D36]-[.A36])/0.0166667" office:value-type="float" office:value="53.4418931162135" calcext:value-type="float">
            <text:p>53.4418931162135</text:p>
          </table:table-cell>
          <table:table-cell table:formula="of:=ABS([.E36]-[.B36])/0.0166667" office:value-type="float" office:value="632.518734962532" calcext:value-type="float">
            <text:p>632.518734962532</text:p>
          </table:table-cell>
          <table:table-cell table:formula="of:=([.F36]-[.C36])/0.0166667" office:value-type="float" office:value="66.1318677362643" calcext:value-type="float">
            <text:p>66.1318677362643</text:p>
          </table:table-cell>
          <table:table-cell table:formula="of:=DEGREES(ATAN(ABS([.F36]-[.C36])/ABS([.E36]-[.B36])))" office:value-type="float" office:value="5.96877207134016" calcext:value-type="float">
            <text:p>5.96877207134016</text:p>
          </table:table-cell>
          <table:table-cell table:formula="of:=SQRT(POWER([.H36];2)+POWER([.I36];2)+POWER([.J36];2))" office:value-type="float" office:value="638.207967631816" calcext:value-type="float">
            <text:p>638.207967631816</text:p>
          </table:table-cell>
        </table:table-row>
        <table:table-row table:style-name="ro1">
          <table:table-cell office:value-type="float" office:value="76.5478" calcext:value-type="float">
            <text:p>76.5478</text:p>
          </table:table-cell>
          <table:table-cell office:value-type="float" office:value="293.309" calcext:value-type="float">
            <text:p>293.309</text:p>
          </table:table-cell>
          <table:table-cell office:value-type="float" office:value="44.9538" calcext:value-type="float">
            <text:p>44.9538</text:p>
          </table:table-cell>
          <table:table-cell office:value-type="float" office:value="77.458" calcext:value-type="float">
            <text:p>77.458</text:p>
          </table:table-cell>
          <table:table-cell office:value-type="float" office:value="282.437" calcext:value-type="float">
            <text:p>282.437</text:p>
          </table:table-cell>
          <table:table-cell office:value-type="float" office:value="46.5786" calcext:value-type="float">
            <text:p>46.5786</text:p>
          </table:table-cell>
          <table:table-cell/>
          <table:table-cell table:formula="of:=([.D37]-[.A37])/0.0166667" office:value-type="float" office:value="54.6118907762186" calcext:value-type="float">
            <text:p>54.6118907762186</text:p>
          </table:table-cell>
          <table:table-cell table:formula="of:=ABS([.E37]-[.B37])/0.0166667" office:value-type="float" office:value="652.31869536261" calcext:value-type="float">
            <text:p>652.31869536261</text:p>
          </table:table-cell>
          <table:table-cell table:formula="of:=([.F37]-[.C37])/0.0166667" office:value-type="float" office:value="97.48780502439" calcext:value-type="float">
            <text:p>97.48780502439</text:p>
          </table:table-cell>
          <table:table-cell table:formula="of:=DEGREES(ATAN(ABS([.F37]-[.C37])/ABS([.E37]-[.B37])))" office:value-type="float" office:value="8.49983872048966" calcext:value-type="float">
            <text:p>8.49983872048966</text:p>
          </table:table-cell>
          <table:table-cell table:formula="of:=SQRT(POWER([.H37];2)+POWER([.I37];2)+POWER([.J37];2))" office:value-type="float" office:value="661.820225636996" calcext:value-type="float">
            <text:p>661.820225636996</text:p>
          </table:table-cell>
        </table:table-row>
        <table:table-row table:style-name="ro1">
          <table:table-cell office:value-type="float" office:value="76.4682" calcext:value-type="float">
            <text:p>76.4682</text:p>
          </table:table-cell>
          <table:table-cell office:value-type="float" office:value="285.383" calcext:value-type="float">
            <text:p>285.383</text:p>
          </table:table-cell>
          <table:table-cell office:value-type="float" office:value="44.6308" calcext:value-type="float">
            <text:p>44.6308</text:p>
          </table:table-cell>
          <table:table-cell office:value-type="float" office:value="76.8804" calcext:value-type="float">
            <text:p>76.8804</text:p>
          </table:table-cell>
          <table:table-cell office:value-type="float" office:value="276.161" calcext:value-type="float">
            <text:p>276.161</text:p>
          </table:table-cell>
          <table:table-cell office:value-type="float" office:value="45.7951" calcext:value-type="float">
            <text:p>45.7951</text:p>
          </table:table-cell>
          <table:table-cell/>
          <table:table-cell table:formula="of:=([.D38]-[.A38])/0.0166667" office:value-type="float" office:value="24.7319505360988" calcext:value-type="float">
            <text:p>24.7319505360988</text:p>
          </table:table-cell>
          <table:table-cell table:formula="of:=ABS([.E38]-[.B38])/0.0166667" office:value-type="float" office:value="553.318893362212" calcext:value-type="float">
            <text:p>553.318893362212</text:p>
          </table:table-cell>
          <table:table-cell table:formula="of:=([.F38]-[.C38])/0.0166667" office:value-type="float" office:value="69.8578602842793" calcext:value-type="float">
            <text:p>69.8578602842793</text:p>
          </table:table-cell>
          <table:table-cell table:formula="of:=DEGREES(ATAN(ABS([.F38]-[.C38])/ABS([.E38]-[.B38])))" office:value-type="float" office:value="7.19566094659119" calcext:value-type="float">
            <text:p>7.19566094659119</text:p>
          </table:table-cell>
          <table:table-cell table:formula="of:=SQRT(POWER([.H38];2)+POWER([.I38];2)+POWER([.J38];2))" office:value-type="float" office:value="558.259426944499" calcext:value-type="float">
            <text:p>558.259426944499</text:p>
          </table:table-cell>
        </table:table-row>
        <table:table-row table:style-name="ro1">
          <table:table-cell office:value-type="float" office:value="76.7655" calcext:value-type="float">
            <text:p>76.7655</text:p>
          </table:table-cell>
          <table:table-cell office:value-type="float" office:value="289.22" calcext:value-type="float">
            <text:p>289.22</text:p>
          </table:table-cell>
          <table:table-cell office:value-type="float" office:value="45.3119" calcext:value-type="float">
            <text:p>45.3119</text:p>
          </table:table-cell>
          <table:table-cell office:value-type="float" office:value="77.4584" calcext:value-type="float">
            <text:p>77.4584</text:p>
          </table:table-cell>
          <table:table-cell office:value-type="float" office:value="282.542" calcext:value-type="float">
            <text:p>282.542</text:p>
          </table:table-cell>
          <table:table-cell office:value-type="float" office:value="46.0615" calcext:value-type="float">
            <text:p>46.0615</text:p>
          </table:table-cell>
          <table:table-cell/>
          <table:table-cell table:formula="of:=([.D39]-[.A39])/0.0166667" office:value-type="float" office:value="41.573916852166" calcext:value-type="float">
            <text:p>41.573916852166</text:p>
          </table:table-cell>
          <table:table-cell table:formula="of:=ABS([.E39]-[.B39])/0.0166667" office:value-type="float" office:value="400.679198641606" calcext:value-type="float">
            <text:p>400.679198641606</text:p>
          </table:table-cell>
          <table:table-cell table:formula="of:=([.F39]-[.C39])/0.0166667" office:value-type="float" office:value="44.97591004818" calcext:value-type="float">
            <text:p>44.97591004818</text:p>
          </table:table-cell>
          <table:table-cell table:formula="of:=DEGREES(ATAN(ABS([.F39]-[.C39])/ABS([.E39]-[.B39])))" office:value-type="float" office:value="6.40459481284907" calcext:value-type="float">
            <text:p>6.40459481284907</text:p>
          </table:table-cell>
          <table:table-cell table:formula="of:=SQRT(POWER([.H39];2)+POWER([.I39];2)+POWER([.J39];2))" office:value-type="float" office:value="405.33324964919" calcext:value-type="float">
            <text:p>405.33324964919</text:p>
          </table:table-cell>
        </table:table-row>
        <table:table-row table:style-name="ro1">
          <table:table-cell office:value-type="float" office:value="76.8076" calcext:value-type="float">
            <text:p>76.8076</text:p>
          </table:table-cell>
          <table:table-cell office:value-type="float" office:value="293.394" calcext:value-type="float">
            <text:p>293.394</text:p>
          </table:table-cell>
          <table:table-cell office:value-type="float" office:value="44.6821" calcext:value-type="float">
            <text:p>44.6821</text:p>
          </table:table-cell>
          <table:table-cell office:value-type="float" office:value="77.4902" calcext:value-type="float">
            <text:p>77.4902</text:p>
          </table:table-cell>
          <table:table-cell office:value-type="float" office:value="285.287" calcext:value-type="float">
            <text:p>285.287</text:p>
          </table:table-cell>
          <table:table-cell office:value-type="float" office:value="45.3936" calcext:value-type="float">
            <text:p>45.3936</text:p>
          </table:table-cell>
          <table:table-cell/>
          <table:table-cell table:formula="of:=([.D40]-[.A40])/0.0166667" office:value-type="float" office:value="40.9559180881643" calcext:value-type="float">
            <text:p>40.9559180881643</text:p>
          </table:table-cell>
          <table:table-cell table:formula="of:=ABS([.E40]-[.B40])/0.0166667" office:value-type="float" office:value="486.419027161947" calcext:value-type="float">
            <text:p>486.419027161947</text:p>
          </table:table-cell>
          <table:table-cell table:formula="of:=([.F40]-[.C40])/0.0166667" office:value-type="float" office:value="42.6899146201708" calcext:value-type="float">
            <text:p>42.6899146201708</text:p>
          </table:table-cell>
          <table:table-cell table:formula="of:=DEGREES(ATAN(ABS([.F40]-[.C40])/ABS([.E40]-[.B40])))" office:value-type="float" office:value="5.01563613683281" calcext:value-type="float">
            <text:p>5.01563613683281</text:p>
          </table:table-cell>
          <table:table-cell table:formula="of:=SQRT(POWER([.H40];2)+POWER([.I40];2)+POWER([.J40];2))" office:value-type="float" office:value="490.003353072096" calcext:value-type="float">
            <text:p>490.003353072096</text:p>
          </table:table-cell>
        </table:table-row>
        <table:table-row table:style-name="ro1">
          <table:table-cell office:value-type="float" office:value="76.8217" calcext:value-type="float">
            <text:p>76.8217</text:p>
          </table:table-cell>
          <table:table-cell office:value-type="float" office:value="294.916" calcext:value-type="float">
            <text:p>294.916</text:p>
          </table:table-cell>
          <table:table-cell office:value-type="float" office:value="43.9375" calcext:value-type="float">
            <text:p>43.9375</text:p>
          </table:table-cell>
          <table:table-cell office:value-type="float" office:value="77.4903" calcext:value-type="float">
            <text:p>77.4903</text:p>
          </table:table-cell>
          <table:table-cell office:value-type="float" office:value="285.298" calcext:value-type="float">
            <text:p>285.298</text:p>
          </table:table-cell>
          <table:table-cell office:value-type="float" office:value="45.3919" calcext:value-type="float">
            <text:p>45.3919</text:p>
          </table:table-cell>
          <table:table-cell/>
          <table:table-cell table:formula="of:=([.D41]-[.A41])/0.0166667" office:value-type="float" office:value="40.1159197681603" calcext:value-type="float">
            <text:p>40.1159197681603</text:p>
          </table:table-cell>
          <table:table-cell table:formula="of:=ABS([.E41]-[.B41])/0.0166667" office:value-type="float" office:value="577.078845842308" calcext:value-type="float">
            <text:p>577.078845842308</text:p>
          </table:table-cell>
          <table:table-cell table:formula="of:=([.F41]-[.C41])/0.0166667" office:value-type="float" office:value="87.263825472349" calcext:value-type="float">
            <text:p>87.263825472349</text:p>
          </table:table-cell>
          <table:table-cell table:formula="of:=DEGREES(ATAN(ABS([.F41]-[.C41])/ABS([.E41]-[.B41])))" office:value-type="float" office:value="8.5989182532706" calcext:value-type="float">
            <text:p>8.5989182532706</text:p>
          </table:table-cell>
          <table:table-cell table:formula="of:=SQRT(POWER([.H41];2)+POWER([.I41];2)+POWER([.J41];2))" office:value-type="float" office:value="585.016458378399" calcext:value-type="float">
            <text:p>585.016458378399</text:p>
          </table:table-cell>
        </table:table-row>
        <table:table-row table:style-name="ro1">
          <table:table-cell office:value-type="float" office:value="76.8076" calcext:value-type="float">
            <text:p>76.8076</text:p>
          </table:table-cell>
          <table:table-cell office:value-type="float" office:value="293.273" calcext:value-type="float">
            <text:p>293.273</text:p>
          </table:table-cell>
          <table:table-cell office:value-type="float" office:value="45.2132" calcext:value-type="float">
            <text:p>45.2132</text:p>
          </table:table-cell>
          <table:table-cell office:value-type="float" office:value="77.7282" calcext:value-type="float">
            <text:p>77.7282</text:p>
          </table:table-cell>
          <table:table-cell office:value-type="float" office:value="283.793" calcext:value-type="float">
            <text:p>283.793</text:p>
          </table:table-cell>
          <table:table-cell office:value-type="float" office:value="46.3725" calcext:value-type="float">
            <text:p>46.3725</text:p>
          </table:table-cell>
          <table:table-cell/>
          <table:table-cell table:formula="of:=([.D42]-[.A42])/0.0166667" office:value-type="float" office:value="55.2358895282214" calcext:value-type="float">
            <text:p>55.2358895282214</text:p>
          </table:table-cell>
          <table:table-cell table:formula="of:=ABS([.E42]-[.B42])/0.0166667" office:value-type="float" office:value="568.798862402276" calcext:value-type="float">
            <text:p>568.798862402276</text:p>
          </table:table-cell>
          <table:table-cell table:formula="of:=([.F42]-[.C42])/0.0166667" office:value-type="float" office:value="69.5578608842783" calcext:value-type="float">
            <text:p>69.5578608842783</text:p>
          </table:table-cell>
          <table:table-cell table:formula="of:=DEGREES(ATAN(ABS([.F42]-[.C42])/ABS([.E42]-[.B42])))" office:value-type="float" office:value="6.97202814937357" calcext:value-type="float">
            <text:p>6.97202814937357</text:p>
          </table:table-cell>
          <table:table-cell table:formula="of:=SQRT(POWER([.H42];2)+POWER([.I42];2)+POWER([.J42];2))" office:value-type="float" office:value="575.692144616282" calcext:value-type="float">
            <text:p>575.692144616282</text:p>
          </table:table-cell>
        </table:table-row>
        <table:table-row table:style-name="ro1">
          <table:table-cell office:value-type="float" office:value="76.7793" calcext:value-type="float">
            <text:p>76.7793</text:p>
          </table:table-cell>
          <table:table-cell office:value-type="float" office:value="290.778" calcext:value-type="float">
            <text:p>290.778</text:p>
          </table:table-cell>
          <table:table-cell office:value-type="float" office:value="44.3108" calcext:value-type="float">
            <text:p>44.3108</text:p>
          </table:table-cell>
          <table:table-cell office:value-type="float" office:value="77.4436" calcext:value-type="float">
            <text:p>77.4436</text:p>
          </table:table-cell>
          <table:table-cell office:value-type="float" office:value="281.524" calcext:value-type="float">
            <text:p>281.524</text:p>
          </table:table-cell>
          <table:table-cell office:value-type="float" office:value="44.7129" calcext:value-type="float">
            <text:p>44.7129</text:p>
          </table:table-cell>
          <table:table-cell/>
          <table:table-cell table:formula="of:=([.D43]-[.A43])/0.0166667" office:value-type="float" office:value="39.8579202841593" calcext:value-type="float">
            <text:p>39.8579202841593</text:p>
          </table:table-cell>
          <table:table-cell table:formula="of:=ABS([.E43]-[.B43])/0.0166667" office:value-type="float" office:value="555.238889522222" calcext:value-type="float">
            <text:p>555.238889522222</text:p>
          </table:table-cell>
          <table:table-cell table:formula="of:=([.F43]-[.C43])/0.0166667" office:value-type="float" office:value="24.1259517480963" calcext:value-type="float">
            <text:p>24.1259517480963</text:p>
          </table:table-cell>
          <table:table-cell table:formula="of:=DEGREES(ATAN(ABS([.F43]-[.C43])/ABS([.E43]-[.B43])))" office:value-type="float" office:value="2.48802140978779" calcext:value-type="float">
            <text:p>2.48802140978779</text:p>
          </table:table-cell>
          <table:table-cell table:formula="of:=SQRT(POWER([.H43];2)+POWER([.I43];2)+POWER([.J43];2))" office:value-type="float" office:value="557.190218682095" calcext:value-type="float">
            <text:p>557.190218682095</text:p>
          </table:table-cell>
        </table:table-row>
        <table:table-row table:style-name="ro1">
          <table:table-cell office:value-type="float" office:value="76.0514" calcext:value-type="float">
            <text:p>76.0514</text:p>
          </table:table-cell>
          <table:table-cell office:value-type="float" office:value="296.275" calcext:value-type="float">
            <text:p>296.275</text:p>
          </table:table-cell>
          <table:table-cell office:value-type="float" office:value="43.738" calcext:value-type="float">
            <text:p>43.738</text:p>
          </table:table-cell>
          <table:table-cell office:value-type="float" office:value="76.724" calcext:value-type="float">
            <text:p>76.724</text:p>
          </table:table-cell>
          <table:table-cell office:value-type="float" office:value="285.29" calcext:value-type="float">
            <text:p>285.29</text:p>
          </table:table-cell>
          <table:table-cell office:value-type="float" office:value="45.1477" calcext:value-type="float">
            <text:p>45.1477</text:p>
          </table:table-cell>
          <table:table-cell/>
          <table:table-cell table:formula="of:=([.D44]-[.A44])/0.0166667" office:value-type="float" office:value="40.3559192881616" calcext:value-type="float">
            <text:p>40.3559192881616</text:p>
          </table:table-cell>
          <table:table-cell table:formula="of:=ABS([.E44]-[.B44])/0.0166667" office:value-type="float" office:value="659.098681802634" calcext:value-type="float">
            <text:p>659.098681802634</text:p>
          </table:table-cell>
          <table:table-cell table:formula="of:=([.F44]-[.C44])/0.0166667" office:value-type="float" office:value="84.5818308363384" calcext:value-type="float">
            <text:p>84.5818308363384</text:p>
          </table:table-cell>
          <table:table-cell table:formula="of:=DEGREES(ATAN(ABS([.F44]-[.C44])/ABS([.E44]-[.B44])))" office:value-type="float" office:value="7.31277244032326" calcext:value-type="float">
            <text:p>7.31277244032326</text:p>
          </table:table-cell>
          <table:table-cell table:formula="of:=SQRT(POWER([.H44];2)+POWER([.I44];2)+POWER([.J44];2))" office:value-type="float" office:value="665.727991512441" calcext:value-type="float">
            <text:p>665.727991512441</text:p>
          </table:table-cell>
        </table:table-row>
        <table:table-row table:style-name="ro1">
          <table:table-cell office:value-type="float" office:value="76.2876" calcext:value-type="float">
            <text:p>76.2876</text:p>
          </table:table-cell>
          <table:table-cell office:value-type="float" office:value="293.471" calcext:value-type="float">
            <text:p>293.471</text:p>
          </table:table-cell>
          <table:table-cell office:value-type="float" office:value="44.1617" calcext:value-type="float">
            <text:p>44.1617</text:p>
          </table:table-cell>
          <table:table-cell office:value-type="float" office:value="76.7103" calcext:value-type="float">
            <text:p>76.7103</text:p>
          </table:table-cell>
          <table:table-cell office:value-type="float" office:value="283.938" calcext:value-type="float">
            <text:p>283.938</text:p>
          </table:table-cell>
          <table:table-cell office:value-type="float" office:value="45.354" calcext:value-type="float">
            <text:p>45.354</text:p>
          </table:table-cell>
          <table:table-cell/>
          <table:table-cell table:formula="of:=([.D45]-[.A45])/0.0166667" office:value-type="float" office:value="25.3619492761018" calcext:value-type="float">
            <text:p>25.3619492761018</text:p>
          </table:table-cell>
          <table:table-cell table:formula="of:=ABS([.E45]-[.B45])/0.0166667" office:value-type="float" office:value="571.978856042289" calcext:value-type="float">
            <text:p>571.978856042289</text:p>
          </table:table-cell>
          <table:table-cell table:formula="of:=([.F45]-[.C45])/0.0166667" office:value-type="float" office:value="71.5378569242859" calcext:value-type="float">
            <text:p>71.5378569242859</text:p>
          </table:table-cell>
          <table:table-cell table:formula="of:=DEGREES(ATAN(ABS([.F45]-[.C45])/ABS([.E45]-[.B45])))" office:value-type="float" office:value="7.12901082331985" calcext:value-type="float">
            <text:p>7.12901082331985</text:p>
          </table:table-cell>
          <table:table-cell table:formula="of:=SQRT(POWER([.H45];2)+POWER([.I45];2)+POWER([.J45];2))" office:value-type="float" office:value="576.992812090279" calcext:value-type="float">
            <text:p>576.992812090279</text:p>
          </table:table-cell>
        </table:table-row>
        <table:table-row table:style-name="ro1">
          <table:table-cell office:value-type="float" office:value="76.5077" calcext:value-type="float">
            <text:p>76.5077</text:p>
          </table:table-cell>
          <table:table-cell office:value-type="float" office:value="289.381" calcext:value-type="float">
            <text:p>289.381</text:p>
          </table:table-cell>
          <table:table-cell office:value-type="float" office:value="44.5263" calcext:value-type="float">
            <text:p>44.5263</text:p>
          </table:table-cell>
          <table:table-cell office:value-type="float" office:value="77.1604" calcext:value-type="float">
            <text:p>77.1604</text:p>
          </table:table-cell>
          <table:table-cell office:value-type="float" office:value="278.81" calcext:value-type="float">
            <text:p>278.81</text:p>
          </table:table-cell>
          <table:table-cell office:value-type="float" office:value="45.3845" calcext:value-type="float">
            <text:p>45.3845</text:p>
          </table:table-cell>
          <table:table-cell/>
          <table:table-cell table:formula="of:=([.D46]-[.A46])/0.0166667" office:value-type="float" office:value="39.1619216761564" calcext:value-type="float">
            <text:p>39.1619216761564</text:p>
          </table:table-cell>
          <table:table-cell table:formula="of:=ABS([.E46]-[.B46])/0.0166667" office:value-type="float" office:value="634.258731482535" calcext:value-type="float">
            <text:p>634.258731482535</text:p>
          </table:table-cell>
          <table:table-cell table:formula="of:=([.F46]-[.C46])/0.0166667" office:value-type="float" office:value="51.4918970162062" calcext:value-type="float">
            <text:p>51.4918970162062</text:p>
          </table:table-cell>
          <table:table-cell table:formula="of:=DEGREES(ATAN(ABS([.F46]-[.C46])/ABS([.E46]-[.B46])))" office:value-type="float" office:value="4.64134287845736" calcext:value-type="float">
            <text:p>4.64134287845736</text:p>
          </table:table-cell>
          <table:table-cell table:formula="of:=SQRT(POWER([.H46];2)+POWER([.I46];2)+POWER([.J46];2))" office:value-type="float" office:value="637.549378502977" calcext:value-type="float">
            <text:p>637.549378502977</text:p>
          </table:table-cell>
        </table:table-row>
        <table:table-row table:style-name="ro1">
          <table:table-cell office:value-type="float" office:value="76.5338" calcext:value-type="float">
            <text:p>76.5338</text:p>
          </table:table-cell>
          <table:table-cell office:value-type="float" office:value="292.27" calcext:value-type="float">
            <text:p>292.27</text:p>
          </table:table-cell>
          <table:table-cell office:value-type="float" office:value="43.5728" calcext:value-type="float">
            <text:p>43.5728</text:p>
          </table:table-cell>
          <table:table-cell office:value-type="float" office:value="77.2052" calcext:value-type="float">
            <text:p>77.2052</text:p>
          </table:table-cell>
          <table:table-cell office:value-type="float" office:value="282.86" calcext:value-type="float">
            <text:p>282.86</text:p>
          </table:table-cell>
          <table:table-cell office:value-type="float" office:value="44.5085" calcext:value-type="float">
            <text:p>44.5085</text:p>
          </table:table-cell>
          <table:table-cell/>
          <table:table-cell table:formula="of:=([.D47]-[.A47])/0.0166667" office:value-type="float" office:value="40.2839194321615" calcext:value-type="float">
            <text:p>40.2839194321615</text:p>
          </table:table-cell>
          <table:table-cell table:formula="of:=ABS([.E47]-[.B47])/0.0166667" office:value-type="float" office:value="564.598870802257" calcext:value-type="float">
            <text:p>564.598870802257</text:p>
          </table:table-cell>
          <table:table-cell table:formula="of:=([.F47]-[.C47])/0.0166667" office:value-type="float" office:value="56.1418877162244" calcext:value-type="float">
            <text:p>56.1418877162244</text:p>
          </table:table-cell>
          <table:table-cell table:formula="of:=DEGREES(ATAN(ABS([.F47]-[.C47])/ABS([.E47]-[.B47])))" office:value-type="float" office:value="5.67864013458202" calcext:value-type="float">
            <text:p>5.67864013458202</text:p>
          </table:table-cell>
          <table:table-cell table:formula="of:=SQRT(POWER([.H47];2)+POWER([.I47];2)+POWER([.J47];2))" office:value-type="float" office:value="568.811559861736" calcext:value-type="float">
            <text:p>568.811559861736</text:p>
          </table:table-cell>
        </table:table-row>
        <table:table-row table:style-name="ro1">
          <table:table-cell office:value-type="float" office:value="76.7793" calcext:value-type="float">
            <text:p>76.7793</text:p>
          </table:table-cell>
          <table:table-cell office:value-type="float" office:value="290.843" calcext:value-type="float">
            <text:p>290.843</text:p>
          </table:table-cell>
          <table:table-cell office:value-type="float" office:value="44.0453" calcext:value-type="float">
            <text:p>44.0453</text:p>
          </table:table-cell>
          <table:table-cell office:value-type="float" office:value="77.6645" calcext:value-type="float">
            <text:p>77.6645</text:p>
          </table:table-cell>
          <table:table-cell office:value-type="float" office:value="278.851" calcext:value-type="float">
            <text:p>278.851</text:p>
          </table:table-cell>
          <table:table-cell office:value-type="float" office:value="45.3735" calcext:value-type="float">
            <text:p>45.3735</text:p>
          </table:table-cell>
          <table:table-cell/>
          <table:table-cell table:formula="of:=([.D48]-[.A48])/0.0166667" office:value-type="float" office:value="53.1118937762123" calcext:value-type="float">
            <text:p>53.1118937762123</text:p>
          </table:table-cell>
          <table:table-cell table:formula="of:=ABS([.E48]-[.B48])/0.0166667" office:value-type="float" office:value="719.518560962879" calcext:value-type="float">
            <text:p>719.518560962879</text:p>
          </table:table-cell>
          <table:table-cell table:formula="of:=([.F48]-[.C48])/0.0166667" office:value-type="float" office:value="79.6918406163189" calcext:value-type="float">
            <text:p>79.6918406163189</text:p>
          </table:table-cell>
          <table:table-cell table:formula="of:=DEGREES(ATAN(ABS([.F48]-[.C48])/ABS([.E48]-[.B48])))" office:value-type="float" office:value="6.32015902750846" calcext:value-type="float">
            <text:p>6.32015902750846</text:p>
          </table:table-cell>
          <table:table-cell table:formula="of:=SQRT(POWER([.H48];2)+POWER([.I48];2)+POWER([.J48];2))" office:value-type="float" office:value="725.864052210471" calcext:value-type="float">
            <text:p>725.864052210471</text:p>
          </table:table-cell>
        </table:table-row>
        <table:table-row table:style-name="ro1">
          <table:table-cell office:value-type="float" office:value="77.0085" calcext:value-type="float">
            <text:p>77.0085</text:p>
          </table:table-cell>
          <table:table-cell office:value-type="float" office:value="288.038" calcext:value-type="float">
            <text:p>288.038</text:p>
          </table:table-cell>
          <table:table-cell office:value-type="float" office:value="44.7263" calcext:value-type="float">
            <text:p>44.7263</text:p>
          </table:table-cell>
          <table:table-cell office:value-type="float" office:value="77.4121" calcext:value-type="float">
            <text:p>77.4121</text:p>
          </table:table-cell>
          <table:table-cell office:value-type="float" office:value="278.723" calcext:value-type="float">
            <text:p>278.723</text:p>
          </table:table-cell>
          <table:table-cell office:value-type="float" office:value="45.8935" calcext:value-type="float">
            <text:p>45.8935</text:p>
          </table:table-cell>
          <table:table-cell/>
          <table:table-cell table:formula="of:=([.D49]-[.A49])/0.0166667" office:value-type="float" office:value="24.2159515680967" calcext:value-type="float">
            <text:p>24.2159515680967</text:p>
          </table:table-cell>
          <table:table-cell table:formula="of:=ABS([.E49]-[.B49])/0.0166667" office:value-type="float" office:value="558.898882202236" calcext:value-type="float">
            <text:p>558.898882202236</text:p>
          </table:table-cell>
          <table:table-cell table:formula="of:=([.F49]-[.C49])/0.0166667" office:value-type="float" office:value="70.0318599362802" calcext:value-type="float">
            <text:p>70.0318599362802</text:p>
          </table:table-cell>
          <table:table-cell table:formula="of:=DEGREES(ATAN(ABS([.F49]-[.C49])/ABS([.E49]-[.B49])))" office:value-type="float" office:value="7.14212471832902" calcext:value-type="float">
            <text:p>7.14212471832902</text:p>
          </table:table-cell>
          <table:table-cell table:formula="of:=SQRT(POWER([.H49];2)+POWER([.I49];2)+POWER([.J49];2))" office:value-type="float" office:value="563.78970746493" calcext:value-type="float">
            <text:p>563.78970746493</text:p>
          </table:table-cell>
        </table:table-row>
        <table:table-row table:style-name="ro1">
          <table:table-cell office:value-type="float" office:value="76.7793" calcext:value-type="float">
            <text:p>76.7793</text:p>
          </table:table-cell>
          <table:table-cell office:value-type="float" office:value="290.778" calcext:value-type="float">
            <text:p>290.778</text:p>
          </table:table-cell>
          <table:table-cell office:value-type="float" office:value="44.3108" calcext:value-type="float">
            <text:p>44.3108</text:p>
          </table:table-cell>
          <table:table-cell office:value-type="float" office:value="77.4276" calcext:value-type="float">
            <text:p>77.4276</text:p>
          </table:table-cell>
          <table:table-cell office:value-type="float" office:value="280.041" calcext:value-type="float">
            <text:p>280.041</text:p>
          </table:table-cell>
          <table:table-cell office:value-type="float" office:value="45.6918" calcext:value-type="float">
            <text:p>45.6918</text:p>
          </table:table-cell>
          <table:table-cell/>
          <table:table-cell table:formula="of:=([.D50]-[.A50])/0.0166667" office:value-type="float" office:value="38.8979222041551" calcext:value-type="float">
            <text:p>38.8979222041551</text:p>
          </table:table-cell>
          <table:table-cell table:formula="of:=ABS([.E50]-[.B50])/0.0166667" office:value-type="float" office:value="644.218711562578" calcext:value-type="float">
            <text:p>644.218711562578</text:p>
          </table:table-cell>
          <table:table-cell table:formula="of:=([.F50]-[.C50])/0.0166667" office:value-type="float" office:value="82.8598342803315" calcext:value-type="float">
            <text:p>82.8598342803315</text:p>
          </table:table-cell>
          <table:table-cell table:formula="of:=DEGREES(ATAN(ABS([.F50]-[.C50])/ABS([.E50]-[.B50])))" office:value-type="float" office:value="7.32918138676707" calcext:value-type="float">
            <text:p>7.32918138676707</text:p>
          </table:table-cell>
          <table:table-cell table:formula="of:=SQRT(POWER([.H50];2)+POWER([.I50];2)+POWER([.J50];2))" office:value-type="float" office:value="650.6892874607" calcext:value-type="float">
            <text:p>650.6892874607</text:p>
          </table:table-cell>
        </table:table-row>
        <table:table-row table:style-name="ro1">
          <table:table-cell office:value-type="float" office:value="76.2751" calcext:value-type="float">
            <text:p>76.2751</text:p>
          </table:table-cell>
          <table:table-cell office:value-type="float" office:value="292.077" calcext:value-type="float">
            <text:p>292.077</text:p>
          </table:table-cell>
          <table:table-cell office:value-type="float" office:value="44.3735" calcext:value-type="float">
            <text:p>44.3735</text:p>
          </table:table-cell>
          <table:table-cell office:value-type="float" office:value="76.6967" calcext:value-type="float">
            <text:p>76.6967</text:p>
          </table:table-cell>
          <table:table-cell office:value-type="float" office:value="282.648" calcext:value-type="float">
            <text:p>282.648</text:p>
          </table:table-cell>
          <table:table-cell office:value-type="float" office:value="45.2997" calcext:value-type="float">
            <text:p>45.2997</text:p>
          </table:table-cell>
          <table:table-cell/>
          <table:table-cell table:formula="of:=([.D51]-[.A51])/0.0166667" office:value-type="float" office:value="25.2959494081019" calcext:value-type="float">
            <text:p>25.2959494081019</text:p>
          </table:table-cell>
          <table:table-cell table:formula="of:=ABS([.E51]-[.B51])/0.0166667" office:value-type="float" office:value="565.738868522262" calcext:value-type="float">
            <text:p>565.738868522262</text:p>
          </table:table-cell>
          <table:table-cell table:formula="of:=([.F51]-[.C51])/0.0166667" office:value-type="float" office:value="55.5718888562224" calcext:value-type="float">
            <text:p>55.5718888562224</text:p>
          </table:table-cell>
          <table:table-cell table:formula="of:=DEGREES(ATAN(ABS([.F51]-[.C51])/ABS([.E51]-[.B51])))" office:value-type="float" office:value="5.61010198822732" calcext:value-type="float">
            <text:p>5.61010198822732</text:p>
          </table:table-cell>
          <table:table-cell table:formula="of:=SQRT(POWER([.H51];2)+POWER([.I51];2)+POWER([.J51];2))" office:value-type="float" office:value="569.024241350361" calcext:value-type="float">
            <text:p>569.024241350361</text:p>
          </table:table-cell>
        </table:table-row>
        <table:table-row table:style-name="ro1">
          <table:table-cell office:value-type="float" office:value="76.5209" calcext:value-type="float">
            <text:p>76.5209</text:p>
          </table:table-cell>
          <table:table-cell office:value-type="float" office:value="290.765" calcext:value-type="float">
            <text:p>290.765</text:p>
          </table:table-cell>
          <table:table-cell office:value-type="float" office:value="44.3152" calcext:value-type="float">
            <text:p>44.3152</text:p>
          </table:table-cell>
          <table:table-cell office:value-type="float" office:value="77.1901" calcext:value-type="float">
            <text:p>77.1901</text:p>
          </table:table-cell>
          <table:table-cell office:value-type="float" office:value="281.465" calcext:value-type="float">
            <text:p>281.465</text:p>
          </table:table-cell>
          <table:table-cell office:value-type="float" office:value="44.975" calcext:value-type="float">
            <text:p>44.975</text:p>
          </table:table-cell>
          <table:table-cell/>
          <table:table-cell table:formula="of:=([.D52]-[.A52])/0.0166667" office:value-type="float" office:value="40.1519196961608" calcext:value-type="float">
            <text:p>40.1519196961608</text:p>
          </table:table-cell>
          <table:table-cell table:formula="of:=ABS([.E52]-[.B52])/0.0166667" office:value-type="float" office:value="557.998884002233" calcext:value-type="float">
            <text:p>557.998884002233</text:p>
          </table:table-cell>
          <table:table-cell table:formula="of:=([.F52]-[.C52])/0.0166667" office:value-type="float" office:value="39.5879208241586" calcext:value-type="float">
            <text:p>39.5879208241586</text:p>
          </table:table-cell>
          <table:table-cell table:formula="of:=DEGREES(ATAN(ABS([.F52]-[.C52])/ABS([.E52]-[.B52])))" office:value-type="float" office:value="4.05812037025095" calcext:value-type="float">
            <text:p>4.05812037025095</text:p>
          </table:table-cell>
          <table:table-cell table:formula="of:=SQRT(POWER([.H52];2)+POWER([.I52];2)+POWER([.J52];2))" office:value-type="float" office:value="560.840560835434" calcext:value-type="float">
            <text:p>560.840560835434</text:p>
          </table:table-cell>
        </table:table-row>
        <table:table-row table:style-name="ro1">
          <table:table-cell office:value-type="float" office:value="76.3127" calcext:value-type="float">
            <text:p>76.3127</text:p>
          </table:table-cell>
          <table:table-cell office:value-type="float" office:value="296.356" calcext:value-type="float">
            <text:p>296.356</text:p>
          </table:table-cell>
          <table:table-cell office:value-type="float" office:value="43.4649" calcext:value-type="float">
            <text:p>43.4649</text:p>
          </table:table-cell>
          <table:table-cell office:value-type="float" office:value="77.2504" calcext:value-type="float">
            <text:p>77.2504</text:p>
          </table:table-cell>
          <table:table-cell office:value-type="float" office:value="286.753" calcext:value-type="float">
            <text:p>286.753</text:p>
          </table:table-cell>
          <table:table-cell office:value-type="float" office:value="44.6668" calcext:value-type="float">
            <text:p>44.6668</text:p>
          </table:table-cell>
          <table:table-cell/>
          <table:table-cell table:formula="of:=([.D53]-[.A53])/0.0166667" office:value-type="float" office:value="56.2618874762246" calcext:value-type="float">
            <text:p>56.2618874762246</text:p>
          </table:table-cell>
          <table:table-cell table:formula="of:=ABS([.E53]-[.B53])/0.0166667" office:value-type="float" office:value="576.178847642305" calcext:value-type="float">
            <text:p>576.178847642305</text:p>
          </table:table-cell>
          <table:table-cell table:formula="of:=([.F53]-[.C53])/0.0166667" office:value-type="float" office:value="72.1138557722886" calcext:value-type="float">
            <text:p>72.1138557722886</text:p>
          </table:table-cell>
          <table:table-cell table:formula="of:=DEGREES(ATAN(ABS([.F53]-[.C53])/ABS([.E53]-[.B53])))" office:value-type="float" office:value="7.13397502165487" calcext:value-type="float">
            <text:p>7.13397502165487</text:p>
          </table:table-cell>
          <table:table-cell table:formula="of:=SQRT(POWER([.H53];2)+POWER([.I53];2)+POWER([.J53];2))" office:value-type="float" office:value="583.393411556172" calcext:value-type="float">
            <text:p>583.393411556172</text:p>
          </table:table-cell>
        </table:table-row>
        <table:table-row table:style-name="ro1">
          <table:table-cell office:value-type="float" office:value="76.2998" calcext:value-type="float">
            <text:p>76.2998</text:p>
          </table:table-cell>
          <table:table-cell office:value-type="float" office:value="295.001" calcext:value-type="float">
            <text:p>295.001</text:p>
          </table:table-cell>
          <table:table-cell office:value-type="float" office:value="43.4137" calcext:value-type="float">
            <text:p>43.4137</text:p>
          </table:table-cell>
          <table:table-cell office:value-type="float" office:value="76.9795" calcext:value-type="float">
            <text:p>76.9795</text:p>
          </table:table-cell>
          <table:table-cell office:value-type="float" office:value="285.475" calcext:value-type="float">
            <text:p>285.475</text:p>
          </table:table-cell>
          <table:table-cell office:value-type="float" office:value="44.3592" calcext:value-type="float">
            <text:p>44.3592</text:p>
          </table:table-cell>
          <table:table-cell/>
          <table:table-cell table:formula="of:=([.D54]-[.A54])/0.0166667" office:value-type="float" office:value="40.7819184361629" calcext:value-type="float">
            <text:p>40.7819184361629</text:p>
          </table:table-cell>
          <table:table-cell table:formula="of:=ABS([.E54]-[.B54])/0.0166667" office:value-type="float" office:value="571.558856882284" calcext:value-type="float">
            <text:p>571.558856882284</text:p>
          </table:table-cell>
          <table:table-cell table:formula="of:=([.F54]-[.C54])/0.0166667" office:value-type="float" office:value="56.7298865402271" calcext:value-type="float">
            <text:p>56.7298865402271</text:p>
          </table:table-cell>
          <table:table-cell table:formula="of:=DEGREES(ATAN(ABS([.F54]-[.C54])/ABS([.E54]-[.B54])))" office:value-type="float" office:value="5.66830865681111" calcext:value-type="float">
            <text:p>5.66830865681111</text:p>
          </table:table-cell>
          <table:table-cell table:formula="of:=SQRT(POWER([.H54];2)+POWER([.I54];2)+POWER([.J54];2))" office:value-type="float" office:value="575.813313304567" calcext:value-type="float">
            <text:p>575.813313304567</text:p>
          </table:table-cell>
        </table:table-row>
        <table:table-row table:style-name="ro1">
          <table:table-cell office:value-type="float" office:value="76.8075" calcext:value-type="float">
            <text:p>76.8075</text:p>
          </table:table-cell>
          <table:table-cell office:value-type="float" office:value="293.569" calcext:value-type="float">
            <text:p>293.569</text:p>
          </table:table-cell>
          <table:table-cell office:value-type="float" office:value="43.8851" calcext:value-type="float">
            <text:p>43.8851</text:p>
          </table:table-cell>
          <table:table-cell office:value-type="float" office:value="77.7133" calcext:value-type="float">
            <text:p>77.7133</text:p>
          </table:table-cell>
          <table:table-cell office:value-type="float" office:value="282.778" calcext:value-type="float">
            <text:p>282.778</text:p>
          </table:table-cell>
          <table:table-cell office:value-type="float" office:value="45.0193" calcext:value-type="float">
            <text:p>45.0193</text:p>
          </table:table-cell>
          <table:table-cell/>
          <table:table-cell table:formula="of:=([.D55]-[.A55])/0.0166667" office:value-type="float" office:value="54.3478913042174" calcext:value-type="float">
            <text:p>54.3478913042174</text:p>
          </table:table-cell>
          <table:table-cell table:formula="of:=ABS([.E55]-[.B55])/0.0166667" office:value-type="float" office:value="647.45870508259" calcext:value-type="float">
            <text:p>647.45870508259</text:p>
          </table:table-cell>
          <table:table-cell table:formula="of:=([.F55]-[.C55])/0.0166667" office:value-type="float" office:value="68.0518638962722" calcext:value-type="float">
            <text:p>68.0518638962722</text:p>
          </table:table-cell>
          <table:table-cell table:formula="of:=DEGREES(ATAN(ABS([.F55]-[.C55])/ABS([.E55]-[.B55])))" office:value-type="float" office:value="6.0001060673585" calcext:value-type="float">
            <text:p>6.0001060673585</text:p>
          </table:table-cell>
          <table:table-cell table:formula="of:=SQRT(POWER([.H55];2)+POWER([.I55];2)+POWER([.J55];2))" office:value-type="float" office:value="653.289770512439" calcext:value-type="float">
            <text:p>653.289770512439</text:p>
          </table:table-cell>
        </table:table-row>
        <table:table-row table:style-name="ro1">
          <table:table-cell office:value-type="float" office:value="76.2246" calcext:value-type="float">
            <text:p>76.2246</text:p>
          </table:table-cell>
          <table:table-cell office:value-type="float" office:value="286.782" calcext:value-type="float">
            <text:p>286.782</text:p>
          </table:table-cell>
          <table:table-cell office:value-type="float" office:value="44.1648" calcext:value-type="float">
            <text:p>44.1648</text:p>
          </table:table-cell>
          <table:table-cell office:value-type="float" office:value="76.6295" calcext:value-type="float">
            <text:p>76.6295</text:p>
          </table:table-cell>
          <table:table-cell office:value-type="float" office:value="276.291" calcext:value-type="float">
            <text:p>276.291</text:p>
          </table:table-cell>
          <table:table-cell office:value-type="float" office:value="45.0336" calcext:value-type="float">
            <text:p>45.0336</text:p>
          </table:table-cell>
          <table:table-cell/>
          <table:table-cell table:formula="of:=([.D56]-[.A56])/0.0166667" office:value-type="float" office:value="24.293951412097" calcext:value-type="float">
            <text:p>24.293951412097</text:p>
          </table:table-cell>
          <table:table-cell table:formula="of:=ABS([.E56]-[.B56])/0.0166667" office:value-type="float" office:value="629.458741082517" calcext:value-type="float">
            <text:p>629.458741082517</text:p>
          </table:table-cell>
          <table:table-cell table:formula="of:=([.F56]-[.C56])/0.0166667" office:value-type="float" office:value="52.1278957442085" calcext:value-type="float">
            <text:p>52.1278957442085</text:p>
          </table:table-cell>
          <table:table-cell table:formula="of:=DEGREES(ATAN(ABS([.F56]-[.C56])/ABS([.E56]-[.B56])))" office:value-type="float" office:value="4.73408094601902" calcext:value-type="float">
            <text:p>4.73408094601902</text:p>
          </table:table-cell>
          <table:table-cell table:formula="of:=SQRT(POWER([.H56];2)+POWER([.I56];2)+POWER([.J56];2))" office:value-type="float" office:value="632.08054891376" calcext:value-type="float">
            <text:p>632.08054891376</text:p>
          </table:table-cell>
        </table:table-row>
        <table:table-row table:style-name="ro1">
          <table:table-cell office:value-type="float" office:value="76.7515" calcext:value-type="float">
            <text:p>76.7515</text:p>
          </table:table-cell>
          <table:table-cell office:value-type="float" office:value="287.961" calcext:value-type="float">
            <text:p>287.961</text:p>
          </table:table-cell>
          <table:table-cell office:value-type="float" office:value="44.9943" calcext:value-type="float">
            <text:p>44.9943</text:p>
          </table:table-cell>
          <table:table-cell office:value-type="float" office:value="77.412" calcext:value-type="float">
            <text:p>77.412</text:p>
          </table:table-cell>
          <table:table-cell office:value-type="float" office:value="278.718" calcext:value-type="float">
            <text:p>278.718</text:p>
          </table:table-cell>
          <table:table-cell office:value-type="float" office:value="45.8943" calcext:value-type="float">
            <text:p>45.8943</text:p>
          </table:table-cell>
          <table:table-cell/>
          <table:table-cell table:formula="of:=([.D57]-[.A57])/0.0166667" office:value-type="float" office:value="39.6299207401593" calcext:value-type="float">
            <text:p>39.6299207401593</text:p>
          </table:table-cell>
          <table:table-cell table:formula="of:=ABS([.E57]-[.B57])/0.0166667" office:value-type="float" office:value="554.578890842218" calcext:value-type="float">
            <text:p>554.578890842218</text:p>
          </table:table-cell>
          <table:table-cell table:formula="of:=([.F57]-[.C57])/0.0166667" office:value-type="float" office:value="53.9998920002159" calcext:value-type="float">
            <text:p>53.9998920002159</text:p>
          </table:table-cell>
          <table:table-cell table:formula="of:=DEGREES(ATAN(ABS([.F57]-[.C57])/ABS([.E57]-[.B57])))" office:value-type="float" office:value="5.56141449225765" calcext:value-type="float">
            <text:p>5.56141449225765</text:p>
          </table:table-cell>
          <table:table-cell table:formula="of:=SQRT(POWER([.H57];2)+POWER([.I57];2)+POWER([.J57];2))" office:value-type="float" office:value="558.609223985508" calcext:value-type="float">
            <text:p>558.609223985508</text:p>
          </table:table-cell>
        </table:table-row>
        <table:table-row table:style-name="ro1">
          <table:table-cell office:value-type="float" office:value="76.7516" calcext:value-type="float">
            <text:p>76.7516</text:p>
          </table:table-cell>
          <table:table-cell office:value-type="float" office:value="287.967" calcext:value-type="float">
            <text:p>287.967</text:p>
          </table:table-cell>
          <table:table-cell office:value-type="float" office:value="44.9934" calcext:value-type="float">
            <text:p>44.9934</text:p>
          </table:table-cell>
          <table:table-cell office:value-type="float" office:value="77.3965" calcext:value-type="float">
            <text:p>77.3965</text:p>
          </table:table-cell>
          <table:table-cell office:value-type="float" office:value="277.403" calcext:value-type="float">
            <text:p>277.403</text:p>
          </table:table-cell>
          <table:table-cell office:value-type="float" office:value="46.0957" calcext:value-type="float">
            <text:p>46.0957</text:p>
          </table:table-cell>
          <table:table-cell/>
          <table:table-cell table:formula="of:=([.D58]-[.A58])/0.0166667" office:value-type="float" office:value="38.6939226121552" calcext:value-type="float">
            <text:p>38.6939226121552</text:p>
          </table:table-cell>
          <table:table-cell table:formula="of:=ABS([.E58]-[.B58])/0.0166667" office:value-type="float" office:value="633.838732322533" calcext:value-type="float">
            <text:p>633.838732322533</text:p>
          </table:table-cell>
          <table:table-cell table:formula="of:=([.F58]-[.C58])/0.0166667" office:value-type="float" office:value="66.1378677242645" calcext:value-type="float">
            <text:p>66.1378677242645</text:p>
          </table:table-cell>
          <table:table-cell table:formula="of:=DEGREES(ATAN(ABS([.F58]-[.C58])/ABS([.E58]-[.B58])))" office:value-type="float" office:value="5.95696782405348" calcext:value-type="float">
            <text:p>5.95696782405348</text:p>
          </table:table-cell>
          <table:table-cell table:formula="of:=SQRT(POWER([.H58];2)+POWER([.I58];2)+POWER([.J58];2))" office:value-type="float" office:value="638.45358154408" calcext:value-type="float">
            <text:p>638.45358154408</text:p>
          </table:table-cell>
        </table:table-row>
        <table:table-row table:style-name="ro1">
          <table:table-cell office:value-type="float" office:value="76.5079" calcext:value-type="float">
            <text:p>76.5079</text:p>
          </table:table-cell>
          <table:table-cell office:value-type="float" office:value="289.264" calcext:value-type="float">
            <text:p>289.264</text:p>
          </table:table-cell>
          <table:table-cell office:value-type="float" office:value="45.0531" calcext:value-type="float">
            <text:p>45.0531</text:p>
          </table:table-cell>
          <table:table-cell office:value-type="float" office:value="77.1748" calcext:value-type="float">
            <text:p>77.1748</text:p>
          </table:table-cell>
          <table:table-cell office:value-type="float" office:value="279.966" calcext:value-type="float">
            <text:p>279.966</text:p>
          </table:table-cell>
          <table:table-cell office:value-type="float" office:value="45.9551" calcext:value-type="float">
            <text:p>45.9551</text:p>
          </table:table-cell>
          <table:table-cell/>
          <table:table-cell table:formula="of:=([.D59]-[.A59])/0.0166667" office:value-type="float" office:value="40.01391997216" calcext:value-type="float">
            <text:p>40.01391997216</text:p>
          </table:table-cell>
          <table:table-cell table:formula="of:=ABS([.E59]-[.B59])/0.0166667" office:value-type="float" office:value="557.878884242232" calcext:value-type="float">
            <text:p>557.878884242232</text:p>
          </table:table-cell>
          <table:table-cell table:formula="of:=([.F59]-[.C59])/0.0166667" office:value-type="float" office:value="54.1198917602165" calcext:value-type="float">
            <text:p>54.1198917602165</text:p>
          </table:table-cell>
          <table:table-cell table:formula="of:=DEGREES(ATAN(ABS([.F59]-[.C59])/ABS([.E59]-[.B59])))" office:value-type="float" office:value="5.54093143291974" calcext:value-type="float">
            <text:p>5.54093143291974</text:p>
          </table:table-cell>
          <table:table-cell table:formula="of:=SQRT(POWER([.H59];2)+POWER([.I59];2)+POWER([.J59];2))" office:value-type="float" office:value="561.924306253995" calcext:value-type="float">
            <text:p>561.924306253995</text:p>
          </table:table-cell>
        </table:table-row>
        <table:table-row table:style-name="ro1">
          <table:table-cell office:value-type="float" office:value="76.836" calcext:value-type="float">
            <text:p>76.836</text:p>
          </table:table-cell>
          <table:table-cell office:value-type="float" office:value="296.274" calcext:value-type="float">
            <text:p>296.274</text:p>
          </table:table-cell>
          <table:table-cell office:value-type="float" office:value="43.9893" calcext:value-type="float">
            <text:p>43.9893</text:p>
          </table:table-cell>
          <table:table-cell office:value-type="float" office:value="77.5224" calcext:value-type="float">
            <text:p>77.5224</text:p>
          </table:table-cell>
          <table:table-cell office:value-type="float" office:value="288.029" calcext:value-type="float">
            <text:p>288.029</text:p>
          </table:table-cell>
          <table:table-cell office:value-type="float" office:value="44.9769" calcext:value-type="float">
            <text:p>44.9769</text:p>
          </table:table-cell>
          <table:table-cell/>
          <table:table-cell table:formula="of:=([.D60]-[.A60])/0.0166667" office:value-type="float" office:value="41.1839176321651" calcext:value-type="float">
            <text:p>41.1839176321651</text:p>
          </table:table-cell>
          <table:table-cell table:formula="of:=ABS([.E60]-[.B60])/0.0166667" office:value-type="float" office:value="494.699010601979" calcext:value-type="float">
            <text:p>494.699010601979</text:p>
          </table:table-cell>
          <table:table-cell table:formula="of:=([.F60]-[.C60])/0.0166667" office:value-type="float" office:value="59.2558814882371" calcext:value-type="float">
            <text:p>59.2558814882371</text:p>
          </table:table-cell>
          <table:table-cell table:formula="of:=DEGREES(ATAN(ABS([.F60]-[.C60])/ABS([.E60]-[.B60])))" office:value-type="float" office:value="6.83044218126173" calcext:value-type="float">
            <text:p>6.83044218126173</text:p>
          </table:table-cell>
          <table:table-cell table:formula="of:=SQRT(POWER([.H60];2)+POWER([.I60];2)+POWER([.J60];2))" office:value-type="float" office:value="499.934481360366" calcext:value-type="float">
            <text:p>499.934481360366</text:p>
          </table:table-cell>
        </table:table-row>
        <table:table-row table:style-name="ro1">
          <table:table-cell office:value-type="float" office:value="76.2748" calcext:value-type="float">
            <text:p>76.2748</text:p>
          </table:table-cell>
          <table:table-cell office:value-type="float" office:value="292.132" calcext:value-type="float">
            <text:p>292.132</text:p>
          </table:table-cell>
          <table:table-cell office:value-type="float" office:value="44.1091" calcext:value-type="float">
            <text:p>44.1091</text:p>
          </table:table-cell>
          <table:table-cell office:value-type="float" office:value="76.6967" calcext:value-type="float">
            <text:p>76.6967</text:p>
          </table:table-cell>
          <table:table-cell office:value-type="float" office:value="282.592" calcext:value-type="float">
            <text:p>282.592</text:p>
          </table:table-cell>
          <table:table-cell office:value-type="float" office:value="45.5592" calcext:value-type="float">
            <text:p>45.5592</text:p>
          </table:table-cell>
          <table:table-cell/>
          <table:table-cell table:formula="of:=([.D61]-[.A61])/0.0166667" office:value-type="float" office:value="25.3139493721017" calcext:value-type="float">
            <text:p>25.3139493721017</text:p>
          </table:table-cell>
          <table:table-cell table:formula="of:=ABS([.E61]-[.B61])/0.0166667" office:value-type="float" office:value="572.398855202291" calcext:value-type="float">
            <text:p>572.398855202291</text:p>
          </table:table-cell>
          <table:table-cell table:formula="of:=([.F61]-[.C61])/0.0166667" office:value-type="float" office:value="87.005825988348" calcext:value-type="float">
            <text:p>87.005825988348</text:p>
          </table:table-cell>
          <table:table-cell table:formula="of:=DEGREES(ATAN(ABS([.F61]-[.C61])/ABS([.E61]-[.B61])))" office:value-type="float" office:value="8.64291998439426" calcext:value-type="float">
            <text:p>8.64291998439426</text:p>
          </table:table-cell>
          <table:table-cell table:formula="of:=SQRT(POWER([.H61];2)+POWER([.I61];2)+POWER([.J61];2))" office:value-type="float" office:value="579.526754538236" calcext:value-type="float">
            <text:p>579.526754538236</text:p>
          </table:table-cell>
        </table:table-row>
        <table:table-row table:style-name="ro1">
          <table:table-cell office:value-type="float" office:value="76.0273" calcext:value-type="float">
            <text:p>76.0273</text:p>
          </table:table-cell>
          <table:table-cell office:value-type="float" office:value="293.512" calcext:value-type="float">
            <text:p>293.512</text:p>
          </table:table-cell>
          <table:table-cell office:value-type="float" office:value="43.901" calcext:value-type="float">
            <text:p>43.901</text:p>
          </table:table-cell>
          <table:table-cell office:value-type="float" office:value="76.4686" calcext:value-type="float">
            <text:p>76.4686</text:p>
          </table:table-cell>
          <table:table-cell office:value-type="float" office:value="285.281" calcext:value-type="float">
            <text:p>285.281</text:p>
          </table:table-cell>
          <table:table-cell office:value-type="float" office:value="45.1515" calcext:value-type="float">
            <text:p>45.1515</text:p>
          </table:table-cell>
          <table:table-cell/>
          <table:table-cell table:formula="of:=([.D62]-[.A62])/0.0166667" office:value-type="float" office:value="26.4779470441058" calcext:value-type="float">
            <text:p>26.4779470441058</text:p>
          </table:table-cell>
          <table:table-cell table:formula="of:=ABS([.E62]-[.B62])/0.0166667" office:value-type="float" office:value="493.859012281975" calcext:value-type="float">
            <text:p>493.859012281975</text:p>
          </table:table-cell>
          <table:table-cell table:formula="of:=([.F62]-[.C62])/0.0166667" office:value-type="float" office:value="75.0298499402998" calcext:value-type="float">
            <text:p>75.0298499402998</text:p>
          </table:table-cell>
          <table:table-cell table:formula="of:=DEGREES(ATAN(ABS([.F62]-[.C62])/ABS([.E62]-[.B62])))" office:value-type="float" office:value="8.63863862079071" calcext:value-type="float">
            <text:p>8.63863862079071</text:p>
          </table:table-cell>
          <table:table-cell table:formula="of:=SQRT(POWER([.H62];2)+POWER([.I62];2)+POWER([.J62];2))" office:value-type="float" office:value="500.227232439281" calcext:value-type="float">
            <text:p>500.227232439281</text:p>
          </table:table-cell>
        </table:table-row>
        <table:table-row table:style-name="ro1">
          <table:table-cell office:value-type="float" office:value="77.0674" calcext:value-type="float">
            <text:p>77.0674</text:p>
          </table:table-cell>
          <table:table-cell office:value-type="float" office:value="293.467" calcext:value-type="float">
            <text:p>293.467</text:p>
          </table:table-cell>
          <table:table-cell office:value-type="float" office:value="44.4121" calcext:value-type="float">
            <text:p>44.4121</text:p>
          </table:table-cell>
          <table:table-cell office:value-type="float" office:value="77.7455" calcext:value-type="float">
            <text:p>77.7455</text:p>
          </table:table-cell>
          <table:table-cell office:value-type="float" office:value="285.261" calcext:value-type="float">
            <text:p>285.261</text:p>
          </table:table-cell>
          <table:table-cell office:value-type="float" office:value="45.6476" calcext:value-type="float">
            <text:p>45.6476</text:p>
          </table:table-cell>
          <table:table-cell/>
          <table:table-cell table:formula="of:=([.D63]-[.A63])/0.0166667" office:value-type="float" office:value="40.6859186281628" calcext:value-type="float">
            <text:p>40.6859186281628</text:p>
          </table:table-cell>
          <table:table-cell table:formula="of:=ABS([.E63]-[.B63])/0.0166667" office:value-type="float" office:value="492.359015281967" calcext:value-type="float">
            <text:p>492.359015281967</text:p>
          </table:table-cell>
          <table:table-cell table:formula="of:=([.F63]-[.C63])/0.0166667" office:value-type="float" office:value="74.1298517402962" calcext:value-type="float">
            <text:p>74.1298517402962</text:p>
          </table:table-cell>
          <table:table-cell table:formula="of:=DEGREES(ATAN(ABS([.F63]-[.C63])/ABS([.E63]-[.B63])))" office:value-type="float" office:value="8.56217430396959" calcext:value-type="float">
            <text:p>8.56217430396959</text:p>
          </table:table-cell>
          <table:table-cell table:formula="of:=SQRT(POWER([.H63];2)+POWER([.I63];2)+POWER([.J63];2))" office:value-type="float" office:value="499.567792019346" calcext:value-type="float">
            <text:p>499.567792019346</text:p>
          </table:table-cell>
        </table:table-row>
        <table:table-row table:style-name="ro1">
          <table:table-cell office:value-type="float" office:value="76.3001" calcext:value-type="float">
            <text:p>76.3001</text:p>
          </table:table-cell>
          <table:table-cell office:value-type="float" office:value="294.873" calcext:value-type="float">
            <text:p>294.873</text:p>
          </table:table-cell>
          <table:table-cell office:value-type="float" office:value="43.9487" calcext:value-type="float">
            <text:p>43.9487</text:p>
          </table:table-cell>
          <table:table-cell office:value-type="float" office:value="76.7378" calcext:value-type="float">
            <text:p>76.7378</text:p>
          </table:table-cell>
          <table:table-cell office:value-type="float" office:value="286.599" calcext:value-type="float">
            <text:p>286.599</text:p>
          </table:table-cell>
          <table:table-cell office:value-type="float" office:value="45.2012" calcext:value-type="float">
            <text:p>45.2012</text:p>
          </table:table-cell>
          <table:table-cell/>
          <table:table-cell table:formula="of:=([.D64]-[.A64])/0.0166667" office:value-type="float" office:value="26.2619474761046" calcext:value-type="float">
            <text:p>26.2619474761046</text:p>
          </table:table-cell>
          <table:table-cell table:formula="of:=ABS([.E64]-[.B64])/0.0166667" office:value-type="float" office:value="496.439007121986" calcext:value-type="float">
            <text:p>496.439007121986</text:p>
          </table:table-cell>
          <table:table-cell table:formula="of:=([.F64]-[.C64])/0.0166667" office:value-type="float" office:value="75.1498497003005" calcext:value-type="float">
            <text:p>75.1498497003005</text:p>
          </table:table-cell>
          <table:table-cell table:formula="of:=DEGREES(ATAN(ABS([.F64]-[.C64])/ABS([.E64]-[.B64])))" office:value-type="float" office:value="8.60795553431839" calcext:value-type="float">
            <text:p>8.60795553431839</text:p>
          </table:table-cell>
          <table:table-cell table:formula="of:=SQRT(POWER([.H64];2)+POWER([.I64];2)+POWER([.J64];2))" office:value-type="float" office:value="502.781142832026" calcext:value-type="float">
            <text:p>502.781142832026</text:p>
          </table:table-cell>
        </table:table-row>
        <table:table-row table:style-name="ro1">
          <table:table-cell office:value-type="float" office:value="76.8218" calcext:value-type="float">
            <text:p>76.8218</text:p>
          </table:table-cell>
          <table:table-cell office:value-type="float" office:value="294.86" calcext:value-type="float">
            <text:p>294.86</text:p>
          </table:table-cell>
          <table:table-cell office:value-type="float" office:value="44.2035" calcext:value-type="float">
            <text:p>44.2035</text:p>
          </table:table-cell>
          <table:table-cell office:value-type="float" office:value="77.7293" calcext:value-type="float">
            <text:p>77.7293</text:p>
          </table:table-cell>
          <table:table-cell office:value-type="float" office:value="284.011" calcext:value-type="float">
            <text:p>284.011</text:p>
          </table:table-cell>
          <table:table-cell office:value-type="float" office:value="45.3335" calcext:value-type="float">
            <text:p>45.3335</text:p>
          </table:table-cell>
          <table:table-cell/>
          <table:table-cell table:formula="of:=([.D65]-[.A65])/0.0166667" office:value-type="float" office:value="54.4498911002177" calcext:value-type="float">
            <text:p>54.4498911002177</text:p>
          </table:table-cell>
          <table:table-cell table:formula="of:=ABS([.E65]-[.B65])/0.0166667" office:value-type="float" office:value="650.938698122603" calcext:value-type="float">
            <text:p>650.938698122603</text:p>
          </table:table-cell>
          <table:table-cell table:formula="of:=([.F65]-[.C65])/0.0166667" office:value-type="float" office:value="67.7998644002714" calcext:value-type="float">
            <text:p>67.7998644002714</text:p>
          </table:table-cell>
          <table:table-cell table:formula="of:=DEGREES(ATAN(ABS([.F65]-[.C65])/ABS([.E65]-[.B65])))" office:value-type="float" office:value="5.94631883321152" calcext:value-type="float">
            <text:p>5.94631883321152</text:p>
          </table:table-cell>
          <table:table-cell table:formula="of:=SQRT(POWER([.H65];2)+POWER([.I65];2)+POWER([.J65];2))" office:value-type="float" office:value="656.721250582825" calcext:value-type="float">
            <text:p>656.721250582825</text:p>
          </table:table-cell>
        </table:table-row>
        <table:table-row table:style-name="ro1">
          <table:table-cell office:value-type="float" office:value="76.7933" calcext:value-type="float">
            <text:p>76.7933</text:p>
          </table:table-cell>
          <table:table-cell office:value-type="float" office:value="292.164" calcext:value-type="float">
            <text:p>292.164</text:p>
          </table:table-cell>
          <table:table-cell office:value-type="float" office:value="44.0994" calcext:value-type="float">
            <text:p>44.0994</text:p>
          </table:table-cell>
          <table:table-cell office:value-type="float" office:value="77.4589" calcext:value-type="float">
            <text:p>77.4589</text:p>
          </table:table-cell>
          <table:table-cell office:value-type="float" office:value="282.708" calcext:value-type="float">
            <text:p>282.708</text:p>
          </table:table-cell>
          <table:table-cell office:value-type="float" office:value="45.2835" calcext:value-type="float">
            <text:p>45.2835</text:p>
          </table:table-cell>
          <table:table-cell/>
          <table:table-cell table:formula="of:=([.D66]-[.A66])/0.0166667" office:value-type="float" office:value="39.9359201281596" calcext:value-type="float">
            <text:p>39.9359201281596</text:p>
          </table:table-cell>
          <table:table-cell table:formula="of:=ABS([.E66]-[.B66])/0.0166667" office:value-type="float" office:value="567.358865282267" calcext:value-type="float">
            <text:p>567.358865282267</text:p>
          </table:table-cell>
          <table:table-cell table:formula="of:=([.F66]-[.C66])/0.0166667" office:value-type="float" office:value="71.0458579082838" calcext:value-type="float">
            <text:p>71.0458579082838</text:p>
          </table:table-cell>
          <table:table-cell table:formula="of:=DEGREES(ATAN(ABS([.F66]-[.C66])/ABS([.E66]-[.B66])))" office:value-type="float" office:value="7.1375445640681" calcext:value-type="float">
            <text:p>7.1375445640681</text:p>
          </table:table-cell>
          <table:table-cell table:formula="of:=SQRT(POWER([.H66];2)+POWER([.I66];2)+POWER([.J66];2))" office:value-type="float" office:value="573.182757640867" calcext:value-type="float">
            <text:p>573.182757640867</text:p>
          </table:table-cell>
        </table:table-row>
        <table:table-row table:style-name="ro1">
          <table:table-cell office:value-type="float" office:value="76.561" calcext:value-type="float">
            <text:p>76.561</text:p>
          </table:table-cell>
          <table:table-cell office:value-type="float" office:value="294.836" calcext:value-type="float">
            <text:p>294.836</text:p>
          </table:table-cell>
          <table:table-cell office:value-type="float" office:value="44.2095" calcext:value-type="float">
            <text:p>44.2095</text:p>
          </table:table-cell>
          <table:table-cell office:value-type="float" office:value="77.25" calcext:value-type="float">
            <text:p>77.25</text:p>
          </table:table-cell>
          <table:table-cell office:value-type="float" office:value="286.627" calcext:value-type="float">
            <text:p>286.627</text:p>
          </table:table-cell>
          <table:table-cell office:value-type="float" office:value="45.1923" calcext:value-type="float">
            <text:p>45.1923</text:p>
          </table:table-cell>
          <table:table-cell/>
          <table:table-cell table:formula="of:=([.D67]-[.A67])/0.0166667" office:value-type="float" office:value="41.3399173201649" calcext:value-type="float">
            <text:p>41.3399173201649</text:p>
          </table:table-cell>
          <table:table-cell table:formula="of:=ABS([.E67]-[.B67])/0.0166667" office:value-type="float" office:value="492.53901492197" calcext:value-type="float">
            <text:p>492.53901492197</text:p>
          </table:table-cell>
          <table:table-cell table:formula="of:=([.F67]-[.C67])/0.0166667" office:value-type="float" office:value="58.9678820642362" calcext:value-type="float">
            <text:p>58.9678820642362</text:p>
          </table:table-cell>
          <table:table-cell table:formula="of:=DEGREES(ATAN(ABS([.F67]-[.C67])/ABS([.E67]-[.B67])))" office:value-type="float" office:value="6.82708524425485" calcext:value-type="float">
            <text:p>6.82708524425485</text:p>
          </table:table-cell>
          <table:table-cell table:formula="of:=SQRT(POWER([.H67];2)+POWER([.I67];2)+POWER([.J67];2))" office:value-type="float" office:value="497.775934632727" calcext:value-type="float">
            <text:p>497.775934632727</text:p>
          </table:table-cell>
        </table:table-row>
        <table:table-row table:style-name="ro1">
          <table:table-cell office:value-type="float" office:value="76.5476" calcext:value-type="float">
            <text:p>76.5476</text:p>
          </table:table-cell>
          <table:table-cell office:value-type="float" office:value="293.43" calcext:value-type="float">
            <text:p>293.43</text:p>
          </table:table-cell>
          <table:table-cell office:value-type="float" office:value="44.4224" calcext:value-type="float">
            <text:p>44.4224</text:p>
          </table:table-cell>
          <table:table-cell office:value-type="float" office:value="77.2198" calcext:value-type="float">
            <text:p>77.2198</text:p>
          </table:table-cell>
          <table:table-cell office:value-type="float" office:value="283.978" calcext:value-type="float">
            <text:p>283.978</text:p>
          </table:table-cell>
          <table:table-cell office:value-type="float" office:value="45.3433" calcext:value-type="float">
            <text:p>45.3433</text:p>
          </table:table-cell>
          <table:table-cell/>
          <table:table-cell table:formula="of:=([.D68]-[.A68])/0.0166667" office:value-type="float" office:value="40.3319193361615" calcext:value-type="float">
            <text:p>40.3319193361615</text:p>
          </table:table-cell>
          <table:table-cell table:formula="of:=ABS([.E68]-[.B68])/0.0166667" office:value-type="float" office:value="567.118865762268" calcext:value-type="float">
            <text:p>567.118865762268</text:p>
          </table:table-cell>
          <table:table-cell table:formula="of:=([.F68]-[.C68])/0.0166667" office:value-type="float" office:value="55.2538894922208" calcext:value-type="float">
            <text:p>55.2538894922208</text:p>
          </table:table-cell>
          <table:table-cell table:formula="of:=DEGREES(ATAN(ABS([.F68]-[.C68])/ABS([.E68]-[.B68])))" office:value-type="float" office:value="5.56471391447555" calcext:value-type="float">
            <text:p>5.56471391447555</text:p>
          </table:table-cell>
          <table:table-cell table:formula="of:=SQRT(POWER([.H68];2)+POWER([.I68];2)+POWER([.J68];2))" office:value-type="float" office:value="571.229782070962" calcext:value-type="float">
            <text:p>571.229782070962</text:p>
          </table:table-cell>
        </table:table-row>
        <table:table-row table:style-name="ro1">
          <table:table-cell office:value-type="float" office:value="77.0525" calcext:value-type="float">
            <text:p>77.0525</text:p>
          </table:table-cell>
          <table:table-cell office:value-type="float" office:value="292.069" calcext:value-type="float">
            <text:p>292.069</text:p>
          </table:table-cell>
          <table:table-cell office:value-type="float" office:value="44.6237" calcext:value-type="float">
            <text:p>44.6237</text:p>
          </table:table-cell>
          <table:table-cell office:value-type="float" office:value="77.9493" calcext:value-type="float">
            <text:p>77.9493</text:p>
          </table:table-cell>
          <table:table-cell office:value-type="float" office:value="281.301" calcext:value-type="float">
            <text:p>281.301</text:p>
          </table:table-cell>
          <table:table-cell office:value-type="float" office:value="45.9949" calcext:value-type="float">
            <text:p>45.9949</text:p>
          </table:table-cell>
          <table:table-cell/>
          <table:table-cell table:formula="of:=([.D69]-[.A69])/0.0166667" office:value-type="float" office:value="53.8078923842152" calcext:value-type="float">
            <text:p>53.8078923842152</text:p>
          </table:table-cell>
          <table:table-cell table:formula="of:=ABS([.E69]-[.B69])/0.0166667" office:value-type="float" office:value="646.078707842586" calcext:value-type="float">
            <text:p>646.078707842586</text:p>
          </table:table-cell>
          <table:table-cell table:formula="of:=([.F69]-[.C69])/0.0166667" office:value-type="float" office:value="82.2718354563292" calcext:value-type="float">
            <text:p>82.2718354563292</text:p>
          </table:table-cell>
          <table:table-cell table:formula="of:=DEGREES(ATAN(ABS([.F69]-[.C69])/ABS([.E69]-[.B69])))" office:value-type="float" office:value="7.25700266348637" calcext:value-type="float">
            <text:p>7.25700266348637</text:p>
          </table:table-cell>
          <table:table-cell table:formula="of:=SQRT(POWER([.H69];2)+POWER([.I69];2)+POWER([.J69];2))" office:value-type="float" office:value="653.514836036436" calcext:value-type="float">
            <text:p>653.514836036436</text:p>
          </table:table-cell>
        </table:table-row>
        <table:table-row table:style-name="ro1">
          <table:table-cell office:value-type="float" office:value="77.2652" calcext:value-type="float">
            <text:p>77.2652</text:p>
          </table:table-cell>
          <table:table-cell office:value-type="float" office:value="287.89" calcext:value-type="float">
            <text:p>287.89</text:p>
          </table:table-cell>
          <table:table-cell office:value-type="float" office:value="45.5078" calcext:value-type="float">
            <text:p>45.5078</text:p>
          </table:table-cell>
          <table:table-cell office:value-type="float" office:value="77.898" calcext:value-type="float">
            <text:p>77.898</text:p>
          </table:table-cell>
          <table:table-cell office:value-type="float" office:value="277.29" calcext:value-type="float">
            <text:p>277.29</text:p>
          </table:table-cell>
          <table:table-cell office:value-type="float" office:value="46.8523" calcext:value-type="float">
            <text:p>46.8523</text:p>
          </table:table-cell>
          <table:table-cell/>
          <table:table-cell table:formula="of:=([.D70]-[.A70])/0.0166667" office:value-type="float" office:value="37.9679240641521" calcext:value-type="float">
            <text:p>37.9679240641521</text:p>
          </table:table-cell>
          <table:table-cell table:formula="of:=ABS([.E70]-[.B70])/0.0166667" office:value-type="float" office:value="635.998728002542" calcext:value-type="float">
            <text:p>635.998728002542</text:p>
          </table:table-cell>
          <table:table-cell table:formula="of:=([.F70]-[.C70])/0.0166667" office:value-type="float" office:value="80.6698386603225" calcext:value-type="float">
            <text:p>80.6698386603225</text:p>
          </table:table-cell>
          <table:table-cell table:formula="of:=DEGREES(ATAN(ABS([.F70]-[.C70])/ABS([.E70]-[.B70])))" office:value-type="float" office:value="7.22877377779728" calcext:value-type="float">
            <text:p>7.22877377779728</text:p>
          </table:table-cell>
          <table:table-cell table:formula="of:=SQRT(POWER([.H70];2)+POWER([.I70];2)+POWER([.J70];2))" office:value-type="float" office:value="642.217695293485" calcext:value-type="float">
            <text:p>642.217695293485</text:p>
          </table:table-cell>
        </table:table-row>
        <table:table-row table:style-name="ro1">
          <table:table-cell office:value-type="float" office:value="76.7794" calcext:value-type="float">
            <text:p>76.7794</text:p>
          </table:table-cell>
          <table:table-cell office:value-type="float" office:value="290.66" calcext:value-type="float">
            <text:p>290.66</text:p>
          </table:table-cell>
          <table:table-cell office:value-type="float" office:value="44.8394" calcext:value-type="float">
            <text:p>44.8394</text:p>
          </table:table-cell>
          <table:table-cell office:value-type="float" office:value="77.6796" calcext:value-type="float">
            <text:p>77.6796</text:p>
          </table:table-cell>
          <table:table-cell office:value-type="float" office:value="279.947" calcext:value-type="float">
            <text:p>279.947</text:p>
          </table:table-cell>
          <table:table-cell office:value-type="float" office:value="46.2029" calcext:value-type="float">
            <text:p>46.2029</text:p>
          </table:table-cell>
          <table:table-cell/>
          <table:table-cell table:formula="of:=([.D71]-[.A71])/0.0166667" office:value-type="float" office:value="54.0118919762159" calcext:value-type="float">
            <text:p>54.0118919762159</text:p>
          </table:table-cell>
          <table:table-cell table:formula="of:=ABS([.E71]-[.B71])/0.0166667" office:value-type="float" office:value="642.778714442572" calcext:value-type="float">
            <text:p>642.778714442572</text:p>
          </table:table-cell>
          <table:table-cell table:formula="of:=([.F71]-[.C71])/0.0166667" office:value-type="float" office:value="81.8098363803274" calcext:value-type="float">
            <text:p>81.8098363803274</text:p>
          </table:table-cell>
          <table:table-cell table:formula="of:=DEGREES(ATAN(ABS([.F71]-[.C71])/ABS([.E71]-[.B71])))" office:value-type="float" office:value="7.25333814893523" calcext:value-type="float">
            <text:p>7.25333814893523</text:p>
          </table:table-cell>
          <table:table-cell table:formula="of:=SQRT(POWER([.H71];2)+POWER([.I71];2)+POWER([.J71];2))" office:value-type="float" office:value="650.21120379756" calcext:value-type="float">
            <text:p>650.21120379756</text:p>
          </table:table-cell>
        </table:table-row>
        <table:table-row table:style-name="ro1">
          <table:table-cell office:value-type="float" office:value="76.2876" calcext:value-type="float">
            <text:p>76.2876</text:p>
          </table:table-cell>
          <table:table-cell office:value-type="float" office:value="293.471" calcext:value-type="float">
            <text:p>293.471</text:p>
          </table:table-cell>
          <table:table-cell office:value-type="float" office:value="44.1617" calcext:value-type="float">
            <text:p>44.1617</text:p>
          </table:table-cell>
          <table:table-cell office:value-type="float" office:value="76.965" calcext:value-type="float">
            <text:p>76.965</text:p>
          </table:table-cell>
          <table:table-cell office:value-type="float" office:value="283.958" calcext:value-type="float">
            <text:p>283.958</text:p>
          </table:table-cell>
          <table:table-cell office:value-type="float" office:value="45.3486" calcext:value-type="float">
            <text:p>45.3486</text:p>
          </table:table-cell>
          <table:table-cell/>
          <table:table-cell table:formula="of:=([.D72]-[.A72])/0.0166667" office:value-type="float" office:value="40.6439187121629" calcext:value-type="float">
            <text:p>40.6439187121629</text:p>
          </table:table-cell>
          <table:table-cell table:formula="of:=ABS([.E72]-[.B72])/0.0166667" office:value-type="float" office:value="570.778858442282" calcext:value-type="float">
            <text:p>570.778858442282</text:p>
          </table:table-cell>
          <table:table-cell table:formula="of:=([.F72]-[.C72])/0.0166667" office:value-type="float" office:value="71.2138575722845" calcext:value-type="float">
            <text:p>71.2138575722845</text:p>
          </table:table-cell>
          <table:table-cell table:formula="of:=DEGREES(ATAN(ABS([.F72]-[.C72])/ABS([.E72]-[.B72])))" office:value-type="float" office:value="7.11182120099559" calcext:value-type="float">
            <text:p>7.11182120099559</text:p>
          </table:table-cell>
          <table:table-cell table:formula="of:=SQRT(POWER([.H72];2)+POWER([.I72];2)+POWER([.J72];2))" office:value-type="float" office:value="576.63840219264" calcext:value-type="float">
            <text:p>576.63840219264</text:p>
          </table:table-cell>
        </table:table-row>
        <table:table-row table:style-name="ro1">
          <table:table-cell office:value-type="float" office:value="76.3257" calcext:value-type="float">
            <text:p>76.3257</text:p>
          </table:table-cell>
          <table:table-cell office:value-type="float" office:value="297.724" calcext:value-type="float">
            <text:p>297.724</text:p>
          </table:table-cell>
          <table:table-cell office:value-type="float" office:value="43.5156" calcext:value-type="float">
            <text:p>43.5156</text:p>
          </table:table-cell>
          <table:table-cell office:value-type="float" office:value="77.2502" calcext:value-type="float">
            <text:p>77.2502</text:p>
          </table:table-cell>
          <table:table-cell office:value-type="float" office:value="286.695" calcext:value-type="float">
            <text:p>286.695</text:p>
          </table:table-cell>
          <table:table-cell office:value-type="float" office:value="44.9288" calcext:value-type="float">
            <text:p>44.9288</text:p>
          </table:table-cell>
          <table:table-cell/>
          <table:table-cell table:formula="of:=([.D73]-[.A73])/0.0166667" office:value-type="float" office:value="55.4698890602224" calcext:value-type="float">
            <text:p>55.4698890602224</text:p>
          </table:table-cell>
          <table:table-cell table:formula="of:=ABS([.E73]-[.B73])/0.0166667" office:value-type="float" office:value="661.738676522647" calcext:value-type="float">
            <text:p>661.738676522647</text:p>
          </table:table-cell>
          <table:table-cell table:formula="of:=([.F73]-[.C73])/0.0166667" office:value-type="float" office:value="84.7918304163394" calcext:value-type="float">
            <text:p>84.7918304163394</text:p>
          </table:table-cell>
          <table:table-cell table:formula="of:=DEGREES(ATAN(ABS([.F73]-[.C73])/ABS([.E73]-[.B73])))" office:value-type="float" office:value="7.30180174645837" calcext:value-type="float">
            <text:p>7.30180174645837</text:p>
          </table:table-cell>
          <table:table-cell table:formula="of:=SQRT(POWER([.H73];2)+POWER([.I73];2)+POWER([.J73];2))" office:value-type="float" office:value="669.450998284154" calcext:value-type="float">
            <text:p>669.450998284154</text:p>
          </table:table-cell>
        </table:table-row>
        <table:table-row table:style-name="ro1">
          <table:table-cell office:value-type="float" office:value="76.2872" calcext:value-type="float">
            <text:p>76.2872</text:p>
          </table:table-cell>
          <table:table-cell office:value-type="float" office:value="293.598" calcext:value-type="float">
            <text:p>293.598</text:p>
          </table:table-cell>
          <table:table-cell office:value-type="float" office:value="43.6285" calcext:value-type="float">
            <text:p>43.6285</text:p>
          </table:table-cell>
          <table:table-cell office:value-type="float" office:value="76.9508" calcext:value-type="float">
            <text:p>76.9508</text:p>
          </table:table-cell>
          <table:table-cell office:value-type="float" office:value="282.89" calcext:value-type="float">
            <text:p>282.89</text:p>
          </table:table-cell>
          <table:table-cell office:value-type="float" office:value="44.2547" calcext:value-type="float">
            <text:p>44.2547</text:p>
          </table:table-cell>
          <table:table-cell/>
          <table:table-cell table:formula="of:=([.D74]-[.A74])/0.0166667" office:value-type="float" office:value="39.8159203681594" calcext:value-type="float">
            <text:p>39.8159203681594</text:p>
          </table:table-cell>
          <table:table-cell table:formula="of:=ABS([.E74]-[.B74])/0.0166667" office:value-type="float" office:value="642.478715042572" calcext:value-type="float">
            <text:p>642.478715042572</text:p>
          </table:table-cell>
          <table:table-cell table:formula="of:=([.F74]-[.C74])/0.0166667" office:value-type="float" office:value="37.5719248561501" calcext:value-type="float">
            <text:p>37.5719248561501</text:p>
          </table:table-cell>
          <table:table-cell table:formula="of:=DEGREES(ATAN(ABS([.F74]-[.C74])/ABS([.E74]-[.B74])))" office:value-type="float" office:value="3.34682487859252" calcext:value-type="float">
            <text:p>3.34682487859252</text:p>
          </table:table-cell>
          <table:table-cell table:formula="of:=SQRT(POWER([.H74];2)+POWER([.I74];2)+POWER([.J74];2))" office:value-type="float" office:value="644.80683645175" calcext:value-type="float">
            <text:p>644.80683645175</text:p>
          </table:table-cell>
        </table:table-row>
        <table:table-row table:style-name="ro1">
          <table:table-cell office:value-type="float" office:value="77.0231" calcext:value-type="float">
            <text:p>77.0231</text:p>
          </table:table-cell>
          <table:table-cell office:value-type="float" office:value="289.361" calcext:value-type="float">
            <text:p>289.361</text:p>
          </table:table-cell>
          <table:table-cell office:value-type="float" office:value="44.7792" calcext:value-type="float">
            <text:p>44.7792</text:p>
          </table:table-cell>
          <table:table-cell office:value-type="float" office:value="77.8992" calcext:value-type="float">
            <text:p>77.8992</text:p>
          </table:table-cell>
          <table:table-cell office:value-type="float" office:value="277.496" calcext:value-type="float">
            <text:p>277.496</text:p>
          </table:table-cell>
          <table:table-cell office:value-type="float" office:value="45.8285" calcext:value-type="float">
            <text:p>45.8285</text:p>
          </table:table-cell>
          <table:table-cell/>
          <table:table-cell table:formula="of:=([.D75]-[.A75])/0.0166667" office:value-type="float" office:value="52.5658948682099" calcext:value-type="float">
            <text:p>52.5658948682099</text:p>
          </table:table-cell>
          <table:table-cell table:formula="of:=ABS([.E75]-[.B75])/0.0166667" office:value-type="float" office:value="711.898576202848" calcext:value-type="float">
            <text:p>711.898576202848</text:p>
          </table:table-cell>
          <table:table-cell table:formula="of:=([.F75]-[.C75])/0.0166667" office:value-type="float" office:value="62.9578740842516" calcext:value-type="float">
            <text:p>62.9578740842516</text:p>
          </table:table-cell>
          <table:table-cell table:formula="of:=DEGREES(ATAN(ABS([.F75]-[.C75])/ABS([.E75]-[.B75])))" office:value-type="float" office:value="5.05389450006868" calcext:value-type="float">
            <text:p>5.05389450006868</text:p>
          </table:table-cell>
          <table:table-cell table:formula="of:=SQRT(POWER([.H75];2)+POWER([.I75];2)+POWER([.J75];2))" office:value-type="float" office:value="716.607598349436" calcext:value-type="float">
            <text:p>716.607598349436</text:p>
          </table:table-cell>
        </table:table-row>
        <table:table-row table:style-name="ro1">
          <table:table-cell office:value-type="float" office:value="76.8076" calcext:value-type="float">
            <text:p>76.8076</text:p>
          </table:table-cell>
          <table:table-cell office:value-type="float" office:value="293.454" calcext:value-type="float">
            <text:p>293.454</text:p>
          </table:table-cell>
          <table:table-cell office:value-type="float" office:value="44.4164" calcext:value-type="float">
            <text:p>44.4164</text:p>
          </table:table-cell>
          <table:table-cell office:value-type="float" office:value="77.7291" calcext:value-type="float">
            <text:p>77.7291</text:p>
          </table:table-cell>
          <table:table-cell office:value-type="float" office:value="283.961" calcext:value-type="float">
            <text:p>283.961</text:p>
          </table:table-cell>
          <table:table-cell office:value-type="float" office:value="45.5929" calcext:value-type="float">
            <text:p>45.5929</text:p>
          </table:table-cell>
          <table:table-cell/>
          <table:table-cell table:formula="of:=([.D76]-[.A76])/0.0166667" office:value-type="float" office:value="55.2898894202217" calcext:value-type="float">
            <text:p>55.2898894202217</text:p>
          </table:table-cell>
          <table:table-cell table:formula="of:=ABS([.E76]-[.B76])/0.0166667" office:value-type="float" office:value="569.578860842278" calcext:value-type="float">
            <text:p>569.578860842278</text:p>
          </table:table-cell>
          <table:table-cell table:formula="of:=([.F76]-[.C76])/0.0166667" office:value-type="float" office:value="70.5898588202822" calcext:value-type="float">
            <text:p>70.5898588202822</text:p>
          </table:table-cell>
          <table:table-cell table:formula="of:=DEGREES(ATAN(ABS([.F76]-[.C76])/ABS([.E76]-[.B76])))" office:value-type="float" office:value="7.06483836206275" calcext:value-type="float">
            <text:p>7.06483836206275</text:p>
          </table:table-cell>
          <table:table-cell table:formula="of:=SQRT(POWER([.H76];2)+POWER([.I76];2)+POWER([.J76];2))" office:value-type="float" office:value="576.593425871952" calcext:value-type="float">
            <text:p>576.593425871952</text:p>
          </table:table-cell>
        </table:table-row>
        <table:table-row table:style-name="ro1">
          <table:table-cell office:value-type="float" office:value="77.0378" calcext:value-type="float">
            <text:p>77.0378</text:p>
          </table:table-cell>
          <table:table-cell office:value-type="float" office:value="290.685" calcext:value-type="float">
            <text:p>290.685</text:p>
          </table:table-cell>
          <table:table-cell office:value-type="float" office:value="44.8333" calcext:value-type="float">
            <text:p>44.8333</text:p>
          </table:table-cell>
          <table:table-cell office:value-type="float" office:value="77.9493" calcext:value-type="float">
            <text:p>77.9493</text:p>
          </table:table-cell>
          <table:table-cell office:value-type="float" office:value="281.301" calcext:value-type="float">
            <text:p>281.301</text:p>
          </table:table-cell>
          <table:table-cell office:value-type="float" office:value="45.9949" calcext:value-type="float">
            <text:p>45.9949</text:p>
          </table:table-cell>
          <table:table-cell/>
          <table:table-cell table:formula="of:=([.D77]-[.A77])/0.0166667" office:value-type="float" office:value="54.6898906202181" calcext:value-type="float">
            <text:p>54.6898906202181</text:p>
          </table:table-cell>
          <table:table-cell table:formula="of:=ABS([.E77]-[.B77])/0.0166667" office:value-type="float" office:value="563.038873922253" calcext:value-type="float">
            <text:p>563.038873922253</text:p>
          </table:table-cell>
          <table:table-cell table:formula="of:=([.F77]-[.C77])/0.0166667" office:value-type="float" office:value="69.6958606082788" calcext:value-type="float">
            <text:p>69.6958606082788</text:p>
          </table:table-cell>
          <table:table-cell table:formula="of:=DEGREES(ATAN(ABS([.F77]-[.C77])/ABS([.E77]-[.B77])))" office:value-type="float" office:value="7.05647212957116" calcext:value-type="float">
            <text:p>7.05647212957116</text:p>
          </table:table-cell>
          <table:table-cell table:formula="of:=SQRT(POWER([.H77];2)+POWER([.I77];2)+POWER([.J77];2))" office:value-type="float" office:value="569.966025890683" calcext:value-type="float">
            <text:p>569.966025890683</text:p>
          </table:table-cell>
        </table:table-row>
        <table:table-row table:style-name="ro1">
          <table:table-cell office:value-type="float" office:value="77.3274" calcext:value-type="float">
            <text:p>77.3274</text:p>
          </table:table-cell>
          <table:table-cell office:value-type="float" office:value="293.49" calcext:value-type="float">
            <text:p>293.49</text:p>
          </table:table-cell>
          <table:table-cell office:value-type="float" office:value="44.4062" calcext:value-type="float">
            <text:p>44.4062</text:p>
          </table:table-cell>
          <table:table-cell office:value-type="float" office:value="78.4563" calcext:value-type="float">
            <text:p>78.4563</text:p>
          </table:table-cell>
          <table:table-cell office:value-type="float" office:value="281.393" calcext:value-type="float">
            <text:p>281.393</text:p>
          </table:table-cell>
          <table:table-cell office:value-type="float" office:value="45.726" calcext:value-type="float">
            <text:p>45.726</text:p>
          </table:table-cell>
          <table:table-cell/>
          <table:table-cell table:formula="of:=([.D78]-[.A78])/0.0166667" office:value-type="float" office:value="67.733864532271" calcext:value-type="float">
            <text:p>67.733864532271</text:p>
          </table:table-cell>
          <table:table-cell table:formula="of:=ABS([.E78]-[.B78])/0.0166667" office:value-type="float" office:value="725.818548362906" calcext:value-type="float">
            <text:p>725.818548362906</text:p>
          </table:table-cell>
          <table:table-cell table:formula="of:=([.F78]-[.C78])/0.0166667" office:value-type="float" office:value="79.1878416243168" calcext:value-type="float">
            <text:p>79.1878416243168</text:p>
          </table:table-cell>
          <table:table-cell table:formula="of:=DEGREES(ATAN(ABS([.F78]-[.C78])/ABS([.E78]-[.B78])))" office:value-type="float" office:value="6.22642478398438" calcext:value-type="float">
            <text:p>6.22642478398438</text:p>
          </table:table-cell>
          <table:table-cell table:formula="of:=SQRT(POWER([.H78];2)+POWER([.I78];2)+POWER([.J78];2))" office:value-type="float" office:value="733.260632935677" calcext:value-type="float">
            <text:p>733.260632935677</text:p>
          </table:table-cell>
        </table:table-row>
        <table:table-row table:style-name="ro1">
          <table:table-cell office:value-type="float" office:value="76.3261" calcext:value-type="float">
            <text:p>76.3261</text:p>
          </table:table-cell>
          <table:table-cell office:value-type="float" office:value="297.599" calcext:value-type="float">
            <text:p>297.599</text:p>
          </table:table-cell>
          <table:table-cell office:value-type="float" office:value="44.0526" calcext:value-type="float">
            <text:p>44.0526</text:p>
          </table:table-cell>
          <table:table-cell office:value-type="float" office:value="77.2499" calcext:value-type="float">
            <text:p>77.2499</text:p>
          </table:table-cell>
          <table:table-cell office:value-type="float" office:value="286.576" calcext:value-type="float">
            <text:p>286.576</text:p>
          </table:table-cell>
          <table:table-cell office:value-type="float" office:value="45.4532" calcext:value-type="float">
            <text:p>45.4532</text:p>
          </table:table-cell>
          <table:table-cell/>
          <table:table-cell table:formula="of:=([.D79]-[.A79])/0.0166667" office:value-type="float" office:value="55.4278891442217" calcext:value-type="float">
            <text:p>55.4278891442217</text:p>
          </table:table-cell>
          <table:table-cell table:formula="of:=ABS([.E79]-[.B79])/0.0166667" office:value-type="float" office:value="661.378677242644" calcext:value-type="float">
            <text:p>661.378677242644</text:p>
          </table:table-cell>
          <table:table-cell table:formula="of:=([.F79]-[.C79])/0.0166667" office:value-type="float" office:value="84.0358319283364" calcext:value-type="float">
            <text:p>84.0358319283364</text:p>
          </table:table-cell>
          <table:table-cell table:formula="of:=DEGREES(ATAN(ABS([.F79]-[.C79])/ABS([.E79]-[.B79])))" office:value-type="float" office:value="7.24129033367337" calcext:value-type="float">
            <text:p>7.24129033367337</text:p>
          </table:table-cell>
          <table:table-cell table:formula="of:=SQRT(POWER([.H79];2)+POWER([.I79];2)+POWER([.J79];2))" office:value-type="float" office:value="668.996282989749" calcext:value-type="float">
            <text:p>668.996282989749</text:p>
          </table:table-cell>
        </table:table-row>
        <table:table-row table:style-name="ro1">
          <table:table-cell office:value-type="float" office:value="76.7793" calcext:value-type="float">
            <text:p>76.7793</text:p>
          </table:table-cell>
          <table:table-cell office:value-type="float" office:value="290.778" calcext:value-type="float">
            <text:p>290.778</text:p>
          </table:table-cell>
          <table:table-cell office:value-type="float" office:value="44.3108" calcext:value-type="float">
            <text:p>44.3108</text:p>
          </table:table-cell>
          <table:table-cell office:value-type="float" office:value="77.4435" calcext:value-type="float">
            <text:p>77.4435</text:p>
          </table:table-cell>
          <table:table-cell office:value-type="float" office:value="281.475" calcext:value-type="float">
            <text:p>281.475</text:p>
          </table:table-cell>
          <table:table-cell office:value-type="float" office:value="44.9712" calcext:value-type="float">
            <text:p>44.9712</text:p>
          </table:table-cell>
          <table:table-cell/>
          <table:table-cell table:formula="of:=([.D80]-[.A80])/0.0166667" office:value-type="float" office:value="39.851920296159" calcext:value-type="float">
            <text:p>39.851920296159</text:p>
          </table:table-cell>
          <table:table-cell table:formula="of:=ABS([.E80]-[.B80])/0.0166667" office:value-type="float" office:value="558.178883642233" calcext:value-type="float">
            <text:p>558.178883642233</text:p>
          </table:table-cell>
          <table:table-cell table:formula="of:=([.F80]-[.C80])/0.0166667" office:value-type="float" office:value="39.6239207521587" calcext:value-type="float">
            <text:p>39.6239207521587</text:p>
          </table:table-cell>
          <table:table-cell table:formula="of:=DEGREES(ATAN(ABS([.F80]-[.C80])/ABS([.E80]-[.B80])))" office:value-type="float" office:value="4.06049288970806" calcext:value-type="float">
            <text:p>4.06049288970806</text:p>
          </table:table-cell>
          <table:table-cell table:formula="of:=SQRT(POWER([.H80];2)+POWER([.I80];2)+POWER([.J80];2))" office:value-type="float" office:value="561.000799278534" calcext:value-type="float">
            <text:p>561.000799278534</text:p>
          </table:table-cell>
        </table:table-row>
        <table:table-row table:style-name="ro1">
          <table:table-cell office:value-type="float" office:value="76.5343" calcext:value-type="float">
            <text:p>76.5343</text:p>
          </table:table-cell>
          <table:table-cell office:value-type="float" office:value="292.037" calcext:value-type="float">
            <text:p>292.037</text:p>
          </table:table-cell>
          <table:table-cell office:value-type="float" office:value="44.6333" calcext:value-type="float">
            <text:p>44.6333</text:p>
          </table:table-cell>
          <table:table-cell office:value-type="float" office:value="77.4587" calcext:value-type="float">
            <text:p>77.4587</text:p>
          </table:table-cell>
          <table:table-cell office:value-type="float" office:value="282.653" calcext:value-type="float">
            <text:p>282.653</text:p>
          </table:table-cell>
          <table:table-cell office:value-type="float" office:value="45.543" calcext:value-type="float">
            <text:p>45.543</text:p>
          </table:table-cell>
          <table:table-cell/>
          <table:table-cell table:formula="of:=([.D81]-[.A81])/0.0166667" office:value-type="float" office:value="55.4638890722213" calcext:value-type="float">
            <text:p>55.4638890722213</text:p>
          </table:table-cell>
          <table:table-cell table:formula="of:=ABS([.E81]-[.B81])/0.0166667" office:value-type="float" office:value="563.03887392225" calcext:value-type="float">
            <text:p>563.03887392225</text:p>
          </table:table-cell>
          <table:table-cell table:formula="of:=([.F81]-[.C81])/0.0166667" office:value-type="float" office:value="54.5818908362184" calcext:value-type="float">
            <text:p>54.5818908362184</text:p>
          </table:table-cell>
          <table:table-cell table:formula="of:=DEGREES(ATAN(ABS([.F81]-[.C81])/ABS([.E81]-[.B81])))" office:value-type="float" office:value="5.5370428420433" calcext:value-type="float">
            <text:p>5.5370428420433</text:p>
          </table:table-cell>
          <table:table-cell table:formula="of:=SQRT(POWER([.H81];2)+POWER([.I81];2)+POWER([.J81];2))" office:value-type="float" office:value="568.390886051059" calcext:value-type="float">
            <text:p>568.390886051059</text:p>
          </table:table-cell>
        </table:table-row>
        <table:table-row table:style-name="ro1">
          <table:table-cell office:value-type="float" office:value="76.7793" calcext:value-type="float">
            <text:p>76.7793</text:p>
          </table:table-cell>
          <table:table-cell office:value-type="float" office:value="290.778" calcext:value-type="float">
            <text:p>290.778</text:p>
          </table:table-cell>
          <table:table-cell office:value-type="float" office:value="44.3108" calcext:value-type="float">
            <text:p>44.3108</text:p>
          </table:table-cell>
          <table:table-cell office:value-type="float" office:value="77.1898" calcext:value-type="float">
            <text:p>77.1898</text:p>
          </table:table-cell>
          <table:table-cell office:value-type="float" office:value="281.351" calcext:value-type="float">
            <text:p>281.351</text:p>
          </table:table-cell>
          <table:table-cell office:value-type="float" office:value="45.4936" calcext:value-type="float">
            <text:p>45.4936</text:p>
          </table:table-cell>
          <table:table-cell/>
          <table:table-cell table:formula="of:=([.D82]-[.A82])/0.0166667" office:value-type="float" office:value="24.6299507400985" calcext:value-type="float">
            <text:p>24.6299507400985</text:p>
          </table:table-cell>
          <table:table-cell table:formula="of:=ABS([.E82]-[.B82])/0.0166667" office:value-type="float" office:value="565.618868762264" calcext:value-type="float">
            <text:p>565.618868762264</text:p>
          </table:table-cell>
          <table:table-cell table:formula="of:=([.F82]-[.C82])/0.0166667" office:value-type="float" office:value="70.9678580642839" calcext:value-type="float">
            <text:p>70.9678580642839</text:p>
          </table:table-cell>
          <table:table-cell table:formula="of:=DEGREES(ATAN(ABS([.F82]-[.C82])/ABS([.E82]-[.B82])))" office:value-type="float" office:value="7.15149549022466" calcext:value-type="float">
            <text:p>7.15149549022466</text:p>
          </table:table-cell>
          <table:table-cell table:formula="of:=SQRT(POWER([.H82];2)+POWER([.I82];2)+POWER([.J82];2))" office:value-type="float" office:value="570.585467788652" calcext:value-type="float">
            <text:p>570.585467788652</text:p>
          </table:table-cell>
        </table:table-row>
        <table:table-row table:style-name="ro1">
          <table:table-cell office:value-type="float" office:value="77.0675" calcext:value-type="float">
            <text:p>77.0675</text:p>
          </table:table-cell>
          <table:table-cell office:value-type="float" office:value="293.472" calcext:value-type="float">
            <text:p>293.472</text:p>
          </table:table-cell>
          <table:table-cell office:value-type="float" office:value="44.4112" calcext:value-type="float">
            <text:p>44.4112</text:p>
          </table:table-cell>
          <table:table-cell office:value-type="float" office:value="77.9665" calcext:value-type="float">
            <text:p>77.9665</text:p>
          </table:table-cell>
          <table:table-cell office:value-type="float" office:value="282.636" calcext:value-type="float">
            <text:p>282.636</text:p>
          </table:table-cell>
          <table:table-cell office:value-type="float" office:value="45.7919" calcext:value-type="float">
            <text:p>45.7919</text:p>
          </table:table-cell>
          <table:table-cell/>
          <table:table-cell table:formula="of:=([.D83]-[.A83])/0.0166667" office:value-type="float" office:value="53.9398921202158" calcext:value-type="float">
            <text:p>53.9398921202158</text:p>
          </table:table-cell>
          <table:table-cell table:formula="of:=ABS([.E83]-[.B83])/0.0166667" office:value-type="float" office:value="650.158699682598" calcext:value-type="float">
            <text:p>650.158699682598</text:p>
          </table:table-cell>
          <table:table-cell table:formula="of:=([.F83]-[.C83])/0.0166667" office:value-type="float" office:value="82.8418343163312" calcext:value-type="float">
            <text:p>82.8418343163312</text:p>
          </table:table-cell>
          <table:table-cell table:formula="of:=DEGREES(ATAN(ABS([.F83]-[.C83])/ABS([.E83]-[.B83])))" office:value-type="float" office:value="7.26137776574816" calcext:value-type="float">
            <text:p>7.26137776574816</text:p>
          </table:table-cell>
          <table:table-cell table:formula="of:=SQRT(POWER([.H83];2)+POWER([.I83];2)+POWER([.J83];2))" office:value-type="float" office:value="657.631063931595" calcext:value-type="float">
            <text:p>657.631063931595</text:p>
          </table:table-cell>
        </table:table-row>
        <table:table-row table:style-name="ro1">
          <table:table-cell office:value-type="float" office:value="76.8075" calcext:value-type="float">
            <text:p>76.8075</text:p>
          </table:table-cell>
          <table:table-cell office:value-type="float" office:value="293.569" calcext:value-type="float">
            <text:p>293.569</text:p>
          </table:table-cell>
          <table:table-cell office:value-type="float" office:value="43.8851" calcext:value-type="float">
            <text:p>43.8851</text:p>
          </table:table-cell>
          <table:table-cell office:value-type="float" office:value="77.713" calcext:value-type="float">
            <text:p>77.713</text:p>
          </table:table-cell>
          <table:table-cell office:value-type="float" office:value="282.722" calcext:value-type="float">
            <text:p>282.722</text:p>
          </table:table-cell>
          <table:table-cell office:value-type="float" office:value="45.279" calcext:value-type="float">
            <text:p>45.279</text:p>
          </table:table-cell>
          <table:table-cell/>
          <table:table-cell table:formula="of:=([.D84]-[.A84])/0.0166667" office:value-type="float" office:value="54.3298913402167" calcext:value-type="float">
            <text:p>54.3298913402167</text:p>
          </table:table-cell>
          <table:table-cell table:formula="of:=ABS([.E84]-[.B84])/0.0166667" office:value-type="float" office:value="650.818698362605" calcext:value-type="float">
            <text:p>650.818698362605</text:p>
          </table:table-cell>
          <table:table-cell table:formula="of:=([.F84]-[.C84])/0.0166667" office:value-type="float" office:value="83.6338327323347" calcext:value-type="float">
            <text:p>83.6338327323347</text:p>
          </table:table-cell>
          <table:table-cell table:formula="of:=DEGREES(ATAN(ABS([.F84]-[.C84])/ABS([.E84]-[.B84])))" office:value-type="float" office:value="7.32269500081166" calcext:value-type="float">
            <text:p>7.32269500081166</text:p>
          </table:table-cell>
          <table:table-cell table:formula="of:=SQRT(POWER([.H84];2)+POWER([.I84];2)+POWER([.J84];2))" office:value-type="float" office:value="658.4157753342" calcext:value-type="float">
            <text:p>658.4157753342</text:p>
          </table:table-cell>
        </table:table-row>
        <table:table-row table:style-name="ro1">
          <table:table-cell office:value-type="float" office:value="76.2874" calcext:value-type="float">
            <text:p>76.2874</text:p>
          </table:table-cell>
          <table:table-cell office:value-type="float" office:value="293.532" calcext:value-type="float">
            <text:p>293.532</text:p>
          </table:table-cell>
          <table:table-cell office:value-type="float" office:value="43.8956" calcext:value-type="float">
            <text:p>43.8956</text:p>
          </table:table-cell>
          <table:table-cell office:value-type="float" office:value="76.9507" calcext:value-type="float">
            <text:p>76.9507</text:p>
          </table:table-cell>
          <table:table-cell office:value-type="float" office:value="282.774" calcext:value-type="float">
            <text:p>282.774</text:p>
          </table:table-cell>
          <table:table-cell office:value-type="float" office:value="44.7756" calcext:value-type="float">
            <text:p>44.7756</text:p>
          </table:table-cell>
          <table:table-cell/>
          <table:table-cell table:formula="of:=([.D85]-[.A85])/0.0166667" office:value-type="float" office:value="39.7979204041587" calcext:value-type="float">
            <text:p>39.7979204041587</text:p>
          </table:table-cell>
          <table:table-cell table:formula="of:=ABS([.E85]-[.B85])/0.0166667" office:value-type="float" office:value="645.478709042581" calcext:value-type="float">
            <text:p>645.478709042581</text:p>
          </table:table-cell>
          <table:table-cell table:formula="of:=([.F85]-[.C85])/0.0166667" office:value-type="float" office:value="52.7998944002109" calcext:value-type="float">
            <text:p>52.7998944002109</text:p>
          </table:table-cell>
          <table:table-cell table:formula="of:=DEGREES(ATAN(ABS([.F85]-[.C85])/ABS([.E85]-[.B85])))" office:value-type="float" office:value="4.67635976507737" calcext:value-type="float">
            <text:p>4.67635976507737</text:p>
          </table:table-cell>
          <table:table-cell table:formula="of:=SQRT(POWER([.H85];2)+POWER([.I85];2)+POWER([.J85];2))" office:value-type="float" office:value="648.856276184831" calcext:value-type="float">
            <text:p>648.856276184831</text:p>
          </table:table-cell>
        </table:table-row>
        <table:table-row table:style-name="ro1">
          <table:table-cell office:value-type="float" office:value="76.5476" calcext:value-type="float">
            <text:p>76.5476</text:p>
          </table:table-cell>
          <table:table-cell office:value-type="float" office:value="293.496" calcext:value-type="float">
            <text:p>293.496</text:p>
          </table:table-cell>
          <table:table-cell office:value-type="float" office:value="44.1556" calcext:value-type="float">
            <text:p>44.1556</text:p>
          </table:table-cell>
          <table:table-cell office:value-type="float" office:value="77.6966" calcext:value-type="float">
            <text:p>77.6966</text:p>
          </table:table-cell>
          <table:table-cell office:value-type="float" office:value="281.391" calcext:value-type="float">
            <text:p>281.391</text:p>
          </table:table-cell>
          <table:table-cell office:value-type="float" office:value="45.4829" calcext:value-type="float">
            <text:p>45.4829</text:p>
          </table:table-cell>
          <table:table-cell/>
          <table:table-cell table:formula="of:=([.D86]-[.A86])/0.0166667" office:value-type="float" office:value="68.9398621202758" calcext:value-type="float">
            <text:p>68.9398621202758</text:p>
          </table:table-cell>
          <table:table-cell table:formula="of:=ABS([.E86]-[.B86])/0.0166667" office:value-type="float" office:value="726.298547402903" calcext:value-type="float">
            <text:p>726.298547402903</text:p>
          </table:table-cell>
          <table:table-cell table:formula="of:=([.F86]-[.C86])/0.0166667" office:value-type="float" office:value="79.6378407243186" calcext:value-type="float">
            <text:p>79.6378407243186</text:p>
          </table:table-cell>
          <table:table-cell table:formula="of:=DEGREES(ATAN(ABS([.F86]-[.C86])/ABS([.E86]-[.B86])))" office:value-type="float" office:value="6.25742199024792" calcext:value-type="float">
            <text:p>6.25742199024792</text:p>
          </table:table-cell>
          <table:table-cell table:formula="of:=SQRT(POWER([.H86];2)+POWER([.I86];2)+POWER([.J86];2))" office:value-type="float" office:value="733.896770822683" calcext:value-type="float">
            <text:p>733.896770822683</text:p>
          </table:table-cell>
        </table:table-row>
        <table:table-row table:style-name="ro1">
          <table:table-cell office:value-type="float" office:value="76.0155" calcext:value-type="float">
            <text:p>76.0155</text:p>
          </table:table-cell>
          <table:table-cell office:value-type="float" office:value="292.112" calcext:value-type="float">
            <text:p>292.112</text:p>
          </table:table-cell>
          <table:table-cell office:value-type="float" office:value="44.1145" calcext:value-type="float">
            <text:p>44.1145</text:p>
          </table:table-cell>
          <table:table-cell office:value-type="float" office:value="76.4427" calcext:value-type="float">
            <text:p>76.4427</text:p>
          </table:table-cell>
          <table:table-cell office:value-type="float" office:value="282.632" calcext:value-type="float">
            <text:p>282.632</text:p>
          </table:table-cell>
          <table:table-cell office:value-type="float" office:value="45.3045" calcext:value-type="float">
            <text:p>45.3045</text:p>
          </table:table-cell>
          <table:table-cell/>
          <table:table-cell table:formula="of:=([.D87]-[.A87])/0.0166667" office:value-type="float" office:value="25.6319487361025" calcext:value-type="float">
            <text:p>25.6319487361025</text:p>
          </table:table-cell>
          <table:table-cell table:formula="of:=ABS([.E87]-[.B87])/0.0166667" office:value-type="float" office:value="568.798862402276" calcext:value-type="float">
            <text:p>568.798862402276</text:p>
          </table:table-cell>
          <table:table-cell table:formula="of:=([.F87]-[.C87])/0.0166667" office:value-type="float" office:value="71.3998572002855" calcext:value-type="float">
            <text:p>71.3998572002855</text:p>
          </table:table-cell>
          <table:table-cell table:formula="of:=DEGREES(ATAN(ABS([.F87]-[.C87])/ABS([.E87]-[.B87])))" office:value-type="float" office:value="7.1547687956696" calcext:value-type="float">
            <text:p>7.1547687956696</text:p>
          </table:table-cell>
          <table:table-cell table:formula="of:=SQRT(POWER([.H87];2)+POWER([.I87];2)+POWER([.J87];2))" office:value-type="float" office:value="573.835413924895" calcext:value-type="float">
            <text:p>573.835413924895</text:p>
          </table:table-cell>
        </table:table-row>
        <table:table-row table:style-name="ro1">
          <table:table-cell office:value-type="float" office:value="76.5211" calcext:value-type="float">
            <text:p>76.5211</text:p>
          </table:table-cell>
          <table:table-cell office:value-type="float" office:value="290.647" calcext:value-type="float">
            <text:p>290.647</text:p>
          </table:table-cell>
          <table:table-cell office:value-type="float" office:value="44.8438" calcext:value-type="float">
            <text:p>44.8438</text:p>
          </table:table-cell>
          <table:table-cell office:value-type="float" office:value="77.1749" calcext:value-type="float">
            <text:p>77.1749</text:p>
          </table:table-cell>
          <table:table-cell office:value-type="float" office:value="280.02" calcext:value-type="float">
            <text:p>280.02</text:p>
          </table:table-cell>
          <table:table-cell office:value-type="float" office:value="45.6973" calcext:value-type="float">
            <text:p>45.6973</text:p>
          </table:table-cell>
          <table:table-cell/>
          <table:table-cell table:formula="of:=([.D88]-[.A88])/0.0166667" office:value-type="float" office:value="39.2279215441563" calcext:value-type="float">
            <text:p>39.2279215441563</text:p>
          </table:table-cell>
          <table:table-cell table:formula="of:=ABS([.E88]-[.B88])/0.0166667" office:value-type="float" office:value="637.618724762551" calcext:value-type="float">
            <text:p>637.618724762551</text:p>
          </table:table-cell>
          <table:table-cell table:formula="of:=([.F88]-[.C88])/0.0166667" office:value-type="float" office:value="51.2098975802047" calcext:value-type="float">
            <text:p>51.2098975802047</text:p>
          </table:table-cell>
          <table:table-cell table:formula="of:=DEGREES(ATAN(ABS([.F88]-[.C88])/ABS([.E88]-[.B88])))" office:value-type="float" office:value="4.59181400299431" calcext:value-type="float">
            <text:p>4.59181400299431</text:p>
          </table:table-cell>
          <table:table-cell table:formula="of:=SQRT(POWER([.H88];2)+POWER([.I88];2)+POWER([.J88];2))" office:value-type="float" office:value="640.873561326001" calcext:value-type="float">
            <text:p>640.873561326001</text:p>
          </table:table-cell>
        </table:table-row>
        <table:table-row table:style-name="ro1">
          <table:table-cell office:value-type="float" office:value="76.064" calcext:value-type="float">
            <text:p>76.064</text:p>
          </table:table-cell>
          <table:table-cell office:value-type="float" office:value="297.58" calcext:value-type="float">
            <text:p>297.58</text:p>
          </table:table-cell>
          <table:table-cell office:value-type="float" office:value="44.0578" calcext:value-type="float">
            <text:p>44.0578</text:p>
          </table:table-cell>
          <table:table-cell office:value-type="float" office:value="77.0084" calcext:value-type="float">
            <text:p>77.0084</text:p>
          </table:table-cell>
          <table:table-cell office:value-type="float" office:value="287.928" calcext:value-type="float">
            <text:p>287.928</text:p>
          </table:table-cell>
          <table:table-cell office:value-type="float" office:value="45.2507" calcext:value-type="float">
            <text:p>45.2507</text:p>
          </table:table-cell>
          <table:table-cell/>
          <table:table-cell table:formula="of:=([.D89]-[.A89])/0.0166667" office:value-type="float" office:value="56.6638866722268" calcext:value-type="float">
            <text:p>56.6638866722268</text:p>
          </table:table-cell>
          <table:table-cell table:formula="of:=ABS([.E89]-[.B89])/0.0166667" office:value-type="float" office:value="579.118841762316" calcext:value-type="float">
            <text:p>579.118841762316</text:p>
          </table:table-cell>
          <table:table-cell table:formula="of:=([.F89]-[.C89])/0.0166667" office:value-type="float" office:value="71.5738568522864" calcext:value-type="float">
            <text:p>71.5738568522864</text:p>
          </table:table-cell>
          <table:table-cell table:formula="of:=DEGREES(ATAN(ABS([.F89]-[.C89])/ABS([.E89]-[.B89])))" office:value-type="float" office:value="7.0455129148512" calcext:value-type="float">
            <text:p>7.0455129148512</text:p>
          </table:table-cell>
          <table:table-cell table:formula="of:=SQRT(POWER([.H89];2)+POWER([.I89];2)+POWER([.J89];2))" office:value-type="float" office:value="586.26977230763" calcext:value-type="float">
            <text:p>586.26977230763</text:p>
          </table:table-cell>
        </table:table-row>
        <table:table-row table:style-name="ro1">
          <table:table-cell office:value-type="float" office:value="76.5077" calcext:value-type="float">
            <text:p>76.5077</text:p>
          </table:table-cell>
          <table:table-cell office:value-type="float" office:value="289.381" calcext:value-type="float">
            <text:p>289.381</text:p>
          </table:table-cell>
          <table:table-cell office:value-type="float" office:value="44.5263" calcext:value-type="float">
            <text:p>44.5263</text:p>
          </table:table-cell>
          <table:table-cell office:value-type="float" office:value="77.1602" calcext:value-type="float">
            <text:p>77.1602</text:p>
          </table:table-cell>
          <table:table-cell office:value-type="float" office:value="278.751" calcext:value-type="float">
            <text:p>278.751</text:p>
          </table:table-cell>
          <table:table-cell office:value-type="float" office:value="45.6426" calcext:value-type="float">
            <text:p>45.6426</text:p>
          </table:table-cell>
          <table:table-cell/>
          <table:table-cell table:formula="of:=([.D90]-[.A90])/0.0166667" office:value-type="float" office:value="39.1499217001568" calcext:value-type="float">
            <text:p>39.1499217001568</text:p>
          </table:table-cell>
          <table:table-cell table:formula="of:=ABS([.E90]-[.B90])/0.0166667" office:value-type="float" office:value="637.798724402551" calcext:value-type="float">
            <text:p>637.798724402551</text:p>
          </table:table-cell>
          <table:table-cell table:formula="of:=([.F90]-[.C90])/0.0166667" office:value-type="float" office:value="66.9778660442681" calcext:value-type="float">
            <text:p>66.9778660442681</text:p>
          </table:table-cell>
          <table:table-cell table:formula="of:=DEGREES(ATAN(ABS([.F90]-[.C90])/ABS([.E90]-[.B90])))" office:value-type="float" office:value="5.9948926325358" calcext:value-type="float">
            <text:p>5.9948926325358</text:p>
          </table:table-cell>
          <table:table-cell table:formula="of:=SQRT(POWER([.H90];2)+POWER([.I90];2)+POWER([.J90];2))" office:value-type="float" office:value="642.499777243925" calcext:value-type="float">
            <text:p>642.499777243925</text:p>
          </table:table-cell>
        </table:table-row>
        <table:table-row table:style-name="ro1">
          <table:table-cell office:value-type="float" office:value="77.0673" calcext:value-type="float">
            <text:p>77.0673</text:p>
          </table:table-cell>
          <table:table-cell office:value-type="float" office:value="293.352" calcext:value-type="float">
            <text:p>293.352</text:p>
          </table:table-cell>
          <table:table-cell office:value-type="float" office:value="44.9427" calcext:value-type="float">
            <text:p>44.9427</text:p>
          </table:table-cell>
          <table:table-cell office:value-type="float" office:value="78.2192" calcext:value-type="float">
            <text:p>78.2192</text:p>
          </table:table-cell>
          <table:table-cell office:value-type="float" office:value="282.494" calcext:value-type="float">
            <text:p>282.494</text:p>
          </table:table-cell>
          <table:table-cell office:value-type="float" office:value="46.5631" calcext:value-type="float">
            <text:p>46.5631</text:p>
          </table:table-cell>
          <table:table-cell/>
          <table:table-cell table:formula="of:=([.D91]-[.A91])/0.0166667" office:value-type="float" office:value="69.1138617722763" calcext:value-type="float">
            <text:p>69.1138617722763</text:p>
          </table:table-cell>
          <table:table-cell table:formula="of:=ABS([.E91]-[.B91])/0.0166667" office:value-type="float" office:value="651.478697042603" calcext:value-type="float">
            <text:p>651.478697042603</text:p>
          </table:table-cell>
          <table:table-cell table:formula="of:=([.F91]-[.C91])/0.0166667" office:value-type="float" office:value="97.2238055523887" calcext:value-type="float">
            <text:p>97.2238055523887</text:p>
          </table:table-cell>
          <table:table-cell table:formula="of:=DEGREES(ATAN(ABS([.F91]-[.C91])/ABS([.E91]-[.B91])))" office:value-type="float" office:value="8.48792691874716" calcext:value-type="float">
            <text:p>8.48792691874716</text:p>
          </table:table-cell>
          <table:table-cell table:formula="of:=SQRT(POWER([.H91];2)+POWER([.I91];2)+POWER([.J91];2))" office:value-type="float" office:value="662.309358952064" calcext:value-type="float">
            <text:p>662.309358952064</text:p>
          </table:table-cell>
        </table:table-row>
        <table:table-row table:style-name="ro1">
          <table:table-cell office:value-type="float" office:value="76.3259" calcext:value-type="float">
            <text:p>76.3259</text:p>
          </table:table-cell>
          <table:table-cell office:value-type="float" office:value="297.655" calcext:value-type="float">
            <text:p>297.655</text:p>
          </table:table-cell>
          <table:table-cell office:value-type="float" office:value="43.785" calcext:value-type="float">
            <text:p>43.785</text:p>
          </table:table-cell>
          <table:table-cell office:value-type="float" office:value="77.2654" calcext:value-type="float">
            <text:p>77.2654</text:p>
          </table:table-cell>
          <table:table-cell office:value-type="float" office:value="288.005" calcext:value-type="float">
            <text:p>288.005</text:p>
          </table:table-cell>
          <table:table-cell office:value-type="float" office:value="44.9829" calcext:value-type="float">
            <text:p>44.9829</text:p>
          </table:table-cell>
          <table:table-cell/>
          <table:table-cell table:formula="of:=([.D92]-[.A92])/0.0166667" office:value-type="float" office:value="56.3698872602252" calcext:value-type="float">
            <text:p>56.3698872602252</text:p>
          </table:table-cell>
          <table:table-cell table:formula="of:=ABS([.E92]-[.B92])/0.0166667" office:value-type="float" office:value="578.998842002315" calcext:value-type="float">
            <text:p>578.998842002315</text:p>
          </table:table-cell>
          <table:table-cell table:formula="of:=([.F92]-[.C92])/0.0166667" office:value-type="float" office:value="71.8738562522878" calcext:value-type="float">
            <text:p>71.8738562522878</text:p>
          </table:table-cell>
          <table:table-cell table:formula="of:=DEGREES(ATAN(ABS([.F92]-[.C92])/ABS([.E92]-[.B92])))" office:value-type="float" office:value="7.07619671029879" calcext:value-type="float">
            <text:p>7.07619671029879</text:p>
          </table:table-cell>
          <table:table-cell table:formula="of:=SQRT(POWER([.H92];2)+POWER([.I92];2)+POWER([.J92];2))" office:value-type="float" office:value="586.15959809793" calcext:value-type="float">
            <text:p>586.15959809793</text:p>
          </table:table-cell>
        </table:table-row>
        <table:table-row table:style-name="ro1">
          <table:table-cell office:value-type="float" office:value="76.8217" calcext:value-type="float">
            <text:p>76.8217</text:p>
          </table:table-cell>
          <table:table-cell office:value-type="float" office:value="294.855" calcext:value-type="float">
            <text:p>294.855</text:p>
          </table:table-cell>
          <table:table-cell office:value-type="float" office:value="44.2043" calcext:value-type="float">
            <text:p>44.2043</text:p>
          </table:table-cell>
          <table:table-cell office:value-type="float" office:value="77.7458" calcext:value-type="float">
            <text:p>77.7458</text:p>
          </table:table-cell>
          <table:table-cell office:value-type="float" office:value="285.317" calcext:value-type="float">
            <text:p>285.317</text:p>
          </table:table-cell>
          <table:table-cell office:value-type="float" office:value="45.3867" calcext:value-type="float">
            <text:p>45.3867</text:p>
          </table:table-cell>
          <table:table-cell/>
          <table:table-cell table:formula="of:=([.D93]-[.A93])/0.0166667" office:value-type="float" office:value="55.4458891082215" calcext:value-type="float">
            <text:p>55.4458891082215</text:p>
          </table:table-cell>
          <table:table-cell table:formula="of:=ABS([.E93]-[.B93])/0.0166667" office:value-type="float" office:value="572.27885544229" calcext:value-type="float">
            <text:p>572.27885544229</text:p>
          </table:table-cell>
          <table:table-cell table:formula="of:=([.F93]-[.C93])/0.0166667" office:value-type="float" office:value="70.9438581122834" calcext:value-type="float">
            <text:p>70.9438581122834</text:p>
          </table:table-cell>
          <table:table-cell table:formula="of:=DEGREES(ATAN(ABS([.F93]-[.C93])/ABS([.E93]-[.B93])))" office:value-type="float" office:value="7.0667492740447" calcext:value-type="float">
            <text:p>7.0667492740447</text:p>
          </table:table-cell>
          <table:table-cell table:formula="of:=SQRT(POWER([.H93];2)+POWER([.I93];2)+POWER([.J93];2))" office:value-type="float" office:value="579.318881108837" calcext:value-type="float">
            <text:p>579.318881108837</text:p>
          </table:table-cell>
        </table:table-row>
        <table:table-row table:style-name="ro1">
          <table:table-cell office:value-type="float" office:value="76.5343" calcext:value-type="float">
            <text:p>76.5343</text:p>
          </table:table-cell>
          <table:table-cell office:value-type="float" office:value="292.031" calcext:value-type="float">
            <text:p>292.031</text:p>
          </table:table-cell>
          <table:table-cell office:value-type="float" office:value="44.6341" calcext:value-type="float">
            <text:p>44.6341</text:p>
          </table:table-cell>
          <table:table-cell office:value-type="float" office:value="77.4429" calcext:value-type="float">
            <text:p>77.4429</text:p>
          </table:table-cell>
          <table:table-cell office:value-type="float" office:value="281.267" calcext:value-type="float">
            <text:p>281.267</text:p>
          </table:table-cell>
          <table:table-cell office:value-type="float" office:value="46.0046" calcext:value-type="float">
            <text:p>46.0046</text:p>
          </table:table-cell>
          <table:table-cell/>
          <table:table-cell table:formula="of:=([.D94]-[.A94])/0.0166667" office:value-type="float" office:value="54.5158909682176" calcext:value-type="float">
            <text:p>54.5158909682176</text:p>
          </table:table-cell>
          <table:table-cell table:formula="of:=ABS([.E94]-[.B94])/0.0166667" office:value-type="float" office:value="645.838708322584" calcext:value-type="float">
            <text:p>645.838708322584</text:p>
          </table:table-cell>
          <table:table-cell table:formula="of:=([.F94]-[.C94])/0.0166667" office:value-type="float" office:value="82.2298355403293" calcext:value-type="float">
            <text:p>82.2298355403293</text:p>
          </table:table-cell>
          <table:table-cell table:formula="of:=DEGREES(ATAN(ABS([.F94]-[.C94])/ABS([.E94]-[.B94])))" office:value-type="float" office:value="7.2560041000362" calcext:value-type="float">
            <text:p>7.2560041000362</text:p>
          </table:table-cell>
          <table:table-cell table:formula="of:=SQRT(POWER([.H94];2)+POWER([.I94];2)+POWER([.J94];2))" office:value-type="float" office:value="653.330976908972" calcext:value-type="float">
            <text:p>653.330976908972</text:p>
          </table:table-cell>
        </table:table-row>
        <table:table-row table:style-name="ro1">
          <table:table-cell office:value-type="float" office:value="76.2748" calcext:value-type="float">
            <text:p>76.2748</text:p>
          </table:table-cell>
          <table:table-cell office:value-type="float" office:value="292.132" calcext:value-type="float">
            <text:p>292.132</text:p>
          </table:table-cell>
          <table:table-cell office:value-type="float" office:value="44.1091" calcext:value-type="float">
            <text:p>44.1091</text:p>
          </table:table-cell>
          <table:table-cell office:value-type="float" office:value="76.9366" calcext:value-type="float">
            <text:p>76.9366</text:p>
          </table:table-cell>
          <table:table-cell office:value-type="float" office:value="281.336" calcext:value-type="float">
            <text:p>281.336</text:p>
          </table:table-cell>
          <table:table-cell office:value-type="float" office:value="45.4983" calcext:value-type="float">
            <text:p>45.4983</text:p>
          </table:table-cell>
          <table:table-cell/>
          <table:table-cell table:formula="of:=([.D95]-[.A95])/0.0166667" office:value-type="float" office:value="39.7079205841588" calcext:value-type="float">
            <text:p>39.7079205841588</text:p>
          </table:table-cell>
          <table:table-cell table:formula="of:=ABS([.E95]-[.B95])/0.0166667" office:value-type="float" office:value="647.758704482591" calcext:value-type="float">
            <text:p>647.758704482591</text:p>
          </table:table-cell>
          <table:table-cell table:formula="of:=([.F95]-[.C95])/0.0166667" office:value-type="float" office:value="83.3518332963336" calcext:value-type="float">
            <text:p>83.3518332963336</text:p>
          </table:table-cell>
          <table:table-cell table:formula="of:=DEGREES(ATAN(ABS([.F95]-[.C95])/ABS([.E95]-[.B95])))" office:value-type="float" office:value="7.33237323958439" calcext:value-type="float">
            <text:p>7.33237323958439</text:p>
          </table:table-cell>
          <table:table-cell table:formula="of:=SQRT(POWER([.H95];2)+POWER([.I95];2)+POWER([.J95];2))" office:value-type="float" office:value="654.305422798819" calcext:value-type="float">
            <text:p>654.305422798819</text:p>
          </table:table-cell>
        </table:table-row>
        <table:table-row table:style-name="ro1">
          <table:table-cell office:value-type="float" office:value="77.2654" calcext:value-type="float">
            <text:p>77.2654</text:p>
          </table:table-cell>
          <table:table-cell office:value-type="float" office:value="288" calcext:value-type="float">
            <text:p>288</text:p>
          </table:table-cell>
          <table:table-cell office:value-type="float" office:value="44.9838" calcext:value-type="float">
            <text:p>44.9838</text:p>
          </table:table-cell>
          <table:table-cell office:value-type="float" office:value="77.9328" calcext:value-type="float">
            <text:p>77.9328</text:p>
          </table:table-cell>
          <table:table-cell office:value-type="float" office:value="280.075" calcext:value-type="float">
            <text:p>280.075</text:p>
          </table:table-cell>
          <table:table-cell office:value-type="float" office:value="45.682" calcext:value-type="float">
            <text:p>45.682</text:p>
          </table:table-cell>
          <table:table-cell/>
          <table:table-cell table:formula="of:=([.D96]-[.A96])/0.0166667" office:value-type="float" office:value="40.0439199121602" calcext:value-type="float">
            <text:p>40.0439199121602</text:p>
          </table:table-cell>
          <table:table-cell table:formula="of:=ABS([.E96]-[.B96])/0.0166667" office:value-type="float" office:value="475.499049001903" calcext:value-type="float">
            <text:p>475.499049001903</text:p>
          </table:table-cell>
          <table:table-cell table:formula="of:=([.F96]-[.C96])/0.0166667" office:value-type="float" office:value="41.8919162161676" calcext:value-type="float">
            <text:p>41.8919162161676</text:p>
          </table:table-cell>
          <table:table-cell table:formula="of:=DEGREES(ATAN(ABS([.F96]-[.C96])/ABS([.E96]-[.B96])))" office:value-type="float" office:value="5.03481288669154" calcext:value-type="float">
            <text:p>5.03481288669154</text:p>
          </table:table-cell>
          <table:table-cell table:formula="of:=SQRT(POWER([.H96];2)+POWER([.I96];2)+POWER([.J96];2))" office:value-type="float" office:value="479.017529708369" calcext:value-type="float">
            <text:p>479.017529708369</text:p>
          </table:table-cell>
        </table:table-row>
        <table:table-row table:style-name="ro1">
          <table:table-cell office:value-type="float" office:value="76.3127" calcext:value-type="float">
            <text:p>76.3127</text:p>
          </table:table-cell>
          <table:table-cell office:value-type="float" office:value="296.356" calcext:value-type="float">
            <text:p>296.356</text:p>
          </table:table-cell>
          <table:table-cell office:value-type="float" office:value="43.4649" calcext:value-type="float">
            <text:p>43.4649</text:p>
          </table:table-cell>
          <table:table-cell office:value-type="float" office:value="76.9939" calcext:value-type="float">
            <text:p>76.9939</text:p>
          </table:table-cell>
          <table:table-cell office:value-type="float" office:value="286.671" calcext:value-type="float">
            <text:p>286.671</text:p>
          </table:table-cell>
          <table:table-cell office:value-type="float" office:value="44.9349" calcext:value-type="float">
            <text:p>44.9349</text:p>
          </table:table-cell>
          <table:table-cell/>
          <table:table-cell table:formula="of:=([.D97]-[.A97])/0.0166667" office:value-type="float" office:value="40.8719182561629" calcext:value-type="float">
            <text:p>40.8719182561629</text:p>
          </table:table-cell>
          <table:table-cell table:formula="of:=ABS([.E97]-[.B97])/0.0166667" office:value-type="float" office:value="581.098837802325" calcext:value-type="float">
            <text:p>581.098837802325</text:p>
          </table:table-cell>
          <table:table-cell table:formula="of:=([.F97]-[.C97])/0.0166667" office:value-type="float" office:value="88.1998236003527" calcext:value-type="float">
            <text:p>88.1998236003527</text:p>
          </table:table-cell>
          <table:table-cell table:formula="of:=DEGREES(ATAN(ABS([.F97]-[.C97])/ABS([.E97]-[.B97])))" office:value-type="float" office:value="8.63054363200522" calcext:value-type="float">
            <text:p>8.63054363200522</text:p>
          </table:table-cell>
          <table:table-cell table:formula="of:=SQRT(POWER([.H97];2)+POWER([.I97];2)+POWER([.J97];2))" office:value-type="float" office:value="589.173643232862" calcext:value-type="float">
            <text:p>589.173643232862</text:p>
          </table:table-cell>
        </table:table-row>
        <table:table-row table:style-name="ro1">
          <table:table-cell office:value-type="float" office:value="76.836" calcext:value-type="float">
            <text:p>76.836</text:p>
          </table:table-cell>
          <table:table-cell office:value-type="float" office:value="296.274" calcext:value-type="float">
            <text:p>296.274</text:p>
          </table:table-cell>
          <table:table-cell office:value-type="float" office:value="43.9893" calcext:value-type="float">
            <text:p>43.9893</text:p>
          </table:table-cell>
          <table:table-cell office:value-type="float" office:value="77.5224" calcext:value-type="float">
            <text:p>77.5224</text:p>
          </table:table-cell>
          <table:table-cell office:value-type="float" office:value="288.024" calcext:value-type="float">
            <text:p>288.024</text:p>
          </table:table-cell>
          <table:table-cell office:value-type="float" office:value="44.9777" calcext:value-type="float">
            <text:p>44.9777</text:p>
          </table:table-cell>
          <table:table-cell/>
          <table:table-cell table:formula="of:=([.D98]-[.A98])/0.0166667" office:value-type="float" office:value="41.1839176321651" calcext:value-type="float">
            <text:p>41.1839176321651</text:p>
          </table:table-cell>
          <table:table-cell table:formula="of:=ABS([.E98]-[.B98])/0.0166667" office:value-type="float" office:value="494.99901000198" calcext:value-type="float">
            <text:p>494.99901000198</text:p>
          </table:table-cell>
          <table:table-cell table:formula="of:=([.F98]-[.C98])/0.0166667" office:value-type="float" office:value="59.3038813922371" calcext:value-type="float">
            <text:p>59.3038813922371</text:p>
          </table:table-cell>
          <table:table-cell table:formula="of:=DEGREES(ATAN(ABS([.F98]-[.C98])/ABS([.E98]-[.B98])))" office:value-type="float" office:value="6.83181899271977" calcext:value-type="float">
            <text:p>6.83181899271977</text:p>
          </table:table-cell>
          <table:table-cell table:formula="of:=SQRT(POWER([.H98];2)+POWER([.I98];2)+POWER([.J98];2))" office:value-type="float" office:value="500.237029139845" calcext:value-type="float">
            <text:p>500.237029139845</text:p>
          </table:table-cell>
        </table:table-row>
        <table:table-row table:style-name="ro1">
          <table:table-cell office:value-type="float" office:value="76.3259" calcext:value-type="float">
            <text:p>76.3259</text:p>
          </table:table-cell>
          <table:table-cell office:value-type="float" office:value="297.661" calcext:value-type="float">
            <text:p>297.661</text:p>
          </table:table-cell>
          <table:table-cell office:value-type="float" office:value="43.7842" calcext:value-type="float">
            <text:p>43.7842</text:p>
          </table:table-cell>
          <table:table-cell office:value-type="float" office:value="77.0084" calcext:value-type="float">
            <text:p>77.0084</text:p>
          </table:table-cell>
          <table:table-cell office:value-type="float" office:value="287.981" calcext:value-type="float">
            <text:p>287.981</text:p>
          </table:table-cell>
          <table:table-cell office:value-type="float" office:value="44.989" calcext:value-type="float">
            <text:p>44.989</text:p>
          </table:table-cell>
          <table:table-cell/>
          <table:table-cell table:formula="of:=([.D99]-[.A99])/0.0166667" office:value-type="float" office:value="40.9499181001632" calcext:value-type="float">
            <text:p>40.9499181001632</text:p>
          </table:table-cell>
          <table:table-cell table:formula="of:=ABS([.E99]-[.B99])/0.0166667" office:value-type="float" office:value="580.798838402324" calcext:value-type="float">
            <text:p>580.798838402324</text:p>
          </table:table-cell>
          <table:table-cell table:formula="of:=([.F99]-[.C99])/0.0166667" office:value-type="float" office:value="72.2878554242891" calcext:value-type="float">
            <text:p>72.2878554242891</text:p>
          </table:table-cell>
          <table:table-cell table:formula="of:=DEGREES(ATAN(ABS([.F99]-[.C99])/ABS([.E99]-[.B99])))" office:value-type="float" office:value="7.09470914225312" calcext:value-type="float">
            <text:p>7.09470914225312</text:p>
          </table:table-cell>
          <table:table-cell table:formula="of:=SQRT(POWER([.H99];2)+POWER([.I99];2)+POWER([.J99];2))" office:value-type="float" office:value="586.710934382291" calcext:value-type="float">
            <text:p>586.710934382291</text:p>
          </table:table-cell>
        </table:table-row>
        <table:table-row table:style-name="ro1">
          <table:table-cell office:value-type="float" office:value="76.5212" calcext:value-type="float">
            <text:p>76.5212</text:p>
          </table:table-cell>
          <table:table-cell office:value-type="float" office:value="290.588" calcext:value-type="float">
            <text:p>290.588</text:p>
          </table:table-cell>
          <table:table-cell office:value-type="float" office:value="45.1078" calcext:value-type="float">
            <text:p>45.1078</text:p>
          </table:table-cell>
          <table:table-cell office:value-type="float" office:value="77.1598" calcext:value-type="float">
            <text:p>77.1598</text:p>
          </table:table-cell>
          <table:table-cell office:value-type="float" office:value="278.537" calcext:value-type="float">
            <text:p>278.537</text:p>
          </table:table-cell>
          <table:table-cell office:value-type="float" office:value="46.6703" calcext:value-type="float">
            <text:p>46.6703</text:p>
          </table:table-cell>
          <table:table-cell/>
          <table:table-cell table:formula="of:=([.D100]-[.A100])/0.0166667" office:value-type="float" office:value="38.3159233681539" calcext:value-type="float">
            <text:p>38.3159233681539</text:p>
          </table:table-cell>
          <table:table-cell table:formula="of:=ABS([.E100]-[.B100])/0.0166667" office:value-type="float" office:value="723.058553882895" calcext:value-type="float">
            <text:p>723.058553882895</text:p>
          </table:table-cell>
          <table:table-cell table:formula="of:=([.F100]-[.C100])/0.0166667" office:value-type="float" office:value="93.749812500375" calcext:value-type="float">
            <text:p>93.749812500375</text:p>
          </table:table-cell>
          <table:table-cell table:formula="of:=DEGREES(ATAN(ABS([.F100]-[.C100])/ABS([.E100]-[.B100])))" office:value-type="float" office:value="7.38760176888736" calcext:value-type="float">
            <text:p>7.38760176888736</text:p>
          </table:table-cell>
          <table:table-cell table:formula="of:=SQRT(POWER([.H100];2)+POWER([.I100];2)+POWER([.J100];2))" office:value-type="float" office:value="730.1169835517" calcext:value-type="float">
            <text:p>730.1169835517</text:p>
          </table:table-cell>
        </table:table-row>
        <table:table-row table:style-name="ro1">
          <table:table-cell office:value-type="float" office:value="76.263" calcext:value-type="float">
            <text:p>76.263</text:p>
          </table:table-cell>
          <table:table-cell office:value-type="float" office:value="290.568" calcext:value-type="float">
            <text:p>290.568</text:p>
          </table:table-cell>
          <table:table-cell office:value-type="float" office:value="45.1131" calcext:value-type="float">
            <text:p>45.1131</text:p>
          </table:table-cell>
          <table:table-cell office:value-type="float" office:value="76.9222" calcext:value-type="float">
            <text:p>76.9222</text:p>
          </table:table-cell>
          <table:table-cell office:value-type="float" office:value="279.832" calcext:value-type="float">
            <text:p>279.832</text:p>
          </table:table-cell>
          <table:table-cell office:value-type="float" office:value="46.4765" calcext:value-type="float">
            <text:p>46.4765</text:p>
          </table:table-cell>
          <table:table-cell/>
          <table:table-cell table:formula="of:=([.D101]-[.A101])/0.0166667" office:value-type="float" office:value="39.5519208961581" calcext:value-type="float">
            <text:p>39.5519208961581</text:p>
          </table:table-cell>
          <table:table-cell table:formula="of:=ABS([.E101]-[.B101])/0.0166667" office:value-type="float" office:value="644.158711682576" calcext:value-type="float">
            <text:p>644.158711682576</text:p>
          </table:table-cell>
          <table:table-cell table:formula="of:=([.F101]-[.C101])/0.0166667" office:value-type="float" office:value="81.8038363923271" calcext:value-type="float">
            <text:p>81.8038363923271</text:p>
          </table:table-cell>
          <table:table-cell table:formula="of:=DEGREES(ATAN(ABS([.F101]-[.C101])/ABS([.E101]-[.B101])))" office:value-type="float" office:value="7.23743889873305" calcext:value-type="float">
            <text:p>7.23743889873305</text:p>
          </table:table-cell>
          <table:table-cell table:formula="of:=SQRT(POWER([.H101];2)+POWER([.I101];2)+POWER([.J101];2))" office:value-type="float" office:value="650.535677677739" calcext:value-type="float">
            <text:p>650.535677677739</text:p>
          </table:table-cell>
        </table:table-row>
        <table:table-row table:style-name="ro1">
          <table:table-cell office:value-type="float" office:value="76.2876" calcext:value-type="float">
            <text:p>76.2876</text:p>
          </table:table-cell>
          <table:table-cell office:value-type="float" office:value="293.477" calcext:value-type="float">
            <text:p>293.477</text:p>
          </table:table-cell>
          <table:table-cell office:value-type="float" office:value="44.1609" calcext:value-type="float">
            <text:p>44.1609</text:p>
          </table:table-cell>
          <table:table-cell office:value-type="float" office:value="76.9507" calcext:value-type="float">
            <text:p>76.9507</text:p>
          </table:table-cell>
          <table:table-cell office:value-type="float" office:value="282.668" calcext:value-type="float">
            <text:p>282.668</text:p>
          </table:table-cell>
          <table:table-cell office:value-type="float" office:value="45.2943" calcext:value-type="float">
            <text:p>45.2943</text:p>
          </table:table-cell>
          <table:table-cell/>
          <table:table-cell table:formula="of:=([.D102]-[.A102])/0.0166667" office:value-type="float" office:value="39.7859204281591" calcext:value-type="float">
            <text:p>39.7859204281591</text:p>
          </table:table-cell>
          <table:table-cell table:formula="of:=ABS([.E102]-[.B102])/0.0166667" office:value-type="float" office:value="648.538702922592" calcext:value-type="float">
            <text:p>648.538702922592</text:p>
          </table:table-cell>
          <table:table-cell table:formula="of:=([.F102]-[.C102])/0.0166667" office:value-type="float" office:value="68.0038639922721" calcext:value-type="float">
            <text:p>68.0038639922721</text:p>
          </table:table-cell>
          <table:table-cell table:formula="of:=DEGREES(ATAN(ABS([.F102]-[.C102])/ABS([.E102]-[.B102])))" office:value-type="float" office:value="5.98599248039925" calcext:value-type="float">
            <text:p>5.98599248039925</text:p>
          </table:table-cell>
          <table:table-cell table:formula="of:=SQRT(POWER([.H102];2)+POWER([.I102];2)+POWER([.J102];2))" office:value-type="float" office:value="653.306891262226" calcext:value-type="float">
            <text:p>653.306891262226</text:p>
          </table:table-cell>
        </table:table-row>
        <table:table-row table:style-name="ro1">
          <table:table-cell office:value-type="float" office:value="76.3386" calcext:value-type="float">
            <text:p>76.3386</text:p>
          </table:table-cell>
          <table:table-cell office:value-type="float" office:value="299.155" calcext:value-type="float">
            <text:p>299.155</text:p>
          </table:table-cell>
          <table:table-cell office:value-type="float" office:value="43.298" calcext:value-type="float">
            <text:p>43.298</text:p>
          </table:table-cell>
          <table:table-cell office:value-type="float" office:value="77.2655" calcext:value-type="float">
            <text:p>77.2655</text:p>
          </table:table-cell>
          <table:table-cell office:value-type="float" office:value="288.057" calcext:value-type="float">
            <text:p>288.057</text:p>
          </table:table-cell>
          <table:table-cell office:value-type="float" office:value="44.721" calcext:value-type="float">
            <text:p>44.721</text:p>
          </table:table-cell>
          <table:table-cell/>
          <table:table-cell table:formula="of:=([.D103]-[.A103])/0.0166667" office:value-type="float" office:value="55.6138887722227" calcext:value-type="float">
            <text:p>55.6138887722227</text:p>
          </table:table-cell>
          <table:table-cell table:formula="of:=ABS([.E103]-[.B103])/0.0166667" office:value-type="float" office:value="665.878668242661" calcext:value-type="float">
            <text:p>665.878668242661</text:p>
          </table:table-cell>
          <table:table-cell table:formula="of:=([.F103]-[.C103])/0.0166667" office:value-type="float" office:value="85.3798292403412" calcext:value-type="float">
            <text:p>85.3798292403412</text:p>
          </table:table-cell>
          <table:table-cell table:formula="of:=DEGREES(ATAN(ABS([.F103]-[.C103])/ABS([.E103]-[.B103])))" office:value-type="float" office:value="7.30667118760805" calcext:value-type="float">
            <text:p>7.30667118760805</text:p>
          </table:table-cell>
          <table:table-cell table:formula="of:=SQRT(POWER([.H103];2)+POWER([.I103];2)+POWER([.J103];2))" office:value-type="float" office:value="673.629735601167" calcext:value-type="float">
            <text:p>673.629735601167</text:p>
          </table:table-cell>
        </table:table-row>
        <table:table-row table:style-name="ro1">
          <table:table-cell office:value-type="float" office:value="76.2876" calcext:value-type="float">
            <text:p>76.2876</text:p>
          </table:table-cell>
          <table:table-cell office:value-type="float" office:value="293.477" calcext:value-type="float">
            <text:p>293.477</text:p>
          </table:table-cell>
          <table:table-cell office:value-type="float" office:value="44.1609" calcext:value-type="float">
            <text:p>44.1609</text:p>
          </table:table-cell>
          <table:table-cell office:value-type="float" office:value="76.724" calcext:value-type="float">
            <text:p>76.724</text:p>
          </table:table-cell>
          <table:table-cell office:value-type="float" office:value="285.296" calcext:value-type="float">
            <text:p>285.296</text:p>
          </table:table-cell>
          <table:table-cell office:value-type="float" office:value="45.1469" calcext:value-type="float">
            <text:p>45.1469</text:p>
          </table:table-cell>
          <table:table-cell/>
          <table:table-cell table:formula="of:=([.D104]-[.A104])/0.0166667" office:value-type="float" office:value="26.1839476321051" calcext:value-type="float">
            <text:p>26.1839476321051</text:p>
          </table:table-cell>
          <table:table-cell table:formula="of:=ABS([.E104]-[.B104])/0.0166667" office:value-type="float" office:value="490.859018281962" calcext:value-type="float">
            <text:p>490.859018281962</text:p>
          </table:table-cell>
          <table:table-cell table:formula="of:=([.F104]-[.C104])/0.0166667" office:value-type="float" office:value="59.1598816802369" calcext:value-type="float">
            <text:p>59.1598816802369</text:p>
          </table:table-cell>
          <table:table-cell table:formula="of:=DEGREES(ATAN(ABS([.F104]-[.C104])/ABS([.E104]-[.B104])))" office:value-type="float" office:value="6.8723211243202" calcext:value-type="float">
            <text:p>6.8723211243202</text:p>
          </table:table-cell>
          <table:table-cell table:formula="of:=SQRT(POWER([.H104];2)+POWER([.I104];2)+POWER([.J104];2))" office:value-type="float" office:value="495.104096673369" calcext:value-type="float">
            <text:p>495.104096673369</text:p>
          </table:table-cell>
        </table:table-row>
        <table:table-row table:style-name="ro1">
          <table:table-cell office:value-type="float" office:value="76.7793" calcext:value-type="float">
            <text:p>76.7793</text:p>
          </table:table-cell>
          <table:table-cell office:value-type="float" office:value="290.719" calcext:value-type="float">
            <text:p>290.719</text:p>
          </table:table-cell>
          <table:table-cell office:value-type="float" office:value="44.5752" calcext:value-type="float">
            <text:p>44.5752</text:p>
          </table:table-cell>
          <table:table-cell office:value-type="float" office:value="77.3964" calcext:value-type="float">
            <text:p>77.3964</text:p>
          </table:table-cell>
          <table:table-cell office:value-type="float" office:value="277.35" calcext:value-type="float">
            <text:p>277.35</text:p>
          </table:table-cell>
          <table:table-cell office:value-type="float" office:value="46.3519" calcext:value-type="float">
            <text:p>46.3519</text:p>
          </table:table-cell>
          <table:table-cell/>
          <table:table-cell table:formula="of:=([.D105]-[.A105])/0.0166667" office:value-type="float" office:value="37.0259259481477" calcext:value-type="float">
            <text:p>37.0259259481477</text:p>
          </table:table-cell>
          <table:table-cell table:formula="of:=ABS([.E105]-[.B105])/0.0166667" office:value-type="float" office:value="802.138395723207" calcext:value-type="float">
            <text:p>802.138395723207</text:p>
          </table:table-cell>
          <table:table-cell table:formula="of:=([.F105]-[.C105])/0.0166667" office:value-type="float" office:value="106.601786796426" calcext:value-type="float">
            <text:p>106.601786796426</text:p>
          </table:table-cell>
          <table:table-cell table:formula="of:=DEGREES(ATAN(ABS([.F105]-[.C105])/ABS([.E105]-[.B105])))" office:value-type="float" office:value="7.57007861919748" calcext:value-type="float">
            <text:p>7.57007861919748</text:p>
          </table:table-cell>
          <table:table-cell table:formula="of:=SQRT(POWER([.H105];2)+POWER([.I105];2)+POWER([.J105];2))" office:value-type="float" office:value="810.037570754535" calcext:value-type="float">
            <text:p>810.037570754535</text:p>
          </table:table-cell>
        </table:table-row>
        <table:table-row table:style-name="ro1">
          <table:table-cell office:value-type="float" office:value="76.3127" calcext:value-type="float">
            <text:p>76.3127</text:p>
          </table:table-cell>
          <table:table-cell office:value-type="float" office:value="296.356" calcext:value-type="float">
            <text:p>296.356</text:p>
          </table:table-cell>
          <table:table-cell office:value-type="float" office:value="43.4649" calcext:value-type="float">
            <text:p>43.4649</text:p>
          </table:table-cell>
          <table:table-cell office:value-type="float" office:value="76.7239" calcext:value-type="float">
            <text:p>76.7239</text:p>
          </table:table-cell>
          <table:table-cell office:value-type="float" office:value="285.347" calcext:value-type="float">
            <text:p>285.347</text:p>
          </table:table-cell>
          <table:table-cell office:value-type="float" office:value="44.8866" calcext:value-type="float">
            <text:p>44.8866</text:p>
          </table:table-cell>
          <table:table-cell/>
          <table:table-cell table:formula="of:=([.D106]-[.A106])/0.0166667" office:value-type="float" office:value="24.6719506560983" calcext:value-type="float">
            <text:p>24.6719506560983</text:p>
          </table:table-cell>
          <table:table-cell table:formula="of:=ABS([.E106]-[.B106])/0.0166667" office:value-type="float" office:value="660.538678922643" calcext:value-type="float">
            <text:p>660.538678922643</text:p>
          </table:table-cell>
          <table:table-cell table:formula="of:=([.F106]-[.C106])/0.0166667" office:value-type="float" office:value="85.3018293963413" calcext:value-type="float">
            <text:p>85.3018293963413</text:p>
          </table:table-cell>
          <table:table-cell table:formula="of:=DEGREES(ATAN(ABS([.F106]-[.C106])/ABS([.E106]-[.B106])))" office:value-type="float" office:value="7.35843977016994" calcext:value-type="float">
            <text:p>7.35843977016994</text:p>
          </table:table-cell>
          <table:table-cell table:formula="of:=SQRT(POWER([.H106];2)+POWER([.I106];2)+POWER([.J106];2))" office:value-type="float" office:value="666.480647581316" calcext:value-type="float">
            <text:p>666.480647581316</text:p>
          </table:table-cell>
        </table:table-row>
        <table:table-row table:style-name="ro1">
          <table:table-cell office:value-type="float" office:value="76.0397" calcext:value-type="float">
            <text:p>76.0397</text:p>
          </table:table-cell>
          <table:table-cell office:value-type="float" office:value="294.799" calcext:value-type="float">
            <text:p>294.799</text:p>
          </table:table-cell>
          <table:table-cell office:value-type="float" office:value="44.22" calcext:value-type="float">
            <text:p>44.22</text:p>
          </table:table-cell>
          <table:table-cell office:value-type="float" office:value="76.4556" calcext:value-type="float">
            <text:p>76.4556</text:p>
          </table:table-cell>
          <table:table-cell office:value-type="float" office:value="283.917" calcext:value-type="float">
            <text:p>283.917</text:p>
          </table:table-cell>
          <table:table-cell office:value-type="float" office:value="45.3595" calcext:value-type="float">
            <text:p>45.3595</text:p>
          </table:table-cell>
          <table:table-cell/>
          <table:table-cell table:formula="of:=([.D107]-[.A107])/0.0166667" office:value-type="float" office:value="24.9539500921003" calcext:value-type="float">
            <text:p>24.9539500921003</text:p>
          </table:table-cell>
          <table:table-cell table:formula="of:=ABS([.E107]-[.B107])/0.0166667" office:value-type="float" office:value="652.918694162612" calcext:value-type="float">
            <text:p>652.918694162612</text:p>
          </table:table-cell>
          <table:table-cell table:formula="of:=([.F107]-[.C107])/0.0166667" office:value-type="float" office:value="68.3698632602734" calcext:value-type="float">
            <text:p>68.3698632602734</text:p>
          </table:table-cell>
          <table:table-cell table:formula="of:=DEGREES(ATAN(ABS([.F107]-[.C107])/ABS([.E107]-[.B107])))" office:value-type="float" office:value="5.97789629587636" calcext:value-type="float">
            <text:p>5.97789629587636</text:p>
          </table:table-cell>
          <table:table-cell table:formula="of:=SQRT(POWER([.H107];2)+POWER([.I107];2)+POWER([.J107];2))" office:value-type="float" office:value="656.962677033055" calcext:value-type="float">
            <text:p>656.962677033055</text:p>
          </table:table-cell>
        </table:table-row>
        <table:table-row table:style-name="ro1">
          <table:table-cell office:value-type="float" office:value="76.7794" calcext:value-type="float">
            <text:p>76.7794</text:p>
          </table:table-cell>
          <table:table-cell office:value-type="float" office:value="290.666" calcext:value-type="float">
            <text:p>290.666</text:p>
          </table:table-cell>
          <table:table-cell office:value-type="float" office:value="44.8385" calcext:value-type="float">
            <text:p>44.8385</text:p>
          </table:table-cell>
          <table:table-cell office:value-type="float" office:value="77.4431" calcext:value-type="float">
            <text:p>77.4431</text:p>
          </table:table-cell>
          <table:table-cell office:value-type="float" office:value="281.365" calcext:value-type="float">
            <text:p>281.365</text:p>
          </table:table-cell>
          <table:table-cell office:value-type="float" office:value="45.4891" calcext:value-type="float">
            <text:p>45.4891</text:p>
          </table:table-cell>
          <table:table-cell/>
          <table:table-cell table:formula="of:=([.D108]-[.A108])/0.0166667" office:value-type="float" office:value="39.8219203561596" calcext:value-type="float">
            <text:p>39.8219203561596</text:p>
          </table:table-cell>
          <table:table-cell table:formula="of:=ABS([.E108]-[.B108])/0.0166667" office:value-type="float" office:value="558.058883882232" calcext:value-type="float">
            <text:p>558.058883882232</text:p>
          </table:table-cell>
          <table:table-cell table:formula="of:=([.F108]-[.C108])/0.0166667" office:value-type="float" office:value="39.035921928156" calcext:value-type="float">
            <text:p>39.035921928156</text:p>
          </table:table-cell>
          <table:table-cell table:formula="of:=DEGREES(ATAN(ABS([.F108]-[.C108])/ABS([.E108]-[.B108])))" office:value-type="float" office:value="4.00129176643675" calcext:value-type="float">
            <text:p>4.00129176643675</text:p>
          </table:table-cell>
          <table:table-cell table:formula="of:=SQRT(POWER([.H108];2)+POWER([.I108];2)+POWER([.J108];2))" office:value-type="float" office:value="560.838039385272" calcext:value-type="float">
            <text:p>560.838039385272</text:p>
          </table:table-cell>
        </table:table-row>
        <table:table-row table:style-name="ro1">
          <table:table-cell office:value-type="float" office:value="76.561" calcext:value-type="float">
            <text:p>76.561</text:p>
          </table:table-cell>
          <table:table-cell office:value-type="float" office:value="294.836" calcext:value-type="float">
            <text:p>294.836</text:p>
          </table:table-cell>
          <table:table-cell office:value-type="float" office:value="44.2095" calcext:value-type="float">
            <text:p>44.2095</text:p>
          </table:table-cell>
          <table:table-cell office:value-type="float" office:value="77.4744" calcext:value-type="float">
            <text:p>77.4744</text:p>
          </table:table-cell>
          <table:table-cell office:value-type="float" office:value="283.941" calcext:value-type="float">
            <text:p>283.941</text:p>
          </table:table-cell>
          <table:table-cell office:value-type="float" office:value="45.5981" calcext:value-type="float">
            <text:p>45.5981</text:p>
          </table:table-cell>
          <table:table-cell/>
          <table:table-cell table:formula="of:=([.D109]-[.A109])/0.0166667" office:value-type="float" office:value="54.803890392219" calcext:value-type="float">
            <text:p>54.803890392219</text:p>
          </table:table-cell>
          <table:table-cell table:formula="of:=ABS([.E109]-[.B109])/0.0166667" office:value-type="float" office:value="653.698692602617" calcext:value-type="float">
            <text:p>653.698692602617</text:p>
          </table:table-cell>
          <table:table-cell table:formula="of:=([.F109]-[.C109])/0.0166667" office:value-type="float" office:value="83.3158333683335" calcext:value-type="float">
            <text:p>83.3158333683335</text:p>
          </table:table-cell>
          <table:table-cell table:formula="of:=DEGREES(ATAN(ABS([.F109]-[.C109])/ABS([.E109]-[.B109])))" office:value-type="float" office:value="7.26335635490267" calcext:value-type="float">
            <text:p>7.26335635490267</text:p>
          </table:table-cell>
          <table:table-cell table:formula="of:=SQRT(POWER([.H109];2)+POWER([.I109];2)+POWER([.J109];2))" office:value-type="float" office:value="661.261654114582" calcext:value-type="float">
            <text:p>661.261654114582</text:p>
          </table:table-cell>
        </table:table-row>
        <table:table-row table:style-name="ro1">
          <table:table-cell office:value-type="float" office:value="77.7627" calcext:value-type="float">
            <text:p>77.7627</text:p>
          </table:table-cell>
          <table:table-cell office:value-type="float" office:value="286.727" calcext:value-type="float">
            <text:p>286.727</text:p>
          </table:table-cell>
          <table:table-cell office:value-type="float" office:value="44.9192" calcext:value-type="float">
            <text:p>44.9192</text:p>
          </table:table-cell>
          <table:table-cell office:value-type="float" office:value="78.6718" calcext:value-type="float">
            <text:p>78.6718</text:p>
          </table:table-cell>
          <table:table-cell office:value-type="float" office:value="278.821" calcext:value-type="float">
            <text:p>278.821</text:p>
          </table:table-cell>
          <table:table-cell office:value-type="float" office:value="45.8671" calcext:value-type="float">
            <text:p>45.8671</text:p>
          </table:table-cell>
          <table:table-cell/>
          <table:table-cell table:formula="of:=([.D110]-[.A110])/0.0166667" office:value-type="float" office:value="54.5458909082188" calcext:value-type="float">
            <text:p>54.5458909082188</text:p>
          </table:table-cell>
          <table:table-cell table:formula="of:=ABS([.E110]-[.B110])/0.0166667" office:value-type="float" office:value="474.359051281894" calcext:value-type="float">
            <text:p>474.359051281894</text:p>
          </table:table-cell>
          <table:table-cell table:formula="of:=([.F110]-[.C110])/0.0166667" office:value-type="float" office:value="56.8738862522273" calcext:value-type="float">
            <text:p>56.8738862522273</text:p>
          </table:table-cell>
          <table:table-cell table:formula="of:=DEGREES(ATAN(ABS([.F110]-[.C110])/ABS([.E110]-[.B110])))" office:value-type="float" office:value="6.83691505660319" calcext:value-type="float">
            <text:p>6.83691505660319</text:p>
          </table:table-cell>
          <table:table-cell table:formula="of:=SQRT(POWER([.H110];2)+POWER([.I110];2)+POWER([.J110];2))" office:value-type="float" office:value="480.860065596491" calcext:value-type="float">
            <text:p>480.860065596491</text:p>
          </table:table-cell>
        </table:table-row>
        <table:table-row table:style-name="ro1">
          <table:table-cell office:value-type="float" office:value="76.5613" calcext:value-type="float">
            <text:p>76.5613</text:p>
          </table:table-cell>
          <table:table-cell office:value-type="float" office:value="294.72" calcext:value-type="float">
            <text:p>294.72</text:p>
          </table:table-cell>
          <table:table-cell office:value-type="float" office:value="44.7417" calcext:value-type="float">
            <text:p>44.7417</text:p>
          </table:table-cell>
          <table:table-cell office:value-type="float" office:value="77.2498" calcext:value-type="float">
            <text:p>77.2498</text:p>
          </table:table-cell>
          <table:table-cell office:value-type="float" office:value="286.518" calcext:value-type="float">
            <text:p>286.518</text:p>
          </table:table-cell>
          <table:table-cell office:value-type="float" office:value="45.7147" calcext:value-type="float">
            <text:p>45.7147</text:p>
          </table:table-cell>
          <table:table-cell/>
          <table:table-cell table:formula="of:=([.D111]-[.A111])/0.0166667" office:value-type="float" office:value="41.3099173801647" calcext:value-type="float">
            <text:p>41.3099173801647</text:p>
          </table:table-cell>
          <table:table-cell table:formula="of:=ABS([.E111]-[.B111])/0.0166667" office:value-type="float" office:value="492.119015761972" calcext:value-type="float">
            <text:p>492.119015761972</text:p>
          </table:table-cell>
          <table:table-cell table:formula="of:=([.F111]-[.C111])/0.0166667" office:value-type="float" office:value="58.3798832402335" calcext:value-type="float">
            <text:p>58.3798832402335</text:p>
          </table:table-cell>
          <table:table-cell table:formula="of:=DEGREES(ATAN(ABS([.F111]-[.C111])/ABS([.E111]-[.B111])))" office:value-type="float" office:value="6.76535752735227" calcext:value-type="float">
            <text:p>6.76535752735227</text:p>
          </table:table-cell>
          <table:table-cell table:formula="of:=SQRT(POWER([.H111];2)+POWER([.I111];2)+POWER([.J111];2))" office:value-type="float" office:value="497.288493447849" calcext:value-type="float">
            <text:p>497.288493447849</text:p>
          </table:table-cell>
        </table:table-row>
        <table:table-row table:style-name="ro1">
          <table:table-cell office:value-type="float" office:value="76.8075" calcext:value-type="float">
            <text:p>76.8075</text:p>
          </table:table-cell>
          <table:table-cell office:value-type="float" office:value="293.569" calcext:value-type="float">
            <text:p>293.569</text:p>
          </table:table-cell>
          <table:table-cell office:value-type="float" office:value="43.8851" calcext:value-type="float">
            <text:p>43.8851</text:p>
          </table:table-cell>
          <table:table-cell office:value-type="float" office:value="77.7133" calcext:value-type="float">
            <text:p>77.7133</text:p>
          </table:table-cell>
          <table:table-cell office:value-type="float" office:value="282.778" calcext:value-type="float">
            <text:p>282.778</text:p>
          </table:table-cell>
          <table:table-cell office:value-type="float" office:value="45.0193" calcext:value-type="float">
            <text:p>45.0193</text:p>
          </table:table-cell>
          <table:table-cell/>
          <table:table-cell table:formula="of:=([.D112]-[.A112])/0.0166667" office:value-type="float" office:value="54.3478913042174" calcext:value-type="float">
            <text:p>54.3478913042174</text:p>
          </table:table-cell>
          <table:table-cell table:formula="of:=ABS([.E112]-[.B112])/0.0166667" office:value-type="float" office:value="647.45870508259" calcext:value-type="float">
            <text:p>647.45870508259</text:p>
          </table:table-cell>
          <table:table-cell table:formula="of:=([.F112]-[.C112])/0.0166667" office:value-type="float" office:value="68.0518638962722" calcext:value-type="float">
            <text:p>68.0518638962722</text:p>
          </table:table-cell>
          <table:table-cell table:formula="of:=DEGREES(ATAN(ABS([.F112]-[.C112])/ABS([.E112]-[.B112])))" office:value-type="float" office:value="6.0001060673585" calcext:value-type="float">
            <text:p>6.0001060673585</text:p>
          </table:table-cell>
          <table:table-cell table:formula="of:=SQRT(POWER([.H112];2)+POWER([.I112];2)+POWER([.J112];2))" office:value-type="float" office:value="653.289770512439" calcext:value-type="float">
            <text:p>653.289770512439</text:p>
          </table:table-cell>
        </table:table-row>
        <table:table-row table:style-name="ro1">
          <table:table-cell office:value-type="float" office:value="76.5074" calcext:value-type="float">
            <text:p>76.5074</text:p>
          </table:table-cell>
          <table:table-cell office:value-type="float" office:value="289.428" calcext:value-type="float">
            <text:p>289.428</text:p>
          </table:table-cell>
          <table:table-cell office:value-type="float" office:value="44.2643" calcext:value-type="float">
            <text:p>44.2643</text:p>
          </table:table-cell>
          <table:table-cell office:value-type="float" office:value="76.9223" calcext:value-type="float">
            <text:p>76.9223</text:p>
          </table:table-cell>
          <table:table-cell office:value-type="float" office:value="280.102" calcext:value-type="float">
            <text:p>280.102</text:p>
          </table:table-cell>
          <table:table-cell office:value-type="float" office:value="45.1875" calcext:value-type="float">
            <text:p>45.1875</text:p>
          </table:table-cell>
          <table:table-cell/>
          <table:table-cell table:formula="of:=([.D113]-[.A113])/0.0166667" office:value-type="float" office:value="24.8939502120998" calcext:value-type="float">
            <text:p>24.8939502120998</text:p>
          </table:table-cell>
          <table:table-cell table:formula="of:=ABS([.E113]-[.B113])/0.0166667" office:value-type="float" office:value="559.55888088224" calcext:value-type="float">
            <text:p>559.55888088224</text:p>
          </table:table-cell>
          <table:table-cell table:formula="of:=([.F113]-[.C113])/0.0166667" office:value-type="float" office:value="55.3918892162216" calcext:value-type="float">
            <text:p>55.3918892162216</text:p>
          </table:table-cell>
          <table:table-cell table:formula="of:=DEGREES(ATAN(ABS([.F113]-[.C113])/ABS([.E113]-[.B113])))" office:value-type="float" office:value="5.65340882558477" calcext:value-type="float">
            <text:p>5.65340882558477</text:p>
          </table:table-cell>
          <table:table-cell table:formula="of:=SQRT(POWER([.H113];2)+POWER([.I113];2)+POWER([.J113];2))" office:value-type="float" office:value="562.844660028226" calcext:value-type="float">
            <text:p>562.844660028226</text:p>
          </table:table-cell>
        </table:table-row>
        <table:table-row table:style-name="ro1">
          <table:table-cell office:value-type="float" office:value="76.5343" calcext:value-type="float">
            <text:p>76.5343</text:p>
          </table:table-cell>
          <table:table-cell office:value-type="float" office:value="292.037" calcext:value-type="float">
            <text:p>292.037</text:p>
          </table:table-cell>
          <table:table-cell office:value-type="float" office:value="44.6333" calcext:value-type="float">
            <text:p>44.6333</text:p>
          </table:table-cell>
          <table:table-cell office:value-type="float" office:value="77.4587" calcext:value-type="float">
            <text:p>77.4587</text:p>
          </table:table-cell>
          <table:table-cell office:value-type="float" office:value="282.609" calcext:value-type="float">
            <text:p>282.609</text:p>
          </table:table-cell>
          <table:table-cell office:value-type="float" office:value="45.8007" calcext:value-type="float">
            <text:p>45.8007</text:p>
          </table:table-cell>
          <table:table-cell/>
          <table:table-cell table:formula="of:=([.D114]-[.A114])/0.0166667" office:value-type="float" office:value="55.4638890722213" calcext:value-type="float">
            <text:p>55.4638890722213</text:p>
          </table:table-cell>
          <table:table-cell table:formula="of:=ABS([.E114]-[.B114])/0.0166667" office:value-type="float" office:value="565.678868642263" calcext:value-type="float">
            <text:p>565.678868642263</text:p>
          </table:table-cell>
          <table:table-cell table:formula="of:=([.F114]-[.C114])/0.0166667" office:value-type="float" office:value="70.0438599122802" calcext:value-type="float">
            <text:p>70.0438599122802</text:p>
          </table:table-cell>
          <table:table-cell table:formula="of:=DEGREES(ATAN(ABS([.F114]-[.C114])/ABS([.E114]-[.B114])))" office:value-type="float" office:value="7.05858770363549" calcext:value-type="float">
            <text:p>7.05858770363549</text:p>
          </table:table-cell>
          <table:table-cell table:formula="of:=SQRT(POWER([.H114];2)+POWER([.I114];2)+POWER([.J114];2))" office:value-type="float" office:value="572.690987995112" calcext:value-type="float">
            <text:p>572.690987995112</text:p>
          </table:table-cell>
        </table:table-row>
        <table:table-row table:style-name="ro1">
          <table:table-cell office:value-type="float" office:value="76.2626" calcext:value-type="float">
            <text:p>76.2626</text:p>
          </table:table-cell>
          <table:table-cell office:value-type="float" office:value="290.686" calcext:value-type="float">
            <text:p>290.686</text:p>
          </table:table-cell>
          <table:table-cell office:value-type="float" office:value="44.5849" calcext:value-type="float">
            <text:p>44.5849</text:p>
          </table:table-cell>
          <table:table-cell office:value-type="float" office:value="76.9223" calcext:value-type="float">
            <text:p>76.9223</text:p>
          </table:table-cell>
          <table:table-cell office:value-type="float" office:value="280" calcext:value-type="float">
            <text:p>280</text:p>
          </table:table-cell>
          <table:table-cell office:value-type="float" office:value="45.7028" calcext:value-type="float">
            <text:p>45.7028</text:p>
          </table:table-cell>
          <table:table-cell/>
          <table:table-cell table:formula="of:=([.D115]-[.A115])/0.0166667" office:value-type="float" office:value="39.5819208361584" calcext:value-type="float">
            <text:p>39.5819208361584</text:p>
          </table:table-cell>
          <table:table-cell table:formula="of:=ABS([.E115]-[.B115])/0.0166667" office:value-type="float" office:value="641.158717682563" calcext:value-type="float">
            <text:p>641.158717682563</text:p>
          </table:table-cell>
          <table:table-cell table:formula="of:=([.F115]-[.C115])/0.0166667" office:value-type="float" office:value="67.0738658522687" calcext:value-type="float">
            <text:p>67.0738658522687</text:p>
          </table:table-cell>
          <table:table-cell table:formula="of:=DEGREES(ATAN(ABS([.F115]-[.C115])/ABS([.E115]-[.B115])))" office:value-type="float" office:value="5.97218947363941" calcext:value-type="float">
            <text:p>5.97218947363941</text:p>
          </table:table-cell>
          <table:table-cell table:formula="of:=SQRT(POWER([.H115];2)+POWER([.I115];2)+POWER([.J115];2))" office:value-type="float" office:value="645.871607363102" calcext:value-type="float">
            <text:p>645.871607363102</text:p>
          </table:table-cell>
        </table:table-row>
        <table:table-row table:style-name="ro1">
          <table:table-cell office:value-type="float" office:value="77.0375" calcext:value-type="float">
            <text:p>77.0375</text:p>
          </table:table-cell>
          <table:table-cell office:value-type="float" office:value="290.443" calcext:value-type="float">
            <text:p>290.443</text:p>
          </table:table-cell>
          <table:table-cell office:value-type="float" office:value="45.8894" calcext:value-type="float">
            <text:p>45.8894</text:p>
          </table:table-cell>
          <table:table-cell office:value-type="float" office:value="77.9307" calcext:value-type="float">
            <text:p>77.9307</text:p>
          </table:table-cell>
          <table:table-cell office:value-type="float" office:value="279.751" calcext:value-type="float">
            <text:p>279.751</text:p>
          </table:table-cell>
          <table:table-cell office:value-type="float" office:value="47.2268" calcext:value-type="float">
            <text:p>47.2268</text:p>
          </table:table-cell>
          <table:table-cell/>
          <table:table-cell table:formula="of:=([.D116]-[.A116])/0.0166667" office:value-type="float" office:value="53.5918928162148" calcext:value-type="float">
            <text:p>53.5918928162148</text:p>
          </table:table-cell>
          <table:table-cell table:formula="of:=ABS([.E116]-[.B116])/0.0166667" office:value-type="float" office:value="641.518716962567" calcext:value-type="float">
            <text:p>641.518716962567</text:p>
          </table:table-cell>
          <table:table-cell table:formula="of:=([.F116]-[.C116])/0.0166667" office:value-type="float" office:value="80.2438395123207" calcext:value-type="float">
            <text:p>80.2438395123207</text:p>
          </table:table-cell>
          <table:table-cell table:formula="of:=DEGREES(ATAN(ABS([.F116]-[.C116])/ABS([.E116]-[.B116])))" office:value-type="float" office:value="7.12976497864977" calcext:value-type="float">
            <text:p>7.12976497864977</text:p>
          </table:table-cell>
          <table:table-cell table:formula="of:=SQRT(POWER([.H116];2)+POWER([.I116];2)+POWER([.J116];2))" office:value-type="float" office:value="648.735253372746" calcext:value-type="float">
            <text:p>648.735253372746</text:p>
          </table:table-cell>
        </table:table-row>
        <table:table-row table:style-name="ro1">
          <table:table-cell office:value-type="float" office:value="76.2135" calcext:value-type="float">
            <text:p>76.2135</text:p>
          </table:table-cell>
          <table:table-cell office:value-type="float" office:value="285.136" calcext:value-type="float">
            <text:p>285.136</text:p>
          </table:table-cell>
          <table:table-cell office:value-type="float" office:value="45.6804" calcext:value-type="float">
            <text:p>45.6804</text:p>
          </table:table-cell>
          <table:table-cell office:value-type="float" office:value="76.617" calcext:value-type="float">
            <text:p>76.617</text:p>
          </table:table-cell>
          <table:table-cell office:value-type="float" office:value="274.573" calcext:value-type="float">
            <text:p>274.573</text:p>
          </table:table-cell>
          <table:table-cell office:value-type="float" office:value="47.2751" calcext:value-type="float">
            <text:p>47.2751</text:p>
          </table:table-cell>
          <table:table-cell/>
          <table:table-cell table:formula="of:=([.D117]-[.A117])/0.0166667" office:value-type="float" office:value="24.2099515800973" calcext:value-type="float">
            <text:p>24.2099515800973</text:p>
          </table:table-cell>
          <table:table-cell table:formula="of:=ABS([.E117]-[.B117])/0.0166667" office:value-type="float" office:value="633.778732442538" calcext:value-type="float">
            <text:p>633.778732442538</text:p>
          </table:table-cell>
          <table:table-cell table:formula="of:=([.F117]-[.C117])/0.0166667" office:value-type="float" office:value="95.6818086363829" calcext:value-type="float">
            <text:p>95.6818086363829</text:p>
          </table:table-cell>
          <table:table-cell table:formula="of:=DEGREES(ATAN(ABS([.F117]-[.C117])/ABS([.E117]-[.B117])))" office:value-type="float" office:value="8.58513243262473" calcext:value-type="float">
            <text:p>8.58513243262473</text:p>
          </table:table-cell>
          <table:table-cell table:formula="of:=SQRT(POWER([.H117];2)+POWER([.I117];2)+POWER([.J117];2))" office:value-type="float" office:value="641.417657970148" calcext:value-type="float">
            <text:p>641.417657970148</text:p>
          </table:table-cell>
        </table:table-row>
        <table:table-row table:style-name="ro1">
          <table:table-cell office:value-type="float" office:value="77.0227" calcext:value-type="float">
            <text:p>77.0227</text:p>
          </table:table-cell>
          <table:table-cell office:value-type="float" office:value="289.005" calcext:value-type="float">
            <text:p>289.005</text:p>
          </table:table-cell>
          <table:table-cell office:value-type="float" office:value="46.3577" calcext:value-type="float">
            <text:p>46.3577</text:p>
          </table:table-cell>
          <table:table-cell office:value-type="float" office:value="77.93" calcext:value-type="float">
            <text:p>77.93</text:p>
          </table:table-cell>
          <table:table-cell office:value-type="float" office:value="279.643" calcext:value-type="float">
            <text:p>279.643</text:p>
          </table:table-cell>
          <table:table-cell office:value-type="float" office:value="47.7404" calcext:value-type="float">
            <text:p>47.7404</text:p>
          </table:table-cell>
          <table:table-cell/>
          <table:table-cell table:formula="of:=([.D118]-[.A118])/0.0166667" office:value-type="float" office:value="54.4378911242181" calcext:value-type="float">
            <text:p>54.4378911242181</text:p>
          </table:table-cell>
          <table:table-cell table:formula="of:=ABS([.E118]-[.B118])/0.0166667" office:value-type="float" office:value="561.718876562248" calcext:value-type="float">
            <text:p>561.718876562248</text:p>
          </table:table-cell>
          <table:table-cell table:formula="of:=([.F118]-[.C118])/0.0166667" office:value-type="float" office:value="82.9618340763318" calcext:value-type="float">
            <text:p>82.9618340763318</text:p>
          </table:table-cell>
          <table:table-cell table:formula="of:=DEGREES(ATAN(ABS([.F118]-[.C118])/ABS([.E118]-[.B118])))" office:value-type="float" office:value="8.40143816109603" calcext:value-type="float">
            <text:p>8.40143816109603</text:p>
          </table:table-cell>
          <table:table-cell table:formula="of:=SQRT(POWER([.H118];2)+POWER([.I118];2)+POWER([.J118];2))" office:value-type="float" office:value="570.415853732797" calcext:value-type="float">
            <text:p>570.415853732797</text:p>
          </table:table-cell>
        </table:table-row>
        <table:table-row table:style-name="ro1">
          <table:table-cell office:value-type="float" office:value="76.276" calcext:value-type="float">
            <text:p>76.276</text:p>
          </table:table-cell>
          <table:table-cell office:value-type="float" office:value="291.774" calcext:value-type="float">
            <text:p>291.774</text:p>
          </table:table-cell>
          <table:table-cell office:value-type="float" office:value="45.6979" calcext:value-type="float">
            <text:p>45.6979</text:p>
          </table:table-cell>
          <table:table-cell office:value-type="float" office:value="76.9363" calcext:value-type="float">
            <text:p>76.9363</text:p>
          </table:table-cell>
          <table:table-cell office:value-type="float" office:value="280.948" calcext:value-type="float">
            <text:p>280.948</text:p>
          </table:table-cell>
          <table:table-cell office:value-type="float" office:value="47.3061" calcext:value-type="float">
            <text:p>47.3061</text:p>
          </table:table-cell>
          <table:table-cell/>
          <table:table-cell table:formula="of:=([.D119]-[.A119])/0.0166667" office:value-type="float" office:value="39.6179207641589" calcext:value-type="float">
            <text:p>39.6179207641589</text:p>
          </table:table-cell>
          <table:table-cell table:formula="of:=ABS([.E119]-[.B119])/0.0166667" office:value-type="float" office:value="649.5587008826" calcext:value-type="float">
            <text:p>649.5587008826</text:p>
          </table:table-cell>
          <table:table-cell table:formula="of:=([.F119]-[.C119])/0.0166667" office:value-type="float" office:value="96.4918070163862" calcext:value-type="float">
            <text:p>96.4918070163862</text:p>
          </table:table-cell>
          <table:table-cell table:formula="of:=DEGREES(ATAN(ABS([.F119]-[.C119])/ABS([.E119]-[.B119])))" office:value-type="float" office:value="8.44948572917108" calcext:value-type="float">
            <text:p>8.44948572917108</text:p>
          </table:table-cell>
          <table:table-cell table:formula="of:=SQRT(POWER([.H119];2)+POWER([.I119];2)+POWER([.J119];2))" office:value-type="float" office:value="657.880501580077" calcext:value-type="float">
            <text:p>657.880501580077</text:p>
          </table:table-cell>
        </table:table-row>
        <table:table-row table:style-name="ro1">
          <table:table-cell office:value-type="float" office:value="77.5212" calcext:value-type="float">
            <text:p>77.5212</text:p>
          </table:table-cell>
          <table:table-cell office:value-type="float" office:value="287.729" calcext:value-type="float">
            <text:p>287.729</text:p>
          </table:table-cell>
          <table:table-cell office:value-type="float" office:value="46.2896" calcext:value-type="float">
            <text:p>46.2896</text:p>
          </table:table-cell>
          <table:table-cell office:value-type="float" office:value="78.4351" calcext:value-type="float">
            <text:p>78.4351</text:p>
          </table:table-cell>
          <table:table-cell office:value-type="float" office:value="279.794" calcext:value-type="float">
            <text:p>279.794</text:p>
          </table:table-cell>
          <table:table-cell office:value-type="float" office:value="47.2157" calcext:value-type="float">
            <text:p>47.2157</text:p>
          </table:table-cell>
          <table:table-cell/>
          <table:table-cell table:formula="of:=([.D120]-[.A120])/0.0166667" office:value-type="float" office:value="54.8338903322201" calcext:value-type="float">
            <text:p>54.8338903322201</text:p>
          </table:table-cell>
          <table:table-cell table:formula="of:=ABS([.E120]-[.B120])/0.0166667" office:value-type="float" office:value="476.099047801905" calcext:value-type="float">
            <text:p>476.099047801905</text:p>
          </table:table-cell>
          <table:table-cell table:formula="of:=([.F120]-[.C120])/0.0166667" office:value-type="float" office:value="55.5658888682222" calcext:value-type="float">
            <text:p>55.5658888682222</text:p>
          </table:table-cell>
          <table:table-cell table:formula="of:=DEGREES(ATAN(ABS([.F120]-[.C120])/ABS([.E120]-[.B120])))" office:value-type="float" office:value="6.65691832098104" calcext:value-type="float">
            <text:p>6.65691832098104</text:p>
          </table:table-cell>
          <table:table-cell table:formula="of:=SQRT(POWER([.H120];2)+POWER([.I120];2)+POWER([.J120];2))" office:value-type="float" office:value="482.45686527664" calcext:value-type="float">
            <text:p>482.45686527664</text:p>
          </table:table-cell>
        </table:table-row>
        <table:table-row table:style-name="ro1">
          <table:table-cell office:value-type="float" office:value="77.0523" calcext:value-type="float">
            <text:p>77.0523</text:p>
          </table:table-cell>
          <table:table-cell office:value-type="float" office:value="291.89" calcext:value-type="float">
            <text:p>291.89</text:p>
          </table:table-cell>
          <table:table-cell office:value-type="float" office:value="45.418" calcext:value-type="float">
            <text:p>45.418</text:p>
          </table:table-cell>
          <table:table-cell office:value-type="float" office:value="77.9647" calcext:value-type="float">
            <text:p>77.9647</text:p>
          </table:table-cell>
          <table:table-cell office:value-type="float" office:value="282.365" calcext:value-type="float">
            <text:p>282.365</text:p>
          </table:table-cell>
          <table:table-cell office:value-type="float" office:value="47.0854" calcext:value-type="float">
            <text:p>47.0854</text:p>
          </table:table-cell>
          <table:table-cell/>
          <table:table-cell table:formula="of:=([.D121]-[.A121])/0.0166667" office:value-type="float" office:value="54.7438905122184" calcext:value-type="float">
            <text:p>54.7438905122184</text:p>
          </table:table-cell>
          <table:table-cell table:formula="of:=ABS([.E121]-[.B121])/0.0166667" office:value-type="float" office:value="571.498857002285" calcext:value-type="float">
            <text:p>571.498857002285</text:p>
          </table:table-cell>
          <table:table-cell table:formula="of:=([.F121]-[.C121])/0.0166667" office:value-type="float" office:value="100.0437999124" calcext:value-type="float">
            <text:p>100.0437999124</text:p>
          </table:table-cell>
          <table:table-cell table:formula="of:=DEGREES(ATAN(ABS([.F121]-[.C121])/ABS([.E121]-[.B121])))" office:value-type="float" office:value="9.9293096721167" calcext:value-type="float">
            <text:p>9.9293096721167</text:p>
          </table:table-cell>
          <table:table-cell table:formula="of:=SQRT(POWER([.H121];2)+POWER([.I121];2)+POWER([.J121];2))" office:value-type="float" office:value="582.766333108085" calcext:value-type="float">
            <text:p>582.766333108085</text:p>
          </table:table-cell>
        </table:table-row>
        <table:table-row table:style-name="ro1">
          <table:table-cell office:value-type="float" office:value="76.8076" calcext:value-type="float">
            <text:p>76.8076</text:p>
          </table:table-cell>
          <table:table-cell office:value-type="float" office:value="293.207" calcext:value-type="float">
            <text:p>293.207</text:p>
          </table:table-cell>
          <table:table-cell office:value-type="float" office:value="45.4793" calcext:value-type="float">
            <text:p>45.4793</text:p>
          </table:table-cell>
          <table:table-cell office:value-type="float" office:value="77.9643" calcext:value-type="float">
            <text:p>77.9643</text:p>
          </table:table-cell>
          <table:table-cell office:value-type="float" office:value="282.305" calcext:value-type="float">
            <text:p>282.305</text:p>
          </table:table-cell>
          <table:table-cell office:value-type="float" office:value="47.3446" calcext:value-type="float">
            <text:p>47.3446</text:p>
          </table:table-cell>
          <table:table-cell/>
          <table:table-cell table:formula="of:=([.D122]-[.A122])/0.0166667" office:value-type="float" office:value="69.4018611962777" calcext:value-type="float">
            <text:p>69.4018611962777</text:p>
          </table:table-cell>
          <table:table-cell table:formula="of:=ABS([.E122]-[.B122])/0.0166667" office:value-type="float" office:value="654.118691762616" calcext:value-type="float">
            <text:p>654.118691762616</text:p>
          </table:table-cell>
          <table:table-cell table:formula="of:=([.F122]-[.C122])/0.0166667" office:value-type="float" office:value="111.917776164448" calcext:value-type="float">
            <text:p>111.917776164448</text:p>
          </table:table-cell>
          <table:table-cell table:formula="of:=DEGREES(ATAN(ABS([.F122]-[.C122])/ABS([.E122]-[.B122])))" office:value-type="float" office:value="9.70912483248651" calcext:value-type="float">
            <text:p>9.70912483248651</text:p>
          </table:table-cell>
          <table:table-cell table:formula="of:=SQRT(POWER([.H122];2)+POWER([.I122];2)+POWER([.J122];2))" office:value-type="float" office:value="667.243186456286" calcext:value-type="float">
            <text:p>667.243186456286</text:p>
          </table:table-cell>
        </table:table-row>
        <table:table-row table:style-name="ro1">
          <table:table-cell office:value-type="float" office:value="76.7517" calcext:value-type="float">
            <text:p>76.7517</text:p>
          </table:table-cell>
          <table:table-cell office:value-type="float" office:value="287.673" calcext:value-type="float">
            <text:p>287.673</text:p>
          </table:table-cell>
          <table:table-cell office:value-type="float" office:value="46.3051" calcext:value-type="float">
            <text:p>46.3051</text:p>
          </table:table-cell>
          <table:table-cell office:value-type="float" office:value="77.4108" calcext:value-type="float">
            <text:p>77.4108</text:p>
          </table:table-cell>
          <table:table-cell office:value-type="float" office:value="278.344" calcext:value-type="float">
            <text:p>278.344</text:p>
          </table:table-cell>
          <table:table-cell office:value-type="float" office:value="47.6901" calcext:value-type="float">
            <text:p>47.6901</text:p>
          </table:table-cell>
          <table:table-cell/>
          <table:table-cell table:formula="of:=([.D123]-[.A123])/0.0166667" office:value-type="float" office:value="39.5459209081579" calcext:value-type="float">
            <text:p>39.5459209081579</text:p>
          </table:table-cell>
          <table:table-cell table:formula="of:=ABS([.E123]-[.B123])/0.0166667" office:value-type="float" office:value="559.73888052224" calcext:value-type="float">
            <text:p>559.73888052224</text:p>
          </table:table-cell>
          <table:table-cell table:formula="of:=([.F123]-[.C123])/0.0166667" office:value-type="float" office:value="83.0998338003323" calcext:value-type="float">
            <text:p>83.0998338003323</text:p>
          </table:table-cell>
          <table:table-cell table:formula="of:=DEGREES(ATAN(ABS([.F123]-[.C123])/ABS([.E123]-[.B123])))" office:value-type="float" office:value="8.44455240151832" calcext:value-type="float">
            <text:p>8.44455240151832</text:p>
          </table:table-cell>
          <table:table-cell table:formula="of:=SQRT(POWER([.H123];2)+POWER([.I123];2)+POWER([.J123];2))" office:value-type="float" office:value="567.253978925143" calcext:value-type="float">
            <text:p>567.253978925143</text:p>
          </table:table-cell>
        </table:table-row>
        <table:table-row table:style-name="ro1">
          <table:table-cell office:value-type="float" office:value="76.5347" calcext:value-type="float">
            <text:p>76.5347</text:p>
          </table:table-cell>
          <table:table-cell office:value-type="float" office:value="291.793" calcext:value-type="float">
            <text:p>291.793</text:p>
          </table:table-cell>
          <table:table-cell office:value-type="float" office:value="45.6927" calcext:value-type="float">
            <text:p>45.6927</text:p>
          </table:table-cell>
          <table:table-cell office:value-type="float" office:value="77.4263" calcext:value-type="float">
            <text:p>77.4263</text:p>
          </table:table-cell>
          <table:table-cell office:value-type="float" office:value="279.663" calcext:value-type="float">
            <text:p>279.663</text:p>
          </table:table-cell>
          <table:table-cell office:value-type="float" office:value="47.4933" calcext:value-type="float">
            <text:p>47.4933</text:p>
          </table:table-cell>
          <table:table-cell/>
          <table:table-cell table:formula="of:=([.D124]-[.A124])/0.0166667" office:value-type="float" office:value="53.4958930082138" calcext:value-type="float">
            <text:p>53.4958930082138</text:p>
          </table:table-cell>
          <table:table-cell table:formula="of:=ABS([.E124]-[.B124])/0.0166667" office:value-type="float" office:value="727.798544402911" calcext:value-type="float">
            <text:p>727.798544402911</text:p>
          </table:table-cell>
          <table:table-cell table:formula="of:=([.F124]-[.C124])/0.0166667" office:value-type="float" office:value="108.035783928432" calcext:value-type="float">
            <text:p>108.035783928432</text:p>
          </table:table-cell>
          <table:table-cell table:formula="of:=DEGREES(ATAN(ABS([.F124]-[.C124])/ABS([.E124]-[.B124])))" office:value-type="float" office:value="8.44343645393129" calcext:value-type="float">
            <text:p>8.44343645393129</text:p>
          </table:table-cell>
          <table:table-cell table:formula="of:=SQRT(POWER([.H124];2)+POWER([.I124];2)+POWER([.J124];2))" office:value-type="float" office:value="737.715570130367" calcext:value-type="float">
            <text:p>737.715570130367</text:p>
          </table:table-cell>
        </table:table-row>
        <table:table-row table:style-name="ro1">
          <table:table-cell office:value-type="float" office:value="77.0375" calcext:value-type="float">
            <text:p>77.0375</text:p>
          </table:table-cell>
          <table:table-cell office:value-type="float" office:value="290.443" calcext:value-type="float">
            <text:p>290.443</text:p>
          </table:table-cell>
          <table:table-cell office:value-type="float" office:value="45.8894" calcext:value-type="float">
            <text:p>45.8894</text:p>
          </table:table-cell>
          <table:table-cell office:value-type="float" office:value="77.7108" calcext:value-type="float">
            <text:p>77.7108</text:p>
          </table:table-cell>
          <table:table-cell office:value-type="float" office:value="282.286" calcext:value-type="float">
            <text:p>282.286</text:p>
          </table:table-cell>
          <table:table-cell office:value-type="float" office:value="47.3497" calcext:value-type="float">
            <text:p>47.3497</text:p>
          </table:table-cell>
          <table:table-cell/>
          <table:table-cell table:formula="of:=([.D125]-[.A125])/0.0166667" office:value-type="float" office:value="40.3979192041623" calcext:value-type="float">
            <text:p>40.3979192041623</text:p>
          </table:table-cell>
          <table:table-cell table:formula="of:=ABS([.E125]-[.B125])/0.0166667" office:value-type="float" office:value="489.419021161957" calcext:value-type="float">
            <text:p>489.419021161957</text:p>
          </table:table-cell>
          <table:table-cell table:formula="of:=([.F125]-[.C125])/0.0166667" office:value-type="float" office:value="87.6178247643503" calcext:value-type="float">
            <text:p>87.6178247643503</text:p>
          </table:table-cell>
          <table:table-cell table:formula="of:=DEGREES(ATAN(ABS([.F125]-[.C125])/ABS([.E125]-[.B125])))" office:value-type="float" office:value="10.1498071923534" calcext:value-type="float">
            <text:p>10.1498071923534</text:p>
          </table:table-cell>
          <table:table-cell table:formula="of:=SQRT(POWER([.H125];2)+POWER([.I125];2)+POWER([.J125];2))" office:value-type="float" office:value="498.838504295318" calcext:value-type="float">
            <text:p>498.838504295318</text:p>
          </table:table-cell>
        </table:table-row>
        <table:table-row table:style-name="ro1">
          <table:table-cell office:value-type="float" office:value="76.5478" calcext:value-type="float">
            <text:p>76.5478</text:p>
          </table:table-cell>
          <table:table-cell office:value-type="float" office:value="293.309" calcext:value-type="float">
            <text:p>293.309</text:p>
          </table:table-cell>
          <table:table-cell office:value-type="float" office:value="44.9538" calcext:value-type="float">
            <text:p>44.9538</text:p>
          </table:table-cell>
          <table:table-cell office:value-type="float" office:value="76.9649" calcext:value-type="float">
            <text:p>76.9649</text:p>
          </table:table-cell>
          <table:table-cell office:value-type="float" office:value="283.735" calcext:value-type="float">
            <text:p>283.735</text:p>
          </table:table-cell>
          <table:table-cell office:value-type="float" office:value="46.3882" calcext:value-type="float">
            <text:p>46.3882</text:p>
          </table:table-cell>
          <table:table-cell/>
          <table:table-cell table:formula="of:=([.D126]-[.A126])/0.0166667" office:value-type="float" office:value="25.0259499481004" calcext:value-type="float">
            <text:p>25.0259499481004</text:p>
          </table:table-cell>
          <table:table-cell table:formula="of:=ABS([.E126]-[.B126])/0.0166667" office:value-type="float" office:value="574.438851122298" calcext:value-type="float">
            <text:p>574.438851122298</text:p>
          </table:table-cell>
          <table:table-cell table:formula="of:=([.F126]-[.C126])/0.0166667" office:value-type="float" office:value="86.0638278723441" calcext:value-type="float">
            <text:p>86.0638278723441</text:p>
          </table:table-cell>
          <table:table-cell table:formula="of:=DEGREES(ATAN(ABS([.F126]-[.C126])/ABS([.E126]-[.B126])))" office:value-type="float" office:value="8.52081554025948" calcext:value-type="float">
            <text:p>8.52081554025948</text:p>
          </table:table-cell>
          <table:table-cell table:formula="of:=SQRT(POWER([.H126];2)+POWER([.I126];2)+POWER([.J126];2))" office:value-type="float" office:value="581.389090298013" calcext:value-type="float">
            <text:p>581.389090298013</text:p>
          </table:table-cell>
        </table:table-row>
        <table:table-row table:style-name="ro1">
          <table:table-cell office:value-type="float" office:value="76.8217" calcext:value-type="float">
            <text:p>76.8217</text:p>
          </table:table-cell>
          <table:table-cell office:value-type="float" office:value="294.855" calcext:value-type="float">
            <text:p>294.855</text:p>
          </table:table-cell>
          <table:table-cell office:value-type="float" office:value="44.2043" calcext:value-type="float">
            <text:p>44.2043</text:p>
          </table:table-cell>
          <table:table-cell office:value-type="float" office:value="77.49" calcext:value-type="float">
            <text:p>77.49</text:p>
          </table:table-cell>
          <table:table-cell office:value-type="float" office:value="285.236" calcext:value-type="float">
            <text:p>285.236</text:p>
          </table:table-cell>
          <table:table-cell office:value-type="float" office:value="45.6536" calcext:value-type="float">
            <text:p>45.6536</text:p>
          </table:table-cell>
          <table:table-cell/>
          <table:table-cell table:formula="of:=([.D127]-[.A127])/0.0166667" office:value-type="float" office:value="40.0979198041597" calcext:value-type="float">
            <text:p>40.0979198041597</text:p>
          </table:table-cell>
          <table:table-cell table:formula="of:=ABS([.E127]-[.B127])/0.0166667" office:value-type="float" office:value="577.13884572231" calcext:value-type="float">
            <text:p>577.13884572231</text:p>
          </table:table-cell>
          <table:table-cell table:formula="of:=([.F127]-[.C127])/0.0166667" office:value-type="float" office:value="86.9578260843475" calcext:value-type="float">
            <text:p>86.9578260843475</text:p>
          </table:table-cell>
          <table:table-cell table:formula="of:=DEGREES(ATAN(ABS([.F127]-[.C127])/ABS([.E127]-[.B127])))" office:value-type="float" office:value="8.56833605368198" calcext:value-type="float">
            <text:p>8.56833605368198</text:p>
          </table:table-cell>
          <table:table-cell table:formula="of:=SQRT(POWER([.H127];2)+POWER([.I127];2)+POWER([.J127];2))" office:value-type="float" office:value="585.028848802875" calcext:value-type="float">
            <text:p>585.028848802875</text:p>
          </table:table-cell>
        </table:table-row>
        <table:table-row table:style-name="ro1">
          <table:table-cell office:value-type="float" office:value="76.5348" calcext:value-type="float">
            <text:p>76.5348</text:p>
          </table:table-cell>
          <table:table-cell office:value-type="float" office:value="291.734" calcext:value-type="float">
            <text:p>291.734</text:p>
          </table:table-cell>
          <table:table-cell office:value-type="float" office:value="45.9569" calcext:value-type="float">
            <text:p>45.9569</text:p>
          </table:table-cell>
          <table:table-cell office:value-type="float" office:value="77.1888" calcext:value-type="float">
            <text:p>77.1888</text:p>
          </table:table-cell>
          <table:table-cell office:value-type="float" office:value="280.854" calcext:value-type="float">
            <text:p>280.854</text:p>
          </table:table-cell>
          <table:table-cell office:value-type="float" office:value="47.8164" calcext:value-type="float">
            <text:p>47.8164</text:p>
          </table:table-cell>
          <table:table-cell/>
          <table:table-cell table:formula="of:=([.D128]-[.A128])/0.0166667" office:value-type="float" office:value="39.2399215201567" calcext:value-type="float">
            <text:p>39.2399215201567</text:p>
          </table:table-cell>
          <table:table-cell table:formula="of:=ABS([.E128]-[.B128])/0.0166667" office:value-type="float" office:value="652.798694402611" calcext:value-type="float">
            <text:p>652.798694402611</text:p>
          </table:table-cell>
          <table:table-cell table:formula="of:=([.F128]-[.C128])/0.0166667" office:value-type="float" office:value="111.569776860447" calcext:value-type="float">
            <text:p>111.569776860447</text:p>
          </table:table-cell>
          <table:table-cell table:formula="of:=DEGREES(ATAN(ABS([.F128]-[.C128])/ABS([.E128]-[.B128])))" office:value-type="float" office:value="9.69870825313896" calcext:value-type="float">
            <text:p>9.69870825313896</text:p>
          </table:table-cell>
          <table:table-cell table:formula="of:=SQRT(POWER([.H128];2)+POWER([.I128];2)+POWER([.J128];2))" office:value-type="float" office:value="663.425747136295" calcext:value-type="float">
            <text:p>663.425747136295</text:p>
          </table:table-cell>
        </table:table-row>
        <table:table-row table:style-name="ro1">
          <table:table-cell office:value-type="float" office:value="77.0228" calcext:value-type="float">
            <text:p>77.0228</text:p>
          </table:table-cell>
          <table:table-cell office:value-type="float" office:value="289.069" calcext:value-type="float">
            <text:p>289.069</text:p>
          </table:table-cell>
          <table:table-cell office:value-type="float" office:value="46.0944" calcext:value-type="float">
            <text:p>46.0944</text:p>
          </table:table-cell>
          <table:table-cell office:value-type="float" office:value="77.9138" calcext:value-type="float">
            <text:p>77.9138</text:p>
          </table:table-cell>
          <table:table-cell office:value-type="float" office:value="278.438" calcext:value-type="float">
            <text:p>278.438</text:p>
          </table:table-cell>
          <table:table-cell office:value-type="float" office:value="47.4235" calcext:value-type="float">
            <text:p>47.4235</text:p>
          </table:table-cell>
          <table:table-cell/>
          <table:table-cell table:formula="of:=([.D129]-[.A129])/0.0166667" office:value-type="float" office:value="53.4598930802133" calcext:value-type="float">
            <text:p>53.4598930802133</text:p>
          </table:table-cell>
          <table:table-cell table:formula="of:=ABS([.E129]-[.B129])/0.0166667" office:value-type="float" office:value="637.858724282553" calcext:value-type="float">
            <text:p>637.858724282553</text:p>
          </table:table-cell>
          <table:table-cell table:formula="of:=([.F129]-[.C129])/0.0166667" office:value-type="float" office:value="79.7458405083188" calcext:value-type="float">
            <text:p>79.7458405083188</text:p>
          </table:table-cell>
          <table:table-cell table:formula="of:=DEGREES(ATAN(ABS([.F129]-[.C129])/ABS([.E129]-[.B129])))" office:value-type="float" office:value="7.12621032743437" calcext:value-type="float">
            <text:p>7.12621032743437</text:p>
          </table:table-cell>
          <table:table-cell table:formula="of:=SQRT(POWER([.H129];2)+POWER([.I129];2)+POWER([.J129];2))" office:value-type="float" office:value="645.043495734894" calcext:value-type="float">
            <text:p>645.043495734894</text:p>
          </table:table-cell>
        </table:table-row>
        <table:table-row table:style-name="ro1">
          <table:table-cell office:value-type="float" office:value="76.836" calcext:value-type="float">
            <text:p>76.836</text:p>
          </table:table-cell>
          <table:table-cell office:value-type="float" office:value="296.151" calcext:value-type="float">
            <text:p>296.151</text:p>
          </table:table-cell>
          <table:table-cell office:value-type="float" office:value="44.5242" calcext:value-type="float">
            <text:p>44.5242</text:p>
          </table:table-cell>
          <table:table-cell office:value-type="float" office:value="77.9826" calcext:value-type="float">
            <text:p>77.9826</text:p>
          </table:table-cell>
          <table:table-cell office:value-type="float" office:value="283.812" calcext:value-type="float">
            <text:p>283.812</text:p>
          </table:table-cell>
          <table:table-cell office:value-type="float" office:value="46.3674" calcext:value-type="float">
            <text:p>46.3674</text:p>
          </table:table-cell>
          <table:table-cell/>
          <table:table-cell table:formula="of:=([.D130]-[.A130])/0.0166667" office:value-type="float" office:value="68.7958624082756" calcext:value-type="float">
            <text:p>68.7958624082756</text:p>
          </table:table-cell>
          <table:table-cell table:formula="of:=ABS([.E130]-[.B130])/0.0166667" office:value-type="float" office:value="740.338519322961" calcext:value-type="float">
            <text:p>740.338519322961</text:p>
          </table:table-cell>
          <table:table-cell table:formula="of:=([.F130]-[.C130])/0.0166667" office:value-type="float" office:value="110.591778816443" calcext:value-type="float">
            <text:p>110.591778816443</text:p>
          </table:table-cell>
          <table:table-cell table:formula="of:=DEGREES(ATAN(ABS([.F130]-[.C130])/ABS([.E130]-[.B130])))" office:value-type="float" office:value="8.49602157646311" calcext:value-type="float">
            <text:p>8.49602157646311</text:p>
          </table:table-cell>
          <table:table-cell table:formula="of:=SQRT(POWER([.H130];2)+POWER([.I130];2)+POWER([.J130];2))" office:value-type="float" office:value="751.70774601543" calcext:value-type="float">
            <text:p>751.70774601543</text:p>
          </table:table-cell>
        </table:table-row>
        <table:table-row table:style-name="ro1">
          <table:table-cell office:value-type="float" office:value="77.0081" calcext:value-type="float">
            <text:p>77.0081</text:p>
          </table:table-cell>
          <table:table-cell office:value-type="float" office:value="287.577" calcext:value-type="float">
            <text:p>287.577</text:p>
          </table:table-cell>
          <table:table-cell office:value-type="float" office:value="46.823" calcext:value-type="float">
            <text:p>46.823</text:p>
          </table:table-cell>
          <table:table-cell office:value-type="float" office:value="77.6451" calcext:value-type="float">
            <text:p>77.6451</text:p>
          </table:table-cell>
          <table:table-cell office:value-type="float" office:value="276.89" calcext:value-type="float">
            <text:p>276.89</text:p>
          </table:table-cell>
          <table:table-cell office:value-type="float" office:value="48.6459" calcext:value-type="float">
            <text:p>48.6459</text:p>
          </table:table-cell>
          <table:table-cell/>
          <table:table-cell table:formula="of:=([.D131]-[.A131])/0.0166667" office:value-type="float" office:value="38.2199235601529" calcext:value-type="float">
            <text:p>38.2199235601529</text:p>
          </table:table-cell>
          <table:table-cell table:formula="of:=ABS([.E131]-[.B131])/0.0166667" office:value-type="float" office:value="641.218717562566" calcext:value-type="float">
            <text:p>641.218717562566</text:p>
          </table:table-cell>
          <table:table-cell table:formula="of:=([.F131]-[.C131])/0.0166667" office:value-type="float" office:value="109.373781252437" calcext:value-type="float">
            <text:p>109.373781252437</text:p>
          </table:table-cell>
          <table:table-cell table:formula="of:=DEGREES(ATAN(ABS([.F131]-[.C131])/ABS([.E131]-[.B131])))" office:value-type="float" office:value="9.67987950570073" calcext:value-type="float">
            <text:p>9.67987950570073</text:p>
          </table:table-cell>
          <table:table-cell table:formula="of:=SQRT(POWER([.H131];2)+POWER([.I131];2)+POWER([.J131];2))" office:value-type="float" office:value="651.601742120892" calcext:value-type="float">
            <text:p>651.601742120892</text:p>
          </table:table-cell>
        </table:table-row>
        <table:table-row table:style-name="ro1">
          <table:table-cell office:value-type="float" office:value="76.3264" calcext:value-type="float">
            <text:p>76.3264</text:p>
          </table:table-cell>
          <table:table-cell office:value-type="float" office:value="297.474" calcext:value-type="float">
            <text:p>297.474</text:p>
          </table:table-cell>
          <table:table-cell office:value-type="float" office:value="44.5888" calcext:value-type="float">
            <text:p>44.5888</text:p>
          </table:table-cell>
          <table:table-cell office:value-type="float" office:value="77.0082" calcext:value-type="float">
            <text:p>77.0082</text:p>
          </table:table-cell>
          <table:table-cell office:value-type="float" office:value="287.692" calcext:value-type="float">
            <text:p>287.692</text:p>
          </table:table-cell>
          <table:table-cell office:value-type="float" office:value="46.2999" calcext:value-type="float">
            <text:p>46.2999</text:p>
          </table:table-cell>
          <table:table-cell/>
          <table:table-cell table:formula="of:=([.D132]-[.A132])/0.0166667" office:value-type="float" office:value="40.9079181841634" calcext:value-type="float">
            <text:p>40.9079181841634</text:p>
          </table:table-cell>
          <table:table-cell table:formula="of:=ABS([.E132]-[.B132])/0.0166667" office:value-type="float" office:value="586.918826162347" calcext:value-type="float">
            <text:p>586.918826162347</text:p>
          </table:table-cell>
          <table:table-cell table:formula="of:=([.F132]-[.C132])/0.0166667" office:value-type="float" office:value="102.665794668411" calcext:value-type="float">
            <text:p>102.665794668411</text:p>
          </table:table-cell>
          <table:table-cell table:formula="of:=DEGREES(ATAN(ABS([.F132]-[.C132])/ABS([.E132]-[.B132])))" office:value-type="float" office:value="9.92198303780806" calcext:value-type="float">
            <text:p>9.92198303780806</text:p>
          </table:table-cell>
          <table:table-cell table:formula="of:=SQRT(POWER([.H132];2)+POWER([.I132];2)+POWER([.J132];2))" office:value-type="float" office:value="597.23314682697" calcext:value-type="float">
            <text:p>597.23314682697</text:p>
          </table:table-cell>
        </table:table-row>
        <table:table-row table:style-name="ro1">
          <table:table-cell office:value-type="float" office:value="76.2883" calcext:value-type="float">
            <text:p>76.2883</text:p>
          </table:table-cell>
          <table:table-cell office:value-type="float" office:value="293.225" calcext:value-type="float">
            <text:p>293.225</text:p>
          </table:table-cell>
          <table:table-cell office:value-type="float" office:value="45.2252" calcext:value-type="float">
            <text:p>45.2252</text:p>
          </table:table-cell>
          <table:table-cell office:value-type="float" office:value="76.7106" calcext:value-type="float">
            <text:p>76.7106</text:p>
          </table:table-cell>
          <table:table-cell office:value-type="float" office:value="283.603" calcext:value-type="float">
            <text:p>283.603</text:p>
          </table:table-cell>
          <table:table-cell office:value-type="float" office:value="46.9123" calcext:value-type="float">
            <text:p>46.9123</text:p>
          </table:table-cell>
          <table:table-cell/>
          <table:table-cell table:formula="of:=([.D133]-[.A133])/0.0166667" office:value-type="float" office:value="25.3379493241009" calcext:value-type="float">
            <text:p>25.3379493241009</text:p>
          </table:table-cell>
          <table:table-cell table:formula="of:=ABS([.E133]-[.B133])/0.0166667" office:value-type="float" office:value="577.31884536231" calcext:value-type="float">
            <text:p>577.31884536231</text:p>
          </table:table-cell>
          <table:table-cell table:formula="of:=([.F133]-[.C133])/0.0166667" office:value-type="float" office:value="101.225797548405" calcext:value-type="float">
            <text:p>101.225797548405</text:p>
          </table:table-cell>
          <table:table-cell table:formula="of:=DEGREES(ATAN(ABS([.F133]-[.C133])/ABS([.E133]-[.B133])))" office:value-type="float" office:value="9.94502202409104" calcext:value-type="float">
            <text:p>9.94502202409104</text:p>
          </table:table-cell>
          <table:table-cell table:formula="of:=SQRT(POWER([.H133];2)+POWER([.I133];2)+POWER([.J133];2))" office:value-type="float" office:value="586.673438103118" calcext:value-type="float">
            <text:p>586.673438103118</text:p>
          </table:table-cell>
        </table:table-row>
        <table:table-row table:style-name="ro1">
          <table:table-cell office:value-type="float" office:value="77.0377" calcext:value-type="float">
            <text:p>77.0377</text:p>
          </table:table-cell>
          <table:table-cell office:value-type="float" office:value="290.62" calcext:value-type="float">
            <text:p>290.62</text:p>
          </table:table-cell>
          <table:table-cell office:value-type="float" office:value="45.0982" calcext:value-type="float">
            <text:p>45.0982</text:p>
          </table:table-cell>
          <table:table-cell office:value-type="float" office:value="77.9315" calcext:value-type="float">
            <text:p>77.9315</text:p>
          </table:table-cell>
          <table:table-cell office:value-type="float" office:value="279.864" calcext:value-type="float">
            <text:p>279.864</text:p>
          </table:table-cell>
          <table:table-cell office:value-type="float" office:value="46.7117" calcext:value-type="float">
            <text:p>46.7117</text:p>
          </table:table-cell>
          <table:table-cell/>
          <table:table-cell table:formula="of:=([.D134]-[.A134])/0.0166667" office:value-type="float" office:value="53.6278927442144" calcext:value-type="float">
            <text:p>53.6278927442144</text:p>
          </table:table-cell>
          <table:table-cell table:formula="of:=ABS([.E134]-[.B134])/0.0166667" office:value-type="float" office:value="645.358709282583" calcext:value-type="float">
            <text:p>645.358709282583</text:p>
          </table:table-cell>
          <table:table-cell table:formula="of:=([.F134]-[.C134])/0.0166667" office:value-type="float" office:value="96.8098063803874" calcext:value-type="float">
            <text:p>96.8098063803874</text:p>
          </table:table-cell>
          <table:table-cell table:formula="of:=DEGREES(ATAN(ABS([.F134]-[.C134])/ABS([.E134]-[.B134])))" office:value-type="float" office:value="8.53128657420772" calcext:value-type="float">
            <text:p>8.53128657420772</text:p>
          </table:table-cell>
          <table:table-cell table:formula="of:=SQRT(POWER([.H134];2)+POWER([.I134];2)+POWER([.J134];2))" office:value-type="float" office:value="654.779316364281" calcext:value-type="float">
            <text:p>654.779316364281</text:p>
          </table:table-cell>
        </table:table-row>
        <table:table-row table:style-name="ro1">
          <table:table-cell office:value-type="float" office:value="76.5346" calcext:value-type="float">
            <text:p>76.5346</text:p>
          </table:table-cell>
          <table:table-cell office:value-type="float" office:value="291.853" calcext:value-type="float">
            <text:p>291.853</text:p>
          </table:table-cell>
          <table:table-cell office:value-type="float" office:value="45.4283" calcext:value-type="float">
            <text:p>45.4283</text:p>
          </table:table-cell>
          <table:table-cell office:value-type="float" office:value="77.1892" calcext:value-type="float">
            <text:p>77.1892</text:p>
          </table:table-cell>
          <table:table-cell office:value-type="float" office:value="280.974" calcext:value-type="float">
            <text:p>280.974</text:p>
          </table:table-cell>
          <table:table-cell office:value-type="float" office:value="47.3" calcext:value-type="float">
            <text:p>47.3</text:p>
          </table:table-cell>
          <table:table-cell/>
          <table:table-cell table:formula="of:=([.D135]-[.A135])/0.0166667" office:value-type="float" office:value="39.2759214481572" calcext:value-type="float">
            <text:p>39.2759214481572</text:p>
          </table:table-cell>
          <table:table-cell table:formula="of:=ABS([.E135]-[.B135])/0.0166667" office:value-type="float" office:value="652.738694522612" calcext:value-type="float">
            <text:p>652.738694522612</text:p>
          </table:table-cell>
          <table:table-cell table:formula="of:=([.F135]-[.C135])/0.0166667" office:value-type="float" office:value="112.301775396449" calcext:value-type="float">
            <text:p>112.301775396449</text:p>
          </table:table-cell>
          <table:table-cell table:formula="of:=DEGREES(ATAN(ABS([.F135]-[.C135])/ABS([.E135]-[.B135])))" office:value-type="float" office:value="9.76200028526969" calcext:value-type="float">
            <text:p>9.76200028526969</text:p>
          </table:table-cell>
          <table:table-cell table:formula="of:=SQRT(POWER([.H135];2)+POWER([.I135];2)+POWER([.J135];2))" office:value-type="float" office:value="663.492343655811" calcext:value-type="float">
            <text:p>663.492343655811</text:p>
          </table:table-cell>
        </table:table-row>
        <table:table-row table:style-name="ro1">
          <table:table-cell office:value-type="float" office:value="76.2886" calcext:value-type="float">
            <text:p>76.2886</text:p>
          </table:table-cell>
          <table:table-cell office:value-type="float" office:value="293.104" calcext:value-type="float">
            <text:p>293.104</text:p>
          </table:table-cell>
          <table:table-cell office:value-type="float" office:value="45.7555" calcext:value-type="float">
            <text:p>45.7555</text:p>
          </table:table-cell>
          <table:table-cell office:value-type="float" office:value="76.9647" calcext:value-type="float">
            <text:p>76.9647</text:p>
          </table:table-cell>
          <table:table-cell office:value-type="float" office:value="283.456" calcext:value-type="float">
            <text:p>283.456</text:p>
          </table:table-cell>
          <table:table-cell office:value-type="float" office:value="47.6839" calcext:value-type="float">
            <text:p>47.6839</text:p>
          </table:table-cell>
          <table:table-cell/>
          <table:table-cell table:formula="of:=([.D136]-[.A136])/0.0166667" office:value-type="float" office:value="40.5659188681617" calcext:value-type="float">
            <text:p>40.5659188681617</text:p>
          </table:table-cell>
          <table:table-cell table:formula="of:=ABS([.E136]-[.B136])/0.0166667" office:value-type="float" office:value="578.878842242314" calcext:value-type="float">
            <text:p>578.878842242314</text:p>
          </table:table-cell>
          <table:table-cell table:formula="of:=([.F136]-[.C136])/0.0166667" office:value-type="float" office:value="115.703768592463" calcext:value-type="float">
            <text:p>115.703768592463</text:p>
          </table:table-cell>
          <table:table-cell table:formula="of:=DEGREES(ATAN(ABS([.F136]-[.C136])/ABS([.E136]-[.B136])))" office:value-type="float" office:value="11.3030800594438" calcext:value-type="float">
            <text:p>11.3030800594438</text:p>
          </table:table-cell>
          <table:table-cell table:formula="of:=SQRT(POWER([.H136];2)+POWER([.I136];2)+POWER([.J136];2))" office:value-type="float" office:value="591.720939156219" calcext:value-type="float">
            <text:p>591.720939156219</text:p>
          </table:table-cell>
        </table:table-row>
        <table:table-row table:style-name="ro1">
          <table:table-cell office:value-type="float" office:value="76.0527" calcext:value-type="float">
            <text:p>76.0527</text:p>
          </table:table-cell>
          <table:table-cell office:value-type="float" office:value="295.967" calcext:value-type="float">
            <text:p>295.967</text:p>
          </table:table-cell>
          <table:table-cell office:value-type="float" office:value="45.0746" calcext:value-type="float">
            <text:p>45.0746</text:p>
          </table:table-cell>
          <table:table-cell office:value-type="float" office:value="76.7379" calcext:value-type="float">
            <text:p>76.7379</text:p>
          </table:table-cell>
          <table:table-cell office:value-type="float" office:value="286.309" calcext:value-type="float">
            <text:p>286.309</text:p>
          </table:table-cell>
          <table:table-cell office:value-type="float" office:value="46.5086" calcext:value-type="float">
            <text:p>46.5086</text:p>
          </table:table-cell>
          <table:table-cell/>
          <table:table-cell table:formula="of:=([.D137]-[.A137])/0.0166667" office:value-type="float" office:value="41.1119177761641" calcext:value-type="float">
            <text:p>41.1119177761641</text:p>
          </table:table-cell>
          <table:table-cell table:formula="of:=ABS([.E137]-[.B137])/0.0166667" office:value-type="float" office:value="579.478841042315" calcext:value-type="float">
            <text:p>579.478841042315</text:p>
          </table:table-cell>
          <table:table-cell table:formula="of:=([.F137]-[.C137])/0.0166667" office:value-type="float" office:value="86.0398279203444" calcext:value-type="float">
            <text:p>86.0398279203444</text:p>
          </table:table-cell>
          <table:table-cell table:formula="of:=DEGREES(ATAN(ABS([.F137]-[.C137])/ABS([.E137]-[.B137])))" office:value-type="float" office:value="8.44545832687839" calcext:value-type="float">
            <text:p>8.44545832687839</text:p>
          </table:table-cell>
          <table:table-cell table:formula="of:=SQRT(POWER([.H137];2)+POWER([.I137];2)+POWER([.J137];2))" office:value-type="float" office:value="587.27231246462" calcext:value-type="float">
            <text:p>587.27231246462</text:p>
          </table:table-cell>
        </table:table-row>
        <table:table-row table:style-name="ro1">
          <table:table-cell office:value-type="float" office:value="76.2509" calcext:value-type="float">
            <text:p>76.2509</text:p>
          </table:table-cell>
          <table:table-cell office:value-type="float" office:value="289.064" calcext:value-type="float">
            <text:p>289.064</text:p>
          </table:table-cell>
          <table:table-cell office:value-type="float" office:value="45.8483" calcext:value-type="float">
            <text:p>45.8483</text:p>
          </table:table-cell>
          <table:table-cell office:value-type="float" office:value="76.9082" calcext:value-type="float">
            <text:p>76.9082</text:p>
          </table:table-cell>
          <table:table-cell office:value-type="float" office:value="278.356" calcext:value-type="float">
            <text:p>278.356</text:p>
          </table:table-cell>
          <table:table-cell office:value-type="float" office:value="47.4448" calcext:value-type="float">
            <text:p>47.4448</text:p>
          </table:table-cell>
          <table:table-cell/>
          <table:table-cell table:formula="of:=([.D138]-[.A138])/0.0166667" office:value-type="float" office:value="39.4379211241573" calcext:value-type="float">
            <text:p>39.4379211241573</text:p>
          </table:table-cell>
          <table:table-cell table:formula="of:=ABS([.E138]-[.B138])/0.0166667" office:value-type="float" office:value="642.478715042572" calcext:value-type="float">
            <text:p>642.478715042572</text:p>
          </table:table-cell>
          <table:table-cell table:formula="of:=([.F138]-[.C138])/0.0166667" office:value-type="float" office:value="95.7898084203831" calcext:value-type="float">
            <text:p>95.7898084203831</text:p>
          </table:table-cell>
          <table:table-cell table:formula="of:=DEGREES(ATAN(ABS([.F138]-[.C138])/ABS([.E138]-[.B138])))" office:value-type="float" office:value="8.47999875130396" calcext:value-type="float">
            <text:p>8.47999875130396</text:p>
          </table:table-cell>
          <table:table-cell table:formula="of:=SQRT(POWER([.H138];2)+POWER([.I138];2)+POWER([.J138];2))" office:value-type="float" office:value="650.776410376531" calcext:value-type="float">
            <text:p>650.776410376531</text:p>
          </table:table-cell>
        </table:table-row>
        <table:table-row table:style-name="ro1">
          <table:table-cell office:value-type="float" office:value="77.0374" calcext:value-type="float">
            <text:p>77.0374</text:p>
          </table:table-cell>
          <table:table-cell office:value-type="float" office:value="290.384" calcext:value-type="float">
            <text:p>290.384</text:p>
          </table:table-cell>
          <table:table-cell office:value-type="float" office:value="46.1527" calcext:value-type="float">
            <text:p>46.1527</text:p>
          </table:table-cell>
          <table:table-cell office:value-type="float" office:value="77.9467" calcext:value-type="float">
            <text:p>77.9467</text:p>
          </table:table-cell>
          <table:table-cell office:value-type="float" office:value="280.918" calcext:value-type="float">
            <text:p>280.918</text:p>
          </table:table-cell>
          <table:table-cell office:value-type="float" office:value="47.8" calcext:value-type="float">
            <text:p>47.8</text:p>
          </table:table-cell>
          <table:table-cell/>
          <table:table-cell table:formula="of:=([.D139]-[.A139])/0.0166667" office:value-type="float" office:value="54.5578908842183" calcext:value-type="float">
            <text:p>54.5578908842183</text:p>
          </table:table-cell>
          <table:table-cell table:formula="of:=ABS([.E139]-[.B139])/0.0166667" office:value-type="float" office:value="567.958864082272" calcext:value-type="float">
            <text:p>567.958864082272</text:p>
          </table:table-cell>
          <table:table-cell table:formula="of:=([.F139]-[.C139])/0.0166667" office:value-type="float" office:value="98.837802324395" calcext:value-type="float">
            <text:p>98.837802324395</text:p>
          </table:table-cell>
          <table:table-cell table:formula="of:=DEGREES(ATAN(ABS([.F139]-[.C139])/ABS([.E139]-[.B139])))" office:value-type="float" office:value="9.87191182569701" calcext:value-type="float">
            <text:p>9.87191182569701</text:p>
          </table:table-cell>
          <table:table-cell table:formula="of:=SQRT(POWER([.H139];2)+POWER([.I139];2)+POWER([.J139];2))" office:value-type="float" office:value="579.070588025049" calcext:value-type="float">
            <text:p>579.070588025049</text:p>
          </table:table-cell>
        </table:table-row>
        <table:table-row table:style-name="ro1">
          <table:table-cell office:value-type="float" office:value="76.3136" calcext:value-type="float">
            <text:p>76.3136</text:p>
          </table:table-cell>
          <table:table-cell office:value-type="float" office:value="296.048" calcext:value-type="float">
            <text:p>296.048</text:p>
          </table:table-cell>
          <table:table-cell office:value-type="float" office:value="44.8025" calcext:value-type="float">
            <text:p>44.8025</text:p>
          </table:table-cell>
          <table:table-cell office:value-type="float" office:value="76.9936" calcext:value-type="float">
            <text:p>76.9936</text:p>
          </table:table-cell>
          <table:table-cell office:value-type="float" office:value="286.328" calcext:value-type="float">
            <text:p>286.328</text:p>
          </table:table-cell>
          <table:table-cell office:value-type="float" office:value="46.5034" calcext:value-type="float">
            <text:p>46.5034</text:p>
          </table:table-cell>
          <table:table-cell/>
          <table:table-cell table:formula="of:=([.D140]-[.A140])/0.0166667" office:value-type="float" office:value="40.7999184001636" calcext:value-type="float">
            <text:p>40.7999184001636</text:p>
          </table:table-cell>
          <table:table-cell table:formula="of:=ABS([.E140]-[.B140])/0.0166667" office:value-type="float" office:value="583.198833602335" calcext:value-type="float">
            <text:p>583.198833602335</text:p>
          </table:table-cell>
          <table:table-cell table:formula="of:=([.F140]-[.C140])/0.0166667" office:value-type="float" office:value="102.053795892408" calcext:value-type="float">
            <text:p>102.053795892408</text:p>
          </table:table-cell>
          <table:table-cell table:formula="of:=DEGREES(ATAN(ABS([.F140]-[.C140])/ABS([.E140]-[.B140])))" office:value-type="float" office:value="9.92567355877352" calcext:value-type="float">
            <text:p>9.92567355877352</text:p>
          </table:table-cell>
          <table:table-cell table:formula="of:=SQRT(POWER([.H140];2)+POWER([.I140];2)+POWER([.J140];2))" office:value-type="float" office:value="593.464817923213" calcext:value-type="float">
            <text:p>593.464817923213</text:p>
          </table:table-cell>
        </table:table-row>
        <table:table-row table:style-name="ro1">
          <table:table-cell office:value-type="float" office:value="76.7934" calcext:value-type="float">
            <text:p>76.7934</text:p>
          </table:table-cell>
          <table:table-cell office:value-type="float" office:value="291.931" calcext:value-type="float">
            <text:p>291.931</text:p>
          </table:table-cell>
          <table:table-cell office:value-type="float" office:value="45.1585" calcext:value-type="float">
            <text:p>45.1585</text:p>
          </table:table-cell>
          <table:table-cell office:value-type="float" office:value="77.6952" calcext:value-type="float">
            <text:p>77.6952</text:p>
          </table:table-cell>
          <table:table-cell office:value-type="float" office:value="281.117" calcext:value-type="float">
            <text:p>281.117</text:p>
          </table:table-cell>
          <table:table-cell office:value-type="float" office:value="46.7747" calcext:value-type="float">
            <text:p>46.7747</text:p>
          </table:table-cell>
          <table:table-cell/>
          <table:table-cell table:formula="of:=([.D141]-[.A141])/0.0166667" office:value-type="float" office:value="54.1078917842161" calcext:value-type="float">
            <text:p>54.1078917842161</text:p>
          </table:table-cell>
          <table:table-cell table:formula="of:=ABS([.E141]-[.B141])/0.0166667" office:value-type="float" office:value="648.838702322593" calcext:value-type="float">
            <text:p>648.838702322593</text:p>
          </table:table-cell>
          <table:table-cell table:formula="of:=([.F141]-[.C141])/0.0166667" office:value-type="float" office:value="96.9718060563883" calcext:value-type="float">
            <text:p>96.9718060563883</text:p>
          </table:table-cell>
          <table:table-cell table:formula="of:=DEGREES(ATAN(ABS([.F141]-[.C141])/ABS([.E141]-[.B141])))" office:value-type="float" office:value="8.50019108751733" calcext:value-type="float">
            <text:p>8.50019108751733</text:p>
          </table:table-cell>
          <table:table-cell table:formula="of:=SQRT(POWER([.H141];2)+POWER([.I141];2)+POWER([.J141];2))" office:value-type="float" office:value="658.272631023679" calcext:value-type="float">
            <text:p>658.272631023679</text:p>
          </table:table-cell>
        </table:table-row>
        <table:table-row table:style-name="ro1">
          <table:table-cell office:value-type="float" office:value="76.0519" calcext:value-type="float">
            <text:p>76.0519</text:p>
          </table:table-cell>
          <table:table-cell office:value-type="float" office:value="296.152" calcext:value-type="float">
            <text:p>296.152</text:p>
          </table:table-cell>
          <table:table-cell office:value-type="float" office:value="44.2732" calcext:value-type="float">
            <text:p>44.2732</text:p>
          </table:table-cell>
          <table:table-cell office:value-type="float" office:value="76.7241" calcext:value-type="float">
            <text:p>76.7241</text:p>
          </table:table-cell>
          <table:table-cell office:value-type="float" office:value="285.177" calcext:value-type="float">
            <text:p>285.177</text:p>
          </table:table-cell>
          <table:table-cell office:value-type="float" office:value="45.6695" calcext:value-type="float">
            <text:p>45.6695</text:p>
          </table:table-cell>
          <table:table-cell/>
          <table:table-cell table:formula="of:=([.D142]-[.A142])/0.0166667" office:value-type="float" office:value="40.3319193361615" calcext:value-type="float">
            <text:p>40.3319193361615</text:p>
          </table:table-cell>
          <table:table-cell table:formula="of:=ABS([.E142]-[.B142])/0.0166667" office:value-type="float" office:value="658.498683002632" calcext:value-type="float">
            <text:p>658.498683002632</text:p>
          </table:table-cell>
          <table:table-cell table:formula="of:=([.F142]-[.C142])/0.0166667" office:value-type="float" office:value="83.7778324443349" calcext:value-type="float">
            <text:p>83.7778324443349</text:p>
          </table:table-cell>
          <table:table-cell table:formula="of:=DEGREES(ATAN(ABS([.F142]-[.C142])/ABS([.E142]-[.B142])))" office:value-type="float" office:value="7.25053251277288" calcext:value-type="float">
            <text:p>7.25053251277288</text:p>
          </table:table-cell>
          <table:table-cell table:formula="of:=SQRT(POWER([.H142];2)+POWER([.I142];2)+POWER([.J142];2))" office:value-type="float" office:value="665.03075450885" calcext:value-type="float">
            <text:p>665.03075450885</text:p>
          </table:table-cell>
        </table:table-row>
        <table:table-row table:style-name="ro1">
          <table:table-cell office:value-type="float" office:value="76.8076" calcext:value-type="float">
            <text:p>76.8076</text:p>
          </table:table-cell>
          <table:table-cell office:value-type="float" office:value="293.207" calcext:value-type="float">
            <text:p>293.207</text:p>
          </table:table-cell>
          <table:table-cell office:value-type="float" office:value="45.4793" calcext:value-type="float">
            <text:p>45.4793</text:p>
          </table:table-cell>
          <table:table-cell office:value-type="float" office:value="77.7105" calcext:value-type="float">
            <text:p>77.7105</text:p>
          </table:table-cell>
          <table:table-cell office:value-type="float" office:value="282.231" calcext:value-type="float">
            <text:p>282.231</text:p>
          </table:table-cell>
          <table:table-cell office:value-type="float" office:value="47.6079" calcext:value-type="float">
            <text:p>47.6079</text:p>
          </table:table-cell>
          <table:table-cell/>
          <table:table-cell table:formula="of:=([.D143]-[.A143])/0.0166667" office:value-type="float" office:value="54.1738916522168" calcext:value-type="float">
            <text:p>54.1738916522168</text:p>
          </table:table-cell>
          <table:table-cell table:formula="of:=ABS([.E143]-[.B143])/0.0166667" office:value-type="float" office:value="658.558682882634" calcext:value-type="float">
            <text:p>658.558682882634</text:p>
          </table:table-cell>
          <table:table-cell table:formula="of:=([.F143]-[.C143])/0.0166667" office:value-type="float" office:value="127.715744568511" calcext:value-type="float">
            <text:p>127.715744568511</text:p>
          </table:table-cell>
          <table:table-cell table:formula="of:=DEGREES(ATAN(ABS([.F143]-[.C143])/ABS([.E143]-[.B143])))" office:value-type="float" office:value="10.975258800478" calcext:value-type="float">
            <text:p>10.975258800478</text:p>
          </table:table-cell>
          <table:table-cell table:formula="of:=SQRT(POWER([.H143];2)+POWER([.I143];2)+POWER([.J143];2))" office:value-type="float" office:value="673.012377856117" calcext:value-type="float">
            <text:p>673.012377856117</text:p>
          </table:table-cell>
        </table:table-row>
        <table:table-row table:style-name="ro1">
          <table:table-cell office:value-type="float" office:value="77.0376" calcext:value-type="float">
            <text:p>77.0376</text:p>
          </table:table-cell>
          <table:table-cell office:value-type="float" office:value="290.561" calcext:value-type="float">
            <text:p>290.561</text:p>
          </table:table-cell>
          <table:table-cell office:value-type="float" office:value="45.3621" calcext:value-type="float">
            <text:p>45.3621</text:p>
          </table:table-cell>
          <table:table-cell office:value-type="float" office:value="77.9315" calcext:value-type="float">
            <text:p>77.9315</text:p>
          </table:table-cell>
          <table:table-cell office:value-type="float" office:value="279.864" calcext:value-type="float">
            <text:p>279.864</text:p>
          </table:table-cell>
          <table:table-cell office:value-type="float" office:value="46.7117" calcext:value-type="float">
            <text:p>46.7117</text:p>
          </table:table-cell>
          <table:table-cell/>
          <table:table-cell table:formula="of:=([.D144]-[.A144])/0.0166667" office:value-type="float" office:value="53.6338927322147" calcext:value-type="float">
            <text:p>53.6338927322147</text:p>
          </table:table-cell>
          <table:table-cell table:formula="of:=ABS([.E144]-[.B144])/0.0166667" office:value-type="float" office:value="641.818716362567" calcext:value-type="float">
            <text:p>641.818716362567</text:p>
          </table:table-cell>
          <table:table-cell table:formula="of:=([.F144]-[.C144])/0.0166667" office:value-type="float" office:value="80.9758380483241" calcext:value-type="float">
            <text:p>80.9758380483241</text:p>
          </table:table-cell>
          <table:table-cell table:formula="of:=DEGREES(ATAN(ABS([.F144]-[.C144])/ABS([.E144]-[.B144])))" office:value-type="float" office:value="7.19079807813873" calcext:value-type="float">
            <text:p>7.19079807813873</text:p>
          </table:table-cell>
          <table:table-cell table:formula="of:=SQRT(POWER([.H144];2)+POWER([.I144];2)+POWER([.J144];2))" office:value-type="float" office:value="649.126293929412" calcext:value-type="float">
            <text:p>649.126293929412</text:p>
          </table:table-cell>
        </table:table-row>
        <table:table-row table:style-name="ro1">
          <table:table-cell office:value-type="float" office:value="77.489" calcext:value-type="float">
            <text:p>77.489</text:p>
          </table:table-cell>
          <table:table-cell office:value-type="float" office:value="284.96" calcext:value-type="float">
            <text:p>284.96</text:p>
          </table:table-cell>
          <table:table-cell office:value-type="float" office:value="46.9545" calcext:value-type="float">
            <text:p>46.9545</text:p>
          </table:table-cell>
          <table:table-cell office:value-type="float" office:value="78.1293" calcext:value-type="float">
            <text:p>78.1293</text:p>
          </table:table-cell>
          <table:table-cell office:value-type="float" office:value="275.738" calcext:value-type="float">
            <text:p>275.738</text:p>
          </table:table-cell>
          <table:table-cell office:value-type="float" office:value="48.3187" calcext:value-type="float">
            <text:p>48.3187</text:p>
          </table:table-cell>
          <table:table-cell/>
          <table:table-cell table:formula="of:=([.D145]-[.A145])/0.0166667" office:value-type="float" office:value="38.4179231641534" calcext:value-type="float">
            <text:p>38.4179231641534</text:p>
          </table:table-cell>
          <table:table-cell table:formula="of:=ABS([.E145]-[.B145])/0.0166667" office:value-type="float" office:value="553.318893362212" calcext:value-type="float">
            <text:p>553.318893362212</text:p>
          </table:table-cell>
          <table:table-cell table:formula="of:=([.F145]-[.C145])/0.0166667" office:value-type="float" office:value="81.8518362963272" calcext:value-type="float">
            <text:p>81.8518362963272</text:p>
          </table:table-cell>
          <table:table-cell table:formula="of:=DEGREES(ATAN(ABS([.F145]-[.C145])/ABS([.E145]-[.B145])))" office:value-type="float" office:value="8.41467450516003" calcext:value-type="float">
            <text:p>8.41467450516003</text:p>
          </table:table-cell>
          <table:table-cell table:formula="of:=SQRT(POWER([.H145];2)+POWER([.I145];2)+POWER([.J145];2))" office:value-type="float" office:value="560.65805771157" calcext:value-type="float">
            <text:p>560.65805771157</text:p>
          </table:table-cell>
        </table:table-row>
        <table:table-row table:style-name="ro1">
          <table:table-cell office:value-type="float" office:value="76.3136" calcext:value-type="float">
            <text:p>76.3136</text:p>
          </table:table-cell>
          <table:table-cell office:value-type="float" office:value="296.048" calcext:value-type="float">
            <text:p>296.048</text:p>
          </table:table-cell>
          <table:table-cell office:value-type="float" office:value="44.8025" calcext:value-type="float">
            <text:p>44.8025</text:p>
          </table:table-cell>
          <table:table-cell office:value-type="float" office:value="76.9791" calcext:value-type="float">
            <text:p>76.9791</text:p>
          </table:table-cell>
          <table:table-cell office:value-type="float" office:value="284.916" calcext:value-type="float">
            <text:p>284.916</text:p>
          </table:table-cell>
          <table:table-cell office:value-type="float" office:value="46.9657" calcext:value-type="float">
            <text:p>46.9657</text:p>
          </table:table-cell>
          <table:table-cell/>
          <table:table-cell table:formula="of:=([.D146]-[.A146])/0.0166667" office:value-type="float" office:value="39.9299201401602" calcext:value-type="float">
            <text:p>39.9299201401602</text:p>
          </table:table-cell>
          <table:table-cell table:formula="of:=ABS([.E146]-[.B146])/0.0166667" office:value-type="float" office:value="667.918664162672" calcext:value-type="float">
            <text:p>667.918664162672</text:p>
          </table:table-cell>
          <table:table-cell table:formula="of:=([.F146]-[.C146])/0.0166667" office:value-type="float" office:value="129.791740416519" calcext:value-type="float">
            <text:p>129.791740416519</text:p>
          </table:table-cell>
          <table:table-cell table:formula="of:=DEGREES(ATAN(ABS([.F146]-[.C146])/ABS([.E146]-[.B146])))" office:value-type="float" office:value="10.9968179095136" calcext:value-type="float">
            <text:p>10.9968179095136</text:p>
          </table:table-cell>
          <table:table-cell table:formula="of:=SQRT(POWER([.H146];2)+POWER([.I146];2)+POWER([.J146];2))" office:value-type="float" office:value="681.58318372712" calcext:value-type="float">
            <text:p>681.58318372712</text:p>
          </table:table-cell>
        </table:table-row>
        <table:table-row table:style-name="ro1">
          <table:table-cell office:value-type="float" office:value="75.7688" calcext:value-type="float">
            <text:p>75.7688</text:p>
          </table:table-cell>
          <table:table-cell office:value-type="float" office:value="293.251" calcext:value-type="float">
            <text:p>293.251</text:p>
          </table:table-cell>
          <table:table-cell office:value-type="float" office:value="44.9696" calcext:value-type="float">
            <text:p>44.9696</text:p>
          </table:table-cell>
          <table:table-cell office:value-type="float" office:value="76.2018" calcext:value-type="float">
            <text:p>76.2018</text:p>
          </table:table-cell>
          <table:table-cell office:value-type="float" office:value="283.673" calcext:value-type="float">
            <text:p>283.673</text:p>
          </table:table-cell>
          <table:table-cell office:value-type="float" office:value="46.4044" calcext:value-type="float">
            <text:p>46.4044</text:p>
          </table:table-cell>
          <table:table-cell/>
          <table:table-cell table:formula="of:=([.D147]-[.A147])/0.0166667" office:value-type="float" office:value="25.9799480401043" calcext:value-type="float">
            <text:p>25.9799480401043</text:p>
          </table:table-cell>
          <table:table-cell table:formula="of:=ABS([.E147]-[.B147])/0.0166667" office:value-type="float" office:value="574.678850642297" calcext:value-type="float">
            <text:p>574.678850642297</text:p>
          </table:table-cell>
          <table:table-cell table:formula="of:=([.F147]-[.C147])/0.0166667" office:value-type="float" office:value="86.0878278243445" calcext:value-type="float">
            <text:p>86.0878278243445</text:p>
          </table:table-cell>
          <table:table-cell table:formula="of:=DEGREES(ATAN(ABS([.F147]-[.C147])/ABS([.E147]-[.B147])))" office:value-type="float" office:value="8.51964955417602" calcext:value-type="float">
            <text:p>8.51964955417602</text:p>
          </table:table-cell>
          <table:table-cell table:formula="of:=SQRT(POWER([.H147];2)+POWER([.I147];2)+POWER([.J147];2))" office:value-type="float" office:value="581.671602517462" calcext:value-type="float">
            <text:p>581.671602517462</text:p>
          </table:table-cell>
        </table:table-row>
        <table:table-row table:style-name="ro1">
          <table:table-cell office:value-type="float" office:value="77.2801" calcext:value-type="float">
            <text:p>77.2801</text:p>
          </table:table-cell>
          <table:table-cell office:value-type="float" office:value="289.088" calcext:value-type="float">
            <text:p>289.088</text:p>
          </table:table-cell>
          <table:table-cell office:value-type="float" office:value="46.0892" calcext:value-type="float">
            <text:p>46.0892</text:p>
          </table:table-cell>
          <table:table-cell office:value-type="float" office:value="78.3983" calcext:value-type="float">
            <text:p>78.3983</text:p>
          </table:table-cell>
          <table:table-cell office:value-type="float" office:value="277.165" calcext:value-type="float">
            <text:p>277.165</text:p>
          </table:table-cell>
          <table:table-cell office:value-type="float" office:value="47.6095" calcext:value-type="float">
            <text:p>47.6095</text:p>
          </table:table-cell>
          <table:table-cell/>
          <table:table-cell table:formula="of:=([.D148]-[.A148])/0.0166667" office:value-type="float" office:value="67.0918658162685" calcext:value-type="float">
            <text:p>67.0918658162685</text:p>
          </table:table-cell>
          <table:table-cell table:formula="of:=ABS([.E148]-[.B148])/0.0166667" office:value-type="float" office:value="715.378569242862" calcext:value-type="float">
            <text:p>715.378569242862</text:p>
          </table:table-cell>
          <table:table-cell table:formula="of:=([.F148]-[.C148])/0.0166667" office:value-type="float" office:value="91.2178175643648" calcext:value-type="float">
            <text:p>91.2178175643648</text:p>
          </table:table-cell>
          <table:table-cell table:formula="of:=DEGREES(ATAN(ABS([.F148]-[.C148])/ABS([.E148]-[.B148])))" office:value-type="float" office:value="7.2665640584479" calcext:value-type="float">
            <text:p>7.2665640584479</text:p>
          </table:table-cell>
          <table:table-cell table:formula="of:=SQRT(POWER([.H148];2)+POWER([.I148];2)+POWER([.J148];2))" office:value-type="float" office:value="724.284823830983" calcext:value-type="float">
            <text:p>724.284823830983</text:p>
          </table:table-cell>
        </table:table-row>
        <table:table-row table:style-name="ro1">
          <table:table-cell office:value-type="float" office:value="76.5613" calcext:value-type="float">
            <text:p>76.5613</text:p>
          </table:table-cell>
          <table:table-cell office:value-type="float" office:value="294.726" calcext:value-type="float">
            <text:p>294.726</text:p>
          </table:table-cell>
          <table:table-cell office:value-type="float" office:value="44.7409" calcext:value-type="float">
            <text:p>44.7409</text:p>
          </table:table-cell>
          <table:table-cell office:value-type="float" office:value="76.9938" calcext:value-type="float">
            <text:p>76.9938</text:p>
          </table:table-cell>
          <table:table-cell office:value-type="float" office:value="286.499" calcext:value-type="float">
            <text:p>286.499</text:p>
          </table:table-cell>
          <table:table-cell office:value-type="float" office:value="45.7199" calcext:value-type="float">
            <text:p>45.7199</text:p>
          </table:table-cell>
          <table:table-cell/>
          <table:table-cell table:formula="of:=([.D149]-[.A149])/0.0166667" office:value-type="float" office:value="25.9499481001032" calcext:value-type="float">
            <text:p>25.9499481001032</text:p>
          </table:table-cell>
          <table:table-cell table:formula="of:=ABS([.E149]-[.B149])/0.0166667" office:value-type="float" office:value="493.619012761973" calcext:value-type="float">
            <text:p>493.619012761973</text:p>
          </table:table-cell>
          <table:table-cell table:formula="of:=([.F149]-[.C149])/0.0166667" office:value-type="float" office:value="58.7398825202349" calcext:value-type="float">
            <text:p>58.7398825202349</text:p>
          </table:table-cell>
          <table:table-cell table:formula="of:=DEGREES(ATAN(ABS([.F149]-[.C149])/ABS([.E149]-[.B149])))" office:value-type="float" office:value="6.78619504348972" calcext:value-type="float">
            <text:p>6.78619504348972</text:p>
          </table:table-cell>
          <table:table-cell table:formula="of:=SQRT(POWER([.H149];2)+POWER([.I149];2)+POWER([.J149];2))" office:value-type="float" office:value="497.778568607563" calcext:value-type="float">
            <text:p>497.778568607563</text:p>
          </table:table-cell>
        </table:table-row>
        <table:table-row table:style-name="ro1">
          <table:table-cell office:value-type="float" office:value="76.3012" calcext:value-type="float">
            <text:p>76.3012</text:p>
          </table:table-cell>
          <table:table-cell office:value-type="float" office:value="294.58" calcext:value-type="float">
            <text:p>294.58</text:p>
          </table:table-cell>
          <table:table-cell office:value-type="float" office:value="45.2793" calcext:value-type="float">
            <text:p>45.2793</text:p>
          </table:table-cell>
          <table:table-cell office:value-type="float" office:value="77.2341" calcext:value-type="float">
            <text:p>77.2341</text:p>
          </table:table-cell>
          <table:table-cell office:value-type="float" office:value="284.986" calcext:value-type="float">
            <text:p>284.986</text:p>
          </table:table-cell>
          <table:table-cell office:value-type="float" office:value="46.7013" calcext:value-type="float">
            <text:p>46.7013</text:p>
          </table:table-cell>
          <table:table-cell/>
          <table:table-cell table:formula="of:=([.D150]-[.A150])/0.0166667" office:value-type="float" office:value="55.9738880522241" calcext:value-type="float">
            <text:p>55.9738880522241</text:p>
          </table:table-cell>
          <table:table-cell table:formula="of:=ABS([.E150]-[.B150])/0.0166667" office:value-type="float" office:value="575.638848722302" calcext:value-type="float">
            <text:p>575.638848722302</text:p>
          </table:table-cell>
          <table:table-cell table:formula="of:=([.F150]-[.C150])/0.0166667" office:value-type="float" office:value="85.3198293603415" calcext:value-type="float">
            <text:p>85.3198293603415</text:p>
          </table:table-cell>
          <table:table-cell table:formula="of:=DEGREES(ATAN(ABS([.F150]-[.C150])/ABS([.E150]-[.B150])))" office:value-type="float" office:value="8.4308648383995" calcext:value-type="float">
            <text:p>8.4308648383995</text:p>
          </table:table-cell>
          <table:table-cell table:formula="of:=SQRT(POWER([.H150];2)+POWER([.I150];2)+POWER([.J150];2))" office:value-type="float" office:value="584.613234184874" calcext:value-type="float">
            <text:p>584.613234184874</text:p>
          </table:table-cell>
        </table:table-row>
        <table:table-row table:style-name="ro1">
          <table:table-cell office:value-type="float" office:value="76.3263" calcext:value-type="float">
            <text:p>76.3263</text:p>
          </table:table-cell>
          <table:table-cell office:value-type="float" office:value="297.537" calcext:value-type="float">
            <text:p>297.537</text:p>
          </table:table-cell>
          <table:table-cell office:value-type="float" office:value="44.3208" calcext:value-type="float">
            <text:p>44.3208</text:p>
          </table:table-cell>
          <table:table-cell office:value-type="float" office:value="77.2497" calcext:value-type="float">
            <text:p>77.2497</text:p>
          </table:table-cell>
          <table:table-cell office:value-type="float" office:value="286.461" calcext:value-type="float">
            <text:p>286.461</text:p>
          </table:table-cell>
          <table:table-cell office:value-type="float" office:value="45.976" calcext:value-type="float">
            <text:p>45.976</text:p>
          </table:table-cell>
          <table:table-cell/>
          <table:table-cell table:formula="of:=([.D151]-[.A151])/0.0166667" office:value-type="float" office:value="55.4038891922217" calcext:value-type="float">
            <text:p>55.4038891922217</text:p>
          </table:table-cell>
          <table:table-cell table:formula="of:=ABS([.E151]-[.B151])/0.0166667" office:value-type="float" office:value="664.558670882656" calcext:value-type="float">
            <text:p>664.558670882656</text:p>
          </table:table-cell>
          <table:table-cell table:formula="of:=([.F151]-[.C151])/0.0166667" office:value-type="float" office:value="99.3118013763973" calcext:value-type="float">
            <text:p>99.3118013763973</text:p>
          </table:table-cell>
          <table:table-cell table:formula="of:=DEGREES(ATAN(ABS([.F151]-[.C151])/ABS([.E151]-[.B151])))" office:value-type="float" office:value="8.49939639287767" calcext:value-type="float">
            <text:p>8.49939639287767</text:p>
          </table:table-cell>
          <table:table-cell table:formula="of:=SQRT(POWER([.H151];2)+POWER([.I151];2)+POWER([.J151];2))" office:value-type="float" office:value="674.218549044426" calcext:value-type="float">
            <text:p>674.218549044426</text:p>
          </table:table-cell>
        </table:table-row>
        <table:table-row table:style-name="ro1">
          <table:table-cell office:value-type="float" office:value="77.2497" calcext:value-type="float">
            <text:p>77.2497</text:p>
          </table:table-cell>
          <table:table-cell office:value-type="float" office:value="286.461" calcext:value-type="float">
            <text:p>286.461</text:p>
          </table:table-cell>
          <table:table-cell office:value-type="float" office:value="45.976" calcext:value-type="float">
            <text:p>45.976</text:p>
          </table:table-cell>
          <table:table-cell office:value-type="float" office:value="77.6462" calcext:value-type="float">
            <text:p>77.6462</text:p>
          </table:table-cell>
          <table:table-cell office:value-type="float" office:value="277.106" calcext:value-type="float">
            <text:p>277.106</text:p>
          </table:table-cell>
          <table:table-cell office:value-type="float" office:value="47.6251" calcext:value-type="float">
            <text:p>47.6251</text:p>
          </table:table-cell>
          <table:table-cell/>
          <table:table-cell table:formula="of:=([.D152]-[.A152])/0.0166667" office:value-type="float" office:value="23.7899524200945" calcext:value-type="float">
            <text:p>23.7899524200945</text:p>
          </table:table-cell>
          <table:table-cell table:formula="of:=ABS([.E152]-[.B152])/0.0166667" office:value-type="float" office:value="561.298877402246" calcext:value-type="float">
            <text:p>561.298877402246</text:p>
          </table:table-cell>
          <table:table-cell table:formula="of:=([.F152]-[.C152])/0.0166667" office:value-type="float" office:value="98.945802108396" calcext:value-type="float">
            <text:p>98.945802108396</text:p>
          </table:table-cell>
          <table:table-cell table:formula="of:=DEGREES(ATAN(ABS([.F152]-[.C152])/ABS([.E152]-[.B152])))" office:value-type="float" office:value="9.99739291432311" calcext:value-type="float">
            <text:p>9.99739291432311</text:p>
          </table:table-cell>
          <table:table-cell table:formula="of:=SQRT(POWER([.H152];2)+POWER([.I152];2)+POWER([.J152];2))" office:value-type="float" office:value="570.449527446597" calcext:value-type="float">
            <text:p>570.449527446597</text:p>
          </table:table-cell>
        </table:table-row>
        <table:table-row table:style-name="ro1">
          <table:table-cell office:value-type="float" office:value="76.5615" calcext:value-type="float">
            <text:p>76.5615</text:p>
          </table:table-cell>
          <table:table-cell office:value-type="float" office:value="294.598" calcext:value-type="float">
            <text:p>294.598</text:p>
          </table:table-cell>
          <table:table-cell office:value-type="float" office:value="45.2741" calcext:value-type="float">
            <text:p>45.2741</text:p>
          </table:table-cell>
          <table:table-cell office:value-type="float" office:value="77.4892" calcext:value-type="float">
            <text:p>77.4892</text:p>
          </table:table-cell>
          <table:table-cell office:value-type="float" office:value="285.01" calcext:value-type="float">
            <text:p>285.01</text:p>
          </table:table-cell>
          <table:table-cell office:value-type="float" office:value="46.6953" calcext:value-type="float">
            <text:p>46.6953</text:p>
          </table:table-cell>
          <table:table-cell/>
          <table:table-cell table:formula="of:=([.D153]-[.A153])/0.0166667" office:value-type="float" office:value="55.6618886762227" calcext:value-type="float">
            <text:p>55.6618886762227</text:p>
          </table:table-cell>
          <table:table-cell table:formula="of:=ABS([.E153]-[.B153])/0.0166667" office:value-type="float" office:value="575.278849442302" calcext:value-type="float">
            <text:p>575.278849442302</text:p>
          </table:table-cell>
          <table:table-cell table:formula="of:=([.F153]-[.C153])/0.0166667" office:value-type="float" office:value="85.2718294563415" calcext:value-type="float">
            <text:p>85.2718294563415</text:p>
          </table:table-cell>
          <table:table-cell table:formula="of:=DEGREES(ATAN(ABS([.F153]-[.C153])/ABS([.E153]-[.B153])))" office:value-type="float" office:value="8.43138703767867" calcext:value-type="float">
            <text:p>8.43138703767867</text:p>
          </table:table-cell>
          <table:table-cell table:formula="of:=SQRT(POWER([.H153];2)+POWER([.I153];2)+POWER([.J153];2))" office:value-type="float" office:value="584.221948719401" calcext:value-type="float">
            <text:p>584.221948719401</text:p>
          </table:table-cell>
        </table:table-row>
        <table:table-row table:style-name="ro1">
          <table:table-cell office:value-type="float" office:value="76.5347" calcext:value-type="float">
            <text:p>76.5347</text:p>
          </table:table-cell>
          <table:table-cell office:value-type="float" office:value="291.793" calcext:value-type="float">
            <text:p>291.793</text:p>
          </table:table-cell>
          <table:table-cell office:value-type="float" office:value="45.6927" calcext:value-type="float">
            <text:p>45.6927</text:p>
          </table:table-cell>
          <table:table-cell office:value-type="float" office:value="77.189" calcext:value-type="float">
            <text:p>77.189</text:p>
          </table:table-cell>
          <table:table-cell office:value-type="float" office:value="280.914" calcext:value-type="float">
            <text:p>280.914</text:p>
          </table:table-cell>
          <table:table-cell office:value-type="float" office:value="47.5583" calcext:value-type="float">
            <text:p>47.5583</text:p>
          </table:table-cell>
          <table:table-cell/>
          <table:table-cell table:formula="of:=([.D154]-[.A154])/0.0166667" office:value-type="float" office:value="39.2579214841566" calcext:value-type="float">
            <text:p>39.2579214841566</text:p>
          </table:table-cell>
          <table:table-cell table:formula="of:=ABS([.E154]-[.B154])/0.0166667" office:value-type="float" office:value="652.738694522612" calcext:value-type="float">
            <text:p>652.738694522612</text:p>
          </table:table-cell>
          <table:table-cell table:formula="of:=([.F154]-[.C154])/0.0166667" office:value-type="float" office:value="111.935776128448" calcext:value-type="float">
            <text:p>111.935776128448</text:p>
          </table:table-cell>
          <table:table-cell table:formula="of:=DEGREES(ATAN(ABS([.F154]-[.C154])/ABS([.E154]-[.B154])))" office:value-type="float" office:value="9.73079447050112" calcext:value-type="float">
            <text:p>9.73079447050112</text:p>
          </table:table-cell>
          <table:table-cell table:formula="of:=SQRT(POWER([.H154];2)+POWER([.I154];2)+POWER([.J154];2))" office:value-type="float" office:value="663.429427824707" calcext:value-type="float">
            <text:p>663.429427824707</text:p>
          </table:table-cell>
        </table:table-row>
        <table:table-row table:style-name="ro1">
          <table:table-cell office:value-type="float" office:value="77.0524" calcext:value-type="float">
            <text:p>77.0524</text:p>
          </table:table-cell>
          <table:table-cell office:value-type="float" office:value="291.949" calcext:value-type="float">
            <text:p>291.949</text:p>
          </table:table-cell>
          <table:table-cell office:value-type="float" office:value="45.1534" calcext:value-type="float">
            <text:p>45.1534</text:p>
          </table:table-cell>
          <table:table-cell office:value-type="float" office:value="78.1834" calcext:value-type="float">
            <text:p>78.1834</text:p>
          </table:table-cell>
          <table:table-cell office:value-type="float" office:value="279.835" calcext:value-type="float">
            <text:p>279.835</text:p>
          </table:table-cell>
          <table:table-cell office:value-type="float" office:value="46.9629" calcext:value-type="float">
            <text:p>46.9629</text:p>
          </table:table-cell>
          <table:table-cell/>
          <table:table-cell table:formula="of:=([.D155]-[.A155])/0.0166667" office:value-type="float" office:value="67.8598642802715" calcext:value-type="float">
            <text:p>67.8598642802715</text:p>
          </table:table-cell>
          <table:table-cell table:formula="of:=ABS([.E155]-[.B155])/0.0166667" office:value-type="float" office:value="726.838546322909" calcext:value-type="float">
            <text:p>726.838546322909</text:p>
          </table:table-cell>
          <table:table-cell table:formula="of:=([.F155]-[.C155])/0.0166667" office:value-type="float" office:value="108.569782860434" calcext:value-type="float">
            <text:p>108.569782860434</text:p>
          </table:table-cell>
          <table:table-cell table:formula="of:=DEGREES(ATAN(ABS([.F155]-[.C155])/ABS([.E155]-[.B155])))" office:value-type="float" office:value="8.49560752133624" calcext:value-type="float">
            <text:p>8.49560752133624</text:p>
          </table:table-cell>
          <table:table-cell table:formula="of:=SQRT(POWER([.H155];2)+POWER([.I155];2)+POWER([.J155];2))" office:value-type="float" office:value="738.028882464161" calcext:value-type="float">
            <text:p>738.028882464161</text:p>
          </table:table-cell>
        </table:table-row>
        <table:table-row table:style-name="ro1">
          <table:table-cell office:value-type="float" office:value="77.2803" calcext:value-type="float">
            <text:p>77.2803</text:p>
          </table:table-cell>
          <table:table-cell office:value-type="float" office:value="289.193" calcext:value-type="float">
            <text:p>289.193</text:p>
          </table:table-cell>
          <table:table-cell office:value-type="float" office:value="45.5653" calcext:value-type="float">
            <text:p>45.5653</text:p>
          </table:table-cell>
          <table:table-cell office:value-type="float" office:value="78.4172" calcext:value-type="float">
            <text:p>78.4172</text:p>
          </table:table-cell>
          <table:table-cell office:value-type="float" office:value="278.529" calcext:value-type="float">
            <text:p>278.529</text:p>
          </table:table-cell>
          <table:table-cell office:value-type="float" office:value="47.1569" calcext:value-type="float">
            <text:p>47.1569</text:p>
          </table:table-cell>
          <table:table-cell/>
          <table:table-cell table:formula="of:=([.D156]-[.A156])/0.0166667" office:value-type="float" office:value="68.2138635722727" calcext:value-type="float">
            <text:p>68.2138635722727</text:p>
          </table:table-cell>
          <table:table-cell table:formula="of:=ABS([.E156]-[.B156])/0.0166667" office:value-type="float" office:value="639.838720322559" calcext:value-type="float">
            <text:p>639.838720322559</text:p>
          </table:table-cell>
          <table:table-cell table:formula="of:=([.F156]-[.C156])/0.0166667" office:value-type="float" office:value="95.495809008382" calcext:value-type="float">
            <text:p>95.495809008382</text:p>
          </table:table-cell>
          <table:table-cell table:formula="of:=DEGREES(ATAN(ABS([.F156]-[.C156])/ABS([.E156]-[.B156])))" office:value-type="float" office:value="8.48872423742687" calcext:value-type="float">
            <text:p>8.48872423742687</text:p>
          </table:table-cell>
          <table:table-cell table:formula="of:=SQRT(POWER([.H156];2)+POWER([.I156];2)+POWER([.J156];2))" office:value-type="float" office:value="650.512235661737" calcext:value-type="float">
            <text:p>650.512235661737</text:p>
          </table:table-cell>
        </table:table-row>
        <table:table-row table:style-name="ro1">
          <table:table-cell office:value-type="float" office:value="76.7655" calcext:value-type="float">
            <text:p>76.7655</text:p>
          </table:table-cell>
          <table:table-cell office:value-type="float" office:value="289.103" calcext:value-type="float">
            <text:p>289.103</text:p>
          </table:table-cell>
          <table:table-cell office:value-type="float" office:value="45.8377" calcext:value-type="float">
            <text:p>45.8377</text:p>
          </table:table-cell>
          <table:table-cell office:value-type="float" office:value="77.4265" calcext:value-type="float">
            <text:p>77.4265</text:p>
          </table:table-cell>
          <table:table-cell office:value-type="float" office:value="279.717" calcext:value-type="float">
            <text:p>279.717</text:p>
          </table:table-cell>
          <table:table-cell office:value-type="float" office:value="47.2365" calcext:value-type="float">
            <text:p>47.2365</text:p>
          </table:table-cell>
          <table:table-cell/>
          <table:table-cell table:formula="of:=([.D157]-[.A157])/0.0166667" office:value-type="float" office:value="39.6599206801587" calcext:value-type="float">
            <text:p>39.6599206801587</text:p>
          </table:table-cell>
          <table:table-cell table:formula="of:=ABS([.E157]-[.B157])/0.0166667" office:value-type="float" office:value="563.158873682254" calcext:value-type="float">
            <text:p>563.158873682254</text:p>
          </table:table-cell>
          <table:table-cell table:formula="of:=([.F157]-[.C157])/0.0166667" office:value-type="float" office:value="83.9278321443358" calcext:value-type="float">
            <text:p>83.9278321443358</text:p>
          </table:table-cell>
          <table:table-cell table:formula="of:=DEGREES(ATAN(ABS([.F157]-[.C157])/ABS([.E157]-[.B157])))" office:value-type="float" office:value="8.47643034341871" calcext:value-type="float">
            <text:p>8.47643034341871</text:p>
          </table:table-cell>
          <table:table-cell table:formula="of:=SQRT(POWER([.H157];2)+POWER([.I157];2)+POWER([.J157];2))" office:value-type="float" office:value="570.758011178003" calcext:value-type="float">
            <text:p>570.758011178003</text:p>
          </table:table-cell>
        </table:table-row>
        <table:table-row table:style-name="ro1">
          <table:table-cell office:value-type="float" office:value="76.3262" calcext:value-type="float">
            <text:p>76.3262</text:p>
          </table:table-cell>
          <table:table-cell office:value-type="float" office:value="297.531" calcext:value-type="float">
            <text:p>297.531</text:p>
          </table:table-cell>
          <table:table-cell office:value-type="float" office:value="44.3217" calcext:value-type="float">
            <text:p>44.3217</text:p>
          </table:table-cell>
          <table:table-cell office:value-type="float" office:value="77.0082" calcext:value-type="float">
            <text:p>77.0082</text:p>
          </table:table-cell>
          <table:table-cell office:value-type="float" office:value="287.692" calcext:value-type="float">
            <text:p>287.692</text:p>
          </table:table-cell>
          <table:table-cell office:value-type="float" office:value="46.2999" calcext:value-type="float">
            <text:p>46.2999</text:p>
          </table:table-cell>
          <table:table-cell/>
          <table:table-cell table:formula="of:=([.D158]-[.A158])/0.0166667" office:value-type="float" office:value="40.9199181601638" calcext:value-type="float">
            <text:p>40.9199181601638</text:p>
          </table:table-cell>
          <table:table-cell table:formula="of:=ABS([.E158]-[.B158])/0.0166667" office:value-type="float" office:value="590.338819322361" calcext:value-type="float">
            <text:p>590.338819322361</text:p>
          </table:table-cell>
          <table:table-cell table:formula="of:=([.F158]-[.C158])/0.0166667" office:value-type="float" office:value="118.691762616475" calcext:value-type="float">
            <text:p>118.691762616475</text:p>
          </table:table-cell>
          <table:table-cell table:formula="of:=DEGREES(ATAN(ABS([.F158]-[.C158])/ABS([.E158]-[.B158])))" office:value-type="float" office:value="11.368153955366" calcext:value-type="float">
            <text:p>11.368153955366</text:p>
          </table:table-cell>
          <table:table-cell table:formula="of:=SQRT(POWER([.H158];2)+POWER([.I158];2)+POWER([.J158];2))" office:value-type="float" office:value="603.541295864798" calcext:value-type="float">
            <text:p>603.541295864798</text:p>
          </table:table-cell>
        </table:table-row>
        <table:table-row table:style-name="ro1">
          <table:table-cell office:value-type="float" office:value="77.0228" calcext:value-type="float">
            <text:p>77.0228</text:p>
          </table:table-cell>
          <table:table-cell office:value-type="float" office:value="289.069" calcext:value-type="float">
            <text:p>289.069</text:p>
          </table:table-cell>
          <table:table-cell office:value-type="float" office:value="46.0944" calcext:value-type="float">
            <text:p>46.0944</text:p>
          </table:table-cell>
          <table:table-cell office:value-type="float" office:value="77.9138" calcext:value-type="float">
            <text:p>77.9138</text:p>
          </table:table-cell>
          <table:table-cell office:value-type="float" office:value="278.438" calcext:value-type="float">
            <text:p>278.438</text:p>
          </table:table-cell>
          <table:table-cell office:value-type="float" office:value="47.4235" calcext:value-type="float">
            <text:p>47.4235</text:p>
          </table:table-cell>
          <table:table-cell/>
          <table:table-cell table:formula="of:=([.D159]-[.A159])/0.0166667" office:value-type="float" office:value="53.4598930802133" calcext:value-type="float">
            <text:p>53.4598930802133</text:p>
          </table:table-cell>
          <table:table-cell table:formula="of:=ABS([.E159]-[.B159])/0.0166667" office:value-type="float" office:value="637.858724282553" calcext:value-type="float">
            <text:p>637.858724282553</text:p>
          </table:table-cell>
          <table:table-cell table:formula="of:=([.F159]-[.C159])/0.0166667" office:value-type="float" office:value="79.7458405083188" calcext:value-type="float">
            <text:p>79.7458405083188</text:p>
          </table:table-cell>
          <table:table-cell table:formula="of:=DEGREES(ATAN(ABS([.F159]-[.C159])/ABS([.E159]-[.B159])))" office:value-type="float" office:value="7.12621032743437" calcext:value-type="float">
            <text:p>7.12621032743437</text:p>
          </table:table-cell>
          <table:table-cell table:formula="of:=SQRT(POWER([.H159];2)+POWER([.I159];2)+POWER([.J159];2))" office:value-type="float" office:value="645.043495734894" calcext:value-type="float">
            <text:p>645.043495734894</text:p>
          </table:table-cell>
        </table:table-row>
        <table:table-row table:style-name="ro1">
          <table:table-cell office:value-type="float" office:value="78.0167" calcext:value-type="float">
            <text:p>78.0167</text:p>
          </table:table-cell>
          <table:table-cell office:value-type="float" office:value="286.403" calcext:value-type="float">
            <text:p>286.403</text:p>
          </table:table-cell>
          <table:table-cell office:value-type="float" office:value="46.4829" calcext:value-type="float">
            <text:p>46.4829</text:p>
          </table:table-cell>
          <table:table-cell office:value-type="float" office:value="78.8992" calcext:value-type="float">
            <text:p>78.8992</text:p>
          </table:table-cell>
          <table:table-cell office:value-type="float" office:value="277.15" calcext:value-type="float">
            <text:p>277.15</text:p>
          </table:table-cell>
          <table:table-cell office:value-type="float" office:value="47.8546" calcext:value-type="float">
            <text:p>47.8546</text:p>
          </table:table-cell>
          <table:table-cell/>
          <table:table-cell table:formula="of:=([.D160]-[.A160])/0.0166667" office:value-type="float" office:value="52.9498941002114" calcext:value-type="float">
            <text:p>52.9498941002114</text:p>
          </table:table-cell>
          <table:table-cell table:formula="of:=ABS([.E160]-[.B160])/0.0166667" office:value-type="float" office:value="555.178889642223" calcext:value-type="float">
            <text:p>555.178889642223</text:p>
          </table:table-cell>
          <table:table-cell table:formula="of:=([.F160]-[.C160])/0.0166667" office:value-type="float" office:value="82.301835396329" calcext:value-type="float">
            <text:p>82.301835396329</text:p>
          </table:table-cell>
          <table:table-cell table:formula="of:=DEGREES(ATAN(ABS([.F160]-[.C160])/ABS([.E160]-[.B160])))" office:value-type="float" office:value="8.43233241222879" calcext:value-type="float">
            <text:p>8.43233241222879</text:p>
          </table:table-cell>
          <table:table-cell table:formula="of:=SQRT(POWER([.H160];2)+POWER([.I160];2)+POWER([.J160];2))" office:value-type="float" office:value="563.738310654155" calcext:value-type="float">
            <text:p>563.738310654155</text:p>
          </table:table-cell>
        </table:table-row>
        <table:table-row table:style-name="ro1">
          <table:table-cell office:value-type="float" office:value="76.8218" calcext:value-type="float">
            <text:p>76.8218</text:p>
          </table:table-cell>
          <table:table-cell office:value-type="float" office:value="294.677" calcext:value-type="float">
            <text:p>294.677</text:p>
          </table:table-cell>
          <table:table-cell office:value-type="float" office:value="45.0029" calcext:value-type="float">
            <text:p>45.0029</text:p>
          </table:table-cell>
          <table:table-cell office:value-type="float" office:value="77.9654" calcext:value-type="float">
            <text:p>77.9654</text:p>
          </table:table-cell>
          <table:table-cell office:value-type="float" office:value="282.47" calcext:value-type="float">
            <text:p>282.47</text:p>
          </table:table-cell>
          <table:table-cell office:value-type="float" office:value="46.569" calcext:value-type="float">
            <text:p>46.569</text:p>
          </table:table-cell>
          <table:table-cell/>
          <table:table-cell table:formula="of:=([.D161]-[.A161])/0.0166667" office:value-type="float" office:value="68.6158627682749" calcext:value-type="float">
            <text:p>68.6158627682749</text:p>
          </table:table-cell>
          <table:table-cell table:formula="of:=ABS([.E161]-[.B161])/0.0166667" office:value-type="float" office:value="732.418535162929" calcext:value-type="float">
            <text:p>732.418535162929</text:p>
          </table:table-cell>
          <table:table-cell table:formula="of:=([.F161]-[.C161])/0.0166667" office:value-type="float" office:value="93.9658120683762" calcext:value-type="float">
            <text:p>93.9658120683762</text:p>
          </table:table-cell>
          <table:table-cell table:formula="of:=DEGREES(ATAN(ABS([.F161]-[.C161])/ABS([.E161]-[.B161])))" office:value-type="float" office:value="7.31083903559731" calcext:value-type="float">
            <text:p>7.31083903559731</text:p>
          </table:table-cell>
          <table:table-cell table:formula="of:=SQRT(POWER([.H161];2)+POWER([.I161];2)+POWER([.J161];2))" office:value-type="float" office:value="741.602738068917" calcext:value-type="float">
            <text:p>741.602738068917</text:p>
          </table:table-cell>
        </table:table-row>
        <table:table-row table:style-name="ro1">
          <table:table-cell office:value-type="float" office:value="77.0082" calcext:value-type="float">
            <text:p>77.0082</text:p>
          </table:table-cell>
          <table:table-cell office:value-type="float" office:value="287.692" calcext:value-type="float">
            <text:p>287.692</text:p>
          </table:table-cell>
          <table:table-cell office:value-type="float" office:value="46.2999" calcext:value-type="float">
            <text:p>46.2999</text:p>
          </table:table-cell>
          <table:table-cell office:value-type="float" office:value="77.6622" calcext:value-type="float">
            <text:p>77.6622</text:p>
          </table:table-cell>
          <table:table-cell office:value-type="float" office:value="278.407" calcext:value-type="float">
            <text:p>278.407</text:p>
          </table:table-cell>
          <table:table-cell office:value-type="float" office:value="47.4303" calcext:value-type="float">
            <text:p>47.4303</text:p>
          </table:table-cell>
          <table:table-cell/>
          <table:table-cell table:formula="of:=([.D162]-[.A162])/0.0166667" office:value-type="float" office:value="39.2399215201567" calcext:value-type="float">
            <text:p>39.2399215201567</text:p>
          </table:table-cell>
          <table:table-cell table:formula="of:=ABS([.E162]-[.B162])/0.0166667" office:value-type="float" office:value="557.09888580223" calcext:value-type="float">
            <text:p>557.09888580223</text:p>
          </table:table-cell>
          <table:table-cell table:formula="of:=([.F162]-[.C162])/0.0166667" office:value-type="float" office:value="67.8238643522714" calcext:value-type="float">
            <text:p>67.8238643522714</text:p>
          </table:table-cell>
          <table:table-cell table:formula="of:=DEGREES(ATAN(ABS([.F162]-[.C162])/ABS([.E162]-[.B162])))" office:value-type="float" office:value="6.94130068094516" calcext:value-type="float">
            <text:p>6.94130068094516</text:p>
          </table:table-cell>
          <table:table-cell table:formula="of:=SQRT(POWER([.H162];2)+POWER([.I162];2)+POWER([.J162];2))" office:value-type="float" office:value="562.582453137911" calcext:value-type="float">
            <text:p>562.582453137911</text:p>
          </table:table-cell>
        </table:table-row>
        <table:table-row table:style-name="ro1">
          <table:table-cell office:value-type="float" office:value="76.3137" calcext:value-type="float">
            <text:p>76.3137</text:p>
          </table:table-cell>
          <table:table-cell office:value-type="float" office:value="296.053" calcext:value-type="float">
            <text:p>296.053</text:p>
          </table:table-cell>
          <table:table-cell office:value-type="float" office:value="44.8016" calcext:value-type="float">
            <text:p>44.8016</text:p>
          </table:table-cell>
          <table:table-cell office:value-type="float" office:value="77.2496" calcext:value-type="float">
            <text:p>77.2496</text:p>
          </table:table-cell>
          <table:table-cell office:value-type="float" office:value="286.41" calcext:value-type="float">
            <text:p>286.41</text:p>
          </table:table-cell>
          <table:table-cell office:value-type="float" office:value="46.2363" calcext:value-type="float">
            <text:p>46.2363</text:p>
          </table:table-cell>
          <table:table-cell/>
          <table:table-cell table:formula="of:=([.D163]-[.A163])/0.0166667" office:value-type="float" office:value="56.1538876922248" calcext:value-type="float">
            <text:p>56.1538876922248</text:p>
          </table:table-cell>
          <table:table-cell table:formula="of:=ABS([.E163]-[.B163])/0.0166667" office:value-type="float" office:value="578.578842842313" calcext:value-type="float">
            <text:p>578.578842842313</text:p>
          </table:table-cell>
          <table:table-cell table:formula="of:=([.F163]-[.C163])/0.0166667" office:value-type="float" office:value="86.0818278363443" calcext:value-type="float">
            <text:p>86.0818278363443</text:p>
          </table:table-cell>
          <table:table-cell table:formula="of:=DEGREES(ATAN(ABS([.F163]-[.C163])/ABS([.E163]-[.B163])))" office:value-type="float" office:value="8.46247477094873" calcext:value-type="float">
            <text:p>8.46247477094873</text:p>
          </table:table-cell>
          <table:table-cell table:formula="of:=SQRT(POWER([.H163];2)+POWER([.I163];2)+POWER([.J163];2))" office:value-type="float" office:value="587.636637363045" calcext:value-type="float">
            <text:p>587.636637363045</text:p>
          </table:table-cell>
        </table:table-row>
        <table:table-row table:style-name="ro1">
          <table:table-cell office:value-type="float" office:value="77.0525" calcext:value-type="float">
            <text:p>77.0525</text:p>
          </table:table-cell>
          <table:table-cell office:value-type="float" office:value="291.955" calcext:value-type="float">
            <text:p>291.955</text:p>
          </table:table-cell>
          <table:table-cell office:value-type="float" office:value="45.1526" calcext:value-type="float">
            <text:p>45.1526</text:p>
          </table:table-cell>
          <table:table-cell office:value-type="float" office:value="78.2016" calcext:value-type="float">
            <text:p>78.2016</text:p>
          </table:table-cell>
          <table:table-cell office:value-type="float" office:value="281.21" calcext:value-type="float">
            <text:p>281.21</text:p>
          </table:table-cell>
          <table:table-cell office:value-type="float" office:value="46.5063" calcext:value-type="float">
            <text:p>46.5063</text:p>
          </table:table-cell>
          <table:table-cell/>
          <table:table-cell table:formula="of:=([.D164]-[.A164])/0.0166667" office:value-type="float" office:value="68.945862108276" calcext:value-type="float">
            <text:p>68.945862108276</text:p>
          </table:table-cell>
          <table:table-cell table:formula="of:=ABS([.E164]-[.B164])/0.0166667" office:value-type="float" office:value="644.698710602579" calcext:value-type="float">
            <text:p>644.698710602579</text:p>
          </table:table-cell>
          <table:table-cell table:formula="of:=([.F164]-[.C164])/0.0166667" office:value-type="float" office:value="81.2218375563251" calcext:value-type="float">
            <text:p>81.2218375563251</text:p>
          </table:table-cell>
          <table:table-cell table:formula="of:=DEGREES(ATAN(ABS([.F164]-[.C164])/ABS([.E164]-[.B164])))" office:value-type="float" office:value="7.18053136464321" calcext:value-type="float">
            <text:p>7.18053136464321</text:p>
          </table:table-cell>
          <table:table-cell table:formula="of:=SQRT(POWER([.H164];2)+POWER([.I164];2)+POWER([.J164];2))" office:value-type="float" office:value="653.442381737294" calcext:value-type="float">
            <text:p>653.442381737294</text:p>
          </table:table-cell>
        </table:table-row>
        <table:table-row table:style-name="ro1">
          <table:table-cell office:value-type="float" office:value="76.3134" calcext:value-type="float">
            <text:p>76.3134</text:p>
          </table:table-cell>
          <table:table-cell office:value-type="float" office:value="296.109" calcext:value-type="float">
            <text:p>296.109</text:p>
          </table:table-cell>
          <table:table-cell office:value-type="float" office:value="44.5353" calcext:value-type="float">
            <text:p>44.5353</text:p>
          </table:table-cell>
          <table:table-cell office:value-type="float" office:value="77.2344" calcext:value-type="float">
            <text:p>77.2344</text:p>
          </table:table-cell>
          <table:table-cell office:value-type="float" office:value="285.104" calcext:value-type="float">
            <text:p>285.104</text:p>
          </table:table-cell>
          <table:table-cell office:value-type="float" office:value="46.18" calcext:value-type="float">
            <text:p>46.18</text:p>
          </table:table-cell>
          <table:table-cell/>
          <table:table-cell table:formula="of:=([.D165]-[.A165])/0.0166667" office:value-type="float" office:value="55.2598894802206" calcext:value-type="float">
            <text:p>55.2598894802206</text:p>
          </table:table-cell>
          <table:table-cell table:formula="of:=ABS([.E165]-[.B165])/0.0166667" office:value-type="float" office:value="660.298679402641" calcext:value-type="float">
            <text:p>660.298679402641</text:p>
          </table:table-cell>
          <table:table-cell table:formula="of:=([.F165]-[.C165])/0.0166667" office:value-type="float" office:value="98.6818026363948" calcext:value-type="float">
            <text:p>98.6818026363948</text:p>
          </table:table-cell>
          <table:table-cell table:formula="of:=DEGREES(ATAN(ABS([.F165]-[.C165])/ABS([.E165]-[.B165])))" office:value-type="float" office:value="8.49995788501688" calcext:value-type="float">
            <text:p>8.49995788501688</text:p>
          </table:table-cell>
          <table:table-cell table:formula="of:=SQRT(POWER([.H165];2)+POWER([.I165];2)+POWER([.J165];2))" office:value-type="float" office:value="669.914994292415" calcext:value-type="float">
            <text:p>669.914994292415</text:p>
          </table:table-cell>
        </table:table-row>
        <table:table-row table:style-name="ro1">
          <table:table-cell office:value-type="float" office:value="76.7935" calcext:value-type="float">
            <text:p>76.7935</text:p>
          </table:table-cell>
          <table:table-cell office:value-type="float" office:value="291.758" calcext:value-type="float">
            <text:p>291.758</text:p>
          </table:table-cell>
          <table:table-cell office:value-type="float" office:value="45.9509" calcext:value-type="float">
            <text:p>45.9509</text:p>
          </table:table-cell>
          <table:table-cell office:value-type="float" office:value="77.4573" calcext:value-type="float">
            <text:p>77.4573</text:p>
          </table:table-cell>
          <table:table-cell office:value-type="float" office:value="282.261" calcext:value-type="float">
            <text:p>282.261</text:p>
          </table:table-cell>
          <table:table-cell office:value-type="float" office:value="47.3557" calcext:value-type="float">
            <text:p>47.3557</text:p>
          </table:table-cell>
          <table:table-cell/>
          <table:table-cell table:formula="of:=([.D166]-[.A166])/0.0166667" office:value-type="float" office:value="39.8279203441599" calcext:value-type="float">
            <text:p>39.8279203441599</text:p>
          </table:table-cell>
          <table:table-cell table:formula="of:=ABS([.E166]-[.B166])/0.0166667" office:value-type="float" office:value="569.818860362277" calcext:value-type="float">
            <text:p>569.818860362277</text:p>
          </table:table-cell>
          <table:table-cell table:formula="of:=([.F166]-[.C166])/0.0166667" office:value-type="float" office:value="84.2878314243373" calcext:value-type="float">
            <text:p>84.2878314243373</text:p>
          </table:table-cell>
          <table:table-cell table:formula="of:=DEGREES(ATAN(ABS([.F166]-[.C166])/ABS([.E166]-[.B166])))" office:value-type="float" office:value="8.41419961050109" calcext:value-type="float">
            <text:p>8.41419961050109</text:p>
          </table:table-cell>
          <table:table-cell table:formula="of:=SQRT(POWER([.H166];2)+POWER([.I166];2)+POWER([.J166];2))" office:value-type="float" office:value="577.394349980775" calcext:value-type="float">
            <text:p>577.394349980775</text:p>
          </table:table-cell>
        </table:table-row>
        <table:table-row table:style-name="ro1">
          <table:table-cell office:value-type="float" office:value="76.5347" calcext:value-type="float">
            <text:p>76.5347</text:p>
          </table:table-cell>
          <table:table-cell office:value-type="float" office:value="291.858" calcext:value-type="float">
            <text:p>291.858</text:p>
          </table:table-cell>
          <table:table-cell office:value-type="float" office:value="45.4274" calcext:value-type="float">
            <text:p>45.4274</text:p>
          </table:table-cell>
          <table:table-cell office:value-type="float" office:value="77.1892" calcext:value-type="float">
            <text:p>77.1892</text:p>
          </table:table-cell>
          <table:table-cell office:value-type="float" office:value="281.023" calcext:value-type="float">
            <text:p>281.023</text:p>
          </table:table-cell>
          <table:table-cell office:value-type="float" office:value="47.0431" calcext:value-type="float">
            <text:p>47.0431</text:p>
          </table:table-cell>
          <table:table-cell/>
          <table:table-cell table:formula="of:=([.D167]-[.A167])/0.0166667" office:value-type="float" office:value="39.269921460157" calcext:value-type="float">
            <text:p>39.269921460157</text:p>
          </table:table-cell>
          <table:table-cell table:formula="of:=ABS([.E167]-[.B167])/0.0166667" office:value-type="float" office:value="650.098699802599" calcext:value-type="float">
            <text:p>650.098699802599</text:p>
          </table:table-cell>
          <table:table-cell table:formula="of:=([.F167]-[.C167])/0.0166667" office:value-type="float" office:value="96.941806116388" calcext:value-type="float">
            <text:p>96.941806116388</text:p>
          </table:table-cell>
          <table:table-cell table:formula="of:=DEGREES(ATAN(ABS([.F167]-[.C167])/ABS([.E167]-[.B167])))" office:value-type="float" office:value="8.48136983281657" calcext:value-type="float">
            <text:p>8.48136983281657</text:p>
          </table:table-cell>
          <table:table-cell table:formula="of:=SQRT(POWER([.H167];2)+POWER([.I167];2)+POWER([.J167];2))" office:value-type="float" office:value="658.458928096221" calcext:value-type="float">
            <text:p>658.458928096221</text:p>
          </table:table-cell>
        </table:table-row>
        <table:table-row table:style-name="ro1">
          <table:table-cell office:value-type="float" office:value="77.2497" calcext:value-type="float">
            <text:p>77.2497</text:p>
          </table:table-cell>
          <table:table-cell office:value-type="float" office:value="286.461" calcext:value-type="float">
            <text:p>286.461</text:p>
          </table:table-cell>
          <table:table-cell office:value-type="float" office:value="45.976" calcext:value-type="float">
            <text:p>45.976</text:p>
          </table:table-cell>
          <table:table-cell office:value-type="float" office:value="77.8804" calcext:value-type="float">
            <text:p>77.8804</text:p>
          </table:table-cell>
          <table:table-cell office:value-type="float" office:value="275.874" calcext:value-type="float">
            <text:p>275.874</text:p>
          </table:table-cell>
          <table:table-cell office:value-type="float" office:value="47.5606" calcext:value-type="float">
            <text:p>47.5606</text:p>
          </table:table-cell>
          <table:table-cell/>
          <table:table-cell table:formula="of:=([.D168]-[.A168])/0.0166667" office:value-type="float" office:value="37.8419243161508" calcext:value-type="float">
            <text:p>37.8419243161508</text:p>
          </table:table-cell>
          <table:table-cell table:formula="of:=ABS([.E168]-[.B168])/0.0166667" office:value-type="float" office:value="635.21872956254" calcext:value-type="float">
            <text:p>635.21872956254</text:p>
          </table:table-cell>
          <table:table-cell table:formula="of:=([.F168]-[.C168])/0.0166667" office:value-type="float" office:value="95.0758098483804" calcext:value-type="float">
            <text:p>95.0758098483804</text:p>
          </table:table-cell>
          <table:table-cell table:formula="of:=DEGREES(ATAN(ABS([.F168]-[.C168])/ABS([.E168]-[.B168])))" office:value-type="float" office:value="8.51250453894963" calcext:value-type="float">
            <text:p>8.51250453894963</text:p>
          </table:table-cell>
          <table:table-cell table:formula="of:=SQRT(POWER([.H168];2)+POWER([.I168];2)+POWER([.J168];2))" office:value-type="float" office:value="643.408311448743" calcext:value-type="float">
            <text:p>643.408311448743</text:p>
          </table:table-cell>
        </table:table-row>
        <table:table-row table:style-name="ro1">
          <table:table-cell office:value-type="float" office:value="76.7935" calcext:value-type="float">
            <text:p>76.7935</text:p>
          </table:table-cell>
          <table:table-cell office:value-type="float" office:value="291.871" calcext:value-type="float">
            <text:p>291.871</text:p>
          </table:table-cell>
          <table:table-cell office:value-type="float" office:value="45.4231" calcext:value-type="float">
            <text:p>45.4231</text:p>
          </table:table-cell>
          <table:table-cell office:value-type="float" office:value="78.1647" calcext:value-type="float">
            <text:p>78.1647</text:p>
          </table:table-cell>
          <table:table-cell office:value-type="float" office:value="278.398" calcext:value-type="float">
            <text:p>278.398</text:p>
          </table:table-cell>
          <table:table-cell office:value-type="float" office:value="47.6752" calcext:value-type="float">
            <text:p>47.6752</text:p>
          </table:table-cell>
          <table:table-cell/>
          <table:table-cell table:formula="of:=([.D169]-[.A169])/0.0166667" office:value-type="float" office:value="82.2718354563292" calcext:value-type="float">
            <text:p>82.2718354563292</text:p>
          </table:table-cell>
          <table:table-cell table:formula="of:=ABS([.E169]-[.B169])/0.0166667" office:value-type="float" office:value="808.378383243231" calcext:value-type="float">
            <text:p>808.378383243231</text:p>
          </table:table-cell>
          <table:table-cell table:formula="of:=([.F169]-[.C169])/0.0166667" office:value-type="float" office:value="135.12572974854" calcext:value-type="float">
            <text:p>135.12572974854</text:p>
          </table:table-cell>
          <table:table-cell table:formula="of:=DEGREES(ATAN(ABS([.F169]-[.C169])/ABS([.E169]-[.B169])))" office:value-type="float" office:value="9.48962886305352" calcext:value-type="float">
            <text:p>9.48962886305352</text:p>
          </table:table-cell>
          <table:table-cell table:formula="of:=SQRT(POWER([.H169];2)+POWER([.I169];2)+POWER([.J169];2))" office:value-type="float" office:value="823.713073979264" calcext:value-type="float">
            <text:p>823.713073979264</text:p>
          </table:table-cell>
        </table:table-row>
        <table:table-row table:style-name="ro1">
          <table:table-cell office:value-type="float" office:value="76.8217" calcext:value-type="float">
            <text:p>76.8217</text:p>
          </table:table-cell>
          <table:table-cell office:value-type="float" office:value="294.672" calcext:value-type="float">
            <text:p>294.672</text:p>
          </table:table-cell>
          <table:table-cell office:value-type="float" office:value="45.0038" calcext:value-type="float">
            <text:p>45.0038</text:p>
          </table:table-cell>
          <table:table-cell office:value-type="float" office:value="77.9646" calcext:value-type="float">
            <text:p>77.9646</text:p>
          </table:table-cell>
          <table:table-cell office:value-type="float" office:value="282.36" calcext:value-type="float">
            <text:p>282.36</text:p>
          </table:table-cell>
          <table:table-cell office:value-type="float" office:value="47.0862" calcext:value-type="float">
            <text:p>47.0862</text:p>
          </table:table-cell>
          <table:table-cell/>
          <table:table-cell table:formula="of:=([.D170]-[.A170])/0.0166667" office:value-type="float" office:value="68.5738628522741" calcext:value-type="float">
            <text:p>68.5738628522741</text:p>
          </table:table-cell>
          <table:table-cell table:formula="of:=ABS([.E170]-[.B170])/0.0166667" office:value-type="float" office:value="738.718522562956" calcext:value-type="float">
            <text:p>738.718522562956</text:p>
          </table:table-cell>
          <table:table-cell table:formula="of:=([.F170]-[.C170])/0.0166667" office:value-type="float" office:value="124.9437501125" calcext:value-type="float">
            <text:p>124.9437501125</text:p>
          </table:table-cell>
          <table:table-cell table:formula="of:=DEGREES(ATAN(ABS([.F170]-[.C170])/ABS([.E170]-[.B170])))" office:value-type="float" office:value="9.59991436981894" calcext:value-type="float">
            <text:p>9.59991436981894</text:p>
          </table:table-cell>
          <table:table-cell table:formula="of:=SQRT(POWER([.H170];2)+POWER([.I170];2)+POWER([.J170];2))" office:value-type="float" office:value="752.34192421814" calcext:value-type="float">
            <text:p>752.34192421814</text:p>
          </table:table-cell>
        </table:table-row>
        <table:table-row table:style-name="ro1">
          <table:table-cell office:value-type="float" office:value="77.4891" calcext:value-type="float">
            <text:p>77.4891</text:p>
          </table:table-cell>
          <table:table-cell office:value-type="float" office:value="285.005" calcext:value-type="float">
            <text:p>285.005</text:p>
          </table:table-cell>
          <table:table-cell office:value-type="float" office:value="46.6962" calcext:value-type="float">
            <text:p>46.6962</text:p>
          </table:table-cell>
          <table:table-cell office:value-type="float" office:value="78.3614" calcext:value-type="float">
            <text:p>78.3614</text:p>
          </table:table-cell>
          <table:table-cell office:value-type="float" office:value="274.509" calcext:value-type="float">
            <text:p>274.509</text:p>
          </table:table-cell>
          <table:table-cell office:value-type="float" office:value="48.2534" calcext:value-type="float">
            <text:p>48.2534</text:p>
          </table:table-cell>
          <table:table-cell/>
          <table:table-cell table:formula="of:=([.D171]-[.A171])/0.0166667" office:value-type="float" office:value="52.3378953242099" calcext:value-type="float">
            <text:p>52.3378953242099</text:p>
          </table:table-cell>
          <table:table-cell table:formula="of:=ABS([.E171]-[.B171])/0.0166667" office:value-type="float" office:value="629.758740482518" calcext:value-type="float">
            <text:p>629.758740482518</text:p>
          </table:table-cell>
          <table:table-cell table:formula="of:=([.F171]-[.C171])/0.0166667" office:value-type="float" office:value="93.4318131363738" calcext:value-type="float">
            <text:p>93.4318131363738</text:p>
          </table:table-cell>
          <table:table-cell table:formula="of:=DEGREES(ATAN(ABS([.F171]-[.C171])/ABS([.E171]-[.B171])))" office:value-type="float" office:value="8.4389179734635" calcext:value-type="float">
            <text:p>8.4389179734635</text:p>
          </table:table-cell>
          <table:table-cell table:formula="of:=SQRT(POWER([.H171];2)+POWER([.I171];2)+POWER([.J171];2))" office:value-type="float" office:value="638.799522704147" calcext:value-type="float">
            <text:p>638.799522704147</text:p>
          </table:table-cell>
        </table:table-row>
        <table:table-row table:style-name="ro1">
          <table:table-cell office:value-type="float" office:value="76.2881" calcext:value-type="float">
            <text:p>76.2881</text:p>
          </table:table-cell>
          <table:table-cell office:value-type="float" office:value="293.29" calcext:value-type="float">
            <text:p>293.29</text:p>
          </table:table-cell>
          <table:table-cell office:value-type="float" office:value="44.959" calcext:value-type="float">
            <text:p>44.959</text:p>
          </table:table-cell>
          <table:table-cell office:value-type="float" office:value="77.4266" calcext:value-type="float">
            <text:p>77.4266</text:p>
          </table:table-cell>
          <table:table-cell office:value-type="float" office:value="279.765" calcext:value-type="float">
            <text:p>279.765</text:p>
          </table:table-cell>
          <table:table-cell office:value-type="float" office:value="46.9802" calcext:value-type="float">
            <text:p>46.9802</text:p>
          </table:table-cell>
          <table:table-cell/>
          <table:table-cell table:formula="of:=([.D172]-[.A172])/0.0166667" office:value-type="float" office:value="68.3098633802728" calcext:value-type="float">
            <text:p>68.3098633802728</text:p>
          </table:table-cell>
          <table:table-cell table:formula="of:=ABS([.E172]-[.B172])/0.0166667" office:value-type="float" office:value="811.498377003248" calcext:value-type="float">
            <text:p>811.498377003248</text:p>
          </table:table-cell>
          <table:table-cell table:formula="of:=([.F172]-[.C172])/0.0166667" office:value-type="float" office:value="121.271757456485" calcext:value-type="float">
            <text:p>121.271757456485</text:p>
          </table:table-cell>
          <table:table-cell table:formula="of:=DEGREES(ATAN(ABS([.F172]-[.C172])/ABS([.E172]-[.B172])))" office:value-type="float" office:value="8.49948288927632" calcext:value-type="float">
            <text:p>8.49948288927632</text:p>
          </table:table-cell>
          <table:table-cell table:formula="of:=SQRT(POWER([.H172];2)+POWER([.I172];2)+POWER([.J172];2))" office:value-type="float" office:value="823.348463574519" calcext:value-type="float">
            <text:p>823.348463574519</text:p>
          </table:table-cell>
        </table:table-row>
        <table:table-row table:style-name="ro1">
          <table:table-cell office:value-type="float" office:value="76.5479" calcext:value-type="float">
            <text:p>76.5479</text:p>
          </table:table-cell>
          <table:table-cell office:value-type="float" office:value="293.249" calcext:value-type="float">
            <text:p>293.249</text:p>
          </table:table-cell>
          <table:table-cell office:value-type="float" office:value="45.2192" calcext:value-type="float">
            <text:p>45.2192</text:p>
          </table:table-cell>
          <table:table-cell office:value-type="float" office:value="77.7114" calcext:value-type="float">
            <text:p>77.7114</text:p>
          </table:table-cell>
          <table:table-cell office:value-type="float" office:value="282.402" calcext:value-type="float">
            <text:p>282.402</text:p>
          </table:table-cell>
          <table:table-cell office:value-type="float" office:value="46.832" calcext:value-type="float">
            <text:p>46.832</text:p>
          </table:table-cell>
          <table:table-cell/>
          <table:table-cell table:formula="of:=([.D173]-[.A173])/0.0166667" office:value-type="float" office:value="69.8098603802792" calcext:value-type="float">
            <text:p>69.8098603802792</text:p>
          </table:table-cell>
          <table:table-cell table:formula="of:=ABS([.E173]-[.B173])/0.0166667" office:value-type="float" office:value="650.818698362605" calcext:value-type="float">
            <text:p>650.818698362605</text:p>
          </table:table-cell>
          <table:table-cell table:formula="of:=([.F173]-[.C173])/0.0166667" office:value-type="float" office:value="96.7678064643871" calcext:value-type="float">
            <text:p>96.7678064643871</text:p>
          </table:table-cell>
          <table:table-cell table:formula="of:=DEGREES(ATAN(ABS([.F173]-[.C173])/ABS([.E173]-[.B173])))" office:value-type="float" office:value="8.45713676163589" calcext:value-type="float">
            <text:p>8.45713676163589</text:p>
          </table:table-cell>
          <table:table-cell table:formula="of:=SQRT(POWER([.H173];2)+POWER([.I173];2)+POWER([.J173];2))" office:value-type="float" office:value="661.666383544335" calcext:value-type="float">
            <text:p>661.666383544335</text:p>
          </table:table-cell>
        </table:table-row>
        <table:table-row table:style-name="ro1">
          <table:table-cell office:value-type="float" office:value="77.2647" calcext:value-type="float">
            <text:p>77.2647</text:p>
          </table:table-cell>
          <table:table-cell office:value-type="float" office:value="287.717" calcext:value-type="float">
            <text:p>287.717</text:p>
          </table:table-cell>
          <table:table-cell office:value-type="float" office:value="46.2939" calcext:value-type="float">
            <text:p>46.2939</text:p>
          </table:table-cell>
          <table:table-cell office:value-type="float" office:value="78.1649" calcext:value-type="float">
            <text:p>78.1649</text:p>
          </table:table-cell>
          <table:table-cell office:value-type="float" office:value="278.409" calcext:value-type="float">
            <text:p>278.409</text:p>
          </table:table-cell>
          <table:table-cell office:value-type="float" office:value="47.6736" calcext:value-type="float">
            <text:p>47.6736</text:p>
          </table:table-cell>
          <table:table-cell/>
          <table:table-cell table:formula="of:=([.D174]-[.A174])/0.0166667" office:value-type="float" office:value="54.0118919762159" calcext:value-type="float">
            <text:p>54.0118919762159</text:p>
          </table:table-cell>
          <table:table-cell table:formula="of:=ABS([.E174]-[.B174])/0.0166667" office:value-type="float" office:value="558.478883042234" calcext:value-type="float">
            <text:p>558.478883042234</text:p>
          </table:table-cell>
          <table:table-cell table:formula="of:=([.F174]-[.C174])/0.0166667" office:value-type="float" office:value="82.7818344363311" calcext:value-type="float">
            <text:p>82.7818344363311</text:p>
          </table:table-cell>
          <table:table-cell table:formula="of:=DEGREES(ATAN(ABS([.F174]-[.C174])/ABS([.E174]-[.B174])))" office:value-type="float" office:value="8.43140839655769" calcext:value-type="float">
            <text:p>8.43140839655769</text:p>
          </table:table-cell>
          <table:table-cell table:formula="of:=SQRT(POWER([.H174];2)+POWER([.I174];2)+POWER([.J174];2))" office:value-type="float" office:value="567.158513461268" calcext:value-type="float">
            <text:p>567.158513461268</text:p>
          </table:table-cell>
        </table:table-row>
        <table:table-row table:style-name="ro1">
          <table:table-cell office:value-type="float" office:value="76.7655" calcext:value-type="float">
            <text:p>76.7655</text:p>
          </table:table-cell>
          <table:table-cell office:value-type="float" office:value="289.097" calcext:value-type="float">
            <text:p>289.097</text:p>
          </table:table-cell>
          <table:table-cell office:value-type="float" office:value="45.8385" calcext:value-type="float">
            <text:p>45.8385</text:p>
          </table:table-cell>
          <table:table-cell office:value-type="float" office:value="77.4109" calcext:value-type="float">
            <text:p>77.4109</text:p>
          </table:table-cell>
          <table:table-cell office:value-type="float" office:value="278.392" calcext:value-type="float">
            <text:p>278.392</text:p>
          </table:table-cell>
          <table:table-cell office:value-type="float" office:value="47.4348" calcext:value-type="float">
            <text:p>47.4348</text:p>
          </table:table-cell>
          <table:table-cell/>
          <table:table-cell table:formula="of:=([.D175]-[.A175])/0.0166667" office:value-type="float" office:value="38.7239225521546" calcext:value-type="float">
            <text:p>38.7239225521546</text:p>
          </table:table-cell>
          <table:table-cell table:formula="of:=ABS([.E175]-[.B175])/0.0166667" office:value-type="float" office:value="642.298715402568" calcext:value-type="float">
            <text:p>642.298715402568</text:p>
          </table:table-cell>
          <table:table-cell table:formula="of:=([.F175]-[.C175])/0.0166667" office:value-type="float" office:value="95.7778084443831" calcext:value-type="float">
            <text:p>95.7778084443831</text:p>
          </table:table-cell>
          <table:table-cell table:formula="of:=DEGREES(ATAN(ABS([.F175]-[.C175])/ABS([.E175]-[.B175])))" office:value-type="float" office:value="8.48129348213894" calcext:value-type="float">
            <text:p>8.48129348213894</text:p>
          </table:table-cell>
          <table:table-cell table:formula="of:=SQRT(POWER([.H175];2)+POWER([.I175];2)+POWER([.J175];2))" office:value-type="float" office:value="650.554048927546" calcext:value-type="float">
            <text:p>650.554048927546</text:p>
          </table:table-cell>
        </table:table-row>
        <table:table-row table:style-name="ro1">
          <table:table-cell office:value-type="float" office:value="76.0285" calcext:value-type="float">
            <text:p>76.0285</text:p>
          </table:table-cell>
          <table:table-cell office:value-type="float" office:value="293.277" calcext:value-type="float">
            <text:p>293.277</text:p>
          </table:table-cell>
          <table:table-cell office:value-type="float" office:value="44.9634" calcext:value-type="float">
            <text:p>44.9634</text:p>
          </table:table-cell>
          <table:table-cell office:value-type="float" office:value="76.6834" calcext:value-type="float">
            <text:p>76.6834</text:p>
          </table:table-cell>
          <table:table-cell office:value-type="float" office:value="281.031" calcext:value-type="float">
            <text:p>281.031</text:p>
          </table:table-cell>
          <table:table-cell office:value-type="float" office:value="46.7969" calcext:value-type="float">
            <text:p>46.7969</text:p>
          </table:table-cell>
          <table:table-cell/>
          <table:table-cell table:formula="of:=([.D176]-[.A176])/0.0166667" office:value-type="float" office:value="39.2939214121579" calcext:value-type="float">
            <text:p>39.2939214121579</text:p>
          </table:table-cell>
          <table:table-cell table:formula="of:=ABS([.E176]-[.B176])/0.0166667" office:value-type="float" office:value="734.758530482938" calcext:value-type="float">
            <text:p>734.758530482938</text:p>
          </table:table-cell>
          <table:table-cell table:formula="of:=([.F176]-[.C176])/0.0166667" office:value-type="float" office:value="110.00977998044" calcext:value-type="float">
            <text:p>110.00977998044</text:p>
          </table:table-cell>
          <table:table-cell table:formula="of:=DEGREES(ATAN(ABS([.F176]-[.C176])/ABS([.E176]-[.B176])))" office:value-type="float" office:value="8.51520732733499" calcext:value-type="float">
            <text:p>8.51520732733499</text:p>
          </table:table-cell>
          <table:table-cell table:formula="of:=SQRT(POWER([.H176];2)+POWER([.I176];2)+POWER([.J176];2))" office:value-type="float" office:value="743.986735142997" calcext:value-type="float">
            <text:p>743.986735142997</text:p>
          </table:table-cell>
        </table:table-row>
        <table:table-row table:style-name="ro1">
          <table:table-cell office:value-type="float" office:value="75.8026" calcext:value-type="float">
            <text:p>75.8026</text:p>
          </table:table-cell>
          <table:table-cell office:value-type="float" office:value="297.437" calcext:value-type="float">
            <text:p>297.437</text:p>
          </table:table-cell>
          <table:table-cell office:value-type="float" office:value="44.5992" calcext:value-type="float">
            <text:p>44.5992</text:p>
          </table:table-cell>
          <table:table-cell office:value-type="float" office:value="76.2022" calcext:value-type="float">
            <text:p>76.2022</text:p>
          </table:table-cell>
          <table:table-cell office:value-type="float" office:value="283.562" calcext:value-type="float">
            <text:p>283.562</text:p>
          </table:table-cell>
          <table:table-cell office:value-type="float" office:value="46.9231" calcext:value-type="float">
            <text:p>46.9231</text:p>
          </table:table-cell>
          <table:table-cell/>
          <table:table-cell table:formula="of:=([.D177]-[.A177])/0.0166667" office:value-type="float" office:value="23.9759520480963" calcext:value-type="float">
            <text:p>23.9759520480963</text:p>
          </table:table-cell>
          <table:table-cell table:formula="of:=ABS([.E177]-[.B177])/0.0166667" office:value-type="float" office:value="832.49833500333" calcext:value-type="float">
            <text:p>832.49833500333</text:p>
          </table:table-cell>
          <table:table-cell table:formula="of:=([.F177]-[.C177])/0.0166667" office:value-type="float" office:value="139.433721132557" calcext:value-type="float">
            <text:p>139.433721132557</text:p>
          </table:table-cell>
          <table:table-cell table:formula="of:=DEGREES(ATAN(ABS([.F177]-[.C177])/ABS([.E177]-[.B177])))" office:value-type="float" office:value="9.5081192382425" calcext:value-type="float">
            <text:p>9.5081192382425</text:p>
          </table:table-cell>
          <table:table-cell table:formula="of:=SQRT(POWER([.H177];2)+POWER([.I177];2)+POWER([.J177];2))" office:value-type="float" office:value="844.434773472055" calcext:value-type="float">
            <text:p>844.434773472055</text:p>
          </table:table-cell>
        </table:table-row>
        <table:table-row table:style-name="ro1">
          <table:table-cell office:value-type="float" office:value="76.836" calcext:value-type="float">
            <text:p>76.836</text:p>
          </table:table-cell>
          <table:table-cell office:value-type="float" office:value="296.207" calcext:value-type="float">
            <text:p>296.207</text:p>
          </table:table-cell>
          <table:table-cell office:value-type="float" office:value="44.2577" calcext:value-type="float">
            <text:p>44.2577</text:p>
          </table:table-cell>
          <table:table-cell office:value-type="float" office:value="77.9831" calcext:value-type="float">
            <text:p>77.9831</text:p>
          </table:table-cell>
          <table:table-cell office:value-type="float" office:value="283.873" calcext:value-type="float">
            <text:p>283.873</text:p>
          </table:table-cell>
          <table:table-cell office:value-type="float" office:value="46.1068" calcext:value-type="float">
            <text:p>46.1068</text:p>
          </table:table-cell>
          <table:table-cell/>
          <table:table-cell table:formula="of:=([.D178]-[.A178])/0.0166667" office:value-type="float" office:value="68.825862348275" calcext:value-type="float">
            <text:p>68.825862348275</text:p>
          </table:table-cell>
          <table:table-cell table:formula="of:=ABS([.E178]-[.B178])/0.0166667" office:value-type="float" office:value="740.03851992296" calcext:value-type="float">
            <text:p>740.03851992296</text:p>
          </table:table-cell>
          <table:table-cell table:formula="of:=([.F178]-[.C178])/0.0166667" office:value-type="float" office:value="110.945778108444" calcext:value-type="float">
            <text:p>110.945778108444</text:p>
          </table:table-cell>
          <table:table-cell table:formula="of:=DEGREES(ATAN(ABS([.F178]-[.C178])/ABS([.E178]-[.B178])))" office:value-type="float" office:value="8.52622242375116" calcext:value-type="float">
            <text:p>8.52622242375116</text:p>
          </table:table-cell>
          <table:table-cell table:formula="of:=SQRT(POWER([.H178];2)+POWER([.I178];2)+POWER([.J178];2))" office:value-type="float" office:value="751.467215504334" calcext:value-type="float">
            <text:p>751.467215504334</text:p>
          </table:table-cell>
        </table:table-row>
        <table:table-row table:style-name="ro1">
          <table:table-cell office:value-type="float" office:value="77.5058" calcext:value-type="float">
            <text:p>77.5058</text:p>
          </table:table-cell>
          <table:table-cell office:value-type="float" office:value="286.537" calcext:value-type="float">
            <text:p>286.537</text:p>
          </table:table-cell>
          <table:table-cell office:value-type="float" office:value="45.7095" calcext:value-type="float">
            <text:p>45.7095</text:p>
          </table:table-cell>
          <table:table-cell office:value-type="float" office:value="78.3629" calcext:value-type="float">
            <text:p>78.3629</text:p>
          </table:table-cell>
          <table:table-cell office:value-type="float" office:value="274.669" calcext:value-type="float">
            <text:p>274.669</text:p>
          </table:table-cell>
          <table:table-cell office:value-type="float" office:value="47.4911" calcext:value-type="float">
            <text:p>47.4911</text:p>
          </table:table-cell>
          <table:table-cell/>
          <table:table-cell table:formula="of:=([.D179]-[.A179])/0.0166667" office:value-type="float" office:value="51.4258971482059" calcext:value-type="float">
            <text:p>51.4258971482059</text:p>
          </table:table-cell>
          <table:table-cell table:formula="of:=ABS([.E179]-[.B179])/0.0166667" office:value-type="float" office:value="712.078575842848" calcext:value-type="float">
            <text:p>712.078575842848</text:p>
          </table:table-cell>
          <table:table-cell table:formula="of:=([.F179]-[.C179])/0.0166667" office:value-type="float" office:value="106.895786208428" calcext:value-type="float">
            <text:p>106.895786208428</text:p>
          </table:table-cell>
          <table:table-cell table:formula="of:=DEGREES(ATAN(ABS([.F179]-[.C179])/ABS([.E179]-[.B179])))" office:value-type="float" office:value="8.53737562268482" calcext:value-type="float">
            <text:p>8.53737562268482</text:p>
          </table:table-cell>
          <table:table-cell table:formula="of:=SQRT(POWER([.H179];2)+POWER([.I179];2)+POWER([.J179];2))" office:value-type="float" office:value="721.891425479618" calcext:value-type="float">
            <text:p>721.891425479618</text:p>
          </table:table-cell>
        </table:table-row>
        <table:table-row table:style-name="ro1">
          <table:table-cell office:value-type="float" office:value="76.8218" calcext:value-type="float">
            <text:p>76.8218</text:p>
          </table:table-cell>
          <table:table-cell office:value-type="float" office:value="294.738" calcext:value-type="float">
            <text:p>294.738</text:p>
          </table:table-cell>
          <table:table-cell office:value-type="float" office:value="44.7366" calcext:value-type="float">
            <text:p>44.7366</text:p>
          </table:table-cell>
          <table:table-cell office:value-type="float" office:value="77.9826" calcext:value-type="float">
            <text:p>77.9826</text:p>
          </table:table-cell>
          <table:table-cell office:value-type="float" office:value="283.812" calcext:value-type="float">
            <text:p>283.812</text:p>
          </table:table-cell>
          <table:table-cell office:value-type="float" office:value="46.3674" calcext:value-type="float">
            <text:p>46.3674</text:p>
          </table:table-cell>
          <table:table-cell/>
          <table:table-cell table:formula="of:=([.D180]-[.A180])/0.0166667" office:value-type="float" office:value="69.6478607042791" calcext:value-type="float">
            <text:p>69.6478607042791</text:p>
          </table:table-cell>
          <table:table-cell table:formula="of:=ABS([.E180]-[.B180])/0.0166667" office:value-type="float" office:value="655.558688882622" calcext:value-type="float">
            <text:p>655.558688882622</text:p>
          </table:table-cell>
          <table:table-cell table:formula="of:=([.F180]-[.C180])/0.0166667" office:value-type="float" office:value="97.8478043043914" calcext:value-type="float">
            <text:p>97.8478043043914</text:p>
          </table:table-cell>
          <table:table-cell table:formula="of:=DEGREES(ATAN(ABS([.F180]-[.C180])/ABS([.E180]-[.B180])))" office:value-type="float" office:value="8.48921950662385" calcext:value-type="float">
            <text:p>8.48921950662385</text:p>
          </table:table-cell>
          <table:table-cell table:formula="of:=SQRT(POWER([.H180];2)+POWER([.I180];2)+POWER([.J180];2))" office:value-type="float" office:value="666.469963222181" calcext:value-type="float">
            <text:p>666.469963222181</text:p>
          </table:table-cell>
        </table:table-row>
        <table:table-row table:style-name="ro1">
          <table:table-cell office:value-type="float" office:value="76.5348" calcext:value-type="float">
            <text:p>76.5348</text:p>
          </table:table-cell>
          <table:table-cell office:value-type="float" office:value="291.799" calcext:value-type="float">
            <text:p>291.799</text:p>
          </table:table-cell>
          <table:table-cell office:value-type="float" office:value="45.6918" calcext:value-type="float">
            <text:p>45.6918</text:p>
          </table:table-cell>
          <table:table-cell office:value-type="float" office:value="77.1742" calcext:value-type="float">
            <text:p>77.1742</text:p>
          </table:table-cell>
          <table:table-cell office:value-type="float" office:value="279.643" calcext:value-type="float">
            <text:p>279.643</text:p>
          </table:table-cell>
          <table:table-cell office:value-type="float" office:value="47.4986" calcext:value-type="float">
            <text:p>47.4986</text:p>
          </table:table-cell>
          <table:table-cell/>
          <table:table-cell table:formula="of:=([.D181]-[.A181])/0.0166667" office:value-type="float" office:value="38.3639232721532" calcext:value-type="float">
            <text:p>38.3639232721532</text:p>
          </table:table-cell>
          <table:table-cell table:formula="of:=ABS([.E181]-[.B181])/0.0166667" office:value-type="float" office:value="729.358541282918" calcext:value-type="float">
            <text:p>729.358541282918</text:p>
          </table:table-cell>
          <table:table-cell table:formula="of:=([.F181]-[.C181])/0.0166667" office:value-type="float" office:value="108.407783184434" calcext:value-type="float">
            <text:p>108.407783184434</text:p>
          </table:table-cell>
          <table:table-cell table:formula="of:=DEGREES(ATAN(ABS([.F181]-[.C181])/ABS([.E181]-[.B181])))" office:value-type="float" office:value="8.45423001459136" calcext:value-type="float">
            <text:p>8.45423001459136</text:p>
          </table:table-cell>
          <table:table-cell table:formula="of:=SQRT(POWER([.H181];2)+POWER([.I181];2)+POWER([.J181];2))" office:value-type="float" office:value="738.368417394826" calcext:value-type="float">
            <text:p>738.368417394826</text:p>
          </table:table-cell>
        </table:table-row>
        <table:table-row table:style-name="ro1">
          <table:table-cell office:value-type="float" office:value="76.9792" calcext:value-type="float">
            <text:p>76.9792</text:p>
          </table:table-cell>
          <table:table-cell office:value-type="float" office:value="284.972" calcext:value-type="float">
            <text:p>284.972</text:p>
          </table:table-cell>
          <table:table-cell office:value-type="float" office:value="46.7057" calcext:value-type="float">
            <text:p>46.7057</text:p>
          </table:table-cell>
          <table:table-cell office:value-type="float" office:value="77.6141" calcext:value-type="float">
            <text:p>77.6141</text:p>
          </table:table-cell>
          <table:table-cell office:value-type="float" office:value="274.5" calcext:value-type="float">
            <text:p>274.5</text:p>
          </table:table-cell>
          <table:table-cell office:value-type="float" office:value="48.0156" calcext:value-type="float">
            <text:p>48.0156</text:p>
          </table:table-cell>
          <table:table-cell/>
          <table:table-cell table:formula="of:=([.D182]-[.A182])/0.0166667" office:value-type="float" office:value="38.0939238121516" calcext:value-type="float">
            <text:p>38.0939238121516</text:p>
          </table:table-cell>
          <table:table-cell table:formula="of:=ABS([.E182]-[.B182])/0.0166667" office:value-type="float" office:value="628.318743362512" calcext:value-type="float">
            <text:p>628.318743362512</text:p>
          </table:table-cell>
          <table:table-cell table:formula="of:=([.F182]-[.C182])/0.0166667" office:value-type="float" office:value="78.5938428123143" calcext:value-type="float">
            <text:p>78.5938428123143</text:p>
          </table:table-cell>
          <table:table-cell table:formula="of:=DEGREES(ATAN(ABS([.F182]-[.C182])/ABS([.E182]-[.B182])))" office:value-type="float" office:value="7.12986473872326" calcext:value-type="float">
            <text:p>7.12986473872326</text:p>
          </table:table-cell>
          <table:table-cell table:formula="of:=SQRT(POWER([.H182];2)+POWER([.I182];2)+POWER([.J182];2))" office:value-type="float" office:value="634.35997857688" calcext:value-type="float">
            <text:p>634.35997857688</text:p>
          </table:table-cell>
        </table:table-row>
        <table:table-row table:style-name="ro1">
          <table:table-cell office:value-type="float" office:value="77.0229" calcext:value-type="float">
            <text:p>77.0229</text:p>
          </table:table-cell>
          <table:table-cell office:value-type="float" office:value="289.18" calcext:value-type="float">
            <text:p>289.18</text:p>
          </table:table-cell>
          <table:table-cell office:value-type="float" office:value="45.5697" calcext:value-type="float">
            <text:p>45.5697</text:p>
          </table:table-cell>
          <table:table-cell office:value-type="float" office:value="77.9145" calcext:value-type="float">
            <text:p>77.9145</text:p>
          </table:table-cell>
          <table:table-cell office:value-type="float" office:value="278.544" calcext:value-type="float">
            <text:p>278.544</text:p>
          </table:table-cell>
          <table:table-cell office:value-type="float" office:value="46.9108" calcext:value-type="float">
            <text:p>46.9108</text:p>
          </table:table-cell>
          <table:table-cell/>
          <table:table-cell table:formula="of:=([.D183]-[.A183])/0.0166667" office:value-type="float" office:value="53.4958930082138" calcext:value-type="float">
            <text:p>53.4958930082138</text:p>
          </table:table-cell>
          <table:table-cell table:formula="of:=ABS([.E183]-[.B183])/0.0166667" office:value-type="float" office:value="638.158723682554" calcext:value-type="float">
            <text:p>638.158723682554</text:p>
          </table:table-cell>
          <table:table-cell table:formula="of:=([.F183]-[.C183])/0.0166667" office:value-type="float" office:value="80.4658390683221" calcext:value-type="float">
            <text:p>80.4658390683221</text:p>
          </table:table-cell>
          <table:table-cell table:formula="of:=DEGREES(ATAN(ABS([.F183]-[.C183])/ABS([.E183]-[.B183])))" office:value-type="float" office:value="7.1865355165843" calcext:value-type="float">
            <text:p>7.1865355165843</text:p>
          </table:table-cell>
          <table:table-cell table:formula="of:=SQRT(POWER([.H183];2)+POWER([.I183];2)+POWER([.J183];2))" office:value-type="float" office:value="645.432504943671" calcext:value-type="float">
            <text:p>645.432504943671</text:p>
          </table:table-cell>
        </table:table-row>
        <table:table-row table:style-name="ro1">
          <table:table-cell office:value-type="float" office:value="76.9937" calcext:value-type="float">
            <text:p>76.9937</text:p>
          </table:table-cell>
          <table:table-cell office:value-type="float" office:value="286.442" calcext:value-type="float">
            <text:p>286.442</text:p>
          </table:table-cell>
          <table:table-cell office:value-type="float" office:value="45.9812" calcext:value-type="float">
            <text:p>45.9812</text:p>
          </table:table-cell>
          <table:table-cell office:value-type="float" office:value="77.6306" calcext:value-type="float">
            <text:p>77.6306</text:p>
          </table:table-cell>
          <table:table-cell office:value-type="float" office:value="275.906" calcext:value-type="float">
            <text:p>275.906</text:p>
          </table:table-cell>
          <table:table-cell office:value-type="float" office:value="47.3111" calcext:value-type="float">
            <text:p>47.3111</text:p>
          </table:table-cell>
          <table:table-cell/>
          <table:table-cell table:formula="of:=([.D184]-[.A184])/0.0166667" office:value-type="float" office:value="38.2139235721527" calcext:value-type="float">
            <text:p>38.2139235721527</text:p>
          </table:table-cell>
          <table:table-cell table:formula="of:=ABS([.E184]-[.B184])/0.0166667" office:value-type="float" office:value="632.158735682529" calcext:value-type="float">
            <text:p>632.158735682529</text:p>
          </table:table-cell>
          <table:table-cell table:formula="of:=([.F184]-[.C184])/0.0166667" office:value-type="float" office:value="79.7938404123193" calcext:value-type="float">
            <text:p>79.7938404123193</text:p>
          </table:table-cell>
          <table:table-cell table:formula="of:=DEGREES(ATAN(ABS([.F184]-[.C184])/ABS([.E184]-[.B184])))" office:value-type="float" office:value="7.19407809395932" calcext:value-type="float">
            <text:p>7.19407809395932</text:p>
          </table:table-cell>
          <table:table-cell table:formula="of:=SQRT(POWER([.H184];2)+POWER([.I184];2)+POWER([.J184];2))" office:value-type="float" office:value="638.319691081403" calcext:value-type="float">
            <text:p>638.319691081403</text:p>
          </table:table-cell>
        </table:table-row>
        <table:table-row table:style-name="ro1">
          <table:table-cell office:value-type="float" office:value="76.2882" calcext:value-type="float">
            <text:p>76.2882</text:p>
          </table:table-cell>
          <table:table-cell office:value-type="float" office:value="293.302" calcext:value-type="float">
            <text:p>293.302</text:p>
          </table:table-cell>
          <table:table-cell office:value-type="float" office:value="44.9573" calcext:value-type="float">
            <text:p>44.9573</text:p>
          </table:table-cell>
          <table:table-cell office:value-type="float" office:value="76.9506" calcext:value-type="float">
            <text:p>76.9506</text:p>
          </table:table-cell>
          <table:table-cell office:value-type="float" office:value="282.442" calcext:value-type="float">
            <text:p>282.442</text:p>
          </table:table-cell>
          <table:table-cell office:value-type="float" office:value="46.332" calcext:value-type="float">
            <text:p>46.332</text:p>
          </table:table-cell>
          <table:table-cell/>
          <table:table-cell table:formula="of:=([.D185]-[.A185])/0.0166667" office:value-type="float" office:value="39.7439205121584" calcext:value-type="float">
            <text:p>39.7439205121584</text:p>
          </table:table-cell>
          <table:table-cell table:formula="of:=ABS([.E185]-[.B185])/0.0166667" office:value-type="float" office:value="651.598696802607" calcext:value-type="float">
            <text:p>651.598696802607</text:p>
          </table:table-cell>
          <table:table-cell table:formula="of:=([.F185]-[.C185])/0.0166667" office:value-type="float" office:value="82.4818350363298" calcext:value-type="float">
            <text:p>82.4818350363298</text:p>
          </table:table-cell>
          <table:table-cell table:formula="of:=DEGREES(ATAN(ABS([.F185]-[.C185])/ABS([.E185]-[.B185])))" office:value-type="float" office:value="7.21434748789803" calcext:value-type="float">
            <text:p>7.21434748789803</text:p>
          </table:table-cell>
          <table:table-cell table:formula="of:=SQRT(POWER([.H185];2)+POWER([.I185];2)+POWER([.J185];2))" office:value-type="float" office:value="657.999767479817" calcext:value-type="float">
            <text:p>657.999767479817</text:p>
          </table:table-cell>
        </table:table-row>
        <table:table-row table:style-name="ro1">
          <table:table-cell office:value-type="float" office:value="76.836" calcext:value-type="float">
            <text:p>76.836</text:p>
          </table:table-cell>
          <table:table-cell office:value-type="float" office:value="296.274" calcext:value-type="float">
            <text:p>296.274</text:p>
          </table:table-cell>
          <table:table-cell office:value-type="float" office:value="43.9893" calcext:value-type="float">
            <text:p>43.9893</text:p>
          </table:table-cell>
          <table:table-cell office:value-type="float" office:value="77.7455" calcext:value-type="float">
            <text:p>77.7455</text:p>
          </table:table-cell>
          <table:table-cell office:value-type="float" office:value="285.261" calcext:value-type="float">
            <text:p>285.261</text:p>
          </table:table-cell>
          <table:table-cell office:value-type="float" office:value="45.6476" calcext:value-type="float">
            <text:p>45.6476</text:p>
          </table:table-cell>
          <table:table-cell/>
          <table:table-cell table:formula="of:=([.D186]-[.A186])/0.0166667" office:value-type="float" office:value="54.5698908602188" calcext:value-type="float">
            <text:p>54.5698908602188</text:p>
          </table:table-cell>
          <table:table-cell table:formula="of:=ABS([.E186]-[.B186])/0.0166667" office:value-type="float" office:value="660.778678442642" calcext:value-type="float">
            <text:p>660.778678442642</text:p>
          </table:table-cell>
          <table:table-cell table:formula="of:=([.F186]-[.C186])/0.0166667" office:value-type="float" office:value="99.4978010043978" calcext:value-type="float">
            <text:p>99.4978010043978</text:p>
          </table:table-cell>
          <table:table-cell table:formula="of:=DEGREES(ATAN(ABS([.F186]-[.C186])/ABS([.E186]-[.B186])))" office:value-type="float" office:value="8.56307216291576" calcext:value-type="float">
            <text:p>8.56307216291576</text:p>
          </table:table-cell>
          <table:table-cell table:formula="of:=SQRT(POWER([.H186];2)+POWER([.I186];2)+POWER([.J186];2))" office:value-type="float" office:value="670.452196116629" calcext:value-type="float">
            <text:p>670.452196116629</text:p>
          </table:table-cell>
        </table:table-row>
        <table:table-row table:style-name="ro1">
          <table:table-cell office:value-type="float" office:value="76.4948" calcext:value-type="float">
            <text:p>76.4948</text:p>
          </table:table-cell>
          <table:table-cell office:value-type="float" office:value="287.889" calcext:value-type="float">
            <text:p>287.889</text:p>
          </table:table-cell>
          <table:table-cell office:value-type="float" office:value="45.2613" calcext:value-type="float">
            <text:p>45.2613</text:p>
          </table:table-cell>
          <table:table-cell office:value-type="float" office:value="77.1453" calcext:value-type="float">
            <text:p>77.1453</text:p>
          </table:table-cell>
          <table:table-cell office:value-type="float" office:value="277.281" calcext:value-type="float">
            <text:p>277.281</text:p>
          </table:table-cell>
          <table:table-cell office:value-type="float" office:value="46.6126" calcext:value-type="float">
            <text:p>46.6126</text:p>
          </table:table-cell>
          <table:table-cell/>
          <table:table-cell table:formula="of:=([.D187]-[.A187])/0.0166667" office:value-type="float" office:value="39.0299219401566" calcext:value-type="float">
            <text:p>39.0299219401566</text:p>
          </table:table-cell>
          <table:table-cell table:formula="of:=ABS([.E187]-[.B187])/0.0166667" office:value-type="float" office:value="636.478727042546" calcext:value-type="float">
            <text:p>636.478727042546</text:p>
          </table:table-cell>
          <table:table-cell table:formula="of:=([.F187]-[.C187])/0.0166667" office:value-type="float" office:value="81.0778378443244" calcext:value-type="float">
            <text:p>81.0778378443244</text:p>
          </table:table-cell>
          <table:table-cell table:formula="of:=DEGREES(ATAN(ABS([.F187]-[.C187])/ABS([.E187]-[.B187])))" office:value-type="float" office:value="7.25952431291014" calcext:value-type="float">
            <text:p>7.25952431291014</text:p>
          </table:table-cell>
          <table:table-cell table:formula="of:=SQRT(POWER([.H187];2)+POWER([.I187];2)+POWER([.J187];2))" office:value-type="float" office:value="642.807996662974" calcext:value-type="float">
            <text:p>642.807996662974</text:p>
          </table:table-cell>
        </table:table-row>
        <table:table-row table:style-name="ro1">
          <table:table-cell office:value-type="float" office:value="76.7793" calcext:value-type="float">
            <text:p>76.7793</text:p>
          </table:table-cell>
          <table:table-cell office:value-type="float" office:value="290.596" calcext:value-type="float">
            <text:p>290.596</text:p>
          </table:table-cell>
          <table:table-cell office:value-type="float" office:value="45.1043" calcext:value-type="float">
            <text:p>45.1043</text:p>
          </table:table-cell>
          <table:table-cell office:value-type="float" office:value="77.9315" calcext:value-type="float">
            <text:p>77.9315</text:p>
          </table:table-cell>
          <table:table-cell office:value-type="float" office:value="279.864" calcext:value-type="float">
            <text:p>279.864</text:p>
          </table:table-cell>
          <table:table-cell office:value-type="float" office:value="46.7117" calcext:value-type="float">
            <text:p>46.7117</text:p>
          </table:table-cell>
          <table:table-cell/>
          <table:table-cell table:formula="of:=([.D188]-[.A188])/0.0166667" office:value-type="float" office:value="69.1318617362761" calcext:value-type="float">
            <text:p>69.1318617362761</text:p>
          </table:table-cell>
          <table:table-cell table:formula="of:=ABS([.E188]-[.B188])/0.0166667" office:value-type="float" office:value="643.918712162577" calcext:value-type="float">
            <text:p>643.918712162577</text:p>
          </table:table-cell>
          <table:table-cell table:formula="of:=([.F188]-[.C188])/0.0166667" office:value-type="float" office:value="96.4438071123857" calcext:value-type="float">
            <text:p>96.4438071123857</text:p>
          </table:table-cell>
          <table:table-cell table:formula="of:=DEGREES(ATAN(ABS([.F188]-[.C188])/ABS([.E188]-[.B188])))" office:value-type="float" office:value="8.51823407890187" calcext:value-type="float">
            <text:p>8.51823407890187</text:p>
          </table:table-cell>
          <table:table-cell table:formula="of:=SQRT(POWER([.H188];2)+POWER([.I188];2)+POWER([.J188];2))" office:value-type="float" office:value="654.760971737448" calcext:value-type="float">
            <text:p>654.760971737448</text:p>
          </table:table-cell>
        </table:table-row>
        <table:table-row table:style-name="ro1">
          <table:table-cell office:value-type="float" office:value="77.2351" calcext:value-type="float">
            <text:p>77.2351</text:p>
          </table:table-cell>
          <table:table-cell office:value-type="float" office:value="285.392" calcext:value-type="float">
            <text:p>285.392</text:p>
          </table:table-cell>
          <table:table-cell office:value-type="float" office:value="44.875" calcext:value-type="float">
            <text:p>44.875</text:p>
          </table:table-cell>
          <table:table-cell office:value-type="float" office:value="77.866" calcext:value-type="float">
            <text:p>77.866</text:p>
          </table:table-cell>
          <table:table-cell office:value-type="float" office:value="274.944" calcext:value-type="float">
            <text:p>274.944</text:p>
          </table:table-cell>
          <table:table-cell office:value-type="float" office:value="45.9736" calcext:value-type="float">
            <text:p>45.9736</text:p>
          </table:table-cell>
          <table:table-cell/>
          <table:table-cell table:formula="of:=([.D189]-[.A189])/0.0166667" office:value-type="float" office:value="37.8539242921512" calcext:value-type="float">
            <text:p>37.8539242921512</text:p>
          </table:table-cell>
          <table:table-cell table:formula="of:=ABS([.E189]-[.B189])/0.0166667" office:value-type="float" office:value="626.878746242506" calcext:value-type="float">
            <text:p>626.878746242506</text:p>
          </table:table-cell>
          <table:table-cell table:formula="of:=([.F189]-[.C189])/0.0166667" office:value-type="float" office:value="65.9158681682635" calcext:value-type="float">
            <text:p>65.9158681682635</text:p>
          </table:table-cell>
          <table:table-cell table:formula="of:=DEGREES(ATAN(ABS([.F189]-[.C189])/ABS([.E189]-[.B189])))" office:value-type="float" office:value="6.00255441161858" calcext:value-type="float">
            <text:p>6.00255441161858</text:p>
          </table:table-cell>
          <table:table-cell table:formula="of:=SQRT(POWER([.H189];2)+POWER([.I189];2)+POWER([.J189];2))" office:value-type="float" office:value="631.470334814921" calcext:value-type="float">
            <text:p>631.470334814921</text:p>
          </table:table-cell>
        </table:table-row>
        <table:table-row table:style-name="ro1">
          <table:table-cell office:value-type="float" office:value="76.2628" calcext:value-type="float">
            <text:p>76.2628</text:p>
          </table:table-cell>
          <table:table-cell office:value-type="float" office:value="290.633" calcext:value-type="float">
            <text:p>290.633</text:p>
          </table:table-cell>
          <table:table-cell office:value-type="float" office:value="44.8483" calcext:value-type="float">
            <text:p>44.8483</text:p>
          </table:table-cell>
          <table:table-cell office:value-type="float" office:value="76.9082" calcext:value-type="float">
            <text:p>76.9082</text:p>
          </table:table-cell>
          <table:table-cell office:value-type="float" office:value="278.623" calcext:value-type="float">
            <text:p>278.623</text:p>
          </table:table-cell>
          <table:table-cell office:value-type="float" office:value="46.1623" calcext:value-type="float">
            <text:p>46.1623</text:p>
          </table:table-cell>
          <table:table-cell/>
          <table:table-cell table:formula="of:=([.D190]-[.A190])/0.0166667" office:value-type="float" office:value="38.7239225521546" calcext:value-type="float">
            <text:p>38.7239225521546</text:p>
          </table:table-cell>
          <table:table-cell table:formula="of:=ABS([.E190]-[.B190])/0.0166667" office:value-type="float" office:value="720.598558802882" calcext:value-type="float">
            <text:p>720.598558802882</text:p>
          </table:table-cell>
          <table:table-cell table:formula="of:=([.F190]-[.C190])/0.0166667" office:value-type="float" office:value="78.8398423203154" calcext:value-type="float">
            <text:p>78.8398423203154</text:p>
          </table:table-cell>
          <table:table-cell table:formula="of:=DEGREES(ATAN(ABS([.F190]-[.C190])/ABS([.E190]-[.B190])))" office:value-type="float" office:value="6.24382951518364" calcext:value-type="float">
            <text:p>6.24382951518364</text:p>
          </table:table-cell>
          <table:table-cell table:formula="of:=SQRT(POWER([.H190];2)+POWER([.I190];2)+POWER([.J190];2))" office:value-type="float" office:value="725.932190954298" calcext:value-type="float">
            <text:p>725.932190954298</text:p>
          </table:table-cell>
        </table:table-row>
        <table:table-row table:style-name="ro1">
          <table:table-cell office:value-type="float" office:value="77.0232" calcext:value-type="float">
            <text:p>77.0232</text:p>
          </table:table-cell>
          <table:table-cell office:value-type="float" office:value="289.531" calcext:value-type="float">
            <text:p>289.531</text:p>
          </table:table-cell>
          <table:table-cell office:value-type="float" office:value="43.9889" calcext:value-type="float">
            <text:p>43.9889</text:p>
          </table:table-cell>
          <table:table-cell office:value-type="float" office:value="77.934" calcext:value-type="float">
            <text:p>77.934</text:p>
          </table:table-cell>
          <table:table-cell office:value-type="float" office:value="280.248" calcext:value-type="float">
            <text:p>280.248</text:p>
          </table:table-cell>
          <table:table-cell office:value-type="float" office:value="44.9057" calcext:value-type="float">
            <text:p>44.9057</text:p>
          </table:table-cell>
          <table:table-cell/>
          <table:table-cell table:formula="of:=([.D191]-[.A191])/0.0166667" office:value-type="float" office:value="54.6478907042183" calcext:value-type="float">
            <text:p>54.6478907042183</text:p>
          </table:table-cell>
          <table:table-cell table:formula="of:=ABS([.E191]-[.B191])/0.0166667" office:value-type="float" office:value="556.978886042229" calcext:value-type="float">
            <text:p>556.978886042229</text:p>
          </table:table-cell>
          <table:table-cell table:formula="of:=([.F191]-[.C191])/0.0166667" office:value-type="float" office:value="55.0078899842202" calcext:value-type="float">
            <text:p>55.0078899842202</text:p>
          </table:table-cell>
          <table:table-cell table:formula="of:=DEGREES(ATAN(ABS([.F191]-[.C191])/ABS([.E191]-[.B191])))" office:value-type="float" office:value="5.64030795081672" calcext:value-type="float">
            <text:p>5.64030795081672</text:p>
          </table:table-cell>
          <table:table-cell table:formula="of:=SQRT(POWER([.H191];2)+POWER([.I191];2)+POWER([.J191];2))" office:value-type="float" office:value="562.350192865423" calcext:value-type="float">
            <text:p>562.350192865423</text:p>
          </table:table-cell>
        </table:table-row>
        <table:table-row table:style-name="ro1">
          <table:table-cell office:value-type="float" office:value="76.5342" calcext:value-type="float">
            <text:p>76.5342</text:p>
          </table:table-cell>
          <table:table-cell office:value-type="float" office:value="292.162" calcext:value-type="float">
            <text:p>292.162</text:p>
          </table:table-cell>
          <table:table-cell office:value-type="float" office:value="44.1021" calcext:value-type="float">
            <text:p>44.1021</text:p>
          </table:table-cell>
          <table:table-cell office:value-type="float" office:value="77.4594" calcext:value-type="float">
            <text:p>77.4594</text:p>
          </table:table-cell>
          <table:table-cell office:value-type="float" office:value="282.825" calcext:value-type="float">
            <text:p>282.825</text:p>
          </table:table-cell>
          <table:table-cell office:value-type="float" office:value="44.7631" calcext:value-type="float">
            <text:p>44.7631</text:p>
          </table:table-cell>
          <table:table-cell/>
          <table:table-cell table:formula="of:=([.D192]-[.A192])/0.0166667" office:value-type="float" office:value="55.5118889762223" calcext:value-type="float">
            <text:p>55.5118889762223</text:p>
          </table:table-cell>
          <table:table-cell table:formula="of:=ABS([.E192]-[.B192])/0.0166667" office:value-type="float" office:value="560.21887956224" calcext:value-type="float">
            <text:p>560.21887956224</text:p>
          </table:table-cell>
          <table:table-cell table:formula="of:=([.F192]-[.C192])/0.0166667" office:value-type="float" office:value="39.6599206801587" calcext:value-type="float">
            <text:p>39.6599206801587</text:p>
          </table:table-cell>
          <table:table-cell table:formula="of:=DEGREES(ATAN(ABS([.F192]-[.C192])/ABS([.E192]-[.B192])))" office:value-type="float" office:value="4.0494196018345" calcext:value-type="float">
            <text:p>4.0494196018345</text:p>
          </table:table-cell>
          <table:table-cell table:formula="of:=SQRT(POWER([.H192];2)+POWER([.I192];2)+POWER([.J192];2))" office:value-type="float" office:value="564.357751912771" calcext:value-type="float">
            <text:p>564.357751912771</text:p>
          </table:table-cell>
        </table:table-row>
        <table:table-row table:style-name="ro1">
          <table:table-cell office:value-type="float" office:value="77.2658" calcext:value-type="float">
            <text:p>77.2658</text:p>
          </table:table-cell>
          <table:table-cell office:value-type="float" office:value="288.173" calcext:value-type="float">
            <text:p>288.173</text:p>
          </table:table-cell>
          <table:table-cell office:value-type="float" office:value="44.1951" calcext:value-type="float">
            <text:p>44.1951</text:p>
          </table:table-cell>
          <table:table-cell office:value-type="float" office:value="78.3845" calcext:value-type="float">
            <text:p>78.3845</text:p>
          </table:table-cell>
          <table:table-cell office:value-type="float" office:value="276.333" calcext:value-type="float">
            <text:p>276.333</text:p>
          </table:table-cell>
          <table:table-cell office:value-type="float" office:value="45.507" calcext:value-type="float">
            <text:p>45.507</text:p>
          </table:table-cell>
          <table:table-cell/>
          <table:table-cell table:formula="of:=([.D193]-[.A193])/0.0166667" office:value-type="float" office:value="67.1218657562687" calcext:value-type="float">
            <text:p>67.1218657562687</text:p>
          </table:table-cell>
          <table:table-cell table:formula="of:=ABS([.E193]-[.B193])/0.0166667" office:value-type="float" office:value="710.39857920284" calcext:value-type="float">
            <text:p>710.39857920284</text:p>
          </table:table-cell>
          <table:table-cell table:formula="of:=([.F193]-[.C193])/0.0166667" office:value-type="float" office:value="78.713842572315" calcext:value-type="float">
            <text:p>78.713842572315</text:p>
          </table:table-cell>
          <table:table-cell table:formula="of:=DEGREES(ATAN(ABS([.F193]-[.C193])/ABS([.E193]-[.B193])))" office:value-type="float" office:value="6.32271702740092" calcext:value-type="float">
            <text:p>6.32271702740092</text:p>
          </table:table-cell>
          <table:table-cell table:formula="of:=SQRT(POWER([.H193];2)+POWER([.I193];2)+POWER([.J193];2))" office:value-type="float" office:value="717.890907595657" calcext:value-type="float">
            <text:p>717.890907595657</text:p>
          </table:table-cell>
        </table:table-row>
        <table:table-row table:style-name="ro1">
          <table:table-cell office:value-type="float" office:value="76.7933" calcext:value-type="float">
            <text:p>76.7933</text:p>
          </table:table-cell>
          <table:table-cell office:value-type="float" office:value="292.164" calcext:value-type="float">
            <text:p>292.164</text:p>
          </table:table-cell>
          <table:table-cell office:value-type="float" office:value="44.0994" calcext:value-type="float">
            <text:p>44.0994</text:p>
          </table:table-cell>
          <table:table-cell office:value-type="float" office:value="77.4589" calcext:value-type="float">
            <text:p>77.4589</text:p>
          </table:table-cell>
          <table:table-cell office:value-type="float" office:value="282.703" calcext:value-type="float">
            <text:p>282.703</text:p>
          </table:table-cell>
          <table:table-cell office:value-type="float" office:value="45.2843" calcext:value-type="float">
            <text:p>45.2843</text:p>
          </table:table-cell>
          <table:table-cell/>
          <table:table-cell table:formula="of:=([.D194]-[.A194])/0.0166667" office:value-type="float" office:value="39.9359201281596" calcext:value-type="float">
            <text:p>39.9359201281596</text:p>
          </table:table-cell>
          <table:table-cell table:formula="of:=ABS([.E194]-[.B194])/0.0166667" office:value-type="float" office:value="567.658864682271" calcext:value-type="float">
            <text:p>567.658864682271</text:p>
          </table:table-cell>
          <table:table-cell table:formula="of:=([.F194]-[.C194])/0.0166667" office:value-type="float" office:value="71.0938578122843" calcext:value-type="float">
            <text:p>71.0938578122843</text:p>
          </table:table-cell>
          <table:table-cell table:formula="of:=DEGREES(ATAN(ABS([.F194]-[.C194])/ABS([.E194]-[.B194])))" office:value-type="float" office:value="7.13858137855013" calcext:value-type="float">
            <text:p>7.13858137855013</text:p>
          </table:table-cell>
          <table:table-cell table:formula="of:=SQRT(POWER([.H194];2)+POWER([.I194];2)+POWER([.J194];2))" office:value-type="float" office:value="573.485658920501" calcext:value-type="float">
            <text:p>573.485658920501</text:p>
          </table:table-cell>
        </table:table-row>
        <table:table-row table:style-name="ro1">
          <table:table-cell office:value-type="float" office:value="75.5598" calcext:value-type="float">
            <text:p>75.5598</text:p>
          </table:table-cell>
          <table:table-cell office:value-type="float" office:value="300.541" calcext:value-type="float">
            <text:p>300.541</text:p>
          </table:table-cell>
          <table:table-cell office:value-type="float" office:value="43.0948" calcext:value-type="float">
            <text:p>43.0948</text:p>
          </table:table-cell>
          <table:table-cell office:value-type="float" office:value="76.2499" calcext:value-type="float">
            <text:p>76.2499</text:p>
          </table:table-cell>
          <table:table-cell office:value-type="float" office:value="289.355" calcext:value-type="float">
            <text:p>289.355</text:p>
          </table:table-cell>
          <table:table-cell office:value-type="float" office:value="44.5325" calcext:value-type="float">
            <text:p>44.5325</text:p>
          </table:table-cell>
          <table:table-cell/>
          <table:table-cell table:formula="of:=([.D195]-[.A195])/0.0166667" office:value-type="float" office:value="41.4059171881657" calcext:value-type="float">
            <text:p>41.4059171881657</text:p>
          </table:table-cell>
          <table:table-cell table:formula="of:=ABS([.E195]-[.B195])/0.0166667" office:value-type="float" office:value="671.158657682683" calcext:value-type="float">
            <text:p>671.158657682683</text:p>
          </table:table-cell>
          <table:table-cell table:formula="of:=([.F195]-[.C195])/0.0166667" office:value-type="float" office:value="86.261827476345" calcext:value-type="float">
            <text:p>86.261827476345</text:p>
          </table:table-cell>
          <table:table-cell table:formula="of:=DEGREES(ATAN(ABS([.F195]-[.C195])/ABS([.E195]-[.B195])))" office:value-type="float" office:value="7.32388724456418" calcext:value-type="float">
            <text:p>7.32388724456418</text:p>
          </table:table-cell>
          <table:table-cell table:formula="of:=SQRT(POWER([.H195];2)+POWER([.I195];2)+POWER([.J195];2))" office:value-type="float" office:value="677.945054292878" calcext:value-type="float">
            <text:p>677.945054292878</text:p>
          </table:table-cell>
        </table:table-row>
        <table:table-row table:style-name="ro1">
          <table:table-cell office:value-type="float" office:value="77.5067" calcext:value-type="float">
            <text:p>77.5067</text:p>
          </table:table-cell>
          <table:table-cell office:value-type="float" office:value="286.766" calcext:value-type="float">
            <text:p>286.766</text:p>
          </table:table-cell>
          <table:table-cell office:value-type="float" office:value="44.6623" calcext:value-type="float">
            <text:p>44.6623</text:p>
          </table:table-cell>
          <table:table-cell office:value-type="float" office:value="78.384" calcext:value-type="float">
            <text:p>78.384</text:p>
          </table:table-cell>
          <table:table-cell office:value-type="float" office:value="276.281" calcext:value-type="float">
            <text:p>276.281</text:p>
          </table:table-cell>
          <table:table-cell office:value-type="float" office:value="45.763" calcext:value-type="float">
            <text:p>45.763</text:p>
          </table:table-cell>
          <table:table-cell/>
          <table:table-cell table:formula="of:=([.D196]-[.A196])/0.0166667" office:value-type="float" office:value="52.6378947242109" calcext:value-type="float">
            <text:p>52.6378947242109</text:p>
          </table:table-cell>
          <table:table-cell table:formula="of:=ABS([.E196]-[.B196])/0.0166667" office:value-type="float" office:value="629.098741802517" calcext:value-type="float">
            <text:p>629.098741802517</text:p>
          </table:table-cell>
          <table:table-cell table:formula="of:=([.F196]-[.C196])/0.0166667" office:value-type="float" office:value="66.0418679162639" calcext:value-type="float">
            <text:p>66.0418679162639</text:p>
          </table:table-cell>
          <table:table-cell table:formula="of:=DEGREES(ATAN(ABS([.F196]-[.C196])/ABS([.E196]-[.B196])))" office:value-type="float" office:value="5.99287683090611" calcext:value-type="float">
            <text:p>5.99287683090611</text:p>
          </table:table-cell>
          <table:table-cell table:formula="of:=SQRT(POWER([.H196];2)+POWER([.I196];2)+POWER([.J196];2))" office:value-type="float" office:value="634.742076135163" calcext:value-type="float">
            <text:p>634.742076135163</text:p>
          </table:table-cell>
        </table:table-row>
        <table:table-row table:style-name="ro1">
          <table:table-cell office:value-type="float" office:value="77.2658" calcext:value-type="float">
            <text:p>77.2658</text:p>
          </table:table-cell>
          <table:table-cell office:value-type="float" office:value="288.173" calcext:value-type="float">
            <text:p>288.173</text:p>
          </table:table-cell>
          <table:table-cell office:value-type="float" office:value="44.1951" calcext:value-type="float">
            <text:p>44.1951</text:p>
          </table:table-cell>
          <table:table-cell office:value-type="float" office:value="77.9171" calcext:value-type="float">
            <text:p>77.9171</text:p>
          </table:table-cell>
          <table:table-cell office:value-type="float" office:value="278.968" calcext:value-type="float">
            <text:p>278.968</text:p>
          </table:table-cell>
          <table:table-cell office:value-type="float" office:value="44.8545" calcext:value-type="float">
            <text:p>44.8545</text:p>
          </table:table-cell>
          <table:table-cell/>
          <table:table-cell table:formula="of:=([.D197]-[.A197])/0.0166667" office:value-type="float" office:value="39.0779218441567" calcext:value-type="float">
            <text:p>39.0779218441567</text:p>
          </table:table-cell>
          <table:table-cell table:formula="of:=ABS([.E197]-[.B197])/0.0166667" office:value-type="float" office:value="552.298895402208" calcext:value-type="float">
            <text:p>552.298895402208</text:p>
          </table:table-cell>
          <table:table-cell table:formula="of:=([.F197]-[.C197])/0.0166667" office:value-type="float" office:value="39.5639208721586" calcext:value-type="float">
            <text:p>39.5639208721586</text:p>
          </table:table-cell>
          <table:table-cell table:formula="of:=DEGREES(ATAN(ABS([.F197]-[.C197])/ABS([.E197]-[.B197])))" office:value-type="float" office:value="4.09738297138492" calcext:value-type="float">
            <text:p>4.09738297138492</text:p>
          </table:table-cell>
          <table:table-cell table:formula="of:=SQRT(POWER([.H197];2)+POWER([.I197];2)+POWER([.J197];2))" office:value-type="float" office:value="555.091395783555" calcext:value-type="float">
            <text:p>555.091395783555</text:p>
          </table:table-cell>
        </table:table-row>
        <table:table-row table:style-name="ro1">
          <table:table-cell office:value-type="float" office:value="77.2655" calcext:value-type="float">
            <text:p>77.2655</text:p>
          </table:table-cell>
          <table:table-cell office:value-type="float" office:value="288.057" calcext:value-type="float">
            <text:p>288.057</text:p>
          </table:table-cell>
          <table:table-cell office:value-type="float" office:value="44.721" calcext:value-type="float">
            <text:p>44.721</text:p>
          </table:table-cell>
          <table:table-cell office:value-type="float" office:value="78.133" calcext:value-type="float">
            <text:p>78.133</text:p>
          </table:table-cell>
          <table:table-cell office:value-type="float" office:value="276.208" calcext:value-type="float">
            <text:p>276.208</text:p>
          </table:table-cell>
          <table:table-cell office:value-type="float" office:value="46.0241" calcext:value-type="float">
            <text:p>46.0241</text:p>
          </table:table-cell>
          <table:table-cell/>
          <table:table-cell table:formula="of:=([.D198]-[.A198])/0.0166667" office:value-type="float" office:value="52.0498959002078" calcext:value-type="float">
            <text:p>52.0498959002078</text:p>
          </table:table-cell>
          <table:table-cell table:formula="of:=ABS([.E198]-[.B198])/0.0166667" office:value-type="float" office:value="710.938578122843" calcext:value-type="float">
            <text:p>710.938578122843</text:p>
          </table:table-cell>
          <table:table-cell table:formula="of:=([.F198]-[.C198])/0.0166667" office:value-type="float" office:value="78.1858436283128" calcext:value-type="float">
            <text:p>78.1858436283128</text:p>
          </table:table-cell>
          <table:table-cell table:formula="of:=DEGREES(ATAN(ABS([.F198]-[.C198])/ABS([.E198]-[.B198])))" office:value-type="float" office:value="6.27591295727693" calcext:value-type="float">
            <text:p>6.27591295727693</text:p>
          </table:table-cell>
          <table:table-cell table:formula="of:=SQRT(POWER([.H198];2)+POWER([.I198];2)+POWER([.J198];2))" office:value-type="float" office:value="717.116364107265" calcext:value-type="float">
            <text:p>717.116364107265</text:p>
          </table:table-cell>
        </table:table-row>
        <table:table-row table:style-name="ro1">
          <table:table-cell office:value-type="float" office:value="76.5341" calcext:value-type="float">
            <text:p>76.5341</text:p>
          </table:table-cell>
          <table:table-cell office:value-type="float" office:value="292.151" calcext:value-type="float">
            <text:p>292.151</text:p>
          </table:table-cell>
          <table:table-cell office:value-type="float" office:value="44.1038" calcext:value-type="float">
            <text:p>44.1038</text:p>
          </table:table-cell>
          <table:table-cell office:value-type="float" office:value="77.4436" calcext:value-type="float">
            <text:p>77.4436</text:p>
          </table:table-cell>
          <table:table-cell office:value-type="float" office:value="281.48" calcext:value-type="float">
            <text:p>281.48</text:p>
          </table:table-cell>
          <table:table-cell office:value-type="float" office:value="44.9704" calcext:value-type="float">
            <text:p>44.9704</text:p>
          </table:table-cell>
          <table:table-cell/>
          <table:table-cell table:formula="of:=([.D199]-[.A199])/0.0166667" office:value-type="float" office:value="54.5698908602188" calcext:value-type="float">
            <text:p>54.5698908602188</text:p>
          </table:table-cell>
          <table:table-cell table:formula="of:=ABS([.E199]-[.B199])/0.0166667" office:value-type="float" office:value="640.258719482561" calcext:value-type="float">
            <text:p>640.258719482561</text:p>
          </table:table-cell>
          <table:table-cell table:formula="of:=([.F199]-[.C199])/0.0166667" office:value-type="float" office:value="51.9958960082079" calcext:value-type="float">
            <text:p>51.9958960082079</text:p>
          </table:table-cell>
          <table:table-cell table:formula="of:=DEGREES(ATAN(ABS([.F199]-[.C199])/ABS([.E199]-[.B199])))" office:value-type="float" office:value="4.64284477082519" calcext:value-type="float">
            <text:p>4.64284477082519</text:p>
          </table:table-cell>
          <table:table-cell table:formula="of:=SQRT(POWER([.H199];2)+POWER([.I199];2)+POWER([.J199];2))" office:value-type="float" office:value="644.680288254295" calcext:value-type="float">
            <text:p>644.680288254295</text:p>
          </table:table-cell>
        </table:table-row>
        <table:table-row table:style-name="ro1">
          <table:table-cell office:value-type="float" office:value="76.5606" calcext:value-type="float">
            <text:p>76.5606</text:p>
          </table:table-cell>
          <table:table-cell office:value-type="float" office:value="295.081" calcext:value-type="float">
            <text:p>295.081</text:p>
          </table:table-cell>
          <table:table-cell office:value-type="float" office:value="43.1411" calcext:value-type="float">
            <text:p>43.1411</text:p>
          </table:table-cell>
          <table:table-cell office:value-type="float" office:value="77.4753" calcext:value-type="float">
            <text:p>77.4753</text:p>
          </table:table-cell>
          <table:table-cell office:value-type="float" office:value="284.216" calcext:value-type="float">
            <text:p>284.216</text:p>
          </table:table-cell>
          <table:table-cell office:value-type="float" office:value="44.2964" calcext:value-type="float">
            <text:p>44.2964</text:p>
          </table:table-cell>
          <table:table-cell/>
          <table:table-cell table:formula="of:=([.D200]-[.A200])/0.0166667" office:value-type="float" office:value="54.8818902362202" calcext:value-type="float">
            <text:p>54.8818902362202</text:p>
          </table:table-cell>
          <table:table-cell table:formula="of:=ABS([.E200]-[.B200])/0.0166667" office:value-type="float" office:value="651.898696202608" calcext:value-type="float">
            <text:p>651.898696202608</text:p>
          </table:table-cell>
          <table:table-cell table:formula="of:=([.F200]-[.C200])/0.0166667" office:value-type="float" office:value="69.3178613642771" calcext:value-type="float">
            <text:p>69.3178613642771</text:p>
          </table:table-cell>
          <table:table-cell table:formula="of:=DEGREES(ATAN(ABS([.F200]-[.C200])/ABS([.E200]-[.B200])))" office:value-type="float" office:value="6.06958291732926" calcext:value-type="float">
            <text:p>6.06958291732926</text:p>
          </table:table-cell>
          <table:table-cell table:formula="of:=SQRT(POWER([.H200];2)+POWER([.I200];2)+POWER([.J200];2))" office:value-type="float" office:value="657.86693023033" calcext:value-type="float">
            <text:p>657.86693023033</text:p>
          </table:table-cell>
        </table:table-row>
        <table:table-row table:style-name="ro1">
          <table:table-cell office:value-type="float" office:value="76.0276" calcext:value-type="float">
            <text:p>76.0276</text:p>
          </table:table-cell>
          <table:table-cell office:value-type="float" office:value="293.452" calcext:value-type="float">
            <text:p>293.452</text:p>
          </table:table-cell>
          <table:table-cell office:value-type="float" office:value="44.1671" calcext:value-type="float">
            <text:p>44.1671</text:p>
          </table:table-cell>
          <table:table-cell office:value-type="float" office:value="76.9223" calcext:value-type="float">
            <text:p>76.9223</text:p>
          </table:table-cell>
          <table:table-cell office:value-type="float" office:value="279.945" calcext:value-type="float">
            <text:p>279.945</text:p>
          </table:table-cell>
          <table:table-cell office:value-type="float" office:value="45.9606" calcext:value-type="float">
            <text:p>45.9606</text:p>
          </table:table-cell>
          <table:table-cell/>
          <table:table-cell table:formula="of:=([.D201]-[.A201])/0.0166667" office:value-type="float" office:value="53.6818926362148" calcext:value-type="float">
            <text:p>53.6818926362148</text:p>
          </table:table-cell>
          <table:table-cell table:formula="of:=ABS([.E201]-[.B201])/0.0166667" office:value-type="float" office:value="810.418379163242" calcext:value-type="float">
            <text:p>810.418379163242</text:p>
          </table:table-cell>
          <table:table-cell table:formula="of:=([.F201]-[.C201])/0.0166667" office:value-type="float" office:value="107.609784780431" calcext:value-type="float">
            <text:p>107.609784780431</text:p>
          </table:table-cell>
          <table:table-cell table:formula="of:=DEGREES(ATAN(ABS([.F201]-[.C201])/ABS([.E201]-[.B201])))" office:value-type="float" office:value="7.56366021311983" calcext:value-type="float">
            <text:p>7.56366021311983</text:p>
          </table:table-cell>
          <table:table-cell table:formula="of:=SQRT(POWER([.H201];2)+POWER([.I201];2)+POWER([.J201];2))" office:value-type="float" office:value="819.292109484202" calcext:value-type="float">
            <text:p>819.292109484202</text:p>
          </table:table-cell>
        </table:table-row>
        <table:table-row table:style-name="ro1">
          <table:table-cell office:value-type="float" office:value="77.2965" calcext:value-type="float">
            <text:p>77.2965</text:p>
          </table:table-cell>
          <table:table-cell office:value-type="float" office:value="290.821" calcext:value-type="float">
            <text:p>290.821</text:p>
          </table:table-cell>
          <table:table-cell office:value-type="float" office:value="44.2995" calcext:value-type="float">
            <text:p>44.2995</text:p>
          </table:table-cell>
          <table:table-cell office:value-type="float" office:value="78.186" calcext:value-type="float">
            <text:p>78.186</text:p>
          </table:table-cell>
          <table:table-cell office:value-type="float" office:value="280.154" calcext:value-type="float">
            <text:p>280.154</text:p>
          </table:table-cell>
          <table:table-cell office:value-type="float" office:value="45.4178" calcext:value-type="float">
            <text:p>45.4178</text:p>
          </table:table-cell>
          <table:table-cell/>
          <table:table-cell table:formula="of:=([.D202]-[.A202])/0.0166667" office:value-type="float" office:value="53.3698932602142" calcext:value-type="float">
            <text:p>53.3698932602142</text:p>
          </table:table-cell>
          <table:table-cell table:formula="of:=ABS([.E202]-[.B202])/0.0166667" office:value-type="float" office:value="640.018719962562" calcext:value-type="float">
            <text:p>640.018719962562</text:p>
          </table:table-cell>
          <table:table-cell table:formula="of:=([.F202]-[.C202])/0.0166667" office:value-type="float" office:value="67.0978658042683" calcext:value-type="float">
            <text:p>67.0978658042683</text:p>
          </table:table-cell>
          <table:table-cell table:formula="of:=DEGREES(ATAN(ABS([.F202]-[.C202])/ABS([.E202]-[.B202])))" office:value-type="float" office:value="5.98487519212467" calcext:value-type="float">
            <text:p>5.98487519212467</text:p>
          </table:table-cell>
          <table:table-cell table:formula="of:=SQRT(POWER([.H202];2)+POWER([.I202];2)+POWER([.J202];2))" office:value-type="float" office:value="645.735573593875" calcext:value-type="float">
            <text:p>645.735573593875</text:p>
          </table:table-cell>
        </table:table-row>
        <table:table-row table:style-name="ro1">
          <table:table-cell office:value-type="float" office:value="77.7471" calcext:value-type="float">
            <text:p>77.7471</text:p>
          </table:table-cell>
          <table:table-cell office:value-type="float" office:value="285.595" calcext:value-type="float">
            <text:p>285.595</text:p>
          </table:table-cell>
          <table:table-cell office:value-type="float" office:value="44.0807" calcext:value-type="float">
            <text:p>44.0807</text:p>
          </table:table-cell>
          <table:table-cell office:value-type="float" office:value="78.8487" calcext:value-type="float">
            <text:p>78.8487</text:p>
          </table:table-cell>
          <table:table-cell office:value-type="float" office:value="273.926" calcext:value-type="float">
            <text:p>273.926</text:p>
          </table:table-cell>
          <table:table-cell office:value-type="float" office:value="45.1348" calcext:value-type="float">
            <text:p>45.1348</text:p>
          </table:table-cell>
          <table:table-cell/>
          <table:table-cell table:formula="of:=([.D203]-[.A203])/0.0166667" office:value-type="float" office:value="66.0958678082638" calcext:value-type="float">
            <text:p>66.0958678082638</text:p>
          </table:table-cell>
          <table:table-cell table:formula="of:=ABS([.E203]-[.B203])/0.0166667" office:value-type="float" office:value="700.138599722803" calcext:value-type="float">
            <text:p>700.138599722803</text:p>
          </table:table-cell>
          <table:table-cell table:formula="of:=([.F203]-[.C203])/0.0166667" office:value-type="float" office:value="63.2458735082529" calcext:value-type="float">
            <text:p>63.2458735082529</text:p>
          </table:table-cell>
          <table:table-cell table:formula="of:=DEGREES(ATAN(ABS([.F203]-[.C203])/ABS([.E203]-[.B203])))" office:value-type="float" office:value="5.1617107544274" calcext:value-type="float">
            <text:p>5.1617107544274</text:p>
          </table:table-cell>
          <table:table-cell table:formula="of:=SQRT(POWER([.H203];2)+POWER([.I203];2)+POWER([.J203];2))" office:value-type="float" office:value="706.089769844428" calcext:value-type="float">
            <text:p>706.089769844428</text:p>
          </table:table-cell>
        </table:table-row>
        <table:table-row table:style-name="ro1">
          <table:table-cell office:value-type="float" office:value="77.2965" calcext:value-type="float">
            <text:p>77.2965</text:p>
          </table:table-cell>
          <table:table-cell office:value-type="float" office:value="290.821" calcext:value-type="float">
            <text:p>290.821</text:p>
          </table:table-cell>
          <table:table-cell office:value-type="float" office:value="44.2995" calcext:value-type="float">
            <text:p>44.2995</text:p>
          </table:table-cell>
          <table:table-cell office:value-type="float" office:value="78.4392" calcext:value-type="float">
            <text:p>78.4392</text:p>
          </table:table-cell>
          <table:table-cell office:value-type="float" office:value="280.227" calcext:value-type="float">
            <text:p>280.227</text:p>
          </table:table-cell>
          <table:table-cell office:value-type="float" office:value="45.1544" calcext:value-type="float">
            <text:p>45.1544</text:p>
          </table:table-cell>
          <table:table-cell/>
          <table:table-cell table:formula="of:=([.D204]-[.A204])/0.0166667" office:value-type="float" office:value="68.5618628762745" calcext:value-type="float">
            <text:p>68.5618628762745</text:p>
          </table:table-cell>
          <table:table-cell table:formula="of:=ABS([.E204]-[.B204])/0.0166667" office:value-type="float" office:value="635.638728722546" calcext:value-type="float">
            <text:p>635.638728722546</text:p>
          </table:table-cell>
          <table:table-cell table:formula="of:=([.F204]-[.C204])/0.0166667" office:value-type="float" office:value="51.2938974122052" calcext:value-type="float">
            <text:p>51.2938974122052</text:p>
          </table:table-cell>
          <table:table-cell table:formula="of:=DEGREES(ATAN(ABS([.F204]-[.C204])/ABS([.E204]-[.B204])))" office:value-type="float" office:value="4.61357866372562" calcext:value-type="float">
            <text:p>4.61357866372562</text:p>
          </table:table-cell>
          <table:table-cell table:formula="of:=SQRT(POWER([.H204];2)+POWER([.I204];2)+POWER([.J204];2))" office:value-type="float" office:value="641.380063928411" calcext:value-type="float">
            <text:p>641.380063928411</text:p>
          </table:table-cell>
        </table:table-row>
        <table:table-row table:style-name="ro1">
          <table:table-cell office:value-type="float" office:value="77.5066" calcext:value-type="float">
            <text:p>77.5066</text:p>
          </table:table-cell>
          <table:table-cell office:value-type="float" office:value="286.72" calcext:value-type="float">
            <text:p>286.72</text:p>
          </table:table-cell>
          <table:table-cell office:value-type="float" office:value="44.9227" calcext:value-type="float">
            <text:p>44.9227</text:p>
          </table:table-cell>
          <table:table-cell office:value-type="float" office:value="78.4019" calcext:value-type="float">
            <text:p>78.4019</text:p>
          </table:table-cell>
          <table:table-cell office:value-type="float" office:value="277.541" calcext:value-type="float">
            <text:p>277.541</text:p>
          </table:table-cell>
          <table:table-cell office:value-type="float" office:value="45.817" calcext:value-type="float">
            <text:p>45.817</text:p>
          </table:table-cell>
          <table:table-cell/>
          <table:table-cell table:formula="of:=([.D205]-[.A205])/0.0166667" office:value-type="float" office:value="53.7178925642144" calcext:value-type="float">
            <text:p>53.7178925642144</text:p>
          </table:table-cell>
          <table:table-cell table:formula="of:=ABS([.E205]-[.B205])/0.0166667" office:value-type="float" office:value="550.738898522205" calcext:value-type="float">
            <text:p>550.738898522205</text:p>
          </table:table-cell>
          <table:table-cell table:formula="of:=([.F205]-[.C205])/0.0166667" office:value-type="float" office:value="53.6578926842147" calcext:value-type="float">
            <text:p>53.6578926842147</text:p>
          </table:table-cell>
          <table:table-cell table:formula="of:=DEGREES(ATAN(ABS([.F205]-[.C205])/ABS([.E205]-[.B205])))" office:value-type="float" office:value="5.56470246624048" calcext:value-type="float">
            <text:p>5.56470246624048</text:p>
          </table:table-cell>
          <table:table-cell table:formula="of:=SQRT(POWER([.H205];2)+POWER([.I205];2)+POWER([.J205];2))" office:value-type="float" office:value="555.947943403249" calcext:value-type="float">
            <text:p>555.947943403249</text:p>
          </table:table-cell>
        </table:table-row>
        <table:table-row table:style-name="ro1">
          <table:table-cell office:value-type="float" office:value="76.5475" calcext:value-type="float">
            <text:p>76.5475</text:p>
          </table:table-cell>
          <table:table-cell office:value-type="float" office:value="293.556" calcext:value-type="float">
            <text:p>293.556</text:p>
          </table:table-cell>
          <table:table-cell office:value-type="float" office:value="43.8895" calcext:value-type="float">
            <text:p>43.8895</text:p>
          </table:table-cell>
          <table:table-cell office:value-type="float" office:value="77.4591" calcext:value-type="float">
            <text:p>77.4591</text:p>
          </table:table-cell>
          <table:table-cell office:value-type="float" office:value="282.764" calcext:value-type="float">
            <text:p>282.764</text:p>
          </table:table-cell>
          <table:table-cell office:value-type="float" office:value="45.0238" calcext:value-type="float">
            <text:p>45.0238</text:p>
          </table:table-cell>
          <table:table-cell/>
          <table:table-cell table:formula="of:=([.D206]-[.A206])/0.0166667" office:value-type="float" office:value="54.6958906082192" calcext:value-type="float">
            <text:p>54.6958906082192</text:p>
          </table:table-cell>
          <table:table-cell table:formula="of:=ABS([.E206]-[.B206])/0.0166667" office:value-type="float" office:value="647.518704962589" calcext:value-type="float">
            <text:p>647.518704962589</text:p>
          </table:table-cell>
          <table:table-cell table:formula="of:=([.F206]-[.C206])/0.0166667" office:value-type="float" office:value="68.0578638842724" calcext:value-type="float">
            <text:p>68.0578638842724</text:p>
          </table:table-cell>
          <table:table-cell table:formula="of:=DEGREES(ATAN(ABS([.F206]-[.C206])/ABS([.E206]-[.B206])))" office:value-type="float" office:value="6.00007925474476" calcext:value-type="float">
            <text:p>6.00007925474476</text:p>
          </table:table-cell>
          <table:table-cell table:formula="of:=SQRT(POWER([.H206];2)+POWER([.I206];2)+POWER([.J206];2))" office:value-type="float" office:value="653.378899691706" calcext:value-type="float">
            <text:p>653.378899691706</text:p>
          </table:table-cell>
        </table:table-row>
        <table:table-row table:style-name="ro1">
          <table:table-cell office:value-type="float" office:value="76.2619" calcext:value-type="float">
            <text:p>76.2619</text:p>
          </table:table-cell>
          <table:table-cell office:value-type="float" office:value="290.863" calcext:value-type="float">
            <text:p>290.863</text:p>
          </table:table-cell>
          <table:table-cell office:value-type="float" office:value="43.7913" calcext:value-type="float">
            <text:p>43.7913</text:p>
          </table:table-cell>
          <table:table-cell office:value-type="float" office:value="76.9084" calcext:value-type="float">
            <text:p>76.9084</text:p>
          </table:table-cell>
          <table:table-cell office:value-type="float" office:value="278.901" calcext:value-type="float">
            <text:p>278.901</text:p>
          </table:table-cell>
          <table:table-cell office:value-type="float" office:value="44.8741" calcext:value-type="float">
            <text:p>44.8741</text:p>
          </table:table-cell>
          <table:table-cell/>
          <table:table-cell table:formula="of:=([.D207]-[.A207])/0.0166667" office:value-type="float" office:value="38.7899224201553" calcext:value-type="float">
            <text:p>38.7899224201553</text:p>
          </table:table-cell>
          <table:table-cell table:formula="of:=ABS([.E207]-[.B207])/0.0166667" office:value-type="float" office:value="717.71856456287" calcext:value-type="float">
            <text:p>717.71856456287</text:p>
          </table:table-cell>
          <table:table-cell table:formula="of:=([.F207]-[.C207])/0.0166667" office:value-type="float" office:value="64.9678700642598" calcext:value-type="float">
            <text:p>64.9678700642598</text:p>
          </table:table-cell>
          <table:table-cell table:formula="of:=DEGREES(ATAN(ABS([.F207]-[.C207])/ABS([.E207]-[.B207])))" office:value-type="float" office:value="5.1723164576695" calcext:value-type="float">
            <text:p>5.1723164576695</text:p>
          </table:table-cell>
          <table:table-cell table:formula="of:=SQRT(POWER([.H207];2)+POWER([.I207];2)+POWER([.J207];2))" office:value-type="float" office:value="721.696210423912" calcext:value-type="float">
            <text:p>721.696210423912</text:p>
          </table:table-cell>
        </table:table-row>
        <table:table-row table:style-name="ro1">
          <table:table-cell office:value-type="float" office:value="76.2617" calcext:value-type="float">
            <text:p>76.2617</text:p>
          </table:table-cell>
          <table:table-cell office:value-type="float" office:value="290.922" calcext:value-type="float">
            <text:p>290.922</text:p>
          </table:table-cell>
          <table:table-cell office:value-type="float" office:value="43.5264" calcext:value-type="float">
            <text:p>43.5264</text:p>
          </table:table-cell>
          <table:table-cell office:value-type="float" office:value="76.9083" calcext:value-type="float">
            <text:p>76.9083</text:p>
          </table:table-cell>
          <table:table-cell office:value-type="float" office:value="278.949" calcext:value-type="float">
            <text:p>278.949</text:p>
          </table:table-cell>
          <table:table-cell office:value-type="float" office:value="44.6171" calcext:value-type="float">
            <text:p>44.6171</text:p>
          </table:table-cell>
          <table:table-cell/>
          <table:table-cell table:formula="of:=([.D208]-[.A208])/0.0166667" office:value-type="float" office:value="38.7959224081547" calcext:value-type="float">
            <text:p>38.7959224081547</text:p>
          </table:table-cell>
          <table:table-cell table:formula="of:=ABS([.E208]-[.B208])/0.0166667" office:value-type="float" office:value="718.378563242874" calcext:value-type="float">
            <text:p>718.378563242874</text:p>
          </table:table-cell>
          <table:table-cell table:formula="of:=([.F208]-[.C208])/0.0166667" office:value-type="float" office:value="65.4418691162617" calcext:value-type="float">
            <text:p>65.4418691162617</text:p>
          </table:table-cell>
          <table:table-cell table:formula="of:=DEGREES(ATAN(ABS([.F208]-[.C208])/ABS([.E208]-[.B208])))" office:value-type="float" office:value="5.20508608301986" calcext:value-type="float">
            <text:p>5.20508608301986</text:p>
          </table:table-cell>
          <table:table-cell table:formula="of:=SQRT(POWER([.H208];2)+POWER([.I208];2)+POWER([.J208];2))" office:value-type="float" office:value="722.39568240392" calcext:value-type="float">
            <text:p>722.39568240392</text:p>
          </table:table-cell>
        </table:table-row>
        <table:table-row table:style-name="ro1">
          <table:table-cell office:value-type="float" office:value="76.8075" calcext:value-type="float">
            <text:p>76.8075</text:p>
          </table:table-cell>
          <table:table-cell office:value-type="float" office:value="293.509" calcext:value-type="float">
            <text:p>293.509</text:p>
          </table:table-cell>
          <table:table-cell office:value-type="float" office:value="44.1513" calcext:value-type="float">
            <text:p>44.1513</text:p>
          </table:table-cell>
          <table:table-cell office:value-type="float" office:value="77.7128" calcext:value-type="float">
            <text:p>77.7128</text:p>
          </table:table-cell>
          <table:table-cell office:value-type="float" office:value="282.672" calcext:value-type="float">
            <text:p>282.672</text:p>
          </table:table-cell>
          <table:table-cell office:value-type="float" office:value="45.5377" calcext:value-type="float">
            <text:p>45.5377</text:p>
          </table:table-cell>
          <table:table-cell/>
          <table:table-cell table:formula="of:=([.D209]-[.A209])/0.0166667" office:value-type="float" office:value="54.3178913642171" calcext:value-type="float">
            <text:p>54.3178913642171</text:p>
          </table:table-cell>
          <table:table-cell table:formula="of:=ABS([.E209]-[.B209])/0.0166667" office:value-type="float" office:value="650.2186995626" calcext:value-type="float">
            <text:p>650.2186995626</text:p>
          </table:table-cell>
          <table:table-cell table:formula="of:=([.F209]-[.C209])/0.0166667" office:value-type="float" office:value="83.1838336323328" calcext:value-type="float">
            <text:p>83.1838336323328</text:p>
          </table:table-cell>
          <table:table-cell table:formula="of:=DEGREES(ATAN(ABS([.F209]-[.C209])/ABS([.E209]-[.B209])))" office:value-type="float" office:value="7.29036773258511" calcext:value-type="float">
            <text:p>7.29036773258511</text:p>
          </table:table-cell>
          <table:table-cell table:formula="of:=SQRT(POWER([.H209];2)+POWER([.I209];2)+POWER([.J209];2))" office:value-type="float" office:value="657.764654539073" calcext:value-type="float">
            <text:p>657.764654539073</text:p>
          </table:table-cell>
        </table:table-row>
        <table:table-row table:style-name="ro1">
          <table:table-cell office:value-type="float" office:value="77.281" calcext:value-type="float">
            <text:p>77.281</text:p>
          </table:table-cell>
          <table:table-cell office:value-type="float" office:value="289.444" calcext:value-type="float">
            <text:p>289.444</text:p>
          </table:table-cell>
          <table:table-cell office:value-type="float" office:value="44.5096" calcext:value-type="float">
            <text:p>44.5096</text:p>
          </table:table-cell>
          <table:table-cell office:value-type="float" office:value="78.4023" calcext:value-type="float">
            <text:p>78.4023</text:p>
          </table:table-cell>
          <table:table-cell office:value-type="float" office:value="277.589" calcext:value-type="float">
            <text:p>277.589</text:p>
          </table:table-cell>
          <table:table-cell office:value-type="float" office:value="45.5612" calcext:value-type="float">
            <text:p>45.5612</text:p>
          </table:table-cell>
          <table:table-cell/>
          <table:table-cell table:formula="of:=([.D210]-[.A210])/0.0166667" office:value-type="float" office:value="67.2778654442686" calcext:value-type="float">
            <text:p>67.2778654442686</text:p>
          </table:table-cell>
          <table:table-cell table:formula="of:=ABS([.E210]-[.B210])/0.0166667" office:value-type="float" office:value="711.298577402846" calcext:value-type="float">
            <text:p>711.298577402846</text:p>
          </table:table-cell>
          <table:table-cell table:formula="of:=([.F210]-[.C210])/0.0166667" office:value-type="float" office:value="63.0958738082524" calcext:value-type="float">
            <text:p>63.0958738082524</text:p>
          </table:table-cell>
          <table:table-cell table:formula="of:=DEGREES(ATAN(ABS([.F210]-[.C210])/ABS([.E210]-[.B210])))" office:value-type="float" office:value="5.0691648981972" calcext:value-type="float">
            <text:p>5.0691648981972</text:p>
          </table:table-cell>
          <table:table-cell table:formula="of:=SQRT(POWER([.H210];2)+POWER([.I210];2)+POWER([.J210];2))" office:value-type="float" office:value="717.253836996134" calcext:value-type="float">
            <text:p>717.253836996134</text:p>
          </table:table-cell>
        </table:table-row>
        <table:table-row table:style-name="ro1">
          <table:table-cell office:value-type="float" office:value="77.5065" calcext:value-type="float">
            <text:p>77.5065</text:p>
          </table:table-cell>
          <table:table-cell office:value-type="float" office:value="286.714" calcext:value-type="float">
            <text:p>286.714</text:p>
          </table:table-cell>
          <table:table-cell office:value-type="float" office:value="44.9235" calcext:value-type="float">
            <text:p>44.9235</text:p>
          </table:table-cell>
          <table:table-cell office:value-type="float" office:value="78.4018" calcext:value-type="float">
            <text:p>78.4018</text:p>
          </table:table-cell>
          <table:table-cell office:value-type="float" office:value="277.531" calcext:value-type="float">
            <text:p>277.531</text:p>
          </table:table-cell>
          <table:table-cell office:value-type="float" office:value="45.8186" calcext:value-type="float">
            <text:p>45.8186</text:p>
          </table:table-cell>
          <table:table-cell/>
          <table:table-cell table:formula="of:=([.D211]-[.A211])/0.0166667" office:value-type="float" office:value="53.7178925642144" calcext:value-type="float">
            <text:p>53.7178925642144</text:p>
          </table:table-cell>
          <table:table-cell table:formula="of:=ABS([.E211]-[.B211])/0.0166667" office:value-type="float" office:value="550.978898042203" calcext:value-type="float">
            <text:p>550.978898042203</text:p>
          </table:table-cell>
          <table:table-cell table:formula="of:=([.F211]-[.C211])/0.0166667" office:value-type="float" office:value="53.7058925882152" calcext:value-type="float">
            <text:p>53.7058925882152</text:p>
          </table:table-cell>
          <table:table-cell table:formula="of:=DEGREES(ATAN(ABS([.F211]-[.C211])/ABS([.E211]-[.B211])))" office:value-type="float" office:value="5.56723828418141" calcext:value-type="float">
            <text:p>5.56723828418141</text:p>
          </table:table-cell>
          <table:table-cell table:formula="of:=SQRT(POWER([.H211];2)+POWER([.I211];2)+POWER([.J211];2))" office:value-type="float" office:value="556.190328006554" calcext:value-type="float">
            <text:p>556.190328006554</text:p>
          </table:table-cell>
        </table:table-row>
        <table:table-row table:style-name="ro1">
          <table:table-cell office:value-type="float" office:value="76.2996" calcext:value-type="float">
            <text:p>76.2996</text:p>
          </table:table-cell>
          <table:table-cell office:value-type="float" office:value="295.062" calcext:value-type="float">
            <text:p>295.062</text:p>
          </table:table-cell>
          <table:table-cell office:value-type="float" office:value="43.1464" calcext:value-type="float">
            <text:p>43.1464</text:p>
          </table:table-cell>
          <table:table-cell office:value-type="float" office:value="77.2052" calcext:value-type="float">
            <text:p>77.2052</text:p>
          </table:table-cell>
          <table:table-cell office:value-type="float" office:value="282.905" calcext:value-type="float">
            <text:p>282.905</text:p>
          </table:table-cell>
          <table:table-cell office:value-type="float" office:value="44.25" calcext:value-type="float">
            <text:p>44.25</text:p>
          </table:table-cell>
          <table:table-cell/>
          <table:table-cell table:formula="of:=([.D212]-[.A212])/0.0166667" office:value-type="float" office:value="54.3358913282178" calcext:value-type="float">
            <text:p>54.3358913282178</text:p>
          </table:table-cell>
          <table:table-cell table:formula="of:=ABS([.E212]-[.B212])/0.0166667" office:value-type="float" office:value="729.41854116292" calcext:value-type="float">
            <text:p>729.41854116292</text:p>
          </table:table-cell>
          <table:table-cell table:formula="of:=([.F212]-[.C212])/0.0166667" office:value-type="float" office:value="66.2158675682649" calcext:value-type="float">
            <text:p>66.2158675682649</text:p>
          </table:table-cell>
          <table:table-cell table:formula="of:=DEGREES(ATAN(ABS([.F212]-[.C212])/ABS([.E212]-[.B212])))" office:value-type="float" office:value="5.18703484023088" calcext:value-type="float">
            <text:p>5.18703484023088</text:p>
          </table:table-cell>
          <table:table-cell table:formula="of:=SQRT(POWER([.H212];2)+POWER([.I212];2)+POWER([.J212];2))" office:value-type="float" office:value="734.430621908218" calcext:value-type="float">
            <text:p>734.430621908218</text:p>
          </table:table-cell>
        </table:table-row>
        <table:table-row table:style-name="ro1">
          <table:table-cell office:value-type="float" office:value="77.0232" calcext:value-type="float">
            <text:p>77.0232</text:p>
          </table:table-cell>
          <table:table-cell office:value-type="float" office:value="289.531" calcext:value-type="float">
            <text:p>289.531</text:p>
          </table:table-cell>
          <table:table-cell office:value-type="float" office:value="43.9889" calcext:value-type="float">
            <text:p>43.9889</text:p>
          </table:table-cell>
          <table:table-cell office:value-type="float" office:value="77.9339" calcext:value-type="float">
            <text:p>77.9339</text:p>
          </table:table-cell>
          <table:table-cell office:value-type="float" office:value="280.243" calcext:value-type="float">
            <text:p>280.243</text:p>
          </table:table-cell>
          <table:table-cell office:value-type="float" office:value="44.9065" calcext:value-type="float">
            <text:p>44.9065</text:p>
          </table:table-cell>
          <table:table-cell/>
          <table:table-cell table:formula="of:=([.D213]-[.A213])/0.0166667" office:value-type="float" office:value="54.6418907162181" calcext:value-type="float">
            <text:p>54.6418907162181</text:p>
          </table:table-cell>
          <table:table-cell table:formula="of:=ABS([.E213]-[.B213])/0.0166667" office:value-type="float" office:value="557.27888544223" calcext:value-type="float">
            <text:p>557.27888544223</text:p>
          </table:table-cell>
          <table:table-cell table:formula="of:=([.F213]-[.C213])/0.0166667" office:value-type="float" office:value="55.0558898882202" calcext:value-type="float">
            <text:p>55.0558898882202</text:p>
          </table:table-cell>
          <table:table-cell table:formula="of:=DEGREES(ATAN(ABS([.F213]-[.C213])/ABS([.E213]-[.B213])))" office:value-type="float" office:value="5.64217854847323" calcext:value-type="float">
            <text:p>5.64217854847323</text:p>
          </table:table-cell>
          <table:table-cell table:formula="of:=SQRT(POWER([.H213];2)+POWER([.I213];2)+POWER([.J213];2))" office:value-type="float" office:value="562.651440407079" calcext:value-type="float">
            <text:p>562.651440407079</text:p>
          </table:table-cell>
        </table:table-row>
        <table:table-row table:style-name="ro1">
          <table:table-cell office:value-type="float" office:value="77.038" calcext:value-type="float">
            <text:p>77.038</text:p>
          </table:table-cell>
          <table:table-cell office:value-type="float" office:value="290.916" calcext:value-type="float">
            <text:p>290.916</text:p>
          </table:table-cell>
          <table:table-cell office:value-type="float" office:value="43.7762" calcext:value-type="float">
            <text:p>43.7762</text:p>
          </table:table-cell>
          <table:table-cell office:value-type="float" office:value="77.9338" calcext:value-type="float">
            <text:p>77.9338</text:p>
          </table:table-cell>
          <table:table-cell office:value-type="float" office:value="280.238" calcext:value-type="float">
            <text:p>280.238</text:p>
          </table:table-cell>
          <table:table-cell office:value-type="float" office:value="44.9073" calcext:value-type="float">
            <text:p>44.9073</text:p>
          </table:table-cell>
          <table:table-cell/>
          <table:table-cell table:formula="of:=([.D214]-[.A214])/0.0166667" office:value-type="float" office:value="53.7478925042155" calcext:value-type="float">
            <text:p>53.7478925042155</text:p>
          </table:table-cell>
          <table:table-cell table:formula="of:=ABS([.E214]-[.B214])/0.0166667" office:value-type="float" office:value="640.678718642563" calcext:value-type="float">
            <text:p>640.678718642563</text:p>
          </table:table-cell>
          <table:table-cell table:formula="of:=([.F214]-[.C214])/0.0166667" office:value-type="float" office:value="67.8658642682713" calcext:value-type="float">
            <text:p>67.8658642682713</text:p>
          </table:table-cell>
          <table:table-cell table:formula="of:=DEGREES(ATAN(ABS([.F214]-[.C214])/ABS([.E214]-[.B214])))" office:value-type="float" office:value="6.04668286740582" calcext:value-type="float">
            <text:p>6.04668286740582</text:p>
          </table:table-cell>
          <table:table-cell table:formula="of:=SQRT(POWER([.H214];2)+POWER([.I214];2)+POWER([.J214];2))" office:value-type="float" office:value="646.501223512377" calcext:value-type="float">
            <text:p>646.501223512377</text:p>
          </table:table-cell>
        </table:table-row>
        <table:table-row table:style-name="ro1">
          <table:table-cell office:value-type="float" office:value="77.2964" calcext:value-type="float">
            <text:p>77.2964</text:p>
          </table:table-cell>
          <table:table-cell office:value-type="float" office:value="290.816" calcext:value-type="float">
            <text:p>290.816</text:p>
          </table:table-cell>
          <table:table-cell office:value-type="float" office:value="44.3004" calcext:value-type="float">
            <text:p>44.3004</text:p>
          </table:table-cell>
          <table:table-cell office:value-type="float" office:value="78.2035" calcext:value-type="float">
            <text:p>78.2035</text:p>
          </table:table-cell>
          <table:table-cell office:value-type="float" office:value="281.434" calcext:value-type="float">
            <text:p>281.434</text:p>
          </table:table-cell>
          <table:table-cell office:value-type="float" office:value="45.4716" calcext:value-type="float">
            <text:p>45.4716</text:p>
          </table:table-cell>
          <table:table-cell/>
          <table:table-cell table:formula="of:=([.D215]-[.A215])/0.0166667" office:value-type="float" office:value="54.4258911482177" calcext:value-type="float">
            <text:p>54.4258911482177</text:p>
          </table:table-cell>
          <table:table-cell table:formula="of:=ABS([.E215]-[.B215])/0.0166667" office:value-type="float" office:value="562.918874162249" calcext:value-type="float">
            <text:p>562.918874162249</text:p>
          </table:table-cell>
          <table:table-cell table:formula="of:=([.F215]-[.C215])/0.0166667" office:value-type="float" office:value="70.271859456281" calcext:value-type="float">
            <text:p>70.271859456281</text:p>
          </table:table-cell>
          <table:table-cell table:formula="of:=DEGREES(ATAN(ABS([.F215]-[.C215])/ABS([.E215]-[.B215])))" office:value-type="float" office:value="7.11569595329901" calcext:value-type="float">
            <text:p>7.11569595329901</text:p>
          </table:table-cell>
          <table:table-cell table:formula="of:=SQRT(POWER([.H215];2)+POWER([.I215];2)+POWER([.J215];2))" office:value-type="float" office:value="569.892946742469" calcext:value-type="float">
            <text:p>569.892946742469</text:p>
          </table:table-cell>
        </table:table-row>
        <table:table-row table:style-name="ro1">
          <table:table-cell office:value-type="float" office:value="77.7463" calcext:value-type="float">
            <text:p>77.7463</text:p>
          </table:table-cell>
          <table:table-cell office:value-type="float" office:value="285.43" calcext:value-type="float">
            <text:p>285.43</text:p>
          </table:table-cell>
          <table:table-cell office:value-type="float" office:value="44.8645" calcext:value-type="float">
            <text:p>44.8645</text:p>
          </table:table-cell>
          <table:table-cell office:value-type="float" office:value="78.6352" calcext:value-type="float">
            <text:p>78.6352</text:p>
          </table:table-cell>
          <table:table-cell office:value-type="float" office:value="276.347" calcext:value-type="float">
            <text:p>276.347</text:p>
          </table:table-cell>
          <table:table-cell office:value-type="float" office:value="45.5025" calcext:value-type="float">
            <text:p>45.5025</text:p>
          </table:table-cell>
          <table:table-cell/>
          <table:table-cell table:formula="of:=([.D216]-[.A216])/0.0166667" office:value-type="float" office:value="53.3338933322129" calcext:value-type="float">
            <text:p>53.3338933322129</text:p>
          </table:table-cell>
          <table:table-cell table:formula="of:=ABS([.E216]-[.B216])/0.0166667" office:value-type="float" office:value="544.978910042182" calcext:value-type="float">
            <text:p>544.978910042182</text:p>
          </table:table-cell>
          <table:table-cell table:formula="of:=([.F216]-[.C216])/0.0166667" office:value-type="float" office:value="38.279923440153" calcext:value-type="float">
            <text:p>38.279923440153</text:p>
          </table:table-cell>
          <table:table-cell table:formula="of:=DEGREES(ATAN(ABS([.F216]-[.C216])/ABS([.E216]-[.B216])))" office:value-type="float" office:value="4.01791992018996" calcext:value-type="float">
            <text:p>4.01791992018996</text:p>
          </table:table-cell>
          <table:table-cell table:formula="of:=SQRT(POWER([.H216];2)+POWER([.I216];2)+POWER([.J216];2))" office:value-type="float" office:value="548.918818321362" calcext:value-type="float">
            <text:p>548.918818321362</text:p>
          </table:table-cell>
        </table:table-row>
        <table:table-row table:style-name="ro1">
          <table:table-cell office:value-type="float" office:value="76.5075" calcext:value-type="float">
            <text:p>76.5075</text:p>
          </table:table-cell>
          <table:table-cell office:value-type="float" office:value="289.434" calcext:value-type="float">
            <text:p>289.434</text:p>
          </table:table-cell>
          <table:table-cell office:value-type="float" office:value="44.2634" calcext:value-type="float">
            <text:p>44.2634</text:p>
          </table:table-cell>
          <table:table-cell office:value-type="float" office:value="77.1455" calcext:value-type="float">
            <text:p>77.1455</text:p>
          </table:table-cell>
          <table:table-cell office:value-type="float" office:value="277.482" calcext:value-type="float">
            <text:p>277.482</text:p>
          </table:table-cell>
          <table:table-cell office:value-type="float" office:value="45.5891" calcext:value-type="float">
            <text:p>45.5891</text:p>
          </table:table-cell>
          <table:table-cell/>
          <table:table-cell table:formula="of:=([.D217]-[.A217])/0.0166667" office:value-type="float" office:value="38.2799234401534" calcext:value-type="float">
            <text:p>38.2799234401534</text:p>
          </table:table-cell>
          <table:table-cell table:formula="of:=ABS([.E217]-[.B217])/0.0166667" office:value-type="float" office:value="717.118565762868" calcext:value-type="float">
            <text:p>717.118565762868</text:p>
          </table:table-cell>
          <table:table-cell table:formula="of:=([.F217]-[.C217])/0.0166667" office:value-type="float" office:value="79.5418409163185" calcext:value-type="float">
            <text:p>79.5418409163185</text:p>
          </table:table-cell>
          <table:table-cell table:formula="of:=DEGREES(ATAN(ABS([.F217]-[.C217])/ABS([.E217]-[.B217])))" office:value-type="float" office:value="6.32930018265481" calcext:value-type="float">
            <text:p>6.32930018265481</text:p>
          </table:table-cell>
          <table:table-cell table:formula="of:=SQRT(POWER([.H217];2)+POWER([.I217];2)+POWER([.J217];2))" office:value-type="float" office:value="722.531171892766" calcext:value-type="float">
            <text:p>722.531171892766</text:p>
          </table:table-cell>
        </table:table-row>
        <table:table-row table:style-name="ro1">
          <table:table-cell office:value-type="float" office:value="77.0232" calcext:value-type="float">
            <text:p>77.0232</text:p>
          </table:table-cell>
          <table:table-cell office:value-type="float" office:value="289.531" calcext:value-type="float">
            <text:p>289.531</text:p>
          </table:table-cell>
          <table:table-cell office:value-type="float" office:value="43.9889" calcext:value-type="float">
            <text:p>43.9889</text:p>
          </table:table-cell>
          <table:table-cell office:value-type="float" office:value="77.9002" calcext:value-type="float">
            <text:p>77.9002</text:p>
          </table:table-cell>
          <table:table-cell office:value-type="float" office:value="277.655" calcext:value-type="float">
            <text:p>277.655</text:p>
          </table:table-cell>
          <table:table-cell office:value-type="float" office:value="45.0582" calcext:value-type="float">
            <text:p>45.0582</text:p>
          </table:table-cell>
          <table:table-cell/>
          <table:table-cell table:formula="of:=([.D218]-[.A218])/0.0166667" office:value-type="float" office:value="52.6198947602102" calcext:value-type="float">
            <text:p>52.6198947602102</text:p>
          </table:table-cell>
          <table:table-cell table:formula="of:=ABS([.E218]-[.B218])/0.0166667" office:value-type="float" office:value="712.558574882852" calcext:value-type="float">
            <text:p>712.558574882852</text:p>
          </table:table-cell>
          <table:table-cell table:formula="of:=([.F218]-[.C218])/0.0166667" office:value-type="float" office:value="64.1578716842565" calcext:value-type="float">
            <text:p>64.1578716842565</text:p>
          </table:table-cell>
          <table:table-cell table:formula="of:=DEGREES(ATAN(ABS([.F218]-[.C218])/ABS([.E218]-[.B218])))" office:value-type="float" office:value="5.14496598929282" calcext:value-type="float">
            <text:p>5.14496598929282</text:p>
          </table:table-cell>
          <table:table-cell table:formula="of:=SQRT(POWER([.H218];2)+POWER([.I218];2)+POWER([.J218];2))" office:value-type="float" office:value="717.373548761529" calcext:value-type="float">
            <text:p>717.373548761529</text:p>
          </table:table-cell>
        </table:table-row>
        <table:table-row table:style-name="ro1">
          <table:table-cell office:value-type="float" office:value="76.3001" calcext:value-type="float">
            <text:p>76.3001</text:p>
          </table:table-cell>
          <table:table-cell office:value-type="float" office:value="294.945" calcext:value-type="float">
            <text:p>294.945</text:p>
          </table:table-cell>
          <table:table-cell office:value-type="float" office:value="43.68" calcext:value-type="float">
            <text:p>43.68</text:p>
          </table:table-cell>
          <table:table-cell office:value-type="float" office:value="76.9795" calcext:value-type="float">
            <text:p>76.9795</text:p>
          </table:table-cell>
          <table:table-cell office:value-type="float" office:value="285.367" calcext:value-type="float">
            <text:p>285.367</text:p>
          </table:table-cell>
          <table:table-cell office:value-type="float" office:value="44.8812" calcext:value-type="float">
            <text:p>44.8812</text:p>
          </table:table-cell>
          <table:table-cell/>
          <table:table-cell table:formula="of:=([.D219]-[.A219])/0.0166667" office:value-type="float" office:value="40.7639184721631" calcext:value-type="float">
            <text:p>40.7639184721631</text:p>
          </table:table-cell>
          <table:table-cell table:formula="of:=ABS([.E219]-[.B219])/0.0166667" office:value-type="float" office:value="574.678850642297" calcext:value-type="float">
            <text:p>574.678850642297</text:p>
          </table:table-cell>
          <table:table-cell table:formula="of:=([.F219]-[.C219])/0.0166667" office:value-type="float" office:value="72.0718558562883" calcext:value-type="float">
            <text:p>72.0718558562883</text:p>
          </table:table-cell>
          <table:table-cell table:formula="of:=DEGREES(ATAN(ABS([.F219]-[.C219])/ABS([.E219]-[.B219])))" office:value-type="float" office:value="7.14828061976927" calcext:value-type="float">
            <text:p>7.14828061976927</text:p>
          </table:table-cell>
          <table:table-cell table:formula="of:=SQRT(POWER([.H219];2)+POWER([.I219];2)+POWER([.J219];2))" office:value-type="float" office:value="580.613322988137" calcext:value-type="float">
            <text:p>580.613322988137</text:p>
          </table:table-cell>
        </table:table-row>
        <table:table-row table:style-name="ro1">
          <table:table-cell office:value-type="float" office:value="77.038" calcext:value-type="float">
            <text:p>77.038</text:p>
          </table:table-cell>
          <table:table-cell office:value-type="float" office:value="290.916" calcext:value-type="float">
            <text:p>290.916</text:p>
          </table:table-cell>
          <table:table-cell office:value-type="float" office:value="43.7762" calcext:value-type="float">
            <text:p>43.7762</text:p>
          </table:table-cell>
          <table:table-cell office:value-type="float" office:value="77.951" calcext:value-type="float">
            <text:p>77.951</text:p>
          </table:table-cell>
          <table:table-cell office:value-type="float" office:value="281.575" calcext:value-type="float">
            <text:p>281.575</text:p>
          </table:table-cell>
          <table:table-cell office:value-type="float" office:value="44.7005" calcext:value-type="float">
            <text:p>44.7005</text:p>
          </table:table-cell>
          <table:table-cell/>
          <table:table-cell table:formula="of:=([.D220]-[.A220])/0.0166667" office:value-type="float" office:value="54.7798904402189" calcext:value-type="float">
            <text:p>54.7798904402189</text:p>
          </table:table-cell>
          <table:table-cell table:formula="of:=ABS([.E220]-[.B220])/0.0166667" office:value-type="float" office:value="560.458879082242" calcext:value-type="float">
            <text:p>560.458879082242</text:p>
          </table:table-cell>
          <table:table-cell table:formula="of:=([.F220]-[.C220])/0.0166667" office:value-type="float" office:value="55.4578890842216" calcext:value-type="float">
            <text:p>55.4578890842216</text:p>
          </table:table-cell>
          <table:table-cell table:formula="of:=DEGREES(ATAN(ABS([.F220]-[.C220])/ABS([.E220]-[.B220])))" office:value-type="float" office:value="5.65107094491076" calcext:value-type="float">
            <text:p>5.65107094491076</text:p>
          </table:table-cell>
          <table:table-cell table:formula="of:=SQRT(POWER([.H220];2)+POWER([.I220];2)+POWER([.J220];2))" office:value-type="float" office:value="565.853840669518" calcext:value-type="float">
            <text:p>565.853840669518</text:p>
          </table:table-cell>
        </table:table-row>
        <table:table-row table:style-name="ro1">
          <table:table-cell office:value-type="float" office:value="76.2874" calcext:value-type="float">
            <text:p>76.2874</text:p>
          </table:table-cell>
          <table:table-cell office:value-type="float" office:value="293.537" calcext:value-type="float">
            <text:p>293.537</text:p>
          </table:table-cell>
          <table:table-cell office:value-type="float" office:value="43.8948" calcext:value-type="float">
            <text:p>43.8948</text:p>
          </table:table-cell>
          <table:table-cell office:value-type="float" office:value="76.9507" calcext:value-type="float">
            <text:p>76.9507</text:p>
          </table:table-cell>
          <table:table-cell office:value-type="float" office:value="282.718" calcext:value-type="float">
            <text:p>282.718</text:p>
          </table:table-cell>
          <table:table-cell office:value-type="float" office:value="45.0355" calcext:value-type="float">
            <text:p>45.0355</text:p>
          </table:table-cell>
          <table:table-cell/>
          <table:table-cell table:formula="of:=([.D221]-[.A221])/0.0166667" office:value-type="float" office:value="39.7979204041587" calcext:value-type="float">
            <text:p>39.7979204041587</text:p>
          </table:table-cell>
          <table:table-cell table:formula="of:=ABS([.E221]-[.B221])/0.0166667" office:value-type="float" office:value="649.138701722594" calcext:value-type="float">
            <text:p>649.138701722594</text:p>
          </table:table-cell>
          <table:table-cell table:formula="of:=([.F221]-[.C221])/0.0166667" office:value-type="float" office:value="68.4418631162735" calcext:value-type="float">
            <text:p>68.4418631162735</text:p>
          </table:table-cell>
          <table:table-cell table:formula="of:=DEGREES(ATAN(ABS([.F221]-[.C221])/ABS([.E221]-[.B221])))" office:value-type="float" office:value="6.01873708549037" calcext:value-type="float">
            <text:p>6.01873708549037</text:p>
          </table:table-cell>
          <table:table-cell table:formula="of:=SQRT(POWER([.H221];2)+POWER([.I221];2)+POWER([.J221];2))" office:value-type="float" office:value="653.948940796923" calcext:value-type="float">
            <text:p>653.948940796923</text:p>
          </table:table-cell>
        </table:table-row>
        <table:table-row table:style-name="ro1">
          <table:table-cell office:value-type="float" office:value="76.7793" calcext:value-type="float">
            <text:p>76.7793</text:p>
          </table:table-cell>
          <table:table-cell office:value-type="float" office:value="290.897" calcext:value-type="float">
            <text:p>290.897</text:p>
          </table:table-cell>
          <table:table-cell office:value-type="float" office:value="43.7815" calcext:value-type="float">
            <text:p>43.7815</text:p>
          </table:table-cell>
          <table:table-cell office:value-type="float" office:value="77.428" calcext:value-type="float">
            <text:p>77.428</text:p>
          </table:table-cell>
          <table:table-cell office:value-type="float" office:value="280.154" calcext:value-type="float">
            <text:p>280.154</text:p>
          </table:table-cell>
          <table:table-cell office:value-type="float" office:value="45.1748" calcext:value-type="float">
            <text:p>45.1748</text:p>
          </table:table-cell>
          <table:table-cell/>
          <table:table-cell table:formula="of:=([.D222]-[.A222])/0.0166667" office:value-type="float" office:value="38.9219221561551" calcext:value-type="float">
            <text:p>38.9219221561551</text:p>
          </table:table-cell>
          <table:table-cell table:formula="of:=ABS([.E222]-[.B222])/0.0166667" office:value-type="float" office:value="644.578710842578" calcext:value-type="float">
            <text:p>644.578710842578</text:p>
          </table:table-cell>
          <table:table-cell table:formula="of:=([.F222]-[.C222])/0.0166667" office:value-type="float" office:value="83.5978328043342" calcext:value-type="float">
            <text:p>83.5978328043342</text:p>
          </table:table-cell>
          <table:table-cell table:formula="of:=DEGREES(ATAN(ABS([.F222]-[.C222])/ABS([.E222]-[.B222])))" office:value-type="float" office:value="7.38965646363637" calcext:value-type="float">
            <text:p>7.38965646363637</text:p>
          </table:table-cell>
          <table:table-cell table:formula="of:=SQRT(POWER([.H222];2)+POWER([.I222];2)+POWER([.J222];2))" office:value-type="float" office:value="651.141480897501" calcext:value-type="float">
            <text:p>651.141480897501</text:p>
          </table:table-cell>
        </table:table-row>
        <table:table-row table:style-name="ro1">
          <table:table-cell office:value-type="float" office:value="76.2995" calcext:value-type="float">
            <text:p>76.2995</text:p>
          </table:table-cell>
          <table:table-cell office:value-type="float" office:value="295.129" calcext:value-type="float">
            <text:p>295.129</text:p>
          </table:table-cell>
          <table:table-cell office:value-type="float" office:value="42.878" calcext:value-type="float">
            <text:p>42.878</text:p>
          </table:table-cell>
          <table:table-cell office:value-type="float" office:value="77.2054" calcext:value-type="float">
            <text:p>77.2054</text:p>
          </table:table-cell>
          <table:table-cell office:value-type="float" office:value="282.921" calcext:value-type="float">
            <text:p>282.921</text:p>
          </table:table-cell>
          <table:table-cell office:value-type="float" office:value="44.2475" calcext:value-type="float">
            <text:p>44.2475</text:p>
          </table:table-cell>
          <table:table-cell/>
          <table:table-cell table:formula="of:=([.D223]-[.A223])/0.0166667" office:value-type="float" office:value="54.3538912922176" calcext:value-type="float">
            <text:p>54.3538912922176</text:p>
          </table:table-cell>
          <table:table-cell table:formula="of:=ABS([.E223]-[.B223])/0.0166667" office:value-type="float" office:value="732.478535042932" calcext:value-type="float">
            <text:p>732.478535042932</text:p>
          </table:table-cell>
          <table:table-cell table:formula="of:=([.F223]-[.C223])/0.0166667" office:value-type="float" office:value="82.1698356603288" calcext:value-type="float">
            <text:p>82.1698356603288</text:p>
          </table:table-cell>
          <table:table-cell table:formula="of:=DEGREES(ATAN(ABS([.F223]-[.C223])/ABS([.E223]-[.B223])))" office:value-type="float" office:value="6.40071099087779" calcext:value-type="float">
            <text:p>6.40071099087779</text:p>
          </table:table-cell>
          <table:table-cell table:formula="of:=SQRT(POWER([.H223];2)+POWER([.I223];2)+POWER([.J223];2))" office:value-type="float" office:value="739.074442589981" calcext:value-type="float">
            <text:p>739.074442589981</text:p>
          </table:table-cell>
        </table:table-row>
        <table:table-row table:style-name="ro1">
          <table:table-cell office:value-type="float" office:value="76.2619" calcext:value-type="float">
            <text:p>76.2619</text:p>
          </table:table-cell>
          <table:table-cell office:value-type="float" office:value="290.858" calcext:value-type="float">
            <text:p>290.858</text:p>
          </table:table-cell>
          <table:table-cell office:value-type="float" office:value="43.7922" calcext:value-type="float">
            <text:p>43.7922</text:p>
          </table:table-cell>
          <table:table-cell office:value-type="float" office:value="76.9224" calcext:value-type="float">
            <text:p>76.9224</text:p>
          </table:table-cell>
          <table:table-cell office:value-type="float" office:value="280.162" calcext:value-type="float">
            <text:p>280.162</text:p>
          </table:table-cell>
          <table:table-cell office:value-type="float" office:value="44.9283" calcext:value-type="float">
            <text:p>44.9283</text:p>
          </table:table-cell>
          <table:table-cell/>
          <table:table-cell table:formula="of:=([.D224]-[.A224])/0.0166667" office:value-type="float" office:value="39.6299207401585" calcext:value-type="float">
            <text:p>39.6299207401585</text:p>
          </table:table-cell>
          <table:table-cell table:formula="of:=ABS([.E224]-[.B224])/0.0166667" office:value-type="float" office:value="641.758716482569" calcext:value-type="float">
            <text:p>641.758716482569</text:p>
          </table:table-cell>
          <table:table-cell table:formula="of:=([.F224]-[.C224])/0.0166667" office:value-type="float" office:value="68.1658636682726" calcext:value-type="float">
            <text:p>68.1658636682726</text:p>
          </table:table-cell>
          <table:table-cell table:formula="of:=DEGREES(ATAN(ABS([.F224]-[.C224])/ABS([.E224]-[.B224])))" office:value-type="float" office:value="6.06306850634225" calcext:value-type="float">
            <text:p>6.06306850634225</text:p>
          </table:table-cell>
          <table:table-cell table:formula="of:=SQRT(POWER([.H224];2)+POWER([.I224];2)+POWER([.J224];2))" office:value-type="float" office:value="646.584384105328" calcext:value-type="float">
            <text:p>646.584384105328</text:p>
          </table:table-cell>
        </table:table-row>
        <table:table-row table:style-name="ro1">
          <table:table-cell office:value-type="float" office:value="76.2624" calcext:value-type="float">
            <text:p>76.2624</text:p>
          </table:table-cell>
          <table:table-cell office:value-type="float" office:value="290.745" calcext:value-type="float">
            <text:p>290.745</text:p>
          </table:table-cell>
          <table:table-cell office:value-type="float" office:value="44.3206" calcext:value-type="float">
            <text:p>44.3206</text:p>
          </table:table-cell>
          <table:table-cell office:value-type="float" office:value="76.9224" calcext:value-type="float">
            <text:p>76.9224</text:p>
          </table:table-cell>
          <table:table-cell office:value-type="float" office:value="280.005" calcext:value-type="float">
            <text:p>280.005</text:p>
          </table:table-cell>
          <table:table-cell office:value-type="float" office:value="45.7019" calcext:value-type="float">
            <text:p>45.7019</text:p>
          </table:table-cell>
          <table:table-cell/>
          <table:table-cell table:formula="of:=([.D225]-[.A225])/0.0166667" office:value-type="float" office:value="39.5999208001582" calcext:value-type="float">
            <text:p>39.5999208001582</text:p>
          </table:table-cell>
          <table:table-cell table:formula="of:=ABS([.E225]-[.B225])/0.0166667" office:value-type="float" office:value="644.398711202578" calcext:value-type="float">
            <text:p>644.398711202578</text:p>
          </table:table-cell>
          <table:table-cell table:formula="of:=([.F225]-[.C225])/0.0166667" office:value-type="float" office:value="82.8778342443317" calcext:value-type="float">
            <text:p>82.8778342443317</text:p>
          </table:table-cell>
          <table:table-cell table:formula="of:=DEGREES(ATAN(ABS([.F225]-[.C225])/ABS([.E225]-[.B225])))" office:value-type="float" office:value="7.32873078407587" calcext:value-type="float">
            <text:p>7.32873078407587</text:p>
          </table:table-cell>
          <table:table-cell table:formula="of:=SQRT(POWER([.H225];2)+POWER([.I225];2)+POWER([.J225];2))" office:value-type="float" office:value="650.912120132936" calcext:value-type="float">
            <text:p>650.912120132936</text:p>
          </table:table-cell>
        </table:table-row>
        <table:table-row table:style-name="ro1">
          <table:table-cell office:value-type="float" office:value="76.3254" calcext:value-type="float">
            <text:p>76.3254</text:p>
          </table:table-cell>
          <table:table-cell office:value-type="float" office:value="297.848" calcext:value-type="float">
            <text:p>297.848</text:p>
          </table:table-cell>
          <table:table-cell office:value-type="float" office:value="42.9779" calcext:value-type="float">
            <text:p>42.9779</text:p>
          </table:table-cell>
          <table:table-cell office:value-type="float" office:value="77.5073" calcext:value-type="float">
            <text:p>77.5073</text:p>
          </table:table-cell>
          <table:table-cell office:value-type="float" office:value="286.944" calcext:value-type="float">
            <text:p>286.944</text:p>
          </table:table-cell>
          <table:table-cell office:value-type="float" office:value="43.8743" calcext:value-type="float">
            <text:p>43.8743</text:p>
          </table:table-cell>
          <table:table-cell/>
          <table:table-cell table:formula="of:=([.D226]-[.A226])/0.0166667" office:value-type="float" office:value="70.9138581722836" calcext:value-type="float">
            <text:p>70.9138581722836</text:p>
          </table:table-cell>
          <table:table-cell table:formula="of:=ABS([.E226]-[.B226])/0.0166667" office:value-type="float" office:value="654.238691522617" calcext:value-type="float">
            <text:p>654.238691522617</text:p>
          </table:table-cell>
          <table:table-cell table:formula="of:=([.F226]-[.C226])/0.0166667" office:value-type="float" office:value="53.7838924322151" calcext:value-type="float">
            <text:p>53.7838924322151</text:p>
          </table:table-cell>
          <table:table-cell table:formula="of:=DEGREES(ATAN(ABS([.F226]-[.C226])/ABS([.E226]-[.B226])))" office:value-type="float" office:value="4.69962428099411" calcext:value-type="float">
            <text:p>4.69962428099411</text:p>
          </table:table-cell>
          <table:table-cell table:formula="of:=SQRT(POWER([.H226];2)+POWER([.I226];2)+POWER([.J226];2))" office:value-type="float" office:value="660.264907329827" calcext:value-type="float">
            <text:p>660.264907329827</text:p>
          </table:table-cell>
        </table:table-row>
        <table:table-row table:style-name="ro1">
          <table:table-cell office:value-type="float" office:value="76.2876" calcext:value-type="float">
            <text:p>76.2876</text:p>
          </table:table-cell>
          <table:table-cell office:value-type="float" office:value="293.471" calcext:value-type="float">
            <text:p>293.471</text:p>
          </table:table-cell>
          <table:table-cell office:value-type="float" office:value="44.1617" calcext:value-type="float">
            <text:p>44.1617</text:p>
          </table:table-cell>
          <table:table-cell office:value-type="float" office:value="76.9651" calcext:value-type="float">
            <text:p>76.9651</text:p>
          </table:table-cell>
          <table:table-cell office:value-type="float" office:value="283.907" calcext:value-type="float">
            <text:p>283.907</text:p>
          </table:table-cell>
          <table:table-cell office:value-type="float" office:value="45.6079" calcext:value-type="float">
            <text:p>45.6079</text:p>
          </table:table-cell>
          <table:table-cell/>
          <table:table-cell table:formula="of:=([.D227]-[.A227])/0.0166667" office:value-type="float" office:value="40.6499187001632" calcext:value-type="float">
            <text:p>40.6499187001632</text:p>
          </table:table-cell>
          <table:table-cell table:formula="of:=ABS([.E227]-[.B227])/0.0166667" office:value-type="float" office:value="573.838852322297" calcext:value-type="float">
            <text:p>573.838852322297</text:p>
          </table:table-cell>
          <table:table-cell table:formula="of:=([.F227]-[.C227])/0.0166667" office:value-type="float" office:value="86.7718264563469" calcext:value-type="float">
            <text:p>86.7718264563469</text:p>
          </table:table-cell>
          <table:table-cell table:formula="of:=DEGREES(ATAN(ABS([.F227]-[.C227])/ABS([.E227]-[.B227])))" office:value-type="float" office:value="8.59871730071159" calcext:value-type="float">
            <text:p>8.59871730071159</text:p>
          </table:table-cell>
          <table:table-cell table:formula="of:=SQRT(POWER([.H227];2)+POWER([.I227];2)+POWER([.J227];2))" office:value-type="float" office:value="581.784147421938" calcext:value-type="float">
            <text:p>581.784147421938</text:p>
          </table:table-cell>
        </table:table-row>
        <table:table-row table:style-name="ro1">
          <table:table-cell office:value-type="float" office:value="77.038" calcext:value-type="float">
            <text:p>77.038</text:p>
          </table:table-cell>
          <table:table-cell office:value-type="float" office:value="290.921" calcext:value-type="float">
            <text:p>290.921</text:p>
          </table:table-cell>
          <table:table-cell office:value-type="float" office:value="43.7753" calcext:value-type="float">
            <text:p>43.7753</text:p>
          </table:table-cell>
          <table:table-cell office:value-type="float" office:value="78.1692" calcext:value-type="float">
            <text:p>78.1692</text:p>
          </table:table-cell>
          <table:table-cell office:value-type="float" office:value="278.949" calcext:value-type="float">
            <text:p>278.949</text:p>
          </table:table-cell>
          <table:table-cell office:value-type="float" office:value="45.1044" calcext:value-type="float">
            <text:p>45.1044</text:p>
          </table:table-cell>
          <table:table-cell/>
          <table:table-cell table:formula="of:=([.D228]-[.A228])/0.0166667" office:value-type="float" office:value="67.8718642562719" calcext:value-type="float">
            <text:p>67.8718642562719</text:p>
          </table:table-cell>
          <table:table-cell table:formula="of:=ABS([.E228]-[.B228])/0.0166667" office:value-type="float" office:value="718.318563362872" calcext:value-type="float">
            <text:p>718.318563362872</text:p>
          </table:table-cell>
          <table:table-cell table:formula="of:=([.F228]-[.C228])/0.0166667" office:value-type="float" office:value="79.7458405083188" calcext:value-type="float">
            <text:p>79.7458405083188</text:p>
          </table:table-cell>
          <table:table-cell table:formula="of:=DEGREES(ATAN(ABS([.F228]-[.C228])/ABS([.E228]-[.B228])))" office:value-type="float" office:value="6.33488644010852" calcext:value-type="float">
            <text:p>6.33488644010852</text:p>
          </table:table-cell>
          <table:table-cell table:formula="of:=SQRT(POWER([.H228];2)+POWER([.I228];2)+POWER([.J228];2))" office:value-type="float" office:value="725.911528705599" calcext:value-type="float">
            <text:p>725.911528705599</text:p>
          </table:table-cell>
        </table:table-row>
        <table:table-row table:style-name="ro1">
          <table:table-cell office:value-type="float" office:value="76.7793" calcext:value-type="float">
            <text:p>76.7793</text:p>
          </table:table-cell>
          <table:table-cell office:value-type="float" office:value="290.897" calcext:value-type="float">
            <text:p>290.897</text:p>
          </table:table-cell>
          <table:table-cell office:value-type="float" office:value="43.7815" calcext:value-type="float">
            <text:p>43.7815</text:p>
          </table:table-cell>
          <table:table-cell office:value-type="float" office:value="77.6649" calcext:value-type="float">
            <text:p>77.6649</text:p>
          </table:table-cell>
          <table:table-cell office:value-type="float" office:value="278.947" calcext:value-type="float">
            <text:p>278.947</text:p>
          </table:table-cell>
          <table:table-cell office:value-type="float" office:value="44.8599" calcext:value-type="float">
            <text:p>44.8599</text:p>
          </table:table-cell>
          <table:table-cell/>
          <table:table-cell table:formula="of:=([.D229]-[.A229])/0.0166667" office:value-type="float" office:value="53.1358937282123" calcext:value-type="float">
            <text:p>53.1358937282123</text:p>
          </table:table-cell>
          <table:table-cell table:formula="of:=ABS([.E229]-[.B229])/0.0166667" office:value-type="float" office:value="716.998566002867" calcext:value-type="float">
            <text:p>716.998566002867</text:p>
          </table:table-cell>
          <table:table-cell table:formula="of:=([.F229]-[.C229])/0.0166667" office:value-type="float" office:value="64.7038705922589" calcext:value-type="float">
            <text:p>64.7038705922589</text:p>
          </table:table-cell>
          <table:table-cell table:formula="of:=DEGREES(ATAN(ABS([.F229]-[.C229])/ABS([.E229]-[.B229])))" office:value-type="float" office:value="5.15655695308674" calcext:value-type="float">
            <text:p>5.15655695308674</text:p>
          </table:table-cell>
          <table:table-cell table:formula="of:=SQRT(POWER([.H229];2)+POWER([.I229];2)+POWER([.J229];2))" office:value-type="float" office:value="721.870457715291" calcext:value-type="float">
            <text:p>721.870457715291</text:p>
          </table:table-cell>
        </table:table-row>
        <table:table-row table:style-name="ro1">
          <table:table-cell office:value-type="float" office:value="76.5608" calcext:value-type="float">
            <text:p>76.5608</text:p>
          </table:table-cell>
          <table:table-cell office:value-type="float" office:value="295.025" calcext:value-type="float">
            <text:p>295.025</text:p>
          </table:table-cell>
          <table:table-cell office:value-type="float" office:value="43.4076" calcext:value-type="float">
            <text:p>43.4076</text:p>
          </table:table-cell>
          <table:table-cell office:value-type="float" office:value="77.4594" calcext:value-type="float">
            <text:p>77.4594</text:p>
          </table:table-cell>
          <table:table-cell office:value-type="float" office:value="282.864" calcext:value-type="float">
            <text:p>282.864</text:p>
          </table:table-cell>
          <table:table-cell office:value-type="float" office:value="44.5056" calcext:value-type="float">
            <text:p>44.5056</text:p>
          </table:table-cell>
          <table:table-cell/>
          <table:table-cell table:formula="of:=([.D230]-[.A230])/0.0166667" office:value-type="float" office:value="53.9158921682158" calcext:value-type="float">
            <text:p>53.9158921682158</text:p>
          </table:table-cell>
          <table:table-cell table:formula="of:=ABS([.E230]-[.B230])/0.0166667" office:value-type="float" office:value="729.658540682919" calcext:value-type="float">
            <text:p>729.658540682919</text:p>
          </table:table-cell>
          <table:table-cell table:formula="of:=([.F230]-[.C230])/0.0166667" office:value-type="float" office:value="65.8798682402635" calcext:value-type="float">
            <text:p>65.8798682402635</text:p>
          </table:table-cell>
          <table:table-cell table:formula="of:=DEGREES(ATAN(ABS([.F230]-[.C230])/ABS([.E230]-[.B230])))" office:value-type="float" office:value="5.15916840236124" calcext:value-type="float">
            <text:p>5.15916840236124</text:p>
          </table:table-cell>
          <table:table-cell table:formula="of:=SQRT(POWER([.H230];2)+POWER([.I230];2)+POWER([.J230];2))" office:value-type="float" office:value="734.607831743697" calcext:value-type="float">
            <text:p>734.607831743697</text:p>
          </table:table-cell>
        </table:table-row>
        <table:table-row table:style-name="ro1">
          <table:table-cell office:value-type="float" office:value="76.8217" calcext:value-type="float">
            <text:p>76.8217</text:p>
          </table:table-cell>
          <table:table-cell office:value-type="float" office:value="295.044" calcext:value-type="float">
            <text:p>295.044</text:p>
          </table:table-cell>
          <table:table-cell office:value-type="float" office:value="43.4024" calcext:value-type="float">
            <text:p>43.4024</text:p>
          </table:table-cell>
          <table:table-cell office:value-type="float" office:value="77.9679" calcext:value-type="float">
            <text:p>77.9679</text:p>
          </table:table-cell>
          <table:table-cell office:value-type="float" office:value="282.858" calcext:value-type="float">
            <text:p>282.858</text:p>
          </table:table-cell>
          <table:table-cell office:value-type="float" office:value="44.7534" calcext:value-type="float">
            <text:p>44.7534</text:p>
          </table:table-cell>
          <table:table-cell/>
          <table:table-cell table:formula="of:=([.D231]-[.A231])/0.0166667" office:value-type="float" office:value="68.7718624562747" calcext:value-type="float">
            <text:p>68.7718624562747</text:p>
          </table:table-cell>
          <table:table-cell table:formula="of:=ABS([.E231]-[.B231])/0.0166667" office:value-type="float" office:value="731.158537682923" calcext:value-type="float">
            <text:p>731.158537682923</text:p>
          </table:table-cell>
          <table:table-cell table:formula="of:=([.F231]-[.C231])/0.0166667" office:value-type="float" office:value="81.0598378803242" calcext:value-type="float">
            <text:p>81.0598378803242</text:p>
          </table:table-cell>
          <table:table-cell table:formula="of:=DEGREES(ATAN(ABS([.F231]-[.C231])/ABS([.E231]-[.B231])))" office:value-type="float" office:value="6.32625807316633" calcext:value-type="float">
            <text:p>6.32625807316633</text:p>
          </table:table-cell>
          <table:table-cell table:formula="of:=SQRT(POWER([.H231];2)+POWER([.I231];2)+POWER([.J231];2))" office:value-type="float" office:value="738.845771192825" calcext:value-type="float">
            <text:p>738.845771192825</text:p>
          </table:table-cell>
        </table:table-row>
        <table:table-row table:style-name="ro1">
          <table:table-cell office:value-type="float" office:value="76.5207" calcext:value-type="float">
            <text:p>76.5207</text:p>
          </table:table-cell>
          <table:table-cell office:value-type="float" office:value="290.824" calcext:value-type="float">
            <text:p>290.824</text:p>
          </table:table-cell>
          <table:table-cell office:value-type="float" office:value="44.0507" calcext:value-type="float">
            <text:p>44.0507</text:p>
          </table:table-cell>
          <table:table-cell office:value-type="float" office:value="77.1603" calcext:value-type="float">
            <text:p>77.1603</text:p>
          </table:table-cell>
          <table:table-cell office:value-type="float" office:value="278.847" calcext:value-type="float">
            <text:p>278.847</text:p>
          </table:table-cell>
          <table:table-cell office:value-type="float" office:value="45.1294" calcext:value-type="float">
            <text:p>45.1294</text:p>
          </table:table-cell>
          <table:table-cell/>
          <table:table-cell table:formula="of:=([.D232]-[.A232])/0.0166667" office:value-type="float" office:value="38.3759232481536" calcext:value-type="float">
            <text:p>38.3759232481536</text:p>
          </table:table-cell>
          <table:table-cell table:formula="of:=ABS([.E232]-[.B232])/0.0166667" office:value-type="float" office:value="718.618562762876" calcext:value-type="float">
            <text:p>718.618562762876</text:p>
          </table:table-cell>
          <table:table-cell table:formula="of:=([.F232]-[.C232])/0.0166667" office:value-type="float" office:value="64.7218705562588" calcext:value-type="float">
            <text:p>64.7218705562588</text:p>
          </table:table-cell>
          <table:table-cell table:formula="of:=DEGREES(ATAN(ABS([.F232]-[.C232])/ABS([.E232]-[.B232])))" office:value-type="float" office:value="5.14641847927645" calcext:value-type="float">
            <text:p>5.14641847927645</text:p>
          </table:table-cell>
          <table:table-cell table:formula="of:=SQRT(POWER([.H232];2)+POWER([.I232];2)+POWER([.J232];2))" office:value-type="float" office:value="722.547071657502" calcext:value-type="float">
            <text:p>722.547071657502</text:p>
          </table:table-cell>
        </table:table-row>
        <table:table-row table:style-name="ro1">
          <table:table-cell office:value-type="float" office:value="75.9342" calcext:value-type="float">
            <text:p>75.9342</text:p>
          </table:table-cell>
          <table:table-cell office:value-type="float" office:value="282.633" calcext:value-type="float">
            <text:p>282.633</text:p>
          </table:table-cell>
          <table:table-cell office:value-type="float" office:value="45.0578" calcext:value-type="float">
            <text:p>45.0578</text:p>
          </table:table-cell>
          <table:table-cell office:value-type="float" office:value="76.3417" calcext:value-type="float">
            <text:p>76.3417</text:p>
          </table:table-cell>
          <table:table-cell office:value-type="float" office:value="272.314" calcext:value-type="float">
            <text:p>272.314</text:p>
          </table:table-cell>
          <table:table-cell office:value-type="float" office:value="45.9014" calcext:value-type="float">
            <text:p>45.9014</text:p>
          </table:table-cell>
          <table:table-cell/>
          <table:table-cell table:formula="of:=([.D233]-[.A233])/0.0166667" office:value-type="float" office:value="24.4499511000977" calcext:value-type="float">
            <text:p>24.4499511000977</text:p>
          </table:table-cell>
          <table:table-cell table:formula="of:=ABS([.E233]-[.B233])/0.0166667" office:value-type="float" office:value="619.138761722474" calcext:value-type="float">
            <text:p>619.138761722474</text:p>
          </table:table-cell>
          <table:table-cell table:formula="of:=([.F233]-[.C233])/0.0166667" office:value-type="float" office:value="50.6158987682026" calcext:value-type="float">
            <text:p>50.6158987682026</text:p>
          </table:table-cell>
          <table:table-cell table:formula="of:=DEGREES(ATAN(ABS([.F233]-[.C233])/ABS([.E233]-[.B233])))" office:value-type="float" office:value="4.67365724835928" calcext:value-type="float">
            <text:p>4.67365724835928</text:p>
          </table:table-cell>
          <table:table-cell table:formula="of:=SQRT(POWER([.H233];2)+POWER([.I233];2)+POWER([.J233];2))" office:value-type="float" office:value="621.68527052211" calcext:value-type="float">
            <text:p>621.68527052211</text:p>
          </table:table-cell>
        </table:table-row>
        <table:table-row table:style-name="ro1">
          <table:table-cell office:value-type="float" office:value="77.0086" calcext:value-type="float">
            <text:p>77.0086</text:p>
          </table:table-cell>
          <table:table-cell office:value-type="float" office:value="288.154" calcext:value-type="float">
            <text:p>288.154</text:p>
          </table:table-cell>
          <table:table-cell office:value-type="float" office:value="44.2004" calcext:value-type="float">
            <text:p>44.2004</text:p>
          </table:table-cell>
          <table:table-cell office:value-type="float" office:value="77.6485" calcext:value-type="float">
            <text:p>77.6485</text:p>
          </table:table-cell>
          <table:table-cell office:value-type="float" office:value="277.582" calcext:value-type="float">
            <text:p>277.582</text:p>
          </table:table-cell>
          <table:table-cell office:value-type="float" office:value="45.3206" calcext:value-type="float">
            <text:p>45.3206</text:p>
          </table:table-cell>
          <table:table-cell/>
          <table:table-cell table:formula="of:=([.D234]-[.A234])/0.0166667" office:value-type="float" office:value="38.3939232121534" calcext:value-type="float">
            <text:p>38.3939232121534</text:p>
          </table:table-cell>
          <table:table-cell table:formula="of:=ABS([.E234]-[.B234])/0.0166667" office:value-type="float" office:value="634.318731362538" calcext:value-type="float">
            <text:p>634.318731362538</text:p>
          </table:table-cell>
          <table:table-cell table:formula="of:=([.F234]-[.C234])/0.0166667" office:value-type="float" office:value="67.2118655762687" calcext:value-type="float">
            <text:p>67.2118655762687</text:p>
          </table:table-cell>
          <table:table-cell table:formula="of:=DEGREES(ATAN(ABS([.F234]-[.C234])/ABS([.E234]-[.B234])))" office:value-type="float" office:value="6.04844277404664" calcext:value-type="float">
            <text:p>6.04844277404664</text:p>
          </table:table-cell>
          <table:table-cell table:formula="of:=SQRT(POWER([.H234];2)+POWER([.I234];2)+POWER([.J234];2))" office:value-type="float" office:value="639.024084969606" calcext:value-type="float">
            <text:p>639.024084969606</text:p>
          </table:table-cell>
        </table:table-row>
        <table:table-row table:style-name="ro1">
          <table:table-cell office:value-type="float" office:value="76.7793" calcext:value-type="float">
            <text:p>76.7793</text:p>
          </table:table-cell>
          <table:table-cell office:value-type="float" office:value="290.897" calcext:value-type="float">
            <text:p>290.897</text:p>
          </table:table-cell>
          <table:table-cell office:value-type="float" office:value="43.7815" calcext:value-type="float">
            <text:p>43.7815</text:p>
          </table:table-cell>
          <table:table-cell office:value-type="float" office:value="77.6649" calcext:value-type="float">
            <text:p>77.6649</text:p>
          </table:table-cell>
          <table:table-cell office:value-type="float" office:value="278.947" calcext:value-type="float">
            <text:p>278.947</text:p>
          </table:table-cell>
          <table:table-cell office:value-type="float" office:value="44.8599" calcext:value-type="float">
            <text:p>44.8599</text:p>
          </table:table-cell>
          <table:table-cell/>
          <table:table-cell table:formula="of:=([.D235]-[.A235])/0.0166667" office:value-type="float" office:value="53.1358937282123" calcext:value-type="float">
            <text:p>53.1358937282123</text:p>
          </table:table-cell>
          <table:table-cell table:formula="of:=ABS([.E235]-[.B235])/0.0166667" office:value-type="float" office:value="716.998566002867" calcext:value-type="float">
            <text:p>716.998566002867</text:p>
          </table:table-cell>
          <table:table-cell table:formula="of:=([.F235]-[.C235])/0.0166667" office:value-type="float" office:value="64.7038705922589" calcext:value-type="float">
            <text:p>64.7038705922589</text:p>
          </table:table-cell>
          <table:table-cell table:formula="of:=DEGREES(ATAN(ABS([.F235]-[.C235])/ABS([.E235]-[.B235])))" office:value-type="float" office:value="5.15655695308674" calcext:value-type="float">
            <text:p>5.15655695308674</text:p>
          </table:table-cell>
          <table:table-cell table:formula="of:=SQRT(POWER([.H235];2)+POWER([.I235];2)+POWER([.J235];2))" office:value-type="float" office:value="721.870457715291" calcext:value-type="float">
            <text:p>721.870457715291</text:p>
          </table:table-cell>
        </table:table-row>
        <table:table-row table:style-name="ro1">
          <table:table-cell office:value-type="float" office:value="77.5559" calcext:value-type="float">
            <text:p>77.5559</text:p>
          </table:table-cell>
          <table:table-cell office:value-type="float" office:value="291.071" calcext:value-type="float">
            <text:p>291.071</text:p>
          </table:table-cell>
          <table:table-cell office:value-type="float" office:value="43.2357" calcext:value-type="float">
            <text:p>43.2357</text:p>
          </table:table-cell>
          <table:table-cell office:value-type="float" office:value="78.4408" calcext:value-type="float">
            <text:p>78.4408</text:p>
          </table:table-cell>
          <table:table-cell office:value-type="float" office:value="280.396" calcext:value-type="float">
            <text:p>280.396</text:p>
          </table:table-cell>
          <table:table-cell office:value-type="float" office:value="44.3778" calcext:value-type="float">
            <text:p>44.3778</text:p>
          </table:table-cell>
          <table:table-cell/>
          <table:table-cell table:formula="of:=([.D236]-[.A236])/0.0166667" office:value-type="float" office:value="53.0938938122125" calcext:value-type="float">
            <text:p>53.0938938122125</text:p>
          </table:table-cell>
          <table:table-cell table:formula="of:=ABS([.E236]-[.B236])/0.0166667" office:value-type="float" office:value="640.498719002563" calcext:value-type="float">
            <text:p>640.498719002563</text:p>
          </table:table-cell>
          <table:table-cell table:formula="of:=([.F236]-[.C236])/0.0166667" office:value-type="float" office:value="68.5258629482741" calcext:value-type="float">
            <text:p>68.5258629482741</text:p>
          </table:table-cell>
          <table:table-cell table:formula="of:=DEGREES(ATAN(ABS([.F236]-[.C236])/ABS([.E236]-[.B236])))" office:value-type="float" office:value="6.10674791058194" calcext:value-type="float">
            <text:p>6.10674791058194</text:p>
          </table:table-cell>
          <table:table-cell table:formula="of:=SQRT(POWER([.H236];2)+POWER([.I236];2)+POWER([.J236];2))" office:value-type="float" office:value="646.338428763811" calcext:value-type="float">
            <text:p>646.338428763811</text:p>
          </table:table-cell>
        </table:table-row>
        <table:table-row table:style-name="ro1">
          <table:table-cell office:value-type="float" office:value="77.2655" calcext:value-type="float">
            <text:p>77.2655</text:p>
          </table:table-cell>
          <table:table-cell office:value-type="float" office:value="288.057" calcext:value-type="float">
            <text:p>288.057</text:p>
          </table:table-cell>
          <table:table-cell office:value-type="float" office:value="44.721" calcext:value-type="float">
            <text:p>44.721</text:p>
          </table:table-cell>
          <table:table-cell office:value-type="float" office:value="78.1505" calcext:value-type="float">
            <text:p>78.1505</text:p>
          </table:table-cell>
          <table:table-cell office:value-type="float" office:value="277.511" calcext:value-type="float">
            <text:p>277.511</text:p>
          </table:table-cell>
          <table:table-cell office:value-type="float" office:value="45.8239" calcext:value-type="float">
            <text:p>45.8239</text:p>
          </table:table-cell>
          <table:table-cell/>
          <table:table-cell table:formula="of:=([.D237]-[.A237])/0.0166667" office:value-type="float" office:value="53.0998938002119" calcext:value-type="float">
            <text:p>53.0998938002119</text:p>
          </table:table-cell>
          <table:table-cell table:formula="of:=ABS([.E237]-[.B237])/0.0166667" office:value-type="float" office:value="632.758734482531" calcext:value-type="float">
            <text:p>632.758734482531</text:p>
          </table:table-cell>
          <table:table-cell table:formula="of:=([.F237]-[.C237])/0.0166667" office:value-type="float" office:value="66.173867652265" calcext:value-type="float">
            <text:p>66.173867652265</text:p>
          </table:table-cell>
          <table:table-cell table:formula="of:=DEGREES(ATAN(ABS([.F237]-[.C237])/ABS([.E237]-[.B237])))" office:value-type="float" office:value="5.97028644537489" calcext:value-type="float">
            <text:p>5.97028644537489</text:p>
          </table:table-cell>
          <table:table-cell table:formula="of:=SQRT(POWER([.H237];2)+POWER([.I237];2)+POWER([.J237];2))" office:value-type="float" office:value="638.421644014038" calcext:value-type="float">
            <text:p>638.421644014038</text:p>
          </table:table-cell>
        </table:table-row>
        <table:table-row table:style-name="ro1">
          <table:table-cell office:value-type="float" office:value="76.8075" calcext:value-type="float">
            <text:p>76.8075</text:p>
          </table:table-cell>
          <table:table-cell office:value-type="float" office:value="293.575" calcext:value-type="float">
            <text:p>293.575</text:p>
          </table:table-cell>
          <table:table-cell office:value-type="float" office:value="43.8843" calcext:value-type="float">
            <text:p>43.8843</text:p>
          </table:table-cell>
          <table:table-cell office:value-type="float" office:value="77.7133" calcext:value-type="float">
            <text:p>77.7133</text:p>
          </table:table-cell>
          <table:table-cell office:value-type="float" office:value="282.783" calcext:value-type="float">
            <text:p>282.783</text:p>
          </table:table-cell>
          <table:table-cell office:value-type="float" office:value="45.0185" calcext:value-type="float">
            <text:p>45.0185</text:p>
          </table:table-cell>
          <table:table-cell/>
          <table:table-cell table:formula="of:=([.D238]-[.A238])/0.0166667" office:value-type="float" office:value="54.3478913042174" calcext:value-type="float">
            <text:p>54.3478913042174</text:p>
          </table:table-cell>
          <table:table-cell table:formula="of:=ABS([.E238]-[.B238])/0.0166667" office:value-type="float" office:value="647.518704962589" calcext:value-type="float">
            <text:p>647.518704962589</text:p>
          </table:table-cell>
          <table:table-cell table:formula="of:=([.F238]-[.C238])/0.0166667" office:value-type="float" office:value="68.0518638962722" calcext:value-type="float">
            <text:p>68.0518638962722</text:p>
          </table:table-cell>
          <table:table-cell table:formula="of:=DEGREES(ATAN(ABS([.F238]-[.C238])/ABS([.E238]-[.B238])))" office:value-type="float" office:value="5.99955414547401" calcext:value-type="float">
            <text:p>5.99955414547401</text:p>
          </table:table-cell>
          <table:table-cell table:formula="of:=SQRT(POWER([.H238];2)+POWER([.I238];2)+POWER([.J238];2))" office:value-type="float" office:value="653.349234900753" calcext:value-type="float">
            <text:p>653.349234900753</text:p>
          </table:table-cell>
        </table:table-row>
        <table:table-row table:style-name="ro1">
          <table:table-cell office:value-type="float" office:value="77.281" calcext:value-type="float">
            <text:p>77.281</text:p>
          </table:table-cell>
          <table:table-cell office:value-type="float" office:value="289.438" calcext:value-type="float">
            <text:p>289.438</text:p>
          </table:table-cell>
          <table:table-cell office:value-type="float" office:value="44.5104" calcext:value-type="float">
            <text:p>44.5104</text:p>
          </table:table-cell>
          <table:table-cell office:value-type="float" office:value="78.4018" calcext:value-type="float">
            <text:p>78.4018</text:p>
          </table:table-cell>
          <table:table-cell office:value-type="float" office:value="277.536" calcext:value-type="float">
            <text:p>277.536</text:p>
          </table:table-cell>
          <table:table-cell office:value-type="float" office:value="45.8178" calcext:value-type="float">
            <text:p>45.8178</text:p>
          </table:table-cell>
          <table:table-cell/>
          <table:table-cell table:formula="of:=([.D239]-[.A239])/0.0166667" office:value-type="float" office:value="67.2478655042683" calcext:value-type="float">
            <text:p>67.2478655042683</text:p>
          </table:table-cell>
          <table:table-cell table:formula="of:=ABS([.E239]-[.B239])/0.0166667" office:value-type="float" office:value="714.118571762856" calcext:value-type="float">
            <text:p>714.118571762856</text:p>
          </table:table-cell>
          <table:table-cell table:formula="of:=([.F239]-[.C239])/0.0166667" office:value-type="float" office:value="78.4438431123139" calcext:value-type="float">
            <text:p>78.4438431123139</text:p>
          </table:table-cell>
          <table:table-cell table:formula="of:=DEGREES(ATAN(ABS([.F239]-[.C239])/ABS([.E239]-[.B239])))" office:value-type="float" office:value="6.26864168002701" calcext:value-type="float">
            <text:p>6.26864168002701</text:p>
          </table:table-cell>
          <table:table-cell table:formula="of:=SQRT(POWER([.H239];2)+POWER([.I239];2)+POWER([.J239];2))" office:value-type="float" office:value="721.554603944657" calcext:value-type="float">
            <text:p>721.554603944657</text:p>
          </table:table-cell>
        </table:table-row>
        <table:table-row table:style-name="ro1">
          <table:table-cell office:value-type="float" office:value="76.994" calcext:value-type="float">
            <text:p>76.994</text:p>
          </table:table-cell>
          <table:table-cell office:value-type="float" office:value="286.728" calcext:value-type="float">
            <text:p>286.728</text:p>
          </table:table-cell>
          <table:table-cell office:value-type="float" office:value="44.6729" calcext:value-type="float">
            <text:p>44.6729</text:p>
          </table:table-cell>
          <table:table-cell office:value-type="float" office:value="77.8661" calcext:value-type="float">
            <text:p>77.8661</text:p>
          </table:table-cell>
          <table:table-cell office:value-type="float" office:value="274.98" calcext:value-type="float">
            <text:p>274.98</text:p>
          </table:table-cell>
          <table:table-cell office:value-type="float" office:value="45.7209" calcext:value-type="float">
            <text:p>45.7209</text:p>
          </table:table-cell>
          <table:table-cell/>
          <table:table-cell table:formula="of:=([.D240]-[.A240])/0.0166667" office:value-type="float" office:value="52.3258953482095" calcext:value-type="float">
            <text:p>52.3258953482095</text:p>
          </table:table-cell>
          <table:table-cell table:formula="of:=ABS([.E240]-[.B240])/0.0166667" office:value-type="float" office:value="704.878590242819" calcext:value-type="float">
            <text:p>704.878590242819</text:p>
          </table:table-cell>
          <table:table-cell table:formula="of:=([.F240]-[.C240])/0.0166667" office:value-type="float" office:value="62.8798742402516" calcext:value-type="float">
            <text:p>62.8798742402516</text:p>
          </table:table-cell>
          <table:table-cell table:formula="of:=DEGREES(ATAN(ABS([.F240]-[.C240])/ABS([.E240]-[.B240])))" office:value-type="float" office:value="5.09767233315019" calcext:value-type="float">
            <text:p>5.09767233315019</text:p>
          </table:table-cell>
          <table:table-cell table:formula="of:=SQRT(POWER([.H240];2)+POWER([.I240];2)+POWER([.J240];2))" office:value-type="float" office:value="709.609543968488" calcext:value-type="float">
            <text:p>709.609543968488</text:p>
          </table:table-cell>
        </table:table-row>
        <table:table-row table:style-name="ro1">
          <table:table-cell office:value-type="float" office:value="76.3128" calcext:value-type="float">
            <text:p>76.3128</text:p>
          </table:table-cell>
          <table:table-cell office:value-type="float" office:value="296.367" calcext:value-type="float">
            <text:p>296.367</text:p>
          </table:table-cell>
          <table:table-cell office:value-type="float" office:value="43.4632" calcext:value-type="float">
            <text:p>43.4632</text:p>
          </table:table-cell>
          <table:table-cell office:value-type="float" office:value="77.2352" calcext:value-type="float">
            <text:p>77.2352</text:p>
          </table:table-cell>
          <table:table-cell office:value-type="float" office:value="285.443" calcext:value-type="float">
            <text:p>285.443</text:p>
          </table:table-cell>
          <table:table-cell office:value-type="float" office:value="44.6145" calcext:value-type="float">
            <text:p>44.6145</text:p>
          </table:table-cell>
          <table:table-cell/>
          <table:table-cell table:formula="of:=([.D241]-[.A241])/0.0166667" office:value-type="float" office:value="55.343889312222" calcext:value-type="float">
            <text:p>55.343889312222</text:p>
          </table:table-cell>
          <table:table-cell table:formula="of:=ABS([.E241]-[.B241])/0.0166667" office:value-type="float" office:value="655.438689122624" calcext:value-type="float">
            <text:p>655.438689122624</text:p>
          </table:table-cell>
          <table:table-cell table:formula="of:=([.F241]-[.C241])/0.0166667" office:value-type="float" office:value="69.0778618442763" calcext:value-type="float">
            <text:p>69.0778618442763</text:p>
          </table:table-cell>
          <table:table-cell table:formula="of:=DEGREES(ATAN(ABS([.F241]-[.C241])/ABS([.E241]-[.B241])))" office:value-type="float" office:value="6.01629561493406" calcext:value-type="float">
            <text:p>6.01629561493406</text:p>
          </table:table-cell>
          <table:table-cell table:formula="of:=SQRT(POWER([.H241];2)+POWER([.I241];2)+POWER([.J241];2))" office:value-type="float" office:value="661.388367209436" calcext:value-type="float">
            <text:p>661.388367209436</text:p>
          </table:table-cell>
        </table:table-row>
        <table:table-row table:style-name="ro1">
          <table:table-cell office:value-type="float" office:value="76.7104" calcext:value-type="float">
            <text:p>76.7104</text:p>
          </table:table-cell>
          <table:table-cell office:value-type="float" office:value="283.943" calcext:value-type="float">
            <text:p>283.943</text:p>
          </table:table-cell>
          <table:table-cell office:value-type="float" office:value="45.3532" calcext:value-type="float">
            <text:p>45.3532</text:p>
          </table:table-cell>
          <table:table-cell office:value-type="float" office:value="77.584" calcext:value-type="float">
            <text:p>77.584</text:p>
          </table:table-cell>
          <table:table-cell office:value-type="float" office:value="272.285" calcext:value-type="float">
            <text:p>272.285</text:p>
          </table:table-cell>
          <table:table-cell office:value-type="float" office:value="46.6314" calcext:value-type="float">
            <text:p>46.6314</text:p>
          </table:table-cell>
          <table:table-cell/>
          <table:table-cell table:formula="of:=([.D242]-[.A242])/0.0166667" office:value-type="float" office:value="52.4158951682094" calcext:value-type="float">
            <text:p>52.4158951682094</text:p>
          </table:table-cell>
          <table:table-cell table:formula="of:=ABS([.E242]-[.B242])/0.0166667" office:value-type="float" office:value="699.478601042796" calcext:value-type="float">
            <text:p>699.478601042796</text:p>
          </table:table-cell>
          <table:table-cell table:formula="of:=([.F242]-[.C242])/0.0166667" office:value-type="float" office:value="76.6918466163067" calcext:value-type="float">
            <text:p>76.6918466163067</text:p>
          </table:table-cell>
          <table:table-cell table:formula="of:=DEGREES(ATAN(ABS([.F242]-[.C242])/ABS([.E242]-[.B242])))" office:value-type="float" office:value="6.25699978400985" calcext:value-type="float">
            <text:p>6.25699978400985</text:p>
          </table:table-cell>
          <table:table-cell table:formula="of:=SQRT(POWER([.H242];2)+POWER([.I242];2)+POWER([.J242];2))" office:value-type="float" office:value="705.619854256164" calcext:value-type="float">
            <text:p>705.619854256164</text:p>
          </table:table-cell>
        </table:table-row>
        <table:table-row table:style-name="ro1">
          <table:table-cell office:value-type="float" office:value="76.8075" calcext:value-type="float">
            <text:p>76.8075</text:p>
          </table:table-cell>
          <table:table-cell office:value-type="float" office:value="293.569" calcext:value-type="float">
            <text:p>293.569</text:p>
          </table:table-cell>
          <table:table-cell office:value-type="float" office:value="43.8851" calcext:value-type="float">
            <text:p>43.8851</text:p>
          </table:table-cell>
          <table:table-cell office:value-type="float" office:value="77.4903" calcext:value-type="float">
            <text:p>77.4903</text:p>
          </table:table-cell>
          <table:table-cell office:value-type="float" office:value="285.298" calcext:value-type="float">
            <text:p>285.298</text:p>
          </table:table-cell>
          <table:table-cell office:value-type="float" office:value="45.3919" calcext:value-type="float">
            <text:p>45.3919</text:p>
          </table:table-cell>
          <table:table-cell/>
          <table:table-cell table:formula="of:=([.D243]-[.A243])/0.0166667" office:value-type="float" office:value="40.9679180641639" calcext:value-type="float">
            <text:p>40.9679180641639</text:p>
          </table:table-cell>
          <table:table-cell table:formula="of:=ABS([.E243]-[.B243])/0.0166667" office:value-type="float" office:value="496.259007481986" calcext:value-type="float">
            <text:p>496.259007481986</text:p>
          </table:table-cell>
          <table:table-cell table:formula="of:=([.F243]-[.C243])/0.0166667" office:value-type="float" office:value="90.4078191843615" calcext:value-type="float">
            <text:p>90.4078191843615</text:p>
          </table:table-cell>
          <table:table-cell table:formula="of:=DEGREES(ATAN(ABS([.F243]-[.C243])/ABS([.E243]-[.B243])))" office:value-type="float" office:value="10.3248401864024" calcext:value-type="float">
            <text:p>10.3248401864024</text:p>
          </table:table-cell>
          <table:table-cell table:formula="of:=SQRT(POWER([.H243];2)+POWER([.I243];2)+POWER([.J243];2))" office:value-type="float" office:value="506.087884252518" calcext:value-type="float">
            <text:p>506.087884252518</text:p>
          </table:table-cell>
        </table:table-row>
        <table:table-row table:style-name="ro1">
          <table:table-cell office:value-type="float" office:value="76.3001" calcext:value-type="float">
            <text:p>76.3001</text:p>
          </table:table-cell>
          <table:table-cell office:value-type="float" office:value="294.951" calcext:value-type="float">
            <text:p>294.951</text:p>
          </table:table-cell>
          <table:table-cell office:value-type="float" office:value="43.6792" calcext:value-type="float">
            <text:p>43.6792</text:p>
          </table:table-cell>
          <table:table-cell office:value-type="float" office:value="77.2201" calcext:value-type="float">
            <text:p>77.2201</text:p>
          </table:table-cell>
          <table:table-cell office:value-type="float" office:value="284.095" calcext:value-type="float">
            <text:p>284.095</text:p>
          </table:table-cell>
          <table:table-cell office:value-type="float" office:value="44.8216" calcext:value-type="float">
            <text:p>44.8216</text:p>
          </table:table-cell>
          <table:table-cell/>
          <table:table-cell table:formula="of:=([.D244]-[.A244])/0.0166667" office:value-type="float" office:value="55.1998896002209" calcext:value-type="float">
            <text:p>55.1998896002209</text:p>
          </table:table-cell>
          <table:table-cell table:formula="of:=ABS([.E244]-[.B244])/0.0166667" office:value-type="float" office:value="651.358697282605" calcext:value-type="float">
            <text:p>651.358697282605</text:p>
          </table:table-cell>
          <table:table-cell table:formula="of:=([.F244]-[.C244])/0.0166667" office:value-type="float" office:value="68.5438629122739" calcext:value-type="float">
            <text:p>68.5438629122739</text:p>
          </table:table-cell>
          <table:table-cell table:formula="of:=DEGREES(ATAN(ABS([.F244]-[.C244])/ABS([.E244]-[.B244])))" office:value-type="float" office:value="6.00724764966071" calcext:value-type="float">
            <text:p>6.00724764966071</text:p>
          </table:table-cell>
          <table:table-cell table:formula="of:=SQRT(POWER([.H244];2)+POWER([.I244];2)+POWER([.J244];2))" office:value-type="float" office:value="657.277294207327" calcext:value-type="float">
            <text:p>657.277294207327</text:p>
          </table:table-cell>
        </table:table-row>
        <table:table-row table:style-name="ro1">
          <table:table-cell office:value-type="float" office:value="76.7655" calcext:value-type="float">
            <text:p>76.7655</text:p>
          </table:table-cell>
          <table:table-cell office:value-type="float" office:value="289.406" calcext:value-type="float">
            <text:p>289.406</text:p>
          </table:table-cell>
          <table:table-cell office:value-type="float" office:value="44.5201" calcext:value-type="float">
            <text:p>44.5201</text:p>
          </table:table-cell>
          <table:table-cell office:value-type="float" office:value="77.6321" calcext:value-type="float">
            <text:p>77.6321</text:p>
          </table:table-cell>
          <table:table-cell office:value-type="float" office:value="276.22" calcext:value-type="float">
            <text:p>276.22</text:p>
          </table:table-cell>
          <table:table-cell office:value-type="float" office:value="45.7791" calcext:value-type="float">
            <text:p>45.7791</text:p>
          </table:table-cell>
          <table:table-cell/>
          <table:table-cell table:formula="of:=([.D245]-[.A245])/0.0166667" office:value-type="float" office:value="51.9958960082075" calcext:value-type="float">
            <text:p>51.9958960082075</text:p>
          </table:table-cell>
          <table:table-cell table:formula="of:=ABS([.E245]-[.B245])/0.0166667" office:value-type="float" office:value="791.158417683163" calcext:value-type="float">
            <text:p>791.158417683163</text:p>
          </table:table-cell>
          <table:table-cell table:formula="of:=([.F245]-[.C245])/0.0166667" office:value-type="float" office:value="75.5398489203022" calcext:value-type="float">
            <text:p>75.5398489203022</text:p>
          </table:table-cell>
          <table:table-cell table:formula="of:=DEGREES(ATAN(ABS([.F245]-[.C245])/ABS([.E245]-[.B245])))" office:value-type="float" office:value="5.45407035396205" calcext:value-type="float">
            <text:p>5.45407035396205</text:p>
          </table:table-cell>
          <table:table-cell table:formula="of:=SQRT(POWER([.H245];2)+POWER([.I245];2)+POWER([.J245];2))" office:value-type="float" office:value="796.455575564341" calcext:value-type="float">
            <text:p>796.455575564341</text:p>
          </table:table-cell>
        </table:table-row>
        <table:table-row table:style-name="ro1">
          <table:table-cell office:value-type="float" office:value="76.5471" calcext:value-type="float">
            <text:p>76.5471</text:p>
          </table:table-cell>
          <table:table-cell office:value-type="float" office:value="293.666" calcext:value-type="float">
            <text:p>293.666</text:p>
          </table:table-cell>
          <table:table-cell office:value-type="float" office:value="43.3584" calcext:value-type="float">
            <text:p>43.3584</text:p>
          </table:table-cell>
          <table:table-cell office:value-type="float" office:value="77.2202" calcext:value-type="float">
            <text:p>77.2202</text:p>
          </table:table-cell>
          <table:table-cell office:value-type="float" office:value="284.196" calcext:value-type="float">
            <text:p>284.196</text:p>
          </table:table-cell>
          <table:table-cell office:value-type="float" office:value="44.3017" calcext:value-type="float">
            <text:p>44.3017</text:p>
          </table:table-cell>
          <table:table-cell/>
          <table:table-cell table:formula="of:=([.D246]-[.A246])/0.0166667" office:value-type="float" office:value="40.3859192281619" calcext:value-type="float">
            <text:p>40.3859192281619</text:p>
          </table:table-cell>
          <table:table-cell table:formula="of:=ABS([.E246]-[.B246])/0.0166667" office:value-type="float" office:value="568.198863602271" calcext:value-type="float">
            <text:p>568.198863602271</text:p>
          </table:table-cell>
          <table:table-cell table:formula="of:=([.F246]-[.C246])/0.0166667" office:value-type="float" office:value="56.597886804226" calcext:value-type="float">
            <text:p>56.597886804226</text:p>
          </table:table-cell>
          <table:table-cell table:formula="of:=DEGREES(ATAN(ABS([.F246]-[.C246])/ABS([.E246]-[.B246])))" office:value-type="float" office:value="5.68842803303094" calcext:value-type="float">
            <text:p>5.68842803303094</text:p>
          </table:table-cell>
          <table:table-cell table:formula="of:=SQRT(POWER([.H246];2)+POWER([.I246];2)+POWER([.J246];2))" office:value-type="float" office:value="572.437151014432" calcext:value-type="float">
            <text:p>572.437151014432</text:p>
          </table:table-cell>
        </table:table-row>
        <table:table-row table:style-name="ro1">
          <table:table-cell office:value-type="float" office:value="77.5071" calcext:value-type="float">
            <text:p>77.5071</text:p>
          </table:table-cell>
          <table:table-cell office:value-type="float" office:value="286.927" calcext:value-type="float">
            <text:p>286.927</text:p>
          </table:table-cell>
          <table:table-cell office:value-type="float" office:value="43.8769" calcext:value-type="float">
            <text:p>43.8769</text:p>
          </table:table-cell>
          <table:table-cell office:value-type="float" office:value="78.3672" calcext:value-type="float">
            <text:p>78.3672</text:p>
          </table:table-cell>
          <table:table-cell office:value-type="float" office:value="275.13" calcext:value-type="float">
            <text:p>275.13</text:p>
          </table:table-cell>
          <table:table-cell office:value-type="float" office:value="45.1985" calcext:value-type="float">
            <text:p>45.1985</text:p>
          </table:table-cell>
          <table:table-cell/>
          <table:table-cell table:formula="of:=([.D247]-[.A247])/0.0166667" office:value-type="float" office:value="51.6058967882066" calcext:value-type="float">
            <text:p>51.6058967882066</text:p>
          </table:table-cell>
          <table:table-cell table:formula="of:=ABS([.E247]-[.B247])/0.0166667" office:value-type="float" office:value="707.818584362833" calcext:value-type="float">
            <text:p>707.818584362833</text:p>
          </table:table-cell>
          <table:table-cell table:formula="of:=([.F247]-[.C247])/0.0166667" office:value-type="float" office:value="79.2958414083174" calcext:value-type="float">
            <text:p>79.2958414083174</text:p>
          </table:table-cell>
          <table:table-cell table:formula="of:=DEGREES(ATAN(ABS([.F247]-[.C247])/ABS([.E247]-[.B247])))" office:value-type="float" office:value="6.39210698069699" calcext:value-type="float">
            <text:p>6.39210698069699</text:p>
          </table:table-cell>
          <table:table-cell table:formula="of:=SQRT(POWER([.H247];2)+POWER([.I247];2)+POWER([.J247];2))" office:value-type="float" office:value="714.113539584129" calcext:value-type="float">
            <text:p>714.113539584129</text:p>
          </table:table-cell>
        </table:table-row>
        <table:table-row table:style-name="ro1">
          <table:table-cell office:value-type="float" office:value="76.7375" calcext:value-type="float">
            <text:p>76.7375</text:p>
          </table:table-cell>
          <table:table-cell office:value-type="float" office:value="286.817" calcext:value-type="float">
            <text:p>286.817</text:p>
          </table:table-cell>
          <table:table-cell office:value-type="float" office:value="44.1546" calcext:value-type="float">
            <text:p>44.1546</text:p>
          </table:table-cell>
          <table:table-cell office:value-type="float" office:value="77.3665" calcext:value-type="float">
            <text:p>77.3665</text:p>
          </table:table-cell>
          <table:table-cell office:value-type="float" office:value="275" calcext:value-type="float">
            <text:p>275</text:p>
          </table:table-cell>
          <table:table-cell office:value-type="float" office:value="45.4751" calcext:value-type="float">
            <text:p>45.4751</text:p>
          </table:table-cell>
          <table:table-cell/>
          <table:table-cell table:formula="of:=([.D248]-[.A248])/0.0166667" office:value-type="float" office:value="37.7399245201513" calcext:value-type="float">
            <text:p>37.7399245201513</text:p>
          </table:table-cell>
          <table:table-cell table:formula="of:=ABS([.E248]-[.B248])/0.0166667" office:value-type="float" office:value="709.018581962837" calcext:value-type="float">
            <text:p>709.018581962837</text:p>
          </table:table-cell>
          <table:table-cell table:formula="of:=([.F248]-[.C248])/0.0166667" office:value-type="float" office:value="79.2298415403167" calcext:value-type="float">
            <text:p>79.2298415403167</text:p>
          </table:table-cell>
          <table:table-cell table:formula="of:=DEGREES(ATAN(ABS([.F248]-[.C248])/ABS([.E248]-[.B248])))" office:value-type="float" office:value="6.37611019019282" calcext:value-type="float">
            <text:p>6.37611019019282</text:p>
          </table:table-cell>
          <table:table-cell table:formula="of:=SQRT(POWER([.H248];2)+POWER([.I248];2)+POWER([.J248];2))" office:value-type="float" office:value="714.429156223262" calcext:value-type="float">
            <text:p>714.429156223262</text:p>
          </table:table-cell>
        </table:table-row>
        <table:table-row table:style-name="ro1">
          <table:table-cell office:value-type="float" office:value="76.8075" calcext:value-type="float">
            <text:p>76.8075</text:p>
          </table:table-cell>
          <table:table-cell office:value-type="float" office:value="293.635" calcext:value-type="float">
            <text:p>293.635</text:p>
          </table:table-cell>
          <table:table-cell office:value-type="float" office:value="43.6179" calcext:value-type="float">
            <text:p>43.6179</text:p>
          </table:table-cell>
          <table:table-cell office:value-type="float" office:value="77.7135" calcext:value-type="float">
            <text:p>77.7135</text:p>
          </table:table-cell>
          <table:table-cell office:value-type="float" office:value="282.833" calcext:value-type="float">
            <text:p>282.833</text:p>
          </table:table-cell>
          <table:table-cell office:value-type="float" office:value="44.7595" calcext:value-type="float">
            <text:p>44.7595</text:p>
          </table:table-cell>
          <table:table-cell/>
          <table:table-cell table:formula="of:=([.D249]-[.A249])/0.0166667" office:value-type="float" office:value="54.3598912802169" calcext:value-type="float">
            <text:p>54.3598912802169</text:p>
          </table:table-cell>
          <table:table-cell table:formula="of:=ABS([.E249]-[.B249])/0.0166667" office:value-type="float" office:value="648.11870376259" calcext:value-type="float">
            <text:p>648.11870376259</text:p>
          </table:table-cell>
          <table:table-cell table:formula="of:=([.F249]-[.C249])/0.0166667" office:value-type="float" office:value="68.4958630082742" calcext:value-type="float">
            <text:p>68.4958630082742</text:p>
          </table:table-cell>
          <table:table-cell table:formula="of:=DEGREES(ATAN(ABS([.F249]-[.C249])/ABS([.E249]-[.B249])))" office:value-type="float" office:value="6.03286065312998" calcext:value-type="float">
            <text:p>6.03286065312998</text:p>
          </table:table-cell>
          <table:table-cell table:formula="of:=SQRT(POWER([.H249];2)+POWER([.I249];2)+POWER([.J249];2))" office:value-type="float" office:value="653.991234800701" calcext:value-type="float">
            <text:p>653.991234800701</text:p>
          </table:table-cell>
        </table:table-row>
        <table:table-row table:style-name="ro1">
          <table:table-cell office:value-type="float" office:value="76.9795" calcext:value-type="float">
            <text:p>76.9795</text:p>
          </table:table-cell>
          <table:table-cell office:value-type="float" office:value="285.48" calcext:value-type="float">
            <text:p>285.48</text:p>
          </table:table-cell>
          <table:table-cell office:value-type="float" office:value="44.3584" calcext:value-type="float">
            <text:p>44.3584</text:p>
          </table:table-cell>
          <table:table-cell office:value-type="float" office:value="77.8502" calcext:value-type="float">
            <text:p>77.8502</text:p>
          </table:table-cell>
          <table:table-cell office:value-type="float" office:value="273.793" calcext:value-type="float">
            <text:p>273.793</text:p>
          </table:table-cell>
          <table:table-cell office:value-type="float" office:value="45.4114" calcext:value-type="float">
            <text:p>45.4114</text:p>
          </table:table-cell>
          <table:table-cell/>
          <table:table-cell table:formula="of:=([.D250]-[.A250])/0.0166667" office:value-type="float" office:value="52.2418955162089" calcext:value-type="float">
            <text:p>52.2418955162089</text:p>
          </table:table-cell>
          <table:table-cell table:formula="of:=ABS([.E250]-[.B250])/0.0166667" office:value-type="float" office:value="701.218597562806" calcext:value-type="float">
            <text:p>701.218597562806</text:p>
          </table:table-cell>
          <table:table-cell table:formula="of:=([.F250]-[.C250])/0.0166667" office:value-type="float" office:value="63.1798736402526" calcext:value-type="float">
            <text:p>63.1798736402526</text:p>
          </table:table-cell>
          <table:table-cell table:formula="of:=DEGREES(ATAN(ABS([.F250]-[.C250])/ABS([.E250]-[.B250])))" office:value-type="float" office:value="5.14845437034958" calcext:value-type="float">
            <text:p>5.14845437034958</text:p>
          </table:table-cell>
          <table:table-cell table:formula="of:=SQRT(POWER([.H250];2)+POWER([.I250];2)+POWER([.J250];2))" office:value-type="float" office:value="705.994641373625" calcext:value-type="float">
            <text:p>705.994641373625</text:p>
          </table:table-cell>
        </table:table-row>
        <table:table-row table:style-name="ro1">
          <table:table-cell office:value-type="float" office:value="76.2992" calcext:value-type="float">
            <text:p>76.2992</text:p>
          </table:table-cell>
          <table:table-cell office:value-type="float" office:value="295.184" calcext:value-type="float">
            <text:p>295.184</text:p>
          </table:table-cell>
          <table:table-cell office:value-type="float" office:value="42.6112" calcext:value-type="float">
            <text:p>42.6112</text:p>
          </table:table-cell>
          <table:table-cell office:value-type="float" office:value="77.2054" calcext:value-type="float">
            <text:p>77.2054</text:p>
          </table:table-cell>
          <table:table-cell office:value-type="float" office:value="283.066" calcext:value-type="float">
            <text:p>283.066</text:p>
          </table:table-cell>
          <table:table-cell office:value-type="float" office:value="43.4694" calcext:value-type="float">
            <text:p>43.4694</text:p>
          </table:table-cell>
          <table:table-cell/>
          <table:table-cell table:formula="of:=([.D251]-[.A251])/0.0166667" office:value-type="float" office:value="54.3718912562174" calcext:value-type="float">
            <text:p>54.3718912562174</text:p>
          </table:table-cell>
          <table:table-cell table:formula="of:=ABS([.E251]-[.B251])/0.0166667" office:value-type="float" office:value="727.078545842911" calcext:value-type="float">
            <text:p>727.078545842911</text:p>
          </table:table-cell>
          <table:table-cell table:formula="of:=([.F251]-[.C251])/0.0166667" office:value-type="float" office:value="51.4918970162062" calcext:value-type="float">
            <text:p>51.4918970162062</text:p>
          </table:table-cell>
          <table:table-cell table:formula="of:=DEGREES(ATAN(ABS([.F251]-[.C251])/ABS([.E251]-[.B251])))" office:value-type="float" office:value="4.0509389500049" calcext:value-type="float">
            <text:p>4.0509389500049</text:p>
          </table:table-cell>
          <table:table-cell table:formula="of:=SQRT(POWER([.H251];2)+POWER([.I251];2)+POWER([.J251];2))" office:value-type="float" office:value="730.924708736918" calcext:value-type="float">
            <text:p>730.924708736918</text:p>
          </table:table-cell>
        </table:table-row>
        <table:table-row table:style-name="ro1">
          <table:table-cell office:value-type="float" office:value="76.9942" calcext:value-type="float">
            <text:p>76.9942</text:p>
          </table:table-cell>
          <table:table-cell office:value-type="float" office:value="287.072" calcext:value-type="float">
            <text:p>287.072</text:p>
          </table:table-cell>
          <table:table-cell office:value-type="float" office:value="43.0973" calcext:value-type="float">
            <text:p>43.0973</text:p>
          </table:table-cell>
          <table:table-cell office:value-type="float" office:value="77.8687" calcext:value-type="float">
            <text:p>77.8687</text:p>
          </table:table-cell>
          <table:table-cell office:value-type="float" office:value="275.401" calcext:value-type="float">
            <text:p>275.401</text:p>
          </table:table-cell>
          <table:table-cell office:value-type="float" office:value="43.6734" calcext:value-type="float">
            <text:p>43.6734</text:p>
          </table:table-cell>
          <table:table-cell/>
          <table:table-cell table:formula="of:=([.D252]-[.A252])/0.0166667" office:value-type="float" office:value="52.4698950602097" calcext:value-type="float">
            <text:p>52.4698950602097</text:p>
          </table:table-cell>
          <table:table-cell table:formula="of:=ABS([.E252]-[.B252])/0.0166667" office:value-type="float" office:value="700.258599482801" calcext:value-type="float">
            <text:p>700.258599482801</text:p>
          </table:table-cell>
          <table:table-cell table:formula="of:=([.F252]-[.C252])/0.0166667" office:value-type="float" office:value="34.5659308681385" calcext:value-type="float">
            <text:p>34.5659308681385</text:p>
          </table:table-cell>
          <table:table-cell table:formula="of:=DEGREES(ATAN(ABS([.F252]-[.C252])/ABS([.E252]-[.B252])))" office:value-type="float" office:value="2.82592141294729" calcext:value-type="float">
            <text:p>2.82592141294729</text:p>
          </table:table-cell>
          <table:table-cell table:formula="of:=SQRT(POWER([.H252];2)+POWER([.I252];2)+POWER([.J252];2))" office:value-type="float" office:value="703.071831048595" calcext:value-type="float">
            <text:p>703.071831048595</text:p>
          </table:table-cell>
        </table:table-row>
        <table:table-row table:style-name="ro1">
          <table:table-cell office:value-type="float" office:value="77.6984" calcext:value-type="float">
            <text:p>77.6984</text:p>
          </table:table-cell>
          <table:table-cell office:value-type="float" office:value="281.769" calcext:value-type="float">
            <text:p>281.769</text:p>
          </table:table-cell>
          <table:table-cell office:value-type="float" office:value="43.6682" calcext:value-type="float">
            <text:p>43.6682</text:p>
          </table:table-cell>
          <table:table-cell office:value-type="float" office:value="78.3153" calcext:value-type="float">
            <text:p>78.3153</text:p>
          </table:table-cell>
          <table:table-cell office:value-type="float" office:value="271.516" calcext:value-type="float">
            <text:p>271.516</text:p>
          </table:table-cell>
          <table:table-cell office:value-type="float" office:value="44.5333" calcext:value-type="float">
            <text:p>44.5333</text:p>
          </table:table-cell>
          <table:table-cell/>
          <table:table-cell table:formula="of:=([.D253]-[.A253])/0.0166667" office:value-type="float" office:value="37.0139259721473" calcext:value-type="float">
            <text:p>37.0139259721473</text:p>
          </table:table-cell>
          <table:table-cell table:formula="of:=ABS([.E253]-[.B253])/0.0166667" office:value-type="float" office:value="615.17876964246" calcext:value-type="float">
            <text:p>615.17876964246</text:p>
          </table:table-cell>
          <table:table-cell table:formula="of:=([.F253]-[.C253])/0.0166667" office:value-type="float" office:value="51.9058961882075" calcext:value-type="float">
            <text:p>51.9058961882075</text:p>
          </table:table-cell>
          <table:table-cell table:formula="of:=DEGREES(ATAN(ABS([.F253]-[.C253])/ABS([.E253]-[.B253])))" office:value-type="float" office:value="4.82292539613548" calcext:value-type="float">
            <text:p>4.82292539613548</text:p>
          </table:table-cell>
          <table:table-cell table:formula="of:=SQRT(POWER([.H253];2)+POWER([.I253];2)+POWER([.J253];2))" office:value-type="float" office:value="618.473258430616" calcext:value-type="float">
            <text:p>618.473258430616</text:p>
          </table:table-cell>
        </table:table-row>
        <table:table-row table:style-name="ro1">
          <table:table-cell office:value-type="float" office:value="77.7144" calcext:value-type="float">
            <text:p>77.7144</text:p>
          </table:table-cell>
          <table:table-cell office:value-type="float" office:value="283.005" calcext:value-type="float">
            <text:p>283.005</text:p>
          </table:table-cell>
          <table:table-cell office:value-type="float" office:value="43.978" calcext:value-type="float">
            <text:p>43.978</text:p>
          </table:table-cell>
          <table:table-cell office:value-type="float" office:value="78.5815" calcext:value-type="float">
            <text:p>78.5815</text:p>
          </table:table-cell>
          <table:table-cell office:value-type="float" office:value="272.724" calcext:value-type="float">
            <text:p>272.724</text:p>
          </table:table-cell>
          <table:table-cell office:value-type="float" office:value="44.8325" calcext:value-type="float">
            <text:p>44.8325</text:p>
          </table:table-cell>
          <table:table-cell/>
          <table:table-cell table:formula="of:=([.D254]-[.A254])/0.0166667" office:value-type="float" office:value="52.0258959482086" calcext:value-type="float">
            <text:p>52.0258959482086</text:p>
          </table:table-cell>
          <table:table-cell table:formula="of:=ABS([.E254]-[.B254])/0.0166667" office:value-type="float" office:value="616.858766282468" calcext:value-type="float">
            <text:p>616.858766282468</text:p>
          </table:table-cell>
          <table:table-cell table:formula="of:=([.F254]-[.C254])/0.0166667" office:value-type="float" office:value="51.2698974602052" calcext:value-type="float">
            <text:p>51.2698974602052</text:p>
          </table:table-cell>
          <table:table-cell table:formula="of:=DEGREES(ATAN(ABS([.F254]-[.C254])/ABS([.E254]-[.B254])))" office:value-type="float" office:value="4.7511887437101" calcext:value-type="float">
            <text:p>4.7511887437101</text:p>
          </table:table-cell>
          <table:table-cell table:formula="of:=SQRT(POWER([.H254];2)+POWER([.I254];2)+POWER([.J254];2))" office:value-type="float" office:value="621.168281365301" calcext:value-type="float">
            <text:p>621.168281365301</text:p>
          </table:table-cell>
        </table:table-row>
        <table:table-row table:style-name="ro1">
          <table:table-cell office:value-type="float" office:value="76.765" calcext:value-type="float">
            <text:p>76.765</text:p>
          </table:table-cell>
          <table:table-cell office:value-type="float" office:value="289.799" calcext:value-type="float">
            <text:p>289.799</text:p>
          </table:table-cell>
          <table:table-cell office:value-type="float" office:value="42.6731" calcext:value-type="float">
            <text:p>42.6731</text:p>
          </table:table-cell>
          <table:table-cell office:value-type="float" office:value="77.4292" calcext:value-type="float">
            <text:p>77.4292</text:p>
          </table:table-cell>
          <table:table-cell office:value-type="float" office:value="280.578" calcext:value-type="float">
            <text:p>280.578</text:p>
          </table:table-cell>
          <table:table-cell office:value-type="float" office:value="43.105" calcext:value-type="float">
            <text:p>43.105</text:p>
          </table:table-cell>
          <table:table-cell/>
          <table:table-cell table:formula="of:=([.D255]-[.A255])/0.0166667" office:value-type="float" office:value="39.851920296159" calcext:value-type="float">
            <text:p>39.851920296159</text:p>
          </table:table-cell>
          <table:table-cell table:formula="of:=ABS([.E255]-[.B255])/0.0166667" office:value-type="float" office:value="553.258893482213" calcext:value-type="float">
            <text:p>553.258893482213</text:p>
          </table:table-cell>
          <table:table-cell table:formula="of:=([.F255]-[.C255])/0.0166667" office:value-type="float" office:value="25.9139481721036" calcext:value-type="float">
            <text:p>25.9139481721036</text:p>
          </table:table-cell>
          <table:table-cell table:formula="of:=DEGREES(ATAN(ABS([.F255]-[.C255])/ABS([.E255]-[.B255])))" office:value-type="float" office:value="2.68170203235045" calcext:value-type="float">
            <text:p>2.68170203235045</text:p>
          </table:table-cell>
          <table:table-cell table:formula="of:=SQRT(POWER([.H255];2)+POWER([.I255];2)+POWER([.J255];2))" office:value-type="float" office:value="555.297318090337" calcext:value-type="float">
            <text:p>555.297318090337</text:p>
          </table:table-cell>
        </table:table-row>
        <table:table-row table:style-name="ro1">
          <table:table-cell office:value-type="float" office:value="76.7653" calcext:value-type="float">
            <text:p>76.7653</text:p>
          </table:table-cell>
          <table:table-cell office:value-type="float" office:value="289.634" calcext:value-type="float">
            <text:p>289.634</text:p>
          </table:table-cell>
          <table:table-cell office:value-type="float" office:value="43.4651" calcext:value-type="float">
            <text:p>43.4651</text:p>
          </table:table-cell>
          <table:table-cell office:value-type="float" office:value="77.4287" calcext:value-type="float">
            <text:p>77.4287</text:p>
          </table:table-cell>
          <table:table-cell office:value-type="float" office:value="280.415" calcext:value-type="float">
            <text:p>280.415</text:p>
          </table:table-cell>
          <table:table-cell office:value-type="float" office:value="43.8831" calcext:value-type="float">
            <text:p>43.8831</text:p>
          </table:table-cell>
          <table:table-cell/>
          <table:table-cell table:formula="of:=([.D256]-[.A256])/0.0166667" office:value-type="float" office:value="39.8039203921598" calcext:value-type="float">
            <text:p>39.8039203921598</text:p>
          </table:table-cell>
          <table:table-cell table:formula="of:=ABS([.E256]-[.B256])/0.0166667" office:value-type="float" office:value="553.138893722212" calcext:value-type="float">
            <text:p>553.138893722212</text:p>
          </table:table-cell>
          <table:table-cell table:formula="of:=([.F256]-[.C256])/0.0166667" office:value-type="float" office:value="25.0799498401003" calcext:value-type="float">
            <text:p>25.0799498401003</text:p>
          </table:table-cell>
          <table:table-cell table:formula="of:=DEGREES(ATAN(ABS([.F256]-[.C256])/ABS([.E256]-[.B256])))" office:value-type="float" office:value="2.59607810065183" calcext:value-type="float">
            <text:p>2.59607810065183</text:p>
          </table:table-cell>
          <table:table-cell table:formula="of:=SQRT(POWER([.H256];2)+POWER([.I256];2)+POWER([.J256];2))" office:value-type="float" office:value="555.136011902309" calcext:value-type="float">
            <text:p>555.136011902309</text:p>
          </table:table-cell>
        </table:table-row>
        <table:table-row table:style-name="ro1">
          <table:table-cell office:value-type="float" office:value="77.0086" calcext:value-type="float">
            <text:p>77.0086</text:p>
          </table:table-cell>
          <table:table-cell office:value-type="float" office:value="288.27" calcext:value-type="float">
            <text:p>288.27</text:p>
          </table:table-cell>
          <table:table-cell office:value-type="float" office:value="43.6738" calcext:value-type="float">
            <text:p>43.6738</text:p>
          </table:table-cell>
          <table:table-cell office:value-type="float" office:value="77.8839" calcext:value-type="float">
            <text:p>77.8839</text:p>
          </table:table-cell>
          <table:table-cell office:value-type="float" office:value="276.445" calcext:value-type="float">
            <text:p>276.445</text:p>
          </table:table-cell>
          <table:table-cell office:value-type="float" office:value="44.7498" calcext:value-type="float">
            <text:p>44.7498</text:p>
          </table:table-cell>
          <table:table-cell/>
          <table:table-cell table:formula="of:=([.D257]-[.A257])/0.0166667" office:value-type="float" office:value="52.5178949642098" calcext:value-type="float">
            <text:p>52.5178949642098</text:p>
          </table:table-cell>
          <table:table-cell table:formula="of:=ABS([.E257]-[.B257])/0.0166667" office:value-type="float" office:value="709.498581002837" calcext:value-type="float">
            <text:p>709.498581002837</text:p>
          </table:table-cell>
          <table:table-cell table:formula="of:=([.F257]-[.C257])/0.0166667" office:value-type="float" office:value="64.5598708802583" calcext:value-type="float">
            <text:p>64.5598708802583</text:p>
          </table:table-cell>
          <table:table-cell table:formula="of:=DEGREES(ATAN(ABS([.F257]-[.C257])/ABS([.E257]-[.B257])))" office:value-type="float" office:value="5.19923446448365" calcext:value-type="float">
            <text:p>5.19923446448365</text:p>
          </table:table-cell>
          <table:table-cell table:formula="of:=SQRT(POWER([.H257];2)+POWER([.I257];2)+POWER([.J257];2))" office:value-type="float" office:value="714.362892838498" calcext:value-type="float">
            <text:p>714.362892838498</text:p>
          </table:table-cell>
        </table:table-row>
        <table:table-row table:style-name="ro1">
          <table:table-cell office:value-type="float" office:value="77.0234" calcext:value-type="float">
            <text:p>77.0234</text:p>
          </table:table-cell>
          <table:table-cell office:value-type="float" office:value="289.712" calcext:value-type="float">
            <text:p>289.712</text:p>
          </table:table-cell>
          <table:table-cell office:value-type="float" office:value="43.1953" calcext:value-type="float">
            <text:p>43.1953</text:p>
          </table:table-cell>
          <table:table-cell office:value-type="float" office:value="77.9184" calcext:value-type="float">
            <text:p>77.9184</text:p>
          </table:table-cell>
          <table:table-cell office:value-type="float" office:value="279.183" calcext:value-type="float">
            <text:p>279.183</text:p>
          </table:table-cell>
          <table:table-cell office:value-type="float" office:value="43.8219" calcext:value-type="float">
            <text:p>43.8219</text:p>
          </table:table-cell>
          <table:table-cell/>
          <table:table-cell table:formula="of:=([.D258]-[.A258])/0.0166667" office:value-type="float" office:value="53.6998926002154" calcext:value-type="float">
            <text:p>53.6998926002154</text:p>
          </table:table-cell>
          <table:table-cell table:formula="of:=ABS([.E258]-[.B258])/0.0166667" office:value-type="float" office:value="631.738736522527" calcext:value-type="float">
            <text:p>631.738736522527</text:p>
          </table:table-cell>
          <table:table-cell table:formula="of:=([.F258]-[.C258])/0.0166667" office:value-type="float" office:value="37.5959248081502" calcext:value-type="float">
            <text:p>37.5959248081502</text:p>
          </table:table-cell>
          <table:table-cell table:formula="of:=DEGREES(ATAN(ABS([.F258]-[.C258])/ABS([.E258]-[.B258])))" office:value-type="float" office:value="3.40575948677126" calcext:value-type="float">
            <text:p>3.40575948677126</text:p>
          </table:table-cell>
          <table:table-cell table:formula="of:=SQRT(POWER([.H258];2)+POWER([.I258];2)+POWER([.J258];2))" office:value-type="float" office:value="635.130666280989" calcext:value-type="float">
            <text:p>635.130666280989</text:p>
          </table:table-cell>
        </table:table-row>
        <table:table-row table:style-name="ro1">
          <table:table-cell office:value-type="float" office:value="77.2357" calcext:value-type="float">
            <text:p>77.2357</text:p>
          </table:table-cell>
          <table:table-cell office:value-type="float" office:value="285.681" calcext:value-type="float">
            <text:p>285.681</text:p>
          </table:table-cell>
          <table:table-cell office:value-type="float" office:value="43.5657" calcext:value-type="float">
            <text:p>43.5657</text:p>
          </table:table-cell>
          <table:table-cell office:value-type="float" office:value="78.101" calcext:value-type="float">
            <text:p>78.101</text:p>
          </table:table-cell>
          <table:table-cell office:value-type="float" office:value="273.983" calcext:value-type="float">
            <text:p>273.983</text:p>
          </table:table-cell>
          <table:table-cell office:value-type="float" office:value="44.6386" calcext:value-type="float">
            <text:p>44.6386</text:p>
          </table:table-cell>
          <table:table-cell/>
          <table:table-cell table:formula="of:=([.D259]-[.A259])/0.0166667" office:value-type="float" office:value="51.917896164208" calcext:value-type="float">
            <text:p>51.917896164208</text:p>
          </table:table-cell>
          <table:table-cell table:formula="of:=ABS([.E259]-[.B259])/0.0166667" office:value-type="float" office:value="701.878596242806" calcext:value-type="float">
            <text:p>701.878596242806</text:p>
          </table:table-cell>
          <table:table-cell table:formula="of:=([.F259]-[.C259])/0.0166667" office:value-type="float" office:value="64.3738712522573" calcext:value-type="float">
            <text:p>64.3738712522573</text:p>
          </table:table-cell>
          <table:table-cell table:formula="of:=DEGREES(ATAN(ABS([.F259]-[.C259])/ABS([.E259]-[.B259])))" office:value-type="float" office:value="5.24030936188964" calcext:value-type="float">
            <text:p>5.24030936188964</text:p>
          </table:table-cell>
          <table:table-cell table:formula="of:=SQRT(POWER([.H259];2)+POWER([.I259];2)+POWER([.J259];2))" office:value-type="float" office:value="706.73405684592" calcext:value-type="float">
            <text:p>706.73405684592</text:p>
          </table:table-cell>
        </table:table-row>
        <table:table-row table:style-name="ro1">
          <table:table-cell office:value-type="float" office:value="76.4809" calcext:value-type="float">
            <text:p>76.4809</text:p>
          </table:table-cell>
          <table:table-cell office:value-type="float" office:value="286.928" calcext:value-type="float">
            <text:p>286.928</text:p>
          </table:table-cell>
          <table:table-cell office:value-type="float" office:value="43.6324" calcext:value-type="float">
            <text:p>43.6324</text:p>
          </table:table-cell>
          <table:table-cell office:value-type="float" office:value="77.1314" calcext:value-type="float">
            <text:p>77.1314</text:p>
          </table:table-cell>
          <table:table-cell office:value-type="float" office:value="276.503" calcext:value-type="float">
            <text:p>276.503</text:p>
          </table:table-cell>
          <table:table-cell office:value-type="float" office:value="44.2509" calcext:value-type="float">
            <text:p>44.2509</text:p>
          </table:table-cell>
          <table:table-cell/>
          <table:table-cell table:formula="of:=([.D260]-[.A260])/0.0166667" office:value-type="float" office:value="39.0299219401558" calcext:value-type="float">
            <text:p>39.0299219401558</text:p>
          </table:table-cell>
          <table:table-cell table:formula="of:=ABS([.E260]-[.B260])/0.0166667" office:value-type="float" office:value="625.498749002503" calcext:value-type="float">
            <text:p>625.498749002503</text:p>
          </table:table-cell>
          <table:table-cell table:formula="of:=([.F260]-[.C260])/0.0166667" office:value-type="float" office:value="37.1099257801487" calcext:value-type="float">
            <text:p>37.1099257801487</text:p>
          </table:table-cell>
          <table:table-cell table:formula="of:=DEGREES(ATAN(ABS([.F260]-[.C260])/ABS([.E260]-[.B260])))" office:value-type="float" office:value="3.39529484535671" calcext:value-type="float">
            <text:p>3.39529484535671</text:p>
          </table:table-cell>
          <table:table-cell table:formula="of:=SQRT(POWER([.H260];2)+POWER([.I260];2)+POWER([.J260];2))" office:value-type="float" office:value="627.813002733902" calcext:value-type="float">
            <text:p>627.813002733902</text:p>
          </table:table-cell>
        </table:table-row>
        <table:table-row table:style-name="ro1">
          <table:table-cell office:value-type="float" office:value="76.9943" calcext:value-type="float">
            <text:p>76.9943</text:p>
          </table:table-cell>
          <table:table-cell office:value-type="float" office:value="287.088" calcext:value-type="float">
            <text:p>287.088</text:p>
          </table:table-cell>
          <table:table-cell office:value-type="float" office:value="43.0947" calcext:value-type="float">
            <text:p>43.0947</text:p>
          </table:table-cell>
          <table:table-cell office:value-type="float" office:value="77.8692" calcext:value-type="float">
            <text:p>77.8692</text:p>
          </table:table-cell>
          <table:table-cell office:value-type="float" office:value="275.469" calcext:value-type="float">
            <text:p>275.469</text:p>
          </table:table-cell>
          <table:table-cell office:value-type="float" office:value="43.4143" calcext:value-type="float">
            <text:p>43.4143</text:p>
          </table:table-cell>
          <table:table-cell/>
          <table:table-cell table:formula="of:=([.D261]-[.A261])/0.0166667" office:value-type="float" office:value="52.4938950122106" calcext:value-type="float">
            <text:p>52.4938950122106</text:p>
          </table:table-cell>
          <table:table-cell table:formula="of:=ABS([.E261]-[.B261])/0.0166667" office:value-type="float" office:value="697.13860572279" calcext:value-type="float">
            <text:p>697.13860572279</text:p>
          </table:table-cell>
          <table:table-cell table:formula="of:=([.F261]-[.C261])/0.0166667" office:value-type="float" office:value="19.1759616480764" calcext:value-type="float">
            <text:p>19.1759616480764</text:p>
          </table:table-cell>
          <table:table-cell table:formula="of:=DEGREES(ATAN(ABS([.F261]-[.C261])/ABS([.E261]-[.B261])))" office:value-type="float" office:value="1.57561880592803" calcext:value-type="float">
            <text:p>1.57561880592803</text:p>
          </table:table-cell>
          <table:table-cell table:formula="of:=SQRT(POWER([.H261];2)+POWER([.I261];2)+POWER([.J261];2))" office:value-type="float" office:value="699.375122597164" calcext:value-type="float">
            <text:p>699.375122597164</text:p>
          </table:table-cell>
        </table:table-row>
        <table:table-row table:style-name="ro1">
          <table:table-cell office:value-type="float" office:value="76.9942" calcext:value-type="float">
            <text:p>76.9942</text:p>
          </table:table-cell>
          <table:table-cell office:value-type="float" office:value="286.962" calcext:value-type="float">
            <text:p>286.962</text:p>
          </table:table-cell>
          <table:table-cell office:value-type="float" office:value="43.6223" calcext:value-type="float">
            <text:p>43.6223</text:p>
          </table:table-cell>
          <table:table-cell office:value-type="float" office:value="77.8843" calcext:value-type="float">
            <text:p>77.8843</text:p>
          </table:table-cell>
          <table:table-cell office:value-type="float" office:value="276.471" calcext:value-type="float">
            <text:p>276.471</text:p>
          </table:table-cell>
          <table:table-cell office:value-type="float" office:value="44.7458" calcext:value-type="float">
            <text:p>44.7458</text:p>
          </table:table-cell>
          <table:table-cell/>
          <table:table-cell table:formula="of:=([.D262]-[.A262])/0.0166667" office:value-type="float" office:value="53.405893188213" calcext:value-type="float">
            <text:p>53.405893188213</text:p>
          </table:table-cell>
          <table:table-cell table:formula="of:=ABS([.E262]-[.B262])/0.0166667" office:value-type="float" office:value="629.458741082517" calcext:value-type="float">
            <text:p>629.458741082517</text:p>
          </table:table-cell>
          <table:table-cell table:formula="of:=([.F262]-[.C262])/0.0166667" office:value-type="float" office:value="67.4098651802696" calcext:value-type="float">
            <text:p>67.4098651802696</text:p>
          </table:table-cell>
          <table:table-cell table:formula="of:=DEGREES(ATAN(ABS([.F262]-[.C262])/ABS([.E262]-[.B262])))" office:value-type="float" office:value="6.1126109941569" calcext:value-type="float">
            <text:p>6.1126109941569</text:p>
          </table:table-cell>
          <table:table-cell table:formula="of:=SQRT(POWER([.H262];2)+POWER([.I262];2)+POWER([.J262];2))" office:value-type="float" office:value="635.306686629411" calcext:value-type="float">
            <text:p>635.306686629411</text:p>
          </table:table-cell>
        </table:table-row>
        <table:table-row table:style-name="ro1">
          <table:table-cell office:value-type="float" office:value="76.4677" calcext:value-type="float">
            <text:p>76.4677</text:p>
          </table:table-cell>
          <table:table-cell office:value-type="float" office:value="285.615" calcext:value-type="float">
            <text:p>285.615</text:p>
          </table:table-cell>
          <table:table-cell office:value-type="float" office:value="43.583" calcext:value-type="float">
            <text:p>43.583</text:p>
          </table:table-cell>
          <table:table-cell office:value-type="float" office:value="77.3368" calcext:value-type="float">
            <text:p>77.3368</text:p>
          </table:table-cell>
          <table:table-cell office:value-type="float" office:value="272.674" calcext:value-type="float">
            <text:p>272.674</text:p>
          </table:table-cell>
          <table:table-cell office:value-type="float" office:value="44.6052" calcext:value-type="float">
            <text:p>44.6052</text:p>
          </table:table-cell>
          <table:table-cell/>
          <table:table-cell table:formula="of:=([.D263]-[.A263])/0.0166667" office:value-type="float" office:value="52.1458957082088" calcext:value-type="float">
            <text:p>52.1458957082088</text:p>
          </table:table-cell>
          <table:table-cell table:formula="of:=ABS([.E263]-[.B263])/0.0166667" office:value-type="float" office:value="776.458447083108" calcext:value-type="float">
            <text:p>776.458447083108</text:p>
          </table:table-cell>
          <table:table-cell table:formula="of:=([.F263]-[.C263])/0.0166667" office:value-type="float" office:value="61.3318773362456" calcext:value-type="float">
            <text:p>61.3318773362456</text:p>
          </table:table-cell>
          <table:table-cell table:formula="of:=DEGREES(ATAN(ABS([.F263]-[.C263])/ABS([.E263]-[.B263])))" office:value-type="float" office:value="4.51637373362679" calcext:value-type="float">
            <text:p>4.51637373362679</text:p>
          </table:table-cell>
          <table:table-cell table:formula="of:=SQRT(POWER([.H263];2)+POWER([.I263];2)+POWER([.J263];2))" office:value-type="float" office:value="780.620595208396" calcext:value-type="float">
            <text:p>780.620595208396</text:p>
          </table:table-cell>
        </table:table-row>
        <table:table-row table:style-name="ro1">
          <table:table-cell office:value-type="float" office:value="77.2507" calcext:value-type="float">
            <text:p>77.2507</text:p>
          </table:table-cell>
          <table:table-cell office:value-type="float" office:value="286.971" calcext:value-type="float">
            <text:p>286.971</text:p>
          </table:table-cell>
          <table:table-cell office:value-type="float" office:value="43.6186" calcext:value-type="float">
            <text:p>43.6186</text:p>
          </table:table-cell>
          <table:table-cell office:value-type="float" office:value="77.9011" calcext:value-type="float">
            <text:p>77.9011</text:p>
          </table:table-cell>
          <table:table-cell office:value-type="float" office:value="277.81" calcext:value-type="float">
            <text:p>277.81</text:p>
          </table:table-cell>
          <table:table-cell office:value-type="float" office:value="44.2874" calcext:value-type="float">
            <text:p>44.2874</text:p>
          </table:table-cell>
          <table:table-cell/>
          <table:table-cell table:formula="of:=([.D264]-[.A264])/0.0166667" office:value-type="float" office:value="39.0239219521564" calcext:value-type="float">
            <text:p>39.0239219521564</text:p>
          </table:table-cell>
          <table:table-cell table:formula="of:=ABS([.E264]-[.B264])/0.0166667" office:value-type="float" office:value="549.658900682199" calcext:value-type="float">
            <text:p>549.658900682199</text:p>
          </table:table-cell>
          <table:table-cell table:formula="of:=([.F264]-[.C264])/0.0166667" office:value-type="float" office:value="40.1279197441604" calcext:value-type="float">
            <text:p>40.1279197441604</text:p>
          </table:table-cell>
          <table:table-cell table:formula="of:=DEGREES(ATAN(ABS([.F264]-[.C264])/ABS([.E264]-[.B264])))" office:value-type="float" office:value="4.17547828715897" calcext:value-type="float">
            <text:p>4.17547828715897</text:p>
          </table:table-cell>
          <table:table-cell table:formula="of:=SQRT(POWER([.H264];2)+POWER([.I264];2)+POWER([.J264];2))" office:value-type="float" office:value="552.501604999194" calcext:value-type="float">
            <text:p>552.501604999194</text:p>
          </table:table-cell>
        </table:table-row>
        <table:table-row table:style-name="ro1">
          <table:table-cell office:value-type="float" office:value="76.7934" calcext:value-type="float">
            <text:p>76.7934</text:p>
          </table:table-cell>
          <table:table-cell office:value-type="float" office:value="292.295" calcext:value-type="float">
            <text:p>292.295</text:p>
          </table:table-cell>
          <table:table-cell office:value-type="float" office:value="43.5666" calcext:value-type="float">
            <text:p>43.5666</text:p>
          </table:table-cell>
          <table:table-cell office:value-type="float" office:value="77.6973" calcext:value-type="float">
            <text:p>77.6973</text:p>
          </table:table-cell>
          <table:table-cell office:value-type="float" office:value="281.55" calcext:value-type="float">
            <text:p>281.55</text:p>
          </table:table-cell>
          <table:table-cell office:value-type="float" office:value="44.7066" calcext:value-type="float">
            <text:p>44.7066</text:p>
          </table:table-cell>
          <table:table-cell/>
          <table:table-cell table:formula="of:=([.D265]-[.A265])/0.0166667" office:value-type="float" office:value="54.2338915322165" calcext:value-type="float">
            <text:p>54.2338915322165</text:p>
          </table:table-cell>
          <table:table-cell table:formula="of:=ABS([.E265]-[.B265])/0.0166667" office:value-type="float" office:value="644.698710602579" calcext:value-type="float">
            <text:p>644.698710602579</text:p>
          </table:table-cell>
          <table:table-cell table:formula="of:=([.F265]-[.C265])/0.0166667" office:value-type="float" office:value="68.3998632002736" calcext:value-type="float">
            <text:p>68.3998632002736</text:p>
          </table:table-cell>
          <table:table-cell table:formula="of:=DEGREES(ATAN(ABS([.F265]-[.C265])/ABS([.E265]-[.B265])))" office:value-type="float" office:value="6.0561892370518" calcext:value-type="float">
            <text:p>6.0561892370518</text:p>
          </table:table-cell>
          <table:table-cell table:formula="of:=SQRT(POWER([.H265];2)+POWER([.I265];2)+POWER([.J265];2))" office:value-type="float" office:value="650.581496608359" calcext:value-type="float">
            <text:p>650.581496608359</text:p>
          </table:table-cell>
        </table:table-row>
        <table:table-row table:style-name="ro1">
          <table:table-cell office:value-type="float" office:value="76.9652" calcext:value-type="float">
            <text:p>76.9652</text:p>
          </table:table-cell>
          <table:table-cell office:value-type="float" office:value="284.401" calcext:value-type="float">
            <text:p>284.401</text:p>
          </table:table-cell>
          <table:table-cell office:value-type="float" office:value="43.2622" calcext:value-type="float">
            <text:p>43.2622</text:p>
          </table:table-cell>
          <table:table-cell office:value-type="float" office:value="77.5862" calcext:value-type="float">
            <text:p>77.5862</text:p>
          </table:table-cell>
          <table:table-cell office:value-type="float" office:value="272.792" calcext:value-type="float">
            <text:p>272.792</text:p>
          </table:table-cell>
          <table:table-cell office:value-type="float" office:value="44.0909" calcext:value-type="float">
            <text:p>44.0909</text:p>
          </table:table-cell>
          <table:table-cell/>
          <table:table-cell table:formula="of:=([.D266]-[.A266])/0.0166667" office:value-type="float" office:value="37.2599254801496" calcext:value-type="float">
            <text:p>37.2599254801496</text:p>
          </table:table-cell>
          <table:table-cell table:formula="of:=ABS([.E266]-[.B266])/0.0166667" office:value-type="float" office:value="696.538606922788" calcext:value-type="float">
            <text:p>696.538606922788</text:p>
          </table:table-cell>
          <table:table-cell table:formula="of:=([.F266]-[.C266])/0.0166667" office:value-type="float" office:value="49.7219005561988" calcext:value-type="float">
            <text:p>49.7219005561988</text:p>
          </table:table-cell>
          <table:table-cell table:formula="of:=DEGREES(ATAN(ABS([.F266]-[.C266])/ABS([.E266]-[.B266])))" office:value-type="float" office:value="4.08309141882989" calcext:value-type="float">
            <text:p>4.08309141882989</text:p>
          </table:table-cell>
          <table:table-cell table:formula="of:=SQRT(POWER([.H266];2)+POWER([.I266];2)+POWER([.J266];2))" office:value-type="float" office:value="699.304368909308" calcext:value-type="float">
            <text:p>699.304368909308</text:p>
          </table:table-cell>
        </table:table-row>
        <table:table-row table:style-name="ro1">
          <table:table-cell office:value-type="float" office:value="77.0087" calcext:value-type="float">
            <text:p>77.0087</text:p>
          </table:table-cell>
          <table:table-cell office:value-type="float" office:value="288.386" calcext:value-type="float">
            <text:p>288.386</text:p>
          </table:table-cell>
          <table:table-cell office:value-type="float" office:value="43.1465" calcext:value-type="float">
            <text:p>43.1465</text:p>
          </table:table-cell>
          <table:table-cell office:value-type="float" office:value="77.9018" calcext:value-type="float">
            <text:p>77.9018</text:p>
          </table:table-cell>
          <table:table-cell office:value-type="float" office:value="277.916" calcext:value-type="float">
            <text:p>277.916</text:p>
          </table:table-cell>
          <table:table-cell office:value-type="float" office:value="43.7721" calcext:value-type="float">
            <text:p>43.7721</text:p>
          </table:table-cell>
          <table:table-cell/>
          <table:table-cell table:formula="of:=([.D267]-[.A267])/0.0166667" office:value-type="float" office:value="53.5858928282137" calcext:value-type="float">
            <text:p>53.5858928282137</text:p>
          </table:table-cell>
          <table:table-cell table:formula="of:=ABS([.E267]-[.B267])/0.0166667" office:value-type="float" office:value="628.198743602515" calcext:value-type="float">
            <text:p>628.198743602515</text:p>
          </table:table-cell>
          <table:table-cell table:formula="of:=([.F267]-[.C267])/0.0166667" office:value-type="float" office:value="37.5359249281501" calcext:value-type="float">
            <text:p>37.5359249281501</text:p>
          </table:table-cell>
          <table:table-cell table:formula="of:=DEGREES(ATAN(ABS([.F267]-[.C267])/ABS([.E267]-[.B267])))" office:value-type="float" office:value="3.41945301167163" calcext:value-type="float">
            <text:p>3.41945301167163</text:p>
          </table:table-cell>
          <table:table-cell table:formula="of:=SQRT(POWER([.H267];2)+POWER([.I267];2)+POWER([.J267];2))" office:value-type="float" office:value="631.596433677539" calcext:value-type="float">
            <text:p>631.596433677539</text:p>
          </table:table-cell>
        </table:table-row>
        <table:table-row table:style-name="ro1">
          <table:table-cell office:value-type="float" office:value="76.7792" calcext:value-type="float">
            <text:p>76.7792</text:p>
          </table:table-cell>
          <table:table-cell office:value-type="float" office:value="291.015" calcext:value-type="float">
            <text:p>291.015</text:p>
          </table:table-cell>
          <table:table-cell office:value-type="float" office:value="43.2515" calcext:value-type="float">
            <text:p>43.2515</text:p>
          </table:table-cell>
          <table:table-cell office:value-type="float" office:value="77.4443" calcext:value-type="float">
            <text:p>77.4443</text:p>
          </table:table-cell>
          <table:table-cell office:value-type="float" office:value="281.7" calcext:value-type="float">
            <text:p>281.7</text:p>
          </table:table-cell>
          <table:table-cell office:value-type="float" office:value="43.9326" calcext:value-type="float">
            <text:p>43.9326</text:p>
          </table:table-cell>
          <table:table-cell/>
          <table:table-cell table:formula="of:=([.D268]-[.A268])/0.0166667" office:value-type="float" office:value="39.9059201881593" calcext:value-type="float">
            <text:p>39.9059201881593</text:p>
          </table:table-cell>
          <table:table-cell table:formula="of:=ABS([.E268]-[.B268])/0.0166667" office:value-type="float" office:value="558.898882202236" calcext:value-type="float">
            <text:p>558.898882202236</text:p>
          </table:table-cell>
          <table:table-cell table:formula="of:=([.F268]-[.C268])/0.0166667" office:value-type="float" office:value="40.8659182681635" calcext:value-type="float">
            <text:p>40.8659182681635</text:p>
          </table:table-cell>
          <table:table-cell table:formula="of:=DEGREES(ATAN(ABS([.F268]-[.C268])/ABS([.E268]-[.B268])))" office:value-type="float" office:value="4.1819465682387" calcext:value-type="float">
            <text:p>4.1819465682387</text:p>
          </table:table-cell>
          <table:table-cell table:formula="of:=SQRT(POWER([.H268];2)+POWER([.I268];2)+POWER([.J268];2))" office:value-type="float" office:value="561.809991250487" calcext:value-type="float">
            <text:p>561.809991250487</text:p>
          </table:table-cell>
        </table:table-row>
        <table:table-row table:style-name="ro1">
          <table:table-cell office:value-type="float" office:value="77.2661" calcext:value-type="float">
            <text:p>77.2661</text:p>
          </table:table-cell>
          <table:table-cell office:value-type="float" office:value="288.342" calcext:value-type="float">
            <text:p>288.342</text:p>
          </table:table-cell>
          <table:table-cell office:value-type="float" office:value="43.4058" calcext:value-type="float">
            <text:p>43.4058</text:p>
          </table:table-cell>
          <table:table-cell office:value-type="float" office:value="78.1526" calcext:value-type="float">
            <text:p>78.1526</text:p>
          </table:table-cell>
          <table:table-cell office:value-type="float" office:value="277.782" calcext:value-type="float">
            <text:p>277.782</text:p>
          </table:table-cell>
          <table:table-cell office:value-type="float" office:value="44.5385" calcext:value-type="float">
            <text:p>44.5385</text:p>
          </table:table-cell>
          <table:table-cell/>
          <table:table-cell table:formula="of:=([.D269]-[.A269])/0.0166667" office:value-type="float" office:value="53.1898936202135" calcext:value-type="float">
            <text:p>53.1898936202135</text:p>
          </table:table-cell>
          <table:table-cell table:formula="of:=ABS([.E269]-[.B269])/0.0166667" office:value-type="float" office:value="633.598732802535" calcext:value-type="float">
            <text:p>633.598732802535</text:p>
          </table:table-cell>
          <table:table-cell table:formula="of:=([.F269]-[.C269])/0.0166667" office:value-type="float" office:value="67.9618640762718" calcext:value-type="float">
            <text:p>67.9618640762718</text:p>
          </table:table-cell>
          <table:table-cell table:formula="of:=DEGREES(ATAN(ABS([.F269]-[.C269])/ABS([.E269]-[.B269])))" office:value-type="float" office:value="6.12232362345787" calcext:value-type="float">
            <text:p>6.12232362345787</text:p>
          </table:table-cell>
          <table:table-cell table:formula="of:=SQRT(POWER([.H269];2)+POWER([.I269];2)+POWER([.J269];2))" office:value-type="float" office:value="639.449242677657" calcext:value-type="float">
            <text:p>639.449242677657</text:p>
          </table:table-cell>
        </table:table-row>
        <table:table-row table:style-name="ro1">
          <table:table-cell office:value-type="float" office:value="76.5606" calcext:value-type="float">
            <text:p>76.5606</text:p>
          </table:table-cell>
          <table:table-cell office:value-type="float" office:value="295.081" calcext:value-type="float">
            <text:p>295.081</text:p>
          </table:table-cell>
          <table:table-cell office:value-type="float" office:value="43.1411" calcext:value-type="float">
            <text:p>43.1411</text:p>
          </table:table-cell>
          <table:table-cell office:value-type="float" office:value="77.4755" calcext:value-type="float">
            <text:p>77.4755</text:p>
          </table:table-cell>
          <table:table-cell office:value-type="float" office:value="284.272" calcext:value-type="float">
            <text:p>284.272</text:p>
          </table:table-cell>
          <table:table-cell office:value-type="float" office:value="44.0353" calcext:value-type="float">
            <text:p>44.0353</text:p>
          </table:table-cell>
          <table:table-cell/>
          <table:table-cell table:formula="of:=([.D270]-[.A270])/0.0166667" office:value-type="float" office:value="54.8938902122198" calcext:value-type="float">
            <text:p>54.8938902122198</text:p>
          </table:table-cell>
          <table:table-cell table:formula="of:=ABS([.E270]-[.B270])/0.0166667" office:value-type="float" office:value="648.538702922596" calcext:value-type="float">
            <text:p>648.538702922596</text:p>
          </table:table-cell>
          <table:table-cell table:formula="of:=([.F270]-[.C270])/0.0166667" office:value-type="float" office:value="53.6518926962145" calcext:value-type="float">
            <text:p>53.6518926962145</text:p>
          </table:table-cell>
          <table:table-cell table:formula="of:=DEGREES(ATAN(ABS([.F270]-[.C270])/ABS([.E270]-[.B270])))" office:value-type="float" office:value="4.72915951717917" calcext:value-type="float">
            <text:p>4.72915951717917</text:p>
          </table:table-cell>
          <table:table-cell table:formula="of:=SQRT(POWER([.H270];2)+POWER([.I270];2)+POWER([.J270];2))" office:value-type="float" office:value="653.065321358469" calcext:value-type="float">
            <text:p>653.065321358469</text:p>
          </table:table-cell>
        </table:table-row>
        <table:table-row table:style-name="ro1">
          <table:table-cell office:value-type="float" office:value="76.5471" calcext:value-type="float">
            <text:p>76.5471</text:p>
          </table:table-cell>
          <table:table-cell office:value-type="float" office:value="293.738" calcext:value-type="float">
            <text:p>293.738</text:p>
          </table:table-cell>
          <table:table-cell office:value-type="float" office:value="43.0901" calcext:value-type="float">
            <text:p>43.0901</text:p>
          </table:table-cell>
          <table:table-cell office:value-type="float" office:value="77.6817" calcext:value-type="float">
            <text:p>77.6817</text:p>
          </table:table-cell>
          <table:table-cell office:value-type="float" office:value="280.381" calcext:value-type="float">
            <text:p>280.381</text:p>
          </table:table-cell>
          <table:table-cell office:value-type="float" office:value="44.1366" calcext:value-type="float">
            <text:p>44.1366</text:p>
          </table:table-cell>
          <table:table-cell/>
          <table:table-cell table:formula="of:=([.D271]-[.A271])/0.0166667" office:value-type="float" office:value="68.0758638482727" calcext:value-type="float">
            <text:p>68.0758638482727</text:p>
          </table:table-cell>
          <table:table-cell table:formula="of:=ABS([.E271]-[.B271])/0.0166667" office:value-type="float" office:value="801.418397163207" calcext:value-type="float">
            <text:p>801.418397163207</text:p>
          </table:table-cell>
          <table:table-cell table:formula="of:=([.F271]-[.C271])/0.0166667" office:value-type="float" office:value="62.7898744202513" calcext:value-type="float">
            <text:p>62.7898744202513</text:p>
          </table:table-cell>
          <table:table-cell table:formula="of:=DEGREES(ATAN(ABS([.F271]-[.C271])/ABS([.E271]-[.B271])))" office:value-type="float" office:value="4.47988286306493" calcext:value-type="float">
            <text:p>4.47988286306493</text:p>
          </table:table-cell>
          <table:table-cell table:formula="of:=SQRT(POWER([.H271];2)+POWER([.I271];2)+POWER([.J271];2))" office:value-type="float" office:value="806.751720717126" calcext:value-type="float">
            <text:p>806.751720717126</text:p>
          </table:table-cell>
        </table:table-row>
        <table:table-row table:style-name="ro1">
          <table:table-cell office:value-type="float" office:value="76.7235" calcext:value-type="float">
            <text:p>76.7235</text:p>
          </table:table-cell>
          <table:table-cell office:value-type="float" office:value="285.743" calcext:value-type="float">
            <text:p>285.743</text:p>
          </table:table-cell>
          <table:table-cell office:value-type="float" office:value="43.0538" calcext:value-type="float">
            <text:p>43.0538</text:p>
          </table:table-cell>
          <table:table-cell office:value-type="float" office:value="77.5864" calcext:value-type="float">
            <text:p>77.5864</text:p>
          </table:table-cell>
          <table:table-cell office:value-type="float" office:value="272.843" calcext:value-type="float">
            <text:p>272.843</text:p>
          </table:table-cell>
          <table:table-cell office:value-type="float" office:value="43.836" calcext:value-type="float">
            <text:p>43.836</text:p>
          </table:table-cell>
          <table:table-cell/>
          <table:table-cell table:formula="of:=([.D272]-[.A272])/0.0166667" office:value-type="float" office:value="51.7738964522069" calcext:value-type="float">
            <text:p>51.7738964522069</text:p>
          </table:table-cell>
          <table:table-cell table:formula="of:=ABS([.E272]-[.B272])/0.0166667" office:value-type="float" office:value="773.998452003095" calcext:value-type="float">
            <text:p>773.998452003095</text:p>
          </table:table-cell>
          <table:table-cell table:formula="of:=([.F272]-[.C272])/0.0166667" office:value-type="float" office:value="46.9319061361875" calcext:value-type="float">
            <text:p>46.9319061361875</text:p>
          </table:table-cell>
          <table:table-cell table:formula="of:=DEGREES(ATAN(ABS([.F272]-[.C272])/ABS([.E272]-[.B272])))" office:value-type="float" office:value="3.46991890781289" calcext:value-type="float">
            <text:p>3.46991890781289</text:p>
          </table:table-cell>
          <table:table-cell table:formula="of:=SQRT(POWER([.H272];2)+POWER([.I272];2)+POWER([.J272];2))" office:value-type="float" office:value="777.146539508867" calcext:value-type="float">
            <text:p>777.146539508867</text:p>
          </table:table-cell>
        </table:table-row>
        <table:table-row table:style-name="ro1">
          <table:table-cell office:value-type="float" office:value="77.251" calcext:value-type="float">
            <text:p>77.251</text:p>
          </table:table-cell>
          <table:table-cell office:value-type="float" office:value="287.086" calcext:value-type="float">
            <text:p>287.086</text:p>
          </table:table-cell>
          <table:table-cell office:value-type="float" office:value="43.0927" calcext:value-type="float">
            <text:p>43.0927</text:p>
          </table:table-cell>
          <table:table-cell office:value-type="float" office:value="77.8678" calcext:value-type="float">
            <text:p>77.8678</text:p>
          </table:table-cell>
          <table:table-cell office:value-type="float" office:value="275.25" calcext:value-type="float">
            <text:p>275.25</text:p>
          </table:table-cell>
          <table:table-cell office:value-type="float" office:value="44.4413" calcext:value-type="float">
            <text:p>44.4413</text:p>
          </table:table-cell>
          <table:table-cell/>
          <table:table-cell table:formula="of:=([.D273]-[.A273])/0.0166667" office:value-type="float" office:value="37.0079259841479" calcext:value-type="float">
            <text:p>37.0079259841479</text:p>
          </table:table-cell>
          <table:table-cell table:formula="of:=ABS([.E273]-[.B273])/0.0166667" office:value-type="float" office:value="710.158579682841" calcext:value-type="float">
            <text:p>710.158579682841</text:p>
          </table:table-cell>
          <table:table-cell table:formula="of:=([.F273]-[.C273])/0.0166667" office:value-type="float" office:value="80.9158381683235" calcext:value-type="float">
            <text:p>80.9158381683235</text:p>
          </table:table-cell>
          <table:table-cell table:formula="of:=DEGREES(ATAN(ABS([.F273]-[.C273])/ABS([.E273]-[.B273])))" office:value-type="float" office:value="6.50027783828146" calcext:value-type="float">
            <text:p>6.50027783828146</text:p>
          </table:table-cell>
          <table:table-cell table:formula="of:=SQRT(POWER([.H273];2)+POWER([.I273];2)+POWER([.J273];2))" office:value-type="float" office:value="715.710952654269" calcext:value-type="float">
            <text:p>715.710952654269</text:p>
          </table:table-cell>
        </table:table-row>
        <table:table-row table:style-name="ro1">
          <table:table-cell office:value-type="float" office:value="77.0086" calcext:value-type="float">
            <text:p>77.0086</text:p>
          </table:table-cell>
          <table:table-cell office:value-type="float" office:value="288.16" calcext:value-type="float">
            <text:p>288.16</text:p>
          </table:table-cell>
          <table:table-cell office:value-type="float" office:value="44.1996" calcext:value-type="float">
            <text:p>44.1996</text:p>
          </table:table-cell>
          <table:table-cell office:value-type="float" office:value="77.8833" calcext:value-type="float">
            <text:p>77.8833</text:p>
          </table:table-cell>
          <table:table-cell office:value-type="float" office:value="276.34" calcext:value-type="float">
            <text:p>276.34</text:p>
          </table:table-cell>
          <table:table-cell office:value-type="float" office:value="45.2625" calcext:value-type="float">
            <text:p>45.2625</text:p>
          </table:table-cell>
          <table:table-cell/>
          <table:table-cell table:formula="of:=([.D274]-[.A274])/0.0166667" office:value-type="float" office:value="52.4818950362102" calcext:value-type="float">
            <text:p>52.4818950362102</text:p>
          </table:table-cell>
          <table:table-cell table:formula="of:=ABS([.E274]-[.B274])/0.0166667" office:value-type="float" office:value="709.19858160284" calcext:value-type="float">
            <text:p>709.19858160284</text:p>
          </table:table-cell>
          <table:table-cell table:formula="of:=([.F274]-[.C274])/0.0166667" office:value-type="float" office:value="63.7738724522555" calcext:value-type="float">
            <text:p>63.7738724522555</text:p>
          </table:table-cell>
          <table:table-cell table:formula="of:=DEGREES(ATAN(ABS([.F274]-[.C274])/ABS([.E274]-[.B274])))" office:value-type="float" office:value="5.13843695898196" calcext:value-type="float">
            <text:p>5.13843695898196</text:p>
          </table:table-cell>
          <table:table-cell table:formula="of:=SQRT(POWER([.H274];2)+POWER([.I274];2)+POWER([.J274];2))" office:value-type="float" office:value="713.991655596638" calcext:value-type="float">
            <text:p>713.991655596638</text:p>
          </table:table-cell>
        </table:table-row>
        <table:table-row table:style-name="ro1">
          <table:table-cell office:value-type="float" office:value="76.5069" calcext:value-type="float">
            <text:p>76.5069</text:p>
          </table:table-cell>
          <table:table-cell office:value-type="float" office:value="289.726" calcext:value-type="float">
            <text:p>289.726</text:p>
          </table:table-cell>
          <table:table-cell office:value-type="float" office:value="42.9424" calcext:value-type="float">
            <text:p>42.9424</text:p>
          </table:table-cell>
          <table:table-cell office:value-type="float" office:value="77.3978" calcext:value-type="float">
            <text:p>77.3978</text:p>
          </table:table-cell>
          <table:table-cell office:value-type="float" office:value="277.827" calcext:value-type="float">
            <text:p>277.827</text:p>
          </table:table-cell>
          <table:table-cell office:value-type="float" office:value="44.0401" calcext:value-type="float">
            <text:p>44.0401</text:p>
          </table:table-cell>
          <table:table-cell/>
          <table:table-cell table:formula="of:=([.D275]-[.A275])/0.0166667" office:value-type="float" office:value="53.4538930922139" calcext:value-type="float">
            <text:p>53.4538930922139</text:p>
          </table:table-cell>
          <table:table-cell table:formula="of:=ABS([.E275]-[.B275])/0.0166667" office:value-type="float" office:value="713.938572122856" calcext:value-type="float">
            <text:p>713.938572122856</text:p>
          </table:table-cell>
          <table:table-cell table:formula="of:=([.F275]-[.C275])/0.0166667" office:value-type="float" office:value="65.8618682762637" calcext:value-type="float">
            <text:p>65.8618682762637</text:p>
          </table:table-cell>
          <table:table-cell table:formula="of:=DEGREES(ATAN(ABS([.F275]-[.C275])/ABS([.E275]-[.B275])))" office:value-type="float" office:value="5.27070070265071" calcext:value-type="float">
            <text:p>5.27070070265071</text:p>
          </table:table-cell>
          <table:table-cell table:formula="of:=SQRT(POWER([.H275];2)+POWER([.I275];2)+POWER([.J275];2))" office:value-type="float" office:value="718.959935701828" calcext:value-type="float">
            <text:p>718.959935701828</text:p>
          </table:table-cell>
        </table:table-row>
        <table:table-row table:style-name="ro1">
          <table:table-cell office:value-type="float" office:value="76.2871" calcext:value-type="float">
            <text:p>76.2871</text:p>
          </table:table-cell>
          <table:table-cell office:value-type="float" office:value="293.664" calcext:value-type="float">
            <text:p>293.664</text:p>
          </table:table-cell>
          <table:table-cell office:value-type="float" office:value="43.3612" calcext:value-type="float">
            <text:p>43.3612</text:p>
          </table:table-cell>
          <table:table-cell office:value-type="float" office:value="77.1903" calcext:value-type="float">
            <text:p>77.1903</text:p>
          </table:table-cell>
          <table:table-cell office:value-type="float" office:value="281.526" calcext:value-type="float">
            <text:p>281.526</text:p>
          </table:table-cell>
          <table:table-cell office:value-type="float" office:value="44.715" calcext:value-type="float">
            <text:p>44.715</text:p>
          </table:table-cell>
          <table:table-cell/>
          <table:table-cell table:formula="of:=([.D276]-[.A276])/0.0166667" office:value-type="float" office:value="54.1918916162167" calcext:value-type="float">
            <text:p>54.1918916162167</text:p>
          </table:table-cell>
          <table:table-cell table:formula="of:=ABS([.E276]-[.B276])/0.0166667" office:value-type="float" office:value="728.278543442912" calcext:value-type="float">
            <text:p>728.278543442912</text:p>
          </table:table-cell>
          <table:table-cell table:formula="of:=([.F276]-[.C276])/0.0166667" office:value-type="float" office:value="81.2278375443253" calcext:value-type="float">
            <text:p>81.2278375443253</text:p>
          </table:table-cell>
          <table:table-cell table:formula="of:=DEGREES(ATAN(ABS([.F276]-[.C276])/ABS([.E276]-[.B276])))" office:value-type="float" office:value="6.36412633347593" calcext:value-type="float">
            <text:p>6.36412633347593</text:p>
          </table:table-cell>
          <table:table-cell table:formula="of:=SQRT(POWER([.H276];2)+POWER([.I276];2)+POWER([.J276];2))" office:value-type="float" office:value="734.795454224099" calcext:value-type="float">
            <text:p>734.795454224099</text:p>
          </table:table-cell>
        </table:table-row>
        <table:table-row table:style-name="ro1">
          <table:table-cell office:value-type="float" office:value="76.5339" calcext:value-type="float">
            <text:p>76.5339</text:p>
          </table:table-cell>
          <table:table-cell office:value-type="float" office:value="292.282" calcext:value-type="float">
            <text:p>292.282</text:p>
          </table:table-cell>
          <table:table-cell office:value-type="float" office:value="43.5711" calcext:value-type="float">
            <text:p>43.5711</text:p>
          </table:table-cell>
          <table:table-cell office:value-type="float" office:value="77.444" calcext:value-type="float">
            <text:p>77.444</text:p>
          </table:table-cell>
          <table:table-cell office:value-type="float" office:value="281.595" calcext:value-type="float">
            <text:p>281.595</text:p>
          </table:table-cell>
          <table:table-cell office:value-type="float" office:value="44.451" calcext:value-type="float">
            <text:p>44.451</text:p>
          </table:table-cell>
          <table:table-cell/>
          <table:table-cell table:formula="of:=([.D277]-[.A277])/0.0166667" office:value-type="float" office:value="54.6058907882184" calcext:value-type="float">
            <text:p>54.6058907882184</text:p>
          </table:table-cell>
          <table:table-cell table:formula="of:=ABS([.E277]-[.B277])/0.0166667" office:value-type="float" office:value="641.218717562562" calcext:value-type="float">
            <text:p>641.218717562562</text:p>
          </table:table-cell>
          <table:table-cell table:formula="of:=([.F277]-[.C277])/0.0166667" office:value-type="float" office:value="52.7938944122111" calcext:value-type="float">
            <text:p>52.7938944122111</text:p>
          </table:table-cell>
          <table:table-cell table:formula="of:=DEGREES(ATAN(ABS([.F277]-[.C277])/ABS([.E277]-[.B277])))" office:value-type="float" office:value="4.70675588941403" calcext:value-type="float">
            <text:p>4.70675588941403</text:p>
          </table:table-cell>
          <table:table-cell table:formula="of:=SQRT(POWER([.H277];2)+POWER([.I277];2)+POWER([.J277];2))" office:value-type="float" office:value="645.701511806004" calcext:value-type="float">
            <text:p>645.701511806004</text:p>
          </table:table-cell>
        </table:table-row>
        <table:table-row table:style-name="ro1">
          <table:table-cell office:value-type="float" office:value="76.5339" calcext:value-type="float">
            <text:p>76.5339</text:p>
          </table:table-cell>
          <table:table-cell office:value-type="float" office:value="292.276" calcext:value-type="float">
            <text:p>292.276</text:p>
          </table:table-cell>
          <table:table-cell office:value-type="float" office:value="43.5719" calcext:value-type="float">
            <text:p>43.5719</text:p>
          </table:table-cell>
          <table:table-cell office:value-type="float" office:value="77.4438" calcext:value-type="float">
            <text:p>77.4438</text:p>
          </table:table-cell>
          <table:table-cell office:value-type="float" office:value="281.535" calcext:value-type="float">
            <text:p>281.535</text:p>
          </table:table-cell>
          <table:table-cell office:value-type="float" office:value="44.7112" calcext:value-type="float">
            <text:p>44.7112</text:p>
          </table:table-cell>
          <table:table-cell/>
          <table:table-cell table:formula="of:=([.D278]-[.A278])/0.0166667" office:value-type="float" office:value="54.593890812218" calcext:value-type="float">
            <text:p>54.593890812218</text:p>
          </table:table-cell>
          <table:table-cell table:formula="of:=ABS([.E278]-[.B278])/0.0166667" office:value-type="float" office:value="644.458711082577" calcext:value-type="float">
            <text:p>644.458711082577</text:p>
          </table:table-cell>
          <table:table-cell table:formula="of:=([.F278]-[.C278])/0.0166667" office:value-type="float" office:value="68.3578632842734" calcext:value-type="float">
            <text:p>68.3578632842734</text:p>
          </table:table-cell>
          <table:table-cell table:formula="of:=DEGREES(ATAN(ABS([.F278]-[.C278])/ABS([.E278]-[.B278])))" office:value-type="float" office:value="6.05473537517561" calcext:value-type="float">
            <text:p>6.05473537517561</text:p>
          </table:table-cell>
          <table:table-cell table:formula="of:=SQRT(POWER([.H278];2)+POWER([.I278];2)+POWER([.J278];2))" office:value-type="float" office:value="650.369372493066" calcext:value-type="float">
            <text:p>650.369372493066</text:p>
          </table:table-cell>
        </table:table-row>
        <table:table-row table:style-name="ro1">
          <table:table-cell office:value-type="float" office:value="76.9797" calcext:value-type="float">
            <text:p>76.9797</text:p>
          </table:table-cell>
          <table:table-cell office:value-type="float" office:value="285.656" calcext:value-type="float">
            <text:p>285.656</text:p>
          </table:table-cell>
          <table:table-cell office:value-type="float" office:value="43.572" calcext:value-type="float">
            <text:p>43.572</text:p>
          </table:table-cell>
          <table:table-cell office:value-type="float" office:value="77.8513" calcext:value-type="float">
            <text:p>77.8513</text:p>
          </table:table-cell>
          <table:table-cell office:value-type="float" office:value="273.968" calcext:value-type="float">
            <text:p>273.968</text:p>
          </table:table-cell>
          <table:table-cell office:value-type="float" office:value="44.6433" calcext:value-type="float">
            <text:p>44.6433</text:p>
          </table:table-cell>
          <table:table-cell/>
          <table:table-cell table:formula="of:=([.D279]-[.A279])/0.0166667" office:value-type="float" office:value="52.2958954082092" calcext:value-type="float">
            <text:p>52.2958954082092</text:p>
          </table:table-cell>
          <table:table-cell table:formula="of:=ABS([.E279]-[.B279])/0.0166667" office:value-type="float" office:value="701.278597442804" calcext:value-type="float">
            <text:p>701.278597442804</text:p>
          </table:table-cell>
          <table:table-cell table:formula="of:=([.F279]-[.C279])/0.0166667" office:value-type="float" office:value="64.2778714442567" calcext:value-type="float">
            <text:p>64.2778714442567</text:p>
          </table:table-cell>
          <table:table-cell table:formula="of:=DEGREES(ATAN(ABS([.F279]-[.C279])/ABS([.E279]-[.B279])))" office:value-type="float" office:value="5.23698994094191" calcext:value-type="float">
            <text:p>5.23698994094191</text:p>
          </table:table-cell>
          <table:table-cell table:formula="of:=SQRT(POWER([.H279];2)+POWER([.I279];2)+POWER([.J279];2))" office:value-type="float" office:value="706.157331382531" calcext:value-type="float">
            <text:p>706.157331382531</text:p>
          </table:table-cell>
        </table:table-row>
        <table:table-row table:style-name="ro1">
          <table:table-cell office:value-type="float" office:value="77.2512" calcext:value-type="float">
            <text:p>77.2512</text:p>
          </table:table-cell>
          <table:table-cell office:value-type="float" office:value="287.154" calcext:value-type="float">
            <text:p>287.154</text:p>
          </table:table-cell>
          <table:table-cell office:value-type="float" office:value="42.8278" calcext:value-type="float">
            <text:p>42.8278</text:p>
          </table:table-cell>
          <table:table-cell office:value-type="float" office:value="78.3707" calcext:value-type="float">
            <text:p>78.3707</text:p>
          </table:table-cell>
          <table:table-cell office:value-type="float" office:value="275.51" calcext:value-type="float">
            <text:p>275.51</text:p>
          </table:table-cell>
          <table:table-cell office:value-type="float" office:value="43.4032" calcext:value-type="float">
            <text:p>43.4032</text:p>
          </table:table-cell>
          <table:table-cell/>
          <table:table-cell table:formula="of:=([.D280]-[.A280])/0.0166667" office:value-type="float" office:value="67.1698656602688" calcext:value-type="float">
            <text:p>67.1698656602688</text:p>
          </table:table-cell>
          <table:table-cell table:formula="of:=ABS([.E280]-[.B280])/0.0166667" office:value-type="float" office:value="698.638602722795" calcext:value-type="float">
            <text:p>698.638602722795</text:p>
          </table:table-cell>
          <table:table-cell table:formula="of:=([.F280]-[.C280])/0.0166667" office:value-type="float" office:value="34.5239309521378" calcext:value-type="float">
            <text:p>34.5239309521378</text:p>
          </table:table-cell>
          <table:table-cell table:formula="of:=DEGREES(ATAN(ABS([.F280]-[.C280])/ABS([.E280]-[.B280])))" office:value-type="float" office:value="2.82902743689672" calcext:value-type="float">
            <text:p>2.82902743689672</text:p>
          </table:table-cell>
          <table:table-cell table:formula="of:=SQRT(POWER([.H280];2)+POWER([.I280];2)+POWER([.J280];2))" office:value-type="float" office:value="702.708751813769" calcext:value-type="float">
            <text:p>702.708751813769</text:p>
          </table:table-cell>
        </table:table-row>
        <table:table-row table:style-name="ro1">
          <table:table-cell office:value-type="float" office:value="76.038" calcext:value-type="float">
            <text:p>76.038</text:p>
          </table:table-cell>
          <table:table-cell office:value-type="float" office:value="295.165" calcext:value-type="float">
            <text:p>295.165</text:p>
          </table:table-cell>
          <table:table-cell office:value-type="float" office:value="42.6166" calcext:value-type="float">
            <text:p>42.6166</text:p>
          </table:table-cell>
          <table:table-cell office:value-type="float" office:value="76.4675" calcext:value-type="float">
            <text:p>76.4675</text:p>
          </table:table-cell>
          <table:table-cell office:value-type="float" office:value="285.666" calcext:value-type="float">
            <text:p>285.666</text:p>
          </table:table-cell>
          <table:table-cell office:value-type="float" office:value="43.3217" calcext:value-type="float">
            <text:p>43.3217</text:p>
          </table:table-cell>
          <table:table-cell/>
          <table:table-cell table:formula="of:=([.D281]-[.A281])/0.0166667" office:value-type="float" office:value="25.7699484601033" calcext:value-type="float">
            <text:p>25.7699484601033</text:p>
          </table:table-cell>
          <table:table-cell table:formula="of:=ABS([.E281]-[.B281])/0.0166667" office:value-type="float" office:value="569.938860122281" calcext:value-type="float">
            <text:p>569.938860122281</text:p>
          </table:table-cell>
          <table:table-cell table:formula="of:=([.F281]-[.C281])/0.0166667" office:value-type="float" office:value="42.3059153881693" calcext:value-type="float">
            <text:p>42.3059153881693</text:p>
          </table:table-cell>
          <table:table-cell table:formula="of:=DEGREES(ATAN(ABS([.F281]-[.C281])/ABS([.E281]-[.B281])))" office:value-type="float" office:value="4.24521523570884" calcext:value-type="float">
            <text:p>4.24521523570884</text:p>
          </table:table-cell>
          <table:table-cell table:formula="of:=SQRT(POWER([.H281];2)+POWER([.I281];2)+POWER([.J281];2))" office:value-type="float" office:value="572.087567596039" calcext:value-type="float">
            <text:p>572.087567596039</text:p>
          </table:table-cell>
        </table:table-row>
        <table:table-row table:style-name="ro1">
          <table:table-cell office:value-type="float" office:value="78.2416" calcext:value-type="float">
            <text:p>78.2416</text:p>
          </table:table-cell>
          <table:table-cell office:value-type="float" office:value="284.391" calcext:value-type="float">
            <text:p>284.391</text:p>
          </table:table-cell>
          <table:table-cell office:value-type="float" office:value="43.7575" calcext:value-type="float">
            <text:p>43.7575</text:p>
          </table:table-cell>
          <table:table-cell office:value-type="float" office:value="79.3293" calcext:value-type="float">
            <text:p>79.3293</text:p>
          </table:table-cell>
          <table:table-cell office:value-type="float" office:value="272.829" calcext:value-type="float">
            <text:p>272.829</text:p>
          </table:table-cell>
          <table:table-cell office:value-type="float" office:value="44.5626" calcext:value-type="float">
            <text:p>44.5626</text:p>
          </table:table-cell>
          <table:table-cell/>
          <table:table-cell table:formula="of:=([.D282]-[.A282])/0.0166667" office:value-type="float" office:value="65.2618694762609" calcext:value-type="float">
            <text:p>65.2618694762609</text:p>
          </table:table-cell>
          <table:table-cell table:formula="of:=ABS([.E282]-[.B282])/0.0166667" office:value-type="float" office:value="693.718612562776" calcext:value-type="float">
            <text:p>693.718612562776</text:p>
          </table:table-cell>
          <table:table-cell table:formula="of:=([.F282]-[.C282])/0.0166667" office:value-type="float" office:value="48.3059033881934" calcext:value-type="float">
            <text:p>48.3059033881934</text:p>
          </table:table-cell>
          <table:table-cell table:formula="of:=DEGREES(ATAN(ABS([.F282]-[.C282])/ABS([.E282]-[.B282])))" office:value-type="float" office:value="3.98326343566056" calcext:value-type="float">
            <text:p>3.98326343566056</text:p>
          </table:table-cell>
          <table:table-cell table:formula="of:=SQRT(POWER([.H282];2)+POWER([.I282];2)+POWER([.J282];2))" office:value-type="float" office:value="698.454068157462" calcext:value-type="float">
            <text:p>698.454068157462</text:p>
          </table:table-cell>
        </table:table-row>
        <table:table-row table:style-name="ro1">
          <table:table-cell office:value-type="float" office:value="76.9509" calcext:value-type="float">
            <text:p>76.9509</text:p>
          </table:table-cell>
          <table:table-cell office:value-type="float" office:value="283.001" calcext:value-type="float">
            <text:p>283.001</text:p>
          </table:table-cell>
          <table:table-cell office:value-type="float" office:value="43.7339" calcext:value-type="float">
            <text:p>43.7339</text:p>
          </table:table-cell>
          <table:table-cell office:value-type="float" office:value="77.5705" calcext:value-type="float">
            <text:p>77.5705</text:p>
          </table:table-cell>
          <table:table-cell office:value-type="float" office:value="271.552" calcext:value-type="float">
            <text:p>271.552</text:p>
          </table:table-cell>
          <table:table-cell office:value-type="float" office:value="44.0423" calcext:value-type="float">
            <text:p>44.0423</text:p>
          </table:table-cell>
          <table:table-cell/>
          <table:table-cell table:formula="of:=([.D283]-[.A283])/0.0166667" office:value-type="float" office:value="37.1759256481482" calcext:value-type="float">
            <text:p>37.1759256481482</text:p>
          </table:table-cell>
          <table:table-cell table:formula="of:=ABS([.E283]-[.B283])/0.0166667" office:value-type="float" office:value="686.938626122745" calcext:value-type="float">
            <text:p>686.938626122745</text:p>
          </table:table-cell>
          <table:table-cell table:formula="of:=([.F283]-[.C283])/0.0166667" office:value-type="float" office:value="18.503962992074" calcext:value-type="float">
            <text:p>18.503962992074</text:p>
          </table:table-cell>
          <table:table-cell table:formula="of:=DEGREES(ATAN(ABS([.F283]-[.C283])/ABS([.E283]-[.B283])))" office:value-type="float" office:value="1.54299471647349" calcext:value-type="float">
            <text:p>1.54299471647349</text:p>
          </table:table-cell>
          <table:table-cell table:formula="of:=SQRT(POWER([.H283];2)+POWER([.I283];2)+POWER([.J283];2))" office:value-type="float" office:value="688.192649011607" calcext:value-type="float">
            <text:p>688.192649011607</text:p>
          </table:table-cell>
        </table:table-row>
        <table:table-row table:style-name="ro1">
          <table:table-cell office:value-type="float" office:value="77.0528" calcext:value-type="float">
            <text:p>77.0528</text:p>
          </table:table-cell>
          <table:table-cell office:value-type="float" office:value="292.422" calcext:value-type="float">
            <text:p>292.422</text:p>
          </table:table-cell>
          <table:table-cell office:value-type="float" office:value="43.0313" calcext:value-type="float">
            <text:p>43.0313</text:p>
          </table:table-cell>
          <table:table-cell office:value-type="float" office:value="77.9517" calcext:value-type="float">
            <text:p>77.9517</text:p>
          </table:table-cell>
          <table:table-cell office:value-type="float" office:value="281.684" calcext:value-type="float">
            <text:p>281.684</text:p>
          </table:table-cell>
          <table:table-cell office:value-type="float" office:value="44.1815" calcext:value-type="float">
            <text:p>44.1815</text:p>
          </table:table-cell>
          <table:table-cell/>
          <table:table-cell table:formula="of:=([.D284]-[.A284])/0.0166667" office:value-type="float" office:value="53.9338921322156" calcext:value-type="float">
            <text:p>53.9338921322156</text:p>
          </table:table-cell>
          <table:table-cell table:formula="of:=ABS([.E284]-[.B284])/0.0166667" office:value-type="float" office:value="644.278711442577" calcext:value-type="float">
            <text:p>644.278711442577</text:p>
          </table:table-cell>
          <table:table-cell table:formula="of:=([.F284]-[.C284])/0.0166667" office:value-type="float" office:value="69.0118619762759" calcext:value-type="float">
            <text:p>69.0118619762759</text:p>
          </table:table-cell>
          <table:table-cell table:formula="of:=DEGREES(ATAN(ABS([.F284]-[.C284])/ABS([.E284]-[.B284])))" office:value-type="float" office:value="6.11392099002044" calcext:value-type="float">
            <text:p>6.11392099002044</text:p>
          </table:table-cell>
          <table:table-cell table:formula="of:=SQRT(POWER([.H284];2)+POWER([.I284];2)+POWER([.J284];2))" office:value-type="float" office:value="650.205013693427" calcext:value-type="float">
            <text:p>650.205013693427</text:p>
          </table:table-cell>
        </table:table-row>
        <table:table-row table:style-name="ro1">
          <table:table-cell office:value-type="float" office:value="77.7307" calcext:value-type="float">
            <text:p>77.7307</text:p>
          </table:table-cell>
          <table:table-cell office:value-type="float" office:value="284.292" calcext:value-type="float">
            <text:p>284.292</text:p>
          </table:table-cell>
          <table:table-cell office:value-type="float" office:value="44.03" calcext:value-type="float">
            <text:p>44.03</text:p>
          </table:table-cell>
          <table:table-cell office:value-type="float" office:value="78.3677" calcext:value-type="float">
            <text:p>78.3677</text:p>
          </table:table-cell>
          <table:table-cell office:value-type="float" office:value="275.187" calcext:value-type="float">
            <text:p>275.187</text:p>
          </table:table-cell>
          <table:table-cell office:value-type="float" office:value="44.942" calcext:value-type="float">
            <text:p>44.942</text:p>
          </table:table-cell>
          <table:table-cell/>
          <table:table-cell table:formula="of:=([.D285]-[.A285])/0.0166667" office:value-type="float" office:value="38.2199235601529" calcext:value-type="float">
            <text:p>38.2199235601529</text:p>
          </table:table-cell>
          <table:table-cell table:formula="of:=ABS([.E285]-[.B285])/0.0166667" office:value-type="float" office:value="546.298907402183" calcext:value-type="float">
            <text:p>546.298907402183</text:p>
          </table:table-cell>
          <table:table-cell table:formula="of:=([.F285]-[.C285])/0.0166667" office:value-type="float" office:value="54.7198905602188" calcext:value-type="float">
            <text:p>54.7198905602188</text:p>
          </table:table-cell>
          <table:table-cell table:formula="of:=DEGREES(ATAN(ABS([.F285]-[.C285])/ABS([.E285]-[.B285])))" office:value-type="float" office:value="5.71993870072224" calcext:value-type="float">
            <text:p>5.71993870072224</text:p>
          </table:table-cell>
          <table:table-cell table:formula="of:=SQRT(POWER([.H285];2)+POWER([.I285];2)+POWER([.J285];2))" office:value-type="float" office:value="550.361267903806" calcext:value-type="float">
            <text:p>550.361267903806</text:p>
          </table:table-cell>
        </table:table-row>
        <table:table-row table:style-name="ro1">
          <table:table-cell office:value-type="float" office:value="77.6982" calcext:value-type="float">
            <text:p>77.6982</text:p>
          </table:table-cell>
          <table:table-cell office:value-type="float" office:value="281.72" calcext:value-type="float">
            <text:p>281.72</text:p>
          </table:table-cell>
          <table:table-cell office:value-type="float" office:value="43.9272" calcext:value-type="float">
            <text:p>43.9272</text:p>
          </table:table-cell>
          <table:table-cell office:value-type="float" office:value="78.3154" calcext:value-type="float">
            <text:p>78.3154</text:p>
          </table:table-cell>
          <table:table-cell office:value-type="float" office:value="271.521" calcext:value-type="float">
            <text:p>271.521</text:p>
          </table:table-cell>
          <table:table-cell office:value-type="float" office:value="44.5325" calcext:value-type="float">
            <text:p>44.5325</text:p>
          </table:table-cell>
          <table:table-cell/>
          <table:table-cell table:formula="of:=([.D286]-[.A286])/0.0166667" office:value-type="float" office:value="37.0319259361479" calcext:value-type="float">
            <text:p>37.0319259361479</text:p>
          </table:table-cell>
          <table:table-cell table:formula="of:=ABS([.E286]-[.B286])/0.0166667" office:value-type="float" office:value="611.938776122449" calcext:value-type="float">
            <text:p>611.938776122449</text:p>
          </table:table-cell>
          <table:table-cell table:formula="of:=([.F286]-[.C286])/0.0166667" office:value-type="float" office:value="36.3179273641453" calcext:value-type="float">
            <text:p>36.3179273641453</text:p>
          </table:table-cell>
          <table:table-cell table:formula="of:=DEGREES(ATAN(ABS([.F286]-[.C286])/ABS([.E286]-[.B286])))" office:value-type="float" office:value="3.39646064065036" calcext:value-type="float">
            <text:p>3.39646064065036</text:p>
          </table:table-cell>
          <table:table-cell table:formula="of:=SQRT(POWER([.H286];2)+POWER([.I286];2)+POWER([.J286];2))" office:value-type="float" office:value="614.133064660101" calcext:value-type="float">
            <text:p>614.133064660101</text:p>
          </table:table-cell>
        </table:table-row>
        <table:table-row table:style-name="ro1">
          <table:table-cell office:value-type="float" office:value="76.9652" calcext:value-type="float">
            <text:p>76.9652</text:p>
          </table:table-cell>
          <table:table-cell office:value-type="float" office:value="284.345" calcext:value-type="float">
            <text:p>284.345</text:p>
          </table:table-cell>
          <table:table-cell office:value-type="float" office:value="43.5237" calcext:value-type="float">
            <text:p>43.5237</text:p>
          </table:table-cell>
          <table:table-cell office:value-type="float" office:value="77.8185" calcext:value-type="float">
            <text:p>77.8185</text:p>
          </table:table-cell>
          <table:table-cell office:value-type="float" office:value="271.473" calcext:value-type="float">
            <text:p>271.473</text:p>
          </table:table-cell>
          <table:table-cell office:value-type="float" office:value="44.5446" calcext:value-type="float">
            <text:p>44.5446</text:p>
          </table:table-cell>
          <table:table-cell/>
          <table:table-cell table:formula="of:=([.D287]-[.A287])/0.0166667" office:value-type="float" office:value="51.1978976042051" calcext:value-type="float">
            <text:p>51.1978976042051</text:p>
          </table:table-cell>
          <table:table-cell table:formula="of:=ABS([.E287]-[.B287])/0.0166667" office:value-type="float" office:value="772.31845536309" calcext:value-type="float">
            <text:p>772.31845536309</text:p>
          </table:table-cell>
          <table:table-cell table:formula="of:=([.F287]-[.C287])/0.0166667" office:value-type="float" office:value="61.2538774922453" calcext:value-type="float">
            <text:p>61.2538774922453</text:p>
          </table:table-cell>
          <table:table-cell table:formula="of:=DEGREES(ATAN(ABS([.F287]-[.C287])/ABS([.E287]-[.B287])))" office:value-type="float" office:value="4.53473233128481" calcext:value-type="float">
            <text:p>4.53473233128481</text:p>
          </table:table-cell>
          <table:table-cell table:formula="of:=SQRT(POWER([.H287];2)+POWER([.I287];2)+POWER([.J287];2))" office:value-type="float" office:value="776.43355074427" calcext:value-type="float">
            <text:p>776.43355074427</text:p>
          </table:table-cell>
        </table:table-row>
        <table:table-row table:style-name="ro1">
          <table:table-cell office:value-type="float" office:value="77.3281" calcext:value-type="float">
            <text:p>77.3281</text:p>
          </table:table-cell>
          <table:table-cell office:value-type="float" office:value="293.787" calcext:value-type="float">
            <text:p>293.787</text:p>
          </table:table-cell>
          <table:table-cell office:value-type="float" office:value="43.0753" calcext:value-type="float">
            <text:p>43.0753</text:p>
          </table:table-cell>
          <table:table-cell office:value-type="float" office:value="78.7121" calcext:value-type="float">
            <text:p>78.7121</text:p>
          </table:table-cell>
          <table:table-cell office:value-type="float" office:value="281.636" calcext:value-type="float">
            <text:p>281.636</text:p>
          </table:table-cell>
          <table:table-cell office:value-type="float" office:value="44.684" calcext:value-type="float">
            <text:p>44.684</text:p>
          </table:table-cell>
          <table:table-cell/>
          <table:table-cell table:formula="of:=([.D288]-[.A288])/0.0166667" office:value-type="float" office:value="83.0398339203322" calcext:value-type="float">
            <text:p>83.0398339203322</text:p>
          </table:table-cell>
          <table:table-cell table:formula="of:=ABS([.E288]-[.B288])/0.0166667" office:value-type="float" office:value="729.058541882914" calcext:value-type="float">
            <text:p>729.058541882914</text:p>
          </table:table-cell>
          <table:table-cell table:formula="of:=([.F288]-[.C288])/0.0166667" office:value-type="float" office:value="96.521806956386" calcext:value-type="float">
            <text:p>96.521806956386</text:p>
          </table:table-cell>
          <table:table-cell table:formula="of:=DEGREES(ATAN(ABS([.F288]-[.C288])/ABS([.E288]-[.B288])))" office:value-type="float" office:value="7.54166678759888" calcext:value-type="float">
            <text:p>7.54166678759888</text:p>
          </table:table-cell>
          <table:table-cell table:formula="of:=SQRT(POWER([.H288];2)+POWER([.I288];2)+POWER([.J288];2))" office:value-type="float" office:value="740.093528365221" calcext:value-type="float">
            <text:p>740.093528365221</text:p>
          </table:table-cell>
        </table:table-row>
        <table:table-row table:style-name="ro1">
          <table:table-cell office:value-type="float" office:value="76.9508" calcext:value-type="float">
            <text:p>76.9508</text:p>
          </table:table-cell>
          <table:table-cell office:value-type="float" office:value="283.106" calcext:value-type="float">
            <text:p>283.106</text:p>
          </table:table-cell>
          <table:table-cell office:value-type="float" office:value="43.2132" calcext:value-type="float">
            <text:p>43.2132</text:p>
          </table:table-cell>
          <table:table-cell office:value-type="float" office:value="77.3371" calcext:value-type="float">
            <text:p>77.3371</text:p>
          </table:table-cell>
          <table:table-cell office:value-type="float" office:value="272.775" calcext:value-type="float">
            <text:p>272.775</text:p>
          </table:table-cell>
          <table:table-cell office:value-type="float" office:value="44.0959" calcext:value-type="float">
            <text:p>44.0959</text:p>
          </table:table-cell>
          <table:table-cell/>
          <table:table-cell table:formula="of:=([.D289]-[.A289])/0.0166667" office:value-type="float" office:value="23.1779536440931" calcext:value-type="float">
            <text:p>23.1779536440931</text:p>
          </table:table-cell>
          <table:table-cell table:formula="of:=ABS([.E289]-[.B289])/0.0166667" office:value-type="float" office:value="619.858760282481" calcext:value-type="float">
            <text:p>619.858760282481</text:p>
          </table:table-cell>
          <table:table-cell table:formula="of:=([.F289]-[.C289])/0.0166667" office:value-type="float" office:value="52.9618940762118" calcext:value-type="float">
            <text:p>52.9618940762118</text:p>
          </table:table-cell>
          <table:table-cell table:formula="of:=DEGREES(ATAN(ABS([.F289]-[.C289])/ABS([.E289]-[.B289])))" office:value-type="float" office:value="4.88359788686218" calcext:value-type="float">
            <text:p>4.88359788686218</text:p>
          </table:table-cell>
          <table:table-cell table:formula="of:=SQRT(POWER([.H289];2)+POWER([.I289];2)+POWER([.J289];2))" office:value-type="float" office:value="622.548843431743" calcext:value-type="float">
            <text:p>622.548843431743</text:p>
          </table:table-cell>
        </table:table-row>
        <table:table-row table:style-name="ro1">
          <table:table-cell office:value-type="float" office:value="76.2866" calcext:value-type="float">
            <text:p>76.2866</text:p>
          </table:table-cell>
          <table:table-cell office:value-type="float" office:value="293.779" calcext:value-type="float">
            <text:p>293.779</text:p>
          </table:table-cell>
          <table:table-cell office:value-type="float" office:value="42.8286" calcext:value-type="float">
            <text:p>42.8286</text:p>
          </table:table-cell>
          <table:table-cell office:value-type="float" office:value="77.1905" calcext:value-type="float">
            <text:p>77.1905</text:p>
          </table:table-cell>
          <table:table-cell office:value-type="float" office:value="281.685" calcext:value-type="float">
            <text:p>281.685</text:p>
          </table:table-cell>
          <table:table-cell office:value-type="float" office:value="43.9373" calcext:value-type="float">
            <text:p>43.9373</text:p>
          </table:table-cell>
          <table:table-cell/>
          <table:table-cell table:formula="of:=([.D290]-[.A290])/0.0166667" office:value-type="float" office:value="54.2338915322165" calcext:value-type="float">
            <text:p>54.2338915322165</text:p>
          </table:table-cell>
          <table:table-cell table:formula="of:=ABS([.E290]-[.B290])/0.0166667" office:value-type="float" office:value="725.638548722902" calcext:value-type="float">
            <text:p>725.638548722902</text:p>
          </table:table-cell>
          <table:table-cell table:formula="of:=([.F290]-[.C290])/0.0166667" office:value-type="float" office:value="66.521866956266" calcext:value-type="float">
            <text:p>66.521866956266</text:p>
          </table:table-cell>
          <table:table-cell table:formula="of:=DEGREES(ATAN(ABS([.F290]-[.C290])/ABS([.E290]-[.B290])))" office:value-type="float" office:value="5.23786757163567" calcext:value-type="float">
            <text:p>5.23786757163567</text:p>
          </table:table-cell>
          <table:table-cell table:formula="of:=SQRT(POWER([.H290];2)+POWER([.I290];2)+POWER([.J290];2))" office:value-type="float" office:value="730.696775117254" calcext:value-type="float">
            <text:p>730.696775117254</text:p>
          </table:table-cell>
        </table:table-row>
        <table:table-row table:style-name="ro1">
          <table:table-cell office:value-type="float" office:value="76.7512" calcext:value-type="float">
            <text:p>76.7512</text:p>
          </table:table-cell>
          <table:table-cell office:value-type="float" office:value="288.366" calcext:value-type="float">
            <text:p>288.366</text:p>
          </table:table-cell>
          <table:table-cell office:value-type="float" office:value="43.152" calcext:value-type="float">
            <text:p>43.152</text:p>
          </table:table-cell>
          <table:table-cell office:value-type="float" office:value="77.3979" calcext:value-type="float">
            <text:p>77.3979</text:p>
          </table:table-cell>
          <table:table-cell office:value-type="float" office:value="277.875" calcext:value-type="float">
            <text:p>277.875</text:p>
          </table:table-cell>
          <table:table-cell office:value-type="float" office:value="43.7832" calcext:value-type="float">
            <text:p>43.7832</text:p>
          </table:table-cell>
          <table:table-cell/>
          <table:table-cell table:formula="of:=([.D291]-[.A291])/0.0166667" office:value-type="float" office:value="38.8019223961558" calcext:value-type="float">
            <text:p>38.8019223961558</text:p>
          </table:table-cell>
          <table:table-cell table:formula="of:=ABS([.E291]-[.B291])/0.0166667" office:value-type="float" office:value="629.458741082517" calcext:value-type="float">
            <text:p>629.458741082517</text:p>
          </table:table-cell>
          <table:table-cell table:formula="of:=([.F291]-[.C291])/0.0166667" office:value-type="float" office:value="37.8719242561515" calcext:value-type="float">
            <text:p>37.8719242561515</text:p>
          </table:table-cell>
          <table:table-cell table:formula="of:=DEGREES(ATAN(ABS([.F291]-[.C291])/ABS([.E291]-[.B291])))" office:value-type="float" office:value="3.44309905534044" calcext:value-type="float">
            <text:p>3.44309905534044</text:p>
          </table:table-cell>
          <table:table-cell table:formula="of:=SQRT(POWER([.H291];2)+POWER([.I291];2)+POWER([.J291];2))" office:value-type="float" office:value="631.78966322162" calcext:value-type="float">
            <text:p>631.78966322162</text:p>
          </table:table-cell>
        </table:table-row>
        <table:table-row table:style-name="ro1">
          <table:table-cell office:value-type="float" office:value="76.8216" calcext:value-type="float">
            <text:p>76.8216</text:p>
          </table:table-cell>
          <table:table-cell office:value-type="float" office:value="295.222" calcext:value-type="float">
            <text:p>295.222</text:p>
          </table:table-cell>
          <table:table-cell office:value-type="float" office:value="42.6006" calcext:value-type="float">
            <text:p>42.6006</text:p>
          </table:table-cell>
          <table:table-cell office:value-type="float" office:value="77.9689" calcext:value-type="float">
            <text:p>77.9689</text:p>
          </table:table-cell>
          <table:table-cell office:value-type="float" office:value="283.019" calcext:value-type="float">
            <text:p>283.019</text:p>
          </table:table-cell>
          <table:table-cell office:value-type="float" office:value="43.9735" calcext:value-type="float">
            <text:p>43.9735</text:p>
          </table:table-cell>
          <table:table-cell/>
          <table:table-cell table:formula="of:=([.D292]-[.A292])/0.0166667" office:value-type="float" office:value="68.8378623242754" calcext:value-type="float">
            <text:p>68.8378623242754</text:p>
          </table:table-cell>
          <table:table-cell table:formula="of:=ABS([.E292]-[.B292])/0.0166667" office:value-type="float" office:value="732.178535642927" calcext:value-type="float">
            <text:p>732.178535642927</text:p>
          </table:table-cell>
          <table:table-cell table:formula="of:=([.F292]-[.C292])/0.0166667" office:value-type="float" office:value="82.3738352523296" calcext:value-type="float">
            <text:p>82.3738352523296</text:p>
          </table:table-cell>
          <table:table-cell table:formula="of:=DEGREES(ATAN(ABS([.F292]-[.C292])/ABS([.E292]-[.B292])))" office:value-type="float" office:value="6.41907651379911" calcext:value-type="float">
            <text:p>6.41907651379911</text:p>
          </table:table-cell>
          <table:table-cell table:formula="of:=SQRT(POWER([.H292];2)+POWER([.I292];2)+POWER([.J292];2))" office:value-type="float" office:value="740.00642435034" calcext:value-type="float">
            <text:p>740.00642435034</text:p>
          </table:table-cell>
        </table:table-row>
        <table:table-row table:style-name="ro1">
          <table:table-cell office:value-type="float" office:value="77.4756" calcext:value-type="float">
            <text:p>77.4756</text:p>
          </table:table-cell>
          <table:table-cell office:value-type="float" office:value="284.323" calcext:value-type="float">
            <text:p>284.323</text:p>
          </table:table-cell>
          <table:table-cell office:value-type="float" office:value="43.775" calcext:value-type="float">
            <text:p>43.775</text:p>
          </table:table-cell>
          <table:table-cell office:value-type="float" office:value="78.3496" calcext:value-type="float">
            <text:p>78.3496</text:p>
          </table:table-cell>
          <table:table-cell office:value-type="float" office:value="273.891" calcext:value-type="float">
            <text:p>273.891</text:p>
          </table:table-cell>
          <table:table-cell office:value-type="float" office:value="45.1448" calcext:value-type="float">
            <text:p>45.1448</text:p>
          </table:table-cell>
          <table:table-cell/>
          <table:table-cell table:formula="of:=([.D293]-[.A293])/0.0166667" office:value-type="float" office:value="52.4398951202095" calcext:value-type="float">
            <text:p>52.4398951202095</text:p>
          </table:table-cell>
          <table:table-cell table:formula="of:=ABS([.E293]-[.B293])/0.0166667" office:value-type="float" office:value="625.918748162501" calcext:value-type="float">
            <text:p>625.918748162501</text:p>
          </table:table-cell>
          <table:table-cell table:formula="of:=([.F293]-[.C293])/0.0166667" office:value-type="float" office:value="82.1878356243286" calcext:value-type="float">
            <text:p>82.1878356243286</text:p>
          </table:table-cell>
          <table:table-cell table:formula="of:=DEGREES(ATAN(ABS([.F293]-[.C293])/ABS([.E293]-[.B293])))" office:value-type="float" office:value="7.48056986189321" calcext:value-type="float">
            <text:p>7.48056986189321</text:p>
          </table:table-cell>
          <table:table-cell table:formula="of:=SQRT(POWER([.H293];2)+POWER([.I293];2)+POWER([.J293];2))" office:value-type="float" office:value="633.465912442132" calcext:value-type="float">
            <text:p>633.465912442132</text:p>
          </table:table-cell>
        </table:table-row>
        <table:table-row table:style-name="ro1">
          <table:table-cell office:value-type="float" office:value="76.5607" calcext:value-type="float">
            <text:p>76.5607</text:p>
          </table:table-cell>
          <table:table-cell office:value-type="float" office:value="295.092" calcext:value-type="float">
            <text:p>295.092</text:p>
          </table:table-cell>
          <table:table-cell office:value-type="float" office:value="43.1394" calcext:value-type="float">
            <text:p>43.1394</text:p>
          </table:table-cell>
          <table:table-cell office:value-type="float" office:value="77.4755" calcext:value-type="float">
            <text:p>77.4755</text:p>
          </table:table-cell>
          <table:table-cell office:value-type="float" office:value="284.278" calcext:value-type="float">
            <text:p>284.278</text:p>
          </table:table-cell>
          <table:table-cell office:value-type="float" office:value="44.0345" calcext:value-type="float">
            <text:p>44.0345</text:p>
          </table:table-cell>
          <table:table-cell/>
          <table:table-cell table:formula="of:=([.D294]-[.A294])/0.0166667" office:value-type="float" office:value="54.8878902242195" calcext:value-type="float">
            <text:p>54.8878902242195</text:p>
          </table:table-cell>
          <table:table-cell table:formula="of:=ABS([.E294]-[.B294])/0.0166667" office:value-type="float" office:value="648.838702322593" calcext:value-type="float">
            <text:p>648.838702322593</text:p>
          </table:table-cell>
          <table:table-cell table:formula="of:=([.F294]-[.C294])/0.0166667" office:value-type="float" office:value="53.7058925882148" calcext:value-type="float">
            <text:p>53.7058925882148</text:p>
          </table:table-cell>
          <table:table-cell table:formula="of:=DEGREES(ATAN(ABS([.F294]-[.C294])/ABS([.E294]-[.B294])))" office:value-type="float" office:value="4.73171888836696" calcext:value-type="float">
            <text:p>4.73171888836696</text:p>
          </table:table-cell>
          <table:table-cell table:formula="of:=SQRT(POWER([.H294];2)+POWER([.I294];2)+POWER([.J294];2))" office:value-type="float" office:value="653.367174736862" calcext:value-type="float">
            <text:p>653.367174736862</text:p>
          </table:table-cell>
        </table:table-row>
        <table:table-row table:style-name="ro1">
          <table:table-cell office:value-type="float" office:value="76.4807" calcext:value-type="float">
            <text:p>76.4807</text:p>
          </table:table-cell>
          <table:table-cell office:value-type="float" office:value="286.985" calcext:value-type="float">
            <text:p>286.985</text:p>
          </table:table-cell>
          <table:table-cell office:value-type="float" office:value="43.3696" calcext:value-type="float">
            <text:p>43.3696</text:p>
          </table:table-cell>
          <table:table-cell office:value-type="float" office:value="77.1316" calcext:value-type="float">
            <text:p>77.1316</text:p>
          </table:table-cell>
          <table:table-cell office:value-type="float" office:value="276.608" calcext:value-type="float">
            <text:p>276.608</text:p>
          </table:table-cell>
          <table:table-cell office:value-type="float" office:value="43.7371" calcext:value-type="float">
            <text:p>43.7371</text:p>
          </table:table-cell>
          <table:table-cell/>
          <table:table-cell table:formula="of:=([.D295]-[.A295])/0.0166667" office:value-type="float" office:value="39.0539218921566" calcext:value-type="float">
            <text:p>39.0539218921566</text:p>
          </table:table-cell>
          <table:table-cell table:formula="of:=ABS([.E295]-[.B295])/0.0166667" office:value-type="float" office:value="622.618754762491" calcext:value-type="float">
            <text:p>622.618754762491</text:p>
          </table:table-cell>
          <table:table-cell table:formula="of:=([.F295]-[.C295])/0.0166667" office:value-type="float" office:value="22.0499559000882" calcext:value-type="float">
            <text:p>22.0499559000882</text:p>
          </table:table-cell>
          <table:table-cell table:formula="of:=DEGREES(ATAN(ABS([.F295]-[.C295])/ABS([.E295]-[.B295])))" office:value-type="float" office:value="2.02827431901424" calcext:value-type="float">
            <text:p>2.02827431901424</text:p>
          </table:table-cell>
          <table:table-cell table:formula="of:=SQRT(POWER([.H295];2)+POWER([.I295];2)+POWER([.J295];2))" office:value-type="float" office:value="624.231946597056" calcext:value-type="float">
            <text:p>624.231946597056</text:p>
          </table:table-cell>
        </table:table-row>
        <table:table-row table:style-name="ro1">
          <table:table-cell office:value-type="float" office:value="76.7376" calcext:value-type="float">
            <text:p>76.7376</text:p>
          </table:table-cell>
          <table:table-cell office:value-type="float" office:value="286.828" calcext:value-type="float">
            <text:p>286.828</text:p>
          </table:table-cell>
          <table:table-cell office:value-type="float" office:value="44.1529" calcext:value-type="float">
            <text:p>44.1529</text:p>
          </table:table-cell>
          <table:table-cell office:value-type="float" office:value="77.3667" calcext:value-type="float">
            <text:p>77.3667</text:p>
          </table:table-cell>
          <table:table-cell office:value-type="float" office:value="275.057" calcext:value-type="float">
            <text:p>275.057</text:p>
          </table:table-cell>
          <table:table-cell office:value-type="float" office:value="45.2189" calcext:value-type="float">
            <text:p>45.2189</text:p>
          </table:table-cell>
          <table:table-cell/>
          <table:table-cell table:formula="of:=([.D296]-[.A296])/0.0166667" office:value-type="float" office:value="37.7459245081506" calcext:value-type="float">
            <text:p>37.7459245081506</text:p>
          </table:table-cell>
          <table:table-cell table:formula="of:=ABS([.E296]-[.B296])/0.0166667" office:value-type="float" office:value="706.258587482823" calcext:value-type="float">
            <text:p>706.258587482823</text:p>
          </table:table-cell>
          <table:table-cell table:formula="of:=([.F296]-[.C296])/0.0166667" office:value-type="float" office:value="63.9598720802556" calcext:value-type="float">
            <text:p>63.9598720802556</text:p>
          </table:table-cell>
          <table:table-cell table:formula="of:=DEGREES(ATAN(ABS([.F296]-[.C296])/ABS([.E296]-[.B296])))" office:value-type="float" office:value="5.17467885621336" calcext:value-type="float">
            <text:p>5.17467885621336</text:p>
          </table:table-cell>
          <table:table-cell table:formula="of:=SQRT(POWER([.H296];2)+POWER([.I296];2)+POWER([.J296];2))" office:value-type="float" office:value="710.152668407808" calcext:value-type="float">
            <text:p>710.152668407808</text:p>
          </table:table-cell>
        </table:table-row>
        <table:table-row table:style-name="ro1">
          <table:table-cell office:value-type="float" office:value="77.2661" calcext:value-type="float">
            <text:p>77.2661</text:p>
          </table:table-cell>
          <table:table-cell office:value-type="float" office:value="288.3" calcext:value-type="float">
            <text:p>288.3</text:p>
          </table:table-cell>
          <table:table-cell office:value-type="float" office:value="43.6668" calcext:value-type="float">
            <text:p>43.6668</text:p>
          </table:table-cell>
          <table:table-cell office:value-type="float" office:value="78.1704" calcext:value-type="float">
            <text:p>78.1704</text:p>
          </table:table-cell>
          <table:table-cell office:value-type="float" office:value="279.111" calcext:value-type="float">
            <text:p>279.111</text:p>
          </table:table-cell>
          <table:table-cell office:value-type="float" office:value="44.3307" calcext:value-type="float">
            <text:p>44.3307</text:p>
          </table:table-cell>
          <table:table-cell/>
          <table:table-cell table:formula="of:=([.D297]-[.A297])/0.0166667" office:value-type="float" office:value="54.2578914842174" calcext:value-type="float">
            <text:p>54.2578914842174</text:p>
          </table:table-cell>
          <table:table-cell table:formula="of:=ABS([.E297]-[.B297])/0.0166667" office:value-type="float" office:value="551.338897322207" calcext:value-type="float">
            <text:p>551.338897322207</text:p>
          </table:table-cell>
          <table:table-cell table:formula="of:=([.F297]-[.C297])/0.0166667" office:value-type="float" office:value="39.8339203321592" calcext:value-type="float">
            <text:p>39.8339203321592</text:p>
          </table:table-cell>
          <table:table-cell table:formula="of:=DEGREES(ATAN(ABS([.F297]-[.C297])/ABS([.E297]-[.B297])))" office:value-type="float" office:value="4.13240695591312" calcext:value-type="float">
            <text:p>4.13240695591312</text:p>
          </table:table-cell>
          <table:table-cell table:formula="of:=SQRT(POWER([.H297];2)+POWER([.I297];2)+POWER([.J297];2))" office:value-type="float" office:value="555.432479872944" calcext:value-type="float">
            <text:p>555.432479872944</text:p>
          </table:table-cell>
        </table:table-row>
        <table:table-row table:style-name="ro1">
          <table:table-cell office:value-type="float" office:value="77.2662" calcext:value-type="float">
            <text:p>77.2662</text:p>
          </table:table-cell>
          <table:table-cell office:value-type="float" office:value="288.4" calcext:value-type="float">
            <text:p>288.4</text:p>
          </table:table-cell>
          <table:table-cell office:value-type="float" office:value="43.142" calcext:value-type="float">
            <text:p>43.142</text:p>
          </table:table-cell>
          <table:table-cell office:value-type="float" office:value="77.9184" calcext:value-type="float">
            <text:p>77.9184</text:p>
          </table:table-cell>
          <table:table-cell office:value-type="float" office:value="279.183" calcext:value-type="float">
            <text:p>279.183</text:p>
          </table:table-cell>
          <table:table-cell office:value-type="float" office:value="43.8219" calcext:value-type="float">
            <text:p>43.8219</text:p>
          </table:table-cell>
          <table:table-cell/>
          <table:table-cell table:formula="of:=([.D298]-[.A298])/0.0166667" office:value-type="float" office:value="39.131921736157" calcext:value-type="float">
            <text:p>39.131921736157</text:p>
          </table:table-cell>
          <table:table-cell table:formula="of:=ABS([.E298]-[.B298])/0.0166667" office:value-type="float" office:value="553.018893962211" calcext:value-type="float">
            <text:p>553.018893962211</text:p>
          </table:table-cell>
          <table:table-cell table:formula="of:=([.F298]-[.C298])/0.0166667" office:value-type="float" office:value="40.793918412163" calcext:value-type="float">
            <text:p>40.793918412163</text:p>
          </table:table-cell>
          <table:table-cell table:formula="of:=DEGREES(ATAN(ABS([.F298]-[.C298])/ABS([.E298]-[.B298])))" office:value-type="float" office:value="4.21883182556917" calcext:value-type="float">
            <text:p>4.21883182556917</text:p>
          </table:table-cell>
          <table:table-cell table:formula="of:=SQRT(POWER([.H298];2)+POWER([.I298];2)+POWER([.J298];2))" office:value-type="float" office:value="555.900484041317" calcext:value-type="float">
            <text:p>555.900484041317</text:p>
          </table:table-cell>
        </table:table-row>
        <table:table-row table:style-name="ro1">
          <table:table-cell office:value-type="float" office:value="76.5067" calcext:value-type="float">
            <text:p>76.5067</text:p>
          </table:table-cell>
          <table:table-cell office:value-type="float" office:value="289.785" calcext:value-type="float">
            <text:p>289.785</text:p>
          </table:table-cell>
          <table:table-cell office:value-type="float" office:value="42.6777" calcext:value-type="float">
            <text:p>42.6777</text:p>
          </table:table-cell>
          <table:table-cell office:value-type="float" office:value="77.4138" calcext:value-type="float">
            <text:p>77.4138</text:p>
          </table:table-cell>
          <table:table-cell office:value-type="float" office:value="279.303" calcext:value-type="float">
            <text:p>279.303</text:p>
          </table:table-cell>
          <table:table-cell office:value-type="float" office:value="43.0569" calcext:value-type="float">
            <text:p>43.0569</text:p>
          </table:table-cell>
          <table:table-cell/>
          <table:table-cell table:formula="of:=([.D299]-[.A299])/0.0166667" office:value-type="float" office:value="54.4258911482177" calcext:value-type="float">
            <text:p>54.4258911482177</text:p>
          </table:table-cell>
          <table:table-cell table:formula="of:=ABS([.E299]-[.B299])/0.0166667" office:value-type="float" office:value="628.918742162517" calcext:value-type="float">
            <text:p>628.918742162517</text:p>
          </table:table-cell>
          <table:table-cell table:formula="of:=([.F299]-[.C299])/0.0166667" office:value-type="float" office:value="22.7519544960908" calcext:value-type="float">
            <text:p>22.7519544960908</text:p>
          </table:table-cell>
          <table:table-cell table:formula="of:=DEGREES(ATAN(ABS([.F299]-[.C299])/ABS([.E299]-[.B299])))" office:value-type="float" office:value="2.07184592610746" calcext:value-type="float">
            <text:p>2.07184592610746</text:p>
          </table:table-cell>
          <table:table-cell table:formula="of:=SQRT(POWER([.H299];2)+POWER([.I299];2)+POWER([.J299];2))" office:value-type="float" office:value="631.679201259589" calcext:value-type="float">
            <text:p>631.679201259589</text:p>
          </table:table-cell>
        </table:table-row>
        <table:table-row table:style-name="ro1">
          <table:table-cell office:value-type="float" office:value="76.5199" calcext:value-type="float">
            <text:p>76.5199</text:p>
          </table:table-cell>
          <table:table-cell office:value-type="float" office:value="291.174" calcext:value-type="float">
            <text:p>291.174</text:p>
          </table:table-cell>
          <table:table-cell office:value-type="float" office:value="42.4605" calcext:value-type="float">
            <text:p>42.4605</text:p>
          </table:table-cell>
          <table:table-cell office:value-type="float" office:value="77.1758" calcext:value-type="float">
            <text:p>77.1758</text:p>
          </table:table-cell>
          <table:table-cell office:value-type="float" office:value="280.563" calcext:value-type="float">
            <text:p>280.563</text:p>
          </table:table-cell>
          <table:table-cell office:value-type="float" office:value="43.1098" calcext:value-type="float">
            <text:p>43.1098</text:p>
          </table:table-cell>
          <table:table-cell/>
          <table:table-cell table:formula="of:=([.D300]-[.A300])/0.0166667" office:value-type="float" office:value="39.3539212921567" calcext:value-type="float">
            <text:p>39.3539212921567</text:p>
          </table:table-cell>
          <table:table-cell table:formula="of:=ABS([.E300]-[.B300])/0.0166667" office:value-type="float" office:value="636.658726682546" calcext:value-type="float">
            <text:p>636.658726682546</text:p>
          </table:table-cell>
          <table:table-cell table:formula="of:=([.F300]-[.C300])/0.0166667" office:value-type="float" office:value="38.9579220841556" calcext:value-type="float">
            <text:p>38.9579220841556</text:p>
          </table:table-cell>
          <table:table-cell table:formula="of:=DEGREES(ATAN(ABS([.F300]-[.C300])/ABS([.E300]-[.B300])))" office:value-type="float" office:value="3.50163235015717" calcext:value-type="float">
            <text:p>3.50163235015717</text:p>
          </table:table-cell>
          <table:table-cell table:formula="of:=SQRT(POWER([.H300];2)+POWER([.I300];2)+POWER([.J300];2))" office:value-type="float" office:value="639.062426586969" calcext:value-type="float">
            <text:p>639.062426586969</text:p>
          </table:table-cell>
        </table:table-row>
        <table:table-row table:style-name="ro1">
          <table:table-cell office:value-type="float" office:value="76.4543" calcext:value-type="float">
            <text:p>76.4543</text:p>
          </table:table-cell>
          <table:table-cell office:value-type="float" office:value="284.421" calcext:value-type="float">
            <text:p>284.421</text:p>
          </table:table-cell>
          <table:table-cell office:value-type="float" office:value="43.0109" calcext:value-type="float">
            <text:p>43.0109</text:p>
          </table:table-cell>
          <table:table-cell office:value-type="float" office:value="77.3222" calcext:value-type="float">
            <text:p>77.3222</text:p>
          </table:table-cell>
          <table:table-cell office:value-type="float" office:value="271.63" calcext:value-type="float">
            <text:p>271.63</text:p>
          </table:table-cell>
          <table:table-cell office:value-type="float" office:value="43.5394" calcext:value-type="float">
            <text:p>43.5394</text:p>
          </table:table-cell>
          <table:table-cell/>
          <table:table-cell table:formula="of:=([.D301]-[.A301])/0.0166667" office:value-type="float" office:value="52.0738958522078" calcext:value-type="float">
            <text:p>52.0738958522078</text:p>
          </table:table-cell>
          <table:table-cell table:formula="of:=ABS([.E301]-[.B301])/0.0166667" office:value-type="float" office:value="767.45846508307" calcext:value-type="float">
            <text:p>767.45846508307</text:p>
          </table:table-cell>
          <table:table-cell table:formula="of:=([.F301]-[.C301])/0.0166667" office:value-type="float" office:value="31.7099365801269" calcext:value-type="float">
            <text:p>31.7099365801269</text:p>
          </table:table-cell>
          <table:table-cell table:formula="of:=DEGREES(ATAN(ABS([.F301]-[.C301])/ABS([.E301]-[.B301])))" office:value-type="float" office:value="2.36600777361719" calcext:value-type="float">
            <text:p>2.36600777361719</text:p>
          </table:table-cell>
          <table:table-cell table:formula="of:=SQRT(POWER([.H301];2)+POWER([.I301];2)+POWER([.J301];2))" office:value-type="float" office:value="769.876422768488" calcext:value-type="float">
            <text:p>769.876422768488</text:p>
          </table:table-cell>
        </table:table-row>
        <table:table-row table:style-name="ro1">
          <table:table-cell office:value-type="float" office:value="76.5331" calcext:value-type="float">
            <text:p>76.5331</text:p>
          </table:table-cell>
          <table:table-cell office:value-type="float" office:value="292.63" calcext:value-type="float">
            <text:p>292.63</text:p>
          </table:table-cell>
          <table:table-cell office:value-type="float" office:value="41.9755" calcext:value-type="float">
            <text:p>41.9755</text:p>
          </table:table-cell>
          <table:table-cell office:value-type="float" office:value="77.206" calcext:value-type="float">
            <text:p>77.206</text:p>
          </table:table-cell>
          <table:table-cell office:value-type="float" office:value="283.355" calcext:value-type="float">
            <text:p>283.355</text:p>
          </table:table-cell>
          <table:table-cell office:value-type="float" office:value="42.1618" calcext:value-type="float">
            <text:p>42.1618</text:p>
          </table:table-cell>
          <table:table-cell/>
          <table:table-cell table:formula="of:=([.D302]-[.A302])/0.0166667" office:value-type="float" office:value="40.3739192521614" calcext:value-type="float">
            <text:p>40.3739192521614</text:p>
          </table:table-cell>
          <table:table-cell table:formula="of:=ABS([.E302]-[.B302])/0.0166667" office:value-type="float" office:value="556.498887002225" calcext:value-type="float">
            <text:p>556.498887002225</text:p>
          </table:table-cell>
          <table:table-cell table:formula="of:=([.F302]-[.C302])/0.0166667" office:value-type="float" office:value="11.1779776440449" calcext:value-type="float">
            <text:p>11.1779776440449</text:p>
          </table:table-cell>
          <table:table-cell table:formula="of:=DEGREES(ATAN(ABS([.F302]-[.C302])/ABS([.E302]-[.B302])))" office:value-type="float" office:value="1.15070280768138" calcext:value-type="float">
            <text:p>1.15070280768138</text:p>
          </table:table-cell>
          <table:table-cell table:formula="of:=SQRT(POWER([.H302];2)+POWER([.I302];2)+POWER([.J302];2))" office:value-type="float" office:value="558.073482414911" calcext:value-type="float">
            <text:p>558.073482414911</text:p>
          </table:table-cell>
        </table:table-row>
        <table:table-row table:style-name="ro1">
          <table:table-cell office:value-type="float" office:value="77.0234" calcext:value-type="float">
            <text:p>77.0234</text:p>
          </table:table-cell>
          <table:table-cell office:value-type="float" office:value="289.765" calcext:value-type="float">
            <text:p>289.765</text:p>
          </table:table-cell>
          <table:table-cell office:value-type="float" office:value="42.9316" calcext:value-type="float">
            <text:p>42.9316</text:p>
          </table:table-cell>
          <table:table-cell office:value-type="float" office:value="77.9185" calcext:value-type="float">
            <text:p>77.9185</text:p>
          </table:table-cell>
          <table:table-cell office:value-type="float" office:value="279.188" calcext:value-type="float">
            <text:p>279.188</text:p>
          </table:table-cell>
          <table:table-cell office:value-type="float" office:value="43.8211" calcext:value-type="float">
            <text:p>43.8211</text:p>
          </table:table-cell>
          <table:table-cell/>
          <table:table-cell table:formula="of:=([.D303]-[.A303])/0.0166667" office:value-type="float" office:value="53.7058925882148" calcext:value-type="float">
            <text:p>53.7058925882148</text:p>
          </table:table-cell>
          <table:table-cell table:formula="of:=ABS([.E303]-[.B303])/0.0166667" office:value-type="float" office:value="634.618730762538" calcext:value-type="float">
            <text:p>634.618730762538</text:p>
          </table:table-cell>
          <table:table-cell table:formula="of:=([.F303]-[.C303])/0.0166667" office:value-type="float" office:value="53.3698932602134" calcext:value-type="float">
            <text:p>53.3698932602134</text:p>
          </table:table-cell>
          <table:table-cell table:formula="of:=DEGREES(ATAN(ABS([.F303]-[.C303])/ABS([.E303]-[.B303])))" office:value-type="float" office:value="4.8071244961088" calcext:value-type="float">
            <text:p>4.8071244961088</text:p>
          </table:table-cell>
          <table:table-cell table:formula="of:=SQRT(POWER([.H303];2)+POWER([.I303];2)+POWER([.J303];2))" office:value-type="float" office:value="639.119395606141" calcext:value-type="float">
            <text:p>639.119395606141</text:p>
          </table:table-cell>
        </table:table-row>
        <table:table-row table:style-name="ro1">
          <table:table-cell office:value-type="float" office:value="76.2484" calcext:value-type="float">
            <text:p>76.2484</text:p>
          </table:table-cell>
          <table:table-cell office:value-type="float" office:value="289.765" calcext:value-type="float">
            <text:p>289.765</text:p>
          </table:table-cell>
          <table:table-cell office:value-type="float" office:value="42.6832" calcext:value-type="float">
            <text:p>42.6832</text:p>
          </table:table-cell>
          <table:table-cell office:value-type="float" office:value="76.9083" calcext:value-type="float">
            <text:p>76.9083</text:p>
          </table:table-cell>
          <table:table-cell office:value-type="float" office:value="279.212" calcext:value-type="float">
            <text:p>279.212</text:p>
          </table:table-cell>
          <table:table-cell office:value-type="float" office:value="43.3263" calcext:value-type="float">
            <text:p>43.3263</text:p>
          </table:table-cell>
          <table:table-cell/>
          <table:table-cell table:formula="of:=([.D304]-[.A304])/0.0166667" office:value-type="float" office:value="39.593920812158" calcext:value-type="float">
            <text:p>39.593920812158</text:p>
          </table:table-cell>
          <table:table-cell table:formula="of:=ABS([.E304]-[.B304])/0.0166667" office:value-type="float" office:value="633.178733642533" calcext:value-type="float">
            <text:p>633.178733642533</text:p>
          </table:table-cell>
          <table:table-cell table:formula="of:=([.F304]-[.C304])/0.0166667" office:value-type="float" office:value="38.5859228281546" calcext:value-type="float">
            <text:p>38.5859228281546</text:p>
          </table:table-cell>
          <table:table-cell table:formula="of:=DEGREES(ATAN(ABS([.F304]-[.C304])/ABS([.E304]-[.B304])))" office:value-type="float" office:value="3.48729314407515" calcext:value-type="float">
            <text:p>3.48729314407515</text:p>
          </table:table-cell>
          <table:table-cell table:formula="of:=SQRT(POWER([.H304];2)+POWER([.I304];2)+POWER([.J304];2))" office:value-type="float" office:value="635.587807264221" calcext:value-type="float">
            <text:p>635.587807264221</text:p>
          </table:table-cell>
        </table:table-row>
        <table:table-row table:style-name="ro1">
          <table:table-cell office:value-type="float" office:value="77.0235" calcext:value-type="float">
            <text:p>77.0235</text:p>
          </table:table-cell>
          <table:table-cell office:value-type="float" office:value="289.883" calcext:value-type="float">
            <text:p>289.883</text:p>
          </table:table-cell>
          <table:table-cell office:value-type="float" office:value="42.4019" calcext:value-type="float">
            <text:p>42.4019</text:p>
          </table:table-cell>
          <table:table-cell office:value-type="float" office:value="77.9025" calcext:value-type="float">
            <text:p>77.9025</text:p>
          </table:table-cell>
          <table:table-cell office:value-type="float" office:value="278.028" calcext:value-type="float">
            <text:p>278.028</text:p>
          </table:table-cell>
          <table:table-cell office:value-type="float" office:value="43.2553" calcext:value-type="float">
            <text:p>43.2553</text:p>
          </table:table-cell>
          <table:table-cell/>
          <table:table-cell table:formula="of:=([.D305]-[.A305])/0.0166667" office:value-type="float" office:value="52.7398945202113" calcext:value-type="float">
            <text:p>52.7398945202113</text:p>
          </table:table-cell>
          <table:table-cell table:formula="of:=ABS([.E305]-[.B305])/0.0166667" office:value-type="float" office:value="711.298577402843" calcext:value-type="float">
            <text:p>711.298577402843</text:p>
          </table:table-cell>
          <table:table-cell table:formula="of:=([.F305]-[.C305])/0.0166667" office:value-type="float" office:value="51.2038975922049" calcext:value-type="float">
            <text:p>51.2038975922049</text:p>
          </table:table-cell>
          <table:table-cell table:formula="of:=DEGREES(ATAN(ABS([.F305]-[.C305])/ABS([.E305]-[.B305])))" office:value-type="float" office:value="4.11742040367521" calcext:value-type="float">
            <text:p>4.11742040367521</text:p>
          </table:table-cell>
          <table:table-cell table:formula="of:=SQRT(POWER([.H305];2)+POWER([.I305];2)+POWER([.J305];2))" office:value-type="float" office:value="715.086709300309" calcext:value-type="float">
            <text:p>715.086709300309</text:p>
          </table:table-cell>
        </table:table-row>
        <table:table-row table:style-name="ro1">
          <table:table-cell office:value-type="float" office:value="76.5334" calcext:value-type="float">
            <text:p>76.5334</text:p>
          </table:table-cell>
          <table:table-cell office:value-type="float" office:value="292.516" calcext:value-type="float">
            <text:p>292.516</text:p>
          </table:table-cell>
          <table:table-cell office:value-type="float" office:value="42.5078" calcext:value-type="float">
            <text:p>42.5078</text:p>
          </table:table-cell>
          <table:table-cell office:value-type="float" office:value="77.4292" calcext:value-type="float">
            <text:p>77.4292</text:p>
          </table:table-cell>
          <table:table-cell office:value-type="float" office:value="280.578" calcext:value-type="float">
            <text:p>280.578</text:p>
          </table:table-cell>
          <table:table-cell office:value-type="float" office:value="43.105" calcext:value-type="float">
            <text:p>43.105</text:p>
          </table:table-cell>
          <table:table-cell/>
          <table:table-cell table:formula="of:=([.D306]-[.A306])/0.0166667" office:value-type="float" office:value="53.7478925042146" calcext:value-type="float">
            <text:p>53.7478925042146</text:p>
          </table:table-cell>
          <table:table-cell table:formula="of:=ABS([.E306]-[.B306])/0.0166667" office:value-type="float" office:value="716.278567442868" calcext:value-type="float">
            <text:p>716.278567442868</text:p>
          </table:table-cell>
          <table:table-cell table:formula="of:=([.F306]-[.C306])/0.0166667" office:value-type="float" office:value="35.831928336143" calcext:value-type="float">
            <text:p>35.831928336143</text:p>
          </table:table-cell>
          <table:table-cell table:formula="of:=DEGREES(ATAN(ABS([.F306]-[.C306])/ABS([.E306]-[.B306])))" office:value-type="float" office:value="2.86384146733197" calcext:value-type="float">
            <text:p>2.86384146733197</text:p>
          </table:table-cell>
          <table:table-cell table:formula="of:=SQRT(POWER([.H306];2)+POWER([.I306];2)+POWER([.J306];2))" office:value-type="float" office:value="719.185476226361" calcext:value-type="float">
            <text:p>719.185476226361</text:p>
          </table:table-cell>
        </table:table-row>
        <table:table-row table:style-name="ro1">
          <table:table-cell office:value-type="float" office:value="77.2663" calcext:value-type="float">
            <text:p>77.2663</text:p>
          </table:table-cell>
          <table:table-cell office:value-type="float" office:value="288.458" calcext:value-type="float">
            <text:p>288.458</text:p>
          </table:table-cell>
          <table:table-cell office:value-type="float" office:value="42.8781" calcext:value-type="float">
            <text:p>42.8781</text:p>
          </table:table-cell>
          <table:table-cell office:value-type="float" office:value="78.1362" calcext:value-type="float">
            <text:p>78.1362</text:p>
          </table:table-cell>
          <table:table-cell office:value-type="float" office:value="276.629" calcext:value-type="float">
            <text:p>276.629</text:p>
          </table:table-cell>
          <table:table-cell office:value-type="float" office:value="43.9733" calcext:value-type="float">
            <text:p>43.9733</text:p>
          </table:table-cell>
          <table:table-cell/>
          <table:table-cell table:formula="of:=([.D307]-[.A307])/0.0166667" office:value-type="float" office:value="52.1938956122088" calcext:value-type="float">
            <text:p>52.1938956122088</text:p>
          </table:table-cell>
          <table:table-cell table:formula="of:=ABS([.E307]-[.B307])/0.0166667" office:value-type="float" office:value="709.73858052284" calcext:value-type="float">
            <text:p>709.73858052284</text:p>
          </table:table-cell>
          <table:table-cell table:formula="of:=([.F307]-[.C307])/0.0166667" office:value-type="float" office:value="65.7118685762628" calcext:value-type="float">
            <text:p>65.7118685762628</text:p>
          </table:table-cell>
          <table:table-cell table:formula="of:=DEGREES(ATAN(ABS([.F307]-[.C307])/ABS([.E307]-[.B307])))" office:value-type="float" office:value="5.28970767760692" calcext:value-type="float">
            <text:p>5.28970767760692</text:p>
          </table:table-cell>
          <table:table-cell table:formula="of:=SQRT(POWER([.H307];2)+POWER([.I307];2)+POWER([.J307];2))" office:value-type="float" office:value="714.682520489719" calcext:value-type="float">
            <text:p>714.682520489719</text:p>
          </table:table-cell>
        </table:table-row>
        <table:table-row table:style-name="ro1">
          <table:table-cell office:value-type="float" office:value="76.4933" calcext:value-type="float">
            <text:p>76.4933</text:p>
          </table:table-cell>
          <table:table-cell office:value-type="float" office:value="288.52" calcext:value-type="float">
            <text:p>288.52</text:p>
          </table:table-cell>
          <table:table-cell office:value-type="float" office:value="42.3653" calcext:value-type="float">
            <text:p>42.3653</text:p>
          </table:table-cell>
          <table:table-cell office:value-type="float" office:value="77.1316" calcext:value-type="float">
            <text:p>77.1316</text:p>
          </table:table-cell>
          <table:table-cell office:value-type="float" office:value="276.803" calcext:value-type="float">
            <text:p>276.803</text:p>
          </table:table-cell>
          <table:table-cell office:value-type="float" office:value="42.7098" calcext:value-type="float">
            <text:p>42.7098</text:p>
          </table:table-cell>
          <table:table-cell/>
          <table:table-cell table:formula="of:=([.D308]-[.A308])/0.0166667" office:value-type="float" office:value="38.2979234041533" calcext:value-type="float">
            <text:p>38.2979234041533</text:p>
          </table:table-cell>
          <table:table-cell table:formula="of:=ABS([.E308]-[.B308])/0.0166667" office:value-type="float" office:value="703.018593962811" calcext:value-type="float">
            <text:p>703.018593962811</text:p>
          </table:table-cell>
          <table:table-cell table:formula="of:=([.F308]-[.C308])/0.0166667" office:value-type="float" office:value="20.6699586600829" calcext:value-type="float">
            <text:p>20.6699586600829</text:p>
          </table:table-cell>
          <table:table-cell table:formula="of:=DEGREES(ATAN(ABS([.F308]-[.C308])/ABS([.E308]-[.B308])))" office:value-type="float" office:value="1.68410952435432" calcext:value-type="float">
            <text:p>1.68410952435432</text:p>
          </table:table-cell>
          <table:table-cell table:formula="of:=SQRT(POWER([.H308];2)+POWER([.I308];2)+POWER([.J308];2))" office:value-type="float" office:value="704.364338666807" calcext:value-type="float">
            <text:p>704.364338666807</text:p>
          </table:table-cell>
        </table:table-row>
        <table:table-row table:style-name="ro1">
          <table:table-cell office:value-type="float" office:value="77.4448" calcext:value-type="float">
            <text:p>77.4448</text:p>
          </table:table-cell>
          <table:table-cell office:value-type="float" office:value="281.865" calcext:value-type="float">
            <text:p>281.865</text:p>
          </table:table-cell>
          <table:table-cell office:value-type="float" office:value="43.1526" calcext:value-type="float">
            <text:p>43.1526</text:p>
          </table:table-cell>
          <table:table-cell office:value-type="float" office:value="78.0684" calcext:value-type="float">
            <text:p>78.0684</text:p>
          </table:table-cell>
          <table:table-cell office:value-type="float" office:value="271.696" calcext:value-type="float">
            <text:p>271.696</text:p>
          </table:table-cell>
          <table:table-cell office:value-type="float" office:value="43.522" calcext:value-type="float">
            <text:p>43.522</text:p>
          </table:table-cell>
          <table:table-cell/>
          <table:table-cell table:formula="of:=([.D309]-[.A309])/0.0166667" office:value-type="float" office:value="37.4159251681494" calcext:value-type="float">
            <text:p>37.4159251681494</text:p>
          </table:table-cell>
          <table:table-cell table:formula="of:=ABS([.E309]-[.B309])/0.0166667" office:value-type="float" office:value="610.13877972244" calcext:value-type="float">
            <text:p>610.13877972244</text:p>
          </table:table-cell>
          <table:table-cell table:formula="of:=([.F309]-[.C309])/0.0166667" office:value-type="float" office:value="22.1639556720886" calcext:value-type="float">
            <text:p>22.1639556720886</text:p>
          </table:table-cell>
          <table:table-cell table:formula="of:=DEGREES(ATAN(ABS([.F309]-[.C309])/ABS([.E309]-[.B309])))" office:value-type="float" office:value="2.08041681767518" calcext:value-type="float">
            <text:p>2.08041681767518</text:p>
          </table:table-cell>
          <table:table-cell table:formula="of:=SQRT(POWER([.H309];2)+POWER([.I309];2)+POWER([.J309];2))" office:value-type="float" office:value="611.686621488823" calcext:value-type="float">
            <text:p>611.686621488823</text:p>
          </table:table-cell>
        </table:table-row>
        <table:table-row table:style-name="ro1">
          <table:table-cell office:value-type="float" office:value="76.7237" calcext:value-type="float">
            <text:p>76.7237</text:p>
          </table:table-cell>
          <table:table-cell office:value-type="float" office:value="285.641" calcext:value-type="float">
            <text:p>285.641</text:p>
          </table:table-cell>
          <table:table-cell office:value-type="float" office:value="43.5766" calcext:value-type="float">
            <text:p>43.5766</text:p>
          </table:table-cell>
          <table:table-cell office:value-type="float" office:value="77.6017" calcext:value-type="float">
            <text:p>77.6017</text:p>
          </table:table-cell>
          <table:table-cell office:value-type="float" office:value="273.987" calcext:value-type="float">
            <text:p>273.987</text:p>
          </table:table-cell>
          <table:table-cell office:value-type="float" office:value="44.3953" calcext:value-type="float">
            <text:p>44.3953</text:p>
          </table:table-cell>
          <table:table-cell/>
          <table:table-cell table:formula="of:=([.D310]-[.A310])/0.0166667" office:value-type="float" office:value="52.6798946402107" calcext:value-type="float">
            <text:p>52.6798946402107</text:p>
          </table:table-cell>
          <table:table-cell table:formula="of:=ABS([.E310]-[.B310])/0.0166667" office:value-type="float" office:value="699.238601522797" calcext:value-type="float">
            <text:p>699.238601522797</text:p>
          </table:table-cell>
          <table:table-cell table:formula="of:=([.F310]-[.C310])/0.0166667" office:value-type="float" office:value="49.1219017561965" calcext:value-type="float">
            <text:p>49.1219017561965</text:p>
          </table:table-cell>
          <table:table-cell table:formula="of:=DEGREES(ATAN(ABS([.F310]-[.C310])/ABS([.E310]-[.B310])))" office:value-type="float" office:value="4.01845859167388" calcext:value-type="float">
            <text:p>4.01845859167388</text:p>
          </table:table-cell>
          <table:table-cell table:formula="of:=SQRT(POWER([.H310];2)+POWER([.I310];2)+POWER([.J310];2))" office:value-type="float" office:value="702.938656207642" calcext:value-type="float">
            <text:p>702.938656207642</text:p>
          </table:table-cell>
        </table:table-row>
        <table:table-row table:style-name="ro1">
          <table:table-cell office:value-type="float" office:value="76.9368" calcext:value-type="float">
            <text:p>76.9368</text:p>
          </table:table-cell>
          <table:table-cell office:value-type="float" office:value="281.784" calcext:value-type="float">
            <text:p>281.784</text:p>
          </table:table-cell>
          <table:table-cell office:value-type="float" office:value="43.4214" calcext:value-type="float">
            <text:p>43.4214</text:p>
          </table:table-cell>
          <table:table-cell office:value-type="float" office:value="77.5711" calcext:value-type="float">
            <text:p>77.5711</text:p>
          </table:table-cell>
          <table:table-cell office:value-type="float" office:value="271.667" calcext:value-type="float">
            <text:p>271.667</text:p>
          </table:table-cell>
          <table:table-cell office:value-type="float" office:value="43.5311" calcext:value-type="float">
            <text:p>43.5311</text:p>
          </table:table-cell>
          <table:table-cell/>
          <table:table-cell table:formula="of:=([.D311]-[.A311])/0.0166667" office:value-type="float" office:value="38.057923884152" calcext:value-type="float">
            <text:p>38.057923884152</text:p>
          </table:table-cell>
          <table:table-cell table:formula="of:=ABS([.E311]-[.B311])/0.0166667" office:value-type="float" office:value="607.018785962429" calcext:value-type="float">
            <text:p>607.018785962429</text:p>
          </table:table-cell>
          <table:table-cell table:formula="of:=([.F311]-[.C311])/0.0166667" office:value-type="float" office:value="6.58198683602655" calcext:value-type="float">
            <text:p>6.58198683602655</text:p>
          </table:table-cell>
          <table:table-cell table:formula="of:=DEGREES(ATAN(ABS([.F311]-[.C311])/ABS([.E311]-[.B311])))" office:value-type="float" office:value="0.621241543906668" calcext:value-type="float">
            <text:p>0.621241543906668</text:p>
          </table:table-cell>
          <table:table-cell table:formula="of:=SQRT(POWER([.H311];2)+POWER([.I311];2)+POWER([.J311];2))" office:value-type="float" office:value="608.246277943715" calcext:value-type="float">
            <text:p>608.246277943715</text:p>
          </table:table-cell>
        </table:table-row>
        <table:table-row table:style-name="ro1">
          <table:table-cell office:value-type="float" office:value="77.6988" calcext:value-type="float">
            <text:p>77.6988</text:p>
          </table:table-cell>
          <table:table-cell office:value-type="float" office:value="281.84" calcext:value-type="float">
            <text:p>281.84</text:p>
          </table:table-cell>
          <table:table-cell office:value-type="float" office:value="43.4056" calcext:value-type="float">
            <text:p>43.4056</text:p>
          </table:table-cell>
          <table:table-cell office:value-type="float" office:value="78.5656" calcext:value-type="float">
            <text:p>78.5656</text:p>
          </table:table-cell>
          <table:table-cell office:value-type="float" office:value="271.703" calcext:value-type="float">
            <text:p>271.703</text:p>
          </table:table-cell>
          <table:table-cell office:value-type="float" office:value="43.7628" calcext:value-type="float">
            <text:p>43.7628</text:p>
          </table:table-cell>
          <table:table-cell/>
          <table:table-cell table:formula="of:=([.D312]-[.A312])/0.0166667" office:value-type="float" office:value="52.0078959842079" calcext:value-type="float">
            <text:p>52.0078959842079</text:p>
          </table:table-cell>
          <table:table-cell table:formula="of:=ABS([.E312]-[.B312])/0.0166667" office:value-type="float" office:value="608.218783562433" calcext:value-type="float">
            <text:p>608.218783562433</text:p>
          </table:table-cell>
          <table:table-cell table:formula="of:=([.F312]-[.C312])/0.0166667" office:value-type="float" office:value="21.4319571360857" calcext:value-type="float">
            <text:p>21.4319571360857</text:p>
          </table:table-cell>
          <table:table-cell table:formula="of:=DEGREES(ATAN(ABS([.F312]-[.C312])/ABS([.E312]-[.B312])))" office:value-type="float" office:value="2.01811069302482" calcext:value-type="float">
            <text:p>2.01811069302482</text:p>
          </table:table-cell>
          <table:table-cell table:formula="of:=SQRT(POWER([.H312];2)+POWER([.I312];2)+POWER([.J312];2))" office:value-type="float" office:value="610.814406108396" calcext:value-type="float">
            <text:p>610.814406108396</text:p>
          </table:table-cell>
        </table:table-row>
        <table:table-row table:style-name="ro1">
          <table:table-cell office:value-type="float" office:value="76.4805" calcext:value-type="float">
            <text:p>76.4805</text:p>
          </table:table-cell>
          <table:table-cell office:value-type="float" office:value="287.031" calcext:value-type="float">
            <text:p>287.031</text:p>
          </table:table-cell>
          <table:table-cell office:value-type="float" office:value="43.1083" calcext:value-type="float">
            <text:p>43.1083</text:p>
          </table:table-cell>
          <table:table-cell office:value-type="float" office:value="76.8389" calcext:value-type="float">
            <text:p>76.8389</text:p>
          </table:table-cell>
          <table:table-cell office:value-type="float" office:value="272.685" calcext:value-type="float">
            <text:p>272.685</text:p>
          </table:table-cell>
          <table:table-cell office:value-type="float" office:value="44.3615" calcext:value-type="float">
            <text:p>44.3615</text:p>
          </table:table-cell>
          <table:table-cell/>
          <table:table-cell table:formula="of:=([.D313]-[.A313])/0.0166667" office:value-type="float" office:value="21.5039569920854" calcext:value-type="float">
            <text:p>21.5039569920854</text:p>
          </table:table-cell>
          <table:table-cell table:formula="of:=ABS([.E313]-[.B313])/0.0166667" office:value-type="float" office:value="860.758278483443" calcext:value-type="float">
            <text:p>860.758278483443</text:p>
          </table:table-cell>
          <table:table-cell table:formula="of:=([.F313]-[.C313])/0.0166667" office:value-type="float" office:value="75.1918496163007" calcext:value-type="float">
            <text:p>75.1918496163007</text:p>
          </table:table-cell>
          <table:table-cell table:formula="of:=DEGREES(ATAN(ABS([.F313]-[.C313])/ABS([.E313]-[.B313])))" office:value-type="float" office:value="4.99242022158425" calcext:value-type="float">
            <text:p>4.99242022158425</text:p>
          </table:table-cell>
          <table:table-cell table:formula="of:=SQRT(POWER([.H313];2)+POWER([.I313];2)+POWER([.J313];2))" office:value-type="float" office:value="864.303794040509" calcext:value-type="float">
            <text:p>864.303794040509</text:p>
          </table:table-cell>
        </table:table-row>
        <table:table-row table:style-name="ro1">
          <table:table-cell office:value-type="float" office:value="77.0383" calcext:value-type="float">
            <text:p>77.0383</text:p>
          </table:table-cell>
          <table:table-cell office:value-type="float" office:value="291.218" calcext:value-type="float">
            <text:p>291.218</text:p>
          </table:table-cell>
          <table:table-cell office:value-type="float" office:value="42.4489" calcext:value-type="float">
            <text:p>42.4489</text:p>
          </table:table-cell>
          <table:table-cell office:value-type="float" office:value="78.1723" calcext:value-type="float">
            <text:p>78.1723</text:p>
          </table:table-cell>
          <table:table-cell office:value-type="float" office:value="279.37" calcext:value-type="float">
            <text:p>279.37</text:p>
          </table:table-cell>
          <table:table-cell office:value-type="float" office:value="43.0395" calcext:value-type="float">
            <text:p>43.0395</text:p>
          </table:table-cell>
          <table:table-cell/>
          <table:table-cell table:formula="of:=([.D314]-[.A314])/0.0166667" office:value-type="float" office:value="68.0398639202722" calcext:value-type="float">
            <text:p>68.0398639202722</text:p>
          </table:table-cell>
          <table:table-cell table:formula="of:=ABS([.E314]-[.B314])/0.0166667" office:value-type="float" office:value="710.878578242844" calcext:value-type="float">
            <text:p>710.878578242844</text:p>
          </table:table-cell>
          <table:table-cell table:formula="of:=([.F314]-[.C314])/0.0166667" office:value-type="float" office:value="35.4359291281414" calcext:value-type="float">
            <text:p>35.4359291281414</text:p>
          </table:table-cell>
          <table:table-cell table:formula="of:=DEGREES(ATAN(ABS([.F314]-[.C314])/ABS([.E314]-[.B314])))" office:value-type="float" office:value="2.85372224216354" calcext:value-type="float">
            <text:p>2.85372224216354</text:p>
          </table:table-cell>
          <table:table-cell table:formula="of:=SQRT(POWER([.H314];2)+POWER([.I314];2)+POWER([.J314];2))" office:value-type="float" office:value="715.005930856543" calcext:value-type="float">
            <text:p>715.005930856543</text:p>
          </table:table-cell>
        </table:table-row>
        <table:table-row table:style-name="ro1">
          <table:table-cell office:value-type="float" office:value="76.5602" calcext:value-type="float">
            <text:p>76.5602</text:p>
          </table:table-cell>
          <table:table-cell office:value-type="float" office:value="295.326" calcext:value-type="float">
            <text:p>295.326</text:p>
          </table:table-cell>
          <table:table-cell office:value-type="float" office:value="42.0699" calcext:value-type="float">
            <text:p>42.0699</text:p>
          </table:table-cell>
          <table:table-cell office:value-type="float" office:value="77.4607" calcext:value-type="float">
            <text:p>77.4607</text:p>
          </table:table-cell>
          <table:table-cell office:value-type="float" office:value="283.258" calcext:value-type="float">
            <text:p>283.258</text:p>
          </table:table-cell>
          <table:table-cell office:value-type="float" office:value="42.6799" calcext:value-type="float">
            <text:p>42.6799</text:p>
          </table:table-cell>
          <table:table-cell/>
          <table:table-cell table:formula="of:=([.D315]-[.A315])/0.0166667" office:value-type="float" office:value="54.0298919402166" calcext:value-type="float">
            <text:p>54.0298919402166</text:p>
          </table:table-cell>
          <table:table-cell table:formula="of:=ABS([.E315]-[.B315])/0.0166667" office:value-type="float" office:value="724.078551842899" calcext:value-type="float">
            <text:p>724.078551842899</text:p>
          </table:table-cell>
          <table:table-cell table:formula="of:=([.F315]-[.C315])/0.0166667" office:value-type="float" office:value="36.5999268001468" calcext:value-type="float">
            <text:p>36.5999268001468</text:p>
          </table:table-cell>
          <table:table-cell table:formula="of:=DEGREES(ATAN(ABS([.F315]-[.C315])/ABS([.E315]-[.B315])))" office:value-type="float" office:value="2.89366134110738" calcext:value-type="float">
            <text:p>2.89366134110738</text:p>
          </table:table-cell>
          <table:table-cell table:formula="of:=SQRT(POWER([.H315];2)+POWER([.I315];2)+POWER([.J315];2))" office:value-type="float" office:value="727.013433922481" calcext:value-type="float">
            <text:p>727.013433922481</text:p>
          </table:table-cell>
        </table:table-row>
        <table:table-row table:style-name="ro1">
          <table:table-cell office:value-type="float" office:value="77.0233" calcext:value-type="float">
            <text:p>77.0233</text:p>
          </table:table-cell>
          <table:table-cell office:value-type="float" office:value="289.754" calcext:value-type="float">
            <text:p>289.754</text:p>
          </table:table-cell>
          <table:table-cell office:value-type="float" office:value="42.9333" calcext:value-type="float">
            <text:p>42.9333</text:p>
          </table:table-cell>
          <table:table-cell office:value-type="float" office:value="77.9181" calcext:value-type="float">
            <text:p>77.9181</text:p>
          </table:table-cell>
          <table:table-cell office:value-type="float" office:value="279.129" calcext:value-type="float">
            <text:p>279.129</text:p>
          </table:table-cell>
          <table:table-cell office:value-type="float" office:value="44.0803" calcext:value-type="float">
            <text:p>44.0803</text:p>
          </table:table-cell>
          <table:table-cell/>
          <table:table-cell table:formula="of:=([.D316]-[.A316])/0.0166667" office:value-type="float" office:value="53.6878926242141" calcext:value-type="float">
            <text:p>53.6878926242141</text:p>
          </table:table-cell>
          <table:table-cell table:formula="of:=ABS([.E316]-[.B316])/0.0166667" office:value-type="float" office:value="637.49872500255" calcext:value-type="float">
            <text:p>637.49872500255</text:p>
          </table:table-cell>
          <table:table-cell table:formula="of:=([.F316]-[.C316])/0.0166667" office:value-type="float" office:value="68.8198623602752" calcext:value-type="float">
            <text:p>68.8198623602752</text:p>
          </table:table-cell>
          <table:table-cell table:formula="of:=DEGREES(ATAN(ABS([.F316]-[.C316])/ABS([.E316]-[.B316])))" office:value-type="float" office:value="6.16138724418517" calcext:value-type="float">
            <text:p>6.16138724418517</text:p>
          </table:table-cell>
          <table:table-cell table:formula="of:=SQRT(POWER([.H316];2)+POWER([.I316];2)+POWER([.J316];2))" office:value-type="float" office:value="643.446336262468" calcext:value-type="float">
            <text:p>643.446336262468</text:p>
          </table:table-cell>
        </table:table-row>
        <table:table-row table:style-name="ro1">
          <table:table-cell office:value-type="float" office:value="76.2732" calcext:value-type="float">
            <text:p>76.2732</text:p>
          </table:table-cell>
          <table:table-cell office:value-type="float" office:value="292.616" calcext:value-type="float">
            <text:p>292.616</text:p>
          </table:table-cell>
          <table:table-cell office:value-type="float" office:value="41.9801" calcext:value-type="float">
            <text:p>41.9801</text:p>
          </table:table-cell>
          <table:table-cell office:value-type="float" office:value="76.9365" calcext:value-type="float">
            <text:p>76.9365</text:p>
          </table:table-cell>
          <table:table-cell office:value-type="float" office:value="281.983" calcext:value-type="float">
            <text:p>281.983</text:p>
          </table:table-cell>
          <table:table-cell office:value-type="float" office:value="42.3831" calcext:value-type="float">
            <text:p>42.3831</text:p>
          </table:table-cell>
          <table:table-cell/>
          <table:table-cell table:formula="of:=([.D317]-[.A317])/0.0166667" office:value-type="float" office:value="39.7979204041587" calcext:value-type="float">
            <text:p>39.7979204041587</text:p>
          </table:table-cell>
          <table:table-cell table:formula="of:=ABS([.E317]-[.B317])/0.0166667" office:value-type="float" office:value="637.978724042551" calcext:value-type="float">
            <text:p>637.978724042551</text:p>
          </table:table-cell>
          <table:table-cell table:formula="of:=([.F317]-[.C317])/0.0166667" office:value-type="float" office:value="24.1799516400966" calcext:value-type="float">
            <text:p>24.1799516400966</text:p>
          </table:table-cell>
          <table:table-cell table:formula="of:=DEGREES(ATAN(ABS([.F317]-[.C317])/ABS([.E317]-[.B317])))" office:value-type="float" office:value="2.17052125350972" calcext:value-type="float">
            <text:p>2.17052125350972</text:p>
          </table:table-cell>
          <table:table-cell table:formula="of:=SQRT(POWER([.H317];2)+POWER([.I317];2)+POWER([.J317];2))" office:value-type="float" office:value="639.676009289683" calcext:value-type="float">
            <text:p>639.676009289683</text:p>
          </table:table-cell>
        </table:table-row>
        <table:table-row table:style-name="ro1">
          <table:table-cell office:value-type="float" office:value="76.7511" calcext:value-type="float">
            <text:p>76.7511</text:p>
          </table:table-cell>
          <table:table-cell office:value-type="float" office:value="288.482" calcext:value-type="float">
            <text:p>288.482</text:p>
          </table:table-cell>
          <table:table-cell office:value-type="float" office:value="42.624" calcext:value-type="float">
            <text:p>42.624</text:p>
          </table:table-cell>
          <table:table-cell office:value-type="float" office:value="77.3984" calcext:value-type="float">
            <text:p>77.3984</text:p>
          </table:table-cell>
          <table:table-cell office:value-type="float" office:value="278.034" calcext:value-type="float">
            <text:p>278.034</text:p>
          </table:table-cell>
          <table:table-cell office:value-type="float" office:value="43.0092" calcext:value-type="float">
            <text:p>43.0092</text:p>
          </table:table-cell>
          <table:table-cell/>
          <table:table-cell table:formula="of:=([.D318]-[.A318])/0.0166667" office:value-type="float" office:value="38.8379223241554" calcext:value-type="float">
            <text:p>38.8379223241554</text:p>
          </table:table-cell>
          <table:table-cell table:formula="of:=ABS([.E318]-[.B318])/0.0166667" office:value-type="float" office:value="626.87874624251" calcext:value-type="float">
            <text:p>626.87874624251</text:p>
          </table:table-cell>
          <table:table-cell table:formula="of:=([.F318]-[.C318])/0.0166667" office:value-type="float" office:value="23.1119537760923" calcext:value-type="float">
            <text:p>23.1119537760923</text:p>
          </table:table-cell>
          <table:table-cell table:formula="of:=DEGREES(ATAN(ABS([.F318]-[.C318])/ABS([.E318]-[.B318])))" office:value-type="float" office:value="2.11144166891669" calcext:value-type="float">
            <text:p>2.11144166891669</text:p>
          </table:table-cell>
          <table:table-cell table:formula="of:=SQRT(POWER([.H318];2)+POWER([.I318];2)+POWER([.J318];2))" office:value-type="float" office:value="628.505774920475" calcext:value-type="float">
            <text:p>628.505774920475</text:p>
          </table:table-cell>
        </table:table-row>
        <table:table-row table:style-name="ro1">
          <table:table-cell office:value-type="float" office:value="77.4608" calcext:value-type="float">
            <text:p>77.4608</text:p>
          </table:table-cell>
          <table:table-cell office:value-type="float" office:value="283.264" calcext:value-type="float">
            <text:p>283.264</text:p>
          </table:table-cell>
          <table:table-cell office:value-type="float" office:value="42.6791" calcext:value-type="float">
            <text:p>42.6791</text:p>
          </table:table-cell>
          <table:table-cell office:value-type="float" office:value="78.3356" calcext:value-type="float">
            <text:p>78.3356</text:p>
          </table:table-cell>
          <table:table-cell office:value-type="float" office:value="273.06" calcext:value-type="float">
            <text:p>273.06</text:p>
          </table:table-cell>
          <table:table-cell office:value-type="float" office:value="43.053" calcext:value-type="float">
            <text:p>43.053</text:p>
          </table:table-cell>
          <table:table-cell/>
          <table:table-cell table:formula="of:=([.D319]-[.A319])/0.0166667" office:value-type="float" office:value="52.4878950242096" calcext:value-type="float">
            <text:p>52.4878950242096</text:p>
          </table:table-cell>
          <table:table-cell table:formula="of:=ABS([.E319]-[.B319])/0.0166667" office:value-type="float" office:value="612.23877552245" calcext:value-type="float">
            <text:p>612.23877552245</text:p>
          </table:table-cell>
          <table:table-cell table:formula="of:=([.F319]-[.C319])/0.0166667" office:value-type="float" office:value="22.4339551320897" calcext:value-type="float">
            <text:p>22.4339551320897</text:p>
          </table:table-cell>
          <table:table-cell table:formula="of:=DEGREES(ATAN(ABS([.F319]-[.C319])/ABS([.E319]-[.B319])))" office:value-type="float" office:value="2.0985213349746" calcext:value-type="float">
            <text:p>2.0985213349746</text:p>
          </table:table-cell>
          <table:table-cell table:formula="of:=SQRT(POWER([.H319];2)+POWER([.I319];2)+POWER([.J319];2))" office:value-type="float" office:value="614.893958109989" calcext:value-type="float">
            <text:p>614.893958109989</text:p>
          </table:table-cell>
        </table:table-row>
        <table:table-row table:style-name="ro1">
          <table:table-cell office:value-type="float" office:value="77.7152" calcext:value-type="float">
            <text:p>77.7152</text:p>
          </table:table-cell>
          <table:table-cell office:value-type="float" office:value="283.172" calcext:value-type="float">
            <text:p>283.172</text:p>
          </table:table-cell>
          <table:table-cell office:value-type="float" office:value="43.1959" calcext:value-type="float">
            <text:p>43.1959</text:p>
          </table:table-cell>
          <table:table-cell office:value-type="float" office:value="78.3343" calcext:value-type="float">
            <text:p>78.3343</text:p>
          </table:table-cell>
          <table:table-cell office:value-type="float" office:value="272.912" calcext:value-type="float">
            <text:p>272.912</text:p>
          </table:table-cell>
          <table:table-cell office:value-type="float" office:value="43.8182" calcext:value-type="float">
            <text:p>43.8182</text:p>
          </table:table-cell>
          <table:table-cell/>
          <table:table-cell table:formula="of:=([.D320]-[.A320])/0.0166667" office:value-type="float" office:value="37.1459257081488" calcext:value-type="float">
            <text:p>37.1459257081488</text:p>
          </table:table-cell>
          <table:table-cell table:formula="of:=ABS([.E320]-[.B320])/0.0166667" office:value-type="float" office:value="615.598768802465" calcext:value-type="float">
            <text:p>615.598768802465</text:p>
          </table:table-cell>
          <table:table-cell table:formula="of:=([.F320]-[.C320])/0.0166667" office:value-type="float" office:value="37.3379253241491" calcext:value-type="float">
            <text:p>37.3379253241491</text:p>
          </table:table-cell>
          <table:table-cell table:formula="of:=DEGREES(ATAN(ABS([.F320]-[.C320])/ABS([.E320]-[.B320])))" office:value-type="float" office:value="3.47091006217147" calcext:value-type="float">
            <text:p>3.47091006217147</text:p>
          </table:table-cell>
          <table:table-cell table:formula="of:=SQRT(POWER([.H320];2)+POWER([.I320];2)+POWER([.J320];2))" office:value-type="float" office:value="617.84770341512" calcext:value-type="float">
            <text:p>617.84770341512</text:p>
          </table:table-cell>
        </table:table-row>
        <table:table-row table:style-name="ro1">
          <table:table-cell office:value-type="float" office:value="76.4934" calcext:value-type="float">
            <text:p>76.4934</text:p>
          </table:table-cell>
          <table:table-cell office:value-type="float" office:value="288.462" calcext:value-type="float">
            <text:p>288.462</text:p>
          </table:table-cell>
          <table:table-cell office:value-type="float" office:value="42.6295" calcext:value-type="float">
            <text:p>42.6295</text:p>
          </table:table-cell>
          <table:table-cell office:value-type="float" office:value="77.3984" calcext:value-type="float">
            <text:p>77.3984</text:p>
          </table:table-cell>
          <table:table-cell office:value-type="float" office:value="278.034" calcext:value-type="float">
            <text:p>278.034</text:p>
          </table:table-cell>
          <table:table-cell office:value-type="float" office:value="43.0092" calcext:value-type="float">
            <text:p>43.0092</text:p>
          </table:table-cell>
          <table:table-cell/>
          <table:table-cell table:formula="of:=([.D321]-[.A321])/0.0166667" office:value-type="float" office:value="54.2998914002173" calcext:value-type="float">
            <text:p>54.2998914002173</text:p>
          </table:table-cell>
          <table:table-cell table:formula="of:=ABS([.E321]-[.B321])/0.0166667" office:value-type="float" office:value="625.678748642503" calcext:value-type="float">
            <text:p>625.678748642503</text:p>
          </table:table-cell>
          <table:table-cell table:formula="of:=([.F321]-[.C321])/0.0166667" office:value-type="float" office:value="22.7819544360911" calcext:value-type="float">
            <text:p>22.7819544360911</text:p>
          </table:table-cell>
          <table:table-cell table:formula="of:=DEGREES(ATAN(ABS([.F321]-[.C321])/ABS([.E321]-[.B321])))" office:value-type="float" office:value="2.08530885553021" calcext:value-type="float">
            <text:p>2.08530885553021</text:p>
          </table:table-cell>
          <table:table-cell table:formula="of:=SQRT(POWER([.H321];2)+POWER([.I321];2)+POWER([.J321];2))" office:value-type="float" office:value="628.443626872651" calcext:value-type="float">
            <text:p>628.443626872651</text:p>
          </table:table-cell>
        </table:table-row>
        <table:table-row table:style-name="ro1">
          <table:table-cell office:value-type="float" office:value="77.4918" calcext:value-type="float">
            <text:p>77.4918</text:p>
          </table:table-cell>
          <table:table-cell office:value-type="float" office:value="285.746" calcext:value-type="float">
            <text:p>285.746</text:p>
          </table:table-cell>
          <table:table-cell office:value-type="float" office:value="43.2998" calcext:value-type="float">
            <text:p>43.2998</text:p>
          </table:table-cell>
          <table:table-cell office:value-type="float" office:value="78.37" calcext:value-type="float">
            <text:p>78.37</text:p>
          </table:table-cell>
          <table:table-cell office:value-type="float" office:value="275.443" calcext:value-type="float">
            <text:p>275.443</text:p>
          </table:table-cell>
          <table:table-cell office:value-type="float" office:value="43.6622" calcext:value-type="float">
            <text:p>43.6622</text:p>
          </table:table-cell>
          <table:table-cell/>
          <table:table-cell table:formula="of:=([.D322]-[.A322])/0.0166667" office:value-type="float" office:value="52.6918946162112" calcext:value-type="float">
            <text:p>52.6918946162112</text:p>
          </table:table-cell>
          <table:table-cell table:formula="of:=ABS([.E322]-[.B322])/0.0166667" office:value-type="float" office:value="618.178763642473" calcext:value-type="float">
            <text:p>618.178763642473</text:p>
          </table:table-cell>
          <table:table-cell table:formula="of:=([.F322]-[.C322])/0.0166667" office:value-type="float" office:value="21.743956512087" calcext:value-type="float">
            <text:p>21.743956512087</text:p>
          </table:table-cell>
          <table:table-cell table:formula="of:=DEGREES(ATAN(ABS([.F322]-[.C322])/ABS([.E322]-[.B322])))" office:value-type="float" office:value="2.0145038919027" calcext:value-type="float">
            <text:p>2.0145038919027</text:p>
          </table:table-cell>
          <table:table-cell table:formula="of:=SQRT(POWER([.H322];2)+POWER([.I322];2)+POWER([.J322];2))" office:value-type="float" office:value="620.801271923295" calcext:value-type="float">
            <text:p>620.801271923295</text:p>
          </table:table-cell>
        </table:table-row>
        <table:table-row table:style-name="ro1">
          <table:table-cell office:value-type="float" office:value="76.8073" calcext:value-type="float">
            <text:p>76.8073</text:p>
          </table:table-cell>
          <table:table-cell office:value-type="float" office:value="294.054" calcext:value-type="float">
            <text:p>294.054</text:p>
          </table:table-cell>
          <table:table-cell office:value-type="float" office:value="41.7496" calcext:value-type="float">
            <text:p>41.7496</text:p>
          </table:table-cell>
          <table:table-cell office:value-type="float" office:value="77.7162" calcext:value-type="float">
            <text:p>77.7162</text:p>
          </table:table-cell>
          <table:table-cell office:value-type="float" office:value="283.395" calcext:value-type="float">
            <text:p>283.395</text:p>
          </table:table-cell>
          <table:table-cell office:value-type="float" office:value="42.1507" calcext:value-type="float">
            <text:p>42.1507</text:p>
          </table:table-cell>
          <table:table-cell/>
          <table:table-cell table:formula="of:=([.D323]-[.A323])/0.0166667" office:value-type="float" office:value="54.5338909322183" calcext:value-type="float">
            <text:p>54.5338909322183</text:p>
          </table:table-cell>
          <table:table-cell table:formula="of:=ABS([.E323]-[.B323])/0.0166667" office:value-type="float" office:value="639.538720922558" calcext:value-type="float">
            <text:p>639.538720922558</text:p>
          </table:table-cell>
          <table:table-cell table:formula="of:=([.F323]-[.C323])/0.0166667" office:value-type="float" office:value="24.0659518680962" calcext:value-type="float">
            <text:p>24.0659518680962</text:p>
          </table:table-cell>
          <table:table-cell table:formula="of:=DEGREES(ATAN(ABS([.F323]-[.C323])/ABS([.E323]-[.B323])))" office:value-type="float" office:value="2.15503320667641" calcext:value-type="float">
            <text:p>2.15503320667641</text:p>
          </table:table-cell>
          <table:table-cell table:formula="of:=SQRT(POWER([.H323];2)+POWER([.I323];2)+POWER([.J323];2))" office:value-type="float" office:value="642.3105875344" calcext:value-type="float">
            <text:p>642.3105875344</text:p>
          </table:table-cell>
        </table:table-row>
        <table:table-row table:style-name="ro1">
          <table:table-cell office:value-type="float" office:value="76.0247" calcext:value-type="float">
            <text:p>76.0247</text:p>
          </table:table-cell>
          <table:table-cell office:value-type="float" office:value="294.057" calcext:value-type="float">
            <text:p>294.057</text:p>
          </table:table-cell>
          <table:table-cell office:value-type="float" office:value="41.4982" calcext:value-type="float">
            <text:p>41.4982</text:p>
          </table:table-cell>
          <table:table-cell office:value-type="float" office:value="76.4406" calcext:value-type="float">
            <text:p>76.4406</text:p>
          </table:table-cell>
          <table:table-cell office:value-type="float" office:value="283.348" calcext:value-type="float">
            <text:p>283.348</text:p>
          </table:table-cell>
          <table:table-cell office:value-type="float" office:value="41.9172" calcext:value-type="float">
            <text:p>41.9172</text:p>
          </table:table-cell>
          <table:table-cell/>
          <table:table-cell table:formula="of:=([.D324]-[.A324])/0.0166667" office:value-type="float" office:value="24.9539500921003" calcext:value-type="float">
            <text:p>24.9539500921003</text:p>
          </table:table-cell>
          <table:table-cell table:formula="of:=ABS([.E324]-[.B324])/0.0166667" office:value-type="float" office:value="642.53871492257" calcext:value-type="float">
            <text:p>642.53871492257</text:p>
          </table:table-cell>
          <table:table-cell table:formula="of:=([.F324]-[.C324])/0.0166667" office:value-type="float" office:value="25.1399497201008" calcext:value-type="float">
            <text:p>25.1399497201008</text:p>
          </table:table-cell>
          <table:table-cell table:formula="of:=DEGREES(ATAN(ABS([.F324]-[.C324])/ABS([.E324]-[.B324])))" office:value-type="float" office:value="2.24061000906456" calcext:value-type="float">
            <text:p>2.24061000906456</text:p>
          </table:table-cell>
          <table:table-cell table:formula="of:=SQRT(POWER([.H324];2)+POWER([.I324];2)+POWER([.J324];2))" office:value-type="float" office:value="643.514348613515" calcext:value-type="float">
            <text:p>643.514348613515</text:p>
          </table:table-cell>
        </table:table-row>
        <table:table-row table:style-name="ro1">
          <table:table-cell office:value-type="float" office:value="76.5332" calcext:value-type="float">
            <text:p>76.5332</text:p>
          </table:table-cell>
          <table:table-cell office:value-type="float" office:value="292.564" calcext:value-type="float">
            <text:p>292.564</text:p>
          </table:table-cell>
          <table:table-cell office:value-type="float" office:value="42.243" calcext:value-type="float">
            <text:p>42.243</text:p>
          </table:table-cell>
          <table:table-cell office:value-type="float" office:value="77.4291" calcext:value-type="float">
            <text:p>77.4291</text:p>
          </table:table-cell>
          <table:table-cell office:value-type="float" office:value="280.529" calcext:value-type="float">
            <text:p>280.529</text:p>
          </table:table-cell>
          <table:table-cell office:value-type="float" office:value="43.3637" calcext:value-type="float">
            <text:p>43.3637</text:p>
          </table:table-cell>
          <table:table-cell/>
          <table:table-cell table:formula="of:=([.D325]-[.A325])/0.0166667" office:value-type="float" office:value="53.7538924922157" calcext:value-type="float">
            <text:p>53.7538924922157</text:p>
          </table:table-cell>
          <table:table-cell table:formula="of:=ABS([.E325]-[.B325])/0.0166667" office:value-type="float" office:value="722.09855580289" calcext:value-type="float">
            <text:p>722.09855580289</text:p>
          </table:table-cell>
          <table:table-cell table:formula="of:=([.F325]-[.C325])/0.0166667" office:value-type="float" office:value="67.2418655162689" calcext:value-type="float">
            <text:p>67.2418655162689</text:p>
          </table:table-cell>
          <table:table-cell table:formula="of:=DEGREES(ATAN(ABS([.F325]-[.C325])/ABS([.E325]-[.B325])))" office:value-type="float" office:value="5.32004487614226" calcext:value-type="float">
            <text:p>5.32004487614226</text:p>
          </table:table-cell>
          <table:table-cell table:formula="of:=SQRT(POWER([.H325];2)+POWER([.I325];2)+POWER([.J325];2))" office:value-type="float" office:value="727.211986788441" calcext:value-type="float">
            <text:p>727.211986788441</text:p>
          </table:table-cell>
        </table:table-row>
        <table:table-row table:style-name="ro1">
          <table:table-cell office:value-type="float" office:value="77.2818" calcext:value-type="float">
            <text:p>77.2818</text:p>
          </table:table-cell>
          <table:table-cell office:value-type="float" office:value="289.79" calcext:value-type="float">
            <text:p>289.79</text:p>
          </table:table-cell>
          <table:table-cell office:value-type="float" office:value="42.9254" calcext:value-type="float">
            <text:p>42.9254</text:p>
          </table:table-cell>
          <table:table-cell office:value-type="float" office:value="78.1714" calcext:value-type="float">
            <text:p>78.1714</text:p>
          </table:table-cell>
          <table:table-cell office:value-type="float" office:value="279.256" calcext:value-type="float">
            <text:p>279.256</text:p>
          </table:table-cell>
          <table:table-cell office:value-type="float" office:value="43.5579" calcext:value-type="float">
            <text:p>43.5579</text:p>
          </table:table-cell>
          <table:table-cell/>
          <table:table-cell table:formula="of:=([.D326]-[.A326])/0.0166667" office:value-type="float" office:value="53.3758932482136" calcext:value-type="float">
            <text:p>53.3758932482136</text:p>
          </table:table-cell>
          <table:table-cell table:formula="of:=ABS([.E326]-[.B326])/0.0166667" office:value-type="float" office:value="632.038735922531" calcext:value-type="float">
            <text:p>632.038735922531</text:p>
          </table:table-cell>
          <table:table-cell table:formula="of:=([.F326]-[.C326])/0.0166667" office:value-type="float" office:value="37.9499241001518" calcext:value-type="float">
            <text:p>37.9499241001518</text:p>
          </table:table-cell>
          <table:table-cell table:formula="of:=DEGREES(ATAN(ABS([.F326]-[.C326])/ABS([.E326]-[.B326])))" office:value-type="float" office:value="3.43612338015863" calcext:value-type="float">
            <text:p>3.43612338015863</text:p>
          </table:table-cell>
          <table:table-cell table:formula="of:=SQRT(POWER([.H326];2)+POWER([.I326];2)+POWER([.J326];2))" office:value-type="float" office:value="635.422809179686" calcext:value-type="float">
            <text:p>635.422809179686</text:p>
          </table:table-cell>
        </table:table-row>
        <table:table-row table:style-name="ro1">
          <table:table-cell office:value-type="float" office:value="77.2819" calcext:value-type="float">
            <text:p>77.2819</text:p>
          </table:table-cell>
          <table:table-cell office:value-type="float" office:value="289.902" calcext:value-type="float">
            <text:p>289.902</text:p>
          </table:table-cell>
          <table:table-cell office:value-type="float" office:value="42.3965" calcext:value-type="float">
            <text:p>42.3965</text:p>
          </table:table-cell>
          <table:table-cell office:value-type="float" office:value="78.1719" calcext:value-type="float">
            <text:p>78.1719</text:p>
          </table:table-cell>
          <table:table-cell office:value-type="float" office:value="279.316" calcext:value-type="float">
            <text:p>279.316</text:p>
          </table:table-cell>
          <table:table-cell office:value-type="float" office:value="43.2984" calcext:value-type="float">
            <text:p>43.2984</text:p>
          </table:table-cell>
          <table:table-cell/>
          <table:table-cell table:formula="of:=([.D327]-[.A327])/0.0166667" office:value-type="float" office:value="53.3998932002136" calcext:value-type="float">
            <text:p>53.3998932002136</text:p>
          </table:table-cell>
          <table:table-cell table:formula="of:=ABS([.E327]-[.B327])/0.0166667" office:value-type="float" office:value="635.158729682541" calcext:value-type="float">
            <text:p>635.158729682541</text:p>
          </table:table-cell>
          <table:table-cell table:formula="of:=([.F327]-[.C327])/0.0166667" office:value-type="float" office:value="54.1138917722163" calcext:value-type="float">
            <text:p>54.1138917722163</text:p>
          </table:table-cell>
          <table:table-cell table:formula="of:=DEGREES(ATAN(ABS([.F327]-[.C327])/ABS([.E327]-[.B327])))" office:value-type="float" office:value="4.86969352760688" calcext:value-type="float">
            <text:p>4.86969352760688</text:p>
          </table:table-cell>
          <table:table-cell table:formula="of:=SQRT(POWER([.H327];2)+POWER([.I327];2)+POWER([.J327];2))" office:value-type="float" office:value="639.692483751739" calcext:value-type="float">
            <text:p>639.692483751739</text:p>
          </table:table-cell>
        </table:table-row>
        <table:table-row table:style-name="ro1">
          <table:table-cell office:value-type="float" office:value="76.0015" calcext:value-type="float">
            <text:p>76.0015</text:p>
          </table:table-cell>
          <table:table-cell office:value-type="float" office:value="291.198" calcext:value-type="float">
            <text:p>291.198</text:p>
          </table:table-cell>
          <table:table-cell office:value-type="float" office:value="42.205" calcext:value-type="float">
            <text:p>42.205</text:p>
          </table:table-cell>
          <table:table-cell office:value-type="float" office:value="76.6556" calcext:value-type="float">
            <text:p>76.6556</text:p>
          </table:table-cell>
          <table:table-cell office:value-type="float" office:value="279.255" calcext:value-type="float">
            <text:p>279.255</text:p>
          </table:table-cell>
          <table:table-cell office:value-type="float" office:value="43.0716" calcext:value-type="float">
            <text:p>43.0716</text:p>
          </table:table-cell>
          <table:table-cell/>
          <table:table-cell table:formula="of:=([.D328]-[.A328])/0.0166667" office:value-type="float" office:value="39.2459215081578" calcext:value-type="float">
            <text:p>39.2459215081578</text:p>
          </table:table-cell>
          <table:table-cell table:formula="of:=ABS([.E328]-[.B328])/0.0166667" office:value-type="float" office:value="716.578566842865" calcext:value-type="float">
            <text:p>716.578566842865</text:p>
          </table:table-cell>
          <table:table-cell table:formula="of:=([.F328]-[.C328])/0.0166667" office:value-type="float" office:value="51.9958960082079" calcext:value-type="float">
            <text:p>51.9958960082079</text:p>
          </table:table-cell>
          <table:table-cell table:formula="of:=DEGREES(ATAN(ABS([.F328]-[.C328])/ABS([.E328]-[.B328])))" office:value-type="float" office:value="4.15018455792997" calcext:value-type="float">
            <text:p>4.15018455792997</text:p>
          </table:table-cell>
          <table:table-cell table:formula="of:=SQRT(POWER([.H328];2)+POWER([.I328];2)+POWER([.J328];2))" office:value-type="float" office:value="719.533639252048" calcext:value-type="float">
            <text:p>719.533639252048</text:p>
          </table:table-cell>
        </table:table-row>
        <table:table-row table:style-name="ro1">
          <table:table-cell office:value-type="float" office:value="76.2359" calcext:value-type="float">
            <text:p>76.2359</text:p>
          </table:table-cell>
          <table:table-cell office:value-type="float" office:value="288.453" calcext:value-type="float">
            <text:p>288.453</text:p>
          </table:table-cell>
          <table:table-cell office:value-type="float" office:value="42.6334" calcext:value-type="float">
            <text:p>42.6334</text:p>
          </table:table-cell>
          <table:table-cell office:value-type="float" office:value="76.8665" calcext:value-type="float">
            <text:p>76.8665</text:p>
          </table:table-cell>
          <table:table-cell office:value-type="float" office:value="275.335" calcext:value-type="float">
            <text:p>275.335</text:p>
          </table:table-cell>
          <table:table-cell office:value-type="float" office:value="43.693" calcext:value-type="float">
            <text:p>43.693</text:p>
          </table:table-cell>
          <table:table-cell/>
          <table:table-cell table:formula="of:=([.D329]-[.A329])/0.0166667" office:value-type="float" office:value="37.8359243281514" calcext:value-type="float">
            <text:p>37.8359243281514</text:p>
          </table:table-cell>
          <table:table-cell table:formula="of:=ABS([.E329]-[.B329])/0.0166667" office:value-type="float" office:value="787.078425843148" calcext:value-type="float">
            <text:p>787.078425843148</text:p>
          </table:table-cell>
          <table:table-cell table:formula="of:=([.F329]-[.C329])/0.0166667" office:value-type="float" office:value="63.5758728482541" calcext:value-type="float">
            <text:p>63.5758728482541</text:p>
          </table:table-cell>
          <table:table-cell table:formula="of:=DEGREES(ATAN(ABS([.F329]-[.C329])/ABS([.E329]-[.B329])))" office:value-type="float" office:value="4.61801239328624" calcext:value-type="float">
            <text:p>4.61801239328624</text:p>
          </table:table-cell>
          <table:table-cell table:formula="of:=SQRT(POWER([.H329];2)+POWER([.I329];2)+POWER([.J329];2))" office:value-type="float" office:value="790.547846247089" calcext:value-type="float">
            <text:p>790.547846247089</text:p>
          </table:table-cell>
        </table:table-row>
        <table:table-row table:style-name="ro1">
          <table:table-cell office:value-type="float" office:value="76.2359" calcext:value-type="float">
            <text:p>76.2359</text:p>
          </table:table-cell>
          <table:table-cell office:value-type="float" office:value="288.453" calcext:value-type="float">
            <text:p>288.453</text:p>
          </table:table-cell>
          <table:table-cell office:value-type="float" office:value="42.6334" calcext:value-type="float">
            <text:p>42.6334</text:p>
          </table:table-cell>
          <table:table-cell office:value-type="float" office:value="76.8665" calcext:value-type="float">
            <text:p>76.8665</text:p>
          </table:table-cell>
          <table:table-cell office:value-type="float" office:value="275.335" calcext:value-type="float">
            <text:p>275.335</text:p>
          </table:table-cell>
          <table:table-cell office:value-type="float" office:value="43.693" calcext:value-type="float">
            <text:p>43.693</text:p>
          </table:table-cell>
          <table:table-cell/>
          <table:table-cell table:formula="of:=([.D330]-[.A330])/0.0166667" office:value-type="float" office:value="37.8359243281514" calcext:value-type="float">
            <text:p>37.8359243281514</text:p>
          </table:table-cell>
          <table:table-cell table:formula="of:=ABS([.E330]-[.B330])/0.0166667" office:value-type="float" office:value="787.078425843148" calcext:value-type="float">
            <text:p>787.078425843148</text:p>
          </table:table-cell>
          <table:table-cell table:formula="of:=([.F330]-[.C330])/0.0166667" office:value-type="float" office:value="63.5758728482541" calcext:value-type="float">
            <text:p>63.5758728482541</text:p>
          </table:table-cell>
          <table:table-cell table:formula="of:=DEGREES(ATAN(ABS([.F330]-[.C330])/ABS([.E330]-[.B330])))" office:value-type="float" office:value="4.61801239328624" calcext:value-type="float">
            <text:p>4.61801239328624</text:p>
          </table:table-cell>
          <table:table-cell table:formula="of:=SQRT(POWER([.H330];2)+POWER([.I330];2)+POWER([.J330];2))" office:value-type="float" office:value="790.547846247089" calcext:value-type="float">
            <text:p>790.547846247089</text:p>
          </table:table-cell>
        </table:table-row>
        <table:table-row table:style-name="ro1">
          <table:table-cell office:value-type="float" office:value="77.4919" calcext:value-type="float">
            <text:p>77.4919</text:p>
          </table:table-cell>
          <table:table-cell office:value-type="float" office:value="285.752" calcext:value-type="float">
            <text:p>285.752</text:p>
          </table:table-cell>
          <table:table-cell office:value-type="float" office:value="43.299" calcext:value-type="float">
            <text:p>43.299</text:p>
          </table:table-cell>
          <table:table-cell office:value-type="float" office:value="78.6024" calcext:value-type="float">
            <text:p>78.6024</text:p>
          </table:table-cell>
          <table:table-cell office:value-type="float" office:value="274.22" calcext:value-type="float">
            <text:p>274.22</text:p>
          </table:table-cell>
          <table:table-cell office:value-type="float" office:value="43.6069" calcext:value-type="float">
            <text:p>43.6069</text:p>
          </table:table-cell>
          <table:table-cell/>
          <table:table-cell table:formula="of:=([.D331]-[.A331])/0.0166667" office:value-type="float" office:value="66.6298667402666" calcext:value-type="float">
            <text:p>66.6298667402666</text:p>
          </table:table-cell>
          <table:table-cell table:formula="of:=ABS([.E331]-[.B331])/0.0166667" office:value-type="float" office:value="691.918616162767" calcext:value-type="float">
            <text:p>691.918616162767</text:p>
          </table:table-cell>
          <table:table-cell table:formula="of:=([.F331]-[.C331])/0.0166667" office:value-type="float" office:value="18.4739630520741" calcext:value-type="float">
            <text:p>18.4739630520741</text:p>
          </table:table-cell>
          <table:table-cell table:formula="of:=DEGREES(ATAN(ABS([.F331]-[.C331])/ABS([.E331]-[.B331])))" office:value-type="float" office:value="1.52941209721743" calcext:value-type="float">
            <text:p>1.52941209721743</text:p>
          </table:table-cell>
          <table:table-cell table:formula="of:=SQRT(POWER([.H331];2)+POWER([.I331];2)+POWER([.J331];2))" office:value-type="float" office:value="695.364794798581" calcext:value-type="float">
            <text:p>695.364794798581</text:p>
          </table:table-cell>
        </table:table-row>
        <table:table-row table:style-name="ro1">
          <table:table-cell office:value-type="float" office:value="76.2988" calcext:value-type="float">
            <text:p>76.2988</text:p>
          </table:table-cell>
          <table:table-cell office:value-type="float" office:value="295.307" calcext:value-type="float">
            <text:p>295.307</text:p>
          </table:table-cell>
          <table:table-cell office:value-type="float" office:value="42.0753" calcext:value-type="float">
            <text:p>42.0753</text:p>
          </table:table-cell>
          <table:table-cell office:value-type="float" office:value="77.2208" calcext:value-type="float">
            <text:p>77.2208</text:p>
          </table:table-cell>
          <table:table-cell office:value-type="float" office:value="284.488" calcext:value-type="float">
            <text:p>284.488</text:p>
          </table:table-cell>
          <table:table-cell office:value-type="float" office:value="42.9933" calcext:value-type="float">
            <text:p>42.9933</text:p>
          </table:table-cell>
          <table:table-cell/>
          <table:table-cell table:formula="of:=([.D332]-[.A332])/0.0166667" office:value-type="float" office:value="55.3198893602211" calcext:value-type="float">
            <text:p>55.3198893602211</text:p>
          </table:table-cell>
          <table:table-cell table:formula="of:=ABS([.E332]-[.B332])/0.0166667" office:value-type="float" office:value="649.138701722598" calcext:value-type="float">
            <text:p>649.138701722598</text:p>
          </table:table-cell>
          <table:table-cell table:formula="of:=([.F332]-[.C332])/0.0166667" office:value-type="float" office:value="55.0798898402203" calcext:value-type="float">
            <text:p>55.0798898402203</text:p>
          </table:table-cell>
          <table:table-cell table:formula="of:=DEGREES(ATAN(ABS([.F332]-[.C332])/ABS([.E332]-[.B332])))" office:value-type="float" office:value="4.84997136828732" calcext:value-type="float">
            <text:p>4.84997136828732</text:p>
          </table:table-cell>
          <table:table-cell table:formula="of:=SQRT(POWER([.H332];2)+POWER([.I332];2)+POWER([.J332];2))" office:value-type="float" office:value="653.815829188723" calcext:value-type="float">
            <text:p>653.815829188723</text:p>
          </table:table-cell>
        </table:table-row>
        <table:table-row table:style-name="ro1">
          <table:table-cell office:value-type="float" office:value="76.7097" calcext:value-type="float">
            <text:p>76.7097</text:p>
          </table:table-cell>
          <table:table-cell office:value-type="float" office:value="284.442" calcext:value-type="float">
            <text:p>284.442</text:p>
          </table:table-cell>
          <table:table-cell office:value-type="float" office:value="43.0053" calcext:value-type="float">
            <text:p>43.0053</text:p>
          </table:table-cell>
          <table:table-cell office:value-type="float" office:value="77.3372" calcext:value-type="float">
            <text:p>77.3372</text:p>
          </table:table-cell>
          <table:table-cell office:value-type="float" office:value="272.867" calcext:value-type="float">
            <text:p>272.867</text:p>
          </table:table-cell>
          <table:table-cell office:value-type="float" office:value="43.5875" calcext:value-type="float">
            <text:p>43.5875</text:p>
          </table:table-cell>
          <table:table-cell/>
          <table:table-cell table:formula="of:=([.D333]-[.A333])/0.0166667" office:value-type="float" office:value="37.6499247001505" calcext:value-type="float">
            <text:p>37.6499247001505</text:p>
          </table:table-cell>
          <table:table-cell table:formula="of:=ABS([.E333]-[.B333])/0.0166667" office:value-type="float" office:value="694.498611002777" calcext:value-type="float">
            <text:p>694.498611002777</text:p>
          </table:table-cell>
          <table:table-cell table:formula="of:=([.F333]-[.C333])/0.0166667" office:value-type="float" office:value="34.9319301361397" calcext:value-type="float">
            <text:p>34.9319301361397</text:p>
          </table:table-cell>
          <table:table-cell table:formula="of:=DEGREES(ATAN(ABS([.F333]-[.C333])/ABS([.E333]-[.B333])))" office:value-type="float" office:value="2.87943974521713" calcext:value-type="float">
            <text:p>2.87943974521713</text:p>
          </table:table-cell>
          <table:table-cell table:formula="of:=SQRT(POWER([.H333];2)+POWER([.I333];2)+POWER([.J333];2))" office:value-type="float" office:value="696.395058323758" calcext:value-type="float">
            <text:p>696.395058323758</text:p>
          </table:table-cell>
        </table:table-row>
        <table:table-row table:style-name="ro1">
          <table:table-cell office:value-type="float" office:value="77.2667" calcext:value-type="float">
            <text:p>77.2667</text:p>
          </table:table-cell>
          <table:table-cell office:value-type="float" office:value="288.585" calcext:value-type="float">
            <text:p>288.585</text:p>
          </table:table-cell>
          <table:table-cell office:value-type="float" office:value="42.3481" calcext:value-type="float">
            <text:p>42.3481</text:p>
          </table:table-cell>
          <table:table-cell office:value-type="float" office:value="78.1554" calcext:value-type="float">
            <text:p>78.1554</text:p>
          </table:table-cell>
          <table:table-cell office:value-type="float" office:value="278.16" calcext:value-type="float">
            <text:p>278.16</text:p>
          </table:table-cell>
          <table:table-cell office:value-type="float" office:value="42.7323" calcext:value-type="float">
            <text:p>42.7323</text:p>
          </table:table-cell>
          <table:table-cell/>
          <table:table-cell table:formula="of:=([.D334]-[.A334])/0.0166667" office:value-type="float" office:value="53.3218933562133" calcext:value-type="float">
            <text:p>53.3218933562133</text:p>
          </table:table-cell>
          <table:table-cell table:formula="of:=ABS([.E334]-[.B334])/0.0166667" office:value-type="float" office:value="625.498749002499" calcext:value-type="float">
            <text:p>625.498749002499</text:p>
          </table:table-cell>
          <table:table-cell table:formula="of:=([.F334]-[.C334])/0.0166667" office:value-type="float" office:value="23.0519538960922" calcext:value-type="float">
            <text:p>23.0519538960922</text:p>
          </table:table-cell>
          <table:table-cell table:formula="of:=DEGREES(ATAN(ABS([.F334]-[.C334])/ABS([.E334]-[.B334])))" office:value-type="float" office:value="2.11060725105313" calcext:value-type="float">
            <text:p>2.11060725105313</text:p>
          </table:table-cell>
          <table:table-cell table:formula="of:=SQRT(POWER([.H334];2)+POWER([.I334];2)+POWER([.J334];2))" office:value-type="float" office:value="628.190498092108" calcext:value-type="float">
            <text:p>628.190498092108</text:p>
          </table:table-cell>
        </table:table-row>
        <table:table-row table:style-name="ro1">
          <table:table-cell office:value-type="float" office:value="76.5331" calcext:value-type="float">
            <text:p>76.5331</text:p>
          </table:table-cell>
          <table:table-cell office:value-type="float" office:value="292.63" calcext:value-type="float">
            <text:p>292.63</text:p>
          </table:table-cell>
          <table:table-cell office:value-type="float" office:value="41.9755" calcext:value-type="float">
            <text:p>41.9755</text:p>
          </table:table-cell>
          <table:table-cell office:value-type="float" office:value="77.4294" calcext:value-type="float">
            <text:p>77.4294</text:p>
          </table:table-cell>
          <table:table-cell office:value-type="float" office:value="280.638" calcext:value-type="float">
            <text:p>280.638</text:p>
          </table:table-cell>
          <table:table-cell office:value-type="float" office:value="42.8445" calcext:value-type="float">
            <text:p>42.8445</text:p>
          </table:table-cell>
          <table:table-cell/>
          <table:table-cell table:formula="of:=([.D335]-[.A335])/0.0166667" office:value-type="float" office:value="53.7778924442149" calcext:value-type="float">
            <text:p>53.7778924442149</text:p>
          </table:table-cell>
          <table:table-cell table:formula="of:=ABS([.E335]-[.B335])/0.0166667" office:value-type="float" office:value="719.518560962879" calcext:value-type="float">
            <text:p>719.518560962879</text:p>
          </table:table-cell>
          <table:table-cell table:formula="of:=([.F335]-[.C335])/0.0166667" office:value-type="float" office:value="52.1398957202086" calcext:value-type="float">
            <text:p>52.1398957202086</text:p>
          </table:table-cell>
          <table:table-cell table:formula="of:=DEGREES(ATAN(ABS([.F335]-[.C335])/ABS([.E335]-[.B335])))" office:value-type="float" office:value="4.14469262336167" calcext:value-type="float">
            <text:p>4.14469262336167</text:p>
          </table:table-cell>
          <table:table-cell table:formula="of:=SQRT(POWER([.H335];2)+POWER([.I335];2)+POWER([.J335];2))" office:value-type="float" office:value="723.406932515544" calcext:value-type="float">
            <text:p>723.406932515544</text:p>
          </table:table-cell>
        </table:table-row>
        <table:table-row table:style-name="ro1">
          <table:table-cell office:value-type="float" office:value="77.0088" calcext:value-type="float">
            <text:p>77.0088</text:p>
          </table:table-cell>
          <table:table-cell office:value-type="float" office:value="288.618" calcext:value-type="float">
            <text:p>288.618</text:p>
          </table:table-cell>
          <table:table-cell office:value-type="float" office:value="42.0899" calcext:value-type="float">
            <text:p>42.0899</text:p>
          </table:table-cell>
          <table:table-cell office:value-type="float" office:value="77.9036" calcext:value-type="float">
            <text:p>77.9036</text:p>
          </table:table-cell>
          <table:table-cell office:value-type="float" office:value="278.236" calcext:value-type="float">
            <text:p>278.236</text:p>
          </table:table-cell>
          <table:table-cell office:value-type="float" office:value="42.2222" calcext:value-type="float">
            <text:p>42.2222</text:p>
          </table:table-cell>
          <table:table-cell/>
          <table:table-cell table:formula="of:=([.D336]-[.A336])/0.0166667" office:value-type="float" office:value="53.687892624215" calcext:value-type="float">
            <text:p>53.687892624215</text:p>
          </table:table-cell>
          <table:table-cell table:formula="of:=ABS([.E336]-[.B336])/0.0166667" office:value-type="float" office:value="622.918754162492" calcext:value-type="float">
            <text:p>622.918754162492</text:p>
          </table:table-cell>
          <table:table-cell table:formula="of:=([.F336]-[.C336])/0.0166667" office:value-type="float" office:value="7.9379841240318" calcext:value-type="float">
            <text:p>7.9379841240318</text:p>
          </table:table-cell>
          <table:table-cell table:formula="of:=DEGREES(ATAN(ABS([.F336]-[.C336])/ABS([.E336]-[.B336])))" office:value-type="float" office:value="0.730092598070558" calcext:value-type="float">
            <text:p>0.730092598070558</text:p>
          </table:table-cell>
          <table:table-cell table:formula="of:=SQRT(POWER([.H336];2)+POWER([.I336];2)+POWER([.J336];2))" office:value-type="float" office:value="625.27847851476" calcext:value-type="float">
            <text:p>625.27847851476</text:p>
          </table:table-cell>
        </table:table-row>
        <table:table-row table:style-name="ro1">
          <table:table-cell office:value-type="float" office:value="77.2513" calcext:value-type="float">
            <text:p>77.2513</text:p>
          </table:table-cell>
          <table:table-cell office:value-type="float" office:value="287.258" calcext:value-type="float">
            <text:p>287.258</text:p>
          </table:table-cell>
          <table:table-cell office:value-type="float" office:value="42.3025" calcext:value-type="float">
            <text:p>42.3025</text:p>
          </table:table-cell>
          <table:table-cell office:value-type="float" office:value="77.8862" calcext:value-type="float">
            <text:p>77.8862</text:p>
          </table:table-cell>
          <table:table-cell office:value-type="float" office:value="276.819" calcext:value-type="float">
            <text:p>276.819</text:p>
          </table:table-cell>
          <table:table-cell office:value-type="float" office:value="42.9495" calcext:value-type="float">
            <text:p>42.9495</text:p>
          </table:table-cell>
          <table:table-cell/>
          <table:table-cell table:formula="of:=([.D337]-[.A337])/0.0166667" office:value-type="float" office:value="38.0939238121525" calcext:value-type="float">
            <text:p>38.0939238121525</text:p>
          </table:table-cell>
          <table:table-cell table:formula="of:=ABS([.E337]-[.B337])/0.0166667" office:value-type="float" office:value="626.338747322503" calcext:value-type="float">
            <text:p>626.338747322503</text:p>
          </table:table-cell>
          <table:table-cell table:formula="of:=([.F337]-[.C337])/0.0166667" office:value-type="float" office:value="38.8199223601552" calcext:value-type="float">
            <text:p>38.8199223601552</text:p>
          </table:table-cell>
          <table:table-cell table:formula="of:=DEGREES(ATAN(ABS([.F337]-[.C337])/ABS([.E337]-[.B337])))" office:value-type="float" office:value="3.54660512921071" calcext:value-type="float">
            <text:p>3.54660512921071</text:p>
          </table:table-cell>
          <table:table-cell table:formula="of:=SQRT(POWER([.H337];2)+POWER([.I337];2)+POWER([.J337];2))" office:value-type="float" office:value="628.695760921749" calcext:value-type="float">
            <text:p>628.695760921749</text:p>
          </table:table-cell>
        </table:table-row>
        <table:table-row table:style-name="ro1">
          <table:table-cell office:value-type="float" office:value="76.751" calcext:value-type="float">
            <text:p>76.751</text:p>
          </table:table-cell>
          <table:table-cell office:value-type="float" office:value="288.599" calcext:value-type="float">
            <text:p>288.599</text:p>
          </table:table-cell>
          <table:table-cell office:value-type="float" office:value="42.0954" calcext:value-type="float">
            <text:p>42.0954</text:p>
          </table:table-cell>
          <table:table-cell office:value-type="float" office:value="77.635" calcext:value-type="float">
            <text:p>77.635</text:p>
          </table:table-cell>
          <table:table-cell office:value-type="float" office:value="276.899" calcext:value-type="float">
            <text:p>276.899</text:p>
          </table:table-cell>
          <table:table-cell office:value-type="float" office:value="42.4404" calcext:value-type="float">
            <text:p>42.4404</text:p>
          </table:table-cell>
          <table:table-cell/>
          <table:table-cell table:formula="of:=([.D338]-[.A338])/0.0166667" office:value-type="float" office:value="53.0398939202122" calcext:value-type="float">
            <text:p>53.0398939202122</text:p>
          </table:table-cell>
          <table:table-cell table:formula="of:=ABS([.E338]-[.B338])/0.0166667" office:value-type="float" office:value="701.998596002807" calcext:value-type="float">
            <text:p>701.998596002807</text:p>
          </table:table-cell>
          <table:table-cell table:formula="of:=([.F338]-[.C338])/0.0166667" office:value-type="float" office:value="20.6999586000827" calcext:value-type="float">
            <text:p>20.6999586000827</text:p>
          </table:table-cell>
          <table:table-cell table:formula="of:=DEGREES(ATAN(ABS([.F338]-[.C338])/ABS([.E338]-[.B338])))" office:value-type="float" office:value="1.68900152238746" calcext:value-type="float">
            <text:p>1.68900152238746</text:p>
          </table:table-cell>
          <table:table-cell table:formula="of:=SQRT(POWER([.H338];2)+POWER([.I338];2)+POWER([.J338];2))" office:value-type="float" office:value="704.303732364826" calcext:value-type="float">
            <text:p>704.303732364826</text:p>
          </table:table-cell>
        </table:table-row>
        <table:table-row table:style-name="ro1">
          <table:table-cell office:value-type="float" office:value="77.2362" calcext:value-type="float">
            <text:p>77.2362</text:p>
          </table:table-cell>
          <table:table-cell office:value-type="float" office:value="285.954" calcext:value-type="float">
            <text:p>285.954</text:p>
          </table:table-cell>
          <table:table-cell office:value-type="float" office:value="42.2547" calcext:value-type="float">
            <text:p>42.2547</text:p>
          </table:table-cell>
          <table:table-cell office:value-type="float" office:value="78.1038" calcext:value-type="float">
            <text:p>78.1038</text:p>
          </table:table-cell>
          <table:table-cell office:value-type="float" office:value="274.386" calcext:value-type="float">
            <text:p>274.386</text:p>
          </table:table-cell>
          <table:table-cell office:value-type="float" office:value="42.5933" calcext:value-type="float">
            <text:p>42.5933</text:p>
          </table:table-cell>
          <table:table-cell/>
          <table:table-cell table:formula="of:=([.D339]-[.A339])/0.0166667" office:value-type="float" office:value="52.0558958882088" calcext:value-type="float">
            <text:p>52.0558958882088</text:p>
          </table:table-cell>
          <table:table-cell table:formula="of:=ABS([.E339]-[.B339])/0.0166667" office:value-type="float" office:value="694.078611842775" calcext:value-type="float">
            <text:p>694.078611842775</text:p>
          </table:table-cell>
          <table:table-cell table:formula="of:=([.F339]-[.C339])/0.0166667" office:value-type="float" office:value="20.3159593680812" calcext:value-type="float">
            <text:p>20.3159593680812</text:p>
          </table:table-cell>
          <table:table-cell table:formula="of:=DEGREES(ATAN(ABS([.F339]-[.C339])/ABS([.E339]-[.B339])))" office:value-type="float" office:value="1.6765917471756" calcext:value-type="float">
            <text:p>1.6765917471756</text:p>
          </table:table-cell>
          <table:table-cell table:formula="of:=SQRT(POWER([.H339];2)+POWER([.I339];2)+POWER([.J339];2))" office:value-type="float" office:value="696.324402788933" calcext:value-type="float">
            <text:p>696.324402788933</text:p>
          </table:table-cell>
        </table:table-row>
        <table:table-row table:style-name="ro1">
          <table:table-cell office:value-type="float" office:value="77.2668" calcext:value-type="float">
            <text:p>77.2668</text:p>
          </table:table-cell>
          <table:table-cell office:value-type="float" office:value="288.696" calcext:value-type="float">
            <text:p>288.696</text:p>
          </table:table-cell>
          <table:table-cell office:value-type="float" office:value="41.8199" calcext:value-type="float">
            <text:p>41.8199</text:p>
          </table:table-cell>
          <table:table-cell office:value-type="float" office:value="78.4087" calcext:value-type="float">
            <text:p>78.4087</text:p>
          </table:table-cell>
          <table:table-cell office:value-type="float" office:value="278.287" calcext:value-type="float">
            <text:p>278.287</text:p>
          </table:table-cell>
          <table:table-cell office:value-type="float" office:value="42.2095" calcext:value-type="float">
            <text:p>42.2095</text:p>
          </table:table-cell>
          <table:table-cell/>
          <table:table-cell table:formula="of:=([.D340]-[.A340])/0.0166667" office:value-type="float" office:value="68.5138629722736" calcext:value-type="float">
            <text:p>68.5138629722736</text:p>
          </table:table-cell>
          <table:table-cell table:formula="of:=ABS([.E340]-[.B340])/0.0166667" office:value-type="float" office:value="624.538750922501" calcext:value-type="float">
            <text:p>624.538750922501</text:p>
          </table:table-cell>
          <table:table-cell table:formula="of:=([.F340]-[.C340])/0.0166667" office:value-type="float" office:value="23.3759532480936" calcext:value-type="float">
            <text:p>23.3759532480936</text:p>
          </table:table-cell>
          <table:table-cell table:formula="of:=DEGREES(ATAN(ABS([.F340]-[.C340])/ABS([.E340]-[.B340])))" office:value-type="float" office:value="2.14353158924271" calcext:value-type="float">
            <text:p>2.14353158924271</text:p>
          </table:table-cell>
          <table:table-cell table:formula="of:=SQRT(POWER([.H340];2)+POWER([.I340];2)+POWER([.J340];2))" office:value-type="float" office:value="628.720316208629" calcext:value-type="float">
            <text:p>628.720316208629</text:p>
          </table:table-cell>
        </table:table-row>
        <table:table-row table:style-name="ro1">
          <table:table-cell office:value-type="float" office:value="77.6988" calcext:value-type="float">
            <text:p>77.6988</text:p>
          </table:table-cell>
          <table:table-cell office:value-type="float" office:value="281.84" calcext:value-type="float">
            <text:p>281.84</text:p>
          </table:table-cell>
          <table:table-cell office:value-type="float" office:value="43.4056" calcext:value-type="float">
            <text:p>43.4056</text:p>
          </table:table-cell>
          <table:table-cell office:value-type="float" office:value="78.5657" calcext:value-type="float">
            <text:p>78.5657</text:p>
          </table:table-cell>
          <table:table-cell office:value-type="float" office:value="271.708" calcext:value-type="float">
            <text:p>271.708</text:p>
          </table:table-cell>
          <table:table-cell office:value-type="float" office:value="43.762" calcext:value-type="float">
            <text:p>43.762</text:p>
          </table:table-cell>
          <table:table-cell/>
          <table:table-cell table:formula="of:=([.D341]-[.A341])/0.0166667" office:value-type="float" office:value="52.0138959722081" calcext:value-type="float">
            <text:p>52.0138959722081</text:p>
          </table:table-cell>
          <table:table-cell table:formula="of:=ABS([.E341]-[.B341])/0.0166667" office:value-type="float" office:value="607.918784162429" calcext:value-type="float">
            <text:p>607.918784162429</text:p>
          </table:table-cell>
          <table:table-cell table:formula="of:=([.F341]-[.C341])/0.0166667" office:value-type="float" office:value="21.3839572320856" calcext:value-type="float">
            <text:p>21.3839572320856</text:p>
          </table:table-cell>
          <table:table-cell table:formula="of:=DEGREES(ATAN(ABS([.F341]-[.C341])/ABS([.E341]-[.B341])))" office:value-type="float" office:value="2.01458743521845" calcext:value-type="float">
            <text:p>2.01458743521845</text:p>
          </table:table-cell>
          <table:table-cell table:formula="of:=SQRT(POWER([.H341];2)+POWER([.I341];2)+POWER([.J341];2))" office:value-type="float" office:value="610.514510178617" calcext:value-type="float">
            <text:p>610.514510178617</text:p>
          </table:table-cell>
        </table:table-row>
        <table:table-row table:style-name="ro1">
          <table:table-cell office:value-type="float" office:value="76.2737" calcext:value-type="float">
            <text:p>76.2737</text:p>
          </table:table-cell>
          <table:table-cell office:value-type="float" office:value="292.502" calcext:value-type="float">
            <text:p>292.502</text:p>
          </table:table-cell>
          <table:table-cell office:value-type="float" office:value="42.5123" calcext:value-type="float">
            <text:p>42.5123</text:p>
          </table:table-cell>
          <table:table-cell office:value-type="float" office:value="76.9224" calcext:value-type="float">
            <text:p>76.9224</text:p>
          </table:table-cell>
          <table:table-cell office:value-type="float" office:value="280.493" calcext:value-type="float">
            <text:p>280.493</text:p>
          </table:table-cell>
          <table:table-cell office:value-type="float" office:value="43.3741" calcext:value-type="float">
            <text:p>43.3741</text:p>
          </table:table-cell>
          <table:table-cell/>
          <table:table-cell table:formula="of:=([.D342]-[.A342])/0.0166667" office:value-type="float" office:value="38.9219221561551" calcext:value-type="float">
            <text:p>38.9219221561551</text:p>
          </table:table-cell>
          <table:table-cell table:formula="of:=ABS([.E342]-[.B342])/0.0166667" office:value-type="float" office:value="720.538558922883" calcext:value-type="float">
            <text:p>720.538558922883</text:p>
          </table:table-cell>
          <table:table-cell table:formula="of:=([.F342]-[.C342])/0.0166667" office:value-type="float" office:value="51.7078965842065" calcext:value-type="float">
            <text:p>51.7078965842065</text:p>
          </table:table-cell>
          <table:table-cell table:formula="of:=DEGREES(ATAN(ABS([.F342]-[.C342])/ABS([.E342]-[.B342])))" office:value-type="float" office:value="4.10467154422364" calcext:value-type="float">
            <text:p>4.10467154422364</text:p>
          </table:table-cell>
          <table:table-cell table:formula="of:=SQRT(POWER([.H342];2)+POWER([.I342];2)+POWER([.J342];2))" office:value-type="float" office:value="723.439311544623" calcext:value-type="float">
            <text:p>723.439311544623</text:p>
          </table:table-cell>
        </table:table-row>
        <table:table-row table:style-name="ro1">
          <table:table-cell office:value-type="float" office:value="76.7511" calcext:value-type="float">
            <text:p>76.7511</text:p>
          </table:table-cell>
          <table:table-cell office:value-type="float" office:value="288.546" calcext:value-type="float">
            <text:p>288.546</text:p>
          </table:table-cell>
          <table:table-cell office:value-type="float" office:value="42.3589" calcext:value-type="float">
            <text:p>42.3589</text:p>
          </table:table-cell>
          <table:table-cell office:value-type="float" office:value="77.3833" calcext:value-type="float">
            <text:p>77.3833</text:p>
          </table:table-cell>
          <table:table-cell office:value-type="float" office:value="276.83" calcext:value-type="float">
            <text:p>276.83</text:p>
          </table:table-cell>
          <table:table-cell office:value-type="float" office:value="42.7032" calcext:value-type="float">
            <text:p>42.7032</text:p>
          </table:table-cell>
          <table:table-cell/>
          <table:table-cell table:formula="of:=([.D343]-[.A343])/0.0166667" office:value-type="float" office:value="37.9319241361524" calcext:value-type="float">
            <text:p>37.9319241361524</text:p>
          </table:table-cell>
          <table:table-cell table:formula="of:=ABS([.E343]-[.B343])/0.0166667" office:value-type="float" office:value="702.958594082812" calcext:value-type="float">
            <text:p>702.958594082812</text:p>
          </table:table-cell>
          <table:table-cell table:formula="of:=([.F343]-[.C343])/0.0166667" office:value-type="float" office:value="20.6579586840829" calcext:value-type="float">
            <text:p>20.6579586840829</text:p>
          </table:table-cell>
          <table:table-cell table:formula="of:=DEGREES(ATAN(ABS([.F343]-[.C343])/ABS([.E343]-[.B343])))" office:value-type="float" office:value="1.68327595291767" calcext:value-type="float">
            <text:p>1.68327595291767</text:p>
          </table:table-cell>
          <table:table-cell table:formula="of:=SQRT(POWER([.H343];2)+POWER([.I343];2)+POWER([.J343];2))" office:value-type="float" office:value="704.284294245263" calcext:value-type="float">
            <text:p>704.284294245263</text:p>
          </table:table-cell>
        </table:table-row>
        <table:table-row table:style-name="ro1">
          <table:table-cell office:value-type="float" office:value="76.751" calcext:value-type="float">
            <text:p>76.751</text:p>
          </table:table-cell>
          <table:table-cell office:value-type="float" office:value="288.599" calcext:value-type="float">
            <text:p>288.599</text:p>
          </table:table-cell>
          <table:table-cell office:value-type="float" office:value="42.0954" calcext:value-type="float">
            <text:p>42.0954</text:p>
          </table:table-cell>
          <table:table-cell office:value-type="float" office:value="77.3987" calcext:value-type="float">
            <text:p>77.3987</text:p>
          </table:table-cell>
          <table:table-cell office:value-type="float" office:value="278.146" calcext:value-type="float">
            <text:p>278.146</text:p>
          </table:table-cell>
          <table:table-cell office:value-type="float" office:value="42.4915" calcext:value-type="float">
            <text:p>42.4915</text:p>
          </table:table-cell>
          <table:table-cell/>
          <table:table-cell table:formula="of:=([.D344]-[.A344])/0.0166667" office:value-type="float" office:value="38.8619222761555" calcext:value-type="float">
            <text:p>38.8619222761555</text:p>
          </table:table-cell>
          <table:table-cell table:formula="of:=ABS([.E344]-[.B344])/0.0166667" office:value-type="float" office:value="627.178745642507" calcext:value-type="float">
            <text:p>627.178745642507</text:p>
          </table:table-cell>
          <table:table-cell table:formula="of:=([.F344]-[.C344])/0.0166667" office:value-type="float" office:value="23.7659524680953" calcext:value-type="float">
            <text:p>23.7659524680953</text:p>
          </table:table-cell>
          <table:table-cell table:formula="of:=DEGREES(ATAN(ABS([.F344]-[.C344])/ABS([.E344]-[.B344])))" office:value-type="float" office:value="2.17009518882367" calcext:value-type="float">
            <text:p>2.17009518882367</text:p>
          </table:table-cell>
          <table:table-cell table:formula="of:=SQRT(POWER([.H344];2)+POWER([.I344];2)+POWER([.J344];2))" office:value-type="float" office:value="628.830858407428" calcext:value-type="float">
            <text:p>628.830858407428</text:p>
          </table:table-cell>
        </table:table-row>
        <table:table-row table:style-name="ro1">
          <table:table-cell office:value-type="float" office:value="77.236" calcext:value-type="float">
            <text:p>77.236</text:p>
          </table:table-cell>
          <table:table-cell office:value-type="float" office:value="285.846" calcext:value-type="float">
            <text:p>285.846</text:p>
          </table:table-cell>
          <table:table-cell office:value-type="float" office:value="42.7794" calcext:value-type="float">
            <text:p>42.7794</text:p>
          </table:table-cell>
          <table:table-cell office:value-type="float" office:value="78.1202" calcext:value-type="float">
            <text:p>78.1202</text:p>
          </table:table-cell>
          <table:table-cell office:value-type="float" office:value="275.537" calcext:value-type="float">
            <text:p>275.537</text:p>
          </table:table-cell>
          <table:table-cell office:value-type="float" office:value="43.1528" calcext:value-type="float">
            <text:p>43.1528</text:p>
          </table:table-cell>
          <table:table-cell/>
          <table:table-cell table:formula="of:=([.D345]-[.A345])/0.0166667" office:value-type="float" office:value="53.0518938962118" calcext:value-type="float">
            <text:p>53.0518938962118</text:p>
          </table:table-cell>
          <table:table-cell table:formula="of:=ABS([.E345]-[.B345])/0.0166667" office:value-type="float" office:value="618.538762922476" calcext:value-type="float">
            <text:p>618.538762922476</text:p>
          </table:table-cell>
          <table:table-cell table:formula="of:=([.F345]-[.C345])/0.0166667" office:value-type="float" office:value="22.4039551920894" calcext:value-type="float">
            <text:p>22.4039551920894</text:p>
          </table:table-cell>
          <table:table-cell table:formula="of:=DEGREES(ATAN(ABS([.F345]-[.C345])/ABS([.E345]-[.B345])))" office:value-type="float" office:value="2.07439086292894" calcext:value-type="float">
            <text:p>2.07439086292894</text:p>
          </table:table-cell>
          <table:table-cell table:formula="of:=SQRT(POWER([.H345];2)+POWER([.I345];2)+POWER([.J345];2))" office:value-type="float" office:value="621.213845541043" calcext:value-type="float">
            <text:p>621.213845541043</text:p>
          </table:table-cell>
        </table:table-row>
        <table:table-row table:style-name="ro1">
          <table:table-cell office:value-type="float" office:value="77.2515" calcext:value-type="float">
            <text:p>77.2515</text:p>
          </table:table-cell>
          <table:table-cell office:value-type="float" office:value="287.374" calcext:value-type="float">
            <text:p>287.374</text:p>
          </table:table-cell>
          <table:table-cell office:value-type="float" office:value="41.7748" calcext:value-type="float">
            <text:p>41.7748</text:p>
          </table:table-cell>
          <table:table-cell office:value-type="float" office:value="78.1386" calcext:value-type="float">
            <text:p>78.1386</text:p>
          </table:table-cell>
          <table:table-cell office:value-type="float" office:value="276.951" calcext:value-type="float">
            <text:p>276.951</text:p>
          </table:table-cell>
          <table:table-cell office:value-type="float" office:value="42.4275" calcext:value-type="float">
            <text:p>42.4275</text:p>
          </table:table-cell>
          <table:table-cell/>
          <table:table-cell table:formula="of:=([.D346]-[.A346])/0.0166667" office:value-type="float" office:value="53.2258935482131" calcext:value-type="float">
            <text:p>53.2258935482131</text:p>
          </table:table-cell>
          <table:table-cell table:formula="of:=ABS([.E346]-[.B346])/0.0166667" office:value-type="float" office:value="625.378749242502" calcext:value-type="float">
            <text:p>625.378749242502</text:p>
          </table:table-cell>
          <table:table-cell table:formula="of:=([.F346]-[.C346])/0.0166667" office:value-type="float" office:value="39.1619216761568" calcext:value-type="float">
            <text:p>39.1619216761568</text:p>
          </table:table-cell>
          <table:table-cell table:formula="of:=DEGREES(ATAN(ABS([.F346]-[.C346])/ABS([.E346]-[.B346])))" office:value-type="float" office:value="3.58324734776924" calcext:value-type="float">
            <text:p>3.58324734776924</text:p>
          </table:table-cell>
          <table:table-cell table:formula="of:=SQRT(POWER([.H346];2)+POWER([.I346];2)+POWER([.J346];2))" office:value-type="float" office:value="628.860264174396" calcext:value-type="float">
            <text:p>628.860264174396</text:p>
          </table:table-cell>
        </table:table-row>
        <table:table-row table:style-name="ro1">
          <table:table-cell office:value-type="float" office:value="77.2058" calcext:value-type="float">
            <text:p>77.2058</text:p>
          </table:table-cell>
          <table:table-cell office:value-type="float" office:value="283.289" calcext:value-type="float">
            <text:p>283.289</text:p>
          </table:table-cell>
          <table:table-cell office:value-type="float" office:value="42.425" calcext:value-type="float">
            <text:p>42.425</text:p>
          </table:table-cell>
          <table:table-cell office:value-type="float" office:value="77.8365" calcext:value-type="float">
            <text:p>77.8365</text:p>
          </table:table-cell>
          <table:table-cell office:value-type="float" office:value="273.018" calcext:value-type="float">
            <text:p>273.018</text:p>
          </table:table-cell>
          <table:table-cell office:value-type="float" office:value="43.0644" calcext:value-type="float">
            <text:p>43.0644</text:p>
          </table:table-cell>
          <table:table-cell/>
          <table:table-cell table:formula="of:=([.D347]-[.A347])/0.0166667" office:value-type="float" office:value="37.8419243161516" calcext:value-type="float">
            <text:p>37.8419243161516</text:p>
          </table:table-cell>
          <table:table-cell table:formula="of:=ABS([.E347]-[.B347])/0.0166667" office:value-type="float" office:value="616.258767482466" calcext:value-type="float">
            <text:p>616.258767482466</text:p>
          </table:table-cell>
          <table:table-cell table:formula="of:=([.F347]-[.C347])/0.0166667" office:value-type="float" office:value="38.3639232721536" calcext:value-type="float">
            <text:p>38.3639232721536</text:p>
          </table:table-cell>
          <table:table-cell table:formula="of:=DEGREES(ATAN(ABS([.F347]-[.C347])/ABS([.E347]-[.B347])))" office:value-type="float" office:value="3.56223403881833" calcext:value-type="float">
            <text:p>3.56223403881833</text:p>
          </table:table-cell>
          <table:table-cell table:formula="of:=SQRT(POWER([.H347];2)+POWER([.I347];2)+POWER([.J347];2))" office:value-type="float" office:value="618.610273390112" calcext:value-type="float">
            <text:p>618.610273390112</text:p>
          </table:table-cell>
        </table:table-row>
        <table:table-row table:style-name="ro1">
          <table:table-cell office:value-type="float" office:value="76.9942" calcext:value-type="float">
            <text:p>76.9942</text:p>
          </table:table-cell>
          <table:table-cell office:value-type="float" office:value="287.134" calcext:value-type="float">
            <text:p>287.134</text:p>
          </table:table-cell>
          <table:table-cell office:value-type="float" office:value="42.8332" calcext:value-type="float">
            <text:p>42.8332</text:p>
          </table:table-cell>
          <table:table-cell office:value-type="float" office:value="77.6344" calcext:value-type="float">
            <text:p>77.6344</text:p>
          </table:table-cell>
          <table:table-cell office:value-type="float" office:value="276.745" calcext:value-type="float">
            <text:p>276.745</text:p>
          </table:table-cell>
          <table:table-cell office:value-type="float" office:value="43.2127" calcext:value-type="float">
            <text:p>43.2127</text:p>
          </table:table-cell>
          <table:table-cell/>
          <table:table-cell table:formula="of:=([.D348]-[.A348])/0.0166667" office:value-type="float" office:value="38.4119231761532" calcext:value-type="float">
            <text:p>38.4119231761532</text:p>
          </table:table-cell>
          <table:table-cell table:formula="of:=ABS([.E348]-[.B348])/0.0166667" office:value-type="float" office:value="623.338753322494" calcext:value-type="float">
            <text:p>623.338753322494</text:p>
          </table:table-cell>
          <table:table-cell table:formula="of:=([.F348]-[.C348])/0.0166667" office:value-type="float" office:value="22.7699544600911" calcext:value-type="float">
            <text:p>22.7699544600911</text:p>
          </table:table-cell>
          <table:table-cell table:formula="of:=DEGREES(ATAN(ABS([.F348]-[.C348])/ABS([.E348]-[.B348])))" office:value-type="float" office:value="2.09202855555304" calcext:value-type="float">
            <text:p>2.09202855555304</text:p>
          </table:table-cell>
          <table:table-cell table:formula="of:=SQRT(POWER([.H348];2)+POWER([.I348];2)+POWER([.J348];2))" office:value-type="float" office:value="624.936115184461" calcext:value-type="float">
            <text:p>624.936115184461</text:p>
          </table:table-cell>
        </table:table-row>
        <table:table-row table:style-name="ro1">
          <table:table-cell office:value-type="float" office:value="76.765" calcext:value-type="float">
            <text:p>76.765</text:p>
          </table:table-cell>
          <table:table-cell office:value-type="float" office:value="289.922" calcext:value-type="float">
            <text:p>289.922</text:p>
          </table:table-cell>
          <table:table-cell office:value-type="float" office:value="42.1422" calcext:value-type="float">
            <text:p>42.1422</text:p>
          </table:table-cell>
          <table:table-cell office:value-type="float" office:value="77.667" calcext:value-type="float">
            <text:p>77.667</text:p>
          </table:table-cell>
          <table:table-cell office:value-type="float" office:value="279.432" calcext:value-type="float">
            <text:p>279.432</text:p>
          </table:table-cell>
          <table:table-cell office:value-type="float" office:value="42.5331" calcext:value-type="float">
            <text:p>42.5331</text:p>
          </table:table-cell>
          <table:table-cell/>
          <table:table-cell table:formula="of:=([.D349]-[.A349])/0.0166667" office:value-type="float" office:value="54.1198917602165" calcext:value-type="float">
            <text:p>54.1198917602165</text:p>
          </table:table-cell>
          <table:table-cell table:formula="of:=ABS([.E349]-[.B349])/0.0166667" office:value-type="float" office:value="629.398741202518" calcext:value-type="float">
            <text:p>629.398741202518</text:p>
          </table:table-cell>
          <table:table-cell table:formula="of:=([.F349]-[.C349])/0.0166667" office:value-type="float" office:value="23.4539530920935" calcext:value-type="float">
            <text:p>23.4539530920935</text:p>
          </table:table-cell>
          <table:table-cell table:formula="of:=DEGREES(ATAN(ABS([.F349]-[.C349])/ABS([.E349]-[.B349])))" office:value-type="float" office:value="2.13408598438071" calcext:value-type="float">
            <text:p>2.13408598438071</text:p>
          </table:table-cell>
          <table:table-cell table:formula="of:=SQRT(POWER([.H349];2)+POWER([.I349];2)+POWER([.J349];2))" office:value-type="float" office:value="632.156488558884" calcext:value-type="float">
            <text:p>632.156488558884</text:p>
          </table:table-cell>
        </table:table-row>
        <table:table-row table:style-name="ro1">
          <table:table-cell office:value-type="float" office:value="77.9881" calcext:value-type="float">
            <text:p>77.9881</text:p>
          </table:table-cell>
          <table:table-cell office:value-type="float" office:value="284.654" calcext:value-type="float">
            <text:p>284.654</text:p>
          </table:table-cell>
          <table:table-cell office:value-type="float" office:value="42.454" calcext:value-type="float">
            <text:p>42.454</text:p>
          </table:table-cell>
          <table:table-cell office:value-type="float" office:value="79.1053" calcext:value-type="float">
            <text:p>79.1053</text:p>
          </table:table-cell>
          <table:table-cell office:value-type="float" office:value="274.467" calcext:value-type="float">
            <text:p>274.467</text:p>
          </table:table-cell>
          <table:table-cell office:value-type="float" office:value="42.571" calcext:value-type="float">
            <text:p>42.571</text:p>
          </table:table-cell>
          <table:table-cell/>
          <table:table-cell table:formula="of:=([.D350]-[.A350])/0.0166667" office:value-type="float" office:value="67.0318659362679" calcext:value-type="float">
            <text:p>67.0318659362679</text:p>
          </table:table-cell>
          <table:table-cell table:formula="of:=ABS([.E350]-[.B350])/0.0166667" office:value-type="float" office:value="611.218777562446" calcext:value-type="float">
            <text:p>611.218777562446</text:p>
          </table:table-cell>
          <table:table-cell table:formula="of:=([.F350]-[.C350])/0.0166667" office:value-type="float" office:value="7.01998596002792" calcext:value-type="float">
            <text:p>7.01998596002792</text:p>
          </table:table-cell>
          <table:table-cell table:formula="of:=DEGREES(ATAN(ABS([.F350]-[.C350])/ABS([.E350]-[.B350])))" office:value-type="float" office:value="0.658026059472719" calcext:value-type="float">
            <text:p>0.658026059472719</text:p>
          </table:table-cell>
          <table:table-cell table:formula="of:=SQRT(POWER([.H350];2)+POWER([.I350];2)+POWER([.J350];2))" office:value-type="float" office:value="614.923528008733" calcext:value-type="float">
            <text:p>614.923528008733</text:p>
          </table:table-cell>
        </table:table-row>
        <table:table-row table:style-name="ro1">
          <table:table-cell office:value-type="float" office:value="77.2209" calcext:value-type="float">
            <text:p>77.2209</text:p>
          </table:table-cell>
          <table:table-cell office:value-type="float" office:value="284.595" calcext:value-type="float">
            <text:p>284.595</text:p>
          </table:table-cell>
          <table:table-cell office:value-type="float" office:value="42.4703" calcext:value-type="float">
            <text:p>42.4703</text:p>
          </table:table-cell>
          <table:table-cell office:value-type="float" office:value="77.8534" calcext:value-type="float">
            <text:p>77.8534</text:p>
          </table:table-cell>
          <table:table-cell office:value-type="float" office:value="274.36" calcext:value-type="float">
            <text:p>274.36</text:p>
          </table:table-cell>
          <table:table-cell office:value-type="float" office:value="42.5998" calcext:value-type="float">
            <text:p>42.5998</text:p>
          </table:table-cell>
          <table:table-cell/>
          <table:table-cell table:formula="of:=([.D351]-[.A351])/0.0166667" office:value-type="float" office:value="37.9499241001514" calcext:value-type="float">
            <text:p>37.9499241001514</text:p>
          </table:table-cell>
          <table:table-cell table:formula="of:=ABS([.E351]-[.B351])/0.0166667" office:value-type="float" office:value="614.098771802457" calcext:value-type="float">
            <text:p>614.098771802457</text:p>
          </table:table-cell>
          <table:table-cell table:formula="of:=([.F351]-[.C351])/0.0166667" office:value-type="float" office:value="7.76998446003109" calcext:value-type="float">
            <text:p>7.76998446003109</text:p>
          </table:table-cell>
          <table:table-cell table:formula="of:=DEGREES(ATAN(ABS([.F351]-[.C351])/ABS([.E351]-[.B351])))" office:value-type="float" office:value="0.724905475315791" calcext:value-type="float">
            <text:p>0.724905475315791</text:p>
          </table:table-cell>
          <table:table-cell table:formula="of:=SQRT(POWER([.H351];2)+POWER([.I351];2)+POWER([.J351];2))" office:value-type="float" office:value="615.319324356876" calcext:value-type="float">
            <text:p>615.319324356876</text:p>
          </table:table-cell>
        </table:table-row>
        <table:table-row table:style-name="ro1">
          <table:table-cell office:value-type="float" office:value="76.5062" calcext:value-type="float">
            <text:p>76.5062</text:p>
          </table:table-cell>
          <table:table-cell office:value-type="float" office:value="290.025" calcext:value-type="float">
            <text:p>290.025</text:p>
          </table:table-cell>
          <table:table-cell office:value-type="float" office:value="41.6161" calcext:value-type="float">
            <text:p>41.6161</text:p>
          </table:table-cell>
          <table:table-cell office:value-type="float" office:value="77.1614" calcext:value-type="float">
            <text:p>77.1614</text:p>
          </table:table-cell>
          <table:table-cell office:value-type="float" office:value="279.557" calcext:value-type="float">
            <text:p>279.557</text:p>
          </table:table-cell>
          <table:table-cell office:value-type="float" office:value="41.7651" calcext:value-type="float">
            <text:p>41.7651</text:p>
          </table:table-cell>
          <table:table-cell/>
          <table:table-cell table:formula="of:=([.D352]-[.A352])/0.0166667" office:value-type="float" office:value="39.3119213761569" calcext:value-type="float">
            <text:p>39.3119213761569</text:p>
          </table:table-cell>
          <table:table-cell table:formula="of:=ABS([.E352]-[.B352])/0.0166667" office:value-type="float" office:value="628.07874384251" calcext:value-type="float">
            <text:p>628.07874384251</text:p>
          </table:table-cell>
          <table:table-cell table:formula="of:=([.F352]-[.C352])/0.0166667" office:value-type="float" office:value="8.93998212003539" calcext:value-type="float">
            <text:p>8.93998212003539</text:p>
          </table:table-cell>
          <table:table-cell table:formula="of:=DEGREES(ATAN(ABS([.F352]-[.C352])/ABS([.E352]-[.B352])))" office:value-type="float" office:value="0.815484779626355" calcext:value-type="float">
            <text:p>0.815484779626355</text:p>
          </table:table-cell>
          <table:table-cell table:formula="of:=SQRT(POWER([.H352];2)+POWER([.I352];2)+POWER([.J352];2))" office:value-type="float" office:value="629.371320374051" calcext:value-type="float">
            <text:p>629.371320374051</text:p>
          </table:table-cell>
        </table:table-row>
        <table:table-row table:style-name="ro1">
          <table:table-cell office:value-type="float" office:value="76.7373" calcext:value-type="float">
            <text:p>76.7373</text:p>
          </table:table-cell>
          <table:table-cell office:value-type="float" office:value="287.24" calcext:value-type="float">
            <text:p>287.24</text:p>
          </table:table-cell>
          <table:table-cell office:value-type="float" office:value="42.3101" calcext:value-type="float">
            <text:p>42.3101</text:p>
          </table:table-cell>
          <table:table-cell office:value-type="float" office:value="77.3837" calcext:value-type="float">
            <text:p>77.3837</text:p>
          </table:table-cell>
          <table:table-cell office:value-type="float" office:value="276.945" calcext:value-type="float">
            <text:p>276.945</text:p>
          </table:table-cell>
          <table:table-cell office:value-type="float" office:value="42.1857" calcext:value-type="float">
            <text:p>42.1857</text:p>
          </table:table-cell>
          <table:table-cell/>
          <table:table-cell table:formula="of:=([.D353]-[.A353])/0.0166667" office:value-type="float" office:value="38.7839224321551" calcext:value-type="float">
            <text:p>38.7839224321551</text:p>
          </table:table-cell>
          <table:table-cell table:formula="of:=ABS([.E353]-[.B353])/0.0166667" office:value-type="float" office:value="617.698764602472" calcext:value-type="float">
            <text:p>617.698764602472</text:p>
          </table:table-cell>
          <table:table-cell table:formula="of:=([.F353]-[.C353])/0.0166667" office:value-type="float" office:value="-7.46398507202994" calcext:value-type="float">
            <text:p>-7.46398507202994</text:p>
          </table:table-cell>
          <table:table-cell table:formula="of:=DEGREES(ATAN(ABS([.F353]-[.C353])/ABS([.E353]-[.B353])))" office:value-type="float" office:value="0.692301903585119" calcext:value-type="float">
            <text:p>0.692301903585119</text:p>
          </table:table-cell>
          <table:table-cell table:formula="of:=SQRT(POWER([.H353];2)+POWER([.I353];2)+POWER([.J353];2))" office:value-type="float" office:value="618.960150174306" calcext:value-type="float">
            <text:p>618.960150174306</text:p>
          </table:table-cell>
        </table:table-row>
        <table:table-row table:style-name="ro1">
          <table:table-cell office:value-type="float" office:value="76.2229" calcext:value-type="float">
            <text:p>76.2229</text:p>
          </table:table-cell>
          <table:table-cell office:value-type="float" office:value="287.256" calcext:value-type="float">
            <text:p>287.256</text:p>
          </table:table-cell>
          <table:table-cell office:value-type="float" office:value="42.0576" calcext:value-type="float">
            <text:p>42.0576</text:p>
          </table:table-cell>
          <table:table-cell office:value-type="float" office:value="76.8663" calcext:value-type="float">
            <text:p>76.8663</text:p>
          </table:table-cell>
          <table:table-cell office:value-type="float" office:value="275.648" calcext:value-type="float">
            <text:p>275.648</text:p>
          </table:table-cell>
          <table:table-cell office:value-type="float" office:value="42.1515" calcext:value-type="float">
            <text:p>42.1515</text:p>
          </table:table-cell>
          <table:table-cell/>
          <table:table-cell table:formula="of:=([.D354]-[.A354])/0.0166667" office:value-type="float" office:value="38.6039227921544" calcext:value-type="float">
            <text:p>38.6039227921544</text:p>
          </table:table-cell>
          <table:table-cell table:formula="of:=ABS([.E354]-[.B354])/0.0166667" office:value-type="float" office:value="696.478607042783" calcext:value-type="float">
            <text:p>696.478607042783</text:p>
          </table:table-cell>
          <table:table-cell table:formula="of:=([.F354]-[.C354])/0.0166667" office:value-type="float" office:value="5.63398873202241" calcext:value-type="float">
            <text:p>5.63398873202241</text:p>
          </table:table-cell>
          <table:table-cell table:formula="of:=DEGREES(ATAN(ABS([.F354]-[.C354])/ABS([.E354]-[.B354])))" office:value-type="float" office:value="0.463469706307267" calcext:value-type="float">
            <text:p>0.463469706307267</text:p>
          </table:table-cell>
          <table:table-cell table:formula="of:=SQRT(POWER([.H354];2)+POWER([.I354];2)+POWER([.J354];2))" office:value-type="float" office:value="697.57039411964" calcext:value-type="float">
            <text:p>697.57039411964</text:p>
          </table:table-cell>
        </table:table-row>
        <table:table-row table:style-name="ro1">
          <table:table-cell office:value-type="float" office:value="76.7651" calcext:value-type="float">
            <text:p>76.7651</text:p>
          </table:table-cell>
          <table:table-cell office:value-type="float" office:value="289.933" calcext:value-type="float">
            <text:p>289.933</text:p>
          </table:table-cell>
          <table:table-cell office:value-type="float" office:value="42.1405" calcext:value-type="float">
            <text:p>42.1405</text:p>
          </table:table-cell>
          <table:table-cell office:value-type="float" office:value="77.6673" calcext:value-type="float">
            <text:p>77.6673</text:p>
          </table:table-cell>
          <table:table-cell office:value-type="float" office:value="279.453" calcext:value-type="float">
            <text:p>279.453</text:p>
          </table:table-cell>
          <table:table-cell office:value-type="float" office:value="42.5297" calcext:value-type="float">
            <text:p>42.5297</text:p>
          </table:table-cell>
          <table:table-cell/>
          <table:table-cell table:formula="of:=([.D355]-[.A355])/0.0166667" office:value-type="float" office:value="54.1318917362161" calcext:value-type="float">
            <text:p>54.1318917362161</text:p>
          </table:table-cell>
          <table:table-cell table:formula="of:=ABS([.E355]-[.B355])/0.0166667" office:value-type="float" office:value="628.798742402516" calcext:value-type="float">
            <text:p>628.798742402516</text:p>
          </table:table-cell>
          <table:table-cell table:formula="of:=([.F355]-[.C355])/0.0166667" office:value-type="float" office:value="23.3519532960931" calcext:value-type="float">
            <text:p>23.3519532960931</text:p>
          </table:table-cell>
          <table:table-cell table:formula="of:=DEGREES(ATAN(ABS([.F355]-[.C355])/ABS([.E355]-[.B355])))" office:value-type="float" office:value="2.12683913436008" calcext:value-type="float">
            <text:p>2.12683913436008</text:p>
          </table:table-cell>
          <table:table-cell table:formula="of:=SQRT(POWER([.H355];2)+POWER([.I355];2)+POWER([.J355];2))" office:value-type="float" office:value="631.556358429452" calcext:value-type="float">
            <text:p>631.556358429452</text:p>
          </table:table-cell>
        </table:table-row>
        <table:table-row table:style-name="ro1">
          <table:table-cell office:value-type="float" office:value="77.2061" calcext:value-type="float">
            <text:p>77.2061</text:p>
          </table:table-cell>
          <table:table-cell office:value-type="float" office:value="283.411" calcext:value-type="float">
            <text:p>283.411</text:p>
          </table:table-cell>
          <table:table-cell office:value-type="float" office:value="41.9001" calcext:value-type="float">
            <text:p>41.9001</text:p>
          </table:table-cell>
          <table:table-cell office:value-type="float" office:value="77.8378" calcext:value-type="float">
            <text:p>77.8378</text:p>
          </table:table-cell>
          <table:table-cell office:value-type="float" office:value="273.264" calcext:value-type="float">
            <text:p>273.264</text:p>
          </table:table-cell>
          <table:table-cell office:value-type="float" office:value="41.7864" calcext:value-type="float">
            <text:p>41.7864</text:p>
          </table:table-cell>
          <table:table-cell/>
          <table:table-cell table:formula="of:=([.D356]-[.A356])/0.0166667" office:value-type="float" office:value="37.9019241961513" calcext:value-type="float">
            <text:p>37.9019241961513</text:p>
          </table:table-cell>
          <table:table-cell table:formula="of:=ABS([.E356]-[.B356])/0.0166667" office:value-type="float" office:value="608.818782362435" calcext:value-type="float">
            <text:p>608.818782362435</text:p>
          </table:table-cell>
          <table:table-cell table:formula="of:=([.F356]-[.C356])/0.0166667" office:value-type="float" office:value="-6.82198635602738" calcext:value-type="float">
            <text:p>-6.82198635602738</text:p>
          </table:table-cell>
          <table:table-cell table:formula="of:=DEGREES(ATAN(ABS([.F356]-[.C356])/ABS([.E356]-[.B356])))" office:value-type="float" office:value="0.641988518769323" calcext:value-type="float">
            <text:p>0.641988518769323</text:p>
          </table:table-cell>
          <table:table-cell table:formula="of:=SQRT(POWER([.H356];2)+POWER([.I356];2)+POWER([.J356];2))" office:value-type="float" office:value="610.035576923912" calcext:value-type="float">
            <text:p>610.035576923912</text:p>
          </table:table-cell>
        </table:table-row>
        <table:table-row table:style-name="ro1">
          <table:table-cell office:value-type="float" office:value="76.2606" calcext:value-type="float">
            <text:p>76.2606</text:p>
          </table:table-cell>
          <table:table-cell office:value-type="float" office:value="291.213" calcext:value-type="float">
            <text:p>291.213</text:p>
          </table:table-cell>
          <table:table-cell office:value-type="float" office:value="42.2003" calcext:value-type="float">
            <text:p>42.2003</text:p>
          </table:table-cell>
          <table:table-cell office:value-type="float" office:value="76.9224" calcext:value-type="float">
            <text:p>76.9224</text:p>
          </table:table-cell>
          <table:table-cell office:value-type="float" office:value="280.651" calcext:value-type="float">
            <text:p>280.651</text:p>
          </table:table-cell>
          <table:table-cell office:value-type="float" office:value="42.596" calcext:value-type="float">
            <text:p>42.596</text:p>
          </table:table-cell>
          <table:table-cell/>
          <table:table-cell table:formula="of:=([.D357]-[.A357])/0.0166667" office:value-type="float" office:value="39.7079205841588" calcext:value-type="float">
            <text:p>39.7079205841588</text:p>
          </table:table-cell>
          <table:table-cell table:formula="of:=ABS([.E357]-[.B357])/0.0166667" office:value-type="float" office:value="633.718732562536" calcext:value-type="float">
            <text:p>633.718732562536</text:p>
          </table:table-cell>
          <table:table-cell table:formula="of:=([.F357]-[.C357])/0.0166667" office:value-type="float" office:value="23.7419525160948" calcext:value-type="float">
            <text:p>23.7419525160948</text:p>
          </table:table-cell>
          <table:table-cell table:formula="of:=DEGREES(ATAN(ABS([.F357]-[.C357])/ABS([.E357]-[.B357])))" office:value-type="float" office:value="2.14555401628435" calcext:value-type="float">
            <text:p>2.14555401628435</text:p>
          </table:table-cell>
          <table:table-cell table:formula="of:=SQRT(POWER([.H357];2)+POWER([.I357];2)+POWER([.J357];2))" office:value-type="float" office:value="635.405249637632" calcext:value-type="float">
            <text:p>635.405249637632</text:p>
          </table:table-cell>
        </table:table-row>
        <table:table-row table:style-name="ro1">
          <table:table-cell office:value-type="float" office:value="76.8072" calcext:value-type="float">
            <text:p>76.8072</text:p>
          </table:table-cell>
          <table:table-cell office:value-type="float" office:value="294.176" calcext:value-type="float">
            <text:p>294.176</text:p>
          </table:table-cell>
          <table:table-cell office:value-type="float" office:value="41.214" calcext:value-type="float">
            <text:p>41.214</text:p>
          </table:table-cell>
          <table:table-cell office:value-type="float" office:value="77.9553" calcext:value-type="float">
            <text:p>77.9553</text:p>
          </table:table-cell>
          <table:table-cell office:value-type="float" office:value="282.286" calcext:value-type="float">
            <text:p>282.286</text:p>
          </table:table-cell>
          <table:table-cell office:value-type="float" office:value="41.3162" calcext:value-type="float">
            <text:p>41.3162</text:p>
          </table:table-cell>
          <table:table-cell/>
          <table:table-cell table:formula="of:=([.D358]-[.A358])/0.0166667" office:value-type="float" office:value="68.8858622282755" calcext:value-type="float">
            <text:p>68.8858622282755</text:p>
          </table:table-cell>
          <table:table-cell table:formula="of:=ABS([.E358]-[.B358])/0.0166667" office:value-type="float" office:value="713.398573202853" calcext:value-type="float">
            <text:p>713.398573202853</text:p>
          </table:table-cell>
          <table:table-cell table:formula="of:=([.F358]-[.C358])/0.0166667" office:value-type="float" office:value="6.13198773602473" calcext:value-type="float">
            <text:p>6.13198773602473</text:p>
          </table:table-cell>
          <table:table-cell table:formula="of:=DEGREES(ATAN(ABS([.F358]-[.C358])/ABS([.E358]-[.B358])))" office:value-type="float" office:value="0.492471359486691" calcext:value-type="float">
            <text:p>0.492471359486691</text:p>
          </table:table-cell>
          <table:table-cell table:formula="of:=SQRT(POWER([.H358];2)+POWER([.I358];2)+POWER([.J358];2))" office:value-type="float" office:value="716.742901978383" calcext:value-type="float">
            <text:p>716.742901978383</text:p>
          </table:table-cell>
        </table:table-row>
        <table:table-row table:style-name="ro1">
          <table:table-cell office:value-type="float" office:value="76.493" calcext:value-type="float">
            <text:p>76.493</text:p>
          </table:table-cell>
          <table:table-cell office:value-type="float" office:value="288.637" calcext:value-type="float">
            <text:p>288.637</text:p>
          </table:table-cell>
          <table:table-cell office:value-type="float" office:value="41.8364" calcext:value-type="float">
            <text:p>41.8364</text:p>
          </table:table-cell>
          <table:table-cell office:value-type="float" office:value="76.8941" calcext:value-type="float">
            <text:p>76.8941</text:p>
          </table:table-cell>
          <table:table-cell office:value-type="float" office:value="278.21" calcext:value-type="float">
            <text:p>278.21</text:p>
          </table:table-cell>
          <table:table-cell office:value-type="float" office:value="41.9856" calcext:value-type="float">
            <text:p>41.9856</text:p>
          </table:table-cell>
          <table:table-cell/>
          <table:table-cell table:formula="of:=([.D359]-[.A359])/0.0166667" office:value-type="float" office:value="24.0659518680962" calcext:value-type="float">
            <text:p>24.0659518680962</text:p>
          </table:table-cell>
          <table:table-cell table:formula="of:=ABS([.E359]-[.B359])/0.0166667" office:value-type="float" office:value="625.618748762504" calcext:value-type="float">
            <text:p>625.618748762504</text:p>
          </table:table-cell>
          <table:table-cell table:formula="of:=([.F359]-[.C359])/0.0166667" office:value-type="float" office:value="8.95198209603583" calcext:value-type="float">
            <text:p>8.95198209603583</text:p>
          </table:table-cell>
          <table:table-cell table:formula="of:=DEGREES(ATAN(ABS([.F359]-[.C359])/ABS([.E359]-[.B359])))" office:value-type="float" office:value="0.819789675319262" calcext:value-type="float">
            <text:p>0.819789675319262</text:p>
          </table:table-cell>
          <table:table-cell table:formula="of:=SQRT(POWER([.H359];2)+POWER([.I359];2)+POWER([.J359];2))" office:value-type="float" office:value="626.145451812856" calcext:value-type="float">
            <text:p>626.145451812856</text:p>
          </table:table-cell>
        </table:table-row>
        <table:table-row table:style-name="ro1">
          <table:table-cell office:value-type="float" office:value="76.7095" calcext:value-type="float">
            <text:p>76.7095</text:p>
          </table:table-cell>
          <table:table-cell office:value-type="float" office:value="284.61" calcext:value-type="float">
            <text:p>284.61</text:p>
          </table:table-cell>
          <table:table-cell office:value-type="float" office:value="42.2193" calcext:value-type="float">
            <text:p>42.2193</text:p>
          </table:table-cell>
          <table:table-cell office:value-type="float" office:value="77.353" calcext:value-type="float">
            <text:p>77.353</text:p>
          </table:table-cell>
          <table:table-cell office:value-type="float" office:value="274.373" calcext:value-type="float">
            <text:p>274.373</text:p>
          </table:table-cell>
          <table:table-cell office:value-type="float" office:value="42.3541" calcext:value-type="float">
            <text:p>42.3541</text:p>
          </table:table-cell>
          <table:table-cell/>
          <table:table-cell table:formula="of:=([.D360]-[.A360])/0.0166667" office:value-type="float" office:value="38.6099227801538" calcext:value-type="float">
            <text:p>38.6099227801538</text:p>
          </table:table-cell>
          <table:table-cell table:formula="of:=ABS([.E360]-[.B360])/0.0166667" office:value-type="float" office:value="614.218771562458" calcext:value-type="float">
            <text:p>614.218771562458</text:p>
          </table:table-cell>
          <table:table-cell table:formula="of:=([.F360]-[.C360])/0.0166667" office:value-type="float" office:value="8.08798382403269" calcext:value-type="float">
            <text:p>8.08798382403269</text:p>
          </table:table-cell>
          <table:table-cell table:formula="of:=DEGREES(ATAN(ABS([.F360]-[.C360])/ABS([.E360]-[.B360])))" office:value-type="float" office:value="0.75442265539685" calcext:value-type="float">
            <text:p>0.75442265539685</text:p>
          </table:table-cell>
          <table:table-cell table:formula="of:=SQRT(POWER([.H360];2)+POWER([.I360];2)+POWER([.J360];2))" office:value-type="float" office:value="615.484232908628" calcext:value-type="float">
            <text:p>615.484232908628</text:p>
          </table:table-cell>
        </table:table-row>
        <table:table-row table:style-name="ro1">
          <table:table-cell office:value-type="float" office:value="76.5199" calcext:value-type="float">
            <text:p>76.5199</text:p>
          </table:table-cell>
          <table:table-cell office:value-type="float" office:value="291.174" calcext:value-type="float">
            <text:p>291.174</text:p>
          </table:table-cell>
          <table:table-cell office:value-type="float" office:value="42.4605" calcext:value-type="float">
            <text:p>42.4605</text:p>
          </table:table-cell>
          <table:table-cell office:value-type="float" office:value="77.4291" calcext:value-type="float">
            <text:p>77.4291</text:p>
          </table:table-cell>
          <table:table-cell office:value-type="float" office:value="280.529" calcext:value-type="float">
            <text:p>280.529</text:p>
          </table:table-cell>
          <table:table-cell office:value-type="float" office:value="43.3637" calcext:value-type="float">
            <text:p>43.3637</text:p>
          </table:table-cell>
          <table:table-cell/>
          <table:table-cell table:formula="of:=([.D361]-[.A361])/0.0166667" office:value-type="float" office:value="54.5518908962181" calcext:value-type="float">
            <text:p>54.5518908962181</text:p>
          </table:table-cell>
          <table:table-cell table:formula="of:=ABS([.E361]-[.B361])/0.0166667" office:value-type="float" office:value="638.698722602554" calcext:value-type="float">
            <text:p>638.698722602554</text:p>
          </table:table-cell>
          <table:table-cell table:formula="of:=([.F361]-[.C361])/0.0166667" office:value-type="float" office:value="54.1918916162167" calcext:value-type="float">
            <text:p>54.1918916162167</text:p>
          </table:table-cell>
          <table:table-cell table:formula="of:=DEGREES(ATAN(ABS([.F361]-[.C361])/ABS([.E361]-[.B361])))" office:value-type="float" office:value="4.84977912674735" calcext:value-type="float">
            <text:p>4.84977912674735</text:p>
          </table:table-cell>
          <table:table-cell table:formula="of:=SQRT(POWER([.H361];2)+POWER([.I361];2)+POWER([.J361];2))" office:value-type="float" office:value="643.310755522889" calcext:value-type="float">
            <text:p>643.310755522889</text:p>
          </table:table-cell>
        </table:table-row>
        <table:table-row table:style-name="ro1">
          <table:table-cell office:value-type="float" office:value="76.7791" calcext:value-type="float">
            <text:p>76.7791</text:p>
          </table:table-cell>
          <table:table-cell office:value-type="float" office:value="291.199" calcext:value-type="float">
            <text:p>291.199</text:p>
          </table:table-cell>
          <table:table-cell office:value-type="float" office:value="42.4543" calcext:value-type="float">
            <text:p>42.4543</text:p>
          </table:table-cell>
          <table:table-cell office:value-type="float" office:value="77.4293" calcext:value-type="float">
            <text:p>77.4293</text:p>
          </table:table-cell>
          <table:table-cell office:value-type="float" office:value="280.584" calcext:value-type="float">
            <text:p>280.584</text:p>
          </table:table-cell>
          <table:table-cell office:value-type="float" office:value="43.1042" calcext:value-type="float">
            <text:p>43.1042</text:p>
          </table:table-cell>
          <table:table-cell/>
          <table:table-cell table:formula="of:=([.D362]-[.A362])/0.0166667" office:value-type="float" office:value="39.0119219761559" calcext:value-type="float">
            <text:p>39.0119219761559</text:p>
          </table:table-cell>
          <table:table-cell table:formula="of:=ABS([.E362]-[.B362])/0.0166667" office:value-type="float" office:value="636.898726202548" calcext:value-type="float">
            <text:p>636.898726202548</text:p>
          </table:table-cell>
          <table:table-cell table:formula="of:=([.F362]-[.C362])/0.0166667" office:value-type="float" office:value="38.9939220121557" calcext:value-type="float">
            <text:p>38.9939220121557</text:p>
          </table:table-cell>
          <table:table-cell table:formula="of:=DEGREES(ATAN(ABS([.F362]-[.C362])/ABS([.E362]-[.B362])))" office:value-type="float" office:value="3.50354261920669" calcext:value-type="float">
            <text:p>3.50354261920669</text:p>
          </table:table-cell>
          <table:table-cell table:formula="of:=SQRT(POWER([.H362];2)+POWER([.I362];2)+POWER([.J362];2))" office:value-type="float" office:value="639.282757039944" calcext:value-type="float">
            <text:p>639.282757039944</text:p>
          </table:table-cell>
        </table:table-row>
        <table:table-row table:style-name="ro1">
          <table:table-cell office:value-type="float" office:value="77.0087" calcext:value-type="float">
            <text:p>77.0087</text:p>
          </table:table-cell>
          <table:table-cell office:value-type="float" office:value="288.386" calcext:value-type="float">
            <text:p>288.386</text:p>
          </table:table-cell>
          <table:table-cell office:value-type="float" office:value="43.1465" calcext:value-type="float">
            <text:p>43.1465</text:p>
          </table:table-cell>
          <table:table-cell office:value-type="float" office:value="77.8847" calcext:value-type="float">
            <text:p>77.8847</text:p>
          </table:table-cell>
          <table:table-cell office:value-type="float" office:value="276.561" calcext:value-type="float">
            <text:p>276.561</text:p>
          </table:table-cell>
          <table:table-cell office:value-type="float" office:value="44.2349" calcext:value-type="float">
            <text:p>44.2349</text:p>
          </table:table-cell>
          <table:table-cell/>
          <table:table-cell table:formula="of:=([.D363]-[.A363])/0.0166667" office:value-type="float" office:value="52.5598948802097" calcext:value-type="float">
            <text:p>52.5598948802097</text:p>
          </table:table-cell>
          <table:table-cell table:formula="of:=ABS([.E363]-[.B363])/0.0166667" office:value-type="float" office:value="709.498581002841" calcext:value-type="float">
            <text:p>709.498581002841</text:p>
          </table:table-cell>
          <table:table-cell table:formula="of:=([.F363]-[.C363])/0.0166667" office:value-type="float" office:value="65.3038693922612" calcext:value-type="float">
            <text:p>65.3038693922612</text:p>
          </table:table-cell>
          <table:table-cell table:formula="of:=DEGREES(ATAN(ABS([.F363]-[.C363])/ABS([.E363]-[.B363])))" office:value-type="float" office:value="5.25881725345466" calcext:value-type="float">
            <text:p>5.25881725345466</text:p>
          </table:table-cell>
          <table:table-cell table:formula="of:=SQRT(POWER([.H363];2)+POWER([.I363];2)+POWER([.J363];2))" office:value-type="float" office:value="714.43360387965" calcext:value-type="float">
            <text:p>714.43360387965</text:p>
          </table:table-cell>
        </table:table-row>
        <table:table-row table:style-name="ro1">
          <table:table-cell office:value-type="float" office:value="76.7373" calcext:value-type="float">
            <text:p>76.7373</text:p>
          </table:table-cell>
          <table:table-cell office:value-type="float" office:value="287.114" calcext:value-type="float">
            <text:p>287.114</text:p>
          </table:table-cell>
          <table:table-cell office:value-type="float" office:value="42.8387" calcext:value-type="float">
            <text:p>42.8387</text:p>
          </table:table-cell>
          <table:table-cell office:value-type="float" office:value="77.6185" calcext:value-type="float">
            <text:p>77.6185</text:p>
          </table:table-cell>
          <table:table-cell office:value-type="float" office:value="275.485" calcext:value-type="float">
            <text:p>275.485</text:p>
          </table:table-cell>
          <table:table-cell office:value-type="float" office:value="43.1657" calcext:value-type="float">
            <text:p>43.1657</text:p>
          </table:table-cell>
          <table:table-cell/>
          <table:table-cell table:formula="of:=([.D364]-[.A364])/0.0166667" office:value-type="float" office:value="52.8718942562111" calcext:value-type="float">
            <text:p>52.8718942562111</text:p>
          </table:table-cell>
          <table:table-cell table:formula="of:=ABS([.E364]-[.B364])/0.0166667" office:value-type="float" office:value="697.738604522789" calcext:value-type="float">
            <text:p>697.738604522789</text:p>
          </table:table-cell>
          <table:table-cell table:formula="of:=([.F364]-[.C364])/0.0166667" office:value-type="float" office:value="19.6199607600784" calcext:value-type="float">
            <text:p>19.6199607600784</text:p>
          </table:table-cell>
          <table:table-cell table:formula="of:=DEGREES(ATAN(ABS([.F364]-[.C364])/ABS([.E364]-[.B364])))" office:value-type="float" office:value="1.61069603078705" calcext:value-type="float">
            <text:p>1.61069603078705</text:p>
          </table:table-cell>
          <table:table-cell table:formula="of:=SQRT(POWER([.H364];2)+POWER([.I364];2)+POWER([.J364];2))" office:value-type="float" office:value="700.013957220765" calcext:value-type="float">
            <text:p>700.013957220765</text:p>
          </table:table-cell>
        </table:table-row>
        <table:table-row table:style-name="ro1">
          <table:table-cell office:value-type="float" office:value="77.0235" calcext:value-type="float">
            <text:p>77.0235</text:p>
          </table:table-cell>
          <table:table-cell office:value-type="float" office:value="289.942" calcext:value-type="float">
            <text:p>289.942</text:p>
          </table:table-cell>
          <table:table-cell office:value-type="float" office:value="42.1368" calcext:value-type="float">
            <text:p>42.1368</text:p>
          </table:table-cell>
          <table:table-cell office:value-type="float" office:value="77.667" calcext:value-type="float">
            <text:p>77.667</text:p>
          </table:table-cell>
          <table:table-cell office:value-type="float" office:value="279.432" calcext:value-type="float">
            <text:p>279.432</text:p>
          </table:table-cell>
          <table:table-cell office:value-type="float" office:value="42.5331" calcext:value-type="float">
            <text:p>42.5331</text:p>
          </table:table-cell>
          <table:table-cell/>
          <table:table-cell table:formula="of:=([.D365]-[.A365])/0.0166667" office:value-type="float" office:value="38.6099227801546" calcext:value-type="float">
            <text:p>38.6099227801546</text:p>
          </table:table-cell>
          <table:table-cell table:formula="of:=ABS([.E365]-[.B365])/0.0166667" office:value-type="float" office:value="630.598738802522" calcext:value-type="float">
            <text:p>630.598738802522</text:p>
          </table:table-cell>
          <table:table-cell table:formula="of:=([.F365]-[.C365])/0.0166667" office:value-type="float" office:value="23.7779524440949" calcext:value-type="float">
            <text:p>23.7779524440949</text:p>
          </table:table-cell>
          <table:table-cell table:formula="of:=DEGREES(ATAN(ABS([.F365]-[.C365])/ABS([.E365]-[.B365])))" office:value-type="float" office:value="2.15942580468986" calcext:value-type="float">
            <text:p>2.15942580468986</text:p>
          </table:table-cell>
          <table:table-cell table:formula="of:=SQRT(POWER([.H365];2)+POWER([.I365];2)+POWER([.J365];2))" office:value-type="float" office:value="632.226926458257" calcext:value-type="float">
            <text:p>632.226926458257</text:p>
          </table:table-cell>
        </table:table-row>
        <table:table-row table:style-name="ro1">
          <table:table-cell office:value-type="float" office:value="76.2858" calcext:value-type="float">
            <text:p>76.2858</text:p>
          </table:table-cell>
          <table:table-cell office:value-type="float" office:value="294.022" calcext:value-type="float">
            <text:p>294.022</text:p>
          </table:table-cell>
          <table:table-cell office:value-type="float" office:value="41.7595" calcext:value-type="float">
            <text:p>41.7595</text:p>
          </table:table-cell>
          <table:table-cell office:value-type="float" office:value="76.9509" calcext:value-type="float">
            <text:p>76.9509</text:p>
          </table:table-cell>
          <table:table-cell office:value-type="float" office:value="283.39" calcext:value-type="float">
            <text:p>283.39</text:p>
          </table:table-cell>
          <table:table-cell office:value-type="float" office:value="41.9057" calcext:value-type="float">
            <text:p>41.9057</text:p>
          </table:table-cell>
          <table:table-cell/>
          <table:table-cell table:formula="of:=([.D366]-[.A366])/0.0166667" office:value-type="float" office:value="39.9059201881602" calcext:value-type="float">
            <text:p>39.9059201881602</text:p>
          </table:table-cell>
          <table:table-cell table:formula="of:=ABS([.E366]-[.B366])/0.0166667" office:value-type="float" office:value="637.918724162552" calcext:value-type="float">
            <text:p>637.918724162552</text:p>
          </table:table-cell>
          <table:table-cell table:formula="of:=([.F366]-[.C366])/0.0166667" office:value-type="float" office:value="8.77198245603511" calcext:value-type="float">
            <text:p>8.77198245603511</text:p>
          </table:table-cell>
          <table:table-cell table:formula="of:=DEGREES(ATAN(ABS([.F366]-[.C366])/ABS([.E366]-[.B366])))" office:value-type="float" office:value="0.787821204802559" calcext:value-type="float">
            <text:p>0.787821204802559</text:p>
          </table:table-cell>
          <table:table-cell table:formula="of:=SQRT(POWER([.H366];2)+POWER([.I366];2)+POWER([.J366];2))" office:value-type="float" office:value="639.225882438634" calcext:value-type="float">
            <text:p>639.225882438634</text:p>
          </table:table-cell>
        </table:table-row>
        <table:table-row table:style-name="ro1">
          <table:table-cell office:value-type="float" office:value="76.765" calcext:value-type="float">
            <text:p>76.765</text:p>
          </table:table-cell>
          <table:table-cell office:value-type="float" office:value="289.863" calcext:value-type="float">
            <text:p>289.863</text:p>
          </table:table-cell>
          <table:table-cell office:value-type="float" office:value="42.4073" calcext:value-type="float">
            <text:p>42.4073</text:p>
          </table:table-cell>
          <table:table-cell office:value-type="float" office:value="77.4295" calcext:value-type="float">
            <text:p>77.4295</text:p>
          </table:table-cell>
          <table:table-cell office:value-type="float" office:value="280.643" calcext:value-type="float">
            <text:p>280.643</text:p>
          </table:table-cell>
          <table:table-cell office:value-type="float" office:value="42.8437" calcext:value-type="float">
            <text:p>42.8437</text:p>
          </table:table-cell>
          <table:table-cell/>
          <table:table-cell table:formula="of:=([.D367]-[.A367])/0.0166667" office:value-type="float" office:value="39.8699202601597" calcext:value-type="float">
            <text:p>39.8699202601597</text:p>
          </table:table-cell>
          <table:table-cell table:formula="of:=ABS([.E367]-[.B367])/0.0166667" office:value-type="float" office:value="553.198893602214" calcext:value-type="float">
            <text:p>553.198893602214</text:p>
          </table:table-cell>
          <table:table-cell table:formula="of:=([.F367]-[.C367])/0.0166667" office:value-type="float" office:value="26.1839476321047" calcext:value-type="float">
            <text:p>26.1839476321047</text:p>
          </table:table-cell>
          <table:table-cell table:formula="of:=DEGREES(ATAN(ABS([.F367]-[.C367])/ABS([.E367]-[.B367])))" office:value-type="float" office:value="2.70989491459242" calcext:value-type="float">
            <text:p>2.70989491459242</text:p>
          </table:table-cell>
          <table:table-cell table:formula="of:=SQRT(POWER([.H367];2)+POWER([.I367];2)+POWER([.J367];2))" office:value-type="float" office:value="555.251497555717" calcext:value-type="float">
            <text:p>555.251497555717</text:p>
          </table:table-cell>
        </table:table-row>
        <table:table-row table:style-name="ro1">
          <table:table-cell office:value-type="float" office:value="76.5202" calcext:value-type="float">
            <text:p>76.5202</text:p>
          </table:table-cell>
          <table:table-cell office:value-type="float" office:value="291.125" calcext:value-type="float">
            <text:p>291.125</text:p>
          </table:table-cell>
          <table:table-cell office:value-type="float" office:value="42.7244" calcext:value-type="float">
            <text:p>42.7244</text:p>
          </table:table-cell>
          <table:table-cell office:value-type="float" office:value="77.6504" calcext:value-type="float">
            <text:p>77.6504</text:p>
          </table:table-cell>
          <table:table-cell office:value-type="float" office:value="278.007" calcext:value-type="float">
            <text:p>278.007</text:p>
          </table:table-cell>
          <table:table-cell office:value-type="float" office:value="43.2609" calcext:value-type="float">
            <text:p>43.2609</text:p>
          </table:table-cell>
          <table:table-cell/>
          <table:table-cell table:formula="of:=([.D368]-[.A368])/0.0166667" office:value-type="float" office:value="67.8118643762714" calcext:value-type="float">
            <text:p>67.8118643762714</text:p>
          </table:table-cell>
          <table:table-cell table:formula="of:=ABS([.E368]-[.B368])/0.0166667" office:value-type="float" office:value="787.078425843148" calcext:value-type="float">
            <text:p>787.078425843148</text:p>
          </table:table-cell>
          <table:table-cell table:formula="of:=([.F368]-[.C368])/0.0166667" office:value-type="float" office:value="32.1899356201286" calcext:value-type="float">
            <text:p>32.1899356201286</text:p>
          </table:table-cell>
          <table:table-cell table:formula="of:=DEGREES(ATAN(ABS([.F368]-[.C368])/ABS([.E368]-[.B368])))" office:value-type="float" office:value="2.34197776260793" calcext:value-type="float">
            <text:p>2.34197776260793</text:p>
          </table:table-cell>
          <table:table-cell table:formula="of:=SQRT(POWER([.H368];2)+POWER([.I368];2)+POWER([.J368];2))" office:value-type="float" office:value="790.649789308226" calcext:value-type="float">
            <text:p>790.649789308226</text:p>
          </table:table-cell>
        </table:table-row>
        <table:table-row table:style-name="ro1">
          <table:table-cell office:value-type="float" office:value="76.7792" calcext:value-type="float">
            <text:p>76.7792</text:p>
          </table:table-cell>
          <table:table-cell office:value-type="float" office:value="291.145" calcext:value-type="float">
            <text:p>291.145</text:p>
          </table:table-cell>
          <table:table-cell office:value-type="float" office:value="42.719" calcext:value-type="float">
            <text:p>42.719</text:p>
          </table:table-cell>
          <table:table-cell office:value-type="float" office:value="77.6824" calcext:value-type="float">
            <text:p>77.6824</text:p>
          </table:table-cell>
          <table:table-cell office:value-type="float" office:value="280.511" calcext:value-type="float">
            <text:p>280.511</text:p>
          </table:table-cell>
          <table:table-cell office:value-type="float" office:value="43.615" calcext:value-type="float">
            <text:p>43.615</text:p>
          </table:table-cell>
          <table:table-cell/>
          <table:table-cell table:formula="of:=([.D369]-[.A369])/0.0166667" office:value-type="float" office:value="54.1918916162167" calcext:value-type="float">
            <text:p>54.1918916162167</text:p>
          </table:table-cell>
          <table:table-cell table:formula="of:=ABS([.E369]-[.B369])/0.0166667" office:value-type="float" office:value="638.03872392255" calcext:value-type="float">
            <text:p>638.03872392255</text:p>
          </table:table-cell>
          <table:table-cell table:formula="of:=([.F369]-[.C369])/0.0166667" office:value-type="float" office:value="53.7598924802151" calcext:value-type="float">
            <text:p>53.7598924802151</text:p>
          </table:table-cell>
          <table:table-cell table:formula="of:=DEGREES(ATAN(ABS([.F369]-[.C369])/ABS([.E369]-[.B369])))" office:value-type="float" office:value="4.81625406140945" calcext:value-type="float">
            <text:p>4.81625406140945</text:p>
          </table:table-cell>
          <table:table-cell table:formula="of:=SQRT(POWER([.H369];2)+POWER([.I369];2)+POWER([.J369];2))" office:value-type="float" office:value="642.588749030936" calcext:value-type="float">
            <text:p>642.588749030936</text:p>
          </table:table-cell>
        </table:table-row>
        <table:table-row table:style-name="ro1">
          <table:table-cell office:value-type="float" office:value="76.5067" calcext:value-type="float">
            <text:p>76.5067</text:p>
          </table:table-cell>
          <table:table-cell office:value-type="float" office:value="289.855" calcext:value-type="float">
            <text:p>289.855</text:p>
          </table:table-cell>
          <table:table-cell office:value-type="float" office:value="42.411" calcext:value-type="float">
            <text:p>42.411</text:p>
          </table:table-cell>
          <table:table-cell office:value-type="float" office:value="77.3831" calcext:value-type="float">
            <text:p>77.3831</text:p>
          </table:table-cell>
          <table:table-cell office:value-type="float" office:value="276.735" calcext:value-type="float">
            <text:p>276.735</text:p>
          </table:table-cell>
          <table:table-cell office:value-type="float" office:value="43.2168" calcext:value-type="float">
            <text:p>43.2168</text:p>
          </table:table-cell>
          <table:table-cell/>
          <table:table-cell table:formula="of:=([.D370]-[.A370])/0.0166667" office:value-type="float" office:value="52.5838948322106" calcext:value-type="float">
            <text:p>52.5838948322106</text:p>
          </table:table-cell>
          <table:table-cell table:formula="of:=ABS([.E370]-[.B370])/0.0166667" office:value-type="float" office:value="787.198425603149" calcext:value-type="float">
            <text:p>787.198425603149</text:p>
          </table:table-cell>
          <table:table-cell table:formula="of:=([.F370]-[.C370])/0.0166667" office:value-type="float" office:value="48.3479033041933" calcext:value-type="float">
            <text:p>48.3479033041933</text:p>
          </table:table-cell>
          <table:table-cell table:formula="of:=DEGREES(ATAN(ABS([.F370]-[.C370])/ABS([.E370]-[.B370])))" office:value-type="float" office:value="3.51455932865184" calcext:value-type="float">
            <text:p>3.51455932865184</text:p>
          </table:table-cell>
          <table:table-cell table:formula="of:=SQRT(POWER([.H370];2)+POWER([.I370];2)+POWER([.J370];2))" office:value-type="float" office:value="790.432759329795" calcext:value-type="float">
            <text:p>790.432759329795</text:p>
          </table:table-cell>
        </table:table-row>
        <table:table-row table:style-name="ro1">
          <table:table-cell office:value-type="float" office:value="77.236" calcext:value-type="float">
            <text:p>77.236</text:p>
          </table:table-cell>
          <table:table-cell office:value-type="float" office:value="285.841" calcext:value-type="float">
            <text:p>285.841</text:p>
          </table:table-cell>
          <table:table-cell office:value-type="float" office:value="42.7803" calcext:value-type="float">
            <text:p>42.7803</text:p>
          </table:table-cell>
          <table:table-cell office:value-type="float" office:value="78.1027" calcext:value-type="float">
            <text:p>78.1027</text:p>
          </table:table-cell>
          <table:table-cell office:value-type="float" office:value="274.231" calcext:value-type="float">
            <text:p>274.231</text:p>
          </table:table-cell>
          <table:table-cell office:value-type="float" office:value="43.3621" calcext:value-type="float">
            <text:p>43.3621</text:p>
          </table:table-cell>
          <table:table-cell/>
          <table:table-cell table:formula="of:=([.D371]-[.A371])/0.0166667" office:value-type="float" office:value="52.0018959962077" calcext:value-type="float">
            <text:p>52.0018959962077</text:p>
          </table:table-cell>
          <table:table-cell table:formula="of:=ABS([.E371]-[.B371])/0.0166667" office:value-type="float" office:value="696.598606802787" calcext:value-type="float">
            <text:p>696.598606802787</text:p>
          </table:table-cell>
          <table:table-cell table:formula="of:=([.F371]-[.C371])/0.0166667" office:value-type="float" office:value="34.9079301841397" calcext:value-type="float">
            <text:p>34.9079301841397</text:p>
          </table:table-cell>
          <table:table-cell table:formula="of:=DEGREES(ATAN(ABS([.F371]-[.C371])/ABS([.E371]-[.B371])))" office:value-type="float" office:value="2.8688047395666" calcext:value-type="float">
            <text:p>2.8688047395666</text:p>
          </table:table-cell>
          <table:table-cell table:formula="of:=SQRT(POWER([.H371];2)+POWER([.I371];2)+POWER([.J371];2))" office:value-type="float" office:value="699.408592867235" calcext:value-type="float">
            <text:p>699.408592867235</text:p>
          </table:table-cell>
        </table:table-row>
        <table:table-row table:style-name="ro1">
          <table:table-cell office:value-type="float" office:value="77.7483" calcext:value-type="float">
            <text:p>77.7483</text:p>
          </table:table-cell>
          <table:table-cell office:value-type="float" office:value="285.822" calcext:value-type="float">
            <text:p>285.822</text:p>
          </table:table-cell>
          <table:table-cell office:value-type="float" office:value="43.0321" calcext:value-type="float">
            <text:p>43.0321</text:p>
          </table:table-cell>
          <table:table-cell office:value-type="float" office:value="78.8721" calcext:value-type="float">
            <text:p>78.8721</text:p>
          </table:table-cell>
          <table:table-cell office:value-type="float" office:value="275.54" calcext:value-type="float">
            <text:p>275.54</text:p>
          </table:table-cell>
          <table:table-cell office:value-type="float" office:value="43.3939" calcext:value-type="float">
            <text:p>43.3939</text:p>
          </table:table-cell>
          <table:table-cell/>
          <table:table-cell table:formula="of:=([.D372]-[.A372])/0.0166667" office:value-type="float" office:value="67.4278651442699" calcext:value-type="float">
            <text:p>67.4278651442699</text:p>
          </table:table-cell>
          <table:table-cell table:formula="of:=ABS([.E372]-[.B372])/0.0166667" office:value-type="float" office:value="616.918766162467" calcext:value-type="float">
            <text:p>616.918766162467</text:p>
          </table:table-cell>
          <table:table-cell table:formula="of:=([.F372]-[.C372])/0.0166667" office:value-type="float" office:value="21.707956584087" calcext:value-type="float">
            <text:p>21.707956584087</text:p>
          </table:table-cell>
          <table:table-cell table:formula="of:=DEGREES(ATAN(ABS([.F372]-[.C372])/ABS([.E372]-[.B372])))" office:value-type="float" office:value="2.0152756030699" calcext:value-type="float">
            <text:p>2.0152756030699</text:p>
          </table:table-cell>
          <table:table-cell table:formula="of:=SQRT(POWER([.H372];2)+POWER([.I372];2)+POWER([.J372];2))" office:value-type="float" office:value="620.972234822452" calcext:value-type="float">
            <text:p>620.972234822452</text:p>
          </table:table-cell>
        </table:table-row>
        <table:table-row table:style-name="ro1">
          <table:table-cell office:value-type="float" office:value="77.2512" calcext:value-type="float">
            <text:p>77.2512</text:p>
          </table:table-cell>
          <table:table-cell office:value-type="float" office:value="287.154" calcext:value-type="float">
            <text:p>287.154</text:p>
          </table:table-cell>
          <table:table-cell office:value-type="float" office:value="42.8278" calcext:value-type="float">
            <text:p>42.8278</text:p>
          </table:table-cell>
          <table:table-cell office:value-type="float" office:value="78.3705" calcext:value-type="float">
            <text:p>78.3705</text:p>
          </table:table-cell>
          <table:table-cell office:value-type="float" office:value="275.5" calcext:value-type="float">
            <text:p>275.5</text:p>
          </table:table-cell>
          <table:table-cell office:value-type="float" office:value="43.4048" calcext:value-type="float">
            <text:p>43.4048</text:p>
          </table:table-cell>
          <table:table-cell/>
          <table:table-cell table:formula="of:=([.D373]-[.A373])/0.0166667" office:value-type="float" office:value="67.1578656842692" calcext:value-type="float">
            <text:p>67.1578656842692</text:p>
          </table:table-cell>
          <table:table-cell table:formula="of:=ABS([.E373]-[.B373])/0.0166667" office:value-type="float" office:value="699.238601522797" calcext:value-type="float">
            <text:p>699.238601522797</text:p>
          </table:table-cell>
          <table:table-cell table:formula="of:=([.F373]-[.C373])/0.0166667" office:value-type="float" office:value="34.6199307601384" calcext:value-type="float">
            <text:p>34.6199307601384</text:p>
          </table:table-cell>
          <table:table-cell table:formula="of:=DEGREES(ATAN(ABS([.F373]-[.C373])/ABS([.E373]-[.B373])))" office:value-type="float" office:value="2.83445092409546" calcext:value-type="float">
            <text:p>2.83445092409546</text:p>
          </table:table-cell>
          <table:table-cell table:formula="of:=SQRT(POWER([.H373];2)+POWER([.I373];2)+POWER([.J373];2))" office:value-type="float" office:value="703.308851350998" calcext:value-type="float">
            <text:p>703.308851350998</text:p>
          </table:table-cell>
        </table:table-row>
        <table:table-row table:style-name="ro1">
          <table:table-cell office:value-type="float" office:value="76.7789" calcext:value-type="float">
            <text:p>76.7789</text:p>
          </table:table-cell>
          <table:table-cell office:value-type="float" office:value="291.306" calcext:value-type="float">
            <text:p>291.306</text:p>
          </table:table-cell>
          <table:table-cell office:value-type="float" office:value="41.9242" calcext:value-type="float">
            <text:p>41.9242</text:p>
          </table:table-cell>
          <table:table-cell office:value-type="float" office:value="77.6834" calcext:value-type="float">
            <text:p>77.6834</text:p>
          </table:table-cell>
          <table:table-cell office:value-type="float" office:value="280.762" calcext:value-type="float">
            <text:p>280.762</text:p>
          </table:table-cell>
          <table:table-cell office:value-type="float" office:value="42.3199" calcext:value-type="float">
            <text:p>42.3199</text:p>
          </table:table-cell>
          <table:table-cell/>
          <table:table-cell table:formula="of:=([.D374]-[.A374])/0.0166667" office:value-type="float" office:value="54.2698914602179" calcext:value-type="float">
            <text:p>54.2698914602179</text:p>
          </table:table-cell>
          <table:table-cell table:formula="of:=ABS([.E374]-[.B374])/0.0166667" office:value-type="float" office:value="632.63873472253" calcext:value-type="float">
            <text:p>632.63873472253</text:p>
          </table:table-cell>
          <table:table-cell table:formula="of:=([.F374]-[.C374])/0.0166667" office:value-type="float" office:value="23.7419525160948" calcext:value-type="float">
            <text:p>23.7419525160948</text:p>
          </table:table-cell>
          <table:table-cell table:formula="of:=DEGREES(ATAN(ABS([.F374]-[.C374])/ABS([.E374]-[.B374])))" office:value-type="float" office:value="2.149213328322" calcext:value-type="float">
            <text:p>2.149213328322</text:p>
          </table:table-cell>
          <table:table-cell table:formula="of:=SQRT(POWER([.H374];2)+POWER([.I374];2)+POWER([.J374];2))" office:value-type="float" office:value="635.405909714179" calcext:value-type="float">
            <text:p>635.405909714179</text:p>
          </table:table-cell>
        </table:table-row>
        <table:table-row table:style-name="ro1">
          <table:table-cell office:value-type="float" office:value="76.751" calcext:value-type="float">
            <text:p>76.751</text:p>
          </table:table-cell>
          <table:table-cell office:value-type="float" office:value="288.54" calcext:value-type="float">
            <text:p>288.54</text:p>
          </table:table-cell>
          <table:table-cell office:value-type="float" office:value="42.3598" calcext:value-type="float">
            <text:p>42.3598</text:p>
          </table:table-cell>
          <table:table-cell office:value-type="float" office:value="77.1464" calcext:value-type="float">
            <text:p>77.1464</text:p>
          </table:table-cell>
          <table:table-cell office:value-type="float" office:value="278.072" calcext:value-type="float">
            <text:p>278.072</text:p>
          </table:table-cell>
          <table:table-cell office:value-type="float" office:value="42.7557" calcext:value-type="float">
            <text:p>42.7557</text:p>
          </table:table-cell>
          <table:table-cell/>
          <table:table-cell table:formula="of:=([.D375]-[.A375])/0.0166667" office:value-type="float" office:value="23.7239525520946" calcext:value-type="float">
            <text:p>23.7239525520946</text:p>
          </table:table-cell>
          <table:table-cell table:formula="of:=ABS([.E375]-[.B375])/0.0166667" office:value-type="float" office:value="628.078743842513" calcext:value-type="float">
            <text:p>628.078743842513</text:p>
          </table:table-cell>
          <table:table-cell table:formula="of:=([.F375]-[.C375])/0.0166667" office:value-type="float" office:value="23.7539524920949" calcext:value-type="float">
            <text:p>23.7539524920949</text:p>
          </table:table-cell>
          <table:table-cell table:formula="of:=DEGREES(ATAN(ABS([.F375]-[.C375])/ABS([.E375]-[.B375])))" office:value-type="float" office:value="2.1658954225746" calcext:value-type="float">
            <text:p>2.1658954225746</text:p>
          </table:table-cell>
          <table:table-cell table:formula="of:=SQRT(POWER([.H375];2)+POWER([.I375];2)+POWER([.J375];2))" office:value-type="float" office:value="628.975345025924" calcext:value-type="float">
            <text:p>628.975345025924</text:p>
          </table:table-cell>
        </table:table-row>
        <table:table-row table:style-name="ro1">
          <table:table-cell office:value-type="float" office:value="76.9796" calcext:value-type="float">
            <text:p>76.9796</text:p>
          </table:table-cell>
          <table:table-cell office:value-type="float" office:value="285.872" calcext:value-type="float">
            <text:p>285.872</text:p>
          </table:table-cell>
          <table:table-cell office:value-type="float" office:value="42.5239" calcext:value-type="float">
            <text:p>42.5239</text:p>
          </table:table-cell>
          <table:table-cell office:value-type="float" office:value="77.6188" calcext:value-type="float">
            <text:p>77.6188</text:p>
          </table:table-cell>
          <table:table-cell office:value-type="float" office:value="275.542" calcext:value-type="float">
            <text:p>275.542</text:p>
          </table:table-cell>
          <table:table-cell office:value-type="float" office:value="42.908" calcext:value-type="float">
            <text:p>42.908</text:p>
          </table:table-cell>
          <table:table-cell/>
          <table:table-cell table:formula="of:=([.D376]-[.A376])/0.0166667" office:value-type="float" office:value="38.3519232961527" calcext:value-type="float">
            <text:p>38.3519232961527</text:p>
          </table:table-cell>
          <table:table-cell table:formula="of:=ABS([.E376]-[.B376])/0.0166667" office:value-type="float" office:value="619.798760402482" calcext:value-type="float">
            <text:p>619.798760402482</text:p>
          </table:table-cell>
          <table:table-cell table:formula="of:=([.F376]-[.C376])/0.0166667" office:value-type="float" office:value="23.0459539080924" calcext:value-type="float">
            <text:p>23.0459539080924</text:p>
          </table:table-cell>
          <table:table-cell table:formula="of:=DEGREES(ATAN(ABS([.F376]-[.C376])/ABS([.E376]-[.B376])))" office:value-type="float" office:value="2.12944579684455" calcext:value-type="float">
            <text:p>2.12944579684455</text:p>
          </table:table-cell>
          <table:table-cell table:formula="of:=SQRT(POWER([.H376];2)+POWER([.I376];2)+POWER([.J376];2))" office:value-type="float" office:value="621.411690756217" calcext:value-type="float">
            <text:p>621.411690756217</text:p>
          </table:table-cell>
        </table:table-row>
        <table:table-row table:style-name="ro1">
          <table:table-cell office:value-type="float" office:value="76.0138" calcext:value-type="float">
            <text:p>76.0138</text:p>
          </table:table-cell>
          <table:table-cell office:value-type="float" office:value="292.471" calcext:value-type="float">
            <text:p>292.471</text:p>
          </table:table-cell>
          <table:table-cell office:value-type="float" office:value="42.5196" calcext:value-type="float">
            <text:p>42.5196</text:p>
          </table:table-cell>
          <table:table-cell office:value-type="float" office:value="76.6826" calcext:value-type="float">
            <text:p>76.6826</text:p>
          </table:table-cell>
          <table:table-cell office:value-type="float" office:value="281.747" calcext:value-type="float">
            <text:p>281.747</text:p>
          </table:table-cell>
          <table:table-cell office:value-type="float" office:value="43.4296" calcext:value-type="float">
            <text:p>43.4296</text:p>
          </table:table-cell>
          <table:table-cell/>
          <table:table-cell table:formula="of:=([.D377]-[.A377])/0.0166667" office:value-type="float" office:value="40.1279197441599" calcext:value-type="float">
            <text:p>40.1279197441599</text:p>
          </table:table-cell>
          <table:table-cell table:formula="of:=ABS([.E377]-[.B377])/0.0166667" office:value-type="float" office:value="643.438713122573" calcext:value-type="float">
            <text:p>643.438713122573</text:p>
          </table:table-cell>
          <table:table-cell table:formula="of:=([.F377]-[.C377])/0.0166667" office:value-type="float" office:value="54.5998908002186" calcext:value-type="float">
            <text:p>54.5998908002186</text:p>
          </table:table-cell>
          <table:table-cell table:formula="of:=DEGREES(ATAN(ABS([.F377]-[.C377])/ABS([.E377]-[.B377])))" office:value-type="float" office:value="4.85029398646086" calcext:value-type="float">
            <text:p>4.85029398646086</text:p>
          </table:table-cell>
          <table:table-cell table:formula="of:=SQRT(POWER([.H377];2)+POWER([.I377];2)+POWER([.J377];2))" office:value-type="float" office:value="646.996735357469" calcext:value-type="float">
            <text:p>646.996735357469</text:p>
          </table:table-cell>
        </table:table-row>
        <table:table-row table:style-name="ro1">
          <table:table-cell office:value-type="float" office:value="77.0382" calcext:value-type="float">
            <text:p>77.0382</text:p>
          </table:table-cell>
          <table:table-cell office:value-type="float" office:value="291.272" calcext:value-type="float">
            <text:p>291.272</text:p>
          </table:table-cell>
          <table:table-cell office:value-type="float" office:value="42.184" calcext:value-type="float">
            <text:p>42.184</text:p>
          </table:table-cell>
          <table:table-cell office:value-type="float" office:value="77.9363" calcext:value-type="float">
            <text:p>77.9363</text:p>
          </table:table-cell>
          <table:table-cell office:value-type="float" office:value="280.629" calcext:value-type="float">
            <text:p>280.629</text:p>
          </table:table-cell>
          <table:table-cell office:value-type="float" office:value="43.0923" calcext:value-type="float">
            <text:p>43.0923</text:p>
          </table:table-cell>
          <table:table-cell/>
          <table:table-cell table:formula="of:=([.D378]-[.A378])/0.0166667" office:value-type="float" office:value="53.8858922282155" calcext:value-type="float">
            <text:p>53.8858922282155</text:p>
          </table:table-cell>
          <table:table-cell table:formula="of:=ABS([.E378]-[.B378])/0.0166667" office:value-type="float" office:value="638.578722842553" calcext:value-type="float">
            <text:p>638.578722842553</text:p>
          </table:table-cell>
          <table:table-cell table:formula="of:=([.F378]-[.C378])/0.0166667" office:value-type="float" office:value="54.4978910042182" calcext:value-type="float">
            <text:p>54.4978910042182</text:p>
          </table:table-cell>
          <table:table-cell table:formula="of:=DEGREES(ATAN(ABS([.F378]-[.C378])/ABS([.E378]-[.B378])))" office:value-type="float" office:value="4.87794417881775" calcext:value-type="float">
            <text:p>4.87794417881775</text:p>
          </table:table-cell>
          <table:table-cell table:formula="of:=SQRT(POWER([.H378];2)+POWER([.I378];2)+POWER([.J378];2))" office:value-type="float" office:value="643.161328728931" calcext:value-type="float">
            <text:p>643.161328728931</text:p>
          </table:table-cell>
        </table:table-row>
        <table:table-row table:style-name="ro1">
          <table:table-cell office:value-type="float" office:value="76.0249" calcext:value-type="float">
            <text:p>76.0249</text:p>
          </table:table-cell>
          <table:table-cell office:value-type="float" office:value="293.991" calcext:value-type="float">
            <text:p>293.991</text:p>
          </table:table-cell>
          <table:table-cell office:value-type="float" office:value="41.7668" calcext:value-type="float">
            <text:p>41.7668</text:p>
          </table:table-cell>
          <table:table-cell office:value-type="float" office:value="76.6823" calcext:value-type="float">
            <text:p>76.6823</text:p>
          </table:table-cell>
          <table:table-cell office:value-type="float" office:value="281.907" calcext:value-type="float">
            <text:p>281.907</text:p>
          </table:table-cell>
          <table:table-cell office:value-type="float" office:value="42.6495" calcext:value-type="float">
            <text:p>42.6495</text:p>
          </table:table-cell>
          <table:table-cell/>
          <table:table-cell table:formula="of:=([.D379]-[.A379])/0.0166667" office:value-type="float" office:value="39.4439211121575" calcext:value-type="float">
            <text:p>39.4439211121575</text:p>
          </table:table-cell>
          <table:table-cell table:formula="of:=ABS([.E379]-[.B379])/0.0166667" office:value-type="float" office:value="725.0385499229" calcext:value-type="float">
            <text:p>725.0385499229</text:p>
          </table:table-cell>
          <table:table-cell table:formula="of:=([.F379]-[.C379])/0.0166667" office:value-type="float" office:value="52.9618940762118" calcext:value-type="float">
            <text:p>52.9618940762118</text:p>
          </table:table-cell>
          <table:table-cell table:formula="of:=DEGREES(ATAN(ABS([.F379]-[.C379])/ABS([.E379]-[.B379])))" office:value-type="float" office:value="4.17786475597118" calcext:value-type="float">
            <text:p>4.17786475597118</text:p>
          </table:table-cell>
          <table:table-cell table:formula="of:=SQRT(POWER([.H379];2)+POWER([.I379];2)+POWER([.J379];2))" office:value-type="float" office:value="728.039617061561" calcext:value-type="float">
            <text:p>728.039617061561</text:p>
          </table:table-cell>
        </table:table-row>
        <table:table-row table:style-name="ro1">
          <table:table-cell office:value-type="float" office:value="77.2513" calcext:value-type="float">
            <text:p>77.2513</text:p>
          </table:table-cell>
          <table:table-cell office:value-type="float" office:value="287.212" calcext:value-type="float">
            <text:p>287.212</text:p>
          </table:table-cell>
          <table:table-cell office:value-type="float" office:value="42.5644" calcext:value-type="float">
            <text:p>42.5644</text:p>
          </table:table-cell>
          <table:table-cell office:value-type="float" office:value="78.1385" calcext:value-type="float">
            <text:p>78.1385</text:p>
          </table:table-cell>
          <table:table-cell office:value-type="float" office:value="276.945" calcext:value-type="float">
            <text:p>276.945</text:p>
          </table:table-cell>
          <table:table-cell office:value-type="float" office:value="42.4283" calcext:value-type="float">
            <text:p>42.4283</text:p>
          </table:table-cell>
          <table:table-cell/>
          <table:table-cell table:formula="of:=([.D380]-[.A380])/0.0166667" office:value-type="float" office:value="53.2318935362125" calcext:value-type="float">
            <text:p>53.2318935362125</text:p>
          </table:table-cell>
          <table:table-cell table:formula="of:=ABS([.E380]-[.B380])/0.0166667" office:value-type="float" office:value="616.018767962464" calcext:value-type="float">
            <text:p>616.018767962464</text:p>
          </table:table-cell>
          <table:table-cell table:formula="of:=([.F380]-[.C380])/0.0166667" office:value-type="float" office:value="-8.1659836680326" calcext:value-type="float">
            <text:p>-8.1659836680326</text:p>
          </table:table-cell>
          <table:table-cell table:formula="of:=DEGREES(ATAN(ABS([.F380]-[.C380])/ABS([.E380]-[.B380])))" office:value-type="float" office:value="0.759471985905159" calcext:value-type="float">
            <text:p>0.759471985905159</text:p>
          </table:table-cell>
          <table:table-cell table:formula="of:=SQRT(POWER([.H380];2)+POWER([.I380];2)+POWER([.J380];2))" office:value-type="float" office:value="618.368369388918" calcext:value-type="float">
            <text:p>618.368369388918</text:p>
          </table:table-cell>
        </table:table-row>
        <table:table-row table:style-name="ro1">
          <table:table-cell office:value-type="float" office:value="77.0382" calcext:value-type="float">
            <text:p>77.0382</text:p>
          </table:table-cell>
          <table:table-cell office:value-type="float" office:value="291.153" calcext:value-type="float">
            <text:p>291.153</text:p>
          </table:table-cell>
          <table:table-cell office:value-type="float" office:value="42.7154" calcext:value-type="float">
            <text:p>42.7154</text:p>
          </table:table-cell>
          <table:table-cell office:value-type="float" office:value="77.9356" calcext:value-type="float">
            <text:p>77.9356</text:p>
          </table:table-cell>
          <table:table-cell office:value-type="float" office:value="280.52" calcext:value-type="float">
            <text:p>280.52</text:p>
          </table:table-cell>
          <table:table-cell office:value-type="float" office:value="43.6113" calcext:value-type="float">
            <text:p>43.6113</text:p>
          </table:table-cell>
          <table:table-cell/>
          <table:table-cell table:formula="of:=([.D381]-[.A381])/0.0166667" office:value-type="float" office:value="53.8438923122148" calcext:value-type="float">
            <text:p>53.8438923122148</text:p>
          </table:table-cell>
          <table:table-cell table:formula="of:=ABS([.E381]-[.B381])/0.0166667" office:value-type="float" office:value="637.978724042554" calcext:value-type="float">
            <text:p>637.978724042554</text:p>
          </table:table-cell>
          <table:table-cell table:formula="of:=([.F381]-[.C381])/0.0166667" office:value-type="float" office:value="53.7538924922149" calcext:value-type="float">
            <text:p>53.7538924922149</text:p>
          </table:table-cell>
          <table:table-cell table:formula="of:=DEGREES(ATAN(ABS([.F381]-[.C381])/ABS([.E381]-[.B381])))" office:value-type="float" office:value="4.81616983402286" calcext:value-type="float">
            <text:p>4.81616983402286</text:p>
          </table:table-cell>
          <table:table-cell table:formula="of:=SQRT(POWER([.H381];2)+POWER([.I381];2)+POWER([.J381];2))" office:value-type="float" office:value="642.499414807795" calcext:value-type="float">
            <text:p>642.499414807795</text:p>
          </table:table-cell>
        </table:table-row>
        <table:table-row table:style-name="ro1">
          <table:table-cell office:value-type="float" office:value="76.2736" calcext:value-type="float">
            <text:p>76.2736</text:p>
          </table:table-cell>
          <table:table-cell office:value-type="float" office:value="292.49" calcext:value-type="float">
            <text:p>292.49</text:p>
          </table:table-cell>
          <table:table-cell office:value-type="float" office:value="42.5141" calcext:value-type="float">
            <text:p>42.5141</text:p>
          </table:table-cell>
          <table:table-cell office:value-type="float" office:value="76.9366" calcext:value-type="float">
            <text:p>76.9366</text:p>
          </table:table-cell>
          <table:table-cell office:value-type="float" office:value="281.769" calcext:value-type="float">
            <text:p>281.769</text:p>
          </table:table-cell>
          <table:table-cell office:value-type="float" office:value="43.4239" calcext:value-type="float">
            <text:p>43.4239</text:p>
          </table:table-cell>
          <table:table-cell/>
          <table:table-cell table:formula="of:=([.D382]-[.A382])/0.0166667" office:value-type="float" office:value="39.7799204401589" calcext:value-type="float">
            <text:p>39.7799204401589</text:p>
          </table:table-cell>
          <table:table-cell table:formula="of:=ABS([.E382]-[.B382])/0.0166667" office:value-type="float" office:value="643.258713482573" calcext:value-type="float">
            <text:p>643.258713482573</text:p>
          </table:table-cell>
          <table:table-cell table:formula="of:=([.F382]-[.C382])/0.0166667" office:value-type="float" office:value="54.5878908242186" calcext:value-type="float">
            <text:p>54.5878908242186</text:p>
          </table:table-cell>
          <table:table-cell table:formula="of:=DEGREES(ATAN(ABS([.F382]-[.C382])/ABS([.E382]-[.B382])))" office:value-type="float" office:value="4.85058353320313" calcext:value-type="float">
            <text:p>4.85058353320313</text:p>
          </table:table-cell>
          <table:table-cell table:formula="of:=SQRT(POWER([.H382];2)+POWER([.I382];2)+POWER([.J382];2))" office:value-type="float" office:value="646.795216715552" calcext:value-type="float">
            <text:p>646.795216715552</text:p>
          </table:table-cell>
        </table:table-row>
        <table:table-row table:style-name="ro1">
          <table:table-cell office:value-type="float" office:value="77.2512" calcext:value-type="float">
            <text:p>77.2512</text:p>
          </table:table-cell>
          <table:table-cell office:value-type="float" office:value="287.206" calcext:value-type="float">
            <text:p>287.206</text:p>
          </table:table-cell>
          <table:table-cell office:value-type="float" office:value="42.5652" calcext:value-type="float">
            <text:p>42.5652</text:p>
          </table:table-cell>
          <table:table-cell office:value-type="float" office:value="78.1373" calcext:value-type="float">
            <text:p>78.1373</text:p>
          </table:table-cell>
          <table:table-cell office:value-type="float" office:value="276.782" calcext:value-type="float">
            <text:p>276.782</text:p>
          </table:table-cell>
          <table:table-cell office:value-type="float" office:value="43.2024" calcext:value-type="float">
            <text:p>43.2024</text:p>
          </table:table-cell>
          <table:table-cell/>
          <table:table-cell table:formula="of:=([.D383]-[.A383])/0.0166667" office:value-type="float" office:value="53.1658936682126" calcext:value-type="float">
            <text:p>53.1658936682126</text:p>
          </table:table-cell>
          <table:table-cell table:formula="of:=ABS([.E383]-[.B383])/0.0166667" office:value-type="float" office:value="625.438749122504" calcext:value-type="float">
            <text:p>625.438749122504</text:p>
          </table:table-cell>
          <table:table-cell table:formula="of:=([.F383]-[.C383])/0.0166667" office:value-type="float" office:value="38.2319235361529" calcext:value-type="float">
            <text:p>38.2319235361529</text:p>
          </table:table-cell>
          <table:table-cell table:formula="of:=DEGREES(ATAN(ABS([.F383]-[.C383])/ABS([.E383]-[.B383])))" office:value-type="float" office:value="3.49803326264415" calcext:value-type="float">
            <text:p>3.49803326264415</text:p>
          </table:table-cell>
          <table:table-cell table:formula="of:=SQRT(POWER([.H383];2)+POWER([.I383];2)+POWER([.J383];2))" office:value-type="float" office:value="628.857631845823" calcext:value-type="float">
            <text:p>628.857631845823</text:p>
          </table:table-cell>
        </table:table-row>
        <table:table-row table:style-name="ro1">
          <table:table-cell office:value-type="float" office:value="77.987" calcext:value-type="float">
            <text:p>77.987</text:p>
          </table:table-cell>
          <table:table-cell office:value-type="float" office:value="284.479" calcext:value-type="float">
            <text:p>284.479</text:p>
          </table:table-cell>
          <table:table-cell office:value-type="float" office:value="43.2406" calcext:value-type="float">
            <text:p>43.2406</text:p>
          </table:table-cell>
          <table:table-cell office:value-type="float" office:value="78.8317" calcext:value-type="float">
            <text:p>78.8317</text:p>
          </table:table-cell>
          <table:table-cell office:value-type="float" office:value="272.846" calcext:value-type="float">
            <text:p>272.846</text:p>
          </table:table-cell>
          <table:table-cell office:value-type="float" office:value="44.3178" calcext:value-type="float">
            <text:p>44.3178</text:p>
          </table:table-cell>
          <table:table-cell/>
          <table:table-cell table:formula="of:=([.D384]-[.A384])/0.0166667" office:value-type="float" office:value="50.6818986362029" calcext:value-type="float">
            <text:p>50.6818986362029</text:p>
          </table:table-cell>
          <table:table-cell table:formula="of:=ABS([.E384]-[.B384])/0.0166667" office:value-type="float" office:value="697.978604042791" calcext:value-type="float">
            <text:p>697.978604042791</text:p>
          </table:table-cell>
          <table:table-cell table:formula="of:=([.F384]-[.C384])/0.0166667" office:value-type="float" office:value="64.6318707362584" calcext:value-type="float">
            <text:p>64.6318707362584</text:p>
          </table:table-cell>
          <table:table-cell table:formula="of:=DEGREES(ATAN(ABS([.F384]-[.C384])/ABS([.E384]-[.B384])))" office:value-type="float" office:value="5.29042485271796" calcext:value-type="float">
            <text:p>5.29042485271796</text:p>
          </table:table-cell>
          <table:table-cell table:formula="of:=SQRT(POWER([.H384];2)+POWER([.I384];2)+POWER([.J384];2))" office:value-type="float" office:value="702.794468721661" calcext:value-type="float">
            <text:p>702.794468721661</text:p>
          </table:table-cell>
        </table:table-row>
        <table:table-row table:style-name="ro1">
          <table:table-cell office:value-type="float" office:value="78.0053" calcext:value-type="float">
            <text:p>78.0053</text:p>
          </table:table-cell>
          <table:table-cell office:value-type="float" office:value="285.96" calcext:value-type="float">
            <text:p>285.96</text:p>
          </table:table-cell>
          <table:table-cell office:value-type="float" office:value="42.5006" calcext:value-type="float">
            <text:p>42.5006</text:p>
          </table:table-cell>
          <table:table-cell office:value-type="float" office:value="78.8937" calcext:value-type="float">
            <text:p>78.8937</text:p>
          </table:table-cell>
          <table:table-cell office:value-type="float" office:value="277.005" calcext:value-type="float">
            <text:p>277.005</text:p>
          </table:table-cell>
          <table:table-cell office:value-type="float" office:value="42.4118" calcext:value-type="float">
            <text:p>42.4118</text:p>
          </table:table-cell>
          <table:table-cell/>
          <table:table-cell table:formula="of:=([.D385]-[.A385])/0.0166667" office:value-type="float" office:value="53.3038933922126" calcext:value-type="float">
            <text:p>53.3038933922126</text:p>
          </table:table-cell>
          <table:table-cell table:formula="of:=ABS([.E385]-[.B385])/0.0166667" office:value-type="float" office:value="537.298925402148" calcext:value-type="float">
            <text:p>537.298925402148</text:p>
          </table:table-cell>
          <table:table-cell table:formula="of:=([.F385]-[.C385])/0.0166667" office:value-type="float" office:value="-5.32798934402126" calcext:value-type="float">
            <text:p>-5.32798934402126</text:p>
          </table:table-cell>
          <table:table-cell table:formula="of:=DEGREES(ATAN(ABS([.F385]-[.C385])/ABS([.E385]-[.B385])))" office:value-type="float" office:value="0.568140531992446" calcext:value-type="float">
            <text:p>0.568140531992446</text:p>
          </table:table-cell>
          <table:table-cell table:formula="of:=SQRT(POWER([.H385];2)+POWER([.I385];2)+POWER([.J385];2))" office:value-type="float" office:value="539.962802199857" calcext:value-type="float">
            <text:p>539.962802199857</text:p>
          </table:table-cell>
        </table:table-row>
        <table:table-row table:style-name="ro1">
          <table:table-cell office:value-type="float" office:value="76.2483" calcext:value-type="float">
            <text:p>76.2483</text:p>
          </table:table-cell>
          <table:table-cell office:value-type="float" office:value="289.84" calcext:value-type="float">
            <text:p>289.84</text:p>
          </table:table-cell>
          <table:table-cell office:value-type="float" office:value="42.4157" calcext:value-type="float">
            <text:p>42.4157</text:p>
          </table:table-cell>
          <table:table-cell office:value-type="float" office:value="76.8943" calcext:value-type="float">
            <text:p>76.8943</text:p>
          </table:table-cell>
          <table:table-cell office:value-type="float" office:value="278.012" calcext:value-type="float">
            <text:p>278.012</text:p>
          </table:table-cell>
          <table:table-cell office:value-type="float" office:value="43.0173" calcext:value-type="float">
            <text:p>43.0173</text:p>
          </table:table-cell>
          <table:table-cell/>
          <table:table-cell table:formula="of:=([.D386]-[.A386])/0.0166667" office:value-type="float" office:value="38.7599224801551" calcext:value-type="float">
            <text:p>38.7599224801551</text:p>
          </table:table-cell>
          <table:table-cell table:formula="of:=ABS([.E386]-[.B386])/0.0166667" office:value-type="float" office:value="709.678580642837" calcext:value-type="float">
            <text:p>709.678580642837</text:p>
          </table:table-cell>
          <table:table-cell table:formula="of:=([.F386]-[.C386])/0.0166667" office:value-type="float" office:value="36.0959278081442" calcext:value-type="float">
            <text:p>36.0959278081442</text:p>
          </table:table-cell>
          <table:table-cell table:formula="of:=DEGREES(ATAN(ABS([.F386]-[.C386])/ABS([.E386]-[.B386])))" office:value-type="float" office:value="2.91168949531024" calcext:value-type="float">
            <text:p>2.91168949531024</text:p>
          </table:table-cell>
          <table:table-cell table:formula="of:=SQRT(POWER([.H386];2)+POWER([.I386];2)+POWER([.J386];2))" office:value-type="float" office:value="711.652257368885" calcext:value-type="float">
            <text:p>711.652257368885</text:p>
          </table:table-cell>
        </table:table-row>
        <table:table-row table:style-name="ro1">
          <table:table-cell office:value-type="float" office:value="76.9797" calcext:value-type="float">
            <text:p>76.9797</text:p>
          </table:table-cell>
          <table:table-cell office:value-type="float" office:value="285.991" calcext:value-type="float">
            <text:p>285.991</text:p>
          </table:table-cell>
          <table:table-cell office:value-type="float" office:value="41.9972" calcext:value-type="float">
            <text:p>41.9972</text:p>
          </table:table-cell>
          <table:table-cell office:value-type="float" office:value="77.8538" calcext:value-type="float">
            <text:p>77.8538</text:p>
          </table:table-cell>
          <table:table-cell office:value-type="float" office:value="274.416" calcext:value-type="float">
            <text:p>274.416</text:p>
          </table:table-cell>
          <table:table-cell office:value-type="float" office:value="42.3424" calcext:value-type="float">
            <text:p>42.3424</text:p>
          </table:table-cell>
          <table:table-cell/>
          <table:table-cell table:formula="of:=([.D387]-[.A387])/0.0166667" office:value-type="float" office:value="52.4458951082106" calcext:value-type="float">
            <text:p>52.4458951082106</text:p>
          </table:table-cell>
          <table:table-cell table:formula="of:=ABS([.E387]-[.B387])/0.0166667" office:value-type="float" office:value="694.498611002777" calcext:value-type="float">
            <text:p>694.498611002777</text:p>
          </table:table-cell>
          <table:table-cell table:formula="of:=([.F387]-[.C387])/0.0166667" office:value-type="float" office:value="20.7119585760827" calcext:value-type="float">
            <text:p>20.7119585760827</text:p>
          </table:table-cell>
          <table:table-cell table:formula="of:=DEGREES(ATAN(ABS([.F387]-[.C387])/ABS([.E387]-[.B387])))" office:value-type="float" office:value="1.70821965573186" calcext:value-type="float">
            <text:p>1.70821965573186</text:p>
          </table:table-cell>
          <table:table-cell table:formula="of:=SQRT(POWER([.H387];2)+POWER([.I387];2)+POWER([.J387];2))" office:value-type="float" office:value="696.783953479517" calcext:value-type="float">
            <text:p>696.783953479517</text:p>
          </table:table-cell>
        </table:table-row>
        <table:table-row table:style-name="ro1">
          <table:table-cell office:value-type="float" office:value="77.5241" calcext:value-type="float">
            <text:p>77.5241</text:p>
          </table:table-cell>
          <table:table-cell office:value-type="float" office:value="288.535" calcext:value-type="float">
            <text:p>288.535</text:p>
          </table:table-cell>
          <table:table-cell office:value-type="float" office:value="42.6087" calcext:value-type="float">
            <text:p>42.6087</text:p>
          </table:table-cell>
          <table:table-cell office:value-type="float" office:value="78.4066" calcext:value-type="float">
            <text:p>78.4066</text:p>
          </table:table-cell>
          <table:table-cell office:value-type="float" office:value="278.063" calcext:value-type="float">
            <text:p>278.063</text:p>
          </table:table-cell>
          <table:table-cell office:value-type="float" office:value="43.2452" calcext:value-type="float">
            <text:p>43.2452</text:p>
          </table:table-cell>
          <table:table-cell/>
          <table:table-cell table:formula="of:=([.D388]-[.A388])/0.0166667" office:value-type="float" office:value="52.9498941002114" calcext:value-type="float">
            <text:p>52.9498941002114</text:p>
          </table:table-cell>
          <table:table-cell table:formula="of:=ABS([.E388]-[.B388])/0.0166667" office:value-type="float" office:value="628.318743362516" calcext:value-type="float">
            <text:p>628.318743362516</text:p>
          </table:table-cell>
          <table:table-cell table:formula="of:=([.F388]-[.C388])/0.0166667" office:value-type="float" office:value="38.1899236201526" calcext:value-type="float">
            <text:p>38.1899236201526</text:p>
          </table:table-cell>
          <table:table-cell table:formula="of:=DEGREES(ATAN(ABS([.F388]-[.C388])/ABS([.E388]-[.B388])))" office:value-type="float" office:value="3.4782232177447" calcext:value-type="float">
            <text:p>3.4782232177447</text:p>
          </table:table-cell>
          <table:table-cell table:formula="of:=SQRT(POWER([.H388];2)+POWER([.I388];2)+POWER([.J388];2))" office:value-type="float" office:value="631.701357297883" calcext:value-type="float">
            <text:p>631.701357297883</text:p>
          </table:table-cell>
        </table:table-row>
        <table:table-row table:style-name="ro1">
          <table:table-cell office:value-type="float" office:value="77.0679" calcext:value-type="float">
            <text:p>77.0679</text:p>
          </table:table-cell>
          <table:table-cell office:value-type="float" office:value="293.835" calcext:value-type="float">
            <text:p>293.835</text:p>
          </table:table-cell>
          <table:table-cell office:value-type="float" office:value="42.8127" calcext:value-type="float">
            <text:p>42.8127</text:p>
          </table:table-cell>
          <table:table-cell office:value-type="float" office:value="78.224" calcext:value-type="float">
            <text:p>78.224</text:p>
          </table:table-cell>
          <table:table-cell office:value-type="float" office:value="283.104" calcext:value-type="float">
            <text:p>283.104</text:p>
          </table:table-cell>
          <table:table-cell office:value-type="float" office:value="43.706" calcext:value-type="float">
            <text:p>43.706</text:p>
          </table:table-cell>
          <table:table-cell/>
          <table:table-cell table:formula="of:=([.D389]-[.A389])/0.0166667" office:value-type="float" office:value="69.365861268278" calcext:value-type="float">
            <text:p>69.365861268278</text:p>
          </table:table-cell>
          <table:table-cell table:formula="of:=ABS([.E389]-[.B389])/0.0166667" office:value-type="float" office:value="643.858712282575" calcext:value-type="float">
            <text:p>643.858712282575</text:p>
          </table:table-cell>
          <table:table-cell table:formula="of:=([.F389]-[.C389])/0.0166667" office:value-type="float" office:value="53.5978928042146" calcext:value-type="float">
            <text:p>53.5978928042146</text:p>
          </table:table-cell>
          <table:table-cell table:formula="of:=DEGREES(ATAN(ABS([.F389]-[.C389])/ABS([.E389]-[.B389])))" office:value-type="float" office:value="4.75860432232643" calcext:value-type="float">
            <text:p>4.75860432232643</text:p>
          </table:table-cell>
          <table:table-cell table:formula="of:=SQRT(POWER([.H389];2)+POWER([.I389];2)+POWER([.J389];2))" office:value-type="float" office:value="649.798736690614" calcext:value-type="float">
            <text:p>649.798736690614</text:p>
          </table:table-cell>
        </table:table-row>
        <table:table-row table:style-name="ro1">
          <table:table-cell office:value-type="float" office:value="77.4922" calcext:value-type="float">
            <text:p>77.4922</text:p>
          </table:table-cell>
          <table:table-cell office:value-type="float" office:value="285.86" calcext:value-type="float">
            <text:p>285.86</text:p>
          </table:table-cell>
          <table:table-cell office:value-type="float" office:value="42.7749" calcext:value-type="float">
            <text:p>42.7749</text:p>
          </table:table-cell>
          <table:table-cell office:value-type="float" office:value="78.3705" calcext:value-type="float">
            <text:p>78.3705</text:p>
          </table:table-cell>
          <table:table-cell office:value-type="float" office:value="275.5" calcext:value-type="float">
            <text:p>275.5</text:p>
          </table:table-cell>
          <table:table-cell office:value-type="float" office:value="43.4048" calcext:value-type="float">
            <text:p>43.4048</text:p>
          </table:table-cell>
          <table:table-cell/>
          <table:table-cell table:formula="of:=([.D390]-[.A390])/0.0166667" office:value-type="float" office:value="52.6978946042114" calcext:value-type="float">
            <text:p>52.6978946042114</text:p>
          </table:table-cell>
          <table:table-cell table:formula="of:=ABS([.E390]-[.B390])/0.0166667" office:value-type="float" office:value="621.598756802487" calcext:value-type="float">
            <text:p>621.598756802487</text:p>
          </table:table-cell>
          <table:table-cell table:formula="of:=([.F390]-[.C390])/0.0166667" office:value-type="float" office:value="37.7939244121511" calcext:value-type="float">
            <text:p>37.7939244121511</text:p>
          </table:table-cell>
          <table:table-cell table:formula="of:=DEGREES(ATAN(ABS([.F390]-[.C390])/ABS([.E390]-[.B390])))" office:value-type="float" office:value="3.47936649349439" calcext:value-type="float">
            <text:p>3.47936649349439</text:p>
          </table:table-cell>
          <table:table-cell table:formula="of:=SQRT(POWER([.H390];2)+POWER([.I390];2)+POWER([.J390];2))" office:value-type="float" office:value="624.972370010535" calcext:value-type="float">
            <text:p>624.972370010535</text:p>
          </table:table-cell>
        </table:table-row>
        <table:table-row table:style-name="ro1">
          <table:table-cell office:value-type="float" office:value="77.492" calcext:value-type="float">
            <text:p>77.492</text:p>
          </table:table-cell>
          <table:table-cell office:value-type="float" office:value="285.798" calcext:value-type="float">
            <text:p>285.798</text:p>
          </table:table-cell>
          <table:table-cell office:value-type="float" office:value="43.0383" calcext:value-type="float">
            <text:p>43.0383</text:p>
          </table:table-cell>
          <table:table-cell office:value-type="float" office:value="78.3705" calcext:value-type="float">
            <text:p>78.3705</text:p>
          </table:table-cell>
          <table:table-cell office:value-type="float" office:value="275.495" calcext:value-type="float">
            <text:p>275.495</text:p>
          </table:table-cell>
          <table:table-cell office:value-type="float" office:value="43.4056" calcext:value-type="float">
            <text:p>43.4056</text:p>
          </table:table-cell>
          <table:table-cell/>
          <table:table-cell table:formula="of:=([.D391]-[.A391])/0.0166667" office:value-type="float" office:value="52.709894580211" calcext:value-type="float">
            <text:p>52.709894580211</text:p>
          </table:table-cell>
          <table:table-cell table:formula="of:=ABS([.E391]-[.B391])/0.0166667" office:value-type="float" office:value="618.178763642473" calcext:value-type="float">
            <text:p>618.178763642473</text:p>
          </table:table-cell>
          <table:table-cell table:formula="of:=([.F391]-[.C391])/0.0166667" office:value-type="float" office:value="22.0379559240882" calcext:value-type="float">
            <text:p>22.0379559240882</text:p>
          </table:table-cell>
          <table:table-cell table:formula="of:=DEGREES(ATAN(ABS([.F391]-[.C391])/ABS([.E391]-[.B391])))" office:value-type="float" office:value="2.04171904211143" calcext:value-type="float">
            <text:p>2.04171904211143</text:p>
          </table:table-cell>
          <table:table-cell table:formula="of:=SQRT(POWER([.H391];2)+POWER([.I391];2)+POWER([.J391];2))" office:value-type="float" office:value="620.813166988672" calcext:value-type="float">
            <text:p>620.813166988672</text:p>
          </table:table-cell>
        </table:table-row>
        <table:table-row table:style-name="ro1">
          <table:table-cell office:value-type="float" office:value="77.0382" calcext:value-type="float">
            <text:p>77.0382</text:p>
          </table:table-cell>
          <table:table-cell office:value-type="float" office:value="291.099" calcext:value-type="float">
            <text:p>291.099</text:p>
          </table:table-cell>
          <table:table-cell office:value-type="float" office:value="42.98" calcext:value-type="float">
            <text:p>42.98</text:p>
          </table:table-cell>
          <table:table-cell office:value-type="float" office:value="77.9184" calcext:value-type="float">
            <text:p>77.9184</text:p>
          </table:table-cell>
          <table:table-cell office:value-type="float" office:value="279.183" calcext:value-type="float">
            <text:p>279.183</text:p>
          </table:table-cell>
          <table:table-cell office:value-type="float" office:value="43.8219" calcext:value-type="float">
            <text:p>43.8219</text:p>
          </table:table-cell>
          <table:table-cell/>
          <table:table-cell table:formula="of:=([.D392]-[.A392])/0.0166667" office:value-type="float" office:value="52.8118943762114" calcext:value-type="float">
            <text:p>52.8118943762114</text:p>
          </table:table-cell>
          <table:table-cell table:formula="of:=ABS([.E392]-[.B392])/0.0166667" office:value-type="float" office:value="714.95857008286" calcext:value-type="float">
            <text:p>714.95857008286</text:p>
          </table:table-cell>
          <table:table-cell table:formula="of:=([.F392]-[.C392])/0.0166667" office:value-type="float" office:value="50.5138989722022" calcext:value-type="float">
            <text:p>50.5138989722022</text:p>
          </table:table-cell>
          <table:table-cell table:formula="of:=DEGREES(ATAN(ABS([.F392]-[.C392])/ABS([.E392]-[.B392])))" office:value-type="float" office:value="4.04139745811535" calcext:value-type="float">
            <text:p>4.04139745811535</text:p>
          </table:table-cell>
          <table:table-cell table:formula="of:=SQRT(POWER([.H392];2)+POWER([.I392];2)+POWER([.J392];2))" office:value-type="float" office:value="718.683871470555" calcext:value-type="float">
            <text:p>718.683871470555</text:p>
          </table:table-cell>
        </table:table-row>
        <table:table-row table:style-name="ro1">
          <table:table-cell office:value-type="float" office:value="77.748" calcext:value-type="float">
            <text:p>77.748</text:p>
          </table:table-cell>
          <table:table-cell office:value-type="float" office:value="285.771" calcext:value-type="float">
            <text:p>285.771</text:p>
          </table:table-cell>
          <table:table-cell office:value-type="float" office:value="43.2936" calcext:value-type="float">
            <text:p>43.2936</text:p>
          </table:table-cell>
          <table:table-cell office:value-type="float" office:value="78.8519" calcext:value-type="float">
            <text:p>78.8519</text:p>
          </table:table-cell>
          <table:table-cell office:value-type="float" office:value="274.189" calcext:value-type="float">
            <text:p>274.189</text:p>
          </table:table-cell>
          <table:table-cell office:value-type="float" office:value="43.8573" calcext:value-type="float">
            <text:p>43.8573</text:p>
          </table:table-cell>
          <table:table-cell/>
          <table:table-cell table:formula="of:=([.D393]-[.A393])/0.0166667" office:value-type="float" office:value="66.2338675322647" calcext:value-type="float">
            <text:p>66.2338675322647</text:p>
          </table:table-cell>
          <table:table-cell table:formula="of:=ABS([.E393]-[.B393])/0.0166667" office:value-type="float" office:value="694.918610162779" calcext:value-type="float">
            <text:p>694.918610162779</text:p>
          </table:table-cell>
          <table:table-cell table:formula="of:=([.F393]-[.C393])/0.0166667" office:value-type="float" office:value="33.8219323561355" calcext:value-type="float">
            <text:p>33.8219323561355</text:p>
          </table:table-cell>
          <table:table-cell table:formula="of:=DEGREES(ATAN(ABS([.F393]-[.C393])/ABS([.E393]-[.B393])))" office:value-type="float" office:value="2.7864069119564" calcext:value-type="float">
            <text:p>2.7864069119564</text:p>
          </table:table-cell>
          <table:table-cell table:formula="of:=SQRT(POWER([.H393];2)+POWER([.I393];2)+POWER([.J393];2))" office:value-type="float" office:value="698.886774139526" calcext:value-type="float">
            <text:p>698.886774139526</text:p>
          </table:table-cell>
        </table:table-row>
        <table:table-row table:style-name="ro1">
          <table:table-cell office:value-type="float" office:value="76.261" calcext:value-type="float">
            <text:p>76.261</text:p>
          </table:table-cell>
          <table:table-cell office:value-type="float" office:value="291.094" calcext:value-type="float">
            <text:p>291.094</text:p>
          </table:table-cell>
          <table:table-cell office:value-type="float" office:value="42.7316" calcext:value-type="float">
            <text:p>42.7316</text:p>
          </table:table-cell>
          <table:table-cell office:value-type="float" office:value="77.146" calcext:value-type="float">
            <text:p>77.146</text:p>
          </table:table-cell>
          <table:table-cell office:value-type="float" office:value="277.848" calcext:value-type="float">
            <text:p>277.848</text:p>
          </table:table-cell>
          <table:table-cell office:value-type="float" office:value="43.7897" calcext:value-type="float">
            <text:p>43.7897</text:p>
          </table:table-cell>
          <table:table-cell/>
          <table:table-cell table:formula="of:=([.D394]-[.A394])/0.0166667" office:value-type="float" office:value="53.0998938002127" calcext:value-type="float">
            <text:p>53.0998938002127</text:p>
          </table:table-cell>
          <table:table-cell table:formula="of:=ABS([.E394]-[.B394])/0.0166667" office:value-type="float" office:value="794.758410483178" calcext:value-type="float">
            <text:p>794.758410483178</text:p>
          </table:table-cell>
          <table:table-cell table:formula="of:=([.F394]-[.C394])/0.0166667" office:value-type="float" office:value="63.4858730282541" calcext:value-type="float">
            <text:p>63.4858730282541</text:p>
          </table:table-cell>
          <table:table-cell table:formula="of:=DEGREES(ATAN(ABS([.F394]-[.C394])/ABS([.E394]-[.B394])))" office:value-type="float" office:value="4.56713034236958" calcext:value-type="float">
            <text:p>4.56713034236958</text:p>
          </table:table-cell>
          <table:table-cell table:formula="of:=SQRT(POWER([.H394];2)+POWER([.I394];2)+POWER([.J394];2))" office:value-type="float" office:value="799.056309548646" calcext:value-type="float">
            <text:p>799.056309548646</text:p>
          </table:table-cell>
        </table:table-row>
        <table:table-row table:style-name="ro1">
          <table:table-cell office:value-type="float" office:value="77.4922" calcext:value-type="float">
            <text:p>77.4922</text:p>
          </table:table-cell>
          <table:table-cell office:value-type="float" office:value="285.86" calcext:value-type="float">
            <text:p>285.86</text:p>
          </table:table-cell>
          <table:table-cell office:value-type="float" office:value="42.7749" calcext:value-type="float">
            <text:p>42.7749</text:p>
          </table:table-cell>
          <table:table-cell office:value-type="float" office:value="78.3528" calcext:value-type="float">
            <text:p>78.3528</text:p>
          </table:table-cell>
          <table:table-cell office:value-type="float" office:value="274.252" calcext:value-type="float">
            <text:p>274.252</text:p>
          </table:table-cell>
          <table:table-cell office:value-type="float" office:value="43.3565" calcext:value-type="float">
            <text:p>43.3565</text:p>
          </table:table-cell>
          <table:table-cell/>
          <table:table-cell table:formula="of:=([.D395]-[.A395])/0.0166667" office:value-type="float" office:value="51.6358967282069" calcext:value-type="float">
            <text:p>51.6358967282069</text:p>
          </table:table-cell>
          <table:table-cell table:formula="of:=ABS([.E395]-[.B395])/0.0166667" office:value-type="float" office:value="696.478607042786" calcext:value-type="float">
            <text:p>696.478607042786</text:p>
          </table:table-cell>
          <table:table-cell table:formula="of:=([.F395]-[.C395])/0.0166667" office:value-type="float" office:value="34.8959302081393" calcext:value-type="float">
            <text:p>34.8959302081393</text:p>
          </table:table-cell>
          <table:table-cell table:formula="of:=DEGREES(ATAN(ABS([.F395]-[.C395])/ABS([.E395]-[.B395])))" office:value-type="float" office:value="2.86831348962559" calcext:value-type="float">
            <text:p>2.86831348962559</text:p>
          </table:table-cell>
          <table:table-cell table:formula="of:=SQRT(POWER([.H395];2)+POWER([.I395];2)+POWER([.J395];2))" office:value-type="float" office:value="699.261354462176" calcext:value-type="float">
            <text:p>699.261354462176</text:p>
          </table:table-cell>
        </table:table-row>
        <table:table-row table:style-name="ro1">
          <table:table-cell office:value-type="float" office:value="77.748" calcext:value-type="float">
            <text:p>77.748</text:p>
          </table:table-cell>
          <table:table-cell office:value-type="float" office:value="285.765" calcext:value-type="float">
            <text:p>285.765</text:p>
          </table:table-cell>
          <table:table-cell office:value-type="float" office:value="43.2945" calcext:value-type="float">
            <text:p>43.2945</text:p>
          </table:table-cell>
          <table:table-cell office:value-type="float" office:value="78.8708" calcext:value-type="float">
            <text:p>78.8708</text:p>
          </table:table-cell>
          <table:table-cell office:value-type="float" office:value="275.435" calcext:value-type="float">
            <text:p>275.435</text:p>
          </table:table-cell>
          <table:table-cell office:value-type="float" office:value="43.907" calcext:value-type="float">
            <text:p>43.907</text:p>
          </table:table-cell>
          <table:table-cell/>
          <table:table-cell table:formula="of:=([.D396]-[.A396])/0.0166667" office:value-type="float" office:value="67.3678652642694" calcext:value-type="float">
            <text:p>67.3678652642694</text:p>
          </table:table-cell>
          <table:table-cell table:formula="of:=ABS([.E396]-[.B396])/0.0166667" office:value-type="float" office:value="619.798760402478" calcext:value-type="float">
            <text:p>619.798760402478</text:p>
          </table:table-cell>
          <table:table-cell table:formula="of:=([.F396]-[.C396])/0.0166667" office:value-type="float" office:value="36.7499265001468" calcext:value-type="float">
            <text:p>36.7499265001468</text:p>
          </table:table-cell>
          <table:table-cell table:formula="of:=DEGREES(ATAN(ABS([.F396]-[.C396])/ABS([.E396]-[.B396])))" office:value-type="float" office:value="3.39328414774362" calcext:value-type="float">
            <text:p>3.39328414774362</text:p>
          </table:table-cell>
          <table:table-cell table:formula="of:=SQRT(POWER([.H396];2)+POWER([.I396];2)+POWER([.J396];2))" office:value-type="float" office:value="624.531416154928" calcext:value-type="float">
            <text:p>624.531416154928</text:p>
          </table:table-cell>
        </table:table-row>
        <table:table-row table:style-name="ro1">
          <table:table-cell office:value-type="float" office:value="77.0087" calcext:value-type="float">
            <text:p>77.0087</text:p>
          </table:table-cell>
          <table:table-cell office:value-type="float" office:value="288.497" calcext:value-type="float">
            <text:p>288.497</text:p>
          </table:table-cell>
          <table:table-cell office:value-type="float" office:value="42.6194" calcext:value-type="float">
            <text:p>42.6194</text:p>
          </table:table-cell>
          <table:table-cell office:value-type="float" office:value="77.6341" calcext:value-type="float">
            <text:p>77.6341</text:p>
          </table:table-cell>
          <table:table-cell office:value-type="float" office:value="276.688" calcext:value-type="float">
            <text:p>276.688</text:p>
          </table:table-cell>
          <table:table-cell office:value-type="float" office:value="43.4709" calcext:value-type="float">
            <text:p>43.4709</text:p>
          </table:table-cell>
          <table:table-cell/>
          <table:table-cell table:formula="of:=([.D397]-[.A397])/0.0166667" office:value-type="float" office:value="37.52392495215" calcext:value-type="float">
            <text:p>37.52392495215</text:p>
          </table:table-cell>
          <table:table-cell table:formula="of:=ABS([.E397]-[.B397])/0.0166667" office:value-type="float" office:value="708.538582922836" calcext:value-type="float">
            <text:p>708.538582922836</text:p>
          </table:table-cell>
          <table:table-cell table:formula="of:=([.F397]-[.C397])/0.0166667" office:value-type="float" office:value="51.0898978202045" calcext:value-type="float">
            <text:p>51.0898978202045</text:p>
          </table:table-cell>
          <table:table-cell table:formula="of:=DEGREES(ATAN(ABS([.F397]-[.C397])/ABS([.E397]-[.B397])))" office:value-type="float" office:value="4.12423287622023" calcext:value-type="float">
            <text:p>4.12423287622023</text:p>
          </table:table-cell>
          <table:table-cell table:formula="of:=SQRT(POWER([.H397];2)+POWER([.I397];2)+POWER([.J397];2))" office:value-type="float" office:value="711.368502320277" calcext:value-type="float">
            <text:p>711.368502320277</text:p>
          </table:table-cell>
        </table:table-row>
        <table:table-row table:style-name="ro1">
          <table:table-cell office:value-type="float" office:value="76.5334" calcext:value-type="float">
            <text:p>76.5334</text:p>
          </table:table-cell>
          <table:table-cell office:value-type="float" office:value="292.51" calcext:value-type="float">
            <text:p>292.51</text:p>
          </table:table-cell>
          <table:table-cell office:value-type="float" office:value="42.5086" calcext:value-type="float">
            <text:p>42.5086</text:p>
          </table:table-cell>
          <table:table-cell office:value-type="float" office:value="77.4449" calcext:value-type="float">
            <text:p>77.4449</text:p>
          </table:table-cell>
          <table:table-cell office:value-type="float" office:value="281.915" calcext:value-type="float">
            <text:p>281.915</text:p>
          </table:table-cell>
          <table:table-cell office:value-type="float" office:value="42.8931" calcext:value-type="float">
            <text:p>42.8931</text:p>
          </table:table-cell>
          <table:table-cell/>
          <table:table-cell table:formula="of:=([.D398]-[.A398])/0.0166667" office:value-type="float" office:value="54.689890620219" calcext:value-type="float">
            <text:p>54.689890620219</text:p>
          </table:table-cell>
          <table:table-cell table:formula="of:=ABS([.E398]-[.B398])/0.0166667" office:value-type="float" office:value="635.698728602541" calcext:value-type="float">
            <text:p>635.698728602541</text:p>
          </table:table-cell>
          <table:table-cell table:formula="of:=([.F398]-[.C398])/0.0166667" office:value-type="float" office:value="23.069953860092" calcext:value-type="float">
            <text:p>23.069953860092</text:p>
          </table:table-cell>
          <table:table-cell table:formula="of:=DEGREES(ATAN(ABS([.F398]-[.C398])/ABS([.E398]-[.B398])))" office:value-type="float" office:value="2.07839202237946" calcext:value-type="float">
            <text:p>2.07839202237946</text:p>
          </table:table-cell>
          <table:table-cell table:formula="of:=SQRT(POWER([.H398];2)+POWER([.I398];2)+POWER([.J398];2))" office:value-type="float" office:value="638.463844280978" calcext:value-type="float">
            <text:p>638.463844280978</text:p>
          </table:table-cell>
        </table:table-row>
        <table:table-row table:style-name="ro1">
          <table:table-cell office:value-type="float" office:value="76.9941" calcext:value-type="float">
            <text:p>76.9941</text:p>
          </table:table-cell>
          <table:table-cell office:value-type="float" office:value="287.066" calcext:value-type="float">
            <text:p>287.066</text:p>
          </table:table-cell>
          <table:table-cell office:value-type="float" office:value="43.0981" calcext:value-type="float">
            <text:p>43.0981</text:p>
          </table:table-cell>
          <table:table-cell office:value-type="float" office:value="77.6337" calcext:value-type="float">
            <text:p>77.6337</text:p>
          </table:table-cell>
          <table:table-cell office:value-type="float" office:value="276.587" calcext:value-type="float">
            <text:p>276.587</text:p>
          </table:table-cell>
          <table:table-cell office:value-type="float" office:value="43.9844" calcext:value-type="float">
            <text:p>43.9844</text:p>
          </table:table-cell>
          <table:table-cell/>
          <table:table-cell table:formula="of:=([.D399]-[.A399])/0.0166667" office:value-type="float" office:value="38.3759232481536" calcext:value-type="float">
            <text:p>38.3759232481536</text:p>
          </table:table-cell>
          <table:table-cell table:formula="of:=ABS([.E399]-[.B399])/0.0166667" office:value-type="float" office:value="628.738742522514" calcext:value-type="float">
            <text:p>628.738742522514</text:p>
          </table:table-cell>
          <table:table-cell table:formula="of:=([.F399]-[.C399])/0.0166667" office:value-type="float" office:value="53.1778936442126" calcext:value-type="float">
            <text:p>53.1778936442126</text:p>
          </table:table-cell>
          <table:table-cell table:formula="of:=DEGREES(ATAN(ABS([.F399]-[.C399])/ABS([.E399]-[.B399])))" office:value-type="float" office:value="4.83449543649637" calcext:value-type="float">
            <text:p>4.83449543649637</text:p>
          </table:table-cell>
          <table:table-cell table:formula="of:=SQRT(POWER([.H399];2)+POWER([.I399];2)+POWER([.J399];2))" office:value-type="float" office:value="632.149512541436" calcext:value-type="float">
            <text:p>632.149512541436</text:p>
          </table:table-cell>
        </table:table-row>
        <table:table-row table:style-name="ro1">
          <table:table-cell office:value-type="float" office:value="77.5239" calcext:value-type="float">
            <text:p>77.5239</text:p>
          </table:table-cell>
          <table:table-cell office:value-type="float" office:value="288.477" calcext:value-type="float">
            <text:p>288.477</text:p>
          </table:table-cell>
          <table:table-cell office:value-type="float" office:value="42.8728" calcext:value-type="float">
            <text:p>42.8728</text:p>
          </table:table-cell>
          <table:table-cell office:value-type="float" office:value="78.4057" calcext:value-type="float">
            <text:p>78.4057</text:p>
          </table:table-cell>
          <table:table-cell office:value-type="float" office:value="277.961" calcext:value-type="float">
            <text:p>277.961</text:p>
          </table:table-cell>
          <table:table-cell office:value-type="float" office:value="43.7604" calcext:value-type="float">
            <text:p>43.7604</text:p>
          </table:table-cell>
          <table:table-cell/>
          <table:table-cell table:formula="of:=([.D400]-[.A400])/0.0166667" office:value-type="float" office:value="52.9078941842115" calcext:value-type="float">
            <text:p>52.9078941842115</text:p>
          </table:table-cell>
          <table:table-cell table:formula="of:=ABS([.E400]-[.B400])/0.0166667" office:value-type="float" office:value="630.958738082522" calcext:value-type="float">
            <text:p>630.958738082522</text:p>
          </table:table-cell>
          <table:table-cell table:formula="of:=([.F400]-[.C400])/0.0166667" office:value-type="float" office:value="53.255893488213" calcext:value-type="float">
            <text:p>53.255893488213</text:p>
          </table:table-cell>
          <table:table-cell table:formula="of:=DEGREES(ATAN(ABS([.F400]-[.C400])/ABS([.E400]-[.B400])))" office:value-type="float" office:value="4.82459865366517" calcext:value-type="float">
            <text:p>4.82459865366517</text:p>
          </table:table-cell>
          <table:table-cell table:formula="of:=SQRT(POWER([.H400];2)+POWER([.I400];2)+POWER([.J400];2))" office:value-type="float" office:value="635.408816920983" calcext:value-type="float">
            <text:p>635.408816920983</text:p>
          </table:table-cell>
        </table:table-row>
        <table:table-row table:style-name="ro1">
          <table:table-cell office:value-type="float" office:value="75.7545" calcext:value-type="float">
            <text:p>75.7545</text:p>
          </table:table-cell>
          <table:table-cell office:value-type="float" office:value="292.402" calcext:value-type="float">
            <text:p>292.402</text:p>
          </table:table-cell>
          <table:table-cell office:value-type="float" office:value="42.7896" calcext:value-type="float">
            <text:p>42.7896</text:p>
          </table:table-cell>
          <table:table-cell office:value-type="float" office:value="76.656" calcext:value-type="float">
            <text:p>76.656</text:p>
          </table:table-cell>
          <table:table-cell office:value-type="float" office:value="279.045" calcext:value-type="float">
            <text:p>279.045</text:p>
          </table:table-cell>
          <table:table-cell office:value-type="float" office:value="44.105" calcext:value-type="float">
            <text:p>44.105</text:p>
          </table:table-cell>
          <table:table-cell/>
          <table:table-cell table:formula="of:=([.D401]-[.A401])/0.0166667" office:value-type="float" office:value="54.0898918202171" calcext:value-type="float">
            <text:p>54.0898918202171</text:p>
          </table:table-cell>
          <table:table-cell table:formula="of:=ABS([.E401]-[.B401])/0.0166667" office:value-type="float" office:value="801.418397163204" calcext:value-type="float">
            <text:p>801.418397163204</text:p>
          </table:table-cell>
          <table:table-cell table:formula="of:=([.F401]-[.C401])/0.0166667" office:value-type="float" office:value="78.9238421523155" calcext:value-type="float">
            <text:p>78.9238421523155</text:p>
          </table:table-cell>
          <table:table-cell table:formula="of:=DEGREES(ATAN(ABS([.F401]-[.C401])/ABS([.E401]-[.B401])))" office:value-type="float" office:value="5.62436412783772" calcext:value-type="float">
            <text:p>5.62436412783772</text:p>
          </table:table-cell>
          <table:table-cell table:formula="of:=SQRT(POWER([.H401];2)+POWER([.I401];2)+POWER([.J401];2))" office:value-type="float" office:value="807.1097425808" calcext:value-type="float">
            <text:p>807.1097425808</text:p>
          </table:table-cell>
        </table:table-row>
        <table:table-row table:style-name="ro1">
          <table:table-cell office:value-type="float" office:value="77.0234" calcext:value-type="float">
            <text:p>77.0234</text:p>
          </table:table-cell>
          <table:table-cell office:value-type="float" office:value="289.712" calcext:value-type="float">
            <text:p>289.712</text:p>
          </table:table-cell>
          <table:table-cell office:value-type="float" office:value="43.1953" calcext:value-type="float">
            <text:p>43.1953</text:p>
          </table:table-cell>
          <table:table-cell office:value-type="float" office:value="78.1531" calcext:value-type="float">
            <text:p>78.1531</text:p>
          </table:table-cell>
          <table:table-cell office:value-type="float" office:value="277.845" calcext:value-type="float">
            <text:p>277.845</text:p>
          </table:table-cell>
          <table:table-cell office:value-type="float" office:value="44.2795" calcext:value-type="float">
            <text:p>44.2795</text:p>
          </table:table-cell>
          <table:table-cell/>
          <table:table-cell table:formula="of:=([.D402]-[.A402])/0.0166667" office:value-type="float" office:value="67.7818644362711" calcext:value-type="float">
            <text:p>67.7818644362711</text:p>
          </table:table-cell>
          <table:table-cell table:formula="of:=ABS([.E402]-[.B402])/0.0166667" office:value-type="float" office:value="712.018575962846" calcext:value-type="float">
            <text:p>712.018575962846</text:p>
          </table:table-cell>
          <table:table-cell table:formula="of:=([.F402]-[.C402])/0.0166667" office:value-type="float" office:value="65.0518698962599" calcext:value-type="float">
            <text:p>65.0518698962599</text:p>
          </table:table-cell>
          <table:table-cell table:formula="of:=DEGREES(ATAN(ABS([.F402]-[.C402])/ABS([.E402]-[.B402])))" office:value-type="float" office:value="5.22019914777553" calcext:value-type="float">
            <text:p>5.22019914777553</text:p>
          </table:table-cell>
          <table:table-cell table:formula="of:=SQRT(POWER([.H402];2)+POWER([.I402];2)+POWER([.J402];2))" office:value-type="float" office:value="718.189793466613" calcext:value-type="float">
            <text:p>718.189793466613</text:p>
          </table:table-cell>
        </table:table-row>
        <table:table-row table:style-name="ro1">
          <table:table-cell office:value-type="float" office:value="77.7315" calcext:value-type="float">
            <text:p>77.7315</text:p>
          </table:table-cell>
          <table:table-cell office:value-type="float" office:value="284.46" calcext:value-type="float">
            <text:p>284.46</text:p>
          </table:table-cell>
          <table:table-cell office:value-type="float" office:value="43.2459" calcext:value-type="float">
            <text:p>43.2459</text:p>
          </table:table-cell>
          <table:table-cell office:value-type="float" office:value="78.6013" calcext:value-type="float">
            <text:p>78.6013</text:p>
          </table:table-cell>
          <table:table-cell office:value-type="float" office:value="274.117" calcext:value-type="float">
            <text:p>274.117</text:p>
          </table:table-cell>
          <table:table-cell office:value-type="float" office:value="44.1184" calcext:value-type="float">
            <text:p>44.1184</text:p>
          </table:table-cell>
          <table:table-cell/>
          <table:table-cell table:formula="of:=([.D403]-[.A403])/0.0166667" office:value-type="float" office:value="52.1878956242086" calcext:value-type="float">
            <text:p>52.1878956242086</text:p>
          </table:table-cell>
          <table:table-cell table:formula="of:=ABS([.E403]-[.B403])/0.0166667" office:value-type="float" office:value="620.57875884248" calcext:value-type="float">
            <text:p>620.57875884248</text:p>
          </table:table-cell>
          <table:table-cell table:formula="of:=([.F403]-[.C403])/0.0166667" office:value-type="float" office:value="52.3498953002095" calcext:value-type="float">
            <text:p>52.3498953002095</text:p>
          </table:table-cell>
          <table:table-cell table:formula="of:=DEGREES(ATAN(ABS([.F403]-[.C403])/ABS([.E403]-[.B403])))" office:value-type="float" office:value="4.82185953871977" calcext:value-type="float">
            <text:p>4.82185953871977</text:p>
          </table:table-cell>
          <table:table-cell table:formula="of:=SQRT(POWER([.H403];2)+POWER([.I403];2)+POWER([.J403];2))" office:value-type="float" office:value="624.965666188231" calcext:value-type="float">
            <text:p>624.965666188231</text:p>
          </table:table-cell>
        </table:table-row>
        <table:table-row table:style-name="ro1">
          <table:table-cell office:value-type="float" office:value="77.476" calcext:value-type="float">
            <text:p>77.476</text:p>
          </table:table-cell>
          <table:table-cell office:value-type="float" office:value="284.441" calcext:value-type="float">
            <text:p>284.441</text:p>
          </table:table-cell>
          <table:table-cell office:value-type="float" office:value="43.2513" calcext:value-type="float">
            <text:p>43.2513</text:p>
          </table:table-cell>
          <table:table-cell office:value-type="float" office:value="78.3338" calcext:value-type="float">
            <text:p>78.3338</text:p>
          </table:table-cell>
          <table:table-cell office:value-type="float" office:value="272.851" calcext:value-type="float">
            <text:p>272.851</text:p>
          </table:table-cell>
          <table:table-cell office:value-type="float" office:value="44.0748" calcext:value-type="float">
            <text:p>44.0748</text:p>
          </table:table-cell>
          <table:table-cell/>
          <table:table-cell table:formula="of:=([.D404]-[.A404])/0.0166667" office:value-type="float" office:value="51.4678970642057" calcext:value-type="float">
            <text:p>51.4678970642057</text:p>
          </table:table-cell>
          <table:table-cell table:formula="of:=ABS([.E404]-[.B404])/0.0166667" office:value-type="float" office:value="695.39860920278" calcext:value-type="float">
            <text:p>695.39860920278</text:p>
          </table:table-cell>
          <table:table-cell table:formula="of:=([.F404]-[.C404])/0.0166667" office:value-type="float" office:value="49.4099011801978" calcext:value-type="float">
            <text:p>49.4099011801978</text:p>
          </table:table-cell>
          <table:table-cell table:formula="of:=DEGREES(ATAN(ABS([.F404]-[.C404])/ABS([.E404]-[.B404])))" office:value-type="float" office:value="4.06418578059541" calcext:value-type="float">
            <text:p>4.06418578059541</text:p>
          </table:table-cell>
          <table:table-cell table:formula="of:=SQRT(POWER([.H404];2)+POWER([.I404];2)+POWER([.J404];2))" office:value-type="float" office:value="699.049002891793" calcext:value-type="float">
            <text:p>699.049002891793</text:p>
          </table:table-cell>
        </table:table-row>
        <table:table-row table:style-name="ro1">
          <table:table-cell office:value-type="float" office:value="77.4442" calcext:value-type="float">
            <text:p>77.4442</text:p>
          </table:table-cell>
          <table:table-cell office:value-type="float" office:value="281.695" calcext:value-type="float">
            <text:p>281.695</text:p>
          </table:table-cell>
          <table:table-cell office:value-type="float" office:value="43.9335" calcext:value-type="float">
            <text:p>43.9335</text:p>
          </table:table-cell>
          <table:table-cell office:value-type="float" office:value="78.0666" calcext:value-type="float">
            <text:p>78.0666</text:p>
          </table:table-cell>
          <table:table-cell office:value-type="float" office:value="271.449" calcext:value-type="float">
            <text:p>271.449</text:p>
          </table:table-cell>
          <table:table-cell office:value-type="float" office:value="44.792" calcext:value-type="float">
            <text:p>44.792</text:p>
          </table:table-cell>
          <table:table-cell/>
          <table:table-cell table:formula="of:=([.D405]-[.A405])/0.0166667" office:value-type="float" office:value="37.3439253121493" calcext:value-type="float">
            <text:p>37.3439253121493</text:p>
          </table:table-cell>
          <table:table-cell table:formula="of:=ABS([.E405]-[.B405])/0.0166667" office:value-type="float" office:value="614.758770482458" calcext:value-type="float">
            <text:p>614.758770482458</text:p>
          </table:table-cell>
          <table:table-cell table:formula="of:=([.F405]-[.C405])/0.0166667" office:value-type="float" office:value="51.509896980206" calcext:value-type="float">
            <text:p>51.509896980206</text:p>
          </table:table-cell>
          <table:table-cell table:formula="of:=DEGREES(ATAN(ABS([.F405]-[.C405])/ABS([.E405]-[.B405])))" office:value-type="float" office:value="4.78955680643875" calcext:value-type="float">
            <text:p>4.78955680643875</text:p>
          </table:table-cell>
          <table:table-cell table:formula="of:=SQRT(POWER([.H405];2)+POWER([.I405];2)+POWER([.J405];2))" office:value-type="float" office:value="618.0422187276" calcext:value-type="float">
            <text:p>618.0422187276</text:p>
          </table:table-cell>
        </table:table-row>
        <table:table-row table:style-name="ro1">
          <table:table-cell office:value-type="float" office:value="78.0041" calcext:value-type="float">
            <text:p>78.0041</text:p>
          </table:table-cell>
          <table:table-cell office:value-type="float" office:value="285.784" calcext:value-type="float">
            <text:p>285.784</text:p>
          </table:table-cell>
          <table:table-cell office:value-type="float" office:value="43.2892" calcext:value-type="float">
            <text:p>43.2892</text:p>
          </table:table-cell>
          <table:table-cell office:value-type="float" office:value="79.1011" calcext:value-type="float">
            <text:p>79.1011</text:p>
          </table:table-cell>
          <table:table-cell office:value-type="float" office:value="274.157" calcext:value-type="float">
            <text:p>274.157</text:p>
          </table:table-cell>
          <table:table-cell office:value-type="float" office:value="44.1076" calcext:value-type="float">
            <text:p>44.1076</text:p>
          </table:table-cell>
          <table:table-cell/>
          <table:table-cell table:formula="of:=([.D406]-[.A406])/0.0166667" office:value-type="float" office:value="65.8198683602638" calcext:value-type="float">
            <text:p>65.8198683602638</text:p>
          </table:table-cell>
          <table:table-cell table:formula="of:=ABS([.E406]-[.B406])/0.0166667" office:value-type="float" office:value="697.618604762791" calcext:value-type="float">
            <text:p>697.618604762791</text:p>
          </table:table-cell>
          <table:table-cell table:formula="of:=([.F406]-[.C406])/0.0166667" office:value-type="float" office:value="49.1039017921962" calcext:value-type="float">
            <text:p>49.1039017921962</text:p>
          </table:table-cell>
          <table:table-cell table:formula="of:=DEGREES(ATAN(ABS([.F406]-[.C406])/ABS([.E406]-[.B406])))" office:value-type="float" office:value="4.02628844768515" calcext:value-type="float">
            <text:p>4.02628844768515</text:p>
          </table:table-cell>
          <table:table-cell table:formula="of:=SQRT(POWER([.H406];2)+POWER([.I406];2)+POWER([.J406];2))" office:value-type="float" office:value="702.435168505509" calcext:value-type="float">
            <text:p>702.435168505509</text:p>
          </table:table-cell>
        </table:table-row>
        <table:table-row table:style-name="ro1">
          <table:table-cell office:value-type="float" office:value="76.7236" calcext:value-type="float">
            <text:p>76.7236</text:p>
          </table:table-cell>
          <table:table-cell office:value-type="float" office:value="285.687" calcext:value-type="float">
            <text:p>285.687</text:p>
          </table:table-cell>
          <table:table-cell office:value-type="float" office:value="43.3162" calcext:value-type="float">
            <text:p>43.3162</text:p>
          </table:table-cell>
          <table:table-cell office:value-type="float" office:value="77.3521" calcext:value-type="float">
            <text:p>77.3521</text:p>
          </table:table-cell>
          <table:table-cell office:value-type="float" office:value="274.012" calcext:value-type="float">
            <text:p>274.012</text:p>
          </table:table-cell>
          <table:table-cell office:value-type="float" office:value="44.1464" calcext:value-type="float">
            <text:p>44.1464</text:p>
          </table:table-cell>
          <table:table-cell/>
          <table:table-cell table:formula="of:=([.D407]-[.A407])/0.0166667" office:value-type="float" office:value="37.7099245801501" calcext:value-type="float">
            <text:p>37.7099245801501</text:p>
          </table:table-cell>
          <table:table-cell table:formula="of:=ABS([.E407]-[.B407])/0.0166667" office:value-type="float" office:value="700.498599002803" calcext:value-type="float">
            <text:p>700.498599002803</text:p>
          </table:table-cell>
          <table:table-cell table:formula="of:=([.F407]-[.C407])/0.0166667" office:value-type="float" office:value="49.8119003761991" calcext:value-type="float">
            <text:p>49.8119003761991</text:p>
          </table:table-cell>
          <table:table-cell table:formula="of:=DEGREES(ATAN(ABS([.F407]-[.C407])/ABS([.E407]-[.B407])))" office:value-type="float" office:value="4.06741105834848" calcext:value-type="float">
            <text:p>4.06741105834848</text:p>
          </table:table-cell>
          <table:table-cell table:formula="of:=SQRT(POWER([.H407];2)+POWER([.I407];2)+POWER([.J407];2))" office:value-type="float" office:value="703.279141618617" calcext:value-type="float">
            <text:p>703.279141618617</text:p>
          </table:table-cell>
        </table:table-row>
        <table:table-row table:style-name="ro1">
          <table:table-cell office:value-type="float" office:value="77.0235" calcext:value-type="float">
            <text:p>77.0235</text:p>
          </table:table-cell>
          <table:table-cell office:value-type="float" office:value="289.83" calcext:value-type="float">
            <text:p>289.83</text:p>
          </table:table-cell>
          <table:table-cell office:value-type="float" office:value="42.666" calcext:value-type="float">
            <text:p>42.666</text:p>
          </table:table-cell>
          <table:table-cell office:value-type="float" office:value="77.9022" calcext:value-type="float">
            <text:p>77.9022</text:p>
          </table:table-cell>
          <table:table-cell office:value-type="float" office:value="277.98" calcext:value-type="float">
            <text:p>277.98</text:p>
          </table:table-cell>
          <table:table-cell office:value-type="float" office:value="43.5125" calcext:value-type="float">
            <text:p>43.5125</text:p>
          </table:table-cell>
          <table:table-cell/>
          <table:table-cell table:formula="of:=([.D408]-[.A408])/0.0166667" office:value-type="float" office:value="52.7218945562106" calcext:value-type="float">
            <text:p>52.7218945562106</text:p>
          </table:table-cell>
          <table:table-cell table:formula="of:=ABS([.E408]-[.B408])/0.0166667" office:value-type="float" office:value="710.998578002842" calcext:value-type="float">
            <text:p>710.998578002842</text:p>
          </table:table-cell>
          <table:table-cell table:formula="of:=([.F408]-[.C408])/0.0166667" office:value-type="float" office:value="50.7898984202035" calcext:value-type="float">
            <text:p>50.7898984202035</text:p>
          </table:table-cell>
          <table:table-cell table:formula="of:=DEGREES(ATAN(ABS([.F408]-[.C408])/ABS([.E408]-[.B408])))" office:value-type="float" office:value="4.08596039006276" calcext:value-type="float">
            <text:p>4.08596039006276</text:p>
          </table:table-cell>
          <table:table-cell table:formula="of:=SQRT(POWER([.H408];2)+POWER([.I408];2)+POWER([.J408];2))" office:value-type="float" office:value="714.757434287461" calcext:value-type="float">
            <text:p>714.757434287461</text:p>
          </table:table-cell>
        </table:table-row>
        <table:table-row table:style-name="ro1">
          <table:table-cell office:value-type="float" office:value="76.5336" calcext:value-type="float">
            <text:p>76.5336</text:p>
          </table:table-cell>
          <table:table-cell office:value-type="float" office:value="292.39" calcext:value-type="float">
            <text:p>292.39</text:p>
          </table:table-cell>
          <table:table-cell office:value-type="float" office:value="43.0411" calcext:value-type="float">
            <text:p>43.0411</text:p>
          </table:table-cell>
          <table:table-cell office:value-type="float" office:value="77.4601" calcext:value-type="float">
            <text:p>77.4601</text:p>
          </table:table-cell>
          <table:table-cell office:value-type="float" office:value="283.046" calcext:value-type="float">
            <text:p>283.046</text:p>
          </table:table-cell>
          <table:table-cell office:value-type="float" office:value="43.722" calcext:value-type="float">
            <text:p>43.722</text:p>
          </table:table-cell>
          <table:table-cell/>
          <table:table-cell table:formula="of:=([.D409]-[.A409])/0.0166667" office:value-type="float" office:value="55.5898888202218" calcext:value-type="float">
            <text:p>55.5898888202218</text:p>
          </table:table-cell>
          <table:table-cell table:formula="of:=ABS([.E409]-[.B409])/0.0166667" office:value-type="float" office:value="560.638878722242" calcext:value-type="float">
            <text:p>560.638878722242</text:p>
          </table:table-cell>
          <table:table-cell table:formula="of:=([.F409]-[.C409])/0.0166667" office:value-type="float" office:value="40.8539182921635" calcext:value-type="float">
            <text:p>40.8539182921635</text:p>
          </table:table-cell>
          <table:table-cell table:formula="of:=DEGREES(ATAN(ABS([.F409]-[.C409])/ABS([.E409]-[.B409])))" office:value-type="float" office:value="4.16779344426557" calcext:value-type="float">
            <text:p>4.16779344426557</text:p>
          </table:table-cell>
          <table:table-cell table:formula="of:=SQRT(POWER([.H409];2)+POWER([.I409];2)+POWER([.J409];2))" office:value-type="float" office:value="564.867445259328" calcext:value-type="float">
            <text:p>564.867445259328</text:p>
          </table:table-cell>
        </table:table-row>
        <table:table-row table:style-name="ro1">
          <table:table-cell office:value-type="float" office:value="76.2863" calcext:value-type="float">
            <text:p>76.2863</text:p>
          </table:table-cell>
          <table:table-cell office:value-type="float" office:value="293.828" calcext:value-type="float">
            <text:p>293.828</text:p>
          </table:table-cell>
          <table:table-cell office:value-type="float" office:value="42.5633" calcext:value-type="float">
            <text:p>42.5633</text:p>
          </table:table-cell>
          <table:table-cell office:value-type="float" office:value="76.9652" calcext:value-type="float">
            <text:p>76.9652</text:p>
          </table:table-cell>
          <table:table-cell office:value-type="float" office:value="284.401" calcext:value-type="float">
            <text:p>284.401</text:p>
          </table:table-cell>
          <table:table-cell office:value-type="float" office:value="43.2622" calcext:value-type="float">
            <text:p>43.2622</text:p>
          </table:table-cell>
          <table:table-cell/>
          <table:table-cell table:formula="of:=([.D410]-[.A410])/0.0166667" office:value-type="float" office:value="40.7339185321629" calcext:value-type="float">
            <text:p>40.7339185321629</text:p>
          </table:table-cell>
          <table:table-cell table:formula="of:=ABS([.E410]-[.B410])/0.0166667" office:value-type="float" office:value="565.61886876226" calcext:value-type="float">
            <text:p>565.61886876226</text:p>
          </table:table-cell>
          <table:table-cell table:formula="of:=([.F410]-[.C410])/0.0166667" office:value-type="float" office:value="41.9339161321678" calcext:value-type="float">
            <text:p>41.9339161321678</text:p>
          </table:table-cell>
          <table:table-cell table:formula="of:=DEGREES(ATAN(ABS([.F410]-[.C410])/ABS([.E410]-[.B410])))" office:value-type="float" office:value="4.24004397220056" calcext:value-type="float">
            <text:p>4.24004397220056</text:p>
          </table:table-cell>
          <table:table-cell table:formula="of:=SQRT(POWER([.H410];2)+POWER([.I410];2)+POWER([.J410];2))" office:value-type="float" office:value="568.632051630106" calcext:value-type="float">
            <text:p>568.632051630106</text:p>
          </table:table-cell>
        </table:table-row>
        <table:table-row table:style-name="ro1">
          <table:table-cell office:value-type="float" office:value="77.2511" calcext:value-type="float">
            <text:p>77.2511</text:p>
          </table:table-cell>
          <table:table-cell office:value-type="float" office:value="287.143" calcext:value-type="float">
            <text:p>287.143</text:p>
          </table:table-cell>
          <table:table-cell office:value-type="float" office:value="42.8295" calcext:value-type="float">
            <text:p>42.8295</text:p>
          </table:table-cell>
          <table:table-cell office:value-type="float" office:value="78.3887" calcext:value-type="float">
            <text:p>78.3887</text:p>
          </table:table-cell>
          <table:table-cell office:value-type="float" office:value="276.802" calcext:value-type="float">
            <text:p>276.802</text:p>
          </table:table-cell>
          <table:table-cell office:value-type="float" office:value="43.1968" calcext:value-type="float">
            <text:p>43.1968</text:p>
          </table:table-cell>
          <table:table-cell/>
          <table:table-cell table:formula="of:=([.D411]-[.A411])/0.0166667" office:value-type="float" office:value="68.2558634882734" calcext:value-type="float">
            <text:p>68.2558634882734</text:p>
          </table:table-cell>
          <table:table-cell table:formula="of:=ABS([.E411]-[.B411])/0.0166667" office:value-type="float" office:value="620.458759082479" calcext:value-type="float">
            <text:p>620.458759082479</text:p>
          </table:table-cell>
          <table:table-cell table:formula="of:=([.F411]-[.C411])/0.0166667" office:value-type="float" office:value="22.0379559240882" calcext:value-type="float">
            <text:p>22.0379559240882</text:p>
          </table:table-cell>
          <table:table-cell table:formula="of:=DEGREES(ATAN(ABS([.F411]-[.C411])/ABS([.E411]-[.B411])))" office:value-type="float" office:value="2.03422266640999" calcext:value-type="float">
            <text:p>2.03422266640999</text:p>
          </table:table-cell>
          <table:table-cell table:formula="of:=SQRT(POWER([.H411];2)+POWER([.I411];2)+POWER([.J411];2))" office:value-type="float" office:value="624.590750911356" calcext:value-type="float">
            <text:p>624.590750911356</text:p>
          </table:table-cell>
        </table:table-row>
        <table:table-row table:style-name="ro1">
          <table:table-cell office:value-type="float" office:value="77.4918" calcext:value-type="float">
            <text:p>77.4918</text:p>
          </table:table-cell>
          <table:table-cell office:value-type="float" office:value="285.746" calcext:value-type="float">
            <text:p>285.746</text:p>
          </table:table-cell>
          <table:table-cell office:value-type="float" office:value="43.2998" calcext:value-type="float">
            <text:p>43.2998</text:p>
          </table:table-cell>
          <table:table-cell office:value-type="float" office:value="78.1359" calcext:value-type="float">
            <text:p>78.1359</text:p>
          </table:table-cell>
          <table:table-cell office:value-type="float" office:value="276.586" calcext:value-type="float">
            <text:p>276.586</text:p>
          </table:table-cell>
          <table:table-cell office:value-type="float" office:value="44.2286" calcext:value-type="float">
            <text:p>44.2286</text:p>
          </table:table-cell>
          <table:table-cell/>
          <table:table-cell table:formula="of:=([.D412]-[.A412])/0.0166667" office:value-type="float" office:value="38.6459227081551" calcext:value-type="float">
            <text:p>38.6459227081551</text:p>
          </table:table-cell>
          <table:table-cell table:formula="of:=ABS([.E412]-[.B412])/0.0166667" office:value-type="float" office:value="549.598900802196" calcext:value-type="float">
            <text:p>549.598900802196</text:p>
          </table:table-cell>
          <table:table-cell table:formula="of:=([.F412]-[.C412])/0.0166667" office:value-type="float" office:value="55.7278885442231" calcext:value-type="float">
            <text:p>55.7278885442231</text:p>
          </table:table-cell>
          <table:table-cell table:formula="of:=DEGREES(ATAN(ABS([.F412]-[.C412])/ABS([.E412]-[.B412])))" office:value-type="float" office:value="5.78985337971069" calcext:value-type="float">
            <text:p>5.78985337971069</text:p>
          </table:table-cell>
          <table:table-cell table:formula="of:=SQRT(POWER([.H412];2)+POWER([.I412];2)+POWER([.J412];2))" office:value-type="float" office:value="553.767150223399" calcext:value-type="float">
            <text:p>553.767150223399</text:p>
          </table:table-cell>
        </table:table-row>
        <table:table-row table:style-name="ro1">
          <table:table-cell office:value-type="float" office:value="76.8073" calcext:value-type="float">
            <text:p>76.8073</text:p>
          </table:table-cell>
          <table:table-cell office:value-type="float" office:value="293.866" calcext:value-type="float">
            <text:p>293.866</text:p>
          </table:table-cell>
          <table:table-cell office:value-type="float" office:value="42.5527" calcext:value-type="float">
            <text:p>42.5527</text:p>
          </table:table-cell>
          <table:table-cell office:value-type="float" office:value="77.7149" calcext:value-type="float">
            <text:p>77.7149</text:p>
          </table:table-cell>
          <table:table-cell office:value-type="float" office:value="283.111" calcext:value-type="float">
            <text:p>283.111</text:p>
          </table:table-cell>
          <table:table-cell office:value-type="float" office:value="43.4576" calcext:value-type="float">
            <text:p>43.4576</text:p>
          </table:table-cell>
          <table:table-cell/>
          <table:table-cell table:formula="of:=([.D413]-[.A413])/0.0166667" office:value-type="float" office:value="54.455891088218" calcext:value-type="float">
            <text:p>54.455891088218</text:p>
          </table:table-cell>
          <table:table-cell table:formula="of:=ABS([.E413]-[.B413])/0.0166667" office:value-type="float" office:value="645.298709402581" calcext:value-type="float">
            <text:p>645.298709402581</text:p>
          </table:table-cell>
          <table:table-cell table:formula="of:=([.F413]-[.C413])/0.0166667" office:value-type="float" office:value="54.293891412217" calcext:value-type="float">
            <text:p>54.293891412217</text:p>
          </table:table-cell>
          <table:table-cell table:formula="of:=DEGREES(ATAN(ABS([.F413]-[.C413])/ABS([.E413]-[.B413])))" office:value-type="float" office:value="4.80940251267804" calcext:value-type="float">
            <text:p>4.80940251267804</text:p>
          </table:table-cell>
          <table:table-cell table:formula="of:=SQRT(POWER([.H413];2)+POWER([.I413];2)+POWER([.J413];2))" office:value-type="float" office:value="649.864366676255" calcext:value-type="float">
            <text:p>649.864366676255</text:p>
          </table:table-cell>
        </table:table-row>
        <table:table-row table:style-name="ro1">
          <table:table-cell office:value-type="float" office:value="77.7151" calcext:value-type="float">
            <text:p>77.7151</text:p>
          </table:table-cell>
          <table:table-cell office:value-type="float" office:value="283.167" calcext:value-type="float">
            <text:p>283.167</text:p>
          </table:table-cell>
          <table:table-cell office:value-type="float" office:value="43.1967" calcext:value-type="float">
            <text:p>43.1967</text:p>
          </table:table-cell>
          <table:table-cell office:value-type="float" office:value="78.3347" calcext:value-type="float">
            <text:p>78.3347</text:p>
          </table:table-cell>
          <table:table-cell office:value-type="float" office:value="272.953" calcext:value-type="float">
            <text:p>272.953</text:p>
          </table:table-cell>
          <table:table-cell office:value-type="float" office:value="43.5646" calcext:value-type="float">
            <text:p>43.5646</text:p>
          </table:table-cell>
          <table:table-cell/>
          <table:table-cell table:formula="of:=([.D414]-[.A414])/0.0166667" office:value-type="float" office:value="37.1759256481482" calcext:value-type="float">
            <text:p>37.1759256481482</text:p>
          </table:table-cell>
          <table:table-cell table:formula="of:=ABS([.E414]-[.B414])/0.0166667" office:value-type="float" office:value="612.838774322451" calcext:value-type="float">
            <text:p>612.838774322451</text:p>
          </table:table-cell>
          <table:table-cell table:formula="of:=([.F414]-[.C414])/0.0166667" office:value-type="float" office:value="22.0739558520882" calcext:value-type="float">
            <text:p>22.0739558520882</text:p>
          </table:table-cell>
          <table:table-cell table:formula="of:=DEGREES(ATAN(ABS([.F414]-[.C414])/ABS([.E414]-[.B414])))" office:value-type="float" office:value="2.06285573558312" calcext:value-type="float">
            <text:p>2.06285573558312</text:p>
          </table:table-cell>
          <table:table-cell table:formula="of:=SQRT(POWER([.H414];2)+POWER([.I414];2)+POWER([.J414];2))" office:value-type="float" office:value="614.36200426768" calcext:value-type="float">
            <text:p>614.36200426768</text:p>
          </table:table-cell>
        </table:table-row>
        <table:table-row table:style-name="ro1">
          <table:table-cell office:value-type="float" office:value="77.4604" calcext:value-type="float">
            <text:p>77.4604</text:p>
          </table:table-cell>
          <table:table-cell office:value-type="float" office:value="283.152" calcext:value-type="float">
            <text:p>283.152</text:p>
          </table:table-cell>
          <table:table-cell office:value-type="float" office:value="43.2013" calcext:value-type="float">
            <text:p>43.2013</text:p>
          </table:table-cell>
          <table:table-cell office:value-type="float" office:value="78.3352" calcext:value-type="float">
            <text:p>78.3352</text:p>
          </table:table-cell>
          <table:table-cell office:value-type="float" office:value="273.014" calcext:value-type="float">
            <text:p>273.014</text:p>
          </table:table-cell>
          <table:table-cell office:value-type="float" office:value="43.3077" calcext:value-type="float">
            <text:p>43.3077</text:p>
          </table:table-cell>
          <table:table-cell/>
          <table:table-cell table:formula="of:=([.D415]-[.A415])/0.0166667" office:value-type="float" office:value="52.4878950242096" calcext:value-type="float">
            <text:p>52.4878950242096</text:p>
          </table:table-cell>
          <table:table-cell table:formula="of:=ABS([.E415]-[.B415])/0.0166667" office:value-type="float" office:value="608.278783442432" calcext:value-type="float">
            <text:p>608.278783442432</text:p>
          </table:table-cell>
          <table:table-cell table:formula="of:=([.F415]-[.C415])/0.0166667" office:value-type="float" office:value="6.38398723202515" calcext:value-type="float">
            <text:p>6.38398723202515</text:p>
          </table:table-cell>
          <table:table-cell table:formula="of:=DEGREES(ATAN(ABS([.F415]-[.C415])/ABS([.E415]-[.B415])))" office:value-type="float" office:value="0.601306680137554" calcext:value-type="float">
            <text:p>0.601306680137554</text:p>
          </table:table-cell>
          <table:table-cell table:formula="of:=SQRT(POWER([.H415];2)+POWER([.I415];2)+POWER([.J415];2))" office:value-type="float" office:value="610.572528700118" calcext:value-type="float">
            <text:p>610.572528700118</text:p>
          </table:table-cell>
        </table:table-row>
        <table:table-row table:style-name="ro1">
          <table:table-cell office:value-type="float" office:value="76.4546" calcext:value-type="float">
            <text:p>76.4546</text:p>
          </table:table-cell>
          <table:table-cell office:value-type="float" office:value="284.314" calcext:value-type="float">
            <text:p>284.314</text:p>
          </table:table-cell>
          <table:table-cell office:value-type="float" office:value="43.5332" calcext:value-type="float">
            <text:p>43.5332</text:p>
          </table:table-cell>
          <table:table-cell office:value-type="float" office:value="77.1023" calcext:value-type="float">
            <text:p>77.1023</text:p>
          </table:table-cell>
          <table:table-cell office:value-type="float" office:value="273.995" calcext:value-type="float">
            <text:p>273.995</text:p>
          </table:table-cell>
          <table:table-cell office:value-type="float" office:value="44.1514" calcext:value-type="float">
            <text:p>44.1514</text:p>
          </table:table-cell>
          <table:table-cell/>
          <table:table-cell table:formula="of:=([.D416]-[.A416])/0.0166667" office:value-type="float" office:value="38.8619222761555" calcext:value-type="float">
            <text:p>38.8619222761555</text:p>
          </table:table-cell>
          <table:table-cell table:formula="of:=ABS([.E416]-[.B416])/0.0166667" office:value-type="float" office:value="619.138761722478" calcext:value-type="float">
            <text:p>619.138761722478</text:p>
          </table:table-cell>
          <table:table-cell table:formula="of:=([.F416]-[.C416])/0.0166667" office:value-type="float" office:value="37.0919258161485" calcext:value-type="float">
            <text:p>37.0919258161485</text:p>
          </table:table-cell>
          <table:table-cell table:formula="of:=DEGREES(ATAN(ABS([.F416]-[.C416])/ABS([.E416]-[.B416])))" office:value-type="float" office:value="3.42842974887985" calcext:value-type="float">
            <text:p>3.42842974887985</text:p>
          </table:table-cell>
          <table:table-cell table:formula="of:=SQRT(POWER([.H416];2)+POWER([.I416];2)+POWER([.J416];2))" office:value-type="float" office:value="621.465096550878" calcext:value-type="float">
            <text:p>621.465096550878</text:p>
          </table:table-cell>
        </table:table-row>
        <table:table-row table:style-name="ro1">
          <table:table-cell office:value-type="float" office:value="76.7374" calcext:value-type="float">
            <text:p>76.7374</text:p>
          </table:table-cell>
          <table:table-cell office:value-type="float" office:value="287.057" calcext:value-type="float">
            <text:p>287.057</text:p>
          </table:table-cell>
          <table:table-cell office:value-type="float" office:value="43.1019" calcext:value-type="float">
            <text:p>43.1019</text:p>
          </table:table-cell>
          <table:table-cell office:value-type="float" office:value="77.3674" calcext:value-type="float">
            <text:p>77.3674</text:p>
          </table:table-cell>
          <table:table-cell office:value-type="float" office:value="275.317" calcext:value-type="float">
            <text:p>275.317</text:p>
          </table:table-cell>
          <table:table-cell office:value-type="float" office:value="43.9395" calcext:value-type="float">
            <text:p>43.9395</text:p>
          </table:table-cell>
          <table:table-cell/>
          <table:table-cell table:formula="of:=([.D417]-[.A417])/0.0166667" office:value-type="float" office:value="37.7999244001518" calcext:value-type="float">
            <text:p>37.7999244001518</text:p>
          </table:table-cell>
          <table:table-cell table:formula="of:=ABS([.E417]-[.B417])/0.0166667" office:value-type="float" office:value="704.398591202818" calcext:value-type="float">
            <text:p>704.398591202818</text:p>
          </table:table-cell>
          <table:table-cell table:formula="of:=([.F417]-[.C417])/0.0166667" office:value-type="float" office:value="50.2558994882011" calcext:value-type="float">
            <text:p>50.2558994882011</text:p>
          </table:table-cell>
          <table:table-cell table:formula="of:=DEGREES(ATAN(ABS([.F417]-[.C417])/ABS([.E417]-[.B417])))" office:value-type="float" office:value="4.08089986762496" calcext:value-type="float">
            <text:p>4.08089986762496</text:p>
          </table:table-cell>
          <table:table-cell table:formula="of:=SQRT(POWER([.H417];2)+POWER([.I417];2)+POWER([.J417];2))" office:value-type="float" office:value="707.200017679963" calcext:value-type="float">
            <text:p>707.200017679963</text:p>
          </table:table-cell>
        </table:table-row>
        <table:table-row table:style-name="ro1">
          <table:table-cell office:value-type="float" office:value="76.2611" calcext:value-type="float">
            <text:p>76.2611</text:p>
          </table:table-cell>
          <table:table-cell office:value-type="float" office:value="291.105" calcext:value-type="float">
            <text:p>291.105</text:p>
          </table:table-cell>
          <table:table-cell office:value-type="float" office:value="42.7299" calcext:value-type="float">
            <text:p>42.7299</text:p>
          </table:table-cell>
          <table:table-cell office:value-type="float" office:value="77.3983" calcext:value-type="float">
            <text:p>77.3983</text:p>
          </table:table-cell>
          <table:table-cell office:value-type="float" office:value="277.992" calcext:value-type="float">
            <text:p>277.992</text:p>
          </table:table-cell>
          <table:table-cell office:value-type="float" office:value="43.2657" calcext:value-type="float">
            <text:p>43.2657</text:p>
          </table:table-cell>
          <table:table-cell/>
          <table:table-cell table:formula="of:=([.D418]-[.A418])/0.0166667" office:value-type="float" office:value="68.2318635362734" calcext:value-type="float">
            <text:p>68.2318635362734</text:p>
          </table:table-cell>
          <table:table-cell table:formula="of:=ABS([.E418]-[.B418])/0.0166667" office:value-type="float" office:value="786.778426443147" calcext:value-type="float">
            <text:p>786.778426443147</text:p>
          </table:table-cell>
          <table:table-cell table:formula="of:=([.F418]-[.C418])/0.0166667" office:value-type="float" office:value="32.1479357041287" calcext:value-type="float">
            <text:p>32.1479357041287</text:p>
          </table:table-cell>
          <table:table-cell table:formula="of:=DEGREES(ATAN(ABS([.F418]-[.C418])/ABS([.E418]-[.B418])))" office:value-type="float" office:value="2.33981629944615" calcext:value-type="float">
            <text:p>2.33981629944615</text:p>
          </table:table-cell>
          <table:table-cell table:formula="of:=SQRT(POWER([.H418];2)+POWER([.I418];2)+POWER([.J418];2))" office:value-type="float" office:value="790.385582667108" calcext:value-type="float">
            <text:p>790.385582667108</text:p>
          </table:table-cell>
        </table:table-row>
        <table:table-row table:style-name="ro1">
          <table:table-cell office:value-type="float" office:value="77.009" calcext:value-type="float">
            <text:p>77.009</text:p>
          </table:table-cell>
          <table:table-cell office:value-type="float" office:value="288.518" calcext:value-type="float">
            <text:p>288.518</text:p>
          </table:table-cell>
          <table:table-cell office:value-type="float" office:value="42.616" calcext:value-type="float">
            <text:p>42.616</text:p>
          </table:table-cell>
          <table:table-cell office:value-type="float" office:value="78.1376" calcext:value-type="float">
            <text:p>78.1376</text:p>
          </table:table-cell>
          <table:table-cell office:value-type="float" office:value="276.807" calcext:value-type="float">
            <text:p>276.807</text:p>
          </table:table-cell>
          <table:table-cell office:value-type="float" office:value="43.1982" calcext:value-type="float">
            <text:p>43.1982</text:p>
          </table:table-cell>
          <table:table-cell/>
          <table:table-cell table:formula="of:=([.D419]-[.A419])/0.0166667" office:value-type="float" office:value="67.7158645682712" calcext:value-type="float">
            <text:p>67.7158645682712</text:p>
          </table:table-cell>
          <table:table-cell table:formula="of:=ABS([.E419]-[.B419])/0.0166667" office:value-type="float" office:value="702.658594682808" calcext:value-type="float">
            <text:p>702.658594682808</text:p>
          </table:table-cell>
          <table:table-cell table:formula="of:=([.F419]-[.C419])/0.0166667" office:value-type="float" office:value="34.9319301361397" calcext:value-type="float">
            <text:p>34.9319301361397</text:p>
          </table:table-cell>
          <table:table-cell table:formula="of:=DEGREES(ATAN(ABS([.F419]-[.C419])/ABS([.E419]-[.B419])))" office:value-type="float" office:value="2.84605607298122" calcext:value-type="float">
            <text:p>2.84605607298122</text:p>
          </table:table-cell>
          <table:table-cell table:formula="of:=SQRT(POWER([.H419];2)+POWER([.I419];2)+POWER([.J419];2))" office:value-type="float" office:value="706.77774352259" calcext:value-type="float">
            <text:p>706.77774352259</text:p>
          </table:table-cell>
        </table:table-row>
        <table:table-row table:style-name="ro1">
          <table:table-cell office:value-type="float" office:value="76.5201" calcext:value-type="float">
            <text:p>76.5201</text:p>
          </table:table-cell>
          <table:table-cell office:value-type="float" office:value="291.114" calcext:value-type="float">
            <text:p>291.114</text:p>
          </table:table-cell>
          <table:table-cell office:value-type="float" office:value="42.7261" calcext:value-type="float">
            <text:p>42.7261</text:p>
          </table:table-cell>
          <table:table-cell office:value-type="float" office:value="77.4135" calcext:value-type="float">
            <text:p>77.4135</text:p>
          </table:table-cell>
          <table:table-cell office:value-type="float" office:value="279.201" calcext:value-type="float">
            <text:p>279.201</text:p>
          </table:table-cell>
          <table:table-cell office:value-type="float" office:value="43.5736" calcext:value-type="float">
            <text:p>43.5736</text:p>
          </table:table-cell>
          <table:table-cell/>
          <table:table-cell table:formula="of:=([.D420]-[.A420])/0.0166667" office:value-type="float" office:value="53.6038927922144" calcext:value-type="float">
            <text:p>53.6038927922144</text:p>
          </table:table-cell>
          <table:table-cell table:formula="of:=ABS([.E420]-[.B420])/0.0166667" office:value-type="float" office:value="714.778570442856" calcext:value-type="float">
            <text:p>714.778570442856</text:p>
          </table:table-cell>
          <table:table-cell table:formula="of:=([.F420]-[.C420])/0.0166667" office:value-type="float" office:value="50.8498983002032" calcext:value-type="float">
            <text:p>50.8498983002032</text:p>
          </table:table-cell>
          <table:table-cell table:formula="of:=DEGREES(ATAN(ABS([.F420]-[.C420])/ABS([.E420]-[.B420])))" office:value-type="float" office:value="4.06921037572347" calcext:value-type="float">
            <text:p>4.06921037572347</text:p>
          </table:table-cell>
          <table:table-cell table:formula="of:=SQRT(POWER([.H420];2)+POWER([.I420];2)+POWER([.J420];2))" office:value-type="float" office:value="718.587151460387" calcext:value-type="float">
            <text:p>718.587151460387</text:p>
          </table:table-cell>
        </table:table-row>
        <table:table-row table:style-name="ro1">
          <table:table-cell office:value-type="float" office:value="76.7791" calcext:value-type="float">
            <text:p>76.7791</text:p>
          </table:table-cell>
          <table:table-cell office:value-type="float" office:value="291.074" calcext:value-type="float">
            <text:p>291.074</text:p>
          </table:table-cell>
          <table:table-cell office:value-type="float" office:value="42.9862" calcext:value-type="float">
            <text:p>42.9862</text:p>
          </table:table-cell>
          <table:table-cell office:value-type="float" office:value="77.9181" calcext:value-type="float">
            <text:p>77.9181</text:p>
          </table:table-cell>
          <table:table-cell office:value-type="float" office:value="279.129" calcext:value-type="float">
            <text:p>279.129</text:p>
          </table:table-cell>
          <table:table-cell office:value-type="float" office:value="44.0803" calcext:value-type="float">
            <text:p>44.0803</text:p>
          </table:table-cell>
          <table:table-cell/>
          <table:table-cell table:formula="of:=([.D421]-[.A421])/0.0166667" office:value-type="float" office:value="68.3398633202731" calcext:value-type="float">
            <text:p>68.3398633202731</text:p>
          </table:table-cell>
          <table:table-cell table:formula="of:=ABS([.E421]-[.B421])/0.0166667" office:value-type="float" office:value="716.698566602866" calcext:value-type="float">
            <text:p>716.698566602866</text:p>
          </table:table-cell>
          <table:table-cell table:formula="of:=([.F421]-[.C421])/0.0166667" office:value-type="float" office:value="65.6458687082629" calcext:value-type="float">
            <text:p>65.6458687082629</text:p>
          </table:table-cell>
          <table:table-cell table:formula="of:=DEGREES(ATAN(ABS([.F421]-[.C421])/ABS([.E421]-[.B421])))" office:value-type="float" office:value="5.23339323716501" calcext:value-type="float">
            <text:p>5.23339323716501</text:p>
          </table:table-cell>
          <table:table-cell table:formula="of:=SQRT(POWER([.H421];2)+POWER([.I421];2)+POWER([.J421];2))" office:value-type="float" office:value="722.936063817333" calcext:value-type="float">
            <text:p>722.936063817333</text:p>
          </table:table-cell>
        </table:table-row>
        <table:table-row table:style-name="ro1">
          <table:table-cell office:value-type="float" office:value="76.7099" calcext:value-type="float">
            <text:p>76.7099</text:p>
          </table:table-cell>
          <table:table-cell office:value-type="float" office:value="284.329" calcext:value-type="float">
            <text:p>284.329</text:p>
          </table:table-cell>
          <table:table-cell office:value-type="float" office:value="43.5284" calcext:value-type="float">
            <text:p>43.5284</text:p>
          </table:table-cell>
          <table:table-cell office:value-type="float" office:value="77.1023" calcext:value-type="float">
            <text:p>77.1023</text:p>
          </table:table-cell>
          <table:table-cell office:value-type="float" office:value="273.99" calcext:value-type="float">
            <text:p>273.99</text:p>
          </table:table-cell>
          <table:table-cell office:value-type="float" office:value="44.1522" calcext:value-type="float">
            <text:p>44.1522</text:p>
          </table:table-cell>
          <table:table-cell/>
          <table:table-cell table:formula="of:=([.D422]-[.A422])/0.0166667" office:value-type="float" office:value="23.5439529120939" calcext:value-type="float">
            <text:p>23.5439529120939</text:p>
          </table:table-cell>
          <table:table-cell table:formula="of:=ABS([.E422]-[.B422])/0.0166667" office:value-type="float" office:value="620.338759322481" calcext:value-type="float">
            <text:p>620.338759322481</text:p>
          </table:table-cell>
          <table:table-cell table:formula="of:=([.F422]-[.C422])/0.0166667" office:value-type="float" office:value="37.4279251441499" calcext:value-type="float">
            <text:p>37.4279251441499</text:p>
          </table:table-cell>
          <table:table-cell table:formula="of:=DEGREES(ATAN(ABS([.F422]-[.C422])/ABS([.E422]-[.B422])))" office:value-type="float" office:value="3.45273552944711" calcext:value-type="float">
            <text:p>3.45273552944711</text:p>
          </table:table-cell>
          <table:table-cell table:formula="of:=SQRT(POWER([.H422];2)+POWER([.I422];2)+POWER([.J422];2))" office:value-type="float" office:value="621.91264950721" calcext:value-type="float">
            <text:p>621.91264950721</text:p>
          </table:table-cell>
        </table:table-row>
        <table:table-row table:style-name="ro1">
          <table:table-cell office:value-type="float" office:value="77.7485" calcext:value-type="float">
            <text:p>77.7485</text:p>
          </table:table-cell>
          <table:table-cell office:value-type="float" office:value="285.879" calcext:value-type="float">
            <text:p>285.879</text:p>
          </table:table-cell>
          <table:table-cell office:value-type="float" office:value="42.7695" calcext:value-type="float">
            <text:p>42.7695</text:p>
          </table:table-cell>
          <table:table-cell office:value-type="float" office:value="78.6218" calcext:value-type="float">
            <text:p>78.6218</text:p>
          </table:table-cell>
          <table:table-cell office:value-type="float" office:value="275.567" calcext:value-type="float">
            <text:p>275.567</text:p>
          </table:table-cell>
          <table:table-cell office:value-type="float" office:value="43.1434" calcext:value-type="float">
            <text:p>43.1434</text:p>
          </table:table-cell>
          <table:table-cell/>
          <table:table-cell table:formula="of:=([.D423]-[.A423])/0.0166667" office:value-type="float" office:value="52.3978952042088" calcext:value-type="float">
            <text:p>52.3978952042088</text:p>
          </table:table-cell>
          <table:table-cell table:formula="of:=ABS([.E423]-[.B423])/0.0166667" office:value-type="float" office:value="618.718762562476" calcext:value-type="float">
            <text:p>618.718762562476</text:p>
          </table:table-cell>
          <table:table-cell table:formula="of:=([.F423]-[.C423])/0.0166667" office:value-type="float" office:value="22.4339551320897" calcext:value-type="float">
            <text:p>22.4339551320897</text:p>
          </table:table-cell>
          <table:table-cell table:formula="of:=DEGREES(ATAN(ABS([.F423]-[.C423])/ABS([.E423]-[.B423])))" office:value-type="float" office:value="2.07656237068727" calcext:value-type="float">
            <text:p>2.07656237068727</text:p>
          </table:table-cell>
          <table:table-cell table:formula="of:=SQRT(POWER([.H423];2)+POWER([.I423];2)+POWER([.J423];2))" office:value-type="float" office:value="621.33865879369" calcext:value-type="float">
            <text:p>621.33865879369</text:p>
          </table:table-cell>
        </table:table-row>
        <table:table-row table:style-name="ro1">
          <table:table-cell office:value-type="float" office:value="76.2987" calcext:value-type="float">
            <text:p>76.2987</text:p>
          </table:table-cell>
          <table:table-cell office:value-type="float" office:value="295.374" calcext:value-type="float">
            <text:p>295.374</text:p>
          </table:table-cell>
          <table:table-cell office:value-type="float" office:value="41.8061" calcext:value-type="float">
            <text:p>41.8061</text:p>
          </table:table-cell>
          <table:table-cell office:value-type="float" office:value="77.4451" calcext:value-type="float">
            <text:p>77.4451</text:p>
          </table:table-cell>
          <table:table-cell office:value-type="float" office:value="281.975" calcext:value-type="float">
            <text:p>281.975</text:p>
          </table:table-cell>
          <table:table-cell office:value-type="float" office:value="42.6317" calcext:value-type="float">
            <text:p>42.6317</text:p>
          </table:table-cell>
          <table:table-cell/>
          <table:table-cell table:formula="of:=([.D424]-[.A424])/0.0166667" office:value-type="float" office:value="68.7838624322751" calcext:value-type="float">
            <text:p>68.7838624322751</text:p>
          </table:table-cell>
          <table:table-cell table:formula="of:=ABS([.E424]-[.B424])/0.0166667" office:value-type="float" office:value="803.938392123216" calcext:value-type="float">
            <text:p>803.938392123216</text:p>
          </table:table-cell>
          <table:table-cell table:formula="of:=([.F424]-[.C424])/0.0166667" office:value-type="float" office:value="49.5359009281982" calcext:value-type="float">
            <text:p>49.5359009281982</text:p>
          </table:table-cell>
          <table:table-cell table:formula="of:=DEGREES(ATAN(ABS([.F424]-[.C424])/ABS([.E424]-[.B424])))" office:value-type="float" office:value="3.52590996159711" calcext:value-type="float">
            <text:p>3.52590996159711</text:p>
          </table:table-cell>
          <table:table-cell table:formula="of:=SQRT(POWER([.H424];2)+POWER([.I424];2)+POWER([.J424];2))" office:value-type="float" office:value="808.394683024036" calcext:value-type="float">
            <text:p>808.394683024036</text:p>
          </table:table-cell>
        </table:table-row>
        <table:table-row table:style-name="ro1">
          <table:table-cell office:value-type="float" office:value="77.0234" calcext:value-type="float">
            <text:p>77.0234</text:p>
          </table:table-cell>
          <table:table-cell office:value-type="float" office:value="289.765" calcext:value-type="float">
            <text:p>289.765</text:p>
          </table:table-cell>
          <table:table-cell office:value-type="float" office:value="42.9316" calcext:value-type="float">
            <text:p>42.9316</text:p>
          </table:table-cell>
          <table:table-cell office:value-type="float" office:value="78.1715" calcext:value-type="float">
            <text:p>78.1715</text:p>
          </table:table-cell>
          <table:table-cell office:value-type="float" office:value="279.262" calcext:value-type="float">
            <text:p>279.262</text:p>
          </table:table-cell>
          <table:table-cell office:value-type="float" office:value="43.5571" calcext:value-type="float">
            <text:p>43.5571</text:p>
          </table:table-cell>
          <table:table-cell/>
          <table:table-cell table:formula="of:=([.D425]-[.A425])/0.0166667" office:value-type="float" office:value="68.8858622282755" calcext:value-type="float">
            <text:p>68.8858622282755</text:p>
          </table:table-cell>
          <table:table-cell table:formula="of:=ABS([.E425]-[.B425])/0.0166667" office:value-type="float" office:value="630.17873964252" calcext:value-type="float">
            <text:p>630.17873964252</text:p>
          </table:table-cell>
          <table:table-cell table:formula="of:=([.F425]-[.C425])/0.0166667" office:value-type="float" office:value="37.5299249401498" calcext:value-type="float">
            <text:p>37.5299249401498</text:p>
          </table:table-cell>
          <table:table-cell table:formula="of:=DEGREES(ATAN(ABS([.F425]-[.C425])/ABS([.E425]-[.B425])))" office:value-type="float" office:value="3.40819101257901" calcext:value-type="float">
            <text:p>3.40819101257901</text:p>
          </table:table-cell>
          <table:table-cell table:formula="of:=SQRT(POWER([.H425];2)+POWER([.I425];2)+POWER([.J425];2))" office:value-type="float" office:value="635.04251918937" calcext:value-type="float">
            <text:p>635.04251918937</text:p>
          </table:table-cell>
        </table:table-row>
        <table:table-row table:style-name="ro1">
          <table:table-cell office:value-type="float" office:value="76.2864" calcext:value-type="float">
            <text:p>76.2864</text:p>
          </table:table-cell>
          <table:table-cell office:value-type="float" office:value="293.834" calcext:value-type="float">
            <text:p>293.834</text:p>
          </table:table-cell>
          <table:table-cell office:value-type="float" office:value="42.5625" calcext:value-type="float">
            <text:p>42.5625</text:p>
          </table:table-cell>
          <table:table-cell office:value-type="float" office:value="77.2055" calcext:value-type="float">
            <text:p>77.2055</text:p>
          </table:table-cell>
          <table:table-cell office:value-type="float" office:value="283.077" calcext:value-type="float">
            <text:p>283.077</text:p>
          </table:table-cell>
          <table:table-cell office:value-type="float" office:value="43.4677" calcext:value-type="float">
            <text:p>43.4677</text:p>
          </table:table-cell>
          <table:table-cell/>
          <table:table-cell table:formula="of:=([.D426]-[.A426])/0.0166667" office:value-type="float" office:value="55.1458897082206" calcext:value-type="float">
            <text:p>55.1458897082206</text:p>
          </table:table-cell>
          <table:table-cell table:formula="of:=ABS([.E426]-[.B426])/0.0166667" office:value-type="float" office:value="645.418709162582" calcext:value-type="float">
            <text:p>645.418709162582</text:p>
          </table:table-cell>
          <table:table-cell table:formula="of:=([.F426]-[.C426])/0.0166667" office:value-type="float" office:value="54.3118913762173" calcext:value-type="float">
            <text:p>54.3118913762173</text:p>
          </table:table-cell>
          <table:table-cell table:formula="of:=DEGREES(ATAN(ABS([.F426]-[.C426])/ABS([.E426]-[.B426])))" office:value-type="float" office:value="4.81009919517444" calcext:value-type="float">
            <text:p>4.81009919517444</text:p>
          </table:table-cell>
          <table:table-cell table:formula="of:=SQRT(POWER([.H426];2)+POWER([.I426];2)+POWER([.J426];2))" office:value-type="float" office:value="650.043199205766" calcext:value-type="float">
            <text:p>650.043199205766</text:p>
          </table:table-cell>
        </table:table-row>
        <table:table-row table:style-name="ro1">
          <table:table-cell office:value-type="float" office:value="76.5067" calcext:value-type="float">
            <text:p>76.5067</text:p>
          </table:table-cell>
          <table:table-cell office:value-type="float" office:value="289.785" calcext:value-type="float">
            <text:p>289.785</text:p>
          </table:table-cell>
          <table:table-cell office:value-type="float" office:value="42.6777" calcext:value-type="float">
            <text:p>42.6777</text:p>
          </table:table-cell>
          <table:table-cell office:value-type="float" office:value="77.1609" calcext:value-type="float">
            <text:p>77.1609</text:p>
          </table:table-cell>
          <table:table-cell office:value-type="float" office:value="279.185" calcext:value-type="float">
            <text:p>279.185</text:p>
          </table:table-cell>
          <table:table-cell office:value-type="float" office:value="43.5784" calcext:value-type="float">
            <text:p>43.5784</text:p>
          </table:table-cell>
          <table:table-cell/>
          <table:table-cell table:formula="of:=([.D427]-[.A427])/0.0166667" office:value-type="float" office:value="39.2519214961572" calcext:value-type="float">
            <text:p>39.2519214961572</text:p>
          </table:table-cell>
          <table:table-cell table:formula="of:=ABS([.E427]-[.B427])/0.0166667" office:value-type="float" office:value="635.998728002545" calcext:value-type="float">
            <text:p>635.998728002545</text:p>
          </table:table-cell>
          <table:table-cell table:formula="of:=([.F427]-[.C427])/0.0166667" office:value-type="float" office:value="54.0418919162162" calcext:value-type="float">
            <text:p>54.0418919162162</text:p>
          </table:table-cell>
          <table:table-cell table:formula="of:=DEGREES(ATAN(ABS([.F427]-[.C427])/ABS([.E427]-[.B427])))" office:value-type="float" office:value="4.85685296838965" calcext:value-type="float">
            <text:p>4.85685296838965</text:p>
          </table:table-cell>
          <table:table-cell table:formula="of:=SQRT(POWER([.H427];2)+POWER([.I427];2)+POWER([.J427];2))" office:value-type="float" office:value="639.496381103037" calcext:value-type="float">
            <text:p>639.496381103037</text:p>
          </table:table-cell>
        </table:table-row>
        <table:table-row table:style-name="ro1">
          <table:table-cell office:value-type="float" office:value="76.9942" calcext:value-type="float">
            <text:p>76.9942</text:p>
          </table:table-cell>
          <table:table-cell office:value-type="float" office:value="287.134" calcext:value-type="float">
            <text:p>287.134</text:p>
          </table:table-cell>
          <table:table-cell office:value-type="float" office:value="42.8332" calcext:value-type="float">
            <text:p>42.8332</text:p>
          </table:table-cell>
          <table:table-cell office:value-type="float" office:value="77.8526" calcext:value-type="float">
            <text:p>77.8526</text:p>
          </table:table-cell>
          <table:table-cell office:value-type="float" office:value="274.21" calcext:value-type="float">
            <text:p>274.21</text:p>
          </table:table-cell>
          <table:table-cell office:value-type="float" office:value="43.3678" calcext:value-type="float">
            <text:p>43.3678</text:p>
          </table:table-cell>
          <table:table-cell/>
          <table:table-cell table:formula="of:=([.D428]-[.A428])/0.0166667" office:value-type="float" office:value="51.5038969922054" calcext:value-type="float">
            <text:p>51.5038969922054</text:p>
          </table:table-cell>
          <table:table-cell table:formula="of:=ABS([.E428]-[.B428])/0.0166667" office:value-type="float" office:value="775.438449123104" calcext:value-type="float">
            <text:p>775.438449123104</text:p>
          </table:table-cell>
          <table:table-cell table:formula="of:=([.F428]-[.C428])/0.0166667" office:value-type="float" office:value="32.0759358481286" calcext:value-type="float">
            <text:p>32.0759358481286</text:p>
          </table:table-cell>
          <table:table-cell table:formula="of:=DEGREES(ATAN(ABS([.F428]-[.C428])/ABS([.E428]-[.B428])))" office:value-type="float" office:value="2.36868396652168" calcext:value-type="float">
            <text:p>2.36868396652168</text:p>
          </table:table-cell>
          <table:table-cell table:formula="of:=SQRT(POWER([.H428];2)+POWER([.I428];2)+POWER([.J428];2))" office:value-type="float" office:value="777.808656061606" calcext:value-type="float">
            <text:p>777.808656061606</text:p>
          </table:table-cell>
        </table:table-row>
        <table:table-row table:style-name="ro1">
          <table:table-cell office:value-type="float" office:value="76.7373" calcext:value-type="float">
            <text:p>76.7373</text:p>
          </table:table-cell>
          <table:table-cell office:value-type="float" office:value="287.109" calcext:value-type="float">
            <text:p>287.109</text:p>
          </table:table-cell>
          <table:table-cell office:value-type="float" office:value="42.8395" calcext:value-type="float">
            <text:p>42.8395</text:p>
          </table:table-cell>
          <table:table-cell office:value-type="float" office:value="77.3676" calcext:value-type="float">
            <text:p>77.3676</text:p>
          </table:table-cell>
          <table:table-cell office:value-type="float" office:value="275.416" calcext:value-type="float">
            <text:p>275.416</text:p>
          </table:table-cell>
          <table:table-cell office:value-type="float" office:value="43.4274" calcext:value-type="float">
            <text:p>43.4274</text:p>
          </table:table-cell>
          <table:table-cell/>
          <table:table-cell table:formula="of:=([.D429]-[.A429])/0.0166667" office:value-type="float" office:value="37.8179243641507" calcext:value-type="float">
            <text:p>37.8179243641507</text:p>
          </table:table-cell>
          <table:table-cell table:formula="of:=ABS([.E429]-[.B429])/0.0166667" office:value-type="float" office:value="701.578596842805" calcext:value-type="float">
            <text:p>701.578596842805</text:p>
          </table:table-cell>
          <table:table-cell table:formula="of:=([.F429]-[.C429])/0.0166667" office:value-type="float" office:value="35.273929452141" calcext:value-type="float">
            <text:p>35.273929452141</text:p>
          </table:table-cell>
          <table:table-cell table:formula="of:=DEGREES(ATAN(ABS([.F429]-[.C429])/ABS([.E429]-[.B429])))" office:value-type="float" office:value="2.87829031432506" calcext:value-type="float">
            <text:p>2.87829031432506</text:p>
          </table:table-cell>
          <table:table-cell table:formula="of:=SQRT(POWER([.H429];2)+POWER([.I429];2)+POWER([.J429];2))" office:value-type="float" office:value="703.482034632106" calcext:value-type="float">
            <text:p>703.482034632106</text:p>
          </table:table-cell>
        </table:table-row>
        <table:table-row table:style-name="ro1">
          <table:table-cell office:value-type="float" office:value="76.4936" calcext:value-type="float">
            <text:p>76.4936</text:p>
          </table:table-cell>
          <table:table-cell office:value-type="float" office:value="288.404" calcext:value-type="float">
            <text:p>288.404</text:p>
          </table:table-cell>
          <table:table-cell office:value-type="float" office:value="42.8936" calcext:value-type="float">
            <text:p>42.8936</text:p>
          </table:table-cell>
          <table:table-cell office:value-type="float" office:value="77.1315" calcext:value-type="float">
            <text:p>77.1315</text:p>
          </table:table-cell>
          <table:table-cell office:value-type="float" office:value="276.645" calcext:value-type="float">
            <text:p>276.645</text:p>
          </table:table-cell>
          <table:table-cell office:value-type="float" office:value="43.4823" calcext:value-type="float">
            <text:p>43.4823</text:p>
          </table:table-cell>
          <table:table-cell/>
          <table:table-cell table:formula="of:=([.D430]-[.A430])/0.0166667" office:value-type="float" office:value="38.2739234521532" calcext:value-type="float">
            <text:p>38.2739234521532</text:p>
          </table:table-cell>
          <table:table-cell table:formula="of:=ABS([.E430]-[.B430])/0.0166667" office:value-type="float" office:value="705.538588922823" calcext:value-type="float">
            <text:p>705.538588922823</text:p>
          </table:table-cell>
          <table:table-cell table:formula="of:=([.F430]-[.C430])/0.0166667" office:value-type="float" office:value="35.3219293561415" calcext:value-type="float">
            <text:p>35.3219293561415</text:p>
          </table:table-cell>
          <table:table-cell table:formula="of:=DEGREES(ATAN(ABS([.F430]-[.C430])/ABS([.E430]-[.B430])))" office:value-type="float" office:value="2.8660504796655" calcext:value-type="float">
            <text:p>2.8660504796655</text:p>
          </table:table-cell>
          <table:table-cell table:formula="of:=SQRT(POWER([.H430];2)+POWER([.I430];2)+POWER([.J430];2))" office:value-type="float" office:value="707.458290197429" calcext:value-type="float">
            <text:p>707.458290197429</text:p>
          </table:table-cell>
        </table:table-row>
        <table:table-row table:style-name="ro1">
          <table:table-cell office:value-type="float" office:value="76.2736" calcext:value-type="float">
            <text:p>76.2736</text:p>
          </table:table-cell>
          <table:table-cell office:value-type="float" office:value="292.49" calcext:value-type="float">
            <text:p>292.49</text:p>
          </table:table-cell>
          <table:table-cell office:value-type="float" office:value="42.5141" calcext:value-type="float">
            <text:p>42.5141</text:p>
          </table:table-cell>
          <table:table-cell office:value-type="float" office:value="76.9366" calcext:value-type="float">
            <text:p>76.9366</text:p>
          </table:table-cell>
          <table:table-cell office:value-type="float" office:value="281.769" calcext:value-type="float">
            <text:p>281.769</text:p>
          </table:table-cell>
          <table:table-cell office:value-type="float" office:value="43.4239" calcext:value-type="float">
            <text:p>43.4239</text:p>
          </table:table-cell>
          <table:table-cell/>
          <table:table-cell table:formula="of:=([.D431]-[.A431])/0.0166667" office:value-type="float" office:value="39.7799204401589" calcext:value-type="float">
            <text:p>39.7799204401589</text:p>
          </table:table-cell>
          <table:table-cell table:formula="of:=ABS([.E431]-[.B431])/0.0166667" office:value-type="float" office:value="643.258713482573" calcext:value-type="float">
            <text:p>643.258713482573</text:p>
          </table:table-cell>
          <table:table-cell table:formula="of:=([.F431]-[.C431])/0.0166667" office:value-type="float" office:value="54.5878908242186" calcext:value-type="float">
            <text:p>54.5878908242186</text:p>
          </table:table-cell>
          <table:table-cell table:formula="of:=DEGREES(ATAN(ABS([.F431]-[.C431])/ABS([.E431]-[.B431])))" office:value-type="float" office:value="4.85058353320313" calcext:value-type="float">
            <text:p>4.85058353320313</text:p>
          </table:table-cell>
          <table:table-cell table:formula="of:=SQRT(POWER([.H431];2)+POWER([.I431];2)+POWER([.J431];2))" office:value-type="float" office:value="646.795216715552" calcext:value-type="float">
            <text:p>646.795216715552</text:p>
          </table:table-cell>
        </table:table-row>
        <table:table-row table:style-name="ro1">
          <table:table-cell office:value-type="float" office:value="77.5077" calcext:value-type="float">
            <text:p>77.5077</text:p>
          </table:table-cell>
          <table:table-cell office:value-type="float" office:value="287.058" calcext:value-type="float">
            <text:p>287.058</text:p>
          </table:table-cell>
          <table:table-cell office:value-type="float" office:value="43.3487" calcext:value-type="float">
            <text:p>43.3487</text:p>
          </table:table-cell>
          <table:table-cell office:value-type="float" office:value="78.6387" calcext:value-type="float">
            <text:p>78.6387</text:p>
          </table:table-cell>
          <table:table-cell office:value-type="float" office:value="276.674" calcext:value-type="float">
            <text:p>276.674</text:p>
          </table:table-cell>
          <table:table-cell office:value-type="float" office:value="43.9616" calcext:value-type="float">
            <text:p>43.9616</text:p>
          </table:table-cell>
          <table:table-cell/>
          <table:table-cell table:formula="of:=([.D432]-[.A432])/0.0166667" office:value-type="float" office:value="67.8598642802715" calcext:value-type="float">
            <text:p>67.8598642802715</text:p>
          </table:table-cell>
          <table:table-cell table:formula="of:=ABS([.E432]-[.B432])/0.0166667" office:value-type="float" office:value="623.038753922493" calcext:value-type="float">
            <text:p>623.038753922493</text:p>
          </table:table-cell>
          <table:table-cell table:formula="of:=([.F432]-[.C432])/0.0166667" office:value-type="float" office:value="36.7739264521469" calcext:value-type="float">
            <text:p>36.7739264521469</text:p>
          </table:table-cell>
          <table:table-cell table:formula="of:=DEGREES(ATAN(ABS([.F432]-[.C432])/ABS([.E432]-[.B432])))" office:value-type="float" office:value="3.37787835968196" calcext:value-type="float">
            <text:p>3.37787835968196</text:p>
          </table:table-cell>
          <table:table-cell table:formula="of:=SQRT(POWER([.H432];2)+POWER([.I432];2)+POWER([.J432];2))" office:value-type="float" office:value="627.801379208534" calcext:value-type="float">
            <text:p>627.801379208534</text:p>
          </table:table-cell>
        </table:table-row>
        <table:table-row table:style-name="ro1">
          <table:table-cell office:value-type="float" office:value="76.5202" calcext:value-type="float">
            <text:p>76.5202</text:p>
          </table:table-cell>
          <table:table-cell office:value-type="float" office:value="291.055" calcext:value-type="float">
            <text:p>291.055</text:p>
          </table:table-cell>
          <table:table-cell office:value-type="float" office:value="42.9916" calcext:value-type="float">
            <text:p>42.9916</text:p>
          </table:table-cell>
          <table:table-cell office:value-type="float" office:value="77.4131" calcext:value-type="float">
            <text:p>77.4131</text:p>
          </table:table-cell>
          <table:table-cell office:value-type="float" office:value="279.088" calcext:value-type="float">
            <text:p>279.088</text:p>
          </table:table-cell>
          <table:table-cell office:value-type="float" office:value="44.0913" calcext:value-type="float">
            <text:p>44.0913</text:p>
          </table:table-cell>
          <table:table-cell/>
          <table:table-cell table:formula="of:=([.D433]-[.A433])/0.0166667" office:value-type="float" office:value="53.5738928522141" calcext:value-type="float">
            <text:p>53.5738928522141</text:p>
          </table:table-cell>
          <table:table-cell table:formula="of:=ABS([.E433]-[.B433])/0.0166667" office:value-type="float" office:value="718.018563962871" calcext:value-type="float">
            <text:p>718.018563962871</text:p>
          </table:table-cell>
          <table:table-cell table:formula="of:=([.F433]-[.C433])/0.0166667" office:value-type="float" office:value="65.9818680362639" calcext:value-type="float">
            <text:p>65.9818680362639</text:p>
          </table:table-cell>
          <table:table-cell table:formula="of:=DEGREES(ATAN(ABS([.F433]-[.C433])/ABS([.E433]-[.B433])))" office:value-type="float" office:value="5.25041387826522" calcext:value-type="float">
            <text:p>5.25041387826522</text:p>
          </table:table-cell>
          <table:table-cell table:formula="of:=SQRT(POWER([.H433];2)+POWER([.I433];2)+POWER([.J433];2))" office:value-type="float" office:value="723.031415016111" calcext:value-type="float">
            <text:p>723.031415016111</text:p>
          </table:table-cell>
        </table:table-row>
        <table:table-row table:style-name="ro1">
          <table:table-cell office:value-type="float" office:value="77.0234" calcext:value-type="float">
            <text:p>77.0234</text:p>
          </table:table-cell>
          <table:table-cell office:value-type="float" office:value="289.765" calcext:value-type="float">
            <text:p>289.765</text:p>
          </table:table-cell>
          <table:table-cell office:value-type="float" office:value="42.9316" calcext:value-type="float">
            <text:p>42.9316</text:p>
          </table:table-cell>
          <table:table-cell office:value-type="float" office:value="77.9186" calcext:value-type="float">
            <text:p>77.9186</text:p>
          </table:table-cell>
          <table:table-cell office:value-type="float" office:value="279.193" calcext:value-type="float">
            <text:p>279.193</text:p>
          </table:table-cell>
          <table:table-cell office:value-type="float" office:value="43.8203" calcext:value-type="float">
            <text:p>43.8203</text:p>
          </table:table-cell>
          <table:table-cell/>
          <table:table-cell table:formula="of:=([.D434]-[.A434])/0.0166667" office:value-type="float" office:value="53.711892576215" calcext:value-type="float">
            <text:p>53.711892576215</text:p>
          </table:table-cell>
          <table:table-cell table:formula="of:=ABS([.E434]-[.B434])/0.0166667" office:value-type="float" office:value="634.318731362538" calcext:value-type="float">
            <text:p>634.318731362538</text:p>
          </table:table-cell>
          <table:table-cell table:formula="of:=([.F434]-[.C434])/0.0166667" office:value-type="float" office:value="53.3218933562133" calcext:value-type="float">
            <text:p>53.3218933562133</text:p>
          </table:table-cell>
          <table:table-cell table:formula="of:=DEGREES(ATAN(ABS([.F434]-[.C434])/ABS([.E434]-[.B434])))" office:value-type="float" office:value="4.80508213859028" calcext:value-type="float">
            <text:p>4.80508213859028</text:p>
          </table:table-cell>
          <table:table-cell table:formula="of:=SQRT(POWER([.H434];2)+POWER([.I434];2)+POWER([.J434];2))" office:value-type="float" office:value="638.818005908247" calcext:value-type="float">
            <text:p>638.818005908247</text:p>
          </table:table-cell>
        </table:table-row>
        <table:table-row table:style-name="ro1">
          <table:table-cell office:value-type="float" office:value="76.2486" calcext:value-type="float">
            <text:p>76.2486</text:p>
          </table:table-cell>
          <table:table-cell office:value-type="float" office:value="289.706" calcext:value-type="float">
            <text:p>289.706</text:p>
          </table:table-cell>
          <table:table-cell office:value-type="float" office:value="42.9479" calcext:value-type="float">
            <text:p>42.9479</text:p>
          </table:table-cell>
          <table:table-cell office:value-type="float" office:value="76.8943" calcext:value-type="float">
            <text:p>76.8943</text:p>
          </table:table-cell>
          <table:table-cell office:value-type="float" office:value="277.789" calcext:value-type="float">
            <text:p>277.789</text:p>
          </table:table-cell>
          <table:table-cell office:value-type="float" office:value="44.0506" calcext:value-type="float">
            <text:p>44.0506</text:p>
          </table:table-cell>
          <table:table-cell/>
          <table:table-cell table:formula="of:=([.D435]-[.A435])/0.0166667" office:value-type="float" office:value="38.7419225161553" calcext:value-type="float">
            <text:p>38.7419225161553</text:p>
          </table:table-cell>
          <table:table-cell table:formula="of:=ABS([.E435]-[.B435])/0.0166667" office:value-type="float" office:value="715.018569962862" calcext:value-type="float">
            <text:p>715.018569962862</text:p>
          </table:table-cell>
          <table:table-cell table:formula="of:=([.F435]-[.C435])/0.0166667" office:value-type="float" office:value="66.161867676265" calcext:value-type="float">
            <text:p>66.161867676265</text:p>
          </table:table-cell>
          <table:table-cell table:formula="of:=DEGREES(ATAN(ABS([.F435]-[.C435])/ABS([.E435]-[.B435])))" office:value-type="float" office:value="5.28662067294076" calcext:value-type="float">
            <text:p>5.28662067294076</text:p>
          </table:table-cell>
          <table:table-cell table:formula="of:=SQRT(POWER([.H435];2)+POWER([.I435];2)+POWER([.J435];2))" office:value-type="float" office:value="719.117434558776" calcext:value-type="float">
            <text:p>719.117434558776</text:p>
          </table:table-cell>
        </table:table-row>
        <table:table-row table:style-name="ro1">
          <table:table-cell office:value-type="float" office:value="76.9942" calcext:value-type="float">
            <text:p>76.9942</text:p>
          </table:table-cell>
          <table:table-cell office:value-type="float" office:value="287.181" calcext:value-type="float">
            <text:p>287.181</text:p>
          </table:table-cell>
          <table:table-cell office:value-type="float" office:value="42.5715" calcext:value-type="float">
            <text:p>42.5715</text:p>
          </table:table-cell>
          <table:table-cell office:value-type="float" office:value="77.1463" calcext:value-type="float">
            <text:p>77.1463</text:p>
          </table:table-cell>
          <table:table-cell office:value-type="float" office:value="277.922" calcext:value-type="float">
            <text:p>277.922</text:p>
          </table:table-cell>
          <table:table-cell office:value-type="float" office:value="43.5286" calcext:value-type="float">
            <text:p>43.5286</text:p>
          </table:table-cell>
          <table:table-cell/>
          <table:table-cell table:formula="of:=([.D436]-[.A436])/0.0166667" office:value-type="float" office:value="9.12598174803591" calcext:value-type="float">
            <text:p>9.12598174803591</text:p>
          </table:table-cell>
          <table:table-cell table:formula="of:=ABS([.E436]-[.B436])/0.0166667" office:value-type="float" office:value="555.53888892222" calcext:value-type="float">
            <text:p>555.53888892222</text:p>
          </table:table-cell>
          <table:table-cell table:formula="of:=([.F436]-[.C436])/0.0166667" office:value-type="float" office:value="57.4258851482295" calcext:value-type="float">
            <text:p>57.4258851482295</text:p>
          </table:table-cell>
          <table:table-cell table:formula="of:=DEGREES(ATAN(ABS([.F436]-[.C436])/ABS([.E436]-[.B436])))" office:value-type="float" office:value="5.90168636139613" calcext:value-type="float">
            <text:p>5.90168636139613</text:p>
          </table:table-cell>
          <table:table-cell table:formula="of:=SQRT(POWER([.H436];2)+POWER([.I436];2)+POWER([.J436];2))" office:value-type="float" office:value="558.573605653595" calcext:value-type="float">
            <text:p>558.573605653595</text:p>
          </table:table-cell>
        </table:table-row>
        <table:table-row table:style-name="ro1">
          <table:table-cell office:value-type="float" office:value="77.2664" calcext:value-type="float">
            <text:p>77.2664</text:p>
          </table:table-cell>
          <table:table-cell office:value-type="float" office:value="288.416" calcext:value-type="float">
            <text:p>288.416</text:p>
          </table:table-cell>
          <table:table-cell office:value-type="float" office:value="43.1395" calcext:value-type="float">
            <text:p>43.1395</text:p>
          </table:table-cell>
          <table:table-cell office:value-type="float" office:value="78.1713" calcext:value-type="float">
            <text:p>78.1713</text:p>
          </table:table-cell>
          <table:table-cell office:value-type="float" office:value="279.223" calcext:value-type="float">
            <text:p>279.223</text:p>
          </table:table-cell>
          <table:table-cell office:value-type="float" office:value="43.8132" calcext:value-type="float">
            <text:p>43.8132</text:p>
          </table:table-cell>
          <table:table-cell/>
          <table:table-cell table:formula="of:=([.D437]-[.A437])/0.0166667" office:value-type="float" office:value="54.293891412217" calcext:value-type="float">
            <text:p>54.293891412217</text:p>
          </table:table-cell>
          <table:table-cell table:formula="of:=ABS([.E437]-[.B437])/0.0166667" office:value-type="float" office:value="551.578896842205" calcext:value-type="float">
            <text:p>551.578896842205</text:p>
          </table:table-cell>
          <table:table-cell table:formula="of:=([.F437]-[.C437])/0.0166667" office:value-type="float" office:value="40.4219191561619" calcext:value-type="float">
            <text:p>40.4219191561619</text:p>
          </table:table-cell>
          <table:table-cell table:formula="of:=DEGREES(ATAN(ABS([.F437]-[.C437])/ABS([.E437]-[.B437])))" office:value-type="float" office:value="4.19137247141944" calcext:value-type="float">
            <text:p>4.19137247141944</text:p>
          </table:table-cell>
          <table:table-cell table:formula="of:=SQRT(POWER([.H437];2)+POWER([.I437];2)+POWER([.J437];2))" office:value-type="float" office:value="555.71668828155" calcext:value-type="float">
            <text:p>555.71668828155</text:p>
          </table:table-cell>
        </table:table-row>
        <table:table-row table:style-name="ro1">
          <table:table-cell office:value-type="float" office:value="77.0679" calcext:value-type="float">
            <text:p>77.0679</text:p>
          </table:table-cell>
          <table:table-cell office:value-type="float" office:value="293.951" calcext:value-type="float">
            <text:p>293.951</text:p>
          </table:table-cell>
          <table:table-cell office:value-type="float" office:value="42.2793" calcext:value-type="float">
            <text:p>42.2793</text:p>
          </table:table-cell>
          <table:table-cell office:value-type="float" office:value="77.9697" calcext:value-type="float">
            <text:p>77.9697</text:p>
          </table:table-cell>
          <table:table-cell office:value-type="float" office:value="283.141" calcext:value-type="float">
            <text:p>283.141</text:p>
          </table:table-cell>
          <table:table-cell office:value-type="float" office:value="43.4506" calcext:value-type="float">
            <text:p>43.4506</text:p>
          </table:table-cell>
          <table:table-cell/>
          <table:table-cell table:formula="of:=([.D438]-[.A438])/0.0166667" office:value-type="float" office:value="54.1078917842169" calcext:value-type="float">
            <text:p>54.1078917842169</text:p>
          </table:table-cell>
          <table:table-cell table:formula="of:=ABS([.E438]-[.B438])/0.0166667" office:value-type="float" office:value="648.598702802595" calcext:value-type="float">
            <text:p>648.598702802595</text:p>
          </table:table-cell>
          <table:table-cell table:formula="of:=([.F438]-[.C438])/0.0166667" office:value-type="float" office:value="70.2778594442813" calcext:value-type="float">
            <text:p>70.2778594442813</text:p>
          </table:table-cell>
          <table:table-cell table:formula="of:=DEGREES(ATAN(ABS([.F438]-[.C438])/ABS([.E438]-[.B438])))" office:value-type="float" office:value="6.18406523127431" calcext:value-type="float">
            <text:p>6.18406523127431</text:p>
          </table:table-cell>
          <table:table-cell table:formula="of:=SQRT(POWER([.H438];2)+POWER([.I438];2)+POWER([.J438];2))" office:value-type="float" office:value="654.634950761576" calcext:value-type="float">
            <text:p>654.634950761576</text:p>
          </table:table-cell>
        </table:table-row>
        <table:table-row table:style-name="ro1">
          <table:table-cell office:value-type="float" office:value="76.9797" calcext:value-type="float">
            <text:p>76.9797</text:p>
          </table:table-cell>
          <table:table-cell office:value-type="float" office:value="285.991" calcext:value-type="float">
            <text:p>285.991</text:p>
          </table:table-cell>
          <table:table-cell office:value-type="float" office:value="41.9972" calcext:value-type="float">
            <text:p>41.9972</text:p>
          </table:table-cell>
          <table:table-cell office:value-type="float" office:value="77.6031" calcext:value-type="float">
            <text:p>77.6031</text:p>
          </table:table-cell>
          <table:table-cell office:value-type="float" office:value="274.343" calcext:value-type="float">
            <text:p>274.343</text:p>
          </table:table-cell>
          <table:table-cell office:value-type="float" office:value="42.6048" calcext:value-type="float">
            <text:p>42.6048</text:p>
          </table:table-cell>
          <table:table-cell/>
          <table:table-cell table:formula="of:=([.D439]-[.A439])/0.0166667" office:value-type="float" office:value="37.4039251921498" calcext:value-type="float">
            <text:p>37.4039251921498</text:p>
          </table:table-cell>
          <table:table-cell table:formula="of:=ABS([.E439]-[.B439])/0.0166667" office:value-type="float" office:value="698.878602242794" calcext:value-type="float">
            <text:p>698.878602242794</text:p>
          </table:table-cell>
          <table:table-cell table:formula="of:=([.F439]-[.C439])/0.0166667" office:value-type="float" office:value="36.4559270881457" calcext:value-type="float">
            <text:p>36.4559270881457</text:p>
          </table:table-cell>
          <table:table-cell table:formula="of:=DEGREES(ATAN(ABS([.F439]-[.C439])/ABS([.E439]-[.B439])))" office:value-type="float" office:value="2.98603978867581" calcext:value-type="float">
            <text:p>2.98603978867581</text:p>
          </table:table-cell>
          <table:table-cell table:formula="of:=SQRT(POWER([.H439];2)+POWER([.I439];2)+POWER([.J439];2))" office:value-type="float" office:value="700.827645653678" calcext:value-type="float">
            <text:p>700.827645653678</text:p>
          </table:table-cell>
        </table:table-row>
        <table:table-row table:style-name="ro1">
          <table:table-cell office:value-type="float" office:value="76.8073" calcext:value-type="float">
            <text:p>76.8073</text:p>
          </table:table-cell>
          <table:table-cell office:value-type="float" office:value="293.872" calcext:value-type="float">
            <text:p>293.872</text:p>
          </table:table-cell>
          <table:table-cell office:value-type="float" office:value="42.5518" calcext:value-type="float">
            <text:p>42.5518</text:p>
          </table:table-cell>
          <table:table-cell office:value-type="float" office:value="77.7147" calcext:value-type="float">
            <text:p>77.7147</text:p>
          </table:table-cell>
          <table:table-cell office:value-type="float" office:value="283.066" calcext:value-type="float">
            <text:p>283.066</text:p>
          </table:table-cell>
          <table:table-cell office:value-type="float" office:value="43.7166" calcext:value-type="float">
            <text:p>43.7166</text:p>
          </table:table-cell>
          <table:table-cell/>
          <table:table-cell table:formula="of:=([.D440]-[.A440])/0.0166667" office:value-type="float" office:value="54.4438911122175" calcext:value-type="float">
            <text:p>54.4438911122175</text:p>
          </table:table-cell>
          <table:table-cell table:formula="of:=ABS([.E440]-[.B440])/0.0166667" office:value-type="float" office:value="648.358703282596" calcext:value-type="float">
            <text:p>648.358703282596</text:p>
          </table:table-cell>
          <table:table-cell table:formula="of:=([.F440]-[.C440])/0.0166667" office:value-type="float" office:value="69.8878602242795" calcext:value-type="float">
            <text:p>69.8878602242795</text:p>
          </table:table-cell>
          <table:table-cell table:formula="of:=DEGREES(ATAN(ABS([.F440]-[.C440])/ABS([.E440]-[.B440])))" office:value-type="float" office:value="6.15227021763428" calcext:value-type="float">
            <text:p>6.15227021763428</text:p>
          </table:table-cell>
          <table:table-cell table:formula="of:=SQRT(POWER([.H440];2)+POWER([.I440];2)+POWER([.J440];2))" office:value-type="float" office:value="654.383265684917" calcext:value-type="float">
            <text:p>654.383265684917</text:p>
          </table:table-cell>
        </table:table-row>
        <table:table-row table:style-name="ro1">
          <table:table-cell office:value-type="float" office:value="76.9943" calcext:value-type="float">
            <text:p>76.9943</text:p>
          </table:table-cell>
          <table:table-cell office:value-type="float" office:value="287.192" calcext:value-type="float">
            <text:p>287.192</text:p>
          </table:table-cell>
          <table:table-cell office:value-type="float" office:value="42.5698" calcext:value-type="float">
            <text:p>42.5698</text:p>
          </table:table-cell>
          <table:table-cell office:value-type="float" office:value="78.1206" calcext:value-type="float">
            <text:p>78.1206</text:p>
          </table:table-cell>
          <table:table-cell office:value-type="float" office:value="275.589" calcext:value-type="float">
            <text:p>275.589</text:p>
          </table:table-cell>
          <table:table-cell office:value-type="float" office:value="42.8959" calcext:value-type="float">
            <text:p>42.8959</text:p>
          </table:table-cell>
          <table:table-cell/>
          <table:table-cell table:formula="of:=([.D441]-[.A441])/0.0166667" office:value-type="float" office:value="67.5778648442704" calcext:value-type="float">
            <text:p>67.5778648442704</text:p>
          </table:table-cell>
          <table:table-cell table:formula="of:=ABS([.E441]-[.B441])/0.0166667" office:value-type="float" office:value="696.178607642785" calcext:value-type="float">
            <text:p>696.178607642785</text:p>
          </table:table-cell>
          <table:table-cell table:formula="of:=([.F441]-[.C441])/0.0166667" office:value-type="float" office:value="19.5659608680781" calcext:value-type="float">
            <text:p>19.5659608680781</text:p>
          </table:table-cell>
          <table:table-cell table:formula="of:=DEGREES(ATAN(ABS([.F441]-[.C441])/ABS([.E441]-[.B441])))" office:value-type="float" office:value="1.60986267494804" calcext:value-type="float">
            <text:p>1.60986267494804</text:p>
          </table:table-cell>
          <table:table-cell table:formula="of:=SQRT(POWER([.H441];2)+POWER([.I441];2)+POWER([.J441];2))" office:value-type="float" office:value="699.724408878988" calcext:value-type="float">
            <text:p>699.724408878988</text:p>
          </table:table-cell>
        </table:table-row>
        <table:table-row table:style-name="ro1">
          <table:table-cell office:value-type="float" office:value="77.4922" calcext:value-type="float">
            <text:p>77.4922</text:p>
          </table:table-cell>
          <table:table-cell office:value-type="float" office:value="285.86" calcext:value-type="float">
            <text:p>285.86</text:p>
          </table:table-cell>
          <table:table-cell office:value-type="float" office:value="42.7749" calcext:value-type="float">
            <text:p>42.7749</text:p>
          </table:table-cell>
          <table:table-cell office:value-type="float" office:value="78.3706" calcext:value-type="float">
            <text:p>78.3706</text:p>
          </table:table-cell>
          <table:table-cell office:value-type="float" office:value="275.505" calcext:value-type="float">
            <text:p>275.505</text:p>
          </table:table-cell>
          <table:table-cell office:value-type="float" office:value="43.404" calcext:value-type="float">
            <text:p>43.404</text:p>
          </table:table-cell>
          <table:table-cell/>
          <table:table-cell table:formula="of:=([.D442]-[.A442])/0.0166667" office:value-type="float" office:value="52.7038945922108" calcext:value-type="float">
            <text:p>52.7038945922108</text:p>
          </table:table-cell>
          <table:table-cell table:formula="of:=ABS([.E442]-[.B442])/0.0166667" office:value-type="float" office:value="621.298757402486" calcext:value-type="float">
            <text:p>621.298757402486</text:p>
          </table:table-cell>
          <table:table-cell table:formula="of:=([.F442]-[.C442])/0.0166667" office:value-type="float" office:value="37.745924508151" calcext:value-type="float">
            <text:p>37.745924508151</text:p>
          </table:table-cell>
          <table:table-cell table:formula="of:=DEGREES(ATAN(ABS([.F442]-[.C442])/ABS([.E442]-[.B442])))" office:value-type="float" office:value="3.47663218278655" calcext:value-type="float">
            <text:p>3.47663218278655</text:p>
          </table:table-cell>
          <table:table-cell table:formula="of:=SQRT(POWER([.H442];2)+POWER([.I442];2)+POWER([.J442];2))" office:value-type="float" office:value="624.671594737615" calcext:value-type="float">
            <text:p>624.671594737615</text:p>
          </table:table-cell>
        </table:table-row>
        <table:table-row table:style-name="ro1">
          <table:table-cell office:value-type="float" office:value="76.779" calcext:value-type="float">
            <text:p>76.779</text:p>
          </table:table-cell>
          <table:table-cell office:value-type="float" office:value="291.252" calcext:value-type="float">
            <text:p>291.252</text:p>
          </table:table-cell>
          <table:table-cell office:value-type="float" office:value="42.1893" calcext:value-type="float">
            <text:p>42.1893</text:p>
          </table:table-cell>
          <table:table-cell office:value-type="float" office:value="77.6667" calcext:value-type="float">
            <text:p>77.6667</text:p>
          </table:table-cell>
          <table:table-cell office:value-type="float" office:value="279.334" calcext:value-type="float">
            <text:p>279.334</text:p>
          </table:table-cell>
          <table:table-cell office:value-type="float" office:value="43.0497" calcext:value-type="float">
            <text:p>43.0497</text:p>
          </table:table-cell>
          <table:table-cell/>
          <table:table-cell table:formula="of:=([.D443]-[.A443])/0.0166667" office:value-type="float" office:value="53.2618934762136" calcext:value-type="float">
            <text:p>53.2618934762136</text:p>
          </table:table-cell>
          <table:table-cell table:formula="of:=ABS([.E443]-[.B443])/0.0166667" office:value-type="float" office:value="715.078569842861" calcext:value-type="float">
            <text:p>715.078569842861</text:p>
          </table:table-cell>
          <table:table-cell table:formula="of:=([.F443]-[.C443])/0.0166667" office:value-type="float" office:value="51.6238967522064" calcext:value-type="float">
            <text:p>51.6238967522064</text:p>
          </table:table-cell>
          <table:table-cell table:formula="of:=DEGREES(ATAN(ABS([.F443]-[.C443])/ABS([.E443]-[.B443])))" office:value-type="float" office:value="4.12920890587139" calcext:value-type="float">
            <text:p>4.12920890587139</text:p>
          </table:table-cell>
          <table:table-cell table:formula="of:=SQRT(POWER([.H443];2)+POWER([.I443];2)+POWER([.J443];2))" office:value-type="float" office:value="718.915305902625" calcext:value-type="float">
            <text:p>718.915305902625</text:p>
          </table:table-cell>
        </table:table-row>
        <table:table-row table:style-name="ro1">
          <table:table-cell office:value-type="float" office:value="77.2663" calcext:value-type="float">
            <text:p>77.2663</text:p>
          </table:table-cell>
          <table:table-cell office:value-type="float" office:value="288.405" calcext:value-type="float">
            <text:p>288.405</text:p>
          </table:table-cell>
          <table:table-cell office:value-type="float" office:value="43.1412" calcext:value-type="float">
            <text:p>43.1412</text:p>
          </table:table-cell>
          <table:table-cell office:value-type="float" office:value="78.3687" calcext:value-type="float">
            <text:p>78.3687</text:p>
          </table:table-cell>
          <table:table-cell office:value-type="float" office:value="275.297" calcext:value-type="float">
            <text:p>275.297</text:p>
          </table:table-cell>
          <table:table-cell office:value-type="float" office:value="44.4295" calcext:value-type="float">
            <text:p>44.4295</text:p>
          </table:table-cell>
          <table:table-cell/>
          <table:table-cell table:formula="of:=([.D444]-[.A444])/0.0166667" office:value-type="float" office:value="66.1438677122648" calcext:value-type="float">
            <text:p>66.1438677122648</text:p>
          </table:table-cell>
          <table:table-cell table:formula="of:=ABS([.E444]-[.B444])/0.0166667" office:value-type="float" office:value="786.478427043143" calcext:value-type="float">
            <text:p>786.478427043143</text:p>
          </table:table-cell>
          <table:table-cell table:formula="of:=([.F444]-[.C444])/0.0166667" office:value-type="float" office:value="77.2978454043092" calcext:value-type="float">
            <text:p>77.2978454043092</text:p>
          </table:table-cell>
          <table:table-cell table:formula="of:=DEGREES(ATAN(ABS([.F444]-[.C444])/ABS([.E444]-[.B444])))" office:value-type="float" office:value="5.61320170787122" calcext:value-type="float">
            <text:p>5.61320170787122</text:p>
          </table:table-cell>
          <table:table-cell table:formula="of:=SQRT(POWER([.H444];2)+POWER([.I444];2)+POWER([.J444];2))" office:value-type="float" office:value="793.031074009299" calcext:value-type="float">
            <text:p>793.031074009299</text:p>
          </table:table-cell>
        </table:table-row>
        <table:table-row table:style-name="ro1">
          <table:table-cell office:value-type="float" office:value="76.7791" calcext:value-type="float">
            <text:p>76.7791</text:p>
          </table:table-cell>
          <table:table-cell office:value-type="float" office:value="291.134" calcext:value-type="float">
            <text:p>291.134</text:p>
          </table:table-cell>
          <table:table-cell office:value-type="float" office:value="42.7207" calcext:value-type="float">
            <text:p>42.7207</text:p>
          </table:table-cell>
          <table:table-cell office:value-type="float" office:value="77.666" calcext:value-type="float">
            <text:p>77.666</text:p>
          </table:table-cell>
          <table:table-cell office:value-type="float" office:value="279.173" calcext:value-type="float">
            <text:p>279.173</text:p>
          </table:table-cell>
          <table:table-cell office:value-type="float" office:value="43.8258" calcext:value-type="float">
            <text:p>43.8258</text:p>
          </table:table-cell>
          <table:table-cell/>
          <table:table-cell table:formula="of:=([.D445]-[.A445])/0.0166667" office:value-type="float" office:value="53.2138935722127" calcext:value-type="float">
            <text:p>53.2138935722127</text:p>
          </table:table-cell>
          <table:table-cell table:formula="of:=ABS([.E445]-[.B445])/0.0166667" office:value-type="float" office:value="717.658564682871" calcext:value-type="float">
            <text:p>717.658564682871</text:p>
          </table:table-cell>
          <table:table-cell table:formula="of:=([.F445]-[.C445])/0.0166667" office:value-type="float" office:value="66.3058673882652" calcext:value-type="float">
            <text:p>66.3058673882652</text:p>
          </table:table-cell>
          <table:table-cell table:formula="of:=DEGREES(ATAN(ABS([.F445]-[.C445])/ABS([.E445]-[.B445])))" office:value-type="float" office:value="5.27868220222978" calcext:value-type="float">
            <text:p>5.27868220222978</text:p>
          </table:table-cell>
          <table:table-cell table:formula="of:=SQRT(POWER([.H445];2)+POWER([.I445];2)+POWER([.J445];2))" office:value-type="float" office:value="722.676969317484" calcext:value-type="float">
            <text:p>722.676969317484</text:p>
          </table:table-cell>
        </table:table-row>
        <table:table-row table:style-name="ro1">
          <table:table-cell office:value-type="float" office:value="77.476" calcext:value-type="float">
            <text:p>77.476</text:p>
          </table:table-cell>
          <table:table-cell office:value-type="float" office:value="284.395" calcext:value-type="float">
            <text:p>284.395</text:p>
          </table:table-cell>
          <table:table-cell office:value-type="float" office:value="43.5111" calcext:value-type="float">
            <text:p>43.5111</text:p>
          </table:table-cell>
          <table:table-cell office:value-type="float" office:value="78.3335" calcext:value-type="float">
            <text:p>78.3335</text:p>
          </table:table-cell>
          <table:table-cell office:value-type="float" office:value="272.81" calcext:value-type="float">
            <text:p>272.81</text:p>
          </table:table-cell>
          <table:table-cell office:value-type="float" office:value="44.328" calcext:value-type="float">
            <text:p>44.328</text:p>
          </table:table-cell>
          <table:table-cell/>
          <table:table-cell table:formula="of:=([.D446]-[.A446])/0.0166667" office:value-type="float" office:value="51.4498971002059" calcext:value-type="float">
            <text:p>51.4498971002059</text:p>
          </table:table-cell>
          <table:table-cell table:formula="of:=ABS([.E446]-[.B446])/0.0166667" office:value-type="float" office:value="695.098609802779" calcext:value-type="float">
            <text:p>695.098609802779</text:p>
          </table:table-cell>
          <table:table-cell table:formula="of:=([.F446]-[.C446])/0.0166667" office:value-type="float" office:value="49.0139019721963" calcext:value-type="float">
            <text:p>49.0139019721963</text:p>
          </table:table-cell>
          <table:table-cell table:formula="of:=DEGREES(ATAN(ABS([.F446]-[.C446])/ABS([.E446]-[.B446])))" office:value-type="float" office:value="4.03345523754511" calcext:value-type="float">
            <text:p>4.03345523754511</text:p>
          </table:table-cell>
          <table:table-cell table:formula="of:=SQRT(POWER([.H446];2)+POWER([.I446];2)+POWER([.J446];2))" office:value-type="float" office:value="698.72135493909" calcext:value-type="float">
            <text:p>698.72135493909</text:p>
          </table:table-cell>
        </table:table-row>
        <table:table-row table:style-name="ro1">
          <table:table-cell office:value-type="float" office:value="77.4918" calcext:value-type="float">
            <text:p>77.4918</text:p>
          </table:table-cell>
          <table:table-cell office:value-type="float" office:value="285.746" calcext:value-type="float">
            <text:p>285.746</text:p>
          </table:table-cell>
          <table:table-cell office:value-type="float" office:value="43.2998" calcext:value-type="float">
            <text:p>43.2998</text:p>
          </table:table-cell>
          <table:table-cell office:value-type="float" office:value="78.3333" calcext:value-type="float">
            <text:p>78.3333</text:p>
          </table:table-cell>
          <table:table-cell office:value-type="float" office:value="272.8" calcext:value-type="float">
            <text:p>272.8</text:p>
          </table:table-cell>
          <table:table-cell office:value-type="float" office:value="44.3296" calcext:value-type="float">
            <text:p>44.3296</text:p>
          </table:table-cell>
          <table:table-cell/>
          <table:table-cell table:formula="of:=([.D447]-[.A447])/0.0166667" office:value-type="float" office:value="50.4898990202017" calcext:value-type="float">
            <text:p>50.4898990202017</text:p>
          </table:table-cell>
          <table:table-cell table:formula="of:=ABS([.E447]-[.B447])/0.0166667" office:value-type="float" office:value="776.758446483105" calcext:value-type="float">
            <text:p>776.758446483105</text:p>
          </table:table-cell>
          <table:table-cell table:formula="of:=([.F447]-[.C447])/0.0166667" office:value-type="float" office:value="61.7878764242473" calcext:value-type="float">
            <text:p>61.7878764242473</text:p>
          </table:table-cell>
          <table:table-cell table:formula="of:=DEGREES(ATAN(ABS([.F447]-[.C447])/ABS([.E447]-[.B447])))" office:value-type="float" office:value="4.54806239968749" calcext:value-type="float">
            <text:p>4.54806239968749</text:p>
          </table:table-cell>
          <table:table-cell table:formula="of:=SQRT(POWER([.H447];2)+POWER([.I447];2)+POWER([.J447];2))" office:value-type="float" office:value="780.846115287087" calcext:value-type="float">
            <text:p>780.846115287087</text:p>
          </table:table-cell>
        </table:table-row>
        <table:table-row table:style-name="ro1">
          <table:table-cell office:value-type="float" office:value="77.4918" calcext:value-type="float">
            <text:p>77.4918</text:p>
          </table:table-cell>
          <table:table-cell office:value-type="float" office:value="285.746" calcext:value-type="float">
            <text:p>285.746</text:p>
          </table:table-cell>
          <table:table-cell office:value-type="float" office:value="43.2998" calcext:value-type="float">
            <text:p>43.2998</text:p>
          </table:table-cell>
          <table:table-cell office:value-type="float" office:value="78.3514" calcext:value-type="float">
            <text:p>78.3514</text:p>
          </table:table-cell>
          <table:table-cell office:value-type="float" office:value="274.097" calcext:value-type="float">
            <text:p>274.097</text:p>
          </table:table-cell>
          <table:table-cell office:value-type="float" office:value="44.1239" calcext:value-type="float">
            <text:p>44.1239</text:p>
          </table:table-cell>
          <table:table-cell/>
          <table:table-cell table:formula="of:=([.D448]-[.A448])/0.0166667" office:value-type="float" office:value="51.5758968482063" calcext:value-type="float">
            <text:p>51.5758968482063</text:p>
          </table:table-cell>
          <table:table-cell table:formula="of:=ABS([.E448]-[.B448])/0.0166667" office:value-type="float" office:value="698.938602122796" calcext:value-type="float">
            <text:p>698.938602122796</text:p>
          </table:table-cell>
          <table:table-cell table:formula="of:=([.F448]-[.C448])/0.0166667" office:value-type="float" office:value="49.4459011081979" calcext:value-type="float">
            <text:p>49.4459011081979</text:p>
          </table:table-cell>
          <table:table-cell table:formula="of:=DEGREES(ATAN(ABS([.F448]-[.C448])/ABS([.E448]-[.B448])))" office:value-type="float" office:value="4.04660632237891" calcext:value-type="float">
            <text:p>4.04660632237891</text:p>
          </table:table-cell>
          <table:table-cell table:formula="of:=SQRT(POWER([.H448];2)+POWER([.I448];2)+POWER([.J448];2))" office:value-type="float" office:value="702.581055686436" calcext:value-type="float">
            <text:p>702.581055686436</text:p>
          </table:table-cell>
        </table:table-row>
        <table:table-row table:style-name="ro1">
          <table:table-cell office:value-type="float" office:value="77.4759" calcext:value-type="float">
            <text:p>77.4759</text:p>
          </table:table-cell>
          <table:table-cell office:value-type="float" office:value="284.39" calcext:value-type="float">
            <text:p>284.39</text:p>
          </table:table-cell>
          <table:table-cell office:value-type="float" office:value="43.5119" calcext:value-type="float">
            <text:p>43.5119</text:p>
          </table:table-cell>
          <table:table-cell office:value-type="float" office:value="78.3334" calcext:value-type="float">
            <text:p>78.3334</text:p>
          </table:table-cell>
          <table:table-cell office:value-type="float" office:value="272.805" calcext:value-type="float">
            <text:p>272.805</text:p>
          </table:table-cell>
          <table:table-cell office:value-type="float" office:value="44.3288" calcext:value-type="float">
            <text:p>44.3288</text:p>
          </table:table-cell>
          <table:table-cell/>
          <table:table-cell table:formula="of:=([.D449]-[.A449])/0.0166667" office:value-type="float" office:value="51.4498971002059" calcext:value-type="float">
            <text:p>51.4498971002059</text:p>
          </table:table-cell>
          <table:table-cell table:formula="of:=ABS([.E449]-[.B449])/0.0166667" office:value-type="float" office:value="695.098609802779" calcext:value-type="float">
            <text:p>695.098609802779</text:p>
          </table:table-cell>
          <table:table-cell table:formula="of:=([.F449]-[.C449])/0.0166667" office:value-type="float" office:value="49.0139019721963" calcext:value-type="float">
            <text:p>49.0139019721963</text:p>
          </table:table-cell>
          <table:table-cell table:formula="of:=DEGREES(ATAN(ABS([.F449]-[.C449])/ABS([.E449]-[.B449])))" office:value-type="float" office:value="4.03345523754511" calcext:value-type="float">
            <text:p>4.03345523754511</text:p>
          </table:table-cell>
          <table:table-cell table:formula="of:=SQRT(POWER([.H449];2)+POWER([.I449];2)+POWER([.J449];2))" office:value-type="float" office:value="698.72135493909" calcext:value-type="float">
            <text:p>698.72135493909</text:p>
          </table:table-cell>
        </table:table-row>
        <table:table-row table:style-name="ro1">
          <table:table-cell office:value-type="float" office:value="77.251" calcext:value-type="float">
            <text:p>77.251</text:p>
          </table:table-cell>
          <table:table-cell office:value-type="float" office:value="287.091" calcext:value-type="float">
            <text:p>287.091</text:p>
          </table:table-cell>
          <table:table-cell office:value-type="float" office:value="43.0918" calcext:value-type="float">
            <text:p>43.0918</text:p>
          </table:table-cell>
          <table:table-cell office:value-type="float" office:value="78.3334" calcext:value-type="float">
            <text:p>78.3334</text:p>
          </table:table-cell>
          <table:table-cell office:value-type="float" office:value="272.805" calcext:value-type="float">
            <text:p>272.805</text:p>
          </table:table-cell>
          <table:table-cell office:value-type="float" office:value="44.3288" calcext:value-type="float">
            <text:p>44.3288</text:p>
          </table:table-cell>
          <table:table-cell/>
          <table:table-cell table:formula="of:=([.D450]-[.A450])/0.0166667" office:value-type="float" office:value="64.9438701122593" calcext:value-type="float">
            <text:p>64.9438701122593</text:p>
          </table:table-cell>
          <table:table-cell table:formula="of:=ABS([.E450]-[.B450])/0.0166667" office:value-type="float" office:value="857.158285683429" calcext:value-type="float">
            <text:p>857.158285683429</text:p>
          </table:table-cell>
          <table:table-cell table:formula="of:=([.F450]-[.C450])/0.0166667" office:value-type="float" office:value="74.219851560297" calcext:value-type="float">
            <text:p>74.219851560297</text:p>
          </table:table-cell>
          <table:table-cell table:formula="of:=DEGREES(ATAN(ABS([.F450]-[.C450])/ABS([.E450]-[.B450])))" office:value-type="float" office:value="4.94879903613333" calcext:value-type="float">
            <text:p>4.94879903613333</text:p>
          </table:table-cell>
          <table:table-cell table:formula="of:=SQRT(POWER([.H450];2)+POWER([.I450];2)+POWER([.J450];2))" office:value-type="float" office:value="862.81320072571" calcext:value-type="float">
            <text:p>862.81320072571</text:p>
          </table:table-cell>
        </table:table-row>
        <table:table-row table:style-name="ro1">
          <table:table-cell office:value-type="float" office:value="76.9797" calcext:value-type="float">
            <text:p>76.9797</text:p>
          </table:table-cell>
          <table:table-cell office:value-type="float" office:value="285.821" calcext:value-type="float">
            <text:p>285.821</text:p>
          </table:table-cell>
          <table:table-cell office:value-type="float" office:value="42.7858" calcext:value-type="float">
            <text:p>42.7858</text:p>
          </table:table-cell>
          <table:table-cell office:value-type="float" office:value="77.8527" calcext:value-type="float">
            <text:p>77.8527</text:p>
          </table:table-cell>
          <table:table-cell office:value-type="float" office:value="274.215" calcext:value-type="float">
            <text:p>274.215</text:p>
          </table:table-cell>
          <table:table-cell office:value-type="float" office:value="43.3669" calcext:value-type="float">
            <text:p>43.3669</text:p>
          </table:table-cell>
          <table:table-cell/>
          <table:table-cell table:formula="of:=([.D451]-[.A451])/0.0166667" office:value-type="float" office:value="52.3798952402098" calcext:value-type="float">
            <text:p>52.3798952402098</text:p>
          </table:table-cell>
          <table:table-cell table:formula="of:=ABS([.E451]-[.B451])/0.0166667" office:value-type="float" office:value="696.358607282789" calcext:value-type="float">
            <text:p>696.358607282789</text:p>
          </table:table-cell>
          <table:table-cell table:formula="of:=([.F451]-[.C451])/0.0166667" office:value-type="float" office:value="34.8659302681394" calcext:value-type="float">
            <text:p>34.8659302681394</text:p>
          </table:table-cell>
          <table:table-cell table:formula="of:=DEGREES(ATAN(ABS([.F451]-[.C451])/ABS([.E451]-[.B451])))" office:value-type="float" office:value="2.86634475399005" calcext:value-type="float">
            <text:p>2.86634475399005</text:p>
          </table:table-cell>
          <table:table-cell table:formula="of:=SQRT(POWER([.H451];2)+POWER([.I451];2)+POWER([.J451];2))" office:value-type="float" office:value="699.19567823011" calcext:value-type="float">
            <text:p>699.19567823011</text:p>
          </table:table-cell>
        </table:table-row>
        <table:table-row table:style-name="ro1">
          <table:table-cell office:value-type="float" office:value="77.053" calcext:value-type="float">
            <text:p>77.053</text:p>
          </table:table-cell>
          <table:table-cell office:value-type="float" office:value="292.663" calcext:value-type="float">
            <text:p>292.663</text:p>
          </table:table-cell>
          <table:table-cell office:value-type="float" office:value="41.9657" calcext:value-type="float">
            <text:p>41.9657</text:p>
          </table:table-cell>
          <table:table-cell office:value-type="float" office:value="77.9708" calcext:value-type="float">
            <text:p>77.9708</text:p>
          </table:table-cell>
          <table:table-cell office:value-type="float" office:value="283.314" calcext:value-type="float">
            <text:p>283.314</text:p>
          </table:table-cell>
          <table:table-cell office:value-type="float" office:value="42.6665" calcext:value-type="float">
            <text:p>42.6665</text:p>
          </table:table-cell>
          <table:table-cell/>
          <table:table-cell table:formula="of:=([.D452]-[.A452])/0.0166667" office:value-type="float" office:value="55.0678898642203" calcext:value-type="float">
            <text:p>55.0678898642203</text:p>
          </table:table-cell>
          <table:table-cell table:formula="of:=ABS([.E452]-[.B452])/0.0166667" office:value-type="float" office:value="560.938878122243" calcext:value-type="float">
            <text:p>560.938878122243</text:p>
          </table:table-cell>
          <table:table-cell table:formula="of:=([.F452]-[.C452])/0.0166667" office:value-type="float" office:value="42.0479159041683" calcext:value-type="float">
            <text:p>42.0479159041683</text:p>
          </table:table-cell>
          <table:table-cell table:formula="of:=DEGREES(ATAN(ABS([.F452]-[.C452])/ABS([.E452]-[.B452])))" office:value-type="float" office:value="4.28686797220736" calcext:value-type="float">
            <text:p>4.28686797220736</text:p>
          </table:table-cell>
          <table:table-cell table:formula="of:=SQRT(POWER([.H452];2)+POWER([.I452];2)+POWER([.J452];2))" office:value-type="float" office:value="565.201667296747" calcext:value-type="float">
            <text:p>565.201667296747</text:p>
          </table:table-cell>
        </table:table-row>
        <table:table-row table:style-name="ro1">
          <table:table-cell office:value-type="float" office:value="76.6963" calcext:value-type="float">
            <text:p>76.6963</text:p>
          </table:table-cell>
          <table:table-cell office:value-type="float" office:value="283.041" calcext:value-type="float">
            <text:p>283.041</text:p>
          </table:table-cell>
          <table:table-cell office:value-type="float" office:value="43.478" calcext:value-type="float">
            <text:p>43.478</text:p>
          </table:table-cell>
          <table:table-cell office:value-type="float" office:value="77.322" calcext:value-type="float">
            <text:p>77.322</text:p>
          </table:table-cell>
          <table:table-cell office:value-type="float" office:value="271.534" calcext:value-type="float">
            <text:p>271.534</text:p>
          </table:table-cell>
          <table:table-cell office:value-type="float" office:value="44.0473" calcext:value-type="float">
            <text:p>44.0473</text:p>
          </table:table-cell>
          <table:table-cell/>
          <table:table-cell table:formula="of:=([.D453]-[.A453])/0.0166667" office:value-type="float" office:value="37.5419249161507" calcext:value-type="float">
            <text:p>37.5419249161507</text:p>
          </table:table-cell>
          <table:table-cell table:formula="of:=ABS([.E453]-[.B453])/0.0166667" office:value-type="float" office:value="690.418619162762" calcext:value-type="float">
            <text:p>690.418619162762</text:p>
          </table:table-cell>
          <table:table-cell table:formula="of:=([.F453]-[.C453])/0.0166667" office:value-type="float" office:value="34.1579316841365" calcext:value-type="float">
            <text:p>34.1579316841365</text:p>
          </table:table-cell>
          <table:table-cell table:formula="of:=DEGREES(ATAN(ABS([.F453]-[.C453])/ABS([.E453]-[.B453])))" office:value-type="float" office:value="2.83235533785227" calcext:value-type="float">
            <text:p>2.83235533785227</text:p>
          </table:table-cell>
          <table:table-cell table:formula="of:=SQRT(POWER([.H453];2)+POWER([.I453];2)+POWER([.J453];2))" office:value-type="float" office:value="692.281756302998" calcext:value-type="float">
            <text:p>692.281756302998</text:p>
          </table:table-cell>
        </table:table-row>
        <table:table-row table:style-name="ro1">
          <table:table-cell office:value-type="float" office:value="76.9508" calcext:value-type="float">
            <text:p>76.9508</text:p>
          </table:table-cell>
          <table:table-cell office:value-type="float" office:value="283.051" calcext:value-type="float">
            <text:p>283.051</text:p>
          </table:table-cell>
          <table:table-cell office:value-type="float" office:value="43.4741" calcext:value-type="float">
            <text:p>43.4741</text:p>
          </table:table-cell>
          <table:table-cell office:value-type="float" office:value="77.5862" calcext:value-type="float">
            <text:p>77.5862</text:p>
          </table:table-cell>
          <table:table-cell office:value-type="float" office:value="272.797" calcext:value-type="float">
            <text:p>272.797</text:p>
          </table:table-cell>
          <table:table-cell office:value-type="float" office:value="44.0901" calcext:value-type="float">
            <text:p>44.0901</text:p>
          </table:table-cell>
          <table:table-cell/>
          <table:table-cell table:formula="of:=([.D454]-[.A454])/0.0166667" office:value-type="float" office:value="38.1239237521527" calcext:value-type="float">
            <text:p>38.1239237521527</text:p>
          </table:table-cell>
          <table:table-cell table:formula="of:=ABS([.E454]-[.B454])/0.0166667" office:value-type="float" office:value="615.238769522459" calcext:value-type="float">
            <text:p>615.238769522459</text:p>
          </table:table-cell>
          <table:table-cell table:formula="of:=([.F454]-[.C454])/0.0166667" office:value-type="float" office:value="36.9599260801478" calcext:value-type="float">
            <text:p>36.9599260801478</text:p>
          </table:table-cell>
          <table:table-cell table:formula="of:=DEGREES(ATAN(ABS([.F454]-[.C454])/ABS([.E454]-[.B454])))" office:value-type="float" office:value="3.4378617259337" calcext:value-type="float">
            <text:p>3.4378617259337</text:p>
          </table:table-cell>
          <table:table-cell table:formula="of:=SQRT(POWER([.H454];2)+POWER([.I454];2)+POWER([.J454];2))" office:value-type="float" office:value="617.525880608756" calcext:value-type="float">
            <text:p>617.525880608756</text:p>
          </table:table-cell>
        </table:table-row>
        <table:table-row table:style-name="ro1">
          <table:table-cell office:value-type="float" office:value="76.7101" calcext:value-type="float">
            <text:p>76.7101</text:p>
          </table:table-cell>
          <table:table-cell office:value-type="float" office:value="284.223" calcext:value-type="float">
            <text:p>284.223</text:p>
          </table:table-cell>
          <table:table-cell office:value-type="float" office:value="44.05" calcext:value-type="float">
            <text:p>44.05</text:p>
          </table:table-cell>
          <table:table-cell office:value-type="float" office:value="77.1022" calcext:value-type="float">
            <text:p>77.1022</text:p>
          </table:table-cell>
          <table:table-cell office:value-type="float" office:value="273.887" calcext:value-type="float">
            <text:p>273.887</text:p>
          </table:table-cell>
          <table:table-cell office:value-type="float" office:value="44.6628" calcext:value-type="float">
            <text:p>44.6628</text:p>
          </table:table-cell>
          <table:table-cell/>
          <table:table-cell table:formula="of:=([.D455]-[.A455])/0.0166667" office:value-type="float" office:value="23.5259529480941" calcext:value-type="float">
            <text:p>23.5259529480941</text:p>
          </table:table-cell>
          <table:table-cell table:formula="of:=ABS([.E455]-[.B455])/0.0166667" office:value-type="float" office:value="620.158759682481" calcext:value-type="float">
            <text:p>620.158759682481</text:p>
          </table:table-cell>
          <table:table-cell table:formula="of:=([.F455]-[.C455])/0.0166667" office:value-type="float" office:value="36.7679264641471" calcext:value-type="float">
            <text:p>36.7679264641471</text:p>
          </table:table-cell>
          <table:table-cell table:formula="of:=DEGREES(ATAN(ABS([.F455]-[.C455])/ABS([.E455]-[.B455])))" office:value-type="float" office:value="3.39297613530045" calcext:value-type="float">
            <text:p>3.39297613530045</text:p>
          </table:table-cell>
          <table:table-cell table:formula="of:=SQRT(POWER([.H455];2)+POWER([.I455];2)+POWER([.J455];2))" office:value-type="float" office:value="621.693041693007" calcext:value-type="float">
            <text:p>621.693041693007</text:p>
          </table:table-cell>
        </table:table-row>
        <table:table-row table:style-name="ro1">
          <table:table-cell office:value-type="float" office:value="77.0234" calcext:value-type="float">
            <text:p>77.0234</text:p>
          </table:table-cell>
          <table:table-cell office:value-type="float" office:value="289.824" calcext:value-type="float">
            <text:p>289.824</text:p>
          </table:table-cell>
          <table:table-cell office:value-type="float" office:value="42.6668" calcext:value-type="float">
            <text:p>42.6668</text:p>
          </table:table-cell>
          <table:table-cell office:value-type="float" office:value="77.9024" calcext:value-type="float">
            <text:p>77.9024</text:p>
          </table:table-cell>
          <table:table-cell office:value-type="float" office:value="278.023" calcext:value-type="float">
            <text:p>278.023</text:p>
          </table:table-cell>
          <table:table-cell office:value-type="float" office:value="43.2561" calcext:value-type="float">
            <text:p>43.2561</text:p>
          </table:table-cell>
          <table:table-cell/>
          <table:table-cell table:formula="of:=([.D456]-[.A456])/0.0166667" office:value-type="float" office:value="52.7398945202113" calcext:value-type="float">
            <text:p>52.7398945202113</text:p>
          </table:table-cell>
          <table:table-cell table:formula="of:=ABS([.E456]-[.B456])/0.0166667" office:value-type="float" office:value="708.058583882832" calcext:value-type="float">
            <text:p>708.058583882832</text:p>
          </table:table-cell>
          <table:table-cell table:formula="of:=([.F456]-[.C456])/0.0166667" office:value-type="float" office:value="35.3579292841415" calcext:value-type="float">
            <text:p>35.3579292841415</text:p>
          </table:table-cell>
          <table:table-cell table:formula="of:=DEGREES(ATAN(ABS([.F456]-[.C456])/ABS([.E456]-[.B456])))" office:value-type="float" office:value="2.85877292302162" calcext:value-type="float">
            <text:p>2.85877292302162</text:p>
          </table:table-cell>
          <table:table-cell table:formula="of:=SQRT(POWER([.H456];2)+POWER([.I456];2)+POWER([.J456];2))" office:value-type="float" office:value="710.899878919265" calcext:value-type="float">
            <text:p>710.899878919265</text:p>
          </table:table-cell>
        </table:table-row>
        <table:table-row table:style-name="ro1">
          <table:table-cell office:value-type="float" office:value="76.2237" calcext:value-type="float">
            <text:p>76.2237</text:p>
          </table:table-cell>
          <table:table-cell office:value-type="float" office:value="287.016" calcext:value-type="float">
            <text:p>287.016</text:p>
          </table:table-cell>
          <table:table-cell office:value-type="float" office:value="43.113" calcext:value-type="float">
            <text:p>43.113</text:p>
          </table:table-cell>
          <table:table-cell office:value-type="float" office:value="76.6158" calcext:value-type="float">
            <text:p>76.6158</text:p>
          </table:table-cell>
          <table:table-cell office:value-type="float" office:value="275.302" calcext:value-type="float">
            <text:p>275.302</text:p>
          </table:table-cell>
          <table:table-cell office:value-type="float" office:value="43.7006" calcext:value-type="float">
            <text:p>43.7006</text:p>
          </table:table-cell>
          <table:table-cell/>
          <table:table-cell table:formula="of:=([.D457]-[.A457])/0.0166667" office:value-type="float" office:value="23.5259529480941" calcext:value-type="float">
            <text:p>23.5259529480941</text:p>
          </table:table-cell>
          <table:table-cell table:formula="of:=ABS([.E457]-[.B457])/0.0166667" office:value-type="float" office:value="702.838594322811" calcext:value-type="float">
            <text:p>702.838594322811</text:p>
          </table:table-cell>
          <table:table-cell table:formula="of:=([.F457]-[.C457])/0.0166667" office:value-type="float" office:value="35.2559294881411" calcext:value-type="float">
            <text:p>35.2559294881411</text:p>
          </table:table-cell>
          <table:table-cell table:formula="of:=DEGREES(ATAN(ABS([.F457]-[.C457])/ABS([.E457]-[.B457])))" office:value-type="float" office:value="2.8716752982822" calcext:value-type="float">
            <text:p>2.8716752982822</text:p>
          </table:table-cell>
          <table:table-cell table:formula="of:=SQRT(POWER([.H457];2)+POWER([.I457];2)+POWER([.J457];2))" office:value-type="float" office:value="704.11543137177" calcext:value-type="float">
            <text:p>704.11543137177</text:p>
          </table:table-cell>
        </table:table-row>
        <table:table-row table:style-name="ro1">
          <table:table-cell office:value-type="float" office:value="77.0233" calcext:value-type="float">
            <text:p>77.0233</text:p>
          </table:table-cell>
          <table:table-cell office:value-type="float" office:value="289.76" calcext:value-type="float">
            <text:p>289.76</text:p>
          </table:table-cell>
          <table:table-cell office:value-type="float" office:value="42.9324" calcext:value-type="float">
            <text:p>42.9324</text:p>
          </table:table-cell>
          <table:table-cell office:value-type="float" office:value="77.9017" calcext:value-type="float">
            <text:p>77.9017</text:p>
          </table:table-cell>
          <table:table-cell office:value-type="float" office:value="277.911" calcext:value-type="float">
            <text:p>277.911</text:p>
          </table:table-cell>
          <table:table-cell office:value-type="float" office:value="43.7729" calcext:value-type="float">
            <text:p>43.7729</text:p>
          </table:table-cell>
          <table:table-cell/>
          <table:table-cell table:formula="of:=([.D458]-[.A458])/0.0166667" office:value-type="float" office:value="52.7038945922108" calcext:value-type="float">
            <text:p>52.7038945922108</text:p>
          </table:table-cell>
          <table:table-cell table:formula="of:=ABS([.E458]-[.B458])/0.0166667" office:value-type="float" office:value="710.938578122843" calcext:value-type="float">
            <text:p>710.938578122843</text:p>
          </table:table-cell>
          <table:table-cell table:formula="of:=([.F458]-[.C458])/0.0166667" office:value-type="float" office:value="50.4298991402016" calcext:value-type="float">
            <text:p>50.4298991402016</text:p>
          </table:table-cell>
          <table:table-cell table:formula="of:=DEGREES(ATAN(ABS([.F458]-[.C458])/ABS([.E458]-[.B458])))" office:value-type="float" office:value="4.0574373751337" calcext:value-type="float">
            <text:p>4.0574373751337</text:p>
          </table:table-cell>
          <table:table-cell table:formula="of:=SQRT(POWER([.H458];2)+POWER([.I458];2)+POWER([.J458];2))" office:value-type="float" office:value="714.670929236532" calcext:value-type="float">
            <text:p>714.670929236532</text:p>
          </table:table-cell>
        </table:table-row>
        <table:table-row table:style-name="ro1">
          <table:table-cell office:value-type="float" office:value="77.2972" calcext:value-type="float">
            <text:p>77.2972</text:p>
          </table:table-cell>
          <table:table-cell office:value-type="float" office:value="291.171" calcext:value-type="float">
            <text:p>291.171</text:p>
          </table:table-cell>
          <table:table-cell office:value-type="float" office:value="42.7101" calcext:value-type="float">
            <text:p>42.7101</text:p>
          </table:table-cell>
          <table:table-cell office:value-type="float" office:value="78.2069" calcext:value-type="float">
            <text:p>78.2069</text:p>
          </table:table-cell>
          <table:table-cell office:value-type="float" office:value="281.874" calcext:value-type="float">
            <text:p>281.874</text:p>
          </table:table-cell>
          <table:table-cell office:value-type="float" office:value="43.3957" calcext:value-type="float">
            <text:p>43.3957</text:p>
          </table:table-cell>
          <table:table-cell/>
          <table:table-cell table:formula="of:=([.D459]-[.A459])/0.0166667" office:value-type="float" office:value="54.5818908362184" calcext:value-type="float">
            <text:p>54.5818908362184</text:p>
          </table:table-cell>
          <table:table-cell table:formula="of:=ABS([.E459]-[.B459])/0.0166667" office:value-type="float" office:value="557.818884362229" calcext:value-type="float">
            <text:p>557.818884362229</text:p>
          </table:table-cell>
          <table:table-cell table:formula="of:=([.F459]-[.C459])/0.0166667" office:value-type="float" office:value="41.1359177281646" calcext:value-type="float">
            <text:p>41.1359177281646</text:p>
          </table:table-cell>
          <table:table-cell table:formula="of:=DEGREES(ATAN(ABS([.F459]-[.C459])/ABS([.E459]-[.B459])))" office:value-type="float" office:value="4.2175981485808" calcext:value-type="float">
            <text:p>4.2175981485808</text:p>
          </table:table-cell>
          <table:table-cell table:formula="of:=SQRT(POWER([.H459];2)+POWER([.I459];2)+POWER([.J459];2))" office:value-type="float" office:value="561.99043967466" calcext:value-type="float">
            <text:p>561.99043967466</text:p>
          </table:table-cell>
        </table:table-row>
        <table:table-row table:style-name="ro1">
          <table:table-cell office:value-type="float" office:value="77.2664" calcext:value-type="float">
            <text:p>77.2664</text:p>
          </table:table-cell>
          <table:table-cell office:value-type="float" office:value="288.463" calcext:value-type="float">
            <text:p>288.463</text:p>
          </table:table-cell>
          <table:table-cell office:value-type="float" office:value="42.8773" calcext:value-type="float">
            <text:p>42.8773</text:p>
          </table:table-cell>
          <table:table-cell office:value-type="float" office:value="78.1542" calcext:value-type="float">
            <text:p>78.1542</text:p>
          </table:table-cell>
          <table:table-cell office:value-type="float" office:value="277.995" calcext:value-type="float">
            <text:p>277.995</text:p>
          </table:table-cell>
          <table:table-cell office:value-type="float" office:value="43.5079" calcext:value-type="float">
            <text:p>43.5079</text:p>
          </table:table-cell>
          <table:table-cell/>
          <table:table-cell table:formula="of:=([.D460]-[.A460])/0.0166667" office:value-type="float" office:value="53.267893464213" calcext:value-type="float">
            <text:p>53.267893464213</text:p>
          </table:table-cell>
          <table:table-cell table:formula="of:=ABS([.E460]-[.B460])/0.0166667" office:value-type="float" office:value="628.078743842513" calcext:value-type="float">
            <text:p>628.078743842513</text:p>
          </table:table-cell>
          <table:table-cell table:formula="of:=([.F460]-[.C460])/0.0166667" office:value-type="float" office:value="37.8359243281514" calcext:value-type="float">
            <text:p>37.8359243281514</text:p>
          </table:table-cell>
          <table:table-cell table:formula="of:=DEGREES(ATAN(ABS([.F460]-[.C460])/ABS([.E460]-[.B460])))" office:value-type="float" office:value="3.44737371058615" calcext:value-type="float">
            <text:p>3.44737371058615</text:p>
          </table:table-cell>
          <table:table-cell table:formula="of:=SQRT(POWER([.H460];2)+POWER([.I460];2)+POWER([.J460];2))" office:value-type="float" office:value="631.468078457391" calcext:value-type="float">
            <text:p>631.468078457391</text:p>
          </table:table-cell>
        </table:table-row>
        <table:table-row table:style-name="ro1">
          <table:table-cell office:value-type="float" office:value="76.9942" calcext:value-type="float">
            <text:p>76.9942</text:p>
          </table:table-cell>
          <table:table-cell office:value-type="float" office:value="287.077" calcext:value-type="float">
            <text:p>287.077</text:p>
          </table:table-cell>
          <table:table-cell office:value-type="float" office:value="43.0964" calcext:value-type="float">
            <text:p>43.0964</text:p>
          </table:table-cell>
          <table:table-cell office:value-type="float" office:value="77.8518" calcext:value-type="float">
            <text:p>77.8518</text:p>
          </table:table-cell>
          <table:table-cell office:value-type="float" office:value="274.06" calcext:value-type="float">
            <text:p>274.06</text:p>
          </table:table-cell>
          <table:table-cell office:value-type="float" office:value="44.1342" calcext:value-type="float">
            <text:p>44.1342</text:p>
          </table:table-cell>
          <table:table-cell/>
          <table:table-cell table:formula="of:=([.D461]-[.A461])/0.0166667" office:value-type="float" office:value="51.4558970882053" calcext:value-type="float">
            <text:p>51.4558970882053</text:p>
          </table:table-cell>
          <table:table-cell table:formula="of:=ABS([.E461]-[.B461])/0.0166667" office:value-type="float" office:value="781.018437963124" calcext:value-type="float">
            <text:p>781.018437963124</text:p>
          </table:table-cell>
          <table:table-cell table:formula="of:=([.F461]-[.C461])/0.0166667" office:value-type="float" office:value="62.2678754642489" calcext:value-type="float">
            <text:p>62.2678754642489</text:p>
          </table:table-cell>
          <table:table-cell table:formula="of:=DEGREES(ATAN(ABS([.F461]-[.C461])/ABS([.E461]-[.B461])))" office:value-type="float" office:value="4.55835083269817" calcext:value-type="float">
            <text:p>4.55835083269817</text:p>
          </table:table-cell>
          <table:table-cell table:formula="of:=SQRT(POWER([.H461];2)+POWER([.I461];2)+POWER([.J461];2))" office:value-type="float" office:value="785.184563079497" calcext:value-type="float">
            <text:p>785.184563079497</text:p>
          </table:table-cell>
        </table:table-row>
        <table:table-row table:style-name="ro1">
          <table:table-cell office:value-type="float" office:value="76.9796" calcext:value-type="float">
            <text:p>76.9796</text:p>
          </table:table-cell>
          <table:table-cell office:value-type="float" office:value="285.758" calcext:value-type="float">
            <text:p>285.758</text:p>
          </table:table-cell>
          <table:table-cell office:value-type="float" office:value="43.0491" calcext:value-type="float">
            <text:p>43.0491</text:p>
          </table:table-cell>
          <table:table-cell office:value-type="float" office:value="77.8687" calcext:value-type="float">
            <text:p>77.8687</text:p>
          </table:table-cell>
          <table:table-cell office:value-type="float" office:value="275.401" calcext:value-type="float">
            <text:p>275.401</text:p>
          </table:table-cell>
          <table:table-cell office:value-type="float" office:value="43.6734" calcext:value-type="float">
            <text:p>43.6734</text:p>
          </table:table-cell>
          <table:table-cell/>
          <table:table-cell table:formula="of:=([.D462]-[.A462])/0.0166667" office:value-type="float" office:value="53.3458933082133" calcext:value-type="float">
            <text:p>53.3458933082133</text:p>
          </table:table-cell>
          <table:table-cell table:formula="of:=ABS([.E462]-[.B462])/0.0166667" office:value-type="float" office:value="621.418757162484" calcext:value-type="float">
            <text:p>621.418757162484</text:p>
          </table:table-cell>
          <table:table-cell table:formula="of:=([.F462]-[.C462])/0.0166667" office:value-type="float" office:value="37.4579250841497" calcext:value-type="float">
            <text:p>37.4579250841497</text:p>
          </table:table-cell>
          <table:table-cell table:formula="of:=DEGREES(ATAN(ABS([.F462]-[.C462])/ABS([.E462]-[.B462])))" office:value-type="float" office:value="3.44950534513602" calcext:value-type="float">
            <text:p>3.44950534513602</text:p>
          </table:table-cell>
          <table:table-cell table:formula="of:=SQRT(POWER([.H462];2)+POWER([.I462];2)+POWER([.J462];2))" office:value-type="float" office:value="624.828098150065" calcext:value-type="float">
            <text:p>624.828098150065</text:p>
          </table:table-cell>
        </table:table-row>
        <table:table-row table:style-name="ro1">
          <table:table-cell office:value-type="float" office:value="76.9942" calcext:value-type="float">
            <text:p>76.9942</text:p>
          </table:table-cell>
          <table:table-cell office:value-type="float" office:value="287.244" calcext:value-type="float">
            <text:p>287.244</text:p>
          </table:table-cell>
          <table:table-cell office:value-type="float" office:value="42.3071" calcext:value-type="float">
            <text:p>42.3071</text:p>
          </table:table-cell>
          <table:table-cell office:value-type="float" office:value="77.8696" calcext:value-type="float">
            <text:p>77.8696</text:p>
          </table:table-cell>
          <table:table-cell office:value-type="float" office:value="275.563" calcext:value-type="float">
            <text:p>275.563</text:p>
          </table:table-cell>
          <table:table-cell office:value-type="float" office:value="42.9023" calcext:value-type="float">
            <text:p>42.9023</text:p>
          </table:table-cell>
          <table:table-cell/>
          <table:table-cell table:formula="of:=([.D463]-[.A463])/0.0166667" office:value-type="float" office:value="52.52389495221" calcext:value-type="float">
            <text:p>52.52389495221</text:p>
          </table:table-cell>
          <table:table-cell table:formula="of:=ABS([.E463]-[.B463])/0.0166667" office:value-type="float" office:value="700.858598282806" calcext:value-type="float">
            <text:p>700.858598282806</text:p>
          </table:table-cell>
          <table:table-cell table:formula="of:=([.F463]-[.C463])/0.0166667" office:value-type="float" office:value="35.7119285761428" calcext:value-type="float">
            <text:p>35.7119285761428</text:p>
          </table:table-cell>
          <table:table-cell table:formula="of:=DEGREES(ATAN(ABS([.F463]-[.C463])/ABS([.E463]-[.B463])))" office:value-type="float" office:value="2.91695742840494" calcext:value-type="float">
            <text:p>2.91695742840494</text:p>
          </table:table-cell>
          <table:table-cell table:formula="of:=SQRT(POWER([.H463];2)+POWER([.I463];2)+POWER([.J463];2))" office:value-type="float" office:value="703.730684403144" calcext:value-type="float">
            <text:p>703.730684403144</text:p>
          </table:table-cell>
        </table:table-row>
        <table:table-row table:style-name="ro1">
          <table:table-cell office:value-type="float" office:value="77.5237" calcext:value-type="float">
            <text:p>77.5237</text:p>
          </table:table-cell>
          <table:table-cell office:value-type="float" office:value="288.419" calcext:value-type="float">
            <text:p>288.419</text:p>
          </table:table-cell>
          <table:table-cell office:value-type="float" office:value="43.1368" calcext:value-type="float">
            <text:p>43.1368</text:p>
          </table:table-cell>
          <table:table-cell office:value-type="float" office:value="78.6577" calcext:value-type="float">
            <text:p>78.6577</text:p>
          </table:table-cell>
          <table:table-cell office:value-type="float" office:value="277.981" calcext:value-type="float">
            <text:p>277.981</text:p>
          </table:table-cell>
          <table:table-cell office:value-type="float" office:value="43.755" calcext:value-type="float">
            <text:p>43.755</text:p>
          </table:table-cell>
          <table:table-cell/>
          <table:table-cell table:formula="of:=([.D464]-[.A464])/0.0166667" office:value-type="float" office:value="68.0398639202722" calcext:value-type="float">
            <text:p>68.0398639202722</text:p>
          </table:table-cell>
          <table:table-cell table:formula="of:=ABS([.E464]-[.B464])/0.0166667" office:value-type="float" office:value="626.278747442504" calcext:value-type="float">
            <text:p>626.278747442504</text:p>
          </table:table-cell>
          <table:table-cell table:formula="of:=([.F464]-[.C464])/0.0166667" office:value-type="float" office:value="37.0919258161485" calcext:value-type="float">
            <text:p>37.0919258161485</text:p>
          </table:table-cell>
          <table:table-cell table:formula="of:=DEGREES(ATAN(ABS([.F464]-[.C464])/ABS([.E464]-[.B464])))" office:value-type="float" office:value="3.38943506501072" calcext:value-type="float">
            <text:p>3.38943506501072</text:p>
          </table:table-cell>
          <table:table-cell table:formula="of:=SQRT(POWER([.H464];2)+POWER([.I464];2)+POWER([.J464];2))" office:value-type="float" office:value="631.054913253349" calcext:value-type="float">
            <text:p>631.054913253349</text:p>
          </table:table-cell>
        </table:table-row>
        <table:table-row table:style-name="ro1">
          <table:table-cell office:value-type="float" office:value="77.508" calcext:value-type="float">
            <text:p>77.508</text:p>
          </table:table-cell>
          <table:table-cell office:value-type="float" office:value="287.162" calcext:value-type="float">
            <text:p>287.162</text:p>
          </table:table-cell>
          <table:table-cell office:value-type="float" office:value="42.8241" calcext:value-type="float">
            <text:p>42.8241</text:p>
          </table:table-cell>
          <table:table-cell office:value-type="float" office:value="78.3879" calcext:value-type="float">
            <text:p>78.3879</text:p>
          </table:table-cell>
          <table:table-cell office:value-type="float" office:value="276.707" calcext:value-type="float">
            <text:p>276.707</text:p>
          </table:table-cell>
          <table:table-cell office:value-type="float" office:value="43.7099" calcext:value-type="float">
            <text:p>43.7099</text:p>
          </table:table-cell>
          <table:table-cell/>
          <table:table-cell table:formula="of:=([.D465]-[.A465])/0.0166667" office:value-type="float" office:value="52.7938944122116" calcext:value-type="float">
            <text:p>52.7938944122116</text:p>
          </table:table-cell>
          <table:table-cell table:formula="of:=ABS([.E465]-[.B465])/0.0166667" office:value-type="float" office:value="627.298745402508" calcext:value-type="float">
            <text:p>627.298745402508</text:p>
          </table:table-cell>
          <table:table-cell table:formula="of:=([.F465]-[.C465])/0.0166667" office:value-type="float" office:value="53.1478937042124" calcext:value-type="float">
            <text:p>53.1478937042124</text:p>
          </table:table-cell>
          <table:table-cell table:formula="of:=DEGREES(ATAN(ABS([.F465]-[.C465])/ABS([.E465]-[.B465])))" office:value-type="float" office:value="4.84281992011609" calcext:value-type="float">
            <text:p>4.84281992011609</text:p>
          </table:table-cell>
          <table:table-cell table:formula="of:=SQRT(POWER([.H465];2)+POWER([.I465];2)+POWER([.J465];2))" office:value-type="float" office:value="631.755973359938" calcext:value-type="float">
            <text:p>631.755973359938</text:p>
          </table:table-cell>
        </table:table-row>
        <table:table-row table:style-name="ro1">
          <table:table-cell office:value-type="float" office:value="77.4918" calcext:value-type="float">
            <text:p>77.4918</text:p>
          </table:table-cell>
          <table:table-cell office:value-type="float" office:value="285.746" calcext:value-type="float">
            <text:p>285.746</text:p>
          </table:table-cell>
          <table:table-cell office:value-type="float" office:value="43.2998" calcext:value-type="float">
            <text:p>43.2998</text:p>
          </table:table-cell>
          <table:table-cell office:value-type="float" office:value="78.583" calcext:value-type="float">
            <text:p>78.583</text:p>
          </table:table-cell>
          <table:table-cell office:value-type="float" office:value="272.872" calcext:value-type="float">
            <text:p>272.872</text:p>
          </table:table-cell>
          <table:table-cell office:value-type="float" office:value="44.0692" calcext:value-type="float">
            <text:p>44.0692</text:p>
          </table:table-cell>
          <table:table-cell/>
          <table:table-cell table:formula="of:=([.D466]-[.A466])/0.0166667" office:value-type="float" office:value="65.4718690562619" calcext:value-type="float">
            <text:p>65.4718690562619</text:p>
          </table:table-cell>
          <table:table-cell table:formula="of:=ABS([.E466]-[.B466])/0.0166667" office:value-type="float" office:value="772.438455123088" calcext:value-type="float">
            <text:p>772.438455123088</text:p>
          </table:table-cell>
          <table:table-cell table:formula="of:=([.F466]-[.C466])/0.0166667" office:value-type="float" office:value="46.1639076721849" calcext:value-type="float">
            <text:p>46.1639076721849</text:p>
          </table:table-cell>
          <table:table-cell table:formula="of:=DEGREES(ATAN(ABS([.F466]-[.C466])/ABS([.E466]-[.B466])))" office:value-type="float" office:value="3.42014917393735" calcext:value-type="float">
            <text:p>3.42014917393735</text:p>
          </table:table-cell>
          <table:table-cell table:formula="of:=SQRT(POWER([.H466];2)+POWER([.I466];2)+POWER([.J466];2))" office:value-type="float" office:value="776.58150825411" calcext:value-type="float">
            <text:p>776.58150825411</text:p>
          </table:table-cell>
        </table:table-row>
        <table:table-row table:style-name="ro1">
          <table:table-cell office:value-type="float" office:value="76.7932" calcext:value-type="float">
            <text:p>76.7932</text:p>
          </table:table-cell>
          <table:table-cell office:value-type="float" office:value="292.535" calcext:value-type="float">
            <text:p>292.535</text:p>
          </table:table-cell>
          <table:table-cell office:value-type="float" office:value="42.5024" calcext:value-type="float">
            <text:p>42.5024</text:p>
          </table:table-cell>
          <table:table-cell office:value-type="float" office:value="77.6989" calcext:value-type="float">
            <text:p>77.6989</text:p>
          </table:table-cell>
          <table:table-cell office:value-type="float" office:value="281.88" calcext:value-type="float">
            <text:p>281.88</text:p>
          </table:table-cell>
          <table:table-cell office:value-type="float" office:value="43.1479" calcext:value-type="float">
            <text:p>43.1479</text:p>
          </table:table-cell>
          <table:table-cell/>
          <table:table-cell table:formula="of:=([.D467]-[.A467])/0.0166667" office:value-type="float" office:value="54.3418913162171" calcext:value-type="float">
            <text:p>54.3418913162171</text:p>
          </table:table-cell>
          <table:table-cell table:formula="of:=ABS([.E467]-[.B467])/0.0166667" office:value-type="float" office:value="639.298721402559" calcext:value-type="float">
            <text:p>639.298721402559</text:p>
          </table:table-cell>
          <table:table-cell table:formula="of:=([.F467]-[.C467])/0.0166667" office:value-type="float" office:value="38.7299225401548" calcext:value-type="float">
            <text:p>38.7299225401548</text:p>
          </table:table-cell>
          <table:table-cell table:formula="of:=DEGREES(ATAN(ABS([.F467]-[.C467])/ABS([.E467]-[.B467])))" office:value-type="float" office:value="3.4668492480197" calcext:value-type="float">
            <text:p>3.4668492480197</text:p>
          </table:table-cell>
          <table:table-cell table:formula="of:=SQRT(POWER([.H467];2)+POWER([.I467];2)+POWER([.J467];2))" office:value-type="float" office:value="642.772046093121" calcext:value-type="float">
            <text:p>642.772046093121</text:p>
          </table:table-cell>
        </table:table-row>
        <table:table-row table:style-name="ro1">
          <table:table-cell office:value-type="float" office:value="76.7652" calcext:value-type="float">
            <text:p>76.7652</text:p>
          </table:table-cell>
          <table:table-cell office:value-type="float" office:value="289.687" calcext:value-type="float">
            <text:p>289.687</text:p>
          </table:table-cell>
          <table:table-cell office:value-type="float" office:value="43.2015" calcext:value-type="float">
            <text:p>43.2015</text:p>
          </table:table-cell>
          <table:table-cell office:value-type="float" office:value="77.6652" calcext:value-type="float">
            <text:p>77.6652</text:p>
          </table:table-cell>
          <table:table-cell office:value-type="float" office:value="279.012" calcext:value-type="float">
            <text:p>279.012</text:p>
          </table:table-cell>
          <table:table-cell office:value-type="float" office:value="44.6004" calcext:value-type="float">
            <text:p>44.6004</text:p>
          </table:table-cell>
          <table:table-cell/>
          <table:table-cell table:formula="of:=([.D468]-[.A468])/0.0166667" office:value-type="float" office:value="53.9998920002163" calcext:value-type="float">
            <text:p>53.9998920002163</text:p>
          </table:table-cell>
          <table:table-cell table:formula="of:=ABS([.E468]-[.B468])/0.0166667" office:value-type="float" office:value="640.498719002563" calcext:value-type="float">
            <text:p>640.498719002563</text:p>
          </table:table-cell>
          <table:table-cell table:formula="of:=([.F468]-[.C468])/0.0166667" office:value-type="float" office:value="83.9338321323356" calcext:value-type="float">
            <text:p>83.9338321323356</text:p>
          </table:table-cell>
          <table:table-cell table:formula="of:=DEGREES(ATAN(ABS([.F468]-[.C468])/ABS([.E468]-[.B468])))" office:value-type="float" office:value="7.46575491485289" calcext:value-type="float">
            <text:p>7.46575491485289</text:p>
          </table:table-cell>
          <table:table-cell table:formula="of:=SQRT(POWER([.H468];2)+POWER([.I468];2)+POWER([.J468];2))" office:value-type="float" office:value="648.227958018148" calcext:value-type="float">
            <text:p>648.227958018148</text:p>
          </table:table-cell>
        </table:table-row>
        <table:table-row table:style-name="ro1">
          <table:table-cell office:value-type="float" office:value="76.7791" calcext:value-type="float">
            <text:p>76.7791</text:p>
          </table:table-cell>
          <table:table-cell office:value-type="float" office:value="291.134" calcext:value-type="float">
            <text:p>291.134</text:p>
          </table:table-cell>
          <table:table-cell office:value-type="float" office:value="42.7207" calcext:value-type="float">
            <text:p>42.7207</text:p>
          </table:table-cell>
          <table:table-cell office:value-type="float" office:value="77.6989" calcext:value-type="float">
            <text:p>77.6989</text:p>
          </table:table-cell>
          <table:table-cell office:value-type="float" office:value="281.885" calcext:value-type="float">
            <text:p>281.885</text:p>
          </table:table-cell>
          <table:table-cell office:value-type="float" office:value="43.1471" calcext:value-type="float">
            <text:p>43.1471</text:p>
          </table:table-cell>
          <table:table-cell/>
          <table:table-cell table:formula="of:=([.D469]-[.A469])/0.0166667" office:value-type="float" office:value="55.1878896242205" calcext:value-type="float">
            <text:p>55.1878896242205</text:p>
          </table:table-cell>
          <table:table-cell table:formula="of:=ABS([.E469]-[.B469])/0.0166667" office:value-type="float" office:value="554.938890122221" calcext:value-type="float">
            <text:p>554.938890122221</text:p>
          </table:table-cell>
          <table:table-cell table:formula="of:=([.F469]-[.C469])/0.0166667" office:value-type="float" office:value="25.5839488321024" calcext:value-type="float">
            <text:p>25.5839488321024</text:p>
          </table:table-cell>
          <table:table-cell table:formula="of:=DEGREES(ATAN(ABS([.F469]-[.C469])/ABS([.E469]-[.B469])))" office:value-type="float" office:value="2.63959712027558" calcext:value-type="float">
            <text:p>2.63959712027558</text:p>
          </table:table-cell>
          <table:table-cell table:formula="of:=SQRT(POWER([.H469];2)+POWER([.I469];2)+POWER([.J469];2))" office:value-type="float" office:value="558.262853295024" calcext:value-type="float">
            <text:p>558.262853295024</text:p>
          </table:table-cell>
        </table:table-row>
        <table:table-row table:style-name="ro1">
          <table:table-cell office:value-type="float" office:value="76.7513" calcext:value-type="float">
            <text:p>76.7513</text:p>
          </table:table-cell>
          <table:table-cell office:value-type="float" office:value="288.377" calcext:value-type="float">
            <text:p>288.377</text:p>
          </table:table-cell>
          <table:table-cell office:value-type="float" office:value="43.1503" calcext:value-type="float">
            <text:p>43.1503</text:p>
          </table:table-cell>
          <table:table-cell office:value-type="float" office:value="77.6825" calcext:value-type="float">
            <text:p>77.6825</text:p>
          </table:table-cell>
          <table:table-cell office:value-type="float" office:value="280.549" calcext:value-type="float">
            <text:p>280.549</text:p>
          </table:table-cell>
          <table:table-cell office:value-type="float" office:value="43.3582" calcext:value-type="float">
            <text:p>43.3582</text:p>
          </table:table-cell>
          <table:table-cell/>
          <table:table-cell table:formula="of:=([.D470]-[.A470])/0.0166667" office:value-type="float" office:value="55.8718882562237" calcext:value-type="float">
            <text:p>55.8718882562237</text:p>
          </table:table-cell>
          <table:table-cell table:formula="of:=ABS([.E470]-[.B470])/0.0166667" office:value-type="float" office:value="469.679060641881" calcext:value-type="float">
            <text:p>469.679060641881</text:p>
          </table:table-cell>
          <table:table-cell table:formula="of:=([.F470]-[.C470])/0.0166667" office:value-type="float" office:value="12.4739750520496" calcext:value-type="float">
            <text:p>12.4739750520496</text:p>
          </table:table-cell>
          <table:table-cell table:formula="of:=DEGREES(ATAN(ABS([.F470]-[.C470])/ABS([.E470]-[.B470])))" office:value-type="float" office:value="1.52133278835589" calcext:value-type="float">
            <text:p>1.52133278835589</text:p>
          </table:table-cell>
          <table:table-cell table:formula="of:=SQRT(POWER([.H470];2)+POWER([.I470];2)+POWER([.J470];2))" office:value-type="float" office:value="473.155035856488" calcext:value-type="float">
            <text:p>473.155035856488</text:p>
          </table:table-cell>
        </table:table-row>
        <table:table-row table:style-name="ro1">
          <table:table-cell office:value-type="float" office:value="76.7933" calcext:value-type="float">
            <text:p>76.7933</text:p>
          </table:table-cell>
          <table:table-cell office:value-type="float" office:value="292.475" calcext:value-type="float">
            <text:p>292.475</text:p>
          </table:table-cell>
          <table:table-cell office:value-type="float" office:value="42.7687" calcext:value-type="float">
            <text:p>42.7687</text:p>
          </table:table-cell>
          <table:table-cell office:value-type="float" office:value="77.4288" calcext:value-type="float">
            <text:p>77.4288</text:p>
          </table:table-cell>
          <table:table-cell office:value-type="float" office:value="280.42" calcext:value-type="float">
            <text:p>280.42</text:p>
          </table:table-cell>
          <table:table-cell office:value-type="float" office:value="43.8822" calcext:value-type="float">
            <text:p>43.8822</text:p>
          </table:table-cell>
          <table:table-cell/>
          <table:table-cell table:formula="of:=([.D471]-[.A471])/0.0166667" office:value-type="float" office:value="38.1299237401521" calcext:value-type="float">
            <text:p>38.1299237401521</text:p>
          </table:table-cell>
          <table:table-cell table:formula="of:=ABS([.E471]-[.B471])/0.0166667" office:value-type="float" office:value="723.298553402894" calcext:value-type="float">
            <text:p>723.298553402894</text:p>
          </table:table-cell>
          <table:table-cell table:formula="of:=([.F471]-[.C471])/0.0166667" office:value-type="float" office:value="66.8098663802669" calcext:value-type="float">
            <text:p>66.8098663802669</text:p>
          </table:table-cell>
          <table:table-cell table:formula="of:=DEGREES(ATAN(ABS([.F471]-[.C471])/ABS([.E471]-[.B471])))" office:value-type="float" office:value="5.27733984075609" calcext:value-type="float">
            <text:p>5.27733984075609</text:p>
          </table:table-cell>
          <table:table-cell table:formula="of:=SQRT(POWER([.H471];2)+POWER([.I471];2)+POWER([.J471];2))" office:value-type="float" office:value="727.3776506636" calcext:value-type="float">
            <text:p>727.3776506636</text:p>
          </table:table-cell>
        </table:table-row>
        <table:table-row table:style-name="ro1">
          <table:table-cell office:value-type="float" office:value="77.0088" calcext:value-type="float">
            <text:p>77.0088</text:p>
          </table:table-cell>
          <table:table-cell office:value-type="float" office:value="288.502" calcext:value-type="float">
            <text:p>288.502</text:p>
          </table:table-cell>
          <table:table-cell office:value-type="float" office:value="42.6186" calcext:value-type="float">
            <text:p>42.6186</text:p>
          </table:table-cell>
          <table:table-cell office:value-type="float" office:value="77.6831" calcext:value-type="float">
            <text:p>77.6831</text:p>
          </table:table-cell>
          <table:table-cell office:value-type="float" office:value="280.664" calcext:value-type="float">
            <text:p>280.664</text:p>
          </table:table-cell>
          <table:table-cell office:value-type="float" office:value="42.8381" calcext:value-type="float">
            <text:p>42.8381</text:p>
          </table:table-cell>
          <table:table-cell/>
          <table:table-cell table:formula="of:=([.D472]-[.A472])/0.0166667" office:value-type="float" office:value="40.457919084162" calcext:value-type="float">
            <text:p>40.457919084162</text:p>
          </table:table-cell>
          <table:table-cell table:formula="of:=ABS([.E472]-[.B472])/0.0166667" office:value-type="float" office:value="470.279059441882" calcext:value-type="float">
            <text:p>470.279059441882</text:p>
          </table:table-cell>
          <table:table-cell table:formula="of:=([.F472]-[.C472])/0.0166667" office:value-type="float" office:value="13.1699736600525" calcext:value-type="float">
            <text:p>13.1699736600525</text:p>
          </table:table-cell>
          <table:table-cell table:formula="of:=DEGREES(ATAN(ABS([.F472]-[.C472])/ABS([.E472]-[.B472])))" office:value-type="float" office:value="1.60412572496306" calcext:value-type="float">
            <text:p>1.60412572496306</text:p>
          </table:table-cell>
          <table:table-cell table:formula="of:=SQRT(POWER([.H472];2)+POWER([.I472];2)+POWER([.J472];2))" office:value-type="float" office:value="472.199836057118" calcext:value-type="float">
            <text:p>472.199836057118</text:p>
          </table:table-cell>
        </table:table-row>
        <table:table-row table:style-name="ro1">
          <table:table-cell office:value-type="float" office:value="77.4132" calcext:value-type="float">
            <text:p>77.4132</text:p>
          </table:table-cell>
          <table:table-cell office:value-type="float" office:value="279.137" calcext:value-type="float">
            <text:p>279.137</text:p>
          </table:table-cell>
          <table:table-cell office:value-type="float" office:value="43.8338" calcext:value-type="float">
            <text:p>43.8338</text:p>
          </table:table-cell>
          <table:table-cell office:value-type="float" office:value="77.7858" calcext:value-type="float">
            <text:p>77.7858</text:p>
          </table:table-cell>
          <table:table-cell office:value-type="float" office:value="268.929" calcext:value-type="float">
            <text:p>268.929</text:p>
          </table:table-cell>
          <table:table-cell office:value-type="float" office:value="44.9482" calcext:value-type="float">
            <text:p>44.9482</text:p>
          </table:table-cell>
          <table:table-cell/>
          <table:table-cell table:formula="of:=([.D473]-[.A473])/0.0166667" office:value-type="float" office:value="22.3559552880889" calcext:value-type="float">
            <text:p>22.3559552880889</text:p>
          </table:table-cell>
          <table:table-cell table:formula="of:=ABS([.E473]-[.B473])/0.0166667" office:value-type="float" office:value="612.478775042452" calcext:value-type="float">
            <text:p>612.478775042452</text:p>
          </table:table-cell>
          <table:table-cell table:formula="of:=([.F473]-[.C473])/0.0166667" office:value-type="float" office:value="66.8638662722677" calcext:value-type="float">
            <text:p>66.8638662722677</text:p>
          </table:table-cell>
          <table:table-cell table:formula="of:=DEGREES(ATAN(ABS([.F473]-[.C473])/ABS([.E473]-[.B473])))" office:value-type="float" office:value="6.23026648239039" calcext:value-type="float">
            <text:p>6.23026648239039</text:p>
          </table:table-cell>
          <table:table-cell table:formula="of:=SQRT(POWER([.H473];2)+POWER([.I473];2)+POWER([.J473];2))" office:value-type="float" office:value="616.523166821183" calcext:value-type="float">
            <text:p>616.523166821183</text:p>
          </table:table-cell>
        </table:table-row>
        <table:table-row table:style-name="ro1">
          <table:table-cell office:value-type="float" office:value="76.6824" calcext:value-type="float">
            <text:p>76.6824</text:p>
          </table:table-cell>
          <table:table-cell office:value-type="float" office:value="281.852" calcext:value-type="float">
            <text:p>281.852</text:p>
          </table:table-cell>
          <table:table-cell office:value-type="float" office:value="42.91" calcext:value-type="float">
            <text:p>42.91</text:p>
          </table:table-cell>
          <table:table-cell office:value-type="float" office:value="77.3072" calcext:value-type="float">
            <text:p>77.3072</text:p>
          </table:table-cell>
          <table:table-cell office:value-type="float" office:value="270.354" calcext:value-type="float">
            <text:p>270.354</text:p>
          </table:table-cell>
          <table:table-cell office:value-type="float" office:value="43.7446" calcext:value-type="float">
            <text:p>43.7446</text:p>
          </table:table-cell>
          <table:table-cell/>
          <table:table-cell table:formula="of:=([.D474]-[.A474])/0.0166667" office:value-type="float" office:value="37.4879250241496" calcext:value-type="float">
            <text:p>37.4879250241496</text:p>
          </table:table-cell>
          <table:table-cell table:formula="of:=ABS([.E474]-[.B474])/0.0166667" office:value-type="float" office:value="689.878620242759" calcext:value-type="float">
            <text:p>689.878620242759</text:p>
          </table:table-cell>
          <table:table-cell table:formula="of:=([.F474]-[.C474])/0.0166667" office:value-type="float" office:value="50.0758998482004" calcext:value-type="float">
            <text:p>50.0758998482004</text:p>
          </table:table-cell>
          <table:table-cell table:formula="of:=DEGREES(ATAN(ABS([.F474]-[.C474])/ABS([.E474]-[.B474])))" office:value-type="float" office:value="4.15162106272258" calcext:value-type="float">
            <text:p>4.15162106272258</text:p>
          </table:table-cell>
          <table:table-cell table:formula="of:=SQRT(POWER([.H474];2)+POWER([.I474];2)+POWER([.J474];2))" office:value-type="float" office:value="692.708777868648" calcext:value-type="float">
            <text:p>692.708777868648</text:p>
          </table:table-cell>
        </table:table-row>
        <table:table-row table:style-name="ro1">
          <table:table-cell office:value-type="float" office:value="76.2362" calcext:value-type="float">
            <text:p>76.2362</text:p>
          </table:table-cell>
          <table:table-cell office:value-type="float" office:value="288.326" calcext:value-type="float">
            <text:p>288.326</text:p>
          </table:table-cell>
          <table:table-cell office:value-type="float" office:value="43.163" calcext:value-type="float">
            <text:p>43.163</text:p>
          </table:table-cell>
          <table:table-cell office:value-type="float" office:value="76.6557" calcext:value-type="float">
            <text:p>76.6557</text:p>
          </table:table-cell>
          <table:table-cell office:value-type="float" office:value="279.142" calcext:value-type="float">
            <text:p>279.142</text:p>
          </table:table-cell>
          <table:table-cell office:value-type="float" office:value="43.5899" calcext:value-type="float">
            <text:p>43.5899</text:p>
          </table:table-cell>
          <table:table-cell/>
          <table:table-cell table:formula="of:=([.D475]-[.A475])/0.0166667" office:value-type="float" office:value="25.1699496601006" calcext:value-type="float">
            <text:p>25.1699496601006</text:p>
          </table:table-cell>
          <table:table-cell table:formula="of:=ABS([.E475]-[.B475])/0.0166667" office:value-type="float" office:value="551.038897922206" calcext:value-type="float">
            <text:p>551.038897922206</text:p>
          </table:table-cell>
          <table:table-cell table:formula="of:=([.F475]-[.C475])/0.0166667" office:value-type="float" office:value="25.6139487721027" calcext:value-type="float">
            <text:p>25.6139487721027</text:p>
          </table:table-cell>
          <table:table-cell table:formula="of:=DEGREES(ATAN(ABS([.F475]-[.C475])/ABS([.E475]-[.B475])))" office:value-type="float" office:value="2.66136484323521" calcext:value-type="float">
            <text:p>2.66136484323521</text:p>
          </table:table-cell>
          <table:table-cell table:formula="of:=SQRT(POWER([.H475];2)+POWER([.I475];2)+POWER([.J475];2))" office:value-type="float" office:value="552.207812115069" calcext:value-type="float">
            <text:p>552.207812115069</text:p>
          </table:table-cell>
        </table:table-row>
        <table:table-row table:style-name="ro1">
          <table:table-cell office:value-type="float" office:value="76.5072" calcext:value-type="float">
            <text:p>76.5072</text:p>
          </table:table-cell>
          <table:table-cell office:value-type="float" office:value="289.615" calcext:value-type="float">
            <text:p>289.615</text:p>
          </table:table-cell>
          <table:table-cell office:value-type="float" office:value="43.4705" calcext:value-type="float">
            <text:p>43.4705</text:p>
          </table:table-cell>
          <table:table-cell office:value-type="float" office:value="77.1608" calcext:value-type="float">
            <text:p>77.1608</text:p>
          </table:table-cell>
          <table:table-cell office:value-type="float" office:value="279.078" calcext:value-type="float">
            <text:p>279.078</text:p>
          </table:table-cell>
          <table:table-cell office:value-type="float" office:value="44.0953" calcext:value-type="float">
            <text:p>44.0953</text:p>
          </table:table-cell>
          <table:table-cell/>
          <table:table-cell table:formula="of:=([.D476]-[.A476])/0.0166667" office:value-type="float" office:value="39.2159215681567" calcext:value-type="float">
            <text:p>39.2159215681567</text:p>
          </table:table-cell>
          <table:table-cell table:formula="of:=ABS([.E476]-[.B476])/0.0166667" office:value-type="float" office:value="632.218735562531" calcext:value-type="float">
            <text:p>632.218735562531</text:p>
          </table:table-cell>
          <table:table-cell table:formula="of:=([.F476]-[.C476])/0.0166667" office:value-type="float" office:value="37.48792502415" calcext:value-type="float">
            <text:p>37.48792502415</text:p>
          </table:table-cell>
          <table:table-cell table:formula="of:=DEGREES(ATAN(ABS([.F476]-[.C476])/ABS([.E476]-[.B476])))" office:value-type="float" office:value="3.39342656116832" calcext:value-type="float">
            <text:p>3.39342656116832</text:p>
          </table:table-cell>
          <table:table-cell table:formula="of:=SQRT(POWER([.H476];2)+POWER([.I476];2)+POWER([.J476];2))" office:value-type="float" office:value="634.542167726733" calcext:value-type="float">
            <text:p>634.542167726733</text:p>
          </table:table-cell>
        </table:table-row>
        <table:table-row table:style-name="ro1">
          <table:table-cell office:value-type="float" office:value="77.2971" calcext:value-type="float">
            <text:p>77.2971</text:p>
          </table:table-cell>
          <table:table-cell office:value-type="float" office:value="291.112" calcext:value-type="float">
            <text:p>291.112</text:p>
          </table:table-cell>
          <table:table-cell office:value-type="float" office:value="42.9756" calcext:value-type="float">
            <text:p>42.9756</text:p>
          </table:table-cell>
          <table:table-cell office:value-type="float" office:value="78.2064" calcext:value-type="float">
            <text:p>78.2064</text:p>
          </table:table-cell>
          <table:table-cell office:value-type="float" office:value="281.814" calcext:value-type="float">
            <text:p>281.814</text:p>
          </table:table-cell>
          <table:table-cell office:value-type="float" office:value="43.6566" calcext:value-type="float">
            <text:p>43.6566</text:p>
          </table:table-cell>
          <table:table-cell/>
          <table:table-cell table:formula="of:=([.D477]-[.A477])/0.0166667" office:value-type="float" office:value="54.5578908842183" calcext:value-type="float">
            <text:p>54.5578908842183</text:p>
          </table:table-cell>
          <table:table-cell table:formula="of:=ABS([.E477]-[.B477])/0.0166667" office:value-type="float" office:value="557.878884242232" calcext:value-type="float">
            <text:p>557.878884242232</text:p>
          </table:table-cell>
          <table:table-cell table:formula="of:=([.F477]-[.C477])/0.0166667" office:value-type="float" office:value="40.8599182801633" calcext:value-type="float">
            <text:p>40.8599182801633</text:p>
          </table:table-cell>
          <table:table-cell table:formula="of:=DEGREES(ATAN(ABS([.F477]-[.C477])/ABS([.E477]-[.B477])))" office:value-type="float" office:value="4.18895250253299" calcext:value-type="float">
            <text:p>4.18895250253299</text:p>
          </table:table-cell>
          <table:table-cell table:formula="of:=SQRT(POWER([.H477];2)+POWER([.I477];2)+POWER([.J477];2))" office:value-type="float" office:value="562.027531232193" calcext:value-type="float">
            <text:p>562.027531232193</text:p>
          </table:table-cell>
        </table:table-row>
        <table:table-row table:style-name="ro1">
          <table:table-cell office:value-type="float" office:value="76.481" calcext:value-type="float">
            <text:p>76.481</text:p>
          </table:table-cell>
          <table:table-cell office:value-type="float" office:value="286.865" calcext:value-type="float">
            <text:p>286.865</text:p>
          </table:table-cell>
          <table:table-cell office:value-type="float" office:value="43.8959" calcext:value-type="float">
            <text:p>43.8959</text:p>
          </table:table-cell>
          <table:table-cell office:value-type="float" office:value="77.3669" calcext:value-type="float">
            <text:p>77.3669</text:p>
          </table:table-cell>
          <table:table-cell office:value-type="float" office:value="275.156" calcext:value-type="float">
            <text:p>275.156</text:p>
          </table:table-cell>
          <table:table-cell office:value-type="float" office:value="44.7084" calcext:value-type="float">
            <text:p>44.7084</text:p>
          </table:table-cell>
          <table:table-cell/>
          <table:table-cell table:formula="of:=([.D478]-[.A478])/0.0166667" office:value-type="float" office:value="53.153893692213" calcext:value-type="float">
            <text:p>53.153893692213</text:p>
          </table:table-cell>
          <table:table-cell table:formula="of:=ABS([.E478]-[.B478])/0.0166667" office:value-type="float" office:value="702.53859492281" calcext:value-type="float">
            <text:p>702.53859492281</text:p>
          </table:table-cell>
          <table:table-cell table:formula="of:=([.F478]-[.C478])/0.0166667" office:value-type="float" office:value="48.749902500195" calcext:value-type="float">
            <text:p>48.749902500195</text:p>
          </table:table-cell>
          <table:table-cell table:formula="of:=DEGREES(ATAN(ABS([.F478]-[.C478])/ABS([.E478]-[.B478])))" office:value-type="float" office:value="3.96945228815083" calcext:value-type="float">
            <text:p>3.96945228815083</text:p>
          </table:table-cell>
          <table:table-cell table:formula="of:=SQRT(POWER([.H478];2)+POWER([.I478];2)+POWER([.J478];2))" office:value-type="float" office:value="706.231100111386" calcext:value-type="float">
            <text:p>706.231100111386</text:p>
          </table:table-cell>
        </table:table-row>
        <table:table-row table:style-name="ro1">
          <table:table-cell office:value-type="float" office:value="77.2207" calcext:value-type="float">
            <text:p>77.2207</text:p>
          </table:table-cell>
          <table:table-cell office:value-type="float" office:value="284.432" calcext:value-type="float">
            <text:p>284.432</text:p>
          </table:table-cell>
          <table:table-cell office:value-type="float" office:value="43.255" calcext:value-type="float">
            <text:p>43.255</text:p>
          </table:table-cell>
          <table:table-cell office:value-type="float" office:value="78.085" calcext:value-type="float">
            <text:p>78.085</text:p>
          </table:table-cell>
          <table:table-cell office:value-type="float" office:value="272.891" calcext:value-type="float">
            <text:p>272.891</text:p>
          </table:table-cell>
          <table:table-cell office:value-type="float" office:value="43.8238" calcext:value-type="float">
            <text:p>43.8238</text:p>
          </table:table-cell>
          <table:table-cell/>
          <table:table-cell table:formula="of:=([.D479]-[.A479])/0.0166667" office:value-type="float" office:value="51.8578962842074" calcext:value-type="float">
            <text:p>51.8578962842074</text:p>
          </table:table-cell>
          <table:table-cell table:formula="of:=ABS([.E479]-[.B479])/0.0166667" office:value-type="float" office:value="692.45861508277" calcext:value-type="float">
            <text:p>692.45861508277</text:p>
          </table:table-cell>
          <table:table-cell table:formula="of:=([.F479]-[.C479])/0.0166667" office:value-type="float" office:value="34.1279317441363" calcext:value-type="float">
            <text:p>34.1279317441363</text:p>
          </table:table-cell>
          <table:table-cell table:formula="of:=DEGREES(ATAN(ABS([.F479]-[.C479])/ABS([.E479]-[.B479])))" office:value-type="float" office:value="2.82154844299488" calcext:value-type="float">
            <text:p>2.82154844299488</text:p>
          </table:table-cell>
          <table:table-cell table:formula="of:=SQRT(POWER([.H479];2)+POWER([.I479];2)+POWER([.J479];2))" office:value-type="float" office:value="695.235852595724" calcext:value-type="float">
            <text:p>695.235852595724</text:p>
          </table:table-cell>
        </table:table-row>
        <table:table-row table:style-name="ro1">
          <table:table-cell office:value-type="float" office:value="77.4761" calcext:value-type="float">
            <text:p>77.4761</text:p>
          </table:table-cell>
          <table:table-cell office:value-type="float" office:value="284.446" calcext:value-type="float">
            <text:p>284.446</text:p>
          </table:table-cell>
          <table:table-cell office:value-type="float" office:value="43.2504" calcext:value-type="float">
            <text:p>43.2504</text:p>
          </table:table-cell>
          <table:table-cell office:value-type="float" office:value="78.3523" calcext:value-type="float">
            <text:p>78.3523</text:p>
          </table:table-cell>
          <table:table-cell office:value-type="float" office:value="274.195" calcext:value-type="float">
            <text:p>274.195</text:p>
          </table:table-cell>
          <table:table-cell office:value-type="float" office:value="43.6133" calcext:value-type="float">
            <text:p>43.6133</text:p>
          </table:table-cell>
          <table:table-cell/>
          <table:table-cell table:formula="of:=([.D480]-[.A480])/0.0166667" office:value-type="float" office:value="52.5718948562101" calcext:value-type="float">
            <text:p>52.5718948562101</text:p>
          </table:table-cell>
          <table:table-cell table:formula="of:=ABS([.E480]-[.B480])/0.0166667" office:value-type="float" office:value="615.058769882462" calcext:value-type="float">
            <text:p>615.058769882462</text:p>
          </table:table-cell>
          <table:table-cell table:formula="of:=([.F480]-[.C480])/0.0166667" office:value-type="float" office:value="21.7739564520873" calcext:value-type="float">
            <text:p>21.7739564520873</text:p>
          </table:table-cell>
          <table:table-cell table:formula="of:=DEGREES(ATAN(ABS([.F480]-[.C480])/ABS([.E480]-[.B480])))" office:value-type="float" office:value="2.02750548349345" calcext:value-type="float">
            <text:p>2.02750548349345</text:p>
          </table:table-cell>
          <table:table-cell table:formula="of:=SQRT(POWER([.H480];2)+POWER([.I480];2)+POWER([.J480];2))" office:value-type="float" office:value="617.685356567304" calcext:value-type="float">
            <text:p>617.685356567304</text:p>
          </table:table-cell>
        </table:table-row>
        <table:table-row table:style-name="ro1">
          <table:table-cell office:value-type="float" office:value="77.0088" calcext:value-type="float">
            <text:p>77.0088</text:p>
          </table:table-cell>
          <table:table-cell office:value-type="float" office:value="288.391" calcext:value-type="float">
            <text:p>288.391</text:p>
          </table:table-cell>
          <table:table-cell office:value-type="float" office:value="43.1457" calcext:value-type="float">
            <text:p>43.1457</text:p>
          </table:table-cell>
          <table:table-cell office:value-type="float" office:value="77.9015" calcext:value-type="float">
            <text:p>77.9015</text:p>
          </table:table-cell>
          <table:table-cell office:value-type="float" office:value="277.868" calcext:value-type="float">
            <text:p>277.868</text:p>
          </table:table-cell>
          <table:table-cell office:value-type="float" office:value="44.029" calcext:value-type="float">
            <text:p>44.029</text:p>
          </table:table-cell>
          <table:table-cell/>
          <table:table-cell table:formula="of:=([.D481]-[.A481])/0.0166667" office:value-type="float" office:value="53.5618928762145" calcext:value-type="float">
            <text:p>53.5618928762145</text:p>
          </table:table-cell>
          <table:table-cell table:formula="of:=ABS([.E481]-[.B481])/0.0166667" office:value-type="float" office:value="631.378737242527" calcext:value-type="float">
            <text:p>631.378737242527</text:p>
          </table:table-cell>
          <table:table-cell table:formula="of:=([.F481]-[.C481])/0.0166667" office:value-type="float" office:value="52.9978940042123" calcext:value-type="float">
            <text:p>52.9978940042123</text:p>
          </table:table-cell>
          <table:table-cell table:formula="of:=DEGREES(ATAN(ABS([.F481]-[.C481])/ABS([.E481]-[.B481])))" office:value-type="float" office:value="4.79815632064181" calcext:value-type="float">
            <text:p>4.79815632064181</text:p>
          </table:table-cell>
          <table:table-cell table:formula="of:=SQRT(POWER([.H481];2)+POWER([.I481];2)+POWER([.J481];2))" office:value-type="float" office:value="635.859074779414" calcext:value-type="float">
            <text:p>635.859074779414</text:p>
          </table:table-cell>
        </table:table-row>
        <table:table-row table:style-name="ro1">
          <table:table-cell office:value-type="float" office:value="76.5069" calcext:value-type="float">
            <text:p>76.5069</text:p>
          </table:table-cell>
          <table:table-cell office:value-type="float" office:value="289.726" calcext:value-type="float">
            <text:p>289.726</text:p>
          </table:table-cell>
          <table:table-cell office:value-type="float" office:value="42.9424" calcext:value-type="float">
            <text:p>42.9424</text:p>
          </table:table-cell>
          <table:table-cell office:value-type="float" office:value="77.146" calcext:value-type="float">
            <text:p>77.146</text:p>
          </table:table-cell>
          <table:table-cell office:value-type="float" office:value="277.806" calcext:value-type="float">
            <text:p>277.806</text:p>
          </table:table-cell>
          <table:table-cell office:value-type="float" office:value="44.0457" calcext:value-type="float">
            <text:p>44.0457</text:p>
          </table:table-cell>
          <table:table-cell/>
          <table:table-cell table:formula="of:=([.D482]-[.A482])/0.0166667" office:value-type="float" office:value="38.3459233081533" calcext:value-type="float">
            <text:p>38.3459233081533</text:p>
          </table:table-cell>
          <table:table-cell table:formula="of:=ABS([.E482]-[.B482])/0.0166667" office:value-type="float" office:value="715.198569602862" calcext:value-type="float">
            <text:p>715.198569602862</text:p>
          </table:table-cell>
          <table:table-cell table:formula="of:=([.F482]-[.C482])/0.0166667" office:value-type="float" office:value="66.1978676042646" calcext:value-type="float">
            <text:p>66.1978676042646</text:p>
          </table:table-cell>
          <table:table-cell table:formula="of:=DEGREES(ATAN(ABS([.F482]-[.C482])/ABS([.E482]-[.B482])))" office:value-type="float" office:value="5.28815721472602" calcext:value-type="float">
            <text:p>5.28815721472602</text:p>
          </table:table-cell>
          <table:table-cell table:formula="of:=SQRT(POWER([.H482];2)+POWER([.I482];2)+POWER([.J482];2))" office:value-type="float" office:value="719.278500632186" calcext:value-type="float">
            <text:p>719.278500632186</text:p>
          </table:table-cell>
        </table:table-row>
        <table:table-row table:style-name="ro1">
          <table:table-cell office:value-type="float" office:value="76.5069" calcext:value-type="float">
            <text:p>76.5069</text:p>
          </table:table-cell>
          <table:table-cell office:value-type="float" office:value="289.726" calcext:value-type="float">
            <text:p>289.726</text:p>
          </table:table-cell>
          <table:table-cell office:value-type="float" office:value="42.9424" calcext:value-type="float">
            <text:p>42.9424</text:p>
          </table:table-cell>
          <table:table-cell office:value-type="float" office:value="77.1608" calcext:value-type="float">
            <text:p>77.1608</text:p>
          </table:table-cell>
          <table:table-cell office:value-type="float" office:value="279.175" calcext:value-type="float">
            <text:p>279.175</text:p>
          </table:table-cell>
          <table:table-cell office:value-type="float" office:value="43.5801" calcext:value-type="float">
            <text:p>43.5801</text:p>
          </table:table-cell>
          <table:table-cell/>
          <table:table-cell table:formula="of:=([.D483]-[.A483])/0.0166667" office:value-type="float" office:value="39.2339215321565" calcext:value-type="float">
            <text:p>39.2339215321565</text:p>
          </table:table-cell>
          <table:table-cell table:formula="of:=ABS([.E483]-[.B483])/0.0166667" office:value-type="float" office:value="633.058733882532" calcext:value-type="float">
            <text:p>633.058733882532</text:p>
          </table:table-cell>
          <table:table-cell table:formula="of:=([.F483]-[.C483])/0.0166667" office:value-type="float" office:value="38.2619234761532" calcext:value-type="float">
            <text:p>38.2619234761532</text:p>
          </table:table-cell>
          <table:table-cell table:formula="of:=DEGREES(ATAN(ABS([.F483]-[.C483])/ABS([.E483]-[.B483])))" office:value-type="float" office:value="3.4587362102354" calcext:value-type="float">
            <text:p>3.4587362102354</text:p>
          </table:table-cell>
          <table:table-cell table:formula="of:=SQRT(POWER([.H483];2)+POWER([.I483];2)+POWER([.J483];2))" office:value-type="float" office:value="635.426341861777" calcext:value-type="float">
            <text:p>635.426341861777</text:p>
          </table:table-cell>
        </table:table-row>
        <table:table-row table:style-name="ro1">
          <table:table-cell office:value-type="float" office:value="77.2357" calcext:value-type="float">
            <text:p>77.2357</text:p>
          </table:table-cell>
          <table:table-cell office:value-type="float" office:value="285.675" calcext:value-type="float">
            <text:p>285.675</text:p>
          </table:table-cell>
          <table:table-cell office:value-type="float" office:value="43.5666" calcext:value-type="float">
            <text:p>43.5666</text:p>
          </table:table-cell>
          <table:table-cell office:value-type="float" office:value="77.8682" calcext:value-type="float">
            <text:p>77.8682</text:p>
          </table:table-cell>
          <table:table-cell office:value-type="float" office:value="275.308" calcext:value-type="float">
            <text:p>275.308</text:p>
          </table:table-cell>
          <table:table-cell office:value-type="float" office:value="44.1844" calcext:value-type="float">
            <text:p>44.1844</text:p>
          </table:table-cell>
          <table:table-cell/>
          <table:table-cell table:formula="of:=([.D484]-[.A484])/0.0166667" office:value-type="float" office:value="37.9499241001522" calcext:value-type="float">
            <text:p>37.9499241001522</text:p>
          </table:table-cell>
          <table:table-cell table:formula="of:=ABS([.E484]-[.B484])/0.0166667" office:value-type="float" office:value="622.018755962489" calcext:value-type="float">
            <text:p>622.018755962489</text:p>
          </table:table-cell>
          <table:table-cell table:formula="of:=([.F484]-[.C484])/0.0166667" office:value-type="float" office:value="37.067925864148" calcext:value-type="float">
            <text:p>37.067925864148</text:p>
          </table:table-cell>
          <table:table-cell table:formula="of:=DEGREES(ATAN(ABS([.F484]-[.C484])/ABS([.E484]-[.B484])))" office:value-type="float" office:value="3.41039058967262" calcext:value-type="float">
            <text:p>3.41039058967262</text:p>
          </table:table-cell>
          <table:table-cell table:formula="of:=SQRT(POWER([.H484];2)+POWER([.I484];2)+POWER([.J484];2))" office:value-type="float" office:value="624.27683012923" calcext:value-type="float">
            <text:p>624.27683012923</text:p>
          </table:table-cell>
        </table:table-row>
        <table:table-row table:style-name="ro1">
          <table:table-cell office:value-type="float" office:value="76.547" calcext:value-type="float">
            <text:p>76.547</text:p>
          </table:table-cell>
          <table:table-cell office:value-type="float" office:value="293.793" calcext:value-type="float">
            <text:p>293.793</text:p>
          </table:table-cell>
          <table:table-cell office:value-type="float" office:value="42.8241" calcext:value-type="float">
            <text:p>42.8241</text:p>
          </table:table-cell>
          <table:table-cell office:value-type="float" office:value="77.1903" calcext:value-type="float">
            <text:p>77.1903</text:p>
          </table:table-cell>
          <table:table-cell office:value-type="float" office:value="281.669" calcext:value-type="float">
            <text:p>281.669</text:p>
          </table:table-cell>
          <table:table-cell office:value-type="float" office:value="43.9398" calcext:value-type="float">
            <text:p>43.9398</text:p>
          </table:table-cell>
          <table:table-cell/>
          <table:table-cell table:formula="of:=([.D485]-[.A485])/0.0166667" office:value-type="float" office:value="38.5979228041542" calcext:value-type="float">
            <text:p>38.5979228041542</text:p>
          </table:table-cell>
          <table:table-cell table:formula="of:=ABS([.E485]-[.B485])/0.0166667" office:value-type="float" office:value="727.438545122911" calcext:value-type="float">
            <text:p>727.438545122911</text:p>
          </table:table-cell>
          <table:table-cell table:formula="of:=([.F485]-[.C485])/0.0166667" office:value-type="float" office:value="66.9418661162676" calcext:value-type="float">
            <text:p>66.9418661162676</text:p>
          </table:table-cell>
          <table:table-cell table:formula="of:=DEGREES(ATAN(ABS([.F485]-[.C485])/ABS([.E485]-[.B485])))" office:value-type="float" office:value="5.25778329461451" calcext:value-type="float">
            <text:p>5.25778329461451</text:p>
          </table:table-cell>
          <table:table-cell table:formula="of:=SQRT(POWER([.H485];2)+POWER([.I485];2)+POWER([.J485];2))" office:value-type="float" office:value="731.531168177038" calcext:value-type="float">
            <text:p>731.531168177038</text:p>
          </table:table-cell>
        </table:table-row>
        <table:table-row table:style-name="ro1">
          <table:table-cell office:value-type="float" office:value="76.8215" calcext:value-type="float">
            <text:p>76.8215</text:p>
          </table:table-cell>
          <table:table-cell office:value-type="float" office:value="295.344" calcext:value-type="float">
            <text:p>295.344</text:p>
          </table:table-cell>
          <table:table-cell office:value-type="float" office:value="42.0646" calcext:value-type="float">
            <text:p>42.0646</text:p>
          </table:table-cell>
          <table:table-cell office:value-type="float" office:value="77.7153" calcext:value-type="float">
            <text:p>77.7153</text:p>
          </table:table-cell>
          <table:table-cell office:value-type="float" office:value="283.217" calcext:value-type="float">
            <text:p>283.217</text:p>
          </table:table-cell>
          <table:table-cell office:value-type="float" office:value="42.9365" calcext:value-type="float">
            <text:p>42.9365</text:p>
          </table:table-cell>
          <table:table-cell/>
          <table:table-cell table:formula="of:=([.D486]-[.A486])/0.0166667" office:value-type="float" office:value="53.6278927442144" calcext:value-type="float">
            <text:p>53.6278927442144</text:p>
          </table:table-cell>
          <table:table-cell table:formula="of:=ABS([.E486]-[.B486])/0.0166667" office:value-type="float" office:value="727.618544762911" calcext:value-type="float">
            <text:p>727.618544762911</text:p>
          </table:table-cell>
          <table:table-cell table:formula="of:=([.F486]-[.C486])/0.0166667" office:value-type="float" office:value="52.3138953722095" calcext:value-type="float">
            <text:p>52.3138953722095</text:p>
          </table:table-cell>
          <table:table-cell table:formula="of:=DEGREES(ATAN(ABS([.F486]-[.C486])/ABS([.E486]-[.B486])))" office:value-type="float" office:value="4.1123425132948" calcext:value-type="float">
            <text:p>4.1123425132948</text:p>
          </table:table-cell>
          <table:table-cell table:formula="of:=SQRT(POWER([.H486];2)+POWER([.I486];2)+POWER([.J486];2))" office:value-type="float" office:value="731.465269997213" calcext:value-type="float">
            <text:p>731.465269997213</text:p>
          </table:table-cell>
        </table:table-row>
        <table:table-row table:style-name="ro1">
          <table:table-cell office:value-type="float" office:value="76.287" calcext:value-type="float">
            <text:p>76.287</text:p>
          </table:table-cell>
          <table:table-cell office:value-type="float" office:value="293.652" calcext:value-type="float">
            <text:p>293.652</text:p>
          </table:table-cell>
          <table:table-cell office:value-type="float" office:value="43.3629" calcext:value-type="float">
            <text:p>43.3629</text:p>
          </table:table-cell>
          <table:table-cell office:value-type="float" office:value="77.205" calcext:value-type="float">
            <text:p>77.205</text:p>
          </table:table-cell>
          <table:table-cell office:value-type="float" office:value="282.799" calcext:value-type="float">
            <text:p>282.799</text:p>
          </table:table-cell>
          <table:table-cell office:value-type="float" office:value="44.7694" calcext:value-type="float">
            <text:p>44.7694</text:p>
          </table:table-cell>
          <table:table-cell/>
          <table:table-cell table:formula="of:=([.D487]-[.A487])/0.0166667" office:value-type="float" office:value="55.0798898402199" calcext:value-type="float">
            <text:p>55.0798898402199</text:p>
          </table:table-cell>
          <table:table-cell table:formula="of:=ABS([.E487]-[.B487])/0.0166667" office:value-type="float" office:value="651.178697642605" calcext:value-type="float">
            <text:p>651.178697642605</text:p>
          </table:table-cell>
          <table:table-cell table:formula="of:=([.F487]-[.C487])/0.0166667" office:value-type="float" office:value="84.3898312203372" calcext:value-type="float">
            <text:p>84.3898312203372</text:p>
          </table:table-cell>
          <table:table-cell table:formula="of:=DEGREES(ATAN(ABS([.F487]-[.C487])/ABS([.E487]-[.B487])))" office:value-type="float" office:value="7.38412017565469" calcext:value-type="float">
            <text:p>7.38412017565469</text:p>
          </table:table-cell>
          <table:table-cell table:formula="of:=SQRT(POWER([.H487];2)+POWER([.I487];2)+POWER([.J487];2))" office:value-type="float" office:value="658.93029535887" calcext:value-type="float">
            <text:p>658.93029535887</text:p>
          </table:table-cell>
        </table:table-row>
        <table:table-row table:style-name="ro1">
          <table:table-cell office:value-type="float" office:value="76.7237" calcext:value-type="float">
            <text:p>76.7237</text:p>
          </table:table-cell>
          <table:table-cell office:value-type="float" office:value="285.517" calcext:value-type="float">
            <text:p>285.517</text:p>
          </table:table-cell>
          <table:table-cell office:value-type="float" office:value="44.1021" calcext:value-type="float">
            <text:p>44.1021</text:p>
          </table:table-cell>
          <table:table-cell office:value-type="float" office:value="77.3668" calcext:value-type="float">
            <text:p>77.3668</text:p>
          </table:table-cell>
          <table:table-cell office:value-type="float" office:value="275.104" calcext:value-type="float">
            <text:p>275.104</text:p>
          </table:table-cell>
          <table:table-cell office:value-type="float" office:value="44.9642" calcext:value-type="float">
            <text:p>44.9642</text:p>
          </table:table-cell>
          <table:table-cell/>
          <table:table-cell table:formula="of:=([.D488]-[.A488])/0.0166667" office:value-type="float" office:value="38.5859228281546" calcext:value-type="float">
            <text:p>38.5859228281546</text:p>
          </table:table-cell>
          <table:table-cell table:formula="of:=ABS([.E488]-[.B488])/0.0166667" office:value-type="float" office:value="624.7787504425" calcext:value-type="float">
            <text:p>624.7787504425</text:p>
          </table:table-cell>
          <table:table-cell table:formula="of:=([.F488]-[.C488])/0.0166667" office:value-type="float" office:value="51.7258965482068" calcext:value-type="float">
            <text:p>51.7258965482068</text:p>
          </table:table-cell>
          <table:table-cell table:formula="of:=DEGREES(ATAN(ABS([.F488]-[.C488])/ABS([.E488]-[.B488])))" office:value-type="float" office:value="4.73276653464788" calcext:value-type="float">
            <text:p>4.73276653464788</text:p>
          </table:table-cell>
          <table:table-cell table:formula="of:=SQRT(POWER([.H488];2)+POWER([.I488];2)+POWER([.J488];2))" office:value-type="float" office:value="628.102641945333" calcext:value-type="float">
            <text:p>628.102641945333</text:p>
          </table:table-cell>
        </table:table-row>
        <table:table-row table:style-name="ro1">
          <table:table-cell office:value-type="float" office:value="77.2657" calcext:value-type="float">
            <text:p>77.2657</text:p>
          </table:table-cell>
          <table:table-cell office:value-type="float" office:value="288.121" calcext:value-type="float">
            <text:p>288.121</text:p>
          </table:table-cell>
          <table:table-cell office:value-type="float" office:value="44.4573" calcext:value-type="float">
            <text:p>44.4573</text:p>
          </table:table-cell>
          <table:table-cell office:value-type="float" office:value="78.3658" calcext:value-type="float">
            <text:p>78.3658</text:p>
          </table:table-cell>
          <table:table-cell office:value-type="float" office:value="274.979" calcext:value-type="float">
            <text:p>274.979</text:p>
          </table:table-cell>
          <table:table-cell office:value-type="float" office:value="45.9636" calcext:value-type="float">
            <text:p>45.9636</text:p>
          </table:table-cell>
          <table:table-cell/>
          <table:table-cell table:formula="of:=([.D489]-[.A489])/0.0166667" office:value-type="float" office:value="66.0058679882639" calcext:value-type="float">
            <text:p>66.0058679882639</text:p>
          </table:table-cell>
          <table:table-cell table:formula="of:=ABS([.E489]-[.B489])/0.0166667" office:value-type="float" office:value="788.518422963154" calcext:value-type="float">
            <text:p>788.518422963154</text:p>
          </table:table-cell>
          <table:table-cell table:formula="of:=([.F489]-[.C489])/0.0166667" office:value-type="float" office:value="90.3778192443613" calcext:value-type="float">
            <text:p>90.3778192443613</text:p>
          </table:table-cell>
          <table:table-cell table:formula="of:=DEGREES(ATAN(ABS([.F489]-[.C489])/ABS([.E489]-[.B489])))" office:value-type="float" office:value="6.53855217239912" calcext:value-type="float">
            <text:p>6.53855217239912</text:p>
          </table:table-cell>
          <table:table-cell table:formula="of:=SQRT(POWER([.H489];2)+POWER([.I489];2)+POWER([.J489];2))" office:value-type="float" office:value="796.420886323651" calcext:value-type="float">
            <text:p>796.420886323651</text:p>
          </table:table-cell>
        </table:table-row>
        <table:table-row table:style-name="ro1">
          <table:table-cell office:value-type="float" office:value="76.0262" calcext:value-type="float">
            <text:p>76.0262</text:p>
          </table:table-cell>
          <table:table-cell office:value-type="float" office:value="293.754" calcext:value-type="float">
            <text:p>293.754</text:p>
          </table:table-cell>
          <table:table-cell office:value-type="float" office:value="42.8349" calcext:value-type="float">
            <text:p>42.8349</text:p>
          </table:table-cell>
          <table:table-cell office:value-type="float" office:value="76.6828" calcext:value-type="float">
            <text:p>76.6828</text:p>
          </table:table-cell>
          <table:table-cell office:value-type="float" office:value="281.638" calcext:value-type="float">
            <text:p>281.638</text:p>
          </table:table-cell>
          <table:table-cell office:value-type="float" office:value="43.9493" calcext:value-type="float">
            <text:p>43.9493</text:p>
          </table:table-cell>
          <table:table-cell/>
          <table:table-cell table:formula="of:=([.D490]-[.A490])/0.0166667" office:value-type="float" office:value="39.3959212081574" calcext:value-type="float">
            <text:p>39.3959212081574</text:p>
          </table:table-cell>
          <table:table-cell table:formula="of:=ABS([.E490]-[.B490])/0.0166667" office:value-type="float" office:value="726.95854608291" calcext:value-type="float">
            <text:p>726.95854608291</text:p>
          </table:table-cell>
          <table:table-cell table:formula="of:=([.F490]-[.C490])/0.0166667" office:value-type="float" office:value="66.8638662722677" calcext:value-type="float">
            <text:p>66.8638662722677</text:p>
          </table:table-cell>
          <table:table-cell table:formula="of:=DEGREES(ATAN(ABS([.F490]-[.C490])/ABS([.E490]-[.B490])))" office:value-type="float" office:value="5.25513946406313" calcext:value-type="float">
            <text:p>5.25513946406313</text:p>
          </table:table-cell>
          <table:table-cell table:formula="of:=SQRT(POWER([.H490];2)+POWER([.I490];2)+POWER([.J490];2))" office:value-type="float" office:value="731.089285206461" calcext:value-type="float">
            <text:p>731.089285206461</text:p>
          </table:table-cell>
        </table:table-row>
        <table:table-row table:style-name="ro1">
          <table:table-cell office:value-type="float" office:value="76.9796" calcext:value-type="float">
            <text:p>76.9796</text:p>
          </table:table-cell>
          <table:table-cell office:value-type="float" office:value="285.593" calcext:value-type="float">
            <text:p>285.593</text:p>
          </table:table-cell>
          <table:table-cell office:value-type="float" office:value="43.8348" calcext:value-type="float">
            <text:p>43.8348</text:p>
          </table:table-cell>
          <table:table-cell office:value-type="float" office:value="77.8678" calcext:value-type="float">
            <text:p>77.8678</text:p>
          </table:table-cell>
          <table:table-cell office:value-type="float" office:value="275.25" calcext:value-type="float">
            <text:p>275.25</text:p>
          </table:table-cell>
          <table:table-cell office:value-type="float" office:value="44.4413" calcext:value-type="float">
            <text:p>44.4413</text:p>
          </table:table-cell>
          <table:table-cell/>
          <table:table-cell table:formula="of:=([.D491]-[.A491])/0.0166667" office:value-type="float" office:value="53.291893416213" calcext:value-type="float">
            <text:p>53.291893416213</text:p>
          </table:table-cell>
          <table:table-cell table:formula="of:=ABS([.E491]-[.B491])/0.0166667" office:value-type="float" office:value="620.578758842483" calcext:value-type="float">
            <text:p>620.578758842483</text:p>
          </table:table-cell>
          <table:table-cell table:formula="of:=([.F491]-[.C491])/0.0166667" office:value-type="float" office:value="36.3899272201454" calcext:value-type="float">
            <text:p>36.3899272201454</text:p>
          </table:table-cell>
          <table:table-cell table:formula="of:=DEGREES(ATAN(ABS([.F491]-[.C491])/ABS([.E491]-[.B491])))" office:value-type="float" office:value="3.35590671195623" calcext:value-type="float">
            <text:p>3.35590671195623</text:p>
          </table:table-cell>
          <table:table-cell table:formula="of:=SQRT(POWER([.H491];2)+POWER([.I491];2)+POWER([.J491];2))" office:value-type="float" office:value="623.924874190355" calcext:value-type="float">
            <text:p>623.924874190355</text:p>
          </table:table-cell>
        </table:table-row>
        <table:table-row table:style-name="ro1">
          <table:table-cell office:value-type="float" office:value="77.2506" calcext:value-type="float">
            <text:p>77.2506</text:p>
          </table:table-cell>
          <table:table-cell office:value-type="float" office:value="286.867" calcext:value-type="float">
            <text:p>286.867</text:p>
          </table:table-cell>
          <table:table-cell office:value-type="float" office:value="44.1422" calcext:value-type="float">
            <text:p>44.1422</text:p>
          </table:table-cell>
          <table:table-cell office:value-type="float" office:value="78.1346" calcext:value-type="float">
            <text:p>78.1346</text:p>
          </table:table-cell>
          <table:table-cell office:value-type="float" office:value="276.418" calcext:value-type="float">
            <text:p>276.41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D492]-[.A492])/0.0166667" office:value-type="float" office:value="53.0398939202122" calcext:value-type="float">
            <text:p>53.0398939202122</text:p>
          </table:table-cell>
          <table:table-cell table:formula="of:=ABS([.E492]-[.B492])/0.0166667" office:value-type="float" office:value="626.938746122509" calcext:value-type="float">
            <text:p>626.938746122509</text:p>
          </table:table-cell>
          <table:table-cell table:formula="of:=([.F492]-[.C492])/0.0166667" office:value-type="float" office:value="51.4678970642057" calcext:value-type="float">
            <text:p>51.4678970642057</text:p>
          </table:table-cell>
          <table:table-cell table:formula="of:=DEGREES(ATAN(ABS([.F492]-[.C492])/ABS([.E492]-[.B492])))" office:value-type="float" office:value="4.69311451564896" calcext:value-type="float">
            <text:p>4.69311451564896</text:p>
          </table:table-cell>
          <table:table-cell table:formula="of:=SQRT(POWER([.H492];2)+POWER([.I492];2)+POWER([.J492];2))" office:value-type="float" office:value="631.279942786829" calcext:value-type="float">
            <text:p>631.279942786829</text:p>
          </table:table-cell>
        </table:table-row>
        <table:table-row table:style-name="ro1">
          <table:table-cell office:value-type="float" office:value="76.5072" calcext:value-type="float">
            <text:p>76.5072</text:p>
          </table:table-cell>
          <table:table-cell office:value-type="float" office:value="289.551" calcext:value-type="float">
            <text:p>289.551</text:p>
          </table:table-cell>
          <table:table-cell office:value-type="float" office:value="43.7355" calcext:value-type="float">
            <text:p>43.7355</text:p>
          </table:table-cell>
          <table:table-cell office:value-type="float" office:value="77.3974" calcext:value-type="float">
            <text:p>77.3974</text:p>
          </table:table-cell>
          <table:table-cell office:value-type="float" office:value="277.667" calcext:value-type="float">
            <text:p>277.667</text:p>
          </table:table-cell>
          <table:table-cell office:value-type="float" office:value="44.8122" calcext:value-type="float">
            <text:p>44.8122</text:p>
          </table:table-cell>
          <table:table-cell/>
          <table:table-cell table:formula="of:=([.D493]-[.A493])/0.0166667" office:value-type="float" office:value="53.4118931762141" calcext:value-type="float">
            <text:p>53.4118931762141</text:p>
          </table:table-cell>
          <table:table-cell table:formula="of:=ABS([.E493]-[.B493])/0.0166667" office:value-type="float" office:value="713.038573922853" calcext:value-type="float">
            <text:p>713.038573922853</text:p>
          </table:table-cell>
          <table:table-cell table:formula="of:=([.F493]-[.C493])/0.0166667" office:value-type="float" office:value="64.6018707962581" calcext:value-type="float">
            <text:p>64.6018707962581</text:p>
          </table:table-cell>
          <table:table-cell table:formula="of:=DEGREES(ATAN(ABS([.F493]-[.C493])/ABS([.E493]-[.B493])))" office:value-type="float" office:value="5.17690988209668" calcext:value-type="float">
            <text:p>5.17690988209668</text:p>
          </table:table-cell>
          <table:table-cell table:formula="of:=SQRT(POWER([.H493];2)+POWER([.I493];2)+POWER([.J493];2))" office:value-type="float" office:value="717.948633221751" calcext:value-type="float">
            <text:p>717.948633221751</text:p>
          </table:table-cell>
        </table:table-row>
        <table:table-row table:style-name="ro1">
          <table:table-cell office:value-type="float" office:value="76.7792" calcext:value-type="float">
            <text:p>76.7792</text:p>
          </table:table-cell>
          <table:table-cell office:value-type="float" office:value="291.015" calcext:value-type="float">
            <text:p>291.015</text:p>
          </table:table-cell>
          <table:table-cell office:value-type="float" office:value="43.2515" calcext:value-type="float">
            <text:p>43.2515</text:p>
          </table:table-cell>
          <table:table-cell office:value-type="float" office:value="77.6815" calcext:value-type="float">
            <text:p>77.6815</text:p>
          </table:table-cell>
          <table:table-cell office:value-type="float" office:value="280.332" calcext:value-type="float">
            <text:p>280.332</text:p>
          </table:table-cell>
          <table:table-cell office:value-type="float" office:value="44.3946" calcext:value-type="float">
            <text:p>44.3946</text:p>
          </table:table-cell>
          <table:table-cell/>
          <table:table-cell table:formula="of:=([.D494]-[.A494])/0.0166667" office:value-type="float" office:value="54.1378917242164" calcext:value-type="float">
            <text:p>54.1378917242164</text:p>
          </table:table-cell>
          <table:table-cell table:formula="of:=ABS([.E494]-[.B494])/0.0166667" office:value-type="float" office:value="640.978718042564" calcext:value-type="float">
            <text:p>640.978718042564</text:p>
          </table:table-cell>
          <table:table-cell table:formula="of:=([.F494]-[.C494])/0.0166667" office:value-type="float" office:value="68.5858628282742" calcext:value-type="float">
            <text:p>68.5858628282742</text:p>
          </table:table-cell>
          <table:table-cell table:formula="of:=DEGREES(ATAN(ABS([.F494]-[.C494])/ABS([.E494]-[.B494])))" office:value-type="float" office:value="6.10751197644066" calcext:value-type="float">
            <text:p>6.10751197644066</text:p>
          </table:table-cell>
          <table:table-cell table:formula="of:=SQRT(POWER([.H494];2)+POWER([.I494];2)+POWER([.J494];2))" office:value-type="float" office:value="646.906986269069" calcext:value-type="float">
            <text:p>646.906986269069</text:p>
          </table:table-cell>
        </table:table-row>
        <table:table-row table:style-name="ro1">
          <table:table-cell office:value-type="float" office:value="77.266" calcext:value-type="float">
            <text:p>77.266</text:p>
          </table:table-cell>
          <table:table-cell office:value-type="float" office:value="288.289" calcext:value-type="float">
            <text:p>288.289</text:p>
          </table:table-cell>
          <table:table-cell office:value-type="float" office:value="43.6685" calcext:value-type="float">
            <text:p>43.6685</text:p>
          </table:table-cell>
          <table:table-cell office:value-type="float" office:value="78.1529" calcext:value-type="float">
            <text:p>78.1529</text:p>
          </table:table-cell>
          <table:table-cell office:value-type="float" office:value="277.83" calcext:value-type="float">
            <text:p>277.83</text:p>
          </table:table-cell>
          <table:table-cell office:value-type="float" office:value="44.2819" calcext:value-type="float">
            <text:p>44.2819</text:p>
          </table:table-cell>
          <table:table-cell/>
          <table:table-cell table:formula="of:=([.D495]-[.A495])/0.0166667" office:value-type="float" office:value="53.2138935722127" calcext:value-type="float">
            <text:p>53.2138935722127</text:p>
          </table:table-cell>
          <table:table-cell table:formula="of:=ABS([.E495]-[.B495])/0.0166667" office:value-type="float" office:value="627.53874492251" calcext:value-type="float">
            <text:p>627.53874492251</text:p>
          </table:table-cell>
          <table:table-cell table:formula="of:=([.F495]-[.C495])/0.0166667" office:value-type="float" office:value="36.8039263921471" calcext:value-type="float">
            <text:p>36.8039263921471</text:p>
          </table:table-cell>
          <table:table-cell table:formula="of:=DEGREES(ATAN(ABS([.F495]-[.C495])/ABS([.E495]-[.B495])))" office:value-type="float" office:value="3.35644124647829" calcext:value-type="float">
            <text:p>3.35644124647829</text:p>
          </table:table-cell>
          <table:table-cell table:formula="of:=SQRT(POWER([.H495];2)+POWER([.I495];2)+POWER([.J495];2))" office:value-type="float" office:value="630.865376959231" calcext:value-type="float">
            <text:p>630.865376959231</text:p>
          </table:table-cell>
        </table:table-row>
        <table:table-row table:style-name="ro1">
          <table:table-cell office:value-type="float" office:value="77.4909" calcext:value-type="float">
            <text:p>77.4909</text:p>
          </table:table-cell>
          <table:table-cell office:value-type="float" office:value="285.468" calcext:value-type="float">
            <text:p>285.468</text:p>
          </table:table-cell>
          <table:table-cell office:value-type="float" office:value="44.6084" calcext:value-type="float">
            <text:p>44.6084</text:p>
          </table:table-cell>
          <table:table-cell office:value-type="float" office:value="78.3668" calcext:value-type="float">
            <text:p>78.3668</text:p>
          </table:table-cell>
          <table:table-cell office:value-type="float" office:value="275.083" calcext:value-type="float">
            <text:p>275.083</text:p>
          </table:table-cell>
          <table:table-cell office:value-type="float" office:value="45.4531" calcext:value-type="float">
            <text:p>45.4531</text:p>
          </table:table-cell>
          <table:table-cell/>
          <table:table-cell table:formula="of:=([.D496]-[.A496])/0.0166667" office:value-type="float" office:value="52.5538948922103" calcext:value-type="float">
            <text:p>52.5538948922103</text:p>
          </table:table-cell>
          <table:table-cell table:formula="of:=ABS([.E496]-[.B496])/0.0166667" office:value-type="float" office:value="623.098753802492" calcext:value-type="float">
            <text:p>623.098753802492</text:p>
          </table:table-cell>
          <table:table-cell table:formula="of:=([.F496]-[.C496])/0.0166667" office:value-type="float" office:value="50.6818986362025" calcext:value-type="float">
            <text:p>50.6818986362025</text:p>
          </table:table-cell>
          <table:table-cell table:formula="of:=DEGREES(ATAN(ABS([.F496]-[.C496])/ABS([.E496]-[.B496])))" office:value-type="float" office:value="4.6501140439353" calcext:value-type="float">
            <text:p>4.6501140439353</text:p>
          </table:table-cell>
          <table:table-cell table:formula="of:=SQRT(POWER([.H496];2)+POWER([.I496];2)+POWER([.J496];2))" office:value-type="float" office:value="627.361637102501" calcext:value-type="float">
            <text:p>627.361637102501</text:p>
          </table:table-cell>
        </table:table-row>
        <table:table-row table:style-name="ro1">
          <table:table-cell office:value-type="float" office:value="76.0144" calcext:value-type="float">
            <text:p>76.0144</text:p>
          </table:table-cell>
          <table:table-cell office:value-type="float" office:value="292.351" calcext:value-type="float">
            <text:p>292.351</text:p>
          </table:table-cell>
          <table:table-cell office:value-type="float" office:value="43.0519" calcext:value-type="float">
            <text:p>43.0519</text:p>
          </table:table-cell>
          <table:table-cell office:value-type="float" office:value="76.4289" calcext:value-type="float">
            <text:p>76.4289</text:p>
          </table:table-cell>
          <table:table-cell office:value-type="float" office:value="281.611" calcext:value-type="float">
            <text:p>281.611</text:p>
          </table:table-cell>
          <table:table-cell office:value-type="float" office:value="43.9558" calcext:value-type="float">
            <text:p>43.9558</text:p>
          </table:table-cell>
          <table:table-cell/>
          <table:table-cell table:formula="of:=([.D497]-[.A497])/0.0166667" office:value-type="float" office:value="24.8699502600997" calcext:value-type="float">
            <text:p>24.8699502600997</text:p>
          </table:table-cell>
          <table:table-cell table:formula="of:=ABS([.E497]-[.B497])/0.0166667" office:value-type="float" office:value="644.398711202578" calcext:value-type="float">
            <text:p>644.398711202578</text:p>
          </table:table-cell>
          <table:table-cell table:formula="of:=([.F497]-[.C497])/0.0166667" office:value-type="float" office:value="54.2338915322169" calcext:value-type="float">
            <text:p>54.2338915322169</text:p>
          </table:table-cell>
          <table:table-cell table:formula="of:=DEGREES(ATAN(ABS([.F497]-[.C497])/ABS([.E497]-[.B497])))" office:value-type="float" office:value="4.81079074288707" calcext:value-type="float">
            <text:p>4.81079074288707</text:p>
          </table:table-cell>
          <table:table-cell table:formula="of:=SQRT(POWER([.H497];2)+POWER([.I497];2)+POWER([.J497];2))" office:value-type="float" office:value="647.154949309832" calcext:value-type="float">
            <text:p>647.154949309832</text:p>
          </table:table-cell>
        </table:table-row>
        <table:table-row table:style-name="ro1">
          <table:table-cell office:value-type="float" office:value="76.5074" calcext:value-type="float">
            <text:p>76.5074</text:p>
          </table:table-cell>
          <table:table-cell office:value-type="float" office:value="289.498" calcext:value-type="float">
            <text:p>289.498</text:p>
          </table:table-cell>
          <table:table-cell office:value-type="float" office:value="43.9987" calcext:value-type="float">
            <text:p>43.9987</text:p>
          </table:table-cell>
          <table:table-cell office:value-type="float" office:value="77.3974" calcext:value-type="float">
            <text:p>77.3974</text:p>
          </table:table-cell>
          <table:table-cell office:value-type="float" office:value="277.667" calcext:value-type="float">
            <text:p>277.667</text:p>
          </table:table-cell>
          <table:table-cell office:value-type="float" office:value="44.8122" calcext:value-type="float">
            <text:p>44.8122</text:p>
          </table:table-cell>
          <table:table-cell/>
          <table:table-cell table:formula="of:=([.D498]-[.A498])/0.0166667" office:value-type="float" office:value="53.3998932002136" calcext:value-type="float">
            <text:p>53.3998932002136</text:p>
          </table:table-cell>
          <table:table-cell table:formula="of:=ABS([.E498]-[.B498])/0.0166667" office:value-type="float" office:value="709.858580282841" calcext:value-type="float">
            <text:p>709.858580282841</text:p>
          </table:table-cell>
          <table:table-cell table:formula="of:=([.F498]-[.C498])/0.0166667" office:value-type="float" office:value="48.8099023801951" calcext:value-type="float">
            <text:p>48.8099023801951</text:p>
          </table:table-cell>
          <table:table-cell table:formula="of:=DEGREES(ATAN(ABS([.F498]-[.C498])/ABS([.E498]-[.B498])))" office:value-type="float" office:value="3.93346865508212" calcext:value-type="float">
            <text:p>3.93346865508212</text:p>
          </table:table-cell>
          <table:table-cell table:formula="of:=SQRT(POWER([.H498];2)+POWER([.I498];2)+POWER([.J498];2))" office:value-type="float" office:value="713.535674767091" calcext:value-type="float">
            <text:p>713.535674767091</text:p>
          </table:table-cell>
        </table:table-row>
        <table:table-row table:style-name="ro1">
          <table:table-cell office:value-type="float" office:value="77.7302" calcext:value-type="float">
            <text:p>77.7302</text:p>
          </table:table-cell>
          <table:table-cell office:value-type="float" office:value="284.185" calcext:value-type="float">
            <text:p>284.185</text:p>
          </table:table-cell>
          <table:table-cell office:value-type="float" office:value="44.5511" calcext:value-type="float">
            <text:p>44.5511</text:p>
          </table:table-cell>
          <table:table-cell office:value-type="float" office:value="78.828" calcext:value-type="float">
            <text:p>78.828</text:p>
          </table:table-cell>
          <table:table-cell office:value-type="float" office:value="272.54" calcext:value-type="float">
            <text:p>272.54</text:p>
          </table:table-cell>
          <table:table-cell office:value-type="float" office:value="45.8436" calcext:value-type="float">
            <text:p>45.8436</text:p>
          </table:table-cell>
          <table:table-cell/>
          <table:table-cell table:formula="of:=([.D499]-[.A499])/0.0166667" office:value-type="float" office:value="65.8678682642639" calcext:value-type="float">
            <text:p>65.8678682642639</text:p>
          </table:table-cell>
          <table:table-cell table:formula="of:=ABS([.E499]-[.B499])/0.0166667" office:value-type="float" office:value="698.698602602794" calcext:value-type="float">
            <text:p>698.698602602794</text:p>
          </table:table-cell>
          <table:table-cell table:formula="of:=([.F499]-[.C499])/0.0166667" office:value-type="float" office:value="77.5498449003104" calcext:value-type="float">
            <text:p>77.5498449003104</text:p>
          </table:table-cell>
          <table:table-cell table:formula="of:=DEGREES(ATAN(ABS([.F499]-[.C499])/ABS([.E499]-[.B499])))" office:value-type="float" office:value="6.33344137723396" calcext:value-type="float">
            <text:p>6.33344137723396</text:p>
          </table:table-cell>
          <table:table-cell table:formula="of:=SQRT(POWER([.H499];2)+POWER([.I499];2)+POWER([.J499];2))" office:value-type="float" office:value="706.068192027397" calcext:value-type="float">
            <text:p>706.068192027397</text:p>
          </table:table-cell>
        </table:table-row>
        <table:table-row table:style-name="ro1">
          <table:table-cell office:value-type="float" office:value="76.5206" calcext:value-type="float">
            <text:p>76.5206</text:p>
          </table:table-cell>
          <table:table-cell office:value-type="float" office:value="290.877" calcext:value-type="float">
            <text:p>290.877</text:p>
          </table:table-cell>
          <table:table-cell office:value-type="float" office:value="43.7868" calcext:value-type="float">
            <text:p>43.7868</text:p>
          </table:table-cell>
          <table:table-cell office:value-type="float" office:value="77.1901" calcext:value-type="float">
            <text:p>77.1901</text:p>
          </table:table-cell>
          <table:table-cell office:value-type="float" office:value="281.51" calcext:value-type="float">
            <text:p>281.51</text:p>
          </table:table-cell>
          <table:table-cell office:value-type="float" office:value="44.7175" calcext:value-type="float">
            <text:p>44.7175</text:p>
          </table:table-cell>
          <table:table-cell/>
          <table:table-cell table:formula="of:=([.D500]-[.A500])/0.0166667" office:value-type="float" office:value="40.1699196601606" calcext:value-type="float">
            <text:p>40.1699196601606</text:p>
          </table:table-cell>
          <table:table-cell table:formula="of:=ABS([.E500]-[.B500])/0.0166667" office:value-type="float" office:value="562.018875962249" calcext:value-type="float">
            <text:p>562.018875962249</text:p>
          </table:table-cell>
          <table:table-cell table:formula="of:=([.F500]-[.C500])/0.0166667" office:value-type="float" office:value="55.8418883162235" calcext:value-type="float">
            <text:p>55.8418883162235</text:p>
          </table:table-cell>
          <table:table-cell table:formula="of:=DEGREES(ATAN(ABS([.F500]-[.C500])/ABS([.E500]-[.B500])))" office:value-type="float" office:value="5.67425359339667" calcext:value-type="float">
            <text:p>5.67425359339667</text:p>
          </table:table-cell>
          <table:table-cell table:formula="of:=SQRT(POWER([.H500];2)+POWER([.I500];2)+POWER([.J500];2))" office:value-type="float" office:value="566.21299514767" calcext:value-type="float">
            <text:p>566.21299514767</text:p>
          </table:table-cell>
        </table:table-row>
        <table:table-row table:style-name="ro1">
          <table:table-cell office:value-type="float" office:value="77.2509" calcext:value-type="float">
            <text:p>77.2509</text:p>
          </table:table-cell>
          <table:table-cell office:value-type="float" office:value="287.034" calcext:value-type="float">
            <text:p>287.034</text:p>
          </table:table-cell>
          <table:table-cell office:value-type="float" office:value="43.3549" calcext:value-type="float">
            <text:p>43.3549</text:p>
          </table:table-cell>
          <table:table-cell office:value-type="float" office:value="77.8847" calcext:value-type="float">
            <text:p>77.8847</text:p>
          </table:table-cell>
          <table:table-cell office:value-type="float" office:value="276.561" calcext:value-type="float">
            <text:p>276.561</text:p>
          </table:table-cell>
          <table:table-cell office:value-type="float" office:value="44.2349" calcext:value-type="float">
            <text:p>44.2349</text:p>
          </table:table-cell>
          <table:table-cell/>
          <table:table-cell table:formula="of:=([.D501]-[.A501])/0.0166667" office:value-type="float" office:value="38.0279239441517" calcext:value-type="float">
            <text:p>38.0279239441517</text:p>
          </table:table-cell>
          <table:table-cell table:formula="of:=ABS([.E501]-[.B501])/0.0166667" office:value-type="float" office:value="628.378743242514" calcext:value-type="float">
            <text:p>628.378743242514</text:p>
          </table:table-cell>
          <table:table-cell table:formula="of:=([.F501]-[.C501])/0.0166667" office:value-type="float" office:value="52.7998944002114" calcext:value-type="float">
            <text:p>52.7998944002114</text:p>
          </table:table-cell>
          <table:table-cell table:formula="of:=DEGREES(ATAN(ABS([.F501]-[.C501])/ABS([.E501]-[.B501])))" office:value-type="float" office:value="4.8030292506397" calcext:value-type="float">
            <text:p>4.8030292506397</text:p>
          </table:table-cell>
          <table:table-cell table:formula="of:=SQRT(POWER([.H501];2)+POWER([.I501];2)+POWER([.J501];2))" office:value-type="float" office:value="631.738709283528" calcext:value-type="float">
            <text:p>631.738709283528</text:p>
          </table:table-cell>
        </table:table-row>
        <table:table-row table:style-name="ro1">
          <table:table-cell office:value-type="float" office:value="76.8216" calcext:value-type="float">
            <text:p>76.8216</text:p>
          </table:table-cell>
          <table:table-cell office:value-type="float" office:value="295.155" calcext:value-type="float">
            <text:p>295.155</text:p>
          </table:table-cell>
          <table:table-cell office:value-type="float" office:value="42.8692" calcext:value-type="float">
            <text:p>42.8692</text:p>
          </table:table-cell>
          <table:table-cell office:value-type="float" office:value="77.9688" calcext:value-type="float">
            <text:p>77.9688</text:p>
          </table:table-cell>
          <table:table-cell office:value-type="float" office:value="283.014" calcext:value-type="float">
            <text:p>283.014</text:p>
          </table:table-cell>
          <table:table-cell office:value-type="float" office:value="43.9744" calcext:value-type="float">
            <text:p>43.9744</text:p>
          </table:table-cell>
          <table:table-cell/>
          <table:table-cell table:formula="of:=([.D502]-[.A502])/0.0166667" office:value-type="float" office:value="68.8318623362752" calcext:value-type="float">
            <text:p>68.8318623362752</text:p>
          </table:table-cell>
          <table:table-cell table:formula="of:=ABS([.E502]-[.B502])/0.0166667" office:value-type="float" office:value="728.458543082912" calcext:value-type="float">
            <text:p>728.458543082912</text:p>
          </table:table-cell>
          <table:table-cell table:formula="of:=([.F502]-[.C502])/0.0166667" office:value-type="float" office:value="66.3118673762655" calcext:value-type="float">
            <text:p>66.3118673762655</text:p>
          </table:table-cell>
          <table:table-cell table:formula="of:=DEGREES(ATAN(ABS([.F502]-[.C502])/ABS([.E502]-[.B502])))" office:value-type="float" office:value="5.20132195553831" calcext:value-type="float">
            <text:p>5.20132195553831</text:p>
          </table:table-cell>
          <table:table-cell table:formula="of:=SQRT(POWER([.H502];2)+POWER([.I502];2)+POWER([.J502];2))" office:value-type="float" office:value="734.701938215822" calcext:value-type="float">
            <text:p>734.701938215822</text:p>
          </table:table-cell>
        </table:table-row>
        <table:table-row table:style-name="ro1">
          <table:table-cell office:value-type="float" office:value="76.2867" calcext:value-type="float">
            <text:p>76.2867</text:p>
          </table:table-cell>
          <table:table-cell office:value-type="float" office:value="293.707" calcext:value-type="float">
            <text:p>293.707</text:p>
          </table:table-cell>
          <table:table-cell office:value-type="float" office:value="43.0971" calcext:value-type="float">
            <text:p>43.0971</text:p>
          </table:table-cell>
          <table:table-cell office:value-type="float" office:value="76.9508" calcext:value-type="float">
            <text:p>76.9508</text:p>
          </table:table-cell>
          <table:table-cell office:value-type="float" office:value="282.884" calcext:value-type="float">
            <text:p>282.884</text:p>
          </table:table-cell>
          <table:table-cell office:value-type="float" office:value="44.2555" calcext:value-type="float">
            <text:p>44.2555</text:p>
          </table:table-cell>
          <table:table-cell/>
          <table:table-cell table:formula="of:=([.D503]-[.A503])/0.0166667" office:value-type="float" office:value="39.8459203081597" calcext:value-type="float">
            <text:p>39.8459203081597</text:p>
          </table:table-cell>
          <table:table-cell table:formula="of:=ABS([.E503]-[.B503])/0.0166667" office:value-type="float" office:value="649.378701242596" calcext:value-type="float">
            <text:p>649.378701242596</text:p>
          </table:table-cell>
          <table:table-cell table:formula="of:=([.F503]-[.C503])/0.0166667" office:value-type="float" office:value="69.503860992278" calcext:value-type="float">
            <text:p>69.503860992278</text:p>
          </table:table-cell>
          <table:table-cell table:formula="of:=DEGREES(ATAN(ABS([.F503]-[.C503])/ABS([.E503]-[.B503])))" office:value-type="float" office:value="6.10918553681225" calcext:value-type="float">
            <text:p>6.10918553681225</text:p>
          </table:table-cell>
          <table:table-cell table:formula="of:=SQRT(POWER([.H503];2)+POWER([.I503];2)+POWER([.J503];2))" office:value-type="float" office:value="654.302056916803" calcext:value-type="float">
            <text:p>654.302056916803</text:p>
          </table:table-cell>
        </table:table-row>
        <table:table-row table:style-name="ro1">
          <table:table-cell office:value-type="float" office:value="75.8004" calcext:value-type="float">
            <text:p>75.8004</text:p>
          </table:table-cell>
          <table:table-cell office:value-type="float" office:value="297.811" calcext:value-type="float">
            <text:p>297.811</text:p>
          </table:table-cell>
          <table:table-cell office:value-type="float" office:value="42.9884" calcext:value-type="float">
            <text:p>42.9884</text:p>
          </table:table-cell>
          <table:table-cell office:value-type="float" office:value="76.4812" calcext:value-type="float">
            <text:p>76.4812</text:p>
          </table:table-cell>
          <table:table-cell office:value-type="float" office:value="286.745" calcext:value-type="float">
            <text:p>286.745</text:p>
          </table:table-cell>
          <table:table-cell office:value-type="float" office:value="44.4216" calcext:value-type="float">
            <text:p>44.4216</text:p>
          </table:table-cell>
          <table:table-cell/>
          <table:table-cell table:formula="of:=([.D504]-[.A504])/0.0166667" office:value-type="float" office:value="40.8479183041637" calcext:value-type="float">
            <text:p>40.8479183041637</text:p>
          </table:table-cell>
          <table:table-cell table:formula="of:=ABS([.E504]-[.B504])/0.0166667" office:value-type="float" office:value="663.958672082654" calcext:value-type="float">
            <text:p>663.958672082654</text:p>
          </table:table-cell>
          <table:table-cell table:formula="of:=([.F504]-[.C504])/0.0166667" office:value-type="float" office:value="85.9918280163439" calcext:value-type="float">
            <text:p>85.9918280163439</text:p>
          </table:table-cell>
          <table:table-cell table:formula="of:=DEGREES(ATAN(ABS([.F504]-[.C504])/ABS([.E504]-[.B504])))" office:value-type="float" office:value="7.37951765518936" calcext:value-type="float">
            <text:p>7.37951765518936</text:p>
          </table:table-cell>
          <table:table-cell table:formula="of:=SQRT(POWER([.H504];2)+POWER([.I504];2)+POWER([.J504];2))" office:value-type="float" office:value="670.749032909581" calcext:value-type="float">
            <text:p>670.749032909581</text:p>
          </table:table-cell>
        </table:table-row>
        <table:table-row table:style-name="ro1">
          <table:table-cell office:value-type="float" office:value="76.7374" calcext:value-type="float">
            <text:p>76.7374</text:p>
          </table:table-cell>
          <table:table-cell office:value-type="float" office:value="287" calcext:value-type="float">
            <text:p>287</text:p>
          </table:table-cell>
          <table:table-cell office:value-type="float" office:value="43.3649" calcext:value-type="float">
            <text:p>43.3649</text:p>
          </table:table-cell>
          <table:table-cell office:value-type="float" office:value="77.1461" calcext:value-type="float">
            <text:p>77.1461</text:p>
          </table:table-cell>
          <table:table-cell office:value-type="float" office:value="277.816" calcext:value-type="float">
            <text:p>277.816</text:p>
          </table:table-cell>
          <table:table-cell office:value-type="float" office:value="44.0441" calcext:value-type="float">
            <text:p>44.0441</text:p>
          </table:table-cell>
          <table:table-cell/>
          <table:table-cell table:formula="of:=([.D505]-[.A505])/0.0166667" office:value-type="float" office:value="24.5219509560987" calcext:value-type="float">
            <text:p>24.5219509560987</text:p>
          </table:table-cell>
          <table:table-cell table:formula="of:=ABS([.E505]-[.B505])/0.0166667" office:value-type="float" office:value="551.038897922206" calcext:value-type="float">
            <text:p>551.038897922206</text:p>
          </table:table-cell>
          <table:table-cell table:formula="of:=([.F505]-[.C505])/0.0166667" office:value-type="float" office:value="40.7519184961631" calcext:value-type="float">
            <text:p>40.7519184961631</text:p>
          </table:table-cell>
          <table:table-cell table:formula="of:=DEGREES(ATAN(ABS([.F505]-[.C505])/ABS([.E505]-[.B505])))" office:value-type="float" office:value="4.22959265108887" calcext:value-type="float">
            <text:p>4.22959265108887</text:p>
          </table:table-cell>
          <table:table-cell table:formula="of:=SQRT(POWER([.H505];2)+POWER([.I505];2)+POWER([.J505];2))" office:value-type="float" office:value="553.087616895488" calcext:value-type="float">
            <text:p>553.087616895488</text:p>
          </table:table-cell>
        </table:table-row>
        <table:table-row table:style-name="ro1">
          <table:table-cell office:value-type="float" office:value="76.5072" calcext:value-type="float">
            <text:p>76.5072</text:p>
          </table:table-cell>
          <table:table-cell office:value-type="float" office:value="289.551" calcext:value-type="float">
            <text:p>289.551</text:p>
          </table:table-cell>
          <table:table-cell office:value-type="float" office:value="43.7355" calcext:value-type="float">
            <text:p>43.7355</text:p>
          </table:table-cell>
          <table:table-cell office:value-type="float" office:value="77.4128" calcext:value-type="float">
            <text:p>77.4128</text:p>
          </table:table-cell>
          <table:table-cell office:value-type="float" office:value="278.938" calcext:value-type="float">
            <text:p>278.938</text:p>
          </table:table-cell>
          <table:table-cell office:value-type="float" office:value="44.8637" calcext:value-type="float">
            <text:p>44.8637</text:p>
          </table:table-cell>
          <table:table-cell/>
          <table:table-cell table:formula="of:=([.D506]-[.A506])/0.0166667" office:value-type="float" office:value="54.3358913282178" calcext:value-type="float">
            <text:p>54.3358913282178</text:p>
          </table:table-cell>
          <table:table-cell table:formula="of:=ABS([.E506]-[.B506])/0.0166667" office:value-type="float" office:value="636.778726442547" calcext:value-type="float">
            <text:p>636.778726442547</text:p>
          </table:table-cell>
          <table:table-cell table:formula="of:=([.F506]-[.C506])/0.0166667" office:value-type="float" office:value="67.6918646162708" calcext:value-type="float">
            <text:p>67.6918646162708</text:p>
          </table:table-cell>
          <table:table-cell table:formula="of:=DEGREES(ATAN(ABS([.F506]-[.C506])/ABS([.E506]-[.B506])))" office:value-type="float" office:value="6.0679586296906" calcext:value-type="float">
            <text:p>6.0679586296906</text:p>
          </table:table-cell>
          <table:table-cell table:formula="of:=SQRT(POWER([.H506];2)+POWER([.I506];2)+POWER([.J506];2))" office:value-type="float" office:value="642.667662226326" calcext:value-type="float">
            <text:p>642.667662226326</text:p>
          </table:table-cell>
        </table:table-row>
        <table:table-row table:style-name="ro1">
          <table:table-cell office:value-type="float" office:value="76.7933" calcext:value-type="float">
            <text:p>76.7933</text:p>
          </table:table-cell>
          <table:table-cell office:value-type="float" office:value="292.349" calcext:value-type="float">
            <text:p>292.349</text:p>
          </table:table-cell>
          <table:table-cell office:value-type="float" office:value="43.3017" calcext:value-type="float">
            <text:p>43.3017</text:p>
          </table:table-cell>
          <table:table-cell office:value-type="float" office:value="77.6976" calcext:value-type="float">
            <text:p>77.6976</text:p>
          </table:table-cell>
          <table:table-cell office:value-type="float" office:value="281.61" calcext:value-type="float">
            <text:p>281.61</text:p>
          </table:table-cell>
          <table:table-cell office:value-type="float" office:value="44.4464" calcext:value-type="float">
            <text:p>44.4464</text:p>
          </table:table-cell>
          <table:table-cell/>
          <table:table-cell table:formula="of:=([.D507]-[.A507])/0.0166667" office:value-type="float" office:value="54.2578914842166" calcext:value-type="float">
            <text:p>54.2578914842166</text:p>
          </table:table-cell>
          <table:table-cell table:formula="of:=ABS([.E507]-[.B507])/0.0166667" office:value-type="float" office:value="644.338711322576" calcext:value-type="float">
            <text:p>644.338711322576</text:p>
          </table:table-cell>
          <table:table-cell table:formula="of:=([.F507]-[.C507])/0.0166667" office:value-type="float" office:value="68.6818626362747" calcext:value-type="float">
            <text:p>68.6818626362747</text:p>
          </table:table-cell>
          <table:table-cell table:formula="of:=DEGREES(ATAN(ABS([.F507]-[.C507])/ABS([.E507]-[.B507])))" office:value-type="float" office:value="6.08434306740968" calcext:value-type="float">
            <text:p>6.08434306740968</text:p>
          </table:table-cell>
          <table:table-cell table:formula="of:=SQRT(POWER([.H507];2)+POWER([.I507];2)+POWER([.J507];2))" office:value-type="float" office:value="650.25648166884" calcext:value-type="float">
            <text:p>650.25648166884</text:p>
          </table:table-cell>
        </table:table-row>
        <table:table-row table:style-name="ro1">
          <table:table-cell office:value-type="float" office:value="77.2354" calcext:value-type="float">
            <text:p>77.2354</text:p>
          </table:table-cell>
          <table:table-cell office:value-type="float" office:value="285.505" calcext:value-type="float">
            <text:p>285.505</text:p>
          </table:table-cell>
          <table:table-cell office:value-type="float" office:value="44.3521" calcext:value-type="float">
            <text:p>44.3521</text:p>
          </table:table-cell>
          <table:table-cell office:value-type="float" office:value="77.8837" calcext:value-type="float">
            <text:p>77.8837</text:p>
          </table:table-cell>
          <table:table-cell office:value-type="float" office:value="276.398" calcext:value-type="float">
            <text:p>276.398</text:p>
          </table:table-cell>
          <table:table-cell office:value-type="float" office:value="45.0054" calcext:value-type="float">
            <text:p>45.0054</text:p>
          </table:table-cell>
          <table:table-cell/>
          <table:table-cell table:formula="of:=([.D508]-[.A508])/0.0166667" office:value-type="float" office:value="38.897922204156" calcext:value-type="float">
            <text:p>38.897922204156</text:p>
          </table:table-cell>
          <table:table-cell table:formula="of:=ABS([.E508]-[.B508])/0.0166667" office:value-type="float" office:value="546.418907162184" calcext:value-type="float">
            <text:p>546.418907162184</text:p>
          </table:table-cell>
          <table:table-cell table:formula="of:=([.F508]-[.C508])/0.0166667" office:value-type="float" office:value="39.1979216041569" calcext:value-type="float">
            <text:p>39.1979216041569</text:p>
          </table:table-cell>
          <table:table-cell table:formula="of:=DEGREES(ATAN(ABS([.F508]-[.C508])/ABS([.E508]-[.B508])))" office:value-type="float" office:value="4.10314289548728" calcext:value-type="float">
            <text:p>4.10314289548728</text:p>
          </table:table-cell>
          <table:table-cell table:formula="of:=SQRT(POWER([.H508];2)+POWER([.I508];2)+POWER([.J508];2))" office:value-type="float" office:value="549.202282874172" calcext:value-type="float">
            <text:p>549.202282874172</text:p>
          </table:table-cell>
        </table:table-row>
        <table:table-row table:style-name="ro1">
          <table:table-cell office:value-type="float" office:value="76.9796" calcext:value-type="float">
            <text:p>76.9796</text:p>
          </table:table-cell>
          <table:table-cell office:value-type="float" office:value="285.593" calcext:value-type="float">
            <text:p>285.593</text:p>
          </table:table-cell>
          <table:table-cell office:value-type="float" office:value="43.8348" calcext:value-type="float">
            <text:p>43.8348</text:p>
          </table:table-cell>
          <table:table-cell office:value-type="float" office:value="77.8676" calcext:value-type="float">
            <text:p>77.8676</text:p>
          </table:table-cell>
          <table:table-cell office:value-type="float" office:value="275.204" calcext:value-type="float">
            <text:p>275.204</text:p>
          </table:table-cell>
          <table:table-cell office:value-type="float" office:value="44.6964" calcext:value-type="float">
            <text:p>44.6964</text:p>
          </table:table-cell>
          <table:table-cell/>
          <table:table-cell table:formula="of:=([.D509]-[.A509])/0.0166667" office:value-type="float" office:value="53.2798934402126" calcext:value-type="float">
            <text:p>53.2798934402126</text:p>
          </table:table-cell>
          <table:table-cell table:formula="of:=ABS([.E509]-[.B509])/0.0166667" office:value-type="float" office:value="623.338753322494" calcext:value-type="float">
            <text:p>623.338753322494</text:p>
          </table:table-cell>
          <table:table-cell table:formula="of:=([.F509]-[.C509])/0.0166667" office:value-type="float" office:value="51.6958966082065" calcext:value-type="float">
            <text:p>51.6958966082065</text:p>
          </table:table-cell>
          <table:table-cell table:formula="of:=DEGREES(ATAN(ABS([.F509]-[.C509])/ABS([.E509]-[.B509])))" office:value-type="float" office:value="4.74091135724257" calcext:value-type="float">
            <text:p>4.74091135724257</text:p>
          </table:table-cell>
          <table:table-cell table:formula="of:=SQRT(POWER([.H509];2)+POWER([.I509];2)+POWER([.J509];2))" office:value-type="float" office:value="627.743908106457" calcext:value-type="float">
            <text:p>627.743908106457</text:p>
          </table:table-cell>
        </table:table-row>
        <table:table-row table:style-name="ro1">
          <table:table-cell office:value-type="float" office:value="76.5073" calcext:value-type="float">
            <text:p>76.5073</text:p>
          </table:table-cell>
          <table:table-cell office:value-type="float" office:value="289.556" calcext:value-type="float">
            <text:p>289.556</text:p>
          </table:table-cell>
          <table:table-cell office:value-type="float" office:value="43.7347" calcext:value-type="float">
            <text:p>43.7347</text:p>
          </table:table-cell>
          <table:table-cell office:value-type="float" office:value="77.1606" calcext:value-type="float">
            <text:p>77.1606</text:p>
          </table:table-cell>
          <table:table-cell office:value-type="float" office:value="279.019" calcext:value-type="float">
            <text:p>279.019</text:p>
          </table:table-cell>
          <table:table-cell office:value-type="float" office:value="44.3543" calcext:value-type="float">
            <text:p>44.3543</text:p>
          </table:table-cell>
          <table:table-cell/>
          <table:table-cell table:formula="of:=([.D510]-[.A510])/0.0166667" office:value-type="float" office:value="39.1979216041569" calcext:value-type="float">
            <text:p>39.1979216041569</text:p>
          </table:table-cell>
          <table:table-cell table:formula="of:=ABS([.E510]-[.B510])/0.0166667" office:value-type="float" office:value="632.218735562528" calcext:value-type="float">
            <text:p>632.218735562528</text:p>
          </table:table-cell>
          <table:table-cell table:formula="of:=([.F510]-[.C510])/0.0166667" office:value-type="float" office:value="37.175925648149" calcext:value-type="float">
            <text:p>37.175925648149</text:p>
          </table:table-cell>
          <table:table-cell table:formula="of:=DEGREES(ATAN(ABS([.F510]-[.C510])/ABS([.E510]-[.B510])))" office:value-type="float" office:value="3.36524939412305" calcext:value-type="float">
            <text:p>3.36524939412305</text:p>
          </table:table-cell>
          <table:table-cell table:formula="of:=SQRT(POWER([.H510];2)+POWER([.I510];2)+POWER([.J510];2))" office:value-type="float" office:value="634.522699438061" calcext:value-type="float">
            <text:p>634.522699438061</text:p>
          </table:table-cell>
        </table:table-row>
        <table:table-row table:style-name="ro1">
          <table:table-cell office:value-type="float" office:value="77.2659" calcext:value-type="float">
            <text:p>77.2659</text:p>
          </table:table-cell>
          <table:table-cell office:value-type="float" office:value="288.237" calcext:value-type="float">
            <text:p>288.237</text:p>
          </table:table-cell>
          <table:table-cell office:value-type="float" office:value="43.931" calcext:value-type="float">
            <text:p>43.931</text:p>
          </table:table-cell>
          <table:table-cell office:value-type="float" office:value="78.1522" calcext:value-type="float">
            <text:p>78.1522</text:p>
          </table:table-cell>
          <table:table-cell office:value-type="float" office:value="277.734" calcext:value-type="float">
            <text:p>277.734</text:p>
          </table:table-cell>
          <table:table-cell office:value-type="float" office:value="44.7949" calcext:value-type="float">
            <text:p>44.7949</text:p>
          </table:table-cell>
          <table:table-cell/>
          <table:table-cell table:formula="of:=([.D511]-[.A511])/0.0166667" office:value-type="float" office:value="53.1778936442122" calcext:value-type="float">
            <text:p>53.1778936442122</text:p>
          </table:table-cell>
          <table:table-cell table:formula="of:=ABS([.E511]-[.B511])/0.0166667" office:value-type="float" office:value="630.178739642523" calcext:value-type="float">
            <text:p>630.178739642523</text:p>
          </table:table-cell>
          <table:table-cell table:formula="of:=([.F511]-[.C511])/0.0166667" office:value-type="float" office:value="51.8338963322074" calcext:value-type="float">
            <text:p>51.8338963322074</text:p>
          </table:table-cell>
          <table:table-cell table:formula="of:=DEGREES(ATAN(ABS([.F511]-[.C511])/ABS([.E511]-[.B511])))" office:value-type="float" office:value="4.70214690488935" calcext:value-type="float">
            <text:p>4.70214690488935</text:p>
          </table:table-cell>
          <table:table-cell table:formula="of:=SQRT(POWER([.H511];2)+POWER([.I511];2)+POWER([.J511];2))" office:value-type="float" office:value="634.539112331819" calcext:value-type="float">
            <text:p>634.539112331819</text:p>
          </table:table-cell>
        </table:table-row>
        <table:table-row table:style-name="ro1">
          <table:table-cell office:value-type="float" office:value="76.2744" calcext:value-type="float">
            <text:p>76.2744</text:p>
          </table:table-cell>
          <table:table-cell office:value-type="float" office:value="292.251" calcext:value-type="float">
            <text:p>292.251</text:p>
          </table:table-cell>
          <table:table-cell office:value-type="float" office:value="43.5782" calcext:value-type="float">
            <text:p>43.5782</text:p>
          </table:table-cell>
          <table:table-cell office:value-type="float" office:value="77.1752" calcext:value-type="float">
            <text:p>77.1752</text:p>
          </table:table-cell>
          <table:table-cell office:value-type="float" office:value="280.183" calcext:value-type="float">
            <text:p>280.183</text:p>
          </table:table-cell>
          <table:table-cell office:value-type="float" office:value="44.9228" calcext:value-type="float">
            <text:p>44.9228</text:p>
          </table:table-cell>
          <table:table-cell/>
          <table:table-cell table:formula="of:=([.D512]-[.A512])/0.0166667" office:value-type="float" office:value="54.0478919042164" calcext:value-type="float">
            <text:p>54.0478919042164</text:p>
          </table:table-cell>
          <table:table-cell table:formula="of:=ABS([.E512]-[.B512])/0.0166667" office:value-type="float" office:value="724.078551842895" calcext:value-type="float">
            <text:p>724.078551842895</text:p>
          </table:table-cell>
          <table:table-cell table:formula="of:=([.F512]-[.C512])/0.0166667" office:value-type="float" office:value="80.6758386483227" calcext:value-type="float">
            <text:p>80.6758386483227</text:p>
          </table:table-cell>
          <table:table-cell table:formula="of:=DEGREES(ATAN(ABS([.F512]-[.C512])/ABS([.E512]-[.B512])))" office:value-type="float" office:value="6.35759569416659" calcext:value-type="float">
            <text:p>6.35759569416659</text:p>
          </table:table-cell>
          <table:table-cell table:formula="of:=SQRT(POWER([.H512];2)+POWER([.I512];2)+POWER([.J512];2))" office:value-type="float" office:value="730.561095870704" calcext:value-type="float">
            <text:p>730.561095870704</text:p>
          </table:table-cell>
        </table:table-row>
        <table:table-row table:style-name="ro1">
          <table:table-cell office:value-type="float" office:value="76.4675" calcext:value-type="float">
            <text:p>76.4675</text:p>
          </table:table-cell>
          <table:table-cell office:value-type="float" office:value="285.661" calcext:value-type="float">
            <text:p>285.661</text:p>
          </table:table-cell>
          <table:table-cell office:value-type="float" office:value="43.3226" calcext:value-type="float">
            <text:p>43.3226</text:p>
          </table:table-cell>
          <table:table-cell office:value-type="float" office:value="76.8802" calcext:value-type="float">
            <text:p>76.8802</text:p>
          </table:table-cell>
          <table:table-cell office:value-type="float" office:value="276.575" calcext:value-type="float">
            <text:p>276.575</text:p>
          </table:table-cell>
          <table:table-cell office:value-type="float" office:value="43.7445" calcext:value-type="float">
            <text:p>43.7445</text:p>
          </table:table-cell>
          <table:table-cell/>
          <table:table-cell table:formula="of:=([.D513]-[.A513])/0.0166667" office:value-type="float" office:value="24.7619504760991" calcext:value-type="float">
            <text:p>24.7619504760991</text:p>
          </table:table-cell>
          <table:table-cell table:formula="of:=ABS([.E513]-[.B513])/0.0166667" office:value-type="float" office:value="545.158909682181" calcext:value-type="float">
            <text:p>545.158909682181</text:p>
          </table:table-cell>
          <table:table-cell table:formula="of:=([.F513]-[.C513])/0.0166667" office:value-type="float" office:value="25.3139493721013" calcext:value-type="float">
            <text:p>25.3139493721013</text:p>
          </table:table-cell>
          <table:table-cell table:formula="of:=DEGREES(ATAN(ABS([.F513]-[.C513])/ABS([.E513]-[.B513])))" office:value-type="float" office:value="2.65856685347906" calcext:value-type="float">
            <text:p>2.65856685347906</text:p>
          </table:table-cell>
          <table:table-cell table:formula="of:=SQRT(POWER([.H513];2)+POWER([.I513];2)+POWER([.J513];2))" office:value-type="float" office:value="546.307776834688" calcext:value-type="float">
            <text:p>546.307776834688</text:p>
          </table:table-cell>
        </table:table-row>
        <table:table-row table:style-name="ro1">
          <table:table-cell office:value-type="float" office:value="76.9652" calcext:value-type="float">
            <text:p>76.9652</text:p>
          </table:table-cell>
          <table:table-cell office:value-type="float" office:value="284.294" calcext:value-type="float">
            <text:p>284.294</text:p>
          </table:table-cell>
          <table:table-cell office:value-type="float" office:value="43.7842" calcext:value-type="float">
            <text:p>43.7842</text:p>
          </table:table-cell>
          <table:table-cell office:value-type="float" office:value="77.6015" calcext:value-type="float">
            <text:p>77.6015</text:p>
          </table:table-cell>
          <table:table-cell office:value-type="float" office:value="273.936" calcext:value-type="float">
            <text:p>273.936</text:p>
          </table:table-cell>
          <table:table-cell office:value-type="float" office:value="44.6506" calcext:value-type="float">
            <text:p>44.6506</text:p>
          </table:table-cell>
          <table:table-cell/>
          <table:table-cell table:formula="of:=([.D514]-[.A514])/0.0166667" office:value-type="float" office:value="38.1779236441531" calcext:value-type="float">
            <text:p>38.1779236441531</text:p>
          </table:table-cell>
          <table:table-cell table:formula="of:=ABS([.E514]-[.B514])/0.0166667" office:value-type="float" office:value="621.478757042486" calcext:value-type="float">
            <text:p>621.478757042486</text:p>
          </table:table-cell>
          <table:table-cell table:formula="of:=([.F514]-[.C514])/0.0166667" office:value-type="float" office:value="51.9838960322079" calcext:value-type="float">
            <text:p>51.9838960322079</text:p>
          </table:table-cell>
          <table:table-cell table:formula="of:=DEGREES(ATAN(ABS([.F514]-[.C514])/ABS([.E514]-[.B514])))" office:value-type="float" office:value="4.78140322433288" calcext:value-type="float">
            <text:p>4.78140322433288</text:p>
          </table:table-cell>
          <table:table-cell table:formula="of:=SQRT(POWER([.H514];2)+POWER([.I514];2)+POWER([.J514];2))" office:value-type="float" office:value="624.816552882156" calcext:value-type="float">
            <text:p>624.816552882156</text:p>
          </table:table-cell>
        </table:table-row>
        <table:table-row table:style-name="ro1">
          <table:table-cell office:value-type="float" office:value="76.7513" calcext:value-type="float">
            <text:p>76.7513</text:p>
          </table:table-cell>
          <table:table-cell office:value-type="float" office:value="288.25" calcext:value-type="float">
            <text:p>288.25</text:p>
          </table:table-cell>
          <table:table-cell office:value-type="float" office:value="43.6792" calcext:value-type="float">
            <text:p>43.6792</text:p>
          </table:table-cell>
          <table:table-cell office:value-type="float" office:value="77.3975" calcext:value-type="float">
            <text:p>77.3975</text:p>
          </table:table-cell>
          <table:table-cell office:value-type="float" office:value="277.721" calcext:value-type="float">
            <text:p>277.721</text:p>
          </table:table-cell>
          <table:table-cell office:value-type="float" office:value="44.555" calcext:value-type="float">
            <text:p>44.555</text:p>
          </table:table-cell>
          <table:table-cell/>
          <table:table-cell table:formula="of:=([.D515]-[.A515])/0.0166667" office:value-type="float" office:value="38.7719224561547" calcext:value-type="float">
            <text:p>38.7719224561547</text:p>
          </table:table-cell>
          <table:table-cell table:formula="of:=ABS([.E515]-[.B515])/0.0166667" office:value-type="float" office:value="631.738736522527" calcext:value-type="float">
            <text:p>631.738736522527</text:p>
          </table:table-cell>
          <table:table-cell table:formula="of:=([.F515]-[.C515])/0.0166667" office:value-type="float" office:value="52.5478949042101" calcext:value-type="float">
            <text:p>52.5478949042101</text:p>
          </table:table-cell>
          <table:table-cell table:formula="of:=DEGREES(ATAN(ABS([.F515]-[.C515])/ABS([.E515]-[.B515])))" office:value-type="float" office:value="4.7549048182704" calcext:value-type="float">
            <text:p>4.7549048182704</text:p>
          </table:table-cell>
          <table:table-cell table:formula="of:=SQRT(POWER([.H515];2)+POWER([.I515];2)+POWER([.J515];2))" office:value-type="float" office:value="635.105010571392" calcext:value-type="float">
            <text:p>635.105010571392</text:p>
          </table:table-cell>
        </table:table-row>
        <table:table-row table:style-name="ro1">
          <table:table-cell office:value-type="float" office:value="77.4917" calcext:value-type="float">
            <text:p>77.4917</text:p>
          </table:table-cell>
          <table:table-cell office:value-type="float" office:value="285.695" calcext:value-type="float">
            <text:p>285.695</text:p>
          </table:table-cell>
          <table:table-cell office:value-type="float" office:value="43.5612" calcext:value-type="float">
            <text:p>43.5612</text:p>
          </table:table-cell>
          <table:table-cell office:value-type="float" office:value="78.6008" calcext:value-type="float">
            <text:p>78.6008</text:p>
          </table:table-cell>
          <table:table-cell office:value-type="float" office:value="274.066" calcext:value-type="float">
            <text:p>274.066</text:p>
          </table:table-cell>
          <table:table-cell office:value-type="float" office:value="44.3739" calcext:value-type="float">
            <text:p>44.3739</text:p>
          </table:table-cell>
          <table:table-cell/>
          <table:table-cell table:formula="of:=([.D516]-[.A516])/0.0166667" office:value-type="float" office:value="66.5458669082669" calcext:value-type="float">
            <text:p>66.5458669082669</text:p>
          </table:table-cell>
          <table:table-cell table:formula="of:=ABS([.E516]-[.B516])/0.0166667" office:value-type="float" office:value="697.738604522792" calcext:value-type="float">
            <text:p>697.738604522792</text:p>
          </table:table-cell>
          <table:table-cell table:formula="of:=([.F516]-[.C516])/0.0166667" office:value-type="float" office:value="48.761902476195" calcext:value-type="float">
            <text:p>48.761902476195</text:p>
          </table:table-cell>
          <table:table-cell table:formula="of:=DEGREES(ATAN(ABS([.F516]-[.C516])/ABS([.E516]-[.B516])))" office:value-type="float" office:value="3.99765196601731" calcext:value-type="float">
            <text:p>3.99765196601731</text:p>
          </table:table-cell>
          <table:table-cell table:formula="of:=SQRT(POWER([.H516];2)+POWER([.I516];2)+POWER([.J516];2))" office:value-type="float" office:value="702.598915297401" calcext:value-type="float">
            <text:p>702.598915297401</text:p>
          </table:table-cell>
        </table:table-row>
        <table:table-row table:style-name="ro1">
          <table:table-cell office:value-type="float" office:value="75.7773" calcext:value-type="float">
            <text:p>75.7773</text:p>
          </table:table-cell>
          <table:table-cell office:value-type="float" office:value="295.084" calcext:value-type="float">
            <text:p>295.084</text:p>
          </table:table-cell>
          <table:table-cell office:value-type="float" office:value="42.8897" calcext:value-type="float">
            <text:p>42.8897</text:p>
          </table:table-cell>
          <table:table-cell office:value-type="float" office:value="76.4418" calcext:value-type="float">
            <text:p>76.4418</text:p>
          </table:table-cell>
          <table:table-cell office:value-type="float" office:value="282.898" calcext:value-type="float">
            <text:p>282.898</text:p>
          </table:table-cell>
          <table:table-cell office:value-type="float" office:value="44.0064" calcext:value-type="float">
            <text:p>44.0064</text:p>
          </table:table-cell>
          <table:table-cell/>
          <table:table-cell table:formula="of:=([.D517]-[.A517])/0.0166667" office:value-type="float" office:value="39.8699202601597" calcext:value-type="float">
            <text:p>39.8699202601597</text:p>
          </table:table-cell>
          <table:table-cell table:formula="of:=ABS([.E517]-[.B517])/0.0166667" office:value-type="float" office:value="731.158537682923" calcext:value-type="float">
            <text:p>731.158537682923</text:p>
          </table:table-cell>
          <table:table-cell table:formula="of:=([.F517]-[.C517])/0.0166667" office:value-type="float" office:value="67.0018659962681" calcext:value-type="float">
            <text:p>67.0018659962681</text:p>
          </table:table-cell>
          <table:table-cell table:formula="of:=DEGREES(ATAN(ABS([.F517]-[.C517])/ABS([.E517]-[.B517])))" office:value-type="float" office:value="5.23584415531055" calcext:value-type="float">
            <text:p>5.23584415531055</text:p>
          </table:table-cell>
          <table:table-cell table:formula="of:=SQRT(POWER([.H517];2)+POWER([.I517];2)+POWER([.J517];2))" office:value-type="float" office:value="735.303792874186" calcext:value-type="float">
            <text:p>735.303792874186</text:p>
          </table:table-cell>
        </table:table-row>
        <table:table-row table:style-name="ro1">
          <table:table-cell office:value-type="float" office:value="76.7793" calcext:value-type="float">
            <text:p>76.7793</text:p>
          </table:table-cell>
          <table:table-cell office:value-type="float" office:value="290.902" calcext:value-type="float">
            <text:p>290.902</text:p>
          </table:table-cell>
          <table:table-cell office:value-type="float" office:value="43.7806" calcext:value-type="float">
            <text:p>43.7806</text:p>
          </table:table-cell>
          <table:table-cell office:value-type="float" office:value="77.6976" calcext:value-type="float">
            <text:p>77.6976</text:p>
          </table:table-cell>
          <table:table-cell office:value-type="float" office:value="281.61" calcext:value-type="float">
            <text:p>281.61</text:p>
          </table:table-cell>
          <table:table-cell office:value-type="float" office:value="44.4464" calcext:value-type="float">
            <text:p>44.4464</text:p>
          </table:table-cell>
          <table:table-cell/>
          <table:table-cell table:formula="of:=([.D518]-[.A518])/0.0166667" office:value-type="float" office:value="55.0978898042197" calcext:value-type="float">
            <text:p>55.0978898042197</text:p>
          </table:table-cell>
          <table:table-cell table:formula="of:=ABS([.E518]-[.B518])/0.0166667" office:value-type="float" office:value="557.518884962229" calcext:value-type="float">
            <text:p>557.518884962229</text:p>
          </table:table-cell>
          <table:table-cell table:formula="of:=([.F518]-[.C518])/0.0166667" office:value-type="float" office:value="39.9479201041596" calcext:value-type="float">
            <text:p>39.9479201041596</text:p>
          </table:table-cell>
          <table:table-cell table:formula="of:=DEGREES(ATAN(ABS([.F518]-[.C518])/ABS([.E518]-[.B518])))" office:value-type="float" office:value="4.09841210014124" calcext:value-type="float">
            <text:p>4.09841210014124</text:p>
          </table:table-cell>
          <table:table-cell table:formula="of:=SQRT(POWER([.H518];2)+POWER([.I518];2)+POWER([.J518];2))" office:value-type="float" office:value="561.657298422315" calcext:value-type="float">
            <text:p>561.657298422315</text:p>
          </table:table-cell>
        </table:table-row>
        <table:table-row table:style-name="ro1">
          <table:table-cell office:value-type="float" office:value="76.5472" calcext:value-type="float">
            <text:p>76.5472</text:p>
          </table:table-cell>
          <table:table-cell office:value-type="float" office:value="293.672" calcext:value-type="float">
            <text:p>293.672</text:p>
          </table:table-cell>
          <table:table-cell office:value-type="float" office:value="43.3576" calcext:value-type="float">
            <text:p>43.3576</text:p>
          </table:table-cell>
          <table:table-cell office:value-type="float" office:value="77.6974" calcext:value-type="float">
            <text:p>77.6974</text:p>
          </table:table-cell>
          <table:table-cell office:value-type="float" office:value="281.56" calcext:value-type="float">
            <text:p>281.56</text:p>
          </table:table-cell>
          <table:table-cell office:value-type="float" office:value="44.705" calcext:value-type="float">
            <text:p>44.705</text:p>
          </table:table-cell>
          <table:table-cell/>
          <table:table-cell table:formula="of:=([.D519]-[.A519])/0.0166667" office:value-type="float" office:value="69.0118619762759" calcext:value-type="float">
            <text:p>69.0118619762759</text:p>
          </table:table-cell>
          <table:table-cell table:formula="of:=ABS([.E519]-[.B519])/0.0166667" office:value-type="float" office:value="726.718546562908" calcext:value-type="float">
            <text:p>726.718546562908</text:p>
          </table:table-cell>
          <table:table-cell table:formula="of:=([.F519]-[.C519])/0.0166667" office:value-type="float" office:value="80.8438383123234" calcext:value-type="float">
            <text:p>80.8438383123234</text:p>
          </table:table-cell>
          <table:table-cell table:formula="of:=DEGREES(ATAN(ABS([.F519]-[.C519])/ABS([.E519]-[.B519])))" office:value-type="float" office:value="6.34777196741252" calcext:value-type="float">
            <text:p>6.34777196741252</text:p>
          </table:table-cell>
          <table:table-cell table:formula="of:=SQRT(POWER([.H519];2)+POWER([.I519];2)+POWER([.J519];2))" office:value-type="float" office:value="734.450957658173" calcext:value-type="float">
            <text:p>734.450957658173</text:p>
          </table:table-cell>
        </table:table-row>
        <table:table-row table:style-name="ro1">
          <table:table-cell office:value-type="float" office:value="76.5338" calcext:value-type="float">
            <text:p>76.5338</text:p>
          </table:table-cell>
          <table:table-cell office:value-type="float" office:value="292.27" calcext:value-type="float">
            <text:p>292.27</text:p>
          </table:table-cell>
          <table:table-cell office:value-type="float" office:value="43.5728" calcext:value-type="float">
            <text:p>43.5728</text:p>
          </table:table-cell>
          <table:table-cell office:value-type="float" office:value="77.1751" calcext:value-type="float">
            <text:p>77.1751</text:p>
          </table:table-cell>
          <table:table-cell office:value-type="float" office:value="280.172" calcext:value-type="float">
            <text:p>280.172</text:p>
          </table:table-cell>
          <table:table-cell office:value-type="float" office:value="44.9244" calcext:value-type="float">
            <text:p>44.9244</text:p>
          </table:table-cell>
          <table:table-cell/>
          <table:table-cell table:formula="of:=([.D520]-[.A520])/0.0166667" office:value-type="float" office:value="38.477923044154" calcext:value-type="float">
            <text:p>38.477923044154</text:p>
          </table:table-cell>
          <table:table-cell table:formula="of:=ABS([.E520]-[.B520])/0.0166667" office:value-type="float" office:value="725.878548242901" calcext:value-type="float">
            <text:p>725.878548242901</text:p>
          </table:table-cell>
          <table:table-cell table:formula="of:=([.F520]-[.C520])/0.0166667" office:value-type="float" office:value="81.0958378083243" calcext:value-type="float">
            <text:p>81.0958378083243</text:p>
          </table:table-cell>
          <table:table-cell table:formula="of:=DEGREES(ATAN(ABS([.F520]-[.C520])/ABS([.E520]-[.B520])))" office:value-type="float" office:value="6.37470426568195" calcext:value-type="float">
            <text:p>6.37470426568195</text:p>
          </table:table-cell>
          <table:table-cell table:formula="of:=SQRT(POWER([.H520];2)+POWER([.I520];2)+POWER([.J520];2))" office:value-type="float" office:value="731.407377779885" calcext:value-type="float">
            <text:p>731.407377779885</text:p>
          </table:table-cell>
        </table:table-row>
        <table:table-row table:style-name="ro1">
          <table:table-cell office:value-type="float" office:value="77.0528" calcext:value-type="float">
            <text:p>77.0528</text:p>
          </table:table-cell>
          <table:table-cell office:value-type="float" office:value="292.362" calcext:value-type="float">
            <text:p>292.362</text:p>
          </table:table-cell>
          <table:table-cell office:value-type="float" office:value="43.2973" calcext:value-type="float">
            <text:p>43.2973</text:p>
          </table:table-cell>
          <table:table-cell office:value-type="float" office:value="77.9519" calcext:value-type="float">
            <text:p>77.9519</text:p>
          </table:table-cell>
          <table:table-cell office:value-type="float" office:value="281.729" calcext:value-type="float">
            <text:p>281.729</text:p>
          </table:table-cell>
          <table:table-cell office:value-type="float" office:value="43.9235" calcext:value-type="float">
            <text:p>43.9235</text:p>
          </table:table-cell>
          <table:table-cell/>
          <table:table-cell table:formula="of:=([.D521]-[.A521])/0.0166667" office:value-type="float" office:value="53.9458921082152" calcext:value-type="float">
            <text:p>53.9458921082152</text:p>
          </table:table-cell>
          <table:table-cell table:formula="of:=ABS([.E521]-[.B521])/0.0166667" office:value-type="float" office:value="637.978724042554" calcext:value-type="float">
            <text:p>637.978724042554</text:p>
          </table:table-cell>
          <table:table-cell table:formula="of:=([.F521]-[.C521])/0.0166667" office:value-type="float" office:value="37.5719248561501" calcext:value-type="float">
            <text:p>37.5719248561501</text:p>
          </table:table-cell>
          <table:table-cell table:formula="of:=DEGREES(ATAN(ABS([.F521]-[.C521])/ABS([.E521]-[.B521])))" office:value-type="float" office:value="3.37037752010354" calcext:value-type="float">
            <text:p>3.37037752010354</text:p>
          </table:table-cell>
          <table:table-cell table:formula="of:=SQRT(POWER([.H521];2)+POWER([.I521];2)+POWER([.J521];2))" office:value-type="float" office:value="641.356890618408" calcext:value-type="float">
            <text:p>641.356890618408</text:p>
          </table:table-cell>
        </table:table-row>
        <table:table-row table:style-name="ro1">
          <table:table-cell office:value-type="float" office:value="76.7237" calcext:value-type="float">
            <text:p>76.7237</text:p>
          </table:table-cell>
          <table:table-cell office:value-type="float" office:value="285.573" calcext:value-type="float">
            <text:p>285.573</text:p>
          </table:table-cell>
          <table:table-cell office:value-type="float" office:value="43.8403" calcext:value-type="float">
            <text:p>43.8403</text:p>
          </table:table-cell>
          <table:table-cell office:value-type="float" office:value="77.3517" calcext:value-type="float">
            <text:p>77.3517</text:p>
          </table:table-cell>
          <table:table-cell office:value-type="float" office:value="273.858" calcext:value-type="float">
            <text:p>273.858</text:p>
          </table:table-cell>
          <table:table-cell office:value-type="float" office:value="44.9122" calcext:value-type="float">
            <text:p>44.9122</text:p>
          </table:table-cell>
          <table:table-cell/>
          <table:table-cell table:formula="of:=([.D522]-[.A522])/0.0166667" office:value-type="float" office:value="37.6799246401507" calcext:value-type="float">
            <text:p>37.6799246401507</text:p>
          </table:table-cell>
          <table:table-cell table:formula="of:=ABS([.E522]-[.B522])/0.0166667" office:value-type="float" office:value="702.89859420281" calcext:value-type="float">
            <text:p>702.89859420281</text:p>
          </table:table-cell>
          <table:table-cell table:formula="of:=([.F522]-[.C522])/0.0166667" office:value-type="float" office:value="64.3138713722572" calcext:value-type="float">
            <text:p>64.3138713722572</text:p>
          </table:table-cell>
          <table:table-cell table:formula="of:=DEGREES(ATAN(ABS([.F522]-[.C522])/ABS([.E522]-[.B522])))" office:value-type="float" office:value="5.22789706936122" calcext:value-type="float">
            <text:p>5.22789706936122</text:p>
          </table:table-cell>
          <table:table-cell table:formula="of:=SQRT(POWER([.H522];2)+POWER([.I522];2)+POWER([.J522];2))" office:value-type="float" office:value="706.839787012631" calcext:value-type="float">
            <text:p>706.839787012631</text:p>
          </table:table-cell>
        </table:table-row>
        <table:table-row table:style-name="ro1">
          <table:table-cell office:value-type="float" office:value="76.7934" calcext:value-type="float">
            <text:p>76.7934</text:p>
          </table:table-cell>
          <table:table-cell office:value-type="float" office:value="292.17" calcext:value-type="float">
            <text:p>292.17</text:p>
          </table:table-cell>
          <table:table-cell office:value-type="float" office:value="44.0986" calcext:value-type="float">
            <text:p>44.0986</text:p>
          </table:table-cell>
          <table:table-cell office:value-type="float" office:value="77.6969" calcext:value-type="float">
            <text:p>77.6969</text:p>
          </table:table-cell>
          <table:table-cell office:value-type="float" office:value="281.445" calcext:value-type="float">
            <text:p>281.445</text:p>
          </table:table-cell>
          <table:table-cell office:value-type="float" office:value="45.224" calcext:value-type="float">
            <text:p>45.224</text:p>
          </table:table-cell>
          <table:table-cell/>
          <table:table-cell table:formula="of:=([.D523]-[.A523])/0.0166667" office:value-type="float" office:value="54.2098915802165" calcext:value-type="float">
            <text:p>54.2098915802165</text:p>
          </table:table-cell>
          <table:table-cell table:formula="of:=ABS([.E523]-[.B523])/0.0166667" office:value-type="float" office:value="643.498713002575" calcext:value-type="float">
            <text:p>643.498713002575</text:p>
          </table:table-cell>
          <table:table-cell table:formula="of:=([.F523]-[.C523])/0.0166667" office:value-type="float" office:value="67.5238649522701" calcext:value-type="float">
            <text:p>67.5238649522701</text:p>
          </table:table-cell>
          <table:table-cell table:formula="of:=DEGREES(ATAN(ABS([.F523]-[.C523])/ABS([.E523]-[.B523])))" office:value-type="float" office:value="5.99026201668022" calcext:value-type="float">
            <text:p>5.99026201668022</text:p>
          </table:table-cell>
          <table:table-cell table:formula="of:=SQRT(POWER([.H523];2)+POWER([.I523];2)+POWER([.J523];2))" office:value-type="float" office:value="649.298681901636" calcext:value-type="float">
            <text:p>649.298681901636</text:p>
          </table:table-cell>
        </table:table-row>
        <table:table-row table:style-name="ro1">
          <table:table-cell office:value-type="float" office:value="76.9941" calcext:value-type="float">
            <text:p>76.9941</text:p>
          </table:table-cell>
          <table:table-cell office:value-type="float" office:value="286.899" calcext:value-type="float">
            <text:p>286.899</text:p>
          </table:table-cell>
          <table:table-cell office:value-type="float" office:value="43.8859" calcext:value-type="float">
            <text:p>43.8859</text:p>
          </table:table-cell>
          <table:table-cell office:value-type="float" office:value="77.6332" calcext:value-type="float">
            <text:p>77.6332</text:p>
          </table:table-cell>
          <table:table-cell office:value-type="float" office:value="276.477" calcext:value-type="float">
            <text:p>276.477</text:p>
          </table:table-cell>
          <table:table-cell office:value-type="float" office:value="44.4988" calcext:value-type="float">
            <text:p>44.4988</text:p>
          </table:table-cell>
          <table:table-cell/>
          <table:table-cell table:formula="of:=([.D524]-[.A524])/0.0166667" office:value-type="float" office:value="38.3459233081533" calcext:value-type="float">
            <text:p>38.3459233081533</text:p>
          </table:table-cell>
          <table:table-cell table:formula="of:=ABS([.E524]-[.B524])/0.0166667" office:value-type="float" office:value="625.318749362503" calcext:value-type="float">
            <text:p>625.318749362503</text:p>
          </table:table-cell>
          <table:table-cell table:formula="of:=([.F524]-[.C524])/0.0166667" office:value-type="float" office:value="36.7739264521473" calcext:value-type="float">
            <text:p>36.7739264521473</text:p>
          </table:table-cell>
          <table:table-cell table:formula="of:=DEGREES(ATAN(ABS([.F524]-[.C524])/ABS([.E524]-[.B524])))" office:value-type="float" office:value="3.36559052842733" calcext:value-type="float">
            <text:p>3.36559052842733</text:p>
          </table:table-cell>
          <table:table-cell table:formula="of:=SQRT(POWER([.H524];2)+POWER([.I524];2)+POWER([.J524];2))" office:value-type="float" office:value="627.571724829399" calcext:value-type="float">
            <text:p>627.571724829399</text:p>
          </table:table-cell>
        </table:table-row>
        <table:table-row table:style-name="ro1">
          <table:table-cell office:value-type="float" office:value="76.7512" calcext:value-type="float">
            <text:p>76.7512</text:p>
          </table:table-cell>
          <table:table-cell office:value-type="float" office:value="288.366" calcext:value-type="float">
            <text:p>288.366</text:p>
          </table:table-cell>
          <table:table-cell office:value-type="float" office:value="43.152" calcext:value-type="float">
            <text:p>43.152</text:p>
          </table:table-cell>
          <table:table-cell office:value-type="float" office:value="77.6495" calcext:value-type="float">
            <text:p>77.6495</text:p>
          </table:table-cell>
          <table:table-cell office:value-type="float" office:value="277.8" calcext:value-type="float">
            <text:p>277.8</text:p>
          </table:table-cell>
          <table:table-cell office:value-type="float" office:value="44.2912" calcext:value-type="float">
            <text:p>44.2912</text:p>
          </table:table-cell>
          <table:table-cell/>
          <table:table-cell table:formula="of:=([.D525]-[.A525])/0.0166667" office:value-type="float" office:value="53.897892204216" calcext:value-type="float">
            <text:p>53.897892204216</text:p>
          </table:table-cell>
          <table:table-cell table:formula="of:=ABS([.E525]-[.B525])/0.0166667" office:value-type="float" office:value="633.958732082534" calcext:value-type="float">
            <text:p>633.958732082534</text:p>
          </table:table-cell>
          <table:table-cell table:formula="of:=([.F525]-[.C525])/0.0166667" office:value-type="float" office:value="68.3518632962736" calcext:value-type="float">
            <text:p>68.3518632962736</text:p>
          </table:table-cell>
          <table:table-cell table:formula="of:=DEGREES(ATAN(ABS([.F525]-[.C525])/ABS([.E525]-[.B525])))" office:value-type="float" office:value="6.15371790129431" calcext:value-type="float">
            <text:p>6.15371790129431</text:p>
          </table:table-cell>
          <table:table-cell table:formula="of:=SQRT(POWER([.H525];2)+POWER([.I525];2)+POWER([.J525];2))" office:value-type="float" office:value="639.90673850478" calcext:value-type="float">
            <text:p>639.90673850478</text:p>
          </table:table-cell>
        </table:table-row>
        <table:table-row table:style-name="ro1">
          <table:table-cell office:value-type="float" office:value="77.0233" calcext:value-type="float">
            <text:p>77.0233</text:p>
          </table:table-cell>
          <table:table-cell office:value-type="float" office:value="289.648" calcext:value-type="float">
            <text:p>289.648</text:p>
          </table:table-cell>
          <table:table-cell office:value-type="float" office:value="43.4606" calcext:value-type="float">
            <text:p>43.4606</text:p>
          </table:table-cell>
          <table:table-cell office:value-type="float" office:value="77.9175" calcext:value-type="float">
            <text:p>77.9175</text:p>
          </table:table-cell>
          <table:table-cell office:value-type="float" office:value="279.027" calcext:value-type="float">
            <text:p>279.027</text:p>
          </table:table-cell>
          <table:table-cell office:value-type="float" office:value="44.5958" calcext:value-type="float">
            <text:p>44.5958</text:p>
          </table:table-cell>
          <table:table-cell/>
          <table:table-cell table:formula="of:=([.D526]-[.A526])/0.0166667" office:value-type="float" office:value="53.6518926962145" calcext:value-type="float">
            <text:p>53.6518926962145</text:p>
          </table:table-cell>
          <table:table-cell table:formula="of:=ABS([.E526]-[.B526])/0.0166667" office:value-type="float" office:value="637.258725482551" calcext:value-type="float">
            <text:p>637.258725482551</text:p>
          </table:table-cell>
          <table:table-cell table:formula="of:=([.F526]-[.C526])/0.0166667" office:value-type="float" office:value="68.1118637762723" calcext:value-type="float">
            <text:p>68.1118637762723</text:p>
          </table:table-cell>
          <table:table-cell table:formula="of:=DEGREES(ATAN(ABS([.F526]-[.C526])/ABS([.E526]-[.B526])))" office:value-type="float" office:value="6.10076025646617" calcext:value-type="float">
            <text:p>6.10076025646617</text:p>
          </table:table-cell>
          <table:table-cell table:formula="of:=SQRT(POWER([.H526];2)+POWER([.I526];2)+POWER([.J526];2))" office:value-type="float" office:value="643.130184939728" calcext:value-type="float">
            <text:p>643.130184939728</text:p>
          </table:table-cell>
        </table:table-row>
        <table:table-row table:style-name="ro1">
          <table:table-cell office:value-type="float" office:value="75.9557" calcext:value-type="float">
            <text:p>75.9557</text:p>
          </table:table-cell>
          <table:table-cell office:value-type="float" office:value="285.562" calcext:value-type="float">
            <text:p>285.562</text:p>
          </table:table-cell>
          <table:table-cell office:value-type="float" office:value="43.596" calcext:value-type="float">
            <text:p>43.596</text:p>
          </table:table-cell>
          <table:table-cell office:value-type="float" office:value="76.3661" calcext:value-type="float">
            <text:p>76.3661</text:p>
          </table:table-cell>
          <table:table-cell office:value-type="float" office:value="275.015" calcext:value-type="float">
            <text:p>275.015</text:p>
          </table:table-cell>
          <table:table-cell office:value-type="float" office:value="44.9872" calcext:value-type="float">
            <text:p>44.9872</text:p>
          </table:table-cell>
          <table:table-cell/>
          <table:table-cell table:formula="of:=([.D527]-[.A527])/0.0166667" office:value-type="float" office:value="24.6239507520991" calcext:value-type="float">
            <text:p>24.6239507520991</text:p>
          </table:table-cell>
          <table:table-cell table:formula="of:=ABS([.E527]-[.B527])/0.0166667" office:value-type="float" office:value="632.818734362533" calcext:value-type="float">
            <text:p>632.818734362533</text:p>
          </table:table-cell>
          <table:table-cell table:formula="of:=([.F527]-[.C527])/0.0166667" office:value-type="float" office:value="83.4718330563342" calcext:value-type="float">
            <text:p>83.4718330563342</text:p>
          </table:table-cell>
          <table:table-cell table:formula="of:=DEGREES(ATAN(ABS([.F527]-[.C527])/ABS([.E527]-[.B527])))" office:value-type="float" office:value="7.5142095106397" calcext:value-type="float">
            <text:p>7.5142095106397</text:p>
          </table:table-cell>
          <table:table-cell table:formula="of:=SQRT(POWER([.H527];2)+POWER([.I527];2)+POWER([.J527];2))" office:value-type="float" office:value="638.774949747268" calcext:value-type="float">
            <text:p>638.774949747268</text:p>
          </table:table-cell>
        </table:table-row>
        <table:table-row table:style-name="ro1">
          <table:table-cell office:value-type="float" office:value="76.7237" calcext:value-type="float">
            <text:p>76.7237</text:p>
          </table:table-cell>
          <table:table-cell office:value-type="float" office:value="285.511" calcext:value-type="float">
            <text:p>285.511</text:p>
          </table:table-cell>
          <table:table-cell office:value-type="float" office:value="44.103" calcext:value-type="float">
            <text:p>44.103</text:p>
          </table:table-cell>
          <table:table-cell office:value-type="float" office:value="77.1165" calcext:value-type="float">
            <text:p>77.1165</text:p>
          </table:table-cell>
          <table:table-cell office:value-type="float" office:value="275.077" calcext:value-type="float">
            <text:p>275.077</text:p>
          </table:table-cell>
          <table:table-cell office:value-type="float" office:value="44.9706" calcext:value-type="float">
            <text:p>44.9706</text:p>
          </table:table-cell>
          <table:table-cell/>
          <table:table-cell table:formula="of:=([.D528]-[.A528])/0.0166667" office:value-type="float" office:value="23.5679528640948" calcext:value-type="float">
            <text:p>23.5679528640948</text:p>
          </table:table-cell>
          <table:table-cell table:formula="of:=ABS([.E528]-[.B528])/0.0166667" office:value-type="float" office:value="626.038747922506" calcext:value-type="float">
            <text:p>626.038747922506</text:p>
          </table:table-cell>
          <table:table-cell table:formula="of:=([.F528]-[.C528])/0.0166667" office:value-type="float" office:value="52.055895888208" calcext:value-type="float">
            <text:p>52.055895888208</text:p>
          </table:table-cell>
          <table:table-cell table:formula="of:=DEGREES(ATAN(ABS([.F528]-[.C528])/ABS([.E528]-[.B528])))" office:value-type="float" office:value="4.75328010007215" calcext:value-type="float">
            <text:p>4.75328010007215</text:p>
          </table:table-cell>
          <table:table-cell table:formula="of:=SQRT(POWER([.H528];2)+POWER([.I528];2)+POWER([.J528];2))" office:value-type="float" office:value="628.641216115605" calcext:value-type="float">
            <text:p>628.641216115605</text:p>
          </table:table-cell>
        </table:table-row>
        <table:table-row table:style-name="ro1">
          <table:table-cell office:value-type="float" office:value="75.7884" calcext:value-type="float">
            <text:p>75.7884</text:p>
          </table:table-cell>
          <table:table-cell office:value-type="float" office:value="296.503" calcext:value-type="float">
            <text:p>296.503</text:p>
          </table:table-cell>
          <table:table-cell office:value-type="float" office:value="42.6709" calcext:value-type="float">
            <text:p>42.6709</text:p>
          </table:table-cell>
          <table:table-cell office:value-type="float" office:value="76.4677" calcext:value-type="float">
            <text:p>76.4677</text:p>
          </table:table-cell>
          <table:table-cell office:value-type="float" office:value="285.609" calcext:value-type="float">
            <text:p>285.609</text:p>
          </table:table-cell>
          <table:table-cell office:value-type="float" office:value="43.5839" calcext:value-type="float">
            <text:p>43.5839</text:p>
          </table:table-cell>
          <table:table-cell/>
          <table:table-cell table:formula="of:=([.D529]-[.A529])/0.0166667" office:value-type="float" office:value="40.7579184841629" calcext:value-type="float">
            <text:p>40.7579184841629</text:p>
          </table:table-cell>
          <table:table-cell table:formula="of:=ABS([.E529]-[.B529])/0.0166667" office:value-type="float" office:value="653.638692722615" calcext:value-type="float">
            <text:p>653.638692722615</text:p>
          </table:table-cell>
          <table:table-cell table:formula="of:=([.F529]-[.C529])/0.0166667" office:value-type="float" office:value="54.7798904402189" calcext:value-type="float">
            <text:p>54.7798904402189</text:p>
          </table:table-cell>
          <table:table-cell table:formula="of:=DEGREES(ATAN(ABS([.F529]-[.C529])/ABS([.E529]-[.B529])))" office:value-type="float" office:value="4.79062673389015" calcext:value-type="float">
            <text:p>4.79062673389015</text:p>
          </table:table-cell>
          <table:table-cell table:formula="of:=SQRT(POWER([.H529];2)+POWER([.I529];2)+POWER([.J529];2))" office:value-type="float" office:value="657.195241111751" calcext:value-type="float">
            <text:p>657.195241111751</text:p>
          </table:table-cell>
        </table:table-row>
        <table:table-row table:style-name="ro1">
          <table:table-cell office:value-type="float" office:value="77.2351" calcext:value-type="float">
            <text:p>77.2351</text:p>
          </table:table-cell>
          <table:table-cell office:value-type="float" office:value="285.387" calcext:value-type="float">
            <text:p>285.387</text:p>
          </table:table-cell>
          <table:table-cell office:value-type="float" office:value="44.8758" calcext:value-type="float">
            <text:p>44.8758</text:p>
          </table:table-cell>
          <table:table-cell office:value-type="float" office:value="77.866" calcext:value-type="float">
            <text:p>77.866</text:p>
          </table:table-cell>
          <table:table-cell office:value-type="float" office:value="274.939" calcext:value-type="float">
            <text:p>274.939</text:p>
          </table:table-cell>
          <table:table-cell office:value-type="float" office:value="45.9744" calcext:value-type="float">
            <text:p>45.9744</text:p>
          </table:table-cell>
          <table:table-cell/>
          <table:table-cell table:formula="of:=([.D530]-[.A530])/0.0166667" office:value-type="float" office:value="37.8539242921512" calcext:value-type="float">
            <text:p>37.8539242921512</text:p>
          </table:table-cell>
          <table:table-cell table:formula="of:=ABS([.E530]-[.B530])/0.0166667" office:value-type="float" office:value="626.878746242506" calcext:value-type="float">
            <text:p>626.878746242506</text:p>
          </table:table-cell>
          <table:table-cell table:formula="of:=([.F530]-[.C530])/0.0166667" office:value-type="float" office:value="65.9158681682639" calcext:value-type="float">
            <text:p>65.9158681682639</text:p>
          </table:table-cell>
          <table:table-cell table:formula="of:=DEGREES(ATAN(ABS([.F530]-[.C530])/ABS([.E530]-[.B530])))" office:value-type="float" office:value="6.00255441161862" calcext:value-type="float">
            <text:p>6.00255441161862</text:p>
          </table:table-cell>
          <table:table-cell table:formula="of:=SQRT(POWER([.H530];2)+POWER([.I530];2)+POWER([.J530];2))" office:value-type="float" office:value="631.470334814921" calcext:value-type="float">
            <text:p>631.470334814921</text:p>
          </table:table-cell>
        </table:table-row>
        <table:table-row table:style-name="ro1">
          <table:table-cell office:value-type="float" office:value="77.2354" calcext:value-type="float">
            <text:p>77.2354</text:p>
          </table:table-cell>
          <table:table-cell office:value-type="float" office:value="285.557" calcext:value-type="float">
            <text:p>285.557</text:p>
          </table:table-cell>
          <table:table-cell office:value-type="float" office:value="44.0913" calcext:value-type="float">
            <text:p>44.0913</text:p>
          </table:table-cell>
          <table:table-cell office:value-type="float" office:value="78.1001" calcext:value-type="float">
            <text:p>78.1001</text:p>
          </table:table-cell>
          <table:table-cell office:value-type="float" office:value="273.876" calcext:value-type="float">
            <text:p>273.876</text:p>
          </table:table-cell>
          <table:table-cell office:value-type="float" office:value="45.1495" calcext:value-type="float">
            <text:p>45.1495</text:p>
          </table:table-cell>
          <table:table-cell/>
          <table:table-cell table:formula="of:=([.D531]-[.A531])/0.0166667" office:value-type="float" office:value="51.8818962362075" calcext:value-type="float">
            <text:p>51.8818962362075</text:p>
          </table:table-cell>
          <table:table-cell table:formula="of:=ABS([.E531]-[.B531])/0.0166667" office:value-type="float" office:value="700.858598282806" calcext:value-type="float">
            <text:p>700.858598282806</text:p>
          </table:table-cell>
          <table:table-cell table:formula="of:=([.F531]-[.C531])/0.0166667" office:value-type="float" office:value="63.4918730162544" calcext:value-type="float">
            <text:p>63.4918730162544</text:p>
          </table:table-cell>
          <table:table-cell table:formula="of:=DEGREES(ATAN(ABS([.F531]-[.C531])/ABS([.E531]-[.B531])))" office:value-type="float" office:value="5.17638427506364" calcext:value-type="float">
            <text:p>5.17638427506364</text:p>
          </table:table-cell>
          <table:table-cell table:formula="of:=SQRT(POWER([.H531];2)+POWER([.I531];2)+POWER([.J531];2))" office:value-type="float" office:value="705.638522108251" calcext:value-type="float">
            <text:p>705.638522108251</text:p>
          </table:table-cell>
        </table:table-row>
        <table:table-row table:style-name="ro1">
          <table:table-cell office:value-type="float" office:value="76.4939" calcext:value-type="float">
            <text:p>76.4939</text:p>
          </table:table-cell>
          <table:table-cell office:value-type="float" office:value="288.225" calcext:value-type="float">
            <text:p>288.225</text:p>
          </table:table-cell>
          <table:table-cell office:value-type="float" office:value="43.6855" calcext:value-type="float">
            <text:p>43.6855</text:p>
          </table:table-cell>
          <table:table-cell office:value-type="float" office:value="77.1459" calcext:value-type="float">
            <text:p>77.1459</text:p>
          </table:table-cell>
          <table:table-cell office:value-type="float" office:value="277.699" calcext:value-type="float">
            <text:p>277.699</text:p>
          </table:table-cell>
          <table:table-cell office:value-type="float" office:value="44.5606" calcext:value-type="float">
            <text:p>44.5606</text:p>
          </table:table-cell>
          <table:table-cell/>
          <table:table-cell table:formula="of:=([.D532]-[.A532])/0.0166667" office:value-type="float" office:value="39.1199217601565" calcext:value-type="float">
            <text:p>39.1199217601565</text:p>
          </table:table-cell>
          <table:table-cell table:formula="of:=ABS([.E532]-[.B532])/0.0166667" office:value-type="float" office:value="631.558736882527" calcext:value-type="float">
            <text:p>631.558736882527</text:p>
          </table:table-cell>
          <table:table-cell table:formula="of:=([.F532]-[.C532])/0.0166667" office:value-type="float" office:value="52.5058949882102" calcext:value-type="float">
            <text:p>52.5058949882102</text:p>
          </table:table-cell>
          <table:table-cell table:formula="of:=DEGREES(ATAN(ABS([.F532]-[.C532])/ABS([.E532]-[.B532])))" office:value-type="float" office:value="4.75246968260653" calcext:value-type="float">
            <text:p>4.75246968260653</text:p>
          </table:table-cell>
          <table:table-cell table:formula="of:=SQRT(POWER([.H532];2)+POWER([.I532];2)+POWER([.J532];2))" office:value-type="float" office:value="634.943836429401" calcext:value-type="float">
            <text:p>634.943836429401</text:p>
          </table:table-cell>
        </table:table-row>
        <table:table-row table:style-name="ro1">
          <table:table-cell office:value-type="float" office:value="76.9652" calcext:value-type="float">
            <text:p>76.9652</text:p>
          </table:table-cell>
          <table:table-cell office:value-type="float" office:value="284.345" calcext:value-type="float">
            <text:p>284.345</text:p>
          </table:table-cell>
          <table:table-cell office:value-type="float" office:value="43.5237" calcext:value-type="float">
            <text:p>43.5237</text:p>
          </table:table-cell>
          <table:table-cell office:value-type="float" office:value="77.835" calcext:value-type="float">
            <text:p>77.835</text:p>
          </table:table-cell>
          <table:table-cell office:value-type="float" office:value="272.758" calcext:value-type="float">
            <text:p>272.758</text:p>
          </table:table-cell>
          <table:table-cell office:value-type="float" office:value="44.3408" calcext:value-type="float">
            <text:p>44.3408</text:p>
          </table:table-cell>
          <table:table-cell/>
          <table:table-cell table:formula="of:=([.D533]-[.A533])/0.0166667" office:value-type="float" office:value="52.1878956242086" calcext:value-type="float">
            <text:p>52.1878956242086</text:p>
          </table:table-cell>
          <table:table-cell table:formula="of:=ABS([.E533]-[.B533])/0.0166667" office:value-type="float" office:value="695.218609562784" calcext:value-type="float">
            <text:p>695.218609562784</text:p>
          </table:table-cell>
          <table:table-cell table:formula="of:=([.F533]-[.C533])/0.0166667" office:value-type="float" office:value="49.0259019481963" calcext:value-type="float">
            <text:p>49.0259019481963</text:p>
          </table:table-cell>
          <table:table-cell table:formula="of:=DEGREES(ATAN(ABS([.F533]-[.C533])/ABS([.E533]-[.B533])))" office:value-type="float" office:value="4.03374540537105" calcext:value-type="float">
            <text:p>4.03374540537105</text:p>
          </table:table-cell>
          <table:table-cell table:formula="of:=SQRT(POWER([.H533];2)+POWER([.I533];2)+POWER([.J533];2))" office:value-type="float" office:value="698.896294591642" calcext:value-type="float">
            <text:p>698.896294591642</text:p>
          </table:table-cell>
        </table:table-row>
        <table:table-row table:style-name="ro1">
          <table:table-cell office:value-type="float" office:value="76.5203" calcext:value-type="float">
            <text:p>76.5203</text:p>
          </table:table-cell>
          <table:table-cell office:value-type="float" office:value="290.996" calcext:value-type="float">
            <text:p>290.996</text:p>
          </table:table-cell>
          <table:table-cell office:value-type="float" office:value="43.2568" calcext:value-type="float">
            <text:p>43.2568</text:p>
          </table:table-cell>
          <table:table-cell office:value-type="float" office:value="77.413" calcext:value-type="float">
            <text:p>77.413</text:p>
          </table:table-cell>
          <table:table-cell office:value-type="float" office:value="279.034" calcext:value-type="float">
            <text:p>279.034</text:p>
          </table:table-cell>
          <table:table-cell office:value-type="float" office:value="44.3495" calcext:value-type="float">
            <text:p>44.3495</text:p>
          </table:table-cell>
          <table:table-cell/>
          <table:table-cell table:formula="of:=([.D534]-[.A534])/0.0166667" office:value-type="float" office:value="53.5618928762137" calcext:value-type="float">
            <text:p>53.5618928762137</text:p>
          </table:table-cell>
          <table:table-cell table:formula="of:=ABS([.E534]-[.B534])/0.0166667" office:value-type="float" office:value="717.71856456287" calcext:value-type="float">
            <text:p>717.71856456287</text:p>
          </table:table-cell>
          <table:table-cell table:formula="of:=([.F534]-[.C534])/0.0166667" office:value-type="float" office:value="65.5618688762623" calcext:value-type="float">
            <text:p>65.5618688762623</text:p>
          </table:table-cell>
          <table:table-cell table:formula="of:=DEGREES(ATAN(ABS([.F534]-[.C534])/ABS([.E534]-[.B534])))" office:value-type="float" office:value="5.21934674263083" calcext:value-type="float">
            <text:p>5.21934674263083</text:p>
          </table:table-cell>
          <table:table-cell table:formula="of:=SQRT(POWER([.H534];2)+POWER([.I534];2)+POWER([.J534];2))" office:value-type="float" office:value="722.694384188239" calcext:value-type="float">
            <text:p>722.694384188239</text:p>
          </table:table-cell>
        </table:table-row>
        <table:table-row table:style-name="ro1">
          <table:table-cell office:value-type="float" office:value="76.9796" calcext:value-type="float">
            <text:p>76.9796</text:p>
          </table:table-cell>
          <table:table-cell office:value-type="float" office:value="285.65" calcext:value-type="float">
            <text:p>285.65</text:p>
          </table:table-cell>
          <table:table-cell office:value-type="float" office:value="43.5728" calcext:value-type="float">
            <text:p>43.5728</text:p>
          </table:table-cell>
          <table:table-cell office:value-type="float" office:value="77.6175" calcext:value-type="float">
            <text:p>77.6175</text:p>
          </table:table-cell>
          <table:table-cell office:value-type="float" office:value="275.234" calcext:value-type="float">
            <text:p>275.234</text:p>
          </table:table-cell>
          <table:table-cell office:value-type="float" office:value="44.4461" calcext:value-type="float">
            <text:p>44.4461</text:p>
          </table:table-cell>
          <table:table-cell/>
          <table:table-cell table:formula="of:=([.D535]-[.A535])/0.0166667" office:value-type="float" office:value="38.2739234521532" calcext:value-type="float">
            <text:p>38.2739234521532</text:p>
          </table:table-cell>
          <table:table-cell table:formula="of:=ABS([.E535]-[.B535])/0.0166667" office:value-type="float" office:value="624.9587500825" calcext:value-type="float">
            <text:p>624.9587500825</text:p>
          </table:table-cell>
          <table:table-cell table:formula="of:=([.F535]-[.C535])/0.0166667" office:value-type="float" office:value="52.3978952042096" calcext:value-type="float">
            <text:p>52.3978952042096</text:p>
          </table:table-cell>
          <table:table-cell table:formula="of:=DEGREES(ATAN(ABS([.F535]-[.C535])/ABS([.E535]-[.B535])))" office:value-type="float" office:value="4.79259336578587" calcext:value-type="float">
            <text:p>4.79259336578587</text:p>
          </table:table-cell>
          <table:table-cell table:formula="of:=SQRT(POWER([.H535];2)+POWER([.I535];2)+POWER([.J535];2))" office:value-type="float" office:value="628.318288722311" calcext:value-type="float">
            <text:p>628.318288722311</text:p>
          </table:table-cell>
        </table:table-row>
        <table:table-row table:style-name="ro1">
          <table:table-cell office:value-type="float" office:value="75.9913" calcext:value-type="float">
            <text:p>75.9913</text:p>
          </table:table-cell>
          <table:table-cell office:value-type="float" office:value="289.51" calcext:value-type="float">
            <text:p>289.51</text:p>
          </table:table-cell>
          <table:table-cell office:value-type="float" office:value="43.7465" calcext:value-type="float">
            <text:p>43.7465</text:p>
          </table:table-cell>
          <table:table-cell office:value-type="float" office:value="76.4037" calcext:value-type="float">
            <text:p>76.4037</text:p>
          </table:table-cell>
          <table:table-cell office:value-type="float" office:value="278.895" calcext:value-type="float">
            <text:p>278.895</text:p>
          </table:table-cell>
          <table:table-cell office:value-type="float" office:value="44.6301" calcext:value-type="float">
            <text:p>44.6301</text:p>
          </table:table-cell>
          <table:table-cell/>
          <table:table-cell table:formula="of:=([.D536]-[.A536])/0.0166667" office:value-type="float" office:value="24.7439505120993" calcext:value-type="float">
            <text:p>24.7439505120993</text:p>
          </table:table-cell>
          <table:table-cell table:formula="of:=ABS([.E536]-[.B536])/0.0166667" office:value-type="float" office:value="636.898726202548" calcext:value-type="float">
            <text:p>636.898726202548</text:p>
          </table:table-cell>
          <table:table-cell table:formula="of:=([.F536]-[.C536])/0.0166667" office:value-type="float" office:value="53.0158939682121" calcext:value-type="float">
            <text:p>53.0158939682121</text:p>
          </table:table-cell>
          <table:table-cell table:formula="of:=DEGREES(ATAN(ABS([.F536]-[.C536])/ABS([.E536]-[.B536])))" office:value-type="float" office:value="4.75837059123773" calcext:value-type="float">
            <text:p>4.75837059123773</text:p>
          </table:table-cell>
          <table:table-cell table:formula="of:=SQRT(POWER([.H536];2)+POWER([.I536];2)+POWER([.J536];2))" office:value-type="float" office:value="639.580280761237" calcext:value-type="float">
            <text:p>639.580280761237</text:p>
          </table:table-cell>
        </table:table-row>
        <table:table-row table:style-name="ro1">
          <table:table-cell office:value-type="float" office:value="76.994" calcext:value-type="float">
            <text:p>76.994</text:p>
          </table:table-cell>
          <table:table-cell office:value-type="float" office:value="286.951" calcext:value-type="float">
            <text:p>286.951</text:p>
          </table:table-cell>
          <table:table-cell office:value-type="float" office:value="43.624" calcext:value-type="float">
            <text:p>43.624</text:p>
          </table:table-cell>
          <table:table-cell office:value-type="float" office:value="77.6331" calcext:value-type="float">
            <text:p>77.6331</text:p>
          </table:table-cell>
          <table:table-cell office:value-type="float" office:value="276.472" calcext:value-type="float">
            <text:p>276.472</text:p>
          </table:table-cell>
          <table:table-cell office:value-type="float" office:value="44.4996" calcext:value-type="float">
            <text:p>44.4996</text:p>
          </table:table-cell>
          <table:table-cell/>
          <table:table-cell table:formula="of:=([.D537]-[.A537])/0.0166667" office:value-type="float" office:value="38.3459233081533" calcext:value-type="float">
            <text:p>38.3459233081533</text:p>
          </table:table-cell>
          <table:table-cell table:formula="of:=ABS([.E537]-[.B537])/0.0166667" office:value-type="float" office:value="628.738742522517" calcext:value-type="float">
            <text:p>628.738742522517</text:p>
          </table:table-cell>
          <table:table-cell table:formula="of:=([.F537]-[.C537])/0.0166667" office:value-type="float" office:value="52.5358949282101" calcext:value-type="float">
            <text:p>52.5358949282101</text:p>
          </table:table-cell>
          <table:table-cell table:formula="of:=DEGREES(ATAN(ABS([.F537]-[.C537])/ABS([.E537]-[.B537])))" office:value-type="float" office:value="4.77640187883924" calcext:value-type="float">
            <text:p>4.77640187883924</text:p>
          </table:table-cell>
          <table:table-cell table:formula="of:=SQRT(POWER([.H537];2)+POWER([.I537];2)+POWER([.J537];2))" office:value-type="float" office:value="632.09400917827" calcext:value-type="float">
            <text:p>632.09400917827</text:p>
          </table:table-cell>
        </table:table-row>
        <table:table-row table:style-name="ro1">
          <table:table-cell office:value-type="float" office:value="77.0086" calcext:value-type="float">
            <text:p>77.0086</text:p>
          </table:table-cell>
          <table:table-cell office:value-type="float" office:value="288.322" calcext:value-type="float">
            <text:p>288.322</text:p>
          </table:table-cell>
          <table:table-cell office:value-type="float" office:value="43.4111" calcext:value-type="float">
            <text:p>43.4111</text:p>
          </table:table-cell>
          <table:table-cell office:value-type="float" office:value="77.6656" calcext:value-type="float">
            <text:p>77.6656</text:p>
          </table:table-cell>
          <table:table-cell office:value-type="float" office:value="279.109" calcext:value-type="float">
            <text:p>279.109</text:p>
          </table:table-cell>
          <table:table-cell office:value-type="float" office:value="44.0858" calcext:value-type="float">
            <text:p>44.0858</text:p>
          </table:table-cell>
          <table:table-cell/>
          <table:table-cell table:formula="of:=([.D538]-[.A538])/0.0166667" office:value-type="float" office:value="39.4199211601575" calcext:value-type="float">
            <text:p>39.4199211601575</text:p>
          </table:table-cell>
          <table:table-cell table:formula="of:=ABS([.E538]-[.B538])/0.0166667" office:value-type="float" office:value="552.778894442212" calcext:value-type="float">
            <text:p>552.778894442212</text:p>
          </table:table-cell>
          <table:table-cell table:formula="of:=([.F538]-[.C538])/0.0166667" office:value-type="float" office:value="40.481919036162" calcext:value-type="float">
            <text:p>40.481919036162</text:p>
          </table:table-cell>
          <table:table-cell table:formula="of:=DEGREES(ATAN(ABS([.F538]-[.C538])/ABS([.E538]-[.B538])))" office:value-type="float" office:value="4.18849185806112" calcext:value-type="float">
            <text:p>4.18849185806112</text:p>
          </table:table-cell>
          <table:table-cell table:formula="of:=SQRT(POWER([.H538];2)+POWER([.I538];2)+POWER([.J538];2))" office:value-type="float" office:value="555.659267981628" calcext:value-type="float">
            <text:p>555.659267981628</text:p>
          </table:table-cell>
        </table:table-row>
        <table:table-row table:style-name="ro1">
          <table:table-cell office:value-type="float" office:value="77.9692" calcext:value-type="float">
            <text:p>77.9692</text:p>
          </table:table-cell>
          <table:table-cell office:value-type="float" office:value="283.075" calcext:value-type="float">
            <text:p>283.075</text:p>
          </table:table-cell>
          <table:table-cell office:value-type="float" office:value="43.713" calcext:value-type="float">
            <text:p>43.713</text:p>
          </table:table-cell>
          <table:table-cell office:value-type="float" office:value="77.9013" calcext:value-type="float">
            <text:p>77.9013</text:p>
          </table:table-cell>
          <table:table-cell office:value-type="float" office:value="277.82" calcext:value-type="float">
            <text:p>277.82</text:p>
          </table:table-cell>
          <table:table-cell office:value-type="float" office:value="44.2857" calcext:value-type="float">
            <text:p>44.2857</text:p>
          </table:table-cell>
          <table:table-cell/>
          <table:table-cell table:formula="of:=([.D539]-[.A539])/0.0166667" office:value-type="float" office:value="-4.07399185201597" calcext:value-type="float">
            <text:p>-4.07399185201597</text:p>
          </table:table-cell>
          <table:table-cell table:formula="of:=ABS([.E539]-[.B539])/0.0166667" office:value-type="float" office:value="315.299369401261" calcext:value-type="float">
            <text:p>315.299369401261</text:p>
          </table:table-cell>
          <table:table-cell table:formula="of:=([.F539]-[.C539])/0.0166667" office:value-type="float" office:value="34.3619312761373" calcext:value-type="float">
            <text:p>34.3619312761373</text:p>
          </table:table-cell>
          <table:table-cell table:formula="of:=DEGREES(ATAN(ABS([.F539]-[.C539])/ABS([.E539]-[.B539])))" office:value-type="float" office:value="6.21965793113462" calcext:value-type="float">
            <text:p>6.21965793113462</text:p>
          </table:table-cell>
          <table:table-cell table:formula="of:=SQRT(POWER([.H539];2)+POWER([.I539];2)+POWER([.J539];2))" office:value-type="float" office:value="317.192421213794" calcext:value-type="float">
            <text:p>317.192421213794</text:p>
          </table:table-cell>
        </table:table-row>
        <table:table-row table:style-name="ro1">
          <table:table-cell office:value-type="float" office:value="77.0233" calcext:value-type="float">
            <text:p>77.0233</text:p>
          </table:table-cell>
          <table:table-cell office:value-type="float" office:value="289.589" calcext:value-type="float">
            <text:p>289.589</text:p>
          </table:table-cell>
          <table:table-cell office:value-type="float" office:value="43.7248" calcext:value-type="float">
            <text:p>43.7248</text:p>
          </table:table-cell>
          <table:table-cell office:value-type="float" office:value="77.9002" calcext:value-type="float">
            <text:p>77.9002</text:p>
          </table:table-cell>
          <table:table-cell office:value-type="float" office:value="277.655" calcext:value-type="float">
            <text:p>277.655</text:p>
          </table:table-cell>
          <table:table-cell office:value-type="float" office:value="45.0582" calcext:value-type="float">
            <text:p>45.0582</text:p>
          </table:table-cell>
          <table:table-cell/>
          <table:table-cell table:formula="of:=([.D540]-[.A540])/0.0166667" office:value-type="float" office:value="52.61389477221" calcext:value-type="float">
            <text:p>52.61389477221</text:p>
          </table:table-cell>
          <table:table-cell table:formula="of:=ABS([.E540]-[.B540])/0.0166667" office:value-type="float" office:value="716.038567922866" calcext:value-type="float">
            <text:p>716.038567922866</text:p>
          </table:table-cell>
          <table:table-cell table:formula="of:=([.F540]-[.C540])/0.0166667" office:value-type="float" office:value="80.0038399923199" calcext:value-type="float">
            <text:p>80.0038399923199</text:p>
          </table:table-cell>
          <table:table-cell table:formula="of:=DEGREES(ATAN(ABS([.F540]-[.C540])/ABS([.E540]-[.B540])))" office:value-type="float" office:value="6.3752838876582" calcext:value-type="float">
            <text:p>6.3752838876582</text:p>
          </table:table-cell>
          <table:table-cell table:formula="of:=SQRT(POWER([.H540];2)+POWER([.I540];2)+POWER([.J540];2))" office:value-type="float" office:value="722.412670908842" calcext:value-type="float">
            <text:p>722.412670908842</text:p>
          </table:table-cell>
        </table:table-row>
        <table:table-row table:style-name="ro1">
          <table:table-cell office:value-type="float" office:value="76.5341" calcext:value-type="float">
            <text:p>76.5341</text:p>
          </table:table-cell>
          <table:table-cell office:value-type="float" office:value="292.157" calcext:value-type="float">
            <text:p>292.157</text:p>
          </table:table-cell>
          <table:table-cell office:value-type="float" office:value="44.103" calcext:value-type="float">
            <text:p>44.103</text:p>
          </table:table-cell>
          <table:table-cell office:value-type="float" office:value="77.4434" calcext:value-type="float">
            <text:p>77.4434</text:p>
          </table:table-cell>
          <table:table-cell office:value-type="float" office:value="281.426" calcext:value-type="float">
            <text:p>281.426</text:p>
          </table:table-cell>
          <table:table-cell office:value-type="float" office:value="45.2294" calcext:value-type="float">
            <text:p>45.2294</text:p>
          </table:table-cell>
          <table:table-cell/>
          <table:table-cell table:formula="of:=([.D541]-[.A541])/0.0166667" office:value-type="float" office:value="54.5578908842183" calcext:value-type="float">
            <text:p>54.5578908842183</text:p>
          </table:table-cell>
          <table:table-cell table:formula="of:=ABS([.E541]-[.B541])/0.0166667" office:value-type="float" office:value="643.858712282575" calcext:value-type="float">
            <text:p>643.858712282575</text:p>
          </table:table-cell>
          <table:table-cell table:formula="of:=([.F541]-[.C541])/0.0166667" office:value-type="float" office:value="67.5838648322701" calcext:value-type="float">
            <text:p>67.5838648322701</text:p>
          </table:table-cell>
          <table:table-cell table:formula="of:=DEGREES(ATAN(ABS([.F541]-[.C541])/ABS([.E541]-[.B541])))" office:value-type="float" office:value="5.99221816878035" calcext:value-type="float">
            <text:p>5.99221816878035</text:p>
          </table:table-cell>
          <table:table-cell table:formula="of:=SQRT(POWER([.H541];2)+POWER([.I541];2)+POWER([.J541];2))" office:value-type="float" office:value="649.690836956761" calcext:value-type="float">
            <text:p>649.690836956761</text:p>
          </table:table-cell>
        </table:table-row>
        <table:table-row table:style-name="ro1">
          <table:table-cell office:value-type="float" office:value="77.0232" calcext:value-type="float">
            <text:p>77.0232</text:p>
          </table:table-cell>
          <table:table-cell office:value-type="float" office:value="289.478" calcext:value-type="float">
            <text:p>289.478</text:p>
          </table:table-cell>
          <table:table-cell office:value-type="float" office:value="44.2519" calcext:value-type="float">
            <text:p>44.2519</text:p>
          </table:table-cell>
          <table:table-cell office:value-type="float" office:value="77.9165" calcext:value-type="float">
            <text:p>77.9165</text:p>
          </table:table-cell>
          <table:table-cell office:value-type="float" office:value="278.865" calcext:value-type="float">
            <text:p>278.865</text:p>
          </table:table-cell>
          <table:table-cell office:value-type="float" office:value="45.3689" calcext:value-type="float">
            <text:p>45.3689</text:p>
          </table:table-cell>
          <table:table-cell/>
          <table:table-cell table:formula="of:=([.D542]-[.A542])/0.0166667" office:value-type="float" office:value="53.5978928042142" calcext:value-type="float">
            <text:p>53.5978928042142</text:p>
          </table:table-cell>
          <table:table-cell table:formula="of:=ABS([.E542]-[.B542])/0.0166667" office:value-type="float" office:value="636.778726442547" calcext:value-type="float">
            <text:p>636.778726442547</text:p>
          </table:table-cell>
          <table:table-cell table:formula="of:=([.F542]-[.C542])/0.0166667" office:value-type="float" office:value="67.0198659602679" calcext:value-type="float">
            <text:p>67.0198659602679</text:p>
          </table:table-cell>
          <table:table-cell table:formula="of:=DEGREES(ATAN(ABS([.F542]-[.C542])/ABS([.E542]-[.B542])))" office:value-type="float" office:value="6.00816288070694" calcext:value-type="float">
            <text:p>6.00816288070694</text:p>
          </table:table-cell>
          <table:table-cell table:formula="of:=SQRT(POWER([.H542];2)+POWER([.I542];2)+POWER([.J542];2))" office:value-type="float" office:value="642.535246501059" calcext:value-type="float">
            <text:p>642.535246501059</text:p>
          </table:table-cell>
        </table:table-row>
        <table:table-row table:style-name="ro1">
          <table:table-cell office:value-type="float" office:value="76.8217" calcext:value-type="float">
            <text:p>76.8217</text:p>
          </table:table-cell>
          <table:table-cell office:value-type="float" office:value="295.166" calcext:value-type="float">
            <text:p>295.166</text:p>
          </table:table-cell>
          <table:table-cell office:value-type="float" office:value="42.8675" calcext:value-type="float">
            <text:p>42.8675</text:p>
          </table:table-cell>
          <table:table-cell office:value-type="float" office:value="77.969" calcext:value-type="float">
            <text:p>77.969</text:p>
          </table:table-cell>
          <table:table-cell office:value-type="float" office:value="283.03" calcext:value-type="float">
            <text:p>283.03</text:p>
          </table:table-cell>
          <table:table-cell office:value-type="float" office:value="43.9719" calcext:value-type="float">
            <text:p>43.9719</text:p>
          </table:table-cell>
          <table:table-cell/>
          <table:table-cell table:formula="of:=([.D543]-[.A543])/0.0166667" office:value-type="float" office:value="68.8378623242746" calcext:value-type="float">
            <text:p>68.8378623242746</text:p>
          </table:table-cell>
          <table:table-cell table:formula="of:=ABS([.E543]-[.B543])/0.0166667" office:value-type="float" office:value="728.158543682914" calcext:value-type="float">
            <text:p>728.158543682914</text:p>
          </table:table-cell>
          <table:table-cell table:formula="of:=([.F543]-[.C543])/0.0166667" office:value-type="float" office:value="66.263867472265" calcext:value-type="float">
            <text:p>66.263867472265</text:p>
          </table:table-cell>
          <table:table-cell table:formula="of:=DEGREES(ATAN(ABS([.F543]-[.C543])/ABS([.E543]-[.B543])))" office:value-type="float" office:value="5.19970725507961" calcext:value-type="float">
            <text:p>5.19970725507961</text:p>
          </table:table-cell>
          <table:table-cell table:formula="of:=SQRT(POWER([.H543];2)+POWER([.I543];2)+POWER([.J543];2))" office:value-type="float" office:value="734.400719062951" calcext:value-type="float">
            <text:p>734.400719062951</text:p>
          </table:table-cell>
        </table:table-row>
        <table:table-row table:style-name="ro1">
          <table:table-cell office:value-type="float" office:value="77.2659" calcext:value-type="float">
            <text:p>77.2659</text:p>
          </table:table-cell>
          <table:table-cell office:value-type="float" office:value="288.237" calcext:value-type="float">
            <text:p>288.237</text:p>
          </table:table-cell>
          <table:table-cell office:value-type="float" office:value="43.931" calcext:value-type="float">
            <text:p>43.931</text:p>
          </table:table-cell>
          <table:table-cell office:value-type="float" office:value="78.3851" calcext:value-type="float">
            <text:p>78.3851</text:p>
          </table:table-cell>
          <table:table-cell office:value-type="float" office:value="276.391" calcext:value-type="float">
            <text:p>276.391</text:p>
          </table:table-cell>
          <table:table-cell office:value-type="float" office:value="45.2501" calcext:value-type="float">
            <text:p>45.2501</text:p>
          </table:table-cell>
          <table:table-cell/>
          <table:table-cell table:formula="of:=([.D544]-[.A544])/0.0166667" office:value-type="float" office:value="67.1518656962681" calcext:value-type="float">
            <text:p>67.1518656962681</text:p>
          </table:table-cell>
          <table:table-cell table:formula="of:=ABS([.E544]-[.B544])/0.0166667" office:value-type="float" office:value="710.758578482843" calcext:value-type="float">
            <text:p>710.758578482843</text:p>
          </table:table-cell>
          <table:table-cell table:formula="of:=([.F544]-[.C544])/0.0166667" office:value-type="float" office:value="79.1458417083169" calcext:value-type="float">
            <text:p>79.1458417083169</text:p>
          </table:table-cell>
          <table:table-cell table:formula="of:=DEGREES(ATAN(ABS([.F544]-[.C544])/ABS([.E544]-[.B544])))" office:value-type="float" office:value="6.35394063907529" calcext:value-type="float">
            <text:p>6.35394063907529</text:p>
          </table:table-cell>
          <table:table-cell table:formula="of:=SQRT(POWER([.H544];2)+POWER([.I544];2)+POWER([.J544];2))" office:value-type="float" office:value="718.297427402577" calcext:value-type="float">
            <text:p>718.297427402577</text:p>
          </table:table-cell>
        </table:table-row>
        <table:table-row table:style-name="ro1">
          <table:table-cell office:value-type="float" office:value="76.7375" calcext:value-type="float">
            <text:p>76.7375</text:p>
          </table:table-cell>
          <table:table-cell office:value-type="float" office:value="286.822" calcext:value-type="float">
            <text:p>286.822</text:p>
          </table:table-cell>
          <table:table-cell office:value-type="float" office:value="44.1538" calcext:value-type="float">
            <text:p>44.1538</text:p>
          </table:table-cell>
          <table:table-cell office:value-type="float" office:value="77.3818" calcext:value-type="float">
            <text:p>77.3818</text:p>
          </table:table-cell>
          <table:table-cell office:value-type="float" office:value="276.304" calcext:value-type="float">
            <text:p>276.304</text:p>
          </table:table-cell>
          <table:table-cell office:value-type="float" office:value="45.2727" calcext:value-type="float">
            <text:p>45.2727</text:p>
          </table:table-cell>
          <table:table-cell/>
          <table:table-cell table:formula="of:=([.D545]-[.A545])/0.0166667" office:value-type="float" office:value="38.6579226841547" calcext:value-type="float">
            <text:p>38.6579226841547</text:p>
          </table:table-cell>
          <table:table-cell table:formula="of:=ABS([.E545]-[.B545])/0.0166667" office:value-type="float" office:value="631.078737842526" calcext:value-type="float">
            <text:p>631.078737842526</text:p>
          </table:table-cell>
          <table:table-cell table:formula="of:=([.F545]-[.C545])/0.0166667" office:value-type="float" office:value="67.1338657322688" calcext:value-type="float">
            <text:p>67.1338657322688</text:p>
          </table:table-cell>
          <table:table-cell table:formula="of:=DEGREES(ATAN(ABS([.F545]-[.C545])/ABS([.E545]-[.B545])))" office:value-type="float" office:value="6.07226157837273" calcext:value-type="float">
            <text:p>6.07226157837273</text:p>
          </table:table-cell>
          <table:table-cell table:formula="of:=SQRT(POWER([.H545];2)+POWER([.I545];2)+POWER([.J545];2))" office:value-type="float" office:value="635.815825747777" calcext:value-type="float">
            <text:p>635.815825747777</text:p>
          </table:table-cell>
        </table:table-row>
        <table:table-row table:style-name="ro1">
          <table:table-cell office:value-type="float" office:value="77.2507" calcext:value-type="float">
            <text:p>77.2507</text:p>
          </table:table-cell>
          <table:table-cell office:value-type="float" office:value="286.924" calcext:value-type="float">
            <text:p>286.924</text:p>
          </table:table-cell>
          <table:table-cell office:value-type="float" office:value="43.8796" calcext:value-type="float">
            <text:p>43.8796</text:p>
          </table:table-cell>
          <table:table-cell office:value-type="float" office:value="78.3681" calcext:value-type="float">
            <text:p>78.3681</text:p>
          </table:table-cell>
          <table:table-cell office:value-type="float" office:value="275.234" calcext:value-type="float">
            <text:p>275.234</text:p>
          </table:table-cell>
          <table:table-cell office:value-type="float" office:value="44.6871" calcext:value-type="float">
            <text:p>44.6871</text:p>
          </table:table-cell>
          <table:table-cell/>
          <table:table-cell table:formula="of:=([.D546]-[.A546])/0.0166667" office:value-type="float" office:value="67.0438659122684" calcext:value-type="float">
            <text:p>67.0438659122684</text:p>
          </table:table-cell>
          <table:table-cell table:formula="of:=ABS([.E546]-[.B546])/0.0166667" office:value-type="float" office:value="701.398597202806" calcext:value-type="float">
            <text:p>701.398597202806</text:p>
          </table:table-cell>
          <table:table-cell table:formula="of:=([.F546]-[.C546])/0.0166667" office:value-type="float" office:value="48.4499031001936" calcext:value-type="float">
            <text:p>48.4499031001936</text:p>
          </table:table-cell>
          <table:table-cell table:formula="of:=DEGREES(ATAN(ABS([.F546]-[.C546])/ABS([.E546]-[.B546])))" office:value-type="float" office:value="3.95149402125204" calcext:value-type="float">
            <text:p>3.95149402125204</text:p>
          </table:table-cell>
          <table:table-cell table:formula="of:=SQRT(POWER([.H546];2)+POWER([.I546];2)+POWER([.J546];2))" office:value-type="float" office:value="706.259347000055" calcext:value-type="float">
            <text:p>706.259347000055</text:p>
          </table:table-cell>
        </table:table-row>
        <table:table-row table:style-name="ro1">
          <table:table-cell office:value-type="float" office:value="76.9651" calcext:value-type="float">
            <text:p>76.9651</text:p>
          </table:table-cell>
          <table:table-cell office:value-type="float" office:value="284.182" calcext:value-type="float">
            <text:p>284.182</text:p>
          </table:table-cell>
          <table:table-cell office:value-type="float" office:value="44.3063" calcext:value-type="float">
            <text:p>44.3063</text:p>
          </table:table-cell>
          <table:table-cell office:value-type="float" office:value="77.8339" calcext:value-type="float">
            <text:p>77.8339</text:p>
          </table:table-cell>
          <table:table-cell office:value-type="float" office:value="272.56" calcext:value-type="float">
            <text:p>272.56</text:p>
          </table:table-cell>
          <table:table-cell office:value-type="float" office:value="45.3575" calcext:value-type="float">
            <text:p>45.3575</text:p>
          </table:table-cell>
          <table:table-cell/>
          <table:table-cell table:formula="of:=([.D547]-[.A547])/0.0166667" office:value-type="float" office:value="52.1278957442081" calcext:value-type="float">
            <text:p>52.1278957442081</text:p>
          </table:table-cell>
          <table:table-cell table:formula="of:=ABS([.E547]-[.B547])/0.0166667" office:value-type="float" office:value="697.31860536279" calcext:value-type="float">
            <text:p>697.31860536279</text:p>
          </table:table-cell>
          <table:table-cell table:formula="of:=([.F547]-[.C547])/0.0166667" office:value-type="float" office:value="63.0718738562524" calcext:value-type="float">
            <text:p>63.0718738562524</text:p>
          </table:table-cell>
          <table:table-cell table:formula="of:=DEGREES(ATAN(ABS([.F547]-[.C547])/ABS([.E547]-[.B547])))" office:value-type="float" office:value="5.16829105405702" calcext:value-type="float">
            <text:p>5.16829105405702</text:p>
          </table:table-cell>
          <table:table-cell table:formula="of:=SQRT(POWER([.H547];2)+POWER([.I547];2)+POWER([.J547];2))" office:value-type="float" office:value="702.102995415605" calcext:value-type="float">
            <text:p>702.102995415605</text:p>
          </table:table-cell>
        </table:table-row>
        <table:table-row table:style-name="ro1">
          <table:table-cell office:value-type="float" office:value="77.2352" calcext:value-type="float">
            <text:p>77.2352</text:p>
          </table:table-cell>
          <table:table-cell office:value-type="float" office:value="285.443" calcext:value-type="float">
            <text:p>285.443</text:p>
          </table:table-cell>
          <table:table-cell office:value-type="float" office:value="44.6145" calcext:value-type="float">
            <text:p>44.6145</text:p>
          </table:table-cell>
          <table:table-cell office:value-type="float" office:value="78.0989" calcext:value-type="float">
            <text:p>78.0989</text:p>
          </table:table-cell>
          <table:table-cell office:value-type="float" office:value="273.716" calcext:value-type="float">
            <text:p>273.716</text:p>
          </table:table-cell>
          <table:table-cell office:value-type="float" office:value="45.9142" calcext:value-type="float">
            <text:p>45.9142</text:p>
          </table:table-cell>
          <table:table-cell/>
          <table:table-cell table:formula="of:=([.D548]-[.A548])/0.0166667" office:value-type="float" office:value="51.821896356207" calcext:value-type="float">
            <text:p>51.821896356207</text:p>
          </table:table-cell>
          <table:table-cell table:formula="of:=ABS([.E548]-[.B548])/0.0166667" office:value-type="float" office:value="703.618592762813" calcext:value-type="float">
            <text:p>703.618592762813</text:p>
          </table:table-cell>
          <table:table-cell table:formula="of:=([.F548]-[.C548])/0.0166667" office:value-type="float" office:value="77.981844036312" calcext:value-type="float">
            <text:p>77.981844036312</text:p>
          </table:table-cell>
          <table:table-cell table:formula="of:=DEGREES(ATAN(ABS([.F548]-[.C548])/ABS([.E548]-[.B548])))" office:value-type="float" office:value="6.32426473725414" calcext:value-type="float">
            <text:p>6.32426473725414</text:p>
          </table:table-cell>
          <table:table-cell table:formula="of:=SQRT(POWER([.H548];2)+POWER([.I548];2)+POWER([.J548];2))" office:value-type="float" office:value="709.820964062614" calcext:value-type="float">
            <text:p>709.820964062614</text:p>
          </table:table-cell>
        </table:table-row>
        <table:table-row table:style-name="ro1">
          <table:table-cell office:value-type="float" office:value="76.5473" calcext:value-type="float">
            <text:p>76.5473</text:p>
          </table:table-cell>
          <table:table-cell office:value-type="float" office:value="293.611" calcext:value-type="float">
            <text:p>293.611</text:p>
          </table:table-cell>
          <table:table-cell office:value-type="float" office:value="43.624" calcext:value-type="float">
            <text:p>43.624</text:p>
          </table:table-cell>
          <table:table-cell office:value-type="float" office:value="77.4593" calcext:value-type="float">
            <text:p>77.4593</text:p>
          </table:table-cell>
          <table:table-cell office:value-type="float" office:value="282.819" calcext:value-type="float">
            <text:p>282.819</text:p>
          </table:table-cell>
          <table:table-cell office:value-type="float" office:value="44.764" calcext:value-type="float">
            <text:p>44.764</text:p>
          </table:table-cell>
          <table:table-cell/>
          <table:table-cell table:formula="of:=([.D549]-[.A549])/0.0166667" office:value-type="float" office:value="54.7198905602184" calcext:value-type="float">
            <text:p>54.7198905602184</text:p>
          </table:table-cell>
          <table:table-cell table:formula="of:=ABS([.E549]-[.B549])/0.0166667" office:value-type="float" office:value="647.518704962589" calcext:value-type="float">
            <text:p>647.518704962589</text:p>
          </table:table-cell>
          <table:table-cell table:formula="of:=([.F549]-[.C549])/0.0166667" office:value-type="float" office:value="68.3998632002736" calcext:value-type="float">
            <text:p>68.3998632002736</text:p>
          </table:table-cell>
          <table:table-cell table:formula="of:=DEGREES(ATAN(ABS([.F549]-[.C549])/ABS([.E549]-[.B549])))" office:value-type="float" office:value="6.03000880828148" calcext:value-type="float">
            <text:p>6.03000880828148</text:p>
          </table:table-cell>
          <table:table-cell table:formula="of:=SQRT(POWER([.H549];2)+POWER([.I549];2)+POWER([.J549];2))" office:value-type="float" office:value="653.416621295454" calcext:value-type="float">
            <text:p>653.416621295454</text:p>
          </table:table-cell>
        </table:table-row>
        <table:table-row table:style-name="ro1">
          <table:table-cell office:value-type="float" office:value="77.2814" calcext:value-type="float">
            <text:p>77.2814</text:p>
          </table:table-cell>
          <table:table-cell office:value-type="float" office:value="289.661" calcext:value-type="float">
            <text:p>289.661</text:p>
          </table:table-cell>
          <table:table-cell office:value-type="float" office:value="43.4562" calcext:value-type="float">
            <text:p>43.4562</text:p>
          </table:table-cell>
          <table:table-cell office:value-type="float" office:value="77.9174" calcext:value-type="float">
            <text:p>77.9174</text:p>
          </table:table-cell>
          <table:table-cell office:value-type="float" office:value="279.021" calcext:value-type="float">
            <text:p>279.021</text:p>
          </table:table-cell>
          <table:table-cell office:value-type="float" office:value="44.5966" calcext:value-type="float">
            <text:p>44.5966</text:p>
          </table:table-cell>
          <table:table-cell/>
          <table:table-cell table:formula="of:=([.D550]-[.A550])/0.0166667" office:value-type="float" office:value="38.1599236801524" calcext:value-type="float">
            <text:p>38.1599236801524</text:p>
          </table:table-cell>
          <table:table-cell table:formula="of:=ABS([.E550]-[.B550])/0.0166667" office:value-type="float" office:value="638.398723202553" calcext:value-type="float">
            <text:p>638.398723202553</text:p>
          </table:table-cell>
          <table:table-cell table:formula="of:=([.F550]-[.C550])/0.0166667" office:value-type="float" office:value="68.4238631522737" calcext:value-type="float">
            <text:p>68.4238631522737</text:p>
          </table:table-cell>
          <table:table-cell table:formula="of:=DEGREES(ATAN(ABS([.F550]-[.C550])/ABS([.E550]-[.B550])))" office:value-type="float" office:value="6.11763308833633" calcext:value-type="float">
            <text:p>6.11763308833633</text:p>
          </table:table-cell>
          <table:table-cell table:formula="of:=SQRT(POWER([.H550];2)+POWER([.I550];2)+POWER([.J550];2))" office:value-type="float" office:value="643.188102043722" calcext:value-type="float">
            <text:p>643.188102043722</text:p>
          </table:table-cell>
        </table:table-row>
        <table:table-row table:style-name="ro1">
          <table:table-cell office:value-type="float" office:value="76.7513" calcext:value-type="float">
            <text:p>76.7513</text:p>
          </table:table-cell>
          <table:table-cell office:value-type="float" office:value="288.25" calcext:value-type="float">
            <text:p>288.25</text:p>
          </table:table-cell>
          <table:table-cell office:value-type="float" office:value="43.6792" calcext:value-type="float">
            <text:p>43.6792</text:p>
          </table:table-cell>
          <table:table-cell office:value-type="float" office:value="77.3975" calcext:value-type="float">
            <text:p>77.3975</text:p>
          </table:table-cell>
          <table:table-cell office:value-type="float" office:value="277.721" calcext:value-type="float">
            <text:p>277.721</text:p>
          </table:table-cell>
          <table:table-cell office:value-type="float" office:value="44.555" calcext:value-type="float">
            <text:p>44.555</text:p>
          </table:table-cell>
          <table:table-cell/>
          <table:table-cell table:formula="of:=([.D551]-[.A551])/0.0166667" office:value-type="float" office:value="38.7719224561547" calcext:value-type="float">
            <text:p>38.7719224561547</text:p>
          </table:table-cell>
          <table:table-cell table:formula="of:=ABS([.E551]-[.B551])/0.0166667" office:value-type="float" office:value="631.738736522527" calcext:value-type="float">
            <text:p>631.738736522527</text:p>
          </table:table-cell>
          <table:table-cell table:formula="of:=([.F551]-[.C551])/0.0166667" office:value-type="float" office:value="52.5478949042101" calcext:value-type="float">
            <text:p>52.5478949042101</text:p>
          </table:table-cell>
          <table:table-cell table:formula="of:=DEGREES(ATAN(ABS([.F551]-[.C551])/ABS([.E551]-[.B551])))" office:value-type="float" office:value="4.7549048182704" calcext:value-type="float">
            <text:p>4.7549048182704</text:p>
          </table:table-cell>
          <table:table-cell table:formula="of:=SQRT(POWER([.H551];2)+POWER([.I551];2)+POWER([.J551];2))" office:value-type="float" office:value="635.105010571392" calcext:value-type="float">
            <text:p>635.105010571392</text:p>
          </table:table-cell>
        </table:table-row>
        <table:table-row table:style-name="ro1">
          <table:table-cell office:value-type="float" office:value="77.0378" calcext:value-type="float">
            <text:p>77.0378</text:p>
          </table:table-cell>
          <table:table-cell office:value-type="float" office:value="290.797" calcext:value-type="float">
            <text:p>290.797</text:p>
          </table:table-cell>
          <table:table-cell office:value-type="float" office:value="44.3055" calcext:value-type="float">
            <text:p>44.3055</text:p>
          </table:table-cell>
          <table:table-cell office:value-type="float" office:value="77.6966" calcext:value-type="float">
            <text:p>77.6966</text:p>
          </table:table-cell>
          <table:table-cell office:value-type="float" office:value="281.391" calcext:value-type="float">
            <text:p>281.391</text:p>
          </table:table-cell>
          <table:table-cell office:value-type="float" office:value="45.4829" calcext:value-type="float">
            <text:p>45.4829</text:p>
          </table:table-cell>
          <table:table-cell/>
          <table:table-cell table:formula="of:=([.D552]-[.A552])/0.0166667" office:value-type="float" office:value="39.5279209441581" calcext:value-type="float">
            <text:p>39.5279209441581</text:p>
          </table:table-cell>
          <table:table-cell table:formula="of:=ABS([.E552]-[.B552])/0.0166667" office:value-type="float" office:value="564.358871282258" calcext:value-type="float">
            <text:p>564.358871282258</text:p>
          </table:table-cell>
          <table:table-cell table:formula="of:=([.F552]-[.C552])/0.0166667" office:value-type="float" office:value="70.6438587122825" calcext:value-type="float">
            <text:p>70.6438587122825</text:p>
          </table:table-cell>
          <table:table-cell table:formula="of:=DEGREES(ATAN(ABS([.F552]-[.C552])/ABS([.E552]-[.B552])))" office:value-type="float" office:value="7.13491232958428" calcext:value-type="float">
            <text:p>7.13491232958428</text:p>
          </table:table-cell>
          <table:table-cell table:formula="of:=SQRT(POWER([.H552];2)+POWER([.I552];2)+POWER([.J552];2))" office:value-type="float" office:value="570.135025150107" calcext:value-type="float">
            <text:p>570.135025150107</text:p>
          </table:table-cell>
        </table:table-row>
        <table:table-row table:style-name="ro1">
          <table:table-cell office:value-type="float" office:value="76.7793" calcext:value-type="float">
            <text:p>76.7793</text:p>
          </table:table-cell>
          <table:table-cell office:value-type="float" office:value="290.902" calcext:value-type="float">
            <text:p>290.902</text:p>
          </table:table-cell>
          <table:table-cell office:value-type="float" office:value="43.7806" calcext:value-type="float">
            <text:p>43.7806</text:p>
          </table:table-cell>
          <table:table-cell office:value-type="float" office:value="77.6647" calcext:value-type="float">
            <text:p>77.6647</text:p>
          </table:table-cell>
          <table:table-cell office:value-type="float" office:value="278.904" calcext:value-type="float">
            <text:p>278.904</text:p>
          </table:table-cell>
          <table:table-cell office:value-type="float" office:value="45.116" calcext:value-type="float">
            <text:p>45.116</text:p>
          </table:table-cell>
          <table:table-cell/>
          <table:table-cell table:formula="of:=([.D553]-[.A553])/0.0166667" office:value-type="float" office:value="53.1238937522119" calcext:value-type="float">
            <text:p>53.1238937522119</text:p>
          </table:table-cell>
          <table:table-cell table:formula="of:=ABS([.E553]-[.B553])/0.0166667" office:value-type="float" office:value="719.878560242879" calcext:value-type="float">
            <text:p>719.878560242879</text:p>
          </table:table-cell>
          <table:table-cell table:formula="of:=([.F553]-[.C553])/0.0166667" office:value-type="float" office:value="80.1238397523205" calcext:value-type="float">
            <text:p>80.1238397523205</text:p>
          </table:table-cell>
          <table:table-cell table:formula="of:=DEGREES(ATAN(ABS([.F553]-[.C553])/ABS([.E553]-[.B553])))" office:value-type="float" office:value="6.35098868257323" calcext:value-type="float">
            <text:p>6.35098868257323</text:p>
          </table:table-cell>
          <table:table-cell table:formula="of:=SQRT(POWER([.H553];2)+POWER([.I553];2)+POWER([.J553];2))" office:value-type="float" office:value="726.269315943757" calcext:value-type="float">
            <text:p>726.269315943757</text:p>
          </table:table-cell>
        </table:table-row>
        <table:table-row table:style-name="ro1">
          <table:table-cell office:value-type="float" office:value="77.4599" calcext:value-type="float">
            <text:p>77.4599</text:p>
          </table:table-cell>
          <table:table-cell office:value-type="float" office:value="283.03" calcext:value-type="float">
            <text:p>283.03</text:p>
          </table:table-cell>
          <table:table-cell office:value-type="float" office:value="43.7246" calcext:value-type="float">
            <text:p>43.7246</text:p>
          </table:table-cell>
          <table:table-cell office:value-type="float" office:value="78.0668" calcext:value-type="float">
            <text:p>78.0668</text:p>
          </table:table-cell>
          <table:table-cell office:value-type="float" office:value="271.489" calcext:value-type="float">
            <text:p>271.489</text:p>
          </table:table-cell>
          <table:table-cell office:value-type="float" office:value="44.5398" calcext:value-type="float">
            <text:p>44.5398</text:p>
          </table:table-cell>
          <table:table-cell/>
          <table:table-cell table:formula="of:=([.D554]-[.A554])/0.0166667" office:value-type="float" office:value="36.4139271721454" calcext:value-type="float">
            <text:p>36.4139271721454</text:p>
          </table:table-cell>
          <table:table-cell table:formula="of:=ABS([.E554]-[.B554])/0.0166667" office:value-type="float" office:value="692.45861508277" calcext:value-type="float">
            <text:p>692.45861508277</text:p>
          </table:table-cell>
          <table:table-cell table:formula="of:=([.F554]-[.C554])/0.0166667" office:value-type="float" office:value="48.9119021761955" calcext:value-type="float">
            <text:p>48.9119021761955</text:p>
          </table:table-cell>
          <table:table-cell table:formula="of:=DEGREES(ATAN(ABS([.F554]-[.C554])/ABS([.E554]-[.B554])))" office:value-type="float" office:value="4.04038398489003" calcext:value-type="float">
            <text:p>4.04038398489003</text:p>
          </table:table-cell>
          <table:table-cell table:formula="of:=SQRT(POWER([.H554];2)+POWER([.I554];2)+POWER([.J554];2))" office:value-type="float" office:value="695.138318515775" calcext:value-type="float">
            <text:p>695.138318515775</text:p>
          </table:table-cell>
        </table:table-row>
        <table:table-row table:style-name="ro1">
          <table:table-cell office:value-type="float" office:value="78.6932" calcext:value-type="float">
            <text:p>78.6932</text:p>
          </table:table-cell>
          <table:table-cell office:value-type="float" office:value="280.349" calcext:value-type="float">
            <text:p>280.349</text:p>
          </table:table-cell>
          <table:table-cell office:value-type="float" office:value="44.633" calcext:value-type="float">
            <text:p>44.633</text:p>
          </table:table-cell>
          <table:table-cell office:value-type="float" office:value="79.5567" calcext:value-type="float">
            <text:p>79.5567</text:p>
          </table:table-cell>
          <table:table-cell office:value-type="float" office:value="271.555" calcext:value-type="float">
            <text:p>271.555</text:p>
          </table:table-cell>
          <table:table-cell office:value-type="float" office:value="44.7617" calcext:value-type="float">
            <text:p>44.7617</text:p>
          </table:table-cell>
          <table:table-cell/>
          <table:table-cell table:formula="of:=([.D555]-[.A555])/0.0166667" office:value-type="float" office:value="51.8098963802074" calcext:value-type="float">
            <text:p>51.8098963802074</text:p>
          </table:table-cell>
          <table:table-cell table:formula="of:=ABS([.E555]-[.B555])/0.0166667" office:value-type="float" office:value="527.63894472211" calcext:value-type="float">
            <text:p>527.63894472211</text:p>
          </table:table-cell>
          <table:table-cell table:formula="of:=([.F555]-[.C555])/0.0166667" office:value-type="float" office:value="7.72198455603058" calcext:value-type="float">
            <text:p>7.72198455603058</text:p>
          </table:table-cell>
          <table:table-cell table:formula="of:=DEGREES(ATAN(ABS([.F555]-[.C555])/ABS([.E555]-[.B555])))" office:value-type="float" office:value="0.838462637313397" calcext:value-type="float">
            <text:p>0.838462637313397</text:p>
          </table:table-cell>
          <table:table-cell table:formula="of:=SQRT(POWER([.H555];2)+POWER([.I555];2)+POWER([.J555];2))" office:value-type="float" office:value="530.232732293917" calcext:value-type="float">
            <text:p>530.232732293917</text:p>
          </table:table-cell>
        </table:table-row>
        <table:table-row table:style-name="ro1">
          <table:table-cell office:value-type="float" office:value="77.5074" calcext:value-type="float">
            <text:p>77.5074</text:p>
          </table:table-cell>
          <table:table-cell office:value-type="float" office:value="286.99" calcext:value-type="float">
            <text:p>286.99</text:p>
          </table:table-cell>
          <table:table-cell office:value-type="float" office:value="43.6133" calcext:value-type="float">
            <text:p>43.6133</text:p>
          </table:table-cell>
          <table:table-cell office:value-type="float" office:value="78.1532" calcext:value-type="float">
            <text:p>78.1532</text:p>
          </table:table-cell>
          <table:table-cell office:value-type="float" office:value="277.878" calcext:value-type="float">
            <text:p>277.878</text:p>
          </table:table-cell>
          <table:table-cell office:value-type="float" office:value="44.0252" calcext:value-type="float">
            <text:p>44.0252</text:p>
          </table:table-cell>
          <table:table-cell/>
          <table:table-cell table:formula="of:=([.D556]-[.A556])/0.0166667" office:value-type="float" office:value="38.7479225041546" calcext:value-type="float">
            <text:p>38.7479225041546</text:p>
          </table:table-cell>
          <table:table-cell table:formula="of:=ABS([.E556]-[.B556])/0.0166667" office:value-type="float" office:value="546.718906562188" calcext:value-type="float">
            <text:p>546.718906562188</text:p>
          </table:table-cell>
          <table:table-cell table:formula="of:=([.F556]-[.C556])/0.0166667" office:value-type="float" office:value="24.7139505720986" calcext:value-type="float">
            <text:p>24.7139505720986</text:p>
          </table:table-cell>
          <table:table-cell table:formula="of:=DEGREES(ATAN(ABS([.F556]-[.C556])/ABS([.E556]-[.B556])))" office:value-type="float" office:value="2.58824367015378" calcext:value-type="float">
            <text:p>2.58824367015378</text:p>
          </table:table-cell>
          <table:table-cell table:formula="of:=SQRT(POWER([.H556];2)+POWER([.I556];2)+POWER([.J556];2))" office:value-type="float" office:value="548.647194145585" calcext:value-type="float">
            <text:p>548.647194145585</text:p>
          </table:table-cell>
        </table:table-row>
        <table:table-row table:style-name="ro1">
          <table:table-cell office:value-type="float" office:value="76.038" calcext:value-type="float">
            <text:p>76.038</text:p>
          </table:table-cell>
          <table:table-cell office:value-type="float" office:value="295.159" calcext:value-type="float">
            <text:p>295.159</text:p>
          </table:table-cell>
          <table:table-cell office:value-type="float" office:value="42.6174" calcext:value-type="float">
            <text:p>42.6174</text:p>
          </table:table-cell>
          <table:table-cell office:value-type="float" office:value="76.2242" calcext:value-type="float">
            <text:p>76.2242</text:p>
          </table:table-cell>
          <table:table-cell office:value-type="float" office:value="286.896" calcext:value-type="float">
            <text:p>286.896</text:p>
          </table:table-cell>
          <table:table-cell office:value-type="float" office:value="43.6397" calcext:value-type="float">
            <text:p>43.6397</text:p>
          </table:table-cell>
          <table:table-cell/>
          <table:table-cell table:formula="of:=([.D557]-[.A557])/0.0166667" office:value-type="float" office:value="11.1719776560447" calcext:value-type="float">
            <text:p>11.1719776560447</text:p>
          </table:table-cell>
          <table:table-cell table:formula="of:=ABS([.E557]-[.B557])/0.0166667" office:value-type="float" office:value="495.779008441982" calcext:value-type="float">
            <text:p>495.779008441982</text:p>
          </table:table-cell>
          <table:table-cell table:formula="of:=([.F557]-[.C557])/0.0166667" office:value-type="float" office:value="61.337877324245" calcext:value-type="float">
            <text:p>61.337877324245</text:p>
          </table:table-cell>
          <table:table-cell table:formula="of:=DEGREES(ATAN(ABS([.F557]-[.C557])/ABS([.E557]-[.B557])))" office:value-type="float" office:value="7.0528058981486" calcext:value-type="float">
            <text:p>7.0528058981486</text:p>
          </table:table-cell>
          <table:table-cell table:formula="of:=SQRT(POWER([.H557];2)+POWER([.I557];2)+POWER([.J557];2))" office:value-type="float" office:value="499.683873555177" calcext:value-type="float">
            <text:p>499.683873555177</text:p>
          </table:table-cell>
        </table:table-row>
        <table:table-row table:style-name="ro1">
          <table:table-cell office:value-type="float" office:value="76.4943" calcext:value-type="float">
            <text:p>76.4943</text:p>
          </table:table-cell>
          <table:table-cell office:value-type="float" office:value="288.12" calcext:value-type="float">
            <text:p>288.12</text:p>
          </table:table-cell>
          <table:table-cell office:value-type="float" office:value="44.2103" calcext:value-type="float">
            <text:p>44.2103</text:p>
          </table:table-cell>
          <table:table-cell office:value-type="float" office:value="77.131" calcext:value-type="float">
            <text:p>77.131</text:p>
          </table:table-cell>
          <table:table-cell office:value-type="float" office:value="276.282" calcext:value-type="float">
            <text:p>276.282</text:p>
          </table:table-cell>
          <table:table-cell office:value-type="float" office:value="45.2783" calcext:value-type="float">
            <text:p>45.2783</text:p>
          </table:table-cell>
          <table:table-cell/>
          <table:table-cell table:formula="of:=([.D558]-[.A558])/0.0166667" office:value-type="float" office:value="38.2019235961531" calcext:value-type="float">
            <text:p>38.2019235961531</text:p>
          </table:table-cell>
          <table:table-cell table:formula="of:=ABS([.E558]-[.B558])/0.0166667" office:value-type="float" office:value="710.278579442842" calcext:value-type="float">
            <text:p>710.278579442842</text:p>
          </table:table-cell>
          <table:table-cell table:formula="of:=([.F558]-[.C558])/0.0166667" office:value-type="float" office:value="64.0798718402566" calcext:value-type="float">
            <text:p>64.0798718402566</text:p>
          </table:table-cell>
          <table:table-cell table:formula="of:=DEGREES(ATAN(ABS([.F558]-[.C558])/ABS([.E558]-[.B558])))" office:value-type="float" office:value="5.15515115269316" calcext:value-type="float">
            <text:p>5.15515115269316</text:p>
          </table:table-cell>
          <table:table-cell table:formula="of:=SQRT(POWER([.H558];2)+POWER([.I558];2)+POWER([.J558];2))" office:value-type="float" office:value="714.185744296855" calcext:value-type="float">
            <text:p>714.185744296855</text:p>
          </table:table-cell>
        </table:table-row>
        <table:table-row table:style-name="ro1">
          <table:table-cell office:value-type="float" office:value="76.7235" calcext:value-type="float">
            <text:p>76.7235</text:p>
          </table:table-cell>
          <table:table-cell office:value-type="float" office:value="285.743" calcext:value-type="float">
            <text:p>285.743</text:p>
          </table:table-cell>
          <table:table-cell office:value-type="float" office:value="43.0538" calcext:value-type="float">
            <text:p>43.0538</text:p>
          </table:table-cell>
          <table:table-cell office:value-type="float" office:value="77.3675" calcext:value-type="float">
            <text:p>77.3675</text:p>
          </table:table-cell>
          <table:table-cell office:value-type="float" office:value="275.322" calcext:value-type="float">
            <text:p>275.322</text:p>
          </table:table-cell>
          <table:table-cell office:value-type="float" office:value="43.9386" calcext:value-type="float">
            <text:p>43.9386</text:p>
          </table:table-cell>
          <table:table-cell/>
          <table:table-cell table:formula="of:=([.D559]-[.A559])/0.0166667" office:value-type="float" office:value="38.6399227201549" calcext:value-type="float">
            <text:p>38.6399227201549</text:p>
          </table:table-cell>
          <table:table-cell table:formula="of:=ABS([.E559]-[.B559])/0.0166667" office:value-type="float" office:value="625.258749482501" calcext:value-type="float">
            <text:p>625.258749482501</text:p>
          </table:table-cell>
          <table:table-cell table:formula="of:=([.F559]-[.C559])/0.0166667" office:value-type="float" office:value="53.0878938242123" calcext:value-type="float">
            <text:p>53.0878938242123</text:p>
          </table:table-cell>
          <table:table-cell table:formula="of:=DEGREES(ATAN(ABS([.F559]-[.C559])/ABS([.E559]-[.B559])))" office:value-type="float" office:value="4.85308608745332" calcext:value-type="float">
            <text:p>4.85308608745332</text:p>
          </table:table-cell>
          <table:table-cell table:formula="of:=SQRT(POWER([.H559];2)+POWER([.I559];2)+POWER([.J559];2))" office:value-type="float" office:value="628.696963491101" calcext:value-type="float">
            <text:p>628.696963491101</text:p>
          </table:table-cell>
        </table:table-row>
        <table:table-row table:style-name="ro1">
          <table:table-cell office:value-type="float" office:value="76.5607" calcext:value-type="float">
            <text:p>76.5607</text:p>
          </table:table-cell>
          <table:table-cell office:value-type="float" office:value="295.086" calcext:value-type="float">
            <text:p>295.086</text:p>
          </table:table-cell>
          <table:table-cell office:value-type="float" office:value="43.1402" calcext:value-type="float">
            <text:p>43.1402</text:p>
          </table:table-cell>
          <table:table-cell office:value-type="float" office:value="77.4756" calcext:value-type="float">
            <text:p>77.4756</text:p>
          </table:table-cell>
          <table:table-cell office:value-type="float" office:value="284.283" calcext:value-type="float">
            <text:p>284.283</text:p>
          </table:table-cell>
          <table:table-cell office:value-type="float" office:value="44.0337" calcext:value-type="float">
            <text:p>44.0337</text:p>
          </table:table-cell>
          <table:table-cell/>
          <table:table-cell table:formula="of:=([.D560]-[.A560])/0.0166667" office:value-type="float" office:value="54.8938902122198" calcext:value-type="float">
            <text:p>54.8938902122198</text:p>
          </table:table-cell>
          <table:table-cell table:formula="of:=ABS([.E560]-[.B560])/0.0166667" office:value-type="float" office:value="648.178703642593" calcext:value-type="float">
            <text:p>648.178703642593</text:p>
          </table:table-cell>
          <table:table-cell table:formula="of:=([.F560]-[.C560])/0.0166667" office:value-type="float" office:value="53.6098927802146" calcext:value-type="float">
            <text:p>53.6098927802146</text:p>
          </table:table-cell>
          <table:table-cell table:formula="of:=DEGREES(ATAN(ABS([.F560]-[.C560])/ABS([.E560]-[.B560])))" office:value-type="float" office:value="4.72808683496682" calcext:value-type="float">
            <text:p>4.72808683496682</text:p>
          </table:table-cell>
          <table:table-cell table:formula="of:=SQRT(POWER([.H560];2)+POWER([.I560];2)+POWER([.J560];2))" office:value-type="float" office:value="652.704367721198" calcext:value-type="float">
            <text:p>652.704367721198</text:p>
          </table:table-cell>
        </table:table-row>
        <table:table-row table:style-name="ro1">
          <table:table-cell office:value-type="float" office:value="77.7302" calcext:value-type="float">
            <text:p>77.7302</text:p>
          </table:table-cell>
          <table:table-cell office:value-type="float" office:value="284.19" calcext:value-type="float">
            <text:p>284.19</text:p>
          </table:table-cell>
          <table:table-cell office:value-type="float" office:value="44.5503" calcext:value-type="float">
            <text:p>44.5503</text:p>
          </table:table-cell>
          <table:table-cell office:value-type="float" office:value="78.3491" calcext:value-type="float">
            <text:p>78.3491</text:p>
          </table:table-cell>
          <table:table-cell office:value-type="float" office:value="273.839" calcext:value-type="float">
            <text:p>273.839</text:p>
          </table:table-cell>
          <table:table-cell office:value-type="float" office:value="45.3996" calcext:value-type="float">
            <text:p>45.3996</text:p>
          </table:table-cell>
          <table:table-cell/>
          <table:table-cell table:formula="of:=([.D561]-[.A561])/0.0166667" office:value-type="float" office:value="37.1339257321492" calcext:value-type="float">
            <text:p>37.1339257321492</text:p>
          </table:table-cell>
          <table:table-cell table:formula="of:=ABS([.E561]-[.B561])/0.0166667" office:value-type="float" office:value="621.058757882484" calcext:value-type="float">
            <text:p>621.058757882484</text:p>
          </table:table-cell>
          <table:table-cell table:formula="of:=([.F561]-[.C561])/0.0166667" office:value-type="float" office:value="50.9578980842038" calcext:value-type="float">
            <text:p>50.9578980842038</text:p>
          </table:table-cell>
          <table:table-cell table:formula="of:=DEGREES(ATAN(ABS([.F561]-[.C561])/ABS([.E561]-[.B561])))" office:value-type="float" office:value="4.69061396505266" calcext:value-type="float">
            <text:p>4.69061396505266</text:p>
          </table:table-cell>
          <table:table-cell table:formula="of:=SQRT(POWER([.H561];2)+POWER([.I561];2)+POWER([.J561];2))" office:value-type="float" office:value="624.251244740429" calcext:value-type="float">
            <text:p>624.251244740429</text:p>
          </table:table-cell>
        </table:table-row>
        <table:table-row table:style-name="ro1">
          <table:table-cell office:value-type="float" office:value="77.7316" calcext:value-type="float">
            <text:p>77.7316</text:p>
          </table:table-cell>
          <table:table-cell office:value-type="float" office:value="284.466" calcext:value-type="float">
            <text:p>284.466</text:p>
          </table:table-cell>
          <table:table-cell office:value-type="float" office:value="43.245" calcext:value-type="float">
            <text:p>43.245</text:p>
          </table:table-cell>
          <table:table-cell office:value-type="float" office:value="78.5831" calcext:value-type="float">
            <text:p>78.5831</text:p>
          </table:table-cell>
          <table:table-cell office:value-type="float" office:value="272.877" calcext:value-type="float">
            <text:p>272.877</text:p>
          </table:table-cell>
          <table:table-cell office:value-type="float" office:value="44.0684" calcext:value-type="float">
            <text:p>44.0684</text:p>
          </table:table-cell>
          <table:table-cell/>
          <table:table-cell table:formula="of:=([.D562]-[.A562])/0.0166667" office:value-type="float" office:value="51.0898978202045" calcext:value-type="float">
            <text:p>51.0898978202045</text:p>
          </table:table-cell>
          <table:table-cell table:formula="of:=ABS([.E562]-[.B562])/0.0166667" office:value-type="float" office:value="695.338609322781" calcext:value-type="float">
            <text:p>695.338609322781</text:p>
          </table:table-cell>
          <table:table-cell table:formula="of:=([.F562]-[.C562])/0.0166667" office:value-type="float" office:value="49.4039011921976" calcext:value-type="float">
            <text:p>49.4039011921976</text:p>
          </table:table-cell>
          <table:table-cell table:formula="of:=DEGREES(ATAN(ABS([.F562]-[.C562])/ABS([.E562]-[.B562])))" office:value-type="float" office:value="4.06404338425592" calcext:value-type="float">
            <text:p>4.06404338425592</text:p>
          </table:table-cell>
          <table:table-cell table:formula="of:=SQRT(POWER([.H562];2)+POWER([.I562];2)+POWER([.J562];2))" office:value-type="float" office:value="698.961161100691" calcext:value-type="float">
            <text:p>698.961161100691</text:p>
          </table:table-cell>
        </table:table-row>
        <table:table-row table:style-name="ro1">
          <table:table-cell office:value-type="float" office:value="76.7793" calcext:value-type="float">
            <text:p>76.7793</text:p>
          </table:table-cell>
          <table:table-cell office:value-type="float" office:value="290.897" calcext:value-type="float">
            <text:p>290.897</text:p>
          </table:table-cell>
          <table:table-cell office:value-type="float" office:value="43.7815" calcext:value-type="float">
            <text:p>43.7815</text:p>
          </table:table-cell>
          <table:table-cell office:value-type="float" office:value="77.6808" calcext:value-type="float">
            <text:p>77.6808</text:p>
          </table:table-cell>
          <table:table-cell office:value-type="float" office:value="280.174" calcext:value-type="float">
            <text:p>280.174</text:p>
          </table:table-cell>
          <table:table-cell office:value-type="float" office:value="45.1694" calcext:value-type="float">
            <text:p>45.1694</text:p>
          </table:table-cell>
          <table:table-cell/>
          <table:table-cell table:formula="of:=([.D563]-[.A563])/0.0166667" office:value-type="float" office:value="54.0898918202163" calcext:value-type="float">
            <text:p>54.0898918202163</text:p>
          </table:table-cell>
          <table:table-cell table:formula="of:=ABS([.E563]-[.B563])/0.0166667" office:value-type="float" office:value="643.378713242574" calcext:value-type="float">
            <text:p>643.378713242574</text:p>
          </table:table-cell>
          <table:table-cell table:formula="of:=([.F563]-[.C563])/0.0166667" office:value-type="float" office:value="83.2738334523332" calcext:value-type="float">
            <text:p>83.2738334523332</text:p>
          </table:table-cell>
          <table:table-cell table:formula="of:=DEGREES(ATAN(ABS([.F563]-[.C563])/ABS([.E563]-[.B563])))" office:value-type="float" office:value="7.37491014774645" calcext:value-type="float">
            <text:p>7.37491014774645</text:p>
          </table:table-cell>
          <table:table-cell table:formula="of:=SQRT(POWER([.H563];2)+POWER([.I563];2)+POWER([.J563];2))" office:value-type="float" office:value="650.996479551649" calcext:value-type="float">
            <text:p>650.996479551649</text:p>
          </table:table-cell>
        </table:table-row>
        <table:table-row table:style-name="ro1">
          <table:table-cell office:value-type="float" office:value="76.7933" calcext:value-type="float">
            <text:p>76.7933</text:p>
          </table:table-cell>
          <table:table-cell office:value-type="float" office:value="292.289" calcext:value-type="float">
            <text:p>292.289</text:p>
          </table:table-cell>
          <table:table-cell office:value-type="float" office:value="43.5675" calcext:value-type="float">
            <text:p>43.5675</text:p>
          </table:table-cell>
          <table:table-cell office:value-type="float" office:value="77.9511" calcext:value-type="float">
            <text:p>77.9511</text:p>
          </table:table-cell>
          <table:table-cell office:value-type="float" office:value="281.58" calcext:value-type="float">
            <text:p>281.58</text:p>
          </table:table-cell>
          <table:table-cell office:value-type="float" office:value="44.6997" calcext:value-type="float">
            <text:p>44.6997</text:p>
          </table:table-cell>
          <table:table-cell/>
          <table:table-cell table:formula="of:=([.D564]-[.A564])/0.0166667" office:value-type="float" office:value="69.4678610642776" calcext:value-type="float">
            <text:p>69.4678610642776</text:p>
          </table:table-cell>
          <table:table-cell table:formula="of:=ABS([.E564]-[.B564])/0.0166667" office:value-type="float" office:value="642.53871492257" calcext:value-type="float">
            <text:p>642.53871492257</text:p>
          </table:table-cell>
          <table:table-cell table:formula="of:=([.F564]-[.C564])/0.0166667" office:value-type="float" office:value="67.9318641362716" calcext:value-type="float">
            <text:p>67.9318641362716</text:p>
          </table:table-cell>
          <table:table-cell table:formula="of:=DEGREES(ATAN(ABS([.F564]-[.C564])/ABS([.E564]-[.B564])))" office:value-type="float" office:value="6.03512855839811" calcext:value-type="float">
            <text:p>6.03512855839811</text:p>
          </table:table-cell>
          <table:table-cell table:formula="of:=SQRT(POWER([.H564];2)+POWER([.I564];2)+POWER([.J564];2))" office:value-type="float" office:value="649.843459657957" calcext:value-type="float">
            <text:p>649.843459657957</text:p>
          </table:table-cell>
        </table:table-row>
        <table:table-row table:style-name="ro1">
          <table:table-cell office:value-type="float" office:value="76.8075" calcext:value-type="float">
            <text:p>76.8075</text:p>
          </table:table-cell>
          <table:table-cell office:value-type="float" office:value="293.696" calcext:value-type="float">
            <text:p>293.696</text:p>
          </table:table-cell>
          <table:table-cell office:value-type="float" office:value="43.3514" calcext:value-type="float">
            <text:p>43.3514</text:p>
          </table:table-cell>
          <table:table-cell office:value-type="float" office:value="77.9683" calcext:value-type="float">
            <text:p>77.9683</text:p>
          </table:table-cell>
          <table:table-cell office:value-type="float" office:value="282.919" calcext:value-type="float">
            <text:p>282.919</text:p>
          </table:table-cell>
          <table:table-cell office:value-type="float" office:value="44.4925" calcext:value-type="float">
            <text:p>44.4925</text:p>
          </table:table-cell>
          <table:table-cell/>
          <table:table-cell table:formula="of:=([.D565]-[.A565])/0.0166667" office:value-type="float" office:value="69.6478607042783" calcext:value-type="float">
            <text:p>69.6478607042783</text:p>
          </table:table-cell>
          <table:table-cell table:formula="of:=ABS([.E565]-[.B565])/0.0166667" office:value-type="float" office:value="646.618706762589" calcext:value-type="float">
            <text:p>646.618706762589</text:p>
          </table:table-cell>
          <table:table-cell table:formula="of:=([.F565]-[.C565])/0.0166667" office:value-type="float" office:value="68.465863068274" calcext:value-type="float">
            <text:p>68.465863068274</text:p>
          </table:table-cell>
          <table:table-cell table:formula="of:=DEGREES(ATAN(ABS([.F565]-[.C565])/ABS([.E565]-[.B565])))" office:value-type="float" office:value="6.04412308896996" calcext:value-type="float">
            <text:p>6.04412308896996</text:p>
          </table:table-cell>
          <table:table-cell table:formula="of:=SQRT(POWER([.H565];2)+POWER([.I565];2)+POWER([.J565];2))" office:value-type="float" office:value="653.952713001245" calcext:value-type="float">
            <text:p>653.952713001245</text:p>
          </table:table-cell>
        </table:table-row>
        <table:table-row table:style-name="ro1">
          <table:table-cell office:value-type="float" office:value="76.7933" calcext:value-type="float">
            <text:p>76.7933</text:p>
          </table:table-cell>
          <table:table-cell office:value-type="float" office:value="292.415" calcext:value-type="float">
            <text:p>292.415</text:p>
          </table:table-cell>
          <table:table-cell office:value-type="float" office:value="43.0349" calcext:value-type="float">
            <text:p>43.0349</text:p>
          </table:table-cell>
          <table:table-cell office:value-type="float" office:value="77.9349" calcext:value-type="float">
            <text:p>77.9349</text:p>
          </table:table-cell>
          <table:table-cell office:value-type="float" office:value="280.406" calcext:value-type="float">
            <text:p>280.406</text:p>
          </table:table-cell>
          <table:table-cell office:value-type="float" office:value="44.1304" calcext:value-type="float">
            <text:p>44.1304</text:p>
          </table:table-cell>
          <table:table-cell/>
          <table:table-cell table:formula="of:=([.D566]-[.A566])/0.0166667" office:value-type="float" office:value="68.4958630082738" calcext:value-type="float">
            <text:p>68.4958630082738</text:p>
          </table:table-cell>
          <table:table-cell table:formula="of:=ABS([.E566]-[.B566])/0.0166667" office:value-type="float" office:value="720.538558922883" calcext:value-type="float">
            <text:p>720.538558922883</text:p>
          </table:table-cell>
          <table:table-cell table:formula="of:=([.F566]-[.C566])/0.0166667" office:value-type="float" office:value="65.729868540263" calcext:value-type="float">
            <text:p>65.729868540263</text:p>
          </table:table-cell>
          <table:table-cell table:formula="of:=DEGREES(ATAN(ABS([.F566]-[.C566])/ABS([.E566]-[.B566])))" office:value-type="float" office:value="5.2122808068211" calcext:value-type="float">
            <text:p>5.2122808068211</text:p>
          </table:table-cell>
          <table:table-cell table:formula="of:=SQRT(POWER([.H566];2)+POWER([.I566];2)+POWER([.J566];2))" office:value-type="float" office:value="726.76537738271" calcext:value-type="float">
            <text:p>726.76537738271</text:p>
          </table:table-cell>
        </table:table-row>
        <table:table-row table:style-name="ro1">
          <table:table-cell office:value-type="float" office:value="77.2356" calcext:value-type="float">
            <text:p>77.2356</text:p>
          </table:table-cell>
          <table:table-cell office:value-type="float" office:value="285.619" calcext:value-type="float">
            <text:p>285.619</text:p>
          </table:table-cell>
          <table:table-cell office:value-type="float" office:value="43.8286" calcext:value-type="float">
            <text:p>43.8286</text:p>
          </table:table-cell>
          <table:table-cell office:value-type="float" office:value="78.0831" calcext:value-type="float">
            <text:p>78.0831</text:p>
          </table:table-cell>
          <table:table-cell office:value-type="float" office:value="272.632" calcext:value-type="float">
            <text:p>272.632</text:p>
          </table:table-cell>
          <table:table-cell office:value-type="float" office:value="45.0978" calcext:value-type="float">
            <text:p>45.0978</text:p>
          </table:table-cell>
          <table:table-cell/>
          <table:table-cell table:formula="of:=([.D567]-[.A567])/0.0166667" office:value-type="float" office:value="50.8498983002032" calcext:value-type="float">
            <text:p>50.8498983002032</text:p>
          </table:table-cell>
          <table:table-cell table:formula="of:=ABS([.E567]-[.B567])/0.0166667" office:value-type="float" office:value="779.218441563118" calcext:value-type="float">
            <text:p>779.218441563118</text:p>
          </table:table-cell>
          <table:table-cell table:formula="of:=([.F567]-[.C567])/0.0166667" office:value-type="float" office:value="76.1518476963045" calcext:value-type="float">
            <text:p>76.1518476963045</text:p>
          </table:table-cell>
          <table:table-cell table:formula="of:=DEGREES(ATAN(ABS([.F567]-[.C567])/ABS([.E567]-[.B567])))" office:value-type="float" office:value="5.58170546359199" calcext:value-type="float">
            <text:p>5.58170546359199</text:p>
          </table:table-cell>
          <table:table-cell table:formula="of:=SQRT(POWER([.H567];2)+POWER([.I567];2)+POWER([.J567];2))" office:value-type="float" office:value="784.58026723641" calcext:value-type="float">
            <text:p>784.58026723641</text:p>
          </table:table-cell>
        </table:table-row>
        <table:table-row table:style-name="ro1">
          <table:table-cell office:value-type="float" office:value="76.7792" calcext:value-type="float">
            <text:p>76.7792</text:p>
          </table:table-cell>
          <table:table-cell office:value-type="float" office:value="290.95" calcext:value-type="float">
            <text:p>290.95</text:p>
          </table:table-cell>
          <table:table-cell office:value-type="float" office:value="43.5174" calcext:value-type="float">
            <text:p>43.5174</text:p>
          </table:table-cell>
          <table:table-cell office:value-type="float" office:value="77.6976" calcext:value-type="float">
            <text:p>77.6976</text:p>
          </table:table-cell>
          <table:table-cell office:value-type="float" office:value="281.61" calcext:value-type="float">
            <text:p>281.61</text:p>
          </table:table-cell>
          <table:table-cell office:value-type="float" office:value="44.4464" calcext:value-type="float">
            <text:p>44.4464</text:p>
          </table:table-cell>
          <table:table-cell/>
          <table:table-cell table:formula="of:=([.D568]-[.A568])/0.0166667" office:value-type="float" office:value="55.1038897922199" calcext:value-type="float">
            <text:p>55.1038897922199</text:p>
          </table:table-cell>
          <table:table-cell table:formula="of:=ABS([.E568]-[.B568])/0.0166667" office:value-type="float" office:value="560.39887920224" calcext:value-type="float">
            <text:p>560.39887920224</text:p>
          </table:table-cell>
          <table:table-cell table:formula="of:=([.F568]-[.C568])/0.0166667" office:value-type="float" office:value="55.7398885202227" calcext:value-type="float">
            <text:p>55.7398885202227</text:p>
          </table:table-cell>
          <table:table-cell table:formula="of:=DEGREES(ATAN(ABS([.F568]-[.C568])/ABS([.E568]-[.B568])))" office:value-type="float" office:value="5.68022295751941" calcext:value-type="float">
            <text:p>5.68022295751941</text:p>
          </table:table-cell>
          <table:table-cell table:formula="of:=SQRT(POWER([.H568];2)+POWER([.I568];2)+POWER([.J568];2))" office:value-type="float" office:value="565.853583229449" calcext:value-type="float">
            <text:p>565.853583229449</text:p>
          </table:table-cell>
        </table:table-row>
        <table:table-row table:style-name="ro1">
          <table:table-cell office:value-type="float" office:value="77.0086" calcext:value-type="float">
            <text:p>77.0086</text:p>
          </table:table-cell>
          <table:table-cell office:value-type="float" office:value="288.16" calcext:value-type="float">
            <text:p>288.16</text:p>
          </table:table-cell>
          <table:table-cell office:value-type="float" office:value="44.1996" calcext:value-type="float">
            <text:p>44.1996</text:p>
          </table:table-cell>
          <table:table-cell office:value-type="float" office:value="77.8834" calcext:value-type="float">
            <text:p>77.8834</text:p>
          </table:table-cell>
          <table:table-cell office:value-type="float" office:value="276.345" calcext:value-type="float">
            <text:p>276.345</text:p>
          </table:table-cell>
          <table:table-cell office:value-type="float" office:value="45.2617" calcext:value-type="float">
            <text:p>45.2617</text:p>
          </table:table-cell>
          <table:table-cell/>
          <table:table-cell table:formula="of:=([.D569]-[.A569])/0.0166667" office:value-type="float" office:value="52.4878950242096" calcext:value-type="float">
            <text:p>52.4878950242096</text:p>
          </table:table-cell>
          <table:table-cell table:formula="of:=ABS([.E569]-[.B569])/0.0166667" office:value-type="float" office:value="708.898582202835" calcext:value-type="float">
            <text:p>708.898582202835</text:p>
          </table:table-cell>
          <table:table-cell table:formula="of:=([.F569]-[.C569])/0.0166667" office:value-type="float" office:value="63.725872548255" calcext:value-type="float">
            <text:p>63.725872548255</text:p>
          </table:table-cell>
          <table:table-cell table:formula="of:=DEGREES(ATAN(ABS([.F569]-[.C569])/ABS([.E569]-[.B569])))" office:value-type="float" office:value="5.13675144433223" calcext:value-type="float">
            <text:p>5.13675144433223</text:p>
          </table:table-cell>
          <table:table-cell table:formula="of:=SQRT(POWER([.H569];2)+POWER([.I569];2)+POWER([.J569];2))" office:value-type="float" office:value="713.689824647444" calcext:value-type="float">
            <text:p>713.689824647444</text:p>
          </table:table-cell>
        </table:table-row>
        <table:table-row table:style-name="ro1">
          <table:table-cell office:value-type="float" office:value="76.7792" calcext:value-type="float">
            <text:p>76.7792</text:p>
          </table:table-cell>
          <table:table-cell office:value-type="float" office:value="291.08" calcext:value-type="float">
            <text:p>291.08</text:p>
          </table:table-cell>
          <table:table-cell office:value-type="float" office:value="42.9853" calcext:value-type="float">
            <text:p>42.9853</text:p>
          </table:table-cell>
          <table:table-cell office:value-type="float" office:value="77.6657" calcext:value-type="float">
            <text:p>77.6657</text:p>
          </table:table-cell>
          <table:table-cell office:value-type="float" office:value="279.119" calcext:value-type="float">
            <text:p>279.119</text:p>
          </table:table-cell>
          <table:table-cell office:value-type="float" office:value="44.0841" calcext:value-type="float">
            <text:p>44.0841</text:p>
          </table:table-cell>
          <table:table-cell/>
          <table:table-cell table:formula="of:=([.D570]-[.A570])/0.0166667" office:value-type="float" office:value="53.1898936202127" calcext:value-type="float">
            <text:p>53.1898936202127</text:p>
          </table:table-cell>
          <table:table-cell table:formula="of:=ABS([.E570]-[.B570])/0.0166667" office:value-type="float" office:value="717.658564682868" calcext:value-type="float">
            <text:p>717.658564682868</text:p>
          </table:table-cell>
          <table:table-cell table:formula="of:=([.F570]-[.C570])/0.0166667" office:value-type="float" office:value="65.9278681442635" calcext:value-type="float">
            <text:p>65.9278681442635</text:p>
          </table:table-cell>
          <table:table-cell table:formula="of:=DEGREES(ATAN(ABS([.F570]-[.C570])/ABS([.E570]-[.B570])))" office:value-type="float" office:value="5.2487578273723" calcext:value-type="float">
            <text:p>5.2487578273723</text:p>
          </table:table-cell>
          <table:table-cell table:formula="of:=SQRT(POWER([.H570];2)+POWER([.I570];2)+POWER([.J570];2))" office:value-type="float" office:value="722.640618872238" calcext:value-type="float">
            <text:p>722.640618872238</text:p>
          </table:table-cell>
        </table:table-row>
        <table:table-row table:style-name="ro1">
          <table:table-cell office:value-type="float" office:value="77.5069" calcext:value-type="float">
            <text:p>77.5069</text:p>
          </table:table-cell>
          <table:table-cell office:value-type="float" office:value="286.823" calcext:value-type="float">
            <text:p>286.823</text:p>
          </table:table-cell>
          <table:table-cell office:value-type="float" office:value="44.4001" calcext:value-type="float">
            <text:p>44.4001</text:p>
          </table:table-cell>
          <table:table-cell office:value-type="float" office:value="78.3841" calcext:value-type="float">
            <text:p>78.3841</text:p>
          </table:table-cell>
          <table:table-cell office:value-type="float" office:value="276.286" calcext:value-type="float">
            <text:p>276.286</text:p>
          </table:table-cell>
          <table:table-cell office:value-type="float" office:value="45.7622" calcext:value-type="float">
            <text:p>45.7622</text:p>
          </table:table-cell>
          <table:table-cell/>
          <table:table-cell table:formula="of:=([.D571]-[.A571])/0.0166667" office:value-type="float" office:value="52.6318947362107" calcext:value-type="float">
            <text:p>52.6318947362107</text:p>
          </table:table-cell>
          <table:table-cell table:formula="of:=ABS([.E571]-[.B571])/0.0166667" office:value-type="float" office:value="632.218735562528" calcext:value-type="float">
            <text:p>632.218735562528</text:p>
          </table:table-cell>
          <table:table-cell table:formula="of:=([.F571]-[.C571])/0.0166667" office:value-type="float" office:value="81.7258365483268" calcext:value-type="float">
            <text:p>81.7258365483268</text:p>
          </table:table-cell>
          <table:table-cell table:formula="of:=DEGREES(ATAN(ABS([.F571]-[.C571])/ABS([.E571]-[.B571])))" office:value-type="float" office:value="7.36568127410464" calcext:value-type="float">
            <text:p>7.36568127410464</text:p>
          </table:table-cell>
          <table:table-cell table:formula="of:=SQRT(POWER([.H571];2)+POWER([.I571];2)+POWER([.J571];2))" office:value-type="float" office:value="639.648151954907" calcext:value-type="float">
            <text:p>639.648151954907</text:p>
          </table:table-cell>
        </table:table-row>
        <table:table-row table:style-name="ro1">
          <table:table-cell office:value-type="float" office:value="76.5336" calcext:value-type="float">
            <text:p>76.5336</text:p>
          </table:table-cell>
          <table:table-cell office:value-type="float" office:value="292.385" calcext:value-type="float">
            <text:p>292.385</text:p>
          </table:table-cell>
          <table:table-cell office:value-type="float" office:value="43.0419" calcext:value-type="float">
            <text:p>43.0419</text:p>
          </table:table-cell>
          <table:table-cell office:value-type="float" office:value="77.2053" calcext:value-type="float">
            <text:p>77.2053</text:p>
          </table:table-cell>
          <table:table-cell office:value-type="float" office:value="283.01" calcext:value-type="float">
            <text:p>283.01</text:p>
          </table:table-cell>
          <table:table-cell office:value-type="float" office:value="43.73" calcext:value-type="float">
            <text:p>43.73</text:p>
          </table:table-cell>
          <table:table-cell/>
          <table:table-cell table:formula="of:=([.D572]-[.A572])/0.0166667" office:value-type="float" office:value="40.3019193961604" calcext:value-type="float">
            <text:p>40.3019193961604</text:p>
          </table:table-cell>
          <table:table-cell table:formula="of:=ABS([.E572]-[.B572])/0.0166667" office:value-type="float" office:value="562.49887500225" calcext:value-type="float">
            <text:p>562.49887500225</text:p>
          </table:table-cell>
          <table:table-cell table:formula="of:=([.F572]-[.C572])/0.0166667" office:value-type="float" office:value="41.2859174281651" calcext:value-type="float">
            <text:p>41.2859174281651</text:p>
          </table:table-cell>
          <table:table-cell table:formula="of:=DEGREES(ATAN(ABS([.F572]-[.C572])/ABS([.E572]-[.B572])))" office:value-type="float" office:value="4.19783008679643" calcext:value-type="float">
            <text:p>4.19783008679643</text:p>
          </table:table-cell>
          <table:table-cell table:formula="of:=SQRT(POWER([.H572];2)+POWER([.I572];2)+POWER([.J572];2))" office:value-type="float" office:value="565.450047363776" calcext:value-type="float">
            <text:p>565.450047363776</text:p>
          </table:table-cell>
        </table:table-row>
        <table:table-row table:style-name="ro1">
          <table:table-cell office:value-type="float" office:value="76.9795" calcext:value-type="float">
            <text:p>76.9795</text:p>
          </table:table-cell>
          <table:table-cell office:value-type="float" office:value="285.696" calcext:value-type="float">
            <text:p>285.696</text:p>
          </table:table-cell>
          <table:table-cell office:value-type="float" office:value="43.3124" calcext:value-type="float">
            <text:p>43.3124</text:p>
          </table:table-cell>
          <table:table-cell office:value-type="float" office:value="77.6016" calcext:value-type="float">
            <text:p>77.6016</text:p>
          </table:table-cell>
          <table:table-cell office:value-type="float" office:value="273.977" calcext:value-type="float">
            <text:p>273.977</text:p>
          </table:table-cell>
          <table:table-cell office:value-type="float" office:value="44.3969" calcext:value-type="float">
            <text:p>44.3969</text:p>
          </table:table-cell>
          <table:table-cell/>
          <table:table-cell table:formula="of:=([.D573]-[.A573])/0.0166667" office:value-type="float" office:value="37.3259253481495" calcext:value-type="float">
            <text:p>37.3259253481495</text:p>
          </table:table-cell>
          <table:table-cell table:formula="of:=ABS([.E573]-[.B573])/0.0166667" office:value-type="float" office:value="703.138593722816" calcext:value-type="float">
            <text:p>703.138593722816</text:p>
          </table:table-cell>
          <table:table-cell table:formula="of:=([.F573]-[.C573])/0.0166667" office:value-type="float" office:value="65.0698698602606" calcext:value-type="float">
            <text:p>65.0698698602606</text:p>
          </table:table-cell>
          <table:table-cell table:formula="of:=DEGREES(ATAN(ABS([.F573]-[.C573])/ABS([.E573]-[.B573])))" office:value-type="float" office:value="5.28720855476123" calcext:value-type="float">
            <text:p>5.28720855476123</text:p>
          </table:table-cell>
          <table:table-cell table:formula="of:=SQRT(POWER([.H573];2)+POWER([.I573];2)+POWER([.J573];2))" office:value-type="float" office:value="707.128838790517" calcext:value-type="float">
            <text:p>707.128838790517</text:p>
          </table:table-cell>
        </table:table-row>
        <table:table-row table:style-name="ro1">
          <table:table-cell office:value-type="float" office:value="76.7933" calcext:value-type="float">
            <text:p>76.7933</text:p>
          </table:table-cell>
          <table:table-cell office:value-type="float" office:value="292.349" calcext:value-type="float">
            <text:p>292.349</text:p>
          </table:table-cell>
          <table:table-cell office:value-type="float" office:value="43.3017" calcext:value-type="float">
            <text:p>43.3017</text:p>
          </table:table-cell>
          <table:table-cell office:value-type="float" office:value="77.6976" calcext:value-type="float">
            <text:p>77.6976</text:p>
          </table:table-cell>
          <table:table-cell office:value-type="float" office:value="281.605" calcext:value-type="float">
            <text:p>281.605</text:p>
          </table:table-cell>
          <table:table-cell office:value-type="float" office:value="44.4473" calcext:value-type="float">
            <text:p>44.4473</text:p>
          </table:table-cell>
          <table:table-cell/>
          <table:table-cell table:formula="of:=([.D574]-[.A574])/0.0166667" office:value-type="float" office:value="54.2578914842166" calcext:value-type="float">
            <text:p>54.2578914842166</text:p>
          </table:table-cell>
          <table:table-cell table:formula="of:=ABS([.E574]-[.B574])/0.0166667" office:value-type="float" office:value="644.638710722577" calcext:value-type="float">
            <text:p>644.638710722577</text:p>
          </table:table-cell>
          <table:table-cell table:formula="of:=([.F574]-[.C574])/0.0166667" office:value-type="float" office:value="68.7358625282751" calcext:value-type="float">
            <text:p>68.7358625282751</text:p>
          </table:table-cell>
          <table:table-cell table:formula="of:=DEGREES(ATAN(ABS([.F574]-[.C574])/ABS([.E574]-[.B574])))" office:value-type="float" office:value="6.0862784067908" calcext:value-type="float">
            <text:p>6.0862784067908</text:p>
          </table:table-cell>
          <table:table-cell table:formula="of:=SQRT(POWER([.H574];2)+POWER([.I574];2)+POWER([.J574];2))" office:value-type="float" office:value="650.559455351996" calcext:value-type="float">
            <text:p>650.559455351996</text:p>
          </table:table-cell>
        </table:table-row>
        <table:table-row table:style-name="ro1">
          <table:table-cell office:value-type="float" office:value="76.4937" calcext:value-type="float">
            <text:p>76.4937</text:p>
          </table:table-cell>
          <table:table-cell office:value-type="float" office:value="288.341" calcext:value-type="float">
            <text:p>288.341</text:p>
          </table:table-cell>
          <table:table-cell office:value-type="float" office:value="43.1583" calcext:value-type="float">
            <text:p>43.1583</text:p>
          </table:table-cell>
          <table:table-cell office:value-type="float" office:value="76.6559" calcext:value-type="float">
            <text:p>76.6559</text:p>
          </table:table-cell>
          <table:table-cell office:value-type="float" office:value="279.035" calcext:value-type="float">
            <text:p>279.035</text:p>
          </table:table-cell>
          <table:table-cell office:value-type="float" office:value="44.1066" calcext:value-type="float">
            <text:p>44.1066</text:p>
          </table:table-cell>
          <table:table-cell/>
          <table:table-cell table:formula="of:=([.D575]-[.A575])/0.0166667" office:value-type="float" office:value="9.73198053603884" calcext:value-type="float">
            <text:p>9.73198053603884</text:p>
          </table:table-cell>
          <table:table-cell table:formula="of:=ABS([.E575]-[.B575])/0.0166667" office:value-type="float" office:value="558.358883282232" calcext:value-type="float">
            <text:p>558.358883282232</text:p>
          </table:table-cell>
          <table:table-cell table:formula="of:=([.F575]-[.C575])/0.0166667" office:value-type="float" office:value="56.8978862042278" calcext:value-type="float">
            <text:p>56.8978862042278</text:p>
          </table:table-cell>
          <table:table-cell table:formula="of:=DEGREES(ATAN(ABS([.F575]-[.C575])/ABS([.E575]-[.B575])))" office:value-type="float" office:value="5.81847021846168" calcext:value-type="float">
            <text:p>5.81847021846168</text:p>
          </table:table-cell>
          <table:table-cell table:formula="of:=SQRT(POWER([.H575];2)+POWER([.I575];2)+POWER([.J575];2))" office:value-type="float" office:value="561.334769491295" calcext:value-type="float">
            <text:p>561.334769491295</text:p>
          </table:table-cell>
        </table:table-row>
        <table:table-row table:style-name="ro1">
          <table:table-cell office:value-type="float" office:value="77.0232" calcext:value-type="float">
            <text:p>77.0232</text:p>
          </table:table-cell>
          <table:table-cell office:value-type="float" office:value="289.478" calcext:value-type="float">
            <text:p>289.478</text:p>
          </table:table-cell>
          <table:table-cell office:value-type="float" office:value="44.2519" calcext:value-type="float">
            <text:p>44.2519</text:p>
          </table:table-cell>
          <table:table-cell office:value-type="float" office:value="77.8996" calcext:value-type="float">
            <text:p>77.8996</text:p>
          </table:table-cell>
          <table:table-cell office:value-type="float" office:value="277.549" calcext:value-type="float">
            <text:p>277.549</text:p>
          </table:table-cell>
          <table:table-cell office:value-type="float" office:value="45.5719" calcext:value-type="float">
            <text:p>45.5719</text:p>
          </table:table-cell>
          <table:table-cell/>
          <table:table-cell table:formula="of:=([.D576]-[.A576])/0.0166667" office:value-type="float" office:value="52.5838948322106" calcext:value-type="float">
            <text:p>52.5838948322106</text:p>
          </table:table-cell>
          <table:table-cell table:formula="of:=ABS([.E576]-[.B576])/0.0166667" office:value-type="float" office:value="715.738568522865" calcext:value-type="float">
            <text:p>715.738568522865</text:p>
          </table:table-cell>
          <table:table-cell table:formula="of:=([.F576]-[.C576])/0.0166667" office:value-type="float" office:value="79.1998416003168" calcext:value-type="float">
            <text:p>79.1998416003168</text:p>
          </table:table-cell>
          <table:table-cell table:formula="of:=DEGREES(ATAN(ABS([.F576]-[.C576])/ABS([.E576]-[.B576])))" office:value-type="float" office:value="6.3143593280456" calcext:value-type="float">
            <text:p>6.3143593280456</text:p>
          </table:table-cell>
          <table:table-cell table:formula="of:=SQRT(POWER([.H576];2)+POWER([.I576];2)+POWER([.J576];2))" office:value-type="float" office:value="722.024500537482" calcext:value-type="float">
            <text:p>722.024500537482</text:p>
          </table:table-cell>
        </table:table-row>
        <table:table-row table:style-name="ro1">
          <table:table-cell office:value-type="float" office:value="76.9508" calcext:value-type="float">
            <text:p>76.9508</text:p>
          </table:table-cell>
          <table:table-cell office:value-type="float" office:value="283.051" calcext:value-type="float">
            <text:p>283.051</text:p>
          </table:table-cell>
          <table:table-cell office:value-type="float" office:value="43.4741" calcext:value-type="float">
            <text:p>43.4741</text:p>
          </table:table-cell>
          <table:table-cell office:value-type="float" office:value="77.3371" calcext:value-type="float">
            <text:p>77.3371</text:p>
          </table:table-cell>
          <table:table-cell office:value-type="float" office:value="272.775" calcext:value-type="float">
            <text:p>272.775</text:p>
          </table:table-cell>
          <table:table-cell office:value-type="float" office:value="44.0959" calcext:value-type="float">
            <text:p>44.0959</text:p>
          </table:table-cell>
          <table:table-cell/>
          <table:table-cell table:formula="of:=([.D577]-[.A577])/0.0166667" office:value-type="float" office:value="23.1779536440931" calcext:value-type="float">
            <text:p>23.1779536440931</text:p>
          </table:table-cell>
          <table:table-cell table:formula="of:=ABS([.E577]-[.B577])/0.0166667" office:value-type="float" office:value="616.558766882467" calcext:value-type="float">
            <text:p>616.558766882467</text:p>
          </table:table-cell>
          <table:table-cell table:formula="of:=([.F577]-[.C577])/0.0166667" office:value-type="float" office:value="37.3079253841493" calcext:value-type="float">
            <text:p>37.3079253841493</text:p>
          </table:table-cell>
          <table:table-cell table:formula="of:=DEGREES(ATAN(ABS([.F577]-[.C577])/ABS([.E577]-[.B577])))" office:value-type="float" office:value="3.46274127999648" calcext:value-type="float">
            <text:p>3.46274127999648</text:p>
          </table:table-cell>
          <table:table-cell table:formula="of:=SQRT(POWER([.H577];2)+POWER([.I577];2)+POWER([.J577];2))" office:value-type="float" office:value="618.121195115671" calcext:value-type="float">
            <text:p>618.121195115671</text:p>
          </table:table-cell>
        </table:table-row>
        <table:table-row table:style-name="ro1">
          <table:table-cell office:value-type="float" office:value="76.1998" calcext:value-type="float">
            <text:p>76.1998</text:p>
          </table:table-cell>
          <table:table-cell office:value-type="float" office:value="284.175" calcext:value-type="float">
            <text:p>284.175</text:p>
          </table:table-cell>
          <table:table-cell office:value-type="float" office:value="44.0621" calcext:value-type="float">
            <text:p>44.0621</text:p>
          </table:table-cell>
          <table:table-cell office:value-type="float" office:value="76.5901" calcext:value-type="float">
            <text:p>76.5901</text:p>
          </table:table-cell>
          <table:table-cell office:value-type="float" office:value="272.449" calcext:value-type="float">
            <text:p>272.449</text:p>
          </table:table-cell>
          <table:table-cell office:value-type="float" office:value="45.3863" calcext:value-type="float">
            <text:p>45.3863</text:p>
          </table:table-cell>
          <table:table-cell/>
          <table:table-cell table:formula="of:=([.D578]-[.A578])/0.0166667" office:value-type="float" office:value="23.4179531640943" calcext:value-type="float">
            <text:p>23.4179531640943</text:p>
          </table:table-cell>
          <table:table-cell table:formula="of:=ABS([.E578]-[.B578])/0.0166667" office:value-type="float" office:value="703.558592882814" calcext:value-type="float">
            <text:p>703.558592882814</text:p>
          </table:table-cell>
          <table:table-cell table:formula="of:=([.F578]-[.C578])/0.0166667" office:value-type="float" office:value="79.4518410963177" calcext:value-type="float">
            <text:p>79.4518410963177</text:p>
          </table:table-cell>
          <table:table-cell table:formula="of:=DEGREES(ATAN(ABS([.F578]-[.C578])/ABS([.E578]-[.B578])))" office:value-type="float" office:value="6.44303194637451" calcext:value-type="float">
            <text:p>6.44303194637451</text:p>
          </table:table-cell>
          <table:table-cell table:formula="of:=SQRT(POWER([.H578];2)+POWER([.I578];2)+POWER([.J578];2))" office:value-type="float" office:value="708.417736369747" calcext:value-type="float">
            <text:p>708.417736369747</text:p>
          </table:table-cell>
        </table:table-row>
        <table:table-row table:style-name="ro1">
          <table:table-cell office:value-type="float" office:value="76.547" calcext:value-type="float">
            <text:p>76.547</text:p>
          </table:table-cell>
          <table:table-cell office:value-type="float" office:value="293.726" calcext:value-type="float">
            <text:p>293.726</text:p>
          </table:table-cell>
          <table:table-cell office:value-type="float" office:value="43.0918" calcext:value-type="float">
            <text:p>43.0918</text:p>
          </table:table-cell>
          <table:table-cell office:value-type="float" office:value="77.4599" calcext:value-type="float">
            <text:p>77.4599</text:p>
          </table:table-cell>
          <table:table-cell office:value-type="float" office:value="282.986" calcext:value-type="float">
            <text:p>282.986</text:p>
          </table:table-cell>
          <table:table-cell office:value-type="float" office:value="43.9834" calcext:value-type="float">
            <text:p>43.9834</text:p>
          </table:table-cell>
          <table:table-cell/>
          <table:table-cell table:formula="of:=([.D579]-[.A579])/0.0166667" office:value-type="float" office:value="54.7738904522196" calcext:value-type="float">
            <text:p>54.7738904522196</text:p>
          </table:table-cell>
          <table:table-cell table:formula="of:=ABS([.E579]-[.B579])/0.0166667" office:value-type="float" office:value="644.398711202578" calcext:value-type="float">
            <text:p>644.398711202578</text:p>
          </table:table-cell>
          <table:table-cell table:formula="of:=([.F579]-[.C579])/0.0166667" office:value-type="float" office:value="53.4958930082142" calcext:value-type="float">
            <text:p>53.4958930082142</text:p>
          </table:table-cell>
          <table:table-cell table:formula="of:=DEGREES(ATAN(ABS([.F579]-[.C579])/ABS([.E579]-[.B579])))" office:value-type="float" office:value="4.74562798258735" calcext:value-type="float">
            <text:p>4.74562798258735</text:p>
          </table:table-cell>
          <table:table-cell table:formula="of:=SQRT(POWER([.H579];2)+POWER([.I579];2)+POWER([.J579];2))" office:value-type="float" office:value="648.93118945198" calcext:value-type="float">
            <text:p>648.93118945198</text:p>
          </table:table-cell>
        </table:table-row>
        <table:table-row table:style-name="ro1">
          <table:table-cell office:value-type="float" office:value="77.0088" calcext:value-type="float">
            <text:p>77.0088</text:p>
          </table:table-cell>
          <table:table-cell office:value-type="float" office:value="288.502" calcext:value-type="float">
            <text:p>288.502</text:p>
          </table:table-cell>
          <table:table-cell office:value-type="float" office:value="42.6186" calcext:value-type="float">
            <text:p>42.6186</text:p>
          </table:table-cell>
          <table:table-cell office:value-type="float" office:value="77.8688" calcext:value-type="float">
            <text:p>77.8688</text:p>
          </table:table-cell>
          <table:table-cell office:value-type="float" office:value="275.412" calcext:value-type="float">
            <text:p>275.412</text:p>
          </table:table-cell>
          <table:table-cell office:value-type="float" office:value="43.6717" calcext:value-type="float">
            <text:p>43.6717</text:p>
          </table:table-cell>
          <table:table-cell/>
          <table:table-cell table:formula="of:=([.D580]-[.A580])/0.0166667" office:value-type="float" office:value="51.5998968002064" calcext:value-type="float">
            <text:p>51.5998968002064</text:p>
          </table:table-cell>
          <table:table-cell table:formula="of:=ABS([.E580]-[.B580])/0.0166667" office:value-type="float" office:value="785.398429203144" calcext:value-type="float">
            <text:p>785.398429203144</text:p>
          </table:table-cell>
          <table:table-cell table:formula="of:=([.F580]-[.C580])/0.0166667" office:value-type="float" office:value="63.1858736282528" calcext:value-type="float">
            <text:p>63.1858736282528</text:p>
          </table:table-cell>
          <table:table-cell table:formula="of:=DEGREES(ATAN(ABS([.F580]-[.C580])/ABS([.E580]-[.B580])))" office:value-type="float" office:value="4.59958079481528" calcext:value-type="float">
            <text:p>4.59958079481528</text:p>
          </table:table-cell>
          <table:table-cell table:formula="of:=SQRT(POWER([.H580];2)+POWER([.I580];2)+POWER([.J580];2))" office:value-type="float" office:value="789.623769000606" calcext:value-type="float">
            <text:p>789.623769000606</text:p>
          </table:table-cell>
        </table:table-row>
        <table:table-row table:style-name="ro1">
          <table:table-cell office:value-type="float" office:value="76.2874" calcext:value-type="float">
            <text:p>76.2874</text:p>
          </table:table-cell>
          <table:table-cell office:value-type="float" office:value="293.537" calcext:value-type="float">
            <text:p>293.537</text:p>
          </table:table-cell>
          <table:table-cell office:value-type="float" office:value="43.8948" calcext:value-type="float">
            <text:p>43.8948</text:p>
          </table:table-cell>
          <table:table-cell office:value-type="float" office:value="77.2049" calcext:value-type="float">
            <text:p>77.2049</text:p>
          </table:table-cell>
          <table:table-cell office:value-type="float" office:value="282.744" calcext:value-type="float">
            <text:p>282.744</text:p>
          </table:table-cell>
          <table:table-cell office:value-type="float" office:value="45.0292" calcext:value-type="float">
            <text:p>45.0292</text:p>
          </table:table-cell>
          <table:table-cell/>
          <table:table-cell table:formula="of:=([.D581]-[.A581])/0.0166667" office:value-type="float" office:value="55.0498899002196" calcext:value-type="float">
            <text:p>55.0498899002196</text:p>
          </table:table-cell>
          <table:table-cell table:formula="of:=ABS([.E581]-[.B581])/0.0166667" office:value-type="float" office:value="647.578704842587" calcext:value-type="float">
            <text:p>647.578704842587</text:p>
          </table:table-cell>
          <table:table-cell table:formula="of:=([.F581]-[.C581])/0.0166667" office:value-type="float" office:value="68.0638638722722" calcext:value-type="float">
            <text:p>68.0638638722722</text:p>
          </table:table-cell>
          <table:table-cell table:formula="of:=DEGREES(ATAN(ABS([.F581]-[.C581])/ABS([.E581]-[.B581])))" office:value-type="float" office:value="6.00005244709686" calcext:value-type="float">
            <text:p>6.00005244709686</text:p>
          </table:table-cell>
          <table:table-cell table:formula="of:=SQRT(POWER([.H581];2)+POWER([.I581];2)+POWER([.J581];2))" office:value-type="float" office:value="653.468713029822" calcext:value-type="float">
            <text:p>653.468713029822</text:p>
          </table:table-cell>
        </table:table-row>
        <table:table-row table:style-name="ro1">
          <table:table-cell office:value-type="float" office:value="76.4946" calcext:value-type="float">
            <text:p>76.4946</text:p>
          </table:table-cell>
          <table:table-cell office:value-type="float" office:value="288.005" calcext:value-type="float">
            <text:p>288.005</text:p>
          </table:table-cell>
          <table:table-cell office:value-type="float" office:value="44.7362" calcext:value-type="float">
            <text:p>44.7362</text:p>
          </table:table-cell>
          <table:table-cell office:value-type="float" office:value="77.1308" calcext:value-type="float">
            <text:p>77.1308</text:p>
          </table:table-cell>
          <table:table-cell office:value-type="float" office:value="276.125" calcext:value-type="float">
            <text:p>276.125</text:p>
          </table:table-cell>
          <table:table-cell office:value-type="float" office:value="46.0459" calcext:value-type="float">
            <text:p>46.0459</text:p>
          </table:table-cell>
          <table:table-cell/>
          <table:table-cell table:formula="of:=([.D582]-[.A582])/0.0166667" office:value-type="float" office:value="38.171923656152" calcext:value-type="float">
            <text:p>38.171923656152</text:p>
          </table:table-cell>
          <table:table-cell table:formula="of:=ABS([.E582]-[.B582])/0.0166667" office:value-type="float" office:value="712.798574402851" calcext:value-type="float">
            <text:p>712.798574402851</text:p>
          </table:table-cell>
          <table:table-cell table:formula="of:=([.F582]-[.C582])/0.0166667" office:value-type="float" office:value="78.5818428363147" calcext:value-type="float">
            <text:p>78.5818428363147</text:p>
          </table:table-cell>
          <table:table-cell table:formula="of:=DEGREES(ATAN(ABS([.F582]-[.C582])/ABS([.E582]-[.B582])))" office:value-type="float" office:value="6.29111725469314" calcext:value-type="float">
            <text:p>6.29111725469314</text:p>
          </table:table-cell>
          <table:table-cell table:formula="of:=SQRT(POWER([.H582];2)+POWER([.I582];2)+POWER([.J582];2))" office:value-type="float" office:value="718.132306368331" calcext:value-type="float">
            <text:p>718.132306368331</text:p>
          </table:table-cell>
        </table:table-row>
        <table:table-row table:style-name="ro1">
          <table:table-cell office:value-type="float" office:value="77.2805" calcext:value-type="float">
            <text:p>77.2805</text:p>
          </table:table-cell>
          <table:table-cell office:value-type="float" office:value="289.263" calcext:value-type="float">
            <text:p>289.263</text:p>
          </table:table-cell>
          <table:table-cell office:value-type="float" office:value="45.3006" calcext:value-type="float">
            <text:p>45.3006</text:p>
          </table:table-cell>
          <table:table-cell office:value-type="float" office:value="78.1665" calcext:value-type="float">
            <text:p>78.1665</text:p>
          </table:table-cell>
          <table:table-cell office:value-type="float" office:value="278.617" calcext:value-type="float">
            <text:p>278.617</text:p>
          </table:table-cell>
          <table:table-cell office:value-type="float" office:value="46.649" calcext:value-type="float">
            <text:p>46.649</text:p>
          </table:table-cell>
          <table:table-cell/>
          <table:table-cell table:formula="of:=([.D583]-[.A583])/0.0166667" office:value-type="float" office:value="53.1598936802124" calcext:value-type="float">
            <text:p>53.1598936802124</text:p>
          </table:table-cell>
          <table:table-cell table:formula="of:=ABS([.E583]-[.B583])/0.0166667" office:value-type="float" office:value="638.758722482553" calcext:value-type="float">
            <text:p>638.758722482553</text:p>
          </table:table-cell>
          <table:table-cell table:formula="of:=([.F583]-[.C583])/0.0166667" office:value-type="float" office:value="80.9038381923235" calcext:value-type="float">
            <text:p>80.9038381923235</text:p>
          </table:table-cell>
          <table:table-cell table:formula="of:=DEGREES(ATAN(ABS([.F583]-[.C583])/ABS([.E583]-[.B583])))" office:value-type="float" office:value="7.21852644507102" calcext:value-type="float">
            <text:p>7.21852644507102</text:p>
          </table:table-cell>
          <table:table-cell table:formula="of:=SQRT(POWER([.H583];2)+POWER([.I583];2)+POWER([.J583];2))" office:value-type="float" office:value="646.052715246894" calcext:value-type="float">
            <text:p>646.052715246894</text:p>
          </table:table-cell>
        </table:table-row>
        <table:table-row table:style-name="ro1">
          <table:table-cell office:value-type="float" office:value="76.9651" calcext:value-type="float">
            <text:p>76.9651</text:p>
          </table:table-cell>
          <table:table-cell office:value-type="float" office:value="284.07" calcext:value-type="float">
            <text:p>284.07</text:p>
          </table:table-cell>
          <table:table-cell office:value-type="float" office:value="44.8278" calcext:value-type="float">
            <text:p>44.8278</text:p>
          </table:table-cell>
          <table:table-cell office:value-type="float" office:value="77.5845" calcext:value-type="float">
            <text:p>77.5845</text:p>
          </table:table-cell>
          <table:table-cell office:value-type="float" office:value="272.386" calcext:value-type="float">
            <text:p>272.386</text:p>
          </table:table-cell>
          <table:table-cell office:value-type="float" office:value="46.1246" calcext:value-type="float">
            <text:p>46.1246</text:p>
          </table:table-cell>
          <table:table-cell/>
          <table:table-cell table:formula="of:=([.D584]-[.A584])/0.0166667" office:value-type="float" office:value="37.1639256721486" calcext:value-type="float">
            <text:p>37.1639256721486</text:p>
          </table:table-cell>
          <table:table-cell table:formula="of:=ABS([.E584]-[.B584])/0.0166667" office:value-type="float" office:value="701.038597922802" calcext:value-type="float">
            <text:p>701.038597922802</text:p>
          </table:table-cell>
          <table:table-cell table:formula="of:=([.F584]-[.C584])/0.0166667" office:value-type="float" office:value="77.8078443843111" calcext:value-type="float">
            <text:p>77.8078443843111</text:p>
          </table:table-cell>
          <table:table-cell table:formula="of:=DEGREES(ATAN(ABS([.F584]-[.C584])/ABS([.E584]-[.B584])))" office:value-type="float" office:value="6.33330243934181" calcext:value-type="float">
            <text:p>6.33330243934181</text:p>
          </table:table-cell>
          <table:table-cell table:formula="of:=SQRT(POWER([.H584];2)+POWER([.I584];2)+POWER([.J584];2))" office:value-type="float" office:value="706.321692854373" calcext:value-type="float">
            <text:p>706.321692854373</text:p>
          </table:table-cell>
        </table:table-row>
        <table:table-row table:style-name="ro1">
          <table:table-cell office:value-type="float" office:value="76.9794" calcext:value-type="float">
            <text:p>76.9794</text:p>
          </table:table-cell>
          <table:table-cell office:value-type="float" office:value="285.197" calcext:value-type="float">
            <text:p>285.197</text:p>
          </table:table-cell>
          <table:table-cell office:value-type="float" office:value="45.6642" calcext:value-type="float">
            <text:p>45.6642</text:p>
          </table:table-cell>
          <table:table-cell office:value-type="float" office:value="77.6311" calcext:value-type="float">
            <text:p>77.6311</text:p>
          </table:table-cell>
          <table:table-cell office:value-type="float" office:value="276.011" calcext:value-type="float">
            <text:p>276.011</text:p>
          </table:table-cell>
          <table:table-cell office:value-type="float" office:value="46.8011" calcext:value-type="float">
            <text:p>46.8011</text:p>
          </table:table-cell>
          <table:table-cell/>
          <table:table-cell table:formula="of:=([.D585]-[.A585])/0.0166667" office:value-type="float" office:value="39.1019217961567" calcext:value-type="float">
            <text:p>39.1019217961567</text:p>
          </table:table-cell>
          <table:table-cell table:formula="of:=ABS([.E585]-[.B585])/0.0166667" office:value-type="float" office:value="551.158897682203" calcext:value-type="float">
            <text:p>551.158897682203</text:p>
          </table:table-cell>
          <table:table-cell table:formula="of:=([.F585]-[.C585])/0.0166667" office:value-type="float" office:value="68.2138635722727" calcext:value-type="float">
            <text:p>68.2138635722727</text:p>
          </table:table-cell>
          <table:table-cell table:formula="of:=DEGREES(ATAN(ABS([.F585]-[.C585])/ABS([.E585]-[.B585])))" office:value-type="float" office:value="7.0553016261698" calcext:value-type="float">
            <text:p>7.0553016261698</text:p>
          </table:table-cell>
          <table:table-cell table:formula="of:=SQRT(POWER([.H585];2)+POWER([.I585];2)+POWER([.J585];2))" office:value-type="float" office:value="556.73891723668" calcext:value-type="float">
            <text:p>556.73891723668</text:p>
          </table:table-cell>
        </table:table-row>
        <table:table-row table:style-name="ro1">
          <table:table-cell office:value-type="float" office:value="77.2198" calcext:value-type="float">
            <text:p>77.2198</text:p>
          </table:table-cell>
          <table:table-cell office:value-type="float" office:value="283.978" calcext:value-type="float">
            <text:p>283.978</text:p>
          </table:table-cell>
          <table:table-cell office:value-type="float" office:value="45.3433" calcext:value-type="float">
            <text:p>45.3433</text:p>
          </table:table-cell>
          <table:table-cell office:value-type="float" office:value="77.8322" calcext:value-type="float">
            <text:p>77.8322</text:p>
          </table:table-cell>
          <table:table-cell office:value-type="float" office:value="272.261" calcext:value-type="float">
            <text:p>272.261</text:p>
          </table:table-cell>
          <table:table-cell office:value-type="float" office:value="46.8783" calcext:value-type="float">
            <text:p>46.8783</text:p>
          </table:table-cell>
          <table:table-cell/>
          <table:table-cell table:formula="of:=([.D586]-[.A586])/0.0166667" office:value-type="float" office:value="36.7439265121466" calcext:value-type="float">
            <text:p>36.7439265121466</text:p>
          </table:table-cell>
          <table:table-cell table:formula="of:=ABS([.E586]-[.B586])/0.0166667" office:value-type="float" office:value="703.018593962811" calcext:value-type="float">
            <text:p>703.018593962811</text:p>
          </table:table-cell>
          <table:table-cell table:formula="of:=([.F586]-[.C586])/0.0166667" office:value-type="float" office:value="92.0998158003686" calcext:value-type="float">
            <text:p>92.0998158003686</text:p>
          </table:table-cell>
          <table:table-cell table:formula="of:=DEGREES(ATAN(ABS([.F586]-[.C586])/ABS([.E586]-[.B586])))" office:value-type="float" office:value="7.46359942641656" calcext:value-type="float">
            <text:p>7.46359942641656</text:p>
          </table:table-cell>
          <table:table-cell table:formula="of:=SQRT(POWER([.H586];2)+POWER([.I586];2)+POWER([.J586];2))" office:value-type="float" office:value="709.977207847857" calcext:value-type="float">
            <text:p>709.977207847857</text:p>
          </table:table-cell>
        </table:table-row>
        <table:table-row table:style-name="ro1">
          <table:table-cell office:value-type="float" office:value="76.2629" calcext:value-type="float">
            <text:p>76.2629</text:p>
          </table:table-cell>
          <table:table-cell office:value-type="float" office:value="290.563" calcext:value-type="float">
            <text:p>290.563</text:p>
          </table:table-cell>
          <table:table-cell office:value-type="float" office:value="45.114" calcext:value-type="float">
            <text:p>45.114</text:p>
          </table:table-cell>
          <table:table-cell office:value-type="float" office:value="77.1598" calcext:value-type="float">
            <text:p>77.1598</text:p>
          </table:table-cell>
          <table:table-cell office:value-type="float" office:value="278.537" calcext:value-type="float">
            <text:p>278.537</text:p>
          </table:table-cell>
          <table:table-cell office:value-type="float" office:value="46.6703" calcext:value-type="float">
            <text:p>46.6703</text:p>
          </table:table-cell>
          <table:table-cell/>
          <table:table-cell table:formula="of:=([.D587]-[.A587])/0.0166667" office:value-type="float" office:value="53.8138923722154" calcext:value-type="float">
            <text:p>53.8138923722154</text:p>
          </table:table-cell>
          <table:table-cell table:formula="of:=ABS([.E587]-[.B587])/0.0166667" office:value-type="float" office:value="721.558556882887" calcext:value-type="float">
            <text:p>721.558556882887</text:p>
          </table:table-cell>
          <table:table-cell table:formula="of:=([.F587]-[.C587])/0.0166667" office:value-type="float" office:value="93.3778132443735" calcext:value-type="float">
            <text:p>93.3778132443735</text:p>
          </table:table-cell>
          <table:table-cell table:formula="of:=DEGREES(ATAN(ABS([.F587]-[.C587])/ABS([.E587]-[.B587])))" office:value-type="float" office:value="7.37373879750635" calcext:value-type="float">
            <text:p>7.37373879750635</text:p>
          </table:table-cell>
          <table:table-cell table:formula="of:=SQRT(POWER([.H587];2)+POWER([.I587];2)+POWER([.J587];2))" office:value-type="float" office:value="729.562952752855" calcext:value-type="float">
            <text:p>729.562952752855</text:p>
          </table:table-cell>
        </table:table-row>
        <table:table-row table:style-name="ro1">
          <table:table-cell office:value-type="float" office:value="77.0378" calcext:value-type="float">
            <text:p>77.0378</text:p>
          </table:table-cell>
          <table:table-cell office:value-type="float" office:value="290.685" calcext:value-type="float">
            <text:p>290.685</text:p>
          </table:table-cell>
          <table:table-cell office:value-type="float" office:value="44.8333" calcext:value-type="float">
            <text:p>44.8333</text:p>
          </table:table-cell>
          <table:table-cell office:value-type="float" office:value="77.9326" calcext:value-type="float">
            <text:p>77.9326</text:p>
          </table:table-cell>
          <table:table-cell office:value-type="float" office:value="280.032" calcext:value-type="float">
            <text:p>280.032</text:p>
          </table:table-cell>
          <table:table-cell office:value-type="float" office:value="45.9382" calcext:value-type="float">
            <text:p>45.9382</text:p>
          </table:table-cell>
          <table:table-cell/>
          <table:table-cell table:formula="of:=([.D588]-[.A588])/0.0166667" office:value-type="float" office:value="53.6878926242141" calcext:value-type="float">
            <text:p>53.6878926242141</text:p>
          </table:table-cell>
          <table:table-cell table:formula="of:=ABS([.E588]-[.B588])/0.0166667" office:value-type="float" office:value="639.178721642558" calcext:value-type="float">
            <text:p>639.178721642558</text:p>
          </table:table-cell>
          <table:table-cell table:formula="of:=([.F588]-[.C588])/0.0166667" office:value-type="float" office:value="66.2938674122652" calcext:value-type="float">
            <text:p>66.2938674122652</text:p>
          </table:table-cell>
          <table:table-cell table:formula="of:=DEGREES(ATAN(ABS([.F588]-[.C588])/ABS([.E588]-[.B588])))" office:value-type="float" office:value="5.92138932271581" calcext:value-type="float">
            <text:p>5.92138932271581</text:p>
          </table:table-cell>
          <table:table-cell table:formula="of:=SQRT(POWER([.H588];2)+POWER([.I588];2)+POWER([.J588];2))" office:value-type="float" office:value="644.846264524746" calcext:value-type="float">
            <text:p>644.846264524746</text:p>
          </table:table-cell>
        </table:table-row>
        <table:table-row table:style-name="ro1">
          <table:table-cell office:value-type="float" office:value="77.0084" calcext:value-type="float">
            <text:p>77.0084</text:p>
          </table:table-cell>
          <table:table-cell office:value-type="float" office:value="287.981" calcext:value-type="float">
            <text:p>287.981</text:p>
          </table:table-cell>
          <table:table-cell office:value-type="float" office:value="44.989" calcext:value-type="float">
            <text:p>44.989</text:p>
          </table:table-cell>
          <table:table-cell office:value-type="float" office:value="77.8983" calcext:value-type="float">
            <text:p>77.8983</text:p>
          </table:table-cell>
          <table:table-cell office:value-type="float" office:value="277.343" calcext:value-type="float">
            <text:p>277.343</text:p>
          </table:table-cell>
          <table:table-cell office:value-type="float" office:value="46.5964" calcext:value-type="float">
            <text:p>46.5964</text:p>
          </table:table-cell>
          <table:table-cell/>
          <table:table-cell table:formula="of:=([.D589]-[.A589])/0.0166667" office:value-type="float" office:value="53.3938932122143" calcext:value-type="float">
            <text:p>53.3938932122143</text:p>
          </table:table-cell>
          <table:table-cell table:formula="of:=ABS([.E589]-[.B589])/0.0166667" office:value-type="float" office:value="638.278723442552" calcext:value-type="float">
            <text:p>638.278723442552</text:p>
          </table:table-cell>
          <table:table-cell table:formula="of:=([.F589]-[.C589])/0.0166667" office:value-type="float" office:value="96.4438071123861" calcext:value-type="float">
            <text:p>96.4438071123861</text:p>
          </table:table-cell>
          <table:table-cell table:formula="of:=DEGREES(ATAN(ABS([.F589]-[.C589])/ABS([.E589]-[.B589])))" office:value-type="float" office:value="8.59238465432367" calcext:value-type="float">
            <text:p>8.59238465432367</text:p>
          </table:table-cell>
          <table:table-cell table:formula="of:=SQRT(POWER([.H589];2)+POWER([.I589];2)+POWER([.J589];2))" office:value-type="float" office:value="647.728372515935" calcext:value-type="float">
            <text:p>647.728372515935</text:p>
          </table:table-cell>
        </table:table-row>
        <table:table-row table:style-name="ro1">
          <table:table-cell office:value-type="float" office:value="77.9493" calcext:value-type="float">
            <text:p>77.9493</text:p>
          </table:table-cell>
          <table:table-cell office:value-type="float" office:value="281.306" calcext:value-type="float">
            <text:p>281.306</text:p>
          </table:table-cell>
          <table:table-cell office:value-type="float" office:value="45.9941" calcext:value-type="float">
            <text:p>45.9941</text:p>
          </table:table-cell>
          <table:table-cell office:value-type="float" office:value="78.7876" calcext:value-type="float">
            <text:p>78.7876</text:p>
          </table:table-cell>
          <table:table-cell office:value-type="float" office:value="269.832" calcext:value-type="float">
            <text:p>269.832</text:p>
          </table:table-cell>
          <table:table-cell office:value-type="float" office:value="46.997" calcext:value-type="float">
            <text:p>46.997</text:p>
          </table:table-cell>
          <table:table-cell/>
          <table:table-cell table:formula="of:=([.D590]-[.A590])/0.0166667" office:value-type="float" office:value="50.2978994042014" calcext:value-type="float">
            <text:p>50.2978994042014</text:p>
          </table:table-cell>
          <table:table-cell table:formula="of:=ABS([.E590]-[.B590])/0.0166667" office:value-type="float" office:value="688.438623122753" calcext:value-type="float">
            <text:p>688.438623122753</text:p>
          </table:table-cell>
          <table:table-cell table:formula="of:=([.F590]-[.C590])/0.0166667" office:value-type="float" office:value="60.1738796522405" calcext:value-type="float">
            <text:p>60.1738796522405</text:p>
          </table:table-cell>
          <table:table-cell table:formula="of:=DEGREES(ATAN(ABS([.F590]-[.C590])/ABS([.E590]-[.B590])))" office:value-type="float" office:value="4.99531729478664" calcext:value-type="float">
            <text:p>4.99531729478664</text:p>
          </table:table-cell>
          <table:table-cell table:formula="of:=SQRT(POWER([.H590];2)+POWER([.I590];2)+POWER([.J590];2))" office:value-type="float" office:value="692.891414497271" calcext:value-type="float">
            <text:p>692.891414497271</text:p>
          </table:table-cell>
        </table:table-row>
        <table:table-row table:style-name="ro1">
          <table:table-cell office:value-type="float" office:value="76.5345" calcext:value-type="float">
            <text:p>76.5345</text:p>
          </table:table-cell>
          <table:table-cell office:value-type="float" office:value="291.977" calcext:value-type="float">
            <text:p>291.977</text:p>
          </table:table-cell>
          <table:table-cell office:value-type="float" office:value="44.8982" calcext:value-type="float">
            <text:p>44.8982</text:p>
          </table:table-cell>
          <table:table-cell office:value-type="float" office:value="77.1895" calcext:value-type="float">
            <text:p>77.1895</text:p>
          </table:table-cell>
          <table:table-cell office:value-type="float" office:value="281.181" calcext:value-type="float">
            <text:p>281.181</text:p>
          </table:table-cell>
          <table:table-cell office:value-type="float" office:value="46.2699" calcext:value-type="float">
            <text:p>46.2699</text:p>
          </table:table-cell>
          <table:table-cell/>
          <table:table-cell table:formula="of:=([.D591]-[.A591])/0.0166667" office:value-type="float" office:value="39.2999214001573" calcext:value-type="float">
            <text:p>39.2999214001573</text:p>
          </table:table-cell>
          <table:table-cell table:formula="of:=ABS([.E591]-[.B591])/0.0166667" office:value-type="float" office:value="647.758704482591" calcext:value-type="float">
            <text:p>647.758704482591</text:p>
          </table:table-cell>
          <table:table-cell table:formula="of:=([.F591]-[.C591])/0.0166667" office:value-type="float" office:value="82.301835396329" calcext:value-type="float">
            <text:p>82.301835396329</text:p>
          </table:table-cell>
          <table:table-cell table:formula="of:=DEGREES(ATAN(ABS([.F591]-[.C591])/ABS([.E591]-[.B591])))" office:value-type="float" office:value="7.24099254376018" calcext:value-type="float">
            <text:p>7.24099254376018</text:p>
          </table:table-cell>
          <table:table-cell table:formula="of:=SQRT(POWER([.H591];2)+POWER([.I591];2)+POWER([.J591];2))" office:value-type="float" office:value="654.147854207768" calcext:value-type="float">
            <text:p>654.147854207768</text:p>
          </table:table-cell>
        </table:table-row>
        <table:table-row table:style-name="ro1">
          <table:table-cell office:value-type="float" office:value="77.2504" calcext:value-type="float">
            <text:p>77.2504</text:p>
          </table:table-cell>
          <table:table-cell office:value-type="float" office:value="286.804" calcext:value-type="float">
            <text:p>286.804</text:p>
          </table:table-cell>
          <table:table-cell office:value-type="float" office:value="44.4054" calcext:value-type="float">
            <text:p>44.4054</text:p>
          </table:table-cell>
          <table:table-cell office:value-type="float" office:value="77.9001" calcext:value-type="float">
            <text:p>77.9001</text:p>
          </table:table-cell>
          <table:table-cell office:value-type="float" office:value="277.645" calcext:value-type="float">
            <text:p>277.645</text:p>
          </table:table-cell>
          <table:table-cell office:value-type="float" office:value="45.0599" calcext:value-type="float">
            <text:p>45.0599</text:p>
          </table:table-cell>
          <table:table-cell/>
          <table:table-cell table:formula="of:=([.D592]-[.A592])/0.0166667" office:value-type="float" office:value="38.9819220361557" calcext:value-type="float">
            <text:p>38.9819220361557</text:p>
          </table:table-cell>
          <table:table-cell table:formula="of:=ABS([.E592]-[.B592])/0.0166667" office:value-type="float" office:value="549.538900922198" calcext:value-type="float">
            <text:p>549.538900922198</text:p>
          </table:table-cell>
          <table:table-cell table:formula="of:=([.F592]-[.C592])/0.0166667" office:value-type="float" office:value="39.269921460157" calcext:value-type="float">
            <text:p>39.269921460157</text:p>
          </table:table-cell>
          <table:table-cell table:formula="of:=DEGREES(ATAN(ABS([.F592]-[.C592])/ABS([.E592]-[.B592])))" office:value-type="float" office:value="4.08739504059598" calcext:value-type="float">
            <text:p>4.08739504059598</text:p>
          </table:table-cell>
          <table:table-cell table:formula="of:=SQRT(POWER([.H592];2)+POWER([.I592];2)+POWER([.J592];2))" office:value-type="float" office:value="552.317590344447" calcext:value-type="float">
            <text:p>552.317590344447</text:p>
          </table:table-cell>
        </table:table-row>
        <table:table-row table:style-name="ro1">
          <table:table-cell office:value-type="float" office:value="77.2047" calcext:value-type="float">
            <text:p>77.2047</text:p>
          </table:table-cell>
          <table:table-cell office:value-type="float" office:value="282.633" calcext:value-type="float">
            <text:p>282.633</text:p>
          </table:table-cell>
          <table:table-cell office:value-type="float" office:value="45.5483" calcext:value-type="float">
            <text:p>45.5483</text:p>
          </table:table-cell>
          <table:table-cell office:value-type="float" office:value="78.0472" calcext:value-type="float">
            <text:p>78.0472</text:p>
          </table:table-cell>
          <table:table-cell office:value-type="float" office:value="269.864" calcext:value-type="float">
            <text:p>269.864</text:p>
          </table:table-cell>
          <table:table-cell office:value-type="float" office:value="46.5104" calcext:value-type="float">
            <text:p>46.5104</text:p>
          </table:table-cell>
          <table:table-cell/>
          <table:table-cell table:formula="of:=([.D593]-[.A593])/0.0166667" office:value-type="float" office:value="50.5498989002023" calcext:value-type="float">
            <text:p>50.5498989002023</text:p>
          </table:table-cell>
          <table:table-cell table:formula="of:=ABS([.E593]-[.B593])/0.0166667" office:value-type="float" office:value="766.138467723065" calcext:value-type="float">
            <text:p>766.138467723065</text:p>
          </table:table-cell>
          <table:table-cell table:formula="of:=([.F593]-[.C593])/0.0166667" office:value-type="float" office:value="57.7258845482309" calcext:value-type="float">
            <text:p>57.7258845482309</text:p>
          </table:table-cell>
          <table:table-cell table:formula="of:=DEGREES(ATAN(ABS([.F593]-[.C593])/ABS([.E593]-[.B593])))" office:value-type="float" office:value="4.30889717311888" calcext:value-type="float">
            <text:p>4.30889717311888</text:p>
          </table:table-cell>
          <table:table-cell table:formula="of:=SQRT(POWER([.H593];2)+POWER([.I593];2)+POWER([.J593];2))" office:value-type="float" office:value="769.971247353265" calcext:value-type="float">
            <text:p>769.971247353265</text:p>
          </table:table-cell>
        </table:table-row>
        <table:table-row table:style-name="ro1">
          <table:table-cell office:value-type="float" office:value="76.9651" calcext:value-type="float">
            <text:p>76.9651</text:p>
          </table:table-cell>
          <table:table-cell office:value-type="float" office:value="284.014" calcext:value-type="float">
            <text:p>284.014</text:p>
          </table:table-cell>
          <table:table-cell office:value-type="float" office:value="45.0883" calcext:value-type="float">
            <text:p>45.0883</text:p>
          </table:table-cell>
          <table:table-cell office:value-type="float" office:value="77.6003" calcext:value-type="float">
            <text:p>77.6003</text:p>
          </table:table-cell>
          <table:table-cell office:value-type="float" office:value="273.674" calcext:value-type="float">
            <text:p>273.674</text:p>
          </table:table-cell>
          <table:table-cell office:value-type="float" office:value="45.9252" calcext:value-type="float">
            <text:p>45.9252</text:p>
          </table:table-cell>
          <table:table-cell/>
          <table:table-cell table:formula="of:=([.D594]-[.A594])/0.0166667" office:value-type="float" office:value="38.1119237761523" calcext:value-type="float">
            <text:p>38.1119237761523</text:p>
          </table:table-cell>
          <table:table-cell table:formula="of:=ABS([.E594]-[.B594])/0.0166667" office:value-type="float" office:value="620.398759202484" calcext:value-type="float">
            <text:p>620.398759202484</text:p>
          </table:table-cell>
          <table:table-cell table:formula="of:=([.F594]-[.C594])/0.0166667" office:value-type="float" office:value="50.2138995722009" calcext:value-type="float">
            <text:p>50.2138995722009</text:p>
          </table:table-cell>
          <table:table-cell table:formula="of:=DEGREES(ATAN(ABS([.F594]-[.C594])/ABS([.E594]-[.B594])))" office:value-type="float" office:value="4.62732487897538" calcext:value-type="float">
            <text:p>4.62732487897538</text:p>
          </table:table-cell>
          <table:table-cell table:formula="of:=SQRT(POWER([.H594];2)+POWER([.I594];2)+POWER([.J594];2))" office:value-type="float" office:value="623.593276795178" calcext:value-type="float">
            <text:p>623.593276795178</text:p>
          </table:table-cell>
        </table:table-row>
        <table:table-row table:style-name="ro1">
          <table:table-cell office:value-type="float" office:value="76.7794" calcext:value-type="float">
            <text:p>76.7794</text:p>
          </table:table-cell>
          <table:table-cell office:value-type="float" office:value="290.725" calcext:value-type="float">
            <text:p>290.725</text:p>
          </table:table-cell>
          <table:table-cell office:value-type="float" office:value="44.5743" calcext:value-type="float">
            <text:p>44.5743</text:p>
          </table:table-cell>
          <table:table-cell office:value-type="float" office:value="77.6803" calcext:value-type="float">
            <text:p>77.6803</text:p>
          </table:table-cell>
          <table:table-cell office:value-type="float" office:value="280.066" calcext:value-type="float">
            <text:p>280.066</text:p>
          </table:table-cell>
          <table:table-cell office:value-type="float" office:value="45.6857" calcext:value-type="float">
            <text:p>45.6857</text:p>
          </table:table-cell>
          <table:table-cell/>
          <table:table-cell table:formula="of:=([.D595]-[.A595])/0.0166667" office:value-type="float" office:value="54.0538918922166" calcext:value-type="float">
            <text:p>54.0538918922166</text:p>
          </table:table-cell>
          <table:table-cell table:formula="of:=ABS([.E595]-[.B595])/0.0166667" office:value-type="float" office:value="639.538720922561" calcext:value-type="float">
            <text:p>639.538720922561</text:p>
          </table:table-cell>
          <table:table-cell table:formula="of:=([.F595]-[.C595])/0.0166667" office:value-type="float" office:value="66.6838666322665" calcext:value-type="float">
            <text:p>66.6838666322665</text:p>
          </table:table-cell>
          <table:table-cell table:formula="of:=DEGREES(ATAN(ABS([.F595]-[.C595])/ABS([.E595]-[.B595])))" office:value-type="float" office:value="5.95264592963482" calcext:value-type="float">
            <text:p>5.95264592963482</text:p>
          </table:table-cell>
          <table:table-cell table:formula="of:=SQRT(POWER([.H595];2)+POWER([.I595];2)+POWER([.J595];2))" office:value-type="float" office:value="645.273846407082" calcext:value-type="float">
            <text:p>645.273846407082</text:p>
          </table:table-cell>
        </table:table-row>
        <table:table-row table:style-name="ro1">
          <table:table-cell office:value-type="float" office:value="76.4945" calcext:value-type="float">
            <text:p>76.4945</text:p>
          </table:table-cell>
          <table:table-cell office:value-type="float" office:value="287.999" calcext:value-type="float">
            <text:p>287.999</text:p>
          </table:table-cell>
          <table:table-cell office:value-type="float" office:value="44.737" calcext:value-type="float">
            <text:p>44.737</text:p>
          </table:table-cell>
          <table:table-cell office:value-type="float" office:value="77.1308" calcext:value-type="float">
            <text:p>77.1308</text:p>
          </table:table-cell>
          <table:table-cell office:value-type="float" office:value="276.125" calcext:value-type="float">
            <text:p>276.125</text:p>
          </table:table-cell>
          <table:table-cell office:value-type="float" office:value="46.0459" calcext:value-type="float">
            <text:p>46.0459</text:p>
          </table:table-cell>
          <table:table-cell/>
          <table:table-cell table:formula="of:=([.D596]-[.A596])/0.0166667" office:value-type="float" office:value="38.1779236441522" calcext:value-type="float">
            <text:p>38.1779236441522</text:p>
          </table:table-cell>
          <table:table-cell table:formula="of:=ABS([.E596]-[.B596])/0.0166667" office:value-type="float" office:value="712.438575122851" calcext:value-type="float">
            <text:p>712.438575122851</text:p>
          </table:table-cell>
          <table:table-cell table:formula="of:=([.F596]-[.C596])/0.0166667" office:value-type="float" office:value="78.5338429323142" calcext:value-type="float">
            <text:p>78.5338429323142</text:p>
          </table:table-cell>
          <table:table-cell table:formula="of:=DEGREES(ATAN(ABS([.F596]-[.C596])/ABS([.E596]-[.B596])))" office:value-type="float" office:value="6.29045680420901" calcext:value-type="float">
            <text:p>6.29045680420901</text:p>
          </table:table-cell>
          <table:table-cell table:formula="of:=SQRT(POWER([.H596];2)+POWER([.I596];2)+POWER([.J596];2))" office:value-type="float" office:value="717.770047900144" calcext:value-type="float">
            <text:p>717.770047900144</text:p>
          </table:table-cell>
        </table:table-row>
        <table:table-row table:style-name="ro1">
          <table:table-cell office:value-type="float" office:value="77.5056" calcext:value-type="float">
            <text:p>77.5056</text:p>
          </table:table-cell>
          <table:table-cell office:value-type="float" office:value="286.48" calcext:value-type="float">
            <text:p>286.48</text:p>
          </table:table-cell>
          <table:table-cell office:value-type="float" office:value="45.9708" calcext:value-type="float">
            <text:p>45.9708</text:p>
          </table:table-cell>
          <table:table-cell office:value-type="float" office:value="78.3806" calcext:value-type="float">
            <text:p>78.3806</text:p>
          </table:table-cell>
          <table:table-cell office:value-type="float" office:value="275.914" calcext:value-type="float">
            <text:p>275.914</text:p>
          </table:table-cell>
          <table:table-cell office:value-type="float" office:value="47.5501" calcext:value-type="float">
            <text:p>47.5501</text:p>
          </table:table-cell>
          <table:table-cell/>
          <table:table-cell table:formula="of:=([.D597]-[.A597])/0.0166667" office:value-type="float" office:value="52.49989500021" calcext:value-type="float">
            <text:p>52.49989500021</text:p>
          </table:table-cell>
          <table:table-cell table:formula="of:=ABS([.E597]-[.B597])/0.0166667" office:value-type="float" office:value="633.958732082538" calcext:value-type="float">
            <text:p>633.958732082538</text:p>
          </table:table-cell>
          <table:table-cell table:formula="of:=([.F597]-[.C597])/0.0166667" office:value-type="float" office:value="94.7578104843793" calcext:value-type="float">
            <text:p>94.7578104843793</text:p>
          </table:table-cell>
          <table:table-cell table:formula="of:=DEGREES(ATAN(ABS([.F597]-[.C597])/ABS([.E597]-[.B597])))" office:value-type="float" office:value="8.50106465140568" calcext:value-type="float">
            <text:p>8.50106465140568</text:p>
          </table:table-cell>
          <table:table-cell table:formula="of:=SQRT(POWER([.H597];2)+POWER([.I597];2)+POWER([.J597];2))" office:value-type="float" office:value="643.147693462804" calcext:value-type="float">
            <text:p>643.147693462804</text:p>
          </table:table-cell>
        </table:table-row>
        <table:table-row table:style-name="ro1">
          <table:table-cell office:value-type="float" office:value="76.7793" calcext:value-type="float">
            <text:p>76.7793</text:p>
          </table:table-cell>
          <table:table-cell office:value-type="float" office:value="290.719" calcext:value-type="float">
            <text:p>290.719</text:p>
          </table:table-cell>
          <table:table-cell office:value-type="float" office:value="44.5752" calcext:value-type="float">
            <text:p>44.5752</text:p>
          </table:table-cell>
          <table:table-cell office:value-type="float" office:value="77.4273" calcext:value-type="float">
            <text:p>77.4273</text:p>
          </table:table-cell>
          <table:table-cell office:value-type="float" office:value="279.981" calcext:value-type="float">
            <text:p>279.981</text:p>
          </table:table-cell>
          <table:table-cell office:value-type="float" office:value="45.9505" calcext:value-type="float">
            <text:p>45.9505</text:p>
          </table:table-cell>
          <table:table-cell/>
          <table:table-cell table:formula="of:=([.D598]-[.A598])/0.0166667" office:value-type="float" office:value="38.8799222401553" calcext:value-type="float">
            <text:p>38.8799222401553</text:p>
          </table:table-cell>
          <table:table-cell table:formula="of:=ABS([.E598]-[.B598])/0.0166667" office:value-type="float" office:value="644.278711442577" calcext:value-type="float">
            <text:p>644.278711442577</text:p>
          </table:table-cell>
          <table:table-cell table:formula="of:=([.F598]-[.C598])/0.0166667" office:value-type="float" office:value="82.5178349643298" calcext:value-type="float">
            <text:p>82.5178349643298</text:p>
          </table:table-cell>
          <table:table-cell table:formula="of:=DEGREES(ATAN(ABS([.F598]-[.C598])/ABS([.E598]-[.B598])))" office:value-type="float" office:value="7.2985850847045" calcext:value-type="float">
            <text:p>7.2985850847045</text:p>
          </table:table-cell>
          <table:table-cell table:formula="of:=SQRT(POWER([.H598];2)+POWER([.I598];2)+POWER([.J598];2))" office:value-type="float" office:value="650.70415663242" calcext:value-type="float">
            <text:p>650.70415663242</text:p>
          </table:table-cell>
        </table:table-row>
        <table:table-row table:style-name="ro1">
          <table:table-cell office:value-type="float" office:value="76.5612" calcext:value-type="float">
            <text:p>76.5612</text:p>
          </table:table-cell>
          <table:table-cell office:value-type="float" office:value="294.781" calcext:value-type="float">
            <text:p>294.781</text:p>
          </table:table-cell>
          <table:table-cell office:value-type="float" office:value="44.4753" calcext:value-type="float">
            <text:p>44.4753</text:p>
          </table:table-cell>
          <table:table-cell office:value-type="float" office:value="77.7288" calcext:value-type="float">
            <text:p>77.7288</text:p>
          </table:table-cell>
          <table:table-cell office:value-type="float" office:value="283.905" calcext:value-type="float">
            <text:p>283.905</text:p>
          </table:table-cell>
          <table:table-cell office:value-type="float" office:value="45.8529" calcext:value-type="float">
            <text:p>45.8529</text:p>
          </table:table-cell>
          <table:table-cell/>
          <table:table-cell table:formula="of:=([.D599]-[.A599])/0.0166667" office:value-type="float" office:value="70.0558598882807" calcext:value-type="float">
            <text:p>70.0558598882807</text:p>
          </table:table-cell>
          <table:table-cell table:formula="of:=ABS([.E599]-[.B599])/0.0166667" office:value-type="float" office:value="652.558694882612" calcext:value-type="float">
            <text:p>652.558694882612</text:p>
          </table:table-cell>
          <table:table-cell table:formula="of:=([.F599]-[.C599])/0.0166667" office:value-type="float" office:value="82.6558346883307" calcext:value-type="float">
            <text:p>82.6558346883307</text:p>
          </table:table-cell>
          <table:table-cell table:formula="of:=DEGREES(ATAN(ABS([.F599]-[.C599])/ABS([.E599]-[.B599])))" office:value-type="float" office:value="7.21888256071809" calcext:value-type="float">
            <text:p>7.21888256071809</text:p>
          </table:table-cell>
          <table:table-cell table:formula="of:=SQRT(POWER([.H599];2)+POWER([.I599];2)+POWER([.J599];2))" office:value-type="float" office:value="661.492751872316" calcext:value-type="float">
            <text:p>661.492751872316</text:p>
          </table:table-cell>
        </table:table-row>
        <table:table-row table:style-name="ro1">
          <table:table-cell office:value-type="float" office:value="77.4746" calcext:value-type="float">
            <text:p>77.4746</text:p>
          </table:table-cell>
          <table:table-cell office:value-type="float" office:value="283.997" calcext:value-type="float">
            <text:p>283.997</text:p>
          </table:table-cell>
          <table:table-cell office:value-type="float" office:value="45.338" calcext:value-type="float">
            <text:p>45.338</text:p>
          </table:table-cell>
          <table:table-cell office:value-type="float" office:value="77.8656" calcext:value-type="float">
            <text:p>77.8656</text:p>
          </table:table-cell>
          <table:table-cell office:value-type="float" office:value="274.882" calcext:value-type="float">
            <text:p>274.882</text:p>
          </table:table-cell>
          <table:table-cell office:value-type="float" office:value="46.2301" calcext:value-type="float">
            <text:p>46.2301</text:p>
          </table:table-cell>
          <table:table-cell/>
          <table:table-cell table:formula="of:=([.D600]-[.A600])/0.0166667" office:value-type="float" office:value="23.4599530800942" calcext:value-type="float">
            <text:p>23.4599530800942</text:p>
          </table:table-cell>
          <table:table-cell table:formula="of:=ABS([.E600]-[.B600])/0.0166667" office:value-type="float" office:value="546.898906202188" calcext:value-type="float">
            <text:p>546.898906202188</text:p>
          </table:table-cell>
          <table:table-cell table:formula="of:=([.F600]-[.C600])/0.0166667" office:value-type="float" office:value="53.5258929482141" calcext:value-type="float">
            <text:p>53.5258929482141</text:p>
          </table:table-cell>
          <table:table-cell table:formula="of:=DEGREES(ATAN(ABS([.F600]-[.C600])/ABS([.E600]-[.B600])))" office:value-type="float" office:value="5.58982921788631" calcext:value-type="float">
            <text:p>5.58982921788631</text:p>
          </table:table-cell>
          <table:table-cell table:formula="of:=SQRT(POWER([.H600];2)+POWER([.I600];2)+POWER([.J600];2))" office:value-type="float" office:value="550.012549147357" calcext:value-type="float">
            <text:p>550.012549147357</text:p>
          </table:table-cell>
        </table:table-row>
        <table:table-row table:style-name="ro1">
          <table:table-cell office:value-type="float" office:value="76.9938" calcext:value-type="float">
            <text:p>76.9938</text:p>
          </table:table-cell>
          <table:table-cell office:value-type="float" office:value="286.556" calcext:value-type="float">
            <text:p>286.556</text:p>
          </table:table-cell>
          <table:table-cell office:value-type="float" office:value="45.4584" calcext:value-type="float">
            <text:p>45.4584</text:p>
          </table:table-cell>
          <table:table-cell office:value-type="float" office:value="77.615" calcext:value-type="float">
            <text:p>77.615</text:p>
          </table:table-cell>
          <table:table-cell office:value-type="float" office:value="274.706" calcext:value-type="float">
            <text:p>274.706</text:p>
          </table:table-cell>
          <table:table-cell office:value-type="float" office:value="46.9994" calcext:value-type="float">
            <text:p>46.9994</text:p>
          </table:table-cell>
          <table:table-cell/>
          <table:table-cell table:formula="of:=([.D601]-[.A601])/0.0166667" office:value-type="float" office:value="37.2719254561492" calcext:value-type="float">
            <text:p>37.2719254561492</text:p>
          </table:table-cell>
          <table:table-cell table:formula="of:=ABS([.E601]-[.B601])/0.0166667" office:value-type="float" office:value="710.998578002842" calcext:value-type="float">
            <text:p>710.998578002842</text:p>
          </table:table-cell>
          <table:table-cell table:formula="of:=([.F601]-[.C601])/0.0166667" office:value-type="float" office:value="92.4598150803701" calcext:value-type="float">
            <text:p>92.4598150803701</text:p>
          </table:table-cell>
          <table:table-cell table:formula="of:=DEGREES(ATAN(ABS([.F601]-[.C601])/ABS([.E601]-[.B601])))" office:value-type="float" office:value="7.40928948162503" calcext:value-type="float">
            <text:p>7.40928948162503</text:p>
          </table:table-cell>
          <table:table-cell table:formula="of:=SQRT(POWER([.H601];2)+POWER([.I601];2)+POWER([.J601];2))" office:value-type="float" office:value="717.953335359596" calcext:value-type="float">
            <text:p>717.953335359596</text:p>
          </table:table-cell>
        </table:table-row>
        <table:table-row table:style-name="ro1">
          <table:table-cell office:value-type="float" office:value="76.3132" calcext:value-type="float">
            <text:p>76.3132</text:p>
          </table:table-cell>
          <table:table-cell office:value-type="float" office:value="296.244" calcext:value-type="float">
            <text:p>296.244</text:p>
          </table:table-cell>
          <table:table-cell office:value-type="float" office:value="43.9987" calcext:value-type="float">
            <text:p>43.9987</text:p>
          </table:table-cell>
          <table:table-cell office:value-type="float" office:value="77.2197" calcext:value-type="float">
            <text:p>77.2197</text:p>
          </table:table-cell>
          <table:table-cell office:value-type="float" office:value="283.922" calcext:value-type="float">
            <text:p>283.922</text:p>
          </table:table-cell>
          <table:table-cell office:value-type="float" office:value="45.6034" calcext:value-type="float">
            <text:p>45.6034</text:p>
          </table:table-cell>
          <table:table-cell/>
          <table:table-cell table:formula="of:=([.D602]-[.A602])/0.0166667" office:value-type="float" office:value="54.3898912202181" calcext:value-type="float">
            <text:p>54.3898912202181</text:p>
          </table:table-cell>
          <table:table-cell table:formula="of:=ABS([.E602]-[.B602])/0.0166667" office:value-type="float" office:value="739.318521362957" calcext:value-type="float">
            <text:p>739.318521362957</text:p>
          </table:table-cell>
          <table:table-cell table:formula="of:=([.F602]-[.C602])/0.0166667" office:value-type="float" office:value="96.2818074363852" calcext:value-type="float">
            <text:p>96.2818074363852</text:p>
          </table:table-cell>
          <table:table-cell table:formula="of:=DEGREES(ATAN(ABS([.F602]-[.C602])/ABS([.E602]-[.B602])))" office:value-type="float" office:value="7.41989792871128" calcext:value-type="float">
            <text:p>7.41989792871128</text:p>
          </table:table-cell>
          <table:table-cell table:formula="of:=SQRT(POWER([.H602];2)+POWER([.I602];2)+POWER([.J602];2))" office:value-type="float" office:value="747.542856791819" calcext:value-type="float">
            <text:p>747.542856791819</text:p>
          </table:table-cell>
        </table:table-row>
        <table:table-row table:style-name="ro1">
          <table:table-cell office:value-type="float" office:value="76.7794" calcext:value-type="float">
            <text:p>76.7794</text:p>
          </table:table-cell>
          <table:table-cell office:value-type="float" office:value="290.666" calcext:value-type="float">
            <text:p>290.666</text:p>
          </table:table-cell>
          <table:table-cell office:value-type="float" office:value="44.8385" calcext:value-type="float">
            <text:p>44.8385</text:p>
          </table:table-cell>
          <table:table-cell office:value-type="float" office:value="77.4271" calcext:value-type="float">
            <text:p>77.4271</text:p>
          </table:table-cell>
          <table:table-cell office:value-type="float" office:value="279.927" calcext:value-type="float">
            <text:p>279.927</text:p>
          </table:table-cell>
          <table:table-cell office:value-type="float" office:value="46.2082" calcext:value-type="float">
            <text:p>46.2082</text:p>
          </table:table-cell>
          <table:table-cell/>
          <table:table-cell table:formula="of:=([.D603]-[.A603])/0.0166667" office:value-type="float" office:value="38.8619222761555" calcext:value-type="float">
            <text:p>38.8619222761555</text:p>
          </table:table-cell>
          <table:table-cell table:formula="of:=ABS([.E603]-[.B603])/0.0166667" office:value-type="float" office:value="644.338711322576" calcext:value-type="float">
            <text:p>644.338711322576</text:p>
          </table:table-cell>
          <table:table-cell table:formula="of:=([.F603]-[.C603])/0.0166667" office:value-type="float" office:value="82.1818356363284" calcext:value-type="float">
            <text:p>82.1818356363284</text:p>
          </table:table-cell>
          <table:table-cell table:formula="of:=DEGREES(ATAN(ABS([.F603]-[.C603])/ABS([.E603]-[.B603])))" office:value-type="float" office:value="7.26851528640495" calcext:value-type="float">
            <text:p>7.26851528640495</text:p>
          </table:table-cell>
          <table:table-cell table:formula="of:=SQRT(POWER([.H603];2)+POWER([.I603];2)+POWER([.J603];2))" office:value-type="float" office:value="650.719968973131" calcext:value-type="float">
            <text:p>650.719968973131</text:p>
          </table:table-cell>
        </table:table-row>
        <table:table-row table:style-name="ro1">
          <table:table-cell office:value-type="float" office:value="76.9937" calcext:value-type="float">
            <text:p>76.9937</text:p>
          </table:table-cell>
          <table:table-cell office:value-type="float" office:value="286.442" calcext:value-type="float">
            <text:p>286.442</text:p>
          </table:table-cell>
          <table:table-cell office:value-type="float" office:value="45.9812" calcext:value-type="float">
            <text:p>45.9812</text:p>
          </table:table-cell>
          <table:table-cell office:value-type="float" office:value="77.8642" calcext:value-type="float">
            <text:p>77.8642</text:p>
          </table:table-cell>
          <table:table-cell office:value-type="float" office:value="274.67" calcext:value-type="float">
            <text:p>274.67</text:p>
          </table:table-cell>
          <table:table-cell office:value-type="float" office:value="47.2491" calcext:value-type="float">
            <text:p>47.2491</text:p>
          </table:table-cell>
          <table:table-cell/>
          <table:table-cell table:formula="of:=([.D604]-[.A604])/0.0166667" office:value-type="float" office:value="52.2298955402085" calcext:value-type="float">
            <text:p>52.2298955402085</text:p>
          </table:table-cell>
          <table:table-cell table:formula="of:=ABS([.E604]-[.B604])/0.0166667" office:value-type="float" office:value="706.318587362825" calcext:value-type="float">
            <text:p>706.318587362825</text:p>
          </table:table-cell>
          <table:table-cell table:formula="of:=([.F604]-[.C604])/0.0166667" office:value-type="float" office:value="76.0738478523041" calcext:value-type="float">
            <text:p>76.0738478523041</text:p>
          </table:table-cell>
          <table:table-cell table:formula="of:=DEGREES(ATAN(ABS([.F604]-[.C604])/ABS([.E604]-[.B604])))" office:value-type="float" office:value="6.14732885217741" calcext:value-type="float">
            <text:p>6.14732885217741</text:p>
          </table:table-cell>
          <table:table-cell table:formula="of:=SQRT(POWER([.H604];2)+POWER([.I604];2)+POWER([.J604];2))" office:value-type="float" office:value="712.320952358846" calcext:value-type="float">
            <text:p>712.320952358846</text:p>
          </table:table-cell>
        </table:table-row>
        <table:table-row table:style-name="ro1">
          <table:table-cell office:value-type="float" office:value="76.5747" calcext:value-type="float">
            <text:p>76.5747</text:p>
          </table:table-cell>
          <table:table-cell office:value-type="float" office:value="296.195" calcext:value-type="float">
            <text:p>296.195</text:p>
          </table:table-cell>
          <table:table-cell office:value-type="float" office:value="44.262" calcext:value-type="float">
            <text:p>44.262</text:p>
          </table:table-cell>
          <table:table-cell office:value-type="float" office:value="77.4898" calcext:value-type="float">
            <text:p>77.4898</text:p>
          </table:table-cell>
          <table:table-cell office:value-type="float" office:value="285.18" calcext:value-type="float">
            <text:p>285.18</text:p>
          </table:table-cell>
          <table:table-cell office:value-type="float" office:value="45.9143" calcext:value-type="float">
            <text:p>45.9143</text:p>
          </table:table-cell>
          <table:table-cell/>
          <table:table-cell table:formula="of:=([.D605]-[.A605])/0.0166667" office:value-type="float" office:value="54.9058901882193" calcext:value-type="float">
            <text:p>54.9058901882193</text:p>
          </table:table-cell>
          <table:table-cell table:formula="of:=ABS([.E605]-[.B605])/0.0166667" office:value-type="float" office:value="660.898678202643" calcext:value-type="float">
            <text:p>660.898678202643</text:p>
          </table:table-cell>
          <table:table-cell table:formula="of:=([.F605]-[.C605])/0.0166667" office:value-type="float" office:value="99.1378017243964" calcext:value-type="float">
            <text:p>99.1378017243964</text:p>
          </table:table-cell>
          <table:table-cell table:formula="of:=DEGREES(ATAN(ABS([.F605]-[.C605])/ABS([.E605]-[.B605])))" office:value-type="float" office:value="8.53101996743734" calcext:value-type="float">
            <text:p>8.53101996743734</text:p>
          </table:table-cell>
          <table:table-cell table:formula="of:=SQRT(POWER([.H605];2)+POWER([.I605];2)+POWER([.J605];2))" office:value-type="float" office:value="670.544572238197" calcext:value-type="float">
            <text:p>670.544572238197</text:p>
          </table:table-cell>
        </table:table-row>
        <table:table-row table:style-name="ro1">
          <table:table-cell office:value-type="float" office:value="76.0279" calcext:value-type="float">
            <text:p>76.0279</text:p>
          </table:table-cell>
          <table:table-cell office:value-type="float" office:value="293.392" calcext:value-type="float">
            <text:p>293.392</text:p>
          </table:table-cell>
          <table:table-cell office:value-type="float" office:value="44.433" calcext:value-type="float">
            <text:p>44.433</text:p>
          </table:table-cell>
          <table:table-cell office:value-type="float" office:value="76.4431" calcext:value-type="float">
            <text:p>76.4431</text:p>
          </table:table-cell>
          <table:table-cell office:value-type="float" office:value="282.461" calcext:value-type="float">
            <text:p>282.461</text:p>
          </table:table-cell>
          <table:table-cell office:value-type="float" office:value="46.0831" calcext:value-type="float">
            <text:p>46.0831</text:p>
          </table:table-cell>
          <table:table-cell/>
          <table:table-cell table:formula="of:=([.D606]-[.A606])/0.0166667" office:value-type="float" office:value="24.9119501760996" calcext:value-type="float">
            <text:p>24.9119501760996</text:p>
          </table:table-cell>
          <table:table-cell table:formula="of:=ABS([.E606]-[.B606])/0.0166667" office:value-type="float" office:value="655.858688282622" calcext:value-type="float">
            <text:p>655.858688282622</text:p>
          </table:table-cell>
          <table:table-cell table:formula="of:=([.F606]-[.C606])/0.0166667" office:value-type="float" office:value="99.0058019883962" calcext:value-type="float">
            <text:p>99.0058019883962</text:p>
          </table:table-cell>
          <table:table-cell table:formula="of:=DEGREES(ATAN(ABS([.F606]-[.C606])/ABS([.E606]-[.B606])))" office:value-type="float" office:value="8.58432735061742" calcext:value-type="float">
            <text:p>8.58432735061742</text:p>
          </table:table-cell>
          <table:table-cell table:formula="of:=SQRT(POWER([.H606];2)+POWER([.I606];2)+POWER([.J606];2))" office:value-type="float" office:value="663.757013586104" calcext:value-type="float">
            <text:p>663.757013586104</text:p>
          </table:table-cell>
        </table:table-row>
        <table:table-row table:style-name="ro1">
          <table:table-cell office:value-type="float" office:value="77.2964" calcext:value-type="float">
            <text:p>77.2964</text:p>
          </table:table-cell>
          <table:table-cell office:value-type="float" office:value="290.816" calcext:value-type="float">
            <text:p>290.816</text:p>
          </table:table-cell>
          <table:table-cell office:value-type="float" office:value="44.3004" calcext:value-type="float">
            <text:p>44.3004</text:p>
          </table:table-cell>
          <table:table-cell office:value-type="float" office:value="78.1855" calcext:value-type="float">
            <text:p>78.1855</text:p>
          </table:table-cell>
          <table:table-cell office:value-type="float" office:value="280.094" calcext:value-type="float">
            <text:p>280.094</text:p>
          </table:table-cell>
          <table:table-cell office:value-type="float" office:value="45.6767" calcext:value-type="float">
            <text:p>45.6767</text:p>
          </table:table-cell>
          <table:table-cell/>
          <table:table-cell table:formula="of:=([.D607]-[.A607])/0.0166667" office:value-type="float" office:value="53.3458933082133" calcext:value-type="float">
            <text:p>53.3458933082133</text:p>
          </table:table-cell>
          <table:table-cell table:formula="of:=ABS([.E607]-[.B607])/0.0166667" office:value-type="float" office:value="643.318713362572" calcext:value-type="float">
            <text:p>643.318713362572</text:p>
          </table:table-cell>
          <table:table-cell table:formula="of:=([.F607]-[.C607])/0.0166667" office:value-type="float" office:value="82.5778348443299" calcext:value-type="float">
            <text:p>82.5778348443299</text:p>
          </table:table-cell>
          <table:table-cell table:formula="of:=DEGREES(ATAN(ABS([.F607]-[.C607])/ABS([.E607]-[.B607])))" office:value-type="float" office:value="7.31461596355794" calcext:value-type="float">
            <text:p>7.31461596355794</text:p>
          </table:table-cell>
          <table:table-cell table:formula="of:=SQRT(POWER([.H607];2)+POWER([.I607];2)+POWER([.J607];2))" office:value-type="float" office:value="650.787100442921" calcext:value-type="float">
            <text:p>650.787100442921</text:p>
          </table:table-cell>
        </table:table-row>
        <table:table-row table:style-name="ro1">
          <table:table-cell office:value-type="float" office:value="76.7794" calcext:value-type="float">
            <text:p>76.7794</text:p>
          </table:table-cell>
          <table:table-cell office:value-type="float" office:value="290.66" calcext:value-type="float">
            <text:p>290.66</text:p>
          </table:table-cell>
          <table:table-cell office:value-type="float" office:value="44.8394" calcext:value-type="float">
            <text:p>44.8394</text:p>
          </table:table-cell>
          <table:table-cell office:value-type="float" office:value="77.4272" calcext:value-type="float">
            <text:p>77.4272</text:p>
          </table:table-cell>
          <table:table-cell office:value-type="float" office:value="279.933" calcext:value-type="float">
            <text:p>279.933</text:p>
          </table:table-cell>
          <table:table-cell office:value-type="float" office:value="46.2074" calcext:value-type="float">
            <text:p>46.2074</text:p>
          </table:table-cell>
          <table:table-cell/>
          <table:table-cell table:formula="of:=([.D608]-[.A608])/0.0166667" office:value-type="float" office:value="38.8679222641557" calcext:value-type="float">
            <text:p>38.8679222641557</text:p>
          </table:table-cell>
          <table:table-cell table:formula="of:=ABS([.E608]-[.B608])/0.0166667" office:value-type="float" office:value="643.618712762576" calcext:value-type="float">
            <text:p>643.618712762576</text:p>
          </table:table-cell>
          <table:table-cell table:formula="of:=([.F608]-[.C608])/0.0166667" office:value-type="float" office:value="82.0798358403284" calcext:value-type="float">
            <text:p>82.0798358403284</text:p>
          </table:table-cell>
          <table:table-cell table:formula="of:=DEGREES(ATAN(ABS([.F608]-[.C608])/ABS([.E608]-[.B608])))" office:value-type="float" office:value="7.26762460821128" calcext:value-type="float">
            <text:p>7.26762460821128</text:p>
          </table:table-cell>
          <table:table-cell table:formula="of:=SQRT(POWER([.H608];2)+POWER([.I608];2)+POWER([.J608];2))" office:value-type="float" office:value="649.994509400552" calcext:value-type="float">
            <text:p>649.994509400552</text:p>
          </table:table-cell>
        </table:table-row>
        <table:table-row table:style-name="ro1">
          <table:table-cell office:value-type="float" office:value="77.746" calcext:value-type="float">
            <text:p>77.746</text:p>
          </table:table-cell>
          <table:table-cell office:value-type="float" office:value="285.368" calcext:value-type="float">
            <text:p>285.368</text:p>
          </table:table-cell>
          <table:table-cell office:value-type="float" office:value="45.1265" calcext:value-type="float">
            <text:p>45.1265</text:p>
          </table:table-cell>
          <table:table-cell office:value-type="float" office:value="78.6147" calcext:value-type="float">
            <text:p>78.6147</text:p>
          </table:table-cell>
          <table:table-cell office:value-type="float" office:value="274.895" calcext:value-type="float">
            <text:p>274.895</text:p>
          </table:table-cell>
          <table:table-cell office:value-type="float" office:value="46.4681" calcext:value-type="float">
            <text:p>46.4681</text:p>
          </table:table-cell>
          <table:table-cell/>
          <table:table-cell table:formula="of:=([.D609]-[.A609])/0.0166667" office:value-type="float" office:value="52.1218957562087" calcext:value-type="float">
            <text:p>52.1218957562087</text:p>
          </table:table-cell>
          <table:table-cell table:formula="of:=ABS([.E609]-[.B609])/0.0166667" office:value-type="float" office:value="628.378743242514" calcext:value-type="float">
            <text:p>628.378743242514</text:p>
          </table:table-cell>
          <table:table-cell table:formula="of:=([.F609]-[.C609])/0.0166667" office:value-type="float" office:value="80.495839008322" calcext:value-type="float">
            <text:p>80.495839008322</text:p>
          </table:table-cell>
          <table:table-cell table:formula="of:=DEGREES(ATAN(ABS([.F609]-[.C609])/ABS([.E609]-[.B609])))" office:value-type="float" office:value="7.29988028291352" calcext:value-type="float">
            <text:p>7.29988028291352</text:p>
          </table:table-cell>
          <table:table-cell table:formula="of:=SQRT(POWER([.H609];2)+POWER([.I609];2)+POWER([.J609];2))" office:value-type="float" office:value="635.654086019996" calcext:value-type="float">
            <text:p>635.654086019996</text:p>
          </table:table-cell>
        </table:table-row>
        <table:table-row table:style-name="ro1">
          <table:table-cell office:value-type="float" office:value="77.0231" calcext:value-type="float">
            <text:p>77.0231</text:p>
          </table:table-cell>
          <table:table-cell office:value-type="float" office:value="289.414" calcext:value-type="float">
            <text:p>289.414</text:p>
          </table:table-cell>
          <table:table-cell office:value-type="float" office:value="44.5165" calcext:value-type="float">
            <text:p>44.5165</text:p>
          </table:table-cell>
          <table:table-cell office:value-type="float" office:value="77.4276" calcext:value-type="float">
            <text:p>77.4276</text:p>
          </table:table-cell>
          <table:table-cell office:value-type="float" office:value="280.041" calcext:value-type="float">
            <text:p>280.041</text:p>
          </table:table-cell>
          <table:table-cell office:value-type="float" office:value="45.6918" calcext:value-type="float">
            <text:p>45.6918</text:p>
          </table:table-cell>
          <table:table-cell/>
          <table:table-cell table:formula="of:=([.D610]-[.A610])/0.0166667" office:value-type="float" office:value="24.269951460097" calcext:value-type="float">
            <text:p>24.269951460097</text:p>
          </table:table-cell>
          <table:table-cell table:formula="of:=ABS([.E610]-[.B610])/0.0166667" office:value-type="float" office:value="562.378875242249" calcext:value-type="float">
            <text:p>562.378875242249</text:p>
          </table:table-cell>
          <table:table-cell table:formula="of:=([.F610]-[.C610])/0.0166667" office:value-type="float" office:value="70.5178589642821" calcext:value-type="float">
            <text:p>70.5178589642821</text:p>
          </table:table-cell>
          <table:table-cell table:formula="of:=DEGREES(ATAN(ABS([.F610]-[.C610])/ABS([.E610]-[.B610])))" office:value-type="float" office:value="7.14713440715614" calcext:value-type="float">
            <text:p>7.14713440715614</text:p>
          </table:table-cell>
          <table:table-cell table:formula="of:=SQRT(POWER([.H610];2)+POWER([.I610];2)+POWER([.J610];2))" office:value-type="float" office:value="567.302210726804" calcext:value-type="float">
            <text:p>567.302210726804</text:p>
          </table:table-cell>
        </table:table-row>
        <table:table-row table:style-name="ro1">
          <table:table-cell office:value-type="float" office:value="76.2626" calcext:value-type="float">
            <text:p>76.2626</text:p>
          </table:table-cell>
          <table:table-cell office:value-type="float" office:value="290.686" calcext:value-type="float">
            <text:p>290.686</text:p>
          </table:table-cell>
          <table:table-cell office:value-type="float" office:value="44.5849" calcext:value-type="float">
            <text:p>44.5849</text:p>
          </table:table-cell>
          <table:table-cell office:value-type="float" office:value="76.9223" calcext:value-type="float">
            <text:p>76.9223</text:p>
          </table:table-cell>
          <table:table-cell office:value-type="float" office:value="279.994" calcext:value-type="float">
            <text:p>279.994</text:p>
          </table:table-cell>
          <table:table-cell office:value-type="float" office:value="45.7036" calcext:value-type="float">
            <text:p>45.7036</text:p>
          </table:table-cell>
          <table:table-cell/>
          <table:table-cell table:formula="of:=([.D611]-[.A611])/0.0166667" office:value-type="float" office:value="39.5819208361584" calcext:value-type="float">
            <text:p>39.5819208361584</text:p>
          </table:table-cell>
          <table:table-cell table:formula="of:=ABS([.E611]-[.B611])/0.0166667" office:value-type="float" office:value="641.518716962563" calcext:value-type="float">
            <text:p>641.518716962563</text:p>
          </table:table-cell>
          <table:table-cell table:formula="of:=([.F611]-[.C611])/0.0166667" office:value-type="float" office:value="67.1218657562687" calcext:value-type="float">
            <text:p>67.1218657562687</text:p>
          </table:table-cell>
          <table:table-cell table:formula="of:=DEGREES(ATAN(ABS([.F611]-[.C611])/ABS([.E611]-[.B611])))" office:value-type="float" office:value="5.97310289009944" calcext:value-type="float">
            <text:p>5.97310289009944</text:p>
          </table:table-cell>
          <table:table-cell table:formula="of:=SQRT(POWER([.H611];2)+POWER([.I611];2)+POWER([.J611];2))" office:value-type="float" office:value="646.233965010332" calcext:value-type="float">
            <text:p>646.233965010332</text:p>
          </table:table-cell>
        </table:table-row>
        <table:table-row table:style-name="ro1">
          <table:table-cell office:value-type="float" office:value="76.2878" calcext:value-type="float">
            <text:p>76.2878</text:p>
          </table:table-cell>
          <table:table-cell office:value-type="float" office:value="293.411" calcext:value-type="float">
            <text:p>293.411</text:p>
          </table:table-cell>
          <table:table-cell office:value-type="float" office:value="44.4277" calcext:value-type="float">
            <text:p>44.4277</text:p>
          </table:table-cell>
          <table:table-cell office:value-type="float" office:value="77.2197" calcext:value-type="float">
            <text:p>77.2197</text:p>
          </table:table-cell>
          <table:table-cell office:value-type="float" office:value="283.927" calcext:value-type="float">
            <text:p>283.927</text:p>
          </table:table-cell>
          <table:table-cell office:value-type="float" office:value="45.6026" calcext:value-type="float">
            <text:p>45.6026</text:p>
          </table:table-cell>
          <table:table-cell/>
          <table:table-cell table:formula="of:=([.D612]-[.A612])/0.0166667" office:value-type="float" office:value="55.9138881722236" calcext:value-type="float">
            <text:p>55.9138881722236</text:p>
          </table:table-cell>
          <table:table-cell table:formula="of:=ABS([.E612]-[.B612])/0.0166667" office:value-type="float" office:value="569.038861922275" calcext:value-type="float">
            <text:p>569.038861922275</text:p>
          </table:table-cell>
          <table:table-cell table:formula="of:=([.F612]-[.C612])/0.0166667" office:value-type="float" office:value="70.493859012282" calcext:value-type="float">
            <text:p>70.493859012282</text:p>
          </table:table-cell>
          <table:table-cell table:formula="of:=DEGREES(ATAN(ABS([.F612]-[.C612])/ABS([.E612]-[.B612])))" office:value-type="float" office:value="7.06195501689751" calcext:value-type="float">
            <text:p>7.06195501689751</text:p>
          </table:table-cell>
          <table:table-cell table:formula="of:=SQRT(POWER([.H612];2)+POWER([.I612];2)+POWER([.J612];2))" office:value-type="float" office:value="576.108473663404" calcext:value-type="float">
            <text:p>576.108473663404</text:p>
          </table:table-cell>
        </table:table-row>
        <table:table-row table:style-name="ro1">
          <table:table-cell office:value-type="float" office:value="76.5341" calcext:value-type="float">
            <text:p>76.5341</text:p>
          </table:table-cell>
          <table:table-cell office:value-type="float" office:value="292.151" calcext:value-type="float">
            <text:p>292.151</text:p>
          </table:table-cell>
          <table:table-cell office:value-type="float" office:value="44.1038" calcext:value-type="float">
            <text:p>44.1038</text:p>
          </table:table-cell>
          <table:table-cell office:value-type="float" office:value="76.9651" calcext:value-type="float">
            <text:p>76.9651</text:p>
          </table:table-cell>
          <table:table-cell office:value-type="float" office:value="283.963" calcext:value-type="float">
            <text:p>283.963</text:p>
          </table:table-cell>
          <table:table-cell office:value-type="float" office:value="45.3478" calcext:value-type="float">
            <text:p>45.3478</text:p>
          </table:table-cell>
          <table:table-cell/>
          <table:table-cell table:formula="of:=([.D613]-[.A613])/0.0166667" office:value-type="float" office:value="25.8599482801041" calcext:value-type="float">
            <text:p>25.8599482801041</text:p>
          </table:table-cell>
          <table:table-cell table:formula="of:=ABS([.E613]-[.B613])/0.0166667" office:value-type="float" office:value="491.279017441964" calcext:value-type="float">
            <text:p>491.279017441964</text:p>
          </table:table-cell>
          <table:table-cell table:formula="of:=([.F613]-[.C613])/0.0166667" office:value-type="float" office:value="74.6398507202986" calcext:value-type="float">
            <text:p>74.6398507202986</text:p>
          </table:table-cell>
          <table:table-cell table:formula="of:=DEGREES(ATAN(ABS([.F613]-[.C613])/ABS([.E613]-[.B613])))" office:value-type="float" office:value="8.63886298083267" calcext:value-type="float">
            <text:p>8.63886298083267</text:p>
          </table:table-cell>
          <table:table-cell table:formula="of:=SQRT(POWER([.H613];2)+POWER([.I613];2)+POWER([.J613];2))" office:value-type="float" office:value="497.589104803693" calcext:value-type="float">
            <text:p>497.589104803693</text:p>
          </table:table-cell>
        </table:table-row>
        <table:table-row table:style-name="ro1">
          <table:table-cell office:value-type="float" office:value="76.5076" calcext:value-type="float">
            <text:p>76.5076</text:p>
          </table:table-cell>
          <table:table-cell office:value-type="float" office:value="289.375" calcext:value-type="float">
            <text:p>289.375</text:p>
          </table:table-cell>
          <table:table-cell office:value-type="float" office:value="44.5271" calcext:value-type="float">
            <text:p>44.5271</text:p>
          </table:table-cell>
          <table:table-cell office:value-type="float" office:value="77.1601" calcext:value-type="float">
            <text:p>77.1601</text:p>
          </table:table-cell>
          <table:table-cell office:value-type="float" office:value="278.697" calcext:value-type="float">
            <text:p>278.697</text:p>
          </table:table-cell>
          <table:table-cell office:value-type="float" office:value="45.8998" calcext:value-type="float">
            <text:p>45.8998</text:p>
          </table:table-cell>
          <table:table-cell/>
          <table:table-cell table:formula="of:=([.D614]-[.A614])/0.0166667" office:value-type="float" office:value="39.1499217001568" calcext:value-type="float">
            <text:p>39.1499217001568</text:p>
          </table:table-cell>
          <table:table-cell table:formula="of:=ABS([.E614]-[.B614])/0.0166667" office:value-type="float" office:value="640.678718642563" calcext:value-type="float">
            <text:p>640.678718642563</text:p>
          </table:table-cell>
          <table:table-cell table:formula="of:=([.F614]-[.C614])/0.0166667" office:value-type="float" office:value="82.3618352763296" calcext:value-type="float">
            <text:p>82.3618352763296</text:p>
          </table:table-cell>
          <table:table-cell table:formula="of:=DEGREES(ATAN(ABS([.F614]-[.C614])/ABS([.E614]-[.B614])))" office:value-type="float" office:value="7.32542636125495" calcext:value-type="float">
            <text:p>7.32542636125495</text:p>
          </table:table-cell>
          <table:table-cell table:formula="of:=SQRT(POWER([.H614];2)+POWER([.I614];2)+POWER([.J614];2))" office:value-type="float" office:value="647.136313925196" calcext:value-type="float">
            <text:p>647.136313925196</text:p>
          </table:table-cell>
        </table:table-row>
        <table:table-row table:style-name="ro1">
          <table:table-cell office:value-type="float" office:value="76.9795" calcext:value-type="float">
            <text:p>76.9795</text:p>
          </table:table-cell>
          <table:table-cell office:value-type="float" office:value="285.372" calcext:value-type="float">
            <text:p>285.372</text:p>
          </table:table-cell>
          <table:table-cell office:value-type="float" office:value="44.8804" calcext:value-type="float">
            <text:p>44.8804</text:p>
          </table:table-cell>
          <table:table-cell office:value-type="float" office:value="77.6003" calcext:value-type="float">
            <text:p>77.6003</text:p>
          </table:table-cell>
          <table:table-cell office:value-type="float" office:value="273.674" calcext:value-type="float">
            <text:p>273.674</text:p>
          </table:table-cell>
          <table:table-cell office:value-type="float" office:value="45.9252" calcext:value-type="float">
            <text:p>45.9252</text:p>
          </table:table-cell>
          <table:table-cell/>
          <table:table-cell table:formula="of:=([.D615]-[.A615])/0.0166667" office:value-type="float" office:value="37.2479255041492" calcext:value-type="float">
            <text:p>37.2479255041492</text:p>
          </table:table-cell>
          <table:table-cell table:formula="of:=ABS([.E615]-[.B615])/0.0166667" office:value-type="float" office:value="701.87859624281" calcext:value-type="float">
            <text:p>701.87859624281</text:p>
          </table:table-cell>
          <table:table-cell table:formula="of:=([.F615]-[.C615])/0.0166667" office:value-type="float" office:value="62.6878746242505" calcext:value-type="float">
            <text:p>62.6878746242505</text:p>
          </table:table-cell>
          <table:table-cell table:formula="of:=DEGREES(ATAN(ABS([.F615]-[.C615])/ABS([.E615]-[.B615])))" office:value-type="float" office:value="5.10379654280048" calcext:value-type="float">
            <text:p>5.10379654280048</text:p>
          </table:table-cell>
          <table:table-cell table:formula="of:=SQRT(POWER([.H615];2)+POWER([.I615];2)+POWER([.J615];2))" office:value-type="float" office:value="705.656248780556" calcext:value-type="float">
            <text:p>705.656248780556</text:p>
          </table:table-cell>
        </table:table-row>
        <table:table-row table:style-name="ro1">
          <table:table-cell office:value-type="float" office:value="76.2874" calcext:value-type="float">
            <text:p>76.2874</text:p>
          </table:table-cell>
          <table:table-cell office:value-type="float" office:value="293.532" calcext:value-type="float">
            <text:p>293.532</text:p>
          </table:table-cell>
          <table:table-cell office:value-type="float" office:value="43.8956" calcext:value-type="float">
            <text:p>43.8956</text:p>
          </table:table-cell>
          <table:table-cell office:value-type="float" office:value="77.2049" calcext:value-type="float">
            <text:p>77.2049</text:p>
          </table:table-cell>
          <table:table-cell office:value-type="float" office:value="282.744" calcext:value-type="float">
            <text:p>282.744</text:p>
          </table:table-cell>
          <table:table-cell office:value-type="float" office:value="45.0292" calcext:value-type="float">
            <text:p>45.0292</text:p>
          </table:table-cell>
          <table:table-cell/>
          <table:table-cell table:formula="of:=([.D616]-[.A616])/0.0166667" office:value-type="float" office:value="55.0498899002196" calcext:value-type="float">
            <text:p>55.0498899002196</text:p>
          </table:table-cell>
          <table:table-cell table:formula="of:=ABS([.E616]-[.B616])/0.0166667" office:value-type="float" office:value="647.278705442586" calcext:value-type="float">
            <text:p>647.278705442586</text:p>
          </table:table-cell>
          <table:table-cell table:formula="of:=([.F616]-[.C616])/0.0166667" office:value-type="float" office:value="68.0158639682721" calcext:value-type="float">
            <text:p>68.0158639682721</text:p>
          </table:table-cell>
          <table:table-cell table:formula="of:=DEGREES(ATAN(ABS([.F616]-[.C616])/ABS([.E616]-[.B616])))" office:value-type="float" office:value="5.99861062067578" calcext:value-type="float">
            <text:p>5.99861062067578</text:p>
          </table:table-cell>
          <table:table-cell table:formula="of:=SQRT(POWER([.H616];2)+POWER([.I616];2)+POWER([.J616];2))" office:value-type="float" office:value="653.166418800605" calcext:value-type="float">
            <text:p>653.166418800605</text:p>
          </table:table-cell>
        </table:table-row>
        <table:table-row table:style-name="ro1">
          <table:table-cell office:value-type="float" office:value="77.0084" calcext:value-type="float">
            <text:p>77.0084</text:p>
          </table:table-cell>
          <table:table-cell office:value-type="float" office:value="287.923" calcext:value-type="float">
            <text:p>287.923</text:p>
          </table:table-cell>
          <table:table-cell office:value-type="float" office:value="45.2515" calcext:value-type="float">
            <text:p>45.2515</text:p>
          </table:table-cell>
          <table:table-cell office:value-type="float" office:value="77.8983" calcext:value-type="float">
            <text:p>77.8983</text:p>
          </table:table-cell>
          <table:table-cell office:value-type="float" office:value="277.343" calcext:value-type="float">
            <text:p>277.343</text:p>
          </table:table-cell>
          <table:table-cell office:value-type="float" office:value="46.5964" calcext:value-type="float">
            <text:p>46.5964</text:p>
          </table:table-cell>
          <table:table-cell/>
          <table:table-cell table:formula="of:=([.D617]-[.A617])/0.0166667" office:value-type="float" office:value="53.3938932122143" calcext:value-type="float">
            <text:p>53.3938932122143</text:p>
          </table:table-cell>
          <table:table-cell table:formula="of:=ABS([.E617]-[.B617])/0.0166667" office:value-type="float" office:value="634.798730402538" calcext:value-type="float">
            <text:p>634.798730402538</text:p>
          </table:table-cell>
          <table:table-cell table:formula="of:=([.F617]-[.C617])/0.0166667" office:value-type="float" office:value="80.6938386123229" calcext:value-type="float">
            <text:p>80.6938386123229</text:p>
          </table:table-cell>
          <table:table-cell table:formula="of:=DEGREES(ATAN(ABS([.F617]-[.C617])/ABS([.E617]-[.B617])))" office:value-type="float" office:value="7.2444255570718" calcext:value-type="float">
            <text:p>7.2444255570718</text:p>
          </table:table-cell>
          <table:table-cell table:formula="of:=SQRT(POWER([.H617];2)+POWER([.I617];2)+POWER([.J617];2))" office:value-type="float" office:value="642.130696621041" calcext:value-type="float">
            <text:p>642.130696621041</text:p>
          </table:table-cell>
        </table:table-row>
        <table:table-row table:style-name="ro1">
          <table:table-cell office:value-type="float" office:value="76.8076" calcext:value-type="float">
            <text:p>76.8076</text:p>
          </table:table-cell>
          <table:table-cell office:value-type="float" office:value="293.394" calcext:value-type="float">
            <text:p>293.394</text:p>
          </table:table-cell>
          <table:table-cell office:value-type="float" office:value="44.6821" calcext:value-type="float">
            <text:p>44.6821</text:p>
          </table:table-cell>
          <table:table-cell office:value-type="float" office:value="77.712" calcext:value-type="float">
            <text:p>77.712</text:p>
          </table:table-cell>
          <table:table-cell office:value-type="float" office:value="282.512" calcext:value-type="float">
            <text:p>282.512</text:p>
          </table:table-cell>
          <table:table-cell office:value-type="float" office:value="46.3145" calcext:value-type="float">
            <text:p>46.3145</text:p>
          </table:table-cell>
          <table:table-cell/>
          <table:table-cell table:formula="of:=([.D618]-[.A618])/0.0166667" office:value-type="float" office:value="54.2638914722176" calcext:value-type="float">
            <text:p>54.2638914722176</text:p>
          </table:table-cell>
          <table:table-cell table:formula="of:=ABS([.E618]-[.B618])/0.0166667" office:value-type="float" office:value="652.918694162612" calcext:value-type="float">
            <text:p>652.918694162612</text:p>
          </table:table-cell>
          <table:table-cell table:formula="of:=([.F618]-[.C618])/0.0166667" office:value-type="float" office:value="97.943804112392" calcext:value-type="float">
            <text:p>97.943804112392</text:p>
          </table:table-cell>
          <table:table-cell table:formula="of:=DEGREES(ATAN(ABS([.F618]-[.C618])/ABS([.E618]-[.B618])))" office:value-type="float" office:value="8.53128054209892" calcext:value-type="float">
            <text:p>8.53128054209892</text:p>
          </table:table-cell>
          <table:table-cell table:formula="of:=SQRT(POWER([.H618];2)+POWER([.I618];2)+POWER([.J618];2))" office:value-type="float" office:value="662.450284828021" calcext:value-type="float">
            <text:p>662.450284828021</text:p>
          </table:table-cell>
        </table:table-row>
        <table:table-row table:style-name="ro1">
          <table:table-cell office:value-type="float" office:value="77.023" calcext:value-type="float">
            <text:p>77.023</text:p>
          </table:table-cell>
          <table:table-cell office:value-type="float" office:value="289.244" calcext:value-type="float">
            <text:p>289.244</text:p>
          </table:table-cell>
          <table:table-cell office:value-type="float" office:value="45.3058" calcext:value-type="float">
            <text:p>45.3058</text:p>
          </table:table-cell>
          <table:table-cell office:value-type="float" office:value="77.9148" calcext:value-type="float">
            <text:p>77.9148</text:p>
          </table:table-cell>
          <table:table-cell office:value-type="float" office:value="278.598" calcext:value-type="float">
            <text:p>278.598</text:p>
          </table:table-cell>
          <table:table-cell office:value-type="float" office:value="46.6543" calcext:value-type="float">
            <text:p>46.6543</text:p>
          </table:table-cell>
          <table:table-cell/>
          <table:table-cell table:formula="of:=([.D619]-[.A619])/0.0166667" office:value-type="float" office:value="53.5078929842142" calcext:value-type="float">
            <text:p>53.5078929842142</text:p>
          </table:table-cell>
          <table:table-cell table:formula="of:=ABS([.E619]-[.B619])/0.0166667" office:value-type="float" office:value="638.758722482556" calcext:value-type="float">
            <text:p>638.758722482556</text:p>
          </table:table-cell>
          <table:table-cell table:formula="of:=([.F619]-[.C619])/0.0166667" office:value-type="float" office:value="80.9098381803237" calcext:value-type="float">
            <text:p>80.9098381803237</text:p>
          </table:table-cell>
          <table:table-cell table:formula="of:=DEGREES(ATAN(ABS([.F619]-[.C619])/ABS([.E619]-[.B619])))" office:value-type="float" office:value="7.21905613767107" calcext:value-type="float">
            <text:p>7.21905613767107</text:p>
          </table:table-cell>
          <table:table-cell table:formula="of:=SQRT(POWER([.H619];2)+POWER([.I619];2)+POWER([.J619];2))" office:value-type="float" office:value="646.082194518254" calcext:value-type="float">
            <text:p>646.082194518254</text:p>
          </table:table-cell>
        </table:table-row>
        <table:table-row table:style-name="ro1">
          <table:table-cell office:value-type="float" office:value="76.0401" calcext:value-type="float">
            <text:p>76.0401</text:p>
          </table:table-cell>
          <table:table-cell office:value-type="float" office:value="294.743" calcext:value-type="float">
            <text:p>294.743</text:p>
          </table:table-cell>
          <table:table-cell office:value-type="float" office:value="44.4857" calcext:value-type="float">
            <text:p>44.4857</text:p>
          </table:table-cell>
          <table:table-cell office:value-type="float" office:value="76.9507" calcext:value-type="float">
            <text:p>76.9507</text:p>
          </table:table-cell>
          <table:table-cell office:value-type="float" office:value="282.503" calcext:value-type="float">
            <text:p>282.503</text:p>
          </table:table-cell>
          <table:table-cell office:value-type="float" office:value="46.0722" calcext:value-type="float">
            <text:p>46.0722</text:p>
          </table:table-cell>
          <table:table-cell/>
          <table:table-cell table:formula="of:=([.D620]-[.A620])/0.0166667" office:value-type="float" office:value="54.6358907282187" calcext:value-type="float">
            <text:p>54.6358907282187</text:p>
          </table:table-cell>
          <table:table-cell table:formula="of:=ABS([.E620]-[.B620])/0.0166667" office:value-type="float" office:value="734.398531202938" calcext:value-type="float">
            <text:p>734.398531202938</text:p>
          </table:table-cell>
          <table:table-cell table:formula="of:=([.F620]-[.C620])/0.0166667" office:value-type="float" office:value="95.1898096203808" calcext:value-type="float">
            <text:p>95.1898096203808</text:p>
          </table:table-cell>
          <table:table-cell table:formula="of:=DEGREES(ATAN(ABS([.F620]-[.C620])/ABS([.E620]-[.B620])))" office:value-type="float" office:value="7.38527587186431" calcext:value-type="float">
            <text:p>7.38527587186431</text:p>
          </table:table-cell>
          <table:table-cell table:formula="of:=SQRT(POWER([.H620];2)+POWER([.I620];2)+POWER([.J620];2))" office:value-type="float" office:value="742.554633036696" calcext:value-type="float">
            <text:p>742.554633036696</text:p>
          </table:table-cell>
        </table:table-row>
        <table:table-row table:style-name="ro1">
          <table:table-cell office:value-type="float" office:value="77.5545" calcext:value-type="float">
            <text:p>77.5545</text:p>
          </table:table-cell>
          <table:table-cell office:value-type="float" office:value="290.715" calcext:value-type="float">
            <text:p>290.715</text:p>
          </table:table-cell>
          <table:table-cell office:value-type="float" office:value="44.8239" calcext:value-type="float">
            <text:p>44.8239</text:p>
          </table:table-cell>
          <table:table-cell office:value-type="float" office:value="78.4553" calcext:value-type="float">
            <text:p>78.4553</text:p>
          </table:table-cell>
          <table:table-cell office:value-type="float" office:value="281.289" calcext:value-type="float">
            <text:p>281.289</text:p>
          </table:table-cell>
          <table:table-cell office:value-type="float" office:value="46.2422" calcext:value-type="float">
            <text:p>46.2422</text:p>
          </table:table-cell>
          <table:table-cell/>
          <table:table-cell table:formula="of:=([.D621]-[.A621])/0.0166667" office:value-type="float" office:value="54.0478919042156" calcext:value-type="float">
            <text:p>54.0478919042156</text:p>
          </table:table-cell>
          <table:table-cell table:formula="of:=ABS([.E621]-[.B621])/0.0166667" office:value-type="float" office:value="565.558868882262" calcext:value-type="float">
            <text:p>565.558868882262</text:p>
          </table:table-cell>
          <table:table-cell table:formula="of:=([.F621]-[.C621])/0.0166667" office:value-type="float" office:value="85.0978298043401" calcext:value-type="float">
            <text:p>85.0978298043401</text:p>
          </table:table-cell>
          <table:table-cell table:formula="of:=DEGREES(ATAN(ABS([.F621]-[.C621])/ABS([.E621]-[.B621])))" office:value-type="float" office:value="8.55692061377343" calcext:value-type="float">
            <text:p>8.55692061377343</text:p>
          </table:table-cell>
          <table:table-cell table:formula="of:=SQRT(POWER([.H621];2)+POWER([.I621];2)+POWER([.J621];2))" office:value-type="float" office:value="574.473367031128" calcext:value-type="float">
            <text:p>574.473367031128</text:p>
          </table:table-cell>
        </table:table-row>
        <table:table-row table:style-name="ro1">
          <table:table-cell office:value-type="float" office:value="76.561" calcext:value-type="float">
            <text:p>76.561</text:p>
          </table:table-cell>
          <table:table-cell office:value-type="float" office:value="294.836" calcext:value-type="float">
            <text:p>294.836</text:p>
          </table:table-cell>
          <table:table-cell office:value-type="float" office:value="44.2095" calcext:value-type="float">
            <text:p>44.2095</text:p>
          </table:table-cell>
          <table:table-cell office:value-type="float" office:value="77.4742" calcext:value-type="float">
            <text:p>77.4742</text:p>
          </table:table-cell>
          <table:table-cell office:value-type="float" office:value="283.886" calcext:value-type="float">
            <text:p>283.886</text:p>
          </table:table-cell>
          <table:table-cell office:value-type="float" office:value="45.8581" calcext:value-type="float">
            <text:p>45.8581</text:p>
          </table:table-cell>
          <table:table-cell/>
          <table:table-cell table:formula="of:=([.D622]-[.A622])/0.0166667" office:value-type="float" office:value="54.7918904162185" calcext:value-type="float">
            <text:p>54.7918904162185</text:p>
          </table:table-cell>
          <table:table-cell table:formula="of:=ABS([.E622]-[.B622])/0.0166667" office:value-type="float" office:value="656.998686002627" calcext:value-type="float">
            <text:p>656.998686002627</text:p>
          </table:table-cell>
          <table:table-cell table:formula="of:=([.F622]-[.C622])/0.0166667" office:value-type="float" office:value="98.9158021683958" calcext:value-type="float">
            <text:p>98.9158021683958</text:p>
          </table:table-cell>
          <table:table-cell table:formula="of:=DEGREES(ATAN(ABS([.F622]-[.C622])/ABS([.E622]-[.B622])))" office:value-type="float" office:value="8.56197889641788" calcext:value-type="float">
            <text:p>8.56197889641788</text:p>
          </table:table-cell>
          <table:table-cell table:formula="of:=SQRT(POWER([.H622];2)+POWER([.I622];2)+POWER([.J622];2))" office:value-type="float" office:value="666.658653722562" calcext:value-type="float">
            <text:p>666.658653722562</text:p>
          </table:table-cell>
        </table:table-row>
        <table:table-row table:style-name="ro1">
          <table:table-cell office:value-type="float" office:value="76.7656" calcext:value-type="float">
            <text:p>76.7656</text:p>
          </table:table-cell>
          <table:table-cell office:value-type="float" office:value="289.172" calcext:value-type="float">
            <text:p>289.172</text:p>
          </table:table-cell>
          <table:table-cell office:value-type="float" office:value="45.5732" calcext:value-type="float">
            <text:p>45.5732</text:p>
          </table:table-cell>
          <table:table-cell office:value-type="float" office:value="77.3959" calcext:value-type="float">
            <text:p>77.3959</text:p>
          </table:table-cell>
          <table:table-cell office:value-type="float" office:value="277.191" calcext:value-type="float">
            <text:p>277.191</text:p>
          </table:table-cell>
          <table:table-cell office:value-type="float" office:value="47.1195" calcext:value-type="float">
            <text:p>47.1195</text:p>
          </table:table-cell>
          <table:table-cell/>
          <table:table-cell table:formula="of:=([.D623]-[.A623])/0.0166667" office:value-type="float" office:value="37.8179243641507" calcext:value-type="float">
            <text:p>37.8179243641507</text:p>
          </table:table-cell>
          <table:table-cell table:formula="of:=ABS([.E623]-[.B623])/0.0166667" office:value-type="float" office:value="718.858562282879" calcext:value-type="float">
            <text:p>718.858562282879</text:p>
          </table:table-cell>
          <table:table-cell table:formula="of:=([.F623]-[.C623])/0.0166667" office:value-type="float" office:value="92.7778144443712" calcext:value-type="float">
            <text:p>92.7778144443712</text:p>
          </table:table-cell>
          <table:table-cell table:formula="of:=DEGREES(ATAN(ABS([.F623]-[.C623])/ABS([.E623]-[.B623])))" office:value-type="float" office:value="7.3540940019049" calcext:value-type="float">
            <text:p>7.3540940019049</text:p>
          </table:table-cell>
          <table:table-cell table:formula="of:=SQRT(POWER([.H623];2)+POWER([.I623];2)+POWER([.J623];2))" office:value-type="float" office:value="725.806827484899" calcext:value-type="float">
            <text:p>725.806827484899</text:p>
          </table:table-cell>
        </table:table-row>
        <table:table-row table:style-name="ro1">
          <table:table-cell office:value-type="float" office:value="76.7653" calcext:value-type="float">
            <text:p>76.7653</text:p>
          </table:table-cell>
          <table:table-cell office:value-type="float" office:value="289.389" calcext:value-type="float">
            <text:p>289.389</text:p>
          </table:table-cell>
          <table:table-cell office:value-type="float" office:value="44.5226" calcext:value-type="float">
            <text:p>44.5226</text:p>
          </table:table-cell>
          <table:table-cell office:value-type="float" office:value="77.1602" calcext:value-type="float">
            <text:p>77.1602</text:p>
          </table:table-cell>
          <table:table-cell office:value-type="float" office:value="278.745" calcext:value-type="float">
            <text:p>278.745</text:p>
          </table:table-cell>
          <table:table-cell office:value-type="float" office:value="45.6434" calcext:value-type="float">
            <text:p>45.6434</text:p>
          </table:table-cell>
          <table:table-cell/>
          <table:table-cell table:formula="of:=([.D624]-[.A624])/0.0166667" office:value-type="float" office:value="23.6939526120952" calcext:value-type="float">
            <text:p>23.6939526120952</text:p>
          </table:table-cell>
          <table:table-cell table:formula="of:=ABS([.E624]-[.B624])/0.0166667" office:value-type="float" office:value="638.638722722555" calcext:value-type="float">
            <text:p>638.638722722555</text:p>
          </table:table-cell>
          <table:table-cell table:formula="of:=([.F624]-[.C624])/0.0166667" office:value-type="float" office:value="67.2478655042692" calcext:value-type="float">
            <text:p>67.2478655042692</text:p>
          </table:table-cell>
          <table:table-cell table:formula="of:=DEGREES(ATAN(ABS([.F624]-[.C624])/ABS([.E624]-[.B624])))" office:value-type="float" office:value="6.01102343819816" calcext:value-type="float">
            <text:p>6.01102343819816</text:p>
          </table:table-cell>
          <table:table-cell table:formula="of:=SQRT(POWER([.H624];2)+POWER([.I624];2)+POWER([.J624];2))" office:value-type="float" office:value="642.606486868877" calcext:value-type="float">
            <text:p>642.606486868877</text:p>
          </table:table-cell>
        </table:table-row>
        <table:table-row table:style-name="ro1">
          <table:table-cell office:value-type="float" office:value="76.5882" calcext:value-type="float">
            <text:p>76.5882</text:p>
          </table:table-cell>
          <table:table-cell office:value-type="float" office:value="297.685" calcext:value-type="float">
            <text:p>297.685</text:p>
          </table:table-cell>
          <table:table-cell office:value-type="float" office:value="43.7782" calcext:value-type="float">
            <text:p>43.7782</text:p>
          </table:table-cell>
          <table:table-cell office:value-type="float" office:value="77.5062" calcext:value-type="float">
            <text:p>77.5062</text:p>
          </table:table-cell>
          <table:table-cell office:value-type="float" office:value="286.652" calcext:value-type="float">
            <text:p>286.652</text:p>
          </table:table-cell>
          <table:table-cell office:value-type="float" office:value="45.1863" calcext:value-type="float">
            <text:p>45.1863</text:p>
          </table:table-cell>
          <table:table-cell/>
          <table:table-cell table:formula="of:=([.D625]-[.A625])/0.0166667" office:value-type="float" office:value="55.0798898402207" calcext:value-type="float">
            <text:p>55.0798898402207</text:p>
          </table:table-cell>
          <table:table-cell table:formula="of:=ABS([.E625]-[.B625])/0.0166667" office:value-type="float" office:value="661.978676042649" calcext:value-type="float">
            <text:p>661.978676042649</text:p>
          </table:table-cell>
          <table:table-cell table:formula="of:=([.F625]-[.C625])/0.0166667" office:value-type="float" office:value="84.4858310283382" calcext:value-type="float">
            <text:p>84.4858310283382</text:p>
          </table:table-cell>
          <table:table-cell table:formula="of:=DEGREES(ATAN(ABS([.F625]-[.C625])/ABS([.E625]-[.B625])))" office:value-type="float" office:value="7.27312408931703" calcext:value-type="float">
            <text:p>7.27312408931703</text:p>
          </table:table-cell>
          <table:table-cell table:formula="of:=SQRT(POWER([.H625];2)+POWER([.I625];2)+POWER([.J625];2))" office:value-type="float" office:value="669.617366444851" calcext:value-type="float">
            <text:p>669.617366444851</text:p>
          </table:table-cell>
        </table:table-row>
        <table:table-row table:style-name="ro1">
          <table:table-cell office:value-type="float" office:value="77.5547" calcext:value-type="float">
            <text:p>77.5547</text:p>
          </table:table-cell>
          <table:table-cell office:value-type="float" office:value="290.775" calcext:value-type="float">
            <text:p>290.775</text:p>
          </table:table-cell>
          <table:table-cell office:value-type="float" office:value="44.5597" calcext:value-type="float">
            <text:p>44.5597</text:p>
          </table:table-cell>
          <table:table-cell office:value-type="float" office:value="78.4567" calcext:value-type="float">
            <text:p>78.4567</text:p>
          </table:table-cell>
          <table:table-cell office:value-type="float" office:value="281.442" calcext:value-type="float">
            <text:p>281.442</text:p>
          </table:table-cell>
          <table:table-cell office:value-type="float" office:value="45.4681" calcext:value-type="float">
            <text:p>45.4681</text:p>
          </table:table-cell>
          <table:table-cell/>
          <table:table-cell table:formula="of:=([.D626]-[.A626])/0.0166667" office:value-type="float" office:value="54.1198917602165" calcext:value-type="float">
            <text:p>54.1198917602165</text:p>
          </table:table-cell>
          <table:table-cell table:formula="of:=ABS([.E626]-[.B626])/0.0166667" office:value-type="float" office:value="559.978880042238" calcext:value-type="float">
            <text:p>559.978880042238</text:p>
          </table:table-cell>
          <table:table-cell table:formula="of:=([.F626]-[.C626])/0.0166667" office:value-type="float" office:value="54.503890992218" calcext:value-type="float">
            <text:p>54.503890992218</text:p>
          </table:table-cell>
          <table:table-cell table:formula="of:=DEGREES(ATAN(ABS([.F626]-[.C626])/ABS([.E626]-[.B626])))" office:value-type="float" office:value="5.55920457510393" calcext:value-type="float">
            <text:p>5.55920457510393</text:p>
          </table:table-cell>
          <table:table-cell table:formula="of:=SQRT(POWER([.H626];2)+POWER([.I626];2)+POWER([.J626];2))" office:value-type="float" office:value="565.222065130855" calcext:value-type="float">
            <text:p>565.222065130855</text:p>
          </table:table-cell>
        </table:table-row>
        <table:table-row table:style-name="ro1">
          <table:table-cell office:value-type="float" office:value="77.7965" calcext:value-type="float">
            <text:p>77.7965</text:p>
          </table:table-cell>
          <table:table-cell office:value-type="float" office:value="289.469" calcext:value-type="float">
            <text:p>289.469</text:p>
          </table:table-cell>
          <table:table-cell office:value-type="float" office:value="44.501" calcext:value-type="float">
            <text:p>44.501</text:p>
          </table:table-cell>
          <table:table-cell office:value-type="float" office:value="78.9237" calcext:value-type="float">
            <text:p>78.9237</text:p>
          </table:table-cell>
          <table:table-cell office:value-type="float" office:value="278.834" calcext:value-type="float">
            <text:p>278.834</text:p>
          </table:table-cell>
          <table:table-cell office:value-type="float" office:value="45.8628" calcext:value-type="float">
            <text:p>45.8628</text:p>
          </table:table-cell>
          <table:table-cell/>
          <table:table-cell table:formula="of:=([.D627]-[.A627])/0.0166667" office:value-type="float" office:value="67.6318647362706" calcext:value-type="float">
            <text:p>67.6318647362706</text:p>
          </table:table-cell>
          <table:table-cell table:formula="of:=ABS([.E627]-[.B627])/0.0166667" office:value-type="float" office:value="638.098723802552" calcext:value-type="float">
            <text:p>638.098723802552</text:p>
          </table:table-cell>
          <table:table-cell table:formula="of:=([.F627]-[.C627])/0.0166667" office:value-type="float" office:value="81.707836584327" calcext:value-type="float">
            <text:p>81.707836584327</text:p>
          </table:table-cell>
          <table:table-cell table:formula="of:=DEGREES(ATAN(ABS([.F627]-[.C627])/ABS([.E627]-[.B627])))" office:value-type="float" office:value="7.29695261807602" calcext:value-type="float">
            <text:p>7.29695261807602</text:p>
          </table:table-cell>
          <table:table-cell table:formula="of:=SQRT(POWER([.H627];2)+POWER([.I627];2)+POWER([.J627];2))" office:value-type="float" office:value="646.854095608462" calcext:value-type="float">
            <text:p>646.854095608462</text:p>
          </table:table-cell>
        </table:table-row>
        <table:table-row table:style-name="ro1">
          <table:table-cell office:value-type="float" office:value="76.2253" calcext:value-type="float">
            <text:p>76.2253</text:p>
          </table:table-cell>
          <table:table-cell office:value-type="float" office:value="286.61" calcext:value-type="float">
            <text:p>286.61</text:p>
          </table:table-cell>
          <table:table-cell office:value-type="float" office:value="44.9511" calcext:value-type="float">
            <text:p>44.9511</text:p>
          </table:table-cell>
          <table:table-cell office:value-type="float" office:value="76.6299" calcext:value-type="float">
            <text:p>76.6299</text:p>
          </table:table-cell>
          <table:table-cell office:value-type="float" office:value="276.03" calcext:value-type="float">
            <text:p>276.03</text:p>
          </table:table-cell>
          <table:table-cell office:value-type="float" office:value="46.3127" calcext:value-type="float">
            <text:p>46.3127</text:p>
          </table:table-cell>
          <table:table-cell/>
          <table:table-cell table:formula="of:=([.D628]-[.A628])/0.0166667" office:value-type="float" office:value="24.2759514480972" calcext:value-type="float">
            <text:p>24.2759514480972</text:p>
          </table:table-cell>
          <table:table-cell table:formula="of:=ABS([.E628]-[.B628])/0.0166667" office:value-type="float" office:value="634.798730402542" calcext:value-type="float">
            <text:p>634.798730402542</text:p>
          </table:table-cell>
          <table:table-cell table:formula="of:=([.F628]-[.C628])/0.0166667" office:value-type="float" office:value="81.695836608327" calcext:value-type="float">
            <text:p>81.695836608327</text:p>
          </table:table-cell>
          <table:table-cell table:formula="of:=DEGREES(ATAN(ABS([.F628]-[.C628])/ABS([.E628]-[.B628])))" office:value-type="float" office:value="7.33340829513237" calcext:value-type="float">
            <text:p>7.33340829513237</text:p>
          </table:table-cell>
          <table:table-cell table:formula="of:=SQRT(POWER([.H628];2)+POWER([.I628];2)+POWER([.J628];2))" office:value-type="float" office:value="640.494308841635" calcext:value-type="float">
            <text:p>640.494308841635</text:p>
          </table:table-cell>
        </table:table-row>
        <table:table-row table:style-name="ro1">
          <table:table-cell office:value-type="float" office:value="76.7653" calcext:value-type="float">
            <text:p>76.7653</text:p>
          </table:table-cell>
          <table:table-cell office:value-type="float" office:value="289.453" calcext:value-type="float">
            <text:p>289.453</text:p>
          </table:table-cell>
          <table:table-cell office:value-type="float" office:value="44.2581" calcext:value-type="float">
            <text:p>44.2581</text:p>
          </table:table-cell>
          <table:table-cell office:value-type="float" office:value="77.6482" calcext:value-type="float">
            <text:p>77.6482</text:p>
          </table:table-cell>
          <table:table-cell office:value-type="float" office:value="277.529" calcext:value-type="float">
            <text:p>277.529</text:p>
          </table:table-cell>
          <table:table-cell office:value-type="float" office:value="45.5773" calcext:value-type="float">
            <text:p>45.5773</text:p>
          </table:table-cell>
          <table:table-cell/>
          <table:table-cell table:formula="of:=([.D629]-[.A629])/0.0166667" office:value-type="float" office:value="52.9738940522123" calcext:value-type="float">
            <text:p>52.9738940522123</text:p>
          </table:table-cell>
          <table:table-cell table:formula="of:=ABS([.E629]-[.B629])/0.0166667" office:value-type="float" office:value="715.43856912286" calcext:value-type="float">
            <text:p>715.43856912286</text:p>
          </table:table-cell>
          <table:table-cell table:formula="of:=([.F629]-[.C629])/0.0166667" office:value-type="float" office:value="79.1518416963167" calcext:value-type="float">
            <text:p>79.1518416963167</text:p>
          </table:table-cell>
          <table:table-cell table:formula="of:=DEGREES(ATAN(ABS([.F629]-[.C629])/ABS([.E629]-[.B629])))" office:value-type="float" office:value="6.3131881255929" calcext:value-type="float">
            <text:p>6.3131881255929</text:p>
          </table:table-cell>
          <table:table-cell table:formula="of:=SQRT(POWER([.H629];2)+POWER([.I629];2)+POWER([.J629];2))" office:value-type="float" office:value="721.750367982961" calcext:value-type="float">
            <text:p>721.750367982961</text:p>
          </table:table-cell>
        </table:table-row>
        <table:table-row table:style-name="ro1">
          <table:table-cell office:value-type="float" office:value="77.2345" calcext:value-type="float">
            <text:p>77.2345</text:p>
          </table:table-cell>
          <table:table-cell office:value-type="float" office:value="285.11" calcext:value-type="float">
            <text:p>285.11</text:p>
          </table:table-cell>
          <table:table-cell office:value-type="float" office:value="46.1792" calcext:value-type="float">
            <text:p>46.1792</text:p>
          </table:table-cell>
          <table:table-cell office:value-type="float" office:value="78.3273" calcext:value-type="float">
            <text:p>78.3273</text:p>
          </table:table-cell>
          <table:table-cell office:value-type="float" office:value="272.14" calcext:value-type="float">
            <text:p>272.14</text:p>
          </table:table-cell>
          <table:table-cell office:value-type="float" office:value="47.6277" calcext:value-type="float">
            <text:p>47.6277</text:p>
          </table:table-cell>
          <table:table-cell/>
          <table:table-cell table:formula="of:=([.D630]-[.A630])/0.0166667" office:value-type="float" office:value="65.5678688642621" calcext:value-type="float">
            <text:p>65.5678688642621</text:p>
          </table:table-cell>
          <table:table-cell table:formula="of:=ABS([.E630]-[.B630])/0.0166667" office:value-type="float" office:value="778.198443603115" calcext:value-type="float">
            <text:p>778.198443603115</text:p>
          </table:table-cell>
          <table:table-cell table:formula="of:=([.F630]-[.C630])/0.0166667" office:value-type="float" office:value="86.9098261803474" calcext:value-type="float">
            <text:p>86.9098261803474</text:p>
          </table:table-cell>
          <table:table-cell table:formula="of:=DEGREES(ATAN(ABS([.F630]-[.C630])/ABS([.E630]-[.B630])))" office:value-type="float" office:value="6.37243254212466" calcext:value-type="float">
            <text:p>6.37243254212466</text:p>
          </table:table-cell>
          <table:table-cell table:formula="of:=SQRT(POWER([.H630];2)+POWER([.I630];2)+POWER([.J630];2))" office:value-type="float" office:value="785.776864599874" calcext:value-type="float">
            <text:p>785.776864599874</text:p>
          </table:table-cell>
        </table:table-row>
        <table:table-row table:style-name="ro1">
          <table:table-cell office:value-type="float" office:value="77.4747" calcext:value-type="float">
            <text:p>77.4747</text:p>
          </table:table-cell>
          <table:table-cell office:value-type="float" office:value="284.048" calcext:value-type="float">
            <text:p>284.048</text:p>
          </table:table-cell>
          <table:table-cell office:value-type="float" office:value="45.0784" calcext:value-type="float">
            <text:p>45.0784</text:p>
          </table:table-cell>
          <table:table-cell office:value-type="float" office:value="78.1156" calcext:value-type="float">
            <text:p>78.1156</text:p>
          </table:table-cell>
          <table:table-cell office:value-type="float" office:value="274.913" calcext:value-type="float">
            <text:p>274.913</text:p>
          </table:table-cell>
          <table:table-cell office:value-type="float" office:value="46.2231" calcext:value-type="float">
            <text:p>46.2231</text:p>
          </table:table-cell>
          <table:table-cell/>
          <table:table-cell table:formula="of:=([.D631]-[.A631])/0.0166667" office:value-type="float" office:value="38.4539230921539" calcext:value-type="float">
            <text:p>38.4539230921539</text:p>
          </table:table-cell>
          <table:table-cell table:formula="of:=ABS([.E631]-[.B631])/0.0166667" office:value-type="float" office:value="548.098903802192" calcext:value-type="float">
            <text:p>548.098903802192</text:p>
          </table:table-cell>
          <table:table-cell table:formula="of:=([.F631]-[.C631])/0.0166667" office:value-type="float" office:value="68.6818626362747" calcext:value-type="float">
            <text:p>68.6818626362747</text:p>
          </table:table-cell>
          <table:table-cell table:formula="of:=DEGREES(ATAN(ABS([.F631]-[.C631])/ABS([.E631]-[.B631])))" office:value-type="float" office:value="7.14246181620555" calcext:value-type="float">
            <text:p>7.14246181620555</text:p>
          </table:table-cell>
          <table:table-cell table:formula="of:=SQRT(POWER([.H631];2)+POWER([.I631];2)+POWER([.J631];2))" office:value-type="float" office:value="553.722232536793" calcext:value-type="float">
            <text:p>553.722232536793</text:p>
          </table:table-cell>
        </table:table-row>
        <table:table-row table:style-name="ro1">
          <table:table-cell office:value-type="float" office:value="76.5342" calcext:value-type="float">
            <text:p>76.5342</text:p>
          </table:table-cell>
          <table:table-cell office:value-type="float" office:value="292.026" calcext:value-type="float">
            <text:p>292.026</text:p>
          </table:table-cell>
          <table:table-cell office:value-type="float" office:value="44.635" calcext:value-type="float">
            <text:p>44.635</text:p>
          </table:table-cell>
          <table:table-cell office:value-type="float" office:value="76.9507" calcext:value-type="float">
            <text:p>76.9507</text:p>
          </table:table-cell>
          <table:table-cell office:value-type="float" office:value="282.503" calcext:value-type="float">
            <text:p>282.503</text:p>
          </table:table-cell>
          <table:table-cell office:value-type="float" office:value="46.0722" calcext:value-type="float">
            <text:p>46.0722</text:p>
          </table:table-cell>
          <table:table-cell/>
          <table:table-cell table:formula="of:=([.D632]-[.A632])/0.0166667" office:value-type="float" office:value="24.9899500200999" calcext:value-type="float">
            <text:p>24.9899500200999</text:p>
          </table:table-cell>
          <table:table-cell table:formula="of:=ABS([.E632]-[.B632])/0.0166667" office:value-type="float" office:value="571.378857242287" calcext:value-type="float">
            <text:p>571.378857242287</text:p>
          </table:table-cell>
          <table:table-cell table:formula="of:=([.F632]-[.C632])/0.0166667" office:value-type="float" office:value="86.2318275363452" calcext:value-type="float">
            <text:p>86.2318275363452</text:p>
          </table:table-cell>
          <table:table-cell table:formula="of:=DEGREES(ATAN(ABS([.F632]-[.C632])/ABS([.E632]-[.B632])))" office:value-type="float" office:value="8.58224518251751" calcext:value-type="float">
            <text:p>8.58224518251751</text:p>
          </table:table-cell>
          <table:table-cell table:formula="of:=SQRT(POWER([.H632];2)+POWER([.I632];2)+POWER([.J632];2))" office:value-type="float" office:value="578.389336161868" calcext:value-type="float">
            <text:p>578.389336161868</text:p>
          </table:table-cell>
        </table:table-row>
        <table:table-row table:style-name="ro1">
          <table:table-cell office:value-type="float" office:value="76.7794" calcext:value-type="float">
            <text:p>76.7794</text:p>
          </table:table-cell>
          <table:table-cell office:value-type="float" office:value="290.542" calcext:value-type="float">
            <text:p>290.542</text:p>
          </table:table-cell>
          <table:table-cell office:value-type="float" office:value="45.3673" calcext:value-type="float">
            <text:p>45.3673</text:p>
          </table:table-cell>
          <table:table-cell office:value-type="float" office:value="77.6791" calcext:value-type="float">
            <text:p>77.6791</text:p>
          </table:table-cell>
          <table:table-cell office:value-type="float" office:value="279.845" calcext:value-type="float">
            <text:p>279.845</text:p>
          </table:table-cell>
          <table:table-cell office:value-type="float" office:value="46.7169" calcext:value-type="float">
            <text:p>46.7169</text:p>
          </table:table-cell>
          <table:table-cell/>
          <table:table-cell table:formula="of:=([.D633]-[.A633])/0.0166667" office:value-type="float" office:value="53.9818920362165" calcext:value-type="float">
            <text:p>53.9818920362165</text:p>
          </table:table-cell>
          <table:table-cell table:formula="of:=ABS([.E633]-[.B633])/0.0166667" office:value-type="float" office:value="641.818716362564" calcext:value-type="float">
            <text:p>641.818716362564</text:p>
          </table:table-cell>
          <table:table-cell table:formula="of:=([.F633]-[.C633])/0.0166667" office:value-type="float" office:value="80.9758380483241" calcext:value-type="float">
            <text:p>80.9758380483241</text:p>
          </table:table-cell>
          <table:table-cell table:formula="of:=DEGREES(ATAN(ABS([.F633]-[.C633])/ABS([.E633]-[.B633])))" office:value-type="float" office:value="7.19079807813876" calcext:value-type="float">
            <text:p>7.19079807813876</text:p>
          </table:table-cell>
          <table:table-cell table:formula="of:=SQRT(POWER([.H633];2)+POWER([.I633];2)+POWER([.J633];2))" office:value-type="float" office:value="649.155139923214" calcext:value-type="float">
            <text:p>649.155139923214</text:p>
          </table:table-cell>
        </table:table-row>
        <table:table-row table:style-name="ro1">
          <table:table-cell office:value-type="float" office:value="77.5061" calcext:value-type="float">
            <text:p>77.5061</text:p>
          </table:table-cell>
          <table:table-cell office:value-type="float" office:value="286.6" calcext:value-type="float">
            <text:p>286.6</text:p>
          </table:table-cell>
          <table:table-cell office:value-type="float" office:value="45.4471" calcext:value-type="float">
            <text:p>45.4471</text:p>
          </table:table-cell>
          <table:table-cell office:value-type="float" office:value="78.3821" calcext:value-type="float">
            <text:p>78.3821</text:p>
          </table:table-cell>
          <table:table-cell office:value-type="float" office:value="276.076" calcext:value-type="float">
            <text:p>276.076</text:p>
          </table:table-cell>
          <table:table-cell office:value-type="float" office:value="46.7843" calcext:value-type="float">
            <text:p>46.7843</text:p>
          </table:table-cell>
          <table:table-cell/>
          <table:table-cell table:formula="of:=([.D634]-[.A634])/0.0166667" office:value-type="float" office:value="52.5598948802097" calcext:value-type="float">
            <text:p>52.5598948802097</text:p>
          </table:table-cell>
          <table:table-cell table:formula="of:=ABS([.E634]-[.B634])/0.0166667" office:value-type="float" office:value="631.438737122526" calcext:value-type="float">
            <text:p>631.438737122526</text:p>
          </table:table-cell>
          <table:table-cell table:formula="of:=([.F634]-[.C634])/0.0166667" office:value-type="float" office:value="80.2318395363211" calcext:value-type="float">
            <text:p>80.2318395363211</text:p>
          </table:table-cell>
          <table:table-cell table:formula="of:=DEGREES(ATAN(ABS([.F634]-[.C634])/ABS([.E634]-[.B634])))" office:value-type="float" office:value="7.24131035918621" calcext:value-type="float">
            <text:p>7.24131035918621</text:p>
          </table:table-cell>
          <table:table-cell table:formula="of:=SQRT(POWER([.H634];2)+POWER([.I634];2)+POWER([.J634];2))" office:value-type="float" office:value="638.681899981588" calcext:value-type="float">
            <text:p>638.681899981588</text:p>
          </table:table-cell>
        </table:table-row>
        <table:table-row table:style-name="ro1">
          <table:table-cell office:value-type="float" office:value="76.5478" calcext:value-type="float">
            <text:p>76.5478</text:p>
          </table:table-cell>
          <table:table-cell office:value-type="float" office:value="293.309" calcext:value-type="float">
            <text:p>293.309</text:p>
          </table:table-cell>
          <table:table-cell office:value-type="float" office:value="44.9538" calcext:value-type="float">
            <text:p>44.9538</text:p>
          </table:table-cell>
          <table:table-cell office:value-type="float" office:value="77.458" calcext:value-type="float">
            <text:p>77.458</text:p>
          </table:table-cell>
          <table:table-cell office:value-type="float" office:value="282.432" calcext:value-type="float">
            <text:p>282.432</text:p>
          </table:table-cell>
          <table:table-cell office:value-type="float" office:value="46.5794" calcext:value-type="float">
            <text:p>46.5794</text:p>
          </table:table-cell>
          <table:table-cell/>
          <table:table-cell table:formula="of:=([.D635]-[.A635])/0.0166667" office:value-type="float" office:value="54.6118907762186" calcext:value-type="float">
            <text:p>54.6118907762186</text:p>
          </table:table-cell>
          <table:table-cell table:formula="of:=ABS([.E635]-[.B635])/0.0166667" office:value-type="float" office:value="652.618694762611" calcext:value-type="float">
            <text:p>652.618694762611</text:p>
          </table:table-cell>
          <table:table-cell table:formula="of:=([.F635]-[.C635])/0.0166667" office:value-type="float" office:value="97.5358049283901" calcext:value-type="float">
            <text:p>97.5358049283901</text:p>
          </table:table-cell>
          <table:table-cell table:formula="of:=DEGREES(ATAN(ABS([.F635]-[.C635])/ABS([.E635]-[.B635])))" office:value-type="float" office:value="8.50011056450431" calcext:value-type="float">
            <text:p>8.50011056450431</text:p>
          </table:table-cell>
          <table:table-cell table:formula="of:=SQRT(POWER([.H635];2)+POWER([.I635];2)+POWER([.J635];2))" office:value-type="float" office:value="662.122989036657" calcext:value-type="float">
            <text:p>662.122989036657</text:p>
          </table:table-cell>
        </table:table-row>
        <table:table-row table:style-name="ro1">
          <table:table-cell office:value-type="float" office:value="76.2758" calcext:value-type="float">
            <text:p>76.2758</text:p>
          </table:table-cell>
          <table:table-cell office:value-type="float" office:value="291.839" calcext:value-type="float">
            <text:p>291.839</text:p>
          </table:table-cell>
          <table:table-cell office:value-type="float" office:value="45.4327" calcext:value-type="float">
            <text:p>45.4327</text:p>
          </table:table-cell>
          <table:table-cell office:value-type="float" office:value="76.6836" calcext:value-type="float">
            <text:p>76.6836</text:p>
          </table:table-cell>
          <table:table-cell office:value-type="float" office:value="280.928" calcext:value-type="float">
            <text:p>280.928</text:p>
          </table:table-cell>
          <table:table-cell office:value-type="float" office:value="47.3115" calcext:value-type="float">
            <text:p>47.3115</text:p>
          </table:table-cell>
          <table:table-cell/>
          <table:table-cell table:formula="of:=([.D636]-[.A636])/0.0166667" office:value-type="float" office:value="24.4679510640975" calcext:value-type="float">
            <text:p>24.4679510640975</text:p>
          </table:table-cell>
          <table:table-cell table:formula="of:=ABS([.E636]-[.B636])/0.0166667" office:value-type="float" office:value="654.658690682619" calcext:value-type="float">
            <text:p>654.658690682619</text:p>
          </table:table-cell>
          <table:table-cell table:formula="of:=([.F636]-[.C636])/0.0166667" office:value-type="float" office:value="112.727774544451" calcext:value-type="float">
            <text:p>112.727774544451</text:p>
          </table:table-cell>
          <table:table-cell table:formula="of:=DEGREES(ATAN(ABS([.F636]-[.C636])/ABS([.E636]-[.B636])))" office:value-type="float" office:value="9.77013236704922" calcext:value-type="float">
            <text:p>9.77013236704922</text:p>
          </table:table-cell>
          <table:table-cell table:formula="of:=SQRT(POWER([.H636];2)+POWER([.I636];2)+POWER([.J636];2))" office:value-type="float" office:value="664.743734885332" calcext:value-type="float">
            <text:p>664.743734885332</text:p>
          </table:table-cell>
        </table:table-row>
        <table:table-row table:style-name="ro1">
          <table:table-cell office:value-type="float" office:value="77.7624" calcext:value-type="float">
            <text:p>77.7624</text:p>
          </table:table-cell>
          <table:table-cell office:value-type="float" office:value="286.67" calcext:value-type="float">
            <text:p>286.67</text:p>
          </table:table-cell>
          <table:table-cell office:value-type="float" office:value="45.1811" calcext:value-type="float">
            <text:p>45.1811</text:p>
          </table:table-cell>
          <table:table-cell office:value-type="float" office:value="78.6521" calcext:value-type="float">
            <text:p>78.6521</text:p>
          </table:table-cell>
          <table:table-cell office:value-type="float" office:value="277.454" calcext:value-type="float">
            <text:p>277.454</text:p>
          </table:table-cell>
          <table:table-cell office:value-type="float" office:value="46.3245" calcext:value-type="float">
            <text:p>46.3245</text:p>
          </table:table-cell>
          <table:table-cell/>
          <table:table-cell table:formula="of:=([.D637]-[.A637])/0.0166667" office:value-type="float" office:value="53.3818932362138" calcext:value-type="float">
            <text:p>53.3818932362138</text:p>
          </table:table-cell>
          <table:table-cell table:formula="of:=ABS([.E637]-[.B637])/0.0166667" office:value-type="float" office:value="552.958894082212" calcext:value-type="float">
            <text:p>552.958894082212</text:p>
          </table:table-cell>
          <table:table-cell table:formula="of:=([.F637]-[.C637])/0.0166667" office:value-type="float" office:value="68.6038627922744" calcext:value-type="float">
            <text:p>68.6038627922744</text:p>
          </table:table-cell>
          <table:table-cell table:formula="of:=DEGREES(ATAN(ABS([.F637]-[.C637])/ABS([.E637]-[.B637])))" office:value-type="float" office:value="7.07236675879153" calcext:value-type="float">
            <text:p>7.07236675879153</text:p>
          </table:table-cell>
          <table:table-cell table:formula="of:=SQRT(POWER([.H637];2)+POWER([.I637];2)+POWER([.J637];2))" office:value-type="float" office:value="559.749636051804" calcext:value-type="float">
            <text:p>559.749636051804</text:p>
          </table:table-cell>
        </table:table-row>
        <table:table-row table:style-name="ro1">
          <table:table-cell office:value-type="float" office:value="76.3006" calcext:value-type="float">
            <text:p>76.3006</text:p>
          </table:table-cell>
          <table:table-cell office:value-type="float" office:value="294.762" calcext:value-type="float">
            <text:p>294.762</text:p>
          </table:table-cell>
          <table:table-cell office:value-type="float" office:value="44.4804" calcext:value-type="float">
            <text:p>44.4804</text:p>
          </table:table-cell>
          <table:table-cell office:value-type="float" office:value="77.2196" calcext:value-type="float">
            <text:p>77.2196</text:p>
          </table:table-cell>
          <table:table-cell office:value-type="float" office:value="283.866" calcext:value-type="float">
            <text:p>283.866</text:p>
          </table:table-cell>
          <table:table-cell office:value-type="float" office:value="45.8634" calcext:value-type="float">
            <text:p>45.8634</text:p>
          </table:table-cell>
          <table:table-cell/>
          <table:table-cell table:formula="of:=([.D638]-[.A638])/0.0166667" office:value-type="float" office:value="55.1398897202204" calcext:value-type="float">
            <text:p>55.1398897202204</text:p>
          </table:table-cell>
          <table:table-cell table:formula="of:=ABS([.E638]-[.B638])/0.0166667" office:value-type="float" office:value="653.758692482616" calcext:value-type="float">
            <text:p>653.758692482616</text:p>
          </table:table-cell>
          <table:table-cell table:formula="of:=([.F638]-[.C638])/0.0166667" office:value-type="float" office:value="82.9798340403316" calcext:value-type="float">
            <text:p>82.9798340403316</text:p>
          </table:table-cell>
          <table:table-cell table:formula="of:=DEGREES(ATAN(ABS([.F638]-[.C638])/ABS([.E638]-[.B638])))" office:value-type="float" office:value="7.23371844610314" calcext:value-type="float">
            <text:p>7.23371844610314</text:p>
          </table:table-cell>
          <table:table-cell table:formula="of:=SQRT(POWER([.H638];2)+POWER([.I638];2)+POWER([.J638];2))" office:value-type="float" office:value="661.306652236539" calcext:value-type="float">
            <text:p>661.306652236539</text:p>
          </table:table-cell>
        </table:table-row>
        <table:table-row table:style-name="ro1">
          <table:table-cell office:value-type="float" office:value="76.5884" calcext:value-type="float">
            <text:p>76.5884</text:p>
          </table:table-cell>
          <table:table-cell office:value-type="float" office:value="297.56" calcext:value-type="float">
            <text:p>297.56</text:p>
          </table:table-cell>
          <table:table-cell office:value-type="float" office:value="44.3148" calcext:value-type="float">
            <text:p>44.3148</text:p>
          </table:table-cell>
          <table:table-cell office:value-type="float" office:value="77.7615" calcext:value-type="float">
            <text:p>77.7615</text:p>
          </table:table-cell>
          <table:table-cell office:value-type="float" office:value="286.499" calcext:value-type="float">
            <text:p>286.499</text:p>
          </table:table-cell>
          <table:table-cell office:value-type="float" office:value="45.9657" calcext:value-type="float">
            <text:p>45.9657</text:p>
          </table:table-cell>
          <table:table-cell/>
          <table:table-cell table:formula="of:=([.D639]-[.A639])/0.0166667" office:value-type="float" office:value="70.385859228281" calcext:value-type="float">
            <text:p>70.385859228281</text:p>
          </table:table-cell>
          <table:table-cell table:formula="of:=ABS([.E639]-[.B639])/0.0166667" office:value-type="float" office:value="663.658672682653" calcext:value-type="float">
            <text:p>663.658672682653</text:p>
          </table:table-cell>
          <table:table-cell table:formula="of:=([.F639]-[.C639])/0.0166667" office:value-type="float" office:value="99.0538018923962" calcext:value-type="float">
            <text:p>99.0538018923962</text:p>
          </table:table-cell>
          <table:table-cell table:formula="of:=DEGREES(ATAN(ABS([.F639]-[.C639])/ABS([.E639]-[.B639])))" office:value-type="float" office:value="8.48896656902718" calcext:value-type="float">
            <text:p>8.48896656902718</text:p>
          </table:table-cell>
          <table:table-cell table:formula="of:=SQRT(POWER([.H639];2)+POWER([.I639];2)+POWER([.J639];2))" office:value-type="float" office:value="674.691528533998" calcext:value-type="float">
            <text:p>674.691528533998</text:p>
          </table:table-cell>
        </table:table-row>
        <table:table-row table:style-name="ro1">
          <table:table-cell office:value-type="float" office:value="76.8075" calcext:value-type="float">
            <text:p>76.8075</text:p>
          </table:table-cell>
          <table:table-cell office:value-type="float" office:value="293.328" calcext:value-type="float">
            <text:p>293.328</text:p>
          </table:table-cell>
          <table:table-cell office:value-type="float" office:value="44.9486" calcext:value-type="float">
            <text:p>44.9486</text:p>
          </table:table-cell>
          <table:table-cell office:value-type="float" office:value="77.9654" calcext:value-type="float">
            <text:p>77.9654</text:p>
          </table:table-cell>
          <table:table-cell office:value-type="float" office:value="282.476" calcext:value-type="float">
            <text:p>282.476</text:p>
          </table:table-cell>
          <table:table-cell office:value-type="float" office:value="46.5682" calcext:value-type="float">
            <text:p>46.5682</text:p>
          </table:table-cell>
          <table:table-cell/>
          <table:table-cell table:formula="of:=([.D640]-[.A640])/0.0166667" office:value-type="float" office:value="69.4738610522778" calcext:value-type="float">
            <text:p>69.4738610522778</text:p>
          </table:table-cell>
          <table:table-cell table:formula="of:=ABS([.E640]-[.B640])/0.0166667" office:value-type="float" office:value="651.118697762603" calcext:value-type="float">
            <text:p>651.118697762603</text:p>
          </table:table-cell>
          <table:table-cell table:formula="of:=([.F640]-[.C640])/0.0166667" office:value-type="float" office:value="97.1758056483886" calcext:value-type="float">
            <text:p>97.1758056483886</text:p>
          </table:table-cell>
          <table:table-cell table:formula="of:=DEGREES(ATAN(ABS([.F640]-[.C640])/ABS([.E640]-[.B640])))" office:value-type="float" office:value="8.48841970213227" calcext:value-type="float">
            <text:p>8.48841970213227</text:p>
          </table:table-cell>
          <table:table-cell table:formula="of:=SQRT(POWER([.H640];2)+POWER([.I640];2)+POWER([.J640];2))" office:value-type="float" office:value="661.985885913735" calcext:value-type="float">
            <text:p>661.985885913735</text:p>
          </table:table-cell>
        </table:table-row>
        <table:table-row table:style-name="ro1">
          <table:table-cell office:value-type="float" office:value="76.3391" calcext:value-type="float">
            <text:p>76.3391</text:p>
          </table:table-cell>
          <table:table-cell office:value-type="float" office:value="298.96" calcext:value-type="float">
            <text:p>298.96</text:p>
          </table:table-cell>
          <table:table-cell office:value-type="float" office:value="44.1068" calcext:value-type="float">
            <text:p>44.1068</text:p>
          </table:table-cell>
          <table:table-cell office:value-type="float" office:value="77.2803" calcext:value-type="float">
            <text:p>77.2803</text:p>
          </table:table-cell>
          <table:table-cell office:value-type="float" office:value="289.146" calcext:value-type="float">
            <text:p>289.146</text:p>
          </table:table-cell>
          <table:table-cell office:value-type="float" office:value="45.8265" calcext:value-type="float">
            <text:p>45.8265</text:p>
          </table:table-cell>
          <table:table-cell/>
          <table:table-cell table:formula="of:=([.D641]-[.A641])/0.0166667" office:value-type="float" office:value="56.4718870562256" calcext:value-type="float">
            <text:p>56.4718870562256</text:p>
          </table:table-cell>
          <table:table-cell table:formula="of:=ABS([.E641]-[.B641])/0.0166667" office:value-type="float" office:value="588.838822322353" calcext:value-type="float">
            <text:p>588.838822322353</text:p>
          </table:table-cell>
          <table:table-cell table:formula="of:=([.F641]-[.C641])/0.0166667" office:value-type="float" office:value="103.181793636413" calcext:value-type="float">
            <text:p>103.181793636413</text:p>
          </table:table-cell>
          <table:table-cell table:formula="of:=DEGREES(ATAN(ABS([.F641]-[.C641])/ABS([.E641]-[.B641])))" office:value-type="float" office:value="9.93899055567729" calcext:value-type="float">
            <text:p>9.93899055567729</text:p>
          </table:table-cell>
          <table:table-cell table:formula="of:=SQRT(POWER([.H641];2)+POWER([.I641];2)+POWER([.J641];2))" office:value-type="float" office:value="600.472076985845" calcext:value-type="float">
            <text:p>600.472076985845</text:p>
          </table:table-cell>
        </table:table-row>
        <table:table-row table:style-name="ro1">
          <table:table-cell office:value-type="float" office:value="76.5343" calcext:value-type="float">
            <text:p>76.5343</text:p>
          </table:table-cell>
          <table:table-cell office:value-type="float" office:value="292.031" calcext:value-type="float">
            <text:p>292.031</text:p>
          </table:table-cell>
          <table:table-cell office:value-type="float" office:value="44.6341" calcext:value-type="float">
            <text:p>44.6341</text:p>
          </table:table-cell>
          <table:table-cell office:value-type="float" office:value="77.1895" calcext:value-type="float">
            <text:p>77.1895</text:p>
          </table:table-cell>
          <table:table-cell office:value-type="float" office:value="281.187" calcext:value-type="float">
            <text:p>281.187</text:p>
          </table:table-cell>
          <table:table-cell office:value-type="float" office:value="46.2691" calcext:value-type="float">
            <text:p>46.2691</text:p>
          </table:table-cell>
          <table:table-cell/>
          <table:table-cell table:formula="of:=([.D642]-[.A642])/0.0166667" office:value-type="float" office:value="39.3119213761569" calcext:value-type="float">
            <text:p>39.3119213761569</text:p>
          </table:table-cell>
          <table:table-cell table:formula="of:=ABS([.E642]-[.B642])/0.0166667" office:value-type="float" office:value="650.638698722602" calcext:value-type="float">
            <text:p>650.638698722602</text:p>
          </table:table-cell>
          <table:table-cell table:formula="of:=([.F642]-[.C642])/0.0166667" office:value-type="float" office:value="98.0998038003927" calcext:value-type="float">
            <text:p>98.0998038003927</text:p>
          </table:table-cell>
          <table:table-cell table:formula="of:=DEGREES(ATAN(ABS([.F642]-[.C642])/ABS([.E642]-[.B642])))" office:value-type="float" office:value="8.57416660242805" calcext:value-type="float">
            <text:p>8.57416660242805</text:p>
          </table:table-cell>
          <table:table-cell table:formula="of:=SQRT(POWER([.H642];2)+POWER([.I642];2)+POWER([.J642];2))" office:value-type="float" office:value="659.165923681892" calcext:value-type="float">
            <text:p>659.165923681892</text:p>
          </table:table-cell>
        </table:table-row>
        <table:table-row table:style-name="ro1">
          <table:table-cell office:value-type="float" office:value="77.3114" calcext:value-type="float">
            <text:p>77.3114</text:p>
          </table:table-cell>
          <table:table-cell office:value-type="float" office:value="291.973" calcext:value-type="float">
            <text:p>291.973</text:p>
          </table:table-cell>
          <table:table-cell office:value-type="float" office:value="45.1475" calcext:value-type="float">
            <text:p>45.1475</text:p>
          </table:table-cell>
          <table:table-cell office:value-type="float" office:value="78.4552" calcext:value-type="float">
            <text:p>78.4552</text:p>
          </table:table-cell>
          <table:table-cell office:value-type="float" office:value="281.283" calcext:value-type="float">
            <text:p>281.283</text:p>
          </table:table-cell>
          <table:table-cell office:value-type="float" office:value="46.243" calcext:value-type="float">
            <text:p>46.243</text:p>
          </table:table-cell>
          <table:table-cell/>
          <table:table-cell table:formula="of:=([.D643]-[.A643])/0.0166667" office:value-type="float" office:value="68.6278627442744" calcext:value-type="float">
            <text:p>68.6278627442744</text:p>
          </table:table-cell>
          <table:table-cell table:formula="of:=ABS([.E643]-[.B643])/0.0166667" office:value-type="float" office:value="641.398717202565" calcext:value-type="float">
            <text:p>641.398717202565</text:p>
          </table:table-cell>
          <table:table-cell table:formula="of:=([.F643]-[.C643])/0.0166667" office:value-type="float" office:value="65.729868540263" calcext:value-type="float">
            <text:p>65.729868540263</text:p>
          </table:table-cell>
          <table:table-cell table:formula="of:=DEGREES(ATAN(ABS([.F643]-[.C643])/ABS([.E643]-[.B643])))" office:value-type="float" office:value="5.85118557975143" calcext:value-type="float">
            <text:p>5.85118557975143</text:p>
          </table:table-cell>
          <table:table-cell table:formula="of:=SQRT(POWER([.H643];2)+POWER([.I643];2)+POWER([.J643];2))" office:value-type="float" office:value="648.399964213651" calcext:value-type="float">
            <text:p>648.399964213651</text:p>
          </table:table-cell>
        </table:table-row>
        <table:table-row table:style-name="ro1">
          <table:table-cell office:value-type="float" office:value="77.0375" calcext:value-type="float">
            <text:p>77.0375</text:p>
          </table:table-cell>
          <table:table-cell office:value-type="float" office:value="290.449" calcext:value-type="float">
            <text:p>290.449</text:p>
          </table:table-cell>
          <table:table-cell office:value-type="float" office:value="45.8885" calcext:value-type="float">
            <text:p>45.8885</text:p>
          </table:table-cell>
          <table:table-cell office:value-type="float" office:value="77.9304" calcext:value-type="float">
            <text:p>77.9304</text:p>
          </table:table-cell>
          <table:table-cell office:value-type="float" office:value="279.702" calcext:value-type="float">
            <text:p>279.702</text:p>
          </table:table-cell>
          <table:table-cell office:value-type="float" office:value="47.4829" calcext:value-type="float">
            <text:p>47.4829</text:p>
          </table:table-cell>
          <table:table-cell/>
          <table:table-cell table:formula="of:=([.D644]-[.A644])/0.0166667" office:value-type="float" office:value="53.573892852215" calcext:value-type="float">
            <text:p>53.573892852215</text:p>
          </table:table-cell>
          <table:table-cell table:formula="of:=ABS([.E644]-[.B644])/0.0166667" office:value-type="float" office:value="644.81871036258" calcext:value-type="float">
            <text:p>644.81871036258</text:p>
          </table:table-cell>
          <table:table-cell table:formula="of:=([.F644]-[.C644])/0.0166667" office:value-type="float" office:value="95.6638086723827" calcext:value-type="float">
            <text:p>95.6638086723827</text:p>
          </table:table-cell>
          <table:table-cell table:formula="of:=DEGREES(ATAN(ABS([.F644]-[.C644])/ABS([.E644]-[.B644])))" office:value-type="float" office:value="8.43871619155641" calcext:value-type="float">
            <text:p>8.43871619155641</text:p>
          </table:table-cell>
          <table:table-cell table:formula="of:=SQRT(POWER([.H644];2)+POWER([.I644];2)+POWER([.J644];2))" office:value-type="float" office:value="654.074074947714" calcext:value-type="float">
            <text:p>654.074074947714</text:p>
          </table:table-cell>
        </table:table-row>
        <table:table-row table:style-name="ro1">
          <table:table-cell office:value-type="float" office:value="77.7454" calcext:value-type="float">
            <text:p>77.7454</text:p>
          </table:table-cell>
          <table:table-cell office:value-type="float" office:value="285.255" calcext:value-type="float">
            <text:p>285.255</text:p>
          </table:table-cell>
          <table:table-cell office:value-type="float" office:value="45.6484" calcext:value-type="float">
            <text:p>45.6484</text:p>
          </table:table-cell>
          <table:table-cell office:value-type="float" office:value="78.1313" calcext:value-type="float">
            <text:p>78.1313</text:p>
          </table:table-cell>
          <table:table-cell office:value-type="float" office:value="275.999" calcext:value-type="float">
            <text:p>275.999</text:p>
          </table:table-cell>
          <table:table-cell office:value-type="float" office:value="47.0455" calcext:value-type="float">
            <text:p>47.0455</text:p>
          </table:table-cell>
          <table:table-cell/>
          <table:table-cell table:formula="of:=([.D645]-[.A645])/0.0166667" office:value-type="float" office:value="23.1539536920922" calcext:value-type="float">
            <text:p>23.1539536920922</text:p>
          </table:table-cell>
          <table:table-cell table:formula="of:=ABS([.E645]-[.B645])/0.0166667" office:value-type="float" office:value="555.35888928222" calcext:value-type="float">
            <text:p>555.35888928222</text:p>
          </table:table-cell>
          <table:table-cell table:formula="of:=([.F645]-[.C645])/0.0166667" office:value-type="float" office:value="83.825832348335" calcext:value-type="float">
            <text:p>83.825832348335</text:p>
          </table:table-cell>
          <table:table-cell table:formula="of:=DEGREES(ATAN(ABS([.F645]-[.C645])/ABS([.E645]-[.B645])))" office:value-type="float" office:value="8.58342735189344" calcext:value-type="float">
            <text:p>8.58342735189344</text:p>
          </table:table-cell>
          <table:table-cell table:formula="of:=SQRT(POWER([.H645];2)+POWER([.I645];2)+POWER([.J645];2))" office:value-type="float" office:value="562.126650893949" calcext:value-type="float">
            <text:p>562.126650893949</text:p>
          </table:table-cell>
        </table:table-row>
        <table:table-row table:style-name="ro1">
          <table:table-cell office:value-type="float" office:value="76.5213" calcext:value-type="float">
            <text:p>76.5213</text:p>
          </table:table-cell>
          <table:table-cell office:value-type="float" office:value="290.523" calcext:value-type="float">
            <text:p>290.523</text:p>
          </table:table-cell>
          <table:table-cell office:value-type="float" office:value="45.3725" calcext:value-type="float">
            <text:p>45.3725</text:p>
          </table:table-cell>
          <table:table-cell office:value-type="float" office:value="77.3959" calcext:value-type="float">
            <text:p>77.3959</text:p>
          </table:table-cell>
          <table:table-cell office:value-type="float" office:value="277.191" calcext:value-type="float">
            <text:p>277.191</text:p>
          </table:table-cell>
          <table:table-cell office:value-type="float" office:value="47.1195" calcext:value-type="float">
            <text:p>47.1195</text:p>
          </table:table-cell>
          <table:table-cell/>
          <table:table-cell table:formula="of:=([.D646]-[.A646])/0.0166667" office:value-type="float" office:value="52.47589504821" calcext:value-type="float">
            <text:p>52.47589504821</text:p>
          </table:table-cell>
          <table:table-cell table:formula="of:=ABS([.E646]-[.B646])/0.0166667" office:value-type="float" office:value="799.918400163203" calcext:value-type="float">
            <text:p>799.918400163203</text:p>
          </table:table-cell>
          <table:table-cell table:formula="of:=([.F646]-[.C646])/0.0166667" office:value-type="float" office:value="104.819790360419" calcext:value-type="float">
            <text:p>104.819790360419</text:p>
          </table:table-cell>
          <table:table-cell table:formula="of:=DEGREES(ATAN(ABS([.F646]-[.C646])/ABS([.E646]-[.B646])))" office:value-type="float" office:value="7.46539482485741" calcext:value-type="float">
            <text:p>7.46539482485741</text:p>
          </table:table-cell>
          <table:table-cell table:formula="of:=SQRT(POWER([.H646];2)+POWER([.I646];2)+POWER([.J646];2))" office:value-type="float" office:value="808.461721377067" calcext:value-type="float">
            <text:p>808.461721377067</text:p>
          </table:table-cell>
        </table:table-row>
        <table:table-row table:style-name="ro1">
          <table:table-cell office:value-type="float" office:value="76.5611" calcext:value-type="float">
            <text:p>76.5611</text:p>
          </table:table-cell>
          <table:table-cell office:value-type="float" office:value="294.842" calcext:value-type="float">
            <text:p>294.842</text:p>
          </table:table-cell>
          <table:table-cell office:value-type="float" office:value="44.2086" calcext:value-type="float">
            <text:p>44.2086</text:p>
          </table:table-cell>
          <table:table-cell office:value-type="float" office:value="77.4902" calcext:value-type="float">
            <text:p>77.4902</text:p>
          </table:table-cell>
          <table:table-cell office:value-type="float" office:value="285.293" calcext:value-type="float">
            <text:p>285.293</text:p>
          </table:table-cell>
          <table:table-cell office:value-type="float" office:value="45.3928" calcext:value-type="float">
            <text:p>45.3928</text:p>
          </table:table-cell>
          <table:table-cell/>
          <table:table-cell table:formula="of:=([.D647]-[.A647])/0.0166667" office:value-type="float" office:value="55.7458885082233" calcext:value-type="float">
            <text:p>55.7458885082233</text:p>
          </table:table-cell>
          <table:table-cell table:formula="of:=ABS([.E647]-[.B647])/0.0166667" office:value-type="float" office:value="572.93885412229" calcext:value-type="float">
            <text:p>572.93885412229</text:p>
          </table:table-cell>
          <table:table-cell table:formula="of:=([.F647]-[.C647])/0.0166667" office:value-type="float" office:value="71.0518578962845" calcext:value-type="float">
            <text:p>71.0518578962845</text:p>
          </table:table-cell>
          <table:table-cell table:formula="of:=DEGREES(ATAN(ABS([.F647]-[.C647])/ABS([.E647]-[.B647])))" office:value-type="float" office:value="7.0693278720892" calcext:value-type="float">
            <text:p>7.0693278720892</text:p>
          </table:table-cell>
          <table:table-cell table:formula="of:=SQRT(POWER([.H647];2)+POWER([.I647];2)+POWER([.J647];2))" office:value-type="float" office:value="580.012845684514" calcext:value-type="float">
            <text:p>580.012845684514</text:p>
          </table:table-cell>
        </table:table-row>
        <table:table-row table:style-name="ro1">
          <table:table-cell office:value-type="float" office:value="76.8076" calcext:value-type="float">
            <text:p>76.8076</text:p>
          </table:table-cell>
          <table:table-cell office:value-type="float" office:value="293.333" calcext:value-type="float">
            <text:p>293.333</text:p>
          </table:table-cell>
          <table:table-cell office:value-type="float" office:value="44.9477" calcext:value-type="float">
            <text:p>44.9477</text:p>
          </table:table-cell>
          <table:table-cell office:value-type="float" office:value="77.712" calcext:value-type="float">
            <text:p>77.712</text:p>
          </table:table-cell>
          <table:table-cell office:value-type="float" office:value="282.512" calcext:value-type="float">
            <text:p>282.512</text:p>
          </table:table-cell>
          <table:table-cell office:value-type="float" office:value="46.3145" calcext:value-type="float">
            <text:p>46.3145</text:p>
          </table:table-cell>
          <table:table-cell/>
          <table:table-cell table:formula="of:=([.D648]-[.A648])/0.0166667" office:value-type="float" office:value="54.2638914722176" calcext:value-type="float">
            <text:p>54.2638914722176</text:p>
          </table:table-cell>
          <table:table-cell table:formula="of:=ABS([.E648]-[.B648])/0.0166667" office:value-type="float" office:value="649.258701482599" calcext:value-type="float">
            <text:p>649.258701482599</text:p>
          </table:table-cell>
          <table:table-cell table:formula="of:=([.F648]-[.C648])/0.0166667" office:value-type="float" office:value="82.0078359843283" calcext:value-type="float">
            <text:p>82.0078359843283</text:p>
          </table:table-cell>
          <table:table-cell table:formula="of:=DEGREES(ATAN(ABS([.F648]-[.C648])/ABS([.E648]-[.B648])))" office:value-type="float" office:value="7.19890447732187" calcext:value-type="float">
            <text:p>7.19890447732187</text:p>
          </table:table-cell>
          <table:table-cell table:formula="of:=SQRT(POWER([.H648];2)+POWER([.I648];2)+POWER([.J648];2))" office:value-type="float" office:value="656.663320531466" calcext:value-type="float">
            <text:p>656.663320531466</text:p>
          </table:table-cell>
        </table:table-row>
        <table:table-row table:style-name="ro1">
          <table:table-cell office:value-type="float" office:value="76.4948" calcext:value-type="float">
            <text:p>76.4948</text:p>
          </table:table-cell>
          <table:table-cell office:value-type="float" office:value="287.82" calcext:value-type="float">
            <text:p>287.82</text:p>
          </table:table-cell>
          <table:table-cell office:value-type="float" office:value="45.5253" calcext:value-type="float">
            <text:p>45.5253</text:p>
          </table:table-cell>
          <table:table-cell office:value-type="float" office:value="77.1303" calcext:value-type="float">
            <text:p>77.1303</text:p>
          </table:table-cell>
          <table:table-cell office:value-type="float" office:value="275.812" calcext:value-type="float">
            <text:p>275.812</text:p>
          </table:table-cell>
          <table:table-cell office:value-type="float" office:value="47.5767" calcext:value-type="float">
            <text:p>47.5767</text:p>
          </table:table-cell>
          <table:table-cell/>
          <table:table-cell table:formula="of:=([.D649]-[.A649])/0.0166667" office:value-type="float" office:value="38.129923740153" calcext:value-type="float">
            <text:p>38.129923740153</text:p>
          </table:table-cell>
          <table:table-cell table:formula="of:=ABS([.E649]-[.B649])/0.0166667" office:value-type="float" office:value="720.478559042881" calcext:value-type="float">
            <text:p>720.478559042881</text:p>
          </table:table-cell>
          <table:table-cell table:formula="of:=([.F649]-[.C649])/0.0166667" office:value-type="float" office:value="123.083753832492" calcext:value-type="float">
            <text:p>123.083753832492</text:p>
          </table:table-cell>
          <table:table-cell table:formula="of:=DEGREES(ATAN(ABS([.F649]-[.C649])/ABS([.E649]-[.B649])))" office:value-type="float" office:value="9.69459882396754" calcext:value-type="float">
            <text:p>9.69459882396754</text:p>
          </table:table-cell>
          <table:table-cell table:formula="of:=SQRT(POWER([.H649];2)+POWER([.I649];2)+POWER([.J649];2))" office:value-type="float" office:value="731.910414997924" calcext:value-type="float">
            <text:p>731.910414997924</text:p>
          </table:table-cell>
        </table:table-row>
        <table:table-row table:style-name="ro1">
          <table:table-cell office:value-type="float" office:value="76.263" calcext:value-type="float">
            <text:p>76.263</text:p>
          </table:table-cell>
          <table:table-cell office:value-type="float" office:value="290.568" calcext:value-type="float">
            <text:p>290.568</text:p>
          </table:table-cell>
          <table:table-cell office:value-type="float" office:value="45.1131" calcext:value-type="float">
            <text:p>45.1131</text:p>
          </table:table-cell>
          <table:table-cell office:value-type="float" office:value="76.6566" calcext:value-type="float">
            <text:p>76.6566</text:p>
          </table:table-cell>
          <table:table-cell office:value-type="float" office:value="278.489" calcext:value-type="float">
            <text:p>278.489</text:p>
          </table:table-cell>
          <table:table-cell office:value-type="float" office:value="46.6821" calcext:value-type="float">
            <text:p>46.6821</text:p>
          </table:table-cell>
          <table:table-cell/>
          <table:table-cell table:formula="of:=([.D650]-[.A650])/0.0166667" office:value-type="float" office:value="23.615952768094" calcext:value-type="float">
            <text:p>23.615952768094</text:p>
          </table:table-cell>
          <table:table-cell table:formula="of:=ABS([.E650]-[.B650])/0.0166667" office:value-type="float" office:value="724.738550522899" calcext:value-type="float">
            <text:p>724.738550522899</text:p>
          </table:table-cell>
          <table:table-cell table:formula="of:=([.F650]-[.C650])/0.0166667" office:value-type="float" office:value="94.1398117203763" calcext:value-type="float">
            <text:p>94.1398117203763</text:p>
          </table:table-cell>
          <table:table-cell table:formula="of:=DEGREES(ATAN(ABS([.F650]-[.C650])/ABS([.E650]-[.B650])))" office:value-type="float" office:value="7.40098802058626" calcext:value-type="float">
            <text:p>7.40098802058626</text:p>
          </table:table-cell>
          <table:table-cell table:formula="of:=SQRT(POWER([.H650];2)+POWER([.I650];2)+POWER([.J650];2))" office:value-type="float" office:value="731.208577623325" calcext:value-type="float">
            <text:p>731.208577623325</text:p>
          </table:table-cell>
        </table:table-row>
        <table:table-row table:style-name="ro1">
          <table:table-cell office:value-type="float" office:value="77.0084" calcext:value-type="float">
            <text:p>77.0084</text:p>
          </table:table-cell>
          <table:table-cell office:value-type="float" office:value="287.871" calcext:value-type="float">
            <text:p>287.871</text:p>
          </table:table-cell>
          <table:table-cell office:value-type="float" office:value="45.513" calcext:value-type="float">
            <text:p>45.513</text:p>
          </table:table-cell>
          <table:table-cell office:value-type="float" office:value="77.8814" calcext:value-type="float">
            <text:p>77.8814</text:p>
          </table:table-cell>
          <table:table-cell office:value-type="float" office:value="276.031" calcext:value-type="float">
            <text:p>276.031</text:p>
          </table:table-cell>
          <table:table-cell office:value-type="float" office:value="46.7957" calcext:value-type="float">
            <text:p>46.7957</text:p>
          </table:table-cell>
          <table:table-cell/>
          <table:table-cell table:formula="of:=([.D651]-[.A651])/0.0166667" office:value-type="float" office:value="52.3798952402098" calcext:value-type="float">
            <text:p>52.3798952402098</text:p>
          </table:table-cell>
          <table:table-cell table:formula="of:=ABS([.E651]-[.B651])/0.0166667" office:value-type="float" office:value="710.39857920284" calcext:value-type="float">
            <text:p>710.39857920284</text:p>
          </table:table-cell>
          <table:table-cell table:formula="of:=([.F651]-[.C651])/0.0166667" office:value-type="float" office:value="76.9618460763078" calcext:value-type="float">
            <text:p>76.9618460763078</text:p>
          </table:table-cell>
          <table:table-cell table:formula="of:=DEGREES(ATAN(ABS([.F651]-[.C651])/ABS([.E651]-[.B651])))" office:value-type="float" office:value="6.18308960044425" calcext:value-type="float">
            <text:p>6.18308960044425</text:p>
          </table:table-cell>
          <table:table-cell table:formula="of:=SQRT(POWER([.H651];2)+POWER([.I651];2)+POWER([.J651];2))" office:value-type="float" office:value="716.472553912753" calcext:value-type="float">
            <text:p>716.472553912753</text:p>
          </table:table-cell>
        </table:table-row>
        <table:table-row table:style-name="ro1">
          <table:table-cell office:value-type="float" office:value="77.0526" calcext:value-type="float">
            <text:p>77.0526</text:p>
          </table:table-cell>
          <table:table-cell office:value-type="float" office:value="292.074" calcext:value-type="float">
            <text:p>292.074</text:p>
          </table:table-cell>
          <table:table-cell office:value-type="float" office:value="44.6229" calcext:value-type="float">
            <text:p>44.6229</text:p>
          </table:table-cell>
          <table:table-cell office:value-type="float" office:value="78.2026" calcext:value-type="float">
            <text:p>78.2026</text:p>
          </table:table-cell>
          <table:table-cell office:value-type="float" office:value="281.325" calcext:value-type="float">
            <text:p>281.325</text:p>
          </table:table-cell>
          <table:table-cell office:value-type="float" office:value="45.9889" calcext:value-type="float">
            <text:p>45.9889</text:p>
          </table:table-cell>
          <table:table-cell/>
          <table:table-cell table:formula="of:=([.D652]-[.A652])/0.0166667" office:value-type="float" office:value="68.9998620002763" calcext:value-type="float">
            <text:p>68.9998620002763</text:p>
          </table:table-cell>
          <table:table-cell table:formula="of:=ABS([.E652]-[.B652])/0.0166667" office:value-type="float" office:value="644.938710122581" calcext:value-type="float">
            <text:p>644.938710122581</text:p>
          </table:table-cell>
          <table:table-cell table:formula="of:=([.F652]-[.C652])/0.0166667" office:value-type="float" office:value="81.9598360803278" calcext:value-type="float">
            <text:p>81.9598360803278</text:p>
          </table:table-cell>
          <table:table-cell table:formula="of:=DEGREES(ATAN(ABS([.F652]-[.C652])/ABS([.E652]-[.B652])))" office:value-type="float" office:value="7.24241750482874" calcext:value-type="float">
            <text:p>7.24241750482874</text:p>
          </table:table-cell>
          <table:table-cell table:formula="of:=SQRT(POWER([.H652];2)+POWER([.I652];2)+POWER([.J652];2))" office:value-type="float" office:value="653.776976881987" calcext:value-type="float">
            <text:p>653.776976881987</text:p>
          </table:table-cell>
        </table:table-row>
        <table:table-row table:style-name="ro1">
          <table:table-cell office:value-type="float" office:value="76.7654" calcext:value-type="float">
            <text:p>76.7654</text:p>
          </table:table-cell>
          <table:table-cell office:value-type="float" office:value="289.278" calcext:value-type="float">
            <text:p>289.278</text:p>
          </table:table-cell>
          <table:table-cell office:value-type="float" office:value="45.0487" calcext:value-type="float">
            <text:p>45.0487</text:p>
          </table:table-cell>
          <table:table-cell office:value-type="float" office:value="77.3961" calcext:value-type="float">
            <text:p>77.3961</text:p>
          </table:table-cell>
          <table:table-cell office:value-type="float" office:value="277.249" calcext:value-type="float">
            <text:p>277.249</text:p>
          </table:table-cell>
          <table:table-cell office:value-type="float" office:value="46.863" calcext:value-type="float">
            <text:p>46.863</text:p>
          </table:table-cell>
          <table:table-cell/>
          <table:table-cell table:formula="of:=([.D653]-[.A653])/0.0166667" office:value-type="float" office:value="37.8419243161516" calcext:value-type="float">
            <text:p>37.8419243161516</text:p>
          </table:table-cell>
          <table:table-cell table:formula="of:=ABS([.E653]-[.B653])/0.0166667" office:value-type="float" office:value="721.738556522887" calcext:value-type="float">
            <text:p>721.738556522887</text:p>
          </table:table-cell>
          <table:table-cell table:formula="of:=([.F653]-[.C653])/0.0166667" office:value-type="float" office:value="108.857782284436" calcext:value-type="float">
            <text:p>108.857782284436</text:p>
          </table:table-cell>
          <table:table-cell table:formula="of:=DEGREES(ATAN(ABS([.F653]-[.C653])/ABS([.E653]-[.B653])))" office:value-type="float" office:value="8.5771103105288" calcext:value-type="float">
            <text:p>8.5771103105288</text:p>
          </table:table-cell>
          <table:table-cell table:formula="of:=SQRT(POWER([.H653];2)+POWER([.I653];2)+POWER([.J653];2))" office:value-type="float" office:value="730.882050656311" calcext:value-type="float">
            <text:p>730.882050656311</text:p>
          </table:table-cell>
        </table:table-row>
        <table:table-row table:style-name="ro1">
          <table:table-cell office:value-type="float" office:value="76.7934" calcext:value-type="float">
            <text:p>76.7934</text:p>
          </table:table-cell>
          <table:table-cell office:value-type="float" office:value="291.931" calcext:value-type="float">
            <text:p>291.931</text:p>
          </table:table-cell>
          <table:table-cell office:value-type="float" office:value="45.1585" calcext:value-type="float">
            <text:p>45.1585</text:p>
          </table:table-cell>
          <table:table-cell office:value-type="float" office:value="77.6952" calcext:value-type="float">
            <text:p>77.6952</text:p>
          </table:table-cell>
          <table:table-cell office:value-type="float" office:value="281.117" calcext:value-type="float">
            <text:p>281.117</text:p>
          </table:table-cell>
          <table:table-cell office:value-type="float" office:value="46.7747" calcext:value-type="float">
            <text:p>46.7747</text:p>
          </table:table-cell>
          <table:table-cell/>
          <table:table-cell table:formula="of:=([.D654]-[.A654])/0.0166667" office:value-type="float" office:value="54.1078917842161" calcext:value-type="float">
            <text:p>54.1078917842161</text:p>
          </table:table-cell>
          <table:table-cell table:formula="of:=ABS([.E654]-[.B654])/0.0166667" office:value-type="float" office:value="648.838702322593" calcext:value-type="float">
            <text:p>648.838702322593</text:p>
          </table:table-cell>
          <table:table-cell table:formula="of:=([.F654]-[.C654])/0.0166667" office:value-type="float" office:value="96.9718060563883" calcext:value-type="float">
            <text:p>96.9718060563883</text:p>
          </table:table-cell>
          <table:table-cell table:formula="of:=DEGREES(ATAN(ABS([.F654]-[.C654])/ABS([.E654]-[.B654])))" office:value-type="float" office:value="8.50019108751733" calcext:value-type="float">
            <text:p>8.50019108751733</text:p>
          </table:table-cell>
          <table:table-cell table:formula="of:=SQRT(POWER([.H654];2)+POWER([.I654];2)+POWER([.J654];2))" office:value-type="float" office:value="658.272631023679" calcext:value-type="float">
            <text:p>658.272631023679</text:p>
          </table:table-cell>
        </table:table-row>
        <table:table-row table:style-name="ro1">
          <table:table-cell office:value-type="float" office:value="76.9937" calcext:value-type="float">
            <text:p>76.9937</text:p>
          </table:table-cell>
          <table:table-cell office:value-type="float" office:value="286.385" calcext:value-type="float">
            <text:p>286.385</text:p>
          </table:table-cell>
          <table:table-cell office:value-type="float" office:value="46.2424" calcext:value-type="float">
            <text:p>46.2424</text:p>
          </table:table-cell>
          <table:table-cell office:value-type="float" office:value="77.6301" calcext:value-type="float">
            <text:p>77.6301</text:p>
          </table:table-cell>
          <table:table-cell office:value-type="float" office:value="275.802" calcext:value-type="float">
            <text:p>275.802</text:p>
          </table:table-cell>
          <table:table-cell office:value-type="float" office:value="47.8205" calcext:value-type="float">
            <text:p>47.8205</text:p>
          </table:table-cell>
          <table:table-cell/>
          <table:table-cell table:formula="of:=([.D655]-[.A655])/0.0166667" office:value-type="float" office:value="38.1839236321524" calcext:value-type="float">
            <text:p>38.1839236321524</text:p>
          </table:table-cell>
          <table:table-cell table:formula="of:=ABS([.E655]-[.B655])/0.0166667" office:value-type="float" office:value="634.978730042538" calcext:value-type="float">
            <text:p>634.978730042538</text:p>
          </table:table-cell>
          <table:table-cell table:formula="of:=([.F655]-[.C655])/0.0166667" office:value-type="float" office:value="94.6858106283787" calcext:value-type="float">
            <text:p>94.6858106283787</text:p>
          </table:table-cell>
          <table:table-cell table:formula="of:=DEGREES(ATAN(ABS([.F655]-[.C655])/ABS([.E655]-[.B655])))" office:value-type="float" office:value="8.48125271565345" calcext:value-type="float">
            <text:p>8.48125271565345</text:p>
          </table:table-cell>
          <table:table-cell table:formula="of:=SQRT(POWER([.H655];2)+POWER([.I655];2)+POWER([.J655];2))" office:value-type="float" office:value="643.134046964343" calcext:value-type="float">
            <text:p>643.134046964343</text:p>
          </table:table-cell>
        </table:table-row>
        <table:table-row table:style-name="ro1">
          <table:table-cell office:value-type="float" office:value="76.2261" calcext:value-type="float">
            <text:p>76.2261</text:p>
          </table:table-cell>
          <table:table-cell office:value-type="float" office:value="286.382" calcext:value-type="float">
            <text:p>286.382</text:p>
          </table:table-cell>
          <table:table-cell office:value-type="float" office:value="45.9973" calcext:value-type="float">
            <text:p>45.9973</text:p>
          </table:table-cell>
          <table:table-cell office:value-type="float" office:value="76.8803" calcext:value-type="float">
            <text:p>76.8803</text:p>
          </table:table-cell>
          <table:table-cell office:value-type="float" office:value="275.744" calcext:value-type="float">
            <text:p>275.744</text:p>
          </table:table-cell>
          <table:table-cell office:value-type="float" office:value="47.836" calcext:value-type="float">
            <text:p>47.836</text:p>
          </table:table-cell>
          <table:table-cell/>
          <table:table-cell table:formula="of:=([.D656]-[.A656])/0.0166667" office:value-type="float" office:value="39.2519214961572" calcext:value-type="float">
            <text:p>39.2519214961572</text:p>
          </table:table-cell>
          <table:table-cell table:formula="of:=ABS([.E656]-[.B656])/0.0166667" office:value-type="float" office:value="638.278723442552" calcext:value-type="float">
            <text:p>638.278723442552</text:p>
          </table:table-cell>
          <table:table-cell table:formula="of:=([.F656]-[.C656])/0.0166667" office:value-type="float" office:value="110.321779356441" calcext:value-type="float">
            <text:p>110.321779356441</text:p>
          </table:table-cell>
          <table:table-cell table:formula="of:=DEGREES(ATAN(ABS([.F656]-[.C656])/ABS([.E656]-[.B656])))" office:value-type="float" office:value="9.80626708393706" calcext:value-type="float">
            <text:p>9.80626708393706</text:p>
          </table:table-cell>
          <table:table-cell table:formula="of:=SQRT(POWER([.H656];2)+POWER([.I656];2)+POWER([.J656];2))" office:value-type="float" office:value="648.930918619975" calcext:value-type="float">
            <text:p>648.930918619975</text:p>
          </table:table-cell>
        </table:table-row>
        <table:table-row table:style-name="ro1">
          <table:table-cell office:value-type="float" office:value="76.5476" calcext:value-type="float">
            <text:p>76.5476</text:p>
          </table:table-cell>
          <table:table-cell office:value-type="float" office:value="293.43" calcext:value-type="float">
            <text:p>293.43</text:p>
          </table:table-cell>
          <table:table-cell office:value-type="float" office:value="44.4224" calcext:value-type="float">
            <text:p>44.4224</text:p>
          </table:table-cell>
          <table:table-cell office:value-type="float" office:value="77.2196" calcext:value-type="float">
            <text:p>77.2196</text:p>
          </table:table-cell>
          <table:table-cell office:value-type="float" office:value="283.872" calcext:value-type="float">
            <text:p>283.872</text:p>
          </table:table-cell>
          <table:table-cell office:value-type="float" office:value="45.8626" calcext:value-type="float">
            <text:p>45.8626</text:p>
          </table:table-cell>
          <table:table-cell/>
          <table:table-cell table:formula="of:=([.D657]-[.A657])/0.0166667" office:value-type="float" office:value="40.3199193601611" calcext:value-type="float">
            <text:p>40.3199193601611</text:p>
          </table:table-cell>
          <table:table-cell table:formula="of:=ABS([.E657]-[.B657])/0.0166667" office:value-type="float" office:value="573.478853042294" calcext:value-type="float">
            <text:p>573.478853042294</text:p>
          </table:table-cell>
          <table:table-cell table:formula="of:=([.F657]-[.C657])/0.0166667" office:value-type="float" office:value="86.4118271763455" calcext:value-type="float">
            <text:p>86.4118271763455</text:p>
          </table:table-cell>
          <table:table-cell table:formula="of:=DEGREES(ATAN(ABS([.F657]-[.C657])/ABS([.E657]-[.B657])))" office:value-type="float" office:value="8.5688688807517" calcext:value-type="float">
            <text:p>8.5688688807517</text:p>
          </table:table-cell>
          <table:table-cell table:formula="of:=SQRT(POWER([.H657];2)+POWER([.I657];2)+POWER([.J657];2))" office:value-type="float" office:value="581.352470244919" calcext:value-type="float">
            <text:p>581.352470244919</text:p>
          </table:table-cell>
        </table:table-row>
        <table:table-row table:style-name="ro1">
          <table:table-cell office:value-type="float" office:value="77.0231" calcext:value-type="float">
            <text:p>77.0231</text:p>
          </table:table-cell>
          <table:table-cell office:value-type="float" office:value="289.414" calcext:value-type="float">
            <text:p>289.414</text:p>
          </table:table-cell>
          <table:table-cell office:value-type="float" office:value="44.5165" calcext:value-type="float">
            <text:p>44.5165</text:p>
          </table:table-cell>
          <table:table-cell office:value-type="float" office:value="77.3813" calcext:value-type="float">
            <text:p>77.3813</text:p>
          </table:table-cell>
          <table:table-cell office:value-type="float" office:value="276.147" calcext:value-type="float">
            <text:p>276.147</text:p>
          </table:table-cell>
          <table:table-cell office:value-type="float" office:value="46.0404" calcext:value-type="float">
            <text:p>46.0404</text:p>
          </table:table-cell>
          <table:table-cell/>
          <table:table-cell table:formula="of:=([.D658]-[.A658])/0.0166667" office:value-type="float" office:value="21.4919570160858" calcext:value-type="float">
            <text:p>21.4919570160858</text:p>
          </table:table-cell>
          <table:table-cell table:formula="of:=ABS([.E658]-[.B658])/0.0166667" office:value-type="float" office:value="796.018407963184" calcext:value-type="float">
            <text:p>796.018407963184</text:p>
          </table:table-cell>
          <table:table-cell table:formula="of:=([.F658]-[.C658])/0.0166667" office:value-type="float" office:value="91.4338171323656" calcext:value-type="float">
            <text:p>91.4338171323656</text:p>
          </table:table-cell>
          <table:table-cell table:formula="of:=DEGREES(ATAN(ABS([.F658]-[.C658])/ABS([.E658]-[.B658])))" office:value-type="float" office:value="6.55250283045172" calcext:value-type="float">
            <text:p>6.55250283045172</text:p>
          </table:table-cell>
          <table:table-cell table:formula="of:=SQRT(POWER([.H658];2)+POWER([.I658];2)+POWER([.J658];2))" office:value-type="float" office:value="801.540612163862" calcext:value-type="float">
            <text:p>801.540612163862</text:p>
          </table:table-cell>
        </table:table-row>
        <table:table-row table:style-name="ro1">
          <table:table-cell office:value-type="float" office:value="77.4893" calcext:value-type="float">
            <text:p>77.4893</text:p>
          </table:table-cell>
          <table:table-cell office:value-type="float" office:value="285.016" calcext:value-type="float">
            <text:p>285.016</text:p>
          </table:table-cell>
          <table:table-cell office:value-type="float" office:value="46.6945" calcext:value-type="float">
            <text:p>46.6945</text:p>
          </table:table-cell>
          <table:table-cell office:value-type="float" office:value="78.3438" calcext:value-type="float">
            <text:p>78.3438</text:p>
          </table:table-cell>
          <table:table-cell office:value-type="float" office:value="273.271" calcext:value-type="float">
            <text:p>273.271</text:p>
          </table:table-cell>
          <table:table-cell office:value-type="float" office:value="48.1928" calcext:value-type="float">
            <text:p>48.1928</text:p>
          </table:table-cell>
          <table:table-cell/>
          <table:table-cell table:formula="of:=([.D659]-[.A659])/0.0166667" office:value-type="float" office:value="51.2698974602052" calcext:value-type="float">
            <text:p>51.2698974602052</text:p>
          </table:table-cell>
          <table:table-cell table:formula="of:=ABS([.E659]-[.B659])/0.0166667" office:value-type="float" office:value="704.698590602819" calcext:value-type="float">
            <text:p>704.698590602819</text:p>
          </table:table-cell>
          <table:table-cell table:formula="of:=([.F659]-[.C659])/0.0166667" office:value-type="float" office:value="89.8978202043596" calcext:value-type="float">
            <text:p>89.8978202043596</text:p>
          </table:table-cell>
          <table:table-cell table:formula="of:=DEGREES(ATAN(ABS([.F659]-[.C659])/ABS([.E659]-[.B659])))" office:value-type="float" office:value="7.26990863894481" calcext:value-type="float">
            <text:p>7.26990863894481</text:p>
          </table:table-cell>
          <table:table-cell table:formula="of:=SQRT(POWER([.H659];2)+POWER([.I659];2)+POWER([.J659];2))" office:value-type="float" office:value="712.257203586369" calcext:value-type="float">
            <text:p>712.257203586369</text:p>
          </table:table-cell>
        </table:table-row>
        <table:table-row table:style-name="ro1">
          <table:table-cell office:value-type="float" office:value="77.265" calcext:value-type="float">
            <text:p>77.265</text:p>
          </table:table-cell>
          <table:table-cell office:value-type="float" office:value="287.832" calcext:value-type="float">
            <text:p>287.832</text:p>
          </table:table-cell>
          <table:table-cell office:value-type="float" office:value="45.77" calcext:value-type="float">
            <text:p>45.77</text:p>
          </table:table-cell>
          <table:table-cell office:value-type="float" office:value="78.4182" calcext:value-type="float">
            <text:p>78.4182</text:p>
          </table:table-cell>
          <table:table-cell office:value-type="float" office:value="278.636" calcext:value-type="float">
            <text:p>278.636</text:p>
          </table:table-cell>
          <table:table-cell office:value-type="float" office:value="46.6438" calcext:value-type="float">
            <text:p>46.6438</text:p>
          </table:table-cell>
          <table:table-cell/>
          <table:table-cell table:formula="of:=([.D660]-[.A660])/0.0166667" office:value-type="float" office:value="69.1918616162767" calcext:value-type="float">
            <text:p>69.1918616162767</text:p>
          </table:table-cell>
          <table:table-cell table:formula="of:=ABS([.E660]-[.B660])/0.0166667" office:value-type="float" office:value="551.758896482205" calcext:value-type="float">
            <text:p>551.758896482205</text:p>
          </table:table-cell>
          <table:table-cell table:formula="of:=([.F660]-[.C660])/0.0166667" office:value-type="float" office:value="52.4278951442095" calcext:value-type="float">
            <text:p>52.4278951442095</text:p>
          </table:table-cell>
          <table:table-cell table:formula="of:=DEGREES(ATAN(ABS([.F660]-[.C660])/ABS([.E660]-[.B660])))" office:value-type="float" office:value="5.4279239575754" calcext:value-type="float">
            <text:p>5.4279239575754</text:p>
          </table:table-cell>
          <table:table-cell table:formula="of:=SQRT(POWER([.H660];2)+POWER([.I660];2)+POWER([.J660];2))" office:value-type="float" office:value="558.546397133165" calcext:value-type="float">
            <text:p>558.546397133165</text:p>
          </table:table-cell>
        </table:table-row>
        <table:table-row table:style-name="ro1">
          <table:table-cell office:value-type="float" office:value="77.5376" calcext:value-type="float">
            <text:p>77.5376</text:p>
          </table:table-cell>
          <table:table-cell office:value-type="float" office:value="289.164" calcext:value-type="float">
            <text:p>289.164</text:p>
          </table:table-cell>
          <table:table-cell office:value-type="float" office:value="45.8215" calcext:value-type="float">
            <text:p>45.8215</text:p>
          </table:table-cell>
          <table:table-cell office:value-type="float" office:value="78.4356" calcext:value-type="float">
            <text:p>78.4356</text:p>
          </table:table-cell>
          <table:table-cell office:value-type="float" office:value="279.843" calcext:value-type="float">
            <text:p>279.843</text:p>
          </table:table-cell>
          <table:table-cell office:value-type="float" office:value="46.9594" calcext:value-type="float">
            <text:p>46.9594</text:p>
          </table:table-cell>
          <table:table-cell/>
          <table:table-cell table:formula="of:=([.D661]-[.A661])/0.0166667" office:value-type="float" office:value="53.8798922402153" calcext:value-type="float">
            <text:p>53.8798922402153</text:p>
          </table:table-cell>
          <table:table-cell table:formula="of:=ABS([.E661]-[.B661])/0.0166667" office:value-type="float" office:value="559.258881482235" calcext:value-type="float">
            <text:p>559.258881482235</text:p>
          </table:table-cell>
          <table:table-cell table:formula="of:=([.F661]-[.C661])/0.0166667" office:value-type="float" office:value="68.2738634522732" calcext:value-type="float">
            <text:p>68.2738634522732</text:p>
          </table:table-cell>
          <table:table-cell table:formula="of:=DEGREES(ATAN(ABS([.F661]-[.C661])/ABS([.E661]-[.B661])))" office:value-type="float" office:value="6.96018129179502" calcext:value-type="float">
            <text:p>6.96018129179502</text:p>
          </table:table-cell>
          <table:table-cell table:formula="of:=SQRT(POWER([.H661];2)+POWER([.I661];2)+POWER([.J661];2))" office:value-type="float" office:value="565.981324546383" calcext:value-type="float">
            <text:p>565.981324546383</text:p>
          </table:table-cell>
        </table:table-row>
        <table:table-row table:style-name="ro1">
          <table:table-cell office:value-type="float" office:value="76.7654" calcext:value-type="float">
            <text:p>76.7654</text:p>
          </table:table-cell>
          <table:table-cell office:value-type="float" office:value="289.395" calcext:value-type="float">
            <text:p>289.395</text:p>
          </table:table-cell>
          <table:table-cell office:value-type="float" office:value="44.5218" calcext:value-type="float">
            <text:p>44.5218</text:p>
          </table:table-cell>
          <table:table-cell office:value-type="float" office:value="77.3968" calcext:value-type="float">
            <text:p>77.3968</text:p>
          </table:table-cell>
          <table:table-cell office:value-type="float" office:value="277.503" calcext:value-type="float">
            <text:p>277.503</text:p>
          </table:table-cell>
          <table:table-cell office:value-type="float" office:value="45.5836" calcext:value-type="float">
            <text:p>45.5836</text:p>
          </table:table-cell>
          <table:table-cell/>
          <table:table-cell table:formula="of:=([.D662]-[.A662])/0.0166667" office:value-type="float" office:value="37.8839242321515" calcext:value-type="float">
            <text:p>37.8839242321515</text:p>
          </table:table-cell>
          <table:table-cell table:formula="of:=ABS([.E662]-[.B662])/0.0166667" office:value-type="float" office:value="713.518572962854" calcext:value-type="float">
            <text:p>713.518572962854</text:p>
          </table:table-cell>
          <table:table-cell table:formula="of:=([.F662]-[.C662])/0.0166667" office:value-type="float" office:value="63.7078725842547" calcext:value-type="float">
            <text:p>63.7078725842547</text:p>
          </table:table-cell>
          <table:table-cell table:formula="of:=DEGREES(ATAN(ABS([.F662]-[.C662])/ABS([.E662]-[.B662])))" office:value-type="float" office:value="5.10223353671197" calcext:value-type="float">
            <text:p>5.10223353671197</text:p>
          </table:table-cell>
          <table:table-cell table:formula="of:=SQRT(POWER([.H662];2)+POWER([.I662];2)+POWER([.J662];2))" office:value-type="float" office:value="717.358096565018" calcext:value-type="float">
            <text:p>717.358096565018</text:p>
          </table:table-cell>
        </table:table-row>
        <table:table-row table:style-name="ro1">
          <table:table-cell office:value-type="float" office:value="76.8075" calcext:value-type="float">
            <text:p>76.8075</text:p>
          </table:table-cell>
          <table:table-cell office:value-type="float" office:value="293.328" calcext:value-type="float">
            <text:p>293.328</text:p>
          </table:table-cell>
          <table:table-cell office:value-type="float" office:value="44.9486" calcext:value-type="float">
            <text:p>44.9486</text:p>
          </table:table-cell>
          <table:table-cell office:value-type="float" office:value="77.4736" calcext:value-type="float">
            <text:p>77.4736</text:p>
          </table:table-cell>
          <table:table-cell office:value-type="float" office:value="283.724" calcext:value-type="float">
            <text:p>283.724</text:p>
          </table:table-cell>
          <table:table-cell office:value-type="float" office:value="46.6363" calcext:value-type="float">
            <text:p>46.6363</text:p>
          </table:table-cell>
          <table:table-cell/>
          <table:table-cell table:formula="of:=([.D663]-[.A663])/0.0166667" office:value-type="float" office:value="39.9659200681599" calcext:value-type="float">
            <text:p>39.9659200681599</text:p>
          </table:table-cell>
          <table:table-cell table:formula="of:=ABS([.E663]-[.B663])/0.0166667" office:value-type="float" office:value="576.238847522304" calcext:value-type="float">
            <text:p>576.238847522304</text:p>
          </table:table-cell>
          <table:table-cell table:formula="of:=([.F663]-[.C663])/0.0166667" office:value-type="float" office:value="101.261797476405" calcext:value-type="float">
            <text:p>101.261797476405</text:p>
          </table:table-cell>
          <table:table-cell table:formula="of:=DEGREES(ATAN(ABS([.F663]-[.C663])/ABS([.E663]-[.B663])))" office:value-type="float" office:value="9.96676033752765" calcext:value-type="float">
            <text:p>9.96676033752765</text:p>
          </table:table-cell>
          <table:table-cell table:formula="of:=SQRT(POWER([.H663];2)+POWER([.I663];2)+POWER([.J663];2))" office:value-type="float" office:value="586.43195324682" calcext:value-type="float">
            <text:p>586.43195324682</text:p>
          </table:table-cell>
        </table:table-row>
        <table:table-row table:style-name="ro1">
          <table:table-cell office:value-type="float" office:value="76.7654" calcext:value-type="float">
            <text:p>76.7654</text:p>
          </table:table-cell>
          <table:table-cell office:value-type="float" office:value="289.278" calcext:value-type="float">
            <text:p>289.278</text:p>
          </table:table-cell>
          <table:table-cell office:value-type="float" office:value="45.0487" calcext:value-type="float">
            <text:p>45.0487</text:p>
          </table:table-cell>
          <table:table-cell office:value-type="float" office:value="77.4115" calcext:value-type="float">
            <text:p>77.4115</text:p>
          </table:table-cell>
          <table:table-cell office:value-type="float" office:value="278.558" calcext:value-type="float">
            <text:p>278.558</text:p>
          </table:table-cell>
          <table:table-cell office:value-type="float" office:value="46.6649" calcext:value-type="float">
            <text:p>46.6649</text:p>
          </table:table-cell>
          <table:table-cell/>
          <table:table-cell table:formula="of:=([.D664]-[.A664])/0.0166667" office:value-type="float" office:value="38.7659224681553" calcext:value-type="float">
            <text:p>38.7659224681553</text:p>
          </table:table-cell>
          <table:table-cell table:formula="of:=ABS([.E664]-[.B664])/0.0166667" office:value-type="float" office:value="643.198713602575" calcext:value-type="float">
            <text:p>643.198713602575</text:p>
          </table:table-cell>
          <table:table-cell table:formula="of:=([.F664]-[.C664])/0.0166667" office:value-type="float" office:value="96.9718060563883" calcext:value-type="float">
            <text:p>96.9718060563883</text:p>
          </table:table-cell>
          <table:table-cell table:formula="of:=DEGREES(ATAN(ABS([.F664]-[.C664])/ABS([.E664]-[.B664])))" office:value-type="float" office:value="8.57362338002121" calcext:value-type="float">
            <text:p>8.57362338002121</text:p>
          </table:table-cell>
          <table:table-cell table:formula="of:=SQRT(POWER([.H664];2)+POWER([.I664];2)+POWER([.J664];2))" office:value-type="float" office:value="651.621756155096" calcext:value-type="float">
            <text:p>651.621756155096</text:p>
          </table:table-cell>
        </table:table-row>
        <table:table-row table:style-name="ro1">
          <table:table-cell office:value-type="float" office:value="76.5079" calcext:value-type="float">
            <text:p>76.5079</text:p>
          </table:table-cell>
          <table:table-cell office:value-type="float" office:value="289.195" calcext:value-type="float">
            <text:p>289.195</text:p>
          </table:table-cell>
          <table:table-cell office:value-type="float" office:value="45.318" calcext:value-type="float">
            <text:p>45.318</text:p>
          </table:table-cell>
          <table:table-cell office:value-type="float" office:value="77.1596" calcext:value-type="float">
            <text:p>77.1596</text:p>
          </table:table-cell>
          <table:table-cell office:value-type="float" office:value="278.43" calcext:value-type="float">
            <text:p>278.43</text:p>
          </table:table-cell>
          <table:table-cell office:value-type="float" office:value="47.1832" calcext:value-type="float">
            <text:p>47.1832</text:p>
          </table:table-cell>
          <table:table-cell/>
          <table:table-cell table:formula="of:=([.D665]-[.A665])/0.0166667" office:value-type="float" office:value="39.1019217961559" calcext:value-type="float">
            <text:p>39.1019217961559</text:p>
          </table:table-cell>
          <table:table-cell table:formula="of:=ABS([.E665]-[.B665])/0.0166667" office:value-type="float" office:value="645.898708202583" calcext:value-type="float">
            <text:p>645.898708202583</text:p>
          </table:table-cell>
          <table:table-cell table:formula="of:=([.F665]-[.C665])/0.0166667" office:value-type="float" office:value="111.911776176448" calcext:value-type="float">
            <text:p>111.911776176448</text:p>
          </table:table-cell>
          <table:table-cell table:formula="of:=DEGREES(ATAN(ABS([.F665]-[.C665])/ABS([.E665]-[.B665])))" office:value-type="float" office:value="9.82977466378574" calcext:value-type="float">
            <text:p>9.82977466378574</text:p>
          </table:table-cell>
          <table:table-cell table:formula="of:=SQRT(POWER([.H665];2)+POWER([.I665];2)+POWER([.J665];2))" office:value-type="float" office:value="656.687404472543" calcext:value-type="float">
            <text:p>656.687404472543</text:p>
          </table:table-cell>
        </table:table-row>
        <table:table-row table:style-name="ro1">
          <table:table-cell office:value-type="float" office:value="76.3008" calcext:value-type="float">
            <text:p>76.3008</text:p>
          </table:table-cell>
          <table:table-cell office:value-type="float" office:value="294.696" calcext:value-type="float">
            <text:p>294.696</text:p>
          </table:table-cell>
          <table:table-cell office:value-type="float" office:value="44.7478" calcext:value-type="float">
            <text:p>44.7478</text:p>
          </table:table-cell>
          <table:table-cell office:value-type="float" office:value="77.458" calcext:value-type="float">
            <text:p>77.458</text:p>
          </table:table-cell>
          <table:table-cell office:value-type="float" office:value="282.432" calcext:value-type="float">
            <text:p>282.432</text:p>
          </table:table-cell>
          <table:table-cell office:value-type="float" office:value="46.5794" calcext:value-type="float">
            <text:p>46.5794</text:p>
          </table:table-cell>
          <table:table-cell/>
          <table:table-cell table:formula="of:=([.D666]-[.A666])/0.0166667" office:value-type="float" office:value="69.4318611362779" calcext:value-type="float">
            <text:p>69.4318611362779</text:p>
          </table:table-cell>
          <table:table-cell table:formula="of:=ABS([.E666]-[.B666])/0.0166667" office:value-type="float" office:value="735.838528322944" calcext:value-type="float">
            <text:p>735.838528322944</text:p>
          </table:table-cell>
          <table:table-cell table:formula="of:=([.F666]-[.C666])/0.0166667" office:value-type="float" office:value="109.89578020844" calcext:value-type="float">
            <text:p>109.89578020844</text:p>
          </table:table-cell>
          <table:table-cell table:formula="of:=DEGREES(ATAN(ABS([.F666]-[.C666])/ABS([.E666]-[.B666])))" office:value-type="float" office:value="8.49420961038929" calcext:value-type="float">
            <text:p>8.49420961038929</text:p>
          </table:table-cell>
          <table:table-cell table:formula="of:=SQRT(POWER([.H666];2)+POWER([.I666];2)+POWER([.J666];2))" office:value-type="float" office:value="747.232363868794" calcext:value-type="float">
            <text:p>747.232363868794</text:p>
          </table:table-cell>
        </table:table-row>
        <table:table-row table:style-name="ro1">
          <table:table-cell office:value-type="float" office:value="77.0524" calcext:value-type="float">
            <text:p>77.0524</text:p>
          </table:table-cell>
          <table:table-cell office:value-type="float" office:value="291.949" calcext:value-type="float">
            <text:p>291.949</text:p>
          </table:table-cell>
          <table:table-cell office:value-type="float" office:value="45.1534" calcext:value-type="float">
            <text:p>45.1534</text:p>
          </table:table-cell>
          <table:table-cell office:value-type="float" office:value="78.2196" calcext:value-type="float">
            <text:p>78.2196</text:p>
          </table:table-cell>
          <table:table-cell office:value-type="float" office:value="282.55" calcext:value-type="float">
            <text:p>282.55</text:p>
          </table:table-cell>
          <table:table-cell office:value-type="float" office:value="46.3042" calcext:value-type="float">
            <text:p>46.3042</text:p>
          </table:table-cell>
          <table:table-cell/>
          <table:table-cell table:formula="of:=([.D667]-[.A667])/0.0166667" office:value-type="float" office:value="70.0318599362798" calcext:value-type="float">
            <text:p>70.0318599362798</text:p>
          </table:table-cell>
          <table:table-cell table:formula="of:=ABS([.E667]-[.B667])/0.0166667" office:value-type="float" office:value="563.938872122256" calcext:value-type="float">
            <text:p>563.938872122256</text:p>
          </table:table-cell>
          <table:table-cell table:formula="of:=([.F667]-[.C667])/0.0166667" office:value-type="float" office:value="69.0478619042764" calcext:value-type="float">
            <text:p>69.0478619042764</text:p>
          </table:table-cell>
          <table:table-cell table:formula="of:=DEGREES(ATAN(ABS([.F667]-[.C667])/ABS([.E667]-[.B667])))" office:value-type="float" office:value="6.98046907368334" calcext:value-type="float">
            <text:p>6.98046907368334</text:p>
          </table:table-cell>
          <table:table-cell table:formula="of:=SQRT(POWER([.H667];2)+POWER([.I667];2)+POWER([.J667];2))" office:value-type="float" office:value="572.450102742771" calcext:value-type="float">
            <text:p>572.450102742771</text:p>
          </table:table-cell>
        </table:table-row>
        <table:table-row table:style-name="ro1">
          <table:table-cell office:value-type="float" office:value="76.2754" calcext:value-type="float">
            <text:p>76.2754</text:p>
          </table:table-cell>
          <table:table-cell office:value-type="float" office:value="291.958" calcext:value-type="float">
            <text:p>291.958</text:p>
          </table:table-cell>
          <table:table-cell office:value-type="float" office:value="44.9034" calcext:value-type="float">
            <text:p>44.9034</text:p>
          </table:table-cell>
          <table:table-cell office:value-type="float" office:value="77.1598" calcext:value-type="float">
            <text:p>77.1598</text:p>
          </table:table-cell>
          <table:table-cell office:value-type="float" office:value="278.537" calcext:value-type="float">
            <text:p>278.537</text:p>
          </table:table-cell>
          <table:table-cell office:value-type="float" office:value="46.6703" calcext:value-type="float">
            <text:p>46.6703</text:p>
          </table:table-cell>
          <table:table-cell/>
          <table:table-cell table:formula="of:=([.D668]-[.A668])/0.0166667" office:value-type="float" office:value="53.0638938722122" calcext:value-type="float">
            <text:p>53.0638938722122</text:p>
          </table:table-cell>
          <table:table-cell table:formula="of:=ABS([.E668]-[.B668])/0.0166667" office:value-type="float" office:value="805.258389483224" calcext:value-type="float">
            <text:p>805.258389483224</text:p>
          </table:table-cell>
          <table:table-cell table:formula="of:=([.F668]-[.C668])/0.0166667" office:value-type="float" office:value="106.013787972424" calcext:value-type="float">
            <text:p>106.013787972424</text:p>
          </table:table-cell>
          <table:table-cell table:formula="of:=DEGREES(ATAN(ABS([.F668]-[.C668])/ABS([.E668]-[.B668])))" office:value-type="float" office:value="7.49996571506095" calcext:value-type="float">
            <text:p>7.49996571506095</text:p>
          </table:table-cell>
          <table:table-cell table:formula="of:=SQRT(POWER([.H668];2)+POWER([.I668];2)+POWER([.J668];2))" office:value-type="float" office:value="813.938433732097" calcext:value-type="float">
            <text:p>813.938433732097</text:p>
          </table:table-cell>
        </table:table-row>
        <table:table-row table:style-name="ro1">
          <table:table-cell office:value-type="float" office:value="77.2653" calcext:value-type="float">
            <text:p>77.2653</text:p>
          </table:table-cell>
          <table:table-cell office:value-type="float" office:value="287.947" calcext:value-type="float">
            <text:p>287.947</text:p>
          </table:table-cell>
          <table:table-cell office:value-type="float" office:value="45.2454" calcext:value-type="float">
            <text:p>45.2454</text:p>
          </table:table-cell>
          <table:table-cell office:value-type="float" office:value="78.3639" calcext:value-type="float">
            <text:p>78.3639</text:p>
          </table:table-cell>
          <table:table-cell office:value-type="float" office:value="274.772" calcext:value-type="float">
            <text:p>274.772</text:p>
          </table:table-cell>
          <table:table-cell office:value-type="float" office:value="46.9826" calcext:value-type="float">
            <text:p>46.9826</text:p>
          </table:table-cell>
          <table:table-cell/>
          <table:table-cell table:formula="of:=([.D669]-[.A669])/0.0166667" office:value-type="float" office:value="65.9158681682639" calcext:value-type="float">
            <text:p>65.9158681682639</text:p>
          </table:table-cell>
          <table:table-cell table:formula="of:=ABS([.E669]-[.B669])/0.0166667" office:value-type="float" office:value="790.498419003163" calcext:value-type="float">
            <text:p>790.498419003163</text:p>
          </table:table-cell>
          <table:table-cell table:formula="of:=([.F669]-[.C669])/0.0166667" office:value-type="float" office:value="104.231791536417" calcext:value-type="float">
            <text:p>104.231791536417</text:p>
          </table:table-cell>
          <table:table-cell table:formula="of:=DEGREES(ATAN(ABS([.F669]-[.C669])/ABS([.E669]-[.B669])))" office:value-type="float" office:value="7.51144890923467" calcext:value-type="float">
            <text:p>7.51144890923467</text:p>
          </table:table-cell>
          <table:table-cell table:formula="of:=SQRT(POWER([.H669];2)+POWER([.I669];2)+POWER([.J669];2))" office:value-type="float" office:value="800.060571763018" calcext:value-type="float">
            <text:p>800.060571763018</text:p>
          </table:table-cell>
        </table:table-row>
        <table:table-row table:style-name="ro1">
          <table:table-cell office:value-type="float" office:value="77.2806" calcext:value-type="float">
            <text:p>77.2806</text:p>
          </table:table-cell>
          <table:table-cell office:value-type="float" office:value="289.316" calcext:value-type="float">
            <text:p>289.316</text:p>
          </table:table-cell>
          <table:table-cell office:value-type="float" office:value="45.0382" calcext:value-type="float">
            <text:p>45.0382</text:p>
          </table:table-cell>
          <table:table-cell office:value-type="float" office:value="78.4003" calcext:value-type="float">
            <text:p>78.4003</text:p>
          </table:table-cell>
          <table:table-cell office:value-type="float" office:value="277.377" calcext:value-type="float">
            <text:p>277.377</text:p>
          </table:table-cell>
          <table:table-cell office:value-type="float" office:value="46.5867" calcext:value-type="float">
            <text:p>46.5867</text:p>
          </table:table-cell>
          <table:table-cell/>
          <table:table-cell table:formula="of:=([.D670]-[.A670])/0.0166667" office:value-type="float" office:value="67.1818656362684" calcext:value-type="float">
            <text:p>67.1818656362684</text:p>
          </table:table-cell>
          <table:table-cell table:formula="of:=ABS([.E670]-[.B670])/0.0166667" office:value-type="float" office:value="716.338567322863" calcext:value-type="float">
            <text:p>716.338567322863</text:p>
          </table:table-cell>
          <table:table-cell table:formula="of:=([.F670]-[.C670])/0.0166667" office:value-type="float" office:value="92.9098141803715" calcext:value-type="float">
            <text:p>92.9098141803715</text:p>
          </table:table-cell>
          <table:table-cell table:formula="of:=DEGREES(ATAN(ABS([.F670]-[.C670])/ABS([.E670]-[.B670])))" office:value-type="float" office:value="7.3900636286457" calcext:value-type="float">
            <text:p>7.3900636286457</text:p>
          </table:table-cell>
          <table:table-cell table:formula="of:=SQRT(POWER([.H670];2)+POWER([.I670];2)+POWER([.J670];2))" office:value-type="float" office:value="725.456118366627" calcext:value-type="float">
            <text:p>725.456118366627</text:p>
          </table:table-cell>
        </table:table-row>
        <table:table-row table:style-name="ro1">
          <table:table-cell office:value-type="float" office:value="76.3004" calcext:value-type="float">
            <text:p>76.3004</text:p>
          </table:table-cell>
          <table:table-cell office:value-type="float" office:value="294.818" calcext:value-type="float">
            <text:p>294.818</text:p>
          </table:table-cell>
          <table:table-cell office:value-type="float" office:value="44.2147" calcext:value-type="float">
            <text:p>44.2147</text:p>
          </table:table-cell>
          <table:table-cell office:value-type="float" office:value="77.2195" calcext:value-type="float">
            <text:p>77.2195</text:p>
          </table:table-cell>
          <table:table-cell office:value-type="float" office:value="283.861" calcext:value-type="float">
            <text:p>283.861</text:p>
          </table:table-cell>
          <table:table-cell office:value-type="float" office:value="45.8642" calcext:value-type="float">
            <text:p>45.8642</text:p>
          </table:table-cell>
          <table:table-cell/>
          <table:table-cell table:formula="of:=([.D671]-[.A671])/0.0166667" office:value-type="float" office:value="55.1458897082206" calcext:value-type="float">
            <text:p>55.1458897082206</text:p>
          </table:table-cell>
          <table:table-cell table:formula="of:=ABS([.E671]-[.B671])/0.0166667" office:value-type="float" office:value="657.418685162629" calcext:value-type="float">
            <text:p>657.418685162629</text:p>
          </table:table-cell>
          <table:table-cell table:formula="of:=([.F671]-[.C671])/0.0166667" office:value-type="float" office:value="98.9698020603957" calcext:value-type="float">
            <text:p>98.9698020603957</text:p>
          </table:table-cell>
          <table:table-cell table:formula="of:=DEGREES(ATAN(ABS([.F671]-[.C671])/ABS([.E671]-[.B671])))" office:value-type="float" office:value="8.5611919688248" calcext:value-type="float">
            <text:p>8.5611919688248</text:p>
          </table:table-cell>
          <table:table-cell table:formula="of:=SQRT(POWER([.H671];2)+POWER([.I671];2)+POWER([.J671];2))" office:value-type="float" office:value="667.109749945648" calcext:value-type="float">
            <text:p>667.109749945648</text:p>
          </table:table-cell>
        </table:table-row>
        <table:table-row table:style-name="ro1">
          <table:table-cell office:value-type="float" office:value="77.2651" calcext:value-type="float">
            <text:p>77.2651</text:p>
          </table:table-cell>
          <table:table-cell office:value-type="float" office:value="287.837" calcext:value-type="float">
            <text:p>287.837</text:p>
          </table:table-cell>
          <table:table-cell office:value-type="float" office:value="45.7692" calcext:value-type="float">
            <text:p>45.7692</text:p>
          </table:table-cell>
          <table:table-cell office:value-type="float" office:value="78.3816" calcext:value-type="float">
            <text:p>78.3816</text:p>
          </table:table-cell>
          <table:table-cell office:value-type="float" office:value="276.019" calcext:value-type="float">
            <text:p>276.019</text:p>
          </table:table-cell>
          <table:table-cell office:value-type="float" office:value="47.0403" calcext:value-type="float">
            <text:p>47.0403</text:p>
          </table:table-cell>
          <table:table-cell/>
          <table:table-cell table:formula="of:=([.D672]-[.A672])/0.0166667" office:value-type="float" office:value="66.9898660202681" calcext:value-type="float">
            <text:p>66.9898660202681</text:p>
          </table:table-cell>
          <table:table-cell table:formula="of:=ABS([.E672]-[.B672])/0.0166667" office:value-type="float" office:value="709.078581842835" calcext:value-type="float">
            <text:p>709.078581842835</text:p>
          </table:table-cell>
          <table:table-cell table:formula="of:=([.F672]-[.C672])/0.0166667" office:value-type="float" office:value="76.2658474683053" calcext:value-type="float">
            <text:p>76.2658474683053</text:p>
          </table:table-cell>
          <table:table-cell table:formula="of:=DEGREES(ATAN(ABS([.F672]-[.C672])/ABS([.E672]-[.B672])))" office:value-type="float" office:value="6.13892052800499" calcext:value-type="float">
            <text:p>6.13892052800499</text:p>
          </table:table-cell>
          <table:table-cell table:formula="of:=SQRT(POWER([.H672];2)+POWER([.I672];2)+POWER([.J672];2))" office:value-type="float" office:value="716.307585376365" calcext:value-type="float">
            <text:p>716.307585376365</text:p>
          </table:table-cell>
        </table:table-row>
        <table:table-row table:style-name="ro1">
          <table:table-cell office:value-type="float" office:value="76.0276" calcext:value-type="float">
            <text:p>76.0276</text:p>
          </table:table-cell>
          <table:table-cell office:value-type="float" office:value="293.452" calcext:value-type="float">
            <text:p>293.452</text:p>
          </table:table-cell>
          <table:table-cell office:value-type="float" office:value="44.1671" calcext:value-type="float">
            <text:p>44.1671</text:p>
          </table:table-cell>
          <table:table-cell office:value-type="float" office:value="76.6832" calcext:value-type="float">
            <text:p>76.6832</text:p>
          </table:table-cell>
          <table:table-cell office:value-type="float" office:value="281.249" calcext:value-type="float">
            <text:p>281.249</text:p>
          </table:table-cell>
          <table:table-cell office:value-type="float" office:value="45.764" calcext:value-type="float">
            <text:p>45.764</text:p>
          </table:table-cell>
          <table:table-cell/>
          <table:table-cell table:formula="of:=([.D673]-[.A673])/0.0166667" office:value-type="float" office:value="39.3359213281569" calcext:value-type="float">
            <text:p>39.3359213281569</text:p>
          </table:table-cell>
          <table:table-cell table:formula="of:=ABS([.E673]-[.B673])/0.0166667" office:value-type="float" office:value="732.178535642927" calcext:value-type="float">
            <text:p>732.178535642927</text:p>
          </table:table-cell>
          <table:table-cell table:formula="of:=([.F673]-[.C673])/0.0166667" office:value-type="float" office:value="95.8138083723836" calcext:value-type="float">
            <text:p>95.8138083723836</text:p>
          </table:table-cell>
          <table:table-cell table:formula="of:=DEGREES(ATAN(ABS([.F673]-[.C673])/ABS([.E673]-[.B673])))" office:value-type="float" office:value="7.45543344449066" calcext:value-type="float">
            <text:p>7.45543344449066</text:p>
          </table:table-cell>
          <table:table-cell table:formula="of:=SQRT(POWER([.H673];2)+POWER([.I673];2)+POWER([.J673];2))" office:value-type="float" office:value="739.468057888761" calcext:value-type="float">
            <text:p>739.468057888761</text:p>
          </table:table-cell>
        </table:table-row>
        <table:table-row table:style-name="ro1">
          <table:table-cell office:value-type="float" office:value="77.0524" calcext:value-type="float">
            <text:p>77.0524</text:p>
          </table:table-cell>
          <table:table-cell office:value-type="float" office:value="291.949" calcext:value-type="float">
            <text:p>291.949</text:p>
          </table:table-cell>
          <table:table-cell office:value-type="float" office:value="45.1534" calcext:value-type="float">
            <text:p>45.1534</text:p>
          </table:table-cell>
          <table:table-cell office:value-type="float" office:value="77.9651" calcext:value-type="float">
            <text:p>77.9651</text:p>
          </table:table-cell>
          <table:table-cell office:value-type="float" office:value="282.421" calcext:value-type="float">
            <text:p>282.421</text:p>
          </table:table-cell>
          <table:table-cell office:value-type="float" office:value="46.8269" calcext:value-type="float">
            <text:p>46.8269</text:p>
          </table:table-cell>
          <table:table-cell/>
          <table:table-cell table:formula="of:=([.D674]-[.A674])/0.0166667" office:value-type="float" office:value="54.7618904762191" calcext:value-type="float">
            <text:p>54.7618904762191</text:p>
          </table:table-cell>
          <table:table-cell table:formula="of:=ABS([.E674]-[.B674])/0.0166667" office:value-type="float" office:value="571.678856642288" calcext:value-type="float">
            <text:p>571.678856642288</text:p>
          </table:table-cell>
          <table:table-cell table:formula="of:=([.F674]-[.C674])/0.0166667" office:value-type="float" office:value="100.409799180402" calcext:value-type="float">
            <text:p>100.409799180402</text:p>
          </table:table-cell>
          <table:table-cell table:formula="of:=DEGREES(ATAN(ABS([.F674]-[.C674])/ABS([.E674]-[.B674])))" office:value-type="float" office:value="9.96183344101936" calcext:value-type="float">
            <text:p>9.96183344101936</text:p>
          </table:table-cell>
          <table:table-cell table:formula="of:=SQRT(POWER([.H674];2)+POWER([.I674];2)+POWER([.J674];2))" office:value-type="float" office:value="583.007467835371" calcext:value-type="float">
            <text:p>583.007467835371</text:p>
          </table:table-cell>
        </table:table-row>
        <table:table-row table:style-name="ro1">
          <table:table-cell office:value-type="float" office:value="76.3006" calcext:value-type="float">
            <text:p>76.3006</text:p>
          </table:table-cell>
          <table:table-cell office:value-type="float" office:value="294.757" calcext:value-type="float">
            <text:p>294.757</text:p>
          </table:table-cell>
          <table:table-cell office:value-type="float" office:value="44.4813" calcext:value-type="float">
            <text:p>44.4813</text:p>
          </table:table-cell>
          <table:table-cell office:value-type="float" office:value="76.9793" calcext:value-type="float">
            <text:p>76.9793</text:p>
          </table:table-cell>
          <table:table-cell office:value-type="float" office:value="285.141" calcext:value-type="float">
            <text:p>285.141</text:p>
          </table:table-cell>
          <table:table-cell office:value-type="float" office:value="45.9248" calcext:value-type="float">
            <text:p>45.9248</text:p>
          </table:table-cell>
          <table:table-cell/>
          <table:table-cell table:formula="of:=([.D675]-[.A675])/0.0166667" office:value-type="float" office:value="40.7219185561624" calcext:value-type="float">
            <text:p>40.7219185561624</text:p>
          </table:table-cell>
          <table:table-cell table:formula="of:=ABS([.E675]-[.B675])/0.0166667" office:value-type="float" office:value="576.958846082307" calcext:value-type="float">
            <text:p>576.958846082307</text:p>
          </table:table-cell>
          <table:table-cell table:formula="of:=([.F675]-[.C675])/0.0166667" office:value-type="float" office:value="86.6098267803465" calcext:value-type="float">
            <text:p>86.6098267803465</text:p>
          </table:table-cell>
          <table:table-cell table:formula="of:=DEGREES(ATAN(ABS([.F675]-[.C675])/ABS([.E675]-[.B675])))" office:value-type="float" office:value="8.53717549522192" calcext:value-type="float">
            <text:p>8.53717549522192</text:p>
          </table:table-cell>
          <table:table-cell table:formula="of:=SQRT(POWER([.H675];2)+POWER([.I675];2)+POWER([.J675];2))" office:value-type="float" office:value="584.842753924885" calcext:value-type="float">
            <text:p>584.842753924885</text:p>
          </table:table-cell>
        </table:table-row>
        <table:table-row table:style-name="ro1">
          <table:table-cell office:value-type="float" office:value="76.7793" calcext:value-type="float">
            <text:p>76.7793</text:p>
          </table:table-cell>
          <table:table-cell office:value-type="float" office:value="290.778" calcext:value-type="float">
            <text:p>290.778</text:p>
          </table:table-cell>
          <table:table-cell office:value-type="float" office:value="44.3108" calcext:value-type="float">
            <text:p>44.3108</text:p>
          </table:table-cell>
          <table:table-cell office:value-type="float" office:value="77.6644" calcext:value-type="float">
            <text:p>77.6644</text:p>
          </table:table-cell>
          <table:table-cell office:value-type="float" office:value="278.84" calcext:value-type="float">
            <text:p>278.84</text:p>
          </table:table-cell>
          <table:table-cell office:value-type="float" office:value="45.3751" calcext:value-type="float">
            <text:p>45.3751</text:p>
          </table:table-cell>
          <table:table-cell/>
          <table:table-cell table:formula="of:=([.D676]-[.A676])/0.0166667" office:value-type="float" office:value="53.1058937882121" calcext:value-type="float">
            <text:p>53.1058937882121</text:p>
          </table:table-cell>
          <table:table-cell table:formula="of:=ABS([.E676]-[.B676])/0.0166667" office:value-type="float" office:value="716.278567442868" calcext:value-type="float">
            <text:p>716.278567442868</text:p>
          </table:table-cell>
          <table:table-cell table:formula="of:=([.F676]-[.C676])/0.0166667" office:value-type="float" office:value="63.8578722842556" calcext:value-type="float">
            <text:p>63.8578722842556</text:p>
          </table:table-cell>
          <table:table-cell table:formula="of:=DEGREES(ATAN(ABS([.F676]-[.C676])/ABS([.E676]-[.B676])))" office:value-type="float" office:value="5.09458079395506" calcext:value-type="float">
            <text:p>5.09458079395506</text:p>
          </table:table-cell>
          <table:table-cell table:formula="of:=SQRT(POWER([.H676];2)+POWER([.I676];2)+POWER([.J676];2))" office:value-type="float" office:value="721.077700380288" calcext:value-type="float">
            <text:p>721.077700380288</text:p>
          </table:table-cell>
        </table:table-row>
        <table:table-row table:style-name="ro1">
          <table:table-cell office:value-type="float" office:value="77.7448" calcext:value-type="float">
            <text:p>77.7448</text:p>
          </table:table-cell>
          <table:table-cell office:value-type="float" office:value="285.142" calcext:value-type="float">
            <text:p>285.142</text:p>
          </table:table-cell>
          <table:table-cell office:value-type="float" office:value="46.1697" calcext:value-type="float">
            <text:p>46.1697</text:p>
          </table:table-cell>
          <table:table-cell office:value-type="float" office:value="78.3815" calcext:value-type="float">
            <text:p>78.3815</text:p>
          </table:table-cell>
          <table:table-cell office:value-type="float" office:value="276.013" calcext:value-type="float">
            <text:p>276.013</text:p>
          </table:table-cell>
          <table:table-cell office:value-type="float" office:value="47.0411" calcext:value-type="float">
            <text:p>47.0411</text:p>
          </table:table-cell>
          <table:table-cell/>
          <table:table-cell table:formula="of:=([.D677]-[.A677])/0.0166667" office:value-type="float" office:value="38.2019235961531" calcext:value-type="float">
            <text:p>38.2019235961531</text:p>
          </table:table-cell>
          <table:table-cell table:formula="of:=ABS([.E677]-[.B677])/0.0166667" office:value-type="float" office:value="547.738904522192" calcext:value-type="float">
            <text:p>547.738904522192</text:p>
          </table:table-cell>
          <table:table-cell table:formula="of:=([.F677]-[.C677])/0.0166667" office:value-type="float" office:value="52.2838954322092" calcext:value-type="float">
            <text:p>52.2838954322092</text:p>
          </table:table-cell>
          <table:table-cell table:formula="of:=DEGREES(ATAN(ABS([.F677]-[.C677])/ABS([.E677]-[.B677])))" office:value-type="float" office:value="5.45259371704631" calcext:value-type="float">
            <text:p>5.45259371704631</text:p>
          </table:table-cell>
          <table:table-cell table:formula="of:=SQRT(POWER([.H677];2)+POWER([.I677];2)+POWER([.J677];2))" office:value-type="float" office:value="551.553170796056" calcext:value-type="float">
            <text:p>551.553170796056</text:p>
          </table:table-cell>
        </table:table-row>
        <table:table-row table:style-name="ro1">
          <table:table-cell office:value-type="float" office:value="76.5474" calcext:value-type="float">
            <text:p>76.5474</text:p>
          </table:table-cell>
          <table:table-cell office:value-type="float" office:value="293.545" calcext:value-type="float">
            <text:p>293.545</text:p>
          </table:table-cell>
          <table:table-cell office:value-type="float" office:value="43.8912" calcext:value-type="float">
            <text:p>43.8912</text:p>
          </table:table-cell>
          <table:table-cell office:value-type="float" office:value="77.22" calcext:value-type="float">
            <text:p>77.22</text:p>
          </table:table-cell>
          <table:table-cell office:value-type="float" office:value="284.084" calcext:value-type="float">
            <text:p>284.084</text:p>
          </table:table-cell>
          <table:table-cell office:value-type="float" office:value="44.8233" calcext:value-type="float">
            <text:p>44.8233</text:p>
          </table:table-cell>
          <table:table-cell/>
          <table:table-cell table:formula="of:=([.D678]-[.A678])/0.0166667" office:value-type="float" office:value="40.3559192881616" calcext:value-type="float">
            <text:p>40.3559192881616</text:p>
          </table:table-cell>
          <table:table-cell table:formula="of:=ABS([.E678]-[.B678])/0.0166667" office:value-type="float" office:value="567.658864682271" calcext:value-type="float">
            <text:p>567.658864682271</text:p>
          </table:table-cell>
          <table:table-cell table:formula="of:=([.F678]-[.C678])/0.0166667" office:value-type="float" office:value="55.925888148224" calcext:value-type="float">
            <text:p>55.925888148224</text:p>
          </table:table-cell>
          <table:table-cell table:formula="of:=DEGREES(ATAN(ABS([.F678]-[.C678])/ABS([.E678]-[.B678])))" office:value-type="float" office:value="5.62663639601368" calcext:value-type="float">
            <text:p>5.62663639601368</text:p>
          </table:table-cell>
          <table:table-cell table:formula="of:=SQRT(POWER([.H678];2)+POWER([.I678];2)+POWER([.J678];2))" office:value-type="float" office:value="571.832923010844" calcext:value-type="float">
            <text:p>571.832923010844</text:p>
          </table:table-cell>
        </table:table-row>
        <table:table-row table:style-name="ro1">
          <table:table-cell office:value-type="float" office:value="77.0525" calcext:value-type="float">
            <text:p>77.0525</text:p>
          </table:table-cell>
          <table:table-cell office:value-type="float" office:value="292.069" calcext:value-type="float">
            <text:p>292.069</text:p>
          </table:table-cell>
          <table:table-cell office:value-type="float" office:value="44.6237" calcext:value-type="float">
            <text:p>44.6237</text:p>
          </table:table-cell>
          <table:table-cell office:value-type="float" office:value="77.9665" calcext:value-type="float">
            <text:p>77.9665</text:p>
          </table:table-cell>
          <table:table-cell office:value-type="float" office:value="282.636" calcext:value-type="float">
            <text:p>282.636</text:p>
          </table:table-cell>
          <table:table-cell office:value-type="float" office:value="45.7919" calcext:value-type="float">
            <text:p>45.7919</text:p>
          </table:table-cell>
          <table:table-cell/>
          <table:table-cell table:formula="of:=([.D679]-[.A679])/0.0166667" office:value-type="float" office:value="54.8398903202195" calcext:value-type="float">
            <text:p>54.8398903202195</text:p>
          </table:table-cell>
          <table:table-cell table:formula="of:=ABS([.E679]-[.B679])/0.0166667" office:value-type="float" office:value="565.978868042263" calcext:value-type="float">
            <text:p>565.978868042263</text:p>
          </table:table-cell>
          <table:table-cell table:formula="of:=([.F679]-[.C679])/0.0166667" office:value-type="float" office:value="70.0918598162803" calcext:value-type="float">
            <text:p>70.0918598162803</text:p>
          </table:table-cell>
          <table:table-cell table:formula="of:=DEGREES(ATAN(ABS([.F679]-[.C679])/ABS([.E679]-[.B679])))" office:value-type="float" office:value="7.05966981104723" calcext:value-type="float">
            <text:p>7.05966981104723</text:p>
          </table:table-cell>
          <table:table-cell table:formula="of:=SQRT(POWER([.H679];2)+POWER([.I679];2)+POWER([.J679];2))" office:value-type="float" office:value="572.933121274413" calcext:value-type="float">
            <text:p>572.933121274413</text:p>
          </table:table-cell>
        </table:table-row>
        <table:table-row table:style-name="ro1">
          <table:table-cell office:value-type="float" office:value="76.5477" calcext:value-type="float">
            <text:p>76.5477</text:p>
          </table:table-cell>
          <table:table-cell office:value-type="float" office:value="293.37" calcext:value-type="float">
            <text:p>293.37</text:p>
          </table:table-cell>
          <table:table-cell office:value-type="float" office:value="44.6882" calcext:value-type="float">
            <text:p>44.6882</text:p>
          </table:table-cell>
          <table:table-cell office:value-type="float" office:value="77.2043" calcext:value-type="float">
            <text:p>77.2043</text:p>
          </table:table-cell>
          <table:table-cell office:value-type="float" office:value="282.462" calcext:value-type="float">
            <text:p>282.462</text:p>
          </table:table-cell>
          <table:table-cell office:value-type="float" office:value="46.3266" calcext:value-type="float">
            <text:p>46.3266</text:p>
          </table:table-cell>
          <table:table-cell/>
          <table:table-cell table:formula="of:=([.D680]-[.A680])/0.0166667" office:value-type="float" office:value="39.3959212081574" calcext:value-type="float">
            <text:p>39.3959212081574</text:p>
          </table:table-cell>
          <table:table-cell table:formula="of:=ABS([.E680]-[.B680])/0.0166667" office:value-type="float" office:value="654.478691042619" calcext:value-type="float">
            <text:p>654.478691042619</text:p>
          </table:table-cell>
          <table:table-cell table:formula="of:=([.F680]-[.C680])/0.0166667" office:value-type="float" office:value="98.3038033923931" calcext:value-type="float">
            <text:p>98.3038033923931</text:p>
          </table:table-cell>
          <table:table-cell table:formula="of:=DEGREES(ATAN(ABS([.F680]-[.C680])/ABS([.E680]-[.B680])))" office:value-type="float" office:value="8.54206679567329" calcext:value-type="float">
            <text:p>8.54206679567329</text:p>
          </table:table-cell>
          <table:table-cell table:formula="of:=SQRT(POWER([.H680];2)+POWER([.I680];2)+POWER([.J680];2))" office:value-type="float" office:value="662.991729509584" calcext:value-type="float">
            <text:p>662.991729509584</text:p>
          </table:table-cell>
        </table:table-row>
        <table:table-row table:style-name="ro1">
          <table:table-cell office:value-type="float" office:value="77.2956" calcext:value-type="float">
            <text:p>77.2956</text:p>
          </table:table-cell>
          <table:table-cell office:value-type="float" office:value="290.467" calcext:value-type="float">
            <text:p>290.467</text:p>
          </table:table-cell>
          <table:table-cell office:value-type="float" office:value="45.8835" calcext:value-type="float">
            <text:p>45.8835</text:p>
          </table:table-cell>
          <table:table-cell office:value-type="float" office:value="78.4162" calcext:value-type="float">
            <text:p>78.4162</text:p>
          </table:table-cell>
          <table:table-cell office:value-type="float" office:value="278.423" calcext:value-type="float">
            <text:p>278.423</text:p>
          </table:table-cell>
          <table:table-cell office:value-type="float" office:value="47.6692" calcext:value-type="float">
            <text:p>47.6692</text:p>
          </table:table-cell>
          <table:table-cell/>
          <table:table-cell table:formula="of:=([.D681]-[.A681])/0.0166667" office:value-type="float" office:value="67.2358655282696" calcext:value-type="float">
            <text:p>67.2358655282696</text:p>
          </table:table-cell>
          <table:table-cell table:formula="of:=ABS([.E681]-[.B681])/0.0166667" office:value-type="float" office:value="722.63855472289" calcext:value-type="float">
            <text:p>722.63855472289</text:p>
          </table:table-cell>
          <table:table-cell table:formula="of:=([.F681]-[.C681])/0.0166667" office:value-type="float" office:value="107.141785716429" calcext:value-type="float">
            <text:p>107.141785716429</text:p>
          </table:table-cell>
          <table:table-cell table:formula="of:=DEGREES(ATAN(ABS([.F681]-[.C681])/ABS([.E681]-[.B681])))" office:value-type="float" office:value="8.43350320378982" calcext:value-type="float">
            <text:p>8.43350320378982</text:p>
          </table:table-cell>
          <table:table-cell table:formula="of:=SQRT(POWER([.H681];2)+POWER([.I681];2)+POWER([.J681];2))" office:value-type="float" office:value="733.625588861122" calcext:value-type="float">
            <text:p>733.625588861122</text:p>
          </table:table-cell>
        </table:table-row>
        <table:table-row table:style-name="ro1">
          <table:table-cell office:value-type="float" office:value="76.7795" calcext:value-type="float">
            <text:p>76.7795</text:p>
          </table:table-cell>
          <table:table-cell office:value-type="float" office:value="290.424" calcext:value-type="float">
            <text:p>290.424</text:p>
          </table:table-cell>
          <table:table-cell office:value-type="float" office:value="45.8945" calcext:value-type="float">
            <text:p>45.8945</text:p>
          </table:table-cell>
          <table:table-cell office:value-type="float" office:value="77.6783" calcext:value-type="float">
            <text:p>77.6783</text:p>
          </table:table-cell>
          <table:table-cell office:value-type="float" office:value="279.683" calcext:value-type="float">
            <text:p>279.683</text:p>
          </table:table-cell>
          <table:table-cell office:value-type="float" office:value="47.4881" calcext:value-type="float">
            <text:p>47.4881</text:p>
          </table:table-cell>
          <table:table-cell/>
          <table:table-cell table:formula="of:=([.D682]-[.A682])/0.0166667" office:value-type="float" office:value="53.9278921442154" calcext:value-type="float">
            <text:p>53.9278921442154</text:p>
          </table:table-cell>
          <table:table-cell table:formula="of:=ABS([.E682]-[.B682])/0.0166667" office:value-type="float" office:value="644.458711082577" calcext:value-type="float">
            <text:p>644.458711082577</text:p>
          </table:table-cell>
          <table:table-cell table:formula="of:=([.F682]-[.C682])/0.0166667" office:value-type="float" office:value="95.6158087683826" calcext:value-type="float">
            <text:p>95.6158087683826</text:p>
          </table:table-cell>
          <table:table-cell table:formula="of:=DEGREES(ATAN(ABS([.F682]-[.C682])/ABS([.E682]-[.B682])))" office:value-type="float" office:value="8.43918670184236" calcext:value-type="float">
            <text:p>8.43918670184236</text:p>
          </table:table-cell>
          <table:table-cell table:formula="of:=SQRT(POWER([.H682];2)+POWER([.I682];2)+POWER([.J682];2))" office:value-type="float" office:value="653.741256712292" calcext:value-type="float">
            <text:p>653.741256712292</text:p>
          </table:table-cell>
        </table:table-row>
        <table:table-row table:style-name="ro1">
          <table:table-cell office:value-type="float" office:value="76.9935" calcext:value-type="float">
            <text:p>76.9935</text:p>
          </table:table-cell>
          <table:table-cell office:value-type="float" office:value="286.214" calcext:value-type="float">
            <text:p>286.214</text:p>
          </table:table-cell>
          <table:table-cell office:value-type="float" office:value="47.0248" calcext:value-type="float">
            <text:p>47.0248</text:p>
          </table:table-cell>
          <table:table-cell office:value-type="float" office:value="77.6453" calcext:value-type="float">
            <text:p>77.6453</text:p>
          </table:table-cell>
          <table:table-cell office:value-type="float" office:value="276.943" calcext:value-type="float">
            <text:p>276.943</text:p>
          </table:table-cell>
          <table:table-cell office:value-type="float" office:value="48.3912" calcext:value-type="float">
            <text:p>48.3912</text:p>
          </table:table-cell>
          <table:table-cell/>
          <table:table-cell table:formula="of:=([.D683]-[.A683])/0.0166667" office:value-type="float" office:value="39.1079217841569" calcext:value-type="float">
            <text:p>39.1079217841569</text:p>
          </table:table-cell>
          <table:table-cell table:formula="of:=ABS([.E683]-[.B683])/0.0166667" office:value-type="float" office:value="556.258887482226" calcext:value-type="float">
            <text:p>556.258887482226</text:p>
          </table:table-cell>
          <table:table-cell table:formula="of:=([.F683]-[.C683])/0.0166667" office:value-type="float" office:value="81.9838360323279" calcext:value-type="float">
            <text:p>81.9838360323279</text:p>
          </table:table-cell>
          <table:table-cell table:formula="of:=DEGREES(ATAN(ABS([.F683]-[.C683])/ABS([.E683]-[.B683])))" office:value-type="float" office:value="8.38413987281118" calcext:value-type="float">
            <text:p>8.38413987281118</text:p>
          </table:table-cell>
          <table:table-cell table:formula="of:=SQRT(POWER([.H683];2)+POWER([.I683];2)+POWER([.J683];2))" office:value-type="float" office:value="563.626408909142" calcext:value-type="float">
            <text:p>563.626408909142</text:p>
          </table:table-cell>
        </table:table-row>
        <table:table-row table:style-name="ro1">
          <table:table-cell office:value-type="float" office:value="76.2515" calcext:value-type="float">
            <text:p>76.2515</text:p>
          </table:table-cell>
          <table:table-cell office:value-type="float" office:value="288.889" calcext:value-type="float">
            <text:p>288.889</text:p>
          </table:table-cell>
          <table:table-cell office:value-type="float" office:value="46.6357" calcext:value-type="float">
            <text:p>46.6357</text:p>
          </table:table-cell>
          <table:table-cell office:value-type="float" office:value="76.6571" calcext:value-type="float">
            <text:p>76.6571</text:p>
          </table:table-cell>
          <table:table-cell office:value-type="float" office:value="278.07" calcext:value-type="float">
            <text:p>278.07</text:p>
          </table:table-cell>
          <table:table-cell office:value-type="float" office:value="48.7286" calcext:value-type="float">
            <text:p>48.7286</text:p>
          </table:table-cell>
          <table:table-cell/>
          <table:table-cell table:formula="of:=([.D684]-[.A684])/0.0166667" office:value-type="float" office:value="24.3359513280978" calcext:value-type="float">
            <text:p>24.3359513280978</text:p>
          </table:table-cell>
          <table:table-cell table:formula="of:=ABS([.E684]-[.B684])/0.0166667" office:value-type="float" office:value="649.138701722598" calcext:value-type="float">
            <text:p>649.138701722598</text:p>
          </table:table-cell>
          <table:table-cell table:formula="of:=([.F684]-[.C684])/0.0166667" office:value-type="float" office:value="125.573748852502" calcext:value-type="float">
            <text:p>125.573748852502</text:p>
          </table:table-cell>
          <table:table-cell table:formula="of:=DEGREES(ATAN(ABS([.F684]-[.C684])/ABS([.E684]-[.B684])))" office:value-type="float" office:value="10.9484474507274" calcext:value-type="float">
            <text:p>10.9484474507274</text:p>
          </table:table-cell>
          <table:table-cell table:formula="of:=SQRT(POWER([.H684];2)+POWER([.I684];2)+POWER([.J684];2))" office:value-type="float" office:value="661.620781869807" calcext:value-type="float">
            <text:p>661.620781869807</text:p>
          </table:table-cell>
        </table:table-row>
        <table:table-row table:style-name="ro1">
          <table:table-cell office:value-type="float" office:value="76.5084" calcext:value-type="float">
            <text:p>76.5084</text:p>
          </table:table-cell>
          <table:table-cell office:value-type="float" office:value="288.962" calcext:value-type="float">
            <text:p>288.962</text:p>
          </table:table-cell>
          <table:table-cell office:value-type="float" office:value="46.3689" calcext:value-type="float">
            <text:p>46.3689</text:p>
          </table:table-cell>
          <table:table-cell office:value-type="float" office:value="77.174" calcext:value-type="float">
            <text:p>77.174</text:p>
          </table:table-cell>
          <table:table-cell office:value-type="float" office:value="279.535" calcext:value-type="float">
            <text:p>279.535</text:p>
          </table:table-cell>
          <table:table-cell office:value-type="float" office:value="48.0118" calcext:value-type="float">
            <text:p>48.0118</text:p>
          </table:table-cell>
          <table:table-cell/>
          <table:table-cell table:formula="of:=([.D685]-[.A685])/0.0166667" office:value-type="float" office:value="39.9359201281605" calcext:value-type="float">
            <text:p>39.9359201281605</text:p>
          </table:table-cell>
          <table:table-cell table:formula="of:=ABS([.E685]-[.B685])/0.0166667" office:value-type="float" office:value="565.61886876226" calcext:value-type="float">
            <text:p>565.61886876226</text:p>
          </table:table-cell>
          <table:table-cell table:formula="of:=([.F685]-[.C685])/0.0166667" office:value-type="float" office:value="98.5738028523946" calcext:value-type="float">
            <text:p>98.5738028523946</text:p>
          </table:table-cell>
          <table:table-cell table:formula="of:=DEGREES(ATAN(ABS([.F685]-[.C685])/ABS([.E685]-[.B685])))" office:value-type="float" office:value="9.88599193426647" calcext:value-type="float">
            <text:p>9.88599193426647</text:p>
          </table:table-cell>
          <table:table-cell table:formula="of:=SQRT(POWER([.H685];2)+POWER([.I685];2)+POWER([.J685];2))" office:value-type="float" office:value="575.531386655119" calcext:value-type="float">
            <text:p>575.531386655119</text:p>
          </table:table-cell>
        </table:table-row>
        <table:table-row table:style-name="ro1">
          <table:table-cell office:value-type="float" office:value="76.9792" calcext:value-type="float">
            <text:p>76.9792</text:p>
          </table:table-cell>
          <table:table-cell office:value-type="float" office:value="284.972" calcext:value-type="float">
            <text:p>284.972</text:p>
          </table:table-cell>
          <table:table-cell office:value-type="float" office:value="46.7057" calcext:value-type="float">
            <text:p>46.7057</text:p>
          </table:table-cell>
          <table:table-cell office:value-type="float" office:value="77.6301" calcext:value-type="float">
            <text:p>77.6301</text:p>
          </table:table-cell>
          <table:table-cell office:value-type="float" office:value="275.802" calcext:value-type="float">
            <text:p>275.802</text:p>
          </table:table-cell>
          <table:table-cell office:value-type="float" office:value="47.8205" calcext:value-type="float">
            <text:p>47.8205</text:p>
          </table:table-cell>
          <table:table-cell/>
          <table:table-cell table:formula="of:=([.D686]-[.A686])/0.0166667" office:value-type="float" office:value="39.0539218921558" calcext:value-type="float">
            <text:p>39.0539218921558</text:p>
          </table:table-cell>
          <table:table-cell table:formula="of:=ABS([.E686]-[.B686])/0.0166667" office:value-type="float" office:value="550.198899602198" calcext:value-type="float">
            <text:p>550.198899602198</text:p>
          </table:table-cell>
          <table:table-cell table:formula="of:=([.F686]-[.C686])/0.0166667" office:value-type="float" office:value="66.8878662242677" calcext:value-type="float">
            <text:p>66.8878662242677</text:p>
          </table:table-cell>
          <table:table-cell table:formula="of:=DEGREES(ATAN(ABS([.F686]-[.C686])/ABS([.E686]-[.B686])))" office:value-type="float" office:value="6.93145338151286" calcext:value-type="float">
            <text:p>6.93145338151286</text:p>
          </table:table-cell>
          <table:table-cell table:formula="of:=SQRT(POWER([.H686];2)+POWER([.I686];2)+POWER([.J686];2))" office:value-type="float" office:value="555.623995690129" calcext:value-type="float">
            <text:p>555.623995690129</text:p>
          </table:table-cell>
        </table:table-row>
        <table:table-row table:style-name="ro1">
          <table:table-cell office:value-type="float" office:value="77.5205" calcext:value-type="float">
            <text:p>77.5205</text:p>
          </table:table-cell>
          <table:table-cell office:value-type="float" office:value="287.557" calcext:value-type="float">
            <text:p>287.557</text:p>
          </table:table-cell>
          <table:table-cell office:value-type="float" office:value="47.0742" calcext:value-type="float">
            <text:p>47.0742</text:p>
          </table:table-cell>
          <table:table-cell office:value-type="float" office:value="78.6272" calcext:value-type="float">
            <text:p>78.6272</text:p>
          </table:table-cell>
          <table:table-cell office:value-type="float" office:value="275.62" calcext:value-type="float">
            <text:p>275.62</text:p>
          </table:table-cell>
          <table:table-cell office:value-type="float" office:value="49.0705" calcext:value-type="float">
            <text:p>49.0705</text:p>
          </table:table-cell>
          <table:table-cell/>
          <table:table-cell table:formula="of:=([.D687]-[.A687])/0.0166667" office:value-type="float" office:value="66.4018671962658" calcext:value-type="float">
            <text:p>66.4018671962658</text:p>
          </table:table-cell>
          <table:table-cell table:formula="of:=ABS([.E687]-[.B687])/0.0166667" office:value-type="float" office:value="716.218567562866" calcext:value-type="float">
            <text:p>716.218567562866</text:p>
          </table:table-cell>
          <table:table-cell table:formula="of:=([.F687]-[.C687])/0.0166667" office:value-type="float" office:value="119.777760444479" calcext:value-type="float">
            <text:p>119.777760444479</text:p>
          </table:table-cell>
          <table:table-cell table:formula="of:=DEGREES(ATAN(ABS([.F687]-[.C687])/ABS([.E687]-[.B687])))" office:value-type="float" office:value="9.49407610026162" calcext:value-type="float">
            <text:p>9.49407610026162</text:p>
          </table:table-cell>
          <table:table-cell table:formula="of:=SQRT(POWER([.H687];2)+POWER([.I687];2)+POWER([.J687];2))" office:value-type="float" office:value="729.194731457962" calcext:value-type="float">
            <text:p>729.194731457962</text:p>
          </table:table-cell>
        </table:table-row>
        <table:table-row table:style-name="ro1">
          <table:table-cell office:value-type="float" office:value="76.2889" calcext:value-type="float">
            <text:p>76.2889</text:p>
          </table:table-cell>
          <table:table-cell office:value-type="float" office:value="293.05" calcext:value-type="float">
            <text:p>293.05</text:p>
          </table:table-cell>
          <table:table-cell office:value-type="float" office:value="46.0195" calcext:value-type="float">
            <text:p>46.0195</text:p>
          </table:table-cell>
          <table:table-cell office:value-type="float" office:value="77.1886" calcext:value-type="float">
            <text:p>77.1886</text:p>
          </table:table-cell>
          <table:table-cell office:value-type="float" office:value="280.751" calcext:value-type="float">
            <text:p>280.751</text:p>
          </table:table-cell>
          <table:table-cell office:value-type="float" office:value="48.3297" calcext:value-type="float">
            <text:p>48.3297</text:p>
          </table:table-cell>
          <table:table-cell/>
          <table:table-cell table:formula="of:=([.D688]-[.A688])/0.0166667" office:value-type="float" office:value="53.9818920362157" calcext:value-type="float">
            <text:p>53.9818920362157</text:p>
          </table:table-cell>
          <table:table-cell table:formula="of:=ABS([.E688]-[.B688])/0.0166667" office:value-type="float" office:value="737.938524122954" calcext:value-type="float">
            <text:p>737.938524122954</text:p>
          </table:table-cell>
          <table:table-cell table:formula="of:=([.F688]-[.C688])/0.0166667" office:value-type="float" office:value="138.611722776555" calcext:value-type="float">
            <text:p>138.611722776555</text:p>
          </table:table-cell>
          <table:table-cell table:formula="of:=DEGREES(ATAN(ABS([.F688]-[.C688])/ABS([.E688]-[.B688])))" office:value-type="float" office:value="10.6382743661479" calcext:value-type="float">
            <text:p>10.6382743661479</text:p>
          </table:table-cell>
          <table:table-cell table:formula="of:=SQRT(POWER([.H688];2)+POWER([.I688];2)+POWER([.J688];2))" office:value-type="float" office:value="752.781854021241" calcext:value-type="float">
            <text:p>752.781854021241</text:p>
          </table:table-cell>
        </table:table-row>
        <table:table-row table:style-name="ro1">
          <table:table-cell office:value-type="float" office:value="76.7243" calcext:value-type="float">
            <text:p>76.7243</text:p>
          </table:table-cell>
          <table:table-cell office:value-type="float" office:value="284.84" calcext:value-type="float">
            <text:p>284.84</text:p>
          </table:table-cell>
          <table:table-cell office:value-type="float" office:value="47.2308" calcext:value-type="float">
            <text:p>47.2308</text:p>
          </table:table-cell>
          <table:table-cell office:value-type="float" office:value="77.3642" calcext:value-type="float">
            <text:p>77.3642</text:p>
          </table:table-cell>
          <table:table-cell office:value-type="float" office:value="274.278" calcext:value-type="float">
            <text:p>274.278</text:p>
          </table:table-cell>
          <table:table-cell office:value-type="float" office:value="49.0337" calcext:value-type="float">
            <text:p>49.0337</text:p>
          </table:table-cell>
          <table:table-cell/>
          <table:table-cell table:formula="of:=([.D689]-[.A689])/0.0166667" office:value-type="float" office:value="38.3939232121534" calcext:value-type="float">
            <text:p>38.3939232121534</text:p>
          </table:table-cell>
          <table:table-cell table:formula="of:=ABS([.E689]-[.B689])/0.0166667" office:value-type="float" office:value="633.718732562532" calcext:value-type="float">
            <text:p>633.718732562532</text:p>
          </table:table-cell>
          <table:table-cell table:formula="of:=([.F689]-[.C689])/0.0166667" office:value-type="float" office:value="108.173783652433" calcext:value-type="float">
            <text:p>108.173783652433</text:p>
          </table:table-cell>
          <table:table-cell table:formula="of:=DEGREES(ATAN(ABS([.F689]-[.C689])/ABS([.E689]-[.B689])))" office:value-type="float" office:value="9.68684525577295" calcext:value-type="float">
            <text:p>9.68684525577295</text:p>
          </table:table-cell>
          <table:table-cell table:formula="of:=SQRT(POWER([.H689];2)+POWER([.I689];2)+POWER([.J689];2))" office:value-type="float" office:value="644.030350845336" calcext:value-type="float">
            <text:p>644.030350845336</text:p>
          </table:table-cell>
        </table:table-row>
        <table:table-row table:style-name="ro1">
          <table:table-cell office:value-type="float" office:value="76.7935" calcext:value-type="float">
            <text:p>76.7935</text:p>
          </table:table-cell>
          <table:table-cell office:value-type="float" office:value="291.752" calcext:value-type="float">
            <text:p>291.752</text:p>
          </table:table-cell>
          <table:table-cell office:value-type="float" office:value="45.9517" calcext:value-type="float">
            <text:p>45.9517</text:p>
          </table:table-cell>
          <table:table-cell office:value-type="float" office:value="77.9297" calcext:value-type="float">
            <text:p>77.9297</text:p>
          </table:table-cell>
          <table:table-cell office:value-type="float" office:value="279.594" calcext:value-type="float">
            <text:p>279.594</text:p>
          </table:table-cell>
          <table:table-cell office:value-type="float" office:value="47.9962" calcext:value-type="float">
            <text:p>47.9962</text:p>
          </table:table-cell>
          <table:table-cell/>
          <table:table-cell table:formula="of:=([.D690]-[.A690])/0.0166667" office:value-type="float" office:value="68.1718636562728" calcext:value-type="float">
            <text:p>68.1718636562728</text:p>
          </table:table-cell>
          <table:table-cell table:formula="of:=ABS([.E690]-[.B690])/0.0166667" office:value-type="float" office:value="729.478541042919" calcext:value-type="float">
            <text:p>729.478541042919</text:p>
          </table:table-cell>
          <table:table-cell table:formula="of:=([.F690]-[.C690])/0.0166667" office:value-type="float" office:value="122.669754660491" calcext:value-type="float">
            <text:p>122.669754660491</text:p>
          </table:table-cell>
          <table:table-cell table:formula="of:=DEGREES(ATAN(ABS([.F690]-[.C690])/ABS([.E690]-[.B690])))" office:value-type="float" office:value="9.54560034342625" calcext:value-type="float">
            <text:p>9.54560034342625</text:p>
          </table:table-cell>
          <table:table-cell table:formula="of:=SQRT(POWER([.H690];2)+POWER([.I690];2)+POWER([.J690];2))" office:value-type="float" office:value="742.855445928035" calcext:value-type="float">
            <text:p>742.855445928035</text:p>
          </table:table-cell>
        </table:table-row>
        <table:table-row table:style-name="ro1">
          <table:table-cell office:value-type="float" office:value="76.2639" calcext:value-type="float">
            <text:p>76.2639</text:p>
          </table:table-cell>
          <table:table-cell office:value-type="float" office:value="290.268" calcext:value-type="float">
            <text:p>290.268</text:p>
          </table:table-cell>
          <table:table-cell office:value-type="float" office:value="46.4314" calcext:value-type="float">
            <text:p>46.4314</text:p>
          </table:table-cell>
          <table:table-cell office:value-type="float" office:value="77.1444" calcext:value-type="float">
            <text:p>77.1444</text:p>
          </table:table-cell>
          <table:table-cell office:value-type="float" office:value="276.855" calcext:value-type="float">
            <text:p>276.855</text:p>
          </table:table-cell>
          <table:table-cell office:value-type="float" office:value="48.6558" calcext:value-type="float">
            <text:p>48.6558</text:p>
          </table:table-cell>
          <table:table-cell/>
          <table:table-cell table:formula="of:=([.D691]-[.A691])/0.0166667" office:value-type="float" office:value="52.8298943402112" calcext:value-type="float">
            <text:p>52.8298943402112</text:p>
          </table:table-cell>
          <table:table-cell table:formula="of:=ABS([.E691]-[.B691])/0.0166667" office:value-type="float" office:value="804.778390443216" calcext:value-type="float">
            <text:p>804.778390443216</text:p>
          </table:table-cell>
          <table:table-cell table:formula="of:=([.F691]-[.C691])/0.0166667" office:value-type="float" office:value="133.463733072534" calcext:value-type="float">
            <text:p>133.463733072534</text:p>
          </table:table-cell>
          <table:table-cell table:formula="of:=DEGREES(ATAN(ABS([.F691]-[.C691])/ABS([.E691]-[.B691])))" office:value-type="float" office:value="9.41618209491289" calcext:value-type="float">
            <text:p>9.41618209491289</text:p>
          </table:table-cell>
          <table:table-cell table:formula="of:=SQRT(POWER([.H691];2)+POWER([.I691];2)+POWER([.J691];2))" office:value-type="float" office:value="817.478943769213" calcext:value-type="float">
            <text:p>817.478943769213</text:p>
          </table:table-cell>
        </table:table-row>
        <table:table-row table:style-name="ro1">
          <table:table-cell office:value-type="float" office:value="76.0403" calcext:value-type="float">
            <text:p>76.0403</text:p>
          </table:table-cell>
          <table:table-cell office:value-type="float" office:value="294.677" calcext:value-type="float">
            <text:p>294.677</text:p>
          </table:table-cell>
          <table:table-cell office:value-type="float" office:value="44.753" calcext:value-type="float">
            <text:p>44.753</text:p>
          </table:table-cell>
          <table:table-cell office:value-type="float" office:value="76.4561" calcext:value-type="float">
            <text:p>76.4561</text:p>
          </table:table-cell>
          <table:table-cell office:value-type="float" office:value="283.694" calcext:value-type="float">
            <text:p>283.694</text:p>
          </table:table-cell>
          <table:table-cell office:value-type="float" office:value="46.399" calcext:value-type="float">
            <text:p>46.399</text:p>
          </table:table-cell>
          <table:table-cell/>
          <table:table-cell table:formula="of:=([.D692]-[.A692])/0.0166667" office:value-type="float" office:value="24.9479501041001" calcext:value-type="float">
            <text:p>24.9479501041001</text:p>
          </table:table-cell>
          <table:table-cell table:formula="of:=ABS([.E692]-[.B692])/0.0166667" office:value-type="float" office:value="658.978682042636" calcext:value-type="float">
            <text:p>658.978682042636</text:p>
          </table:table-cell>
          <table:table-cell table:formula="of:=([.F692]-[.C692])/0.0166667" office:value-type="float" office:value="98.7598024803951" calcext:value-type="float">
            <text:p>98.7598024803951</text:p>
          </table:table-cell>
          <table:table-cell table:formula="of:=DEGREES(ATAN(ABS([.F692]-[.C692])/ABS([.E692]-[.B692])))" office:value-type="float" office:value="8.52336760285704" calcext:value-type="float">
            <text:p>8.52336760285704</text:p>
          </table:table-cell>
          <table:table-cell table:formula="of:=SQRT(POWER([.H692];2)+POWER([.I692];2)+POWER([.J692];2))" office:value-type="float" office:value="666.804920637973" calcext:value-type="float">
            <text:p>666.804920637973</text:p>
          </table:table-cell>
        </table:table-row>
        <table:table-row table:style-name="ro1">
          <table:table-cell office:value-type="float" office:value="76.3011" calcext:value-type="float">
            <text:p>76.3011</text:p>
          </table:table-cell>
          <table:table-cell office:value-type="float" office:value="294.574" calcext:value-type="float">
            <text:p>294.574</text:p>
          </table:table-cell>
          <table:table-cell office:value-type="float" office:value="45.2801" calcext:value-type="float">
            <text:p>45.2801</text:p>
          </table:table-cell>
          <table:table-cell office:value-type="float" office:value="77.4416" calcext:value-type="float">
            <text:p>77.4416</text:p>
          </table:table-cell>
          <table:table-cell office:value-type="float" office:value="280.929" calcext:value-type="float">
            <text:p>280.929</text:p>
          </table:table-cell>
          <table:table-cell office:value-type="float" office:value="47.5538" calcext:value-type="float">
            <text:p>47.5538</text:p>
          </table:table-cell>
          <table:table-cell/>
          <table:table-cell table:formula="of:=([.D693]-[.A693])/0.0166667" office:value-type="float" office:value="68.429863140273" calcext:value-type="float">
            <text:p>68.429863140273</text:p>
          </table:table-cell>
          <table:table-cell table:formula="of:=ABS([.E693]-[.B693])/0.0166667" office:value-type="float" office:value="818.698362603277" calcext:value-type="float">
            <text:p>818.698362603277</text:p>
          </table:table-cell>
          <table:table-cell table:formula="of:=([.F693]-[.C693])/0.0166667" office:value-type="float" office:value="136.421727156546" calcext:value-type="float">
            <text:p>136.421727156546</text:p>
          </table:table-cell>
          <table:table-cell table:formula="of:=DEGREES(ATAN(ABS([.F693]-[.C693])/ABS([.E693]-[.B693])))" office:value-type="float" office:value="9.46041561035309" calcext:value-type="float">
            <text:p>9.46041561035309</text:p>
          </table:table-cell>
          <table:table-cell table:formula="of:=SQRT(POWER([.H693];2)+POWER([.I693];2)+POWER([.J693];2))" office:value-type="float" office:value="832.802823445657" calcext:value-type="float">
            <text:p>832.802823445657</text:p>
          </table:table-cell>
        </table:table-row>
        <table:table-row table:style-name="ro1">
          <table:table-cell office:value-type="float" office:value="77.0377" calcext:value-type="float">
            <text:p>77.0377</text:p>
          </table:table-cell>
          <table:table-cell office:value-type="float" office:value="290.567" calcext:value-type="float">
            <text:p>290.567</text:p>
          </table:table-cell>
          <table:table-cell office:value-type="float" office:value="45.3613" calcext:value-type="float">
            <text:p>45.3613</text:p>
          </table:table-cell>
          <table:table-cell office:value-type="float" office:value="77.9482" calcext:value-type="float">
            <text:p>77.9482</text:p>
          </table:table-cell>
          <table:table-cell office:value-type="float" office:value="281.137" calcext:value-type="float">
            <text:p>281.137</text:p>
          </table:table-cell>
          <table:table-cell office:value-type="float" office:value="46.7695" calcext:value-type="float">
            <text:p>46.7695</text:p>
          </table:table-cell>
          <table:table-cell/>
          <table:table-cell table:formula="of:=([.D694]-[.A694])/0.0166667" office:value-type="float" office:value="54.6298907402185" calcext:value-type="float">
            <text:p>54.6298907402185</text:p>
          </table:table-cell>
          <table:table-cell table:formula="of:=ABS([.E694]-[.B694])/0.0166667" office:value-type="float" office:value="565.798868402264" calcext:value-type="float">
            <text:p>565.798868402264</text:p>
          </table:table-cell>
          <table:table-cell table:formula="of:=([.F694]-[.C694])/0.0166667" office:value-type="float" office:value="84.491831016338" calcext:value-type="float">
            <text:p>84.491831016338</text:p>
          </table:table-cell>
          <table:table-cell table:formula="of:=DEGREES(ATAN(ABS([.F694]-[.C694])/ABS([.E694]-[.B694])))" office:value-type="float" office:value="8.49332605508255" calcext:value-type="float">
            <text:p>8.49332605508255</text:p>
          </table:table-cell>
          <table:table-cell table:formula="of:=SQRT(POWER([.H694];2)+POWER([.I694];2)+POWER([.J694];2))" office:value-type="float" office:value="574.675259564968" calcext:value-type="float">
            <text:p>574.675259564968</text:p>
          </table:table-cell>
        </table:table-row>
        <table:table-row table:style-name="ro1">
          <table:table-cell office:value-type="float" office:value="75.8026" calcext:value-type="float">
            <text:p>75.8026</text:p>
          </table:table-cell>
          <table:table-cell office:value-type="float" office:value="297.437" calcext:value-type="float">
            <text:p>297.437</text:p>
          </table:table-cell>
          <table:table-cell office:value-type="float" office:value="44.5992" calcext:value-type="float">
            <text:p>44.5992</text:p>
          </table:table-cell>
          <table:table-cell office:value-type="float" office:value="76.4952" calcext:value-type="float">
            <text:p>76.4952</text:p>
          </table:table-cell>
          <table:table-cell office:value-type="float" office:value="287.653" calcext:value-type="float">
            <text:p>287.653</text:p>
          </table:table-cell>
          <table:table-cell office:value-type="float" office:value="46.3103" calcext:value-type="float">
            <text:p>46.3103</text:p>
          </table:table-cell>
          <table:table-cell/>
          <table:table-cell table:formula="of:=([.D695]-[.A695])/0.0166667" office:value-type="float" office:value="41.5559168881662" calcext:value-type="float">
            <text:p>41.5559168881662</text:p>
          </table:table-cell>
          <table:table-cell table:formula="of:=ABS([.E695]-[.B695])/0.0166667" office:value-type="float" office:value="587.038825922348" calcext:value-type="float">
            <text:p>587.038825922348</text:p>
          </table:table-cell>
          <table:table-cell table:formula="of:=([.F695]-[.C695])/0.0166667" office:value-type="float" office:value="102.66579466841" calcext:value-type="float">
            <text:p>102.66579466841</text:p>
          </table:table-cell>
          <table:table-cell table:formula="of:=DEGREES(ATAN(ABS([.F695]-[.C695])/ABS([.E695]-[.B695])))" office:value-type="float" office:value="9.91999512567174" calcext:value-type="float">
            <text:p>9.91999512567174</text:p>
          </table:table-cell>
          <table:table-cell table:formula="of:=SQRT(POWER([.H695];2)+POWER([.I695];2)+POWER([.J695];2))" office:value-type="float" office:value="597.395800758258" calcext:value-type="float">
            <text:p>597.395800758258</text:p>
          </table:table-cell>
        </table:table-row>
        <table:table-row table:style-name="ro1">
          <table:table-cell office:value-type="float" office:value="77.2953" calcext:value-type="float">
            <text:p>77.2953</text:p>
          </table:table-cell>
          <table:table-cell office:value-type="float" office:value="290.349" calcext:value-type="float">
            <text:p>290.349</text:p>
          </table:table-cell>
          <table:table-cell office:value-type="float" office:value="46.4101" calcext:value-type="float">
            <text:p>46.4101</text:p>
          </table:table-cell>
          <table:table-cell office:value-type="float" office:value="78.4521" calcext:value-type="float">
            <text:p>78.4521</text:p>
          </table:table-cell>
          <table:table-cell office:value-type="float" office:value="280.955" calcext:value-type="float">
            <text:p>280.955</text:p>
          </table:table-cell>
          <table:table-cell office:value-type="float" office:value="47.7899" calcext:value-type="float">
            <text:p>47.7899</text:p>
          </table:table-cell>
          <table:table-cell/>
          <table:table-cell table:formula="of:=([.D696]-[.A696])/0.0166667" office:value-type="float" office:value="69.4078611842779" calcext:value-type="float">
            <text:p>69.4078611842779</text:p>
          </table:table-cell>
          <table:table-cell table:formula="of:=ABS([.E696]-[.B696])/0.0166667" office:value-type="float" office:value="563.638872722255" calcext:value-type="float">
            <text:p>563.638872722255</text:p>
          </table:table-cell>
          <table:table-cell table:formula="of:=([.F696]-[.C696])/0.0166667" office:value-type="float" office:value="82.7878344243313" calcext:value-type="float">
            <text:p>82.7878344243313</text:p>
          </table:table-cell>
          <table:table-cell table:formula="of:=DEGREES(ATAN(ABS([.F696]-[.C696])/ABS([.E696]-[.B696])))" office:value-type="float" office:value="8.35591232656874" calcext:value-type="float">
            <text:p>8.35591232656874</text:p>
          </table:table-cell>
          <table:table-cell table:formula="of:=SQRT(POWER([.H696];2)+POWER([.I696];2)+POWER([.J696];2))" office:value-type="float" office:value="573.898994219767" calcext:value-type="float">
            <text:p>573.898994219767</text:p>
          </table:table-cell>
        </table:table-row>
        <table:table-row table:style-name="ro1">
          <table:table-cell office:value-type="float" office:value="76.8076" calcext:value-type="float">
            <text:p>76.8076</text:p>
          </table:table-cell>
          <table:table-cell office:value-type="float" office:value="293.033" calcext:value-type="float">
            <text:p>293.033</text:p>
          </table:table-cell>
          <table:table-cell office:value-type="float" office:value="46.2732" calcext:value-type="float">
            <text:p>46.2732</text:p>
          </table:table-cell>
          <table:table-cell office:value-type="float" office:value="77.7264" calcext:value-type="float">
            <text:p>77.7264</text:p>
          </table:table-cell>
          <table:table-cell office:value-type="float" office:value="283.459" calcext:value-type="float">
            <text:p>283.459</text:p>
          </table:table-cell>
          <table:table-cell office:value-type="float" office:value="47.9271" calcext:value-type="float">
            <text:p>47.9271</text:p>
          </table:table-cell>
          <table:table-cell/>
          <table:table-cell table:formula="of:=([.D697]-[.A697])/0.0166667" office:value-type="float" office:value="55.1278897442208" calcext:value-type="float">
            <text:p>55.1278897442208</text:p>
          </table:table-cell>
          <table:table-cell table:formula="of:=ABS([.E697]-[.B697])/0.0166667" office:value-type="float" office:value="574.438851122298" calcext:value-type="float">
            <text:p>574.438851122298</text:p>
          </table:table-cell>
          <table:table-cell table:formula="of:=([.F697]-[.C697])/0.0166667" office:value-type="float" office:value="99.2338015323969" calcext:value-type="float">
            <text:p>99.2338015323969</text:p>
          </table:table-cell>
          <table:table-cell table:formula="of:=DEGREES(ATAN(ABS([.F697]-[.C697])/ABS([.E697]-[.B697])))" office:value-type="float" office:value="9.80106372192775" calcext:value-type="float">
            <text:p>9.80106372192775</text:p>
          </table:table-cell>
          <table:table-cell table:formula="of:=SQRT(POWER([.H697];2)+POWER([.I697];2)+POWER([.J697];2))" office:value-type="float" office:value="585.547970086934" calcext:value-type="float">
            <text:p>585.547970086934</text:p>
          </table:table-cell>
        </table:table-row>
        <table:table-row table:style-name="ro1">
          <table:table-cell office:value-type="float" office:value="76.5749" calcext:value-type="float">
            <text:p>76.5749</text:p>
          </table:table-cell>
          <table:table-cell office:value-type="float" office:value="296.072" calcext:value-type="float">
            <text:p>296.072</text:p>
          </table:table-cell>
          <table:table-cell office:value-type="float" office:value="44.7965" calcext:value-type="float">
            <text:p>44.7965</text:p>
          </table:table-cell>
          <table:table-cell office:value-type="float" office:value="77.4896" calcext:value-type="float">
            <text:p>77.4896</text:p>
          </table:table-cell>
          <table:table-cell office:value-type="float" office:value="285.123" calcext:value-type="float">
            <text:p>285.123</text:p>
          </table:table-cell>
          <table:table-cell office:value-type="float" office:value="46.1748" calcext:value-type="float">
            <text:p>46.1748</text:p>
          </table:table-cell>
          <table:table-cell/>
          <table:table-cell table:formula="of:=([.D698]-[.A698])/0.0166667" office:value-type="float" office:value="54.8818902362193" calcext:value-type="float">
            <text:p>54.8818902362193</text:p>
          </table:table-cell>
          <table:table-cell table:formula="of:=ABS([.E698]-[.B698])/0.0166667" office:value-type="float" office:value="656.938686122629" calcext:value-type="float">
            <text:p>656.938686122629</text:p>
          </table:table-cell>
          <table:table-cell table:formula="of:=([.F698]-[.C698])/0.0166667" office:value-type="float" office:value="82.6978346043306" calcext:value-type="float">
            <text:p>82.6978346043306</text:p>
          </table:table-cell>
          <table:table-cell table:formula="of:=DEGREES(ATAN(ABS([.F698]-[.C698])/ABS([.E698]-[.B698])))" office:value-type="float" office:value="7.17486098487085" calcext:value-type="float">
            <text:p>7.17486098487085</text:p>
          </table:table-cell>
          <table:table-cell table:formula="of:=SQRT(POWER([.H698];2)+POWER([.I698];2)+POWER([.J698];2))" office:value-type="float" office:value="664.394002869285" calcext:value-type="float">
            <text:p>664.394002869285</text:p>
          </table:table-cell>
        </table:table-row>
        <table:table-row table:style-name="ro1">
          <table:table-cell office:value-type="float" office:value="76.5616" calcext:value-type="float">
            <text:p>76.5616</text:p>
          </table:table-cell>
          <table:table-cell office:value-type="float" office:value="294.471" calcext:value-type="float">
            <text:p>294.471</text:p>
          </table:table-cell>
          <table:table-cell office:value-type="float" office:value="45.8067" calcext:value-type="float">
            <text:p>45.8067</text:p>
          </table:table-cell>
          <table:table-cell office:value-type="float" office:value="77.4883" calcext:value-type="float">
            <text:p>77.4883</text:p>
          </table:table-cell>
          <table:table-cell office:value-type="float" office:value="284.785" calcext:value-type="float">
            <text:p>284.785</text:p>
          </table:table-cell>
          <table:table-cell office:value-type="float" office:value="47.7343" calcext:value-type="float">
            <text:p>47.7343</text:p>
          </table:table-cell>
          <table:table-cell/>
          <table:table-cell table:formula="of:=([.D699]-[.A699])/0.0166667" office:value-type="float" office:value="55.6018887962222" calcext:value-type="float">
            <text:p>55.6018887962222</text:p>
          </table:table-cell>
          <table:table-cell table:formula="of:=ABS([.E699]-[.B699])/0.0166667" office:value-type="float" office:value="581.158837682323" calcext:value-type="float">
            <text:p>581.158837682323</text:p>
          </table:table-cell>
          <table:table-cell table:formula="of:=([.F699]-[.C699])/0.0166667" office:value-type="float" office:value="115.655768688463" calcext:value-type="float">
            <text:p>115.655768688463</text:p>
          </table:table-cell>
          <table:table-cell table:formula="of:=DEGREES(ATAN(ABS([.F699]-[.C699])/ABS([.E699]-[.B699])))" office:value-type="float" office:value="11.2553191369326" calcext:value-type="float">
            <text:p>11.2553191369326</text:p>
          </table:table-cell>
          <table:table-cell table:formula="of:=SQRT(POWER([.H699];2)+POWER([.I699];2)+POWER([.J699];2))" office:value-type="float" office:value="595.158316320032" calcext:value-type="float">
            <text:p>595.158316320032</text:p>
          </table:table-cell>
        </table:table-row>
        <table:table-row table:style-name="ro1">
          <table:table-cell office:value-type="float" office:value="77.5051" calcext:value-type="float">
            <text:p>77.5051</text:p>
          </table:table-cell>
          <table:table-cell office:value-type="float" office:value="286.366" calcext:value-type="float">
            <text:p>286.366</text:p>
          </table:table-cell>
          <table:table-cell office:value-type="float" office:value="46.493" calcext:value-type="float">
            <text:p>46.493</text:p>
          </table:table-cell>
          <table:table-cell office:value-type="float" office:value="78.3791" calcext:value-type="float">
            <text:p>78.3791</text:p>
          </table:table-cell>
          <table:table-cell office:value-type="float" office:value="275.757" calcext:value-type="float">
            <text:p>275.757</text:p>
          </table:table-cell>
          <table:table-cell office:value-type="float" office:value="48.3135" calcext:value-type="float">
            <text:p>48.3135</text:p>
          </table:table-cell>
          <table:table-cell/>
          <table:table-cell table:formula="of:=([.D700]-[.A700])/0.0166667" office:value-type="float" office:value="52.4398951202095" calcext:value-type="float">
            <text:p>52.4398951202095</text:p>
          </table:table-cell>
          <table:table-cell table:formula="of:=ABS([.E700]-[.B700])/0.0166667" office:value-type="float" office:value="636.538726922545" calcext:value-type="float">
            <text:p>636.538726922545</text:p>
          </table:table-cell>
          <table:table-cell table:formula="of:=([.F700]-[.C700])/0.0166667" office:value-type="float" office:value="109.229781540437" calcext:value-type="float">
            <text:p>109.229781540437</text:p>
          </table:table-cell>
          <table:table-cell table:formula="of:=DEGREES(ATAN(ABS([.F700]-[.C700])/ABS([.E700]-[.B700])))" office:value-type="float" office:value="9.73709691944876" calcext:value-type="float">
            <text:p>9.73709691944876</text:p>
          </table:table-cell>
          <table:table-cell table:formula="of:=SQRT(POWER([.H700];2)+POWER([.I700];2)+POWER([.J700];2))" office:value-type="float" office:value="647.96808459041" calcext:value-type="float">
            <text:p>647.96808459041</text:p>
          </table:table-cell>
        </table:table-row>
        <table:table-row table:style-name="ro1">
          <table:table-cell office:value-type="float" office:value="76.7795" calcext:value-type="float">
            <text:p>76.7795</text:p>
          </table:table-cell>
          <table:table-cell office:value-type="float" office:value="290.424" calcext:value-type="float">
            <text:p>290.424</text:p>
          </table:table-cell>
          <table:table-cell office:value-type="float" office:value="45.8945" calcext:value-type="float">
            <text:p>45.8945</text:p>
          </table:table-cell>
          <table:table-cell office:value-type="float" office:value="77.4261" calcext:value-type="float">
            <text:p>77.4261</text:p>
          </table:table-cell>
          <table:table-cell office:value-type="float" office:value="279.614" calcext:value-type="float">
            <text:p>279.614</text:p>
          </table:table-cell>
          <table:table-cell office:value-type="float" office:value="47.7492" calcext:value-type="float">
            <text:p>47.7492</text:p>
          </table:table-cell>
          <table:table-cell/>
          <table:table-cell table:formula="of:=([.D701]-[.A701])/0.0166667" office:value-type="float" office:value="38.7959224081556" calcext:value-type="float">
            <text:p>38.7959224081556</text:p>
          </table:table-cell>
          <table:table-cell table:formula="of:=ABS([.E701]-[.B701])/0.0166667" office:value-type="float" office:value="648.598702802595" calcext:value-type="float">
            <text:p>648.598702802595</text:p>
          </table:table-cell>
          <table:table-cell table:formula="of:=([.F701]-[.C701])/0.0166667" office:value-type="float" office:value="111.281777436445" calcext:value-type="float">
            <text:p>111.281777436445</text:p>
          </table:table-cell>
          <table:table-cell table:formula="of:=DEGREES(ATAN(ABS([.F701]-[.C701])/ABS([.E701]-[.B701])))" office:value-type="float" office:value="9.73559599618564" calcext:value-type="float">
            <text:p>9.73559599618564</text:p>
          </table:table-cell>
          <table:table-cell table:formula="of:=SQRT(POWER([.H701];2)+POWER([.I701];2)+POWER([.J701];2))" office:value-type="float" office:value="659.218503124816" calcext:value-type="float">
            <text:p>659.218503124816</text:p>
          </table:table-cell>
        </table:table-row>
        <table:table-row table:style-name="ro1">
          <table:table-cell office:value-type="float" office:value="76.8076" calcext:value-type="float">
            <text:p>76.8076</text:p>
          </table:table-cell>
          <table:table-cell office:value-type="float" office:value="293.273" calcext:value-type="float">
            <text:p>293.273</text:p>
          </table:table-cell>
          <table:table-cell office:value-type="float" office:value="45.2132" calcext:value-type="float">
            <text:p>45.2132</text:p>
          </table:table-cell>
          <table:table-cell office:value-type="float" office:value="77.7277" calcext:value-type="float">
            <text:p>77.7277</text:p>
          </table:table-cell>
          <table:table-cell office:value-type="float" office:value="283.687" calcext:value-type="float">
            <text:p>283.687</text:p>
          </table:table-cell>
          <table:table-cell office:value-type="float" office:value="46.8905" calcext:value-type="float">
            <text:p>46.8905</text:p>
          </table:table-cell>
          <table:table-cell/>
          <table:table-cell table:formula="of:=([.D702]-[.A702])/0.0166667" office:value-type="float" office:value="55.2058895882211" calcext:value-type="float">
            <text:p>55.2058895882211</text:p>
          </table:table-cell>
          <table:table-cell table:formula="of:=ABS([.E702]-[.B702])/0.0166667" office:value-type="float" office:value="575.158849682301" calcext:value-type="float">
            <text:p>575.158849682301</text:p>
          </table:table-cell>
          <table:table-cell table:formula="of:=([.F702]-[.C702])/0.0166667" office:value-type="float" office:value="100.637798724403" calcext:value-type="float">
            <text:p>100.637798724403</text:p>
          </table:table-cell>
          <table:table-cell table:formula="of:=DEGREES(ATAN(ABS([.F702]-[.C702])/ABS([.E702]-[.B702])))" office:value-type="float" office:value="9.92479564532228" calcext:value-type="float">
            <text:p>9.92479564532228</text:p>
          </table:table-cell>
          <table:table-cell table:formula="of:=SQRT(POWER([.H702];2)+POWER([.I702];2)+POWER([.J702];2))" office:value-type="float" office:value="586.500945562058" calcext:value-type="float">
            <text:p>586.500945562058</text:p>
          </table:table-cell>
        </table:table-row>
        <table:table-row table:style-name="ro1">
          <table:table-cell office:value-type="float" office:value="76.7517" calcext:value-type="float">
            <text:p>76.7517</text:p>
          </table:table-cell>
          <table:table-cell office:value-type="float" office:value="287.558" calcext:value-type="float">
            <text:p>287.558</text:p>
          </table:table-cell>
          <table:table-cell office:value-type="float" office:value="46.8282" calcext:value-type="float">
            <text:p>46.8282</text:p>
          </table:table-cell>
          <table:table-cell office:value-type="float" office:value="77.6292" calcext:value-type="float">
            <text:p>77.6292</text:p>
          </table:table-cell>
          <table:table-cell office:value-type="float" office:value="275.635" calcext:value-type="float">
            <text:p>275.635</text:p>
          </table:table-cell>
          <table:table-cell office:value-type="float" office:value="48.5849" calcext:value-type="float">
            <text:p>48.5849</text:p>
          </table:table-cell>
          <table:table-cell/>
          <table:table-cell table:formula="of:=([.D703]-[.A703])/0.0166667" office:value-type="float" office:value="52.6498947002105" calcext:value-type="float">
            <text:p>52.6498947002105</text:p>
          </table:table-cell>
          <table:table-cell table:formula="of:=ABS([.E703]-[.B703])/0.0166667" office:value-type="float" office:value="715.378569242862" calcext:value-type="float">
            <text:p>715.378569242862</text:p>
          </table:table-cell>
          <table:table-cell table:formula="of:=([.F703]-[.C703])/0.0166667" office:value-type="float" office:value="105.401789196421" calcext:value-type="float">
            <text:p>105.401789196421</text:p>
          </table:table-cell>
          <table:table-cell table:formula="of:=DEGREES(ATAN(ABS([.F703]-[.C703])/ABS([.E703]-[.B703])))" office:value-type="float" office:value="8.38149090948494" calcext:value-type="float">
            <text:p>8.38149090948494</text:p>
          </table:table-cell>
          <table:table-cell table:formula="of:=SQRT(POWER([.H703];2)+POWER([.I703];2)+POWER([.J703];2))" office:value-type="float" office:value="725.015893556627" calcext:value-type="float">
            <text:p>725.015893556627</text:p>
          </table:table-cell>
        </table:table-row>
        <table:table-row table:style-name="ro1">
          <table:table-cell office:value-type="float" office:value="76.3011" calcext:value-type="float">
            <text:p>76.3011</text:p>
          </table:table-cell>
          <table:table-cell office:value-type="float" office:value="294.574" calcext:value-type="float">
            <text:p>294.574</text:p>
          </table:table-cell>
          <table:table-cell office:value-type="float" office:value="45.2801" calcext:value-type="float">
            <text:p>45.2801</text:p>
          </table:table-cell>
          <table:table-cell office:value-type="float" office:value="77.219" calcext:value-type="float">
            <text:p>77.219</text:p>
          </table:table-cell>
          <table:table-cell office:value-type="float" office:value="283.638" calcext:value-type="float">
            <text:p>283.638</text:p>
          </table:table-cell>
          <table:table-cell office:value-type="float" office:value="46.9025" calcext:value-type="float">
            <text:p>46.9025</text:p>
          </table:table-cell>
          <table:table-cell/>
          <table:table-cell table:formula="of:=([.D704]-[.A704])/0.0166667" office:value-type="float" office:value="55.0738898522196" calcext:value-type="float">
            <text:p>55.0738898522196</text:p>
          </table:table-cell>
          <table:table-cell table:formula="of:=ABS([.E704]-[.B704])/0.0166667" office:value-type="float" office:value="656.158687682627" calcext:value-type="float">
            <text:p>656.158687682627</text:p>
          </table:table-cell>
          <table:table-cell table:formula="of:=([.F704]-[.C704])/0.0166667" office:value-type="float" office:value="97.3438053123897" calcext:value-type="float">
            <text:p>97.3438053123897</text:p>
          </table:table-cell>
          <table:table-cell table:formula="of:=DEGREES(ATAN(ABS([.F704]-[.C704])/ABS([.E704]-[.B704])))" office:value-type="float" office:value="8.43851317868045" calcext:value-type="float">
            <text:p>8.43851317868045</text:p>
          </table:table-cell>
          <table:table-cell table:formula="of:=SQRT(POWER([.H704];2)+POWER([.I704];2)+POWER([.J704];2))" office:value-type="float" office:value="665.622395354557" calcext:value-type="float">
            <text:p>665.622395354557</text:p>
          </table:table-cell>
        </table:table-row>
        <table:table-row table:style-name="ro1">
          <table:table-cell office:value-type="float" office:value="76.0406" calcext:value-type="float">
            <text:p>76.0406</text:p>
          </table:table-cell>
          <table:table-cell office:value-type="float" office:value="294.616" calcext:value-type="float">
            <text:p>294.616</text:p>
          </table:table-cell>
          <table:table-cell office:value-type="float" office:value="45.0193" calcext:value-type="float">
            <text:p>45.0193</text:p>
          </table:table-cell>
          <table:table-cell office:value-type="float" office:value="76.9505" calcext:value-type="float">
            <text:p>76.9505</text:p>
          </table:table-cell>
          <table:table-cell office:value-type="float" office:value="282.282" calcext:value-type="float">
            <text:p>282.282</text:p>
          </table:table-cell>
          <table:table-cell office:value-type="float" office:value="47.1071" calcext:value-type="float">
            <text:p>47.1071</text:p>
          </table:table-cell>
          <table:table-cell/>
          <table:table-cell table:formula="of:=([.D705]-[.A705])/0.0166667" office:value-type="float" office:value="54.5938908122188" calcext:value-type="float">
            <text:p>54.5938908122188</text:p>
          </table:table-cell>
          <table:table-cell table:formula="of:=ABS([.E705]-[.B705])/0.0166667" office:value-type="float" office:value="740.03851992296" calcext:value-type="float">
            <text:p>740.03851992296</text:p>
          </table:table-cell>
          <table:table-cell table:formula="of:=([.F705]-[.C705])/0.0166667" office:value-type="float" office:value="125.267749464501" calcext:value-type="float">
            <text:p>125.267749464501</text:p>
          </table:table-cell>
          <table:table-cell table:formula="of:=DEGREES(ATAN(ABS([.F705]-[.C705])/ABS([.E705]-[.B705])))" office:value-type="float" office:value="9.60749688716651" calcext:value-type="float">
            <text:p>9.60749688716651</text:p>
          </table:table-cell>
          <table:table-cell table:formula="of:=SQRT(POWER([.H705];2)+POWER([.I705];2)+POWER([.J705];2))" office:value-type="float" office:value="752.548678119684" calcext:value-type="float">
            <text:p>752.548678119684</text:p>
          </table:table-cell>
        </table:table-row>
        <table:table-row table:style-name="ro1">
          <table:table-cell office:value-type="float" office:value="76.2265" calcext:value-type="float">
            <text:p>76.2265</text:p>
          </table:table-cell>
          <table:table-cell office:value-type="float" office:value="286.268" calcext:value-type="float">
            <text:p>286.268</text:p>
          </table:table-cell>
          <table:table-cell office:value-type="float" office:value="46.5193" calcext:value-type="float">
            <text:p>46.5193</text:p>
          </table:table-cell>
          <table:table-cell office:value-type="float" office:value="76.6305" calcext:value-type="float">
            <text:p>76.6305</text:p>
          </table:table-cell>
          <table:table-cell office:value-type="float" office:value="275.665" calcext:value-type="float">
            <text:p>275.665</text:p>
          </table:table-cell>
          <table:table-cell office:value-type="float" office:value="48.0967" calcext:value-type="float">
            <text:p>48.0967</text:p>
          </table:table-cell>
          <table:table-cell/>
          <table:table-cell table:formula="of:=([.D706]-[.A706])/0.0166667" office:value-type="float" office:value="24.2399515200967" calcext:value-type="float">
            <text:p>24.2399515200967</text:p>
          </table:table-cell>
          <table:table-cell table:formula="of:=ABS([.E706]-[.B706])/0.0166667" office:value-type="float" office:value="636.178727642542" calcext:value-type="float">
            <text:p>636.178727642542</text:p>
          </table:table-cell>
          <table:table-cell table:formula="of:=([.F706]-[.C706])/0.0166667" office:value-type="float" office:value="94.6438107123784" calcext:value-type="float">
            <text:p>94.6438107123784</text:p>
          </table:table-cell>
          <table:table-cell table:formula="of:=DEGREES(ATAN(ABS([.F706]-[.C706])/ABS([.E706]-[.B706])))" office:value-type="float" office:value="8.46178623140982" calcext:value-type="float">
            <text:p>8.46178623140982</text:p>
          </table:table-cell>
          <table:table-cell table:formula="of:=SQRT(POWER([.H706];2)+POWER([.I706];2)+POWER([.J706];2))" office:value-type="float" office:value="643.63685387083" calcext:value-type="float">
            <text:p>643.63685387083</text:p>
          </table:table-cell>
        </table:table-row>
        <table:table-row table:style-name="ro1">
          <table:table-cell office:value-type="float" office:value="75.7917" calcext:value-type="float">
            <text:p>75.7917</text:p>
          </table:table-cell>
          <table:table-cell office:value-type="float" office:value="295.954" calcext:value-type="float">
            <text:p>295.954</text:p>
          </table:table-cell>
          <table:table-cell office:value-type="float" office:value="45.079" calcext:value-type="float">
            <text:p>45.079</text:p>
          </table:table-cell>
          <table:table-cell office:value-type="float" office:value="76.4694" calcext:value-type="float">
            <text:p>76.4694</text:p>
          </table:table-cell>
          <table:table-cell office:value-type="float" office:value="284.881" calcext:value-type="float">
            <text:p>284.881</text:p>
          </table:table-cell>
          <table:table-cell office:value-type="float" office:value="46.9755" calcext:value-type="float">
            <text:p>46.9755</text:p>
          </table:table-cell>
          <table:table-cell/>
          <table:table-cell table:formula="of:=([.D707]-[.A707])/0.0166667" office:value-type="float" office:value="40.6619186761619" calcext:value-type="float">
            <text:p>40.6619186761619</text:p>
          </table:table-cell>
          <table:table-cell table:formula="of:=ABS([.E707]-[.B707])/0.0166667" office:value-type="float" office:value="664.37867124266" calcext:value-type="float">
            <text:p>664.37867124266</text:p>
          </table:table-cell>
          <table:table-cell table:formula="of:=([.F707]-[.C707])/0.0166667" office:value-type="float" office:value="113.789772420455" calcext:value-type="float">
            <text:p>113.789772420455</text:p>
          </table:table-cell>
          <table:table-cell table:formula="of:=DEGREES(ATAN(ABS([.F707]-[.C707])/ABS([.E707]-[.B707])))" office:value-type="float" office:value="9.71888940825014" calcext:value-type="float">
            <text:p>9.71888940825014</text:p>
          </table:table-cell>
          <table:table-cell table:formula="of:=SQRT(POWER([.H707];2)+POWER([.I707];2)+POWER([.J707];2))" office:value-type="float" office:value="675.278107700885" calcext:value-type="float">
            <text:p>675.278107700885</text:p>
          </table:table-cell>
        </table:table-row>
        <table:table-row table:style-name="ro1">
          <table:table-cell office:value-type="float" office:value="76.0528" calcext:value-type="float">
            <text:p>76.0528</text:p>
          </table:table-cell>
          <table:table-cell office:value-type="float" office:value="295.973" calcext:value-type="float">
            <text:p>295.973</text:p>
          </table:table-cell>
          <table:table-cell office:value-type="float" office:value="45.0738" calcext:value-type="float">
            <text:p>45.0738</text:p>
          </table:table-cell>
          <table:table-cell office:value-type="float" office:value="76.7379" calcext:value-type="float">
            <text:p>76.7379</text:p>
          </table:table-cell>
          <table:table-cell office:value-type="float" office:value="286.303" calcext:value-type="float">
            <text:p>286.303</text:p>
          </table:table-cell>
          <table:table-cell office:value-type="float" office:value="46.5094" calcext:value-type="float">
            <text:p>46.5094</text:p>
          </table:table-cell>
          <table:table-cell/>
          <table:table-cell table:formula="of:=([.D708]-[.A708])/0.0166667" office:value-type="float" office:value="41.1059177881639" calcext:value-type="float">
            <text:p>41.1059177881639</text:p>
          </table:table-cell>
          <table:table-cell table:formula="of:=ABS([.E708]-[.B708])/0.0166667" office:value-type="float" office:value="580.198839602322" calcext:value-type="float">
            <text:p>580.198839602322</text:p>
          </table:table-cell>
          <table:table-cell table:formula="of:=([.F708]-[.C708])/0.0166667" office:value-type="float" office:value="86.1358277283446" calcext:value-type="float">
            <text:p>86.1358277283446</text:p>
          </table:table-cell>
          <table:table-cell table:formula="of:=DEGREES(ATAN(ABS([.F708]-[.C708])/ABS([.E708]-[.B708])))" office:value-type="float" office:value="8.44440474949889" calcext:value-type="float">
            <text:p>8.44440474949889</text:p>
          </table:table-cell>
          <table:table-cell table:formula="of:=SQRT(POWER([.H708];2)+POWER([.I708];2)+POWER([.J708];2))" office:value-type="float" office:value="587.996403706294" calcext:value-type="float">
            <text:p>587.996403706294</text:p>
          </table:table-cell>
        </table:table-row>
        <table:table-row table:style-name="ro1">
          <table:table-cell office:value-type="float" office:value="76.8075" calcext:value-type="float">
            <text:p>76.8075</text:p>
          </table:table-cell>
          <table:table-cell office:value-type="float" office:value="293.448" calcext:value-type="float">
            <text:p>293.448</text:p>
          </table:table-cell>
          <table:table-cell office:value-type="float" office:value="44.4172" calcext:value-type="float">
            <text:p>44.4172</text:p>
          </table:table-cell>
          <table:table-cell office:value-type="float" office:value="77.6953" calcext:value-type="float">
            <text:p>77.6953</text:p>
          </table:table-cell>
          <table:table-cell office:value-type="float" office:value="281.123" calcext:value-type="float">
            <text:p>281.123</text:p>
          </table:table-cell>
          <table:table-cell office:value-type="float" office:value="46.7739" calcext:value-type="float">
            <text:p>46.7739</text:p>
          </table:table-cell>
          <table:table-cell/>
          <table:table-cell table:formula="of:=([.D709]-[.A709])/0.0166667" office:value-type="float" office:value="53.267893464213" calcext:value-type="float">
            <text:p>53.267893464213</text:p>
          </table:table-cell>
          <table:table-cell table:formula="of:=ABS([.E709]-[.B709])/0.0166667" office:value-type="float" office:value="739.498521002957" calcext:value-type="float">
            <text:p>739.498521002957</text:p>
          </table:table-cell>
          <table:table-cell table:formula="of:=([.F709]-[.C709])/0.0166667" office:value-type="float" office:value="141.401717196565" calcext:value-type="float">
            <text:p>141.401717196565</text:p>
          </table:table-cell>
          <table:table-cell table:formula="of:=DEGREES(ATAN(ABS([.F709]-[.C709])/ABS([.E709]-[.B709])))" office:value-type="float" office:value="10.8250293866522" calcext:value-type="float">
            <text:p>10.8250293866522</text:p>
          </table:table-cell>
          <table:table-cell table:formula="of:=SQRT(POWER([.H709];2)+POWER([.I709];2)+POWER([.J709];2))" office:value-type="float" office:value="754.778097632552" calcext:value-type="float">
            <text:p>754.778097632552</text:p>
          </table:table-cell>
        </table:table-row>
        <table:table-row table:style-name="ro1">
          <table:table-cell office:value-type="float" office:value="76.5608" calcext:value-type="float">
            <text:p>76.5608</text:p>
          </table:table-cell>
          <table:table-cell office:value-type="float" office:value="295.025" calcext:value-type="float">
            <text:p>295.025</text:p>
          </table:table-cell>
          <table:table-cell office:value-type="float" office:value="43.4076" calcext:value-type="float">
            <text:p>43.4076</text:p>
          </table:table-cell>
          <table:table-cell office:value-type="float" office:value="77.4912" calcext:value-type="float">
            <text:p>77.4912</text:p>
          </table:table-cell>
          <table:table-cell office:value-type="float" office:value="285.571" calcext:value-type="float">
            <text:p>285.571</text:p>
          </table:table-cell>
          <table:table-cell office:value-type="float" office:value="44.0868" calcext:value-type="float">
            <text:p>44.0868</text:p>
          </table:table-cell>
          <table:table-cell/>
          <table:table-cell table:formula="of:=([.D710]-[.A710])/0.0166667" office:value-type="float" office:value="55.8238883522237" calcext:value-type="float">
            <text:p>55.8238883522237</text:p>
          </table:table-cell>
          <table:table-cell table:formula="of:=ABS([.E710]-[.B710])/0.0166667" office:value-type="float" office:value="567.238865522266" calcext:value-type="float">
            <text:p>567.238865522266</text:p>
          </table:table-cell>
          <table:table-cell table:formula="of:=([.F710]-[.C710])/0.0166667" office:value-type="float" office:value="40.7519184961627" calcext:value-type="float">
            <text:p>40.7519184961627</text:p>
          </table:table-cell>
          <table:table-cell table:formula="of:=DEGREES(ATAN(ABS([.F710]-[.C710])/ABS([.E710]-[.B710])))" office:value-type="float" office:value="4.10921811661156" calcext:value-type="float">
            <text:p>4.10921811661156</text:p>
          </table:table-cell>
          <table:table-cell table:formula="of:=SQRT(POWER([.H710];2)+POWER([.I710];2)+POWER([.J710];2))" office:value-type="float" office:value="571.434122126835" calcext:value-type="float">
            <text:p>571.434122126835</text:p>
          </table:table-cell>
        </table:table-row>
        <table:table-row table:style-name="ro1">
          <table:table-cell office:value-type="float" office:value="76.5336" calcext:value-type="float">
            <text:p>76.5336</text:p>
          </table:table-cell>
          <table:table-cell office:value-type="float" office:value="292.39" calcext:value-type="float">
            <text:p>292.39</text:p>
          </table:table-cell>
          <table:table-cell office:value-type="float" office:value="43.0411" calcext:value-type="float">
            <text:p>43.0411</text:p>
          </table:table-cell>
          <table:table-cell office:value-type="float" office:value="76.9652" calcext:value-type="float">
            <text:p>76.9652</text:p>
          </table:table-cell>
          <table:table-cell office:value-type="float" office:value="284.345" calcext:value-type="float">
            <text:p>284.345</text:p>
          </table:table-cell>
          <table:table-cell office:value-type="float" office:value="43.5237" calcext:value-type="float">
            <text:p>43.5237</text:p>
          </table:table-cell>
          <table:table-cell/>
          <table:table-cell table:formula="of:=([.D711]-[.A711])/0.0166667" office:value-type="float" office:value="25.8959482081029" calcext:value-type="float">
            <text:p>25.8959482081029</text:p>
          </table:table-cell>
          <table:table-cell table:formula="of:=ABS([.E711]-[.B711])/0.0166667" office:value-type="float" office:value="482.699034601928" calcext:value-type="float">
            <text:p>482.699034601928</text:p>
          </table:table-cell>
          <table:table-cell table:formula="of:=([.F711]-[.C711])/0.0166667" office:value-type="float" office:value="28.9559420881157" calcext:value-type="float">
            <text:p>28.9559420881157</text:p>
          </table:table-cell>
          <table:table-cell table:formula="of:=DEGREES(ATAN(ABS([.F711]-[.C711])/ABS([.E711]-[.B711])))" office:value-type="float" office:value="3.43292072544594" calcext:value-type="float">
            <text:p>3.43292072544594</text:p>
          </table:table-cell>
          <table:table-cell table:formula="of:=SQRT(POWER([.H711];2)+POWER([.I711];2)+POWER([.J711];2))" office:value-type="float" office:value="484.259645976661" calcext:value-type="float">
            <text:p>484.259645976661</text:p>
          </table:table-cell>
        </table:table-row>
        <table:table-row table:style-name="ro1">
          <table:table-cell office:value-type="float" office:value="78.0205" calcext:value-type="float">
            <text:p>78.0205</text:p>
          </table:table-cell>
          <table:table-cell office:value-type="float" office:value="286.975" calcext:value-type="float">
            <text:p>286.975</text:p>
          </table:table-cell>
          <table:table-cell office:value-type="float" office:value="43.8648" calcext:value-type="float">
            <text:p>43.8648</text:p>
          </table:table-cell>
          <table:table-cell office:value-type="float" office:value="79.3697" calcext:value-type="float">
            <text:p>79.3697</text:p>
          </table:table-cell>
          <table:table-cell office:value-type="float" office:value="275.312" calcext:value-type="float">
            <text:p>275.312</text:p>
          </table:table-cell>
          <table:table-cell office:value-type="float" office:value="44.6658" calcext:value-type="float">
            <text:p>44.6658</text:p>
          </table:table-cell>
          <table:table-cell/>
          <table:table-cell table:formula="of:=([.D712]-[.A712])/0.0166667" office:value-type="float" office:value="80.9518380963236" calcext:value-type="float">
            <text:p>80.9518380963236</text:p>
          </table:table-cell>
          <table:table-cell table:formula="of:=ABS([.E712]-[.B712])/0.0166667" office:value-type="float" office:value="699.7786004428" calcext:value-type="float">
            <text:p>699.7786004428</text:p>
          </table:table-cell>
          <table:table-cell table:formula="of:=([.F712]-[.C712])/0.0166667" office:value-type="float" office:value="48.0599038801919" calcext:value-type="float">
            <text:p>48.0599038801919</text:p>
          </table:table-cell>
          <table:table-cell table:formula="of:=DEGREES(ATAN(ABS([.F712]-[.C712])/ABS([.E712]-[.B712])))" office:value-type="float" office:value="3.92883185533243" calcext:value-type="float">
            <text:p>3.92883185533243</text:p>
          </table:table-cell>
          <table:table-cell table:formula="of:=SQRT(POWER([.H712];2)+POWER([.I712];2)+POWER([.J712];2))" office:value-type="float" office:value="706.08288754921" calcext:value-type="float">
            <text:p>706.08288754921</text:p>
          </table:table-cell>
        </table:table-row>
        <table:table-row table:style-name="ro1">
          <table:table-cell office:value-type="float" office:value="77.2507" calcext:value-type="float">
            <text:p>77.2507</text:p>
          </table:table-cell>
          <table:table-cell office:value-type="float" office:value="286.971" calcext:value-type="float">
            <text:p>286.971</text:p>
          </table:table-cell>
          <table:table-cell office:value-type="float" office:value="43.6186" calcext:value-type="float">
            <text:p>43.6186</text:p>
          </table:table-cell>
          <table:table-cell office:value-type="float" office:value="78.1353" calcext:value-type="float">
            <text:p>78.1353</text:p>
          </table:table-cell>
          <table:table-cell office:value-type="float" office:value="276.518" calcext:value-type="float">
            <text:p>276.518</text:p>
          </table:table-cell>
          <table:table-cell office:value-type="float" office:value="44.4878" calcext:value-type="float">
            <text:p>44.4878</text:p>
          </table:table-cell>
          <table:table-cell/>
          <table:table-cell table:formula="of:=([.D713]-[.A713])/0.0166667" office:value-type="float" office:value="53.0758938482127" calcext:value-type="float">
            <text:p>53.0758938482127</text:p>
          </table:table-cell>
          <table:table-cell table:formula="of:=ABS([.E713]-[.B713])/0.0166667" office:value-type="float" office:value="627.178745642511" calcext:value-type="float">
            <text:p>627.178745642511</text:p>
          </table:table-cell>
          <table:table-cell table:formula="of:=([.F713]-[.C713])/0.0166667" office:value-type="float" office:value="52.1518956962086" calcext:value-type="float">
            <text:p>52.1518956962086</text:p>
          </table:table-cell>
          <table:table-cell table:formula="of:=DEGREES(ATAN(ABS([.F713]-[.C713])/ABS([.E713]-[.B713])))" office:value-type="float" office:value="4.75338966148923" calcext:value-type="float">
            <text:p>4.75338966148923</text:p>
          </table:table-cell>
          <table:table-cell table:formula="of:=SQRT(POWER([.H713];2)+POWER([.I713];2)+POWER([.J713];2))" office:value-type="float" office:value="631.577429709302" calcext:value-type="float">
            <text:p>631.577429709302</text:p>
          </table:table-cell>
        </table:table-row>
        <table:table-row table:style-name="ro1">
          <table:table-cell office:value-type="float" office:value="77.7145" calcext:value-type="float">
            <text:p>77.7145</text:p>
          </table:table-cell>
          <table:table-cell office:value-type="float" office:value="283.05" calcext:value-type="float">
            <text:p>283.05</text:p>
          </table:table-cell>
          <table:table-cell office:value-type="float" office:value="43.7192" calcext:value-type="float">
            <text:p>43.7192</text:p>
          </table:table-cell>
          <table:table-cell office:value-type="float" office:value="78.5628" calcext:value-type="float">
            <text:p>78.5628</text:p>
          </table:table-cell>
          <table:table-cell office:value-type="float" office:value="271.441" calcext:value-type="float">
            <text:p>271.441</text:p>
          </table:table-cell>
          <table:table-cell office:value-type="float" office:value="45.0346" calcext:value-type="float">
            <text:p>45.0346</text:p>
          </table:table-cell>
          <table:table-cell/>
          <table:table-cell table:formula="of:=([.D714]-[.A714])/0.0166667" office:value-type="float" office:value="50.8978982042033" calcext:value-type="float">
            <text:p>50.8978982042033</text:p>
          </table:table-cell>
          <table:table-cell table:formula="of:=ABS([.E714]-[.B714])/0.0166667" office:value-type="float" office:value="696.538606922788" calcext:value-type="float">
            <text:p>696.538606922788</text:p>
          </table:table-cell>
          <table:table-cell table:formula="of:=([.F714]-[.C714])/0.0166667" office:value-type="float" office:value="78.9238421523155" calcext:value-type="float">
            <text:p>78.9238421523155</text:p>
          </table:table-cell>
          <table:table-cell table:formula="of:=DEGREES(ATAN(ABS([.F714]-[.C714])/ABS([.E714]-[.B714])))" office:value-type="float" office:value="6.46453520488993" calcext:value-type="float">
            <text:p>6.46453520488993</text:p>
          </table:table-cell>
          <table:table-cell table:formula="of:=SQRT(POWER([.H714];2)+POWER([.I714];2)+POWER([.J714];2))" office:value-type="float" office:value="702.841091453557" calcext:value-type="float">
            <text:p>702.841091453557</text:p>
          </table:table-cell>
        </table:table-row>
        <table:table-row table:style-name="ro1">
          <table:table-cell office:value-type="float" office:value="77.0381" calcext:value-type="float">
            <text:p>77.0381</text:p>
          </table:table-cell>
          <table:table-cell office:value-type="float" office:value="291.147" calcext:value-type="float">
            <text:p>291.147</text:p>
          </table:table-cell>
          <table:table-cell office:value-type="float" office:value="42.7163" calcext:value-type="float">
            <text:p>42.7163</text:p>
          </table:table-cell>
          <table:table-cell office:value-type="float" office:value="78.1536" calcext:value-type="float">
            <text:p>78.1536</text:p>
          </table:table-cell>
          <table:table-cell office:value-type="float" office:value="277.931" calcext:value-type="float">
            <text:p>277.931</text:p>
          </table:table-cell>
          <table:table-cell office:value-type="float" office:value="43.7674" calcext:value-type="float">
            <text:p>43.7674</text:p>
          </table:table-cell>
          <table:table-cell/>
          <table:table-cell table:formula="of:=([.D715]-[.A715])/0.0166667" office:value-type="float" office:value="66.9298661402676" calcext:value-type="float">
            <text:p>66.9298661402676</text:p>
          </table:table-cell>
          <table:table-cell table:formula="of:=ABS([.E715]-[.B715])/0.0166667" office:value-type="float" office:value="792.958414083172" calcext:value-type="float">
            <text:p>792.958414083172</text:p>
          </table:table-cell>
          <table:table-cell table:formula="of:=([.F715]-[.C715])/0.0166667" office:value-type="float" office:value="63.0658738682526" calcext:value-type="float">
            <text:p>63.0658738682526</text:p>
          </table:table-cell>
          <table:table-cell table:formula="of:=DEGREES(ATAN(ABS([.F715]-[.C715])/ABS([.E715]-[.B715])))" office:value-type="float" office:value="4.54729828628541" calcext:value-type="float">
            <text:p>4.54729828628541</text:p>
          </table:table-cell>
          <table:table-cell table:formula="of:=SQRT(POWER([.H715];2)+POWER([.I715];2)+POWER([.J715];2))" office:value-type="float" office:value="798.273109839997" calcext:value-type="float">
            <text:p>798.273109839997</text:p>
          </table:table-cell>
        </table:table-row>
        <table:table-row table:style-name="ro1">
          <table:table-cell office:value-type="float" office:value="76.7933" calcext:value-type="float">
            <text:p>76.7933</text:p>
          </table:table-cell>
          <table:table-cell office:value-type="float" office:value="292.415" calcext:value-type="float">
            <text:p>292.415</text:p>
          </table:table-cell>
          <table:table-cell office:value-type="float" office:value="43.0349" calcext:value-type="float">
            <text:p>43.0349</text:p>
          </table:table-cell>
          <table:table-cell office:value-type="float" office:value="77.6985" calcext:value-type="float">
            <text:p>77.6985</text:p>
          </table:table-cell>
          <table:table-cell office:value-type="float" office:value="281.78" calcext:value-type="float">
            <text:p>281.78</text:p>
          </table:table-cell>
          <table:table-cell office:value-type="float" office:value="43.6665" calcext:value-type="float">
            <text:p>43.6665</text:p>
          </table:table-cell>
          <table:table-cell/>
          <table:table-cell table:formula="of:=([.D716]-[.A716])/0.0166667" office:value-type="float" office:value="54.3118913762169" calcext:value-type="float">
            <text:p>54.3118913762169</text:p>
          </table:table-cell>
          <table:table-cell table:formula="of:=ABS([.E716]-[.B716])/0.0166667" office:value-type="float" office:value="638.098723802555" calcext:value-type="float">
            <text:p>638.098723802555</text:p>
          </table:table-cell>
          <table:table-cell table:formula="of:=([.F716]-[.C716])/0.0166667" office:value-type="float" office:value="37.8959242081515" calcext:value-type="float">
            <text:p>37.8959242081515</text:p>
          </table:table-cell>
          <table:table-cell table:formula="of:=DEGREES(ATAN(ABS([.F716]-[.C716])/ABS([.E716]-[.B716])))" office:value-type="float" office:value="3.3987361293585" calcext:value-type="float">
            <text:p>3.3987361293585</text:p>
          </table:table-cell>
          <table:table-cell table:formula="of:=SQRT(POWER([.H716];2)+POWER([.I716];2)+POWER([.J716];2))" office:value-type="float" office:value="641.526198946623" calcext:value-type="float">
            <text:p>641.526198946623</text:p>
          </table:table-cell>
        </table:table-row>
        <table:table-row table:style-name="ro1">
          <table:table-cell office:value-type="float" office:value="77.0234" calcext:value-type="float">
            <text:p>77.0234</text:p>
          </table:table-cell>
          <table:table-cell office:value-type="float" office:value="289.712" calcext:value-type="float">
            <text:p>289.712</text:p>
          </table:table-cell>
          <table:table-cell office:value-type="float" office:value="43.1953" calcext:value-type="float">
            <text:p>43.1953</text:p>
          </table:table-cell>
          <table:table-cell office:value-type="float" office:value="78.1708" calcext:value-type="float">
            <text:p>78.1708</text:p>
          </table:table-cell>
          <table:table-cell office:value-type="float" office:value="279.159" calcext:value-type="float">
            <text:p>279.159</text:p>
          </table:table-cell>
          <table:table-cell office:value-type="float" office:value="44.0733" calcext:value-type="float">
            <text:p>44.0733</text:p>
          </table:table-cell>
          <table:table-cell/>
          <table:table-cell table:formula="of:=([.D717]-[.A717])/0.0166667" office:value-type="float" office:value="68.8438623122757" calcext:value-type="float">
            <text:p>68.8438623122757</text:p>
          </table:table-cell>
          <table:table-cell table:formula="of:=ABS([.E717]-[.B717])/0.0166667" office:value-type="float" office:value="633.178733642533" calcext:value-type="float">
            <text:p>633.178733642533</text:p>
          </table:table-cell>
          <table:table-cell table:formula="of:=([.F717]-[.C717])/0.0166667" office:value-type="float" office:value="52.6798946402107" calcext:value-type="float">
            <text:p>52.6798946402107</text:p>
          </table:table-cell>
          <table:table-cell table:formula="of:=DEGREES(ATAN(ABS([.F717]-[.C717])/ABS([.E717]-[.B717])))" office:value-type="float" office:value="4.7560030922511" calcext:value-type="float">
            <text:p>4.7560030922511</text:p>
          </table:table-cell>
          <table:table-cell table:formula="of:=SQRT(POWER([.H717];2)+POWER([.I717];2)+POWER([.J717];2))" office:value-type="float" office:value="639.085250506172" calcext:value-type="float">
            <text:p>639.085250506172</text:p>
          </table:table-cell>
        </table:table-row>
        <table:table-row table:style-name="ro1">
          <table:table-cell office:value-type="float" office:value="76.7934" calcext:value-type="float">
            <text:p>76.7934</text:p>
          </table:table-cell>
          <table:table-cell office:value-type="float" office:value="292.295" calcext:value-type="float">
            <text:p>292.295</text:p>
          </table:table-cell>
          <table:table-cell office:value-type="float" office:value="43.5666" calcext:value-type="float">
            <text:p>43.5666</text:p>
          </table:table-cell>
          <table:table-cell office:value-type="float" office:value="77.9342" calcext:value-type="float">
            <text:p>77.9342</text:p>
          </table:table-cell>
          <table:table-cell office:value-type="float" office:value="280.292" calcext:value-type="float">
            <text:p>280.292</text:p>
          </table:table-cell>
          <table:table-cell office:value-type="float" office:value="44.6488" calcext:value-type="float">
            <text:p>44.6488</text:p>
          </table:table-cell>
          <table:table-cell/>
          <table:table-cell table:formula="of:=([.D718]-[.A718])/0.0166667" office:value-type="float" office:value="68.4478631042737" calcext:value-type="float">
            <text:p>68.4478631042737</text:p>
          </table:table-cell>
          <table:table-cell table:formula="of:=ABS([.E718]-[.B718])/0.0166667" office:value-type="float" office:value="720.178559642883" calcext:value-type="float">
            <text:p>720.178559642883</text:p>
          </table:table-cell>
          <table:table-cell table:formula="of:=([.F718]-[.C718])/0.0166667" office:value-type="float" office:value="64.9318701362598" calcext:value-type="float">
            <text:p>64.9318701362598</text:p>
          </table:table-cell>
          <table:table-cell table:formula="of:=DEGREES(ATAN(ABS([.F718]-[.C718])/ABS([.E718]-[.B718])))" office:value-type="float" office:value="5.15190317080609" calcext:value-type="float">
            <text:p>5.15190317080609</text:p>
          </table:table-cell>
          <table:table-cell table:formula="of:=SQRT(POWER([.H718];2)+POWER([.I718];2)+POWER([.J718];2))" office:value-type="float" office:value="726.332166086723" calcext:value-type="float">
            <text:p>726.332166086723</text:p>
          </table:table-cell>
        </table:table-row>
        <table:table-row table:style-name="ro1">
          <table:table-cell office:value-type="float" office:value="76.274" calcext:value-type="float">
            <text:p>76.274</text:p>
          </table:table-cell>
          <table:table-cell office:value-type="float" office:value="292.376" calcext:value-type="float">
            <text:p>292.376</text:p>
          </table:table-cell>
          <table:table-cell office:value-type="float" office:value="43.0456" calcext:value-type="float">
            <text:p>43.0456</text:p>
          </table:table-cell>
          <table:table-cell office:value-type="float" office:value="77.1905" calcext:value-type="float">
            <text:p>77.1905</text:p>
          </table:table-cell>
          <table:table-cell office:value-type="float" office:value="281.635" calcext:value-type="float">
            <text:p>281.635</text:p>
          </table:table-cell>
          <table:table-cell office:value-type="float" office:value="44.1962" calcext:value-type="float">
            <text:p>44.1962</text:p>
          </table:table-cell>
          <table:table-cell/>
          <table:table-cell table:formula="of:=([.D719]-[.A719])/0.0166667" office:value-type="float" office:value="54.9898900202199" calcext:value-type="float">
            <text:p>54.9898900202199</text:p>
          </table:table-cell>
          <table:table-cell table:formula="of:=ABS([.E719]-[.B719])/0.0166667" office:value-type="float" office:value="644.458711082577" calcext:value-type="float">
            <text:p>644.458711082577</text:p>
          </table:table-cell>
          <table:table-cell table:formula="of:=([.F719]-[.C719])/0.0166667" office:value-type="float" office:value="69.035861928276" calcext:value-type="float">
            <text:p>69.035861928276</text:p>
          </table:table-cell>
          <table:table-cell table:formula="of:=DEGREES(ATAN(ABS([.F719]-[.C719])/ABS([.E719]-[.B719])))" office:value-type="float" office:value="6.11433580143831" calcext:value-type="float">
            <text:p>6.11433580143831</text:p>
          </table:table-cell>
          <table:table-cell table:formula="of:=SQRT(POWER([.H719];2)+POWER([.I719];2)+POWER([.J719];2))" office:value-type="float" office:value="650.474341174833" calcext:value-type="float">
            <text:p>650.474341174833</text:p>
          </table:table-cell>
        </table:table-row>
        <table:table-row table:style-name="ro1">
          <table:table-cell office:value-type="float" office:value="76.9796" calcext:value-type="float">
            <text:p>76.9796</text:p>
          </table:table-cell>
          <table:table-cell office:value-type="float" office:value="285.65" calcext:value-type="float">
            <text:p>285.65</text:p>
          </table:table-cell>
          <table:table-cell office:value-type="float" office:value="43.5728" calcext:value-type="float">
            <text:p>43.5728</text:p>
          </table:table-cell>
          <table:table-cell office:value-type="float" office:value="77.8681" calcext:value-type="float">
            <text:p>77.8681</text:p>
          </table:table-cell>
          <table:table-cell office:value-type="float" office:value="275.302" calcext:value-type="float">
            <text:p>275.302</text:p>
          </table:table-cell>
          <table:table-cell office:value-type="float" office:value="44.1852" calcext:value-type="float">
            <text:p>44.1852</text:p>
          </table:table-cell>
          <table:table-cell/>
          <table:table-cell table:formula="of:=([.D720]-[.A720])/0.0166667" office:value-type="float" office:value="53.3098933802128" calcext:value-type="float">
            <text:p>53.3098933802128</text:p>
          </table:table-cell>
          <table:table-cell table:formula="of:=ABS([.E720]-[.B720])/0.0166667" office:value-type="float" office:value="620.878758242481" calcext:value-type="float">
            <text:p>620.878758242481</text:p>
          </table:table-cell>
          <table:table-cell table:formula="of:=([.F720]-[.C720])/0.0166667" office:value-type="float" office:value="36.743926512147" calcext:value-type="float">
            <text:p>36.743926512147</text:p>
          </table:table-cell>
          <table:table-cell table:formula="of:=DEGREES(ATAN(ABS([.F720]-[.C720])/ABS([.E720]-[.B720])))" office:value-type="float" office:value="3.38684364317489" calcext:value-type="float">
            <text:p>3.38684364317489</text:p>
          </table:table-cell>
          <table:table-cell table:formula="of:=SQRT(POWER([.H720];2)+POWER([.I720];2)+POWER([.J720];2))" office:value-type="float" office:value="624.245539274783" calcext:value-type="float">
            <text:p>624.245539274783</text:p>
          </table:table-cell>
        </table:table-row>
        <table:table-row table:style-name="ro1">
          <table:table-cell office:value-type="float" office:value="76.2742" calcext:value-type="float">
            <text:p>76.2742</text:p>
          </table:table-cell>
          <table:table-cell office:value-type="float" office:value="292.311" calcext:value-type="float">
            <text:p>292.311</text:p>
          </table:table-cell>
          <table:table-cell office:value-type="float" office:value="43.3124" calcext:value-type="float">
            <text:p>43.3124</text:p>
          </table:table-cell>
          <table:table-cell office:value-type="float" office:value="76.9366" calcext:value-type="float">
            <text:p>76.9366</text:p>
          </table:table-cell>
          <table:table-cell office:value-type="float" office:value="281.554" calcext:value-type="float">
            <text:p>281.554</text:p>
          </table:table-cell>
          <table:table-cell office:value-type="float" office:value="44.462" calcext:value-type="float">
            <text:p>44.462</text:p>
          </table:table-cell>
          <table:table-cell/>
          <table:table-cell table:formula="of:=([.D721]-[.A721])/0.0166667" office:value-type="float" office:value="39.7439205121593" calcext:value-type="float">
            <text:p>39.7439205121593</text:p>
          </table:table-cell>
          <table:table-cell table:formula="of:=ABS([.E721]-[.B721])/0.0166667" office:value-type="float" office:value="645.418709162582" calcext:value-type="float">
            <text:p>645.418709162582</text:p>
          </table:table-cell>
          <table:table-cell table:formula="of:=([.F721]-[.C721])/0.0166667" office:value-type="float" office:value="68.9758620482763" calcext:value-type="float">
            <text:p>68.9758620482763</text:p>
          </table:table-cell>
          <table:table-cell table:formula="of:=DEGREES(ATAN(ABS([.F721]-[.C721])/ABS([.E721]-[.B721])))" office:value-type="float" office:value="6.10004388024557" calcext:value-type="float">
            <text:p>6.10004388024557</text:p>
          </table:table-cell>
          <table:table-cell table:formula="of:=SQRT(POWER([.H721];2)+POWER([.I721];2)+POWER([.J721];2))" office:value-type="float" office:value="650.309586966141" calcext:value-type="float">
            <text:p>650.309586966141</text:p>
          </table:table-cell>
        </table:table-row>
        <table:table-row table:style-name="ro1">
          <table:table-cell office:value-type="float" office:value="76.9796" calcext:value-type="float">
            <text:p>76.9796</text:p>
          </table:table-cell>
          <table:table-cell office:value-type="float" office:value="285.593" calcext:value-type="float">
            <text:p>285.593</text:p>
          </table:table-cell>
          <table:table-cell office:value-type="float" office:value="43.8348" calcext:value-type="float">
            <text:p>43.8348</text:p>
          </table:table-cell>
          <table:table-cell office:value-type="float" office:value="77.8342" calcext:value-type="float">
            <text:p>77.8342</text:p>
          </table:table-cell>
          <table:table-cell office:value-type="float" office:value="272.605" calcext:value-type="float">
            <text:p>272.605</text:p>
          </table:table-cell>
          <table:table-cell office:value-type="float" office:value="45.1042" calcext:value-type="float">
            <text:p>45.1042</text:p>
          </table:table-cell>
          <table:table-cell/>
          <table:table-cell table:formula="of:=([.D722]-[.A722])/0.0166667" office:value-type="float" office:value="51.2758974482045" calcext:value-type="float">
            <text:p>51.2758974482045</text:p>
          </table:table-cell>
          <table:table-cell table:formula="of:=ABS([.E722]-[.B722])/0.0166667" office:value-type="float" office:value="779.278441443117" calcext:value-type="float">
            <text:p>779.278441443117</text:p>
          </table:table-cell>
          <table:table-cell table:formula="of:=([.F722]-[.C722])/0.0166667" office:value-type="float" office:value="76.1638476723045" calcext:value-type="float">
            <text:p>76.1638476723045</text:p>
          </table:table-cell>
          <table:table-cell table:formula="of:=DEGREES(ATAN(ABS([.F722]-[.C722])/ABS([.E722]-[.B722])))" office:value-type="float" office:value="5.58215235957814" calcext:value-type="float">
            <text:p>5.58215235957814</text:p>
          </table:table-cell>
          <table:table-cell table:formula="of:=SQRT(POWER([.H722];2)+POWER([.I722];2)+POWER([.J722];2))" office:value-type="float" office:value="784.668744534522" calcext:value-type="float">
            <text:p>784.668744534522</text:p>
          </table:table-cell>
        </table:table-row>
        <table:table-row table:style-name="ro1">
          <table:table-cell office:value-type="float" office:value="76.7792" calcext:value-type="float">
            <text:p>76.7792</text:p>
          </table:table-cell>
          <table:table-cell office:value-type="float" office:value="291.08" calcext:value-type="float">
            <text:p>291.08</text:p>
          </table:table-cell>
          <table:table-cell office:value-type="float" office:value="42.9853" calcext:value-type="float">
            <text:p>42.9853</text:p>
          </table:table-cell>
          <table:table-cell office:value-type="float" office:value="77.9356" calcext:value-type="float">
            <text:p>77.9356</text:p>
          </table:table-cell>
          <table:table-cell office:value-type="float" office:value="280.515" calcext:value-type="float">
            <text:p>280.515</text:p>
          </table:table-cell>
          <table:table-cell office:value-type="float" office:value="43.6121" calcext:value-type="float">
            <text:p>43.6121</text:p>
          </table:table-cell>
          <table:table-cell/>
          <table:table-cell table:formula="of:=([.D723]-[.A723])/0.0166667" office:value-type="float" office:value="69.383861232277" calcext:value-type="float">
            <text:p>69.383861232277</text:p>
          </table:table-cell>
          <table:table-cell table:formula="of:=ABS([.E723]-[.B723])/0.0166667" office:value-type="float" office:value="633.898732202536" calcext:value-type="float">
            <text:p>633.898732202536</text:p>
          </table:table-cell>
          <table:table-cell table:formula="of:=([.F723]-[.C723])/0.0166667" office:value-type="float" office:value="37.6079247841502" calcext:value-type="float">
            <text:p>37.6079247841502</text:p>
          </table:table-cell>
          <table:table-cell table:formula="of:=DEGREES(ATAN(ABS([.F723]-[.C723])/ABS([.E723]-[.B723])))" office:value-type="float" office:value="3.39526244639284" calcext:value-type="float">
            <text:p>3.39526244639284</text:p>
          </table:table-cell>
          <table:table-cell table:formula="of:=SQRT(POWER([.H723];2)+POWER([.I723];2)+POWER([.J723];2))" office:value-type="float" office:value="638.79267285564" calcext:value-type="float">
            <text:p>638.79267285564</text:p>
          </table:table-cell>
        </table:table-row>
        <table:table-row table:style-name="ro1">
          <table:table-cell office:value-type="float" office:value="76.2484" calcext:value-type="float">
            <text:p>76.2484</text:p>
          </table:table-cell>
          <table:table-cell office:value-type="float" office:value="289.765" calcext:value-type="float">
            <text:p>289.765</text:p>
          </table:table-cell>
          <table:table-cell office:value-type="float" office:value="42.6832" calcext:value-type="float">
            <text:p>42.6832</text:p>
          </table:table-cell>
          <table:table-cell office:value-type="float" office:value="76.8943" calcext:value-type="float">
            <text:p>76.8943</text:p>
          </table:table-cell>
          <table:table-cell office:value-type="float" office:value="277.847" calcext:value-type="float">
            <text:p>277.847</text:p>
          </table:table-cell>
          <table:table-cell office:value-type="float" office:value="43.7921" calcext:value-type="float">
            <text:p>43.7921</text:p>
          </table:table-cell>
          <table:table-cell/>
          <table:table-cell table:formula="of:=([.D724]-[.A724])/0.0166667" office:value-type="float" office:value="38.7539224921549" calcext:value-type="float">
            <text:p>38.7539224921549</text:p>
          </table:table-cell>
          <table:table-cell table:formula="of:=ABS([.E724]-[.B724])/0.0166667" office:value-type="float" office:value="715.078569842861" calcext:value-type="float">
            <text:p>715.078569842861</text:p>
          </table:table-cell>
          <table:table-cell table:formula="of:=([.F724]-[.C724])/0.0166667" office:value-type="float" office:value="66.5338669322661" calcext:value-type="float">
            <text:p>66.5338669322661</text:p>
          </table:table-cell>
          <table:table-cell table:formula="of:=DEGREES(ATAN(ABS([.F724]-[.C724])/ABS([.E724]-[.B724])))" office:value-type="float" office:value="5.31573168939708" calcext:value-type="float">
            <text:p>5.31573168939708</text:p>
          </table:table-cell>
          <table:table-cell table:formula="of:=SQRT(POWER([.H724];2)+POWER([.I724];2)+POWER([.J724];2))" office:value-type="float" office:value="719.212057049935" calcext:value-type="float">
            <text:p>719.212057049935</text:p>
          </table:table-cell>
        </table:table-row>
        <table:table-row table:style-name="ro1">
          <table:table-cell office:value-type="float" office:value="76.7794" calcext:value-type="float">
            <text:p>76.7794</text:p>
          </table:table-cell>
          <table:table-cell office:value-type="float" office:value="290.908" calcext:value-type="float">
            <text:p>290.908</text:p>
          </table:table-cell>
          <table:table-cell office:value-type="float" office:value="43.7798" calcext:value-type="float">
            <text:p>43.7798</text:p>
          </table:table-cell>
          <table:table-cell office:value-type="float" office:value="77.6812" calcext:value-type="float">
            <text:p>77.6812</text:p>
          </table:table-cell>
          <table:table-cell office:value-type="float" office:value="280.278" calcext:value-type="float">
            <text:p>280.278</text:p>
          </table:table-cell>
          <table:table-cell office:value-type="float" office:value="44.6533" calcext:value-type="float">
            <text:p>44.6533</text:p>
          </table:table-cell>
          <table:table-cell/>
          <table:table-cell table:formula="of:=([.D725]-[.A725])/0.0166667" office:value-type="float" office:value="54.1078917842169" calcext:value-type="float">
            <text:p>54.1078917842169</text:p>
          </table:table-cell>
          <table:table-cell table:formula="of:=ABS([.E725]-[.B725])/0.0166667" office:value-type="float" office:value="637.798724402551" calcext:value-type="float">
            <text:p>637.798724402551</text:p>
          </table:table-cell>
          <table:table-cell table:formula="of:=([.F725]-[.C725])/0.0166667" office:value-type="float" office:value="52.4098951802096" calcext:value-type="float">
            <text:p>52.4098951802096</text:p>
          </table:table-cell>
          <table:table-cell table:formula="of:=DEGREES(ATAN(ABS([.F725]-[.C725])/ABS([.E725]-[.B725])))" office:value-type="float" office:value="4.69761708176905" calcext:value-type="float">
            <text:p>4.69761708176905</text:p>
          </table:table-cell>
          <table:table-cell table:formula="of:=SQRT(POWER([.H725];2)+POWER([.I725];2)+POWER([.J725];2))" office:value-type="float" office:value="642.23179142398" calcext:value-type="float">
            <text:p>642.23179142398</text:p>
          </table:table-cell>
        </table:table-row>
        <table:table-row table:style-name="ro1">
          <table:table-cell office:value-type="float" office:value="77.2201" calcext:value-type="float">
            <text:p>77.2201</text:p>
          </table:table-cell>
          <table:table-cell office:value-type="float" office:value="284.095" calcext:value-type="float">
            <text:p>284.095</text:p>
          </table:table-cell>
          <table:table-cell office:value-type="float" office:value="44.8216" calcext:value-type="float">
            <text:p>44.8216</text:p>
          </table:table-cell>
          <table:table-cell office:value-type="float" office:value="77.8666" calcext:value-type="float">
            <text:p>77.8666</text:p>
          </table:table-cell>
          <table:table-cell office:value-type="float" office:value="275.043" calcext:value-type="float">
            <text:p>275.043</text:p>
          </table:table-cell>
          <table:table-cell office:value-type="float" office:value="45.464" calcext:value-type="float">
            <text:p>45.464</text:p>
          </table:table-cell>
          <table:table-cell/>
          <table:table-cell table:formula="of:=([.D726]-[.A726])/0.0166667" office:value-type="float" office:value="38.7899224201553" calcext:value-type="float">
            <text:p>38.7899224201553</text:p>
          </table:table-cell>
          <table:table-cell table:formula="of:=ABS([.E726]-[.B726])/0.0166667" office:value-type="float" office:value="543.118913762174" calcext:value-type="float">
            <text:p>543.118913762174</text:p>
          </table:table-cell>
          <table:table-cell table:formula="of:=([.F726]-[.C726])/0.0166667" office:value-type="float" office:value="38.5439229121543" calcext:value-type="float">
            <text:p>38.5439229121543</text:p>
          </table:table-cell>
          <table:table-cell table:formula="of:=DEGREES(ATAN(ABS([.F726]-[.C726])/ABS([.E726]-[.B726])))" office:value-type="float" office:value="4.05934636479925" calcext:value-type="float">
            <text:p>4.05934636479925</text:p>
          </table:table-cell>
          <table:table-cell table:formula="of:=SQRT(POWER([.H726];2)+POWER([.I726];2)+POWER([.J726];2))" office:value-type="float" office:value="545.864861079208" calcext:value-type="float">
            <text:p>545.864861079208</text:p>
          </table:table-cell>
        </table:table-row>
        <table:table-row table:style-name="ro1">
          <table:table-cell office:value-type="float" office:value="76.0261" calcext:value-type="float">
            <text:p>76.0261</text:p>
          </table:table-cell>
          <table:table-cell office:value-type="float" office:value="293.748" calcext:value-type="float">
            <text:p>293.748</text:p>
          </table:table-cell>
          <table:table-cell office:value-type="float" office:value="42.8357" calcext:value-type="float">
            <text:p>42.8357</text:p>
          </table:table-cell>
          <table:table-cell office:value-type="float" office:value="76.4545" calcext:value-type="float">
            <text:p>76.4545</text:p>
          </table:table-cell>
          <table:table-cell office:value-type="float" office:value="284.303" calcext:value-type="float">
            <text:p>284.303</text:p>
          </table:table-cell>
          <table:table-cell office:value-type="float" office:value="43.5349" calcext:value-type="float">
            <text:p>43.5349</text:p>
          </table:table-cell>
          <table:table-cell/>
          <table:table-cell table:formula="of:=([.D727]-[.A727])/0.0166667" office:value-type="float" office:value="25.7039485921026" calcext:value-type="float">
            <text:p>25.7039485921026</text:p>
          </table:table-cell>
          <table:table-cell table:formula="of:=ABS([.E727]-[.B727])/0.0166667" office:value-type="float" office:value="566.698866602266" calcext:value-type="float">
            <text:p>566.698866602266</text:p>
          </table:table-cell>
          <table:table-cell table:formula="of:=([.F727]-[.C727])/0.0166667" office:value-type="float" office:value="41.9519160961677" calcext:value-type="float">
            <text:p>41.9519160961677</text:p>
          </table:table-cell>
          <table:table-cell table:formula="of:=DEGREES(ATAN(ABS([.F727]-[.C727])/ABS([.E727]-[.B727])))" office:value-type="float" office:value="4.2338027697737" calcext:value-type="float">
            <text:p>4.2338027697737</text:p>
          </table:table-cell>
          <table:table-cell table:formula="of:=SQRT(POWER([.H727];2)+POWER([.I727];2)+POWER([.J727];2))" office:value-type="float" office:value="568.830608921196" calcext:value-type="float">
            <text:p>568.830608921196</text:p>
          </table:table-cell>
        </table:table-row>
        <table:table-row table:style-name="ro1">
          <table:table-cell office:value-type="float" office:value="76.751" calcext:value-type="float">
            <text:p>76.751</text:p>
          </table:table-cell>
          <table:table-cell office:value-type="float" office:value="288.471" calcext:value-type="float">
            <text:p>288.471</text:p>
          </table:table-cell>
          <table:table-cell office:value-type="float" office:value="42.6257" calcext:value-type="float">
            <text:p>42.6257</text:p>
          </table:table-cell>
          <table:table-cell office:value-type="float" office:value="77.3981" calcext:value-type="float">
            <text:p>77.3981</text:p>
          </table:table-cell>
          <table:table-cell office:value-type="float" office:value="277.971" calcext:value-type="float">
            <text:p>277.971</text:p>
          </table:table-cell>
          <table:table-cell office:value-type="float" office:value="43.269" calcext:value-type="float">
            <text:p>43.269</text:p>
          </table:table-cell>
          <table:table-cell/>
          <table:table-cell table:formula="of:=([.D728]-[.A728])/0.0166667" office:value-type="float" office:value="38.825922348155" calcext:value-type="float">
            <text:p>38.825922348155</text:p>
          </table:table-cell>
          <table:table-cell table:formula="of:=ABS([.E728]-[.B728])/0.0166667" office:value-type="float" office:value="629.99874000252" calcext:value-type="float">
            <text:p>629.99874000252</text:p>
          </table:table-cell>
          <table:table-cell table:formula="of:=([.F728]-[.C728])/0.0166667" office:value-type="float" office:value="38.5979228041542" calcext:value-type="float">
            <text:p>38.5979228041542</text:p>
          </table:table-cell>
          <table:table-cell table:formula="of:=DEGREES(ATAN(ABS([.F728]-[.C728])/ABS([.E728]-[.B728])))" office:value-type="float" office:value="3.50593917079078" calcext:value-type="float">
            <text:p>3.50593917079078</text:p>
          </table:table-cell>
          <table:table-cell table:formula="of:=SQRT(POWER([.H728];2)+POWER([.I728];2)+POWER([.J728];2))" office:value-type="float" office:value="632.373042037485" calcext:value-type="float">
            <text:p>632.373042037485</text:p>
          </table:table-cell>
        </table:table-row>
        <table:table-row table:style-name="ro1">
          <table:table-cell office:value-type="float" office:value="76.3119" calcext:value-type="float">
            <text:p>76.3119</text:p>
          </table:table-cell>
          <table:table-cell office:value-type="float" office:value="296.598" calcext:value-type="float">
            <text:p>296.598</text:p>
          </table:table-cell>
          <table:table-cell office:value-type="float" office:value="42.3925" calcext:value-type="float">
            <text:p>42.3925</text:p>
          </table:table-cell>
          <table:table-cell office:value-type="float" office:value="77.2204" calcext:value-type="float">
            <text:p>77.2204</text:p>
          </table:table-cell>
          <table:table-cell office:value-type="float" office:value="284.359" calcext:value-type="float">
            <text:p>284.359</text:p>
          </table:table-cell>
          <table:table-cell office:value-type="float" office:value="43.5191" calcext:value-type="float">
            <text:p>43.5191</text:p>
          </table:table-cell>
          <table:table-cell/>
          <table:table-cell table:formula="of:=([.D729]-[.A729])/0.0166667" office:value-type="float" office:value="54.5098909802183" calcext:value-type="float">
            <text:p>54.5098909802183</text:p>
          </table:table-cell>
          <table:table-cell table:formula="of:=ABS([.E729]-[.B729])/0.0166667" office:value-type="float" office:value="734.338531322939" calcext:value-type="float">
            <text:p>734.338531322939</text:p>
          </table:table-cell>
          <table:table-cell table:formula="of:=([.F729]-[.C729])/0.0166667" office:value-type="float" office:value="67.5958648082706" calcext:value-type="float">
            <text:p>67.5958648082706</text:p>
          </table:table-cell>
          <table:table-cell table:formula="of:=DEGREES(ATAN(ABS([.F729]-[.C729])/ABS([.E729]-[.B729])))" office:value-type="float" office:value="5.25925590549979" calcext:value-type="float">
            <text:p>5.25925590549979</text:p>
          </table:table-cell>
          <table:table-cell table:formula="of:=SQRT(POWER([.H729];2)+POWER([.I729];2)+POWER([.J729];2))" office:value-type="float" office:value="739.454939627416" calcext:value-type="float">
            <text:p>739.454939627416</text:p>
          </table:table-cell>
        </table:table-row>
        <table:table-row table:style-name="ro1">
          <table:table-cell office:value-type="float" office:value="77.0087" calcext:value-type="float">
            <text:p>77.0087</text:p>
          </table:table-cell>
          <table:table-cell office:value-type="float" office:value="288.497" calcext:value-type="float">
            <text:p>288.497</text:p>
          </table:table-cell>
          <table:table-cell office:value-type="float" office:value="42.6194" calcext:value-type="float">
            <text:p>42.6194</text:p>
          </table:table-cell>
          <table:table-cell office:value-type="float" office:value="77.6666" calcext:value-type="float">
            <text:p>77.6666</text:p>
          </table:table-cell>
          <table:table-cell office:value-type="float" office:value="279.324" calcext:value-type="float">
            <text:p>279.324</text:p>
          </table:table-cell>
          <table:table-cell office:value-type="float" office:value="43.0513" calcext:value-type="float">
            <text:p>43.0513</text:p>
          </table:table-cell>
          <table:table-cell/>
          <table:table-cell table:formula="of:=([.D730]-[.A730])/0.0166667" office:value-type="float" office:value="39.4739210521578" calcext:value-type="float">
            <text:p>39.4739210521578</text:p>
          </table:table-cell>
          <table:table-cell table:formula="of:=ABS([.E730]-[.B730])/0.0166667" office:value-type="float" office:value="550.378899242202" calcext:value-type="float">
            <text:p>550.378899242202</text:p>
          </table:table-cell>
          <table:table-cell table:formula="of:=([.F730]-[.C730])/0.0166667" office:value-type="float" office:value="25.9139481721036" calcext:value-type="float">
            <text:p>25.9139481721036</text:p>
          </table:table-cell>
          <table:table-cell table:formula="of:=DEGREES(ATAN(ABS([.F730]-[.C730])/ABS([.E730]-[.B730])))" office:value-type="float" office:value="2.69571405833552" calcext:value-type="float">
            <text:p>2.69571405833552</text:p>
          </table:table-cell>
          <table:table-cell table:formula="of:=SQRT(POWER([.H730];2)+POWER([.I730];2)+POWER([.J730];2))" office:value-type="float" office:value="552.400810901067" calcext:value-type="float">
            <text:p>552.400810901067</text:p>
          </table:table-cell>
        </table:table-row>
        <table:table-row table:style-name="ro1">
          <table:table-cell office:value-type="float" office:value="76.4937" calcext:value-type="float">
            <text:p>76.4937</text:p>
          </table:table-cell>
          <table:table-cell office:value-type="float" office:value="288.341" calcext:value-type="float">
            <text:p>288.341</text:p>
          </table:table-cell>
          <table:table-cell office:value-type="float" office:value="43.1583" calcext:value-type="float">
            <text:p>43.1583</text:p>
          </table:table-cell>
          <table:table-cell office:value-type="float" office:value="76.9082" calcext:value-type="float">
            <text:p>76.9082</text:p>
          </table:table-cell>
          <table:table-cell office:value-type="float" office:value="279.099" calcext:value-type="float">
            <text:p>279.099</text:p>
          </table:table-cell>
          <table:table-cell office:value-type="float" office:value="43.8443" calcext:value-type="float">
            <text:p>43.8443</text:p>
          </table:table-cell>
          <table:table-cell/>
          <table:table-cell table:formula="of:=([.D731]-[.A731])/0.0166667" office:value-type="float" office:value="24.8699502600989" calcext:value-type="float">
            <text:p>24.8699502600989</text:p>
          </table:table-cell>
          <table:table-cell table:formula="of:=ABS([.E731]-[.B731])/0.0166667" office:value-type="float" office:value="554.518890962219" calcext:value-type="float">
            <text:p>554.518890962219</text:p>
          </table:table-cell>
          <table:table-cell table:formula="of:=([.F731]-[.C731])/0.0166667" office:value-type="float" office:value="41.1599176801646" calcext:value-type="float">
            <text:p>41.1599176801646</text:p>
          </table:table-cell>
          <table:table-cell table:formula="of:=DEGREES(ATAN(ABS([.F731]-[.C731])/ABS([.E731]-[.B731])))" office:value-type="float" office:value="4.24507231017794" calcext:value-type="float">
            <text:p>4.24507231017794</text:p>
          </table:table-cell>
          <table:table-cell table:formula="of:=SQRT(POWER([.H731];2)+POWER([.I731];2)+POWER([.J731];2))" office:value-type="float" office:value="556.60026381897" calcext:value-type="float">
            <text:p>556.60026381897</text:p>
          </table:table-cell>
        </table:table-row>
        <table:table-row table:style-name="ro1">
          <table:table-cell office:value-type="float" office:value="76.3119" calcext:value-type="float">
            <text:p>76.3119</text:p>
          </table:table-cell>
          <table:table-cell office:value-type="float" office:value="296.603" calcext:value-type="float">
            <text:p>296.603</text:p>
          </table:table-cell>
          <table:table-cell office:value-type="float" office:value="42.3917" calcext:value-type="float">
            <text:p>42.3917</text:p>
          </table:table-cell>
          <table:table-cell office:value-type="float" office:value="76.9795" calcext:value-type="float">
            <text:p>76.9795</text:p>
          </table:table-cell>
          <table:table-cell office:value-type="float" office:value="285.696" calcext:value-type="float">
            <text:p>285.696</text:p>
          </table:table-cell>
          <table:table-cell office:value-type="float" office:value="43.3124" calcext:value-type="float">
            <text:p>43.3124</text:p>
          </table:table-cell>
          <table:table-cell/>
          <table:table-cell table:formula="of:=([.D732]-[.A732])/0.0166667" office:value-type="float" office:value="40.0559198881607" calcext:value-type="float">
            <text:p>40.0559198881607</text:p>
          </table:table-cell>
          <table:table-cell table:formula="of:=ABS([.E732]-[.B732])/0.0166667" office:value-type="float" office:value="654.418691162617" calcext:value-type="float">
            <text:p>654.418691162617</text:p>
          </table:table-cell>
          <table:table-cell table:formula="of:=([.F732]-[.C732])/0.0166667" office:value-type="float" office:value="55.2418895162208" calcext:value-type="float">
            <text:p>55.2418895162208</text:p>
          </table:table-cell>
          <table:table-cell table:formula="of:=DEGREES(ATAN(ABS([.F732]-[.C732])/ABS([.E732]-[.B732])))" office:value-type="float" office:value="4.82510854369198" calcext:value-type="float">
            <text:p>4.82510854369198</text:p>
          </table:table-cell>
          <table:table-cell table:formula="of:=SQRT(POWER([.H732];2)+POWER([.I732];2)+POWER([.J732];2))" office:value-type="float" office:value="657.966538980822" calcext:value-type="float">
            <text:p>657.966538980822</text:p>
          </table:table-cell>
        </table:table-row>
        <table:table-row table:style-name="ro1">
          <table:table-cell office:value-type="float" office:value="77.6978" calcext:value-type="float">
            <text:p>77.6978</text:p>
          </table:table-cell>
          <table:table-cell office:value-type="float" office:value="281.66" calcext:value-type="float">
            <text:p>281.66</text:p>
          </table:table-cell>
          <table:table-cell office:value-type="float" office:value="44.1877" calcext:value-type="float">
            <text:p>44.1877</text:p>
          </table:table-cell>
          <table:table-cell office:value-type="float" office:value="78.3145" calcext:value-type="float">
            <text:p>78.3145</text:p>
          </table:table-cell>
          <table:table-cell office:value-type="float" office:value="271.415" calcext:value-type="float">
            <text:p>271.415</text:p>
          </table:table-cell>
          <table:table-cell office:value-type="float" office:value="45.0409" calcext:value-type="float">
            <text:p>45.0409</text:p>
          </table:table-cell>
          <table:table-cell/>
          <table:table-cell table:formula="of:=([.D733]-[.A733])/0.0166667" office:value-type="float" office:value="37.0019259961477" calcext:value-type="float">
            <text:p>37.0019259961477</text:p>
          </table:table-cell>
          <table:table-cell table:formula="of:=ABS([.E733]-[.B733])/0.0166667" office:value-type="float" office:value="614.698770602459" calcext:value-type="float">
            <text:p>614.698770602459</text:p>
          </table:table-cell>
          <table:table-cell table:formula="of:=([.F733]-[.C733])/0.0166667" office:value-type="float" office:value="51.1918976162048" calcext:value-type="float">
            <text:p>51.1918976162048</text:p>
          </table:table-cell>
          <table:table-cell table:formula="of:=DEGREES(ATAN(ABS([.F733]-[.C733])/ABS([.E733]-[.B733])))" office:value-type="float" office:value="4.76058698219269" calcext:value-type="float">
            <text:p>4.76058698219269</text:p>
          </table:table-cell>
          <table:table-cell table:formula="of:=SQRT(POWER([.H733];2)+POWER([.I733];2)+POWER([.J733];2))" office:value-type="float" office:value="617.935539914275" calcext:value-type="float">
            <text:p>617.935539914275</text:p>
          </table:table-cell>
        </table:table-row>
        <table:table-row table:style-name="ro1">
          <table:table-cell office:value-type="float" office:value="76.7239" calcext:value-type="float">
            <text:p>76.7239</text:p>
          </table:table-cell>
          <table:table-cell office:value-type="float" office:value="285.409" calcext:value-type="float">
            <text:p>285.409</text:p>
          </table:table-cell>
          <table:table-cell office:value-type="float" office:value="44.6244" calcext:value-type="float">
            <text:p>44.6244</text:p>
          </table:table-cell>
          <table:table-cell office:value-type="float" office:value="77.3663" calcext:value-type="float">
            <text:p>77.3663</text:p>
          </table:table-cell>
          <table:table-cell office:value-type="float" office:value="274.949" calcext:value-type="float">
            <text:p>274.949</text:p>
          </table:table-cell>
          <table:table-cell office:value-type="float" office:value="45.7304" calcext:value-type="float">
            <text:p>45.7304</text:p>
          </table:table-cell>
          <table:table-cell/>
          <table:table-cell table:formula="of:=([.D734]-[.A734])/0.0166667" office:value-type="float" office:value="38.5439229121539" calcext:value-type="float">
            <text:p>38.5439229121539</text:p>
          </table:table-cell>
          <table:table-cell table:formula="of:=ABS([.E734]-[.B734])/0.0166667" office:value-type="float" office:value="627.598744802509" calcext:value-type="float">
            <text:p>627.598744802509</text:p>
          </table:table-cell>
          <table:table-cell table:formula="of:=([.F734]-[.C734])/0.0166667" office:value-type="float" office:value="66.3598672802655" calcext:value-type="float">
            <text:p>66.3598672802655</text:p>
          </table:table-cell>
          <table:table-cell table:formula="of:=DEGREES(ATAN(ABS([.F734]-[.C734])/ABS([.E734]-[.B734])))" office:value-type="float" office:value="6.03580739704928" calcext:value-type="float">
            <text:p>6.03580739704928</text:p>
          </table:table-cell>
          <table:table-cell table:formula="of:=SQRT(POWER([.H734];2)+POWER([.I734];2)+POWER([.J734];2))" office:value-type="float" office:value="632.273240345183" calcext:value-type="float">
            <text:p>632.273240345183</text:p>
          </table:table-cell>
        </table:table-row>
        <table:table-row table:style-name="ro1">
          <table:table-cell office:value-type="float" office:value="77.0382" calcext:value-type="float">
            <text:p>77.0382</text:p>
          </table:table-cell>
          <table:table-cell office:value-type="float" office:value="291.099" calcext:value-type="float">
            <text:p>291.099</text:p>
          </table:table-cell>
          <table:table-cell office:value-type="float" office:value="42.98" calcext:value-type="float">
            <text:p>42.98</text:p>
          </table:table-cell>
          <table:table-cell office:value-type="float" office:value="77.9353" calcext:value-type="float">
            <text:p>77.9353</text:p>
          </table:table-cell>
          <table:table-cell office:value-type="float" office:value="280.466" calcext:value-type="float">
            <text:p>280.466</text:p>
          </table:table-cell>
          <table:table-cell office:value-type="float" office:value="43.8705" calcext:value-type="float">
            <text:p>43.8705</text:p>
          </table:table-cell>
          <table:table-cell/>
          <table:table-cell table:formula="of:=([.D735]-[.A735])/0.0166667" office:value-type="float" office:value="53.825892348215" calcext:value-type="float">
            <text:p>53.825892348215</text:p>
          </table:table-cell>
          <table:table-cell table:formula="of:=ABS([.E735]-[.B735])/0.0166667" office:value-type="float" office:value="637.978724042551" calcext:value-type="float">
            <text:p>637.978724042551</text:p>
          </table:table-cell>
          <table:table-cell table:formula="of:=([.F735]-[.C735])/0.0166667" office:value-type="float" office:value="53.4298931402139" calcext:value-type="float">
            <text:p>53.4298931402139</text:p>
          </table:table-cell>
          <table:table-cell table:formula="of:=DEGREES(ATAN(ABS([.F735]-[.C735])/ABS([.E735]-[.B735])))" office:value-type="float" office:value="4.78727589464616" calcext:value-type="float">
            <text:p>4.78727589464616</text:p>
          </table:table-cell>
          <table:table-cell table:formula="of:=SQRT(POWER([.H735];2)+POWER([.I735];2)+POWER([.J735];2))" office:value-type="float" office:value="642.47088066232" calcext:value-type="float">
            <text:p>642.47088066232</text:p>
          </table:table-cell>
        </table:table-row>
        <table:table-row table:style-name="ro1">
          <table:table-cell office:value-type="float" office:value="77.9689" calcext:value-type="float">
            <text:p>77.9689</text:p>
          </table:table-cell>
          <table:table-cell office:value-type="float" office:value="283.019" calcext:value-type="float">
            <text:p>283.019</text:p>
          </table:table-cell>
          <table:table-cell office:value-type="float" office:value="43.9735" calcext:value-type="float">
            <text:p>43.9735</text:p>
          </table:table-cell>
          <table:table-cell office:value-type="float" office:value="78.8299" calcext:value-type="float">
            <text:p>78.8299</text:p>
          </table:table-cell>
          <table:table-cell office:value-type="float" office:value="272.693" calcext:value-type="float">
            <text:p>272.693</text:p>
          </table:table-cell>
          <table:table-cell office:value-type="float" office:value="45.0814" calcext:value-type="float">
            <text:p>45.0814</text:p>
          </table:table-cell>
          <table:table-cell/>
          <table:table-cell table:formula="of:=([.D736]-[.A736])/0.0166667" office:value-type="float" office:value="51.659896680206" calcext:value-type="float">
            <text:p>51.659896680206</text:p>
          </table:table-cell>
          <table:table-cell table:formula="of:=ABS([.E736]-[.B736])/0.0166667" office:value-type="float" office:value="619.55876088248" calcext:value-type="float">
            <text:p>619.55876088248</text:p>
          </table:table-cell>
          <table:table-cell table:formula="of:=([.F736]-[.C736])/0.0166667" office:value-type="float" office:value="66.4738670522659" calcext:value-type="float">
            <text:p>66.4738670522659</text:p>
          </table:table-cell>
          <table:table-cell table:formula="of:=DEGREES(ATAN(ABS([.F736]-[.C736])/ABS([.E736]-[.B736])))" office:value-type="float" office:value="6.1239671096909" calcext:value-type="float">
            <text:p>6.1239671096909</text:p>
          </table:table-cell>
          <table:table-cell table:formula="of:=SQRT(POWER([.H736];2)+POWER([.I736];2)+POWER([.J736];2))" office:value-type="float" office:value="625.25241152044" calcext:value-type="float">
            <text:p>625.25241152044</text:p>
          </table:table-cell>
        </table:table-row>
        <table:table-row table:style-name="ro1">
          <table:table-cell office:value-type="float" office:value="76.4806" calcext:value-type="float">
            <text:p>76.4806</text:p>
          </table:table-cell>
          <table:table-cell office:value-type="float" office:value="286.974" calcext:value-type="float">
            <text:p>286.974</text:p>
          </table:table-cell>
          <table:table-cell office:value-type="float" office:value="43.3713" calcext:value-type="float">
            <text:p>43.3713</text:p>
          </table:table-cell>
          <table:table-cell office:value-type="float" office:value="77.3519" calcext:value-type="float">
            <text:p>77.3519</text:p>
          </table:table-cell>
          <table:table-cell office:value-type="float" office:value="273.914" calcext:value-type="float">
            <text:p>273.914</text:p>
          </table:table-cell>
          <table:table-cell office:value-type="float" office:value="44.6563" calcext:value-type="float">
            <text:p>44.6563</text:p>
          </table:table-cell>
          <table:table-cell/>
          <table:table-cell table:formula="of:=([.D737]-[.A737])/0.0166667" office:value-type="float" office:value="52.2778954442094" calcext:value-type="float">
            <text:p>52.2778954442094</text:p>
          </table:table-cell>
          <table:table-cell table:formula="of:=ABS([.E737]-[.B737])/0.0166667" office:value-type="float" office:value="783.598432803135" calcext:value-type="float">
            <text:p>783.598432803135</text:p>
          </table:table-cell>
          <table:table-cell table:formula="of:=([.F737]-[.C737])/0.0166667" office:value-type="float" office:value="77.0998458003086" calcext:value-type="float">
            <text:p>77.0998458003086</text:p>
          </table:table-cell>
          <table:table-cell table:formula="of:=DEGREES(ATAN(ABS([.F737]-[.C737])/ABS([.E737]-[.B737])))" office:value-type="float" office:value="5.61936135580354" calcext:value-type="float">
            <text:p>5.61936135580354</text:p>
          </table:table-cell>
          <table:table-cell table:formula="of:=SQRT(POWER([.H737];2)+POWER([.I737];2)+POWER([.J737];2))" office:value-type="float" office:value="789.115877717611" calcext:value-type="float">
            <text:p>789.115877717611</text:p>
          </table:table-cell>
        </table:table-row>
        <table:table-row table:style-name="ro1">
          <table:table-cell office:value-type="float" office:value="77.1906" calcext:value-type="float">
            <text:p>77.1906</text:p>
          </table:table-cell>
          <table:table-cell office:value-type="float" office:value="281.74" calcext:value-type="float">
            <text:p>281.74</text:p>
          </table:table-cell>
          <table:table-cell office:value-type="float" office:value="43.6775" calcext:value-type="float">
            <text:p>43.6775</text:p>
          </table:table-cell>
          <table:table-cell office:value-type="float" office:value="77.8192" calcext:value-type="float">
            <text:p>77.8192</text:p>
          </table:table-cell>
          <table:table-cell office:value-type="float" office:value="271.584" calcext:value-type="float">
            <text:p>271.584</text:p>
          </table:table-cell>
          <table:table-cell office:value-type="float" office:value="44.0349" calcext:value-type="float">
            <text:p>44.0349</text:p>
          </table:table-cell>
          <table:table-cell/>
          <table:table-cell table:formula="of:=([.D738]-[.A738])/0.0166667" office:value-type="float" office:value="37.7159245681504" calcext:value-type="float">
            <text:p>37.7159245681504</text:p>
          </table:table-cell>
          <table:table-cell table:formula="of:=ABS([.E738]-[.B738])/0.0166667" office:value-type="float" office:value="609.358781282438" calcext:value-type="float">
            <text:p>609.358781282438</text:p>
          </table:table-cell>
          <table:table-cell table:formula="of:=([.F738]-[.C738])/0.0166667" office:value-type="float" office:value="21.4439571120857" calcext:value-type="float">
            <text:p>21.4439571120857</text:p>
          </table:table-cell>
          <table:table-cell table:formula="of:=DEGREES(ATAN(ABS([.F738]-[.C738])/ABS([.E738]-[.B738])))" office:value-type="float" office:value="2.0154652129611" calcext:value-type="float">
            <text:p>2.0154652129611</text:p>
          </table:table-cell>
          <table:table-cell table:formula="of:=SQRT(POWER([.H738];2)+POWER([.I738];2)+POWER([.J738];2))" office:value-type="float" office:value="610.901349309914" calcext:value-type="float">
            <text:p>610.901349309914</text:p>
          </table:table-cell>
        </table:table-row>
        <table:table-row table:style-name="ro1">
          <table:table-cell office:value-type="float" office:value="77.1901" calcext:value-type="float">
            <text:p>77.1901</text:p>
          </table:table-cell>
          <table:table-cell office:value-type="float" office:value="281.465" calcext:value-type="float">
            <text:p>281.465</text:p>
          </table:table-cell>
          <table:table-cell office:value-type="float" office:value="44.975" calcext:value-type="float">
            <text:p>44.975</text:p>
          </table:table-cell>
          <table:table-cell office:value-type="float" office:value="77.8172" calcext:value-type="float">
            <text:p>77.8172</text:p>
          </table:table-cell>
          <table:table-cell office:value-type="float" office:value="271.232" calcext:value-type="float">
            <text:p>271.232</text:p>
          </table:table-cell>
          <table:table-cell office:value-type="float" office:value="45.8106" calcext:value-type="float">
            <text:p>45.8106</text:p>
          </table:table-cell>
          <table:table-cell/>
          <table:table-cell table:formula="of:=([.D739]-[.A739])/0.0166667" office:value-type="float" office:value="37.6259247481504" calcext:value-type="float">
            <text:p>37.6259247481504</text:p>
          </table:table-cell>
          <table:table-cell table:formula="of:=ABS([.E739]-[.B739])/0.0166667" office:value-type="float" office:value="613.978772042453" calcext:value-type="float">
            <text:p>613.978772042453</text:p>
          </table:table-cell>
          <table:table-cell table:formula="of:=([.F739]-[.C739])/0.0166667" office:value-type="float" office:value="50.1358997282005" calcext:value-type="float">
            <text:p>50.1358997282005</text:p>
          </table:table-cell>
          <table:table-cell table:formula="of:=DEGREES(ATAN(ABS([.F739]-[.C739])/ABS([.E739]-[.B739])))" office:value-type="float" office:value="4.66826590870493" calcext:value-type="float">
            <text:p>4.66826590870493</text:p>
          </table:table-cell>
          <table:table-cell table:formula="of:=SQRT(POWER([.H739];2)+POWER([.I739];2)+POWER([.J739];2))" office:value-type="float" office:value="617.170358307549" calcext:value-type="float">
            <text:p>617.170358307549</text:p>
          </table:table-cell>
        </table:table-row>
        <table:table-row table:style-name="ro1">
          <table:table-cell office:value-type="float" office:value="77.9695" calcext:value-type="float">
            <text:p>77.9695</text:p>
          </table:table-cell>
          <table:table-cell office:value-type="float" office:value="283.091" calcext:value-type="float">
            <text:p>283.091</text:p>
          </table:table-cell>
          <table:table-cell office:value-type="float" office:value="43.7105" calcext:value-type="float">
            <text:p>43.7105</text:p>
          </table:table-cell>
          <table:table-cell office:value-type="float" office:value="79.0423" calcext:value-type="float">
            <text:p>79.0423</text:p>
          </table:table-cell>
          <table:table-cell office:value-type="float" office:value="270.41" calcext:value-type="float">
            <text:p>270.41</text:p>
          </table:table-cell>
          <table:table-cell office:value-type="float" office:value="44.2111" calcext:value-type="float">
            <text:p>44.2111</text:p>
          </table:table-cell>
          <table:table-cell/>
          <table:table-cell table:formula="of:=([.D740]-[.A740])/0.0166667" office:value-type="float" office:value="64.3678712642575" calcext:value-type="float">
            <text:p>64.3678712642575</text:p>
          </table:table-cell>
          <table:table-cell table:formula="of:=ABS([.E740]-[.B740])/0.0166667" office:value-type="float" office:value="760.858478283043" calcext:value-type="float">
            <text:p>760.858478283043</text:p>
          </table:table-cell>
          <table:table-cell table:formula="of:=([.F740]-[.C740])/0.0166667" office:value-type="float" office:value="30.0359399281201" calcext:value-type="float">
            <text:p>30.0359399281201</text:p>
          </table:table-cell>
          <table:table-cell table:formula="of:=DEGREES(ATAN(ABS([.F740]-[.C740])/ABS([.E740]-[.B740])))" office:value-type="float" office:value="2.26065624196018" calcext:value-type="float">
            <text:p>2.26065624196018</text:p>
          </table:table-cell>
          <table:table-cell table:formula="of:=SQRT(POWER([.H740];2)+POWER([.I740];2)+POWER([.J740];2))" office:value-type="float" office:value="764.16686954725" calcext:value-type="float">
            <text:p>764.16686954725</text:p>
          </table:table-cell>
        </table:table-row>
        <table:table-row table:style-name="ro1">
          <table:table-cell office:value-type="float" office:value="76.7374" calcext:value-type="float">
            <text:p>76.7374</text:p>
          </table:table-cell>
          <table:table-cell office:value-type="float" office:value="286.994" calcext:value-type="float">
            <text:p>286.994</text:p>
          </table:table-cell>
          <table:table-cell office:value-type="float" office:value="43.3657" calcext:value-type="float">
            <text:p>43.3657</text:p>
          </table:table-cell>
          <table:table-cell office:value-type="float" office:value="77.3824" calcext:value-type="float">
            <text:p>77.3824</text:p>
          </table:table-cell>
          <table:table-cell office:value-type="float" office:value="276.514" calcext:value-type="float">
            <text:p>276.514</text:p>
          </table:table-cell>
          <table:table-cell office:value-type="float" office:value="44.2469" calcext:value-type="float">
            <text:p>44.2469</text:p>
          </table:table-cell>
          <table:table-cell/>
          <table:table-cell table:formula="of:=([.D741]-[.A741])/0.0166667" office:value-type="float" office:value="38.6999226001554" calcext:value-type="float">
            <text:p>38.6999226001554</text:p>
          </table:table-cell>
          <table:table-cell table:formula="of:=ABS([.E741]-[.B741])/0.0166667" office:value-type="float" office:value="628.798742402516" calcext:value-type="float">
            <text:p>628.798742402516</text:p>
          </table:table-cell>
          <table:table-cell table:formula="of:=([.F741]-[.C741])/0.0166667" office:value-type="float" office:value="52.8718942562115" calcext:value-type="float">
            <text:p>52.8718942562115</text:p>
          </table:table-cell>
          <table:table-cell table:formula="of:=DEGREES(ATAN(ABS([.F741]-[.C741])/ABS([.E741]-[.B741])))" office:value-type="float" office:value="4.80635070315077" calcext:value-type="float">
            <text:p>4.80635070315077</text:p>
          </table:table-cell>
          <table:table-cell table:formula="of:=SQRT(POWER([.H741];2)+POWER([.I741];2)+POWER([.J741];2))" office:value-type="float" office:value="632.203274001712" calcext:value-type="float">
            <text:p>632.203274001712</text:p>
          </table:table-cell>
        </table:table-row>
        <table:table-row table:style-name="ro1">
          <table:table-cell office:value-type="float" office:value="76.274" calcext:value-type="float">
            <text:p>76.274</text:p>
          </table:table-cell>
          <table:table-cell office:value-type="float" office:value="292.376" calcext:value-type="float">
            <text:p>292.376</text:p>
          </table:table-cell>
          <table:table-cell office:value-type="float" office:value="43.0456" calcext:value-type="float">
            <text:p>43.0456</text:p>
          </table:table-cell>
          <table:table-cell office:value-type="float" office:value="77.1756" calcext:value-type="float">
            <text:p>77.1756</text:p>
          </table:table-cell>
          <table:table-cell office:value-type="float" office:value="280.4" calcext:value-type="float">
            <text:p>280.4</text:p>
          </table:table-cell>
          <table:table-cell office:value-type="float" office:value="43.8878" calcext:value-type="float">
            <text:p>43.8878</text:p>
          </table:table-cell>
          <table:table-cell/>
          <table:table-cell table:formula="of:=([.D742]-[.A742])/0.0166667" office:value-type="float" office:value="54.0958918082165" calcext:value-type="float">
            <text:p>54.0958918082165</text:p>
          </table:table-cell>
          <table:table-cell table:formula="of:=ABS([.E742]-[.B742])/0.0166667" office:value-type="float" office:value="718.558562882874" calcext:value-type="float">
            <text:p>718.558562882874</text:p>
          </table:table-cell>
          <table:table-cell table:formula="of:=([.F742]-[.C742])/0.0166667" office:value-type="float" office:value="50.531898936202" calcext:value-type="float">
            <text:p>50.531898936202</text:p>
          </table:table-cell>
          <table:table-cell table:formula="of:=DEGREES(ATAN(ABS([.F742]-[.C742])/ABS([.E742]-[.B742])))" office:value-type="float" office:value="4.02264477008311" calcext:value-type="float">
            <text:p>4.02264477008311</text:p>
          </table:table-cell>
          <table:table-cell table:formula="of:=SQRT(POWER([.H742];2)+POWER([.I742];2)+POWER([.J742];2))" office:value-type="float" office:value="722.361576091175" calcext:value-type="float">
            <text:p>722.361576091175</text:p>
          </table:table-cell>
        </table:table-row>
        <table:table-row table:style-name="ro1">
          <table:table-cell office:value-type="float" office:value="76.2868" calcext:value-type="float">
            <text:p>76.2868</text:p>
          </table:table-cell>
          <table:table-cell office:value-type="float" office:value="293.719" calcext:value-type="float">
            <text:p>293.719</text:p>
          </table:table-cell>
          <table:table-cell office:value-type="float" office:value="43.0954" calcext:value-type="float">
            <text:p>43.0954</text:p>
          </table:table-cell>
          <table:table-cell office:value-type="float" office:value="76.9508" calcext:value-type="float">
            <text:p>76.9508</text:p>
          </table:table-cell>
          <table:table-cell office:value-type="float" office:value="282.945" calcext:value-type="float">
            <text:p>282.945</text:p>
          </table:table-cell>
          <table:table-cell office:value-type="float" office:value="43.9944" calcext:value-type="float">
            <text:p>43.9944</text:p>
          </table:table-cell>
          <table:table-cell/>
          <table:table-cell table:formula="of:=([.D743]-[.A743])/0.0166667" office:value-type="float" office:value="39.8399203201595" calcext:value-type="float">
            <text:p>39.8399203201595</text:p>
          </table:table-cell>
          <table:table-cell table:formula="of:=ABS([.E743]-[.B743])/0.0166667" office:value-type="float" office:value="646.438707122586" calcext:value-type="float">
            <text:p>646.438707122586</text:p>
          </table:table-cell>
          <table:table-cell table:formula="of:=([.F743]-[.C743])/0.0166667" office:value-type="float" office:value="53.9398921202158" calcext:value-type="float">
            <text:p>53.9398921202158</text:p>
          </table:table-cell>
          <table:table-cell table:formula="of:=DEGREES(ATAN(ABS([.F743]-[.C743])/ABS([.E743]-[.B743])))" office:value-type="float" office:value="4.76980314240793" calcext:value-type="float">
            <text:p>4.76980314240793</text:p>
          </table:table-cell>
          <table:table-cell table:formula="of:=SQRT(POWER([.H743];2)+POWER([.I743];2)+POWER([.J743];2))" office:value-type="float" office:value="649.907480553484" calcext:value-type="float">
            <text:p>649.907480553484</text:p>
          </table:table-cell>
        </table:table-row>
        <table:table-row table:style-name="ro1">
          <table:table-cell office:value-type="float" office:value="76.4939" calcext:value-type="float">
            <text:p>76.4939</text:p>
          </table:table-cell>
          <table:table-cell office:value-type="float" office:value="288.294" calcext:value-type="float">
            <text:p>288.294</text:p>
          </table:table-cell>
          <table:table-cell office:value-type="float" office:value="43.4203" calcext:value-type="float">
            <text:p>43.4203</text:p>
          </table:table-cell>
          <table:table-cell office:value-type="float" office:value="77.1461" calcext:value-type="float">
            <text:p>77.1461</text:p>
          </table:table-cell>
          <table:table-cell office:value-type="float" office:value="277.763" calcext:value-type="float">
            <text:p>277.763</text:p>
          </table:table-cell>
          <table:table-cell office:value-type="float" office:value="44.3016" calcext:value-type="float">
            <text:p>44.3016</text:p>
          </table:table-cell>
          <table:table-cell/>
          <table:table-cell table:formula="of:=([.D744]-[.A744])/0.0166667" office:value-type="float" office:value="39.131921736157" calcext:value-type="float">
            <text:p>39.131921736157</text:p>
          </table:table-cell>
          <table:table-cell table:formula="of:=ABS([.E744]-[.B744])/0.0166667" office:value-type="float" office:value="631.858736282528" calcext:value-type="float">
            <text:p>631.858736282528</text:p>
          </table:table-cell>
          <table:table-cell table:formula="of:=([.F744]-[.C744])/0.0166667" office:value-type="float" office:value="52.8778942442117" calcext:value-type="float">
            <text:p>52.8778942442117</text:p>
          </table:table-cell>
          <table:table-cell table:formula="of:=DEGREES(ATAN(ABS([.F744]-[.C744])/ABS([.E744]-[.B744])))" office:value-type="float" office:value="4.78372283331071" calcext:value-type="float">
            <text:p>4.78372283331071</text:p>
          </table:table-cell>
          <table:table-cell table:formula="of:=SQRT(POWER([.H744];2)+POWER([.I744];2)+POWER([.J744];2))" office:value-type="float" office:value="635.27383199296" calcext:value-type="float">
            <text:p>635.27383199296</text:p>
          </table:table-cell>
        </table:table-row>
        <table:table-row table:style-name="ro1">
          <table:table-cell office:value-type="float" office:value="76.7792" calcext:value-type="float">
            <text:p>76.7792</text:p>
          </table:table-cell>
          <table:table-cell office:value-type="float" office:value="290.95" calcext:value-type="float">
            <text:p>290.95</text:p>
          </table:table-cell>
          <table:table-cell office:value-type="float" office:value="43.5174" calcext:value-type="float">
            <text:p>43.5174</text:p>
          </table:table-cell>
          <table:table-cell office:value-type="float" office:value="77.6649" calcext:value-type="float">
            <text:p>77.6649</text:p>
          </table:table-cell>
          <table:table-cell office:value-type="float" office:value="278.947" calcext:value-type="float">
            <text:p>278.947</text:p>
          </table:table-cell>
          <table:table-cell office:value-type="float" office:value="44.8599" calcext:value-type="float">
            <text:p>44.8599</text:p>
          </table:table-cell>
          <table:table-cell/>
          <table:table-cell table:formula="of:=([.D745]-[.A745])/0.0166667" office:value-type="float" office:value="53.1418937162126" calcext:value-type="float">
            <text:p>53.1418937162126</text:p>
          </table:table-cell>
          <table:table-cell table:formula="of:=ABS([.E745]-[.B745])/0.0166667" office:value-type="float" office:value="720.17855964288" calcext:value-type="float">
            <text:p>720.17855964288</text:p>
          </table:table-cell>
          <table:table-cell table:formula="of:=([.F745]-[.C745])/0.0166667" office:value-type="float" office:value="80.5498389003223" calcext:value-type="float">
            <text:p>80.5498389003223</text:p>
          </table:table-cell>
          <table:table-cell table:formula="of:=DEGREES(ATAN(ABS([.F745]-[.C745])/ABS([.E745]-[.B745])))" office:value-type="float" office:value="6.3818396794658" calcext:value-type="float">
            <text:p>6.3818396794658</text:p>
          </table:table-cell>
          <table:table-cell table:formula="of:=SQRT(POWER([.H745];2)+POWER([.I745];2)+POWER([.J745];2))" office:value-type="float" office:value="726.615094244474" calcext:value-type="float">
            <text:p>726.615094244474</text:p>
          </table:table-cell>
        </table:table-row>
        <table:table-row table:style-name="ro1">
          <table:table-cell office:value-type="float" office:value="76.8216" calcext:value-type="float">
            <text:p>76.8216</text:p>
          </table:table-cell>
          <table:table-cell office:value-type="float" office:value="295.222" calcext:value-type="float">
            <text:p>295.222</text:p>
          </table:table-cell>
          <table:table-cell office:value-type="float" office:value="42.6006" calcext:value-type="float">
            <text:p>42.6006</text:p>
          </table:table-cell>
          <table:table-cell office:value-type="float" office:value="77.7311" calcext:value-type="float">
            <text:p>77.7311</text:p>
          </table:table-cell>
          <table:table-cell office:value-type="float" office:value="284.399" calcext:value-type="float">
            <text:p>284.399</text:p>
          </table:table-cell>
          <table:table-cell office:value-type="float" office:value="43.5083" calcext:value-type="float">
            <text:p>43.5083</text:p>
          </table:table-cell>
          <table:table-cell/>
          <table:table-cell table:formula="of:=([.D746]-[.A746])/0.0166667" office:value-type="float" office:value="54.5698908602179" calcext:value-type="float">
            <text:p>54.5698908602179</text:p>
          </table:table-cell>
          <table:table-cell table:formula="of:=ABS([.E746]-[.B746])/0.0166667" office:value-type="float" office:value="649.378701242596" calcext:value-type="float">
            <text:p>649.378701242596</text:p>
          </table:table-cell>
          <table:table-cell table:formula="of:=([.F746]-[.C746])/0.0166667" office:value-type="float" office:value="54.4618910762178" calcext:value-type="float">
            <text:p>54.4618910762178</text:p>
          </table:table-cell>
          <table:table-cell table:formula="of:=DEGREES(ATAN(ABS([.F746]-[.C746])/ABS([.E746]-[.B746])))" office:value-type="float" office:value="4.79404553099818" calcext:value-type="float">
            <text:p>4.79404553099818</text:p>
          </table:table-cell>
          <table:table-cell table:formula="of:=SQRT(POWER([.H746];2)+POWER([.I746];2)+POWER([.J746];2))" office:value-type="float" office:value="653.939345960782" calcext:value-type="float">
            <text:p>653.939345960782</text:p>
          </table:table-cell>
        </table:table-row>
        <table:table-row table:style-name="ro1">
          <table:table-cell office:value-type="float" office:value="77.7311" calcext:value-type="float">
            <text:p>77.7311</text:p>
          </table:table-cell>
          <table:table-cell office:value-type="float" office:value="284.399" calcext:value-type="float">
            <text:p>284.399</text:p>
          </table:table-cell>
          <table:table-cell office:value-type="float" office:value="43.5083" calcext:value-type="float">
            <text:p>43.5083</text:p>
          </table:table-cell>
          <table:table-cell office:value-type="float" office:value="78.8316" calcext:value-type="float">
            <text:p>78.8316</text:p>
          </table:table-cell>
          <table:table-cell office:value-type="float" office:value="272.836" calcext:value-type="float">
            <text:p>272.836</text:p>
          </table:table-cell>
          <table:table-cell office:value-type="float" office:value="44.3194" calcext:value-type="float">
            <text:p>44.3194</text:p>
          </table:table-cell>
          <table:table-cell/>
          <table:table-cell table:formula="of:=([.D747]-[.A747])/0.0166667" office:value-type="float" office:value="66.0298679402639" calcext:value-type="float">
            <text:p>66.0298679402639</text:p>
          </table:table-cell>
          <table:table-cell table:formula="of:=ABS([.E747]-[.B747])/0.0166667" office:value-type="float" office:value="693.778612442774" calcext:value-type="float">
            <text:p>693.778612442774</text:p>
          </table:table-cell>
          <table:table-cell table:formula="of:=([.F747]-[.C747])/0.0166667" office:value-type="float" office:value="48.6659026681949" calcext:value-type="float">
            <text:p>48.6659026681949</text:p>
          </table:table-cell>
          <table:table-cell table:formula="of:=DEGREES(ATAN(ABS([.F747]-[.C747])/ABS([.E747]-[.B747])))" office:value-type="float" office:value="4.01250613563168" calcext:value-type="float">
            <text:p>4.01250613563168</text:p>
          </table:table-cell>
          <table:table-cell table:formula="of:=SQRT(POWER([.H747];2)+POWER([.I747];2)+POWER([.J747];2))" office:value-type="float" office:value="698.610819144494" calcext:value-type="float">
            <text:p>698.610819144494</text:p>
          </table:table-cell>
        </table:table-row>
        <table:table-row table:style-name="ro1">
          <table:table-cell office:value-type="float" office:value="76.5333" calcext:value-type="float">
            <text:p>76.5333</text:p>
          </table:table-cell>
          <table:table-cell office:value-type="float" office:value="292.504" calcext:value-type="float">
            <text:p>292.504</text:p>
          </table:table-cell>
          <table:table-cell office:value-type="float" office:value="42.5095" calcext:value-type="float">
            <text:p>42.5095</text:p>
          </table:table-cell>
          <table:table-cell office:value-type="float" office:value="77.1905" calcext:value-type="float">
            <text:p>77.1905</text:p>
          </table:table-cell>
          <table:table-cell office:value-type="float" office:value="281.828" calcext:value-type="float">
            <text:p>281.828</text:p>
          </table:table-cell>
          <table:table-cell office:value-type="float" office:value="43.1607" calcext:value-type="float">
            <text:p>43.1607</text:p>
          </table:table-cell>
          <table:table-cell/>
          <table:table-cell table:formula="of:=([.D748]-[.A748])/0.0166667" office:value-type="float" office:value="39.4319211361579" calcext:value-type="float">
            <text:p>39.4319211361579</text:p>
          </table:table-cell>
          <table:table-cell table:formula="of:=ABS([.E748]-[.B748])/0.0166667" office:value-type="float" office:value="640.558718882565" calcext:value-type="float">
            <text:p>640.558718882565</text:p>
          </table:table-cell>
          <table:table-cell table:formula="of:=([.F748]-[.C748])/0.0166667" office:value-type="float" office:value="39.071921856156" calcext:value-type="float">
            <text:p>39.071921856156</text:p>
          </table:table-cell>
          <table:table-cell table:formula="of:=DEGREES(ATAN(ABS([.F748]-[.C748])/ABS([.E748]-[.B748])))" office:value-type="float" office:value="3.49052469723869" calcext:value-type="float">
            <text:p>3.49052469723869</text:p>
          </table:table-cell>
          <table:table-cell table:formula="of:=SQRT(POWER([.H748];2)+POWER([.I748];2)+POWER([.J748];2))" office:value-type="float" office:value="642.95953513304" calcext:value-type="float">
            <text:p>642.95953513304</text:p>
          </table:table-cell>
        </table:table-row>
        <table:table-row table:style-name="ro1">
          <table:table-cell office:value-type="float" office:value="76.9796" calcext:value-type="float">
            <text:p>76.9796</text:p>
          </table:table-cell>
          <table:table-cell office:value-type="float" office:value="285.758" calcext:value-type="float">
            <text:p>285.758</text:p>
          </table:table-cell>
          <table:table-cell office:value-type="float" office:value="43.0491" calcext:value-type="float">
            <text:p>43.0491</text:p>
          </table:table-cell>
          <table:table-cell office:value-type="float" office:value="77.6018" calcext:value-type="float">
            <text:p>77.6018</text:p>
          </table:table-cell>
          <table:table-cell office:value-type="float" office:value="274.029" calcext:value-type="float">
            <text:p>274.029</text:p>
          </table:table-cell>
          <table:table-cell office:value-type="float" office:value="44.1415" calcext:value-type="float">
            <text:p>44.1415</text:p>
          </table:table-cell>
          <table:table-cell/>
          <table:table-cell table:formula="of:=([.D749]-[.A749])/0.0166667" office:value-type="float" office:value="37.3319253361489" calcext:value-type="float">
            <text:p>37.3319253361489</text:p>
          </table:table-cell>
          <table:table-cell table:formula="of:=ABS([.E749]-[.B749])/0.0166667" office:value-type="float" office:value="703.738592522814" calcext:value-type="float">
            <text:p>703.738592522814</text:p>
          </table:table-cell>
          <table:table-cell table:formula="of:=([.F749]-[.C749])/0.0166667" office:value-type="float" office:value="65.543868912262" calcext:value-type="float">
            <text:p>65.543868912262</text:p>
          </table:table-cell>
          <table:table-cell table:formula="of:=DEGREES(ATAN(ABS([.F749]-[.C749])/ABS([.E749]-[.B749])))" office:value-type="float" office:value="5.32098799672224" calcext:value-type="float">
            <text:p>5.32098799672224</text:p>
          </table:table-cell>
          <table:table-cell table:formula="of:=SQRT(POWER([.H749];2)+POWER([.I749];2)+POWER([.J749];2))" office:value-type="float" office:value="707.769509096911" calcext:value-type="float">
            <text:p>707.769509096911</text:p>
          </table:table-cell>
        </table:table-row>
        <table:table-row table:style-name="ro1">
          <table:table-cell office:value-type="float" office:value="76.2361" calcext:value-type="float">
            <text:p>76.2361</text:p>
          </table:table-cell>
          <table:table-cell office:value-type="float" office:value="288.315" calcext:value-type="float">
            <text:p>288.315</text:p>
          </table:table-cell>
          <table:table-cell office:value-type="float" office:value="43.1647" calcext:value-type="float">
            <text:p>43.1647</text:p>
          </table:table-cell>
          <table:table-cell office:value-type="float" office:value="76.8662" calcext:value-type="float">
            <text:p>76.8662</text:p>
          </table:table-cell>
          <table:table-cell office:value-type="float" office:value="275.154" calcext:value-type="float">
            <text:p>275.154</text:p>
          </table:table-cell>
          <table:table-cell office:value-type="float" office:value="44.4657" calcext:value-type="float">
            <text:p>44.4657</text:p>
          </table:table-cell>
          <table:table-cell/>
          <table:table-cell table:formula="of:=([.D750]-[.A750])/0.0166667" office:value-type="float" office:value="37.805924388152" calcext:value-type="float">
            <text:p>37.805924388152</text:p>
          </table:table-cell>
          <table:table-cell table:formula="of:=ABS([.E750]-[.B750])/0.0166667" office:value-type="float" office:value="789.658420683159" calcext:value-type="float">
            <text:p>789.658420683159</text:p>
          </table:table-cell>
          <table:table-cell table:formula="of:=([.F750]-[.C750])/0.0166667" office:value-type="float" office:value="78.0598438803119" calcext:value-type="float">
            <text:p>78.0598438803119</text:p>
          </table:table-cell>
          <table:table-cell table:formula="of:=DEGREES(ATAN(ABS([.F750]-[.C750])/ABS([.E750]-[.B750])))" office:value-type="float" office:value="5.64549951105646" calcext:value-type="float">
            <text:p>5.64549951105646</text:p>
          </table:table-cell>
          <table:table-cell table:formula="of:=SQRT(POWER([.H750];2)+POWER([.I750];2)+POWER([.J750];2))" office:value-type="float" office:value="794.407356776913" calcext:value-type="float">
            <text:p>794.407356776913</text:p>
          </table:table-cell>
        </table:table-row>
        <table:table-row table:style-name="ro1">
          <table:table-cell office:value-type="float" office:value="77.5079" calcext:value-type="float">
            <text:p>77.5079</text:p>
          </table:table-cell>
          <table:table-cell office:value-type="float" office:value="287.116" calcext:value-type="float">
            <text:p>287.116</text:p>
          </table:table-cell>
          <table:table-cell office:value-type="float" office:value="43.0856" calcext:value-type="float">
            <text:p>43.0856</text:p>
          </table:table-cell>
          <table:table-cell office:value-type="float" office:value="78.6203" calcext:value-type="float">
            <text:p>78.6203</text:p>
          </table:table-cell>
          <table:table-cell office:value-type="float" office:value="275.421" calcext:value-type="float">
            <text:p>275.421</text:p>
          </table:table-cell>
          <table:table-cell office:value-type="float" office:value="43.9116" calcext:value-type="float">
            <text:p>43.9116</text:p>
          </table:table-cell>
          <table:table-cell/>
          <table:table-cell table:formula="of:=([.D751]-[.A751])/0.0166667" office:value-type="float" office:value="66.7438665122666" calcext:value-type="float">
            <text:p>66.7438665122666</text:p>
          </table:table-cell>
          <table:table-cell table:formula="of:=ABS([.E751]-[.B751])/0.0166667" office:value-type="float" office:value="701.698596602807" calcext:value-type="float">
            <text:p>701.698596602807</text:p>
          </table:table-cell>
          <table:table-cell table:formula="of:=([.F751]-[.C751])/0.0166667" office:value-type="float" office:value="49.5599008801983" calcext:value-type="float">
            <text:p>49.5599008801983</text:p>
          </table:table-cell>
          <table:table-cell table:formula="of:=DEGREES(ATAN(ABS([.F751]-[.C751])/ABS([.E751]-[.B751])))" office:value-type="float" office:value="4.04000467509487" calcext:value-type="float">
            <text:p>4.04000467509487</text:p>
          </table:table-cell>
          <table:table-cell table:formula="of:=SQRT(POWER([.H751];2)+POWER([.I751];2)+POWER([.J751];2))" office:value-type="float" office:value="706.605864656253" calcext:value-type="float">
            <text:p>706.605864656253</text:p>
          </table:table-cell>
        </table:table-row>
        <table:table-row table:style-name="ro1">
          <table:table-cell office:value-type="float" office:value="76.779" calcext:value-type="float">
            <text:p>76.779</text:p>
          </table:table-cell>
          <table:table-cell office:value-type="float" office:value="291.252" calcext:value-type="float">
            <text:p>291.252</text:p>
          </table:table-cell>
          <table:table-cell office:value-type="float" office:value="42.1893" calcext:value-type="float">
            <text:p>42.1893</text:p>
          </table:table-cell>
          <table:table-cell office:value-type="float" office:value="77.683" calcext:value-type="float">
            <text:p>77.683</text:p>
          </table:table-cell>
          <table:table-cell office:value-type="float" office:value="280.658" calcext:value-type="float">
            <text:p>280.658</text:p>
          </table:table-cell>
          <table:table-cell office:value-type="float" office:value="42.8389" calcext:value-type="float">
            <text:p>42.8389</text:p>
          </table:table-cell>
          <table:table-cell/>
          <table:table-cell table:formula="of:=([.D752]-[.A752])/0.0166667" office:value-type="float" office:value="54.2398915202176" calcext:value-type="float">
            <text:p>54.2398915202176</text:p>
          </table:table-cell>
          <table:table-cell table:formula="of:=ABS([.E752]-[.B752])/0.0166667" office:value-type="float" office:value="635.638728722542" calcext:value-type="float">
            <text:p>635.638728722542</text:p>
          </table:table-cell>
          <table:table-cell table:formula="of:=([.F752]-[.C752])/0.0166667" office:value-type="float" office:value="38.9759220481559" calcext:value-type="float">
            <text:p>38.9759220481559</text:p>
          </table:table-cell>
          <table:table-cell table:formula="of:=DEGREES(ATAN(ABS([.F752]-[.C752])/ABS([.E752]-[.B752])))" office:value-type="float" office:value="3.50885376391753" calcext:value-type="float">
            <text:p>3.50885376391753</text:p>
          </table:table-cell>
          <table:table-cell table:formula="of:=SQRT(POWER([.H752];2)+POWER([.I752];2)+POWER([.J752];2))" office:value-type="float" office:value="639.138233705071" calcext:value-type="float">
            <text:p>639.138233705071</text:p>
          </table:table-cell>
        </table:table-row>
        <table:table-row table:style-name="ro1">
          <table:table-cell office:value-type="float" office:value="76.4934" calcext:value-type="float">
            <text:p>76.4934</text:p>
          </table:table-cell>
          <table:table-cell office:value-type="float" office:value="288.457" calcext:value-type="float">
            <text:p>288.457</text:p>
          </table:table-cell>
          <table:table-cell office:value-type="float" office:value="42.6304" calcext:value-type="float">
            <text:p>42.6304</text:p>
          </table:table-cell>
          <table:table-cell office:value-type="float" office:value="77.1315" calcext:value-type="float">
            <text:p>77.1315</text:p>
          </table:table-cell>
          <table:table-cell office:value-type="float" office:value="276.603" calcext:value-type="float">
            <text:p>276.603</text:p>
          </table:table-cell>
          <table:table-cell office:value-type="float" office:value="43.7379" calcext:value-type="float">
            <text:p>43.7379</text:p>
          </table:table-cell>
          <table:table-cell/>
          <table:table-cell table:formula="of:=([.D753]-[.A753])/0.0166667" office:value-type="float" office:value="38.2859234281537" calcext:value-type="float">
            <text:p>38.2859234281537</text:p>
          </table:table-cell>
          <table:table-cell table:formula="of:=ABS([.E753]-[.B753])/0.0166667" office:value-type="float" office:value="711.238577522844" calcext:value-type="float">
            <text:p>711.238577522844</text:p>
          </table:table-cell>
          <table:table-cell table:formula="of:=([.F753]-[.C753])/0.0166667" office:value-type="float" office:value="66.4498671002659" calcext:value-type="float">
            <text:p>66.4498671002659</text:p>
          </table:table-cell>
          <table:table-cell table:formula="of:=DEGREES(ATAN(ABS([.F753]-[.C753])/ABS([.E753]-[.B753])))" office:value-type="float" office:value="5.33755749880719" calcext:value-type="float">
            <text:p>5.33755749880719</text:p>
          </table:table-cell>
          <table:table-cell table:formula="of:=SQRT(POWER([.H753];2)+POWER([.I753];2)+POWER([.J753];2))" office:value-type="float" office:value="715.361245055327" calcext:value-type="float">
            <text:p>715.361245055327</text:p>
          </table:table-cell>
        </table:table-row>
        <table:table-row table:style-name="ro1">
          <table:table-cell office:value-type="float" office:value="76.7236" calcext:value-type="float">
            <text:p>76.7236</text:p>
          </table:table-cell>
          <table:table-cell office:value-type="float" office:value="285.692" calcext:value-type="float">
            <text:p>285.692</text:p>
          </table:table-cell>
          <table:table-cell office:value-type="float" office:value="43.3153" calcext:value-type="float">
            <text:p>43.3153</text:p>
          </table:table-cell>
          <table:table-cell office:value-type="float" office:value="77.3675" calcext:value-type="float">
            <text:p>77.3675</text:p>
          </table:table-cell>
          <table:table-cell office:value-type="float" office:value="275.322" calcext:value-type="float">
            <text:p>275.322</text:p>
          </table:table-cell>
          <table:table-cell office:value-type="float" office:value="43.9386" calcext:value-type="float">
            <text:p>43.9386</text:p>
          </table:table-cell>
          <table:table-cell/>
          <table:table-cell table:formula="of:=([.D754]-[.A754])/0.0166667" office:value-type="float" office:value="38.6339227321547" calcext:value-type="float">
            <text:p>38.6339227321547</text:p>
          </table:table-cell>
          <table:table-cell table:formula="of:=ABS([.E754]-[.B754])/0.0166667" office:value-type="float" office:value="622.198755602489" calcext:value-type="float">
            <text:p>622.198755602489</text:p>
          </table:table-cell>
          <table:table-cell table:formula="of:=([.F754]-[.C754])/0.0166667" office:value-type="float" office:value="37.3979252041496" calcext:value-type="float">
            <text:p>37.3979252041496</text:p>
          </table:table-cell>
          <table:table-cell table:formula="of:=DEGREES(ATAN(ABS([.F754]-[.C754])/ABS([.E754]-[.B754])))" office:value-type="float" office:value="3.43968618516718" calcext:value-type="float">
            <text:p>3.43968618516718</text:p>
          </table:table-cell>
          <table:table-cell table:formula="of:=SQRT(POWER([.H754];2)+POWER([.I754];2)+POWER([.J754];2))" office:value-type="float" office:value="624.517794997497" calcext:value-type="float">
            <text:p>624.517794997497</text:p>
          </table:table-cell>
        </table:table-row>
        <table:table-row table:style-name="ro1">
          <table:table-cell office:value-type="float" office:value="76.2487" calcext:value-type="float">
            <text:p>76.2487</text:p>
          </table:table-cell>
          <table:table-cell office:value-type="float" office:value="289.712" calcext:value-type="float">
            <text:p>289.712</text:p>
          </table:table-cell>
          <table:table-cell office:value-type="float" office:value="42.947" calcext:value-type="float">
            <text:p>42.947</text:p>
          </table:table-cell>
          <table:table-cell office:value-type="float" office:value="76.8942" calcext:value-type="float">
            <text:p>76.8942</text:p>
          </table:table-cell>
          <table:table-cell office:value-type="float" office:value="277.837" calcext:value-type="float">
            <text:p>277.837</text:p>
          </table:table-cell>
          <table:table-cell office:value-type="float" office:value="43.7938" calcext:value-type="float">
            <text:p>43.7938</text:p>
          </table:table-cell>
          <table:table-cell/>
          <table:table-cell table:formula="of:=([.D755]-[.A755])/0.0166667" office:value-type="float" office:value="38.7299225401548" calcext:value-type="float">
            <text:p>38.7299225401548</text:p>
          </table:table-cell>
          <table:table-cell table:formula="of:=ABS([.E755]-[.B755])/0.0166667" office:value-type="float" office:value="712.49857500285" calcext:value-type="float">
            <text:p>712.49857500285</text:p>
          </table:table-cell>
          <table:table-cell table:formula="of:=([.F755]-[.C755])/0.0166667" office:value-type="float" office:value="50.8078983842029" calcext:value-type="float">
            <text:p>50.8078983842029</text:p>
          </table:table-cell>
          <table:table-cell table:formula="of:=DEGREES(ATAN(ABS([.F755]-[.C755])/ABS([.E755]-[.B755])))" office:value-type="float" office:value="4.07882756301169" calcext:value-type="float">
            <text:p>4.07882756301169</text:p>
          </table:table-cell>
          <table:table-cell table:formula="of:=SQRT(POWER([.H755];2)+POWER([.I755];2)+POWER([.J755];2))" office:value-type="float" office:value="715.357021926309" calcext:value-type="float">
            <text:p>715.357021926309</text:p>
          </table:table-cell>
        </table:table-row>
        <table:table-row table:style-name="ro1">
          <table:table-cell office:value-type="float" office:value="77.6998" calcext:value-type="float">
            <text:p>77.6998</text:p>
          </table:table-cell>
          <table:table-cell office:value-type="float" office:value="282.061" calcext:value-type="float">
            <text:p>282.061</text:p>
          </table:table-cell>
          <table:table-cell office:value-type="float" office:value="42.3638" calcext:value-type="float">
            <text:p>42.3638</text:p>
          </table:table-cell>
          <table:table-cell office:value-type="float" office:value="78.7979" calcext:value-type="float">
            <text:p>78.7979</text:p>
          </table:table-cell>
          <table:table-cell office:value-type="float" office:value="270.695" calcext:value-type="float">
            <text:p>270.695</text:p>
          </table:table-cell>
          <table:table-cell office:value-type="float" office:value="42.6919" calcext:value-type="float">
            <text:p>42.6919</text:p>
          </table:table-cell>
          <table:table-cell/>
          <table:table-cell table:formula="of:=([.D756]-[.A756])/0.0166667" office:value-type="float" office:value="65.8858682282637" calcext:value-type="float">
            <text:p>65.8858682282637</text:p>
          </table:table-cell>
          <table:table-cell table:formula="of:=ABS([.E756]-[.B756])/0.0166667" office:value-type="float" office:value="681.958636082727" calcext:value-type="float">
            <text:p>681.958636082727</text:p>
          </table:table-cell>
          <table:table-cell table:formula="of:=([.F756]-[.C756])/0.0166667" office:value-type="float" office:value="19.6859606280787" calcext:value-type="float">
            <text:p>19.6859606280787</text:p>
          </table:table-cell>
          <table:table-cell table:formula="of:=DEGREES(ATAN(ABS([.F756]-[.C756])/ABS([.E756]-[.B756])))" office:value-type="float" office:value="1.65348638512675" calcext:value-type="float">
            <text:p>1.65348638512675</text:p>
          </table:table-cell>
          <table:table-cell table:formula="of:=SQRT(POWER([.H756];2)+POWER([.I756];2)+POWER([.J756];2))" office:value-type="float" office:value="685.416709750978" calcext:value-type="float">
            <text:p>685.416709750978</text:p>
          </table:table-cell>
        </table:table-row>
        <table:table-row table:style-name="ro1">
          <table:table-cell office:value-type="float" office:value="76.7512" calcext:value-type="float">
            <text:p>76.7512</text:p>
          </table:table-cell>
          <table:table-cell office:value-type="float" office:value="288.493" calcext:value-type="float">
            <text:p>288.493</text:p>
          </table:table-cell>
          <table:table-cell office:value-type="float" office:value="42.6223" calcext:value-type="float">
            <text:p>42.6223</text:p>
          </table:table-cell>
          <table:table-cell office:value-type="float" office:value="77.3986" calcext:value-type="float">
            <text:p>77.3986</text:p>
          </table:table-cell>
          <table:table-cell office:value-type="float" office:value="278.05" calcext:value-type="float">
            <text:p>278.05</text:p>
          </table:table-cell>
          <table:table-cell office:value-type="float" office:value="43.0067" calcext:value-type="float">
            <text:p>43.0067</text:p>
          </table:table-cell>
          <table:table-cell/>
          <table:table-cell table:formula="of:=([.D757]-[.A757])/0.0166667" office:value-type="float" office:value="38.8439223121557" calcext:value-type="float">
            <text:p>38.8439223121557</text:p>
          </table:table-cell>
          <table:table-cell table:formula="of:=ABS([.E757]-[.B757])/0.0166667" office:value-type="float" office:value="626.578746842505" calcext:value-type="float">
            <text:p>626.578746842505</text:p>
          </table:table-cell>
          <table:table-cell table:formula="of:=([.F757]-[.C757])/0.0166667" office:value-type="float" office:value="23.0639538720922" calcext:value-type="float">
            <text:p>23.0639538720922</text:p>
          </table:table-cell>
          <table:table-cell table:formula="of:=DEGREES(ATAN(ABS([.F757]-[.C757])/ABS([.E757]-[.B757])))" office:value-type="float" office:value="2.10806842106367" calcext:value-type="float">
            <text:p>2.10806842106367</text:p>
          </table:table-cell>
          <table:table-cell table:formula="of:=SQRT(POWER([.H757];2)+POWER([.I757];2)+POWER([.J757];2))" office:value-type="float" office:value="628.205159373537" calcext:value-type="float">
            <text:p>628.205159373537</text:p>
          </table:table-cell>
        </table:table-row>
        <table:table-row table:style-name="ro1">
          <table:table-cell office:value-type="float" office:value="76.5333" calcext:value-type="float">
            <text:p>76.5333</text:p>
          </table:table-cell>
          <table:table-cell office:value-type="float" office:value="292.581" calcext:value-type="float">
            <text:p>292.581</text:p>
          </table:table-cell>
          <table:table-cell office:value-type="float" office:value="42.2404" calcext:value-type="float">
            <text:p>42.2404</text:p>
          </table:table-cell>
          <table:table-cell office:value-type="float" office:value="77.4294" calcext:value-type="float">
            <text:p>77.4294</text:p>
          </table:table-cell>
          <table:table-cell office:value-type="float" office:value="280.594" calcext:value-type="float">
            <text:p>280.594</text:p>
          </table:table-cell>
          <table:table-cell office:value-type="float" office:value="43.1025" calcext:value-type="float">
            <text:p>43.1025</text:p>
          </table:table-cell>
          <table:table-cell/>
          <table:table-cell table:formula="of:=([.D758]-[.A758])/0.0166667" office:value-type="float" office:value="53.7658924682153" calcext:value-type="float">
            <text:p>53.7658924682153</text:p>
          </table:table-cell>
          <table:table-cell table:formula="of:=ABS([.E758]-[.B758])/0.0166667" office:value-type="float" office:value="719.218561562878" calcext:value-type="float">
            <text:p>719.218561562878</text:p>
          </table:table-cell>
          <table:table-cell table:formula="of:=([.F758]-[.C758])/0.0166667" office:value-type="float" office:value="51.7258965482068" calcext:value-type="float">
            <text:p>51.7258965482068</text:p>
          </table:table-cell>
          <table:table-cell table:formula="of:=DEGREES(ATAN(ABS([.F758]-[.C758])/ABS([.E758]-[.B758])))" office:value-type="float" office:value="4.1136056883069" calcext:value-type="float">
            <text:p>4.1136056883069</text:p>
          </table:table-cell>
          <table:table-cell table:formula="of:=SQRT(POWER([.H758];2)+POWER([.I758];2)+POWER([.J758];2))" office:value-type="float" office:value="723.077920326154" calcext:value-type="float">
            <text:p>723.077920326154</text:p>
          </table:table-cell>
        </table:table-row>
        <table:table-row table:style-name="ro1">
          <table:table-cell office:value-type="float" office:value="76.765" calcext:value-type="float">
            <text:p>76.765</text:p>
          </table:table-cell>
          <table:table-cell office:value-type="float" office:value="289.928" calcext:value-type="float">
            <text:p>289.928</text:p>
          </table:table-cell>
          <table:table-cell office:value-type="float" office:value="42.1413" calcext:value-type="float">
            <text:p>42.1413</text:p>
          </table:table-cell>
          <table:table-cell office:value-type="float" office:value="77.4299" calcext:value-type="float">
            <text:p>77.4299</text:p>
          </table:table-cell>
          <table:table-cell office:value-type="float" office:value="280.758" calcext:value-type="float">
            <text:p>280.758</text:p>
          </table:table-cell>
          <table:table-cell office:value-type="float" office:value="42.3229" calcext:value-type="float">
            <text:p>42.3229</text:p>
          </table:table-cell>
          <table:table-cell/>
          <table:table-cell table:formula="of:=([.D759]-[.A759])/0.0166667" office:value-type="float" office:value="39.8939202121598" calcext:value-type="float">
            <text:p>39.8939202121598</text:p>
          </table:table-cell>
          <table:table-cell table:formula="of:=ABS([.E759]-[.B759])/0.0166667" office:value-type="float" office:value="550.198899602202" calcext:value-type="float">
            <text:p>550.198899602202</text:p>
          </table:table-cell>
          <table:table-cell table:formula="of:=([.F759]-[.C759])/0.0166667" office:value-type="float" office:value="10.8959782080433" calcext:value-type="float">
            <text:p>10.8959782080433</text:p>
          </table:table-cell>
          <table:table-cell table:formula="of:=DEGREES(ATAN(ABS([.F759]-[.C759])/ABS([.E759]-[.B759])))" office:value-type="float" office:value="1.13452057319213" calcext:value-type="float">
            <text:p>1.13452057319213</text:p>
          </table:table-cell>
          <table:table-cell table:formula="of:=SQRT(POWER([.H759];2)+POWER([.I759];2)+POWER([.J759];2))" office:value-type="float" office:value="551.750918743665" calcext:value-type="float">
            <text:p>551.750918743665</text:p>
          </table:table-cell>
        </table:table-row>
        <table:table-row table:style-name="ro1">
          <table:table-cell office:value-type="float" office:value="76.7652" calcext:value-type="float">
            <text:p>76.7652</text:p>
          </table:table-cell>
          <table:table-cell office:value-type="float" office:value="289.816" calcext:value-type="float">
            <text:p>289.816</text:p>
          </table:table-cell>
          <table:table-cell office:value-type="float" office:value="42.6705" calcext:value-type="float">
            <text:p>42.6705</text:p>
          </table:table-cell>
          <table:table-cell office:value-type="float" office:value="77.4137" calcext:value-type="float">
            <text:p>77.4137</text:p>
          </table:table-cell>
          <table:table-cell office:value-type="float" office:value="279.26" calcext:value-type="float">
            <text:p>279.26</text:p>
          </table:table-cell>
          <table:table-cell office:value-type="float" office:value="43.3141" calcext:value-type="float">
            <text:p>43.3141</text:p>
          </table:table-cell>
          <table:table-cell/>
          <table:table-cell table:formula="of:=([.D760]-[.A760])/0.0166667" office:value-type="float" office:value="38.9099221801564" calcext:value-type="float">
            <text:p>38.9099221801564</text:p>
          </table:table-cell>
          <table:table-cell table:formula="of:=ABS([.E760]-[.B760])/0.0166667" office:value-type="float" office:value="633.358733282532" calcext:value-type="float">
            <text:p>633.358733282532</text:p>
          </table:table-cell>
          <table:table-cell table:formula="of:=([.F760]-[.C760])/0.0166667" office:value-type="float" office:value="38.6159227681548" calcext:value-type="float">
            <text:p>38.6159227681548</text:p>
          </table:table-cell>
          <table:table-cell table:formula="of:=DEGREES(ATAN(ABS([.F760]-[.C760])/ABS([.E760]-[.B760])))" office:value-type="float" office:value="3.48900835817191" calcext:value-type="float">
            <text:p>3.48900835817191</text:p>
          </table:table-cell>
          <table:table-cell table:formula="of:=SQRT(POWER([.H760];2)+POWER([.I760];2)+POWER([.J760];2))" office:value-type="float" office:value="635.726715311348" calcext:value-type="float">
            <text:p>635.726715311348</text:p>
          </table:table-cell>
        </table:table-row>
        <table:table-row table:style-name="ro1">
          <table:table-cell office:value-type="float" office:value="77.053" calcext:value-type="float">
            <text:p>77.053</text:p>
          </table:table-cell>
          <table:table-cell office:value-type="float" office:value="292.548" calcext:value-type="float">
            <text:p>292.548</text:p>
          </table:table-cell>
          <table:table-cell office:value-type="float" office:value="42.498" calcext:value-type="float">
            <text:p>42.498</text:p>
          </table:table-cell>
          <table:table-cell office:value-type="float" office:value="77.9528" calcext:value-type="float">
            <text:p>77.9528</text:p>
          </table:table-cell>
          <table:table-cell office:value-type="float" office:value="281.855" calcext:value-type="float">
            <text:p>281.855</text:p>
          </table:table-cell>
          <table:table-cell office:value-type="float" office:value="43.4011" calcext:value-type="float">
            <text:p>43.4011</text:p>
          </table:table-cell>
          <table:table-cell/>
          <table:table-cell table:formula="of:=([.D761]-[.A761])/0.0166667" office:value-type="float" office:value="53.9878920242159" calcext:value-type="float">
            <text:p>53.9878920242159</text:p>
          </table:table-cell>
          <table:table-cell table:formula="of:=ABS([.E761]-[.B761])/0.0166667" office:value-type="float" office:value="641.578716842565" calcext:value-type="float">
            <text:p>641.578716842565</text:p>
          </table:table-cell>
          <table:table-cell table:formula="of:=([.F761]-[.C761])/0.0166667" office:value-type="float" office:value="54.1858916282169" calcext:value-type="float">
            <text:p>54.1858916282169</text:p>
          </table:table-cell>
          <table:table-cell table:formula="of:=DEGREES(ATAN(ABS([.F761]-[.C761])/ABS([.E761]-[.B761])))" office:value-type="float" office:value="4.82757997830278" calcext:value-type="float">
            <text:p>4.82757997830278</text:p>
          </table:table-cell>
          <table:table-cell table:formula="of:=SQRT(POWER([.H761];2)+POWER([.I761];2)+POWER([.J761];2))" office:value-type="float" office:value="646.12232064998" calcext:value-type="float">
            <text:p>646.12232064998</text:p>
          </table:table-cell>
        </table:table-row>
        <table:table-row table:style-name="ro1">
          <table:table-cell office:value-type="float" office:value="77.4605" calcext:value-type="float">
            <text:p>77.4605</text:p>
          </table:table-cell>
          <table:table-cell office:value-type="float" office:value="283.203" calcext:value-type="float">
            <text:p>283.203</text:p>
          </table:table-cell>
          <table:table-cell office:value-type="float" office:value="42.9411" calcext:value-type="float">
            <text:p>42.9411</text:p>
          </table:table-cell>
          <table:table-cell office:value-type="float" office:value="78.2991" calcext:value-type="float">
            <text:p>78.2991</text:p>
          </table:table-cell>
          <table:table-cell office:value-type="float" office:value="270.432" calcext:value-type="float">
            <text:p>270.432</text:p>
          </table:table-cell>
          <table:table-cell office:value-type="float" office:value="43.723" calcext:value-type="float">
            <text:p>43.723</text:p>
          </table:table-cell>
          <table:table-cell/>
          <table:table-cell table:formula="of:=([.D762]-[.A762])/0.0166667" office:value-type="float" office:value="50.3158993682012" calcext:value-type="float">
            <text:p>50.3158993682012</text:p>
          </table:table-cell>
          <table:table-cell table:formula="of:=ABS([.E762]-[.B762])/0.0166667" office:value-type="float" office:value="766.258467483063" calcext:value-type="float">
            <text:p>766.258467483063</text:p>
          </table:table-cell>
          <table:table-cell table:formula="of:=([.F762]-[.C762])/0.0166667" office:value-type="float" office:value="46.9139061721877" calcext:value-type="float">
            <text:p>46.9139061721877</text:p>
          </table:table-cell>
          <table:table-cell table:formula="of:=DEGREES(ATAN(ABS([.F762]-[.C762])/ABS([.E762]-[.B762])))" office:value-type="float" office:value="3.50354076650497" calcext:value-type="float">
            <text:p>3.50354076650497</text:p>
          </table:table-cell>
          <table:table-cell table:formula="of:=SQRT(POWER([.H762];2)+POWER([.I762];2)+POWER([.J762];2))" office:value-type="float" office:value="769.340394956001" calcext:value-type="float">
            <text:p>769.340394956001</text:p>
          </table:table-cell>
        </table:table-row>
        <table:table-row table:style-name="ro1">
          <table:table-cell office:value-type="float" office:value="76.765" calcext:value-type="float">
            <text:p>76.765</text:p>
          </table:table-cell>
          <table:table-cell office:value-type="float" office:value="289.928" calcext:value-type="float">
            <text:p>289.928</text:p>
          </table:table-cell>
          <table:table-cell office:value-type="float" office:value="42.1413" calcext:value-type="float">
            <text:p>42.1413</text:p>
          </table:table-cell>
          <table:table-cell office:value-type="float" office:value="77.3989" calcext:value-type="float">
            <text:p>77.3989</text:p>
          </table:table-cell>
          <table:table-cell office:value-type="float" office:value="278.243" calcext:value-type="float">
            <text:p>278.243</text:p>
          </table:table-cell>
          <table:table-cell office:value-type="float" office:value="41.9756" calcext:value-type="float">
            <text:p>41.9756</text:p>
          </table:table-cell>
          <table:table-cell/>
          <table:table-cell table:formula="of:=([.D763]-[.A763])/0.0166667" office:value-type="float" office:value="38.033923932152" calcext:value-type="float">
            <text:p>38.033923932152</text:p>
          </table:table-cell>
          <table:table-cell table:formula="of:=ABS([.E763]-[.B763])/0.0166667" office:value-type="float" office:value="701.098597802805" calcext:value-type="float">
            <text:p>701.098597802805</text:p>
          </table:table-cell>
          <table:table-cell table:formula="of:=([.F763]-[.C763])/0.0166667" office:value-type="float" office:value="-9.94198011603983" calcext:value-type="float">
            <text:p>-9.94198011603983</text:p>
          </table:table-cell>
          <table:table-cell table:formula="of:=DEGREES(ATAN(ABS([.F763]-[.C763])/ABS([.E763]-[.B763])))" office:value-type="float" office:value="0.812432551946177" calcext:value-type="float">
            <text:p>0.812432551946177</text:p>
          </table:table-cell>
          <table:table-cell table:formula="of:=SQRT(POWER([.H763];2)+POWER([.I763];2)+POWER([.J763];2))" office:value-type="float" office:value="702.199876231378" calcext:value-type="float">
            <text:p>702.199876231378</text:p>
          </table:table-cell>
        </table:table-row>
        <table:table-row table:style-name="ro1">
          <table:table-cell office:value-type="float" office:value="76.5064" calcext:value-type="float">
            <text:p>76.5064</text:p>
          </table:table-cell>
          <table:table-cell office:value-type="float" office:value="289.902" calcext:value-type="float">
            <text:p>289.902</text:p>
          </table:table-cell>
          <table:table-cell office:value-type="float" office:value="42.1477" calcext:value-type="float">
            <text:p>42.1477</text:p>
          </table:table-cell>
          <table:table-cell office:value-type="float" office:value="77.1612" calcext:value-type="float">
            <text:p>77.1612</text:p>
          </table:table-cell>
          <table:table-cell office:value-type="float" office:value="279.444" calcext:value-type="float">
            <text:p>279.444</text:p>
          </table:table-cell>
          <table:table-cell office:value-type="float" office:value="42.2851" calcext:value-type="float">
            <text:p>42.2851</text:p>
          </table:table-cell>
          <table:table-cell/>
          <table:table-cell table:formula="of:=([.D764]-[.A764])/0.0166667" office:value-type="float" office:value="39.2879214241568" calcext:value-type="float">
            <text:p>39.2879214241568</text:p>
          </table:table-cell>
          <table:table-cell table:formula="of:=ABS([.E764]-[.B764])/0.0166667" office:value-type="float" office:value="627.478745042508" calcext:value-type="float">
            <text:p>627.478745042508</text:p>
          </table:table-cell>
          <table:table-cell table:formula="of:=([.F764]-[.C764])/0.0166667" office:value-type="float" office:value="8.24398351203295" calcext:value-type="float">
            <text:p>8.24398351203295</text:p>
          </table:table-cell>
          <table:table-cell table:formula="of:=DEGREES(ATAN(ABS([.F764]-[.C764])/ABS([.E764]-[.B764])))" office:value-type="float" office:value="0.752723961308518" calcext:value-type="float">
            <text:p>0.752723961308518</text:p>
          </table:table-cell>
          <table:table-cell table:formula="of:=SQRT(POWER([.H764];2)+POWER([.I764];2)+POWER([.J764];2))" office:value-type="float" office:value="628.761544239228" calcext:value-type="float">
            <text:p>628.761544239228</text:p>
          </table:table-cell>
        </table:table-row>
        <table:table-row table:style-name="ro1">
          <table:table-cell office:value-type="float" office:value="76.7236" calcext:value-type="float">
            <text:p>76.7236</text:p>
          </table:table-cell>
          <table:table-cell office:value-type="float" office:value="285.692" calcext:value-type="float">
            <text:p>285.692</text:p>
          </table:table-cell>
          <table:table-cell office:value-type="float" office:value="43.3153" calcext:value-type="float">
            <text:p>43.3153</text:p>
          </table:table-cell>
          <table:table-cell office:value-type="float" office:value="77.3522" calcext:value-type="float">
            <text:p>77.3522</text:p>
          </table:table-cell>
          <table:table-cell office:value-type="float" office:value="274.022" calcext:value-type="float">
            <text:p>274.022</text:p>
          </table:table-cell>
          <table:table-cell office:value-type="float" office:value="44.1448" calcext:value-type="float">
            <text:p>44.1448</text:p>
          </table:table-cell>
          <table:table-cell/>
          <table:table-cell table:formula="of:=([.D765]-[.A765])/0.0166667" office:value-type="float" office:value="37.7159245681504" calcext:value-type="float">
            <text:p>37.7159245681504</text:p>
          </table:table-cell>
          <table:table-cell table:formula="of:=ABS([.E765]-[.B765])/0.0166667" office:value-type="float" office:value="700.198599602802" calcext:value-type="float">
            <text:p>700.198599602802</text:p>
          </table:table-cell>
          <table:table-cell table:formula="of:=([.F765]-[.C765])/0.0166667" office:value-type="float" office:value="49.7699004601988" calcext:value-type="float">
            <text:p>49.7699004601988</text:p>
          </table:table-cell>
          <table:table-cell table:formula="of:=DEGREES(ATAN(ABS([.F765]-[.C765])/ABS([.E765]-[.B765])))" office:value-type="float" office:value="4.0657284099288" calcext:value-type="float">
            <text:p>4.0657284099288</text:p>
          </table:table-cell>
          <table:table-cell table:formula="of:=SQRT(POWER([.H765];2)+POWER([.I765];2)+POWER([.J765];2))" office:value-type="float" office:value="702.977675921201" calcext:value-type="float">
            <text:p>702.977675921201</text:p>
          </table:table-cell>
        </table:table-row>
        <table:table-row table:style-name="ro1">
          <table:table-cell office:value-type="float" office:value="76.9224" calcext:value-type="float">
            <text:p>76.9224</text:p>
          </table:table-cell>
          <table:table-cell office:value-type="float" office:value="280.379" calcext:value-type="float">
            <text:p>280.379</text:p>
          </table:table-cell>
          <table:table-cell office:value-type="float" office:value="43.8934" calcext:value-type="float">
            <text:p>43.8934</text:p>
          </table:table-cell>
          <table:table-cell office:value-type="float" office:value="77.3069" calcext:value-type="float">
            <text:p>77.3069</text:p>
          </table:table-cell>
          <table:table-cell office:value-type="float" office:value="270.165" calcext:value-type="float">
            <text:p>270.165</text:p>
          </table:table-cell>
          <table:table-cell office:value-type="float" office:value="44.7566" calcext:value-type="float">
            <text:p>44.7566</text:p>
          </table:table-cell>
          <table:table-cell/>
          <table:table-cell table:formula="of:=([.D766]-[.A766])/0.0166667" office:value-type="float" office:value="23.0699538600924" calcext:value-type="float">
            <text:p>23.0699538600924</text:p>
          </table:table-cell>
          <table:table-cell table:formula="of:=ABS([.E766]-[.B766])/0.0166667" office:value-type="float" office:value="612.838774322451" calcext:value-type="float">
            <text:p>612.838774322451</text:p>
          </table:table-cell>
          <table:table-cell table:formula="of:=([.F766]-[.C766])/0.0166667" office:value-type="float" office:value="51.7918964162071" calcext:value-type="float">
            <text:p>51.7918964162071</text:p>
          </table:table-cell>
          <table:table-cell table:formula="of:=DEGREES(ATAN(ABS([.F766]-[.C766])/ABS([.E766]-[.B766])))" office:value-type="float" office:value="4.83067098953594" calcext:value-type="float">
            <text:p>4.83067098953594</text:p>
          </table:table-cell>
          <table:table-cell table:formula="of:=SQRT(POWER([.H766];2)+POWER([.I766];2)+POWER([.J766];2))" office:value-type="float" office:value="615.455917689105" calcext:value-type="float">
            <text:p>615.455917689105</text:p>
          </table:table-cell>
        </table:table-row>
        <table:table-row table:style-name="ro1">
          <table:table-cell office:value-type="float" office:value="76.4541" calcext:value-type="float">
            <text:p>76.4541</text:p>
          </table:table-cell>
          <table:table-cell office:value-type="float" office:value="284.544" calcext:value-type="float">
            <text:p>284.544</text:p>
          </table:table-cell>
          <table:table-cell office:value-type="float" office:value="42.4854" calcext:value-type="float">
            <text:p>42.4854</text:p>
          </table:table-cell>
          <table:table-cell office:value-type="float" office:value="77.0882" calcext:value-type="float">
            <text:p>77.0882</text:p>
          </table:table-cell>
          <table:table-cell office:value-type="float" office:value="273.013" calcext:value-type="float">
            <text:p>273.013</text:p>
          </table:table-cell>
          <table:table-cell office:value-type="float" office:value="42.8248" calcext:value-type="float">
            <text:p>42.8248</text:p>
          </table:table-cell>
          <table:table-cell/>
          <table:table-cell table:formula="of:=([.D767]-[.A767])/0.0166667" office:value-type="float" office:value="38.0459239081524" calcext:value-type="float">
            <text:p>38.0459239081524</text:p>
          </table:table-cell>
          <table:table-cell table:formula="of:=ABS([.E767]-[.B767])/0.0166667" office:value-type="float" office:value="691.858616282768" calcext:value-type="float">
            <text:p>691.858616282768</text:p>
          </table:table-cell>
          <table:table-cell table:formula="of:=([.F767]-[.C767])/0.0166667" office:value-type="float" office:value="20.3639592720817" calcext:value-type="float">
            <text:p>20.3639592720817</text:p>
          </table:table-cell>
          <table:table-cell table:formula="of:=DEGREES(ATAN(ABS([.F767]-[.C767])/ABS([.E767]-[.B767])))" office:value-type="float" office:value="1.68594005691673" calcext:value-type="float">
            <text:p>1.68594005691673</text:p>
          </table:table-cell>
          <table:table-cell table:formula="of:=SQRT(POWER([.H767];2)+POWER([.I767];2)+POWER([.J767];2))" office:value-type="float" office:value="693.20309295903" calcext:value-type="float">
            <text:p>693.20309295903</text:p>
          </table:table-cell>
        </table:table-row>
        <table:table-row table:style-name="ro1">
          <table:table-cell office:value-type="float" office:value="76.261" calcext:value-type="float">
            <text:p>76.261</text:p>
          </table:table-cell>
          <table:table-cell office:value-type="float" office:value="291.094" calcext:value-type="float">
            <text:p>291.094</text:p>
          </table:table-cell>
          <table:table-cell office:value-type="float" office:value="42.7316" calcext:value-type="float">
            <text:p>42.7316</text:p>
          </table:table-cell>
          <table:table-cell office:value-type="float" office:value="76.9224" calcext:value-type="float">
            <text:p>76.9224</text:p>
          </table:table-cell>
          <table:table-cell office:value-type="float" office:value="280.487" calcext:value-type="float">
            <text:p>280.487</text:p>
          </table:table-cell>
          <table:table-cell office:value-type="float" office:value="43.3749" calcext:value-type="float">
            <text:p>43.3749</text:p>
          </table:table-cell>
          <table:table-cell/>
          <table:table-cell table:formula="of:=([.D768]-[.A768])/0.0166667" office:value-type="float" office:value="39.6839206321588" calcext:value-type="float">
            <text:p>39.6839206321588</text:p>
          </table:table-cell>
          <table:table-cell table:formula="of:=ABS([.E768]-[.B768])/0.0166667" office:value-type="float" office:value="636.418727162544" calcext:value-type="float">
            <text:p>636.418727162544</text:p>
          </table:table-cell>
          <table:table-cell table:formula="of:=([.F768]-[.C768])/0.0166667" office:value-type="float" office:value="38.5979228041542" calcext:value-type="float">
            <text:p>38.5979228041542</text:p>
          </table:table-cell>
          <table:table-cell table:formula="of:=DEGREES(ATAN(ABS([.F768]-[.C768])/ABS([.E768]-[.B768])))" office:value-type="float" office:value="3.4706592741348" calcext:value-type="float">
            <text:p>3.4706592741348</text:p>
          </table:table-cell>
          <table:table-cell table:formula="of:=SQRT(POWER([.H768];2)+POWER([.I768];2)+POWER([.J768];2))" office:value-type="float" office:value="638.821891832714" calcext:value-type="float">
            <text:p>638.821891832714</text:p>
          </table:table-cell>
        </table:table-row>
        <table:table-row table:style-name="ro1">
          <table:table-cell office:value-type="float" office:value="76.7374" calcext:value-type="float">
            <text:p>76.7374</text:p>
          </table:table-cell>
          <table:table-cell office:value-type="float" office:value="287.12" calcext:value-type="float">
            <text:p>287.12</text:p>
          </table:table-cell>
          <table:table-cell office:value-type="float" office:value="42.8378" calcext:value-type="float">
            <text:p>42.8378</text:p>
          </table:table-cell>
          <table:table-cell office:value-type="float" office:value="77.8524" calcext:value-type="float">
            <text:p>77.8524</text:p>
          </table:table-cell>
          <table:table-cell office:value-type="float" office:value="274.168" calcext:value-type="float">
            <text:p>274.168</text:p>
          </table:table-cell>
          <table:table-cell office:value-type="float" office:value="43.6221" calcext:value-type="float">
            <text:p>43.6221</text:p>
          </table:table-cell>
          <table:table-cell/>
          <table:table-cell table:formula="of:=([.D769]-[.A769])/0.0166667" office:value-type="float" office:value="66.8998662002682" calcext:value-type="float">
            <text:p>66.8998662002682</text:p>
          </table:table-cell>
          <table:table-cell table:formula="of:=ABS([.E769]-[.B769])/0.0166667" office:value-type="float" office:value="777.118445763108" calcext:value-type="float">
            <text:p>777.118445763108</text:p>
          </table:table-cell>
          <table:table-cell table:formula="of:=([.F769]-[.C769])/0.0166667" office:value-type="float" office:value="47.0579058841883" calcext:value-type="float">
            <text:p>47.0579058841883</text:p>
          </table:table-cell>
          <table:table-cell table:formula="of:=DEGREES(ATAN(ABS([.F769]-[.C769])/ABS([.E769]-[.B769])))" office:value-type="float" office:value="3.46527755219827" calcext:value-type="float">
            <text:p>3.46527755219827</text:p>
          </table:table-cell>
          <table:table-cell table:formula="of:=SQRT(POWER([.H769];2)+POWER([.I769];2)+POWER([.J769];2))" office:value-type="float" office:value="781.410978518403" calcext:value-type="float">
            <text:p>781.410978518403</text:p>
          </table:table-cell>
        </table:table-row>
        <table:table-row table:style-name="ro1">
          <table:table-cell office:value-type="float" office:value="76.7512" calcext:value-type="float">
            <text:p>76.7512</text:p>
          </table:table-cell>
          <table:table-cell office:value-type="float" office:value="288.43" calcext:value-type="float">
            <text:p>288.43</text:p>
          </table:table-cell>
          <table:table-cell office:value-type="float" office:value="42.8872" calcext:value-type="float">
            <text:p>42.8872</text:p>
          </table:table-cell>
          <table:table-cell office:value-type="float" office:value="77.6339" calcext:value-type="float">
            <text:p>77.6339</text:p>
          </table:table-cell>
          <table:table-cell office:value-type="float" office:value="276.598" calcext:value-type="float">
            <text:p>276.598</text:p>
          </table:table-cell>
          <table:table-cell office:value-type="float" office:value="43.9827" calcext:value-type="float">
            <text:p>43.9827</text:p>
          </table:table-cell>
          <table:table-cell/>
          <table:table-cell table:formula="of:=([.D770]-[.A770])/0.0166667" office:value-type="float" office:value="52.9618940762118" calcext:value-type="float">
            <text:p>52.9618940762118</text:p>
          </table:table-cell>
          <table:table-cell table:formula="of:=ABS([.E770]-[.B770])/0.0166667" office:value-type="float" office:value="709.918580162839" calcext:value-type="float">
            <text:p>709.918580162839</text:p>
          </table:table-cell>
          <table:table-cell table:formula="of:=([.F770]-[.C770])/0.0166667" office:value-type="float" office:value="65.729868540263" calcext:value-type="float">
            <text:p>65.729868540263</text:p>
          </table:table-cell>
          <table:table-cell table:formula="of:=DEGREES(ATAN(ABS([.F770]-[.C770])/ABS([.E770]-[.B770])))" office:value-type="float" office:value="5.28981446751982" calcext:value-type="float">
            <text:p>5.28981446751982</text:p>
          </table:table-cell>
          <table:table-cell table:formula="of:=SQRT(POWER([.H770];2)+POWER([.I770];2)+POWER([.J770];2))" office:value-type="float" office:value="714.919413852276" calcext:value-type="float">
            <text:p>714.919413852276</text:p>
          </table:table-cell>
        </table:table-row>
        <table:table-row table:style-name="ro1">
          <table:table-cell office:value-type="float" office:value="76.5066" calcext:value-type="float">
            <text:p>76.5066</text:p>
          </table:table-cell>
          <table:table-cell office:value-type="float" office:value="289.849" calcext:value-type="float">
            <text:p>289.849</text:p>
          </table:table-cell>
          <table:table-cell office:value-type="float" office:value="42.4119" calcext:value-type="float">
            <text:p>42.4119</text:p>
          </table:table-cell>
          <table:table-cell office:value-type="float" office:value="77.3984" calcext:value-type="float">
            <text:p>77.3984</text:p>
          </table:table-cell>
          <table:table-cell office:value-type="float" office:value="278.04" calcext:value-type="float">
            <text:p>278.04</text:p>
          </table:table-cell>
          <table:table-cell office:value-type="float" office:value="43.0083" calcext:value-type="float">
            <text:p>43.0083</text:p>
          </table:table-cell>
          <table:table-cell/>
          <table:table-cell table:formula="of:=([.D771]-[.A771])/0.0166667" office:value-type="float" office:value="53.5078929842134" calcext:value-type="float">
            <text:p>53.5078929842134</text:p>
          </table:table-cell>
          <table:table-cell table:formula="of:=ABS([.E771]-[.B771])/0.0166667" office:value-type="float" office:value="708.538582922832" calcext:value-type="float">
            <text:p>708.538582922832</text:p>
          </table:table-cell>
          <table:table-cell table:formula="of:=([.F771]-[.C771])/0.0166667" office:value-type="float" office:value="35.7839284321429" calcext:value-type="float">
            <text:p>35.7839284321429</text:p>
          </table:table-cell>
          <table:table-cell table:formula="of:=DEGREES(ATAN(ABS([.F771]-[.C771])/ABS([.E771]-[.B771])))" office:value-type="float" office:value="2.89120115842588" calcext:value-type="float">
            <text:p>2.89120115842588</text:p>
          </table:table-cell>
          <table:table-cell table:formula="of:=SQRT(POWER([.H771];2)+POWER([.I771];2)+POWER([.J771];2))" office:value-type="float" office:value="711.456609805505" calcext:value-type="float">
            <text:p>711.456609805505</text:p>
          </table:table-cell>
        </table:table-row>
        <table:table-row table:style-name="ro1">
          <table:table-cell office:value-type="float" office:value="76.9798" calcext:value-type="float">
            <text:p>76.9798</text:p>
          </table:table-cell>
          <table:table-cell office:value-type="float" office:value="285.831" calcext:value-type="float">
            <text:p>285.831</text:p>
          </table:table-cell>
          <table:table-cell office:value-type="float" office:value="42.7841" calcext:value-type="float">
            <text:p>42.7841</text:p>
          </table:table-cell>
          <table:table-cell office:value-type="float" office:value="77.853" calcext:value-type="float">
            <text:p>77.853</text:p>
          </table:table-cell>
          <table:table-cell office:value-type="float" office:value="274.272" calcext:value-type="float">
            <text:p>274.272</text:p>
          </table:table-cell>
          <table:table-cell office:value-type="float" office:value="43.11" calcext:value-type="float">
            <text:p>43.11</text:p>
          </table:table-cell>
          <table:table-cell/>
          <table:table-cell table:formula="of:=([.D772]-[.A772])/0.0166667" office:value-type="float" office:value="52.3918952162094" calcext:value-type="float">
            <text:p>52.3918952162094</text:p>
          </table:table-cell>
          <table:table-cell table:formula="of:=ABS([.E772]-[.B772])/0.0166667" office:value-type="float" office:value="693.538612922776" calcext:value-type="float">
            <text:p>693.538612922776</text:p>
          </table:table-cell>
          <table:table-cell table:formula="of:=([.F772]-[.C772])/0.0166667" office:value-type="float" office:value="19.553960892078" calcext:value-type="float">
            <text:p>19.553960892078</text:p>
          </table:table-cell>
          <table:table-cell table:formula="of:=DEGREES(ATAN(ABS([.F772]-[.C772])/ABS([.E772]-[.B772])))" office:value-type="float" office:value="1.61499689258749" calcext:value-type="float">
            <text:p>1.61499689258749</text:p>
          </table:table-cell>
          <table:table-cell table:formula="of:=SQRT(POWER([.H772];2)+POWER([.I772];2)+POWER([.J772];2))" office:value-type="float" office:value="695.789534044429" calcext:value-type="float">
            <text:p>695.789534044429</text:p>
          </table:table-cell>
        </table:table-row>
        <table:table-row table:style-name="ro1">
          <table:table-cell office:value-type="float" office:value="76.4933" calcext:value-type="float">
            <text:p>76.4933</text:p>
          </table:table-cell>
          <table:table-cell office:value-type="float" office:value="288.526" calcext:value-type="float">
            <text:p>288.526</text:p>
          </table:table-cell>
          <table:table-cell office:value-type="float" office:value="42.3645" calcext:value-type="float">
            <text:p>42.3645</text:p>
          </table:table-cell>
          <table:table-cell office:value-type="float" office:value="76.8942" calcext:value-type="float">
            <text:p>76.8942</text:p>
          </table:table-cell>
          <table:table-cell office:value-type="float" office:value="278.108" calcext:value-type="float">
            <text:p>278.108</text:p>
          </table:table-cell>
          <table:table-cell office:value-type="float" office:value="42.5022" calcext:value-type="float">
            <text:p>42.5022</text:p>
          </table:table-cell>
          <table:table-cell/>
          <table:table-cell table:formula="of:=([.D773]-[.A773])/0.0166667" office:value-type="float" office:value="24.0539518920958" calcext:value-type="float">
            <text:p>24.0539518920958</text:p>
          </table:table-cell>
          <table:table-cell table:formula="of:=ABS([.E773]-[.B773])/0.0166667" office:value-type="float" office:value="625.078749842501" calcext:value-type="float">
            <text:p>625.078749842501</text:p>
          </table:table-cell>
          <table:table-cell table:formula="of:=([.F773]-[.C773])/0.0166667" office:value-type="float" office:value="8.26198347603319" calcext:value-type="float">
            <text:p>8.26198347603319</text:p>
          </table:table-cell>
          <table:table-cell table:formula="of:=DEGREES(ATAN(ABS([.F773]-[.C773])/ABS([.E773]-[.B773])))" office:value-type="float" office:value="0.757263336637259" calcext:value-type="float">
            <text:p>0.757263336637259</text:p>
          </table:table-cell>
          <table:table-cell table:formula="of:=SQRT(POWER([.H773];2)+POWER([.I773];2)+POWER([.J773];2))" office:value-type="float" office:value="625.595953053765" calcext:value-type="float">
            <text:p>625.595953053765</text:p>
          </table:table-cell>
        </table:table-row>
        <table:table-row table:style-name="ro1">
          <table:table-cell office:value-type="float" office:value="76.2989" calcext:value-type="float">
            <text:p>76.2989</text:p>
          </table:table-cell>
          <table:table-cell office:value-type="float" office:value="295.312" calcext:value-type="float">
            <text:p>295.312</text:p>
          </table:table-cell>
          <table:table-cell office:value-type="float" office:value="42.0744" calcext:value-type="float">
            <text:p>42.0744</text:p>
          </table:table-cell>
          <table:table-cell office:value-type="float" office:value="77.2209" calcext:value-type="float">
            <text:p>77.2209</text:p>
          </table:table-cell>
          <table:table-cell office:value-type="float" office:value="284.544" calcext:value-type="float">
            <text:p>284.544</text:p>
          </table:table-cell>
          <table:table-cell office:value-type="float" office:value="42.7314" calcext:value-type="float">
            <text:p>42.7314</text:p>
          </table:table-cell>
          <table:table-cell/>
          <table:table-cell table:formula="of:=([.D774]-[.A774])/0.0166667" office:value-type="float" office:value="55.3198893602211" calcext:value-type="float">
            <text:p>55.3198893602211</text:p>
          </table:table-cell>
          <table:table-cell table:formula="of:=ABS([.E774]-[.B774])/0.0166667" office:value-type="float" office:value="646.078707842586" calcext:value-type="float">
            <text:p>646.078707842586</text:p>
          </table:table-cell>
          <table:table-cell table:formula="of:=([.F774]-[.C774])/0.0166667" office:value-type="float" office:value="39.4199211601579" calcext:value-type="float">
            <text:p>39.4199211601579</text:p>
          </table:table-cell>
          <table:table-cell table:formula="of:=DEGREES(ATAN(ABS([.F774]-[.C774])/ABS([.E774]-[.B774])))" office:value-type="float" office:value="3.49152296765683" calcext:value-type="float">
            <text:p>3.49152296765683</text:p>
          </table:table-cell>
          <table:table-cell table:formula="of:=SQRT(POWER([.H774];2)+POWER([.I774];2)+POWER([.J774];2))" office:value-type="float" office:value="649.639836425266" calcext:value-type="float">
            <text:p>649.639836425266</text:p>
          </table:table-cell>
        </table:table-row>
        <table:table-row table:style-name="ro1">
          <table:table-cell office:value-type="float" office:value="77.0087" calcext:value-type="float">
            <text:p>77.0087</text:p>
          </table:table-cell>
          <table:table-cell office:value-type="float" office:value="288.549" calcext:value-type="float">
            <text:p>288.549</text:p>
          </table:table-cell>
          <table:table-cell office:value-type="float" office:value="42.3561" calcext:value-type="float">
            <text:p>42.3561</text:p>
          </table:table-cell>
          <table:table-cell office:value-type="float" office:value="77.903" calcext:value-type="float">
            <text:p>77.903</text:p>
          </table:table-cell>
          <table:table-cell office:value-type="float" office:value="278.129" calcext:value-type="float">
            <text:p>278.129</text:p>
          </table:table-cell>
          <table:table-cell office:value-type="float" office:value="42.7395" calcext:value-type="float">
            <text:p>42.7395</text:p>
          </table:table-cell>
          <table:table-cell/>
          <table:table-cell table:formula="of:=([.D775]-[.A775])/0.0166667" office:value-type="float" office:value="53.6578926842147" calcext:value-type="float">
            <text:p>53.6578926842147</text:p>
          </table:table-cell>
          <table:table-cell table:formula="of:=ABS([.E775]-[.B775])/0.0166667" office:value-type="float" office:value="625.198749602498" calcext:value-type="float">
            <text:p>625.198749602498</text:p>
          </table:table-cell>
          <table:table-cell table:formula="of:=([.F775]-[.C775])/0.0166667" office:value-type="float" office:value="23.0039539920921" calcext:value-type="float">
            <text:p>23.0039539920921</text:p>
          </table:table-cell>
          <table:table-cell table:formula="of:=DEGREES(ATAN(ABS([.F775]-[.C775])/ABS([.E775]-[.B775])))" office:value-type="float" office:value="2.10722615341416" calcext:value-type="float">
            <text:p>2.10722615341416</text:p>
          </table:table-cell>
          <table:table-cell table:formula="of:=SQRT(POWER([.H775];2)+POWER([.I775];2)+POWER([.J775];2))" office:value-type="float" office:value="627.918647478404" calcext:value-type="float">
            <text:p>627.918647478404</text:p>
          </table:table-cell>
        </table:table-row>
        <table:table-row table:style-name="ro1">
          <table:table-cell office:value-type="float" office:value="77.0382" calcext:value-type="float">
            <text:p>77.0382</text:p>
          </table:table-cell>
          <table:table-cell office:value-type="float" office:value="291.266" calcext:value-type="float">
            <text:p>291.266</text:p>
          </table:table-cell>
          <table:table-cell office:value-type="float" office:value="42.1848" calcext:value-type="float">
            <text:p>42.1848</text:p>
          </table:table-cell>
          <table:table-cell office:value-type="float" office:value="78.1897" calcext:value-type="float">
            <text:p>78.1897</text:p>
          </table:table-cell>
          <table:table-cell office:value-type="float" office:value="280.644" calcext:value-type="float">
            <text:p>280.644</text:p>
          </table:table-cell>
          <table:table-cell office:value-type="float" office:value="43.0877" calcext:value-type="float">
            <text:p>43.0877</text:p>
          </table:table-cell>
          <table:table-cell/>
          <table:table-cell table:formula="of:=([.D776]-[.A776])/0.0166667" office:value-type="float" office:value="69.0898618202763" calcext:value-type="float">
            <text:p>69.0898618202763</text:p>
          </table:table-cell>
          <table:table-cell table:formula="of:=ABS([.E776]-[.B776])/0.0166667" office:value-type="float" office:value="637.31872536255" calcext:value-type="float">
            <text:p>637.31872536255</text:p>
          </table:table-cell>
          <table:table-cell table:formula="of:=([.F776]-[.C776])/0.0166667" office:value-type="float" office:value="54.1738916522164" calcext:value-type="float">
            <text:p>54.1738916522164</text:p>
          </table:table-cell>
          <table:table-cell table:formula="of:=DEGREES(ATAN(ABS([.F776]-[.C776])/ABS([.E776]-[.B776])))" office:value-type="float" office:value="4.85862358022811" calcext:value-type="float">
            <text:p>4.85862358022811</text:p>
          </table:table-cell>
          <table:table-cell table:formula="of:=SQRT(POWER([.H776];2)+POWER([.I776];2)+POWER([.J776];2))" office:value-type="float" office:value="643.337685232908" calcext:value-type="float">
            <text:p>643.337685232908</text:p>
          </table:table-cell>
        </table:table-row>
        <table:table-row table:style-name="ro1">
          <table:table-cell office:value-type="float" office:value="76.9942" calcext:value-type="float">
            <text:p>76.9942</text:p>
          </table:table-cell>
          <table:table-cell office:value-type="float" office:value="287.239" calcext:value-type="float">
            <text:p>287.239</text:p>
          </table:table-cell>
          <table:table-cell office:value-type="float" office:value="42.308" calcext:value-type="float">
            <text:p>42.308</text:p>
          </table:table-cell>
          <table:table-cell office:value-type="float" office:value="77.6187" calcext:value-type="float">
            <text:p>77.6187</text:p>
          </table:table-cell>
          <table:table-cell office:value-type="float" office:value="275.537" calcext:value-type="float">
            <text:p>275.537</text:p>
          </table:table-cell>
          <table:table-cell office:value-type="float" office:value="42.9088" calcext:value-type="float">
            <text:p>42.9088</text:p>
          </table:table-cell>
          <table:table-cell/>
          <table:table-cell table:formula="of:=([.D777]-[.A777])/0.0166667" office:value-type="float" office:value="37.4699250601497" calcext:value-type="float">
            <text:p>37.4699250601497</text:p>
          </table:table-cell>
          <table:table-cell table:formula="of:=ABS([.E777]-[.B777])/0.0166667" office:value-type="float" office:value="702.118595762808" calcext:value-type="float">
            <text:p>702.118595762808</text:p>
          </table:table-cell>
          <table:table-cell table:formula="of:=([.F777]-[.C777])/0.0166667" office:value-type="float" office:value="36.0479279041442" calcext:value-type="float">
            <text:p>36.0479279041442</text:p>
          </table:table-cell>
          <table:table-cell table:formula="of:=DEGREES(ATAN(ABS([.F777]-[.C777])/ABS([.E777]-[.B777])))" office:value-type="float" office:value="2.939079291439" calcext:value-type="float">
            <text:p>2.939079291439</text:p>
          </table:table-cell>
          <table:table-cell table:formula="of:=SQRT(POWER([.H777];2)+POWER([.I777];2)+POWER([.J777];2))" office:value-type="float" office:value="704.041171314671" calcext:value-type="float">
            <text:p>704.041171314671</text:p>
          </table:table-cell>
        </table:table-row>
        <table:table-row table:style-name="ro1">
          <table:table-cell office:value-type="float" office:value="76.5331" calcext:value-type="float">
            <text:p>76.5331</text:p>
          </table:table-cell>
          <table:table-cell office:value-type="float" office:value="292.625" calcext:value-type="float">
            <text:p>292.625</text:p>
          </table:table-cell>
          <table:table-cell office:value-type="float" office:value="41.9764" calcext:value-type="float">
            <text:p>41.9764</text:p>
          </table:table-cell>
          <table:table-cell office:value-type="float" office:value="77.1908" calcext:value-type="float">
            <text:p>77.1908</text:p>
          </table:table-cell>
          <table:table-cell office:value-type="float" office:value="281.899" calcext:value-type="float">
            <text:p>281.899</text:p>
          </table:table-cell>
          <table:table-cell office:value-type="float" office:value="42.8978" calcext:value-type="float">
            <text:p>42.8978</text:p>
          </table:table-cell>
          <table:table-cell/>
          <table:table-cell table:formula="of:=([.D778]-[.A778])/0.0166667" office:value-type="float" office:value="39.4619210761573" calcext:value-type="float">
            <text:p>39.4619210761573</text:p>
          </table:table-cell>
          <table:table-cell table:formula="of:=ABS([.E778]-[.B778])/0.0166667" office:value-type="float" office:value="643.558712882574" calcext:value-type="float">
            <text:p>643.558712882574</text:p>
          </table:table-cell>
          <table:table-cell table:formula="of:=([.F778]-[.C778])/0.0166667" office:value-type="float" office:value="55.283889432221" calcext:value-type="float">
            <text:p>55.283889432221</text:p>
          </table:table-cell>
          <table:table-cell table:formula="of:=DEGREES(ATAN(ABS([.F778]-[.C778])/ABS([.E778]-[.B778])))" office:value-type="float" office:value="4.90984940203445" calcext:value-type="float">
            <text:p>4.90984940203445</text:p>
          </table:table-cell>
          <table:table-cell table:formula="of:=SQRT(POWER([.H778];2)+POWER([.I778];2)+POWER([.J778];2))" office:value-type="float" office:value="647.133192297266" calcext:value-type="float">
            <text:p>647.133192297266</text:p>
          </table:table-cell>
        </table:table-row>
        <table:table-row table:style-name="ro1">
          <table:table-cell office:value-type="float" office:value="76.9942" calcext:value-type="float">
            <text:p>76.9942</text:p>
          </table:table-cell>
          <table:table-cell office:value-type="float" office:value="287.187" calcext:value-type="float">
            <text:p>287.187</text:p>
          </table:table-cell>
          <table:table-cell office:value-type="float" office:value="42.5707" calcext:value-type="float">
            <text:p>42.5707</text:p>
          </table:table-cell>
          <table:table-cell office:value-type="float" office:value="77.6347" calcext:value-type="float">
            <text:p>77.6347</text:p>
          </table:table-cell>
          <table:table-cell office:value-type="float" office:value="276.841" calcext:value-type="float">
            <text:p>276.841</text:p>
          </table:table-cell>
          <table:table-cell office:value-type="float" office:value="42.6991" calcext:value-type="float">
            <text:p>42.6991</text:p>
          </table:table-cell>
          <table:table-cell/>
          <table:table-cell table:formula="of:=([.D779]-[.A779])/0.0166667" office:value-type="float" office:value="38.429923140153" calcext:value-type="float">
            <text:p>38.429923140153</text:p>
          </table:table-cell>
          <table:table-cell table:formula="of:=ABS([.E779]-[.B779])/0.0166667" office:value-type="float" office:value="620.758758482483" calcext:value-type="float">
            <text:p>620.758758482483</text:p>
          </table:table-cell>
          <table:table-cell table:formula="of:=([.F779]-[.C779])/0.0166667" office:value-type="float" office:value="7.70398459203077" calcext:value-type="float">
            <text:p>7.70398459203077</text:p>
          </table:table-cell>
          <table:table-cell table:formula="of:=DEGREES(ATAN(ABS([.F779]-[.C779])/ABS([.E779]-[.B779])))" office:value-type="float" office:value="0.711038122989895" calcext:value-type="float">
            <text:p>0.711038122989895</text:p>
          </table:table-cell>
          <table:table-cell table:formula="of:=SQRT(POWER([.H779];2)+POWER([.I779];2)+POWER([.J779];2))" office:value-type="float" office:value="621.994892747413" calcext:value-type="float">
            <text:p>621.994892747413</text:p>
          </table:table-cell>
        </table:table-row>
        <table:table-row table:style-name="ro1">
          <table:table-cell office:value-type="float" office:value="77.053" calcext:value-type="float">
            <text:p>77.053</text:p>
          </table:table-cell>
          <table:table-cell office:value-type="float" office:value="292.657" calcext:value-type="float">
            <text:p>292.657</text:p>
          </table:table-cell>
          <table:table-cell office:value-type="float" office:value="41.9665" calcext:value-type="float">
            <text:p>41.9665</text:p>
          </table:table-cell>
          <table:table-cell office:value-type="float" office:value="77.9534" calcext:value-type="float">
            <text:p>77.9534</text:p>
          </table:table-cell>
          <table:table-cell office:value-type="float" office:value="281.954" calcext:value-type="float">
            <text:p>281.954</text:p>
          </table:table-cell>
          <table:table-cell office:value-type="float" office:value="42.8821" calcext:value-type="float">
            <text:p>42.8821</text:p>
          </table:table-cell>
          <table:table-cell/>
          <table:table-cell table:formula="of:=([.D780]-[.A780])/0.0166667" office:value-type="float" office:value="54.0238919522164" calcext:value-type="float">
            <text:p>54.0238919522164</text:p>
          </table:table-cell>
          <table:table-cell table:formula="of:=ABS([.E780]-[.B780])/0.0166667" office:value-type="float" office:value="642.178715642567" calcext:value-type="float">
            <text:p>642.178715642567</text:p>
          </table:table-cell>
          <table:table-cell table:formula="of:=([.F780]-[.C780])/0.0166667" office:value-type="float" office:value="54.9358901282196" calcext:value-type="float">
            <text:p>54.9358901282196</text:p>
          </table:table-cell>
          <table:table-cell table:formula="of:=DEGREES(ATAN(ABS([.F780]-[.C780])/ABS([.E780]-[.B780])))" office:value-type="float" office:value="4.88952675388707" calcext:value-type="float">
            <text:p>4.88952675388707</text:p>
          </table:table-cell>
          <table:table-cell table:formula="of:=SQRT(POWER([.H780];2)+POWER([.I780];2)+POWER([.J780];2))" office:value-type="float" office:value="646.784381189111" calcext:value-type="float">
            <text:p>646.784381189111</text:p>
          </table:table-cell>
        </table:table-row>
        <table:table-row table:style-name="ro1">
          <table:table-cell office:value-type="float" office:value="77.2207" calcext:value-type="float">
            <text:p>77.2207</text:p>
          </table:table-cell>
          <table:table-cell office:value-type="float" office:value="284.477" calcext:value-type="float">
            <text:p>284.477</text:p>
          </table:table-cell>
          <table:table-cell office:value-type="float" office:value="42.995" calcext:value-type="float">
            <text:p>42.995</text:p>
          </table:table-cell>
          <table:table-cell office:value-type="float" office:value="77.8525" calcext:value-type="float">
            <text:p>77.8525</text:p>
          </table:table-cell>
          <table:table-cell office:value-type="float" office:value="274.205" calcext:value-type="float">
            <text:p>274.205</text:p>
          </table:table-cell>
          <table:table-cell office:value-type="float" office:value="43.3686" calcext:value-type="float">
            <text:p>43.3686</text:p>
          </table:table-cell>
          <table:table-cell/>
          <table:table-cell table:formula="of:=([.D781]-[.A781])/0.0166667" office:value-type="float" office:value="37.9079241841524" calcext:value-type="float">
            <text:p>37.9079241841524</text:p>
          </table:table-cell>
          <table:table-cell table:formula="of:=ABS([.E781]-[.B781])/0.0166667" office:value-type="float" office:value="616.318767362465" calcext:value-type="float">
            <text:p>616.318767362465</text:p>
          </table:table-cell>
          <table:table-cell table:formula="of:=([.F781]-[.C781])/0.0166667" office:value-type="float" office:value="22.4159551680899" calcext:value-type="float">
            <text:p>22.4159551680899</text:p>
          </table:table-cell>
          <table:table-cell table:formula="of:=DEGREES(ATAN(ABS([.F781]-[.C781])/ABS([.E781]-[.B781])))" office:value-type="float" office:value="2.08297040647854" calcext:value-type="float">
            <text:p>2.08297040647854</text:p>
          </table:table-cell>
          <table:table-cell table:formula="of:=SQRT(POWER([.H781];2)+POWER([.I781];2)+POWER([.J781];2))" office:value-type="float" office:value="617.890207694892" calcext:value-type="float">
            <text:p>617.890207694892</text:p>
          </table:table-cell>
        </table:table-row>
        <table:table-row table:style-name="ro1">
          <table:table-cell office:value-type="float" office:value="76.0494" calcext:value-type="float">
            <text:p>76.0494</text:p>
          </table:table-cell>
          <table:table-cell office:value-type="float" office:value="296.708" calcext:value-type="float">
            <text:p>296.708</text:p>
          </table:table-cell>
          <table:table-cell office:value-type="float" office:value="41.8593" calcext:value-type="float">
            <text:p>41.8593</text:p>
          </table:table-cell>
          <table:table-cell office:value-type="float" office:value="76.7097" calcext:value-type="float">
            <text:p>76.7097</text:p>
          </table:table-cell>
          <table:table-cell office:value-type="float" office:value="284.442" calcext:value-type="float">
            <text:p>284.442</text:p>
          </table:table-cell>
          <table:table-cell office:value-type="float" office:value="43.0053" calcext:value-type="float">
            <text:p>43.0053</text:p>
          </table:table-cell>
          <table:table-cell/>
          <table:table-cell table:formula="of:=([.D782]-[.A782])/0.0166667" office:value-type="float" office:value="39.617920764158" calcext:value-type="float">
            <text:p>39.617920764158</text:p>
          </table:table-cell>
          <table:table-cell table:formula="of:=ABS([.E782]-[.B782])/0.0166667" office:value-type="float" office:value="735.958528082945" calcext:value-type="float">
            <text:p>735.958528082945</text:p>
          </table:table-cell>
          <table:table-cell table:formula="of:=([.F782]-[.C782])/0.0166667" office:value-type="float" office:value="68.7598624802751" calcext:value-type="float">
            <text:p>68.7598624802751</text:p>
          </table:table-cell>
          <table:table-cell table:formula="of:=DEGREES(ATAN(ABS([.F782]-[.C782])/ABS([.E782]-[.B782])))" office:value-type="float" office:value="5.33759226605266" calcext:value-type="float">
            <text:p>5.33759226605266</text:p>
          </table:table-cell>
          <table:table-cell table:formula="of:=SQRT(POWER([.H782];2)+POWER([.I782];2)+POWER([.J782];2))" office:value-type="float" office:value="740.224596586736" calcext:value-type="float">
            <text:p>740.224596586736</text:p>
          </table:table-cell>
        </table:table-row>
        <table:table-row table:style-name="ro1">
          <table:table-cell office:value-type="float" office:value="76.6825" calcext:value-type="float">
            <text:p>76.6825</text:p>
          </table:table-cell>
          <table:table-cell office:value-type="float" office:value="281.868" calcext:value-type="float">
            <text:p>281.868</text:p>
          </table:table-cell>
          <table:table-cell office:value-type="float" office:value="42.9074" calcext:value-type="float">
            <text:p>42.9074</text:p>
          </table:table-cell>
          <table:table-cell office:value-type="float" office:value="77.2927" calcext:value-type="float">
            <text:p>77.2927</text:p>
          </table:table-cell>
          <table:table-cell office:value-type="float" office:value="269.366" calcext:value-type="float">
            <text:p>269.366</text:p>
          </table:table-cell>
          <table:table-cell office:value-type="float" office:value="42.4308" calcext:value-type="float">
            <text:p>42.4308</text:p>
          </table:table-cell>
          <table:table-cell/>
          <table:table-cell table:formula="of:=([.D783]-[.A783])/0.0166667" office:value-type="float" office:value="36.611926776146" calcext:value-type="float">
            <text:p>36.611926776146</text:p>
          </table:table-cell>
          <table:table-cell table:formula="of:=ABS([.E783]-[.B783])/0.0166667" office:value-type="float" office:value="750.118499763001" calcext:value-type="float">
            <text:p>750.118499763001</text:p>
          </table:table-cell>
          <table:table-cell table:formula="of:=([.F783]-[.C783])/0.0166667" office:value-type="float" office:value="-28.5959428081147" calcext:value-type="float">
            <text:p>-28.5959428081147</text:p>
          </table:table-cell>
          <table:table-cell table:formula="of:=DEGREES(ATAN(ABS([.F783]-[.C783])/ABS([.E783]-[.B783])))" office:value-type="float" office:value="2.18316683125989" calcext:value-type="float">
            <text:p>2.18316683125989</text:p>
          </table:table-cell>
          <table:table-cell table:formula="of:=SQRT(POWER([.H783];2)+POWER([.I783];2)+POWER([.J783];2))" office:value-type="float" office:value="751.55566980367" calcext:value-type="float">
            <text:p>751.55566980367</text:p>
          </table:table-cell>
        </table:table-row>
        <table:table-row table:style-name="ro1">
          <table:table-cell office:value-type="float" office:value="77.2512" calcext:value-type="float">
            <text:p>77.2512</text:p>
          </table:table-cell>
          <table:table-cell office:value-type="float" office:value="287.206" calcext:value-type="float">
            <text:p>287.206</text:p>
          </table:table-cell>
          <table:table-cell office:value-type="float" office:value="42.5652" calcext:value-type="float">
            <text:p>42.5652</text:p>
          </table:table-cell>
          <table:table-cell office:value-type="float" office:value="77.886" calcext:value-type="float">
            <text:p>77.886</text:p>
          </table:table-cell>
          <table:table-cell office:value-type="float" office:value="276.777" calcext:value-type="float">
            <text:p>276.777</text:p>
          </table:table-cell>
          <table:table-cell office:value-type="float" office:value="43.2055" calcext:value-type="float">
            <text:p>43.2055</text:p>
          </table:table-cell>
          <table:table-cell/>
          <table:table-cell table:formula="of:=([.D784]-[.A784])/0.0166667" office:value-type="float" office:value="38.0879238241523" calcext:value-type="float">
            <text:p>38.0879238241523</text:p>
          </table:table-cell>
          <table:table-cell table:formula="of:=ABS([.E784]-[.B784])/0.0166667" office:value-type="float" office:value="625.738748522505" calcext:value-type="float">
            <text:p>625.738748522505</text:p>
          </table:table-cell>
          <table:table-cell table:formula="of:=([.F784]-[.C784])/0.0166667" office:value-type="float" office:value="38.4179231641539" calcext:value-type="float">
            <text:p>38.4179231641539</text:p>
          </table:table-cell>
          <table:table-cell table:formula="of:=DEGREES(ATAN(ABS([.F784]-[.C784])/ABS([.E784]-[.B784])))" office:value-type="float" office:value="3.51332776363211" calcext:value-type="float">
            <text:p>3.51332776363211</text:p>
          </table:table-cell>
          <table:table-cell table:formula="of:=SQRT(POWER([.H784];2)+POWER([.I784];2)+POWER([.J784];2))" office:value-type="float" office:value="628.072932201342" calcext:value-type="float">
            <text:p>628.072932201342</text:p>
          </table:table-cell>
        </table:table-row>
        <table:table-row table:style-name="ro1">
          <table:table-cell office:value-type="float" office:value="76.6962" calcext:value-type="float">
            <text:p>76.6962</text:p>
          </table:table-cell>
          <table:table-cell office:value-type="float" office:value="283.096" calcext:value-type="float">
            <text:p>283.096</text:p>
          </table:table-cell>
          <table:table-cell office:value-type="float" office:value="43.2172" calcext:value-type="float">
            <text:p>43.2172</text:p>
          </table:table-cell>
          <table:table-cell office:value-type="float" office:value="77.088" calcext:value-type="float">
            <text:p>77.088</text:p>
          </table:table-cell>
          <table:table-cell office:value-type="float" office:value="272.855" calcext:value-type="float">
            <text:p>272.855</text:p>
          </table:table-cell>
          <table:table-cell office:value-type="float" office:value="43.5918" calcext:value-type="float">
            <text:p>43.5918</text:p>
          </table:table-cell>
          <table:table-cell/>
          <table:table-cell table:formula="of:=([.D785]-[.A785])/0.0166667" office:value-type="float" office:value="23.5079529840934" calcext:value-type="float">
            <text:p>23.5079529840934</text:p>
          </table:table-cell>
          <table:table-cell table:formula="of:=ABS([.E785]-[.B785])/0.0166667" office:value-type="float" office:value="614.458771082457" calcext:value-type="float">
            <text:p>614.458771082457</text:p>
          </table:table-cell>
          <table:table-cell table:formula="of:=([.F785]-[.C785])/0.0166667" office:value-type="float" office:value="22.47595504809" calcext:value-type="float">
            <text:p>22.47595504809</text:p>
          </table:table-cell>
          <table:table-cell table:formula="of:=DEGREES(ATAN(ABS([.F785]-[.C785])/ABS([.E785]-[.B785])))" office:value-type="float" office:value="2.09485736765279" calcext:value-type="float">
            <text:p>2.09485736765279</text:p>
          </table:table-cell>
          <table:table-cell table:formula="of:=SQRT(POWER([.H785];2)+POWER([.I785];2)+POWER([.J785];2))" office:value-type="float" office:value="615.318920372996" calcext:value-type="float">
            <text:p>615.318920372996</text:p>
          </table:table-cell>
        </table:table-row>
        <table:table-row table:style-name="ro1">
          <table:table-cell office:value-type="float" office:value="76.4415" calcext:value-type="float">
            <text:p>76.4415</text:p>
          </table:table-cell>
          <table:table-cell office:value-type="float" office:value="283.08" calcext:value-type="float">
            <text:p>283.08</text:p>
          </table:table-cell>
          <table:table-cell office:value-type="float" office:value="43.222" calcext:value-type="float">
            <text:p>43.222</text:p>
          </table:table-cell>
          <table:table-cell office:value-type="float" office:value="77.0736" calcext:value-type="float">
            <text:p>77.0736</text:p>
          </table:table-cell>
          <table:table-cell office:value-type="float" office:value="271.663" calcext:value-type="float">
            <text:p>271.663</text:p>
          </table:table-cell>
          <table:table-cell office:value-type="float" office:value="43.29" calcext:value-type="float">
            <text:p>43.29</text:p>
          </table:table-cell>
          <table:table-cell/>
          <table:table-cell table:formula="of:=([.D786]-[.A786])/0.0166667" office:value-type="float" office:value="37.9259241481513" calcext:value-type="float">
            <text:p>37.9259241481513</text:p>
          </table:table-cell>
          <table:table-cell table:formula="of:=ABS([.E786]-[.B786])/0.0166667" office:value-type="float" office:value="685.018629962739" calcext:value-type="float">
            <text:p>685.018629962739</text:p>
          </table:table-cell>
          <table:table-cell table:formula="of:=([.F786]-[.C786])/0.0166667" office:value-type="float" office:value="4.07999184001619" calcext:value-type="float">
            <text:p>4.07999184001619</text:p>
          </table:table-cell>
          <table:table-cell table:formula="of:=DEGREES(ATAN(ABS([.F786]-[.C786])/ABS([.E786]-[.B786])))" office:value-type="float" office:value="0.341251374025052" calcext:value-type="float">
            <text:p>0.341251374025052</text:p>
          </table:table-cell>
          <table:table-cell table:formula="of:=SQRT(POWER([.H786];2)+POWER([.I786];2)+POWER([.J786];2))" office:value-type="float" office:value="686.079838977894" calcext:value-type="float">
            <text:p>686.079838977894</text:p>
          </table:table-cell>
        </table:table-row>
        <table:table-row table:style-name="ro1">
          <table:table-cell office:value-type="float" office:value="76.52" calcext:value-type="float">
            <text:p>76.52</text:p>
          </table:table-cell>
          <table:table-cell office:value-type="float" office:value="291.179" calcext:value-type="float">
            <text:p>291.179</text:p>
          </table:table-cell>
          <table:table-cell office:value-type="float" office:value="42.4597" calcext:value-type="float">
            <text:p>42.4597</text:p>
          </table:table-cell>
          <table:table-cell office:value-type="float" office:value="77.4138" calcext:value-type="float">
            <text:p>77.4138</text:p>
          </table:table-cell>
          <table:table-cell office:value-type="float" office:value="279.265" calcext:value-type="float">
            <text:p>279.265</text:p>
          </table:table-cell>
          <table:table-cell office:value-type="float" office:value="43.3133" calcext:value-type="float">
            <text:p>43.3133</text:p>
          </table:table-cell>
          <table:table-cell/>
          <table:table-cell table:formula="of:=([.D787]-[.A787])/0.0166667" office:value-type="float" office:value="53.6278927442144" calcext:value-type="float">
            <text:p>53.6278927442144</text:p>
          </table:table-cell>
          <table:table-cell table:formula="of:=ABS([.E787]-[.B787])/0.0166667" office:value-type="float" office:value="714.838570322859" calcext:value-type="float">
            <text:p>714.838570322859</text:p>
          </table:table-cell>
          <table:table-cell table:formula="of:=([.F787]-[.C787])/0.0166667" office:value-type="float" office:value="51.2158975682049" calcext:value-type="float">
            <text:p>51.2158975682049</text:p>
          </table:table-cell>
          <table:table-cell table:formula="of:=DEGREES(ATAN(ABS([.F787]-[.C787])/ABS([.E787]-[.B787])))" office:value-type="float" office:value="4.09805681169285" calcext:value-type="float">
            <text:p>4.09805681169285</text:p>
          </table:table-cell>
          <table:table-cell table:formula="of:=SQRT(POWER([.H787];2)+POWER([.I787];2)+POWER([.J787];2))" office:value-type="float" office:value="718.674613900568" calcext:value-type="float">
            <text:p>718.674613900568</text:p>
          </table:table-cell>
        </table:table-row>
        <table:table-row table:style-name="ro1">
          <table:table-cell office:value-type="float" office:value="76.951" calcext:value-type="float">
            <text:p>76.951</text:p>
          </table:table-cell>
          <table:table-cell office:value-type="float" office:value="283.122" calcext:value-type="float">
            <text:p>283.122</text:p>
          </table:table-cell>
          <table:table-cell office:value-type="float" office:value="43.2107" calcext:value-type="float">
            <text:p>43.2107</text:p>
          </table:table-cell>
          <table:table-cell office:value-type="float" office:value="77.5711" calcext:value-type="float">
            <text:p>77.5711</text:p>
          </table:table-cell>
          <table:table-cell office:value-type="float" office:value="271.667" calcext:value-type="float">
            <text:p>271.667</text:p>
          </table:table-cell>
          <table:table-cell office:value-type="float" office:value="43.5311" calcext:value-type="float">
            <text:p>43.5311</text:p>
          </table:table-cell>
          <table:table-cell/>
          <table:table-cell table:formula="of:=([.D788]-[.A788])/0.0166667" office:value-type="float" office:value="37.2059255881493" calcext:value-type="float">
            <text:p>37.2059255881493</text:p>
          </table:table-cell>
          <table:table-cell table:formula="of:=ABS([.E788]-[.B788])/0.0166667" office:value-type="float" office:value="687.298625402752" calcext:value-type="float">
            <text:p>687.298625402752</text:p>
          </table:table-cell>
          <table:table-cell table:formula="of:=([.F788]-[.C788])/0.0166667" office:value-type="float" office:value="19.2239615520769" calcext:value-type="float">
            <text:p>19.2239615520769</text:p>
          </table:table-cell>
          <table:table-cell table:formula="of:=DEGREES(ATAN(ABS([.F788]-[.C788])/ABS([.E788]-[.B788])))" office:value-type="float" office:value="1.60216348521911" calcext:value-type="float">
            <text:p>1.60216348521911</text:p>
          </table:table-cell>
          <table:table-cell table:formula="of:=SQRT(POWER([.H788];2)+POWER([.I788];2)+POWER([.J788];2))" office:value-type="float" office:value="688.573338198001" calcext:value-type="float">
            <text:p>688.573338198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1T16:27:16.036701332</dc:date>
    <meta:editing-duration>PT39S</meta:editing-duration>
    <meta:editing-cycles>2</meta:editing-cycles>
    <meta:document-statistic meta:table-count="1" meta:cell-count="8668" meta:object-count="0"/>
  </office:meta>
</office:document-meta>
</file>